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33.98127" calcext:value-type="float">
            <text:p>33.98127</text:p>
          </table:table-cell>
          <table:table-cell office:value-type="float" office:value="1092.481" calcext:value-type="float">
            <text:p>1092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05244" calcext:value-type="float">
            <text:p>0.5205244</text:p>
          </table:table-cell>
          <table:table-cell office:value-type="float" office:value="5.519767" calcext:value-type="float">
            <text:p>5.5197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1612366" calcext:value-type="float">
            <text:p>-1.612366E-05</text:p>
          </table:table-cell>
          <table:table-cell office:value-type="float" office:value="0.0000265354" calcext:value-type="float">
            <text:p>2.65354E-05</text:p>
          </table:table-cell>
          <table:table-cell office:value-type="float" office:value="0.000000000004568254" calcext:value-type="float">
            <text:p>4.568254E-12</text:p>
          </table:table-cell>
          <table:table-cell office:value-type="float" office:value="14.77843" calcext:value-type="float">
            <text:p>14.77843</text:p>
          </table:table-cell>
          <table:table-cell office:value-type="float" office:value="1.843287" calcext:value-type="float">
            <text:p>1.843287</text:p>
          </table:table-cell>
          <table:table-cell office:value-type="float" office:value="0.1823632" calcext:value-type="float">
            <text:p>0.1823632</text:p>
          </table:table-cell>
          <table:table-cell office:value-type="float" office:value="0.1702822" calcext:value-type="float">
            <text:p>0.1702822</text:p>
          </table:table-cell>
          <table:table-cell office:value-type="float" office:value="0.09658185" calcext:value-type="float">
            <text:p>0.09658185</text:p>
          </table:table-cell>
          <table:table-cell office:value-type="float" office:value="0.09937642" calcext:value-type="float">
            <text:p>0.09937642</text:p>
          </table:table-cell>
          <table:table-cell office:value-type="float" office:value="0.03674028" calcext:value-type="float">
            <text:p>0.03674028</text:p>
          </table:table-cell>
          <table:table-cell office:value-type="float" office:value="0.03111401" calcext:value-type="float">
            <text:p>0.03111401</text:p>
          </table:table-cell>
          <table:table-cell office:value-type="float" office:value="0.03740842" calcext:value-type="float">
            <text:p>0.03740842</text:p>
          </table:table-cell>
          <table:table-cell office:value-type="float" office:value="0.02563385" calcext:value-type="float">
            <text:p>0.02563385</text:p>
          </table:table-cell>
          <table:table-cell office:value-type="float" office:value="0.02188454" calcext:value-type="float">
            <text:p>0.02188454</text:p>
          </table:table-cell>
          <table:table-cell office:value-type="float" office:value="0.02005904" calcext:value-type="float">
            <text:p>0.02005904</text:p>
          </table:table-cell>
          <table:table-cell office:value-type="float" office:value="0.01826984" calcext:value-type="float">
            <text:p>0.01826984</text:p>
          </table:table-cell>
          <table:table-cell office:value-type="float" office:value="0.005529061" calcext:value-type="float">
            <text:p>0.005529061</text:p>
          </table:table-cell>
          <table:table-cell office:value-type="float" office:value="0.006305024" calcext:value-type="float">
            <text:p>0.006305024</text:p>
          </table:table-cell>
          <table:table-cell office:value-type="float" office:value="0" calcext:value-type="float">
            <text:p>0</text:p>
          </table:table-cell>
          <table:table-cell office:value-type="float" office:value="78.87918" calcext:value-type="float">
            <text:p>78.87918</text:p>
          </table:table-cell>
          <table:table-cell office:value-type="float" office:value="30.48449" calcext:value-type="float">
            <text:p>30.48449</text:p>
          </table:table-cell>
          <table:table-cell office:value-type="float" office:value="18.75656" calcext:value-type="float">
            <text:p>18.75656</text:p>
          </table:table-cell>
          <table:table-cell office:value-type="float" office:value="9.031083" calcext:value-type="float">
            <text:p>9.031083</text:p>
          </table:table-cell>
          <table:table-cell office:value-type="float" office:value="5.856559" calcext:value-type="float">
            <text:p>5.856559</text:p>
          </table:table-cell>
          <table:table-cell office:value-type="float" office:value="1.339411" calcext:value-type="float">
            <text:p>1.339411</text:p>
          </table:table-cell>
          <table:table-cell office:value-type="float" office:value="0.6873864" calcext:value-type="float">
            <text:p>0.6873864</text:p>
          </table:table-cell>
          <table:table-cell office:value-type="float" office:value="1.84671" calcext:value-type="float">
            <text:p>1.84671</text:p>
          </table:table-cell>
          <table:table-cell office:value-type="float" office:value="0.5339064" calcext:value-type="float">
            <text:p>0.5339064</text:p>
          </table:table-cell>
          <table:table-cell office:value-type="float" office:value="0.2375439" calcext:value-type="float">
            <text:p>0.2375439</text:p>
          </table:table-cell>
          <table:table-cell office:value-type="float" office:value="0.1090975" calcext:value-type="float">
            <text:p>0.1090975</text:p>
          </table:table-cell>
          <table:table-cell office:value-type="float" office:value="0.1093961" calcext:value-type="float">
            <text:p>0.1093961</text:p>
          </table:table-cell>
          <table:table-cell office:value-type="float" office:value="0.3495769" calcext:value-type="float">
            <text:p>0.3495769</text:p>
          </table:table-cell>
          <table:table-cell office:value-type="float" office:value="0.3620812" calcext:value-type="float">
            <text:p>0.3620812</text:p>
          </table:table-cell>
          <table:table-cell office:value-type="float" office:value="0" calcext:value-type="float">
            <text:p>0</text:p>
          </table:table-cell>
          <table:table-cell office:value-type="float" office:value="2429.337" calcext:value-type="float">
            <text:p>2429.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2791568" calcext:value-type="float">
            <text:p>-2.791568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33.96265" calcext:value-type="float">
            <text:p>33.96265</text:p>
          </table:table-cell>
          <table:table-cell office:value-type="float" office:value="1092.48" calcext:value-type="float">
            <text:p>109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36109" calcext:value-type="float">
            <text:p>0.5236109</text:p>
          </table:table-cell>
          <table:table-cell office:value-type="float" office:value="5.535414" calcext:value-type="float">
            <text:p>5.5354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1029562" calcext:value-type="float">
            <text:p>-0.0001029562</text:p>
          </table:table-cell>
          <table:table-cell office:value-type="float" office:value="0.00005346938" calcext:value-type="float">
            <text:p>5.346938E-05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7179" calcext:value-type="float">
            <text:p>14.77179</text:p>
          </table:table-cell>
          <table:table-cell office:value-type="float" office:value="1.909189" calcext:value-type="float">
            <text:p>1.909189</text:p>
          </table:table-cell>
          <table:table-cell office:value-type="float" office:value="0.1853001" calcext:value-type="float">
            <text:p>0.1853001</text:p>
          </table:table-cell>
          <table:table-cell office:value-type="float" office:value="0.1711066" calcext:value-type="float">
            <text:p>0.1711066</text:p>
          </table:table-cell>
          <table:table-cell office:value-type="float" office:value="0.09684538" calcext:value-type="float">
            <text:p>0.09684538</text:p>
          </table:table-cell>
          <table:table-cell office:value-type="float" office:value="0.09941835" calcext:value-type="float">
            <text:p>0.09941835</text:p>
          </table:table-cell>
          <table:table-cell office:value-type="float" office:value="0.0367935" calcext:value-type="float">
            <text:p>0.0367935</text:p>
          </table:table-cell>
          <table:table-cell office:value-type="float" office:value="0.03111177" calcext:value-type="float">
            <text:p>0.03111177</text:p>
          </table:table-cell>
          <table:table-cell office:value-type="float" office:value="0.0374774" calcext:value-type="float">
            <text:p>0.0374774</text:p>
          </table:table-cell>
          <table:table-cell office:value-type="float" office:value="0.02568828" calcext:value-type="float">
            <text:p>0.02568828</text:p>
          </table:table-cell>
          <table:table-cell office:value-type="float" office:value="0.02190529" calcext:value-type="float">
            <text:p>0.02190529</text:p>
          </table:table-cell>
          <table:table-cell office:value-type="float" office:value="0.02007553" calcext:value-type="float">
            <text:p>0.02007553</text:p>
          </table:table-cell>
          <table:table-cell office:value-type="float" office:value="0.01829607" calcext:value-type="float">
            <text:p>0.01829607</text:p>
          </table:table-cell>
          <table:table-cell office:value-type="float" office:value="0.005527117" calcext:value-type="float">
            <text:p>0.005527117</text:p>
          </table:table-cell>
          <table:table-cell office:value-type="float" office:value="0.006303363" calcext:value-type="float">
            <text:p>0.006303363</text:p>
          </table:table-cell>
          <table:table-cell office:value-type="float" office:value="0" calcext:value-type="float">
            <text:p>0</text:p>
          </table:table-cell>
          <table:table-cell office:value-type="float" office:value="78.44069" calcext:value-type="float">
            <text:p>78.44069</text:p>
          </table:table-cell>
          <table:table-cell office:value-type="float" office:value="30.56927" calcext:value-type="float">
            <text:p>30.56927</text:p>
          </table:table-cell>
          <table:table-cell office:value-type="float" office:value="18.78894" calcext:value-type="float">
            <text:p>18.78894</text:p>
          </table:table-cell>
          <table:table-cell office:value-type="float" office:value="9.060319" calcext:value-type="float">
            <text:p>9.060319</text:p>
          </table:table-cell>
          <table:table-cell office:value-type="float" office:value="5.882373" calcext:value-type="float">
            <text:p>5.882373</text:p>
          </table:table-cell>
          <table:table-cell office:value-type="float" office:value="1.347479" calcext:value-type="float">
            <text:p>1.347479</text:p>
          </table:table-cell>
          <table:table-cell office:value-type="float" office:value="0.6922911" calcext:value-type="float">
            <text:p>0.6922911</text:p>
          </table:table-cell>
          <table:table-cell office:value-type="float" office:value="1.848776" calcext:value-type="float">
            <text:p>1.848776</text:p>
          </table:table-cell>
          <table:table-cell office:value-type="float" office:value="0.5357162" calcext:value-type="float">
            <text:p>0.5357162</text:p>
          </table:table-cell>
          <table:table-cell office:value-type="float" office:value="0.2385801" calcext:value-type="float">
            <text:p>0.2385801</text:p>
          </table:table-cell>
          <table:table-cell office:value-type="float" office:value="0.1096962" calcext:value-type="float">
            <text:p>0.1096962</text:p>
          </table:table-cell>
          <table:table-cell office:value-type="float" office:value="0.1099837" calcext:value-type="float">
            <text:p>0.1099837</text:p>
          </table:table-cell>
          <table:table-cell office:value-type="float" office:value="0.3491307" calcext:value-type="float">
            <text:p>0.3491307</text:p>
          </table:table-cell>
          <table:table-cell office:value-type="float" office:value="0.3621026" calcext:value-type="float">
            <text:p>0.3621026</text:p>
          </table:table-cell>
          <table:table-cell office:value-type="float" office:value="0" calcext:value-type="float">
            <text:p>0</text:p>
          </table:table-cell>
          <table:table-cell office:value-type="float" office:value="2443.201" calcext:value-type="float">
            <text:p>2443.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8244589" calcext:value-type="float">
            <text:p>-8.244589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33.93651" calcext:value-type="float">
            <text:p>33.93651</text:p>
          </table:table-cell>
          <table:table-cell office:value-type="float" office:value="1092.481" calcext:value-type="float">
            <text:p>1092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7295" calcext:value-type="float">
            <text:p>0.5307295</text:p>
          </table:table-cell>
          <table:table-cell office:value-type="float" office:value="5.553407" calcext:value-type="float">
            <text:p>5.553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2668997" calcext:value-type="float">
            <text:p>-0.0002668997</text:p>
          </table:table-cell>
          <table:table-cell office:value-type="float" office:value="0.00007982955" calcext:value-type="float">
            <text:p>7.982955E-05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5686" calcext:value-type="float">
            <text:p>14.75686</text:p>
          </table:table-cell>
          <table:table-cell office:value-type="float" office:value="2.130119" calcext:value-type="float">
            <text:p>2.130119</text:p>
          </table:table-cell>
          <table:table-cell office:value-type="float" office:value="0.1817736" calcext:value-type="float">
            <text:p>0.1817736</text:p>
          </table:table-cell>
          <table:table-cell office:value-type="float" office:value="0.1667723" calcext:value-type="float">
            <text:p>0.1667723</text:p>
          </table:table-cell>
          <table:table-cell office:value-type="float" office:value="0.09612501" calcext:value-type="float">
            <text:p>0.09612501</text:p>
          </table:table-cell>
          <table:table-cell office:value-type="float" office:value="0.09875058" calcext:value-type="float">
            <text:p>0.09875058</text:p>
          </table:table-cell>
          <table:table-cell office:value-type="float" office:value="0.03682592" calcext:value-type="float">
            <text:p>0.03682592</text:p>
          </table:table-cell>
          <table:table-cell office:value-type="float" office:value="0.0311059" calcext:value-type="float">
            <text:p>0.0311059</text:p>
          </table:table-cell>
          <table:table-cell office:value-type="float" office:value="0.03755216" calcext:value-type="float">
            <text:p>0.03755216</text:p>
          </table:table-cell>
          <table:table-cell office:value-type="float" office:value="0.02574222" calcext:value-type="float">
            <text:p>0.02574222</text:p>
          </table:table-cell>
          <table:table-cell office:value-type="float" office:value="0.02192565" calcext:value-type="float">
            <text:p>0.02192565</text:p>
          </table:table-cell>
          <table:table-cell office:value-type="float" office:value="0.02009195" calcext:value-type="float">
            <text:p>0.02009195</text:p>
          </table:table-cell>
          <table:table-cell office:value-type="float" office:value="0.01832213" calcext:value-type="float">
            <text:p>0.01832213</text:p>
          </table:table-cell>
          <table:table-cell office:value-type="float" office:value="0.005525438" calcext:value-type="float">
            <text:p>0.005525438</text:p>
          </table:table-cell>
          <table:table-cell office:value-type="float" office:value="0.006302619" calcext:value-type="float">
            <text:p>0.006302619</text:p>
          </table:table-cell>
          <table:table-cell office:value-type="float" office:value="0" calcext:value-type="float">
            <text:p>0</text:p>
          </table:table-cell>
          <table:table-cell office:value-type="float" office:value="78.1621" calcext:value-type="float">
            <text:p>78.1621</text:p>
          </table:table-cell>
          <table:table-cell office:value-type="float" office:value="30.80383" calcext:value-type="float">
            <text:p>30.80383</text:p>
          </table:table-cell>
          <table:table-cell office:value-type="float" office:value="18.8424" calcext:value-type="float">
            <text:p>18.8424</text:p>
          </table:table-cell>
          <table:table-cell office:value-type="float" office:value="9.095286" calcext:value-type="float">
            <text:p>9.095286</text:p>
          </table:table-cell>
          <table:table-cell office:value-type="float" office:value="5.906088" calcext:value-type="float">
            <text:p>5.906088</text:p>
          </table:table-cell>
          <table:table-cell office:value-type="float" office:value="1.355501" calcext:value-type="float">
            <text:p>1.355501</text:p>
          </table:table-cell>
          <table:table-cell office:value-type="float" office:value="0.6971858" calcext:value-type="float">
            <text:p>0.6971858</text:p>
          </table:table-cell>
          <table:table-cell office:value-type="float" office:value="1.850752" calcext:value-type="float">
            <text:p>1.850752</text:p>
          </table:table-cell>
          <table:table-cell office:value-type="float" office:value="0.5374945" calcext:value-type="float">
            <text:p>0.5374945</text:p>
          </table:table-cell>
          <table:table-cell office:value-type="float" office:value="0.2396044" calcext:value-type="float">
            <text:p>0.2396044</text:p>
          </table:table-cell>
          <table:table-cell office:value-type="float" office:value="0.1102865" calcext:value-type="float">
            <text:p>0.1102865</text:p>
          </table:table-cell>
          <table:table-cell office:value-type="float" office:value="0.1105549" calcext:value-type="float">
            <text:p>0.1105549</text:p>
          </table:table-cell>
          <table:table-cell office:value-type="float" office:value="0.3487616" calcext:value-type="float">
            <text:p>0.3487616</text:p>
          </table:table-cell>
          <table:table-cell office:value-type="float" office:value="0.3621246" calcext:value-type="float">
            <text:p>0.3621246</text:p>
          </table:table-cell>
          <table:table-cell office:value-type="float" office:value="0" calcext:value-type="float">
            <text:p>0</text:p>
          </table:table-cell>
          <table:table-cell office:value-type="float" office:value="2475.834" calcext:value-type="float">
            <text:p>2475.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533274" calcext:value-type="float">
            <text:p>-1.533274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33.89427" calcext:value-type="float">
            <text:p>33.89427</text:p>
          </table:table-cell>
          <table:table-cell office:value-type="float" office:value="1092.483" calcext:value-type="float">
            <text:p>1092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60007" calcext:value-type="float">
            <text:p>0.5360007</text:p>
          </table:table-cell>
          <table:table-cell office:value-type="float" office:value="5.585394" calcext:value-type="float">
            <text:p>5.5853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5061202" calcext:value-type="float">
            <text:p>5.061202E-08</text:p>
          </table:table-cell>
          <table:table-cell office:value-type="float" office:value="-0.001862727" calcext:value-type="float">
            <text:p>-0.001862727</text:p>
          </table:table-cell>
          <table:table-cell office:value-type="float" office:value="0.0001047154" calcext:value-type="float">
            <text:p>0.0001047154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8269" calcext:value-type="float">
            <text:p>14.78269</text:p>
          </table:table-cell>
          <table:table-cell office:value-type="float" office:value="2.183711" calcext:value-type="float">
            <text:p>2.183711</text:p>
          </table:table-cell>
          <table:table-cell office:value-type="float" office:value="0.173985" calcext:value-type="float">
            <text:p>0.173985</text:p>
          </table:table-cell>
          <table:table-cell office:value-type="float" office:value="0.1586926" calcext:value-type="float">
            <text:p>0.1586926</text:p>
          </table:table-cell>
          <table:table-cell office:value-type="float" office:value="0.09367374" calcext:value-type="float">
            <text:p>0.09367374</text:p>
          </table:table-cell>
          <table:table-cell office:value-type="float" office:value="0.09644905" calcext:value-type="float">
            <text:p>0.09644905</text:p>
          </table:table-cell>
          <table:table-cell office:value-type="float" office:value="0.03665228" calcext:value-type="float">
            <text:p>0.03665228</text:p>
          </table:table-cell>
          <table:table-cell office:value-type="float" office:value="0.0310402" calcext:value-type="float">
            <text:p>0.0310402</text:p>
          </table:table-cell>
          <table:table-cell office:value-type="float" office:value="0.03761171" calcext:value-type="float">
            <text:p>0.03761171</text:p>
          </table:table-cell>
          <table:table-cell office:value-type="float" office:value="0.0257948" calcext:value-type="float">
            <text:p>0.0257948</text:p>
          </table:table-cell>
          <table:table-cell office:value-type="float" office:value="0.02194577" calcext:value-type="float">
            <text:p>0.02194577</text:p>
          </table:table-cell>
          <table:table-cell office:value-type="float" office:value="0.02010823" calcext:value-type="float">
            <text:p>0.02010823</text:p>
          </table:table-cell>
          <table:table-cell office:value-type="float" office:value="0.01834804" calcext:value-type="float">
            <text:p>0.01834804</text:p>
          </table:table-cell>
          <table:table-cell office:value-type="float" office:value="0.005523647" calcext:value-type="float">
            <text:p>0.005523647</text:p>
          </table:table-cell>
          <table:table-cell office:value-type="float" office:value="0.006301369" calcext:value-type="float">
            <text:p>0.006301369</text:p>
          </table:table-cell>
          <table:table-cell office:value-type="float" office:value="0" calcext:value-type="float">
            <text:p>0</text:p>
          </table:table-cell>
          <table:table-cell office:value-type="float" office:value="79.10514" calcext:value-type="float">
            <text:p>79.10514</text:p>
          </table:table-cell>
          <table:table-cell office:value-type="float" office:value="31.42202" calcext:value-type="float">
            <text:p>31.42202</text:p>
          </table:table-cell>
          <table:table-cell office:value-type="float" office:value="18.93411" calcext:value-type="float">
            <text:p>18.93411</text:p>
          </table:table-cell>
          <table:table-cell office:value-type="float" office:value="9.149212" calcext:value-type="float">
            <text:p>9.149212</text:p>
          </table:table-cell>
          <table:table-cell office:value-type="float" office:value="5.937457" calcext:value-type="float">
            <text:p>5.937457</text:p>
          </table:table-cell>
          <table:table-cell office:value-type="float" office:value="1.364402" calcext:value-type="float">
            <text:p>1.364402</text:p>
          </table:table-cell>
          <table:table-cell office:value-type="float" office:value="0.7025678" calcext:value-type="float">
            <text:p>0.7025678</text:p>
          </table:table-cell>
          <table:table-cell office:value-type="float" office:value="1.852757" calcext:value-type="float">
            <text:p>1.852757</text:p>
          </table:table-cell>
          <table:table-cell office:value-type="float" office:value="0.5392439" calcext:value-type="float">
            <text:p>0.5392439</text:p>
          </table:table-cell>
          <table:table-cell office:value-type="float" office:value="0.2406169" calcext:value-type="float">
            <text:p>0.2406169</text:p>
          </table:table-cell>
          <table:table-cell office:value-type="float" office:value="0.1108686" calcext:value-type="float">
            <text:p>0.1108686</text:p>
          </table:table-cell>
          <table:table-cell office:value-type="float" office:value="0.1111151" calcext:value-type="float">
            <text:p>0.1111151</text:p>
          </table:table-cell>
          <table:table-cell office:value-type="float" office:value="0.3483749" calcext:value-type="float">
            <text:p>0.3483749</text:p>
          </table:table-cell>
          <table:table-cell office:value-type="float" office:value="0.3621334" calcext:value-type="float">
            <text:p>0.3621334</text:p>
          </table:table-cell>
          <table:table-cell office:value-type="float" office:value="0" calcext:value-type="float">
            <text:p>0</text:p>
          </table:table-cell>
          <table:table-cell office:value-type="float" office:value="2518.779" calcext:value-type="float">
            <text:p>2518.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259591" calcext:value-type="float">
            <text:p>-0.0003259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33.87337" calcext:value-type="float">
            <text:p>33.87337</text:p>
          </table:table-cell>
          <table:table-cell office:value-type="float" office:value="1092.484" calcext:value-type="float">
            <text:p>1092.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6296" calcext:value-type="float">
            <text:p>0.5386296</text:p>
          </table:table-cell>
          <table:table-cell office:value-type="float" office:value="5.602429" calcext:value-type="float">
            <text:p>5.6024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5061202" calcext:value-type="float">
            <text:p>5.061202E-08</text:p>
          </table:table-cell>
          <table:table-cell office:value-type="float" office:value="-0.002700642" calcext:value-type="float">
            <text:p>-0.002700642</text:p>
          </table:table-cell>
          <table:table-cell office:value-type="float" office:value="0.0001293483" calcext:value-type="float">
            <text:p>0.0001293483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8342" calcext:value-type="float">
            <text:p>14.78342</text:p>
          </table:table-cell>
          <table:table-cell office:value-type="float" office:value="2.271715" calcext:value-type="float">
            <text:p>2.271715</text:p>
          </table:table-cell>
          <table:table-cell office:value-type="float" office:value="0.1807024" calcext:value-type="float">
            <text:p>0.1807024</text:p>
          </table:table-cell>
          <table:table-cell office:value-type="float" office:value="0.1635599" calcext:value-type="float">
            <text:p>0.1635599</text:p>
          </table:table-cell>
          <table:table-cell office:value-type="float" office:value="0.09413894" calcext:value-type="float">
            <text:p>0.09413894</text:p>
          </table:table-cell>
          <table:table-cell office:value-type="float" office:value="0.09648662" calcext:value-type="float">
            <text:p>0.09648662</text:p>
          </table:table-cell>
          <table:table-cell office:value-type="float" office:value="0.03658978" calcext:value-type="float">
            <text:p>0.03658978</text:p>
          </table:table-cell>
          <table:table-cell office:value-type="float" office:value="0.03099987" calcext:value-type="float">
            <text:p>0.03099987</text:p>
          </table:table-cell>
          <table:table-cell office:value-type="float" office:value="0.03765043" calcext:value-type="float">
            <text:p>0.03765043</text:p>
          </table:table-cell>
          <table:table-cell office:value-type="float" office:value="0.02584334" calcext:value-type="float">
            <text:p>0.02584334</text:p>
          </table:table-cell>
          <table:table-cell office:value-type="float" office:value="0.02196441" calcext:value-type="float">
            <text:p>0.02196441</text:p>
          </table:table-cell>
          <table:table-cell office:value-type="float" office:value="0.02012436" calcext:value-type="float">
            <text:p>0.02012436</text:p>
          </table:table-cell>
          <table:table-cell office:value-type="float" office:value="0.01837381" calcext:value-type="float">
            <text:p>0.01837381</text:p>
          </table:table-cell>
          <table:table-cell office:value-type="float" office:value="0.005521813" calcext:value-type="float">
            <text:p>0.005521813</text:p>
          </table:table-cell>
          <table:table-cell office:value-type="float" office:value="0.006299689" calcext:value-type="float">
            <text:p>0.006299689</text:p>
          </table:table-cell>
          <table:table-cell office:value-type="float" office:value="0" calcext:value-type="float">
            <text:p>0</text:p>
          </table:table-cell>
          <table:table-cell office:value-type="float" office:value="78.80595" calcext:value-type="float">
            <text:p>78.80595</text:p>
          </table:table-cell>
          <table:table-cell office:value-type="float" office:value="31.78382" calcext:value-type="float">
            <text:p>31.78382</text:p>
          </table:table-cell>
          <table:table-cell office:value-type="float" office:value="18.97269" calcext:value-type="float">
            <text:p>18.97269</text:p>
          </table:table-cell>
          <table:table-cell office:value-type="float" office:value="9.187932" calcext:value-type="float">
            <text:p>9.187932</text:p>
          </table:table-cell>
          <table:table-cell office:value-type="float" office:value="5.960136" calcext:value-type="float">
            <text:p>5.960136</text:p>
          </table:table-cell>
          <table:table-cell office:value-type="float" office:value="1.373057" calcext:value-type="float">
            <text:p>1.373057</text:p>
          </table:table-cell>
          <table:table-cell office:value-type="float" office:value="0.7081294" calcext:value-type="float">
            <text:p>0.7081294</text:p>
          </table:table-cell>
          <table:table-cell office:value-type="float" office:value="1.854916" calcext:value-type="float">
            <text:p>1.854916</text:p>
          </table:table-cell>
          <table:table-cell office:value-type="float" office:value="0.5410192" calcext:value-type="float">
            <text:p>0.5410192</text:p>
          </table:table-cell>
          <table:table-cell office:value-type="float" office:value="0.2415665" calcext:value-type="float">
            <text:p>0.2415665</text:p>
          </table:table-cell>
          <table:table-cell office:value-type="float" office:value="0.1114422" calcext:value-type="float">
            <text:p>0.1114422</text:p>
          </table:table-cell>
          <table:table-cell office:value-type="float" office:value="0.1116608" calcext:value-type="float">
            <text:p>0.1116608</text:p>
          </table:table-cell>
          <table:table-cell office:value-type="float" office:value="0.3479603" calcext:value-type="float">
            <text:p>0.3479603</text:p>
          </table:table-cell>
          <table:table-cell office:value-type="float" office:value="0.3621512" calcext:value-type="float">
            <text:p>0.3621512</text:p>
          </table:table-cell>
          <table:table-cell office:value-type="float" office:value="0" calcext:value-type="float">
            <text:p>0</text:p>
          </table:table-cell>
          <table:table-cell office:value-type="float" office:value="2528.338" calcext:value-type="float">
            <text:p>2528.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18429" calcext:value-type="float">
            <text:p>-0.000418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33.85926" calcext:value-type="float">
            <text:p>33.85926</text:p>
          </table:table-cell>
          <table:table-cell office:value-type="float" office:value="1092.483" calcext:value-type="float">
            <text:p>1092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03101" calcext:value-type="float">
            <text:p>0.5403101</text:p>
          </table:table-cell>
          <table:table-cell office:value-type="float" office:value="5.615097" calcext:value-type="float">
            <text:p>5.6150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5061202" calcext:value-type="float">
            <text:p>5.061202E-08</text:p>
          </table:table-cell>
          <table:table-cell office:value-type="float" office:value="-0.003093877" calcext:value-type="float">
            <text:p>-0.003093877</text:p>
          </table:table-cell>
          <table:table-cell office:value-type="float" office:value="0.0001537603" calcext:value-type="float">
            <text:p>0.0001537603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7846" calcext:value-type="float">
            <text:p>14.77846</text:p>
          </table:table-cell>
          <table:table-cell office:value-type="float" office:value="2.3101" calcext:value-type="float">
            <text:p>2.3101</text:p>
          </table:table-cell>
          <table:table-cell office:value-type="float" office:value="0.1899393" calcext:value-type="float">
            <text:p>0.1899393</text:p>
          </table:table-cell>
          <table:table-cell office:value-type="float" office:value="0.1655371" calcext:value-type="float">
            <text:p>0.1655371</text:p>
          </table:table-cell>
          <table:table-cell office:value-type="float" office:value="0.09497695" calcext:value-type="float">
            <text:p>0.09497695</text:p>
          </table:table-cell>
          <table:table-cell office:value-type="float" office:value="0.09715842" calcext:value-type="float">
            <text:p>0.09715842</text:p>
          </table:table-cell>
          <table:table-cell office:value-type="float" office:value="0.03668068" calcext:value-type="float">
            <text:p>0.03668068</text:p>
          </table:table-cell>
          <table:table-cell office:value-type="float" office:value="0.03100337" calcext:value-type="float">
            <text:p>0.03100337</text:p>
          </table:table-cell>
          <table:table-cell office:value-type="float" office:value="0.03770779" calcext:value-type="float">
            <text:p>0.03770779</text:p>
          </table:table-cell>
          <table:table-cell office:value-type="float" office:value="0.02588998" calcext:value-type="float">
            <text:p>0.02588998</text:p>
          </table:table-cell>
          <table:table-cell office:value-type="float" office:value="0.02198227" calcext:value-type="float">
            <text:p>0.02198227</text:p>
          </table:table-cell>
          <table:table-cell office:value-type="float" office:value="0.02014026" calcext:value-type="float">
            <text:p>0.02014026</text:p>
          </table:table-cell>
          <table:table-cell office:value-type="float" office:value="0.01839943" calcext:value-type="float">
            <text:p>0.01839943</text:p>
          </table:table-cell>
          <table:table-cell office:value-type="float" office:value="0.005519777" calcext:value-type="float">
            <text:p>0.005519777</text:p>
          </table:table-cell>
          <table:table-cell office:value-type="float" office:value="0.006296677" calcext:value-type="float">
            <text:p>0.006296677</text:p>
          </table:table-cell>
          <table:table-cell office:value-type="float" office:value="0" calcext:value-type="float">
            <text:p>0</text:p>
          </table:table-cell>
          <table:table-cell office:value-type="float" office:value="77.39537" calcext:value-type="float">
            <text:p>77.39537</text:p>
          </table:table-cell>
          <table:table-cell office:value-type="float" office:value="31.96287" calcext:value-type="float">
            <text:p>31.96287</text:p>
          </table:table-cell>
          <table:table-cell office:value-type="float" office:value="19.00536" calcext:value-type="float">
            <text:p>19.00536</text:p>
          </table:table-cell>
          <table:table-cell office:value-type="float" office:value="9.208702" calcext:value-type="float">
            <text:p>9.208702</text:p>
          </table:table-cell>
          <table:table-cell office:value-type="float" office:value="5.973315" calcext:value-type="float">
            <text:p>5.973315</text:p>
          </table:table-cell>
          <table:table-cell office:value-type="float" office:value="1.380688" calcext:value-type="float">
            <text:p>1.380688</text:p>
          </table:table-cell>
          <table:table-cell office:value-type="float" office:value="0.7132334" calcext:value-type="float">
            <text:p>0.7132334</text:p>
          </table:table-cell>
          <table:table-cell office:value-type="float" office:value="1.856947" calcext:value-type="float">
            <text:p>1.856947</text:p>
          </table:table-cell>
          <table:table-cell office:value-type="float" office:value="0.5427768" calcext:value-type="float">
            <text:p>0.5427768</text:p>
          </table:table-cell>
          <table:table-cell office:value-type="float" office:value="0.2425089" calcext:value-type="float">
            <text:p>0.2425089</text:p>
          </table:table-cell>
          <table:table-cell office:value-type="float" office:value="0.1120069" calcext:value-type="float">
            <text:p>0.1120069</text:p>
          </table:table-cell>
          <table:table-cell office:value-type="float" office:value="0.1121903" calcext:value-type="float">
            <text:p>0.1121903</text:p>
          </table:table-cell>
          <table:table-cell office:value-type="float" office:value="0.34748" calcext:value-type="float">
            <text:p>0.34748</text:p>
          </table:table-cell>
          <table:table-cell office:value-type="float" office:value="0.3621568" calcext:value-type="float">
            <text:p>0.3621568</text:p>
          </table:table-cell>
          <table:table-cell office:value-type="float" office:value="0" calcext:value-type="float">
            <text:p>0</text:p>
          </table:table-cell>
          <table:table-cell office:value-type="float" office:value="2533.279" calcext:value-type="float">
            <text:p>2533.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393199" calcext:value-type="float">
            <text:p>-0.0004393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33.82308" calcext:value-type="float">
            <text:p>33.82308</text:p>
          </table:table-cell>
          <table:table-cell office:value-type="float" office:value="1092.485" calcext:value-type="float">
            <text:p>1092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0221" calcext:value-type="float">
            <text:p>0.5490221</text:p>
          </table:table-cell>
          <table:table-cell office:value-type="float" office:value="5.638552" calcext:value-type="float">
            <text:p>5.6385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5061202" calcext:value-type="float">
            <text:p>5.061202E-08</text:p>
          </table:table-cell>
          <table:table-cell office:value-type="float" office:value="-0.004323696" calcext:value-type="float">
            <text:p>-0.004323696</text:p>
          </table:table-cell>
          <table:table-cell office:value-type="float" office:value="0.0001776565" calcext:value-type="float">
            <text:p>0.0001776565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8245" calcext:value-type="float">
            <text:p>14.78245</text:p>
          </table:table-cell>
          <table:table-cell office:value-type="float" office:value="2.25106" calcext:value-type="float">
            <text:p>2.25106</text:p>
          </table:table-cell>
          <table:table-cell office:value-type="float" office:value="0.178446" calcext:value-type="float">
            <text:p>0.178446</text:p>
          </table:table-cell>
          <table:table-cell office:value-type="float" office:value="0.1607727" calcext:value-type="float">
            <text:p>0.1607727</text:p>
          </table:table-cell>
          <table:table-cell office:value-type="float" office:value="0.09427902" calcext:value-type="float">
            <text:p>0.09427902</text:p>
          </table:table-cell>
          <table:table-cell office:value-type="float" office:value="0.09666203" calcext:value-type="float">
            <text:p>0.09666203</text:p>
          </table:table-cell>
          <table:table-cell office:value-type="float" office:value="0.03674152" calcext:value-type="float">
            <text:p>0.03674152</text:p>
          </table:table-cell>
          <table:table-cell office:value-type="float" office:value="0.03100337" calcext:value-type="float">
            <text:p>0.03100337</text:p>
          </table:table-cell>
          <table:table-cell office:value-type="float" office:value="0.0377813" calcext:value-type="float">
            <text:p>0.0377813</text:p>
          </table:table-cell>
          <table:table-cell office:value-type="float" office:value="0.0259389" calcext:value-type="float">
            <text:p>0.0259389</text:p>
          </table:table-cell>
          <table:table-cell office:value-type="float" office:value="0.02199981" calcext:value-type="float">
            <text:p>0.02199981</text:p>
          </table:table-cell>
          <table:table-cell office:value-type="float" office:value="0.02015594" calcext:value-type="float">
            <text:p>0.02015594</text:p>
          </table:table-cell>
          <table:table-cell office:value-type="float" office:value="0.0184249" calcext:value-type="float">
            <text:p>0.0184249</text:p>
          </table:table-cell>
          <table:table-cell office:value-type="float" office:value="0.005518627" calcext:value-type="float">
            <text:p>0.005518627</text:p>
          </table:table-cell>
          <table:table-cell office:value-type="float" office:value="0.006297723" calcext:value-type="float">
            <text:p>0.006297723</text:p>
          </table:table-cell>
          <table:table-cell office:value-type="float" office:value="0" calcext:value-type="float">
            <text:p>0</text:p>
          </table:table-cell>
          <table:table-cell office:value-type="float" office:value="72.78561" calcext:value-type="float">
            <text:p>72.78561</text:p>
          </table:table-cell>
          <table:table-cell office:value-type="float" office:value="32.11343" calcext:value-type="float">
            <text:p>32.11343</text:p>
          </table:table-cell>
          <table:table-cell office:value-type="float" office:value="19.0806" calcext:value-type="float">
            <text:p>19.0806</text:p>
          </table:table-cell>
          <table:table-cell office:value-type="float" office:value="9.246888" calcext:value-type="float">
            <text:p>9.246888</text:p>
          </table:table-cell>
          <table:table-cell office:value-type="float" office:value="5.984833" calcext:value-type="float">
            <text:p>5.984833</text:p>
          </table:table-cell>
          <table:table-cell office:value-type="float" office:value="1.388123" calcext:value-type="float">
            <text:p>1.388123</text:p>
          </table:table-cell>
          <table:table-cell office:value-type="float" office:value="0.7182116" calcext:value-type="float">
            <text:p>0.7182116</text:p>
          </table:table-cell>
          <table:table-cell office:value-type="float" office:value="1.858824" calcext:value-type="float">
            <text:p>1.858824</text:p>
          </table:table-cell>
          <table:table-cell office:value-type="float" office:value="0.5444833" calcext:value-type="float">
            <text:p>0.5444833</text:p>
          </table:table-cell>
          <table:table-cell office:value-type="float" office:value="0.243444" calcext:value-type="float">
            <text:p>0.243444</text:p>
          </table:table-cell>
          <table:table-cell office:value-type="float" office:value="0.1125635" calcext:value-type="float">
            <text:p>0.1125635</text:p>
          </table:table-cell>
          <table:table-cell office:value-type="float" office:value="0.1127078" calcext:value-type="float">
            <text:p>0.1127078</text:p>
          </table:table-cell>
          <table:table-cell office:value-type="float" office:value="0.3472553" calcext:value-type="float">
            <text:p>0.3472553</text:p>
          </table:table-cell>
          <table:table-cell office:value-type="float" office:value="0.3621969" calcext:value-type="float">
            <text:p>0.3621969</text:p>
          </table:table-cell>
          <table:table-cell office:value-type="float" office:value="0" calcext:value-type="float">
            <text:p>0</text:p>
          </table:table-cell>
          <table:table-cell office:value-type="float" office:value="2599.586" calcext:value-type="float">
            <text:p>2599.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6491545" calcext:value-type="float">
            <text:p>-0.00064915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33.76738" calcext:value-type="float">
            <text:p>33.76738</text:p>
          </table:table-cell>
          <table:table-cell office:value-type="float" office:value="1092.489" calcext:value-type="float">
            <text:p>1092.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7505" calcext:value-type="float">
            <text:p>0.5657505</text:p>
          </table:table-cell>
          <table:table-cell office:value-type="float" office:value="5.672082" calcext:value-type="float">
            <text:p>5.6720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5061202" calcext:value-type="float">
            <text:p>5.061202E-08</text:p>
          </table:table-cell>
          <table:table-cell office:value-type="float" office:value="-0.00479858" calcext:value-type="float">
            <text:p>-0.00479858</text:p>
          </table:table-cell>
          <table:table-cell office:value-type="float" office:value="0.0002004445" calcext:value-type="float">
            <text:p>0.0002004445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5703" calcext:value-type="float">
            <text:p>14.75703</text:p>
          </table:table-cell>
          <table:table-cell office:value-type="float" office:value="2.657152" calcext:value-type="float">
            <text:p>2.657152</text:p>
          </table:table-cell>
          <table:table-cell office:value-type="float" office:value="0.1652367" calcext:value-type="float">
            <text:p>0.1652367</text:p>
          </table:table-cell>
          <table:table-cell office:value-type="float" office:value="0.1467669" calcext:value-type="float">
            <text:p>0.1467669</text:p>
          </table:table-cell>
          <table:table-cell office:value-type="float" office:value="0.08873051" calcext:value-type="float">
            <text:p>0.08873051</text:p>
          </table:table-cell>
          <table:table-cell office:value-type="float" office:value="0.09184717" calcext:value-type="float">
            <text:p>0.09184717</text:p>
          </table:table-cell>
          <table:table-cell office:value-type="float" office:value="0.03632892" calcext:value-type="float">
            <text:p>0.03632892</text:p>
          </table:table-cell>
          <table:table-cell office:value-type="float" office:value="0.03087092" calcext:value-type="float">
            <text:p>0.03087092</text:p>
          </table:table-cell>
          <table:table-cell office:value-type="float" office:value="0.03783205" calcext:value-type="float">
            <text:p>0.03783205</text:p>
          </table:table-cell>
          <table:table-cell office:value-type="float" office:value="0.02598803" calcext:value-type="float">
            <text:p>0.02598803</text:p>
          </table:table-cell>
          <table:table-cell office:value-type="float" office:value="0.02201742" calcext:value-type="float">
            <text:p>0.02201742</text:p>
          </table:table-cell>
          <table:table-cell office:value-type="float" office:value="0.02017144" calcext:value-type="float">
            <text:p>0.02017144</text:p>
          </table:table-cell>
          <table:table-cell office:value-type="float" office:value="0.01845021" calcext:value-type="float">
            <text:p>0.01845021</text:p>
          </table:table-cell>
          <table:table-cell office:value-type="float" office:value="0.005517004" calcext:value-type="float">
            <text:p>0.005517004</text:p>
          </table:table-cell>
          <table:table-cell office:value-type="float" office:value="0.006296548" calcext:value-type="float">
            <text:p>0.006296548</text:p>
          </table:table-cell>
          <table:table-cell office:value-type="float" office:value="0" calcext:value-type="float">
            <text:p>0</text:p>
          </table:table-cell>
          <table:table-cell office:value-type="float" office:value="73.68877" calcext:value-type="float">
            <text:p>73.68877</text:p>
          </table:table-cell>
          <table:table-cell office:value-type="float" office:value="32.55479" calcext:value-type="float">
            <text:p>32.55479</text:p>
          </table:table-cell>
          <table:table-cell office:value-type="float" office:value="19.27981" calcext:value-type="float">
            <text:p>19.27981</text:p>
          </table:table-cell>
          <table:table-cell office:value-type="float" office:value="9.321871" calcext:value-type="float">
            <text:p>9.321871</text:p>
          </table:table-cell>
          <table:table-cell office:value-type="float" office:value="6.019494" calcext:value-type="float">
            <text:p>6.019494</text:p>
          </table:table-cell>
          <table:table-cell office:value-type="float" office:value="1.397663" calcext:value-type="float">
            <text:p>1.397663</text:p>
          </table:table-cell>
          <table:table-cell office:value-type="float" office:value="0.7242415" calcext:value-type="float">
            <text:p>0.7242415</text:p>
          </table:table-cell>
          <table:table-cell office:value-type="float" office:value="1.860769" calcext:value-type="float">
            <text:p>1.860769</text:p>
          </table:table-cell>
          <table:table-cell office:value-type="float" office:value="0.5461466" calcext:value-type="float">
            <text:p>0.5461466</text:p>
          </table:table-cell>
          <table:table-cell office:value-type="float" office:value="0.2443685" calcext:value-type="float">
            <text:p>0.2443685</text:p>
          </table:table-cell>
          <table:table-cell office:value-type="float" office:value="0.1131124" calcext:value-type="float">
            <text:p>0.1131124</text:p>
          </table:table-cell>
          <table:table-cell office:value-type="float" office:value="0.1132215" calcext:value-type="float">
            <text:p>0.1132215</text:p>
          </table:table-cell>
          <table:table-cell office:value-type="float" office:value="0.3469032" calcext:value-type="float">
            <text:p>0.3469032</text:p>
          </table:table-cell>
          <table:table-cell office:value-type="float" office:value="0.3622082" calcext:value-type="float">
            <text:p>0.3622082</text:p>
          </table:table-cell>
          <table:table-cell office:value-type="float" office:value="0" calcext:value-type="float">
            <text:p>0</text:p>
          </table:table-cell>
          <table:table-cell office:value-type="float" office:value="2689.678" calcext:value-type="float">
            <text:p>2689.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043358" calcext:value-type="float">
            <text:p>-0.00070433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33.72545" calcext:value-type="float">
            <text:p>33.72545</text:p>
          </table:table-cell>
          <table:table-cell office:value-type="float" office:value="1092.489" calcext:value-type="float">
            <text:p>1092.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8727" calcext:value-type="float">
            <text:p>0.5738727</text:p>
          </table:table-cell>
          <table:table-cell office:value-type="float" office:value="5.703672" calcext:value-type="float">
            <text:p>5.7036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5061202" calcext:value-type="float">
            <text:p>5.061202E-08</text:p>
          </table:table-cell>
          <table:table-cell office:value-type="float" office:value="-0.004883567" calcext:value-type="float">
            <text:p>-0.004883567</text:p>
          </table:table-cell>
          <table:table-cell office:value-type="float" office:value="0.0002236532" calcext:value-type="float">
            <text:p>0.0002236532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4747" calcext:value-type="float">
            <text:p>14.74747</text:p>
          </table:table-cell>
          <table:table-cell office:value-type="float" office:value="2.997719" calcext:value-type="float">
            <text:p>2.997719</text:p>
          </table:table-cell>
          <table:table-cell office:value-type="float" office:value="0.1619582" calcext:value-type="float">
            <text:p>0.1619582</text:p>
          </table:table-cell>
          <table:table-cell office:value-type="float" office:value="0.1418434" calcext:value-type="float">
            <text:p>0.1418434</text:p>
          </table:table-cell>
          <table:table-cell office:value-type="float" office:value="0.08537239" calcext:value-type="float">
            <text:p>0.08537239</text:p>
          </table:table-cell>
          <table:table-cell office:value-type="float" office:value="0.08820102" calcext:value-type="float">
            <text:p>0.08820102</text:p>
          </table:table-cell>
          <table:table-cell office:value-type="float" office:value="0.03560317" calcext:value-type="float">
            <text:p>0.03560317</text:p>
          </table:table-cell>
          <table:table-cell office:value-type="float" office:value="0.03058262" calcext:value-type="float">
            <text:p>0.03058262</text:p>
          </table:table-cell>
          <table:table-cell office:value-type="float" office:value="0.03780863" calcext:value-type="float">
            <text:p>0.03780863</text:p>
          </table:table-cell>
          <table:table-cell office:value-type="float" office:value="0.02602765" calcext:value-type="float">
            <text:p>0.02602765</text:p>
          </table:table-cell>
          <table:table-cell office:value-type="float" office:value="0.02203447" calcext:value-type="float">
            <text:p>0.02203447</text:p>
          </table:table-cell>
          <table:table-cell office:value-type="float" office:value="0.02018675" calcext:value-type="float">
            <text:p>0.02018675</text:p>
          </table:table-cell>
          <table:table-cell office:value-type="float" office:value="0.01847536" calcext:value-type="float">
            <text:p>0.01847536</text:p>
          </table:table-cell>
          <table:table-cell office:value-type="float" office:value="0.005515408" calcext:value-type="float">
            <text:p>0.005515408</text:p>
          </table:table-cell>
          <table:table-cell office:value-type="float" office:value="0.006295392" calcext:value-type="float">
            <text:p>0.006295392</text:p>
          </table:table-cell>
          <table:table-cell office:value-type="float" office:value="0" calcext:value-type="float">
            <text:p>0</text:p>
          </table:table-cell>
          <table:table-cell office:value-type="float" office:value="76.24908" calcext:value-type="float">
            <text:p>76.24908</text:p>
          </table:table-cell>
          <table:table-cell office:value-type="float" office:value="33.07202" calcext:value-type="float">
            <text:p>33.07202</text:p>
          </table:table-cell>
          <table:table-cell office:value-type="float" office:value="19.47596" calcext:value-type="float">
            <text:p>19.47596</text:p>
          </table:table-cell>
          <table:table-cell office:value-type="float" office:value="9.399563" calcext:value-type="float">
            <text:p>9.399563</text:p>
          </table:table-cell>
          <table:table-cell office:value-type="float" office:value="6.067931" calcext:value-type="float">
            <text:p>6.067931</text:p>
          </table:table-cell>
          <table:table-cell office:value-type="float" office:value="1.409333" calcext:value-type="float">
            <text:p>1.409333</text:p>
          </table:table-cell>
          <table:table-cell office:value-type="float" office:value="0.7316009" calcext:value-type="float">
            <text:p>0.7316009</text:p>
          </table:table-cell>
          <table:table-cell office:value-type="float" office:value="1.863131" calcext:value-type="float">
            <text:p>1.863131</text:p>
          </table:table-cell>
          <table:table-cell office:value-type="float" office:value="0.547834" calcext:value-type="float">
            <text:p>0.547834</text:p>
          </table:table-cell>
          <table:table-cell office:value-type="float" office:value="0.2452857" calcext:value-type="float">
            <text:p>0.2452857</text:p>
          </table:table-cell>
          <table:table-cell office:value-type="float" office:value="0.113654" calcext:value-type="float">
            <text:p>0.113654</text:p>
          </table:table-cell>
          <table:table-cell office:value-type="float" office:value="0.1137252" calcext:value-type="float">
            <text:p>0.1137252</text:p>
          </table:table-cell>
          <table:table-cell office:value-type="float" office:value="0.3465618" calcext:value-type="float">
            <text:p>0.3465618</text:p>
          </table:table-cell>
          <table:table-cell office:value-type="float" office:value="0.3622161" calcext:value-type="float">
            <text:p>0.3622161</text:p>
          </table:table-cell>
          <table:table-cell office:value-type="float" office:value="0" calcext:value-type="float">
            <text:p>0</text:p>
          </table:table-cell>
          <table:table-cell office:value-type="float" office:value="2724.324" calcext:value-type="float">
            <text:p>2724.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127115" calcext:value-type="float">
            <text:p>-0.0007127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33.70354" calcext:value-type="float">
            <text:p>33.70354</text:p>
          </table:table-cell>
          <table:table-cell office:value-type="float" office:value="1092.489" calcext:value-type="float">
            <text:p>1092.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0062" calcext:value-type="float">
            <text:p>0.5780062</text:p>
          </table:table-cell>
          <table:table-cell office:value-type="float" office:value="5.722143" calcext:value-type="float">
            <text:p>5.7221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04749215" calcext:value-type="float">
            <text:p>-0.0004749215</text:p>
          </table:table-cell>
          <table:table-cell office:value-type="float" office:value="-0.004904176" calcext:value-type="float">
            <text:p>-0.004904176</text:p>
          </table:table-cell>
          <table:table-cell office:value-type="float" office:value="0.0002469866" calcext:value-type="float">
            <text:p>0.0002469866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3833" calcext:value-type="float">
            <text:p>14.73833</text:p>
          </table:table-cell>
          <table:table-cell office:value-type="float" office:value="3.160448" calcext:value-type="float">
            <text:p>3.160448</text:p>
          </table:table-cell>
          <table:table-cell office:value-type="float" office:value="0.1680968" calcext:value-type="float">
            <text:p>0.1680968</text:p>
          </table:table-cell>
          <table:table-cell office:value-type="float" office:value="0.1464395" calcext:value-type="float">
            <text:p>0.1464395</text:p>
          </table:table-cell>
          <table:table-cell office:value-type="float" office:value="0.08601213" calcext:value-type="float">
            <text:p>0.08601213</text:p>
          </table:table-cell>
          <table:table-cell office:value-type="float" office:value="0.08845329" calcext:value-type="float">
            <text:p>0.08845329</text:p>
          </table:table-cell>
          <table:table-cell office:value-type="float" office:value="0.03541028" calcext:value-type="float">
            <text:p>0.03541028</text:p>
          </table:table-cell>
          <table:table-cell office:value-type="float" office:value="0.03047808" calcext:value-type="float">
            <text:p>0.03047808</text:p>
          </table:table-cell>
          <table:table-cell office:value-type="float" office:value="0.03777004" calcext:value-type="float">
            <text:p>0.03777004</text:p>
          </table:table-cell>
          <table:table-cell office:value-type="float" office:value="0.02605413" calcext:value-type="float">
            <text:p>0.02605413</text:p>
          </table:table-cell>
          <table:table-cell office:value-type="float" office:value="0.02204981" calcext:value-type="float">
            <text:p>0.02204981</text:p>
          </table:table-cell>
          <table:table-cell office:value-type="float" office:value="0.0202018" calcext:value-type="float">
            <text:p>0.0202018</text:p>
          </table:table-cell>
          <table:table-cell office:value-type="float" office:value="0.01850071" calcext:value-type="float">
            <text:p>0.01850071</text:p>
          </table:table-cell>
          <table:table-cell office:value-type="float" office:value="0.005552233" calcext:value-type="float">
            <text:p>0.005552233</text:p>
          </table:table-cell>
          <table:table-cell office:value-type="float" office:value="0.006254253" calcext:value-type="float">
            <text:p>0.006254253</text:p>
          </table:table-cell>
          <table:table-cell office:value-type="float" office:value="0" calcext:value-type="float">
            <text:p>0</text:p>
          </table:table-cell>
          <table:table-cell office:value-type="float" office:value="77.38964" calcext:value-type="float">
            <text:p>77.38964</text:p>
          </table:table-cell>
          <table:table-cell office:value-type="float" office:value="33.44437" calcext:value-type="float">
            <text:p>33.44437</text:p>
          </table:table-cell>
          <table:table-cell office:value-type="float" office:value="19.54854" calcext:value-type="float">
            <text:p>19.54854</text:p>
          </table:table-cell>
          <table:table-cell office:value-type="float" office:value="9.446018" calcext:value-type="float">
            <text:p>9.446018</text:p>
          </table:table-cell>
          <table:table-cell office:value-type="float" office:value="6.09569" calcext:value-type="float">
            <text:p>6.09569</text:p>
          </table:table-cell>
          <table:table-cell office:value-type="float" office:value="1.419195" calcext:value-type="float">
            <text:p>1.419195</text:p>
          </table:table-cell>
          <table:table-cell office:value-type="float" office:value="0.7384388" calcext:value-type="float">
            <text:p>0.7384388</text:p>
          </table:table-cell>
          <table:table-cell office:value-type="float" office:value="1.865662" calcext:value-type="float">
            <text:p>1.865662</text:p>
          </table:table-cell>
          <table:table-cell office:value-type="float" office:value="0.5495871" calcext:value-type="float">
            <text:p>0.5495871</text:p>
          </table:table-cell>
          <table:table-cell office:value-type="float" office:value="0.2462044" calcext:value-type="float">
            <text:p>0.2462044</text:p>
          </table:table-cell>
          <table:table-cell office:value-type="float" office:value="0.1141917" calcext:value-type="float">
            <text:p>0.1141917</text:p>
          </table:table-cell>
          <table:table-cell office:value-type="float" office:value="0.1145788" calcext:value-type="float">
            <text:p>0.1145788</text:p>
          </table:table-cell>
          <table:table-cell office:value-type="float" office:value="0.3566096" calcext:value-type="float">
            <text:p>0.3566096</text:p>
          </table:table-cell>
          <table:table-cell office:value-type="float" office:value="0.3522439" calcext:value-type="float">
            <text:p>0.3522439</text:p>
          </table:table-cell>
          <table:table-cell office:value-type="float" office:value="0" calcext:value-type="float">
            <text:p>0</text:p>
          </table:table-cell>
          <table:table-cell office:value-type="float" office:value="2737.009" calcext:value-type="float">
            <text:p>2737.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157138" calcext:value-type="float">
            <text:p>-0.0007157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33.6874" calcext:value-type="float">
            <text:p>33.6874</text:p>
          </table:table-cell>
          <table:table-cell office:value-type="float" office:value="1092.487" calcext:value-type="float">
            <text:p>1092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28276" calcext:value-type="float">
            <text:p>0.5828276</text:p>
          </table:table-cell>
          <table:table-cell office:value-type="float" office:value="5.735023" calcext:value-type="float">
            <text:p>5.7350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1348291" calcext:value-type="float">
            <text:p>-0.001348291</text:p>
          </table:table-cell>
          <table:table-cell office:value-type="float" office:value="-0.004917188" calcext:value-type="float">
            <text:p>-0.004917188</text:p>
          </table:table-cell>
          <table:table-cell office:value-type="float" office:value="0.0002706826" calcext:value-type="float">
            <text:p>0.0002706826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2461" calcext:value-type="float">
            <text:p>14.72461</text:p>
          </table:table-cell>
          <table:table-cell office:value-type="float" office:value="3.313867" calcext:value-type="float">
            <text:p>3.313867</text:p>
          </table:table-cell>
          <table:table-cell office:value-type="float" office:value="0.1779026" calcext:value-type="float">
            <text:p>0.1779026</text:p>
          </table:table-cell>
          <table:table-cell office:value-type="float" office:value="0.1517782" calcext:value-type="float">
            <text:p>0.1517782</text:p>
          </table:table-cell>
          <table:table-cell office:value-type="float" office:value="0.08783928" calcext:value-type="float">
            <text:p>0.08783928</text:p>
          </table:table-cell>
          <table:table-cell office:value-type="float" office:value="0.09010042" calcext:value-type="float">
            <text:p>0.09010042</text:p>
          </table:table-cell>
          <table:table-cell office:value-type="float" office:value="0.03555242" calcext:value-type="float">
            <text:p>0.03555242</text:p>
          </table:table-cell>
          <table:table-cell office:value-type="float" office:value="0.03051276" calcext:value-type="float">
            <text:p>0.03051276</text:p>
          </table:table-cell>
          <table:table-cell office:value-type="float" office:value="0.03777969" calcext:value-type="float">
            <text:p>0.03777969</text:p>
          </table:table-cell>
          <table:table-cell office:value-type="float" office:value="0.02607785" calcext:value-type="float">
            <text:p>0.02607785</text:p>
          </table:table-cell>
          <table:table-cell office:value-type="float" office:value="0.02206331" calcext:value-type="float">
            <text:p>0.02206331</text:p>
          </table:table-cell>
          <table:table-cell office:value-type="float" office:value="0.02021715" calcext:value-type="float">
            <text:p>0.02021715</text:p>
          </table:table-cell>
          <table:table-cell office:value-type="float" office:value="0.01852652" calcext:value-type="float">
            <text:p>0.01852652</text:p>
          </table:table-cell>
          <table:table-cell office:value-type="float" office:value="0.005541875" calcext:value-type="float">
            <text:p>0.005541875</text:p>
          </table:table-cell>
          <table:table-cell office:value-type="float" office:value="0.006259424" calcext:value-type="float">
            <text:p>0.006259424</text:p>
          </table:table-cell>
          <table:table-cell office:value-type="float" office:value="0" calcext:value-type="float">
            <text:p>0</text:p>
          </table:table-cell>
          <table:table-cell office:value-type="float" office:value="77.66763" calcext:value-type="float">
            <text:p>77.66763</text:p>
          </table:table-cell>
          <table:table-cell office:value-type="float" office:value="33.77645" calcext:value-type="float">
            <text:p>33.77645</text:p>
          </table:table-cell>
          <table:table-cell office:value-type="float" office:value="19.59282" calcext:value-type="float">
            <text:p>19.59282</text:p>
          </table:table-cell>
          <table:table-cell office:value-type="float" office:value="9.470355" calcext:value-type="float">
            <text:p>9.470355</text:p>
          </table:table-cell>
          <table:table-cell office:value-type="float" office:value="6.106504" calcext:value-type="float">
            <text:p>6.106504</text:p>
          </table:table-cell>
          <table:table-cell office:value-type="float" office:value="1.42709" calcext:value-type="float">
            <text:p>1.42709</text:p>
          </table:table-cell>
          <table:table-cell office:value-type="float" office:value="0.7442207" calcext:value-type="float">
            <text:p>0.7442207</text:p>
          </table:table-cell>
          <table:table-cell office:value-type="float" office:value="1.867958" calcext:value-type="float">
            <text:p>1.867958</text:p>
          </table:table-cell>
          <table:table-cell office:value-type="float" office:value="0.5513484" calcext:value-type="float">
            <text:p>0.5513484</text:p>
          </table:table-cell>
          <table:table-cell office:value-type="float" office:value="0.247129" calcext:value-type="float">
            <text:p>0.247129</text:p>
          </table:table-cell>
          <table:table-cell office:value-type="float" office:value="0.1147364" calcext:value-type="float">
            <text:p>0.1147364</text:p>
          </table:table-cell>
          <table:table-cell office:value-type="float" office:value="0.1155793" calcext:value-type="float">
            <text:p>0.1155793</text:p>
          </table:table-cell>
          <table:table-cell office:value-type="float" office:value="0.352988" calcext:value-type="float">
            <text:p>0.352988</text:p>
          </table:table-cell>
          <table:table-cell office:value-type="float" office:value="0.3564499" calcext:value-type="float">
            <text:p>0.3564499</text:p>
          </table:table-cell>
          <table:table-cell office:value-type="float" office:value="0" calcext:value-type="float">
            <text:p>0</text:p>
          </table:table-cell>
          <table:table-cell office:value-type="float" office:value="2752.144" calcext:value-type="float">
            <text:p>2752.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182322" calcext:value-type="float">
            <text:p>-0.00071823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33.66632" calcext:value-type="float">
            <text:p>33.66632</text:p>
          </table:table-cell>
          <table:table-cell office:value-type="float" office:value="1092.487" calcext:value-type="float">
            <text:p>1092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12006" calcext:value-type="float">
            <text:p>0.5912006</text:p>
          </table:table-cell>
          <table:table-cell office:value-type="float" office:value="5.748281" calcext:value-type="float">
            <text:p>5.7482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173122" calcext:value-type="float">
            <text:p>-0.002173122</text:p>
          </table:table-cell>
          <table:table-cell office:value-type="float" office:value="-0.004937681" calcext:value-type="float">
            <text:p>-0.004937681</text:p>
          </table:table-cell>
          <table:table-cell office:value-type="float" office:value="0.000293433" calcext:value-type="float">
            <text:p>0.000293433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7025" calcext:value-type="float">
            <text:p>14.7025</text:p>
          </table:table-cell>
          <table:table-cell office:value-type="float" office:value="3.551906" calcext:value-type="float">
            <text:p>3.551906</text:p>
          </table:table-cell>
          <table:table-cell office:value-type="float" office:value="0.1805187" calcext:value-type="float">
            <text:p>0.1805187</text:p>
          </table:table-cell>
          <table:table-cell office:value-type="float" office:value="0.1560717" calcext:value-type="float">
            <text:p>0.1560717</text:p>
          </table:table-cell>
          <table:table-cell office:value-type="float" office:value="0.08937943" calcext:value-type="float">
            <text:p>0.08937943</text:p>
          </table:table-cell>
          <table:table-cell office:value-type="float" office:value="0.09163162" calcext:value-type="float">
            <text:p>0.09163162</text:p>
          </table:table-cell>
          <table:table-cell office:value-type="float" office:value="0.03576563" calcext:value-type="float">
            <text:p>0.03576563</text:p>
          </table:table-cell>
          <table:table-cell office:value-type="float" office:value="0.03056886" calcext:value-type="float">
            <text:p>0.03056886</text:p>
          </table:table-cell>
          <table:table-cell office:value-type="float" office:value="0.03783077" calcext:value-type="float">
            <text:p>0.03783077</text:p>
          </table:table-cell>
          <table:table-cell office:value-type="float" office:value="0.0261075" calcext:value-type="float">
            <text:p>0.0261075</text:p>
          </table:table-cell>
          <table:table-cell office:value-type="float" office:value="0.02207575" calcext:value-type="float">
            <text:p>0.02207575</text:p>
          </table:table-cell>
          <table:table-cell office:value-type="float" office:value="0.02023227" calcext:value-type="float">
            <text:p>0.02023227</text:p>
          </table:table-cell>
          <table:table-cell office:value-type="float" office:value="0.01855193" calcext:value-type="float">
            <text:p>0.01855193</text:p>
          </table:table-cell>
          <table:table-cell office:value-type="float" office:value="0.005532887" calcext:value-type="float">
            <text:p>0.005532887</text:p>
          </table:table-cell>
          <table:table-cell office:value-type="float" office:value="0.006266286" calcext:value-type="float">
            <text:p>0.006266286</text:p>
          </table:table-cell>
          <table:table-cell office:value-type="float" office:value="0" calcext:value-type="float">
            <text:p>0</text:p>
          </table:table-cell>
          <table:table-cell office:value-type="float" office:value="77.41175" calcext:value-type="float">
            <text:p>77.41175</text:p>
          </table:table-cell>
          <table:table-cell office:value-type="float" office:value="34.08813" calcext:value-type="float">
            <text:p>34.08813</text:p>
          </table:table-cell>
          <table:table-cell office:value-type="float" office:value="19.64046" calcext:value-type="float">
            <text:p>19.64046</text:p>
          </table:table-cell>
          <table:table-cell office:value-type="float" office:value="9.497152" calcext:value-type="float">
            <text:p>9.497152</text:p>
          </table:table-cell>
          <table:table-cell office:value-type="float" office:value="6.110559" calcext:value-type="float">
            <text:p>6.110559</text:p>
          </table:table-cell>
          <table:table-cell office:value-type="float" office:value="1.43426" calcext:value-type="float">
            <text:p>1.43426</text:p>
          </table:table-cell>
          <table:table-cell office:value-type="float" office:value="0.7494058" calcext:value-type="float">
            <text:p>0.7494058</text:p>
          </table:table-cell>
          <table:table-cell office:value-type="float" office:value="1.869957" calcext:value-type="float">
            <text:p>1.869957</text:p>
          </table:table-cell>
          <table:table-cell office:value-type="float" office:value="0.5530506" calcext:value-type="float">
            <text:p>0.5530506</text:p>
          </table:table-cell>
          <table:table-cell office:value-type="float" office:value="0.2480533" calcext:value-type="float">
            <text:p>0.2480533</text:p>
          </table:table-cell>
          <table:table-cell office:value-type="float" office:value="0.1152842" calcext:value-type="float">
            <text:p>0.1152842</text:p>
          </table:table-cell>
          <table:table-cell office:value-type="float" office:value="0.1163534" calcext:value-type="float">
            <text:p>0.1163534</text:p>
          </table:table-cell>
          <table:table-cell office:value-type="float" office:value="0.3499525" calcext:value-type="float">
            <text:p>0.3499525</text:p>
          </table:table-cell>
          <table:table-cell office:value-type="float" office:value="0.3603675" calcext:value-type="float">
            <text:p>0.3603675</text:p>
          </table:table-cell>
          <table:table-cell office:value-type="float" office:value="0" calcext:value-type="float">
            <text:p>0</text:p>
          </table:table-cell>
          <table:table-cell office:value-type="float" office:value="2786.253" calcext:value-type="float">
            <text:p>2786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205988" calcext:value-type="float">
            <text:p>-0.00072059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33.65413" calcext:value-type="float">
            <text:p>33.65413</text:p>
          </table:table-cell>
          <table:table-cell office:value-type="float" office:value="1092.485" calcext:value-type="float">
            <text:p>1092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3419" calcext:value-type="float">
            <text:p>0.593419</text:p>
          </table:table-cell>
          <table:table-cell office:value-type="float" office:value="5.759618" calcext:value-type="float">
            <text:p>5.7596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4949502" calcext:value-type="float">
            <text:p>-0.004949502</text:p>
          </table:table-cell>
          <table:table-cell office:value-type="float" office:value="0.0003171365" calcext:value-type="float">
            <text:p>0.0003171365</text:p>
          </table:table-cell>
          <table:table-cell office:value-type="float" office:value="0.0000000002802074" calcext:value-type="float">
            <text:p>2.802074E-10</text:p>
          </table:table-cell>
          <table:table-cell office:value-type="float" office:value="14.69371" calcext:value-type="float">
            <text:p>14.69371</text:p>
          </table:table-cell>
          <table:table-cell office:value-type="float" office:value="3.650779" calcext:value-type="float">
            <text:p>3.650779</text:p>
          </table:table-cell>
          <table:table-cell office:value-type="float" office:value="0.192279" calcext:value-type="float">
            <text:p>0.192279</text:p>
          </table:table-cell>
          <table:table-cell office:value-type="float" office:value="0.1589878" calcext:value-type="float">
            <text:p>0.1589878</text:p>
          </table:table-cell>
          <table:table-cell office:value-type="float" office:value="0.0906905" calcext:value-type="float">
            <text:p>0.0906905</text:p>
          </table:table-cell>
          <table:table-cell office:value-type="float" office:value="0.09289517" calcext:value-type="float">
            <text:p>0.09289517</text:p>
          </table:table-cell>
          <table:table-cell office:value-type="float" office:value="0.0359685" calcext:value-type="float">
            <text:p>0.0359685</text:p>
          </table:table-cell>
          <table:table-cell office:value-type="float" office:value="0.03062105" calcext:value-type="float">
            <text:p>0.03062105</text:p>
          </table:table-cell>
          <table:table-cell office:value-type="float" office:value="0.03790056" calcext:value-type="float">
            <text:p>0.03790056</text:p>
          </table:table-cell>
          <table:table-cell office:value-type="float" office:value="0.02614462" calcext:value-type="float">
            <text:p>0.02614462</text:p>
          </table:table-cell>
          <table:table-cell office:value-type="float" office:value="0.02208825" calcext:value-type="float">
            <text:p>0.02208825</text:p>
          </table:table-cell>
          <table:table-cell office:value-type="float" office:value="0.02024718" calcext:value-type="float">
            <text:p>0.02024718</text:p>
          </table:table-cell>
          <table:table-cell office:value-type="float" office:value="0.018577" calcext:value-type="float">
            <text:p>0.018577</text:p>
          </table:table-cell>
          <table:table-cell office:value-type="float" office:value="0.005526976" calcext:value-type="float">
            <text:p>0.005526976</text:p>
          </table:table-cell>
          <table:table-cell office:value-type="float" office:value="0.006267678" calcext:value-type="float">
            <text:p>0.006267678</text:p>
          </table:table-cell>
          <table:table-cell office:value-type="float" office:value="0" calcext:value-type="float">
            <text:p>0</text:p>
          </table:table-cell>
          <table:table-cell office:value-type="float" office:value="77.97585" calcext:value-type="float">
            <text:p>77.97585</text:p>
          </table:table-cell>
          <table:table-cell office:value-type="float" office:value="34.15621" calcext:value-type="float">
            <text:p>34.15621</text:p>
          </table:table-cell>
          <table:table-cell office:value-type="float" office:value="19.68058" calcext:value-type="float">
            <text:p>19.68058</text:p>
          </table:table-cell>
          <table:table-cell office:value-type="float" office:value="9.520412" calcext:value-type="float">
            <text:p>9.520412</text:p>
          </table:table-cell>
          <table:table-cell office:value-type="float" office:value="6.123788" calcext:value-type="float">
            <text:p>6.123788</text:p>
          </table:table-cell>
          <table:table-cell office:value-type="float" office:value="1.441218" calcext:value-type="float">
            <text:p>1.441218</text:p>
          </table:table-cell>
          <table:table-cell office:value-type="float" office:value="0.7543948" calcext:value-type="float">
            <text:p>0.7543948</text:p>
          </table:table-cell>
          <table:table-cell office:value-type="float" office:value="1.871771" calcext:value-type="float">
            <text:p>1.871771</text:p>
          </table:table-cell>
          <table:table-cell office:value-type="float" office:value="0.5546725" calcext:value-type="float">
            <text:p>0.5546725</text:p>
          </table:table-cell>
          <table:table-cell office:value-type="float" office:value="0.2489692" calcext:value-type="float">
            <text:p>0.2489692</text:p>
          </table:table-cell>
          <table:table-cell office:value-type="float" office:value="0.1158295" calcext:value-type="float">
            <text:p>0.1158295</text:p>
          </table:table-cell>
          <table:table-cell office:value-type="float" office:value="0.1169685" calcext:value-type="float">
            <text:p>0.1169685</text:p>
          </table:table-cell>
          <table:table-cell office:value-type="float" office:value="0.3480397" calcext:value-type="float">
            <text:p>0.3480397</text:p>
          </table:table-cell>
          <table:table-cell office:value-type="float" office:value="0.3625052" calcext:value-type="float">
            <text:p>0.3625052</text:p>
          </table:table-cell>
          <table:table-cell office:value-type="float" office:value="0" calcext:value-type="float">
            <text:p>0</text:p>
          </table:table-cell>
          <table:table-cell office:value-type="float" office:value="2788.991" calcext:value-type="float">
            <text:p>2788.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228817" calcext:value-type="float">
            <text:p>-0.00072288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33.6414" calcext:value-type="float">
            <text:p>33.6414</text:p>
          </table:table-cell>
          <table:table-cell office:value-type="float" office:value="1092.484" calcext:value-type="float">
            <text:p>1092.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4774" calcext:value-type="float">
            <text:p>0.5964774</text:p>
          </table:table-cell>
          <table:table-cell office:value-type="float" office:value="5.770124" calcext:value-type="float">
            <text:p>5.7701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4960376" calcext:value-type="float">
            <text:p>-0.004960376</text:p>
          </table:table-cell>
          <table:table-cell office:value-type="float" office:value="0.0003402473" calcext:value-type="float">
            <text:p>0.0003402473</text:p>
          </table:table-cell>
          <table:table-cell office:value-type="float" office:value="0.0000000002974696" calcext:value-type="float">
            <text:p>2.974696E-10</text:p>
          </table:table-cell>
          <table:table-cell office:value-type="float" office:value="14.68293" calcext:value-type="float">
            <text:p>14.68293</text:p>
          </table:table-cell>
          <table:table-cell office:value-type="float" office:value="3.75059" calcext:value-type="float">
            <text:p>3.75059</text:p>
          </table:table-cell>
          <table:table-cell office:value-type="float" office:value="0.2001207" calcext:value-type="float">
            <text:p>0.2001207</text:p>
          </table:table-cell>
          <table:table-cell office:value-type="float" office:value="0.1628097" calcext:value-type="float">
            <text:p>0.1628097</text:p>
          </table:table-cell>
          <table:table-cell office:value-type="float" office:value="0.09165568" calcext:value-type="float">
            <text:p>0.09165568</text:p>
          </table:table-cell>
          <table:table-cell office:value-type="float" office:value="0.09392171" calcext:value-type="float">
            <text:p>0.09392171</text:p>
          </table:table-cell>
          <table:table-cell office:value-type="float" office:value="0.03618138" calcext:value-type="float">
            <text:p>0.03618138</text:p>
          </table:table-cell>
          <table:table-cell office:value-type="float" office:value="0.03067816" calcext:value-type="float">
            <text:p>0.03067816</text:p>
          </table:table-cell>
          <table:table-cell office:value-type="float" office:value="0.03798245" calcext:value-type="float">
            <text:p>0.03798245</text:p>
          </table:table-cell>
          <table:table-cell office:value-type="float" office:value="0.02618786" calcext:value-type="float">
            <text:p>0.02618786</text:p>
          </table:table-cell>
          <table:table-cell office:value-type="float" office:value="0.02210159" calcext:value-type="float">
            <text:p>0.02210159</text:p>
          </table:table-cell>
          <table:table-cell office:value-type="float" office:value="0.02026193" calcext:value-type="float">
            <text:p>0.02026193</text:p>
          </table:table-cell>
          <table:table-cell office:value-type="float" office:value="0.01860193" calcext:value-type="float">
            <text:p>0.01860193</text:p>
          </table:table-cell>
          <table:table-cell office:value-type="float" office:value="0.005525228" calcext:value-type="float">
            <text:p>0.005525228</text:p>
          </table:table-cell>
          <table:table-cell office:value-type="float" office:value="0.006265487" calcext:value-type="float">
            <text:p>0.006265487</text:p>
          </table:table-cell>
          <table:table-cell office:value-type="float" office:value="0" calcext:value-type="float">
            <text:p>0</text:p>
          </table:table-cell>
          <table:table-cell office:value-type="float" office:value="77.66374" calcext:value-type="float">
            <text:p>77.66374</text:p>
          </table:table-cell>
          <table:table-cell office:value-type="float" office:value="34.25399" calcext:value-type="float">
            <text:p>34.25399</text:p>
          </table:table-cell>
          <table:table-cell office:value-type="float" office:value="19.72253" calcext:value-type="float">
            <text:p>19.72253</text:p>
          </table:table-cell>
          <table:table-cell office:value-type="float" office:value="9.559143" calcext:value-type="float">
            <text:p>9.559143</text:p>
          </table:table-cell>
          <table:table-cell office:value-type="float" office:value="6.111793" calcext:value-type="float">
            <text:p>6.111793</text:p>
          </table:table-cell>
          <table:table-cell office:value-type="float" office:value="1.447835" calcext:value-type="float">
            <text:p>1.447835</text:p>
          </table:table-cell>
          <table:table-cell office:value-type="float" office:value="0.7592391" calcext:value-type="float">
            <text:p>0.7592391</text:p>
          </table:table-cell>
          <table:table-cell office:value-type="float" office:value="1.873461" calcext:value-type="float">
            <text:p>1.873461</text:p>
          </table:table-cell>
          <table:table-cell office:value-type="float" office:value="0.5562201" calcext:value-type="float">
            <text:p>0.5562201</text:p>
          </table:table-cell>
          <table:table-cell office:value-type="float" office:value="0.2498704" calcext:value-type="float">
            <text:p>0.2498704</text:p>
          </table:table-cell>
          <table:table-cell office:value-type="float" office:value="0.1163687" calcext:value-type="float">
            <text:p>0.1163687</text:p>
          </table:table-cell>
          <table:table-cell office:value-type="float" office:value="0.1175248" calcext:value-type="float">
            <text:p>0.1175248</text:p>
          </table:table-cell>
          <table:table-cell office:value-type="float" office:value="0.3475173" calcext:value-type="float">
            <text:p>0.3475173</text:p>
          </table:table-cell>
          <table:table-cell office:value-type="float" office:value="0.3625356" calcext:value-type="float">
            <text:p>0.3625356</text:p>
          </table:table-cell>
          <table:table-cell office:value-type="float" office:value="0" calcext:value-type="float">
            <text:p>0</text:p>
          </table:table-cell>
          <table:table-cell office:value-type="float" office:value="2797.652" calcext:value-type="float">
            <text:p>2797.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250439" calcext:value-type="float">
            <text:p>-0.00072504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33.63383" calcext:value-type="float">
            <text:p>33.63383</text:p>
          </table:table-cell>
          <table:table-cell office:value-type="float" office:value="1092.482" calcext:value-type="float">
            <text:p>1092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8884" calcext:value-type="float">
            <text:p>0.5978884</text:p>
          </table:table-cell>
          <table:table-cell office:value-type="float" office:value="5.777804" calcext:value-type="float">
            <text:p>5.7778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4965109" calcext:value-type="float">
            <text:p>-0.004965109</text:p>
          </table:table-cell>
          <table:table-cell office:value-type="float" office:value="0.0003636402" calcext:value-type="float">
            <text:p>0.0003636402</text:p>
          </table:table-cell>
          <table:table-cell office:value-type="float" office:value="0.00000000031223" calcext:value-type="float">
            <text:p>3.1223E-10</text:p>
          </table:table-cell>
          <table:table-cell office:value-type="float" office:value="14.67664" calcext:value-type="float">
            <text:p>14.67664</text:p>
          </table:table-cell>
          <table:table-cell office:value-type="float" office:value="3.830122" calcext:value-type="float">
            <text:p>3.830122</text:p>
          </table:table-cell>
          <table:table-cell office:value-type="float" office:value="0.2178494" calcext:value-type="float">
            <text:p>0.2178494</text:p>
          </table:table-cell>
          <table:table-cell office:value-type="float" office:value="0.171685" calcext:value-type="float">
            <text:p>0.171685</text:p>
          </table:table-cell>
          <table:table-cell office:value-type="float" office:value="0.09222893" calcext:value-type="float">
            <text:p>0.09222893</text:p>
          </table:table-cell>
          <table:table-cell office:value-type="float" office:value="0.09493515" calcext:value-type="float">
            <text:p>0.09493515</text:p>
          </table:table-cell>
          <table:table-cell office:value-type="float" office:value="0.03640903" calcext:value-type="float">
            <text:p>0.03640903</text:p>
          </table:table-cell>
          <table:table-cell office:value-type="float" office:value="0.0307379" calcext:value-type="float">
            <text:p>0.0307379</text:p>
          </table:table-cell>
          <table:table-cell office:value-type="float" office:value="0.03807321" calcext:value-type="float">
            <text:p>0.03807321</text:p>
          </table:table-cell>
          <table:table-cell office:value-type="float" office:value="0.02623581" calcext:value-type="float">
            <text:p>0.02623581</text:p>
          </table:table-cell>
          <table:table-cell office:value-type="float" office:value="0.02211606" calcext:value-type="float">
            <text:p>0.02211606</text:p>
          </table:table-cell>
          <table:table-cell office:value-type="float" office:value="0.0202766" calcext:value-type="float">
            <text:p>0.0202766</text:p>
          </table:table-cell>
          <table:table-cell office:value-type="float" office:value="0.01862672" calcext:value-type="float">
            <text:p>0.01862672</text:p>
          </table:table-cell>
          <table:table-cell office:value-type="float" office:value="0.005523048" calcext:value-type="float">
            <text:p>0.005523048</text:p>
          </table:table-cell>
          <table:table-cell office:value-type="float" office:value="0.006261334" calcext:value-type="float">
            <text:p>0.006261334</text:p>
          </table:table-cell>
          <table:table-cell office:value-type="float" office:value="0" calcext:value-type="float">
            <text:p>0</text:p>
          </table:table-cell>
          <table:table-cell office:value-type="float" office:value="78.98242" calcext:value-type="float">
            <text:p>78.98242</text:p>
          </table:table-cell>
          <table:table-cell office:value-type="float" office:value="34.18185" calcext:value-type="float">
            <text:p>34.18185</text:p>
          </table:table-cell>
          <table:table-cell office:value-type="float" office:value="19.75233" calcext:value-type="float">
            <text:p>19.75233</text:p>
          </table:table-cell>
          <table:table-cell office:value-type="float" office:value="9.60082" calcext:value-type="float">
            <text:p>9.60082</text:p>
          </table:table-cell>
          <table:table-cell office:value-type="float" office:value="6.088714" calcext:value-type="float">
            <text:p>6.088714</text:p>
          </table:table-cell>
          <table:table-cell office:value-type="float" office:value="1.453787" calcext:value-type="float">
            <text:p>1.453787</text:p>
          </table:table-cell>
          <table:table-cell office:value-type="float" office:value="0.7639459" calcext:value-type="float">
            <text:p>0.7639459</text:p>
          </table:table-cell>
          <table:table-cell office:value-type="float" office:value="1.875051" calcext:value-type="float">
            <text:p>1.875051</text:p>
          </table:table-cell>
          <table:table-cell office:value-type="float" office:value="0.557703" calcext:value-type="float">
            <text:p>0.557703</text:p>
          </table:table-cell>
          <table:table-cell office:value-type="float" office:value="0.2507544" calcext:value-type="float">
            <text:p>0.2507544</text:p>
          </table:table-cell>
          <table:table-cell office:value-type="float" office:value="0.1169005" calcext:value-type="float">
            <text:p>0.1169005</text:p>
          </table:table-cell>
          <table:table-cell office:value-type="float" office:value="0.1180388" calcext:value-type="float">
            <text:p>0.1180388</text:p>
          </table:table-cell>
          <table:table-cell office:value-type="float" office:value="0.346894" calcext:value-type="float">
            <text:p>0.346894</text:p>
          </table:table-cell>
          <table:table-cell office:value-type="float" office:value="0.3625646" calcext:value-type="float">
            <text:p>0.3625646</text:p>
          </table:table-cell>
          <table:table-cell office:value-type="float" office:value="0" calcext:value-type="float">
            <text:p>0</text:p>
          </table:table-cell>
          <table:table-cell office:value-type="float" office:value="2793.336" calcext:value-type="float">
            <text:p>2793.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270345" calcext:value-type="float">
            <text:p>-0.0007270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33.62469" calcext:value-type="float">
            <text:p>33.62469</text:p>
          </table:table-cell>
          <table:table-cell office:value-type="float" office:value="1092.481" calcext:value-type="float">
            <text:p>1092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05318" calcext:value-type="float">
            <text:p>0.6005318</text:p>
          </table:table-cell>
          <table:table-cell office:value-type="float" office:value="5.785521" calcext:value-type="float">
            <text:p>5.7855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4971912" calcext:value-type="float">
            <text:p>-0.004971912</text:p>
          </table:table-cell>
          <table:table-cell office:value-type="float" office:value="0.0003867427" calcext:value-type="float">
            <text:p>0.0003867427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66816" calcext:value-type="float">
            <text:p>14.66816</text:p>
          </table:table-cell>
          <table:table-cell office:value-type="float" office:value="3.883457" calcext:value-type="float">
            <text:p>3.883457</text:p>
          </table:table-cell>
          <table:table-cell office:value-type="float" office:value="0.2278259" calcext:value-type="float">
            <text:p>0.2278259</text:p>
          </table:table-cell>
          <table:table-cell office:value-type="float" office:value="0.1803211" calcext:value-type="float">
            <text:p>0.1803211</text:p>
          </table:table-cell>
          <table:table-cell office:value-type="float" office:value="0.09296998" calcext:value-type="float">
            <text:p>0.09296998</text:p>
          </table:table-cell>
          <table:table-cell office:value-type="float" office:value="0.09568824" calcext:value-type="float">
            <text:p>0.09568824</text:p>
          </table:table-cell>
          <table:table-cell office:value-type="float" office:value="0.03663947" calcext:value-type="float">
            <text:p>0.03663947</text:p>
          </table:table-cell>
          <table:table-cell office:value-type="float" office:value="0.03079687" calcext:value-type="float">
            <text:p>0.03079687</text:p>
          </table:table-cell>
          <table:table-cell office:value-type="float" office:value="0.0381745" calcext:value-type="float">
            <text:p>0.0381745</text:p>
          </table:table-cell>
          <table:table-cell office:value-type="float" office:value="0.02628797" calcext:value-type="float">
            <text:p>0.02628797</text:p>
          </table:table-cell>
          <table:table-cell office:value-type="float" office:value="0.02213178" calcext:value-type="float">
            <text:p>0.02213178</text:p>
          </table:table-cell>
          <table:table-cell office:value-type="float" office:value="0.02029124" calcext:value-type="float">
            <text:p>0.02029124</text:p>
          </table:table-cell>
          <table:table-cell office:value-type="float" office:value="0.01865134" calcext:value-type="float">
            <text:p>0.01865134</text:p>
          </table:table-cell>
          <table:table-cell office:value-type="float" office:value="0.005521355" calcext:value-type="float">
            <text:p>0.005521355</text:p>
          </table:table-cell>
          <table:table-cell office:value-type="float" office:value="0.006258919" calcext:value-type="float">
            <text:p>0.006258919</text:p>
          </table:table-cell>
          <table:table-cell office:value-type="float" office:value="0" calcext:value-type="float">
            <text:p>0</text:p>
          </table:table-cell>
          <table:table-cell office:value-type="float" office:value="78.03067" calcext:value-type="float">
            <text:p>78.03067</text:p>
          </table:table-cell>
          <table:table-cell office:value-type="float" office:value="34.2027" calcext:value-type="float">
            <text:p>34.2027</text:p>
          </table:table-cell>
          <table:table-cell office:value-type="float" office:value="19.80202" calcext:value-type="float">
            <text:p>19.80202</text:p>
          </table:table-cell>
          <table:table-cell office:value-type="float" office:value="9.639187" calcext:value-type="float">
            <text:p>9.639187</text:p>
          </table:table-cell>
          <table:table-cell office:value-type="float" office:value="6.085008" calcext:value-type="float">
            <text:p>6.085008</text:p>
          </table:table-cell>
          <table:table-cell office:value-type="float" office:value="1.457518" calcext:value-type="float">
            <text:p>1.457518</text:p>
          </table:table-cell>
          <table:table-cell office:value-type="float" office:value="0.7684189" calcext:value-type="float">
            <text:p>0.7684189</text:p>
          </table:table-cell>
          <table:table-cell office:value-type="float" office:value="1.876529" calcext:value-type="float">
            <text:p>1.876529</text:p>
          </table:table-cell>
          <table:table-cell office:value-type="float" office:value="0.5591255" calcext:value-type="float">
            <text:p>0.5591255</text:p>
          </table:table-cell>
          <table:table-cell office:value-type="float" office:value="0.2516193" calcext:value-type="float">
            <text:p>0.2516193</text:p>
          </table:table-cell>
          <table:table-cell office:value-type="float" office:value="0.117424" calcext:value-type="float">
            <text:p>0.117424</text:p>
          </table:table-cell>
          <table:table-cell office:value-type="float" office:value="0.1185297" calcext:value-type="float">
            <text:p>0.1185297</text:p>
          </table:table-cell>
          <table:table-cell office:value-type="float" office:value="0.3464148" calcext:value-type="float">
            <text:p>0.3464148</text:p>
          </table:table-cell>
          <table:table-cell office:value-type="float" office:value="0.3625948" calcext:value-type="float">
            <text:p>0.3625948</text:p>
          </table:table-cell>
          <table:table-cell office:value-type="float" office:value="0" calcext:value-type="float">
            <text:p>0</text:p>
          </table:table-cell>
          <table:table-cell office:value-type="float" office:value="2800.315" calcext:value-type="float">
            <text:p>2800.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289229" calcext:value-type="float">
            <text:p>-0.00072892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33.6189" calcext:value-type="float">
            <text:p>33.6189</text:p>
          </table:table-cell>
          <table:table-cell office:value-type="float" office:value="1092.479" calcext:value-type="float">
            <text:p>1092.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3774" calcext:value-type="float">
            <text:p>0.6023774</text:p>
          </table:table-cell>
          <table:table-cell office:value-type="float" office:value="5.791082" calcext:value-type="float">
            <text:p>5.7910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4976034" calcext:value-type="float">
            <text:p>-0.004976034</text:p>
          </table:table-cell>
          <table:table-cell office:value-type="float" office:value="0.0004102727" calcext:value-type="float">
            <text:p>0.0004102727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66168" calcext:value-type="float">
            <text:p>14.66168</text:p>
          </table:table-cell>
          <table:table-cell office:value-type="float" office:value="3.926554" calcext:value-type="float">
            <text:p>3.926554</text:p>
          </table:table-cell>
          <table:table-cell office:value-type="float" office:value="0.2423818" calcext:value-type="float">
            <text:p>0.2423818</text:p>
          </table:table-cell>
          <table:table-cell office:value-type="float" office:value="0.1920724" calcext:value-type="float">
            <text:p>0.1920724</text:p>
          </table:table-cell>
          <table:table-cell office:value-type="float" office:value="0.09486035" calcext:value-type="float">
            <text:p>0.09486035</text:p>
          </table:table-cell>
          <table:table-cell office:value-type="float" office:value="0.0960602" calcext:value-type="float">
            <text:p>0.0960602</text:p>
          </table:table-cell>
          <table:table-cell office:value-type="float" office:value="0.0368822" calcext:value-type="float">
            <text:p>0.0368822</text:p>
          </table:table-cell>
          <table:table-cell office:value-type="float" office:value="0.03086343" calcext:value-type="float">
            <text:p>0.03086343</text:p>
          </table:table-cell>
          <table:table-cell office:value-type="float" office:value="0.03828633" calcext:value-type="float">
            <text:p>0.03828633</text:p>
          </table:table-cell>
          <table:table-cell office:value-type="float" office:value="0.02634431" calcext:value-type="float">
            <text:p>0.02634431</text:p>
          </table:table-cell>
          <table:table-cell office:value-type="float" office:value="0.02214885" calcext:value-type="float">
            <text:p>0.02214885</text:p>
          </table:table-cell>
          <table:table-cell office:value-type="float" office:value="0.02030598" calcext:value-type="float">
            <text:p>0.02030598</text:p>
          </table:table-cell>
          <table:table-cell office:value-type="float" office:value="0.01867581" calcext:value-type="float">
            <text:p>0.01867581</text:p>
          </table:table-cell>
          <table:table-cell office:value-type="float" office:value="0.005519314" calcext:value-type="float">
            <text:p>0.005519314</text:p>
          </table:table-cell>
          <table:table-cell office:value-type="float" office:value="0.006254934" calcext:value-type="float">
            <text:p>0.006254934</text:p>
          </table:table-cell>
          <table:table-cell office:value-type="float" office:value="0" calcext:value-type="float">
            <text:p>0</text:p>
          </table:table-cell>
          <table:table-cell office:value-type="float" office:value="78.04534" calcext:value-type="float">
            <text:p>78.04534</text:p>
          </table:table-cell>
          <table:table-cell office:value-type="float" office:value="34.2861" calcext:value-type="float">
            <text:p>34.2861</text:p>
          </table:table-cell>
          <table:table-cell office:value-type="float" office:value="19.83488" calcext:value-type="float">
            <text:p>19.83488</text:p>
          </table:table-cell>
          <table:table-cell office:value-type="float" office:value="9.673108" calcext:value-type="float">
            <text:p>9.673108</text:p>
          </table:table-cell>
          <table:table-cell office:value-type="float" office:value="6.089557" calcext:value-type="float">
            <text:p>6.089557</text:p>
          </table:table-cell>
          <table:table-cell office:value-type="float" office:value="1.459564" calcext:value-type="float">
            <text:p>1.459564</text:p>
          </table:table-cell>
          <table:table-cell office:value-type="float" office:value="0.7725322" calcext:value-type="float">
            <text:p>0.7725322</text:p>
          </table:table-cell>
          <table:table-cell office:value-type="float" office:value="1.877882" calcext:value-type="float">
            <text:p>1.877882</text:p>
          </table:table-cell>
          <table:table-cell office:value-type="float" office:value="0.5604881" calcext:value-type="float">
            <text:p>0.5604881</text:p>
          </table:table-cell>
          <table:table-cell office:value-type="float" office:value="0.252464" calcext:value-type="float">
            <text:p>0.252464</text:p>
          </table:table-cell>
          <table:table-cell office:value-type="float" office:value="0.1179387" calcext:value-type="float">
            <text:p>0.1179387</text:p>
          </table:table-cell>
          <table:table-cell office:value-type="float" office:value="0.119001" calcext:value-type="float">
            <text:p>0.119001</text:p>
          </table:table-cell>
          <table:table-cell office:value-type="float" office:value="0.3458311" calcext:value-type="float">
            <text:p>0.3458311</text:p>
          </table:table-cell>
          <table:table-cell office:value-type="float" office:value="0.362632" calcext:value-type="float">
            <text:p>0.362632</text:p>
          </table:table-cell>
          <table:table-cell office:value-type="float" office:value="0" calcext:value-type="float">
            <text:p>0</text:p>
          </table:table-cell>
          <table:table-cell office:value-type="float" office:value="2800.328" calcext:value-type="float">
            <text:p>2800.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306733" calcext:value-type="float">
            <text:p>-0.00073067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33.60983" calcext:value-type="float">
            <text:p>33.60983</text:p>
          </table:table-cell>
          <table:table-cell office:value-type="float" office:value="1092.478" calcext:value-type="float">
            <text:p>1092.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521" calcext:value-type="float">
            <text:p>0.605521</text:p>
          </table:table-cell>
          <table:table-cell office:value-type="float" office:value="5.797992" calcext:value-type="float">
            <text:p>5.7979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4981442" calcext:value-type="float">
            <text:p>-0.004981442</text:p>
          </table:table-cell>
          <table:table-cell office:value-type="float" office:value="0.0004335997" calcext:value-type="float">
            <text:p>0.0004335997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65126" calcext:value-type="float">
            <text:p>14.65126</text:p>
          </table:table-cell>
          <table:table-cell office:value-type="float" office:value="4.027803" calcext:value-type="float">
            <text:p>4.027803</text:p>
          </table:table-cell>
          <table:table-cell office:value-type="float" office:value="0.2500924" calcext:value-type="float">
            <text:p>0.2500924</text:p>
          </table:table-cell>
          <table:table-cell office:value-type="float" office:value="0.1995743" calcext:value-type="float">
            <text:p>0.1995743</text:p>
          </table:table-cell>
          <table:table-cell office:value-type="float" office:value="0.09685604" calcext:value-type="float">
            <text:p>0.09685604</text:p>
          </table:table-cell>
          <table:table-cell office:value-type="float" office:value="0.0968678" calcext:value-type="float">
            <text:p>0.0968678</text:p>
          </table:table-cell>
          <table:table-cell office:value-type="float" office:value="0.03709434" calcext:value-type="float">
            <text:p>0.03709434</text:p>
          </table:table-cell>
          <table:table-cell office:value-type="float" office:value="0.03092029" calcext:value-type="float">
            <text:p>0.03092029</text:p>
          </table:table-cell>
          <table:table-cell office:value-type="float" office:value="0.03840646" calcext:value-type="float">
            <text:p>0.03840646</text:p>
          </table:table-cell>
          <table:table-cell office:value-type="float" office:value="0.02640502" calcext:value-type="float">
            <text:p>0.02640502</text:p>
          </table:table-cell>
          <table:table-cell office:value-type="float" office:value="0.02216734" calcext:value-type="float">
            <text:p>0.02216734</text:p>
          </table:table-cell>
          <table:table-cell office:value-type="float" office:value="0.02032079" calcext:value-type="float">
            <text:p>0.02032079</text:p>
          </table:table-cell>
          <table:table-cell office:value-type="float" office:value="0.01870017" calcext:value-type="float">
            <text:p>0.01870017</text:p>
          </table:table-cell>
          <table:table-cell office:value-type="float" office:value="0.005517998" calcext:value-type="float">
            <text:p>0.005517998</text:p>
          </table:table-cell>
          <table:table-cell office:value-type="float" office:value="0.006253758" calcext:value-type="float">
            <text:p>0.006253758</text:p>
          </table:table-cell>
          <table:table-cell office:value-type="float" office:value="0" calcext:value-type="float">
            <text:p>0</text:p>
          </table:table-cell>
          <table:table-cell office:value-type="float" office:value="77.69853" calcext:value-type="float">
            <text:p>77.69853</text:p>
          </table:table-cell>
          <table:table-cell office:value-type="float" office:value="34.36786" calcext:value-type="float">
            <text:p>34.36786</text:p>
          </table:table-cell>
          <table:table-cell office:value-type="float" office:value="19.8814" calcext:value-type="float">
            <text:p>19.8814</text:p>
          </table:table-cell>
          <table:table-cell office:value-type="float" office:value="9.710078" calcext:value-type="float">
            <text:p>9.710078</text:p>
          </table:table-cell>
          <table:table-cell office:value-type="float" office:value="6.102179" calcext:value-type="float">
            <text:p>6.102179</text:p>
          </table:table-cell>
          <table:table-cell office:value-type="float" office:value="1.463008" calcext:value-type="float">
            <text:p>1.463008</text:p>
          </table:table-cell>
          <table:table-cell office:value-type="float" office:value="0.7762197" calcext:value-type="float">
            <text:p>0.7762197</text:p>
          </table:table-cell>
          <table:table-cell office:value-type="float" office:value="1.879077" calcext:value-type="float">
            <text:p>1.879077</text:p>
          </table:table-cell>
          <table:table-cell office:value-type="float" office:value="0.5617892" calcext:value-type="float">
            <text:p>0.5617892</text:p>
          </table:table-cell>
          <table:table-cell office:value-type="float" office:value="0.2532872" calcext:value-type="float">
            <text:p>0.2532872</text:p>
          </table:table-cell>
          <table:table-cell office:value-type="float" office:value="0.1184444" calcext:value-type="float">
            <text:p>0.1184444</text:p>
          </table:table-cell>
          <table:table-cell office:value-type="float" office:value="0.1194612" calcext:value-type="float">
            <text:p>0.1194612</text:p>
          </table:table-cell>
          <table:table-cell office:value-type="float" office:value="0.3454801" calcext:value-type="float">
            <text:p>0.3454801</text:p>
          </table:table-cell>
          <table:table-cell office:value-type="float" office:value="0.3626486" calcext:value-type="float">
            <text:p>0.3626486</text:p>
          </table:table-cell>
          <table:table-cell office:value-type="float" office:value="0" calcext:value-type="float">
            <text:p>0</text:p>
          </table:table-cell>
          <table:table-cell office:value-type="float" office:value="2807.862" calcext:value-type="float">
            <text:p>2807.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323664" calcext:value-type="float">
            <text:p>-0.00073236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33.59526" calcext:value-type="float">
            <text:p>33.59526</text:p>
          </table:table-cell>
          <table:table-cell office:value-type="float" office:value="1092.477" calcext:value-type="float">
            <text:p>1092.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6186" calcext:value-type="float">
            <text:p>0.6116186</text:p>
          </table:table-cell>
          <table:table-cell office:value-type="float" office:value="5.806522" calcext:value-type="float">
            <text:p>5.8065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4995671" calcext:value-type="float">
            <text:p>-0.004995671</text:p>
          </table:table-cell>
          <table:table-cell office:value-type="float" office:value="0.0004559511" calcext:value-type="float">
            <text:p>0.0004559511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63305" calcext:value-type="float">
            <text:p>14.63305</text:p>
          </table:table-cell>
          <table:table-cell office:value-type="float" office:value="4.221706" calcext:value-type="float">
            <text:p>4.221706</text:p>
          </table:table-cell>
          <table:table-cell office:value-type="float" office:value="0.24655" calcext:value-type="float">
            <text:p>0.24655</text:p>
          </table:table-cell>
          <table:table-cell office:value-type="float" office:value="0.202663" calcext:value-type="float">
            <text:p>0.202663</text:p>
          </table:table-cell>
          <table:table-cell office:value-type="float" office:value="0.09864649" calcext:value-type="float">
            <text:p>0.09864649</text:p>
          </table:table-cell>
          <table:table-cell office:value-type="float" office:value="0.0978189" calcext:value-type="float">
            <text:p>0.0978189</text:p>
          </table:table-cell>
          <table:table-cell office:value-type="float" office:value="0.03725833" calcext:value-type="float">
            <text:p>0.03725833</text:p>
          </table:table-cell>
          <table:table-cell office:value-type="float" office:value="0.03097539" calcext:value-type="float">
            <text:p>0.03097539</text:p>
          </table:table-cell>
          <table:table-cell office:value-type="float" office:value="0.03852785" calcext:value-type="float">
            <text:p>0.03852785</text:p>
          </table:table-cell>
          <table:table-cell office:value-type="float" office:value="0.02646972" calcext:value-type="float">
            <text:p>0.02646972</text:p>
          </table:table-cell>
          <table:table-cell office:value-type="float" office:value="0.02218684" calcext:value-type="float">
            <text:p>0.02218684</text:p>
          </table:table-cell>
          <table:table-cell office:value-type="float" office:value="0.02033572" calcext:value-type="float">
            <text:p>0.02033572</text:p>
          </table:table-cell>
          <table:table-cell office:value-type="float" office:value="0.01872442" calcext:value-type="float">
            <text:p>0.01872442</text:p>
          </table:table-cell>
          <table:table-cell office:value-type="float" office:value="0.00551697" calcext:value-type="float">
            <text:p>0.00551697</text:p>
          </table:table-cell>
          <table:table-cell office:value-type="float" office:value="0.006253793" calcext:value-type="float">
            <text:p>0.006253793</text:p>
          </table:table-cell>
          <table:table-cell office:value-type="float" office:value="0" calcext:value-type="float">
            <text:p>0</text:p>
          </table:table-cell>
          <table:table-cell office:value-type="float" office:value="77.5545" calcext:value-type="float">
            <text:p>77.5545</text:p>
          </table:table-cell>
          <table:table-cell office:value-type="float" office:value="34.4597" calcext:value-type="float">
            <text:p>34.4597</text:p>
          </table:table-cell>
          <table:table-cell office:value-type="float" office:value="19.90974" calcext:value-type="float">
            <text:p>19.90974</text:p>
          </table:table-cell>
          <table:table-cell office:value-type="float" office:value="9.758213" calcext:value-type="float">
            <text:p>9.758213</text:p>
          </table:table-cell>
          <table:table-cell office:value-type="float" office:value="6.118997" calcext:value-type="float">
            <text:p>6.118997</text:p>
          </table:table-cell>
          <table:table-cell office:value-type="float" office:value="1.466698" calcext:value-type="float">
            <text:p>1.466698</text:p>
          </table:table-cell>
          <table:table-cell office:value-type="float" office:value="0.7799019" calcext:value-type="float">
            <text:p>0.7799019</text:p>
          </table:table-cell>
          <table:table-cell office:value-type="float" office:value="1.880164" calcext:value-type="float">
            <text:p>1.880164</text:p>
          </table:table-cell>
          <table:table-cell office:value-type="float" office:value="0.5630374" calcext:value-type="float">
            <text:p>0.5630374</text:p>
          </table:table-cell>
          <table:table-cell office:value-type="float" office:value="0.25406" calcext:value-type="float">
            <text:p>0.25406</text:p>
          </table:table-cell>
          <table:table-cell office:value-type="float" office:value="0.1189407" calcext:value-type="float">
            <text:p>0.1189407</text:p>
          </table:table-cell>
          <table:table-cell office:value-type="float" office:value="0.1199127" calcext:value-type="float">
            <text:p>0.1199127</text:p>
          </table:table-cell>
          <table:table-cell office:value-type="float" office:value="0.3452078" calcext:value-type="float">
            <text:p>0.3452078</text:p>
          </table:table-cell>
          <table:table-cell office:value-type="float" office:value="0.3626783" calcext:value-type="float">
            <text:p>0.3626783</text:p>
          </table:table-cell>
          <table:table-cell office:value-type="float" office:value="0" calcext:value-type="float">
            <text:p>0</text:p>
          </table:table-cell>
          <table:table-cell office:value-type="float" office:value="2832.335" calcext:value-type="float">
            <text:p>2832.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340316" calcext:value-type="float">
            <text:p>-0.00073403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33.58323" calcext:value-type="float">
            <text:p>33.58323</text:p>
          </table:table-cell>
          <table:table-cell office:value-type="float" office:value="1092.476" calcext:value-type="float">
            <text:p>1092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43715" calcext:value-type="float">
            <text:p>0.6143715</text:p>
          </table:table-cell>
          <table:table-cell office:value-type="float" office:value="5.816236" calcext:value-type="float">
            <text:p>5.8162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5020104" calcext:value-type="float">
            <text:p>-0.005020104</text:p>
          </table:table-cell>
          <table:table-cell office:value-type="float" office:value="0.0004792293" calcext:value-type="float">
            <text:p>0.0004792293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62145" calcext:value-type="float">
            <text:p>14.62145</text:p>
          </table:table-cell>
          <table:table-cell office:value-type="float" office:value="4.34282" calcext:value-type="float">
            <text:p>4.34282</text:p>
          </table:table-cell>
          <table:table-cell office:value-type="float" office:value="0.2487118" calcext:value-type="float">
            <text:p>0.2487118</text:p>
          </table:table-cell>
          <table:table-cell office:value-type="float" office:value="0.2003865" calcext:value-type="float">
            <text:p>0.2003865</text:p>
          </table:table-cell>
          <table:table-cell office:value-type="float" office:value="0.09904705" calcext:value-type="float">
            <text:p>0.09904705</text:p>
          </table:table-cell>
          <table:table-cell office:value-type="float" office:value="0.09795671" calcext:value-type="float">
            <text:p>0.09795671</text:p>
          </table:table-cell>
          <table:table-cell office:value-type="float" office:value="0.03737359" calcext:value-type="float">
            <text:p>0.03737359</text:p>
          </table:table-cell>
          <table:table-cell office:value-type="float" office:value="0.03101258" calcext:value-type="float">
            <text:p>0.03101258</text:p>
          </table:table-cell>
          <table:table-cell office:value-type="float" office:value="0.03864724" calcext:value-type="float">
            <text:p>0.03864724</text:p>
          </table:table-cell>
          <table:table-cell office:value-type="float" office:value="0.02653703" calcext:value-type="float">
            <text:p>0.02653703</text:p>
          </table:table-cell>
          <table:table-cell office:value-type="float" office:value="0.02220731" calcext:value-type="float">
            <text:p>0.02220731</text:p>
          </table:table-cell>
          <table:table-cell office:value-type="float" office:value="0.02035076" calcext:value-type="float">
            <text:p>0.02035076</text:p>
          </table:table-cell>
          <table:table-cell office:value-type="float" office:value="0.01874852" calcext:value-type="float">
            <text:p>0.01874852</text:p>
          </table:table-cell>
          <table:table-cell office:value-type="float" office:value="0.005515713" calcext:value-type="float">
            <text:p>0.005515713</text:p>
          </table:table-cell>
          <table:table-cell office:value-type="float" office:value="0.006252598" calcext:value-type="float">
            <text:p>0.006252598</text:p>
          </table:table-cell>
          <table:table-cell office:value-type="float" office:value="0" calcext:value-type="float">
            <text:p>0</text:p>
          </table:table-cell>
          <table:table-cell office:value-type="float" office:value="77.35166" calcext:value-type="float">
            <text:p>77.35166</text:p>
          </table:table-cell>
          <table:table-cell office:value-type="float" office:value="34.49677" calcext:value-type="float">
            <text:p>34.49677</text:p>
          </table:table-cell>
          <table:table-cell office:value-type="float" office:value="19.93143" calcext:value-type="float">
            <text:p>19.93143</text:p>
          </table:table-cell>
          <table:table-cell office:value-type="float" office:value="9.804758" calcext:value-type="float">
            <text:p>9.804758</text:p>
          </table:table-cell>
          <table:table-cell office:value-type="float" office:value="6.147573" calcext:value-type="float">
            <text:p>6.147573</text:p>
          </table:table-cell>
          <table:table-cell office:value-type="float" office:value="1.470472" calcext:value-type="float">
            <text:p>1.470472</text:p>
          </table:table-cell>
          <table:table-cell office:value-type="float" office:value="0.7837253" calcext:value-type="float">
            <text:p>0.7837253</text:p>
          </table:table-cell>
          <table:table-cell office:value-type="float" office:value="1.881147" calcext:value-type="float">
            <text:p>1.881147</text:p>
          </table:table-cell>
          <table:table-cell office:value-type="float" office:value="0.564238" calcext:value-type="float">
            <text:p>0.564238</text:p>
          </table:table-cell>
          <table:table-cell office:value-type="float" office:value="0.2547875" calcext:value-type="float">
            <text:p>0.2547875</text:p>
          </table:table-cell>
          <table:table-cell office:value-type="float" office:value="0.1194263" calcext:value-type="float">
            <text:p>0.1194263</text:p>
          </table:table-cell>
          <table:table-cell office:value-type="float" office:value="0.1203627" calcext:value-type="float">
            <text:p>0.1203627</text:p>
          </table:table-cell>
          <table:table-cell office:value-type="float" office:value="0.3448676" calcext:value-type="float">
            <text:p>0.3448676</text:p>
          </table:table-cell>
          <table:table-cell office:value-type="float" office:value="0.362689" calcext:value-type="float">
            <text:p>0.362689</text:p>
          </table:table-cell>
          <table:table-cell office:value-type="float" office:value="0" calcext:value-type="float">
            <text:p>0</text:p>
          </table:table-cell>
          <table:table-cell office:value-type="float" office:value="2841.479" calcext:value-type="float">
            <text:p>2841.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360816" calcext:value-type="float">
            <text:p>-0.00073608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33.57683" calcext:value-type="float">
            <text:p>33.57683</text:p>
          </table:table-cell>
          <table:table-cell office:value-type="float" office:value="1092.475" calcext:value-type="float">
            <text:p>1092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7082" calcext:value-type="float">
            <text:p>0.6157082</text:p>
          </table:table-cell>
          <table:table-cell office:value-type="float" office:value="5.822545" calcext:value-type="float">
            <text:p>5.8225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5026125" calcext:value-type="float">
            <text:p>-0.005026125</text:p>
          </table:table-cell>
          <table:table-cell office:value-type="float" office:value="0.000503316" calcext:value-type="float">
            <text:p>0.000503316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61492" calcext:value-type="float">
            <text:p>14.61492</text:p>
          </table:table-cell>
          <table:table-cell office:value-type="float" office:value="4.403019" calcext:value-type="float">
            <text:p>4.403019</text:p>
          </table:table-cell>
          <table:table-cell office:value-type="float" office:value="0.264333" calcext:value-type="float">
            <text:p>0.264333</text:p>
          </table:table-cell>
          <table:table-cell office:value-type="float" office:value="0.2077488" calcext:value-type="float">
            <text:p>0.2077488</text:p>
          </table:table-cell>
          <table:table-cell office:value-type="float" office:value="0.0999199" calcext:value-type="float">
            <text:p>0.0999199</text:p>
          </table:table-cell>
          <table:table-cell office:value-type="float" office:value="0.09813497" calcext:value-type="float">
            <text:p>0.09813497</text:p>
          </table:table-cell>
          <table:table-cell office:value-type="float" office:value="0.03748945" calcext:value-type="float">
            <text:p>0.03748945</text:p>
          </table:table-cell>
          <table:table-cell office:value-type="float" office:value="0.0310635" calcext:value-type="float">
            <text:p>0.0310635</text:p>
          </table:table-cell>
          <table:table-cell office:value-type="float" office:value="0.03876544" calcext:value-type="float">
            <text:p>0.03876544</text:p>
          </table:table-cell>
          <table:table-cell office:value-type="float" office:value="0.02660565" calcext:value-type="float">
            <text:p>0.02660565</text:p>
          </table:table-cell>
          <table:table-cell office:value-type="float" office:value="0.02222904" calcext:value-type="float">
            <text:p>0.02222904</text:p>
          </table:table-cell>
          <table:table-cell office:value-type="float" office:value="0.0203659" calcext:value-type="float">
            <text:p>0.0203659</text:p>
          </table:table-cell>
          <table:table-cell office:value-type="float" office:value="0.01877248" calcext:value-type="float">
            <text:p>0.01877248</text:p>
          </table:table-cell>
          <table:table-cell office:value-type="float" office:value="0.005514068" calcext:value-type="float">
            <text:p>0.005514068</text:p>
          </table:table-cell>
          <table:table-cell office:value-type="float" office:value="0.006249017" calcext:value-type="float">
            <text:p>0.006249017</text:p>
          </table:table-cell>
          <table:table-cell office:value-type="float" office:value="0" calcext:value-type="float">
            <text:p>0</text:p>
          </table:table-cell>
          <table:table-cell office:value-type="float" office:value="78.12798" calcext:value-type="float">
            <text:p>78.12798</text:p>
          </table:table-cell>
          <table:table-cell office:value-type="float" office:value="34.42819" calcext:value-type="float">
            <text:p>34.42819</text:p>
          </table:table-cell>
          <table:table-cell office:value-type="float" office:value="19.96357" calcext:value-type="float">
            <text:p>19.96357</text:p>
          </table:table-cell>
          <table:table-cell office:value-type="float" office:value="9.833377" calcext:value-type="float">
            <text:p>9.833377</text:p>
          </table:table-cell>
          <table:table-cell office:value-type="float" office:value="6.163386" calcext:value-type="float">
            <text:p>6.163386</text:p>
          </table:table-cell>
          <table:table-cell office:value-type="float" office:value="1.47438" calcext:value-type="float">
            <text:p>1.47438</text:p>
          </table:table-cell>
          <table:table-cell office:value-type="float" office:value="0.788157" calcext:value-type="float">
            <text:p>0.788157</text:p>
          </table:table-cell>
          <table:table-cell office:value-type="float" office:value="1.882036" calcext:value-type="float">
            <text:p>1.882036</text:p>
          </table:table-cell>
          <table:table-cell office:value-type="float" office:value="0.5653927" calcext:value-type="float">
            <text:p>0.5653927</text:p>
          </table:table-cell>
          <table:table-cell office:value-type="float" office:value="0.2554978" calcext:value-type="float">
            <text:p>0.2554978</text:p>
          </table:table-cell>
          <table:table-cell office:value-type="float" office:value="0.1199017" calcext:value-type="float">
            <text:p>0.1199017</text:p>
          </table:table-cell>
          <table:table-cell office:value-type="float" office:value="0.1208004" calcext:value-type="float">
            <text:p>0.1208004</text:p>
          </table:table-cell>
          <table:table-cell office:value-type="float" office:value="0.3444176" calcext:value-type="float">
            <text:p>0.3444176</text:p>
          </table:table-cell>
          <table:table-cell office:value-type="float" office:value="0.3626558" calcext:value-type="float">
            <text:p>0.3626558</text:p>
          </table:table-cell>
          <table:table-cell office:value-type="float" office:value="0" calcext:value-type="float">
            <text:p>0</text:p>
          </table:table-cell>
          <table:table-cell office:value-type="float" office:value="2838.888" calcext:value-type="float">
            <text:p>2838.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376298" calcext:value-type="float">
            <text:p>-0.00073762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33.57109" calcext:value-type="float">
            <text:p>33.57109</text:p>
          </table:table-cell>
          <table:table-cell office:value-type="float" office:value="1092.474" calcext:value-type="float">
            <text:p>1092.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77179" calcext:value-type="float">
            <text:p>0.6177179</text:p>
          </table:table-cell>
          <table:table-cell office:value-type="float" office:value="5.82755" calcext:value-type="float">
            <text:p>5.827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2623976" calcext:value-type="float">
            <text:p>-0.002623976</text:p>
          </table:table-cell>
          <table:table-cell office:value-type="float" office:value="-0.005031586" calcext:value-type="float">
            <text:p>-0.005031586</text:p>
          </table:table-cell>
          <table:table-cell office:value-type="float" office:value="0.0005267833" calcext:value-type="float">
            <text:p>0.0005267833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60805" calcext:value-type="float">
            <text:p>14.60805</text:p>
          </table:table-cell>
          <table:table-cell office:value-type="float" office:value="4.450912" calcext:value-type="float">
            <text:p>4.450912</text:p>
          </table:table-cell>
          <table:table-cell office:value-type="float" office:value="0.277653" calcext:value-type="float">
            <text:p>0.277653</text:p>
          </table:table-cell>
          <table:table-cell office:value-type="float" office:value="0.2177683" calcext:value-type="float">
            <text:p>0.2177683</text:p>
          </table:table-cell>
          <table:table-cell office:value-type="float" office:value="0.1020137" calcext:value-type="float">
            <text:p>0.1020137</text:p>
          </table:table-cell>
          <table:table-cell office:value-type="float" office:value="0.09919691" calcext:value-type="float">
            <text:p>0.09919691</text:p>
          </table:table-cell>
          <table:table-cell office:value-type="float" office:value="0.03758831" calcext:value-type="float">
            <text:p>0.03758831</text:p>
          </table:table-cell>
          <table:table-cell office:value-type="float" office:value="0.03112583" calcext:value-type="float">
            <text:p>0.03112583</text:p>
          </table:table-cell>
          <table:table-cell office:value-type="float" office:value="0.03888439" calcext:value-type="float">
            <text:p>0.03888439</text:p>
          </table:table-cell>
          <table:table-cell office:value-type="float" office:value="0.02667514" calcext:value-type="float">
            <text:p>0.02667514</text:p>
          </table:table-cell>
          <table:table-cell office:value-type="float" office:value="0.02225185" calcext:value-type="float">
            <text:p>0.02225185</text:p>
          </table:table-cell>
          <table:table-cell office:value-type="float" office:value="0.02038116" calcext:value-type="float">
            <text:p>0.02038116</text:p>
          </table:table-cell>
          <table:table-cell office:value-type="float" office:value="0.01879632" calcext:value-type="float">
            <text:p>0.01879632</text:p>
          </table:table-cell>
          <table:table-cell office:value-type="float" office:value="0.005512686" calcext:value-type="float">
            <text:p>0.005512686</text:p>
          </table:table-cell>
          <table:table-cell office:value-type="float" office:value="0.006244995" calcext:value-type="float">
            <text:p>0.006244995</text:p>
          </table:table-cell>
          <table:table-cell office:value-type="float" office:value="0" calcext:value-type="float">
            <text:p>0</text:p>
          </table:table-cell>
          <table:table-cell office:value-type="float" office:value="77.98243" calcext:value-type="float">
            <text:p>77.98243</text:p>
          </table:table-cell>
          <table:table-cell office:value-type="float" office:value="34.40825" calcext:value-type="float">
            <text:p>34.40825</text:p>
          </table:table-cell>
          <table:table-cell office:value-type="float" office:value="19.99303" calcext:value-type="float">
            <text:p>19.99303</text:p>
          </table:table-cell>
          <table:table-cell office:value-type="float" office:value="9.85973" calcext:value-type="float">
            <text:p>9.85973</text:p>
          </table:table-cell>
          <table:table-cell office:value-type="float" office:value="6.174556" calcext:value-type="float">
            <text:p>6.174556</text:p>
          </table:table-cell>
          <table:table-cell office:value-type="float" office:value="1.478121" calcext:value-type="float">
            <text:p>1.478121</text:p>
          </table:table-cell>
          <table:table-cell office:value-type="float" office:value="0.7927139" calcext:value-type="float">
            <text:p>0.7927139</text:p>
          </table:table-cell>
          <table:table-cell office:value-type="float" office:value="1.88284" calcext:value-type="float">
            <text:p>1.88284</text:p>
          </table:table-cell>
          <table:table-cell office:value-type="float" office:value="0.5665073" calcext:value-type="float">
            <text:p>0.5665073</text:p>
          </table:table-cell>
          <table:table-cell office:value-type="float" office:value="0.2561922" calcext:value-type="float">
            <text:p>0.2561922</text:p>
          </table:table-cell>
          <table:table-cell office:value-type="float" office:value="0.1203674" calcext:value-type="float">
            <text:p>0.1203674</text:p>
          </table:table-cell>
          <table:table-cell office:value-type="float" office:value="0.121226" calcext:value-type="float">
            <text:p>0.121226</text:p>
          </table:table-cell>
          <table:table-cell office:value-type="float" office:value="0.3440576" calcext:value-type="float">
            <text:p>0.3440576</text:p>
          </table:table-cell>
          <table:table-cell office:value-type="float" office:value="0.3625297" calcext:value-type="float">
            <text:p>0.3625297</text:p>
          </table:table-cell>
          <table:table-cell office:value-type="float" office:value="0" calcext:value-type="float">
            <text:p>0</text:p>
          </table:table-cell>
          <table:table-cell office:value-type="float" office:value="2840.4" calcext:value-type="float">
            <text:p>284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390957" calcext:value-type="float">
            <text:p>-0.00073909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33.5677" calcext:value-type="float">
            <text:p>33.5677</text:p>
          </table:table-cell>
          <table:table-cell office:value-type="float" office:value="1092.472" calcext:value-type="float">
            <text:p>1092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2445" calcext:value-type="float">
            <text:p>0.6192445</text:p>
          </table:table-cell>
          <table:table-cell office:value-type="float" office:value="5.831632" calcext:value-type="float">
            <text:p>5.8316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33611" calcext:value-type="float">
            <text:p>-0.0033611</text:p>
          </table:table-cell>
          <table:table-cell office:value-type="float" office:value="-0.005038596" calcext:value-type="float">
            <text:p>-0.005038596</text:p>
          </table:table-cell>
          <table:table-cell office:value-type="float" office:value="0.0005494622" calcext:value-type="float">
            <text:p>0.0005494622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60336" calcext:value-type="float">
            <text:p>14.60336</text:p>
          </table:table-cell>
          <table:table-cell office:value-type="float" office:value="4.475124" calcext:value-type="float">
            <text:p>4.475124</text:p>
          </table:table-cell>
          <table:table-cell office:value-type="float" office:value="0.2902331" calcext:value-type="float">
            <text:p>0.2902331</text:p>
          </table:table-cell>
          <table:table-cell office:value-type="float" office:value="0.2283367" calcext:value-type="float">
            <text:p>0.2283367</text:p>
          </table:table-cell>
          <table:table-cell office:value-type="float" office:value="0.1053094" calcext:value-type="float">
            <text:p>0.1053094</text:p>
          </table:table-cell>
          <table:table-cell office:value-type="float" office:value="0.1017647" calcext:value-type="float">
            <text:p>0.1017647</text:p>
          </table:table-cell>
          <table:table-cell office:value-type="float" office:value="0.0376766" calcext:value-type="float">
            <text:p>0.0376766</text:p>
          </table:table-cell>
          <table:table-cell office:value-type="float" office:value="0.03122488" calcext:value-type="float">
            <text:p>0.03122488</text:p>
          </table:table-cell>
          <table:table-cell office:value-type="float" office:value="0.03900893" calcext:value-type="float">
            <text:p>0.03900893</text:p>
          </table:table-cell>
          <table:table-cell office:value-type="float" office:value="0.02674567" calcext:value-type="float">
            <text:p>0.02674567</text:p>
          </table:table-cell>
          <table:table-cell office:value-type="float" office:value="0.02227554" calcext:value-type="float">
            <text:p>0.02227554</text:p>
          </table:table-cell>
          <table:table-cell office:value-type="float" office:value="0.02039663" calcext:value-type="float">
            <text:p>0.02039663</text:p>
          </table:table-cell>
          <table:table-cell office:value-type="float" office:value="0.01882037" calcext:value-type="float">
            <text:p>0.01882037</text:p>
          </table:table-cell>
          <table:table-cell office:value-type="float" office:value="0.005527727" calcext:value-type="float">
            <text:p>0.005527727</text:p>
          </table:table-cell>
          <table:table-cell office:value-type="float" office:value="0.006223213" calcext:value-type="float">
            <text:p>0.006223213</text:p>
          </table:table-cell>
          <table:table-cell office:value-type="float" office:value="0" calcext:value-type="float">
            <text:p>0</text:p>
          </table:table-cell>
          <table:table-cell office:value-type="float" office:value="77.94147" calcext:value-type="float">
            <text:p>77.94147</text:p>
          </table:table-cell>
          <table:table-cell office:value-type="float" office:value="34.45723" calcext:value-type="float">
            <text:p>34.45723</text:p>
          </table:table-cell>
          <table:table-cell office:value-type="float" office:value="20.01247" calcext:value-type="float">
            <text:p>20.01247</text:p>
          </table:table-cell>
          <table:table-cell office:value-type="float" office:value="9.881942" calcext:value-type="float">
            <text:p>9.881942</text:p>
          </table:table-cell>
          <table:table-cell office:value-type="float" office:value="6.180659" calcext:value-type="float">
            <text:p>6.180659</text:p>
          </table:table-cell>
          <table:table-cell office:value-type="float" office:value="1.481314" calcext:value-type="float">
            <text:p>1.481314</text:p>
          </table:table-cell>
          <table:table-cell office:value-type="float" office:value="0.7978747" calcext:value-type="float">
            <text:p>0.7978747</text:p>
          </table:table-cell>
          <table:table-cell office:value-type="float" office:value="1.883575" calcext:value-type="float">
            <text:p>1.883575</text:p>
          </table:table-cell>
          <table:table-cell office:value-type="float" office:value="0.5675832" calcext:value-type="float">
            <text:p>0.5675832</text:p>
          </table:table-cell>
          <table:table-cell office:value-type="float" office:value="0.2568712" calcext:value-type="float">
            <text:p>0.2568712</text:p>
          </table:table-cell>
          <table:table-cell office:value-type="float" office:value="0.120827" calcext:value-type="float">
            <text:p>0.120827</text:p>
          </table:table-cell>
          <table:table-cell office:value-type="float" office:value="0.1219301" calcext:value-type="float">
            <text:p>0.1219301</text:p>
          </table:table-cell>
          <table:table-cell office:value-type="float" office:value="0.3480701" calcext:value-type="float">
            <text:p>0.3480701</text:p>
          </table:table-cell>
          <table:table-cell office:value-type="float" office:value="0.3589863" calcext:value-type="float">
            <text:p>0.3589863</text:p>
          </table:table-cell>
          <table:table-cell office:value-type="float" office:value="0" calcext:value-type="float">
            <text:p>0</text:p>
          </table:table-cell>
          <table:table-cell office:value-type="float" office:value="2839.619" calcext:value-type="float">
            <text:p>2839.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404605" calcext:value-type="float">
            <text:p>-0.00074046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33.56071" calcext:value-type="float">
            <text:p>33.56071</text:p>
          </table:table-cell>
          <table:table-cell office:value-type="float" office:value="1092.471" calcext:value-type="float">
            <text:p>1092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5833" calcext:value-type="float">
            <text:p>0.6225833</text:p>
          </table:table-cell>
          <table:table-cell office:value-type="float" office:value="5.836948" calcext:value-type="float">
            <text:p>5.836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4168651" calcext:value-type="float">
            <text:p>-0.004168651</text:p>
          </table:table-cell>
          <table:table-cell office:value-type="float" office:value="-0.005043274" calcext:value-type="float">
            <text:p>-0.005043274</text:p>
          </table:table-cell>
          <table:table-cell office:value-type="float" office:value="0.0005716608" calcext:value-type="float">
            <text:p>0.0005716608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9373" calcext:value-type="float">
            <text:p>14.59373</text:p>
          </table:table-cell>
          <table:table-cell office:value-type="float" office:value="4.565529" calcext:value-type="float">
            <text:p>4.565529</text:p>
          </table:table-cell>
          <table:table-cell office:value-type="float" office:value="0.298669" calcext:value-type="float">
            <text:p>0.298669</text:p>
          </table:table-cell>
          <table:table-cell office:value-type="float" office:value="0.236549" calcext:value-type="float">
            <text:p>0.236549</text:p>
          </table:table-cell>
          <table:table-cell office:value-type="float" office:value="0.1083865" calcext:value-type="float">
            <text:p>0.1083865</text:p>
          </table:table-cell>
          <table:table-cell office:value-type="float" office:value="0.1045289" calcext:value-type="float">
            <text:p>0.1045289</text:p>
          </table:table-cell>
          <table:table-cell office:value-type="float" office:value="0.03782793" calcext:value-type="float">
            <text:p>0.03782793</text:p>
          </table:table-cell>
          <table:table-cell office:value-type="float" office:value="0.03132604" calcext:value-type="float">
            <text:p>0.03132604</text:p>
          </table:table-cell>
          <table:table-cell office:value-type="float" office:value="0.03913609" calcext:value-type="float">
            <text:p>0.03913609</text:p>
          </table:table-cell>
          <table:table-cell office:value-type="float" office:value="0.02681809" calcext:value-type="float">
            <text:p>0.02681809</text:p>
          </table:table-cell>
          <table:table-cell office:value-type="float" office:value="0.02230017" calcext:value-type="float">
            <text:p>0.02230017</text:p>
          </table:table-cell>
          <table:table-cell office:value-type="float" office:value="0.02041239" calcext:value-type="float">
            <text:p>0.02041239</text:p>
          </table:table-cell>
          <table:table-cell office:value-type="float" office:value="0.01884427" calcext:value-type="float">
            <text:p>0.01884427</text:p>
          </table:table-cell>
          <table:table-cell office:value-type="float" office:value="0.005523564" calcext:value-type="float">
            <text:p>0.005523564</text:p>
          </table:table-cell>
          <table:table-cell office:value-type="float" office:value="0.006224286" calcext:value-type="float">
            <text:p>0.006224286</text:p>
          </table:table-cell>
          <table:table-cell office:value-type="float" office:value="0" calcext:value-type="float">
            <text:p>0</text:p>
          </table:table-cell>
          <table:table-cell office:value-type="float" office:value="77.65859" calcext:value-type="float">
            <text:p>77.65859</text:p>
          </table:table-cell>
          <table:table-cell office:value-type="float" office:value="34.52182" calcext:value-type="float">
            <text:p>34.52182</text:p>
          </table:table-cell>
          <table:table-cell office:value-type="float" office:value="20.04494" calcext:value-type="float">
            <text:p>20.04494</text:p>
          </table:table-cell>
          <table:table-cell office:value-type="float" office:value="9.9106" calcext:value-type="float">
            <text:p>9.9106</text:p>
          </table:table-cell>
          <table:table-cell office:value-type="float" office:value="6.188803" calcext:value-type="float">
            <text:p>6.188803</text:p>
          </table:table-cell>
          <table:table-cell office:value-type="float" office:value="1.484917" calcext:value-type="float">
            <text:p>1.484917</text:p>
          </table:table-cell>
          <table:table-cell office:value-type="float" office:value="0.8042406" calcext:value-type="float">
            <text:p>0.8042406</text:p>
          </table:table-cell>
          <table:table-cell office:value-type="float" office:value="1.88403" calcext:value-type="float">
            <text:p>1.88403</text:p>
          </table:table-cell>
          <table:table-cell office:value-type="float" office:value="0.5686154" calcext:value-type="float">
            <text:p>0.5686154</text:p>
          </table:table-cell>
          <table:table-cell office:value-type="float" office:value="0.2575352" calcext:value-type="float">
            <text:p>0.2575352</text:p>
          </table:table-cell>
          <table:table-cell office:value-type="float" office:value="0.1212841" calcext:value-type="float">
            <text:p>0.1212841</text:p>
          </table:table-cell>
          <table:table-cell office:value-type="float" office:value="0.1225717" calcext:value-type="float">
            <text:p>0.1225717</text:p>
          </table:table-cell>
          <table:table-cell office:value-type="float" office:value="0.3466371" calcext:value-type="float">
            <text:p>0.3466371</text:p>
          </table:table-cell>
          <table:table-cell office:value-type="float" office:value="0.3612688" calcext:value-type="float">
            <text:p>0.3612688</text:p>
          </table:table-cell>
          <table:table-cell office:value-type="float" office:value="0" calcext:value-type="float">
            <text:p>0</text:p>
          </table:table-cell>
          <table:table-cell office:value-type="float" office:value="2847.81" calcext:value-type="float">
            <text:p>284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417801" calcext:value-type="float">
            <text:p>-0.00074178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33.55594" calcext:value-type="float">
            <text:p>33.55594</text:p>
          </table:table-cell>
          <table:table-cell office:value-type="float" office:value="1092.47" calcext:value-type="float">
            <text:p>109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44349" calcext:value-type="float">
            <text:p>0.6244349</text:p>
          </table:table-cell>
          <table:table-cell office:value-type="float" office:value="5.841411" calcext:value-type="float">
            <text:p>5.841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4540012" calcext:value-type="float">
            <text:p>-0.004540012</text:p>
          </table:table-cell>
          <table:table-cell office:value-type="float" office:value="-0.005045982" calcext:value-type="float">
            <text:p>-0.005045982</text:p>
          </table:table-cell>
          <table:table-cell office:value-type="float" office:value="0.000594123" calcext:value-type="float">
            <text:p>0.000594123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8757" calcext:value-type="float">
            <text:p>14.58757</text:p>
          </table:table-cell>
          <table:table-cell office:value-type="float" office:value="4.611591" calcext:value-type="float">
            <text:p>4.611591</text:p>
          </table:table-cell>
          <table:table-cell office:value-type="float" office:value="0.3121523" calcext:value-type="float">
            <text:p>0.3121523</text:p>
          </table:table-cell>
          <table:table-cell office:value-type="float" office:value="0.2459932" calcext:value-type="float">
            <text:p>0.2459932</text:p>
          </table:table-cell>
          <table:table-cell office:value-type="float" office:value="0.1111967" calcext:value-type="float">
            <text:p>0.1111967</text:p>
          </table:table-cell>
          <table:table-cell office:value-type="float" office:value="0.1067207" calcext:value-type="float">
            <text:p>0.1067207</text:p>
          </table:table-cell>
          <table:table-cell office:value-type="float" office:value="0.03804323" calcext:value-type="float">
            <text:p>0.03804323</text:p>
          </table:table-cell>
          <table:table-cell office:value-type="float" office:value="0.03138705" calcext:value-type="float">
            <text:p>0.03138705</text:p>
          </table:table-cell>
          <table:table-cell office:value-type="float" office:value="0.03925891" calcext:value-type="float">
            <text:p>0.03925891</text:p>
          </table:table-cell>
          <table:table-cell office:value-type="float" office:value="0.02689217" calcext:value-type="float">
            <text:p>0.02689217</text:p>
          </table:table-cell>
          <table:table-cell office:value-type="float" office:value="0.02232577" calcext:value-type="float">
            <text:p>0.02232577</text:p>
          </table:table-cell>
          <table:table-cell office:value-type="float" office:value="0.02042836" calcext:value-type="float">
            <text:p>0.02042836</text:p>
          </table:table-cell>
          <table:table-cell office:value-type="float" office:value="0.01886788" calcext:value-type="float">
            <text:p>0.01886788</text:p>
          </table:table-cell>
          <table:table-cell office:value-type="float" office:value="0.00552006" calcext:value-type="float">
            <text:p>0.00552006</text:p>
          </table:table-cell>
          <table:table-cell office:value-type="float" office:value="0.00622351" calcext:value-type="float">
            <text:p>0.00622351</text:p>
          </table:table-cell>
          <table:table-cell office:value-type="float" office:value="0" calcext:value-type="float">
            <text:p>0</text:p>
          </table:table-cell>
          <table:table-cell office:value-type="float" office:value="77.83752" calcext:value-type="float">
            <text:p>77.83752</text:p>
          </table:table-cell>
          <table:table-cell office:value-type="float" office:value="34.44866" calcext:value-type="float">
            <text:p>34.44866</text:p>
          </table:table-cell>
          <table:table-cell office:value-type="float" office:value="20.07385" calcext:value-type="float">
            <text:p>20.07385</text:p>
          </table:table-cell>
          <table:table-cell office:value-type="float" office:value="9.933465" calcext:value-type="float">
            <text:p>9.933465</text:p>
          </table:table-cell>
          <table:table-cell office:value-type="float" office:value="6.197782" calcext:value-type="float">
            <text:p>6.197782</text:p>
          </table:table-cell>
          <table:table-cell office:value-type="float" office:value="1.489068" calcext:value-type="float">
            <text:p>1.489068</text:p>
          </table:table-cell>
          <table:table-cell office:value-type="float" office:value="0.8137755" calcext:value-type="float">
            <text:p>0.8137755</text:p>
          </table:table-cell>
          <table:table-cell office:value-type="float" office:value="1.883556" calcext:value-type="float">
            <text:p>1.883556</text:p>
          </table:table-cell>
          <table:table-cell office:value-type="float" office:value="0.5695986" calcext:value-type="float">
            <text:p>0.5695986</text:p>
          </table:table-cell>
          <table:table-cell office:value-type="float" office:value="0.2581838" calcext:value-type="float">
            <text:p>0.2581838</text:p>
          </table:table-cell>
          <table:table-cell office:value-type="float" office:value="0.1217361" calcext:value-type="float">
            <text:p>0.1217361</text:p>
          </table:table-cell>
          <table:table-cell office:value-type="float" office:value="0.1231132" calcext:value-type="float">
            <text:p>0.1231132</text:p>
          </table:table-cell>
          <table:table-cell office:value-type="float" office:value="0.3454696" calcext:value-type="float">
            <text:p>0.3454696</text:p>
          </table:table-cell>
          <table:table-cell office:value-type="float" office:value="0.3625358" calcext:value-type="float">
            <text:p>0.3625358</text:p>
          </table:table-cell>
          <table:table-cell office:value-type="float" office:value="0" calcext:value-type="float">
            <text:p>0</text:p>
          </table:table-cell>
          <table:table-cell office:value-type="float" office:value="2848.017" calcext:value-type="float">
            <text:p>2848.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4306" calcext:value-type="float">
            <text:p>-0.000743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33.55153" calcext:value-type="float">
            <text:p>33.55153</text:p>
          </table:table-cell>
          <table:table-cell office:value-type="float" office:value="1092.469" calcext:value-type="float">
            <text:p>1092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6323" calcext:value-type="float">
            <text:p>0.626323</text:p>
          </table:table-cell>
          <table:table-cell office:value-type="float" office:value="5.845113" calcext:value-type="float">
            <text:p>5.8451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4540012" calcext:value-type="float">
            <text:p>-0.004540012</text:p>
          </table:table-cell>
          <table:table-cell office:value-type="float" office:value="-0.005049108" calcext:value-type="float">
            <text:p>-0.005049108</text:p>
          </table:table-cell>
          <table:table-cell office:value-type="float" office:value="0.000617317" calcext:value-type="float">
            <text:p>0.000617317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8156" calcext:value-type="float">
            <text:p>14.58156</text:p>
          </table:table-cell>
          <table:table-cell office:value-type="float" office:value="4.657826" calcext:value-type="float">
            <text:p>4.657826</text:p>
          </table:table-cell>
          <table:table-cell office:value-type="float" office:value="0.324425" calcext:value-type="float">
            <text:p>0.324425</text:p>
          </table:table-cell>
          <table:table-cell office:value-type="float" office:value="0.255524" calcext:value-type="float">
            <text:p>0.255524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0.1092968" calcext:value-type="float">
            <text:p>0.1092968</text:p>
          </table:table-cell>
          <table:table-cell office:value-type="float" office:value="0.03829954" calcext:value-type="float">
            <text:p>0.03829954</text:p>
          </table:table-cell>
          <table:table-cell office:value-type="float" office:value="0.03139721" calcext:value-type="float">
            <text:p>0.03139721</text:p>
          </table:table-cell>
          <table:table-cell office:value-type="float" office:value="0.03937989" calcext:value-type="float">
            <text:p>0.03937989</text:p>
          </table:table-cell>
          <table:table-cell office:value-type="float" office:value="0.02696722" calcext:value-type="float">
            <text:p>0.02696722</text:p>
          </table:table-cell>
          <table:table-cell office:value-type="float" office:value="0.02235232" calcext:value-type="float">
            <text:p>0.02235232</text:p>
          </table:table-cell>
          <table:table-cell office:value-type="float" office:value="0.02044453" calcext:value-type="float">
            <text:p>0.02044453</text:p>
          </table:table-cell>
          <table:table-cell office:value-type="float" office:value="0.01889125" calcext:value-type="float">
            <text:p>0.01889125</text:p>
          </table:table-cell>
          <table:table-cell office:value-type="float" office:value="0.005518256" calcext:value-type="float">
            <text:p>0.005518256</text:p>
          </table:table-cell>
          <table:table-cell office:value-type="float" office:value="0.006221012" calcext:value-type="float">
            <text:p>0.006221012</text:p>
          </table:table-cell>
          <table:table-cell office:value-type="float" office:value="0" calcext:value-type="float">
            <text:p>0</text:p>
          </table:table-cell>
          <table:table-cell office:value-type="float" office:value="77.65018" calcext:value-type="float">
            <text:p>77.65018</text:p>
          </table:table-cell>
          <table:table-cell office:value-type="float" office:value="34.45814" calcext:value-type="float">
            <text:p>34.45814</text:p>
          </table:table-cell>
          <table:table-cell office:value-type="float" office:value="20.09874" calcext:value-type="float">
            <text:p>20.09874</text:p>
          </table:table-cell>
          <table:table-cell office:value-type="float" office:value="9.954934" calcext:value-type="float">
            <text:p>9.954934</text:p>
          </table:table-cell>
          <table:table-cell office:value-type="float" office:value="6.204948" calcext:value-type="float">
            <text:p>6.204948</text:p>
          </table:table-cell>
          <table:table-cell office:value-type="float" office:value="1.493141" calcext:value-type="float">
            <text:p>1.493141</text:p>
          </table:table-cell>
          <table:table-cell office:value-type="float" office:value="0.8246755" calcext:value-type="float">
            <text:p>0.8246755</text:p>
          </table:table-cell>
          <table:table-cell office:value-type="float" office:value="1.882625" calcext:value-type="float">
            <text:p>1.882625</text:p>
          </table:table-cell>
          <table:table-cell office:value-type="float" office:value="0.570533" calcext:value-type="float">
            <text:p>0.570533</text:p>
          </table:table-cell>
          <table:table-cell office:value-type="float" office:value="0.2588168" calcext:value-type="float">
            <text:p>0.2588168</text:p>
          </table:table-cell>
          <table:table-cell office:value-type="float" office:value="0.1221805" calcext:value-type="float">
            <text:p>0.1221805</text:p>
          </table:table-cell>
          <table:table-cell office:value-type="float" office:value="0.1235942" calcext:value-type="float">
            <text:p>0.1235942</text:p>
          </table:table-cell>
          <table:table-cell office:value-type="float" office:value="0.3448779" calcext:value-type="float">
            <text:p>0.3448779</text:p>
          </table:table-cell>
          <table:table-cell office:value-type="float" office:value="0.3626246" calcext:value-type="float">
            <text:p>0.3626246</text:p>
          </table:table-cell>
          <table:table-cell office:value-type="float" office:value="0" calcext:value-type="float">
            <text:p>0</text:p>
          </table:table-cell>
          <table:table-cell office:value-type="float" office:value="2848.544" calcext:value-type="float">
            <text:p>2848.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442891" calcext:value-type="float">
            <text:p>-0.00074428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33.54105" calcext:value-type="float">
            <text:p>33.54105</text:p>
          </table:table-cell>
          <table:table-cell office:value-type="float" office:value="1092.468" calcext:value-type="float">
            <text:p>1092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07971" calcext:value-type="float">
            <text:p>0.6307971</text:p>
          </table:table-cell>
          <table:table-cell office:value-type="float" office:value="5.851372" calcext:value-type="float">
            <text:p>5.8513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69267" calcext:value-type="float">
            <text:p>3.169267E-10</text:p>
          </table:table-cell>
          <table:table-cell office:value-type="float" office:value="0" calcext:value-type="float">
            <text:p>0</text:p>
          </table:table-cell>
          <table:table-cell office:value-type="float" office:value="-0.004540012" calcext:value-type="float">
            <text:p>-0.004540012</text:p>
          </table:table-cell>
          <table:table-cell office:value-type="float" office:value="-0.005055936" calcext:value-type="float">
            <text:p>-0.005055936</text:p>
          </table:table-cell>
          <table:table-cell office:value-type="float" office:value="0.0006401254" calcext:value-type="float">
            <text:p>0.0006401254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676" calcext:value-type="float">
            <text:p>14.5676</text:p>
          </table:table-cell>
          <table:table-cell office:value-type="float" office:value="4.810819" calcext:value-type="float">
            <text:p>4.810819</text:p>
          </table:table-cell>
          <table:table-cell office:value-type="float" office:value="0.3253602" calcext:value-type="float">
            <text:p>0.3253602</text:p>
          </table:table-cell>
          <table:table-cell office:value-type="float" office:value="0.2573068" calcext:value-type="float">
            <text:p>0.2573068</text:p>
          </table:table-cell>
          <table:table-cell office:value-type="float" office:value="0.1166225" calcext:value-type="float">
            <text:p>0.1166225</text:p>
          </table:table-cell>
          <table:table-cell office:value-type="float" office:value="0.111591" calcext:value-type="float">
            <text:p>0.111591</text:p>
          </table:table-cell>
          <table:table-cell office:value-type="float" office:value="0.03857373" calcext:value-type="float">
            <text:p>0.03857373</text:p>
          </table:table-cell>
          <table:table-cell office:value-type="float" office:value="0.03134093" calcext:value-type="float">
            <text:p>0.03134093</text:p>
          </table:table-cell>
          <table:table-cell office:value-type="float" office:value="0.03950164" calcext:value-type="float">
            <text:p>0.03950164</text:p>
          </table:table-cell>
          <table:table-cell office:value-type="float" office:value="0.02704289" calcext:value-type="float">
            <text:p>0.02704289</text:p>
          </table:table-cell>
          <table:table-cell office:value-type="float" office:value="0.02237971" calcext:value-type="float">
            <text:p>0.02237971</text:p>
          </table:table-cell>
          <table:table-cell office:value-type="float" office:value="0.02046085" calcext:value-type="float">
            <text:p>0.02046085</text:p>
          </table:table-cell>
          <table:table-cell office:value-type="float" office:value="0.0189145" calcext:value-type="float">
            <text:p>0.0189145</text:p>
          </table:table-cell>
          <table:table-cell office:value-type="float" office:value="0.005517391" calcext:value-type="float">
            <text:p>0.005517391</text:p>
          </table:table-cell>
          <table:table-cell office:value-type="float" office:value="0.006221243" calcext:value-type="float">
            <text:p>0.006221243</text:p>
          </table:table-cell>
          <table:table-cell office:value-type="float" office:value="0" calcext:value-type="float">
            <text:p>0</text:p>
          </table:table-cell>
          <table:table-cell office:value-type="float" office:value="77.35699" calcext:value-type="float">
            <text:p>77.35699</text:p>
          </table:table-cell>
          <table:table-cell office:value-type="float" office:value="34.53723" calcext:value-type="float">
            <text:p>34.53723</text:p>
          </table:table-cell>
          <table:table-cell office:value-type="float" office:value="20.11" calcext:value-type="float">
            <text:p>20.11</text:p>
          </table:table-cell>
          <table:table-cell office:value-type="float" office:value="9.995675" calcext:value-type="float">
            <text:p>9.995675</text:p>
          </table:table-cell>
          <table:table-cell office:value-type="float" office:value="6.21796" calcext:value-type="float">
            <text:p>6.21796</text:p>
          </table:table-cell>
          <table:table-cell office:value-type="float" office:value="1.497469" calcext:value-type="float">
            <text:p>1.497469</text:p>
          </table:table-cell>
          <table:table-cell office:value-type="float" office:value="0.8342485" calcext:value-type="float">
            <text:p>0.8342485</text:p>
          </table:table-cell>
          <table:table-cell office:value-type="float" office:value="1.882024" calcext:value-type="float">
            <text:p>1.882024</text:p>
          </table:table-cell>
          <table:table-cell office:value-type="float" office:value="0.5714231" calcext:value-type="float">
            <text:p>0.5714231</text:p>
          </table:table-cell>
          <table:table-cell office:value-type="float" office:value="0.2594343" calcext:value-type="float">
            <text:p>0.2594343</text:p>
          </table:table-cell>
          <table:table-cell office:value-type="float" office:value="0.1226174" calcext:value-type="float">
            <text:p>0.1226174</text:p>
          </table:table-cell>
          <table:table-cell office:value-type="float" office:value="0.1240556" calcext:value-type="float">
            <text:p>0.1240556</text:p>
          </table:table-cell>
          <table:table-cell office:value-type="float" office:value="0.3445833" calcext:value-type="float">
            <text:p>0.3445833</text:p>
          </table:table-cell>
          <table:table-cell office:value-type="float" office:value="0.3626445" calcext:value-type="float">
            <text:p>0.3626445</text:p>
          </table:table-cell>
          <table:table-cell office:value-type="float" office:value="0" calcext:value-type="float">
            <text:p>0</text:p>
          </table:table-cell>
          <table:table-cell office:value-type="float" office:value="2864.168" calcext:value-type="float">
            <text:p>2864.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455118" calcext:value-type="float">
            <text:p>-0.00074551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33.53017" calcext:value-type="float">
            <text:p>33.53017</text:p>
          </table:table-cell>
          <table:table-cell office:value-type="float" office:value="1092.468" calcext:value-type="float">
            <text:p>1092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36573" calcext:value-type="float">
            <text:p>0.6336573</text:p>
          </table:table-cell>
          <table:table-cell office:value-type="float" office:value="5.859355" calcext:value-type="float">
            <text:p>5.8593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52115" calcext:value-type="float">
            <text:p>4.752115E-10</text:p>
          </table:table-cell>
          <table:table-cell office:value-type="float" office:value="0" calcext:value-type="float">
            <text:p>0</text:p>
          </table:table-cell>
          <table:table-cell office:value-type="float" office:value="-0.004539978" calcext:value-type="float">
            <text:p>-0.004539978</text:p>
          </table:table-cell>
          <table:table-cell office:value-type="float" office:value="-0.005333313" calcext:value-type="float">
            <text:p>-0.005333313</text:p>
          </table:table-cell>
          <table:table-cell office:value-type="float" office:value="0.0006628182" calcext:value-type="float">
            <text:p>0.0006628182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639" calcext:value-type="float">
            <text:p>14.5639</text:p>
          </table:table-cell>
          <table:table-cell office:value-type="float" office:value="5.004757" calcext:value-type="float">
            <text:p>5.004757</text:p>
          </table:table-cell>
          <table:table-cell office:value-type="float" office:value="0.3328327" calcext:value-type="float">
            <text:p>0.3328327</text:p>
          </table:table-cell>
          <table:table-cell office:value-type="float" office:value="0.2561655" calcext:value-type="float">
            <text:p>0.2561655</text:p>
          </table:table-cell>
          <table:table-cell office:value-type="float" office:value="0.117435" calcext:value-type="float">
            <text:p>0.117435</text:p>
          </table:table-cell>
          <table:table-cell office:value-type="float" office:value="0.1122912" calcext:value-type="float">
            <text:p>0.1122912</text:p>
          </table:table-cell>
          <table:table-cell office:value-type="float" office:value="0.0387808" calcext:value-type="float">
            <text:p>0.0387808</text:p>
          </table:table-cell>
          <table:table-cell office:value-type="float" office:value="0.03124025" calcext:value-type="float">
            <text:p>0.03124025</text:p>
          </table:table-cell>
          <table:table-cell office:value-type="float" office:value="0.03962273" calcext:value-type="float">
            <text:p>0.03962273</text:p>
          </table:table-cell>
          <table:table-cell office:value-type="float" office:value="0.02711895" calcext:value-type="float">
            <text:p>0.02711895</text:p>
          </table:table-cell>
          <table:table-cell office:value-type="float" office:value="0.02240787" calcext:value-type="float">
            <text:p>0.02240787</text:p>
          </table:table-cell>
          <table:table-cell office:value-type="float" office:value="0.02047733" calcext:value-type="float">
            <text:p>0.02047733</text:p>
          </table:table-cell>
          <table:table-cell office:value-type="float" office:value="0.01893762" calcext:value-type="float">
            <text:p>0.01893762</text:p>
          </table:table-cell>
          <table:table-cell office:value-type="float" office:value="0.005516327" calcext:value-type="float">
            <text:p>0.005516327</text:p>
          </table:table-cell>
          <table:table-cell office:value-type="float" office:value="0.006220609" calcext:value-type="float">
            <text:p>0.006220609</text:p>
          </table:table-cell>
          <table:table-cell office:value-type="float" office:value="0" calcext:value-type="float">
            <text:p>0</text:p>
          </table:table-cell>
          <table:table-cell office:value-type="float" office:value="77.5396" calcext:value-type="float">
            <text:p>77.5396</text:p>
          </table:table-cell>
          <table:table-cell office:value-type="float" office:value="34.63039" calcext:value-type="float">
            <text:p>34.63039</text:p>
          </table:table-cell>
          <table:table-cell office:value-type="float" office:value="20.13127" calcext:value-type="float">
            <text:p>20.13127</text:p>
          </table:table-cell>
          <table:table-cell office:value-type="float" office:value="10.0285" calcext:value-type="float">
            <text:p>10.0285</text:p>
          </table:table-cell>
          <table:table-cell office:value-type="float" office:value="6.23679" calcext:value-type="float">
            <text:p>6.23679</text:p>
          </table:table-cell>
          <table:table-cell office:value-type="float" office:value="1.502543" calcext:value-type="float">
            <text:p>1.502543</text:p>
          </table:table-cell>
          <table:table-cell office:value-type="float" office:value="0.8419728" calcext:value-type="float">
            <text:p>0.8419728</text:p>
          </table:table-cell>
          <table:table-cell office:value-type="float" office:value="1.881921" calcext:value-type="float">
            <text:p>1.881921</text:p>
          </table:table-cell>
          <table:table-cell office:value-type="float" office:value="0.5722752" calcext:value-type="float">
            <text:p>0.5722752</text:p>
          </table:table-cell>
          <table:table-cell office:value-type="float" office:value="0.2600369" calcext:value-type="float">
            <text:p>0.2600369</text:p>
          </table:table-cell>
          <table:table-cell office:value-type="float" office:value="0.1230466" calcext:value-type="float">
            <text:p>0.1230466</text:p>
          </table:table-cell>
          <table:table-cell office:value-type="float" office:value="0.1245063" calcext:value-type="float">
            <text:p>0.1245063</text:p>
          </table:table-cell>
          <table:table-cell office:value-type="float" office:value="0.3442395" calcext:value-type="float">
            <text:p>0.3442395</text:p>
          </table:table-cell>
          <table:table-cell office:value-type="float" office:value="0.362657" calcext:value-type="float">
            <text:p>0.362657</text:p>
          </table:table-cell>
          <table:table-cell office:value-type="float" office:value="0" calcext:value-type="float">
            <text:p>0</text:p>
          </table:table-cell>
          <table:table-cell office:value-type="float" office:value="2869.135" calcext:value-type="float">
            <text:p>2869.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618798" calcext:value-type="float">
            <text:p>-0.00076187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33.51905" calcext:value-type="float">
            <text:p>33.51905</text:p>
          </table:table-cell>
          <table:table-cell office:value-type="float" office:value="1092.468" calcext:value-type="float">
            <text:p>1092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58846" calcext:value-type="float">
            <text:p>0.6358846</text:p>
          </table:table-cell>
          <table:table-cell office:value-type="float" office:value="5.867825" calcext:value-type="float">
            <text:p>5.8678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52115" calcext:value-type="float">
            <text:p>4.752115E-10</text:p>
          </table:table-cell>
          <table:table-cell office:value-type="float" office:value="0" calcext:value-type="float">
            <text:p>0</text:p>
          </table:table-cell>
          <table:table-cell office:value-type="float" office:value="-0.004539978" calcext:value-type="float">
            <text:p>-0.004539978</text:p>
          </table:table-cell>
          <table:table-cell office:value-type="float" office:value="-0.005795298" calcext:value-type="float">
            <text:p>-0.005795298</text:p>
          </table:table-cell>
          <table:table-cell office:value-type="float" office:value="0.000684905" calcext:value-type="float">
            <text:p>0.000684905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5899" calcext:value-type="float">
            <text:p>14.55899</text:p>
          </table:table-cell>
          <table:table-cell office:value-type="float" office:value="5.036451" calcext:value-type="float">
            <text:p>5.036451</text:p>
          </table:table-cell>
          <table:table-cell office:value-type="float" office:value="0.336168" calcext:value-type="float">
            <text:p>0.336168</text:p>
          </table:table-cell>
          <table:table-cell office:value-type="float" office:value="0.2517046" calcext:value-type="float">
            <text:p>0.2517046</text:p>
          </table:table-cell>
          <table:table-cell office:value-type="float" office:value="0.1175719" calcext:value-type="float">
            <text:p>0.1175719</text:p>
          </table:table-cell>
          <table:table-cell office:value-type="float" office:value="0.1123284" calcext:value-type="float">
            <text:p>0.1123284</text:p>
          </table:table-cell>
          <table:table-cell office:value-type="float" office:value="0.03893055" calcext:value-type="float">
            <text:p>0.03893055</text:p>
          </table:table-cell>
          <table:table-cell office:value-type="float" office:value="0.03113384" calcext:value-type="float">
            <text:p>0.03113384</text:p>
          </table:table-cell>
          <table:table-cell office:value-type="float" office:value="0.03974224" calcext:value-type="float">
            <text:p>0.03974224</text:p>
          </table:table-cell>
          <table:table-cell office:value-type="float" office:value="0.02719512" calcext:value-type="float">
            <text:p>0.02719512</text:p>
          </table:table-cell>
          <table:table-cell office:value-type="float" office:value="0.0224367" calcext:value-type="float">
            <text:p>0.0224367</text:p>
          </table:table-cell>
          <table:table-cell office:value-type="float" office:value="0.02049394" calcext:value-type="float">
            <text:p>0.02049394</text:p>
          </table:table-cell>
          <table:table-cell office:value-type="float" office:value="0.01896061" calcext:value-type="float">
            <text:p>0.01896061</text:p>
          </table:table-cell>
          <table:table-cell office:value-type="float" office:value="0.005515328" calcext:value-type="float">
            <text:p>0.005515328</text:p>
          </table:table-cell>
          <table:table-cell office:value-type="float" office:value="0.006220113" calcext:value-type="float">
            <text:p>0.006220113</text:p>
          </table:table-cell>
          <table:table-cell office:value-type="float" office:value="0" calcext:value-type="float">
            <text:p>0</text:p>
          </table:table-cell>
          <table:table-cell office:value-type="float" office:value="75.17296" calcext:value-type="float">
            <text:p>75.17296</text:p>
          </table:table-cell>
          <table:table-cell office:value-type="float" office:value="34.84781" calcext:value-type="float">
            <text:p>34.84781</text:p>
          </table:table-cell>
          <table:table-cell office:value-type="float" office:value="20.15151" calcext:value-type="float">
            <text:p>20.15151</text:p>
          </table:table-cell>
          <table:table-cell office:value-type="float" office:value="10.06505" calcext:value-type="float">
            <text:p>10.06505</text:p>
          </table:table-cell>
          <table:table-cell office:value-type="float" office:value="6.258001" calcext:value-type="float">
            <text:p>6.258001</text:p>
          </table:table-cell>
          <table:table-cell office:value-type="float" office:value="1.507868" calcext:value-type="float">
            <text:p>1.507868</text:p>
          </table:table-cell>
          <table:table-cell office:value-type="float" office:value="0.8491686" calcext:value-type="float">
            <text:p>0.8491686</text:p>
          </table:table-cell>
          <table:table-cell office:value-type="float" office:value="1.881954" calcext:value-type="float">
            <text:p>1.881954</text:p>
          </table:table-cell>
          <table:table-cell office:value-type="float" office:value="0.5730945" calcext:value-type="float">
            <text:p>0.5730945</text:p>
          </table:table-cell>
          <table:table-cell office:value-type="float" office:value="0.2606255" calcext:value-type="float">
            <text:p>0.2606255</text:p>
          </table:table-cell>
          <table:table-cell office:value-type="float" office:value="0.1234685" calcext:value-type="float">
            <text:p>0.1234685</text:p>
          </table:table-cell>
          <table:table-cell office:value-type="float" office:value="0.1249452" calcext:value-type="float">
            <text:p>0.1249452</text:p>
          </table:table-cell>
          <table:table-cell office:value-type="float" office:value="0.343913" calcext:value-type="float">
            <text:p>0.343913</text:p>
          </table:table-cell>
          <table:table-cell office:value-type="float" office:value="0.3626708" calcext:value-type="float">
            <text:p>0.3626708</text:p>
          </table:table-cell>
          <table:table-cell office:value-type="float" office:value="0" calcext:value-type="float">
            <text:p>0</text:p>
          </table:table-cell>
          <table:table-cell office:value-type="float" office:value="2882.212" calcext:value-type="float">
            <text:p>2882.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7999814" calcext:value-type="float">
            <text:p>-0.00079998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33.50351" calcext:value-type="float">
            <text:p>33.50351</text:p>
          </table:table-cell>
          <table:table-cell office:value-type="float" office:value="1092.468" calcext:value-type="float">
            <text:p>1092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4965" calcext:value-type="float">
            <text:p>0.6384965</text:p>
          </table:table-cell>
          <table:table-cell office:value-type="float" office:value="5.880418" calcext:value-type="float">
            <text:p>5.8804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4539883" calcext:value-type="float">
            <text:p>-0.004539883</text:p>
          </table:table-cell>
          <table:table-cell office:value-type="float" office:value="-0.006045036" calcext:value-type="float">
            <text:p>-0.006045036</text:p>
          </table:table-cell>
          <table:table-cell office:value-type="float" office:value="0.0007056723" calcext:value-type="float">
            <text:p>0.0007056723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5261" calcext:value-type="float">
            <text:p>14.55261</text:p>
          </table:table-cell>
          <table:table-cell office:value-type="float" office:value="5.055507" calcext:value-type="float">
            <text:p>5.055507</text:p>
          </table:table-cell>
          <table:table-cell office:value-type="float" office:value="0.3301012" calcext:value-type="float">
            <text:p>0.3301012</text:p>
          </table:table-cell>
          <table:table-cell office:value-type="float" office:value="0.2401764" calcext:value-type="float">
            <text:p>0.2401764</text:p>
          </table:table-cell>
          <table:table-cell office:value-type="float" office:value="0.1170522" calcext:value-type="float">
            <text:p>0.1170522</text:p>
          </table:table-cell>
          <table:table-cell office:value-type="float" office:value="0.1118519" calcext:value-type="float">
            <text:p>0.1118519</text:p>
          </table:table-cell>
          <table:table-cell office:value-type="float" office:value="0.03903934" calcext:value-type="float">
            <text:p>0.03903934</text:p>
          </table:table-cell>
          <table:table-cell office:value-type="float" office:value="0.03103121" calcext:value-type="float">
            <text:p>0.03103121</text:p>
          </table:table-cell>
          <table:table-cell office:value-type="float" office:value="0.03986005" calcext:value-type="float">
            <text:p>0.03986005</text:p>
          </table:table-cell>
          <table:table-cell office:value-type="float" office:value="0.02727112" calcext:value-type="float">
            <text:p>0.02727112</text:p>
          </table:table-cell>
          <table:table-cell office:value-type="float" office:value="0.02246612" calcext:value-type="float">
            <text:p>0.02246612</text:p>
          </table:table-cell>
          <table:table-cell office:value-type="float" office:value="0.0205107" calcext:value-type="float">
            <text:p>0.0205107</text:p>
          </table:table-cell>
          <table:table-cell office:value-type="float" office:value="0.01898344" calcext:value-type="float">
            <text:p>0.01898344</text:p>
          </table:table-cell>
          <table:table-cell office:value-type="float" office:value="0.005514682" calcext:value-type="float">
            <text:p>0.005514682</text:p>
          </table:table-cell>
          <table:table-cell office:value-type="float" office:value="0.006220913" calcext:value-type="float">
            <text:p>0.006220913</text:p>
          </table:table-cell>
          <table:table-cell office:value-type="float" office:value="0" calcext:value-type="float">
            <text:p>0</text:p>
          </table:table-cell>
          <table:table-cell office:value-type="float" office:value="72.52433" calcext:value-type="float">
            <text:p>72.52433</text:p>
          </table:table-cell>
          <table:table-cell office:value-type="float" office:value="35.14576" calcext:value-type="float">
            <text:p>35.14576</text:p>
          </table:table-cell>
          <table:table-cell office:value-type="float" office:value="20.15202" calcext:value-type="float">
            <text:p>20.15202</text:p>
          </table:table-cell>
          <table:table-cell office:value-type="float" office:value="10.12609" calcext:value-type="float">
            <text:p>10.12609</text:p>
          </table:table-cell>
          <table:table-cell office:value-type="float" office:value="6.282329" calcext:value-type="float">
            <text:p>6.282329</text:p>
          </table:table-cell>
          <table:table-cell office:value-type="float" office:value="1.513325" calcext:value-type="float">
            <text:p>1.513325</text:p>
          </table:table-cell>
          <table:table-cell office:value-type="float" office:value="0.8560374" calcext:value-type="float">
            <text:p>0.8560374</text:p>
          </table:table-cell>
          <table:table-cell office:value-type="float" office:value="1.882124" calcext:value-type="float">
            <text:p>1.882124</text:p>
          </table:table-cell>
          <table:table-cell office:value-type="float" office:value="0.5738862" calcext:value-type="float">
            <text:p>0.5738862</text:p>
          </table:table-cell>
          <table:table-cell office:value-type="float" office:value="0.2612005" calcext:value-type="float">
            <text:p>0.2612005</text:p>
          </table:table-cell>
          <table:table-cell office:value-type="float" office:value="0.1238832" calcext:value-type="float">
            <text:p>0.1238832</text:p>
          </table:table-cell>
          <table:table-cell office:value-type="float" office:value="0.1253751" calcext:value-type="float">
            <text:p>0.1253751</text:p>
          </table:table-cell>
          <table:table-cell office:value-type="float" office:value="0.3436855" calcext:value-type="float">
            <text:p>0.3436855</text:p>
          </table:table-cell>
          <table:table-cell office:value-type="float" office:value="0.3626858" calcext:value-type="float">
            <text:p>0.3626858</text:p>
          </table:table-cell>
          <table:table-cell office:value-type="float" office:value="0" calcext:value-type="float">
            <text:p>0</text:p>
          </table:table-cell>
          <table:table-cell office:value-type="float" office:value="2903.847" calcext:value-type="float">
            <text:p>2903.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156988" calcext:value-type="float">
            <text:p>-0.00081569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33.47338" calcext:value-type="float">
            <text:p>33.47338</text:p>
          </table:table-cell>
          <table:table-cell office:value-type="float" office:value="1092.47" calcext:value-type="float">
            <text:p>109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6214" calcext:value-type="float">
            <text:p>0.636214</text:p>
          </table:table-cell>
          <table:table-cell office:value-type="float" office:value="5.909711" calcext:value-type="float">
            <text:p>5.9097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4539883" calcext:value-type="float">
            <text:p>-0.004539883</text:p>
          </table:table-cell>
          <table:table-cell office:value-type="float" office:value="-0.006091594" calcext:value-type="float">
            <text:p>-0.006091594</text:p>
          </table:table-cell>
          <table:table-cell office:value-type="float" office:value="0.0007249716" calcext:value-type="float">
            <text:p>0.0007249716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7561" calcext:value-type="float">
            <text:p>14.57561</text:p>
          </table:table-cell>
          <table:table-cell office:value-type="float" office:value="4.505009" calcext:value-type="float">
            <text:p>4.505009</text:p>
          </table:table-cell>
          <table:table-cell office:value-type="float" office:value="0.3186288" calcext:value-type="float">
            <text:p>0.3186288</text:p>
          </table:table-cell>
          <table:table-cell office:value-type="float" office:value="0.2217687" calcext:value-type="float">
            <text:p>0.2217687</text:p>
          </table:table-cell>
          <table:table-cell office:value-type="float" office:value="0.1148899" calcext:value-type="float">
            <text:p>0.1148899</text:p>
          </table:table-cell>
          <table:table-cell office:value-type="float" office:value="0.1102906" calcext:value-type="float">
            <text:p>0.1102906</text:p>
          </table:table-cell>
          <table:table-cell office:value-type="float" office:value="0.03908842" calcext:value-type="float">
            <text:p>0.03908842</text:p>
          </table:table-cell>
          <table:table-cell office:value-type="float" office:value="0.03092391" calcext:value-type="float">
            <text:p>0.03092391</text:p>
          </table:table-cell>
          <table:table-cell office:value-type="float" office:value="0.03997412" calcext:value-type="float">
            <text:p>0.03997412</text:p>
          </table:table-cell>
          <table:table-cell office:value-type="float" office:value="0.02734662" calcext:value-type="float">
            <text:p>0.02734662</text:p>
          </table:table-cell>
          <table:table-cell office:value-type="float" office:value="0.02249601" calcext:value-type="float">
            <text:p>0.02249601</text:p>
          </table:table-cell>
          <table:table-cell office:value-type="float" office:value="0.02052758" calcext:value-type="float">
            <text:p>0.02052758</text:p>
          </table:table-cell>
          <table:table-cell office:value-type="float" office:value="0.01900613" calcext:value-type="float">
            <text:p>0.01900613</text:p>
          </table:table-cell>
          <table:table-cell office:value-type="float" office:value="0.005514147" calcext:value-type="float">
            <text:p>0.005514147</text:p>
          </table:table-cell>
          <table:table-cell office:value-type="float" office:value="0.006222083" calcext:value-type="float">
            <text:p>0.006222083</text:p>
          </table:table-cell>
          <table:table-cell office:value-type="float" office:value="0" calcext:value-type="float">
            <text:p>0</text:p>
          </table:table-cell>
          <table:table-cell office:value-type="float" office:value="69.3428" calcext:value-type="float">
            <text:p>69.3428</text:p>
          </table:table-cell>
          <table:table-cell office:value-type="float" office:value="36.2849" calcext:value-type="float">
            <text:p>36.2849</text:p>
          </table:table-cell>
          <table:table-cell office:value-type="float" office:value="20.10495" calcext:value-type="float">
            <text:p>20.10495</text:p>
          </table:table-cell>
          <table:table-cell office:value-type="float" office:value="10.22392" calcext:value-type="float">
            <text:p>10.22392</text:p>
          </table:table-cell>
          <table:table-cell office:value-type="float" office:value="6.323934" calcext:value-type="float">
            <text:p>6.323934</text:p>
          </table:table-cell>
          <table:table-cell office:value-type="float" office:value="1.51936" calcext:value-type="float">
            <text:p>1.51936</text:p>
          </table:table-cell>
          <table:table-cell office:value-type="float" office:value="0.8629019" calcext:value-type="float">
            <text:p>0.8629019</text:p>
          </table:table-cell>
          <table:table-cell office:value-type="float" office:value="1.882314" calcext:value-type="float">
            <text:p>1.882314</text:p>
          </table:table-cell>
          <table:table-cell office:value-type="float" office:value="0.5746542" calcext:value-type="float">
            <text:p>0.5746542</text:p>
          </table:table-cell>
          <table:table-cell office:value-type="float" office:value="0.2617618" calcext:value-type="float">
            <text:p>0.2617618</text:p>
          </table:table-cell>
          <table:table-cell office:value-type="float" office:value="0.1242909" calcext:value-type="float">
            <text:p>0.1242909</text:p>
          </table:table-cell>
          <table:table-cell office:value-type="float" office:value="0.1258037" calcext:value-type="float">
            <text:p>0.1258037</text:p>
          </table:table-cell>
          <table:table-cell office:value-type="float" office:value="0.3434854" calcext:value-type="float">
            <text:p>0.3434854</text:p>
          </table:table-cell>
          <table:table-cell office:value-type="float" office:value="0.3626984" calcext:value-type="float">
            <text:p>0.3626984</text:p>
          </table:table-cell>
          <table:table-cell office:value-type="float" office:value="0" calcext:value-type="float">
            <text:p>0</text:p>
          </table:table-cell>
          <table:table-cell office:value-type="float" office:value="2943.464" calcext:value-type="float">
            <text:p>2943.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170292" calcext:value-type="float">
            <text:p>-0.00081702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33.44393" calcext:value-type="float">
            <text:p>33.44393</text:p>
          </table:table-cell>
          <table:table-cell office:value-type="float" office:value="1092.472" calcext:value-type="float">
            <text:p>1092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75541" calcext:value-type="float">
            <text:p>0.6375541</text:p>
          </table:table-cell>
          <table:table-cell office:value-type="float" office:value="5.934331" calcext:value-type="float">
            <text:p>5.9343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4539883" calcext:value-type="float">
            <text:p>-0.004539883</text:p>
          </table:table-cell>
          <table:table-cell office:value-type="float" office:value="-0.006784036" calcext:value-type="float">
            <text:p>-0.006784036</text:p>
          </table:table-cell>
          <table:table-cell office:value-type="float" office:value="0.0007467722" calcext:value-type="float">
            <text:p>0.0007467722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8862" calcext:value-type="float">
            <text:p>14.58862</text:p>
          </table:table-cell>
          <table:table-cell office:value-type="float" office:value="3.978891" calcext:value-type="float">
            <text:p>3.978891</text:p>
          </table:table-cell>
          <table:table-cell office:value-type="float" office:value="0.2875476" calcext:value-type="float">
            <text:p>0.2875476</text:p>
          </table:table-cell>
          <table:table-cell office:value-type="float" office:value="0.2060597" calcext:value-type="float">
            <text:p>0.2060597</text:p>
          </table:table-cell>
          <table:table-cell office:value-type="float" office:value="0.1122825" calcext:value-type="float">
            <text:p>0.1122825</text:p>
          </table:table-cell>
          <table:table-cell office:value-type="float" office:value="0.1083273" calcext:value-type="float">
            <text:p>0.1083273</text:p>
          </table:table-cell>
          <table:table-cell office:value-type="float" office:value="0.03909282" calcext:value-type="float">
            <text:p>0.03909282</text:p>
          </table:table-cell>
          <table:table-cell office:value-type="float" office:value="0.03082454" calcext:value-type="float">
            <text:p>0.03082454</text:p>
          </table:table-cell>
          <table:table-cell office:value-type="float" office:value="0.04008298" calcext:value-type="float">
            <text:p>0.04008298</text:p>
          </table:table-cell>
          <table:table-cell office:value-type="float" office:value="0.02742111" calcext:value-type="float">
            <text:p>0.02742111</text:p>
          </table:table-cell>
          <table:table-cell office:value-type="float" office:value="0.02252624" calcext:value-type="float">
            <text:p>0.02252624</text:p>
          </table:table-cell>
          <table:table-cell office:value-type="float" office:value="0.02054457" calcext:value-type="float">
            <text:p>0.02054457</text:p>
          </table:table-cell>
          <table:table-cell office:value-type="float" office:value="0.01902869" calcext:value-type="float">
            <text:p>0.01902869</text:p>
          </table:table-cell>
          <table:table-cell office:value-type="float" office:value="0.00551386" calcext:value-type="float">
            <text:p>0.00551386</text:p>
          </table:table-cell>
          <table:table-cell office:value-type="float" office:value="0.00622417" calcext:value-type="float">
            <text:p>0.00622417</text:p>
          </table:table-cell>
          <table:table-cell office:value-type="float" office:value="0" calcext:value-type="float">
            <text:p>0</text:p>
          </table:table-cell>
          <table:table-cell office:value-type="float" office:value="65.72183" calcext:value-type="float">
            <text:p>65.72183</text:p>
          </table:table-cell>
          <table:table-cell office:value-type="float" office:value="36.7366" calcext:value-type="float">
            <text:p>36.7366</text:p>
          </table:table-cell>
          <table:table-cell office:value-type="float" office:value="20.07374" calcext:value-type="float">
            <text:p>20.07374</text:p>
          </table:table-cell>
          <table:table-cell office:value-type="float" office:value="10.33003" calcext:value-type="float">
            <text:p>10.33003</text:p>
          </table:table-cell>
          <table:table-cell office:value-type="float" office:value="6.37687" calcext:value-type="float">
            <text:p>6.37687</text:p>
          </table:table-cell>
          <table:table-cell office:value-type="float" office:value="1.525851" calcext:value-type="float">
            <text:p>1.525851</text:p>
          </table:table-cell>
          <table:table-cell office:value-type="float" office:value="0.8706824" calcext:value-type="float">
            <text:p>0.8706824</text:p>
          </table:table-cell>
          <table:table-cell office:value-type="float" office:value="1.88227" calcext:value-type="float">
            <text:p>1.88227</text:p>
          </table:table-cell>
          <table:table-cell office:value-type="float" office:value="0.5754024" calcext:value-type="float">
            <text:p>0.5754024</text:p>
          </table:table-cell>
          <table:table-cell office:value-type="float" office:value="0.2623118" calcext:value-type="float">
            <text:p>0.2623118</text:p>
          </table:table-cell>
          <table:table-cell office:value-type="float" office:value="0.1246923" calcext:value-type="float">
            <text:p>0.1246923</text:p>
          </table:table-cell>
          <table:table-cell office:value-type="float" office:value="0.1262281" calcext:value-type="float">
            <text:p>0.1262281</text:p>
          </table:table-cell>
          <table:table-cell office:value-type="float" office:value="0.3433489" calcext:value-type="float">
            <text:p>0.3433489</text:p>
          </table:table-cell>
          <table:table-cell office:value-type="float" office:value="0.3627152" calcext:value-type="float">
            <text:p>0.3627152</text:p>
          </table:table-cell>
          <table:table-cell office:value-type="float" office:value="0" calcext:value-type="float">
            <text:p>0</text:p>
          </table:table-cell>
          <table:table-cell office:value-type="float" office:value="3005.617" calcext:value-type="float">
            <text:p>3005.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9036987" calcext:value-type="float">
            <text:p>-0.00090369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33.41644" calcext:value-type="float">
            <text:p>33.41644</text:p>
          </table:table-cell>
          <table:table-cell office:value-type="float" office:value="1092.473" calcext:value-type="float">
            <text:p>1092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10967" calcext:value-type="float">
            <text:p>0.6410967</text:p>
          </table:table-cell>
          <table:table-cell office:value-type="float" office:value="5.954846" calcext:value-type="float">
            <text:p>5.9548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4539883" calcext:value-type="float">
            <text:p>-0.004539883</text:p>
          </table:table-cell>
          <table:table-cell office:value-type="float" office:value="-0.007774832" calcext:value-type="float">
            <text:p>-0.007774832</text:p>
          </table:table-cell>
          <table:table-cell office:value-type="float" office:value="0.0007702559" calcext:value-type="float">
            <text:p>0.0007702559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935" calcext:value-type="float">
            <text:p>14.5935</text:p>
          </table:table-cell>
          <table:table-cell office:value-type="float" office:value="3.905208" calcext:value-type="float">
            <text:p>3.905208</text:p>
          </table:table-cell>
          <table:table-cell office:value-type="float" office:value="0.2606212" calcext:value-type="float">
            <text:p>0.2606212</text:p>
          </table:table-cell>
          <table:table-cell office:value-type="float" office:value="0.1884048" calcext:value-type="float">
            <text:p>0.1884048</text:p>
          </table:table-cell>
          <table:table-cell office:value-type="float" office:value="0.1093602" calcext:value-type="float">
            <text:p>0.1093602</text:p>
          </table:table-cell>
          <table:table-cell office:value-type="float" office:value="0.1061646" calcext:value-type="float">
            <text:p>0.1061646</text:p>
          </table:table-cell>
          <table:table-cell office:value-type="float" office:value="0.03905844" calcext:value-type="float">
            <text:p>0.03905844</text:p>
          </table:table-cell>
          <table:table-cell office:value-type="float" office:value="0.0307313" calcext:value-type="float">
            <text:p>0.0307313</text:p>
          </table:table-cell>
          <table:table-cell office:value-type="float" office:value="0.04018649" calcext:value-type="float">
            <text:p>0.04018649</text:p>
          </table:table-cell>
          <table:table-cell office:value-type="float" office:value="0.02749415" calcext:value-type="float">
            <text:p>0.02749415</text:p>
          </table:table-cell>
          <table:table-cell office:value-type="float" office:value="0.02255666" calcext:value-type="float">
            <text:p>0.02255666</text:p>
          </table:table-cell>
          <table:table-cell office:value-type="float" office:value="0.02056167" calcext:value-type="float">
            <text:p>0.02056167</text:p>
          </table:table-cell>
          <table:table-cell office:value-type="float" office:value="0.01905111" calcext:value-type="float">
            <text:p>0.01905111</text:p>
          </table:table-cell>
          <table:table-cell office:value-type="float" office:value="0.005513374" calcext:value-type="float">
            <text:p>0.005513374</text:p>
          </table:table-cell>
          <table:table-cell office:value-type="float" office:value="0.006225433" calcext:value-type="float">
            <text:p>0.006225433</text:p>
          </table:table-cell>
          <table:table-cell office:value-type="float" office:value="0" calcext:value-type="float">
            <text:p>0</text:p>
          </table:table-cell>
          <table:table-cell office:value-type="float" office:value="66.41158" calcext:value-type="float">
            <text:p>66.41158</text:p>
          </table:table-cell>
          <table:table-cell office:value-type="float" office:value="37.00416" calcext:value-type="float">
            <text:p>37.00416</text:p>
          </table:table-cell>
          <table:table-cell office:value-type="float" office:value="20.04358" calcext:value-type="float">
            <text:p>20.04358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6.473094" calcext:value-type="float">
            <text:p>6.473094</text:p>
          </table:table-cell>
          <table:table-cell office:value-type="float" office:value="1.533472" calcext:value-type="float">
            <text:p>1.533472</text:p>
          </table:table-cell>
          <table:table-cell office:value-type="float" office:value="0.8788468" calcext:value-type="float">
            <text:p>0.8788468</text:p>
          </table:table-cell>
          <table:table-cell office:value-type="float" office:value="1.882149" calcext:value-type="float">
            <text:p>1.882149</text:p>
          </table:table-cell>
          <table:table-cell office:value-type="float" office:value="0.5761338" calcext:value-type="float">
            <text:p>0.5761338</text:p>
          </table:table-cell>
          <table:table-cell office:value-type="float" office:value="0.2628504" calcext:value-type="float">
            <text:p>0.2628504</text:p>
          </table:table-cell>
          <table:table-cell office:value-type="float" office:value="0.1250878" calcext:value-type="float">
            <text:p>0.1250878</text:p>
          </table:table-cell>
          <table:table-cell office:value-type="float" office:value="0.1266522" calcext:value-type="float">
            <text:p>0.1266522</text:p>
          </table:table-cell>
          <table:table-cell office:value-type="float" office:value="0.3431536" calcext:value-type="float">
            <text:p>0.3431536</text:p>
          </table:table-cell>
          <table:table-cell office:value-type="float" office:value="0.3627265" calcext:value-type="float">
            <text:p>0.3627265</text:p>
          </table:table-cell>
          <table:table-cell office:value-type="float" office:value="0" calcext:value-type="float">
            <text:p>0</text:p>
          </table:table-cell>
          <table:table-cell office:value-type="float" office:value="3050.673" calcext:value-type="float">
            <text:p>3050.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9974455" calcext:value-type="float">
            <text:p>-0.0009974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33.40118" calcext:value-type="float">
            <text:p>33.40118</text:p>
          </table:table-cell>
          <table:table-cell office:value-type="float" office:value="1092.473" calcext:value-type="float">
            <text:p>1092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30445" calcext:value-type="float">
            <text:p>0.6430445</text:p>
          </table:table-cell>
          <table:table-cell office:value-type="float" office:value="5.966856" calcext:value-type="float">
            <text:p>5.9668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4539883" calcext:value-type="float">
            <text:p>-0.004539883</text:p>
          </table:table-cell>
          <table:table-cell office:value-type="float" office:value="-0.008351292" calcext:value-type="float">
            <text:p>-0.008351292</text:p>
          </table:table-cell>
          <table:table-cell office:value-type="float" office:value="0.0007943955" calcext:value-type="float">
            <text:p>0.0007943955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8901" calcext:value-type="float">
            <text:p>14.58901</text:p>
          </table:table-cell>
          <table:table-cell office:value-type="float" office:value="3.975634" calcext:value-type="float">
            <text:p>3.975634</text:p>
          </table:table-cell>
          <table:table-cell office:value-type="float" office:value="0.2577802" calcext:value-type="float">
            <text:p>0.2577802</text:p>
          </table:table-cell>
          <table:table-cell office:value-type="float" office:value="0.1825146" calcext:value-type="float">
            <text:p>0.1825146</text:p>
          </table:table-cell>
          <table:table-cell office:value-type="float" office:value="0.1069189" calcext:value-type="float">
            <text:p>0.1069189</text:p>
          </table:table-cell>
          <table:table-cell office:value-type="float" office:value="0.1042839" calcext:value-type="float">
            <text:p>0.1042839</text:p>
          </table:table-cell>
          <table:table-cell office:value-type="float" office:value="0.0390196" calcext:value-type="float">
            <text:p>0.0390196</text:p>
          </table:table-cell>
          <table:table-cell office:value-type="float" office:value="0.03066029" calcext:value-type="float">
            <text:p>0.03066029</text:p>
          </table:table-cell>
          <table:table-cell office:value-type="float" office:value="0.04028443" calcext:value-type="float">
            <text:p>0.04028443</text:p>
          </table:table-cell>
          <table:table-cell office:value-type="float" office:value="0.02756537" calcext:value-type="float">
            <text:p>0.02756537</text:p>
          </table:table-cell>
          <table:table-cell office:value-type="float" office:value="0.02258705" calcext:value-type="float">
            <text:p>0.02258705</text:p>
          </table:table-cell>
          <table:table-cell office:value-type="float" office:value="0.02057885" calcext:value-type="float">
            <text:p>0.02057885</text:p>
          </table:table-cell>
          <table:table-cell office:value-type="float" office:value="0.01907338" calcext:value-type="float">
            <text:p>0.01907338</text:p>
          </table:table-cell>
          <table:table-cell office:value-type="float" office:value="0.005512432" calcext:value-type="float">
            <text:p>0.005512432</text:p>
          </table:table-cell>
          <table:table-cell office:value-type="float" office:value="0.006223707" calcext:value-type="float">
            <text:p>0.006223707</text:p>
          </table:table-cell>
          <table:table-cell office:value-type="float" office:value="0" calcext:value-type="float">
            <text:p>0</text:p>
          </table:table-cell>
          <table:table-cell office:value-type="float" office:value="68.27486" calcext:value-type="float">
            <text:p>68.27486</text:p>
          </table:table-cell>
          <table:table-cell office:value-type="float" office:value="37.00184" calcext:value-type="float">
            <text:p>37.00184</text:p>
          </table:table-cell>
          <table:table-cell office:value-type="float" office:value="20.05646" calcext:value-type="float">
            <text:p>20.05646</text:p>
          </table:table-cell>
          <table:table-cell office:value-type="float" office:value="10.41894" calcext:value-type="float">
            <text:p>10.41894</text:p>
          </table:table-cell>
          <table:table-cell office:value-type="float" office:value="6.577822" calcext:value-type="float">
            <text:p>6.577822</text:p>
          </table:table-cell>
          <table:table-cell office:value-type="float" office:value="1.542577" calcext:value-type="float">
            <text:p>1.542577</text:p>
          </table:table-cell>
          <table:table-cell office:value-type="float" office:value="0.8876843" calcext:value-type="float">
            <text:p>0.8876843</text:p>
          </table:table-cell>
          <table:table-cell office:value-type="float" office:value="1.881848" calcext:value-type="float">
            <text:p>1.881848</text:p>
          </table:table-cell>
          <table:table-cell office:value-type="float" office:value="0.5768509" calcext:value-type="float">
            <text:p>0.5768509</text:p>
          </table:table-cell>
          <table:table-cell office:value-type="float" office:value="0.2633799" calcext:value-type="float">
            <text:p>0.2633799</text:p>
          </table:table-cell>
          <table:table-cell office:value-type="float" office:value="0.1254773" calcext:value-type="float">
            <text:p>0.1254773</text:p>
          </table:table-cell>
          <table:table-cell office:value-type="float" office:value="0.1270692" calcext:value-type="float">
            <text:p>0.1270692</text:p>
          </table:table-cell>
          <table:table-cell office:value-type="float" office:value="0.3428206" calcext:value-type="float">
            <text:p>0.3428206</text:p>
          </table:table-cell>
          <table:table-cell office:value-type="float" office:value="0.3626769" calcext:value-type="float">
            <text:p>0.3626769</text:p>
          </table:table-cell>
          <table:table-cell office:value-type="float" office:value="0" calcext:value-type="float">
            <text:p>0</text:p>
          </table:table-cell>
          <table:table-cell office:value-type="float" office:value="3063.339" calcext:value-type="float">
            <text:p>3063.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68376" calcext:value-type="float">
            <text:p>-0.0010683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33.38958" calcext:value-type="float">
            <text:p>33.38958</text:p>
          </table:table-cell>
          <table:table-cell office:value-type="float" office:value="1092.472" calcext:value-type="float">
            <text:p>1092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49301" calcext:value-type="float">
            <text:p>0.6449301</text:p>
          </table:table-cell>
          <table:table-cell office:value-type="float" office:value="5.976785" calcext:value-type="float">
            <text:p>5.9767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4755752" calcext:value-type="float">
            <text:p>-0.004755752</text:p>
          </table:table-cell>
          <table:table-cell office:value-type="float" office:value="-0.008449654" calcext:value-type="float">
            <text:p>-0.008449654</text:p>
          </table:table-cell>
          <table:table-cell office:value-type="float" office:value="0.000817957" calcext:value-type="float">
            <text:p>0.000817957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7964" calcext:value-type="float">
            <text:p>14.57964</text:p>
          </table:table-cell>
          <table:table-cell office:value-type="float" office:value="4.046505" calcext:value-type="float">
            <text:p>4.046505</text:p>
          </table:table-cell>
          <table:table-cell office:value-type="float" office:value="0.2573163" calcext:value-type="float">
            <text:p>0.2573163</text:p>
          </table:table-cell>
          <table:table-cell office:value-type="float" office:value="0.1795168" calcext:value-type="float">
            <text:p>0.1795168</text:p>
          </table:table-cell>
          <table:table-cell office:value-type="float" office:value="0.104825" calcext:value-type="float">
            <text:p>0.104825</text:p>
          </table:table-cell>
          <table:table-cell office:value-type="float" office:value="0.1026051" calcext:value-type="float">
            <text:p>0.1026051</text:p>
          </table:table-cell>
          <table:table-cell office:value-type="float" office:value="0.0389884" calcext:value-type="float">
            <text:p>0.0389884</text:p>
          </table:table-cell>
          <table:table-cell office:value-type="float" office:value="0.03062188" calcext:value-type="float">
            <text:p>0.03062188</text:p>
          </table:table-cell>
          <table:table-cell office:value-type="float" office:value="0.04037936" calcext:value-type="float">
            <text:p>0.04037936</text:p>
          </table:table-cell>
          <table:table-cell office:value-type="float" office:value="0.02763475" calcext:value-type="float">
            <text:p>0.02763475</text:p>
          </table:table-cell>
          <table:table-cell office:value-type="float" office:value="0.02261733" calcext:value-type="float">
            <text:p>0.02261733</text:p>
          </table:table-cell>
          <table:table-cell office:value-type="float" office:value="0.02059606" calcext:value-type="float">
            <text:p>0.02059606</text:p>
          </table:table-cell>
          <table:table-cell office:value-type="float" office:value="0.01909559" calcext:value-type="float">
            <text:p>0.01909559</text:p>
          </table:table-cell>
          <table:table-cell office:value-type="float" office:value="0.005525464" calcext:value-type="float">
            <text:p>0.005525464</text:p>
          </table:table-cell>
          <table:table-cell office:value-type="float" office:value="0.006206778" calcext:value-type="float">
            <text:p>0.006206778</text:p>
          </table:table-cell>
          <table:table-cell office:value-type="float" office:value="0" calcext:value-type="float">
            <text:p>0</text:p>
          </table:table-cell>
          <table:table-cell office:value-type="float" office:value="70.15438" calcext:value-type="float">
            <text:p>70.15438</text:p>
          </table:table-cell>
          <table:table-cell office:value-type="float" office:value="36.89692" calcext:value-type="float">
            <text:p>36.89692</text:p>
          </table:table-cell>
          <table:table-cell office:value-type="float" office:value="20.09229" calcext:value-type="float">
            <text:p>20.09229</text:p>
          </table:table-cell>
          <table:table-cell office:value-type="float" office:value="10.4295" calcext:value-type="float">
            <text:p>10.4295</text:p>
          </table:table-cell>
          <table:table-cell office:value-type="float" office:value="6.61545" calcext:value-type="float">
            <text:p>6.61545</text:p>
          </table:table-cell>
          <table:table-cell office:value-type="float" office:value="1.550444" calcext:value-type="float">
            <text:p>1.550444</text:p>
          </table:table-cell>
          <table:table-cell office:value-type="float" office:value="0.8970972" calcext:value-type="float">
            <text:p>0.8970972</text:p>
          </table:table-cell>
          <table:table-cell office:value-type="float" office:value="1.881348" calcext:value-type="float">
            <text:p>1.881348</text:p>
          </table:table-cell>
          <table:table-cell office:value-type="float" office:value="0.5775548" calcext:value-type="float">
            <text:p>0.5775548</text:p>
          </table:table-cell>
          <table:table-cell office:value-type="float" office:value="0.2639001" calcext:value-type="float">
            <text:p>0.2639001</text:p>
          </table:table-cell>
          <table:table-cell office:value-type="float" office:value="0.1258617" calcext:value-type="float">
            <text:p>0.1258617</text:p>
          </table:table-cell>
          <table:table-cell office:value-type="float" office:value="0.1275476" calcext:value-type="float">
            <text:p>0.1275476</text:p>
          </table:table-cell>
          <table:table-cell office:value-type="float" office:value="0.3464061" calcext:value-type="float">
            <text:p>0.3464061</text:p>
          </table:table-cell>
          <table:table-cell office:value-type="float" office:value="0.3589597" calcext:value-type="float">
            <text:p>0.3589597</text:p>
          </table:table-cell>
          <table:table-cell office:value-type="float" office:value="0" calcext:value-type="float">
            <text:p>0</text:p>
          </table:table-cell>
          <table:table-cell office:value-type="float" office:value="3072.57" calcext:value-type="float">
            <text:p>3072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80144" calcext:value-type="float">
            <text:p>-0.0010801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33.37761" calcext:value-type="float">
            <text:p>33.37761</text:p>
          </table:table-cell>
          <table:table-cell office:value-type="float" office:value="1092.471" calcext:value-type="float">
            <text:p>1092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979" calcext:value-type="float">
            <text:p>0.647979</text:p>
          </table:table-cell>
          <table:table-cell office:value-type="float" office:value="5.986514" calcext:value-type="float">
            <text:p>5.9865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5566407" calcext:value-type="float">
            <text:p>-0.005566407</text:p>
          </table:table-cell>
          <table:table-cell office:value-type="float" office:value="-0.008472286" calcext:value-type="float">
            <text:p>-0.008472286</text:p>
          </table:table-cell>
          <table:table-cell office:value-type="float" office:value="0.0008409804" calcext:value-type="float">
            <text:p>0.0008409804</text:p>
          </table:table-cell>
          <table:table-cell office:value-type="float" office:value="0.0000000003584691" calcext:value-type="float">
            <text:p>3.584691E-10</text:p>
          </table:table-cell>
          <table:table-cell office:value-type="float" office:value="14.56716" calcext:value-type="float">
            <text:p>14.56716</text:p>
          </table:table-cell>
          <table:table-cell office:value-type="float" office:value="4.17841" calcext:value-type="float">
            <text:p>4.17841</text:p>
          </table:table-cell>
          <table:table-cell office:value-type="float" office:value="0.2571728" calcext:value-type="float">
            <text:p>0.2571728</text:p>
          </table:table-cell>
          <table:table-cell office:value-type="float" office:value="0.1804215" calcext:value-type="float">
            <text:p>0.1804215</text:p>
          </table:table-cell>
          <table:table-cell office:value-type="float" office:value="0.1035326" calcext:value-type="float">
            <text:p>0.1035326</text:p>
          </table:table-cell>
          <table:table-cell office:value-type="float" office:value="0.1012328" calcext:value-type="float">
            <text:p>0.1012328</text:p>
          </table:table-cell>
          <table:table-cell office:value-type="float" office:value="0.03895605" calcext:value-type="float">
            <text:p>0.03895605</text:p>
          </table:table-cell>
          <table:table-cell office:value-type="float" office:value="0.03060933" calcext:value-type="float">
            <text:p>0.03060933</text:p>
          </table:table-cell>
          <table:table-cell office:value-type="float" office:value="0.04047124" calcext:value-type="float">
            <text:p>0.04047124</text:p>
          </table:table-cell>
          <table:table-cell office:value-type="float" office:value="0.02770231" calcext:value-type="float">
            <text:p>0.02770231</text:p>
          </table:table-cell>
          <table:table-cell office:value-type="float" office:value="0.02264741" calcext:value-type="float">
            <text:p>0.02264741</text:p>
          </table:table-cell>
          <table:table-cell office:value-type="float" office:value="0.02061338" calcext:value-type="float">
            <text:p>0.02061338</text:p>
          </table:table-cell>
          <table:table-cell office:value-type="float" office:value="0.01911789" calcext:value-type="float">
            <text:p>0.01911789</text:p>
          </table:table-cell>
          <table:table-cell office:value-type="float" office:value="0.005522336" calcext:value-type="float">
            <text:p>0.005522336</text:p>
          </table:table-cell>
          <table:table-cell office:value-type="float" office:value="0.006207266" calcext:value-type="float">
            <text:p>0.006207266</text:p>
          </table:table-cell>
          <table:table-cell office:value-type="float" office:value="0" calcext:value-type="float">
            <text:p>0</text:p>
          </table:table-cell>
          <table:table-cell office:value-type="float" office:value="72.77827" calcext:value-type="float">
            <text:p>72.77827</text:p>
          </table:table-cell>
          <table:table-cell office:value-type="float" office:value="36.82402" calcext:value-type="float">
            <text:p>36.82402</text:p>
          </table:table-cell>
          <table:table-cell office:value-type="float" office:value="20.12766" calcext:value-type="float">
            <text:p>20.12766</text:p>
          </table:table-cell>
          <table:table-cell office:value-type="float" office:value="10.45526" calcext:value-type="float">
            <text:p>10.45526</text:p>
          </table:table-cell>
          <table:table-cell office:value-type="float" office:value="6.630532" calcext:value-type="float">
            <text:p>6.630532</text:p>
          </table:table-cell>
          <table:table-cell office:value-type="float" office:value="1.557397" calcext:value-type="float">
            <text:p>1.557397</text:p>
          </table:table-cell>
          <table:table-cell office:value-type="float" office:value="0.9070445" calcext:value-type="float">
            <text:p>0.9070445</text:p>
          </table:table-cell>
          <table:table-cell office:value-type="float" office:value="1.880659" calcext:value-type="float">
            <text:p>1.880659</text:p>
          </table:table-cell>
          <table:table-cell office:value-type="float" office:value="0.5782452" calcext:value-type="float">
            <text:p>0.5782452</text:p>
          </table:table-cell>
          <table:table-cell office:value-type="float" office:value="0.264414" calcext:value-type="float">
            <text:p>0.264414</text:p>
          </table:table-cell>
          <table:table-cell office:value-type="float" office:value="0.1262457" calcext:value-type="float">
            <text:p>0.1262457</text:p>
          </table:table-cell>
          <table:table-cell office:value-type="float" office:value="0.1281759" calcext:value-type="float">
            <text:p>0.1281759</text:p>
          </table:table-cell>
          <table:table-cell office:value-type="float" office:value="0.3452214" calcext:value-type="float">
            <text:p>0.3452214</text:p>
          </table:table-cell>
          <table:table-cell office:value-type="float" office:value="0.3609745" calcext:value-type="float">
            <text:p>0.3609745</text:p>
          </table:table-cell>
          <table:table-cell office:value-type="float" office:value="0" calcext:value-type="float">
            <text:p>0</text:p>
          </table:table-cell>
          <table:table-cell office:value-type="float" office:value="3083.649" calcext:value-type="float">
            <text:p>3083.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81621" calcext:value-type="float">
            <text:p>-0.0010816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33.36627" calcext:value-type="float">
            <text:p>33.36627</text:p>
          </table:table-cell>
          <table:table-cell office:value-type="float" office:value="1092.47" calcext:value-type="float">
            <text:p>109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08435" calcext:value-type="float">
            <text:p>0.6508435</text:p>
          </table:table-cell>
          <table:table-cell office:value-type="float" office:value="5.995605" calcext:value-type="float">
            <text:p>5.9956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6050203" calcext:value-type="float">
            <text:p>-0.006050203</text:p>
          </table:table-cell>
          <table:table-cell office:value-type="float" office:value="-0.008483932" calcext:value-type="float">
            <text:p>-0.008483932</text:p>
          </table:table-cell>
          <table:table-cell office:value-type="float" office:value="0.0008633678" calcext:value-type="float">
            <text:p>0.0008633678</text:p>
          </table:table-cell>
          <table:table-cell office:value-type="float" office:value="0.000000000366474" calcext:value-type="float">
            <text:p>3.66474E-10</text:p>
          </table:table-cell>
          <table:table-cell office:value-type="float" office:value="14.55498" calcext:value-type="float">
            <text:p>14.55498</text:p>
          </table:table-cell>
          <table:table-cell office:value-type="float" office:value="4.301388" calcext:value-type="float">
            <text:p>4.301388</text:p>
          </table:table-cell>
          <table:table-cell office:value-type="float" office:value="0.2590171" calcext:value-type="float">
            <text:p>0.2590171</text:p>
          </table:table-cell>
          <table:table-cell office:value-type="float" office:value="0.1815699" calcext:value-type="float">
            <text:p>0.1815699</text:p>
          </table:table-cell>
          <table:table-cell office:value-type="float" office:value="0.1027546" calcext:value-type="float">
            <text:p>0.1027546</text:p>
          </table:table-cell>
          <table:table-cell office:value-type="float" office:value="0.1002166" calcext:value-type="float">
            <text:p>0.1002166</text:p>
          </table:table-cell>
          <table:table-cell office:value-type="float" office:value="0.0389194" calcext:value-type="float">
            <text:p>0.0389194</text:p>
          </table:table-cell>
          <table:table-cell office:value-type="float" office:value="0.03061396" calcext:value-type="float">
            <text:p>0.03061396</text:p>
          </table:table-cell>
          <table:table-cell office:value-type="float" office:value="0.04055937" calcext:value-type="float">
            <text:p>0.04055937</text:p>
          </table:table-cell>
          <table:table-cell office:value-type="float" office:value="0.02776811" calcext:value-type="float">
            <text:p>0.02776811</text:p>
          </table:table-cell>
          <table:table-cell office:value-type="float" office:value="0.02267722" calcext:value-type="float">
            <text:p>0.02267722</text:p>
          </table:table-cell>
          <table:table-cell office:value-type="float" office:value="0.02063082" calcext:value-type="float">
            <text:p>0.02063082</text:p>
          </table:table-cell>
          <table:table-cell office:value-type="float" office:value="0.01913993" calcext:value-type="float">
            <text:p>0.01913993</text:p>
          </table:table-cell>
          <table:table-cell office:value-type="float" office:value="0.005519319" calcext:value-type="float">
            <text:p>0.005519319</text:p>
          </table:table-cell>
          <table:table-cell office:value-type="float" office:value="0.006206689" calcext:value-type="float">
            <text:p>0.006206689</text:p>
          </table:table-cell>
          <table:table-cell office:value-type="float" office:value="0" calcext:value-type="float">
            <text:p>0</text:p>
          </table:table-cell>
          <table:table-cell office:value-type="float" office:value="74.09309" calcext:value-type="float">
            <text:p>74.09309</text:p>
          </table:table-cell>
          <table:table-cell office:value-type="float" office:value="36.81111" calcext:value-type="float">
            <text:p>36.81111</text:p>
          </table:table-cell>
          <table:table-cell office:value-type="float" office:value="20.15217" calcext:value-type="float">
            <text:p>20.15217</text:p>
          </table:table-cell>
          <table:table-cell office:value-type="float" office:value="10.48758" calcext:value-type="float">
            <text:p>10.48758</text:p>
          </table:table-cell>
          <table:table-cell office:value-type="float" office:value="6.646418" calcext:value-type="float">
            <text:p>6.646418</text:p>
          </table:table-cell>
          <table:table-cell office:value-type="float" office:value="1.563908" calcext:value-type="float">
            <text:p>1.563908</text:p>
          </table:table-cell>
          <table:table-cell office:value-type="float" office:value="0.9173139" calcext:value-type="float">
            <text:p>0.9173139</text:p>
          </table:table-cell>
          <table:table-cell office:value-type="float" office:value="1.879823" calcext:value-type="float">
            <text:p>1.879823</text:p>
          </table:table-cell>
          <table:table-cell office:value-type="float" office:value="0.5789223" calcext:value-type="float">
            <text:p>0.5789223</text:p>
          </table:table-cell>
          <table:table-cell office:value-type="float" office:value="0.2649203" calcext:value-type="float">
            <text:p>0.2649203</text:p>
          </table:table-cell>
          <table:table-cell office:value-type="float" office:value="0.1266287" calcext:value-type="float">
            <text:p>0.1266287</text:p>
          </table:table-cell>
          <table:table-cell office:value-type="float" office:value="0.1287035" calcext:value-type="float">
            <text:p>0.1287035</text:p>
          </table:table-cell>
          <table:table-cell office:value-type="float" office:value="0.3441239" calcext:value-type="float">
            <text:p>0.3441239</text:p>
          </table:table-cell>
          <table:table-cell office:value-type="float" office:value="0.3623651" calcext:value-type="float">
            <text:p>0.3623651</text:p>
          </table:table-cell>
          <table:table-cell office:value-type="float" office:value="0" calcext:value-type="float">
            <text:p>0</text:p>
          </table:table-cell>
          <table:table-cell office:value-type="float" office:value="3093.238" calcext:value-type="float">
            <text:p>3093.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82832" calcext:value-type="float">
            <text:p>-0.0010828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33.35437" calcext:value-type="float">
            <text:p>33.35437</text:p>
          </table:table-cell>
          <table:table-cell office:value-type="float" office:value="1092.47" calcext:value-type="float">
            <text:p>109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55625" calcext:value-type="float">
            <text:p>0.6555625</text:p>
          </table:table-cell>
          <table:table-cell office:value-type="float" office:value="6.002841" calcext:value-type="float">
            <text:p>6.0028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6050203" calcext:value-type="float">
            <text:p>-0.006050203</text:p>
          </table:table-cell>
          <table:table-cell office:value-type="float" office:value="-0.008497331" calcext:value-type="float">
            <text:p>-0.008497331</text:p>
          </table:table-cell>
          <table:table-cell office:value-type="float" office:value="0.0008858925" calcext:value-type="float">
            <text:p>0.0008858925</text:p>
          </table:table-cell>
          <table:table-cell office:value-type="float" office:value="0.000000000366474" calcext:value-type="float">
            <text:p>3.66474E-10</text:p>
          </table:table-cell>
          <table:table-cell office:value-type="float" office:value="14.53943" calcext:value-type="float">
            <text:p>14.53943</text:p>
          </table:table-cell>
          <table:table-cell office:value-type="float" office:value="4.459122" calcext:value-type="float">
            <text:p>4.459122</text:p>
          </table:table-cell>
          <table:table-cell office:value-type="float" office:value="0.2594496" calcext:value-type="float">
            <text:p>0.2594496</text:p>
          </table:table-cell>
          <table:table-cell office:value-type="float" office:value="0.1867714" calcext:value-type="float">
            <text:p>0.1867714</text:p>
          </table:table-cell>
          <table:table-cell office:value-type="float" office:value="0.1033817" calcext:value-type="float">
            <text:p>0.1033817</text:p>
          </table:table-cell>
          <table:table-cell office:value-type="float" office:value="0.1000822" calcext:value-type="float">
            <text:p>0.1000822</text:p>
          </table:table-cell>
          <table:table-cell office:value-type="float" office:value="0.03890058" calcext:value-type="float">
            <text:p>0.03890058</text:p>
          </table:table-cell>
          <table:table-cell office:value-type="float" office:value="0.03064346" calcext:value-type="float">
            <text:p>0.03064346</text:p>
          </table:table-cell>
          <table:table-cell office:value-type="float" office:value="0.04064668" calcext:value-type="float">
            <text:p>0.04064668</text:p>
          </table:table-cell>
          <table:table-cell office:value-type="float" office:value="0.02783243" calcext:value-type="float">
            <text:p>0.02783243</text:p>
          </table:table-cell>
          <table:table-cell office:value-type="float" office:value="0.02270672" calcext:value-type="float">
            <text:p>0.02270672</text:p>
          </table:table-cell>
          <table:table-cell office:value-type="float" office:value="0.02064823" calcext:value-type="float">
            <text:p>0.02064823</text:p>
          </table:table-cell>
          <table:table-cell office:value-type="float" office:value="0.01916175" calcext:value-type="float">
            <text:p>0.01916175</text:p>
          </table:table-cell>
          <table:table-cell office:value-type="float" office:value="0.005517378" calcext:value-type="float">
            <text:p>0.005517378</text:p>
          </table:table-cell>
          <table:table-cell office:value-type="float" office:value="0.006205798" calcext:value-type="float">
            <text:p>0.006205798</text:p>
          </table:table-cell>
          <table:table-cell office:value-type="float" office:value="0" calcext:value-type="float">
            <text:p>0</text:p>
          </table:table-cell>
          <table:table-cell office:value-type="float" office:value="74.52435" calcext:value-type="float">
            <text:p>74.52435</text:p>
          </table:table-cell>
          <table:table-cell office:value-type="float" office:value="36.966" calcext:value-type="float">
            <text:p>36.966</text:p>
          </table:table-cell>
          <table:table-cell office:value-type="float" office:value="20.18124" calcext:value-type="float">
            <text:p>20.18124</text:p>
          </table:table-cell>
          <table:table-cell office:value-type="float" office:value="10.5226" calcext:value-type="float">
            <text:p>10.5226</text:p>
          </table:table-cell>
          <table:table-cell office:value-type="float" office:value="6.655416" calcext:value-type="float">
            <text:p>6.655416</text:p>
          </table:table-cell>
          <table:table-cell office:value-type="float" office:value="1.569686" calcext:value-type="float">
            <text:p>1.569686</text:p>
          </table:table-cell>
          <table:table-cell office:value-type="float" office:value="0.927611" calcext:value-type="float">
            <text:p>0.927611</text:p>
          </table:table-cell>
          <table:table-cell office:value-type="float" office:value="1.878968" calcext:value-type="float">
            <text:p>1.878968</text:p>
          </table:table-cell>
          <table:table-cell office:value-type="float" office:value="0.5795859" calcext:value-type="float">
            <text:p>0.5795859</text:p>
          </table:table-cell>
          <table:table-cell office:value-type="float" office:value="0.2654205" calcext:value-type="float">
            <text:p>0.2654205</text:p>
          </table:table-cell>
          <table:table-cell office:value-type="float" office:value="0.1270082" calcext:value-type="float">
            <text:p>0.1270082</text:p>
          </table:table-cell>
          <table:table-cell office:value-type="float" office:value="0.1291625" calcext:value-type="float">
            <text:p>0.1291625</text:p>
          </table:table-cell>
          <table:table-cell office:value-type="float" office:value="0.3434046" calcext:value-type="float">
            <text:p>0.3434046</text:p>
          </table:table-cell>
          <table:table-cell office:value-type="float" office:value="0.3626294" calcext:value-type="float">
            <text:p>0.3626294</text:p>
          </table:table-cell>
          <table:table-cell office:value-type="float" office:value="0" calcext:value-type="float">
            <text:p>0</text:p>
          </table:table-cell>
          <table:table-cell office:value-type="float" office:value="3110.662" calcext:value-type="float">
            <text:p>3110.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83975" calcext:value-type="float">
            <text:p>-0.0010839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33.34146" calcext:value-type="float">
            <text:p>33.34146</text:p>
          </table:table-cell>
          <table:table-cell office:value-type="float" office:value="1092.469" calcext:value-type="float">
            <text:p>1092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93184" calcext:value-type="float">
            <text:p>0.6593184</text:p>
          </table:table-cell>
          <table:table-cell office:value-type="float" office:value="6.011832" calcext:value-type="float">
            <text:p>6.0118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6050203" calcext:value-type="float">
            <text:p>-0.006050203</text:p>
          </table:table-cell>
          <table:table-cell office:value-type="float" office:value="-0.008512782" calcext:value-type="float">
            <text:p>-0.008512782</text:p>
          </table:table-cell>
          <table:table-cell office:value-type="float" office:value="0.0009078173" calcext:value-type="float">
            <text:p>0.0009078173</text:p>
          </table:table-cell>
          <table:table-cell office:value-type="float" office:value="0.000000000366474" calcext:value-type="float">
            <text:p>3.66474E-10</text:p>
          </table:table-cell>
          <table:table-cell office:value-type="float" office:value="14.5253" calcext:value-type="float">
            <text:p>14.5253</text:p>
          </table:table-cell>
          <table:table-cell office:value-type="float" office:value="4.6053" calcext:value-type="float">
            <text:p>4.6053</text:p>
          </table:table-cell>
          <table:table-cell office:value-type="float" office:value="0.2586863" calcext:value-type="float">
            <text:p>0.2586863</text:p>
          </table:table-cell>
          <table:table-cell office:value-type="float" office:value="0.1860886" calcext:value-type="float">
            <text:p>0.1860886</text:p>
          </table:table-cell>
          <table:table-cell office:value-type="float" office:value="0.1033779" calcext:value-type="float">
            <text:p>0.1033779</text:p>
          </table:table-cell>
          <table:table-cell office:value-type="float" office:value="0.09985913" calcext:value-type="float">
            <text:p>0.09985913</text:p>
          </table:table-cell>
          <table:table-cell office:value-type="float" office:value="0.03887655" calcext:value-type="float">
            <text:p>0.03887655</text:p>
          </table:table-cell>
          <table:table-cell office:value-type="float" office:value="0.03066952" calcext:value-type="float">
            <text:p>0.03066952</text:p>
          </table:table-cell>
          <table:table-cell office:value-type="float" office:value="0.04073088" calcext:value-type="float">
            <text:p>0.04073088</text:p>
          </table:table-cell>
          <table:table-cell office:value-type="float" office:value="0.02789536" calcext:value-type="float">
            <text:p>0.02789536</text:p>
          </table:table-cell>
          <table:table-cell office:value-type="float" office:value="0.02273588" calcext:value-type="float">
            <text:p>0.02273588</text:p>
          </table:table-cell>
          <table:table-cell office:value-type="float" office:value="0.02066563" calcext:value-type="float">
            <text:p>0.02066563</text:p>
          </table:table-cell>
          <table:table-cell office:value-type="float" office:value="0.01918341" calcext:value-type="float">
            <text:p>0.01918341</text:p>
          </table:table-cell>
          <table:table-cell office:value-type="float" office:value="0.005516605" calcext:value-type="float">
            <text:p>0.005516605</text:p>
          </table:table-cell>
          <table:table-cell office:value-type="float" office:value="0.006205569" calcext:value-type="float">
            <text:p>0.006205569</text:p>
          </table:table-cell>
          <table:table-cell office:value-type="float" office:value="0" calcext:value-type="float">
            <text:p>0</text:p>
          </table:table-cell>
          <table:table-cell office:value-type="float" office:value="74.94065" calcext:value-type="float">
            <text:p>74.94065</text:p>
          </table:table-cell>
          <table:table-cell office:value-type="float" office:value="36.99586" calcext:value-type="float">
            <text:p>36.99586</text:p>
          </table:table-cell>
          <table:table-cell office:value-type="float" office:value="20.19871" calcext:value-type="float">
            <text:p>20.19871</text:p>
          </table:table-cell>
          <table:table-cell office:value-type="float" office:value="10.57111" calcext:value-type="float">
            <text:p>10.57111</text:p>
          </table:table-cell>
          <table:table-cell office:value-type="float" office:value="6.674007" calcext:value-type="float">
            <text:p>6.674007</text:p>
          </table:table-cell>
          <table:table-cell office:value-type="float" office:value="1.575698" calcext:value-type="float">
            <text:p>1.575698</text:p>
          </table:table-cell>
          <table:table-cell office:value-type="float" office:value="0.9382653" calcext:value-type="float">
            <text:p>0.9382653</text:p>
          </table:table-cell>
          <table:table-cell office:value-type="float" office:value="1.878051" calcext:value-type="float">
            <text:p>1.878051</text:p>
          </table:table-cell>
          <table:table-cell office:value-type="float" office:value="0.5802351" calcext:value-type="float">
            <text:p>0.5802351</text:p>
          </table:table-cell>
          <table:table-cell office:value-type="float" office:value="0.2659158" calcext:value-type="float">
            <text:p>0.2659158</text:p>
          </table:table-cell>
          <table:table-cell office:value-type="float" office:value="0.1273837" calcext:value-type="float">
            <text:p>0.1273837</text:p>
          </table:table-cell>
          <table:table-cell office:value-type="float" office:value="0.1295961" calcext:value-type="float">
            <text:p>0.1295961</text:p>
          </table:table-cell>
          <table:table-cell office:value-type="float" office:value="0.3430592" calcext:value-type="float">
            <text:p>0.3430592</text:p>
          </table:table-cell>
          <table:table-cell office:value-type="float" office:value="0.3626471" calcext:value-type="float">
            <text:p>0.3626471</text:p>
          </table:table-cell>
          <table:table-cell office:value-type="float" office:value="0" calcext:value-type="float">
            <text:p>0</text:p>
          </table:table-cell>
          <table:table-cell office:value-type="float" office:value="3125.397" calcext:value-type="float">
            <text:p>3125.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8515" calcext:value-type="float">
            <text:p>-0.001085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33.33266" calcext:value-type="float">
            <text:p>33.33266</text:p>
          </table:table-cell>
          <table:table-cell office:value-type="float" office:value="1092.469" calcext:value-type="float">
            <text:p>1092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194" calcext:value-type="float">
            <text:p>0.6613194</text:p>
          </table:table-cell>
          <table:table-cell office:value-type="float" office:value="6.019052" calcext:value-type="float">
            <text:p>6.0190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6050203" calcext:value-type="float">
            <text:p>-0.006050203</text:p>
          </table:table-cell>
          <table:table-cell office:value-type="float" office:value="-0.008527533" calcext:value-type="float">
            <text:p>-0.008527533</text:p>
          </table:table-cell>
          <table:table-cell office:value-type="float" office:value="0.000929416" calcext:value-type="float">
            <text:p>0.000929416</text:p>
          </table:table-cell>
          <table:table-cell office:value-type="float" office:value="0.000000000366474" calcext:value-type="float">
            <text:p>3.66474E-10</text:p>
          </table:table-cell>
          <table:table-cell office:value-type="float" office:value="14.51617" calcext:value-type="float">
            <text:p>14.51617</text:p>
          </table:table-cell>
          <table:table-cell office:value-type="float" office:value="4.696416" calcext:value-type="float">
            <text:p>4.696416</text:p>
          </table:table-cell>
          <table:table-cell office:value-type="float" office:value="0.2669703" calcext:value-type="float">
            <text:p>0.2669703</text:p>
          </table:table-cell>
          <table:table-cell office:value-type="float" office:value="0.1894416" calcext:value-type="float">
            <text:p>0.1894416</text:p>
          </table:table-cell>
          <table:table-cell office:value-type="float" office:value="0.1033858" calcext:value-type="float">
            <text:p>0.1033858</text:p>
          </table:table-cell>
          <table:table-cell office:value-type="float" office:value="0.09959076" calcext:value-type="float">
            <text:p>0.09959076</text:p>
          </table:table-cell>
          <table:table-cell office:value-type="float" office:value="0.03886302" calcext:value-type="float">
            <text:p>0.03886302</text:p>
          </table:table-cell>
          <table:table-cell office:value-type="float" office:value="0.03069564" calcext:value-type="float">
            <text:p>0.03069564</text:p>
          </table:table-cell>
          <table:table-cell office:value-type="float" office:value="0.04081261" calcext:value-type="float">
            <text:p>0.04081261</text:p>
          </table:table-cell>
          <table:table-cell office:value-type="float" office:value="0.02795684" calcext:value-type="float">
            <text:p>0.02795684</text:p>
          </table:table-cell>
          <table:table-cell office:value-type="float" office:value="0.02276469" calcext:value-type="float">
            <text:p>0.02276469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1920488" calcext:value-type="float">
            <text:p>0.01920488</text:p>
          </table:table-cell>
          <table:table-cell office:value-type="float" office:value="0.005515493" calcext:value-type="float">
            <text:p>0.005515493</text:p>
          </table:table-cell>
          <table:table-cell office:value-type="float" office:value="0.006203891" calcext:value-type="float">
            <text:p>0.006203891</text:p>
          </table:table-cell>
          <table:table-cell office:value-type="float" office:value="0" calcext:value-type="float">
            <text:p>0</text:p>
          </table:table-cell>
          <table:table-cell office:value-type="float" office:value="75.81207" calcext:value-type="float">
            <text:p>75.81207</text:p>
          </table:table-cell>
          <table:table-cell office:value-type="float" office:value="36.86372" calcext:value-type="float">
            <text:p>36.86372</text:p>
          </table:table-cell>
          <table:table-cell office:value-type="float" office:value="20.22978" calcext:value-type="float">
            <text:p>20.22978</text:p>
          </table:table-cell>
          <table:table-cell office:value-type="float" office:value="10.59858" calcext:value-type="float">
            <text:p>10.59858</text:p>
          </table:table-cell>
          <table:table-cell office:value-type="float" office:value="6.689631" calcext:value-type="float">
            <text:p>6.689631</text:p>
          </table:table-cell>
          <table:table-cell office:value-type="float" office:value="1.581946" calcext:value-type="float">
            <text:p>1.581946</text:p>
          </table:table-cell>
          <table:table-cell office:value-type="float" office:value="0.948535" calcext:value-type="float">
            <text:p>0.948535</text:p>
          </table:table-cell>
          <table:table-cell office:value-type="float" office:value="1.877262" calcext:value-type="float">
            <text:p>1.877262</text:p>
          </table:table-cell>
          <table:table-cell office:value-type="float" office:value="0.580871" calcext:value-type="float">
            <text:p>0.580871</text:p>
          </table:table-cell>
          <table:table-cell office:value-type="float" office:value="0.2664048" calcext:value-type="float">
            <text:p>0.2664048</text:p>
          </table:table-cell>
          <table:table-cell office:value-type="float" office:value="0.1277546" calcext:value-type="float">
            <text:p>0.1277546</text:p>
          </table:table-cell>
          <table:table-cell office:value-type="float" office:value="0.1300102" calcext:value-type="float">
            <text:p>0.1300102</text:p>
          </table:table-cell>
          <table:table-cell office:value-type="float" office:value="0.3426204" calcext:value-type="float">
            <text:p>0.3426204</text:p>
          </table:table-cell>
          <table:table-cell office:value-type="float" office:value="0.362667" calcext:value-type="float">
            <text:p>0.362667</text:p>
          </table:table-cell>
          <table:table-cell office:value-type="float" office:value="0" calcext:value-type="float">
            <text:p>0</text:p>
          </table:table-cell>
          <table:table-cell office:value-type="float" office:value="3128.871" calcext:value-type="float">
            <text:p>3128.8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86315" calcext:value-type="float">
            <text:p>-0.0010863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33.32573" calcext:value-type="float">
            <text:p>33.32573</text:p>
          </table:table-cell>
          <table:table-cell office:value-type="float" office:value="1092.468" calcext:value-type="float">
            <text:p>1092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28346" calcext:value-type="float">
            <text:p>0.6628346</text:p>
          </table:table-cell>
          <table:table-cell office:value-type="float" office:value="6.025177" calcext:value-type="float">
            <text:p>6.0251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6050203" calcext:value-type="float">
            <text:p>-0.006050203</text:p>
          </table:table-cell>
          <table:table-cell office:value-type="float" office:value="-0.008539301" calcext:value-type="float">
            <text:p>-0.008539301</text:p>
          </table:table-cell>
          <table:table-cell office:value-type="float" office:value="0.0009511947" calcext:value-type="float">
            <text:p>0.0009511947</text:p>
          </table:table-cell>
          <table:table-cell office:value-type="float" office:value="0.000000000405198" calcext:value-type="float">
            <text:p>4.05198E-10</text:p>
          </table:table-cell>
          <table:table-cell office:value-type="float" office:value="14.50904" calcext:value-type="float">
            <text:p>14.50904</text:p>
          </table:table-cell>
          <table:table-cell office:value-type="float" office:value="4.751366" calcext:value-type="float">
            <text:p>4.751366</text:p>
          </table:table-cell>
          <table:table-cell office:value-type="float" office:value="0.2791378" calcext:value-type="float">
            <text:p>0.2791378</text:p>
          </table:table-cell>
          <table:table-cell office:value-type="float" office:value="0.1953278" calcext:value-type="float">
            <text:p>0.1953278</text:p>
          </table:table-cell>
          <table:table-cell office:value-type="float" office:value="0.1038796" calcext:value-type="float">
            <text:p>0.1038796</text:p>
          </table:table-cell>
          <table:table-cell office:value-type="float" office:value="0.09963635" calcext:value-type="float">
            <text:p>0.09963635</text:p>
          </table:table-cell>
          <table:table-cell office:value-type="float" office:value="0.03885811" calcext:value-type="float">
            <text:p>0.03885811</text:p>
          </table:table-cell>
          <table:table-cell office:value-type="float" office:value="0.03071762" calcext:value-type="float">
            <text:p>0.03071762</text:p>
          </table:table-cell>
          <table:table-cell office:value-type="float" office:value="0.04089235" calcext:value-type="float">
            <text:p>0.04089235</text:p>
          </table:table-cell>
          <table:table-cell office:value-type="float" office:value="0.02801699" calcext:value-type="float">
            <text:p>0.02801699</text:p>
          </table:table-cell>
          <table:table-cell office:value-type="float" office:value="0.02279317" calcext:value-type="float">
            <text:p>0.02279317</text:p>
          </table:table-cell>
          <table:table-cell office:value-type="float" office:value="0.02070026" calcext:value-type="float">
            <text:p>0.02070026</text:p>
          </table:table-cell>
          <table:table-cell office:value-type="float" office:value="0.01922627" calcext:value-type="float">
            <text:p>0.01922627</text:p>
          </table:table-cell>
          <table:table-cell office:value-type="float" office:value="0.005514377" calcext:value-type="float">
            <text:p>0.005514377</text:p>
          </table:table-cell>
          <table:table-cell office:value-type="float" office:value="0.006201245" calcext:value-type="float">
            <text:p>0.006201245</text:p>
          </table:table-cell>
          <table:table-cell office:value-type="float" office:value="0" calcext:value-type="float">
            <text:p>0</text:p>
          </table:table-cell>
          <table:table-cell office:value-type="float" office:value="76.23344" calcext:value-type="float">
            <text:p>76.23344</text:p>
          </table:table-cell>
          <table:table-cell office:value-type="float" office:value="36.71809" calcext:value-type="float">
            <text:p>36.71809</text:p>
          </table:table-cell>
          <table:table-cell office:value-type="float" office:value="20.2595" calcext:value-type="float">
            <text:p>20.2595</text:p>
          </table:table-cell>
          <table:table-cell office:value-type="float" office:value="10.62277" calcext:value-type="float">
            <text:p>10.62277</text:p>
          </table:table-cell>
          <table:table-cell office:value-type="float" office:value="6.702818" calcext:value-type="float">
            <text:p>6.702818</text:p>
          </table:table-cell>
          <table:table-cell office:value-type="float" office:value="1.587969" calcext:value-type="float">
            <text:p>1.587969</text:p>
          </table:table-cell>
          <table:table-cell office:value-type="float" office:value="0.958668" calcext:value-type="float">
            <text:p>0.958668</text:p>
          </table:table-cell>
          <table:table-cell office:value-type="float" office:value="1.876461" calcext:value-type="float">
            <text:p>1.876461</text:p>
          </table:table-cell>
          <table:table-cell office:value-type="float" office:value="0.5814943" calcext:value-type="float">
            <text:p>0.5814943</text:p>
          </table:table-cell>
          <table:table-cell office:value-type="float" office:value="0.2668878" calcext:value-type="float">
            <text:p>0.2668878</text:p>
          </table:table-cell>
          <table:table-cell office:value-type="float" office:value="0.1281211" calcext:value-type="float">
            <text:p>0.1281211</text:p>
          </table:table-cell>
          <table:table-cell office:value-type="float" office:value="0.1304061" calcext:value-type="float">
            <text:p>0.1304061</text:p>
          </table:table-cell>
          <table:table-cell office:value-type="float" office:value="0.3421851" calcext:value-type="float">
            <text:p>0.3421851</text:p>
          </table:table-cell>
          <table:table-cell office:value-type="float" office:value="0.362637" calcext:value-type="float">
            <text:p>0.362637</text:p>
          </table:table-cell>
          <table:table-cell office:value-type="float" office:value="0" calcext:value-type="float">
            <text:p>0</text:p>
          </table:table-cell>
          <table:table-cell office:value-type="float" office:value="3129.496" calcext:value-type="float">
            <text:p>3129.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87476" calcext:value-type="float">
            <text:p>-0.0010874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33.31023" calcext:value-type="float">
            <text:p>33.31023</text:p>
          </table:table-cell>
          <table:table-cell office:value-type="float" office:value="1092.468" calcext:value-type="float">
            <text:p>1092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3355" calcext:value-type="float">
            <text:p>0.6693355</text:p>
          </table:table-cell>
          <table:table-cell office:value-type="float" office:value="6.033567" calcext:value-type="float">
            <text:p>6.0335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6050203" calcext:value-type="float">
            <text:p>-0.006050203</text:p>
          </table:table-cell>
          <table:table-cell office:value-type="float" office:value="-0.008567983" calcext:value-type="float">
            <text:p>-0.008567983</text:p>
          </table:table-cell>
          <table:table-cell office:value-type="float" office:value="0.0009716271" calcext:value-type="float">
            <text:p>0.0009716271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48979" calcext:value-type="float">
            <text:p>14.48979</text:p>
          </table:table-cell>
          <table:table-cell office:value-type="float" office:value="4.933157" calcext:value-type="float">
            <text:p>4.933157</text:p>
          </table:table-cell>
          <table:table-cell office:value-type="float" office:value="0.2760839" calcext:value-type="float">
            <text:p>0.2760839</text:p>
          </table:table-cell>
          <table:table-cell office:value-type="float" office:value="0.1951667" calcext:value-type="float">
            <text:p>0.1951667</text:p>
          </table:table-cell>
          <table:table-cell office:value-type="float" office:value="0.1048177" calcext:value-type="float">
            <text:p>0.1048177</text:p>
          </table:table-cell>
          <table:table-cell office:value-type="float" office:value="0.1001735" calcext:value-type="float">
            <text:p>0.1001735</text:p>
          </table:table-cell>
          <table:table-cell office:value-type="float" office:value="0.03887288" calcext:value-type="float">
            <text:p>0.03887288</text:p>
          </table:table-cell>
          <table:table-cell office:value-type="float" office:value="0.03073493" calcext:value-type="float">
            <text:p>0.03073493</text:p>
          </table:table-cell>
          <table:table-cell office:value-type="float" office:value="0.04097101" calcext:value-type="float">
            <text:p>0.04097101</text:p>
          </table:table-cell>
          <table:table-cell office:value-type="float" office:value="0.02807597" calcext:value-type="float">
            <text:p>0.02807597</text:p>
          </table:table-cell>
          <table:table-cell office:value-type="float" office:value="0.0228213" calcext:value-type="float">
            <text:p>0.0228213</text:p>
          </table:table-cell>
          <table:table-cell office:value-type="float" office:value="0.02071747" calcext:value-type="float">
            <text:p>0.02071747</text:p>
          </table:table-cell>
          <table:table-cell office:value-type="float" office:value="0.01924751" calcext:value-type="float">
            <text:p>0.01924751</text:p>
          </table:table-cell>
          <table:table-cell office:value-type="float" office:value="0.005513743" calcext:value-type="float">
            <text:p>0.005513743</text:p>
          </table:table-cell>
          <table:table-cell office:value-type="float" office:value="0.00620154" calcext:value-type="float">
            <text:p>0.00620154</text:p>
          </table:table-cell>
          <table:table-cell office:value-type="float" office:value="0" calcext:value-type="float">
            <text:p>0</text:p>
          </table:table-cell>
          <table:table-cell office:value-type="float" office:value="76.17398" calcext:value-type="float">
            <text:p>76.17398</text:p>
          </table:table-cell>
          <table:table-cell office:value-type="float" office:value="36.73907" calcext:value-type="float">
            <text:p>36.73907</text:p>
          </table:table-cell>
          <table:table-cell office:value-type="float" office:value="20.25227" calcext:value-type="float">
            <text:p>20.25227</text:p>
          </table:table-cell>
          <table:table-cell office:value-type="float" office:value="10.67724" calcext:value-type="float">
            <text:p>10.67724</text:p>
          </table:table-cell>
          <table:table-cell office:value-type="float" office:value="6.716576" calcext:value-type="float">
            <text:p>6.716576</text:p>
          </table:table-cell>
          <table:table-cell office:value-type="float" office:value="1.593691" calcext:value-type="float">
            <text:p>1.593691</text:p>
          </table:table-cell>
          <table:table-cell office:value-type="float" office:value="0.9690499" calcext:value-type="float">
            <text:p>0.9690499</text:p>
          </table:table-cell>
          <table:table-cell office:value-type="float" office:value="1.87562" calcext:value-type="float">
            <text:p>1.87562</text:p>
          </table:table-cell>
          <table:table-cell office:value-type="float" office:value="0.5821037" calcext:value-type="float">
            <text:p>0.5821037</text:p>
          </table:table-cell>
          <table:table-cell office:value-type="float" office:value="0.2673653" calcext:value-type="float">
            <text:p>0.2673653</text:p>
          </table:table-cell>
          <table:table-cell office:value-type="float" office:value="0.1284831" calcext:value-type="float">
            <text:p>0.1284831</text:p>
          </table:table-cell>
          <table:table-cell office:value-type="float" office:value="0.1307879" calcext:value-type="float">
            <text:p>0.1307879</text:p>
          </table:table-cell>
          <table:table-cell office:value-type="float" office:value="0.3419005" calcext:value-type="float">
            <text:p>0.3419005</text:p>
          </table:table-cell>
          <table:table-cell office:value-type="float" office:value="0.3626668" calcext:value-type="float">
            <text:p>0.3626668</text:p>
          </table:table-cell>
          <table:table-cell office:value-type="float" office:value="0" calcext:value-type="float">
            <text:p>0</text:p>
          </table:table-cell>
          <table:table-cell office:value-type="float" office:value="3159.306" calcext:value-type="float">
            <text:p>3159.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88822" calcext:value-type="float">
            <text:p>-0.0010888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33.29222" calcext:value-type="float">
            <text:p>33.29222</text:p>
          </table:table-cell>
          <table:table-cell office:value-type="float" office:value="1092.468" calcext:value-type="float">
            <text:p>1092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60631" calcext:value-type="float">
            <text:p>0.6760631</text:p>
          </table:table-cell>
          <table:table-cell office:value-type="float" office:value="6.044115" calcext:value-type="float">
            <text:p>6.0441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6050203" calcext:value-type="float">
            <text:p>-0.006050203</text:p>
          </table:table-cell>
          <table:table-cell office:value-type="float" office:value="-0.008596377" calcext:value-type="float">
            <text:p>-0.008596377</text:p>
          </table:table-cell>
          <table:table-cell office:value-type="float" office:value="0.0009916435" calcext:value-type="float">
            <text:p>0.0009916435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46861" calcext:value-type="float">
            <text:p>14.46861</text:p>
          </table:table-cell>
          <table:table-cell office:value-type="float" office:value="5.194482" calcext:value-type="float">
            <text:p>5.194482</text:p>
          </table:table-cell>
          <table:table-cell office:value-type="float" office:value="0.2709204" calcext:value-type="float">
            <text:p>0.2709204</text:p>
          </table:table-cell>
          <table:table-cell office:value-type="float" office:value="0.1904845" calcext:value-type="float">
            <text:p>0.1904845</text:p>
          </table:table-cell>
          <table:table-cell office:value-type="float" office:value="0.1046299" calcext:value-type="float">
            <text:p>0.1046299</text:p>
          </table:table-cell>
          <table:table-cell office:value-type="float" office:value="0.1000238" calcext:value-type="float">
            <text:p>0.1000238</text:p>
          </table:table-cell>
          <table:table-cell office:value-type="float" office:value="0.03888612" calcext:value-type="float">
            <text:p>0.03888612</text:p>
          </table:table-cell>
          <table:table-cell office:value-type="float" office:value="0.03072979" calcext:value-type="float">
            <text:p>0.03072979</text:p>
          </table:table-cell>
          <table:table-cell office:value-type="float" office:value="0.04104831" calcext:value-type="float">
            <text:p>0.04104831</text:p>
          </table:table-cell>
          <table:table-cell office:value-type="float" office:value="0.02813398" calcext:value-type="float">
            <text:p>0.02813398</text:p>
          </table:table-cell>
          <table:table-cell office:value-type="float" office:value="0.02284881" calcext:value-type="float">
            <text:p>0.02284881</text:p>
          </table:table-cell>
          <table:table-cell office:value-type="float" office:value="0.02073456" calcext:value-type="float">
            <text:p>0.02073456</text:p>
          </table:table-cell>
          <table:table-cell office:value-type="float" office:value="0.01926864" calcext:value-type="float">
            <text:p>0.01926864</text:p>
          </table:table-cell>
          <table:table-cell office:value-type="float" office:value="0.005513292" calcext:value-type="float">
            <text:p>0.005513292</text:p>
          </table:table-cell>
          <table:table-cell office:value-type="float" office:value="0.006202517" calcext:value-type="float">
            <text:p>0.006202517</text:p>
          </table:table-cell>
          <table:table-cell office:value-type="float" office:value="0" calcext:value-type="float">
            <text:p>0</text:p>
          </table:table-cell>
          <table:table-cell office:value-type="float" office:value="76.45797" calcext:value-type="float">
            <text:p>76.45797</text:p>
          </table:table-cell>
          <table:table-cell office:value-type="float" office:value="36.86229" calcext:value-type="float">
            <text:p>36.86229</text:p>
          </table:table-cell>
          <table:table-cell office:value-type="float" office:value="20.24141" calcext:value-type="float">
            <text:p>20.24141</text:p>
          </table:table-cell>
          <table:table-cell office:value-type="float" office:value="10.7507" calcext:value-type="float">
            <text:p>10.7507</text:p>
          </table:table-cell>
          <table:table-cell office:value-type="float" office:value="6.73972" calcext:value-type="float">
            <text:p>6.73972</text:p>
          </table:table-cell>
          <table:table-cell office:value-type="float" office:value="1.599992" calcext:value-type="float">
            <text:p>1.599992</text:p>
          </table:table-cell>
          <table:table-cell office:value-type="float" office:value="0.9788206" calcext:value-type="float">
            <text:p>0.9788206</text:p>
          </table:table-cell>
          <table:table-cell office:value-type="float" office:value="1.874986" calcext:value-type="float">
            <text:p>1.874986</text:p>
          </table:table-cell>
          <table:table-cell office:value-type="float" office:value="0.5826947" calcext:value-type="float">
            <text:p>0.5826947</text:p>
          </table:table-cell>
          <table:table-cell office:value-type="float" office:value="0.2678218" calcext:value-type="float">
            <text:p>0.2678218</text:p>
          </table:table-cell>
          <table:table-cell office:value-type="float" office:value="0.1288404" calcext:value-type="float">
            <text:p>0.1288404</text:p>
          </table:table-cell>
          <table:table-cell office:value-type="float" office:value="0.1311641" calcext:value-type="float">
            <text:p>0.1311641</text:p>
          </table:table-cell>
          <table:table-cell office:value-type="float" office:value="0.3416708" calcext:value-type="float">
            <text:p>0.3416708</text:p>
          </table:table-cell>
          <table:table-cell office:value-type="float" office:value="0.3626948" calcext:value-type="float">
            <text:p>0.3626948</text:p>
          </table:table-cell>
          <table:table-cell office:value-type="float" office:value="0" calcext:value-type="float">
            <text:p>0</text:p>
          </table:table-cell>
          <table:table-cell office:value-type="float" office:value="3187.996" calcext:value-type="float">
            <text:p>3187.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89985" calcext:value-type="float">
            <text:p>-0.0010899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33.27021" calcext:value-type="float">
            <text:p>33.27021</text:p>
          </table:table-cell>
          <table:table-cell office:value-type="float" office:value="1092.469" calcext:value-type="float">
            <text:p>1092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4254" calcext:value-type="float">
            <text:p>0.6834254</text:p>
          </table:table-cell>
          <table:table-cell office:value-type="float" office:value="6.057889" calcext:value-type="float">
            <text:p>6.0578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34779" calcext:value-type="float">
            <text:p>8.734779E-10</text:p>
          </table:table-cell>
          <table:table-cell office:value-type="float" office:value="0" calcext:value-type="float">
            <text:p>0</text:p>
          </table:table-cell>
          <table:table-cell office:value-type="float" office:value="-0.00647904" calcext:value-type="float">
            <text:p>-0.00647904</text:p>
          </table:table-cell>
          <table:table-cell office:value-type="float" office:value="-0.008625882" calcext:value-type="float">
            <text:p>-0.008625882</text:p>
          </table:table-cell>
          <table:table-cell office:value-type="float" office:value="0.001011079" calcext:value-type="float">
            <text:p>0.001011079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44559" calcext:value-type="float">
            <text:p>14.44559</text:p>
          </table:table-cell>
          <table:table-cell office:value-type="float" office:value="5.495436" calcext:value-type="float">
            <text:p>5.495436</text:p>
          </table:table-cell>
          <table:table-cell office:value-type="float" office:value="0.2630356" calcext:value-type="float">
            <text:p>0.2630356</text:p>
          </table:table-cell>
          <table:table-cell office:value-type="float" office:value="0.1797844" calcext:value-type="float">
            <text:p>0.1797844</text:p>
          </table:table-cell>
          <table:table-cell office:value-type="float" office:value="0.1031699" calcext:value-type="float">
            <text:p>0.1031699</text:p>
          </table:table-cell>
          <table:table-cell office:value-type="float" office:value="0.09914049" calcext:value-type="float">
            <text:p>0.09914049</text:p>
          </table:table-cell>
          <table:table-cell office:value-type="float" office:value="0.03887026" calcext:value-type="float">
            <text:p>0.03887026</text:p>
          </table:table-cell>
          <table:table-cell office:value-type="float" office:value="0.0307101" calcext:value-type="float">
            <text:p>0.0307101</text:p>
          </table:table-cell>
          <table:table-cell office:value-type="float" office:value="0.04112212" calcext:value-type="float">
            <text:p>0.04112212</text:p>
          </table:table-cell>
          <table:table-cell office:value-type="float" office:value="0.02819107" calcext:value-type="float">
            <text:p>0.02819107</text:p>
          </table:table-cell>
          <table:table-cell office:value-type="float" office:value="0.02287542" calcext:value-type="float">
            <text:p>0.02287542</text:p>
          </table:table-cell>
          <table:table-cell office:value-type="float" office:value="0.02075155" calcext:value-type="float">
            <text:p>0.02075155</text:p>
          </table:table-cell>
          <table:table-cell office:value-type="float" office:value="0.01928976" calcext:value-type="float">
            <text:p>0.01928976</text:p>
          </table:table-cell>
          <table:table-cell office:value-type="float" office:value="0.005521905" calcext:value-type="float">
            <text:p>0.005521905</text:p>
          </table:table-cell>
          <table:table-cell office:value-type="float" office:value="0.00619505" calcext:value-type="float">
            <text:p>0.00619505</text:p>
          </table:table-cell>
          <table:table-cell office:value-type="float" office:value="0" calcext:value-type="float">
            <text:p>0</text:p>
          </table:table-cell>
          <table:table-cell office:value-type="float" office:value="76.73686" calcext:value-type="float">
            <text:p>76.73686</text:p>
          </table:table-cell>
          <table:table-cell office:value-type="float" office:value="37.01437" calcext:value-type="float">
            <text:p>37.01437</text:p>
          </table:table-cell>
          <table:table-cell office:value-type="float" office:value="20.24056" calcext:value-type="float">
            <text:p>20.24056</text:p>
          </table:table-cell>
          <table:table-cell office:value-type="float" office:value="10.82987" calcext:value-type="float">
            <text:p>10.82987</text:p>
          </table:table-cell>
          <table:table-cell office:value-type="float" office:value="6.783149" calcext:value-type="float">
            <text:p>6.783149</text:p>
          </table:table-cell>
          <table:table-cell office:value-type="float" office:value="1.60699" calcext:value-type="float">
            <text:p>1.60699</text:p>
          </table:table-cell>
          <table:table-cell office:value-type="float" office:value="0.98948" calcext:value-type="float">
            <text:p>0.98948</text:p>
          </table:table-cell>
          <table:table-cell office:value-type="float" office:value="1.874189" calcext:value-type="float">
            <text:p>1.874189</text:p>
          </table:table-cell>
          <table:table-cell office:value-type="float" office:value="0.5832576" calcext:value-type="float">
            <text:p>0.5832576</text:p>
          </table:table-cell>
          <table:table-cell office:value-type="float" office:value="0.2682377" calcext:value-type="float">
            <text:p>0.2682377</text:p>
          </table:table-cell>
          <table:table-cell office:value-type="float" office:value="0.129193" calcext:value-type="float">
            <text:p>0.129193</text:p>
          </table:table-cell>
          <table:table-cell office:value-type="float" office:value="0.1316423" calcext:value-type="float">
            <text:p>0.1316423</text:p>
          </table:table-cell>
          <table:table-cell office:value-type="float" office:value="0.3439425" calcext:value-type="float">
            <text:p>0.3439425</text:p>
          </table:table-cell>
          <table:table-cell office:value-type="float" office:value="0.3609132" calcext:value-type="float">
            <text:p>0.3609132</text:p>
          </table:table-cell>
          <table:table-cell office:value-type="float" office:value="0" calcext:value-type="float">
            <text:p>0</text:p>
          </table:table-cell>
          <table:table-cell office:value-type="float" office:value="3221.605" calcext:value-type="float">
            <text:p>3221.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091228" calcext:value-type="float">
            <text:p>-0.0010912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33.24964" calcext:value-type="float">
            <text:p>33.24964</text:p>
          </table:table-cell>
          <table:table-cell office:value-type="float" office:value="1092.47" calcext:value-type="float">
            <text:p>109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21766" calcext:value-type="float">
            <text:p>0.6821766</text:p>
          </table:table-cell>
          <table:table-cell office:value-type="float" office:value="6.084867" calcext:value-type="float">
            <text:p>6.084867</text:p>
          </table:table-cell>
          <table:table-cell office:value-type="float" office:value="0" calcext:value-type="float">
            <text:p>0</text:p>
          </table:table-cell>
          <table:table-cell office:value-type="float" office:value="0.0000004785095" calcext:value-type="float">
            <text:p>4.785095E-07</text:p>
          </table:table-cell>
          <table:table-cell office:value-type="float" office:value="0" calcext:value-type="float">
            <text:p>0</text:p>
          </table:table-cell>
          <table:table-cell office:value-type="float" office:value="-0.006919818" calcext:value-type="float">
            <text:p>-0.006919818</text:p>
          </table:table-cell>
          <table:table-cell office:value-type="float" office:value="-0.00891473" calcext:value-type="float">
            <text:p>-0.00891473</text:p>
          </table:table-cell>
          <table:table-cell office:value-type="float" office:value="0.001022485" calcext:value-type="float">
            <text:p>0.001022485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45526" calcext:value-type="float">
            <text:p>14.45526</text:p>
          </table:table-cell>
          <table:table-cell office:value-type="float" office:value="5.392498" calcext:value-type="float">
            <text:p>5.392498</text:p>
          </table:table-cell>
          <table:table-cell office:value-type="float" office:value="1.035362" calcext:value-type="float">
            <text:p>1.035362</text:p>
          </table:table-cell>
          <table:table-cell office:value-type="float" office:value="0.173276" calcext:value-type="float">
            <text:p>0.173276</text:p>
          </table:table-cell>
          <table:table-cell office:value-type="float" office:value="0.1008573" calcext:value-type="float">
            <text:p>0.1008573</text:p>
          </table:table-cell>
          <table:table-cell office:value-type="float" office:value="0.09749166" calcext:value-type="float">
            <text:p>0.09749166</text:p>
          </table:table-cell>
          <table:table-cell office:value-type="float" office:value="0.03878845" calcext:value-type="float">
            <text:p>0.03878845</text:p>
          </table:table-cell>
          <table:table-cell office:value-type="float" office:value="0.03071562" calcext:value-type="float">
            <text:p>0.03071562</text:p>
          </table:table-cell>
          <table:table-cell office:value-type="float" office:value="0.04119254" calcext:value-type="float">
            <text:p>0.04119254</text:p>
          </table:table-cell>
          <table:table-cell office:value-type="float" office:value="0.0282467" calcext:value-type="float">
            <text:p>0.0282467</text:p>
          </table:table-cell>
          <table:table-cell office:value-type="float" office:value="0.02290173" calcext:value-type="float">
            <text:p>0.02290173</text:p>
          </table:table-cell>
          <table:table-cell office:value-type="float" office:value="0.02076847" calcext:value-type="float">
            <text:p>0.02076847</text:p>
          </table:table-cell>
          <table:table-cell office:value-type="float" office:value="0.01931078" calcext:value-type="float">
            <text:p>0.01931078</text:p>
          </table:table-cell>
          <table:table-cell office:value-type="float" office:value="0.005519676" calcext:value-type="float">
            <text:p>0.005519676</text:p>
          </table:table-cell>
          <table:table-cell office:value-type="float" office:value="0.006194866" calcext:value-type="float">
            <text:p>0.006194866</text:p>
          </table:table-cell>
          <table:table-cell office:value-type="float" office:value="0" calcext:value-type="float">
            <text:p>0</text:p>
          </table:table-cell>
          <table:table-cell office:value-type="float" office:value="22.74294" calcext:value-type="float">
            <text:p>22.74294</text:p>
          </table:table-cell>
          <table:table-cell office:value-type="float" office:value="50.69294" calcext:value-type="float">
            <text:p>50.69294</text:p>
          </table:table-cell>
          <table:table-cell office:value-type="float" office:value="20.40805" calcext:value-type="float">
            <text:p>20.40805</text:p>
          </table:table-cell>
          <table:table-cell office:value-type="float" office:value="10.90306" calcext:value-type="float">
            <text:p>10.90306</text:p>
          </table:table-cell>
          <table:table-cell office:value-type="float" office:value="6.848057" calcext:value-type="float">
            <text:p>6.848057</text:p>
          </table:table-cell>
          <table:table-cell office:value-type="float" office:value="1.614779" calcext:value-type="float">
            <text:p>1.614779</text:p>
          </table:table-cell>
          <table:table-cell office:value-type="float" office:value="0.9989026" calcext:value-type="float">
            <text:p>0.9989026</text:p>
          </table:table-cell>
          <table:table-cell office:value-type="float" office:value="1.87387" calcext:value-type="float">
            <text:p>1.87387</text:p>
          </table:table-cell>
          <table:table-cell office:value-type="float" office:value="0.5838073" calcext:value-type="float">
            <text:p>0.5838073</text:p>
          </table:table-cell>
          <table:table-cell office:value-type="float" office:value="0.2686513" calcext:value-type="float">
            <text:p>0.2686513</text:p>
          </table:table-cell>
          <table:table-cell office:value-type="float" office:value="0.1295438" calcext:value-type="float">
            <text:p>0.1295438</text:p>
          </table:table-cell>
          <table:table-cell office:value-type="float" office:value="0.1321381" calcext:value-type="float">
            <text:p>0.1321381</text:p>
          </table:table-cell>
          <table:table-cell office:value-type="float" office:value="0.3430673" calcext:value-type="float">
            <text:p>0.3430673</text:p>
          </table:table-cell>
          <table:table-cell office:value-type="float" office:value="0.3622642" calcext:value-type="float">
            <text:p>0.3622642</text:p>
          </table:table-cell>
          <table:table-cell office:value-type="float" office:value="0" calcext:value-type="float">
            <text:p>0</text:p>
          </table:table-cell>
          <table:table-cell office:value-type="float" office:value="3038.56" calcext:value-type="float">
            <text:p>3038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3559" calcext:value-type="float">
            <text:p>-0.0011135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33.22718" calcext:value-type="float">
            <text:p>33.22718</text:p>
          </table:table-cell>
          <table:table-cell office:value-type="float" office:value="1092.471" calcext:value-type="float">
            <text:p>1092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02588" calcext:value-type="float">
            <text:p>0.6702588</text:p>
          </table:table-cell>
          <table:table-cell office:value-type="float" office:value="6.116493" calcext:value-type="float">
            <text:p>6.116493</text:p>
          </table:table-cell>
          <table:table-cell office:value-type="float" office:value="0" calcext:value-type="float">
            <text:p>0</text:p>
          </table:table-cell>
          <table:table-cell office:value-type="float" office:value="0.0000006065146" calcext:value-type="float">
            <text:p>6.065146E-07</text:p>
          </table:table-cell>
          <table:table-cell office:value-type="float" office:value="0" calcext:value-type="float">
            <text:p>0</text:p>
          </table:table-cell>
          <table:table-cell office:value-type="float" office:value="-0.006900289" calcext:value-type="float">
            <text:p>-0.006900289</text:p>
          </table:table-cell>
          <table:table-cell office:value-type="float" office:value="-0.008957163" calcext:value-type="float">
            <text:p>-0.008957163</text:p>
          </table:table-cell>
          <table:table-cell office:value-type="float" office:value="0.00102603" calcext:value-type="float">
            <text:p>0.00102603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46972" calcext:value-type="float">
            <text:p>14.46972</text:p>
          </table:table-cell>
          <table:table-cell office:value-type="float" office:value="4.792159" calcext:value-type="float">
            <text:p>4.792159</text:p>
          </table:table-cell>
          <table:table-cell office:value-type="float" office:value="0.753806" calcext:value-type="float">
            <text:p>0.753806</text:p>
          </table:table-cell>
          <table:table-cell office:value-type="float" office:value="0.1670482" calcext:value-type="float">
            <text:p>0.1670482</text:p>
          </table:table-cell>
          <table:table-cell office:value-type="float" office:value="0.09817404" calcext:value-type="float">
            <text:p>0.09817404</text:p>
          </table:table-cell>
          <table:table-cell office:value-type="float" office:value="0.09538274" calcext:value-type="float">
            <text:p>0.09538274</text:p>
          </table:table-cell>
          <table:table-cell office:value-type="float" office:value="0.03859896" calcext:value-type="float">
            <text:p>0.03859896</text:p>
          </table:table-cell>
          <table:table-cell office:value-type="float" office:value="0.03070677" calcext:value-type="float">
            <text:p>0.03070677</text:p>
          </table:table-cell>
          <table:table-cell office:value-type="float" office:value="0.04126921" calcext:value-type="float">
            <text:p>0.04126921</text:p>
          </table:table-cell>
          <table:table-cell office:value-type="float" office:value="0.02830062" calcext:value-type="float">
            <text:p>0.02830062</text:p>
          </table:table-cell>
          <table:table-cell office:value-type="float" office:value="0.02292775" calcext:value-type="float">
            <text:p>0.02292775</text:p>
          </table:table-cell>
          <table:table-cell office:value-type="float" office:value="0.02078532" calcext:value-type="float">
            <text:p>0.02078532</text:p>
          </table:table-cell>
          <table:table-cell office:value-type="float" office:value="0.01933159" calcext:value-type="float">
            <text:p>0.01933159</text:p>
          </table:table-cell>
          <table:table-cell office:value-type="float" office:value="0.00551781" calcext:value-type="float">
            <text:p>0.00551781</text:p>
          </table:table-cell>
          <table:table-cell office:value-type="float" office:value="0.00619244" calcext:value-type="float">
            <text:p>0.00619244</text:p>
          </table:table-cell>
          <table:table-cell office:value-type="float" office:value="0" calcext:value-type="float">
            <text:p>0</text:p>
          </table:table-cell>
          <table:table-cell office:value-type="float" office:value="35.37248" calcext:value-type="float">
            <text:p>35.37248</text:p>
          </table:table-cell>
          <table:table-cell office:value-type="float" office:value="45.08411" calcext:value-type="float">
            <text:p>45.08411</text:p>
          </table:table-cell>
          <table:table-cell office:value-type="float" office:value="21.10955" calcext:value-type="float">
            <text:p>21.10955</text:p>
          </table:table-cell>
          <table:table-cell office:value-type="float" office:value="10.96513" calcext:value-type="float">
            <text:p>10.96513</text:p>
          </table:table-cell>
          <table:table-cell office:value-type="float" office:value="6.916245" calcext:value-type="float">
            <text:p>6.916245</text:p>
          </table:table-cell>
          <table:table-cell office:value-type="float" office:value="1.62306" calcext:value-type="float">
            <text:p>1.62306</text:p>
          </table:table-cell>
          <table:table-cell office:value-type="float" office:value="0.9950814" calcext:value-type="float">
            <text:p>0.9950814</text:p>
          </table:table-cell>
          <table:table-cell office:value-type="float" office:value="1.877054" calcext:value-type="float">
            <text:p>1.877054</text:p>
          </table:table-cell>
          <table:table-cell office:value-type="float" office:value="0.5843711" calcext:value-type="float">
            <text:p>0.5843711</text:p>
          </table:table-cell>
          <table:table-cell office:value-type="float" office:value="0.269063" calcext:value-type="float">
            <text:p>0.269063</text:p>
          </table:table-cell>
          <table:table-cell office:value-type="float" office:value="0.1298918" calcext:value-type="float">
            <text:p>0.1298918</text:p>
          </table:table-cell>
          <table:table-cell office:value-type="float" office:value="0.1325804" calcext:value-type="float">
            <text:p>0.1325804</text:p>
          </table:table-cell>
          <table:table-cell office:value-type="float" office:value="0.3423332" calcext:value-type="float">
            <text:p>0.3423332</text:p>
          </table:table-cell>
          <table:table-cell office:value-type="float" office:value="0.3624528" calcext:value-type="float">
            <text:p>0.3624528</text:p>
          </table:table-cell>
          <table:table-cell office:value-type="float" office:value="0" calcext:value-type="float">
            <text:p>0</text:p>
          </table:table-cell>
          <table:table-cell office:value-type="float" office:value="3081.327" calcext:value-type="float">
            <text:p>3081.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4916" calcext:value-type="float">
            <text:p>-0.0011149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33.2103" calcext:value-type="float">
            <text:p>33.2103</text:p>
          </table:table-cell>
          <table:table-cell office:value-type="float" office:value="1092.471" calcext:value-type="float">
            <text:p>1092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50386" calcext:value-type="float">
            <text:p>0.6650386</text:p>
          </table:table-cell>
          <table:table-cell office:value-type="float" office:value="6.137211" calcext:value-type="float">
            <text:p>6.137211</text:p>
          </table:table-cell>
          <table:table-cell office:value-type="float" office:value="0" calcext:value-type="float">
            <text:p>0</text:p>
          </table:table-cell>
          <table:table-cell office:value-type="float" office:value="0.0000006224838" calcext:value-type="float">
            <text:p>6.224838E-07</text:p>
          </table:table-cell>
          <table:table-cell office:value-type="float" office:value="0" calcext:value-type="float">
            <text:p>0</text:p>
          </table:table-cell>
          <table:table-cell office:value-type="float" office:value="-0.006899878" calcext:value-type="float">
            <text:p>-0.006899878</text:p>
          </table:table-cell>
          <table:table-cell office:value-type="float" office:value="-0.008985051" calcext:value-type="float">
            <text:p>-0.008985051</text:p>
          </table:table-cell>
          <table:table-cell office:value-type="float" office:value="0.001034141" calcext:value-type="float">
            <text:p>0.001034141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47381" calcext:value-type="float">
            <text:p>14.47381</text:p>
          </table:table-cell>
          <table:table-cell office:value-type="float" office:value="4.489256" calcext:value-type="float">
            <text:p>4.489256</text:p>
          </table:table-cell>
          <table:table-cell office:value-type="float" office:value="0.6447599" calcext:value-type="float">
            <text:p>0.6447599</text:p>
          </table:table-cell>
          <table:table-cell office:value-type="float" office:value="0.1620476" calcext:value-type="float">
            <text:p>0.1620476</text:p>
          </table:table-cell>
          <table:table-cell office:value-type="float" office:value="0.0963163" calcext:value-type="float">
            <text:p>0.0963163</text:p>
          </table:table-cell>
          <table:table-cell office:value-type="float" office:value="0.09401982" calcext:value-type="float">
            <text:p>0.09401982</text:p>
          </table:table-cell>
          <table:table-cell office:value-type="float" office:value="0.03848834" calcext:value-type="float">
            <text:p>0.03848834</text:p>
          </table:table-cell>
          <table:table-cell office:value-type="float" office:value="0.03072408" calcext:value-type="float">
            <text:p>0.03072408</text:p>
          </table:table-cell>
          <table:table-cell office:value-type="float" office:value="0.04134048" calcext:value-type="float">
            <text:p>0.04134048</text:p>
          </table:table-cell>
          <table:table-cell office:value-type="float" office:value="0.02835233" calcext:value-type="float">
            <text:p>0.02835233</text:p>
          </table:table-cell>
          <table:table-cell office:value-type="float" office:value="0.02295337" calcext:value-type="float">
            <text:p>0.02295337</text:p>
          </table:table-cell>
          <table:table-cell office:value-type="float" office:value="0.02080208" calcext:value-type="float">
            <text:p>0.02080208</text:p>
          </table:table-cell>
          <table:table-cell office:value-type="float" office:value="0.01935226" calcext:value-type="float">
            <text:p>0.01935226</text:p>
          </table:table-cell>
          <table:table-cell office:value-type="float" office:value="0.005516153" calcext:value-type="float">
            <text:p>0.005516153</text:p>
          </table:table-cell>
          <table:table-cell office:value-type="float" office:value="0.006187993" calcext:value-type="float">
            <text:p>0.006187993</text:p>
          </table:table-cell>
          <table:table-cell office:value-type="float" office:value="0" calcext:value-type="float">
            <text:p>0</text:p>
          </table:table-cell>
          <table:table-cell office:value-type="float" office:value="39.3167" calcext:value-type="float">
            <text:p>39.3167</text:p>
          </table:table-cell>
          <table:table-cell office:value-type="float" office:value="44.47423" calcext:value-type="float">
            <text:p>44.47423</text:p>
          </table:table-cell>
          <table:table-cell office:value-type="float" office:value="21.32575" calcext:value-type="float">
            <text:p>21.32575</text:p>
          </table:table-cell>
          <table:table-cell office:value-type="float" office:value="11.00079" calcext:value-type="float">
            <text:p>11.00079</text:p>
          </table:table-cell>
          <table:table-cell office:value-type="float" office:value="6.959856" calcext:value-type="float">
            <text:p>6.959856</text:p>
          </table:table-cell>
          <table:table-cell office:value-type="float" office:value="1.631474" calcext:value-type="float">
            <text:p>1.631474</text:p>
          </table:table-cell>
          <table:table-cell office:value-type="float" office:value="0.9914097" calcext:value-type="float">
            <text:p>0.9914097</text:p>
          </table:table-cell>
          <table:table-cell office:value-type="float" office:value="1.880156" calcext:value-type="float">
            <text:p>1.880156</text:p>
          </table:table-cell>
          <table:table-cell office:value-type="float" office:value="0.5849665" calcext:value-type="float">
            <text:p>0.5849665</text:p>
          </table:table-cell>
          <table:table-cell office:value-type="float" office:value="0.269473" calcext:value-type="float">
            <text:p>0.269473</text:p>
          </table:table-cell>
          <table:table-cell office:value-type="float" office:value="0.1302361" calcext:value-type="float">
            <text:p>0.1302361</text:p>
          </table:table-cell>
          <table:table-cell office:value-type="float" office:value="0.1329827" calcext:value-type="float">
            <text:p>0.1329827</text:p>
          </table:table-cell>
          <table:table-cell office:value-type="float" office:value="0.3416881" calcext:value-type="float">
            <text:p>0.3416881</text:p>
          </table:table-cell>
          <table:table-cell office:value-type="float" office:value="0.3624718" calcext:value-type="float">
            <text:p>0.3624718</text:p>
          </table:table-cell>
          <table:table-cell office:value-type="float" office:value="0" calcext:value-type="float">
            <text:p>0</text:p>
          </table:table-cell>
          <table:table-cell office:value-type="float" office:value="3101.031" calcext:value-type="float">
            <text:p>3101.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6125" calcext:value-type="float">
            <text:p>-0.001116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33.18814" calcext:value-type="float">
            <text:p>33.18814</text:p>
          </table:table-cell>
          <table:table-cell office:value-type="float" office:value="1092.473" calcext:value-type="float">
            <text:p>1092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2766" calcext:value-type="float">
            <text:p>0.662766</text:p>
          </table:table-cell>
          <table:table-cell office:value-type="float" office:value="6.159315" calcext:value-type="float">
            <text:p>6.159315</text:p>
          </table:table-cell>
          <table:table-cell office:value-type="float" office:value="0" calcext:value-type="float">
            <text:p>0</text:p>
          </table:table-cell>
          <table:table-cell office:value-type="float" office:value="0.0000006241841" calcext:value-type="float">
            <text:p>6.241841E-07</text:p>
          </table:table-cell>
          <table:table-cell office:value-type="float" office:value="0" calcext:value-type="float">
            <text:p>0</text:p>
          </table:table-cell>
          <table:table-cell office:value-type="float" office:value="-0.006899542" calcext:value-type="float">
            <text:p>-0.006899542</text:p>
          </table:table-cell>
          <table:table-cell office:value-type="float" office:value="-0.009020771" calcext:value-type="float">
            <text:p>-0.009020771</text:p>
          </table:table-cell>
          <table:table-cell office:value-type="float" office:value="0.00104527" calcext:value-type="float">
            <text:p>0.00104527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49037" calcext:value-type="float">
            <text:p>14.49037</text:p>
          </table:table-cell>
          <table:table-cell office:value-type="float" office:value="4.576452" calcext:value-type="float">
            <text:p>4.576452</text:p>
          </table:table-cell>
          <table:table-cell office:value-type="float" office:value="0.5887911" calcext:value-type="float">
            <text:p>0.5887911</text:p>
          </table:table-cell>
          <table:table-cell office:value-type="float" office:value="0.1625212" calcext:value-type="float">
            <text:p>0.1625212</text:p>
          </table:table-cell>
          <table:table-cell office:value-type="float" office:value="0.09502659" calcext:value-type="float">
            <text:p>0.09502659</text:p>
          </table:table-cell>
          <table:table-cell office:value-type="float" office:value="0.09295707" calcext:value-type="float">
            <text:p>0.09295707</text:p>
          </table:table-cell>
          <table:table-cell office:value-type="float" office:value="0.03840877" calcext:value-type="float">
            <text:p>0.03840877</text:p>
          </table:table-cell>
          <table:table-cell office:value-type="float" office:value="0.0307576" calcext:value-type="float">
            <text:p>0.0307576</text:p>
          </table:table-cell>
          <table:table-cell office:value-type="float" office:value="0.04140972" calcext:value-type="float">
            <text:p>0.04140972</text:p>
          </table:table-cell>
          <table:table-cell office:value-type="float" office:value="0.02840233" calcext:value-type="float">
            <text:p>0.02840233</text:p>
          </table:table-cell>
          <table:table-cell office:value-type="float" office:value="0.02297857" calcext:value-type="float">
            <text:p>0.02297857</text:p>
          </table:table-cell>
          <table:table-cell office:value-type="float" office:value="0.02081872" calcext:value-type="float">
            <text:p>0.02081872</text:p>
          </table:table-cell>
          <table:table-cell office:value-type="float" office:value="0.01937282" calcext:value-type="float">
            <text:p>0.01937282</text:p>
          </table:table-cell>
          <table:table-cell office:value-type="float" office:value="0.005515043" calcext:value-type="float">
            <text:p>0.005515043</text:p>
          </table:table-cell>
          <table:table-cell office:value-type="float" office:value="0.006188173" calcext:value-type="float">
            <text:p>0.006188173</text:p>
          </table:table-cell>
          <table:table-cell office:value-type="float" office:value="0" calcext:value-type="float">
            <text:p>0</text:p>
          </table:table-cell>
          <table:table-cell office:value-type="float" office:value="45.86792" calcext:value-type="float">
            <text:p>45.86792</text:p>
          </table:table-cell>
          <table:table-cell office:value-type="float" office:value="44.44347" calcext:value-type="float">
            <text:p>44.44347</text:p>
          </table:table-cell>
          <table:table-cell office:value-type="float" office:value="21.52547" calcext:value-type="float">
            <text:p>21.52547</text:p>
          </table:table-cell>
          <table:table-cell office:value-type="float" office:value="11.02373" calcext:value-type="float">
            <text:p>11.02373</text:p>
          </table:table-cell>
          <table:table-cell office:value-type="float" office:value="6.979881" calcext:value-type="float">
            <text:p>6.979881</text:p>
          </table:table-cell>
          <table:table-cell office:value-type="float" office:value="1.639507" calcext:value-type="float">
            <text:p>1.639507</text:p>
          </table:table-cell>
          <table:table-cell office:value-type="float" office:value="0.9884371" calcext:value-type="float">
            <text:p>0.9884371</text:p>
          </table:table-cell>
          <table:table-cell office:value-type="float" office:value="1.882967" calcext:value-type="float">
            <text:p>1.882967</text:p>
          </table:table-cell>
          <table:table-cell office:value-type="float" office:value="0.5855877" calcext:value-type="float">
            <text:p>0.5855877</text:p>
          </table:table-cell>
          <table:table-cell office:value-type="float" office:value="0.2698818" calcext:value-type="float">
            <text:p>0.2698818</text:p>
          </table:table-cell>
          <table:table-cell office:value-type="float" office:value="0.130576" calcext:value-type="float">
            <text:p>0.130576</text:p>
          </table:table-cell>
          <table:table-cell office:value-type="float" office:value="0.133357" calcext:value-type="float">
            <text:p>0.133357</text:p>
          </table:table-cell>
          <table:table-cell office:value-type="float" office:value="0.3412317" calcext:value-type="float">
            <text:p>0.3412317</text:p>
          </table:table-cell>
          <table:table-cell office:value-type="float" office:value="0.3626238" calcext:value-type="float">
            <text:p>0.3626238</text:p>
          </table:table-cell>
          <table:table-cell office:value-type="float" office:value="0" calcext:value-type="float">
            <text:p>0</text:p>
          </table:table-cell>
          <table:table-cell office:value-type="float" office:value="3104.797" calcext:value-type="float">
            <text:p>3104.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7323" calcext:value-type="float">
            <text:p>-0.0011173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33.14492" calcext:value-type="float">
            <text:p>33.14492</text:p>
          </table:table-cell>
          <table:table-cell office:value-type="float" office:value="1092.477" calcext:value-type="float">
            <text:p>1092.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21745" calcext:value-type="float">
            <text:p>0.6621745</text:p>
          </table:table-cell>
          <table:table-cell office:value-type="float" office:value="6.197584" calcext:value-type="float">
            <text:p>6.197584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49" calcext:value-type="float">
            <text:p>6.242649E-07</text:p>
          </table:table-cell>
          <table:table-cell office:value-type="float" office:value="0" calcext:value-type="float">
            <text:p>0</text:p>
          </table:table-cell>
          <table:table-cell office:value-type="float" office:value="-0.006899525" calcext:value-type="float">
            <text:p>-0.006899525</text:p>
          </table:table-cell>
          <table:table-cell office:value-type="float" office:value="-0.009114461" calcext:value-type="float">
            <text:p>-0.009114461</text:p>
          </table:table-cell>
          <table:table-cell office:value-type="float" office:value="0.001054726" calcext:value-type="float">
            <text:p>0.001054726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55031" calcext:value-type="float">
            <text:p>14.55031</text:p>
          </table:table-cell>
          <table:table-cell office:value-type="float" office:value="3.70613" calcext:value-type="float">
            <text:p>3.70613</text:p>
          </table:table-cell>
          <table:table-cell office:value-type="float" office:value="0.492629" calcext:value-type="float">
            <text:p>0.492629</text:p>
          </table:table-cell>
          <table:table-cell office:value-type="float" office:value="0.1585574" calcext:value-type="float">
            <text:p>0.1585574</text:p>
          </table:table-cell>
          <table:table-cell office:value-type="float" office:value="0.09372519" calcext:value-type="float">
            <text:p>0.09372519</text:p>
          </table:table-cell>
          <table:table-cell office:value-type="float" office:value="0.09184908" calcext:value-type="float">
            <text:p>0.09184908</text:p>
          </table:table-cell>
          <table:table-cell office:value-type="float" office:value="0.03830221" calcext:value-type="float">
            <text:p>0.03830221</text:p>
          </table:table-cell>
          <table:table-cell office:value-type="float" office:value="0.03078362" calcext:value-type="float">
            <text:p>0.03078362</text:p>
          </table:table-cell>
          <table:table-cell office:value-type="float" office:value="0.04147566" calcext:value-type="float">
            <text:p>0.04147566</text:p>
          </table:table-cell>
          <table:table-cell office:value-type="float" office:value="0.02845096" calcext:value-type="float">
            <text:p>0.02845096</text:p>
          </table:table-cell>
          <table:table-cell office:value-type="float" office:value="0.02300335" calcext:value-type="float">
            <text:p>0.02300335</text:p>
          </table:table-cell>
          <table:table-cell office:value-type="float" office:value="0.02083521" calcext:value-type="float">
            <text:p>0.02083521</text:p>
          </table:table-cell>
          <table:table-cell office:value-type="float" office:value="0.01939318" calcext:value-type="float">
            <text:p>0.01939318</text:p>
          </table:table-cell>
          <table:table-cell office:value-type="float" office:value="0.005515397" calcext:value-type="float">
            <text:p>0.005515397</text:p>
          </table:table-cell>
          <table:table-cell office:value-type="float" office:value="0.006191505" calcext:value-type="float">
            <text:p>0.006191505</text:p>
          </table:table-cell>
          <table:table-cell office:value-type="float" office:value="0" calcext:value-type="float">
            <text:p>0</text:p>
          </table:table-cell>
          <table:table-cell office:value-type="float" office:value="48.70681" calcext:value-type="float">
            <text:p>48.70681</text:p>
          </table:table-cell>
          <table:table-cell office:value-type="float" office:value="43.2457" calcext:value-type="float">
            <text:p>43.2457</text:p>
          </table:table-cell>
          <table:table-cell office:value-type="float" office:value="21.91449" calcext:value-type="float">
            <text:p>21.91449</text:p>
          </table:table-cell>
          <table:table-cell office:value-type="float" office:value="11.08352" calcext:value-type="float">
            <text:p>11.08352</text:p>
          </table:table-cell>
          <table:table-cell office:value-type="float" office:value="7.003558" calcext:value-type="float">
            <text:p>7.003558</text:p>
          </table:table-cell>
          <table:table-cell office:value-type="float" office:value="1.647112" calcext:value-type="float">
            <text:p>1.647112</text:p>
          </table:table-cell>
          <table:table-cell office:value-type="float" office:value="0.9861916" calcext:value-type="float">
            <text:p>0.9861916</text:p>
          </table:table-cell>
          <table:table-cell office:value-type="float" office:value="1.8856" calcext:value-type="float">
            <text:p>1.8856</text:p>
          </table:table-cell>
          <table:table-cell office:value-type="float" office:value="0.5862263" calcext:value-type="float">
            <text:p>0.5862263</text:p>
          </table:table-cell>
          <table:table-cell office:value-type="float" office:value="0.27029" calcext:value-type="float">
            <text:p>0.27029</text:p>
          </table:table-cell>
          <table:table-cell office:value-type="float" office:value="0.130912" calcext:value-type="float">
            <text:p>0.130912</text:p>
          </table:table-cell>
          <table:table-cell office:value-type="float" office:value="0.1337256" calcext:value-type="float">
            <text:p>0.1337256</text:p>
          </table:table-cell>
          <table:table-cell office:value-type="float" office:value="0.3411993" calcext:value-type="float">
            <text:p>0.3411993</text:p>
          </table:table-cell>
          <table:table-cell office:value-type="float" office:value="0.3626256" calcext:value-type="float">
            <text:p>0.3626256</text:p>
          </table:table-cell>
          <table:table-cell office:value-type="float" office:value="0" calcext:value-type="float">
            <text:p>0</text:p>
          </table:table-cell>
          <table:table-cell office:value-type="float" office:value="3203.924" calcext:value-type="float">
            <text:p>3203.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18714" calcext:value-type="float">
            <text:p>-0.0011187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33.09802" calcext:value-type="float">
            <text:p>33.09802</text:p>
          </table:table-cell>
          <table:table-cell office:value-type="float" office:value="1092.482" calcext:value-type="float">
            <text:p>1092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50632" calcext:value-type="float">
            <text:p>0.6650632</text:p>
          </table:table-cell>
          <table:table-cell office:value-type="float" office:value="6.235248" calcext:value-type="float">
            <text:p>6.235248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59" calcext:value-type="float">
            <text:p>6.242659E-07</text:p>
          </table:table-cell>
          <table:table-cell office:value-type="float" office:value="0" calcext:value-type="float">
            <text:p>0</text:p>
          </table:table-cell>
          <table:table-cell office:value-type="float" office:value="-0.006899525" calcext:value-type="float">
            <text:p>-0.006899525</text:p>
          </table:table-cell>
          <table:table-cell office:value-type="float" office:value="-0.009227086" calcext:value-type="float">
            <text:p>-0.009227086</text:p>
          </table:table-cell>
          <table:table-cell office:value-type="float" office:value="0.001066291" calcext:value-type="float">
            <text:p>0.001066291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61433" calcext:value-type="float">
            <text:p>14.61433</text:p>
          </table:table-cell>
          <table:table-cell office:value-type="float" office:value="2.887549" calcext:value-type="float">
            <text:p>2.887549</text:p>
          </table:table-cell>
          <table:table-cell office:value-type="float" office:value="0.4050677" calcext:value-type="float">
            <text:p>0.4050677</text:p>
          </table:table-cell>
          <table:table-cell office:value-type="float" office:value="0.1541889" calcext:value-type="float">
            <text:p>0.1541889</text:p>
          </table:table-cell>
          <table:table-cell office:value-type="float" office:value="0.09239647" calcext:value-type="float">
            <text:p>0.09239647</text:p>
          </table:table-cell>
          <table:table-cell office:value-type="float" office:value="0.0908106" calcext:value-type="float">
            <text:p>0.0908106</text:p>
          </table:table-cell>
          <table:table-cell office:value-type="float" office:value="0.03819349" calcext:value-type="float">
            <text:p>0.03819349</text:p>
          </table:table-cell>
          <table:table-cell office:value-type="float" office:value="0.03079659" calcext:value-type="float">
            <text:p>0.03079659</text:p>
          </table:table-cell>
          <table:table-cell office:value-type="float" office:value="0.0415394" calcext:value-type="float">
            <text:p>0.0415394</text:p>
          </table:table-cell>
          <table:table-cell office:value-type="float" office:value="0.02849763" calcext:value-type="float">
            <text:p>0.02849763</text:p>
          </table:table-cell>
          <table:table-cell office:value-type="float" office:value="0.02302766" calcext:value-type="float">
            <text:p>0.02302766</text:p>
          </table:table-cell>
          <table:table-cell office:value-type="float" office:value="0.02085157" calcext:value-type="float">
            <text:p>0.02085157</text:p>
          </table:table-cell>
          <table:table-cell office:value-type="float" office:value="0.01941344" calcext:value-type="float">
            <text:p>0.01941344</text:p>
          </table:table-cell>
          <table:table-cell office:value-type="float" office:value="0.005515565" calcext:value-type="float">
            <text:p>0.005515565</text:p>
          </table:table-cell>
          <table:table-cell office:value-type="float" office:value="0.006194871" calcext:value-type="float">
            <text:p>0.006194871</text:p>
          </table:table-cell>
          <table:table-cell office:value-type="float" office:value="0" calcext:value-type="float">
            <text:p>0</text:p>
          </table:table-cell>
          <table:table-cell office:value-type="float" office:value="55.11676" calcext:value-type="float">
            <text:p>55.11676</text:p>
          </table:table-cell>
          <table:table-cell office:value-type="float" office:value="40.48269" calcext:value-type="float">
            <text:p>40.48269</text:p>
          </table:table-cell>
          <table:table-cell office:value-type="float" office:value="22.44126" calcext:value-type="float">
            <text:p>22.44126</text:p>
          </table:table-cell>
          <table:table-cell office:value-type="float" office:value="11.18391" calcext:value-type="float">
            <text:p>11.18391</text:p>
          </table:table-cell>
          <table:table-cell office:value-type="float" office:value="7.040281" calcext:value-type="float">
            <text:p>7.040281</text:p>
          </table:table-cell>
          <table:table-cell office:value-type="float" office:value="1.655069" calcext:value-type="float">
            <text:p>1.655069</text:p>
          </table:table-cell>
          <table:table-cell office:value-type="float" office:value="0.9836585" calcext:value-type="float">
            <text:p>0.9836585</text:p>
          </table:table-cell>
          <table:table-cell office:value-type="float" office:value="1.888284" calcext:value-type="float">
            <text:p>1.888284</text:p>
          </table:table-cell>
          <table:table-cell office:value-type="float" office:value="0.5868148" calcext:value-type="float">
            <text:p>0.5868148</text:p>
          </table:table-cell>
          <table:table-cell office:value-type="float" office:value="0.2706965" calcext:value-type="float">
            <text:p>0.2706965</text:p>
          </table:table-cell>
          <table:table-cell office:value-type="float" office:value="0.1312446" calcext:value-type="float">
            <text:p>0.1312446</text:p>
          </table:table-cell>
          <table:table-cell office:value-type="float" office:value="0.1340995" calcext:value-type="float">
            <text:p>0.1340995</text:p>
          </table:table-cell>
          <table:table-cell office:value-type="float" office:value="0.3411073" calcext:value-type="float">
            <text:p>0.3411073</text:p>
          </table:table-cell>
          <table:table-cell office:value-type="float" office:value="0.3626705" calcext:value-type="float">
            <text:p>0.3626705</text:p>
          </table:table-cell>
          <table:table-cell office:value-type="float" office:value="0" calcext:value-type="float">
            <text:p>0</text:p>
          </table:table-cell>
          <table:table-cell office:value-type="float" office:value="3322.402" calcext:value-type="float">
            <text:p>3322.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20197" calcext:value-type="float">
            <text:p>-0.0011201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33.01591" calcext:value-type="float">
            <text:p>33.01591</text:p>
          </table:table-cell>
          <table:table-cell office:value-type="float" office:value="1092.493" calcext:value-type="float">
            <text:p>1092.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78364" calcext:value-type="float">
            <text:p>0.6778364</text:p>
          </table:table-cell>
          <table:table-cell office:value-type="float" office:value="6.291592" calcext:value-type="float">
            <text:p>6.291592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5" calcext:value-type="float">
            <text:p>6.242665E-07</text:p>
          </table:table-cell>
          <table:table-cell office:value-type="float" office:value="0" calcext:value-type="float">
            <text:p>0</text:p>
          </table:table-cell>
          <table:table-cell office:value-type="float" office:value="-0.006899525" calcext:value-type="float">
            <text:p>-0.006899525</text:p>
          </table:table-cell>
          <table:table-cell office:value-type="float" office:value="-0.009759802" calcext:value-type="float">
            <text:p>-0.009759802</text:p>
          </table:table-cell>
          <table:table-cell office:value-type="float" office:value="0.001079092" calcext:value-type="float">
            <text:p>0.001079092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74285" calcext:value-type="float">
            <text:p>14.74285</text:p>
          </table:table-cell>
          <table:table-cell office:value-type="float" office:value="2.180672" calcext:value-type="float">
            <text:p>2.180672</text:p>
          </table:table-cell>
          <table:table-cell office:value-type="float" office:value="0.3069938" calcext:value-type="float">
            <text:p>0.3069938</text:p>
          </table:table-cell>
          <table:table-cell office:value-type="float" office:value="0.1388975" calcext:value-type="float">
            <text:p>0.1388975</text:p>
          </table:table-cell>
          <table:table-cell office:value-type="float" office:value="0.09004948" calcext:value-type="float">
            <text:p>0.09004948</text:p>
          </table:table-cell>
          <table:table-cell office:value-type="float" office:value="0.08963648" calcext:value-type="float">
            <text:p>0.08963648</text:p>
          </table:table-cell>
          <table:table-cell office:value-type="float" office:value="0.03804406" calcext:value-type="float">
            <text:p>0.03804406</text:p>
          </table:table-cell>
          <table:table-cell office:value-type="float" office:value="0.0307782" calcext:value-type="float">
            <text:p>0.0307782</text:p>
          </table:table-cell>
          <table:table-cell office:value-type="float" office:value="0.04159864" calcext:value-type="float">
            <text:p>0.04159864</text:p>
          </table:table-cell>
          <table:table-cell office:value-type="float" office:value="0.02854299" calcext:value-type="float">
            <text:p>0.02854299</text:p>
          </table:table-cell>
          <table:table-cell office:value-type="float" office:value="0.02305157" calcext:value-type="float">
            <text:p>0.02305157</text:p>
          </table:table-cell>
          <table:table-cell office:value-type="float" office:value="0.0208678" calcext:value-type="float">
            <text:p>0.0208678</text:p>
          </table:table-cell>
          <table:table-cell office:value-type="float" office:value="0.01943361" calcext:value-type="float">
            <text:p>0.01943361</text:p>
          </table:table-cell>
          <table:table-cell office:value-type="float" office:value="0.005515889" calcext:value-type="float">
            <text:p>0.005515889</text:p>
          </table:table-cell>
          <table:table-cell office:value-type="float" office:value="0.006198433" calcext:value-type="float">
            <text:p>0.006198433</text:p>
          </table:table-cell>
          <table:table-cell office:value-type="float" office:value="0" calcext:value-type="float">
            <text:p>0</text:p>
          </table:table-cell>
          <table:table-cell office:value-type="float" office:value="60.16826" calcext:value-type="float">
            <text:p>60.16826</text:p>
          </table:table-cell>
          <table:table-cell office:value-type="float" office:value="38.35855" calcext:value-type="float">
            <text:p>38.35855</text:p>
          </table:table-cell>
          <table:table-cell office:value-type="float" office:value="23.23404" calcext:value-type="float">
            <text:p>23.23404</text:p>
          </table:table-cell>
          <table:table-cell office:value-type="float" office:value="11.18456" calcext:value-type="float">
            <text:p>11.18456</text:p>
          </table:table-cell>
          <table:table-cell office:value-type="float" office:value="7.182217" calcext:value-type="float">
            <text:p>7.182217</text:p>
          </table:table-cell>
          <table:table-cell office:value-type="float" office:value="1.666142" calcext:value-type="float">
            <text:p>1.666142</text:p>
          </table:table-cell>
          <table:table-cell office:value-type="float" office:value="0.9810037" calcext:value-type="float">
            <text:p>0.9810037</text:p>
          </table:table-cell>
          <table:table-cell office:value-type="float" office:value="1.890904" calcext:value-type="float">
            <text:p>1.890904</text:p>
          </table:table-cell>
          <table:table-cell office:value-type="float" office:value="0.5874258" calcext:value-type="float">
            <text:p>0.5874258</text:p>
          </table:table-cell>
          <table:table-cell office:value-type="float" office:value="0.2711017" calcext:value-type="float">
            <text:p>0.2711017</text:p>
          </table:table-cell>
          <table:table-cell office:value-type="float" office:value="0.1315741" calcext:value-type="float">
            <text:p>0.1315741</text:p>
          </table:table-cell>
          <table:table-cell office:value-type="float" office:value="0.1344769" calcext:value-type="float">
            <text:p>0.1344769</text:p>
          </table:table-cell>
          <table:table-cell office:value-type="float" office:value="0.3410566" calcext:value-type="float">
            <text:p>0.3410566</text:p>
          </table:table-cell>
          <table:table-cell office:value-type="float" office:value="0.3626882" calcext:value-type="float">
            <text:p>0.3626882</text:p>
          </table:table-cell>
          <table:table-cell office:value-type="float" office:value="0" calcext:value-type="float">
            <text:p>0</text:p>
          </table:table-cell>
          <table:table-cell office:value-type="float" office:value="3522.704" calcext:value-type="float">
            <text:p>3522.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08402" calcext:value-type="float">
            <text:p>-0.0012084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32.98043" calcext:value-type="float">
            <text:p>32.98043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687" calcext:value-type="float">
            <text:p>0.679687</text:p>
          </table:table-cell>
          <table:table-cell office:value-type="float" office:value="6.320391" calcext:value-type="float">
            <text:p>6.320391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6899525" calcext:value-type="float">
            <text:p>-0.006899525</text:p>
          </table:table-cell>
          <table:table-cell office:value-type="float" office:value="-0.009822632" calcext:value-type="float">
            <text:p>-0.009822632</text:p>
          </table:table-cell>
          <table:table-cell office:value-type="float" office:value="0.001098179" calcext:value-type="float">
            <text:p>0.001098179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7676" calcext:value-type="float">
            <text:p>14.7676</text:p>
          </table:table-cell>
          <table:table-cell office:value-type="float" office:value="1.839853" calcext:value-type="float">
            <text:p>1.839853</text:p>
          </table:table-cell>
          <table:table-cell office:value-type="float" office:value="0.2615762" calcext:value-type="float">
            <text:p>0.2615762</text:p>
          </table:table-cell>
          <table:table-cell office:value-type="float" office:value="0.1389023" calcext:value-type="float">
            <text:p>0.1389023</text:p>
          </table:table-cell>
          <table:table-cell office:value-type="float" office:value="0.08941772" calcext:value-type="float">
            <text:p>0.08941772</text:p>
          </table:table-cell>
          <table:table-cell office:value-type="float" office:value="0.08975483" calcext:value-type="float">
            <text:p>0.08975483</text:p>
          </table:table-cell>
          <table:table-cell office:value-type="float" office:value="0.03799332" calcext:value-type="float">
            <text:p>0.03799332</text:p>
          </table:table-cell>
          <table:table-cell office:value-type="float" office:value="0.03075453" calcext:value-type="float">
            <text:p>0.03075453</text:p>
          </table:table-cell>
          <table:table-cell office:value-type="float" office:value="0.04165297" calcext:value-type="float">
            <text:p>0.04165297</text:p>
          </table:table-cell>
          <table:table-cell office:value-type="float" office:value="0.02858667" calcext:value-type="float">
            <text:p>0.02858667</text:p>
          </table:table-cell>
          <table:table-cell office:value-type="float" office:value="0.02307499" calcext:value-type="float">
            <text:p>0.02307499</text:p>
          </table:table-cell>
          <table:table-cell office:value-type="float" office:value="0.02088391" calcext:value-type="float">
            <text:p>0.02088391</text:p>
          </table:table-cell>
          <table:table-cell office:value-type="float" office:value="0.01945368" calcext:value-type="float">
            <text:p>0.01945368</text:p>
          </table:table-cell>
          <table:table-cell office:value-type="float" office:value="0.005515426" calcext:value-type="float">
            <text:p>0.005515426</text:p>
          </table:table-cell>
          <table:table-cell office:value-type="float" office:value="0.00619802" calcext:value-type="float">
            <text:p>0.00619802</text:p>
          </table:table-cell>
          <table:table-cell office:value-type="float" office:value="0" calcext:value-type="float">
            <text:p>0</text:p>
          </table:table-cell>
          <table:table-cell office:value-type="float" office:value="67.71742" calcext:value-type="float">
            <text:p>67.71742</text:p>
          </table:table-cell>
          <table:table-cell office:value-type="float" office:value="36.89324" calcext:value-type="float">
            <text:p>36.89324</text:p>
          </table:table-cell>
          <table:table-cell office:value-type="float" office:value="23.86706" calcext:value-type="float">
            <text:p>23.86706</text:p>
          </table:table-cell>
          <table:table-cell office:value-type="float" office:value="11.1671" calcext:value-type="float">
            <text:p>11.1671</text:p>
          </table:table-cell>
          <table:table-cell office:value-type="float" office:value="7.182803" calcext:value-type="float">
            <text:p>7.182803</text:p>
          </table:table-cell>
          <table:table-cell office:value-type="float" office:value="1.688171" calcext:value-type="float">
            <text:p>1.688171</text:p>
          </table:table-cell>
          <table:table-cell office:value-type="float" office:value="0.9773119" calcext:value-type="float">
            <text:p>0.9773119</text:p>
          </table:table-cell>
          <table:table-cell office:value-type="float" office:value="1.893659" calcext:value-type="float">
            <text:p>1.893659</text:p>
          </table:table-cell>
          <table:table-cell office:value-type="float" office:value="0.5880581" calcext:value-type="float">
            <text:p>0.5880581</text:p>
          </table:table-cell>
          <table:table-cell office:value-type="float" office:value="0.2715056" calcext:value-type="float">
            <text:p>0.2715056</text:p>
          </table:table-cell>
          <table:table-cell office:value-type="float" office:value="0.1319014" calcext:value-type="float">
            <text:p>0.1319014</text:p>
          </table:table-cell>
          <table:table-cell office:value-type="float" office:value="0.1348537" calcext:value-type="float">
            <text:p>0.1348537</text:p>
          </table:table-cell>
          <table:table-cell office:value-type="float" office:value="0.3407748" calcext:value-type="float">
            <text:p>0.3407748</text:p>
          </table:table-cell>
          <table:table-cell office:value-type="float" office:value="0.3626564" calcext:value-type="float">
            <text:p>0.3626564</text:p>
          </table:table-cell>
          <table:table-cell office:value-type="float" office:value="0" calcext:value-type="float">
            <text:p>0</text:p>
          </table:table-cell>
          <table:table-cell office:value-type="float" office:value="3581.45" calcext:value-type="float">
            <text:p>358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09947" calcext:value-type="float">
            <text:p>-0.0012099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32.96162" calcext:value-type="float">
            <text:p>32.96162</text:p>
          </table:table-cell>
          <table:table-cell office:value-type="float" office:value="1092.498" calcext:value-type="float">
            <text:p>1092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00622" calcext:value-type="float">
            <text:p>0.6800622</text:p>
          </table:table-cell>
          <table:table-cell office:value-type="float" office:value="6.337426" calcext:value-type="float">
            <text:p>6.337426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7279446" calcext:value-type="float">
            <text:p>-0.007279446</text:p>
          </table:table-cell>
          <table:table-cell office:value-type="float" office:value="-0.009847098" calcext:value-type="float">
            <text:p>-0.009847098</text:p>
          </table:table-cell>
          <table:table-cell office:value-type="float" office:value="0.001119979" calcext:value-type="float">
            <text:p>0.001119979</text:p>
          </table:table-cell>
          <table:table-cell office:value-type="float" office:value="0.0000000004098999" calcext:value-type="float">
            <text:p>4.098999E-10</text:p>
          </table:table-cell>
          <table:table-cell office:value-type="float" office:value="14.76835" calcext:value-type="float">
            <text:p>14.76835</text:p>
          </table:table-cell>
          <table:table-cell office:value-type="float" office:value="1.721807" calcext:value-type="float">
            <text:p>1.721807</text:p>
          </table:table-cell>
          <table:table-cell office:value-type="float" office:value="0.2388535" calcext:value-type="float">
            <text:p>0.2388535</text:p>
          </table:table-cell>
          <table:table-cell office:value-type="float" office:value="0.1416197" calcext:value-type="float">
            <text:p>0.1416197</text:p>
          </table:table-cell>
          <table:table-cell office:value-type="float" office:value="0.08959759" calcext:value-type="float">
            <text:p>0.08959759</text:p>
          </table:table-cell>
          <table:table-cell office:value-type="float" office:value="0.08996461" calcext:value-type="float">
            <text:p>0.08996461</text:p>
          </table:table-cell>
          <table:table-cell office:value-type="float" office:value="0.0380274" calcext:value-type="float">
            <text:p>0.0380274</text:p>
          </table:table-cell>
          <table:table-cell office:value-type="float" office:value="0.03074587" calcext:value-type="float">
            <text:p>0.03074587</text:p>
          </table:table-cell>
          <table:table-cell office:value-type="float" office:value="0.04171267" calcext:value-type="float">
            <text:p>0.04171267</text:p>
          </table:table-cell>
          <table:table-cell office:value-type="float" office:value="0.02862896" calcext:value-type="float">
            <text:p>0.02862896</text:p>
          </table:table-cell>
          <table:table-cell office:value-type="float" office:value="0.02309796" calcext:value-type="float">
            <text:p>0.02309796</text:p>
          </table:table-cell>
          <table:table-cell office:value-type="float" office:value="0.0208999" calcext:value-type="float">
            <text:p>0.0208999</text:p>
          </table:table-cell>
          <table:table-cell office:value-type="float" office:value="0.01947369" calcext:value-type="float">
            <text:p>0.01947369</text:p>
          </table:table-cell>
          <table:table-cell office:value-type="float" office:value="0.005524153" calcext:value-type="float">
            <text:p>0.005524153</text:p>
          </table:table-cell>
          <table:table-cell office:value-type="float" office:value="0.006185373" calcext:value-type="float">
            <text:p>0.006185373</text:p>
          </table:table-cell>
          <table:table-cell office:value-type="float" office:value="0" calcext:value-type="float">
            <text:p>0</text:p>
          </table:table-cell>
          <table:table-cell office:value-type="float" office:value="72.29286" calcext:value-type="float">
            <text:p>72.29286</text:p>
          </table:table-cell>
          <table:table-cell office:value-type="float" office:value="36.53623" calcext:value-type="float">
            <text:p>36.53623</text:p>
          </table:table-cell>
          <table:table-cell office:value-type="float" office:value="23.92155" calcext:value-type="float">
            <text:p>23.92155</text:p>
          </table:table-cell>
          <table:table-cell office:value-type="float" office:value="11.2" calcext:value-type="float">
            <text:p>11.2</text:p>
          </table:table-cell>
          <table:table-cell office:value-type="float" office:value="7.105715" calcext:value-type="float">
            <text:p>7.105715</text:p>
          </table:table-cell>
          <table:table-cell office:value-type="float" office:value="1.711333" calcext:value-type="float">
            <text:p>1.711333</text:p>
          </table:table-cell>
          <table:table-cell office:value-type="float" office:value="0.9720026" calcext:value-type="float">
            <text:p>0.9720026</text:p>
          </table:table-cell>
          <table:table-cell office:value-type="float" office:value="1.896673" calcext:value-type="float">
            <text:p>1.896673</text:p>
          </table:table-cell>
          <table:table-cell office:value-type="float" office:value="0.588713" calcext:value-type="float">
            <text:p>0.588713</text:p>
          </table:table-cell>
          <table:table-cell office:value-type="float" office:value="0.2719081" calcext:value-type="float">
            <text:p>0.2719081</text:p>
          </table:table-cell>
          <table:table-cell office:value-type="float" office:value="0.1322268" calcext:value-type="float">
            <text:p>0.1322268</text:p>
          </table:table-cell>
          <table:table-cell office:value-type="float" office:value="0.1353129" calcext:value-type="float">
            <text:p>0.1353129</text:p>
          </table:table-cell>
          <table:table-cell office:value-type="float" office:value="0.3430534" calcext:value-type="float">
            <text:p>0.3430534</text:p>
          </table:table-cell>
          <table:table-cell office:value-type="float" office:value="0.3604729" calcext:value-type="float">
            <text:p>0.3604729</text:p>
          </table:table-cell>
          <table:table-cell office:value-type="float" office:value="0" calcext:value-type="float">
            <text:p>0</text:p>
          </table:table-cell>
          <table:table-cell office:value-type="float" office:value="3600.505" calcext:value-type="float">
            <text:p>3600.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11231" calcext:value-type="float">
            <text:p>-0.0012112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32.95121" calcext:value-type="float">
            <text:p>32.95121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06034" calcext:value-type="float">
            <text:p>0.6806034</text:p>
          </table:table-cell>
          <table:table-cell office:value-type="float" office:value="6.348075" calcext:value-type="float">
            <text:p>6.348075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8076851" calcext:value-type="float">
            <text:p>-0.008076851</text:p>
          </table:table-cell>
          <table:table-cell office:value-type="float" office:value="-0.009858769" calcext:value-type="float">
            <text:p>-0.009858769</text:p>
          </table:table-cell>
          <table:table-cell office:value-type="float" office:value="0.001144278" calcext:value-type="float">
            <text:p>0.001144278</text:p>
          </table:table-cell>
          <table:table-cell office:value-type="float" office:value="0.0000000004317015" calcext:value-type="float">
            <text:p>4.317015E-10</text:p>
          </table:table-cell>
          <table:table-cell office:value-type="float" office:value="14.76238" calcext:value-type="float">
            <text:p>14.76238</text:p>
          </table:table-cell>
          <table:table-cell office:value-type="float" office:value="1.733468" calcext:value-type="float">
            <text:p>1.733468</text:p>
          </table:table-cell>
          <table:table-cell office:value-type="float" office:value="0.2383864" calcext:value-type="float">
            <text:p>0.2383864</text:p>
          </table:table-cell>
          <table:table-cell office:value-type="float" office:value="0.143206" calcext:value-type="float">
            <text:p>0.143206</text:p>
          </table:table-cell>
          <table:table-cell office:value-type="float" office:value="0.08950527" calcext:value-type="float">
            <text:p>0.08950527</text:p>
          </table:table-cell>
          <table:table-cell office:value-type="float" office:value="0.08998755" calcext:value-type="float">
            <text:p>0.08998755</text:p>
          </table:table-cell>
          <table:table-cell office:value-type="float" office:value="0.03808432" calcext:value-type="float">
            <text:p>0.03808432</text:p>
          </table:table-cell>
          <table:table-cell office:value-type="float" office:value="0.03075721" calcext:value-type="float">
            <text:p>0.03075721</text:p>
          </table:table-cell>
          <table:table-cell office:value-type="float" office:value="0.04177733" calcext:value-type="float">
            <text:p>0.04177733</text:p>
          </table:table-cell>
          <table:table-cell office:value-type="float" office:value="0.02867034" calcext:value-type="float">
            <text:p>0.02867034</text:p>
          </table:table-cell>
          <table:table-cell office:value-type="float" office:value="0.02312048" calcext:value-type="float">
            <text:p>0.02312048</text:p>
          </table:table-cell>
          <table:table-cell office:value-type="float" office:value="0.02091587" calcext:value-type="float">
            <text:p>0.02091587</text:p>
          </table:table-cell>
          <table:table-cell office:value-type="float" office:value="0.01949363" calcext:value-type="float">
            <text:p>0.01949363</text:p>
          </table:table-cell>
          <table:table-cell office:value-type="float" office:value="0.005522005" calcext:value-type="float">
            <text:p>0.005522005</text:p>
          </table:table-cell>
          <table:table-cell office:value-type="float" office:value="0.006180631" calcext:value-type="float">
            <text:p>0.006180631</text:p>
          </table:table-cell>
          <table:table-cell office:value-type="float" office:value="0" calcext:value-type="float">
            <text:p>0</text:p>
          </table:table-cell>
          <table:table-cell office:value-type="float" office:value="73.14929" calcext:value-type="float">
            <text:p>73.14929</text:p>
          </table:table-cell>
          <table:table-cell office:value-type="float" office:value="36.53803" calcext:value-type="float">
            <text:p>36.53803</text:p>
          </table:table-cell>
          <table:table-cell office:value-type="float" office:value="23.89953" calcext:value-type="float">
            <text:p>23.89953</text:p>
          </table:table-cell>
          <table:table-cell office:value-type="float" office:value="11.22922" calcext:value-type="float">
            <text:p>11.22922</text:p>
          </table:table-cell>
          <table:table-cell office:value-type="float" office:value="7.068647" calcext:value-type="float">
            <text:p>7.068647</text:p>
          </table:table-cell>
          <table:table-cell office:value-type="float" office:value="1.728224" calcext:value-type="float">
            <text:p>1.728224</text:p>
          </table:table-cell>
          <table:table-cell office:value-type="float" office:value="0.9661917" calcext:value-type="float">
            <text:p>0.9661917</text:p>
          </table:table-cell>
          <table:table-cell office:value-type="float" office:value="1.899807" calcext:value-type="float">
            <text:p>1.899807</text:p>
          </table:table-cell>
          <table:table-cell office:value-type="float" office:value="0.5893911" calcext:value-type="float">
            <text:p>0.5893911</text:p>
          </table:table-cell>
          <table:table-cell office:value-type="float" office:value="0.2723097" calcext:value-type="float">
            <text:p>0.2723097</text:p>
          </table:table-cell>
          <table:table-cell office:value-type="float" office:value="0.1325536" calcext:value-type="float">
            <text:p>0.1325536</text:p>
          </table:table-cell>
          <table:table-cell office:value-type="float" office:value="0.1358021" calcext:value-type="float">
            <text:p>0.1358021</text:p>
          </table:table-cell>
          <table:table-cell office:value-type="float" office:value="0.3421603" calcext:value-type="float">
            <text:p>0.3421603</text:p>
          </table:table-cell>
          <table:table-cell office:value-type="float" office:value="0.3619858" calcext:value-type="float">
            <text:p>0.3619858</text:p>
          </table:table-cell>
          <table:table-cell office:value-type="float" office:value="0" calcext:value-type="float">
            <text:p>0</text:p>
          </table:table-cell>
          <table:table-cell office:value-type="float" office:value="3603.143" calcext:value-type="float">
            <text:p>3603.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12415" calcext:value-type="float">
            <text:p>-0.0012124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32.94131" calcext:value-type="float">
            <text:p>32.94131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0221" calcext:value-type="float">
            <text:p>0.6830221</text:p>
          </table:table-cell>
          <table:table-cell office:value-type="float" office:value="6.355856" calcext:value-type="float">
            <text:p>6.355856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8198154" calcext:value-type="float">
            <text:p>-0.008198154</text:p>
          </table:table-cell>
          <table:table-cell office:value-type="float" office:value="-0.009871255" calcext:value-type="float">
            <text:p>-0.009871255</text:p>
          </table:table-cell>
          <table:table-cell office:value-type="float" office:value="0.001169228" calcext:value-type="float">
            <text:p>0.001169228</text:p>
          </table:table-cell>
          <table:table-cell office:value-type="float" office:value="0.0000000005258469" calcext:value-type="float">
            <text:p>5.258469E-10</text:p>
          </table:table-cell>
          <table:table-cell office:value-type="float" office:value="14.7546" calcext:value-type="float">
            <text:p>14.7546</text:p>
          </table:table-cell>
          <table:table-cell office:value-type="float" office:value="1.772198" calcext:value-type="float">
            <text:p>1.772198</text:p>
          </table:table-cell>
          <table:table-cell office:value-type="float" office:value="0.2385003" calcext:value-type="float">
            <text:p>0.2385003</text:p>
          </table:table-cell>
          <table:table-cell office:value-type="float" office:value="0.1514311" calcext:value-type="float">
            <text:p>0.1514311</text:p>
          </table:table-cell>
          <table:table-cell office:value-type="float" office:value="0.08911325" calcext:value-type="float">
            <text:p>0.08911325</text:p>
          </table:table-cell>
          <table:table-cell office:value-type="float" office:value="0.08979227" calcext:value-type="float">
            <text:p>0.08979227</text:p>
          </table:table-cell>
          <table:table-cell office:value-type="float" office:value="0.03815888" calcext:value-type="float">
            <text:p>0.03815888</text:p>
          </table:table-cell>
          <table:table-cell office:value-type="float" office:value="0.0307738" calcext:value-type="float">
            <text:p>0.0307738</text:p>
          </table:table-cell>
          <table:table-cell office:value-type="float" office:value="0.04184734" calcext:value-type="float">
            <text:p>0.04184734</text:p>
          </table:table-cell>
          <table:table-cell office:value-type="float" office:value="0.02871127" calcext:value-type="float">
            <text:p>0.02871127</text:p>
          </table:table-cell>
          <table:table-cell office:value-type="float" office:value="0.02314259" calcext:value-type="float">
            <text:p>0.02314259</text:p>
          </table:table-cell>
          <table:table-cell office:value-type="float" office:value="0.02093178" calcext:value-type="float">
            <text:p>0.02093178</text:p>
          </table:table-cell>
          <table:table-cell office:value-type="float" office:value="0.01951333" calcext:value-type="float">
            <text:p>0.01951333</text:p>
          </table:table-cell>
          <table:table-cell office:value-type="float" office:value="0.005520073" calcext:value-type="float">
            <text:p>0.005520073</text:p>
          </table:table-cell>
          <table:table-cell office:value-type="float" office:value="0.006177741" calcext:value-type="float">
            <text:p>0.006177741</text:p>
          </table:table-cell>
          <table:table-cell office:value-type="float" office:value="0" calcext:value-type="float">
            <text:p>0</text:p>
          </table:table-cell>
          <table:table-cell office:value-type="float" office:value="75.05228" calcext:value-type="float">
            <text:p>75.05228</text:p>
          </table:table-cell>
          <table:table-cell office:value-type="float" office:value="36.54393" calcext:value-type="float">
            <text:p>36.54393</text:p>
          </table:table-cell>
          <table:table-cell office:value-type="float" office:value="23.95087" calcext:value-type="float">
            <text:p>23.95087</text:p>
          </table:table-cell>
          <table:table-cell office:value-type="float" office:value="11.27123" calcext:value-type="float">
            <text:p>11.27123</text:p>
          </table:table-cell>
          <table:table-cell office:value-type="float" office:value="7.052087" calcext:value-type="float">
            <text:p>7.052087</text:p>
          </table:table-cell>
          <table:table-cell office:value-type="float" office:value="1.73771" calcext:value-type="float">
            <text:p>1.73771</text:p>
          </table:table-cell>
          <table:table-cell office:value-type="float" office:value="0.9587633" calcext:value-type="float">
            <text:p>0.9587633</text:p>
          </table:table-cell>
          <table:table-cell office:value-type="float" office:value="1.902999" calcext:value-type="float">
            <text:p>1.902999</text:p>
          </table:table-cell>
          <table:table-cell office:value-type="float" office:value="0.5900908" calcext:value-type="float">
            <text:p>0.5900908</text:p>
          </table:table-cell>
          <table:table-cell office:value-type="float" office:value="0.2727105" calcext:value-type="float">
            <text:p>0.2727105</text:p>
          </table:table-cell>
          <table:table-cell office:value-type="float" office:value="0.1328802" calcext:value-type="float">
            <text:p>0.1328802</text:p>
          </table:table-cell>
          <table:table-cell office:value-type="float" office:value="0.136233" calcext:value-type="float">
            <text:p>0.136233</text:p>
          </table:table-cell>
          <table:table-cell office:value-type="float" office:value="0.3413677" calcext:value-type="float">
            <text:p>0.3413677</text:p>
          </table:table-cell>
          <table:table-cell office:value-type="float" office:value="0.3623826" calcext:value-type="float">
            <text:p>0.3623826</text:p>
          </table:table-cell>
          <table:table-cell office:value-type="float" office:value="0" calcext:value-type="float">
            <text:p>0</text:p>
          </table:table-cell>
          <table:table-cell office:value-type="float" office:value="3614.227" calcext:value-type="float">
            <text:p>3614.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135" calcext:value-type="float">
            <text:p>-0.00121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32.92984" calcext:value-type="float">
            <text:p>32.92984</text:p>
          </table:table-cell>
          <table:table-cell office:value-type="float" office:value="1092.496" calcext:value-type="float">
            <text:p>1092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85132" calcext:value-type="float">
            <text:p>0.6885132</text:p>
          </table:table-cell>
          <table:table-cell office:value-type="float" office:value="6.361648" calcext:value-type="float">
            <text:p>6.361648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8198154" calcext:value-type="float">
            <text:p>-0.008198154</text:p>
          </table:table-cell>
          <table:table-cell office:value-type="float" office:value="-0.009882887" calcext:value-type="float">
            <text:p>-0.009882887</text:p>
          </table:table-cell>
          <table:table-cell office:value-type="float" office:value="0.001193619" calcext:value-type="float">
            <text:p>0.001193619</text:p>
          </table:table-cell>
          <table:table-cell office:value-type="float" office:value="0.0000000005258469" calcext:value-type="float">
            <text:p>5.258469E-10</text:p>
          </table:table-cell>
          <table:table-cell office:value-type="float" office:value="14.73872" calcext:value-type="float">
            <text:p>14.73872</text:p>
          </table:table-cell>
          <table:table-cell office:value-type="float" office:value="1.92466" calcext:value-type="float">
            <text:p>1.92466</text:p>
          </table:table-cell>
          <table:table-cell office:value-type="float" office:value="0.2393081" calcext:value-type="float">
            <text:p>0.2393081</text:p>
          </table:table-cell>
          <table:table-cell office:value-type="float" office:value="0.1608836" calcext:value-type="float">
            <text:p>0.1608836</text:p>
          </table:table-cell>
          <table:table-cell office:value-type="float" office:value="0.09006806" calcext:value-type="float">
            <text:p>0.09006806</text:p>
          </table:table-cell>
          <table:table-cell office:value-type="float" office:value="0.08955149" calcext:value-type="float">
            <text:p>0.08955149</text:p>
          </table:table-cell>
          <table:table-cell office:value-type="float" office:value="0.03819016" calcext:value-type="float">
            <text:p>0.03819016</text:p>
          </table:table-cell>
          <table:table-cell office:value-type="float" office:value="0.03080779" calcext:value-type="float">
            <text:p>0.03080779</text:p>
          </table:table-cell>
          <table:table-cell office:value-type="float" office:value="0.04192281" calcext:value-type="float">
            <text:p>0.04192281</text:p>
          </table:table-cell>
          <table:table-cell office:value-type="float" office:value="0.02875187" calcext:value-type="float">
            <text:p>0.02875187</text:p>
          </table:table-cell>
          <table:table-cell office:value-type="float" office:value="0.02316437" calcext:value-type="float">
            <text:p>0.02316437</text:p>
          </table:table-cell>
          <table:table-cell office:value-type="float" office:value="0.02094757" calcext:value-type="float">
            <text:p>0.02094757</text:p>
          </table:table-cell>
          <table:table-cell office:value-type="float" office:value="0.01953286" calcext:value-type="float">
            <text:p>0.01953286</text:p>
          </table:table-cell>
          <table:table-cell office:value-type="float" office:value="0.005518594" calcext:value-type="float">
            <text:p>0.005518594</text:p>
          </table:table-cell>
          <table:table-cell office:value-type="float" office:value="0.006175117" calcext:value-type="float">
            <text:p>0.006175117</text:p>
          </table:table-cell>
          <table:table-cell office:value-type="float" office:value="0" calcext:value-type="float">
            <text:p>0</text:p>
          </table:table-cell>
          <table:table-cell office:value-type="float" office:value="77.43684" calcext:value-type="float">
            <text:p>77.43684</text:p>
          </table:table-cell>
          <table:table-cell office:value-type="float" office:value="36.7016" calcext:value-type="float">
            <text:p>36.7016</text:p>
          </table:table-cell>
          <table:table-cell office:value-type="float" office:value="24.0089" calcext:value-type="float">
            <text:p>24.0089</text:p>
          </table:table-cell>
          <table:table-cell office:value-type="float" office:value="11.31367" calcext:value-type="float">
            <text:p>11.31367</text:p>
          </table:table-cell>
          <table:table-cell office:value-type="float" office:value="7.053973" calcext:value-type="float">
            <text:p>7.053973</text:p>
          </table:table-cell>
          <table:table-cell office:value-type="float" office:value="1.742918" calcext:value-type="float">
            <text:p>1.742918</text:p>
          </table:table-cell>
          <table:table-cell office:value-type="float" office:value="0.9516888" calcext:value-type="float">
            <text:p>0.9516888</text:p>
          </table:table-cell>
          <table:table-cell office:value-type="float" office:value="1.906322" calcext:value-type="float">
            <text:p>1.906322</text:p>
          </table:table-cell>
          <table:table-cell office:value-type="float" office:value="0.5907987" calcext:value-type="float">
            <text:p>0.5907987</text:p>
          </table:table-cell>
          <table:table-cell office:value-type="float" office:value="0.2731107" calcext:value-type="float">
            <text:p>0.2731107</text:p>
          </table:table-cell>
          <table:table-cell office:value-type="float" office:value="0.1332052" calcext:value-type="float">
            <text:p>0.1332052</text:p>
          </table:table-cell>
          <table:table-cell office:value-type="float" office:value="0.1366216" calcext:value-type="float">
            <text:p>0.1366216</text:p>
          </table:table-cell>
          <table:table-cell office:value-type="float" office:value="0.3407454" calcext:value-type="float">
            <text:p>0.3407454</text:p>
          </table:table-cell>
          <table:table-cell office:value-type="float" office:value="0.3624758" calcext:value-type="float">
            <text:p>0.3624758</text:p>
          </table:table-cell>
          <table:table-cell office:value-type="float" office:value="0" calcext:value-type="float">
            <text:p>0</text:p>
          </table:table-cell>
          <table:table-cell office:value-type="float" office:value="3636.632" calcext:value-type="float">
            <text:p>3636.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14536" calcext:value-type="float">
            <text:p>-0.0012145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32.91264" calcext:value-type="float">
            <text:p>32.91264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74962" calcext:value-type="float">
            <text:p>0.6974962</text:p>
          </table:table-cell>
          <table:table-cell office:value-type="float" office:value="6.368675" calcext:value-type="float">
            <text:p>6.368675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8198154" calcext:value-type="float">
            <text:p>-0.008198154</text:p>
          </table:table-cell>
          <table:table-cell office:value-type="float" office:value="-0.009899222" calcext:value-type="float">
            <text:p>-0.009899222</text:p>
          </table:table-cell>
          <table:table-cell office:value-type="float" office:value="0.001216048" calcext:value-type="float">
            <text:p>0.001216048</text:p>
          </table:table-cell>
          <table:table-cell office:value-type="float" office:value="0.0000000005258469" calcext:value-type="float">
            <text:p>5.258469E-10</text:p>
          </table:table-cell>
          <table:table-cell office:value-type="float" office:value="14.71397" calcext:value-type="float">
            <text:p>14.71397</text:p>
          </table:table-cell>
          <table:table-cell office:value-type="float" office:value="2.157727" calcext:value-type="float">
            <text:p>2.157727</text:p>
          </table:table-cell>
          <table:table-cell office:value-type="float" office:value="0.2325029" calcext:value-type="float">
            <text:p>0.2325029</text:p>
          </table:table-cell>
          <table:table-cell office:value-type="float" office:value="0.1669773" calcext:value-type="float">
            <text:p>0.1669773</text:p>
          </table:table-cell>
          <table:table-cell office:value-type="float" office:value="0.09132615" calcext:value-type="float">
            <text:p>0.09132615</text:p>
          </table:table-cell>
          <table:table-cell office:value-type="float" office:value="0.08988316" calcext:value-type="float">
            <text:p>0.08988316</text:p>
          </table:table-cell>
          <table:table-cell office:value-type="float" office:value="0.03816096" calcext:value-type="float">
            <text:p>0.03816096</text:p>
          </table:table-cell>
          <table:table-cell office:value-type="float" office:value="0.03085452" calcext:value-type="float">
            <text:p>0.03085452</text:p>
          </table:table-cell>
          <table:table-cell office:value-type="float" office:value="0.04199779" calcext:value-type="float">
            <text:p>0.04199779</text:p>
          </table:table-cell>
          <table:table-cell office:value-type="float" office:value="0.028792" calcext:value-type="float">
            <text:p>0.028792</text:p>
          </table:table-cell>
          <table:table-cell office:value-type="float" office:value="0.0231858" calcext:value-type="float">
            <text:p>0.0231858</text:p>
          </table:table-cell>
          <table:table-cell office:value-type="float" office:value="0.02096323" calcext:value-type="float">
            <text:p>0.02096323</text:p>
          </table:table-cell>
          <table:table-cell office:value-type="float" office:value="0.01955228" calcext:value-type="float">
            <text:p>0.01955228</text:p>
          </table:table-cell>
          <table:table-cell office:value-type="float" office:value="0.005517997" calcext:value-type="float">
            <text:p>0.005517997</text:p>
          </table:table-cell>
          <table:table-cell office:value-type="float" office:value="0.00617481" calcext:value-type="float">
            <text:p>0.00617481</text:p>
          </table:table-cell>
          <table:table-cell office:value-type="float" office:value="0" calcext:value-type="float">
            <text:p>0</text:p>
          </table:table-cell>
          <table:table-cell office:value-type="float" office:value="77.85926" calcext:value-type="float">
            <text:p>77.85926</text:p>
          </table:table-cell>
          <table:table-cell office:value-type="float" office:value="37.01725" calcext:value-type="float">
            <text:p>37.01725</text:p>
          </table:table-cell>
          <table:table-cell office:value-type="float" office:value="24.14049" calcext:value-type="float">
            <text:p>24.14049</text:p>
          </table:table-cell>
          <table:table-cell office:value-type="float" office:value="11.3586" calcext:value-type="float">
            <text:p>11.3586</text:p>
          </table:table-cell>
          <table:table-cell office:value-type="float" office:value="7.069977" calcext:value-type="float">
            <text:p>7.069977</text:p>
          </table:table-cell>
          <table:table-cell office:value-type="float" office:value="1.747155" calcext:value-type="float">
            <text:p>1.747155</text:p>
          </table:table-cell>
          <table:table-cell office:value-type="float" office:value="0.9461358" calcext:value-type="float">
            <text:p>0.9461358</text:p>
          </table:table-cell>
          <table:table-cell office:value-type="float" office:value="1.909522" calcext:value-type="float">
            <text:p>1.909522</text:p>
          </table:table-cell>
          <table:table-cell office:value-type="float" office:value="0.5914956" calcext:value-type="float">
            <text:p>0.5914956</text:p>
          </table:table-cell>
          <table:table-cell office:value-type="float" office:value="0.2735099" calcext:value-type="float">
            <text:p>0.2735099</text:p>
          </table:table-cell>
          <table:table-cell office:value-type="float" office:value="0.1335276" calcext:value-type="float">
            <text:p>0.1335276</text:p>
          </table:table-cell>
          <table:table-cell office:value-type="float" office:value="0.1369859" calcext:value-type="float">
            <text:p>0.1369859</text:p>
          </table:table-cell>
          <table:table-cell office:value-type="float" office:value="0.3404017" calcext:value-type="float">
            <text:p>0.3404017</text:p>
          </table:table-cell>
          <table:table-cell office:value-type="float" office:value="0.3624987" calcext:value-type="float">
            <text:p>0.3624987</text:p>
          </table:table-cell>
          <table:table-cell office:value-type="float" office:value="0" calcext:value-type="float">
            <text:p>0</text:p>
          </table:table-cell>
          <table:table-cell office:value-type="float" office:value="3679.943" calcext:value-type="float">
            <text:p>3679.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15573" calcext:value-type="float">
            <text:p>-0.0012155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32.89678" calcext:value-type="float">
            <text:p>32.89678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9699" calcext:value-type="float">
            <text:p>0.7039699</text:p>
          </table:table-cell>
          <table:table-cell office:value-type="float" office:value="6.377115" calcext:value-type="float">
            <text:p>6.377115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8198154" calcext:value-type="float">
            <text:p>-0.008198154</text:p>
          </table:table-cell>
          <table:table-cell office:value-type="float" office:value="-0.009914775" calcext:value-type="float">
            <text:p>-0.009914775</text:p>
          </table:table-cell>
          <table:table-cell office:value-type="float" office:value="0.001237586" calcext:value-type="float">
            <text:p>0.001237586</text:p>
          </table:table-cell>
          <table:table-cell office:value-type="float" office:value="0.0000000005258469" calcext:value-type="float">
            <text:p>5.258469E-10</text:p>
          </table:table-cell>
          <table:table-cell office:value-type="float" office:value="14.69349" calcext:value-type="float">
            <text:p>14.69349</text:p>
          </table:table-cell>
          <table:table-cell office:value-type="float" office:value="2.371683" calcext:value-type="float">
            <text:p>2.371683</text:p>
          </table:table-cell>
          <table:table-cell office:value-type="float" office:value="0.2244706" calcext:value-type="float">
            <text:p>0.2244706</text:p>
          </table:table-cell>
          <table:table-cell office:value-type="float" office:value="0.1684116" calcext:value-type="float">
            <text:p>0.1684116</text:p>
          </table:table-cell>
          <table:table-cell office:value-type="float" office:value="0.09178749" calcext:value-type="float">
            <text:p>0.09178749</text:p>
          </table:table-cell>
          <table:table-cell office:value-type="float" office:value="0.08994496" calcext:value-type="float">
            <text:p>0.08994496</text:p>
          </table:table-cell>
          <table:table-cell office:value-type="float" office:value="0.03809377" calcext:value-type="float">
            <text:p>0.03809377</text:p>
          </table:table-cell>
          <table:table-cell office:value-type="float" office:value="0.03091516" calcext:value-type="float">
            <text:p>0.03091516</text:p>
          </table:table-cell>
          <table:table-cell office:value-type="float" office:value="0.04206613" calcext:value-type="float">
            <text:p>0.04206613</text:p>
          </table:table-cell>
          <table:table-cell office:value-type="float" office:value="0.02883178" calcext:value-type="float">
            <text:p>0.02883178</text:p>
          </table:table-cell>
          <table:table-cell office:value-type="float" office:value="0.02320695" calcext:value-type="float">
            <text:p>0.02320695</text:p>
          </table:table-cell>
          <table:table-cell office:value-type="float" office:value="0.02097878" calcext:value-type="float">
            <text:p>0.02097878</text:p>
          </table:table-cell>
          <table:table-cell office:value-type="float" office:value="0.01957164" calcext:value-type="float">
            <text:p>0.01957164</text:p>
          </table:table-cell>
          <table:table-cell office:value-type="float" office:value="0.005517499" calcext:value-type="float">
            <text:p>0.005517499</text:p>
          </table:table-cell>
          <table:table-cell office:value-type="float" office:value="0.006175041" calcext:value-type="float">
            <text:p>0.006175041</text:p>
          </table:table-cell>
          <table:table-cell office:value-type="float" office:value="0" calcext:value-type="float">
            <text:p>0</text:p>
          </table:table-cell>
          <table:table-cell office:value-type="float" office:value="77.77103" calcext:value-type="float">
            <text:p>77.77103</text:p>
          </table:table-cell>
          <table:table-cell office:value-type="float" office:value="37.29414" calcext:value-type="float">
            <text:p>37.29414</text:p>
          </table:table-cell>
          <table:table-cell office:value-type="float" office:value="24.28832" calcext:value-type="float">
            <text:p>24.28832</text:p>
          </table:table-cell>
          <table:table-cell office:value-type="float" office:value="11.40732" calcext:value-type="float">
            <text:p>11.40732</text:p>
          </table:table-cell>
          <table:table-cell office:value-type="float" office:value="7.092995" calcext:value-type="float">
            <text:p>7.092995</text:p>
          </table:table-cell>
          <table:table-cell office:value-type="float" office:value="1.751553" calcext:value-type="float">
            <text:p>1.751553</text:p>
          </table:table-cell>
          <table:table-cell office:value-type="float" office:value="0.9430049" calcext:value-type="float">
            <text:p>0.9430049</text:p>
          </table:table-cell>
          <table:table-cell office:value-type="float" office:value="1.912261" calcext:value-type="float">
            <text:p>1.912261</text:p>
          </table:table-cell>
          <table:table-cell office:value-type="float" office:value="0.5922117" calcext:value-type="float">
            <text:p>0.5922117</text:p>
          </table:table-cell>
          <table:table-cell office:value-type="float" office:value="0.2739081" calcext:value-type="float">
            <text:p>0.2739081</text:p>
          </table:table-cell>
          <table:table-cell office:value-type="float" office:value="0.1338477" calcext:value-type="float">
            <text:p>0.1338477</text:p>
          </table:table-cell>
          <table:table-cell office:value-type="float" office:value="0.1373384" calcext:value-type="float">
            <text:p>0.1373384</text:p>
          </table:table-cell>
          <table:table-cell office:value-type="float" office:value="0.3400973" calcext:value-type="float">
            <text:p>0.3400973</text:p>
          </table:table-cell>
          <table:table-cell office:value-type="float" office:value="0.3625291" calcext:value-type="float">
            <text:p>0.3625291</text:p>
          </table:table-cell>
          <table:table-cell office:value-type="float" office:value="0" calcext:value-type="float">
            <text:p>0</text:p>
          </table:table-cell>
          <table:table-cell office:value-type="float" office:value="3710.203" calcext:value-type="float">
            <text:p>3710.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16627" calcext:value-type="float">
            <text:p>-0.0012166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32.87847" calcext:value-type="float">
            <text:p>32.87847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09235" calcext:value-type="float">
            <text:p>0.7109235</text:p>
          </table:table-cell>
          <table:table-cell office:value-type="float" office:value="6.387525" calcext:value-type="float">
            <text:p>6.387525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8671969" calcext:value-type="float">
            <text:p>-0.008671969</text:p>
          </table:table-cell>
          <table:table-cell office:value-type="float" office:value="-0.009939545" calcext:value-type="float">
            <text:p>-0.009939545</text:p>
          </table:table-cell>
          <table:table-cell office:value-type="float" office:value="0.001258105" calcext:value-type="float">
            <text:p>0.001258105</text:p>
          </table:table-cell>
          <table:table-cell office:value-type="float" office:value="0.0000000005258469" calcext:value-type="float">
            <text:p>5.258469E-10</text:p>
          </table:table-cell>
          <table:table-cell office:value-type="float" office:value="14.67201" calcext:value-type="float">
            <text:p>14.67201</text:p>
          </table:table-cell>
          <table:table-cell office:value-type="float" office:value="2.605658" calcext:value-type="float">
            <text:p>2.605658</text:p>
          </table:table-cell>
          <table:table-cell office:value-type="float" office:value="0.2145266" calcext:value-type="float">
            <text:p>0.2145266</text:p>
          </table:table-cell>
          <table:table-cell office:value-type="float" office:value="0.1655477" calcext:value-type="float">
            <text:p>0.1655477</text:p>
          </table:table-cell>
          <table:table-cell office:value-type="float" office:value="0.09154886" calcext:value-type="float">
            <text:p>0.09154886</text:p>
          </table:table-cell>
          <table:table-cell office:value-type="float" office:value="0.08962983" calcext:value-type="float">
            <text:p>0.08962983</text:p>
          </table:table-cell>
          <table:table-cell office:value-type="float" office:value="0.03802135" calcext:value-type="float">
            <text:p>0.03802135</text:p>
          </table:table-cell>
          <table:table-cell office:value-type="float" office:value="0.03097568" calcext:value-type="float">
            <text:p>0.03097568</text:p>
          </table:table-cell>
          <table:table-cell office:value-type="float" office:value="0.04212713" calcext:value-type="float">
            <text:p>0.04212713</text:p>
          </table:table-cell>
          <table:table-cell office:value-type="float" office:value="0.02887098" calcext:value-type="float">
            <text:p>0.02887098</text:p>
          </table:table-cell>
          <table:table-cell office:value-type="float" office:value="0.02322779" calcext:value-type="float">
            <text:p>0.02322779</text:p>
          </table:table-cell>
          <table:table-cell office:value-type="float" office:value="0.02099412" calcext:value-type="float">
            <text:p>0.02099412</text:p>
          </table:table-cell>
          <table:table-cell office:value-type="float" office:value="0.0195911" calcext:value-type="float">
            <text:p>0.0195911</text:p>
          </table:table-cell>
          <table:table-cell office:value-type="float" office:value="0.00555439" calcext:value-type="float">
            <text:p>0.00555439</text:p>
          </table:table-cell>
          <table:table-cell office:value-type="float" office:value="0.006138227" calcext:value-type="float">
            <text:p>0.006138227</text:p>
          </table:table-cell>
          <table:table-cell office:value-type="float" office:value="0" calcext:value-type="float">
            <text:p>0</text:p>
          </table:table-cell>
          <table:table-cell office:value-type="float" office:value="77.08069" calcext:value-type="float">
            <text:p>77.08069</text:p>
          </table:table-cell>
          <table:table-cell office:value-type="float" office:value="37.54034" calcext:value-type="float">
            <text:p>37.54034</text:p>
          </table:table-cell>
          <table:table-cell office:value-type="float" office:value="24.47065" calcext:value-type="float">
            <text:p>24.47065</text:p>
          </table:table-cell>
          <table:table-cell office:value-type="float" office:value="11.46471" calcext:value-type="float">
            <text:p>11.46471</text:p>
          </table:table-cell>
          <table:table-cell office:value-type="float" office:value="7.11994" calcext:value-type="float">
            <text:p>7.11994</text:p>
          </table:table-cell>
          <table:table-cell office:value-type="float" office:value="1.757132" calcext:value-type="float">
            <text:p>1.757132</text:p>
          </table:table-cell>
          <table:table-cell office:value-type="float" office:value="0.9414925" calcext:value-type="float">
            <text:p>0.9414925</text:p>
          </table:table-cell>
          <table:table-cell office:value-type="float" office:value="1.91457" calcext:value-type="float">
            <text:p>1.91457</text:p>
          </table:table-cell>
          <table:table-cell office:value-type="float" office:value="0.5929397" calcext:value-type="float">
            <text:p>0.5929397</text:p>
          </table:table-cell>
          <table:table-cell office:value-type="float" office:value="0.2743055" calcext:value-type="float">
            <text:p>0.2743055</text:p>
          </table:table-cell>
          <table:table-cell office:value-type="float" office:value="0.1341675" calcext:value-type="float">
            <text:p>0.1341675</text:p>
          </table:table-cell>
          <table:table-cell office:value-type="float" office:value="0.1380305" calcext:value-type="float">
            <text:p>0.1380305</text:p>
          </table:table-cell>
          <table:table-cell office:value-type="float" office:value="0.3502392" calcext:value-type="float">
            <text:p>0.3502392</text:p>
          </table:table-cell>
          <table:table-cell office:value-type="float" office:value="0.3526671" calcext:value-type="float">
            <text:p>0.3526671</text:p>
          </table:table-cell>
          <table:table-cell office:value-type="float" office:value="0" calcext:value-type="float">
            <text:p>0</text:p>
          </table:table-cell>
          <table:table-cell office:value-type="float" office:value="3744.877" calcext:value-type="float">
            <text:p>3744.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17714" calcext:value-type="float">
            <text:p>-0.0012177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32.86084" calcext:value-type="float">
            <text:p>32.86084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60876" calcext:value-type="float">
            <text:p>0.7160876</text:p>
          </table:table-cell>
          <table:table-cell office:value-type="float" office:value="6.399439" calcext:value-type="float">
            <text:p>6.399439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9541883" calcext:value-type="float">
            <text:p>-0.009541883</text:p>
          </table:table-cell>
          <table:table-cell office:value-type="float" office:value="-0.009957455" calcext:value-type="float">
            <text:p>-0.009957455</text:p>
          </table:table-cell>
          <table:table-cell office:value-type="float" office:value="0.001278466" calcext:value-type="float">
            <text:p>0.001278466</text:p>
          </table:table-cell>
          <table:table-cell office:value-type="float" office:value="0.0000000005328913" calcext:value-type="float">
            <text:p>5.328913E-10</text:p>
          </table:table-cell>
          <table:table-cell office:value-type="float" office:value="14.6568" calcext:value-type="float">
            <text:p>14.6568</text:p>
          </table:table-cell>
          <table:table-cell office:value-type="float" office:value="2.784132" calcext:value-type="float">
            <text:p>2.784132</text:p>
          </table:table-cell>
          <table:table-cell office:value-type="float" office:value="0.2042479" calcext:value-type="float">
            <text:p>0.2042479</text:p>
          </table:table-cell>
          <table:table-cell office:value-type="float" office:value="0.161213" calcext:value-type="float">
            <text:p>0.161213</text:p>
          </table:table-cell>
          <table:table-cell office:value-type="float" office:value="0.09090062" calcext:value-type="float">
            <text:p>0.09090062</text:p>
          </table:table-cell>
          <table:table-cell office:value-type="float" office:value="0.08910524" calcext:value-type="float">
            <text:p>0.08910524</text:p>
          </table:table-cell>
          <table:table-cell office:value-type="float" office:value="0.0379508" calcext:value-type="float">
            <text:p>0.0379508</text:p>
          </table:table-cell>
          <table:table-cell office:value-type="float" office:value="0.03103526" calcext:value-type="float">
            <text:p>0.03103526</text:p>
          </table:table-cell>
          <table:table-cell office:value-type="float" office:value="0.04218141" calcext:value-type="float">
            <text:p>0.04218141</text:p>
          </table:table-cell>
          <table:table-cell office:value-type="float" office:value="0.02890973" calcext:value-type="float">
            <text:p>0.02890973</text:p>
          </table:table-cell>
          <table:table-cell office:value-type="float" office:value="0.02324861" calcext:value-type="float">
            <text:p>0.02324861</text:p>
          </table:table-cell>
          <table:table-cell office:value-type="float" office:value="0.02101007" calcext:value-type="float">
            <text:p>0.02101007</text:p>
          </table:table-cell>
          <table:table-cell office:value-type="float" office:value="0.01961099" calcext:value-type="float">
            <text:p>0.01961099</text:p>
          </table:table-cell>
          <table:table-cell office:value-type="float" office:value="0.005544959" calcext:value-type="float">
            <text:p>0.005544959</text:p>
          </table:table-cell>
          <table:table-cell office:value-type="float" office:value="0.006147155" calcext:value-type="float">
            <text:p>0.006147155</text:p>
          </table:table-cell>
          <table:table-cell office:value-type="float" office:value="0" calcext:value-type="float">
            <text:p>0</text:p>
          </table:table-cell>
          <table:table-cell office:value-type="float" office:value="76.21613" calcext:value-type="float">
            <text:p>76.21613</text:p>
          </table:table-cell>
          <table:table-cell office:value-type="float" office:value="37.49353" calcext:value-type="float">
            <text:p>37.49353</text:p>
          </table:table-cell>
          <table:table-cell office:value-type="float" office:value="24.65072" calcext:value-type="float">
            <text:p>24.65072</text:p>
          </table:table-cell>
          <table:table-cell office:value-type="float" office:value="11.52887" calcext:value-type="float">
            <text:p>11.52887</text:p>
          </table:table-cell>
          <table:table-cell office:value-type="float" office:value="7.151054" calcext:value-type="float">
            <text:p>7.151054</text:p>
          </table:table-cell>
          <table:table-cell office:value-type="float" office:value="1.763473" calcext:value-type="float">
            <text:p>1.763473</text:p>
          </table:table-cell>
          <table:table-cell office:value-type="float" office:value="0.9412643" calcext:value-type="float">
            <text:p>0.9412643</text:p>
          </table:table-cell>
          <table:table-cell office:value-type="float" office:value="1.916473" calcext:value-type="float">
            <text:p>1.916473</text:p>
          </table:table-cell>
          <table:table-cell office:value-type="float" office:value="0.5936727" calcext:value-type="float">
            <text:p>0.5936727</text:p>
          </table:table-cell>
          <table:table-cell office:value-type="float" office:value="0.2747018" calcext:value-type="float">
            <text:p>0.2747018</text:p>
          </table:table-cell>
          <table:table-cell office:value-type="float" office:value="0.1344987" calcext:value-type="float">
            <text:p>0.1344987</text:p>
          </table:table-cell>
          <table:table-cell office:value-type="float" office:value="0.1388617" calcext:value-type="float">
            <text:p>0.1388617</text:p>
          </table:table-cell>
          <table:table-cell office:value-type="float" office:value="0.3467143" calcext:value-type="float">
            <text:p>0.3467143</text:p>
          </table:table-cell>
          <table:table-cell office:value-type="float" office:value="0.3569688" calcext:value-type="float">
            <text:p>0.3569688</text:p>
          </table:table-cell>
          <table:table-cell office:value-type="float" office:value="0" calcext:value-type="float">
            <text:p>0</text:p>
          </table:table-cell>
          <table:table-cell office:value-type="float" office:value="3772.714" calcext:value-type="float">
            <text:p>3772.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18814" calcext:value-type="float">
            <text:p>-0.0012188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32.84357" calcext:value-type="float">
            <text:p>32.84357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0831" calcext:value-type="float">
            <text:p>0.7210831</text:p>
          </table:table-cell>
          <table:table-cell office:value-type="float" office:value="6.411315" calcext:value-type="float">
            <text:p>6.411315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1036294" calcext:value-type="float">
            <text:p>-0.01036294</text:p>
          </table:table-cell>
          <table:table-cell office:value-type="float" office:value="-0.009977349" calcext:value-type="float">
            <text:p>-0.009977349</text:p>
          </table:table-cell>
          <table:table-cell office:value-type="float" office:value="0.001298895" calcext:value-type="float">
            <text:p>0.001298895</text:p>
          </table:table-cell>
          <table:table-cell office:value-type="float" office:value="0.000000000551556" calcext:value-type="float">
            <text:p>5.51556E-10</text:p>
          </table:table-cell>
          <table:table-cell office:value-type="float" office:value="14.63995" calcext:value-type="float">
            <text:p>14.63995</text:p>
          </table:table-cell>
          <table:table-cell office:value-type="float" office:value="2.946424" calcext:value-type="float">
            <text:p>2.946424</text:p>
          </table:table-cell>
          <table:table-cell office:value-type="float" office:value="0.1955645" calcext:value-type="float">
            <text:p>0.1955645</text:p>
          </table:table-cell>
          <table:table-cell office:value-type="float" office:value="0.1572004" calcext:value-type="float">
            <text:p>0.1572004</text:p>
          </table:table-cell>
          <table:table-cell office:value-type="float" office:value="0.09011491" calcext:value-type="float">
            <text:p>0.09011491</text:p>
          </table:table-cell>
          <table:table-cell office:value-type="float" office:value="0.08850925" calcext:value-type="float">
            <text:p>0.08850925</text:p>
          </table:table-cell>
          <table:table-cell office:value-type="float" office:value="0.03788438" calcext:value-type="float">
            <text:p>0.03788438</text:p>
          </table:table-cell>
          <table:table-cell office:value-type="float" office:value="0.03109301" calcext:value-type="float">
            <text:p>0.03109301</text:p>
          </table:table-cell>
          <table:table-cell office:value-type="float" office:value="0.04223166" calcext:value-type="float">
            <text:p>0.04223166</text:p>
          </table:table-cell>
          <table:table-cell office:value-type="float" office:value="0.02894765" calcext:value-type="float">
            <text:p>0.02894765</text:p>
          </table:table-cell>
          <table:table-cell office:value-type="float" office:value="0.02326916" calcext:value-type="float">
            <text:p>0.02326916</text:p>
          </table:table-cell>
          <table:table-cell office:value-type="float" office:value="0.02102607" calcext:value-type="float">
            <text:p>0.02102607</text:p>
          </table:table-cell>
          <table:table-cell office:value-type="float" office:value="0.01963045" calcext:value-type="float">
            <text:p>0.01963045</text:p>
          </table:table-cell>
          <table:table-cell office:value-type="float" office:value="0.005536875" calcext:value-type="float">
            <text:p>0.005536875</text:p>
          </table:table-cell>
          <table:table-cell office:value-type="float" office:value="0.006153538" calcext:value-type="float">
            <text:p>0.006153538</text:p>
          </table:table-cell>
          <table:table-cell office:value-type="float" office:value="0" calcext:value-type="float">
            <text:p>0</text:p>
          </table:table-cell>
          <table:table-cell office:value-type="float" office:value="74.9783" calcext:value-type="float">
            <text:p>74.9783</text:p>
          </table:table-cell>
          <table:table-cell office:value-type="float" office:value="37.71398" calcext:value-type="float">
            <text:p>37.71398</text:p>
          </table:table-cell>
          <table:table-cell office:value-type="float" office:value="24.78738" calcext:value-type="float">
            <text:p>24.78738</text:p>
          </table:table-cell>
          <table:table-cell office:value-type="float" office:value="11.59655" calcext:value-type="float">
            <text:p>11.59655</text:p>
          </table:table-cell>
          <table:table-cell office:value-type="float" office:value="7.18336" calcext:value-type="float">
            <text:p>7.18336</text:p>
          </table:table-cell>
          <table:table-cell office:value-type="float" office:value="1.770246" calcext:value-type="float">
            <text:p>1.770246</text:p>
          </table:table-cell>
          <table:table-cell office:value-type="float" office:value="0.9423384" calcext:value-type="float">
            <text:p>0.9423384</text:p>
          </table:table-cell>
          <table:table-cell office:value-type="float" office:value="1.918024" calcext:value-type="float">
            <text:p>1.918024</text:p>
          </table:table-cell>
          <table:table-cell office:value-type="float" office:value="0.5944074" calcext:value-type="float">
            <text:p>0.5944074</text:p>
          </table:table-cell>
          <table:table-cell office:value-type="float" office:value="0.2750976" calcext:value-type="float">
            <text:p>0.2750976</text:p>
          </table:table-cell>
          <table:table-cell office:value-type="float" office:value="0.1348354" calcext:value-type="float">
            <text:p>0.1348354</text:p>
          </table:table-cell>
          <table:table-cell office:value-type="float" office:value="0.139471" calcext:value-type="float">
            <text:p>0.139471</text:p>
          </table:table-cell>
          <table:table-cell office:value-type="float" office:value="0.343762" calcext:value-type="float">
            <text:p>0.343762</text:p>
          </table:table-cell>
          <table:table-cell office:value-type="float" office:value="0.3607503" calcext:value-type="float">
            <text:p>0.3607503</text:p>
          </table:table-cell>
          <table:table-cell office:value-type="float" office:value="0" calcext:value-type="float">
            <text:p>0</text:p>
          </table:table-cell>
          <table:table-cell office:value-type="float" office:value="3799.379" calcext:value-type="float">
            <text:p>3799.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19921" calcext:value-type="float">
            <text:p>-0.0012199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32.81309" calcext:value-type="float">
            <text:p>32.81309</text:p>
          </table:table-cell>
          <table:table-cell office:value-type="float" office:value="1092.499" calcext:value-type="float">
            <text:p>1092.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48257" calcext:value-type="float">
            <text:p>0.7348257</text:p>
          </table:table-cell>
          <table:table-cell office:value-type="float" office:value="6.424881" calcext:value-type="float">
            <text:p>6.424881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53" calcext:value-type="float">
            <text:p>-0.01074453</text:p>
          </table:table-cell>
          <table:table-cell office:value-type="float" office:value="-0.01000847" calcext:value-type="float">
            <text:p>-0.01000847</text:p>
          </table:table-cell>
          <table:table-cell office:value-type="float" office:value="0.00131725" calcext:value-type="float">
            <text:p>0.00131725</text:p>
          </table:table-cell>
          <table:table-cell office:value-type="float" office:value="0.000000000551556" calcext:value-type="float">
            <text:p>5.51556E-10</text:p>
          </table:table-cell>
          <table:table-cell office:value-type="float" office:value="14.60692" calcext:value-type="float">
            <text:p>14.60692</text:p>
          </table:table-cell>
          <table:table-cell office:value-type="float" office:value="3.300997" calcext:value-type="float">
            <text:p>3.300997</text:p>
          </table:table-cell>
          <table:table-cell office:value-type="float" office:value="0.1813664" calcext:value-type="float">
            <text:p>0.1813664</text:p>
          </table:table-cell>
          <table:table-cell office:value-type="float" office:value="0.1534399" calcext:value-type="float">
            <text:p>0.1534399</text:p>
          </table:table-cell>
          <table:table-cell office:value-type="float" office:value="0.08929697" calcext:value-type="float">
            <text:p>0.08929697</text:p>
          </table:table-cell>
          <table:table-cell office:value-type="float" office:value="0.08786212" calcext:value-type="float">
            <text:p>0.08786212</text:p>
          </table:table-cell>
          <table:table-cell office:value-type="float" office:value="0.03781233" calcext:value-type="float">
            <text:p>0.03781233</text:p>
          </table:table-cell>
          <table:table-cell office:value-type="float" office:value="0.03114333" calcext:value-type="float">
            <text:p>0.03114333</text:p>
          </table:table-cell>
          <table:table-cell office:value-type="float" office:value="0.04227978" calcext:value-type="float">
            <text:p>0.04227978</text:p>
          </table:table-cell>
          <table:table-cell office:value-type="float" office:value="0.02898482" calcext:value-type="float">
            <text:p>0.02898482</text:p>
          </table:table-cell>
          <table:table-cell office:value-type="float" office:value="0.02328948" calcext:value-type="float">
            <text:p>0.02328948</text:p>
          </table:table-cell>
          <table:table-cell office:value-type="float" office:value="0.02104203" calcext:value-type="float">
            <text:p>0.02104203</text:p>
          </table:table-cell>
          <table:table-cell office:value-type="float" office:value="0.01964963" calcext:value-type="float">
            <text:p>0.01964963</text:p>
          </table:table-cell>
          <table:table-cell office:value-type="float" office:value="0.005533124" calcext:value-type="float">
            <text:p>0.005533124</text:p>
          </table:table-cell>
          <table:table-cell office:value-type="float" office:value="0.006159582" calcext:value-type="float">
            <text:p>0.006159582</text:p>
          </table:table-cell>
          <table:table-cell office:value-type="float" office:value="0" calcext:value-type="float">
            <text:p>0</text:p>
          </table:table-cell>
          <table:table-cell office:value-type="float" office:value="73.85672" calcext:value-type="float">
            <text:p>73.85672</text:p>
          </table:table-cell>
          <table:table-cell office:value-type="float" office:value="38.21685" calcext:value-type="float">
            <text:p>38.21685</text:p>
          </table:table-cell>
          <table:table-cell office:value-type="float" office:value="24.79223" calcext:value-type="float">
            <text:p>24.79223</text:p>
          </table:table-cell>
          <table:table-cell office:value-type="float" office:value="11.71793" calcext:value-type="float">
            <text:p>11.71793</text:p>
          </table:table-cell>
          <table:table-cell office:value-type="float" office:value="7.219371" calcext:value-type="float">
            <text:p>7.219371</text:p>
          </table:table-cell>
          <table:table-cell office:value-type="float" office:value="1.777344" calcext:value-type="float">
            <text:p>1.777344</text:p>
          </table:table-cell>
          <table:table-cell office:value-type="float" office:value="0.9440911" calcext:value-type="float">
            <text:p>0.9440911</text:p>
          </table:table-cell>
          <table:table-cell office:value-type="float" office:value="1.919429" calcext:value-type="float">
            <text:p>1.919429</text:p>
          </table:table-cell>
          <table:table-cell office:value-type="float" office:value="0.5951402" calcext:value-type="float">
            <text:p>0.5951402</text:p>
          </table:table-cell>
          <table:table-cell office:value-type="float" office:value="0.2754931" calcext:value-type="float">
            <text:p>0.2754931</text:p>
          </table:table-cell>
          <table:table-cell office:value-type="float" office:value="0.1351712" calcext:value-type="float">
            <text:p>0.1351712</text:p>
          </table:table-cell>
          <table:table-cell office:value-type="float" office:value="0.1399315" calcext:value-type="float">
            <text:p>0.1399315</text:p>
          </table:table-cell>
          <table:table-cell office:value-type="float" office:value="0.3423015" calcext:value-type="float">
            <text:p>0.3423015</text:p>
          </table:table-cell>
          <table:table-cell office:value-type="float" office:value="0.3626359" calcext:value-type="float">
            <text:p>0.3626359</text:p>
          </table:table-cell>
          <table:table-cell office:value-type="float" office:value="0" calcext:value-type="float">
            <text:p>0</text:p>
          </table:table-cell>
          <table:table-cell office:value-type="float" office:value="3873.554" calcext:value-type="float">
            <text:p>3873.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21125" calcext:value-type="float">
            <text:p>-0.0012211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32.80346" calcext:value-type="float">
            <text:p>32.80346</text:p>
          </table:table-cell>
          <table:table-cell office:value-type="float" office:value="1092.498" calcext:value-type="float">
            <text:p>1092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2454" calcext:value-type="float">
            <text:p>0.7352454</text:p>
          </table:table-cell>
          <table:table-cell office:value-type="float" office:value="6.434103" calcext:value-type="float">
            <text:p>6.434103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53" calcext:value-type="float">
            <text:p>-0.01074453</text:p>
          </table:table-cell>
          <table:table-cell office:value-type="float" office:value="-0.0100178" calcext:value-type="float">
            <text:p>-0.0100178</text:p>
          </table:table-cell>
          <table:table-cell office:value-type="float" office:value="0.00133828" calcext:value-type="float">
            <text:p>0.00133828</text:p>
          </table:table-cell>
          <table:table-cell office:value-type="float" office:value="0.0000000005530876" calcext:value-type="float">
            <text:p>5.530876E-10</text:p>
          </table:table-cell>
          <table:table-cell office:value-type="float" office:value="14.60101" calcext:value-type="float">
            <text:p>14.60101</text:p>
          </table:table-cell>
          <table:table-cell office:value-type="float" office:value="3.417759" calcext:value-type="float">
            <text:p>3.417759</text:p>
          </table:table-cell>
          <table:table-cell office:value-type="float" office:value="0.1902047" calcext:value-type="float">
            <text:p>0.1902047</text:p>
          </table:table-cell>
          <table:table-cell office:value-type="float" office:value="0.1517935" calcext:value-type="float">
            <text:p>0.1517935</text:p>
          </table:table-cell>
          <table:table-cell office:value-type="float" office:value="0.08857565" calcext:value-type="float">
            <text:p>0.08857565</text:p>
          </table:table-cell>
          <table:table-cell office:value-type="float" office:value="0.08734294" calcext:value-type="float">
            <text:p>0.08734294</text:p>
          </table:table-cell>
          <table:table-cell office:value-type="float" office:value="0.03775769" calcext:value-type="float">
            <text:p>0.03775769</text:p>
          </table:table-cell>
          <table:table-cell office:value-type="float" office:value="0.03118738" calcext:value-type="float">
            <text:p>0.03118738</text:p>
          </table:table-cell>
          <table:table-cell office:value-type="float" office:value="0.04232575" calcext:value-type="float">
            <text:p>0.04232575</text:p>
          </table:table-cell>
          <table:table-cell office:value-type="float" office:value="0.02902119" calcext:value-type="float">
            <text:p>0.02902119</text:p>
          </table:table-cell>
          <table:table-cell office:value-type="float" office:value="0.02330955" calcext:value-type="float">
            <text:p>0.02330955</text:p>
          </table:table-cell>
          <table:table-cell office:value-type="float" office:value="0.02105786" calcext:value-type="float">
            <text:p>0.02105786</text:p>
          </table:table-cell>
          <table:table-cell office:value-type="float" office:value="0.01966864" calcext:value-type="float">
            <text:p>0.01966864</text:p>
          </table:table-cell>
          <table:table-cell office:value-type="float" office:value="0.005531307" calcext:value-type="float">
            <text:p>0.005531307</text:p>
          </table:table-cell>
          <table:table-cell office:value-type="float" office:value="0.006154215" calcext:value-type="float">
            <text:p>0.006154215</text:p>
          </table:table-cell>
          <table:table-cell office:value-type="float" office:value="0" calcext:value-type="float">
            <text:p>0</text:p>
          </table:table-cell>
          <table:table-cell office:value-type="float" office:value="75.24633" calcext:value-type="float">
            <text:p>75.24633</text:p>
          </table:table-cell>
          <table:table-cell office:value-type="float" office:value="38.28348" calcext:value-type="float">
            <text:p>38.28348</text:p>
          </table:table-cell>
          <table:table-cell office:value-type="float" office:value="24.68092" calcext:value-type="float">
            <text:p>24.68092</text:p>
          </table:table-cell>
          <table:table-cell office:value-type="float" office:value="11.82134" calcext:value-type="float">
            <text:p>11.82134</text:p>
          </table:table-cell>
          <table:table-cell office:value-type="float" office:value="7.261014" calcext:value-type="float">
            <text:p>7.261014</text:p>
          </table:table-cell>
          <table:table-cell office:value-type="float" office:value="1.785003" calcext:value-type="float">
            <text:p>1.785003</text:p>
          </table:table-cell>
          <table:table-cell office:value-type="float" office:value="0.9456416" calcext:value-type="float">
            <text:p>0.9456416</text:p>
          </table:table-cell>
          <table:table-cell office:value-type="float" office:value="1.920781" calcext:value-type="float">
            <text:p>1.920781</text:p>
          </table:table-cell>
          <table:table-cell office:value-type="float" office:value="0.5958707" calcext:value-type="float">
            <text:p>0.5958707</text:p>
          </table:table-cell>
          <table:table-cell office:value-type="float" office:value="0.2758873" calcext:value-type="float">
            <text:p>0.2758873</text:p>
          </table:table-cell>
          <table:table-cell office:value-type="float" office:value="0.1355042" calcext:value-type="float">
            <text:p>0.1355042</text:p>
          </table:table-cell>
          <table:table-cell office:value-type="float" office:value="0.1403426" calcext:value-type="float">
            <text:p>0.1403426</text:p>
          </table:table-cell>
          <table:table-cell office:value-type="float" office:value="0.3415116" calcext:value-type="float">
            <text:p>0.3415116</text:p>
          </table:table-cell>
          <table:table-cell office:value-type="float" office:value="0.3626621" calcext:value-type="float">
            <text:p>0.3626621</text:p>
          </table:table-cell>
          <table:table-cell office:value-type="float" office:value="0" calcext:value-type="float">
            <text:p>0</text:p>
          </table:table-cell>
          <table:table-cell office:value-type="float" office:value="3867.172" calcext:value-type="float">
            <text:p>3867.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22215" calcext:value-type="float">
            <text:p>-0.0012222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32.79536" calcext:value-type="float">
            <text:p>32.79536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73584" calcext:value-type="float">
            <text:p>0.7373584</text:p>
          </table:table-cell>
          <table:table-cell office:value-type="float" office:value="6.440505" calcext:value-type="float">
            <text:p>6.440505</text:p>
          </table:table-cell>
          <table:table-cell office:value-type="float" office:value="0" calcext:value-type="float">
            <text:p>0</text:p>
          </table:table-cell>
          <table:table-cell office:value-type="float" office:value="0.0000006242666" calcext:value-type="float">
            <text:p>6.242666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53" calcext:value-type="float">
            <text:p>-0.01074453</text:p>
          </table:table-cell>
          <table:table-cell office:value-type="float" office:value="-0.01002484" calcext:value-type="float">
            <text:p>-0.01002484</text:p>
          </table:table-cell>
          <table:table-cell office:value-type="float" office:value="0.001360596" calcext:value-type="float">
            <text:p>0.001360596</text:p>
          </table:table-cell>
          <table:table-cell office:value-type="float" office:value="0.0000000005530876" calcext:value-type="float">
            <text:p>5.530876E-10</text:p>
          </table:table-cell>
          <table:table-cell office:value-type="float" office:value="14.59171" calcext:value-type="float">
            <text:p>14.59171</text:p>
          </table:table-cell>
          <table:table-cell office:value-type="float" office:value="3.4912" calcext:value-type="float">
            <text:p>3.4912</text:p>
          </table:table-cell>
          <table:table-cell office:value-type="float" office:value="0.2001874" calcext:value-type="float">
            <text:p>0.2001874</text:p>
          </table:table-cell>
          <table:table-cell office:value-type="float" office:value="0.1583131" calcext:value-type="float">
            <text:p>0.1583131</text:p>
          </table:table-cell>
          <table:table-cell office:value-type="float" office:value="0.08853703" calcext:value-type="float">
            <text:p>0.08853703</text:p>
          </table:table-cell>
          <table:table-cell office:value-type="float" office:value="0.08707256" calcext:value-type="float">
            <text:p>0.08707256</text:p>
          </table:table-cell>
          <table:table-cell office:value-type="float" office:value="0.03773326" calcext:value-type="float">
            <text:p>0.03773326</text:p>
          </table:table-cell>
          <table:table-cell office:value-type="float" office:value="0.03124553" calcext:value-type="float">
            <text:p>0.03124553</text:p>
          </table:table-cell>
          <table:table-cell office:value-type="float" office:value="0.0423731" calcext:value-type="float">
            <text:p>0.0423731</text:p>
          </table:table-cell>
          <table:table-cell office:value-type="float" office:value="0.02905692" calcext:value-type="float">
            <text:p>0.02905692</text:p>
          </table:table-cell>
          <table:table-cell office:value-type="float" office:value="0.02332938" calcext:value-type="float">
            <text:p>0.02332938</text:p>
          </table:table-cell>
          <table:table-cell office:value-type="float" office:value="0.02107355" calcext:value-type="float">
            <text:p>0.02107355</text:p>
          </table:table-cell>
          <table:table-cell office:value-type="float" office:value="0.0196876" calcext:value-type="float">
            <text:p>0.0196876</text:p>
          </table:table-cell>
          <table:table-cell office:value-type="float" office:value="0.005530162" calcext:value-type="float">
            <text:p>0.005530162</text:p>
          </table:table-cell>
          <table:table-cell office:value-type="float" office:value="0.006151303" calcext:value-type="float">
            <text:p>0.006151303</text:p>
          </table:table-cell>
          <table:table-cell office:value-type="float" office:value="0" calcext:value-type="float">
            <text:p>0</text:p>
          </table:table-cell>
          <table:table-cell office:value-type="float" office:value="75.1917" calcext:value-type="float">
            <text:p>75.1917</text:p>
          </table:table-cell>
          <table:table-cell office:value-type="float" office:value="38.30255" calcext:value-type="float">
            <text:p>38.30255</text:p>
          </table:table-cell>
          <table:table-cell office:value-type="float" office:value="24.71295" calcext:value-type="float">
            <text:p>24.71295</text:p>
          </table:table-cell>
          <table:table-cell office:value-type="float" office:value="11.84826" calcext:value-type="float">
            <text:p>11.84826</text:p>
          </table:table-cell>
          <table:table-cell office:value-type="float" office:value="7.275549" calcext:value-type="float">
            <text:p>7.275549</text:p>
          </table:table-cell>
          <table:table-cell office:value-type="float" office:value="1.791697" calcext:value-type="float">
            <text:p>1.791697</text:p>
          </table:table-cell>
          <table:table-cell office:value-type="float" office:value="0.9471399" calcext:value-type="float">
            <text:p>0.9471399</text:p>
          </table:table-cell>
          <table:table-cell office:value-type="float" office:value="1.922063" calcext:value-type="float">
            <text:p>1.922063</text:p>
          </table:table-cell>
          <table:table-cell office:value-type="float" office:value="0.5965971" calcext:value-type="float">
            <text:p>0.5965971</text:p>
          </table:table-cell>
          <table:table-cell office:value-type="float" office:value="0.2762809" calcext:value-type="float">
            <text:p>0.2762809</text:p>
          </table:table-cell>
          <table:table-cell office:value-type="float" office:value="0.1358333" calcext:value-type="float">
            <text:p>0.1358333</text:p>
          </table:table-cell>
          <table:table-cell office:value-type="float" office:value="0.1407035" calcext:value-type="float">
            <text:p>0.1407035</text:p>
          </table:table-cell>
          <table:table-cell office:value-type="float" office:value="0.3409533" calcext:value-type="float">
            <text:p>0.3409533</text:p>
          </table:table-cell>
          <table:table-cell office:value-type="float" office:value="0.3626865" calcext:value-type="float">
            <text:p>0.3626865</text:p>
          </table:table-cell>
          <table:table-cell office:value-type="float" office:value="0" calcext:value-type="float">
            <text:p>0</text:p>
          </table:table-cell>
          <table:table-cell office:value-type="float" office:value="3871.346" calcext:value-type="float">
            <text:p>3871.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23205" calcext:value-type="float">
            <text:p>-0.0012232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32.77715" calcext:value-type="float">
            <text:p>32.77715</text:p>
          </table:table-cell>
          <table:table-cell office:value-type="float" office:value="1092.498" calcext:value-type="float">
            <text:p>1092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7197" calcext:value-type="float">
            <text:p>0.7447197</text:p>
          </table:table-cell>
          <table:table-cell office:value-type="float" office:value="6.45007" calcext:value-type="float">
            <text:p>6.45007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04335" calcext:value-type="float">
            <text:p>-0.01004335</text:p>
          </table:table-cell>
          <table:table-cell office:value-type="float" office:value="0.001382006" calcext:value-type="float">
            <text:p>0.001382006</text:p>
          </table:table-cell>
          <table:table-cell office:value-type="float" office:value="0.0000000006231302" calcext:value-type="float">
            <text:p>6.231302E-10</text:p>
          </table:table-cell>
          <table:table-cell office:value-type="float" office:value="14.58298" calcext:value-type="float">
            <text:p>14.58298</text:p>
          </table:table-cell>
          <table:table-cell office:value-type="float" office:value="3.558102" calcext:value-type="float">
            <text:p>3.558102</text:p>
          </table:table-cell>
          <table:table-cell office:value-type="float" office:value="0.1983328" calcext:value-type="float">
            <text:p>0.1983328</text:p>
          </table:table-cell>
          <table:table-cell office:value-type="float" office:value="0.1623611" calcext:value-type="float">
            <text:p>0.1623611</text:p>
          </table:table-cell>
          <table:table-cell office:value-type="float" office:value="0.08927331" calcext:value-type="float">
            <text:p>0.08927331</text:p>
          </table:table-cell>
          <table:table-cell office:value-type="float" office:value="0.08719154" calcext:value-type="float">
            <text:p>0.08719154</text:p>
          </table:table-cell>
          <table:table-cell office:value-type="float" office:value="0.03769" calcext:value-type="float">
            <text:p>0.03769</text:p>
          </table:table-cell>
          <table:table-cell office:value-type="float" office:value="0.03130856" calcext:value-type="float">
            <text:p>0.03130856</text:p>
          </table:table-cell>
          <table:table-cell office:value-type="float" office:value="0.04242101" calcext:value-type="float">
            <text:p>0.04242101</text:p>
          </table:table-cell>
          <table:table-cell office:value-type="float" office:value="0.02909221" calcext:value-type="float">
            <text:p>0.02909221</text:p>
          </table:table-cell>
          <table:table-cell office:value-type="float" office:value="0.02334896" calcext:value-type="float">
            <text:p>0.02334896</text:p>
          </table:table-cell>
          <table:table-cell office:value-type="float" office:value="0.02108909" calcext:value-type="float">
            <text:p>0.02108909</text:p>
          </table:table-cell>
          <table:table-cell office:value-type="float" office:value="0.01970647" calcext:value-type="float">
            <text:p>0.01970647</text:p>
          </table:table-cell>
          <table:table-cell office:value-type="float" office:value="0.00553011" calcext:value-type="float">
            <text:p>0.00553011</text:p>
          </table:table-cell>
          <table:table-cell office:value-type="float" office:value="0.006152668" calcext:value-type="float">
            <text:p>0.006152668</text:p>
          </table:table-cell>
          <table:table-cell office:value-type="float" office:value="0" calcext:value-type="float">
            <text:p>0</text:p>
          </table:table-cell>
          <table:table-cell office:value-type="float" office:value="75.78635" calcext:value-type="float">
            <text:p>75.78635</text:p>
          </table:table-cell>
          <table:table-cell office:value-type="float" office:value="37.884" calcext:value-type="float">
            <text:p>37.884</text:p>
          </table:table-cell>
          <table:table-cell office:value-type="float" office:value="24.87558" calcext:value-type="float">
            <text:p>24.87558</text:p>
          </table:table-cell>
          <table:table-cell office:value-type="float" office:value="11.89151" calcext:value-type="float">
            <text:p>11.89151</text:p>
          </table:table-cell>
          <table:table-cell office:value-type="float" office:value="7.289499" calcext:value-type="float">
            <text:p>7.289499</text:p>
          </table:table-cell>
          <table:table-cell office:value-type="float" office:value="1.796841" calcext:value-type="float">
            <text:p>1.796841</text:p>
          </table:table-cell>
          <table:table-cell office:value-type="float" office:value="0.949438" calcext:value-type="float">
            <text:p>0.949438</text:p>
          </table:table-cell>
          <table:table-cell office:value-type="float" office:value="1.923251" calcext:value-type="float">
            <text:p>1.923251</text:p>
          </table:table-cell>
          <table:table-cell office:value-type="float" office:value="0.5973198" calcext:value-type="float">
            <text:p>0.5973198</text:p>
          </table:table-cell>
          <table:table-cell office:value-type="float" office:value="0.2766731" calcext:value-type="float">
            <text:p>0.2766731</text:p>
          </table:table-cell>
          <table:table-cell office:value-type="float" office:value="0.136158" calcext:value-type="float">
            <text:p>0.136158</text:p>
          </table:table-cell>
          <table:table-cell office:value-type="float" office:value="0.1410465" calcext:value-type="float">
            <text:p>0.1410465</text:p>
          </table:table-cell>
          <table:table-cell office:value-type="float" office:value="0.3407343" calcext:value-type="float">
            <text:p>0.3407343</text:p>
          </table:table-cell>
          <table:table-cell office:value-type="float" office:value="0.3627052" calcext:value-type="float">
            <text:p>0.3627052</text:p>
          </table:table-cell>
          <table:table-cell office:value-type="float" office:value="0" calcext:value-type="float">
            <text:p>0</text:p>
          </table:table-cell>
          <table:table-cell office:value-type="float" office:value="3918.12" calcext:value-type="float">
            <text:p>3918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242" calcext:value-type="float">
            <text:p>-0.00122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32.76065" calcext:value-type="float">
            <text:p>32.76065</text:p>
          </table:table-cell>
          <table:table-cell office:value-type="float" office:value="1092.498" calcext:value-type="float">
            <text:p>1092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74268" calcext:value-type="float">
            <text:p>0.7474268</text:p>
          </table:table-cell>
          <table:table-cell office:value-type="float" office:value="6.462626" calcext:value-type="float">
            <text:p>6.462626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0608" calcext:value-type="float">
            <text:p>-0.0100608</text:p>
          </table:table-cell>
          <table:table-cell office:value-type="float" office:value="0.001402317" calcext:value-type="float">
            <text:p>0.001402317</text:p>
          </table:table-cell>
          <table:table-cell office:value-type="float" office:value="0.0000000006262918" calcext:value-type="float">
            <text:p>6.262918E-10</text:p>
          </table:table-cell>
          <table:table-cell office:value-type="float" office:value="14.5715" calcext:value-type="float">
            <text:p>14.5715</text:p>
          </table:table-cell>
          <table:table-cell office:value-type="float" office:value="3.494958" calcext:value-type="float">
            <text:p>3.494958</text:p>
          </table:table-cell>
          <table:table-cell office:value-type="float" office:value="0.1893121" calcext:value-type="float">
            <text:p>0.1893121</text:p>
          </table:table-cell>
          <table:table-cell office:value-type="float" office:value="0.1585531" calcext:value-type="float">
            <text:p>0.1585531</text:p>
          </table:table-cell>
          <table:table-cell office:value-type="float" office:value="0.08907917" calcext:value-type="float">
            <text:p>0.08907917</text:p>
          </table:table-cell>
          <table:table-cell office:value-type="float" office:value="0.08700279" calcext:value-type="float">
            <text:p>0.08700279</text:p>
          </table:table-cell>
          <table:table-cell office:value-type="float" office:value="0.03762171" calcext:value-type="float">
            <text:p>0.03762171</text:p>
          </table:table-cell>
          <table:table-cell office:value-type="float" office:value="0.03135645" calcext:value-type="float">
            <text:p>0.03135645</text:p>
          </table:table-cell>
          <table:table-cell office:value-type="float" office:value="0.04246583" calcext:value-type="float">
            <text:p>0.04246583</text:p>
          </table:table-cell>
          <table:table-cell office:value-type="float" office:value="0.02912692" calcext:value-type="float">
            <text:p>0.02912692</text:p>
          </table:table-cell>
          <table:table-cell office:value-type="float" office:value="0.02336827" calcext:value-type="float">
            <text:p>0.02336827</text:p>
          </table:table-cell>
          <table:table-cell office:value-type="float" office:value="0.02110448" calcext:value-type="float">
            <text:p>0.02110448</text:p>
          </table:table-cell>
          <table:table-cell office:value-type="float" office:value="0.01972525" calcext:value-type="float">
            <text:p>0.01972525</text:p>
          </table:table-cell>
          <table:table-cell office:value-type="float" office:value="0.005529796" calcext:value-type="float">
            <text:p>0.005529796</text:p>
          </table:table-cell>
          <table:table-cell office:value-type="float" office:value="0.006152933" calcext:value-type="float">
            <text:p>0.006152933</text:p>
          </table:table-cell>
          <table:table-cell office:value-type="float" office:value="0" calcext:value-type="float">
            <text:p>0</text:p>
          </table:table-cell>
          <table:table-cell office:value-type="float" office:value="73.52267" calcext:value-type="float">
            <text:p>73.52267</text:p>
          </table:table-cell>
          <table:table-cell office:value-type="float" office:value="37.6755" calcext:value-type="float">
            <text:p>37.6755</text:p>
          </table:table-cell>
          <table:table-cell office:value-type="float" office:value="25.01431" calcext:value-type="float">
            <text:p>25.01431</text:p>
          </table:table-cell>
          <table:table-cell office:value-type="float" office:value="11.96177" calcext:value-type="float">
            <text:p>11.96177</text:p>
          </table:table-cell>
          <table:table-cell office:value-type="float" office:value="7.319088" calcext:value-type="float">
            <text:p>7.319088</text:p>
          </table:table-cell>
          <table:table-cell office:value-type="float" office:value="1.802609" calcext:value-type="float">
            <text:p>1.802609</text:p>
          </table:table-cell>
          <table:table-cell office:value-type="float" office:value="0.9532133" calcext:value-type="float">
            <text:p>0.9532133</text:p>
          </table:table-cell>
          <table:table-cell office:value-type="float" office:value="1.924131" calcext:value-type="float">
            <text:p>1.924131</text:p>
          </table:table-cell>
          <table:table-cell office:value-type="float" office:value="0.5980379" calcext:value-type="float">
            <text:p>0.5980379</text:p>
          </table:table-cell>
          <table:table-cell office:value-type="float" office:value="0.2770651" calcext:value-type="float">
            <text:p>0.2770651</text:p>
          </table:table-cell>
          <table:table-cell office:value-type="float" office:value="0.1364788" calcext:value-type="float">
            <text:p>0.1364788</text:p>
          </table:table-cell>
          <table:table-cell office:value-type="float" office:value="0.1413884" calcext:value-type="float">
            <text:p>0.1413884</text:p>
          </table:table-cell>
          <table:table-cell office:value-type="float" office:value="0.3404376" calcext:value-type="float">
            <text:p>0.3404376</text:p>
          </table:table-cell>
          <table:table-cell office:value-type="float" office:value="0.3627224" calcext:value-type="float">
            <text:p>0.3627224</text:p>
          </table:table-cell>
          <table:table-cell office:value-type="float" office:value="0" calcext:value-type="float">
            <text:p>0</text:p>
          </table:table-cell>
          <table:table-cell office:value-type="float" office:value="3945.492" calcext:value-type="float">
            <text:p>3945.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25243" calcext:value-type="float">
            <text:p>-0.0012252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32.74767" calcext:value-type="float">
            <text:p>32.74767</text:p>
          </table:table-cell>
          <table:table-cell office:value-type="float" office:value="1092.497" calcext:value-type="float">
            <text:p>1092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02208" calcext:value-type="float">
            <text:p>0.7502208</text:p>
          </table:table-cell>
          <table:table-cell office:value-type="float" office:value="6.472249" calcext:value-type="float">
            <text:p>6.472249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07334" calcext:value-type="float">
            <text:p>-0.01007334</text:p>
          </table:table-cell>
          <table:table-cell office:value-type="float" office:value="0.001423446" calcext:value-type="float">
            <text:p>0.001423446</text:p>
          </table:table-cell>
          <table:table-cell office:value-type="float" office:value="0.0000000006537464" calcext:value-type="float">
            <text:p>6.537464E-10</text:p>
          </table:table-cell>
          <table:table-cell office:value-type="float" office:value="14.55981" calcext:value-type="float">
            <text:p>14.55981</text:p>
          </table:table-cell>
          <table:table-cell office:value-type="float" office:value="3.605391" calcext:value-type="float">
            <text:p>3.605391</text:p>
          </table:table-cell>
          <table:table-cell office:value-type="float" office:value="0.1900456" calcext:value-type="float">
            <text:p>0.1900456</text:p>
          </table:table-cell>
          <table:table-cell office:value-type="float" office:value="0.1561467" calcext:value-type="float">
            <text:p>0.1561467</text:p>
          </table:table-cell>
          <table:table-cell office:value-type="float" office:value="0.08857505" calcext:value-type="float">
            <text:p>0.08857505</text:p>
          </table:table-cell>
          <table:table-cell office:value-type="float" office:value="0.08664156" calcext:value-type="float">
            <text:p>0.08664156</text:p>
          </table:table-cell>
          <table:table-cell office:value-type="float" office:value="0.03755905" calcext:value-type="float">
            <text:p>0.03755905</text:p>
          </table:table-cell>
          <table:table-cell office:value-type="float" office:value="0.0313994" calcext:value-type="float">
            <text:p>0.0313994</text:p>
          </table:table-cell>
          <table:table-cell office:value-type="float" office:value="0.04250752" calcext:value-type="float">
            <text:p>0.04250752</text:p>
          </table:table-cell>
          <table:table-cell office:value-type="float" office:value="0.02916098" calcext:value-type="float">
            <text:p>0.02916098</text:p>
          </table:table-cell>
          <table:table-cell office:value-type="float" office:value="0.02338736" calcext:value-type="float">
            <text:p>0.02338736</text:p>
          </table:table-cell>
          <table:table-cell office:value-type="float" office:value="0.02111973" calcext:value-type="float">
            <text:p>0.02111973</text:p>
          </table:table-cell>
          <table:table-cell office:value-type="float" office:value="0.01974393" calcext:value-type="float">
            <text:p>0.01974393</text:p>
          </table:table-cell>
          <table:table-cell office:value-type="float" office:value="0.005529022" calcext:value-type="float">
            <text:p>0.005529022</text:p>
          </table:table-cell>
          <table:table-cell office:value-type="float" office:value="0.006151155" calcext:value-type="float">
            <text:p>0.006151155</text:p>
          </table:table-cell>
          <table:table-cell office:value-type="float" office:value="0" calcext:value-type="float">
            <text:p>0</text:p>
          </table:table-cell>
          <table:table-cell office:value-type="float" office:value="74.48323" calcext:value-type="float">
            <text:p>74.48323</text:p>
          </table:table-cell>
          <table:table-cell office:value-type="float" office:value="37.58924" calcext:value-type="float">
            <text:p>37.58924</text:p>
          </table:table-cell>
          <table:table-cell office:value-type="float" office:value="25.07077" calcext:value-type="float">
            <text:p>25.07077</text:p>
          </table:table-cell>
          <table:table-cell office:value-type="float" office:value="12.0134" calcext:value-type="float">
            <text:p>12.0134</text:p>
          </table:table-cell>
          <table:table-cell office:value-type="float" office:value="7.350192" calcext:value-type="float">
            <text:p>7.350192</text:p>
          </table:table-cell>
          <table:table-cell office:value-type="float" office:value="1.809089" calcext:value-type="float">
            <text:p>1.809089</text:p>
          </table:table-cell>
          <table:table-cell office:value-type="float" office:value="0.9581915" calcext:value-type="float">
            <text:p>0.9581915</text:p>
          </table:table-cell>
          <table:table-cell office:value-type="float" office:value="1.924721" calcext:value-type="float">
            <text:p>1.924721</text:p>
          </table:table-cell>
          <table:table-cell office:value-type="float" office:value="0.5987491" calcext:value-type="float">
            <text:p>0.5987491</text:p>
          </table:table-cell>
          <table:table-cell office:value-type="float" office:value="0.2774553" calcext:value-type="float">
            <text:p>0.2774553</text:p>
          </table:table-cell>
          <table:table-cell office:value-type="float" office:value="0.1367961" calcext:value-type="float">
            <text:p>0.1367961</text:p>
          </table:table-cell>
          <table:table-cell office:value-type="float" office:value="0.1417217" calcext:value-type="float">
            <text:p>0.1417217</text:p>
          </table:table-cell>
          <table:table-cell office:value-type="float" office:value="0.3400057" calcext:value-type="float">
            <text:p>0.3400057</text:p>
          </table:table-cell>
          <table:table-cell office:value-type="float" office:value="0.3627351" calcext:value-type="float">
            <text:p>0.3627351</text:p>
          </table:table-cell>
          <table:table-cell office:value-type="float" office:value="0" calcext:value-type="float">
            <text:p>0</text:p>
          </table:table-cell>
          <table:table-cell office:value-type="float" office:value="3958.03" calcext:value-type="float">
            <text:p>3958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26269" calcext:value-type="float">
            <text:p>-0.0012262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32.73063" calcext:value-type="float">
            <text:p>32.73063</text:p>
          </table:table-cell>
          <table:table-cell office:value-type="float" office:value="1092.498" calcext:value-type="float">
            <text:p>1092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72878" calcext:value-type="float">
            <text:p>0.7572878</text:p>
          </table:table-cell>
          <table:table-cell office:value-type="float" office:value="6.481123" calcext:value-type="float">
            <text:p>6.481123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08887" calcext:value-type="float">
            <text:p>-0.01008887</text:p>
          </table:table-cell>
          <table:table-cell office:value-type="float" office:value="0.001443514" calcext:value-type="float">
            <text:p>0.001443514</text:p>
          </table:table-cell>
          <table:table-cell office:value-type="float" office:value="0.0000000006537464" calcext:value-type="float">
            <text:p>6.537464E-10</text:p>
          </table:table-cell>
          <table:table-cell office:value-type="float" office:value="14.53837" calcext:value-type="float">
            <text:p>14.53837</text:p>
          </table:table-cell>
          <table:table-cell office:value-type="float" office:value="3.813343" calcext:value-type="float">
            <text:p>3.813343</text:p>
          </table:table-cell>
          <table:table-cell office:value-type="float" office:value="0.1873557" calcext:value-type="float">
            <text:p>0.1873557</text:p>
          </table:table-cell>
          <table:table-cell office:value-type="float" office:value="0.1569838" calcext:value-type="float">
            <text:p>0.1569838</text:p>
          </table:table-cell>
          <table:table-cell office:value-type="float" office:value="0.0884478" calcext:value-type="float">
            <text:p>0.0884478</text:p>
          </table:table-cell>
          <table:table-cell office:value-type="float" office:value="0.08642168" calcext:value-type="float">
            <text:p>0.08642168</text:p>
          </table:table-cell>
          <table:table-cell office:value-type="float" office:value="0.03751529" calcext:value-type="float">
            <text:p>0.03751529</text:p>
          </table:table-cell>
          <table:table-cell office:value-type="float" office:value="0.03144931" calcext:value-type="float">
            <text:p>0.03144931</text:p>
          </table:table-cell>
          <table:table-cell office:value-type="float" office:value="0.04254855" calcext:value-type="float">
            <text:p>0.04254855</text:p>
          </table:table-cell>
          <table:table-cell office:value-type="float" office:value="0.02919442" calcext:value-type="float">
            <text:p>0.02919442</text:p>
          </table:table-cell>
          <table:table-cell office:value-type="float" office:value="0.02340619" calcext:value-type="float">
            <text:p>0.02340619</text:p>
          </table:table-cell>
          <table:table-cell office:value-type="float" office:value="0.02113486" calcext:value-type="float">
            <text:p>0.02113486</text:p>
          </table:table-cell>
          <table:table-cell office:value-type="float" office:value="0.01976257" calcext:value-type="float">
            <text:p>0.01976257</text:p>
          </table:table-cell>
          <table:table-cell office:value-type="float" office:value="0.005528535" calcext:value-type="float">
            <text:p>0.005528535</text:p>
          </table:table-cell>
          <table:table-cell office:value-type="float" office:value="0.006150601" calcext:value-type="float">
            <text:p>0.006150601</text:p>
          </table:table-cell>
          <table:table-cell office:value-type="float" office:value="0" calcext:value-type="float">
            <text:p>0</text:p>
          </table:table-cell>
          <table:table-cell office:value-type="float" office:value="74.52586" calcext:value-type="float">
            <text:p>74.52586</text:p>
          </table:table-cell>
          <table:table-cell office:value-type="float" office:value="37.90331" calcext:value-type="float">
            <text:p>37.90331</text:p>
          </table:table-cell>
          <table:table-cell office:value-type="float" office:value="25.15546" calcext:value-type="float">
            <text:p>25.15546</text:p>
          </table:table-cell>
          <table:table-cell office:value-type="float" office:value="12.05838" calcext:value-type="float">
            <text:p>12.05838</text:p>
          </table:table-cell>
          <table:table-cell office:value-type="float" office:value="7.371665" calcext:value-type="float">
            <text:p>7.371665</text:p>
          </table:table-cell>
          <table:table-cell office:value-type="float" office:value="1.815397" calcext:value-type="float">
            <text:p>1.815397</text:p>
          </table:table-cell>
          <table:table-cell office:value-type="float" office:value="0.9639094" calcext:value-type="float">
            <text:p>0.9639094</text:p>
          </table:table-cell>
          <table:table-cell office:value-type="float" office:value="1.9251" calcext:value-type="float">
            <text:p>1.9251</text:p>
          </table:table-cell>
          <table:table-cell office:value-type="float" office:value="0.5994509" calcext:value-type="float">
            <text:p>0.5994509</text:p>
          </table:table-cell>
          <table:table-cell office:value-type="float" office:value="0.2778437" calcext:value-type="float">
            <text:p>0.2778437</text:p>
          </table:table-cell>
          <table:table-cell office:value-type="float" office:value="0.1371098" calcext:value-type="float">
            <text:p>0.1371098</text:p>
          </table:table-cell>
          <table:table-cell office:value-type="float" office:value="0.1420415" calcext:value-type="float">
            <text:p>0.1420415</text:p>
          </table:table-cell>
          <table:table-cell office:value-type="float" office:value="0.3396598" calcext:value-type="float">
            <text:p>0.3396598</text:p>
          </table:table-cell>
          <table:table-cell office:value-type="float" office:value="0.3627629" calcext:value-type="float">
            <text:p>0.3627629</text:p>
          </table:table-cell>
          <table:table-cell office:value-type="float" office:value="0" calcext:value-type="float">
            <text:p>0</text:p>
          </table:table-cell>
          <table:table-cell office:value-type="float" office:value="3991.986" calcext:value-type="float">
            <text:p>3991.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27265" calcext:value-type="float">
            <text:p>-0.0012272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32.708" calcext:value-type="float">
            <text:p>32.708</text:p>
          </table:table-cell>
          <table:table-cell office:value-type="float" office:value="1092.498" calcext:value-type="float">
            <text:p>1092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69813" calcext:value-type="float">
            <text:p>0.7669813</text:p>
          </table:table-cell>
          <table:table-cell office:value-type="float" office:value="6.492052" calcext:value-type="float">
            <text:p>6.492052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11157" calcext:value-type="float">
            <text:p>-0.01011157</text:p>
          </table:table-cell>
          <table:table-cell office:value-type="float" office:value="0.001462225" calcext:value-type="float">
            <text:p>0.001462225</text:p>
          </table:table-cell>
          <table:table-cell office:value-type="float" office:value="0.0000000006537464" calcext:value-type="float">
            <text:p>6.537464E-10</text:p>
          </table:table-cell>
          <table:table-cell office:value-type="float" office:value="14.51113" calcext:value-type="float">
            <text:p>14.51113</text:p>
          </table:table-cell>
          <table:table-cell office:value-type="float" office:value="4.110554" calcext:value-type="float">
            <text:p>4.110554</text:p>
          </table:table-cell>
          <table:table-cell office:value-type="float" office:value="0.1783696" calcext:value-type="float">
            <text:p>0.1783696</text:p>
          </table:table-cell>
          <table:table-cell office:value-type="float" office:value="0.1545422" calcext:value-type="float">
            <text:p>0.1545422</text:p>
          </table:table-cell>
          <table:table-cell office:value-type="float" office:value="0.08816143" calcext:value-type="float">
            <text:p>0.08816143</text:p>
          </table:table-cell>
          <table:table-cell office:value-type="float" office:value="0.08613756" calcext:value-type="float">
            <text:p>0.08613756</text:p>
          </table:table-cell>
          <table:table-cell office:value-type="float" office:value="0.03746069" calcext:value-type="float">
            <text:p>0.03746069</text:p>
          </table:table-cell>
          <table:table-cell office:value-type="float" office:value="0.03148771" calcext:value-type="float">
            <text:p>0.03148771</text:p>
          </table:table-cell>
          <table:table-cell office:value-type="float" office:value="0.04258807" calcext:value-type="float">
            <text:p>0.04258807</text:p>
          </table:table-cell>
          <table:table-cell office:value-type="float" office:value="0.02922735" calcext:value-type="float">
            <text:p>0.02922735</text:p>
          </table:table-cell>
          <table:table-cell office:value-type="float" office:value="0.0234247" calcext:value-type="float">
            <text:p>0.0234247</text:p>
          </table:table-cell>
          <table:table-cell office:value-type="float" office:value="0.02114985" calcext:value-type="float">
            <text:p>0.02114985</text:p>
          </table:table-cell>
          <table:table-cell office:value-type="float" office:value="0.01978115" calcext:value-type="float">
            <text:p>0.01978115</text:p>
          </table:table-cell>
          <table:table-cell office:value-type="float" office:value="0.005528519" calcext:value-type="float">
            <text:p>0.005528519</text:p>
          </table:table-cell>
          <table:table-cell office:value-type="float" office:value="0.00615191" calcext:value-type="float">
            <text:p>0.00615191</text:p>
          </table:table-cell>
          <table:table-cell office:value-type="float" office:value="0" calcext:value-type="float">
            <text:p>0</text:p>
          </table:table-cell>
          <table:table-cell office:value-type="float" office:value="73.85947" calcext:value-type="float">
            <text:p>73.85947</text:p>
          </table:table-cell>
          <table:table-cell office:value-type="float" office:value="38.3882" calcext:value-type="float">
            <text:p>38.3882</text:p>
          </table:table-cell>
          <table:table-cell office:value-type="float" office:value="25.18353" calcext:value-type="float">
            <text:p>25.18353</text:p>
          </table:table-cell>
          <table:table-cell office:value-type="float" office:value="12.13957" calcext:value-type="float">
            <text:p>12.13957</text:p>
          </table:table-cell>
          <table:table-cell office:value-type="float" office:value="7.398687" calcext:value-type="float">
            <text:p>7.398687</text:p>
          </table:table-cell>
          <table:table-cell office:value-type="float" office:value="1.821725" calcext:value-type="float">
            <text:p>1.821725</text:p>
          </table:table-cell>
          <table:table-cell office:value-type="float" office:value="0.9703318" calcext:value-type="float">
            <text:p>0.9703318</text:p>
          </table:table-cell>
          <table:table-cell office:value-type="float" office:value="1.92528" calcext:value-type="float">
            <text:p>1.92528</text:p>
          </table:table-cell>
          <table:table-cell office:value-type="float" office:value="0.600141" calcext:value-type="float">
            <text:p>0.600141</text:p>
          </table:table-cell>
          <table:table-cell office:value-type="float" office:value="0.2782253" calcext:value-type="float">
            <text:p>0.2782253</text:p>
          </table:table-cell>
          <table:table-cell office:value-type="float" office:value="0.1374202" calcext:value-type="float">
            <text:p>0.1374202</text:p>
          </table:table-cell>
          <table:table-cell office:value-type="float" office:value="0.1423568" calcext:value-type="float">
            <text:p>0.1423568</text:p>
          </table:table-cell>
          <table:table-cell office:value-type="float" office:value="0.3394589" calcext:value-type="float">
            <text:p>0.3394589</text:p>
          </table:table-cell>
          <table:table-cell office:value-type="float" office:value="0.3627881" calcext:value-type="float">
            <text:p>0.3627881</text:p>
          </table:table-cell>
          <table:table-cell office:value-type="float" office:value="0" calcext:value-type="float">
            <text:p>0</text:p>
          </table:table-cell>
          <table:table-cell office:value-type="float" office:value="4040.616" calcext:value-type="float">
            <text:p>4040.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28321" calcext:value-type="float">
            <text:p>-0.0012283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32.64355" calcext:value-type="float">
            <text:p>32.64355</text:p>
          </table:table-cell>
          <table:table-cell office:value-type="float" office:value="1092.506" calcext:value-type="float">
            <text:p>1092.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2592" calcext:value-type="float">
            <text:p>0.8002592</text:p>
          </table:table-cell>
          <table:table-cell office:value-type="float" office:value="6.514271" calcext:value-type="float">
            <text:p>6.514271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18179" calcext:value-type="float">
            <text:p>-0.01018179</text:p>
          </table:table-cell>
          <table:table-cell office:value-type="float" office:value="0.001473924" calcext:value-type="float">
            <text:p>0.001473924</text:p>
          </table:table-cell>
          <table:table-cell office:value-type="float" office:value="0.0000000006537464" calcext:value-type="float">
            <text:p>6.537464E-10</text:p>
          </table:table-cell>
          <table:table-cell office:value-type="float" office:value="14.44416" calcext:value-type="float">
            <text:p>14.44416</text:p>
          </table:table-cell>
          <table:table-cell office:value-type="float" office:value="4.896769" calcext:value-type="float">
            <text:p>4.896769</text:p>
          </table:table-cell>
          <table:table-cell office:value-type="float" office:value="0.1585771" calcext:value-type="float">
            <text:p>0.1585771</text:p>
          </table:table-cell>
          <table:table-cell office:value-type="float" office:value="0.1411906" calcext:value-type="float">
            <text:p>0.1411906</text:p>
          </table:table-cell>
          <table:table-cell office:value-type="float" office:value="0.08696212" calcext:value-type="float">
            <text:p>0.08696212</text:p>
          </table:table-cell>
          <table:table-cell office:value-type="float" office:value="0.08540213" calcext:value-type="float">
            <text:p>0.08540213</text:p>
          </table:table-cell>
          <table:table-cell office:value-type="float" office:value="0.03735844" calcext:value-type="float">
            <text:p>0.03735844</text:p>
          </table:table-cell>
          <table:table-cell office:value-type="float" office:value="0.03148937" calcext:value-type="float">
            <text:p>0.03148937</text:p>
          </table:table-cell>
          <table:table-cell office:value-type="float" office:value="0.04262432" calcext:value-type="float">
            <text:p>0.04262432</text:p>
          </table:table-cell>
          <table:table-cell office:value-type="float" office:value="0.02926002" calcext:value-type="float">
            <text:p>0.02926002</text:p>
          </table:table-cell>
          <table:table-cell office:value-type="float" office:value="0.02344227" calcext:value-type="float">
            <text:p>0.02344227</text:p>
          </table:table-cell>
          <table:table-cell office:value-type="float" office:value="0.02116469" calcext:value-type="float">
            <text:p>0.02116469</text:p>
          </table:table-cell>
          <table:table-cell office:value-type="float" office:value="0.01979965" calcext:value-type="float">
            <text:p>0.01979965</text:p>
          </table:table-cell>
          <table:table-cell office:value-type="float" office:value="0.005529432" calcext:value-type="float">
            <text:p>0.005529432</text:p>
          </table:table-cell>
          <table:table-cell office:value-type="float" office:value="0.006156913" calcext:value-type="float">
            <text:p>0.006156913</text:p>
          </table:table-cell>
          <table:table-cell office:value-type="float" office:value="0" calcext:value-type="float">
            <text:p>0</text:p>
          </table:table-cell>
          <table:table-cell office:value-type="float" office:value="72.23758" calcext:value-type="float">
            <text:p>72.23758</text:p>
          </table:table-cell>
          <table:table-cell office:value-type="float" office:value="39.24228" calcext:value-type="float">
            <text:p>39.24228</text:p>
          </table:table-cell>
          <table:table-cell office:value-type="float" office:value="25.1545" calcext:value-type="float">
            <text:p>25.1545</text:p>
          </table:table-cell>
          <table:table-cell office:value-type="float" office:value="12.21027" calcext:value-type="float">
            <text:p>12.21027</text:p>
          </table:table-cell>
          <table:table-cell office:value-type="float" office:value="7.512297" calcext:value-type="float">
            <text:p>7.512297</text:p>
          </table:table-cell>
          <table:table-cell office:value-type="float" office:value="1.829196" calcext:value-type="float">
            <text:p>1.829196</text:p>
          </table:table-cell>
          <table:table-cell office:value-type="float" office:value="0.9770652" calcext:value-type="float">
            <text:p>0.9770652</text:p>
          </table:table-cell>
          <table:table-cell office:value-type="float" office:value="1.925401" calcext:value-type="float">
            <text:p>1.925401</text:p>
          </table:table-cell>
          <table:table-cell office:value-type="float" office:value="0.6008098" calcext:value-type="float">
            <text:p>0.6008098</text:p>
          </table:table-cell>
          <table:table-cell office:value-type="float" office:value="0.2785651" calcext:value-type="float">
            <text:p>0.2785651</text:p>
          </table:table-cell>
          <table:table-cell office:value-type="float" office:value="0.1377266" calcext:value-type="float">
            <text:p>0.1377266</text:p>
          </table:table-cell>
          <table:table-cell office:value-type="float" office:value="0.1426797" calcext:value-type="float">
            <text:p>0.1426797</text:p>
          </table:table-cell>
          <table:table-cell office:value-type="float" office:value="0.3395326" calcext:value-type="float">
            <text:p>0.3395326</text:p>
          </table:table-cell>
          <table:table-cell office:value-type="float" office:value="0.3628035" calcext:value-type="float">
            <text:p>0.3628035</text:p>
          </table:table-cell>
          <table:table-cell office:value-type="float" office:value="0" calcext:value-type="float">
            <text:p>0</text:p>
          </table:table-cell>
          <table:table-cell office:value-type="float" office:value="4223.476" calcext:value-type="float">
            <text:p>4223.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30138" calcext:value-type="float">
            <text:p>-0.0012301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32.62817" calcext:value-type="float">
            <text:p>32.62817</text:p>
          </table:table-cell>
          <table:table-cell office:value-type="float" office:value="1092.505" calcext:value-type="float">
            <text:p>1092.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4745" calcext:value-type="float">
            <text:p>0.8024745</text:p>
          </table:table-cell>
          <table:table-cell office:value-type="float" office:value="6.526453" calcext:value-type="float">
            <text:p>6.526453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19331" calcext:value-type="float">
            <text:p>-0.01019331</text:p>
          </table:table-cell>
          <table:table-cell office:value-type="float" office:value="0.001490411" calcext:value-type="float">
            <text:p>0.001490411</text:p>
          </table:table-cell>
          <table:table-cell office:value-type="float" office:value="0.0000000006537464" calcext:value-type="float">
            <text:p>6.537464E-10</text:p>
          </table:table-cell>
          <table:table-cell office:value-type="float" office:value="14.44008" calcext:value-type="float">
            <text:p>14.44008</text:p>
          </table:table-cell>
          <table:table-cell office:value-type="float" office:value="5.002405" calcext:value-type="float">
            <text:p>5.002405</text:p>
          </table:table-cell>
          <table:table-cell office:value-type="float" office:value="0.1634226" calcext:value-type="float">
            <text:p>0.1634226</text:p>
          </table:table-cell>
          <table:table-cell office:value-type="float" office:value="0.1425177" calcext:value-type="float">
            <text:p>0.1425177</text:p>
          </table:table-cell>
          <table:table-cell office:value-type="float" office:value="0.08668766" calcext:value-type="float">
            <text:p>0.08668766</text:p>
          </table:table-cell>
          <table:table-cell office:value-type="float" office:value="0.08535465" calcext:value-type="float">
            <text:p>0.08535465</text:p>
          </table:table-cell>
          <table:table-cell office:value-type="float" office:value="0.03728814" calcext:value-type="float">
            <text:p>0.03728814</text:p>
          </table:table-cell>
          <table:table-cell office:value-type="float" office:value="0.03147713" calcext:value-type="float">
            <text:p>0.03147713</text:p>
          </table:table-cell>
          <table:table-cell office:value-type="float" office:value="0.04265426" calcext:value-type="float">
            <text:p>0.04265426</text:p>
          </table:table-cell>
          <table:table-cell office:value-type="float" office:value="0.02929154" calcext:value-type="float">
            <text:p>0.02929154</text:p>
          </table:table-cell>
          <table:table-cell office:value-type="float" office:value="0.02345961" calcext:value-type="float">
            <text:p>0.02345961</text:p>
          </table:table-cell>
          <table:table-cell office:value-type="float" office:value="0.02117934" calcext:value-type="float">
            <text:p>0.02117934</text:p>
          </table:table-cell>
          <table:table-cell office:value-type="float" office:value="0.0198181" calcext:value-type="float">
            <text:p>0.0198181</text:p>
          </table:table-cell>
          <table:table-cell office:value-type="float" office:value="0.005528986" calcext:value-type="float">
            <text:p>0.005528986</text:p>
          </table:table-cell>
          <table:table-cell office:value-type="float" office:value="0.006156547" calcext:value-type="float">
            <text:p>0.006156547</text:p>
          </table:table-cell>
          <table:table-cell office:value-type="float" office:value="0" calcext:value-type="float">
            <text:p>0</text:p>
          </table:table-cell>
          <table:table-cell office:value-type="float" office:value="72.86127" calcext:value-type="float">
            <text:p>72.86127</text:p>
          </table:table-cell>
          <table:table-cell office:value-type="float" office:value="39.29755" calcext:value-type="float">
            <text:p>39.29755</text:p>
          </table:table-cell>
          <table:table-cell office:value-type="float" office:value="25.1174" calcext:value-type="float">
            <text:p>25.1174</text:p>
          </table:table-cell>
          <table:table-cell office:value-type="float" office:value="12.09617" calcext:value-type="float">
            <text:p>12.09617</text:p>
          </table:table-cell>
          <table:table-cell office:value-type="float" office:value="7.773948" calcext:value-type="float">
            <text:p>7.773948</text:p>
          </table:table-cell>
          <table:table-cell office:value-type="float" office:value="1.840607" calcext:value-type="float">
            <text:p>1.840607</text:p>
          </table:table-cell>
          <table:table-cell office:value-type="float" office:value="0.9829661" calcext:value-type="float">
            <text:p>0.9829661</text:p>
          </table:table-cell>
          <table:table-cell office:value-type="float" office:value="1.925653" calcext:value-type="float">
            <text:p>1.925653</text:p>
          </table:table-cell>
          <table:table-cell office:value-type="float" office:value="0.601466" calcext:value-type="float">
            <text:p>0.601466</text:p>
          </table:table-cell>
          <table:table-cell office:value-type="float" office:value="0.2789066" calcext:value-type="float">
            <text:p>0.2789066</text:p>
          </table:table-cell>
          <table:table-cell office:value-type="float" office:value="0.1380294" calcext:value-type="float">
            <text:p>0.1380294</text:p>
          </table:table-cell>
          <table:table-cell office:value-type="float" office:value="0.1430097" calcext:value-type="float">
            <text:p>0.1430097</text:p>
          </table:table-cell>
          <table:table-cell office:value-type="float" office:value="0.3392105" calcext:value-type="float">
            <text:p>0.3392105</text:p>
          </table:table-cell>
          <table:table-cell office:value-type="float" office:value="0.3628112" calcext:value-type="float">
            <text:p>0.3628112</text:p>
          </table:table-cell>
          <table:table-cell office:value-type="float" office:value="0" calcext:value-type="float">
            <text:p>0</text:p>
          </table:table-cell>
          <table:table-cell office:value-type="float" office:value="4231.013" calcext:value-type="float">
            <text:p>4231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3129" calcext:value-type="float">
            <text:p>-0.001231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32.59258" calcext:value-type="float">
            <text:p>32.59258</text:p>
          </table:table-cell>
          <table:table-cell office:value-type="float" office:value="1092.508" calcext:value-type="float">
            <text:p>1092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05497" calcext:value-type="float">
            <text:p>0.8105497</text:p>
          </table:table-cell>
          <table:table-cell office:value-type="float" office:value="6.549793" calcext:value-type="float">
            <text:p>6.549793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28779" calcext:value-type="float">
            <text:p>-0.01028779</text:p>
          </table:table-cell>
          <table:table-cell office:value-type="float" office:value="0.001506733" calcext:value-type="float">
            <text:p>0.001506733</text:p>
          </table:table-cell>
          <table:table-cell office:value-type="float" office:value="0.0000000009128789" calcext:value-type="float">
            <text:p>9.128789E-10</text:p>
          </table:table-cell>
          <table:table-cell office:value-type="float" office:value="14.42684" calcext:value-type="float">
            <text:p>14.42684</text:p>
          </table:table-cell>
          <table:table-cell office:value-type="float" office:value="5.077093" calcext:value-type="float">
            <text:p>5.077093</text:p>
          </table:table-cell>
          <table:table-cell office:value-type="float" office:value="0.1471382" calcext:value-type="float">
            <text:p>0.1471382</text:p>
          </table:table-cell>
          <table:table-cell office:value-type="float" office:value="0.1310341" calcext:value-type="float">
            <text:p>0.1310341</text:p>
          </table:table-cell>
          <table:table-cell office:value-type="float" office:value="0.08467726" calcext:value-type="float">
            <text:p>0.08467726</text:p>
          </table:table-cell>
          <table:table-cell office:value-type="float" office:value="0.08496854" calcext:value-type="float">
            <text:p>0.08496854</text:p>
          </table:table-cell>
          <table:table-cell office:value-type="float" office:value="0.03722791" calcext:value-type="float">
            <text:p>0.03722791</text:p>
          </table:table-cell>
          <table:table-cell office:value-type="float" office:value="0.03146009" calcext:value-type="float">
            <text:p>0.03146009</text:p>
          </table:table-cell>
          <table:table-cell office:value-type="float" office:value="0.04268431" calcext:value-type="float">
            <text:p>0.04268431</text:p>
          </table:table-cell>
          <table:table-cell office:value-type="float" office:value="0.02932209" calcext:value-type="float">
            <text:p>0.02932209</text:p>
          </table:table-cell>
          <table:table-cell office:value-type="float" office:value="0.02347669" calcext:value-type="float">
            <text:p>0.02347669</text:p>
          </table:table-cell>
          <table:table-cell office:value-type="float" office:value="0.02119385" calcext:value-type="float">
            <text:p>0.02119385</text:p>
          </table:table-cell>
          <table:table-cell office:value-type="float" office:value="0.01983645" calcext:value-type="float">
            <text:p>0.01983645</text:p>
          </table:table-cell>
          <table:table-cell office:value-type="float" office:value="0.005529181" calcext:value-type="float">
            <text:p>0.005529181</text:p>
          </table:table-cell>
          <table:table-cell office:value-type="float" office:value="0.006158693" calcext:value-type="float">
            <text:p>0.006158693</text:p>
          </table:table-cell>
          <table:table-cell office:value-type="float" office:value="0" calcext:value-type="float">
            <text:p>0</text:p>
          </table:table-cell>
          <table:table-cell office:value-type="float" office:value="71.25532" calcext:value-type="float">
            <text:p>71.25532</text:p>
          </table:table-cell>
          <table:table-cell office:value-type="float" office:value="39.44015" calcext:value-type="float">
            <text:p>39.44015</text:p>
          </table:table-cell>
          <table:table-cell office:value-type="float" office:value="25.16709" calcext:value-type="float">
            <text:p>25.16709</text:p>
          </table:table-cell>
          <table:table-cell office:value-type="float" office:value="12.0579" calcext:value-type="float">
            <text:p>12.0579</text:p>
          </table:table-cell>
          <table:table-cell office:value-type="float" office:value="7.885336" calcext:value-type="float">
            <text:p>7.885336</text:p>
          </table:table-cell>
          <table:table-cell office:value-type="float" office:value="1.856554" calcext:value-type="float">
            <text:p>1.856554</text:p>
          </table:table-cell>
          <table:table-cell office:value-type="float" office:value="0.9874342" calcext:value-type="float">
            <text:p>0.9874342</text:p>
          </table:table-cell>
          <table:table-cell office:value-type="float" office:value="1.926234" calcext:value-type="float">
            <text:p>1.926234</text:p>
          </table:table-cell>
          <table:table-cell office:value-type="float" office:value="0.6021123" calcext:value-type="float">
            <text:p>0.6021123</text:p>
          </table:table-cell>
          <table:table-cell office:value-type="float" office:value="0.2792496" calcext:value-type="float">
            <text:p>0.2792496</text:p>
          </table:table-cell>
          <table:table-cell office:value-type="float" office:value="0.1383288" calcext:value-type="float">
            <text:p>0.1383288</text:p>
          </table:table-cell>
          <table:table-cell office:value-type="float" office:value="0.1433322" calcext:value-type="float">
            <text:p>0.1433322</text:p>
          </table:table-cell>
          <table:table-cell office:value-type="float" office:value="0.3390773" calcext:value-type="float">
            <text:p>0.3390773</text:p>
          </table:table-cell>
          <table:table-cell office:value-type="float" office:value="0.3628219" calcext:value-type="float">
            <text:p>0.3628219</text:p>
          </table:table-cell>
          <table:table-cell office:value-type="float" office:value="0" calcext:value-type="float">
            <text:p>0</text:p>
          </table:table-cell>
          <table:table-cell office:value-type="float" office:value="4291.791" calcext:value-type="float">
            <text:p>4291.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36016" calcext:value-type="float">
            <text:p>-0.0012360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32.49078" calcext:value-type="float">
            <text:p>32.49078</text:p>
          </table:table-cell>
          <table:table-cell office:value-type="float" office:value="1092.519" calcext:value-type="float">
            <text:p>1092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32999" calcext:value-type="float">
            <text:p>0.8532999</text:p>
          </table:table-cell>
          <table:table-cell office:value-type="float" office:value="6.595516" calcext:value-type="float">
            <text:p>6.595516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51018" calcext:value-type="float">
            <text:p>-0.01051018</text:p>
          </table:table-cell>
          <table:table-cell office:value-type="float" office:value="0.001513846" calcext:value-type="float">
            <text:p>0.001513846</text:p>
          </table:table-cell>
          <table:table-cell office:value-type="float" office:value="0.0000000009128789" calcext:value-type="float">
            <text:p>9.128789E-10</text:p>
          </table:table-cell>
          <table:table-cell office:value-type="float" office:value="14.37156" calcext:value-type="float">
            <text:p>14.37156</text:p>
          </table:table-cell>
          <table:table-cell office:value-type="float" office:value="6.253872" calcext:value-type="float">
            <text:p>6.253872</text:p>
          </table:table-cell>
          <table:table-cell office:value-type="float" office:value="0.1348038" calcext:value-type="float">
            <text:p>0.1348038</text:p>
          </table:table-cell>
          <table:table-cell office:value-type="float" office:value="0.11633" calcext:value-type="float">
            <text:p>0.11633</text:p>
          </table:table-cell>
          <table:table-cell office:value-type="float" office:value="0.0766981" calcext:value-type="float">
            <text:p>0.0766981</text:p>
          </table:table-cell>
          <table:table-cell office:value-type="float" office:value="0.08110713" calcext:value-type="float">
            <text:p>0.08110713</text:p>
          </table:table-cell>
          <table:table-cell office:value-type="float" office:value="0.03715192" calcext:value-type="float">
            <text:p>0.03715192</text:p>
          </table:table-cell>
          <table:table-cell office:value-type="float" office:value="0.03137439" calcext:value-type="float">
            <text:p>0.03137439</text:p>
          </table:table-cell>
          <table:table-cell office:value-type="float" office:value="0.04270968" calcext:value-type="float">
            <text:p>0.04270968</text:p>
          </table:table-cell>
          <table:table-cell office:value-type="float" office:value="0.02935161" calcext:value-type="float">
            <text:p>0.02935161</text:p>
          </table:table-cell>
          <table:table-cell office:value-type="float" office:value="0.02349356" calcext:value-type="float">
            <text:p>0.02349356</text:p>
          </table:table-cell>
          <table:table-cell office:value-type="float" office:value="0.02120822" calcext:value-type="float">
            <text:p>0.02120822</text:p>
          </table:table-cell>
          <table:table-cell office:value-type="float" office:value="0.01985477" calcext:value-type="float">
            <text:p>0.01985477</text:p>
          </table:table-cell>
          <table:table-cell office:value-type="float" office:value="0.005529725" calcext:value-type="float">
            <text:p>0.005529725</text:p>
          </table:table-cell>
          <table:table-cell office:value-type="float" office:value="0.006162221" calcext:value-type="float">
            <text:p>0.006162221</text:p>
          </table:table-cell>
          <table:table-cell office:value-type="float" office:value="0" calcext:value-type="float">
            <text:p>0</text:p>
          </table:table-cell>
          <table:table-cell office:value-type="float" office:value="70.80099" calcext:value-type="float">
            <text:p>70.80099</text:p>
          </table:table-cell>
          <table:table-cell office:value-type="float" office:value="40.47725" calcext:value-type="float">
            <text:p>40.47725</text:p>
          </table:table-cell>
          <table:table-cell office:value-type="float" office:value="25.43295" calcext:value-type="float">
            <text:p>25.43295</text:p>
          </table:table-cell>
          <table:table-cell office:value-type="float" office:value="12.20518" calcext:value-type="float">
            <text:p>12.20518</text:p>
          </table:table-cell>
          <table:table-cell office:value-type="float" office:value="7.676325" calcext:value-type="float">
            <text:p>7.676325</text:p>
          </table:table-cell>
          <table:table-cell office:value-type="float" office:value="1.887583" calcext:value-type="float">
            <text:p>1.887583</text:p>
          </table:table-cell>
          <table:table-cell office:value-type="float" office:value="0.9886513" calcext:value-type="float">
            <text:p>0.9886513</text:p>
          </table:table-cell>
          <table:table-cell office:value-type="float" office:value="1.927431" calcext:value-type="float">
            <text:p>1.927431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0.2795938" calcext:value-type="float">
            <text:p>0.2795938</text:p>
          </table:table-cell>
          <table:table-cell office:value-type="float" office:value="0.1386256" calcext:value-type="float">
            <text:p>0.1386256</text:p>
          </table:table-cell>
          <table:table-cell office:value-type="float" office:value="0.1436581" calcext:value-type="float">
            <text:p>0.1436581</text:p>
          </table:table-cell>
          <table:table-cell office:value-type="float" office:value="0.3390442" calcext:value-type="float">
            <text:p>0.3390442</text:p>
          </table:table-cell>
          <table:table-cell office:value-type="float" office:value="0.3628296" calcext:value-type="float">
            <text:p>0.3628296</text:p>
          </table:table-cell>
          <table:table-cell office:value-type="float" office:value="0" calcext:value-type="float">
            <text:p>0</text:p>
          </table:table-cell>
          <table:table-cell office:value-type="float" office:value="4516.175" calcext:value-type="float">
            <text:p>4516.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48445" calcext:value-type="float">
            <text:p>-0.0012484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32.36233" calcext:value-type="float">
            <text:p>32.36233</text:p>
          </table:table-cell>
          <table:table-cell office:value-type="float" office:value="1092.532" calcext:value-type="float">
            <text:p>1092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95532" calcext:value-type="float">
            <text:p>0.8995532</text:p>
          </table:table-cell>
          <table:table-cell office:value-type="float" office:value="6.662647" calcext:value-type="float">
            <text:p>6.662647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5" calcext:value-type="float">
            <text:p>6.245455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6792" calcext:value-type="float">
            <text:p>-0.0106792</text:p>
          </table:table-cell>
          <table:table-cell office:value-type="float" office:value="0.001514562" calcext:value-type="float">
            <text:p>0.001514562</text:p>
          </table:table-cell>
          <table:table-cell office:value-type="float" office:value="0.0000000009128789" calcext:value-type="float">
            <text:p>9.128789E-10</text:p>
          </table:table-cell>
          <table:table-cell office:value-type="float" office:value="14.33629" calcext:value-type="float">
            <text:p>14.33629</text:p>
          </table:table-cell>
          <table:table-cell office:value-type="float" office:value="7.696828" calcext:value-type="float">
            <text:p>7.696828</text:p>
          </table:table-cell>
          <table:table-cell office:value-type="float" office:value="0.1331304" calcext:value-type="float">
            <text:p>0.1331304</text:p>
          </table:table-cell>
          <table:table-cell office:value-type="float" office:value="0.1100285" calcext:value-type="float">
            <text:p>0.1100285</text:p>
          </table:table-cell>
          <table:table-cell office:value-type="float" office:value="0.06880414" calcext:value-type="float">
            <text:p>0.06880414</text:p>
          </table:table-cell>
          <table:table-cell office:value-type="float" office:value="0.07276611" calcext:value-type="float">
            <text:p>0.07276611</text:p>
          </table:table-cell>
          <table:table-cell office:value-type="float" office:value="0.03585613" calcext:value-type="float">
            <text:p>0.03585613</text:p>
          </table:table-cell>
          <table:table-cell office:value-type="float" office:value="0.03091707" calcext:value-type="float">
            <text:p>0.03091707</text:p>
          </table:table-cell>
          <table:table-cell office:value-type="float" office:value="0.04273374" calcext:value-type="float">
            <text:p>0.04273374</text:p>
          </table:table-cell>
          <table:table-cell office:value-type="float" office:value="0.02937859" calcext:value-type="float">
            <text:p>0.02937859</text:p>
          </table:table-cell>
          <table:table-cell office:value-type="float" office:value="0.02351011" calcext:value-type="float">
            <text:p>0.02351011</text:p>
          </table:table-cell>
          <table:table-cell office:value-type="float" office:value="0.0212225" calcext:value-type="float">
            <text:p>0.0212225</text:p>
          </table:table-cell>
          <table:table-cell office:value-type="float" office:value="0.019873" calcext:value-type="float">
            <text:p>0.019873</text:p>
          </table:table-cell>
          <table:table-cell office:value-type="float" office:value="0.005529611" calcext:value-type="float">
            <text:p>0.005529611</text:p>
          </table:table-cell>
          <table:table-cell office:value-type="float" office:value="0.006163185" calcext:value-type="float">
            <text:p>0.006163185</text:p>
          </table:table-cell>
          <table:table-cell office:value-type="float" office:value="0" calcext:value-type="float">
            <text:p>0</text:p>
          </table:table-cell>
          <table:table-cell office:value-type="float" office:value="69.30705" calcext:value-type="float">
            <text:p>69.30705</text:p>
          </table:table-cell>
          <table:table-cell office:value-type="float" office:value="41.96725" calcext:value-type="float">
            <text:p>41.96725</text:p>
          </table:table-cell>
          <table:table-cell office:value-type="float" office:value="25.89801" calcext:value-type="float">
            <text:p>25.89801</text:p>
          </table:table-cell>
          <table:table-cell office:value-type="float" office:value="12.37352" calcext:value-type="float">
            <text:p>12.37352</text:p>
          </table:table-cell>
          <table:table-cell office:value-type="float" office:value="7.579042" calcext:value-type="float">
            <text:p>7.579042</text:p>
          </table:table-cell>
          <table:table-cell office:value-type="float" office:value="1.909643" calcext:value-type="float">
            <text:p>1.909643</text:p>
          </table:table-cell>
          <table:table-cell office:value-type="float" office:value="0.977947" calcext:value-type="float">
            <text:p>0.977947</text:p>
          </table:table-cell>
          <table:table-cell office:value-type="float" office:value="1.931727" calcext:value-type="float">
            <text:p>1.931727</text:p>
          </table:table-cell>
          <table:table-cell office:value-type="float" office:value="0.6033896" calcext:value-type="float">
            <text:p>0.6033896</text:p>
          </table:table-cell>
          <table:table-cell office:value-type="float" office:value="0.2799385" calcext:value-type="float">
            <text:p>0.2799385</text:p>
          </table:table-cell>
          <table:table-cell office:value-type="float" office:value="0.1389201" calcext:value-type="float">
            <text:p>0.1389201</text:p>
          </table:table-cell>
          <table:table-cell office:value-type="float" office:value="0.1439896" calcext:value-type="float">
            <text:p>0.1439896</text:p>
          </table:table-cell>
          <table:table-cell office:value-type="float" office:value="0.3388188" calcext:value-type="float">
            <text:p>0.3388188</text:p>
          </table:table-cell>
          <table:table-cell office:value-type="float" office:value="0.3628342" calcext:value-type="float">
            <text:p>0.3628342</text:p>
          </table:table-cell>
          <table:table-cell office:value-type="float" office:value="0" calcext:value-type="float">
            <text:p>0</text:p>
          </table:table-cell>
          <table:table-cell office:value-type="float" office:value="4743.913" calcext:value-type="float">
            <text:p>4743.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65314" calcext:value-type="float">
            <text:p>-0.0012653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32.22964" calcext:value-type="float">
            <text:p>32.22964</text:p>
          </table:table-cell>
          <table:table-cell office:value-type="float" office:value="1092.54" calcext:value-type="float">
            <text:p>1092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70377" calcext:value-type="float">
            <text:p>0.9270377</text:p>
          </table:table-cell>
          <table:table-cell office:value-type="float" office:value="6.755555" calcext:value-type="float">
            <text:p>6.755555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6" calcext:value-type="float">
            <text:p>6.245456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086428" calcext:value-type="float">
            <text:p>-0.01086428</text:p>
          </table:table-cell>
          <table:table-cell office:value-type="float" office:value="0.001515078" calcext:value-type="float">
            <text:p>0.001515078</text:p>
          </table:table-cell>
          <table:table-cell office:value-type="float" office:value="0.0000000009128789" calcext:value-type="float">
            <text:p>9.128789E-10</text:p>
          </table:table-cell>
          <table:table-cell office:value-type="float" office:value="14.37392" calcext:value-type="float">
            <text:p>14.37392</text:p>
          </table:table-cell>
          <table:table-cell office:value-type="float" office:value="8.833023" calcext:value-type="float">
            <text:p>8.833023</text:p>
          </table:table-cell>
          <table:table-cell office:value-type="float" office:value="0.1410646" calcext:value-type="float">
            <text:p>0.1410646</text:p>
          </table:table-cell>
          <table:table-cell office:value-type="float" office:value="0.1153265" calcext:value-type="float">
            <text:p>0.1153265</text:p>
          </table:table-cell>
          <table:table-cell office:value-type="float" office:value="0.06226834" calcext:value-type="float">
            <text:p>0.06226834</text:p>
          </table:table-cell>
          <table:table-cell office:value-type="float" office:value="0.06514875" calcext:value-type="float">
            <text:p>0.06514875</text:p>
          </table:table-cell>
          <table:table-cell office:value-type="float" office:value="0.0325715" calcext:value-type="float">
            <text:p>0.0325715</text:p>
          </table:table-cell>
          <table:table-cell office:value-type="float" office:value="0.029448" calcext:value-type="float">
            <text:p>0.029448</text:p>
          </table:table-cell>
          <table:table-cell office:value-type="float" office:value="0.04249085" calcext:value-type="float">
            <text:p>0.04249085</text:p>
          </table:table-cell>
          <table:table-cell office:value-type="float" office:value="0.02938391" calcext:value-type="float">
            <text:p>0.02938391</text:p>
          </table:table-cell>
          <table:table-cell office:value-type="float" office:value="0.02352548" calcext:value-type="float">
            <text:p>0.02352548</text:p>
          </table:table-cell>
          <table:table-cell office:value-type="float" office:value="0.02123661" calcext:value-type="float">
            <text:p>0.02123661</text:p>
          </table:table-cell>
          <table:table-cell office:value-type="float" office:value="0.01989111" calcext:value-type="float">
            <text:p>0.01989111</text:p>
          </table:table-cell>
          <table:table-cell office:value-type="float" office:value="0.005529145" calcext:value-type="float">
            <text:p>0.005529145</text:p>
          </table:table-cell>
          <table:table-cell office:value-type="float" office:value="0.00616268" calcext:value-type="float">
            <text:p>0.00616268</text:p>
          </table:table-cell>
          <table:table-cell office:value-type="float" office:value="0" calcext:value-type="float">
            <text:p>0</text:p>
          </table:table-cell>
          <table:table-cell office:value-type="float" office:value="67.33551" calcext:value-type="float">
            <text:p>67.33551</text:p>
          </table:table-cell>
          <table:table-cell office:value-type="float" office:value="43.68041" calcext:value-type="float">
            <text:p>43.68041</text:p>
          </table:table-cell>
          <table:table-cell office:value-type="float" office:value="26.59381" calcext:value-type="float">
            <text:p>26.59381</text:p>
          </table:table-cell>
          <table:table-cell office:value-type="float" office:value="12.55863" calcext:value-type="float">
            <text:p>12.55863</text:p>
          </table:table-cell>
          <table:table-cell office:value-type="float" office:value="7.646935" calcext:value-type="float">
            <text:p>7.646935</text:p>
          </table:table-cell>
          <table:table-cell office:value-type="float" office:value="1.93315" calcext:value-type="float">
            <text:p>1.93315</text:p>
          </table:table-cell>
          <table:table-cell office:value-type="float" office:value="0.9725016" calcext:value-type="float">
            <text:p>0.9725016</text:p>
          </table:table-cell>
          <table:table-cell office:value-type="float" office:value="1.936933" calcext:value-type="float">
            <text:p>1.936933</text:p>
          </table:table-cell>
          <table:table-cell office:value-type="float" office:value="0.6041533" calcext:value-type="float">
            <text:p>0.6041533</text:p>
          </table:table-cell>
          <table:table-cell office:value-type="float" office:value="0.2802886" calcext:value-type="float">
            <text:p>0.2802886</text:p>
          </table:table-cell>
          <table:table-cell office:value-type="float" office:value="0.139213" calcext:value-type="float">
            <text:p>0.139213</text:p>
          </table:table-cell>
          <table:table-cell office:value-type="float" office:value="0.1443104" calcext:value-type="float">
            <text:p>0.1443104</text:p>
          </table:table-cell>
          <table:table-cell office:value-type="float" office:value="0.338496" calcext:value-type="float">
            <text:p>0.338496</text:p>
          </table:table-cell>
          <table:table-cell office:value-type="float" office:value="0.3628371" calcext:value-type="float">
            <text:p>0.3628371</text:p>
          </table:table-cell>
          <table:table-cell office:value-type="float" office:value="0" calcext:value-type="float">
            <text:p>0</text:p>
          </table:table-cell>
          <table:table-cell office:value-type="float" office:value="4860.437" calcext:value-type="float">
            <text:p>4860.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91245" calcext:value-type="float">
            <text:p>-0.0012912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32.12922" calcext:value-type="float">
            <text:p>32.12922</text:p>
          </table:table-cell>
          <table:table-cell office:value-type="float" office:value="1092.545" calcext:value-type="float">
            <text:p>1092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72473" calcext:value-type="float">
            <text:p>0.9372473</text:p>
          </table:table-cell>
          <table:table-cell office:value-type="float" office:value="6.837859" calcext:value-type="float">
            <text:p>6.837859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7" calcext:value-type="float">
            <text:p>6.245457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100836" calcext:value-type="float">
            <text:p>-0.01100836</text:p>
          </table:table-cell>
          <table:table-cell office:value-type="float" office:value="0.001517251" calcext:value-type="float">
            <text:p>0.001517251</text:p>
          </table:table-cell>
          <table:table-cell office:value-type="float" office:value="0.0000000009128789" calcext:value-type="float">
            <text:p>9.128789E-10</text:p>
          </table:table-cell>
          <table:table-cell office:value-type="float" office:value="14.42707" calcext:value-type="float">
            <text:p>14.42707</text:p>
          </table:table-cell>
          <table:table-cell office:value-type="float" office:value="9.269773" calcext:value-type="float">
            <text:p>9.269773</text:p>
          </table:table-cell>
          <table:table-cell office:value-type="float" office:value="0.1264495" calcext:value-type="float">
            <text:p>0.1264495</text:p>
          </table:table-cell>
          <table:table-cell office:value-type="float" office:value="0.1040489" calcext:value-type="float">
            <text:p>0.1040489</text:p>
          </table:table-cell>
          <table:table-cell office:value-type="float" office:value="0.05832479" calcext:value-type="float">
            <text:p>0.05832479</text:p>
          </table:table-cell>
          <table:table-cell office:value-type="float" office:value="0.06084684" calcext:value-type="float">
            <text:p>0.06084684</text:p>
          </table:table-cell>
          <table:table-cell office:value-type="float" office:value="0.03004383" calcext:value-type="float">
            <text:p>0.03004383</text:p>
          </table:table-cell>
          <table:table-cell office:value-type="float" office:value="0.02778592" calcext:value-type="float">
            <text:p>0.02778592</text:p>
          </table:table-cell>
          <table:table-cell office:value-type="float" office:value="0.0418609" calcext:value-type="float">
            <text:p>0.0418609</text:p>
          </table:table-cell>
          <table:table-cell office:value-type="float" office:value="0.02933077" calcext:value-type="float">
            <text:p>0.02933077</text:p>
          </table:table-cell>
          <table:table-cell office:value-type="float" office:value="0.02353619" calcext:value-type="float">
            <text:p>0.02353619</text:p>
          </table:table-cell>
          <table:table-cell office:value-type="float" office:value="0.02125037" calcext:value-type="float">
            <text:p>0.02125037</text:p>
          </table:table-cell>
          <table:table-cell office:value-type="float" office:value="0.01990913" calcext:value-type="float">
            <text:p>0.01990913</text:p>
          </table:table-cell>
          <table:table-cell office:value-type="float" office:value="0.005528695" calcext:value-type="float">
            <text:p>0.005528695</text:p>
          </table:table-cell>
          <table:table-cell office:value-type="float" office:value="0.006162181" calcext:value-type="float">
            <text:p>0.006162181</text:p>
          </table:table-cell>
          <table:table-cell office:value-type="float" office:value="0" calcext:value-type="float">
            <text:p>0</text:p>
          </table:table-cell>
          <table:table-cell office:value-type="float" office:value="66.33961" calcext:value-type="float">
            <text:p>66.33961</text:p>
          </table:table-cell>
          <table:table-cell office:value-type="float" office:value="44.7658" calcext:value-type="float">
            <text:p>44.7658</text:p>
          </table:table-cell>
          <table:table-cell office:value-type="float" office:value="27.21159" calcext:value-type="float">
            <text:p>27.21159</text:p>
          </table:table-cell>
          <table:table-cell office:value-type="float" office:value="12.73178" calcext:value-type="float">
            <text:p>12.73178</text:p>
          </table:table-cell>
          <table:table-cell office:value-type="float" office:value="7.749808" calcext:value-type="float">
            <text:p>7.749808</text:p>
          </table:table-cell>
          <table:table-cell office:value-type="float" office:value="1.956375" calcext:value-type="float">
            <text:p>1.956375</text:p>
          </table:table-cell>
          <table:table-cell office:value-type="float" office:value="0.9760089" calcext:value-type="float">
            <text:p>0.9760089</text:p>
          </table:table-cell>
          <table:table-cell office:value-type="float" office:value="1.942312" calcext:value-type="float">
            <text:p>1.942312</text:p>
          </table:table-cell>
          <table:table-cell office:value-type="float" office:value="0.6052152" calcext:value-type="float">
            <text:p>0.6052152</text:p>
          </table:table-cell>
          <table:table-cell office:value-type="float" office:value="0.2806641" calcext:value-type="float">
            <text:p>0.2806641</text:p>
          </table:table-cell>
          <table:table-cell office:value-type="float" office:value="0.1395059" calcext:value-type="float">
            <text:p>0.1395059</text:p>
          </table:table-cell>
          <table:table-cell office:value-type="float" office:value="0.1446196" calcext:value-type="float">
            <text:p>0.1446196</text:p>
          </table:table-cell>
          <table:table-cell office:value-type="float" office:value="0.3381842" calcext:value-type="float">
            <text:p>0.3381842</text:p>
          </table:table-cell>
          <table:table-cell office:value-type="float" office:value="0.3628399" calcext:value-type="float">
            <text:p>0.3628399</text:p>
          </table:table-cell>
          <table:table-cell office:value-type="float" office:value="0" calcext:value-type="float">
            <text:p>0</text:p>
          </table:table-cell>
          <table:table-cell office:value-type="float" office:value="4919.791" calcext:value-type="float">
            <text:p>4919.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07155" calcext:value-type="float">
            <text:p>-0.0013071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32.01438" calcext:value-type="float">
            <text:p>32.01438</text:p>
          </table:table-cell>
          <table:table-cell office:value-type="float" office:value="1092.551" calcext:value-type="float">
            <text:p>1092.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7528" calcext:value-type="float">
            <text:p>0.9537528</text:p>
          </table:table-cell>
          <table:table-cell office:value-type="float" office:value="6.926756" calcext:value-type="float">
            <text:p>6.926756</text:p>
          </table:table-cell>
          <table:table-cell office:value-type="float" office:value="0" calcext:value-type="float">
            <text:p>0</text:p>
          </table:table-cell>
          <table:table-cell office:value-type="float" office:value="0.0000006245457" calcext:value-type="float">
            <text:p>6.245457E-07</text:p>
          </table:table-cell>
          <table:table-cell office:value-type="float" office:value="0" calcext:value-type="float">
            <text:p>0</text:p>
          </table:table-cell>
          <table:table-cell office:value-type="float" office:value="-0.01074448" calcext:value-type="float">
            <text:p>-0.01074448</text:p>
          </table:table-cell>
          <table:table-cell office:value-type="float" office:value="-0.01118256" calcext:value-type="float">
            <text:p>-0.01118256</text:p>
          </table:table-cell>
          <table:table-cell office:value-type="float" office:value="0.001518404" calcext:value-type="float">
            <text:p>0.001518404</text:p>
          </table:table-cell>
          <table:table-cell office:value-type="float" office:value="0.0000000009128789" calcext:value-type="float">
            <text:p>9.128789E-10</text:p>
          </table:table-cell>
          <table:table-cell office:value-type="float" office:value="14.47522" calcext:value-type="float">
            <text:p>14.47522</text:p>
          </table:table-cell>
          <table:table-cell office:value-type="float" office:value="9.842448" calcext:value-type="float">
            <text:p>9.842448</text:p>
          </table:table-cell>
          <table:table-cell office:value-type="float" office:value="0.1285263" calcext:value-type="float">
            <text:p>0.1285263</text:p>
          </table:table-cell>
          <table:table-cell office:value-type="float" office:value="0.1071428" calcext:value-type="float">
            <text:p>0.1071428</text:p>
          </table:table-cell>
          <table:table-cell office:value-type="float" office:value="0.05524046" calcext:value-type="float">
            <text:p>0.05524046</text:p>
          </table:table-cell>
          <table:table-cell office:value-type="float" office:value="0.05727988" calcext:value-type="float">
            <text:p>0.05727988</text:p>
          </table:table-cell>
          <table:table-cell office:value-type="float" office:value="0.02806792" calcext:value-type="float">
            <text:p>0.02806792</text:p>
          </table:table-cell>
          <table:table-cell office:value-type="float" office:value="0.02635442" calcext:value-type="float">
            <text:p>0.02635442</text:p>
          </table:table-cell>
          <table:table-cell office:value-type="float" office:value="0.04108826" calcext:value-type="float">
            <text:p>0.04108826</text:p>
          </table:table-cell>
          <table:table-cell office:value-type="float" office:value="0.02920749" calcext:value-type="float">
            <text:p>0.02920749</text:p>
          </table:table-cell>
          <table:table-cell office:value-type="float" office:value="0.02353836" calcext:value-type="float">
            <text:p>0.02353836</text:p>
          </table:table-cell>
          <table:table-cell office:value-type="float" office:value="0.02126335" calcext:value-type="float">
            <text:p>0.02126335</text:p>
          </table:table-cell>
          <table:table-cell office:value-type="float" office:value="0.01992713" calcext:value-type="float">
            <text:p>0.01992713</text:p>
          </table:table-cell>
          <table:table-cell office:value-type="float" office:value="0.005528257" calcext:value-type="float">
            <text:p>0.005528257</text:p>
          </table:table-cell>
          <table:table-cell office:value-type="float" office:value="0.006161677" calcext:value-type="float">
            <text:p>0.006161677</text:p>
          </table:table-cell>
          <table:table-cell office:value-type="float" office:value="0" calcext:value-type="float">
            <text:p>0</text:p>
          </table:table-cell>
          <table:table-cell office:value-type="float" office:value="65.42325" calcext:value-type="float">
            <text:p>65.42325</text:p>
          </table:table-cell>
          <table:table-cell office:value-type="float" office:value="45.88763" calcext:value-type="float">
            <text:p>45.88763</text:p>
          </table:table-cell>
          <table:table-cell office:value-type="float" office:value="27.86316" calcext:value-type="float">
            <text:p>27.86316</text:p>
          </table:table-cell>
          <table:table-cell office:value-type="float" office:value="12.91252" calcext:value-type="float">
            <text:p>12.91252</text:p>
          </table:table-cell>
          <table:table-cell office:value-type="float" office:value="7.86594" calcext:value-type="float">
            <text:p>7.86594</text:p>
          </table:table-cell>
          <table:table-cell office:value-type="float" office:value="1.978839" calcext:value-type="float">
            <text:p>1.978839</text:p>
          </table:table-cell>
          <table:table-cell office:value-type="float" office:value="0.9833366" calcext:value-type="float">
            <text:p>0.9833366</text:p>
          </table:table-cell>
          <table:table-cell office:value-type="float" office:value="1.947778" calcext:value-type="float">
            <text:p>1.947778</text:p>
          </table:table-cell>
          <table:table-cell office:value-type="float" office:value="0.6066087" calcext:value-type="float">
            <text:p>0.6066087</text:p>
          </table:table-cell>
          <table:table-cell office:value-type="float" office:value="0.2810876" calcext:value-type="float">
            <text:p>0.2810876</text:p>
          </table:table-cell>
          <table:table-cell office:value-type="float" office:value="0.1398022" calcext:value-type="float">
            <text:p>0.1398022</text:p>
          </table:table-cell>
          <table:table-cell office:value-type="float" office:value="0.1449196" calcext:value-type="float">
            <text:p>0.1449196</text:p>
          </table:table-cell>
          <table:table-cell office:value-type="float" office:value="0.3378821" calcext:value-type="float">
            <text:p>0.3378821</text:p>
          </table:table-cell>
          <table:table-cell office:value-type="float" office:value="0.3628428" calcext:value-type="float">
            <text:p>0.3628428</text:p>
          </table:table-cell>
          <table:table-cell office:value-type="float" office:value="0" calcext:value-type="float">
            <text:p>0</text:p>
          </table:table-cell>
          <table:table-cell office:value-type="float" office:value="5003.221" calcext:value-type="float">
            <text:p>5003.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28215" calcext:value-type="float">
            <text:p>-0.0013282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31.93205" calcext:value-type="float">
            <text:p>31.93205</text:p>
          </table:table-cell>
          <table:table-cell office:value-type="float" office:value="1092.557" calcext:value-type="float">
            <text:p>1092.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42778" calcext:value-type="float">
            <text:p>0.9342778</text:p>
          </table:table-cell>
          <table:table-cell office:value-type="float" office:value="7.024049" calcext:value-type="float">
            <text:p>7.024049</text:p>
          </table:table-cell>
          <table:table-cell office:value-type="float" office:value="0" calcext:value-type="float">
            <text:p>0</text:p>
          </table:table-cell>
          <table:table-cell office:value-type="float" office:value="0.0000006580707" calcext:value-type="float">
            <text:p>6.580707E-07</text:p>
          </table:table-cell>
          <table:table-cell office:value-type="float" office:value="0" calcext:value-type="float">
            <text:p>0</text:p>
          </table:table-cell>
          <table:table-cell office:value-type="float" office:value="-0.01076453" calcext:value-type="float">
            <text:p>-0.01076453</text:p>
          </table:table-cell>
          <table:table-cell office:value-type="float" office:value="-0.01259478" calcext:value-type="float">
            <text:p>-0.01259478</text:p>
          </table:table-cell>
          <table:table-cell office:value-type="float" office:value="0.001527817" calcext:value-type="float">
            <text:p>0.001527817</text:p>
          </table:table-cell>
          <table:table-cell office:value-type="float" office:value="0.000000001253166" calcext:value-type="float">
            <text:p>1.253166E-09</text:p>
          </table:table-cell>
          <table:table-cell office:value-type="float" office:value="14.55685" calcext:value-type="float">
            <text:p>14.55685</text:p>
          </table:table-cell>
          <table:table-cell office:value-type="float" office:value="9.922135" calcext:value-type="float">
            <text:p>9.922135</text:p>
          </table:table-cell>
          <table:table-cell office:value-type="float" office:value="0.7617162" calcext:value-type="float">
            <text:p>0.7617162</text:p>
          </table:table-cell>
          <table:table-cell office:value-type="float" office:value="0.09658115" calcext:value-type="float">
            <text:p>0.09658115</text:p>
          </table:table-cell>
          <table:table-cell office:value-type="float" office:value="0.05415498" calcext:value-type="float">
            <text:p>0.05415498</text:p>
          </table:table-cell>
          <table:table-cell office:value-type="float" office:value="0.05604489" calcext:value-type="float">
            <text:p>0.05604489</text:p>
          </table:table-cell>
          <table:table-cell office:value-type="float" office:value="0.02691272" calcext:value-type="float">
            <text:p>0.02691272</text:p>
          </table:table-cell>
          <table:table-cell office:value-type="float" office:value="0.02532429" calcext:value-type="float">
            <text:p>0.02532429</text:p>
          </table:table-cell>
          <table:table-cell office:value-type="float" office:value="0.04024079" calcext:value-type="float">
            <text:p>0.04024079</text:p>
          </table:table-cell>
          <table:table-cell office:value-type="float" office:value="0.02902005" calcext:value-type="float">
            <text:p>0.02902005</text:p>
          </table:table-cell>
          <table:table-cell office:value-type="float" office:value="0.02352916" calcext:value-type="float">
            <text:p>0.02352916</text:p>
          </table:table-cell>
          <table:table-cell office:value-type="float" office:value="0.02127511" calcext:value-type="float">
            <text:p>0.02127511</text:p>
          </table:table-cell>
          <table:table-cell office:value-type="float" office:value="0.01994514" calcext:value-type="float">
            <text:p>0.01994514</text:p>
          </table:table-cell>
          <table:table-cell office:value-type="float" office:value="0.005563931" calcext:value-type="float">
            <text:p>0.005563931</text:p>
          </table:table-cell>
          <table:table-cell office:value-type="float" office:value="0.006125011" calcext:value-type="float">
            <text:p>0.006125011</text:p>
          </table:table-cell>
          <table:table-cell office:value-type="float" office:value="0" calcext:value-type="float">
            <text:p>0</text:p>
          </table:table-cell>
          <table:table-cell office:value-type="float" office:value="32.82251" calcext:value-type="float">
            <text:p>32.82251</text:p>
          </table:table-cell>
          <table:table-cell office:value-type="float" office:value="56.27525" calcext:value-type="float">
            <text:p>56.27525</text:p>
          </table:table-cell>
          <table:table-cell office:value-type="float" office:value="28.40639" calcext:value-type="float">
            <text:p>28.40639</text:p>
          </table:table-cell>
          <table:table-cell office:value-type="float" office:value="13.05457" calcext:value-type="float">
            <text:p>13.05457</text:p>
          </table:table-cell>
          <table:table-cell office:value-type="float" office:value="7.959363" calcext:value-type="float">
            <text:p>7.959363</text:p>
          </table:table-cell>
          <table:table-cell office:value-type="float" office:value="1.999551" calcext:value-type="float">
            <text:p>1.999551</text:p>
          </table:table-cell>
          <table:table-cell office:value-type="float" office:value="0.9927762" calcext:value-type="float">
            <text:p>0.9927762</text:p>
          </table:table-cell>
          <table:table-cell office:value-type="float" office:value="1.953354" calcext:value-type="float">
            <text:p>1.953354</text:p>
          </table:table-cell>
          <table:table-cell office:value-type="float" office:value="0.6083048" calcext:value-type="float">
            <text:p>0.6083048</text:p>
          </table:table-cell>
          <table:table-cell office:value-type="float" office:value="0.2815725" calcext:value-type="float">
            <text:p>0.2815725</text:p>
          </table:table-cell>
          <table:table-cell office:value-type="float" office:value="0.1401056" calcext:value-type="float">
            <text:p>0.1401056</text:p>
          </table:table-cell>
          <table:table-cell office:value-type="float" office:value="0.1452294" calcext:value-type="float">
            <text:p>0.1452294</text:p>
          </table:table-cell>
          <table:table-cell office:value-type="float" office:value="0.3479879" calcext:value-type="float">
            <text:p>0.3479879</text:p>
          </table:table-cell>
          <table:table-cell office:value-type="float" office:value="0.3524591" calcext:value-type="float">
            <text:p>0.3524591</text:p>
          </table:table-cell>
          <table:table-cell office:value-type="float" office:value="0" calcext:value-type="float">
            <text:p>0</text:p>
          </table:table-cell>
          <table:table-cell office:value-type="float" office:value="4741.48" calcext:value-type="float">
            <text:p>474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572751" calcext:value-type="float">
            <text:p>-0.001572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31.86202" calcext:value-type="float">
            <text:p>31.86202</text:p>
          </table:table-cell>
          <table:table-cell office:value-type="float" office:value="1092.566" calcext:value-type="float">
            <text:p>1092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4942" calcext:value-type="float">
            <text:p>0.8864942</text:p>
          </table:table-cell>
          <table:table-cell office:value-type="float" office:value="7.127833" calcext:value-type="float">
            <text:p>7.127833</text:p>
          </table:table-cell>
          <table:table-cell office:value-type="float" office:value="0" calcext:value-type="float">
            <text:p>0</text:p>
          </table:table-cell>
          <table:table-cell office:value-type="float" office:value="0.0000006877807" calcext:value-type="float">
            <text:p>6.877807E-07</text:p>
          </table:table-cell>
          <table:table-cell office:value-type="float" office:value="0" calcext:value-type="float">
            <text:p>0</text:p>
          </table:table-cell>
          <table:table-cell office:value-type="float" office:value="-0.01164339" calcext:value-type="float">
            <text:p>-0.01164339</text:p>
          </table:table-cell>
          <table:table-cell office:value-type="float" office:value="-0.01326278" calcext:value-type="float">
            <text:p>-0.01326278</text:p>
          </table:table-cell>
          <table:table-cell office:value-type="float" office:value="0.001529646" calcext:value-type="float">
            <text:p>0.001529646</text:p>
          </table:table-cell>
          <table:table-cell office:value-type="float" office:value="0.000000002319559" calcext:value-type="float">
            <text:p>2.319559E-09</text:p>
          </table:table-cell>
          <table:table-cell office:value-type="float" office:value="14.64246" calcext:value-type="float">
            <text:p>14.64246</text:p>
          </table:table-cell>
          <table:table-cell office:value-type="float" office:value="9.249743" calcext:value-type="float">
            <text:p>9.249743</text:p>
          </table:table-cell>
          <table:table-cell office:value-type="float" office:value="0.5602942" calcext:value-type="float">
            <text:p>0.5602942</text:p>
          </table:table-cell>
          <table:table-cell office:value-type="float" office:value="0.09373497" calcext:value-type="float">
            <text:p>0.09373497</text:p>
          </table:table-cell>
          <table:table-cell office:value-type="float" office:value="0.05251725" calcext:value-type="float">
            <text:p>0.05251725</text:p>
          </table:table-cell>
          <table:table-cell office:value-type="float" office:value="0.05430347" calcext:value-type="float">
            <text:p>0.05430347</text:p>
          </table:table-cell>
          <table:table-cell office:value-type="float" office:value="0.02602635" calcext:value-type="float">
            <text:p>0.02602635</text:p>
          </table:table-cell>
          <table:table-cell office:value-type="float" office:value="0.02456723" calcext:value-type="float">
            <text:p>0.02456723</text:p>
          </table:table-cell>
          <table:table-cell office:value-type="float" office:value="0.03953406" calcext:value-type="float">
            <text:p>0.03953406</text:p>
          </table:table-cell>
          <table:table-cell office:value-type="float" office:value="0.0287975" calcext:value-type="float">
            <text:p>0.0287975</text:p>
          </table:table-cell>
          <table:table-cell office:value-type="float" office:value="0.02350765" calcext:value-type="float">
            <text:p>0.02350765</text:p>
          </table:table-cell>
          <table:table-cell office:value-type="float" office:value="0.02128551" calcext:value-type="float">
            <text:p>0.02128551</text:p>
          </table:table-cell>
          <table:table-cell office:value-type="float" office:value="0.01996367" calcext:value-type="float">
            <text:p>0.01996367</text:p>
          </table:table-cell>
          <table:table-cell office:value-type="float" office:value="0.005556961" calcext:value-type="float">
            <text:p>0.005556961</text:p>
          </table:table-cell>
          <table:table-cell office:value-type="float" office:value="0.006130215" calcext:value-type="float">
            <text:p>0.006130215</text:p>
          </table:table-cell>
          <table:table-cell office:value-type="float" office:value="0" calcext:value-type="float">
            <text:p>0</text:p>
          </table:table-cell>
          <table:table-cell office:value-type="float" office:value="23.57824" calcext:value-type="float">
            <text:p>23.57824</text:p>
          </table:table-cell>
          <table:table-cell office:value-type="float" office:value="58.26951" calcext:value-type="float">
            <text:p>58.26951</text:p>
          </table:table-cell>
          <table:table-cell office:value-type="float" office:value="29.99857" calcext:value-type="float">
            <text:p>29.99857</text:p>
          </table:table-cell>
          <table:table-cell office:value-type="float" office:value="13.17075" calcext:value-type="float">
            <text:p>13.17075</text:p>
          </table:table-cell>
          <table:table-cell office:value-type="float" office:value="8.019108" calcext:value-type="float">
            <text:p>8.019108</text:p>
          </table:table-cell>
          <table:table-cell office:value-type="float" office:value="2.015512" calcext:value-type="float">
            <text:p>2.015512</text:p>
          </table:table-cell>
          <table:table-cell office:value-type="float" office:value="1.000342" calcext:value-type="float">
            <text:p>1.000342</text:p>
          </table:table-cell>
          <table:table-cell office:value-type="float" office:value="1.958391" calcext:value-type="float">
            <text:p>1.958391</text:p>
          </table:table-cell>
          <table:table-cell office:value-type="float" office:value="0.610194" calcext:value-type="float">
            <text:p>0.610194</text:p>
          </table:table-cell>
          <table:table-cell office:value-type="float" office:value="0.2821235" calcext:value-type="float">
            <text:p>0.2821235</text:p>
          </table:table-cell>
          <table:table-cell office:value-type="float" office:value="0.140428" calcext:value-type="float">
            <text:p>0.140428</text:p>
          </table:table-cell>
          <table:table-cell office:value-type="float" office:value="0.1460696" calcext:value-type="float">
            <text:p>0.1460696</text:p>
          </table:table-cell>
          <table:table-cell office:value-type="float" office:value="0.3452708" calcext:value-type="float">
            <text:p>0.3452708</text:p>
          </table:table-cell>
          <table:table-cell office:value-type="float" office:value="0.355883" calcext:value-type="float">
            <text:p>0.355883</text:p>
          </table:table-cell>
          <table:table-cell office:value-type="float" office:value="0" calcext:value-type="float">
            <text:p>0</text:p>
          </table:table-cell>
          <table:table-cell office:value-type="float" office:value="4559.39" calcext:value-type="float">
            <text:p>4559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501833" calcext:value-type="float">
            <text:p>-0.0075018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31.71471" calcext:value-type="float">
            <text:p>31.71471</text:p>
          </table:table-cell>
          <table:table-cell office:value-type="float" office:value="1092.588" calcext:value-type="float">
            <text:p>1092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79451" calcext:value-type="float">
            <text:p>0.8879451</text:p>
          </table:table-cell>
          <table:table-cell office:value-type="float" office:value="7.243124" calcext:value-type="float">
            <text:p>7.243124</text:p>
          </table:table-cell>
          <table:table-cell office:value-type="float" office:value="0" calcext:value-type="float">
            <text:p>0</text:p>
          </table:table-cell>
          <table:table-cell office:value-type="float" office:value="0.0000008312683" calcext:value-type="float">
            <text:p>8.312683E-07</text:p>
          </table:table-cell>
          <table:table-cell office:value-type="float" office:value="0" calcext:value-type="float">
            <text:p>0</text:p>
          </table:table-cell>
          <table:table-cell office:value-type="float" office:value="-0.01245398" calcext:value-type="float">
            <text:p>-0.01245398</text:p>
          </table:table-cell>
          <table:table-cell office:value-type="float" office:value="-0.01725263" calcext:value-type="float">
            <text:p>-0.01725263</text:p>
          </table:table-cell>
          <table:table-cell office:value-type="float" office:value="0.001531772" calcext:value-type="float">
            <text:p>0.001531772</text:p>
          </table:table-cell>
          <table:table-cell office:value-type="float" office:value="0.000000002578969" calcext:value-type="float">
            <text:p>2.578969E-09</text:p>
          </table:table-cell>
          <table:table-cell office:value-type="float" office:value="14.95294" calcext:value-type="float">
            <text:p>14.95294</text:p>
          </table:table-cell>
          <table:table-cell office:value-type="float" office:value="6.824075" calcext:value-type="float">
            <text:p>6.824075</text:p>
          </table:table-cell>
          <table:table-cell office:value-type="float" office:value="0.3508053" calcext:value-type="float">
            <text:p>0.3508053</text:p>
          </table:table-cell>
          <table:table-cell office:value-type="float" office:value="0.09401385" calcext:value-type="float">
            <text:p>0.09401385</text:p>
          </table:table-cell>
          <table:table-cell office:value-type="float" office:value="0.05058773" calcext:value-type="float">
            <text:p>0.05058773</text:p>
          </table:table-cell>
          <table:table-cell office:value-type="float" office:value="0.05228189" calcext:value-type="float">
            <text:p>0.05228189</text:p>
          </table:table-cell>
          <table:table-cell office:value-type="float" office:value="0.02521046" calcext:value-type="float">
            <text:p>0.02521046</text:p>
          </table:table-cell>
          <table:table-cell office:value-type="float" office:value="0.0240781" calcext:value-type="float">
            <text:p>0.0240781</text:p>
          </table:table-cell>
          <table:table-cell office:value-type="float" office:value="0.03895522" calcext:value-type="float">
            <text:p>0.03895522</text:p>
          </table:table-cell>
          <table:table-cell office:value-type="float" office:value="0.02857224" calcext:value-type="float">
            <text:p>0.02857224</text:p>
          </table:table-cell>
          <table:table-cell office:value-type="float" office:value="0.02347546" calcext:value-type="float">
            <text:p>0.02347546</text:p>
          </table:table-cell>
          <table:table-cell office:value-type="float" office:value="0.02129461" calcext:value-type="float">
            <text:p>0.02129461</text:p>
          </table:table-cell>
          <table:table-cell office:value-type="float" office:value="0.01998217" calcext:value-type="float">
            <text:p>0.01998217</text:p>
          </table:table-cell>
          <table:table-cell office:value-type="float" office:value="0.005548965" calcext:value-type="float">
            <text:p>0.005548965</text:p>
          </table:table-cell>
          <table:table-cell office:value-type="float" office:value="0.006136721" calcext:value-type="float">
            <text:p>0.006136721</text:p>
          </table:table-cell>
          <table:table-cell office:value-type="float" office:value="0" calcext:value-type="float">
            <text:p>0</text:p>
          </table:table-cell>
          <table:table-cell office:value-type="float" office:value="58.6487" calcext:value-type="float">
            <text:p>58.6487</text:p>
          </table:table-cell>
          <table:table-cell office:value-type="float" office:value="45.70197" calcext:value-type="float">
            <text:p>45.70197</text:p>
          </table:table-cell>
          <table:table-cell office:value-type="float" office:value="32.16363" calcext:value-type="float">
            <text:p>32.16363</text:p>
          </table:table-cell>
          <table:table-cell office:value-type="float" office:value="13.43511" calcext:value-type="float">
            <text:p>13.43511</text:p>
          </table:table-cell>
          <table:table-cell office:value-type="float" office:value="8.098083" calcext:value-type="float">
            <text:p>8.098083</text:p>
          </table:table-cell>
          <table:table-cell office:value-type="float" office:value="2.034101" calcext:value-type="float">
            <text:p>2.034101</text:p>
          </table:table-cell>
          <table:table-cell office:value-type="float" office:value="0.9883854" calcext:value-type="float">
            <text:p>0.9883854</text:p>
          </table:table-cell>
          <table:table-cell office:value-type="float" office:value="1.966852" calcext:value-type="float">
            <text:p>1.966852</text:p>
          </table:table-cell>
          <table:table-cell office:value-type="float" office:value="0.6121463" calcext:value-type="float">
            <text:p>0.6121463</text:p>
          </table:table-cell>
          <table:table-cell office:value-type="float" office:value="0.2827317" calcext:value-type="float">
            <text:p>0.2827317</text:p>
          </table:table-cell>
          <table:table-cell office:value-type="float" office:value="0.1407729" calcext:value-type="float">
            <text:p>0.1407729</text:p>
          </table:table-cell>
          <table:table-cell office:value-type="float" office:value="0.1466987" calcext:value-type="float">
            <text:p>0.1466987</text:p>
          </table:table-cell>
          <table:table-cell office:value-type="float" office:value="0.342283" calcext:value-type="float">
            <text:p>0.342283</text:p>
          </table:table-cell>
          <table:table-cell office:value-type="float" office:value="0.3596998" calcext:value-type="float">
            <text:p>0.3596998</text:p>
          </table:table-cell>
          <table:table-cell office:value-type="float" office:value="0" calcext:value-type="float">
            <text:p>0</text:p>
          </table:table-cell>
          <table:table-cell office:value-type="float" office:value="4911.69" calcext:value-type="float">
            <text:p>4911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9981" calcext:value-type="float">
            <text:p>-0.01199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31.57689" calcext:value-type="float">
            <text:p>31.57689</text:p>
          </table:table-cell>
          <table:table-cell office:value-type="float" office:value="1092.609" calcext:value-type="float">
            <text:p>1092.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9297" calcext:value-type="float">
            <text:p>0.8839297</text:p>
          </table:table-cell>
          <table:table-cell office:value-type="float" office:value="7.361999" calcext:value-type="float">
            <text:p>7.361999</text:p>
          </table:table-cell>
          <table:table-cell office:value-type="float" office:value="0" calcext:value-type="float">
            <text:p>0</text:p>
          </table:table-cell>
          <table:table-cell office:value-type="float" office:value="0.0000009233223" calcext:value-type="float">
            <text:p>9.233223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44" calcext:value-type="float">
            <text:p>-0.01311544</text:p>
          </table:table-cell>
          <table:table-cell office:value-type="float" office:value="-0.01814923" calcext:value-type="float">
            <text:p>-0.01814923</text:p>
          </table:table-cell>
          <table:table-cell office:value-type="float" office:value="0.00153814" calcext:value-type="float">
            <text:p>0.00153814</text:p>
          </table:table-cell>
          <table:table-cell office:value-type="float" office:value="0.000000002578969" calcext:value-type="float">
            <text:p>2.578969E-09</text:p>
          </table:table-cell>
          <table:table-cell office:value-type="float" office:value="15.20103" calcext:value-type="float">
            <text:p>15.20103</text:p>
          </table:table-cell>
          <table:table-cell office:value-type="float" office:value="4.343371" calcext:value-type="float">
            <text:p>4.343371</text:p>
          </table:table-cell>
          <table:table-cell office:value-type="float" office:value="0.2515023" calcext:value-type="float">
            <text:p>0.2515023</text:p>
          </table:table-cell>
          <table:table-cell office:value-type="float" office:value="0.09541557" calcext:value-type="float">
            <text:p>0.09541557</text:p>
          </table:table-cell>
          <table:table-cell office:value-type="float" office:value="0.05016884" calcext:value-type="float">
            <text:p>0.05016884</text:p>
          </table:table-cell>
          <table:table-cell office:value-type="float" office:value="0.05148217" calcext:value-type="float">
            <text:p>0.05148217</text:p>
          </table:table-cell>
          <table:table-cell office:value-type="float" office:value="0.02460615" calcext:value-type="float">
            <text:p>0.02460615</text:p>
          </table:table-cell>
          <table:table-cell office:value-type="float" office:value="0.02366039" calcext:value-type="float">
            <text:p>0.02366039</text:p>
          </table:table-cell>
          <table:table-cell office:value-type="float" office:value="0.03836561" calcext:value-type="float">
            <text:p>0.03836561</text:p>
          </table:table-cell>
          <table:table-cell office:value-type="float" office:value="0.02834362" calcext:value-type="float">
            <text:p>0.02834362</text:p>
          </table:table-cell>
          <table:table-cell office:value-type="float" office:value="0.02343482" calcext:value-type="float">
            <text:p>0.02343482</text:p>
          </table:table-cell>
          <table:table-cell office:value-type="float" office:value="0.02130203" calcext:value-type="float">
            <text:p>0.02130203</text:p>
          </table:table-cell>
          <table:table-cell office:value-type="float" office:value="0.02000053" calcext:value-type="float">
            <text:p>0.02000053</text:p>
          </table:table-cell>
          <table:table-cell office:value-type="float" office:value="0.005542928" calcext:value-type="float">
            <text:p>0.005542928</text:p>
          </table:table-cell>
          <table:table-cell office:value-type="float" office:value="0.006141386" calcext:value-type="float">
            <text:p>0.006141386</text:p>
          </table:table-cell>
          <table:table-cell office:value-type="float" office:value="0" calcext:value-type="float">
            <text:p>0</text:p>
          </table:table-cell>
          <table:table-cell office:value-type="float" office:value="70.83292" calcext:value-type="float">
            <text:p>70.83292</text:p>
          </table:table-cell>
          <table:table-cell office:value-type="float" office:value="39.41942" calcext:value-type="float">
            <text:p>39.41942</text:p>
          </table:table-cell>
          <table:table-cell office:value-type="float" office:value="34.36758" calcext:value-type="float">
            <text:p>34.36758</text:p>
          </table:table-cell>
          <table:table-cell office:value-type="float" office:value="14.15469" calcext:value-type="float">
            <text:p>14.15469</text:p>
          </table:table-cell>
          <table:table-cell office:value-type="float" office:value="8.216146" calcext:value-type="float">
            <text:p>8.216146</text:p>
          </table:table-cell>
          <table:table-cell office:value-type="float" office:value="2.054095" calcext:value-type="float">
            <text:p>2.054095</text:p>
          </table:table-cell>
          <table:table-cell office:value-type="float" office:value="0.9720453" calcext:value-type="float">
            <text:p>0.9720453</text:p>
          </table:table-cell>
          <table:table-cell office:value-type="float" office:value="1.976846" calcext:value-type="float">
            <text:p>1.976846</text:p>
          </table:table-cell>
          <table:table-cell office:value-type="float" office:value="0.6141723" calcext:value-type="float">
            <text:p>0.6141723</text:p>
          </table:table-cell>
          <table:table-cell office:value-type="float" office:value="0.2833838" calcext:value-type="float">
            <text:p>0.2833838</text:p>
          </table:table-cell>
          <table:table-cell office:value-type="float" office:value="0.1411324" calcext:value-type="float">
            <text:p>0.1411324</text:p>
          </table:table-cell>
          <table:table-cell office:value-type="float" office:value="0.1471589" calcext:value-type="float">
            <text:p>0.1471589</text:p>
          </table:table-cell>
          <table:table-cell office:value-type="float" office:value="0.340066" calcext:value-type="float">
            <text:p>0.340066</text:p>
          </table:table-cell>
          <table:table-cell office:value-type="float" office:value="0.3626353" calcext:value-type="float">
            <text:p>0.3626353</text:p>
          </table:table-cell>
          <table:table-cell office:value-type="float" office:value="0" calcext:value-type="float">
            <text:p>0</text:p>
          </table:table-cell>
          <table:table-cell office:value-type="float" office:value="5189.67" calcext:value-type="float">
            <text:p>5189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13073" calcext:value-type="float">
            <text:p>-0.012130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31.3832" calcext:value-type="float">
            <text:p>31.3832</text:p>
          </table:table-cell>
          <table:table-cell office:value-type="float" office:value="1092.637" calcext:value-type="float">
            <text:p>1092.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9675" calcext:value-type="float">
            <text:p>0.9469675</text:p>
          </table:table-cell>
          <table:table-cell office:value-type="float" office:value="7.461771" calcext:value-type="float">
            <text:p>7.461771</text:p>
          </table:table-cell>
          <table:table-cell office:value-type="float" office:value="0" calcext:value-type="float">
            <text:p>0</text:p>
          </table:table-cell>
          <table:table-cell office:value-type="float" office:value="0.0000009233223" calcext:value-type="float">
            <text:p>9.233223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44" calcext:value-type="float">
            <text:p>-0.01311544</text:p>
          </table:table-cell>
          <table:table-cell office:value-type="float" office:value="-0.01842865" calcext:value-type="float">
            <text:p>-0.01842865</text:p>
          </table:table-cell>
          <table:table-cell office:value-type="float" office:value="0.001538865" calcext:value-type="float">
            <text:p>0.001538865</text:p>
          </table:table-cell>
          <table:table-cell office:value-type="float" office:value="0.000000002578969" calcext:value-type="float">
            <text:p>2.578969E-09</text:p>
          </table:table-cell>
          <table:table-cell office:value-type="float" office:value="15.19412" calcext:value-type="float">
            <text:p>15.19412</text:p>
          </table:table-cell>
          <table:table-cell office:value-type="float" office:value="4.885771" calcext:value-type="float">
            <text:p>4.885771</text:p>
          </table:table-cell>
          <table:table-cell office:value-type="float" office:value="0.2088287" calcext:value-type="float">
            <text:p>0.2088287</text:p>
          </table:table-cell>
          <table:table-cell office:value-type="float" office:value="0.1045808" calcext:value-type="float">
            <text:p>0.1045808</text:p>
          </table:table-cell>
          <table:table-cell office:value-type="float" office:value="0.04930171" calcext:value-type="float">
            <text:p>0.04930171</text:p>
          </table:table-cell>
          <table:table-cell office:value-type="float" office:value="0.05020975" calcext:value-type="float">
            <text:p>0.05020975</text:p>
          </table:table-cell>
          <table:table-cell office:value-type="float" office:value="0.02395808" calcext:value-type="float">
            <text:p>0.02395808</text:p>
          </table:table-cell>
          <table:table-cell office:value-type="float" office:value="0.02317314" calcext:value-type="float">
            <text:p>0.02317314</text:p>
          </table:table-cell>
          <table:table-cell office:value-type="float" office:value="0.03774427" calcext:value-type="float">
            <text:p>0.03774427</text:p>
          </table:table-cell>
          <table:table-cell office:value-type="float" office:value="0.02810395" calcext:value-type="float">
            <text:p>0.02810395</text:p>
          </table:table-cell>
          <table:table-cell office:value-type="float" office:value="0.02338659" calcext:value-type="float">
            <text:p>0.02338659</text:p>
          </table:table-cell>
          <table:table-cell office:value-type="float" office:value="0.02130775" calcext:value-type="float">
            <text:p>0.02130775</text:p>
          </table:table-cell>
          <table:table-cell office:value-type="float" office:value="0.0200189" calcext:value-type="float">
            <text:p>0.0200189</text:p>
          </table:table-cell>
          <table:table-cell office:value-type="float" office:value="0.005541921" calcext:value-type="float">
            <text:p>0.005541921</text:p>
          </table:table-cell>
          <table:table-cell office:value-type="float" office:value="0.006141411" calcext:value-type="float">
            <text:p>0.006141411</text:p>
          </table:table-cell>
          <table:table-cell office:value-type="float" office:value="0" calcext:value-type="float">
            <text:p>0</text:p>
          </table:table-cell>
          <table:table-cell office:value-type="float" office:value="74.5752" calcext:value-type="float">
            <text:p>74.5752</text:p>
          </table:table-cell>
          <table:table-cell office:value-type="float" office:value="40.21176" calcext:value-type="float">
            <text:p>40.21176</text:p>
          </table:table-cell>
          <table:table-cell office:value-type="float" office:value="35.06074" calcext:value-type="float">
            <text:p>35.06074</text:p>
          </table:table-cell>
          <table:table-cell office:value-type="float" office:value="15.06534" calcext:value-type="float">
            <text:p>15.06534</text:p>
          </table:table-cell>
          <table:table-cell office:value-type="float" office:value="8.42068" calcext:value-type="float">
            <text:p>8.42068</text:p>
          </table:table-cell>
          <table:table-cell office:value-type="float" office:value="2.076509" calcext:value-type="float">
            <text:p>2.076509</text:p>
          </table:table-cell>
          <table:table-cell office:value-type="float" office:value="0.9666644" calcext:value-type="float">
            <text:p>0.9666644</text:p>
          </table:table-cell>
          <table:table-cell office:value-type="float" office:value="1.984914" calcext:value-type="float">
            <text:p>1.984914</text:p>
          </table:table-cell>
          <table:table-cell office:value-type="float" office:value="0.6163363" calcext:value-type="float">
            <text:p>0.6163363</text:p>
          </table:table-cell>
          <table:table-cell office:value-type="float" office:value="0.2840751" calcext:value-type="float">
            <text:p>0.2840751</text:p>
          </table:table-cell>
          <table:table-cell office:value-type="float" office:value="0.1415022" calcext:value-type="float">
            <text:p>0.1415022</text:p>
          </table:table-cell>
          <table:table-cell office:value-type="float" office:value="0.1475431" calcext:value-type="float">
            <text:p>0.1475431</text:p>
          </table:table-cell>
          <table:table-cell office:value-type="float" office:value="0.3395187" calcext:value-type="float">
            <text:p>0.3395187</text:p>
          </table:table-cell>
          <table:table-cell office:value-type="float" office:value="0.3627951" calcext:value-type="float">
            <text:p>0.3627951</text:p>
          </table:table-cell>
          <table:table-cell office:value-type="float" office:value="0" calcext:value-type="float">
            <text:p>0</text:p>
          </table:table-cell>
          <table:table-cell office:value-type="float" office:value="5647.04" calcext:value-type="float">
            <text:p>5647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16323" calcext:value-type="float">
            <text:p>-0.012163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31.23233" calcext:value-type="float">
            <text:p>31.23233</text:p>
          </table:table-cell>
          <table:table-cell office:value-type="float" office:value="1092.653" calcext:value-type="float">
            <text:p>1092.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20771" calcext:value-type="float">
            <text:p>0.9820771</text:p>
          </table:table-cell>
          <table:table-cell office:value-type="float" office:value="7.557776" calcext:value-type="float">
            <text:p>7.557776</text:p>
          </table:table-cell>
          <table:table-cell office:value-type="float" office:value="0" calcext:value-type="float">
            <text:p>0</text:p>
          </table:table-cell>
          <table:table-cell office:value-type="float" office:value="0.0000009235972" calcext:value-type="float">
            <text:p>9.235972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36" calcext:value-type="float">
            <text:p>-0.01311536</text:p>
          </table:table-cell>
          <table:table-cell office:value-type="float" office:value="-0.01861321" calcext:value-type="float">
            <text:p>-0.01861321</text:p>
          </table:table-cell>
          <table:table-cell office:value-type="float" office:value="0.001539542" calcext:value-type="float">
            <text:p>0.001539542</text:p>
          </table:table-cell>
          <table:table-cell office:value-type="float" office:value="0.000000002578969" calcext:value-type="float">
            <text:p>2.578969E-09</text:p>
          </table:table-cell>
          <table:table-cell office:value-type="float" office:value="15.24023" calcext:value-type="float">
            <text:p>15.24023</text:p>
          </table:table-cell>
          <table:table-cell office:value-type="float" office:value="5.836746" calcext:value-type="float">
            <text:p>5.836746</text:p>
          </table:table-cell>
          <table:table-cell office:value-type="float" office:value="0.1676441" calcext:value-type="float">
            <text:p>0.1676441</text:p>
          </table:table-cell>
          <table:table-cell office:value-type="float" office:value="0.09911156" calcext:value-type="float">
            <text:p>0.09911156</text:p>
          </table:table-cell>
          <table:table-cell office:value-type="float" office:value="0.04878365" calcext:value-type="float">
            <text:p>0.04878365</text:p>
          </table:table-cell>
          <table:table-cell office:value-type="float" office:value="0.04943516" calcext:value-type="float">
            <text:p>0.04943516</text:p>
          </table:table-cell>
          <table:table-cell office:value-type="float" office:value="0.02330512" calcext:value-type="float">
            <text:p>0.02330512</text:p>
          </table:table-cell>
          <table:table-cell office:value-type="float" office:value="0.02251581" calcext:value-type="float">
            <text:p>0.02251581</text:p>
          </table:table-cell>
          <table:table-cell office:value-type="float" office:value="0.03701457" calcext:value-type="float">
            <text:p>0.03701457</text:p>
          </table:table-cell>
          <table:table-cell office:value-type="float" office:value="0.02784007" calcext:value-type="float">
            <text:p>0.02784007</text:p>
          </table:table-cell>
          <table:table-cell office:value-type="float" office:value="0.02333025" calcext:value-type="float">
            <text:p>0.02333025</text:p>
          </table:table-cell>
          <table:table-cell office:value-type="float" office:value="0.0213117" calcext:value-type="float">
            <text:p>0.0213117</text:p>
          </table:table-cell>
          <table:table-cell office:value-type="float" office:value="0.02003737" calcext:value-type="float">
            <text:p>0.02003737</text:p>
          </table:table-cell>
          <table:table-cell office:value-type="float" office:value="0.005541419" calcext:value-type="float">
            <text:p>0.005541419</text:p>
          </table:table-cell>
          <table:table-cell office:value-type="float" office:value="0.006140949" calcext:value-type="float">
            <text:p>0.006140949</text:p>
          </table:table-cell>
          <table:table-cell office:value-type="float" office:value="0" calcext:value-type="float">
            <text:p>0</text:p>
          </table:table-cell>
          <table:table-cell office:value-type="float" office:value="74.6366" calcext:value-type="float">
            <text:p>74.6366</text:p>
          </table:table-cell>
          <table:table-cell office:value-type="float" office:value="42.51722" calcext:value-type="float">
            <text:p>42.51722</text:p>
          </table:table-cell>
          <table:table-cell office:value-type="float" office:value="35.51429" calcext:value-type="float">
            <text:p>35.51429</text:p>
          </table:table-cell>
          <table:table-cell office:value-type="float" office:value="15.80357" calcext:value-type="float">
            <text:p>15.80357</text:p>
          </table:table-cell>
          <table:table-cell office:value-type="float" office:value="8.705771" calcext:value-type="float">
            <text:p>8.705771</text:p>
          </table:table-cell>
          <table:table-cell office:value-type="float" office:value="2.10367" calcext:value-type="float">
            <text:p>2.10367</text:p>
          </table:table-cell>
          <table:table-cell office:value-type="float" office:value="0.9705112" calcext:value-type="float">
            <text:p>0.9705112</text:p>
          </table:table-cell>
          <table:table-cell office:value-type="float" office:value="1.992049" calcext:value-type="float">
            <text:p>1.992049</text:p>
          </table:table-cell>
          <table:table-cell office:value-type="float" office:value="0.6186689" calcext:value-type="float">
            <text:p>0.6186689</text:p>
          </table:table-cell>
          <table:table-cell office:value-type="float" office:value="0.2848085" calcext:value-type="float">
            <text:p>0.2848085</text:p>
          </table:table-cell>
          <table:table-cell office:value-type="float" office:value="0.1418808" calcext:value-type="float">
            <text:p>0.1418808</text:p>
          </table:table-cell>
          <table:table-cell office:value-type="float" office:value="0.1479122" calcext:value-type="float">
            <text:p>0.1479122</text:p>
          </table:table-cell>
          <table:table-cell office:value-type="float" office:value="0.3391475" calcext:value-type="float">
            <text:p>0.3391475</text:p>
          </table:table-cell>
          <table:table-cell office:value-type="float" office:value="0.3627979" calcext:value-type="float">
            <text:p>0.3627979</text:p>
          </table:table-cell>
          <table:table-cell office:value-type="float" office:value="0" calcext:value-type="float">
            <text:p>0</text:p>
          </table:table-cell>
          <table:table-cell office:value-type="float" office:value="5865.985" calcext:value-type="float">
            <text:p>5865.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19059" calcext:value-type="float">
            <text:p>-0.012190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31.07652" calcext:value-type="float">
            <text:p>31.07652</text:p>
          </table:table-cell>
          <table:table-cell office:value-type="float" office:value="1092.67" calcext:value-type="float">
            <text:p>109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2335" calcext:value-type="float">
            <text:p>1.022335</text:p>
          </table:table-cell>
          <table:table-cell office:value-type="float" office:value="7.652554" calcext:value-type="float">
            <text:p>7.652554</text:p>
          </table:table-cell>
          <table:table-cell office:value-type="float" office:value="0" calcext:value-type="float">
            <text:p>0</text:p>
          </table:table-cell>
          <table:table-cell office:value-type="float" office:value="0.0000009235972" calcext:value-type="float">
            <text:p>9.235972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36" calcext:value-type="float">
            <text:p>-0.01311536</text:p>
          </table:table-cell>
          <table:table-cell office:value-type="float" office:value="-0.01880271" calcext:value-type="float">
            <text:p>-0.01880271</text:p>
          </table:table-cell>
          <table:table-cell office:value-type="float" office:value="0.001534425" calcext:value-type="float">
            <text:p>0.001534425</text:p>
          </table:table-cell>
          <table:table-cell office:value-type="float" office:value="0.000000002578969" calcext:value-type="float">
            <text:p>2.578969E-09</text:p>
          </table:table-cell>
          <table:table-cell office:value-type="float" office:value="15.26157" calcext:value-type="float">
            <text:p>15.26157</text:p>
          </table:table-cell>
          <table:table-cell office:value-type="float" office:value="6.865009" calcext:value-type="float">
            <text:p>6.865009</text:p>
          </table:table-cell>
          <table:table-cell office:value-type="float" office:value="0.1539955" calcext:value-type="float">
            <text:p>0.1539955</text:p>
          </table:table-cell>
          <table:table-cell office:value-type="float" office:value="0.1044661" calcext:value-type="float">
            <text:p>0.1044661</text:p>
          </table:table-cell>
          <table:table-cell office:value-type="float" office:value="0.04824701" calcext:value-type="float">
            <text:p>0.04824701</text:p>
          </table:table-cell>
          <table:table-cell office:value-type="float" office:value="0.04872569" calcext:value-type="float">
            <text:p>0.04872569</text:p>
          </table:table-cell>
          <table:table-cell office:value-type="float" office:value="0.02291575" calcext:value-type="float">
            <text:p>0.02291575</text:p>
          </table:table-cell>
          <table:table-cell office:value-type="float" office:value="0.02205869" calcext:value-type="float">
            <text:p>0.02205869</text:p>
          </table:table-cell>
          <table:table-cell office:value-type="float" office:value="0.03629701" calcext:value-type="float">
            <text:p>0.03629701</text:p>
          </table:table-cell>
          <table:table-cell office:value-type="float" office:value="0.02754661" calcext:value-type="float">
            <text:p>0.02754661</text:p>
          </table:table-cell>
          <table:table-cell office:value-type="float" office:value="0.02326426" calcext:value-type="float">
            <text:p>0.02326426</text:p>
          </table:table-cell>
          <table:table-cell office:value-type="float" office:value="0.02131376" calcext:value-type="float">
            <text:p>0.02131376</text:p>
          </table:table-cell>
          <table:table-cell office:value-type="float" office:value="0.02005593" calcext:value-type="float">
            <text:p>0.02005593</text:p>
          </table:table-cell>
          <table:table-cell office:value-type="float" office:value="0.005540955" calcext:value-type="float">
            <text:p>0.005540955</text:p>
          </table:table-cell>
          <table:table-cell office:value-type="float" office:value="0.006140487" calcext:value-type="float">
            <text:p>0.006140487</text:p>
          </table:table-cell>
          <table:table-cell office:value-type="float" office:value="0" calcext:value-type="float">
            <text:p>0</text:p>
          </table:table-cell>
          <table:table-cell office:value-type="float" office:value="72.13461" calcext:value-type="float">
            <text:p>72.13461</text:p>
          </table:table-cell>
          <table:table-cell office:value-type="float" office:value="44.88553" calcext:value-type="float">
            <text:p>44.88553</text:p>
          </table:table-cell>
          <table:table-cell office:value-type="float" office:value="35.88694" calcext:value-type="float">
            <text:p>35.88694</text:p>
          </table:table-cell>
          <table:table-cell office:value-type="float" office:value="16.32048" calcext:value-type="float">
            <text:p>16.32048</text:p>
          </table:table-cell>
          <table:table-cell office:value-type="float" office:value="8.977527" calcext:value-type="float">
            <text:p>8.977527</text:p>
          </table:table-cell>
          <table:table-cell office:value-type="float" office:value="2.130971" calcext:value-type="float">
            <text:p>2.130971</text:p>
          </table:table-cell>
          <table:table-cell office:value-type="float" office:value="0.977999" calcext:value-type="float">
            <text:p>0.977999</text:p>
          </table:table-cell>
          <table:table-cell office:value-type="float" office:value="1.998607" calcext:value-type="float">
            <text:p>1.998607</text:p>
          </table:table-cell>
          <table:table-cell office:value-type="float" office:value="0.6211997" calcext:value-type="float">
            <text:p>0.6211997</text:p>
          </table:table-cell>
          <table:table-cell office:value-type="float" office:value="0.2855918" calcext:value-type="float">
            <text:p>0.2855918</text:p>
          </table:table-cell>
          <table:table-cell office:value-type="float" office:value="0.1422683" calcext:value-type="float">
            <text:p>0.1422683</text:p>
          </table:table-cell>
          <table:table-cell office:value-type="float" office:value="0.1482532" calcext:value-type="float">
            <text:p>0.1482532</text:p>
          </table:table-cell>
          <table:table-cell office:value-type="float" office:value="0.3388088" calcext:value-type="float">
            <text:p>0.3388088</text:p>
          </table:table-cell>
          <table:table-cell office:value-type="float" office:value="0.3628006" calcext:value-type="float">
            <text:p>0.3628006</text:p>
          </table:table-cell>
          <table:table-cell office:value-type="float" office:value="0" calcext:value-type="float">
            <text:p>0</text:p>
          </table:table-cell>
          <table:table-cell office:value-type="float" office:value="6107.087" calcext:value-type="float">
            <text:p>6107.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22284" calcext:value-type="float">
            <text:p>-0.012222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30.95524" calcext:value-type="float">
            <text:p>30.95524</text:p>
          </table:table-cell>
          <table:table-cell office:value-type="float" office:value="1092.682" calcext:value-type="float">
            <text:p>1092.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7158" calcext:value-type="float">
            <text:p>1.027158</text:p>
          </table:table-cell>
          <table:table-cell office:value-type="float" office:value="7.754303" calcext:value-type="float">
            <text:p>7.754303</text:p>
          </table:table-cell>
          <table:table-cell office:value-type="float" office:value="0" calcext:value-type="float">
            <text:p>0</text:p>
          </table:table-cell>
          <table:table-cell office:value-type="float" office:value="0.0000009245006" calcext:value-type="float">
            <text:p>9.245006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22" calcext:value-type="float">
            <text:p>-0.01311522</text:p>
          </table:table-cell>
          <table:table-cell office:value-type="float" office:value="-0.01896833" calcext:value-type="float">
            <text:p>-0.01896833</text:p>
          </table:table-cell>
          <table:table-cell office:value-type="float" office:value="0.001537029" calcext:value-type="float">
            <text:p>0.001537029</text:p>
          </table:table-cell>
          <table:table-cell office:value-type="float" office:value="0.000000002578969" calcext:value-type="float">
            <text:p>2.578969E-09</text:p>
          </table:table-cell>
          <table:table-cell office:value-type="float" office:value="15.34284" calcext:value-type="float">
            <text:p>15.34284</text:p>
          </table:table-cell>
          <table:table-cell office:value-type="float" office:value="6.816482" calcext:value-type="float">
            <text:p>6.816482</text:p>
          </table:table-cell>
          <table:table-cell office:value-type="float" office:value="0.1338035" calcext:value-type="float">
            <text:p>0.1338035</text:p>
          </table:table-cell>
          <table:table-cell office:value-type="float" office:value="0.09700429" calcext:value-type="float">
            <text:p>0.09700429</text:p>
          </table:table-cell>
          <table:table-cell office:value-type="float" office:value="0.04803902" calcext:value-type="float">
            <text:p>0.04803902</text:p>
          </table:table-cell>
          <table:table-cell office:value-type="float" office:value="0.04859926" calcext:value-type="float">
            <text:p>0.04859926</text:p>
          </table:table-cell>
          <table:table-cell office:value-type="float" office:value="0.02270917" calcext:value-type="float">
            <text:p>0.02270917</text:p>
          </table:table-cell>
          <table:table-cell office:value-type="float" office:value="0.02170565" calcext:value-type="float">
            <text:p>0.02170565</text:p>
          </table:table-cell>
          <table:table-cell office:value-type="float" office:value="0.03560559" calcext:value-type="float">
            <text:p>0.03560559</text:p>
          </table:table-cell>
          <table:table-cell office:value-type="float" office:value="0.02723634" calcext:value-type="float">
            <text:p>0.02723634</text:p>
          </table:table-cell>
          <table:table-cell office:value-type="float" office:value="0.02318789" calcext:value-type="float">
            <text:p>0.02318789</text:p>
          </table:table-cell>
          <table:table-cell office:value-type="float" office:value="0.02131369" calcext:value-type="float">
            <text:p>0.02131369</text:p>
          </table:table-cell>
          <table:table-cell office:value-type="float" office:value="0.02007463" calcext:value-type="float">
            <text:p>0.02007463</text:p>
          </table:table-cell>
          <table:table-cell office:value-type="float" office:value="0.005540502" calcext:value-type="float">
            <text:p>0.005540502</text:p>
          </table:table-cell>
          <table:table-cell office:value-type="float" office:value="0.006140001" calcext:value-type="float">
            <text:p>0.006140001</text:p>
          </table:table-cell>
          <table:table-cell office:value-type="float" office:value="0" calcext:value-type="float">
            <text:p>0</text:p>
          </table:table-cell>
          <table:table-cell office:value-type="float" office:value="73.82076" calcext:value-type="float">
            <text:p>73.82076</text:p>
          </table:table-cell>
          <table:table-cell office:value-type="float" office:value="46.27668" calcext:value-type="float">
            <text:p>46.27668</text:p>
          </table:table-cell>
          <table:table-cell office:value-type="float" office:value="36.25845" calcext:value-type="float">
            <text:p>36.25845</text:p>
          </table:table-cell>
          <table:table-cell office:value-type="float" office:value="16.67512" calcext:value-type="float">
            <text:p>16.67512</text:p>
          </table:table-cell>
          <table:table-cell office:value-type="float" office:value="9.21572" calcext:value-type="float">
            <text:p>9.21572</text:p>
          </table:table-cell>
          <table:table-cell office:value-type="float" office:value="2.158915" calcext:value-type="float">
            <text:p>2.158915</text:p>
          </table:table-cell>
          <table:table-cell office:value-type="float" office:value="0.9893376" calcext:value-type="float">
            <text:p>0.9893376</text:p>
          </table:table-cell>
          <table:table-cell office:value-type="float" office:value="2.004789" calcext:value-type="float">
            <text:p>2.004789</text:p>
          </table:table-cell>
          <table:table-cell office:value-type="float" office:value="0.6238821" calcext:value-type="float">
            <text:p>0.6238821</text:p>
          </table:table-cell>
          <table:table-cell office:value-type="float" office:value="0.28643" calcext:value-type="float">
            <text:p>0.28643</text:p>
          </table:table-cell>
          <table:table-cell office:value-type="float" office:value="0.1426658" calcext:value-type="float">
            <text:p>0.1426658</text:p>
          </table:table-cell>
          <table:table-cell office:value-type="float" office:value="0.1485876" calcext:value-type="float">
            <text:p>0.1485876</text:p>
          </table:table-cell>
          <table:table-cell office:value-type="float" office:value="0.3384814" calcext:value-type="float">
            <text:p>0.3384814</text:p>
          </table:table-cell>
          <table:table-cell office:value-type="float" office:value="0.3628033" calcext:value-type="float">
            <text:p>0.3628033</text:p>
          </table:table-cell>
          <table:table-cell office:value-type="float" office:value="0" calcext:value-type="float">
            <text:p>0</text:p>
          </table:table-cell>
          <table:table-cell office:value-type="float" office:value="6202.438" calcext:value-type="float">
            <text:p>6202.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24029" calcext:value-type="float">
            <text:p>-0.012240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30.8468" calcext:value-type="float">
            <text:p>30.8468</text:p>
          </table:table-cell>
          <table:table-cell office:value-type="float" office:value="1092.693" calcext:value-type="float">
            <text:p>1092.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9735" calcext:value-type="float">
            <text:p>1.009735</text:p>
          </table:table-cell>
          <table:table-cell office:value-type="float" office:value="7.864619" calcext:value-type="float">
            <text:p>7.864619</text:p>
          </table:table-cell>
          <table:table-cell office:value-type="float" office:value="0" calcext:value-type="float">
            <text:p>0</text:p>
          </table:table-cell>
          <table:table-cell office:value-type="float" office:value="0.0000009246965" calcext:value-type="float">
            <text:p>9.246965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19" calcext:value-type="float">
            <text:p>-0.01311519</text:p>
          </table:table-cell>
          <table:table-cell office:value-type="float" office:value="-0.01916699" calcext:value-type="float">
            <text:p>-0.01916699</text:p>
          </table:table-cell>
          <table:table-cell office:value-type="float" office:value="0.001547364" calcext:value-type="float">
            <text:p>0.001547364</text:p>
          </table:table-cell>
          <table:table-cell office:value-type="float" office:value="0.000000002579188" calcext:value-type="float">
            <text:p>2.579188E-09</text:p>
          </table:table-cell>
          <table:table-cell office:value-type="float" office:value="15.48397" calcext:value-type="float">
            <text:p>15.48397</text:p>
          </table:table-cell>
          <table:table-cell office:value-type="float" office:value="4.724935" calcext:value-type="float">
            <text:p>4.724935</text:p>
          </table:table-cell>
          <table:table-cell office:value-type="float" office:value="0.1219454" calcext:value-type="float">
            <text:p>0.1219454</text:p>
          </table:table-cell>
          <table:table-cell office:value-type="float" office:value="0.09552908" calcext:value-type="float">
            <text:p>0.09552908</text:p>
          </table:table-cell>
          <table:table-cell office:value-type="float" office:value="0.0485843" calcext:value-type="float">
            <text:p>0.0485843</text:p>
          </table:table-cell>
          <table:table-cell office:value-type="float" office:value="0.04899565" calcext:value-type="float">
            <text:p>0.04899565</text:p>
          </table:table-cell>
          <table:table-cell office:value-type="float" office:value="0.02263786" calcext:value-type="float">
            <text:p>0.02263786</text:p>
          </table:table-cell>
          <table:table-cell office:value-type="float" office:value="0.02149201" calcext:value-type="float">
            <text:p>0.02149201</text:p>
          </table:table-cell>
          <table:table-cell office:value-type="float" office:value="0.03499454" calcext:value-type="float">
            <text:p>0.03499454</text:p>
          </table:table-cell>
          <table:table-cell office:value-type="float" office:value="0.02692238" calcext:value-type="float">
            <text:p>0.02692238</text:p>
          </table:table-cell>
          <table:table-cell office:value-type="float" office:value="0.02310153" calcext:value-type="float">
            <text:p>0.02310153</text:p>
          </table:table-cell>
          <table:table-cell office:value-type="float" office:value="0.02131132" calcext:value-type="float">
            <text:p>0.02131132</text:p>
          </table:table-cell>
          <table:table-cell office:value-type="float" office:value="0.02009346" calcext:value-type="float">
            <text:p>0.02009346</text:p>
          </table:table-cell>
          <table:table-cell office:value-type="float" office:value="0.005540048" calcext:value-type="float">
            <text:p>0.005540048</text:p>
          </table:table-cell>
          <table:table-cell office:value-type="float" office:value="0.006139509" calcext:value-type="float">
            <text:p>0.006139509</text:p>
          </table:table-cell>
          <table:table-cell office:value-type="float" office:value="0" calcext:value-type="float">
            <text:p>0</text:p>
          </table:table-cell>
          <table:table-cell office:value-type="float" office:value="76.03835" calcext:value-type="float">
            <text:p>76.03835</text:p>
          </table:table-cell>
          <table:table-cell office:value-type="float" office:value="46.30985" calcext:value-type="float">
            <text:p>46.30985</text:p>
          </table:table-cell>
          <table:table-cell office:value-type="float" office:value="36.51849" calcext:value-type="float">
            <text:p>36.51849</text:p>
          </table:table-cell>
          <table:table-cell office:value-type="float" office:value="16.91079" calcext:value-type="float">
            <text:p>16.91079</text:p>
          </table:table-cell>
          <table:table-cell office:value-type="float" office:value="9.416454" calcext:value-type="float">
            <text:p>9.416454</text:p>
          </table:table-cell>
          <table:table-cell office:value-type="float" office:value="2.185357" calcext:value-type="float">
            <text:p>2.185357</text:p>
          </table:table-cell>
          <table:table-cell office:value-type="float" office:value="1.002134" calcext:value-type="float">
            <text:p>1.002134</text:p>
          </table:table-cell>
          <table:table-cell office:value-type="float" office:value="2.010549" calcext:value-type="float">
            <text:p>2.010549</text:p>
          </table:table-cell>
          <table:table-cell office:value-type="float" office:value="0.6266663" calcext:value-type="float">
            <text:p>0.6266663</text:p>
          </table:table-cell>
          <table:table-cell office:value-type="float" office:value="0.2873226" calcext:value-type="float">
            <text:p>0.2873226</text:p>
          </table:table-cell>
          <table:table-cell office:value-type="float" office:value="0.1430743" calcext:value-type="float">
            <text:p>0.1430743</text:p>
          </table:table-cell>
          <table:table-cell office:value-type="float" office:value="0.1489177" calcext:value-type="float">
            <text:p>0.1489177</text:p>
          </table:table-cell>
          <table:table-cell office:value-type="float" office:value="0.3381636" calcext:value-type="float">
            <text:p>0.3381636</text:p>
          </table:table-cell>
          <table:table-cell office:value-type="float" office:value="0.362806" calcext:value-type="float">
            <text:p>0.362806</text:p>
          </table:table-cell>
          <table:table-cell office:value-type="float" office:value="0" calcext:value-type="float">
            <text:p>0</text:p>
          </table:table-cell>
          <table:table-cell office:value-type="float" office:value="6315.069" calcext:value-type="float">
            <text:p>6315.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25256" calcext:value-type="float">
            <text:p>-0.01225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30.75792" calcext:value-type="float">
            <text:p>30.75792</text:p>
          </table:table-cell>
          <table:table-cell office:value-type="float" office:value="1092.7" calcext:value-type="float">
            <text:p>109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744" calcext:value-type="float">
            <text:p>1.004744</text:p>
          </table:table-cell>
          <table:table-cell office:value-type="float" office:value="7.946684" calcext:value-type="float">
            <text:p>7.946684</text:p>
          </table:table-cell>
          <table:table-cell office:value-type="float" office:value="0" calcext:value-type="float">
            <text:p>0</text:p>
          </table:table-cell>
          <table:table-cell office:value-type="float" office:value="0.0000009247513" calcext:value-type="float">
            <text:p>9.247513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18" calcext:value-type="float">
            <text:p>-0.01311518</text:p>
          </table:table-cell>
          <table:table-cell office:value-type="float" office:value="-0.01942552" calcext:value-type="float">
            <text:p>-0.01942552</text:p>
          </table:table-cell>
          <table:table-cell office:value-type="float" office:value="0.001559895" calcext:value-type="float">
            <text:p>0.001559895</text:p>
          </table:table-cell>
          <table:table-cell office:value-type="float" office:value="0.000000002579188" calcext:value-type="float">
            <text:p>2.579188E-09</text:p>
          </table:table-cell>
          <table:table-cell office:value-type="float" office:value="15.5609" calcext:value-type="float">
            <text:p>15.5609</text:p>
          </table:table-cell>
          <table:table-cell office:value-type="float" office:value="3.694721" calcext:value-type="float">
            <text:p>3.694721</text:p>
          </table:table-cell>
          <table:table-cell office:value-type="float" office:value="0.1169546" calcext:value-type="float">
            <text:p>0.1169546</text:p>
          </table:table-cell>
          <table:table-cell office:value-type="float" office:value="0.0947123" calcext:value-type="float">
            <text:p>0.0947123</text:p>
          </table:table-cell>
          <table:table-cell office:value-type="float" office:value="0.04895874" calcext:value-type="float">
            <text:p>0.04895874</text:p>
          </table:table-cell>
          <table:table-cell office:value-type="float" office:value="0.04939855" calcext:value-type="float">
            <text:p>0.04939855</text:p>
          </table:table-cell>
          <table:table-cell office:value-type="float" office:value="0.02279656" calcext:value-type="float">
            <text:p>0.02279656</text:p>
          </table:table-cell>
          <table:table-cell office:value-type="float" office:value="0.02153902" calcext:value-type="float">
            <text:p>0.02153902</text:p>
          </table:table-cell>
          <table:table-cell office:value-type="float" office:value="0.03452372" calcext:value-type="float">
            <text:p>0.03452372</text:p>
          </table:table-cell>
          <table:table-cell office:value-type="float" office:value="0.02662346" calcext:value-type="float">
            <text:p>0.02662346</text:p>
          </table:table-cell>
          <table:table-cell office:value-type="float" office:value="0.02300699" calcext:value-type="float">
            <text:p>0.02300699</text:p>
          </table:table-cell>
          <table:table-cell office:value-type="float" office:value="0.0213066" calcext:value-type="float">
            <text:p>0.0213066</text:p>
          </table:table-cell>
          <table:table-cell office:value-type="float" office:value="0.02011245" calcext:value-type="float">
            <text:p>0.02011245</text:p>
          </table:table-cell>
          <table:table-cell office:value-type="float" office:value="0.005539597" calcext:value-type="float">
            <text:p>0.005539597</text:p>
          </table:table-cell>
          <table:table-cell office:value-type="float" office:value="0.006139015" calcext:value-type="float">
            <text:p>0.006139015</text:p>
          </table:table-cell>
          <table:table-cell office:value-type="float" office:value="0" calcext:value-type="float">
            <text:p>0</text:p>
          </table:table-cell>
          <table:table-cell office:value-type="float" office:value="72.43933" calcext:value-type="float">
            <text:p>72.43933</text:p>
          </table:table-cell>
          <table:table-cell office:value-type="float" office:value="46.9859" calcext:value-type="float">
            <text:p>46.9859</text:p>
          </table:table-cell>
          <table:table-cell office:value-type="float" office:value="36.64315" calcext:value-type="float">
            <text:p>36.64315</text:p>
          </table:table-cell>
          <table:table-cell office:value-type="float" office:value="17.06319" calcext:value-type="float">
            <text:p>17.06319</text:p>
          </table:table-cell>
          <table:table-cell office:value-type="float" office:value="9.577511" calcext:value-type="float">
            <text:p>9.577511</text:p>
          </table:table-cell>
          <table:table-cell office:value-type="float" office:value="2.208019" calcext:value-type="float">
            <text:p>2.208019</text:p>
          </table:table-cell>
          <table:table-cell office:value-type="float" office:value="1.014176" calcext:value-type="float">
            <text:p>1.014176</text:p>
          </table:table-cell>
          <table:table-cell office:value-type="float" office:value="2.015655" calcext:value-type="float">
            <text:p>2.015655</text:p>
          </table:table-cell>
          <table:table-cell office:value-type="float" office:value="0.629468" calcext:value-type="float">
            <text:p>0.629468</text:p>
          </table:table-cell>
          <table:table-cell office:value-type="float" office:value="0.2882629" calcext:value-type="float">
            <text:p>0.2882629</text:p>
          </table:table-cell>
          <table:table-cell office:value-type="float" office:value="0.1434941" calcext:value-type="float">
            <text:p>0.1434941</text:p>
          </table:table-cell>
          <table:table-cell office:value-type="float" office:value="0.1492445" calcext:value-type="float">
            <text:p>0.1492445</text:p>
          </table:table-cell>
          <table:table-cell office:value-type="float" office:value="0.3378542" calcext:value-type="float">
            <text:p>0.3378542</text:p>
          </table:table-cell>
          <table:table-cell office:value-type="float" office:value="0.3628088" calcext:value-type="float">
            <text:p>0.3628088</text:p>
          </table:table-cell>
          <table:table-cell office:value-type="float" office:value="0" calcext:value-type="float">
            <text:p>0</text:p>
          </table:table-cell>
          <table:table-cell office:value-type="float" office:value="6405.077" calcext:value-type="float">
            <text:p>6405.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27695" calcext:value-type="float">
            <text:p>-0.012276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30.66808" calcext:value-type="float">
            <text:p>30.66808</text:p>
          </table:table-cell>
          <table:table-cell office:value-type="float" office:value="1092.706" calcext:value-type="float">
            <text:p>1092.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8606" calcext:value-type="float">
            <text:p>1.028606</text:p>
          </table:table-cell>
          <table:table-cell office:value-type="float" office:value="8.002184" calcext:value-type="float">
            <text:p>8.002184</text:p>
          </table:table-cell>
          <table:table-cell office:value-type="float" office:value="0" calcext:value-type="float">
            <text:p>0</text:p>
          </table:table-cell>
          <table:table-cell office:value-type="float" office:value="0.0000009247513" calcext:value-type="float">
            <text:p>9.247513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18" calcext:value-type="float">
            <text:p>-0.01311518</text:p>
          </table:table-cell>
          <table:table-cell office:value-type="float" office:value="-0.01952461" calcext:value-type="float">
            <text:p>-0.01952461</text:p>
          </table:table-cell>
          <table:table-cell office:value-type="float" office:value="0.001571911" calcext:value-type="float">
            <text:p>0.001571911</text:p>
          </table:table-cell>
          <table:table-cell office:value-type="float" office:value="0.000000002887683" calcext:value-type="float">
            <text:p>2.887683E-09</text:p>
          </table:table-cell>
          <table:table-cell office:value-type="float" office:value="15.53755" calcext:value-type="float">
            <text:p>15.53755</text:p>
          </table:table-cell>
          <table:table-cell office:value-type="float" office:value="4.233077" calcext:value-type="float">
            <text:p>4.233077</text:p>
          </table:table-cell>
          <table:table-cell office:value-type="float" office:value="0.1156778" calcext:value-type="float">
            <text:p>0.1156778</text:p>
          </table:table-cell>
          <table:table-cell office:value-type="float" office:value="0.09419113" calcext:value-type="float">
            <text:p>0.09419113</text:p>
          </table:table-cell>
          <table:table-cell office:value-type="float" office:value="0.0492505" calcext:value-type="float">
            <text:p>0.0492505</text:p>
          </table:table-cell>
          <table:table-cell office:value-type="float" office:value="0.04973827" calcext:value-type="float">
            <text:p>0.04973827</text:p>
          </table:table-cell>
          <table:table-cell office:value-type="float" office:value="0.02296793" calcext:value-type="float">
            <text:p>0.02296793</text:p>
          </table:table-cell>
          <table:table-cell office:value-type="float" office:value="0.02161614" calcext:value-type="float">
            <text:p>0.02161614</text:p>
          </table:table-cell>
          <table:table-cell office:value-type="float" office:value="0.03414584" calcext:value-type="float">
            <text:p>0.03414584</text:p>
          </table:table-cell>
          <table:table-cell office:value-type="float" office:value="0.02635389" calcext:value-type="float">
            <text:p>0.02635389</text:p>
          </table:table-cell>
          <table:table-cell office:value-type="float" office:value="0.02290759" calcext:value-type="float">
            <text:p>0.02290759</text:p>
          </table:table-cell>
          <table:table-cell office:value-type="float" office:value="0.02129962" calcext:value-type="float">
            <text:p>0.02129962</text:p>
          </table:table-cell>
          <table:table-cell office:value-type="float" office:value="0.02013157" calcext:value-type="float">
            <text:p>0.02013157</text:p>
          </table:table-cell>
          <table:table-cell office:value-type="float" office:value="0.005539153" calcext:value-type="float">
            <text:p>0.005539153</text:p>
          </table:table-cell>
          <table:table-cell office:value-type="float" office:value="0.00613852" calcext:value-type="float">
            <text:p>0.00613852</text:p>
          </table:table-cell>
          <table:table-cell office:value-type="float" office:value="0" calcext:value-type="float">
            <text:p>0</text:p>
          </table:table-cell>
          <table:table-cell office:value-type="float" office:value="74.53051" calcext:value-type="float">
            <text:p>74.53051</text:p>
          </table:table-cell>
          <table:table-cell office:value-type="float" office:value="48.61017" calcext:value-type="float">
            <text:p>48.61017</text:p>
          </table:table-cell>
          <table:table-cell office:value-type="float" office:value="36.71587" calcext:value-type="float">
            <text:p>36.71587</text:p>
          </table:table-cell>
          <table:table-cell office:value-type="float" office:value="17.18974" calcext:value-type="float">
            <text:p>17.18974</text:p>
          </table:table-cell>
          <table:table-cell office:value-type="float" office:value="9.720741" calcext:value-type="float">
            <text:p>9.720741</text:p>
          </table:table-cell>
          <table:table-cell office:value-type="float" office:value="2.229771" calcext:value-type="float">
            <text:p>2.229771</text:p>
          </table:table-cell>
          <table:table-cell office:value-type="float" office:value="1.026342" calcext:value-type="float">
            <text:p>1.026342</text:p>
          </table:table-cell>
          <table:table-cell office:value-type="float" office:value="2.02027" calcext:value-type="float">
            <text:p>2.02027</text:p>
          </table:table-cell>
          <table:table-cell office:value-type="float" office:value="0.6322041" calcext:value-type="float">
            <text:p>0.6322041</text:p>
          </table:table-cell>
          <table:table-cell office:value-type="float" office:value="0.2892374" calcext:value-type="float">
            <text:p>0.2892374</text:p>
          </table:table-cell>
          <table:table-cell office:value-type="float" office:value="0.1439245" calcext:value-type="float">
            <text:p>0.1439245</text:p>
          </table:table-cell>
          <table:table-cell office:value-type="float" office:value="0.1495691" calcext:value-type="float">
            <text:p>0.1495691</text:p>
          </table:table-cell>
          <table:table-cell office:value-type="float" office:value="0.3375534" calcext:value-type="float">
            <text:p>0.3375534</text:p>
          </table:table-cell>
          <table:table-cell office:value-type="float" office:value="0.3628115" calcext:value-type="float">
            <text:p>0.3628115</text:p>
          </table:table-cell>
          <table:table-cell office:value-type="float" office:value="0" calcext:value-type="float">
            <text:p>0</text:p>
          </table:table-cell>
          <table:table-cell office:value-type="float" office:value="6554.415" calcext:value-type="float">
            <text:p>6554.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2872" calcext:value-type="float">
            <text:p>-0.01228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30.55756" calcext:value-type="float">
            <text:p>30.55756</text:p>
          </table:table-cell>
          <table:table-cell office:value-type="float" office:value="1092.714" calcext:value-type="float">
            <text:p>1092.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11" calcext:value-type="float">
            <text:p>1.0611</text:p>
          </table:table-cell>
          <table:table-cell office:value-type="float" office:value="8.066806" calcext:value-type="float">
            <text:p>8.066806</text:p>
          </table:table-cell>
          <table:table-cell office:value-type="float" office:value="0" calcext:value-type="float">
            <text:p>0</text:p>
          </table:table-cell>
          <table:table-cell office:value-type="float" office:value="0.0000009247513" calcext:value-type="float">
            <text:p>9.247513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18" calcext:value-type="float">
            <text:p>-0.01311518</text:p>
          </table:table-cell>
          <table:table-cell office:value-type="float" office:value="-0.01966109" calcext:value-type="float">
            <text:p>-0.01966109</text:p>
          </table:table-cell>
          <table:table-cell office:value-type="float" office:value="0.001576902" calcext:value-type="float">
            <text:p>0.001576902</text:p>
          </table:table-cell>
          <table:table-cell office:value-type="float" office:value="0.000000002887683" calcext:value-type="float">
            <text:p>2.887683E-09</text:p>
          </table:table-cell>
          <table:table-cell office:value-type="float" office:value="15.50674" calcext:value-type="float">
            <text:p>15.50674</text:p>
          </table:table-cell>
          <table:table-cell office:value-type="float" office:value="5.08426" calcext:value-type="float">
            <text:p>5.08426</text:p>
          </table:table-cell>
          <table:table-cell office:value-type="float" office:value="0.1146799" calcext:value-type="float">
            <text:p>0.1146799</text:p>
          </table:table-cell>
          <table:table-cell office:value-type="float" office:value="0.09395071" calcext:value-type="float">
            <text:p>0.09395071</text:p>
          </table:table-cell>
          <table:table-cell office:value-type="float" office:value="0.04857667" calcext:value-type="float">
            <text:p>0.04857667</text:p>
          </table:table-cell>
          <table:table-cell office:value-type="float" office:value="0.0492007" calcext:value-type="float">
            <text:p>0.0492007</text:p>
          </table:table-cell>
          <table:table-cell office:value-type="float" office:value="0.0229753" calcext:value-type="float">
            <text:p>0.0229753</text:p>
          </table:table-cell>
          <table:table-cell office:value-type="float" office:value="0.02160922" calcext:value-type="float">
            <text:p>0.02160922</text:p>
          </table:table-cell>
          <table:table-cell office:value-type="float" office:value="0.03382115" calcext:value-type="float">
            <text:p>0.03382115</text:p>
          </table:table-cell>
          <table:table-cell office:value-type="float" office:value="0.02611197" calcext:value-type="float">
            <text:p>0.02611197</text:p>
          </table:table-cell>
          <table:table-cell office:value-type="float" office:value="0.02280635" calcext:value-type="float">
            <text:p>0.02280635</text:p>
          </table:table-cell>
          <table:table-cell office:value-type="float" office:value="0.02129067" calcext:value-type="float">
            <text:p>0.02129067</text:p>
          </table:table-cell>
          <table:table-cell office:value-type="float" office:value="0.02015086" calcext:value-type="float">
            <text:p>0.02015086</text:p>
          </table:table-cell>
          <table:table-cell office:value-type="float" office:value="0.005538694" calcext:value-type="float">
            <text:p>0.005538694</text:p>
          </table:table-cell>
          <table:table-cell office:value-type="float" office:value="0.006138023" calcext:value-type="float">
            <text:p>0.006138023</text:p>
          </table:table-cell>
          <table:table-cell office:value-type="float" office:value="0" calcext:value-type="float">
            <text:p>0</text:p>
          </table:table-cell>
          <table:table-cell office:value-type="float" office:value="72.173" calcext:value-type="float">
            <text:p>72.173</text:p>
          </table:table-cell>
          <table:table-cell office:value-type="float" office:value="50.88991" calcext:value-type="float">
            <text:p>50.88991</text:p>
          </table:table-cell>
          <table:table-cell office:value-type="float" office:value="36.99866" calcext:value-type="float">
            <text:p>36.99866</text:p>
          </table:table-cell>
          <table:table-cell office:value-type="float" office:value="17.32112" calcext:value-type="float">
            <text:p>17.32112</text:p>
          </table:table-cell>
          <table:table-cell office:value-type="float" office:value="9.860051" calcext:value-type="float">
            <text:p>9.860051</text:p>
          </table:table-cell>
          <table:table-cell office:value-type="float" office:value="2.251738" calcext:value-type="float">
            <text:p>2.251738</text:p>
          </table:table-cell>
          <table:table-cell office:value-type="float" office:value="1.038899" calcext:value-type="float">
            <text:p>1.038899</text:p>
          </table:table-cell>
          <table:table-cell office:value-type="float" office:value="2.02464" calcext:value-type="float">
            <text:p>2.02464</text:p>
          </table:table-cell>
          <table:table-cell office:value-type="float" office:value="0.6348639" calcext:value-type="float">
            <text:p>0.6348639</text:p>
          </table:table-cell>
          <table:table-cell office:value-type="float" office:value="0.2902338" calcext:value-type="float">
            <text:p>0.2902338</text:p>
          </table:table-cell>
          <table:table-cell office:value-type="float" office:value="0.1443642" calcext:value-type="float">
            <text:p>0.1443642</text:p>
          </table:table-cell>
          <table:table-cell office:value-type="float" office:value="0.1498922" calcext:value-type="float">
            <text:p>0.1498922</text:p>
          </table:table-cell>
          <table:table-cell office:value-type="float" office:value="0.3372595" calcext:value-type="float">
            <text:p>0.3372595</text:p>
          </table:table-cell>
          <table:table-cell office:value-type="float" office:value="0.3628148" calcext:value-type="float">
            <text:p>0.3628148</text:p>
          </table:table-cell>
          <table:table-cell office:value-type="float" office:value="0" calcext:value-type="float">
            <text:p>0</text:p>
          </table:table-cell>
          <table:table-cell office:value-type="float" office:value="6746.219" calcext:value-type="float">
            <text:p>6746.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30275" calcext:value-type="float">
            <text:p>-0.012302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30.36554" calcext:value-type="float">
            <text:p>30.36554</text:p>
          </table:table-cell>
          <table:table-cell office:value-type="float" office:value="1092.735" calcext:value-type="float">
            <text:p>1092.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7758" calcext:value-type="float">
            <text:p>1.127758</text:p>
          </table:table-cell>
          <table:table-cell office:value-type="float" office:value="8.165771" calcext:value-type="float">
            <text:p>8.165771</text:p>
          </table:table-cell>
          <table:table-cell office:value-type="float" office:value="0" calcext:value-type="float">
            <text:p>0</text:p>
          </table:table-cell>
          <table:table-cell office:value-type="float" office:value="0.0000009247513" calcext:value-type="float">
            <text:p>9.247513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18" calcext:value-type="float">
            <text:p>-0.01311518</text:p>
          </table:table-cell>
          <table:table-cell office:value-type="float" office:value="-0.01989052" calcext:value-type="float">
            <text:p>-0.01989052</text:p>
          </table:table-cell>
          <table:table-cell office:value-type="float" office:value="0.00156906" calcext:value-type="float">
            <text:p>0.00156906</text:p>
          </table:table-cell>
          <table:table-cell office:value-type="float" office:value="0.000000002887683" calcext:value-type="float">
            <text:p>2.887683E-09</text:p>
          </table:table-cell>
          <table:table-cell office:value-type="float" office:value="15.45244" calcext:value-type="float">
            <text:p>15.45244</text:p>
          </table:table-cell>
          <table:table-cell office:value-type="float" office:value="6.603989" calcext:value-type="float">
            <text:p>6.603989</text:p>
          </table:table-cell>
          <table:table-cell office:value-type="float" office:value="0.1394696" calcext:value-type="float">
            <text:p>0.1394696</text:p>
          </table:table-cell>
          <table:table-cell office:value-type="float" office:value="0.1123023" calcext:value-type="float">
            <text:p>0.1123023</text:p>
          </table:table-cell>
          <table:table-cell office:value-type="float" office:value="0.0469816" calcext:value-type="float">
            <text:p>0.0469816</text:p>
          </table:table-cell>
          <table:table-cell office:value-type="float" office:value="0.04742394" calcext:value-type="float">
            <text:p>0.04742394</text:p>
          </table:table-cell>
          <table:table-cell office:value-type="float" office:value="0.02250112" calcext:value-type="float">
            <text:p>0.02250112</text:p>
          </table:table-cell>
          <table:table-cell office:value-type="float" office:value="0.02124958" calcext:value-type="float">
            <text:p>0.02124958</text:p>
          </table:table-cell>
          <table:table-cell office:value-type="float" office:value="0.03346439" calcext:value-type="float">
            <text:p>0.03346439</text:p>
          </table:table-cell>
          <table:table-cell office:value-type="float" office:value="0.02588648" calcext:value-type="float">
            <text:p>0.02588648</text:p>
          </table:table-cell>
          <table:table-cell office:value-type="float" office:value="0.02270462" calcext:value-type="float">
            <text:p>0.02270462</text:p>
          </table:table-cell>
          <table:table-cell office:value-type="float" office:value="0.02128002" calcext:value-type="float">
            <text:p>0.02128002</text:p>
          </table:table-cell>
          <table:table-cell office:value-type="float" office:value="0.02017028" calcext:value-type="float">
            <text:p>0.02017028</text:p>
          </table:table-cell>
          <table:table-cell office:value-type="float" office:value="0.005538228" calcext:value-type="float">
            <text:p>0.005538228</text:p>
          </table:table-cell>
          <table:table-cell office:value-type="float" office:value="0.00613755" calcext:value-type="float">
            <text:p>0.00613755</text:p>
          </table:table-cell>
          <table:table-cell office:value-type="float" office:value="0" calcext:value-type="float">
            <text:p>0</text:p>
          </table:table-cell>
          <table:table-cell office:value-type="float" office:value="67.99281" calcext:value-type="float">
            <text:p>67.99281</text:p>
          </table:table-cell>
          <table:table-cell office:value-type="float" office:value="53.57109" calcext:value-type="float">
            <text:p>53.57109</text:p>
          </table:table-cell>
          <table:table-cell office:value-type="float" office:value="37.62545" calcext:value-type="float">
            <text:p>37.62545</text:p>
          </table:table-cell>
          <table:table-cell office:value-type="float" office:value="17.51271" calcext:value-type="float">
            <text:p>17.51271</text:p>
          </table:table-cell>
          <table:table-cell office:value-type="float" office:value="10.0362" calcext:value-type="float">
            <text:p>10.0362</text:p>
          </table:table-cell>
          <table:table-cell office:value-type="float" office:value="2.277946" calcext:value-type="float">
            <text:p>2.277946</text:p>
          </table:table-cell>
          <table:table-cell office:value-type="float" office:value="1.05356" calcext:value-type="float">
            <text:p>1.05356</text:p>
          </table:table-cell>
          <table:table-cell office:value-type="float" office:value="2.029258" calcext:value-type="float">
            <text:p>2.029258</text:p>
          </table:table-cell>
          <table:table-cell office:value-type="float" office:value="0.6374891" calcext:value-type="float">
            <text:p>0.6374891</text:p>
          </table:table-cell>
          <table:table-cell office:value-type="float" office:value="0.2912275" calcext:value-type="float">
            <text:p>0.2912275</text:p>
          </table:table-cell>
          <table:table-cell office:value-type="float" office:value="0.1448112" calcext:value-type="float">
            <text:p>0.1448112</text:p>
          </table:table-cell>
          <table:table-cell office:value-type="float" office:value="0.150214" calcext:value-type="float">
            <text:p>0.150214</text:p>
          </table:table-cell>
          <table:table-cell office:value-type="float" office:value="0.3369746" calcext:value-type="float">
            <text:p>0.3369746</text:p>
          </table:table-cell>
          <table:table-cell office:value-type="float" office:value="0.3628176" calcext:value-type="float">
            <text:p>0.3628176</text:p>
          </table:table-cell>
          <table:table-cell office:value-type="float" office:value="0" calcext:value-type="float">
            <text:p>0</text:p>
          </table:table-cell>
          <table:table-cell office:value-type="float" office:value="7142.657" calcext:value-type="float">
            <text:p>7142.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34853" calcext:value-type="float">
            <text:p>-0.012348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30.10707" calcext:value-type="float">
            <text:p>30.10707</text:p>
          </table:table-cell>
          <table:table-cell office:value-type="float" office:value="1092.762" calcext:value-type="float">
            <text:p>1092.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2104" calcext:value-type="float">
            <text:p>1.202104</text:p>
          </table:table-cell>
          <table:table-cell office:value-type="float" office:value="8.316209" calcext:value-type="float">
            <text:p>8.316209</text:p>
          </table:table-cell>
          <table:table-cell office:value-type="float" office:value="0" calcext:value-type="float">
            <text:p>0</text:p>
          </table:table-cell>
          <table:table-cell office:value-type="float" office:value="0.0000009247513" calcext:value-type="float">
            <text:p>9.247513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18" calcext:value-type="float">
            <text:p>-0.01311518</text:p>
          </table:table-cell>
          <table:table-cell office:value-type="float" office:value="-0.02029374" calcext:value-type="float">
            <text:p>-0.02029374</text:p>
          </table:table-cell>
          <table:table-cell office:value-type="float" office:value="0.001550653" calcext:value-type="float">
            <text:p>0.001550653</text:p>
          </table:table-cell>
          <table:table-cell office:value-type="float" office:value="0.000000002887683" calcext:value-type="float">
            <text:p>2.887683E-09</text:p>
          </table:table-cell>
          <table:table-cell office:value-type="float" office:value="15.44352" calcext:value-type="float">
            <text:p>15.44352</text:p>
          </table:table-cell>
          <table:table-cell office:value-type="float" office:value="8.606017" calcext:value-type="float">
            <text:p>8.606017</text:p>
          </table:table-cell>
          <table:table-cell office:value-type="float" office:value="0.1822875" calcext:value-type="float">
            <text:p>0.1822875</text:p>
          </table:table-cell>
          <table:table-cell office:value-type="float" office:value="0.1435884" calcext:value-type="float">
            <text:p>0.1435884</text:p>
          </table:table-cell>
          <table:table-cell office:value-type="float" office:value="0.04536288" calcext:value-type="float">
            <text:p>0.04536288</text:p>
          </table:table-cell>
          <table:table-cell office:value-type="float" office:value="0.04570761" calcext:value-type="float">
            <text:p>0.04570761</text:p>
          </table:table-cell>
          <table:table-cell office:value-type="float" office:value="0.02166677" calcext:value-type="float">
            <text:p>0.02166677</text:p>
          </table:table-cell>
          <table:table-cell office:value-type="float" office:value="0.02047744" calcext:value-type="float">
            <text:p>0.02047744</text:p>
          </table:table-cell>
          <table:table-cell office:value-type="float" office:value="0.03296824" calcext:value-type="float">
            <text:p>0.03296824</text:p>
          </table:table-cell>
          <table:table-cell office:value-type="float" office:value="0.02565109" calcext:value-type="float">
            <text:p>0.02565109</text:p>
          </table:table-cell>
          <table:table-cell office:value-type="float" office:value="0.02260125" calcext:value-type="float">
            <text:p>0.02260125</text:p>
          </table:table-cell>
          <table:table-cell office:value-type="float" office:value="0.02126781" calcext:value-type="float">
            <text:p>0.02126781</text:p>
          </table:table-cell>
          <table:table-cell office:value-type="float" office:value="0.02018989" calcext:value-type="float">
            <text:p>0.02018989</text:p>
          </table:table-cell>
          <table:table-cell office:value-type="float" office:value="0.00553777" calcext:value-type="float">
            <text:p>0.00553777</text:p>
          </table:table-cell>
          <table:table-cell office:value-type="float" office:value="0.006137065" calcext:value-type="float">
            <text:p>0.006137065</text:p>
          </table:table-cell>
          <table:table-cell office:value-type="float" office:value="0" calcext:value-type="float">
            <text:p>0</text:p>
          </table:table-cell>
          <table:table-cell office:value-type="float" office:value="62.57557" calcext:value-type="float">
            <text:p>62.57557</text:p>
          </table:table-cell>
          <table:table-cell office:value-type="float" office:value="56.8497" calcext:value-type="float">
            <text:p>56.8497</text:p>
          </table:table-cell>
          <table:table-cell office:value-type="float" office:value="38.69727" calcext:value-type="float">
            <text:p>38.69727</text:p>
          </table:table-cell>
          <table:table-cell office:value-type="float" office:value="17.79723" calcext:value-type="float">
            <text:p>17.79723</text:p>
          </table:table-cell>
          <table:table-cell office:value-type="float" office:value="10.28016" calcext:value-type="float">
            <text:p>10.28016</text:p>
          </table:table-cell>
          <table:table-cell office:value-type="float" office:value="2.312432" calcext:value-type="float">
            <text:p>2.312432</text:p>
          </table:table-cell>
          <table:table-cell office:value-type="float" office:value="1.072308" calcext:value-type="float">
            <text:p>1.072308</text:p>
          </table:table-cell>
          <table:table-cell office:value-type="float" office:value="2.034867" calcext:value-type="float">
            <text:p>2.034867</text:p>
          </table:table-cell>
          <table:table-cell office:value-type="float" office:value="0.6402063" calcext:value-type="float">
            <text:p>0.6402063</text:p>
          </table:table-cell>
          <table:table-cell office:value-type="float" office:value="0.2922188" calcext:value-type="float">
            <text:p>0.2922188</text:p>
          </table:table-cell>
          <table:table-cell office:value-type="float" office:value="0.1452636" calcext:value-type="float">
            <text:p>0.1452636</text:p>
          </table:table-cell>
          <table:table-cell office:value-type="float" office:value="0.1505353" calcext:value-type="float">
            <text:p>0.1505353</text:p>
          </table:table-cell>
          <table:table-cell office:value-type="float" office:value="0.3366973" calcext:value-type="float">
            <text:p>0.3366973</text:p>
          </table:table-cell>
          <table:table-cell office:value-type="float" office:value="0.3628203" calcext:value-type="float">
            <text:p>0.3628203</text:p>
          </table:table-cell>
          <table:table-cell office:value-type="float" office:value="0" calcext:value-type="float">
            <text:p>0</text:p>
          </table:table-cell>
          <table:table-cell office:value-type="float" office:value="7556.25" calcext:value-type="float">
            <text:p>755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50325" calcext:value-type="float">
            <text:p>-0.012503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29.87678" calcext:value-type="float">
            <text:p>29.87678</text:p>
          </table:table-cell>
          <table:table-cell office:value-type="float" office:value="1092.781" calcext:value-type="float">
            <text:p>1092.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2688" calcext:value-type="float">
            <text:p>1.232688</text:p>
          </table:table-cell>
          <table:table-cell office:value-type="float" office:value="8.490036" calcext:value-type="float">
            <text:p>8.490036</text:p>
          </table:table-cell>
          <table:table-cell office:value-type="float" office:value="0" calcext:value-type="float">
            <text:p>0</text:p>
          </table:table-cell>
          <table:table-cell office:value-type="float" office:value="0.0000009247513" calcext:value-type="float">
            <text:p>9.247513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18" calcext:value-type="float">
            <text:p>-0.01311518</text:p>
          </table:table-cell>
          <table:table-cell office:value-type="float" office:value="-0.02073616" calcext:value-type="float">
            <text:p>-0.02073616</text:p>
          </table:table-cell>
          <table:table-cell office:value-type="float" office:value="0.001537664" calcext:value-type="float">
            <text:p>0.001537664</text:p>
          </table:table-cell>
          <table:table-cell office:value-type="float" office:value="0.000000002887683" calcext:value-type="float">
            <text:p>2.887683E-09</text:p>
          </table:table-cell>
          <table:table-cell office:value-type="float" office:value="15.53504" calcext:value-type="float">
            <text:p>15.53504</text:p>
          </table:table-cell>
          <table:table-cell office:value-type="float" office:value="9.676341" calcext:value-type="float">
            <text:p>9.676341</text:p>
          </table:table-cell>
          <table:table-cell office:value-type="float" office:value="0.2055895" calcext:value-type="float">
            <text:p>0.2055895</text:p>
          </table:table-cell>
          <table:table-cell office:value-type="float" office:value="0.1640083" calcext:value-type="float">
            <text:p>0.1640083</text:p>
          </table:table-cell>
          <table:table-cell office:value-type="float" office:value="0.04433935" calcext:value-type="float">
            <text:p>0.04433935</text:p>
          </table:table-cell>
          <table:table-cell office:value-type="float" office:value="0.04439049" calcext:value-type="float">
            <text:p>0.04439049</text:p>
          </table:table-cell>
          <table:table-cell office:value-type="float" office:value="0.02091312" calcext:value-type="float">
            <text:p>0.02091312</text:p>
          </table:table-cell>
          <table:table-cell office:value-type="float" office:value="0.01965977" calcext:value-type="float">
            <text:p>0.01965977</text:p>
          </table:table-cell>
          <table:table-cell office:value-type="float" office:value="0.03232295" calcext:value-type="float">
            <text:p>0.03232295</text:p>
          </table:table-cell>
          <table:table-cell office:value-type="float" office:value="0.025376" calcext:value-type="float">
            <text:p>0.025376</text:p>
          </table:table-cell>
          <table:table-cell office:value-type="float" office:value="0.0224925" calcext:value-type="float">
            <text:p>0.0224925</text:p>
          </table:table-cell>
          <table:table-cell office:value-type="float" office:value="0.02125387" calcext:value-type="float">
            <text:p>0.02125387</text:p>
          </table:table-cell>
          <table:table-cell office:value-type="float" office:value="0.02020959" calcext:value-type="float">
            <text:p>0.02020959</text:p>
          </table:table-cell>
          <table:table-cell office:value-type="float" office:value="0.005537317" calcext:value-type="float">
            <text:p>0.005537317</text:p>
          </table:table-cell>
          <table:table-cell office:value-type="float" office:value="0.006136583" calcext:value-type="float">
            <text:p>0.006136583</text:p>
          </table:table-cell>
          <table:table-cell office:value-type="float" office:value="0" calcext:value-type="float">
            <text:p>0</text:p>
          </table:table-cell>
          <table:table-cell office:value-type="float" office:value="57.69895" calcext:value-type="float">
            <text:p>57.69895</text:p>
          </table:table-cell>
          <table:table-cell office:value-type="float" office:value="59.96944" calcext:value-type="float">
            <text:p>59.96944</text:p>
          </table:table-cell>
          <table:table-cell office:value-type="float" office:value="39.99739" calcext:value-type="float">
            <text:p>39.99739</text:p>
          </table:table-cell>
          <table:table-cell office:value-type="float" office:value="18.14678" calcext:value-type="float">
            <text:p>18.14678</text:p>
          </table:table-cell>
          <table:table-cell office:value-type="float" office:value="10.57344" calcext:value-type="float">
            <text:p>10.57344</text:p>
          </table:table-cell>
          <table:table-cell office:value-type="float" office:value="2.354442" calcext:value-type="float">
            <text:p>2.354442</text:p>
          </table:table-cell>
          <table:table-cell office:value-type="float" office:value="1.095149" calcext:value-type="float">
            <text:p>1.095149</text:p>
          </table:table-cell>
          <table:table-cell office:value-type="float" office:value="2.041909" calcext:value-type="float">
            <text:p>2.041909</text:p>
          </table:table-cell>
          <table:table-cell office:value-type="float" office:value="0.6431908" calcext:value-type="float">
            <text:p>0.6431908</text:p>
          </table:table-cell>
          <table:table-cell office:value-type="float" office:value="0.2932492" calcext:value-type="float">
            <text:p>0.2932492</text:p>
          </table:table-cell>
          <table:table-cell office:value-type="float" office:value="0.1457223" calcext:value-type="float">
            <text:p>0.1457223</text:p>
          </table:table-cell>
          <table:table-cell office:value-type="float" office:value="0.150856" calcext:value-type="float">
            <text:p>0.150856</text:p>
          </table:table-cell>
          <table:table-cell office:value-type="float" office:value="0.3364269" calcext:value-type="float">
            <text:p>0.3364269</text:p>
          </table:table-cell>
          <table:table-cell office:value-type="float" office:value="0.3628232" calcext:value-type="float">
            <text:p>0.3628232</text:p>
          </table:table-cell>
          <table:table-cell office:value-type="float" office:value="0" calcext:value-type="float">
            <text:p>0</text:p>
          </table:table-cell>
          <table:table-cell office:value-type="float" office:value="7706.448" calcext:value-type="float">
            <text:p>7706.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68197" calcext:value-type="float">
            <text:p>-0.012681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29.69181" calcext:value-type="float">
            <text:p>29.69181</text:p>
          </table:table-cell>
          <table:table-cell office:value-type="float" office:value="1092.794" calcext:value-type="float">
            <text:p>1092.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9657" calcext:value-type="float">
            <text:p>1.239657</text:p>
          </table:table-cell>
          <table:table-cell office:value-type="float" office:value="8.649768" calcext:value-type="float">
            <text:p>8.649768</text:p>
          </table:table-cell>
          <table:table-cell office:value-type="float" office:value="0" calcext:value-type="float">
            <text:p>0</text:p>
          </table:table-cell>
          <table:table-cell office:value-type="float" office:value="0.0000009247513" calcext:value-type="float">
            <text:p>9.247513E-07</text:p>
          </table:table-cell>
          <table:table-cell office:value-type="float" office:value="0" calcext:value-type="float">
            <text:p>0</text:p>
          </table:table-cell>
          <table:table-cell office:value-type="float" office:value="-0.01311518" calcext:value-type="float">
            <text:p>-0.01311518</text:p>
          </table:table-cell>
          <table:table-cell office:value-type="float" office:value="-0.02105423" calcext:value-type="float">
            <text:p>-0.02105423</text:p>
          </table:table-cell>
          <table:table-cell office:value-type="float" office:value="0.001531519" calcext:value-type="float">
            <text:p>0.001531519</text:p>
          </table:table-cell>
          <table:table-cell office:value-type="float" office:value="0.000000002887683" calcext:value-type="float">
            <text:p>2.887683E-09</text:p>
          </table:table-cell>
          <table:table-cell office:value-type="float" office:value="15.63582" calcext:value-type="float">
            <text:p>15.63582</text:p>
          </table:table-cell>
          <table:table-cell office:value-type="float" office:value="10.05134" calcext:value-type="float">
            <text:p>10.05134</text:p>
          </table:table-cell>
          <table:table-cell office:value-type="float" office:value="0.1862071" calcext:value-type="float">
            <text:p>0.1862071</text:p>
          </table:table-cell>
          <table:table-cell office:value-type="float" office:value="0.1554094" calcext:value-type="float">
            <text:p>0.1554094</text:p>
          </table:table-cell>
          <table:table-cell office:value-type="float" office:value="0.04325781" calcext:value-type="float">
            <text:p>0.04325781</text:p>
          </table:table-cell>
          <table:table-cell office:value-type="float" office:value="0.04340453" calcext:value-type="float">
            <text:p>0.04340453</text:p>
          </table:table-cell>
          <table:table-cell office:value-type="float" office:value="0.02044962" calcext:value-type="float">
            <text:p>0.02044962</text:p>
          </table:table-cell>
          <table:table-cell office:value-type="float" office:value="0.01907649" calcext:value-type="float">
            <text:p>0.01907649</text:p>
          </table:table-cell>
          <table:table-cell office:value-type="float" office:value="0.0316405" calcext:value-type="float">
            <text:p>0.0316405</text:p>
          </table:table-cell>
          <table:table-cell office:value-type="float" office:value="0.025053" calcext:value-type="float">
            <text:p>0.025053</text:p>
          </table:table-cell>
          <table:table-cell office:value-type="float" office:value="0.02237288" calcext:value-type="float">
            <text:p>0.02237288</text:p>
          </table:table-cell>
          <table:table-cell office:value-type="float" office:value="0.02123765" calcext:value-type="float">
            <text:p>0.02123765</text:p>
          </table:table-cell>
          <table:table-cell office:value-type="float" office:value="0.02022941" calcext:value-type="float">
            <text:p>0.02022941</text:p>
          </table:table-cell>
          <table:table-cell office:value-type="float" office:value="0.005536839" calcext:value-type="float">
            <text:p>0.005536839</text:p>
          </table:table-cell>
          <table:table-cell office:value-type="float" office:value="0.006136089" calcext:value-type="float">
            <text:p>0.006136089</text:p>
          </table:table-cell>
          <table:table-cell office:value-type="float" office:value="0" calcext:value-type="float">
            <text:p>0</text:p>
          </table:table-cell>
          <table:table-cell office:value-type="float" office:value="54.15739" calcext:value-type="float">
            <text:p>54.15739</text:p>
          </table:table-cell>
          <table:table-cell office:value-type="float" office:value="62.35792" calcext:value-type="float">
            <text:p>62.35792</text:p>
          </table:table-cell>
          <table:table-cell office:value-type="float" office:value="41.21083" calcext:value-type="float">
            <text:p>41.21083</text:p>
          </table:table-cell>
          <table:table-cell office:value-type="float" office:value="18.50138" calcext:value-type="float">
            <text:p>18.50138</text:p>
          </table:table-cell>
          <table:table-cell office:value-type="float" office:value="10.87057" calcext:value-type="float">
            <text:p>10.87057</text:p>
          </table:table-cell>
          <table:table-cell office:value-type="float" office:value="2.399651" calcext:value-type="float">
            <text:p>2.399651</text:p>
          </table:table-cell>
          <table:table-cell office:value-type="float" office:value="1.120182" calcext:value-type="float">
            <text:p>1.120182</text:p>
          </table:table-cell>
          <table:table-cell office:value-type="float" office:value="2.05018" calcext:value-type="float">
            <text:p>2.05018</text:p>
          </table:table-cell>
          <table:table-cell office:value-type="float" office:value="0.6465479" calcext:value-type="float">
            <text:p>0.6465479</text:p>
          </table:table-cell>
          <table:table-cell office:value-type="float" office:value="0.2943452" calcext:value-type="float">
            <text:p>0.2943452</text:p>
          </table:table-cell>
          <table:table-cell office:value-type="float" office:value="0.1461909" calcext:value-type="float">
            <text:p>0.1461909</text:p>
          </table:table-cell>
          <table:table-cell office:value-type="float" office:value="0.1511768" calcext:value-type="float">
            <text:p>0.1511768</text:p>
          </table:table-cell>
          <table:table-cell office:value-type="float" office:value="0.336161" calcext:value-type="float">
            <text:p>0.336161</text:p>
          </table:table-cell>
          <table:table-cell office:value-type="float" office:value="0.362826" calcext:value-type="float">
            <text:p>0.362826</text:p>
          </table:table-cell>
          <table:table-cell office:value-type="float" office:value="0" calcext:value-type="float">
            <text:p>0</text:p>
          </table:table-cell>
          <table:table-cell office:value-type="float" office:value="7748.607" calcext:value-type="float">
            <text:p>7748.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77749" calcext:value-type="float">
            <text:p>-0.012777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29.62049" calcext:value-type="float">
            <text:p>29.62049</text:p>
          </table:table-cell>
          <table:table-cell office:value-type="float" office:value="1092.796" calcext:value-type="float">
            <text:p>1092.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1339" calcext:value-type="float">
            <text:p>1.191339</text:p>
          </table:table-cell>
          <table:table-cell office:value-type="float" office:value="8.767286" calcext:value-type="float">
            <text:p>8.767286</text:p>
          </table:table-cell>
          <table:table-cell office:value-type="float" office:value="0" calcext:value-type="float">
            <text:p>0</text:p>
          </table:table-cell>
          <table:table-cell office:value-type="float" office:value="0.0000009635867" calcext:value-type="float">
            <text:p>9.635867E-07</text:p>
          </table:table-cell>
          <table:table-cell office:value-type="float" office:value="0" calcext:value-type="float">
            <text:p>0</text:p>
          </table:table-cell>
          <table:table-cell office:value-type="float" office:value="-0.01327316" calcext:value-type="float">
            <text:p>-0.01327316</text:p>
          </table:table-cell>
          <table:table-cell office:value-type="float" office:value="-0.02118197" calcext:value-type="float">
            <text:p>-0.02118197</text:p>
          </table:table-cell>
          <table:table-cell office:value-type="float" office:value="0.001534256" calcext:value-type="float">
            <text:p>0.001534256</text:p>
          </table:table-cell>
          <table:table-cell office:value-type="float" office:value="0.000000002887683" calcext:value-type="float">
            <text:p>2.887683E-09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0.41684" calcext:value-type="float">
            <text:p>10.41684</text:p>
          </table:table-cell>
          <table:table-cell office:value-type="float" office:value="0.2636434" calcext:value-type="float">
            <text:p>0.2636434</text:p>
          </table:table-cell>
          <table:table-cell office:value-type="float" office:value="0.1247014" calcext:value-type="float">
            <text:p>0.1247014</text:p>
          </table:table-cell>
          <table:table-cell office:value-type="float" office:value="0.04340959" calcext:value-type="float">
            <text:p>0.04340959</text:p>
          </table:table-cell>
          <table:table-cell office:value-type="float" office:value="0.04334362" calcext:value-type="float">
            <text:p>0.04334362</text:p>
          </table:table-cell>
          <table:table-cell office:value-type="float" office:value="0.02058866" calcext:value-type="float">
            <text:p>0.02058866</text:p>
          </table:table-cell>
          <table:table-cell office:value-type="float" office:value="0.01903837" calcext:value-type="float">
            <text:p>0.01903837</text:p>
          </table:table-cell>
          <table:table-cell office:value-type="float" office:value="0.03108827" calcext:value-type="float">
            <text:p>0.03108827</text:p>
          </table:table-cell>
          <table:table-cell office:value-type="float" office:value="0.02470635" calcext:value-type="float">
            <text:p>0.02470635</text:p>
          </table:table-cell>
          <table:table-cell office:value-type="float" office:value="0.02223893" calcext:value-type="float">
            <text:p>0.02223893</text:p>
          </table:table-cell>
          <table:table-cell office:value-type="float" office:value="0.02121836" calcext:value-type="float">
            <text:p>0.02121836</text:p>
          </table:table-cell>
          <table:table-cell office:value-type="float" office:value="0.02024931" calcext:value-type="float">
            <text:p>0.02024931</text:p>
          </table:table-cell>
          <table:table-cell office:value-type="float" office:value="0.005569313" calcext:value-type="float">
            <text:p>0.005569313</text:p>
          </table:table-cell>
          <table:table-cell office:value-type="float" office:value="0.006102275" calcext:value-type="float">
            <text:p>0.006102275</text:p>
          </table:table-cell>
          <table:table-cell office:value-type="float" office:value="0" calcext:value-type="float">
            <text:p>0</text:p>
          </table:table-cell>
          <table:table-cell office:value-type="float" office:value="30.97303" calcext:value-type="float">
            <text:p>30.97303</text:p>
          </table:table-cell>
          <table:table-cell office:value-type="float" office:value="63.69177" calcext:value-type="float">
            <text:p>63.69177</text:p>
          </table:table-cell>
          <table:table-cell office:value-type="float" office:value="45.72734" calcext:value-type="float">
            <text:p>45.72734</text:p>
          </table:table-cell>
          <table:table-cell office:value-type="float" office:value="19.13898" calcext:value-type="float">
            <text:p>19.13898</text:p>
          </table:table-cell>
          <table:table-cell office:value-type="float" office:value="11.06873" calcext:value-type="float">
            <text:p>11.06873</text:p>
          </table:table-cell>
          <table:table-cell office:value-type="float" office:value="2.43505" calcext:value-type="float">
            <text:p>2.43505</text:p>
          </table:table-cell>
          <table:table-cell office:value-type="float" office:value="1.141495" calcext:value-type="float">
            <text:p>1.141495</text:p>
          </table:table-cell>
          <table:table-cell office:value-type="float" office:value="2.058676" calcext:value-type="float">
            <text:p>2.058676</text:p>
          </table:table-cell>
          <table:table-cell office:value-type="float" office:value="0.6502302" calcext:value-type="float">
            <text:p>0.6502302</text:p>
          </table:table-cell>
          <table:table-cell office:value-type="float" office:value="0.2955261" calcext:value-type="float">
            <text:p>0.2955261</text:p>
          </table:table-cell>
          <table:table-cell office:value-type="float" office:value="0.1466736" calcext:value-type="float">
            <text:p>0.1466736</text:p>
          </table:table-cell>
          <table:table-cell office:value-type="float" office:value="0.1516058" calcext:value-type="float">
            <text:p>0.1516058</text:p>
          </table:table-cell>
          <table:table-cell office:value-type="float" office:value="0.3454158" calcext:value-type="float">
            <text:p>0.3454158</text:p>
          </table:table-cell>
          <table:table-cell office:value-type="float" office:value="0.3534755" calcext:value-type="float">
            <text:p>0.3534755</text:p>
          </table:table-cell>
          <table:table-cell office:value-type="float" office:value="0" calcext:value-type="float">
            <text:p>0</text:p>
          </table:table-cell>
          <table:table-cell office:value-type="float" office:value="7368.117" calcext:value-type="float">
            <text:p>7368.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79084" calcext:value-type="float">
            <text:p>-0.012790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29.54714" calcext:value-type="float">
            <text:p>29.54714</text:p>
          </table:table-cell>
          <table:table-cell office:value-type="float" office:value="1092.802" calcext:value-type="float">
            <text:p>1092.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5396" calcext:value-type="float">
            <text:p>1.165396</text:p>
          </table:table-cell>
          <table:table-cell office:value-type="float" office:value="8.858568" calcext:value-type="float">
            <text:p>8.858568</text:p>
          </table:table-cell>
          <table:table-cell office:value-type="float" office:value="0" calcext:value-type="float">
            <text:p>0</text:p>
          </table:table-cell>
          <table:table-cell office:value-type="float" office:value="0.000001116103" calcext:value-type="float">
            <text:p>1.116103E-06</text:p>
          </table:table-cell>
          <table:table-cell office:value-type="float" office:value="0" calcext:value-type="float">
            <text:p>0</text:p>
          </table:table-cell>
          <table:table-cell office:value-type="float" office:value="-0.01411474" calcext:value-type="float">
            <text:p>-0.01411474</text:p>
          </table:table-cell>
          <table:table-cell office:value-type="float" office:value="-0.02132303" calcext:value-type="float">
            <text:p>-0.02132303</text:p>
          </table:table-cell>
          <table:table-cell office:value-type="float" office:value="0.001538751" calcext:value-type="float">
            <text:p>0.001538751</text:p>
          </table:table-cell>
          <table:table-cell office:value-type="float" office:value="0.000000002887683" calcext:value-type="float">
            <text:p>2.887683E-09</text:p>
          </table:table-cell>
          <table:table-cell office:value-type="float" office:value="15.7256" calcext:value-type="float">
            <text:p>15.7256</text:p>
          </table:table-cell>
          <table:table-cell office:value-type="float" office:value="8.180739" calcext:value-type="float">
            <text:p>8.180739</text:p>
          </table:table-cell>
          <table:table-cell office:value-type="float" office:value="0.1999713" calcext:value-type="float">
            <text:p>0.1999713</text:p>
          </table:table-cell>
          <table:table-cell office:value-type="float" office:value="0.1111123" calcext:value-type="float">
            <text:p>0.1111123</text:p>
          </table:table-cell>
          <table:table-cell office:value-type="float" office:value="0.04435172" calcext:value-type="float">
            <text:p>0.04435172</text:p>
          </table:table-cell>
          <table:table-cell office:value-type="float" office:value="0.0440711" calcext:value-type="float">
            <text:p>0.0440711</text:p>
          </table:table-cell>
          <table:table-cell office:value-type="float" office:value="0.02093898" calcext:value-type="float">
            <text:p>0.02093898</text:p>
          </table:table-cell>
          <table:table-cell office:value-type="float" office:value="0.01943193" calcext:value-type="float">
            <text:p>0.01943193</text:p>
          </table:table-cell>
          <table:table-cell office:value-type="float" office:value="0.03079763" calcext:value-type="float">
            <text:p>0.03079763</text:p>
          </table:table-cell>
          <table:table-cell office:value-type="float" office:value="0.02439677" calcext:value-type="float">
            <text:p>0.02439677</text:p>
          </table:table-cell>
          <table:table-cell office:value-type="float" office:value="0.02209365" calcext:value-type="float">
            <text:p>0.02209365</text:p>
          </table:table-cell>
          <table:table-cell office:value-type="float" office:value="0.02119616" calcext:value-type="float">
            <text:p>0.02119616</text:p>
          </table:table-cell>
          <table:table-cell office:value-type="float" office:value="0.02027016" calcext:value-type="float">
            <text:p>0.02027016</text:p>
          </table:table-cell>
          <table:table-cell office:value-type="float" office:value="0.005562073" calcext:value-type="float">
            <text:p>0.005562073</text:p>
          </table:table-cell>
          <table:table-cell office:value-type="float" office:value="0.006107807" calcext:value-type="float">
            <text:p>0.006107807</text:p>
          </table:table-cell>
          <table:table-cell office:value-type="float" office:value="0" calcext:value-type="float">
            <text:p>0</text:p>
          </table:table-cell>
          <table:table-cell office:value-type="float" office:value="58.7857" calcext:value-type="float">
            <text:p>58.7857</text:p>
          </table:table-cell>
          <table:table-cell office:value-type="float" office:value="53.35753" calcext:value-type="float">
            <text:p>53.35753</text:p>
          </table:table-cell>
          <table:table-cell office:value-type="float" office:value="46.47691" calcext:value-type="float">
            <text:p>46.47691</text:p>
          </table:table-cell>
          <table:table-cell office:value-type="float" office:value="20.73026" calcext:value-type="float">
            <text:p>20.73026</text:p>
          </table:table-cell>
          <table:table-cell office:value-type="float" office:value="11.47577" calcext:value-type="float">
            <text:p>11.47577</text:p>
          </table:table-cell>
          <table:table-cell office:value-type="float" office:value="2.464592" calcext:value-type="float">
            <text:p>2.464592</text:p>
          </table:table-cell>
          <table:table-cell office:value-type="float" office:value="1.143948" calcext:value-type="float">
            <text:p>1.143948</text:p>
          </table:table-cell>
          <table:table-cell office:value-type="float" office:value="2.068221" calcext:value-type="float">
            <text:p>2.068221</text:p>
          </table:table-cell>
          <table:table-cell office:value-type="float" office:value="0.6539415" calcext:value-type="float">
            <text:p>0.6539415</text:p>
          </table:table-cell>
          <table:table-cell office:value-type="float" office:value="0.2967859" calcext:value-type="float">
            <text:p>0.2967859</text:p>
          </table:table-cell>
          <table:table-cell office:value-type="float" office:value="0.147184" calcext:value-type="float">
            <text:p>0.147184</text:p>
          </table:table-cell>
          <table:table-cell office:value-type="float" office:value="0.1524127" calcext:value-type="float">
            <text:p>0.1524127</text:p>
          </table:table-cell>
          <table:table-cell office:value-type="float" office:value="0.3426905" calcext:value-type="float">
            <text:p>0.3426905</text:p>
          </table:table-cell>
          <table:table-cell office:value-type="float" office:value="0.3569773" calcext:value-type="float">
            <text:p>0.3569773</text:p>
          </table:table-cell>
          <table:table-cell office:value-type="float" office:value="0" calcext:value-type="float">
            <text:p>0</text:p>
          </table:table-cell>
          <table:table-cell office:value-type="float" office:value="7405.287" calcext:value-type="float">
            <text:p>7405.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80127" calcext:value-type="float">
            <text:p>-0.012801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29.50505" calcext:value-type="float">
            <text:p>29.50505</text:p>
          </table:table-cell>
          <table:table-cell office:value-type="float" office:value="1092.802" calcext:value-type="float">
            <text:p>1092.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0867" calcext:value-type="float">
            <text:p>1.130867</text:p>
          </table:table-cell>
          <table:table-cell office:value-type="float" office:value="8.937834" calcext:value-type="float">
            <text:p>8.937834</text:p>
          </table:table-cell>
          <table:table-cell office:value-type="float" office:value="0" calcext:value-type="float">
            <text:p>0</text:p>
          </table:table-cell>
          <table:table-cell office:value-type="float" office:value="0.000001295004" calcext:value-type="float">
            <text:p>1.295004E-06</text:p>
          </table:table-cell>
          <table:table-cell office:value-type="float" office:value="0" calcext:value-type="float">
            <text:p>0</text:p>
          </table:table-cell>
          <table:table-cell office:value-type="float" office:value="-0.01490595" calcext:value-type="float">
            <text:p>-0.01490595</text:p>
          </table:table-cell>
          <table:table-cell office:value-type="float" office:value="-0.02137231" calcext:value-type="float">
            <text:p>-0.02137231</text:p>
          </table:table-cell>
          <table:table-cell office:value-type="float" office:value="0.001542847" calcext:value-type="float">
            <text:p>0.001542847</text:p>
          </table:table-cell>
          <table:table-cell office:value-type="float" office:value="0.000000002887683" calcext:value-type="float">
            <text:p>2.887683E-09</text:p>
          </table:table-cell>
          <table:table-cell office:value-type="float" office:value="15.73947" calcext:value-type="float">
            <text:p>15.73947</text:p>
          </table:table-cell>
          <table:table-cell office:value-type="float" office:value="8.407279" calcext:value-type="float">
            <text:p>8.407279</text:p>
          </table:table-cell>
          <table:table-cell office:value-type="float" office:value="0.7450969" calcext:value-type="float">
            <text:p>0.7450969</text:p>
          </table:table-cell>
          <table:table-cell office:value-type="float" office:value="0.1315727" calcext:value-type="float">
            <text:p>0.1315727</text:p>
          </table:table-cell>
          <table:table-cell office:value-type="float" office:value="0.04653032" calcext:value-type="float">
            <text:p>0.04653032</text:p>
          </table:table-cell>
          <table:table-cell office:value-type="float" office:value="0.04557513" calcext:value-type="float">
            <text:p>0.04557513</text:p>
          </table:table-cell>
          <table:table-cell office:value-type="float" office:value="0.0213893" calcext:value-type="float">
            <text:p>0.0213893</text:p>
          </table:table-cell>
          <table:table-cell office:value-type="float" office:value="0.01981535" calcext:value-type="float">
            <text:p>0.01981535</text:p>
          </table:table-cell>
          <table:table-cell office:value-type="float" office:value="0.03063525" calcext:value-type="float">
            <text:p>0.03063525</text:p>
          </table:table-cell>
          <table:table-cell office:value-type="float" office:value="0.02414682" calcext:value-type="float">
            <text:p>0.02414682</text:p>
          </table:table-cell>
          <table:table-cell office:value-type="float" office:value="0.02194559" calcext:value-type="float">
            <text:p>0.02194559</text:p>
          </table:table-cell>
          <table:table-cell office:value-type="float" office:value="0.0211709" calcext:value-type="float">
            <text:p>0.0211709</text:p>
          </table:table-cell>
          <table:table-cell office:value-type="float" office:value="0.020291" calcext:value-type="float">
            <text:p>0.020291</text:p>
          </table:table-cell>
          <table:table-cell office:value-type="float" office:value="0.005554581" calcext:value-type="float">
            <text:p>0.005554581</text:p>
          </table:table-cell>
          <table:table-cell office:value-type="float" office:value="0.006113405" calcext:value-type="float">
            <text:p>0.006113405</text:p>
          </table:table-cell>
          <table:table-cell office:value-type="float" office:value="0" calcext:value-type="float">
            <text:p>0</text:p>
          </table:table-cell>
          <table:table-cell office:value-type="float" office:value="28.46718" calcext:value-type="float">
            <text:p>28.46718</text:p>
          </table:table-cell>
          <table:table-cell office:value-type="float" office:value="58.24655" calcext:value-type="float">
            <text:p>58.24655</text:p>
          </table:table-cell>
          <table:table-cell office:value-type="float" office:value="49.87412" calcext:value-type="float">
            <text:p>49.87412</text:p>
          </table:table-cell>
          <table:table-cell office:value-type="float" office:value="21.91108" calcext:value-type="float">
            <text:p>21.91108</text:p>
          </table:table-cell>
          <table:table-cell office:value-type="float" office:value="11.93888" calcext:value-type="float">
            <text:p>11.93888</text:p>
          </table:table-cell>
          <table:table-cell office:value-type="float" office:value="2.498682" calcext:value-type="float">
            <text:p>2.498682</text:p>
          </table:table-cell>
          <table:table-cell office:value-type="float" office:value="1.138456" calcext:value-type="float">
            <text:p>1.138456</text:p>
          </table:table-cell>
          <table:table-cell office:value-type="float" office:value="2.077943" calcext:value-type="float">
            <text:p>2.077943</text:p>
          </table:table-cell>
          <table:table-cell office:value-type="float" office:value="0.6574563" calcext:value-type="float">
            <text:p>0.6574563</text:p>
          </table:table-cell>
          <table:table-cell office:value-type="float" office:value="0.2980892" calcext:value-type="float">
            <text:p>0.2980892</text:p>
          </table:table-cell>
          <table:table-cell office:value-type="float" office:value="0.1477208" calcext:value-type="float">
            <text:p>0.1477208</text:p>
          </table:table-cell>
          <table:table-cell office:value-type="float" office:value="0.1530299" calcext:value-type="float">
            <text:p>0.1530299</text:p>
          </table:table-cell>
          <table:table-cell office:value-type="float" office:value="0.3400044" calcext:value-type="float">
            <text:p>0.3400044</text:p>
          </table:table-cell>
          <table:table-cell office:value-type="float" office:value="0.3605391" calcext:value-type="float">
            <text:p>0.3605391</text:p>
          </table:table-cell>
          <table:table-cell office:value-type="float" office:value="0" calcext:value-type="float">
            <text:p>0</text:p>
          </table:table-cell>
          <table:table-cell office:value-type="float" office:value="6978.299" calcext:value-type="float">
            <text:p>6978.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8091" calcext:value-type="float">
            <text:p>-0.01280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29.45554" calcext:value-type="float">
            <text:p>29.45554</text:p>
          </table:table-cell>
          <table:table-cell office:value-type="float" office:value="1092.806" calcext:value-type="float">
            <text:p>1092.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3497" calcext:value-type="float">
            <text:p>1.083497</text:p>
          </table:table-cell>
          <table:table-cell office:value-type="float" office:value="9.027159" calcext:value-type="float">
            <text:p>9.027159</text:p>
          </table:table-cell>
          <table:table-cell office:value-type="float" office:value="0" calcext:value-type="float">
            <text:p>0</text:p>
          </table:table-cell>
          <table:table-cell office:value-type="float" office:value="0.000001557869" calcext:value-type="float">
            <text:p>1.557869E-06</text:p>
          </table:table-cell>
          <table:table-cell office:value-type="float" office:value="0" calcext:value-type="float">
            <text:p>0</text:p>
          </table:table-cell>
          <table:table-cell office:value-type="float" office:value="-0.01532482" calcext:value-type="float">
            <text:p>-0.01532482</text:p>
          </table:table-cell>
          <table:table-cell office:value-type="float" office:value="-0.02168939" calcext:value-type="float">
            <text:p>-0.02168939</text:p>
          </table:table-cell>
          <table:table-cell office:value-type="float" office:value="0.001545456" calcext:value-type="float">
            <text:p>0.001545456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5.7771" calcext:value-type="float">
            <text:p>15.7771</text:p>
          </table:table-cell>
          <table:table-cell office:value-type="float" office:value="7.813668" calcext:value-type="float">
            <text:p>7.813668</text:p>
          </table:table-cell>
          <table:table-cell office:value-type="float" office:value="0.4519883" calcext:value-type="float">
            <text:p>0.4519883</text:p>
          </table:table-cell>
          <table:table-cell office:value-type="float" office:value="0.1223863" calcext:value-type="float">
            <text:p>0.1223863</text:p>
          </table:table-cell>
          <table:table-cell office:value-type="float" office:value="0.04979852" calcext:value-type="float">
            <text:p>0.04979852</text:p>
          </table:table-cell>
          <table:table-cell office:value-type="float" office:value="0.04721632" calcext:value-type="float">
            <text:p>0.04721632</text:p>
          </table:table-cell>
          <table:table-cell office:value-type="float" office:value="0.02190568" calcext:value-type="float">
            <text:p>0.02190568</text:p>
          </table:table-cell>
          <table:table-cell office:value-type="float" office:value="0.02026767" calcext:value-type="float">
            <text:p>0.02026767</text:p>
          </table:table-cell>
          <table:table-cell office:value-type="float" office:value="0.03066137" calcext:value-type="float">
            <text:p>0.03066137</text:p>
          </table:table-cell>
          <table:table-cell office:value-type="float" office:value="0.02395485" calcext:value-type="float">
            <text:p>0.02395485</text:p>
          </table:table-cell>
          <table:table-cell office:value-type="float" office:value="0.02180198" calcext:value-type="float">
            <text:p>0.02180198</text:p>
          </table:table-cell>
          <table:table-cell office:value-type="float" office:value="0.02114319" calcext:value-type="float">
            <text:p>0.02114319</text:p>
          </table:table-cell>
          <table:table-cell office:value-type="float" office:value="0.02031187" calcext:value-type="float">
            <text:p>0.02031187</text:p>
          </table:table-cell>
          <table:table-cell office:value-type="float" office:value="0.005549619" calcext:value-type="float">
            <text:p>0.005549619</text:p>
          </table:table-cell>
          <table:table-cell office:value-type="float" office:value="0.006116975" calcext:value-type="float">
            <text:p>0.006116975</text:p>
          </table:table-cell>
          <table:table-cell office:value-type="float" office:value="0" calcext:value-type="float">
            <text:p>0</text:p>
          </table:table-cell>
          <table:table-cell office:value-type="float" office:value="36.16013" calcext:value-type="float">
            <text:p>36.16013</text:p>
          </table:table-cell>
          <table:table-cell office:value-type="float" office:value="46.21828" calcext:value-type="float">
            <text:p>46.21828</text:p>
          </table:table-cell>
          <table:table-cell office:value-type="float" office:value="52.72781" calcext:value-type="float">
            <text:p>52.72781</text:p>
          </table:table-cell>
          <table:table-cell office:value-type="float" office:value="27.45824" calcext:value-type="float">
            <text:p>27.45824</text:p>
          </table:table-cell>
          <table:table-cell office:value-type="float" office:value="13.66812" calcext:value-type="float">
            <text:p>13.66812</text:p>
          </table:table-cell>
          <table:table-cell office:value-type="float" office:value="2.566379" calcext:value-type="float">
            <text:p>2.566379</text:p>
          </table:table-cell>
          <table:table-cell office:value-type="float" office:value="1.075097" calcext:value-type="float">
            <text:p>1.075097</text:p>
          </table:table-cell>
          <table:table-cell office:value-type="float" office:value="2.098648" calcext:value-type="float">
            <text:p>2.098648</text:p>
          </table:table-cell>
          <table:table-cell office:value-type="float" office:value="0.660862" calcext:value-type="float">
            <text:p>0.660862</text:p>
          </table:table-cell>
          <table:table-cell office:value-type="float" office:value="0.2994023" calcext:value-type="float">
            <text:p>0.2994023</text:p>
          </table:table-cell>
          <table:table-cell office:value-type="float" office:value="0.1482736" calcext:value-type="float">
            <text:p>0.1482736</text:p>
          </table:table-cell>
          <table:table-cell office:value-type="float" office:value="0.1535084" calcext:value-type="float">
            <text:p>0.1535084</text:p>
          </table:table-cell>
          <table:table-cell office:value-type="float" office:value="0.3382285" calcext:value-type="float">
            <text:p>0.3382285</text:p>
          </table:table-cell>
          <table:table-cell office:value-type="float" office:value="0.3627205" calcext:value-type="float">
            <text:p>0.3627205</text:p>
          </table:table-cell>
          <table:table-cell office:value-type="float" office:value="0" calcext:value-type="float">
            <text:p>0</text:p>
          </table:table-cell>
          <table:table-cell office:value-type="float" office:value="6792.678" calcext:value-type="float">
            <text:p>6792.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94875" calcext:value-type="float">
            <text:p>-0.012948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29.37248" calcext:value-type="float">
            <text:p>29.37248</text:p>
          </table:table-cell>
          <table:table-cell office:value-type="float" office:value="1092.818" calcext:value-type="float">
            <text:p>1092.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6422" calcext:value-type="float">
            <text:p>1.046422</text:p>
          </table:table-cell>
          <table:table-cell office:value-type="float" office:value="9.131158" calcext:value-type="float">
            <text:p>9.131158</text:p>
          </table:table-cell>
          <table:table-cell office:value-type="float" office:value="0" calcext:value-type="float">
            <text:p>0</text:p>
          </table:table-cell>
          <table:table-cell office:value-type="float" office:value="0.000001713687" calcext:value-type="float">
            <text:p>1.713687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94" calcext:value-type="float">
            <text:p>-0.0152994</text:p>
          </table:table-cell>
          <table:table-cell office:value-type="float" office:value="-0.02254808" calcext:value-type="float">
            <text:p>-0.02254808</text:p>
          </table:table-cell>
          <table:table-cell office:value-type="float" office:value="0.001549314" calcext:value-type="float">
            <text:p>0.001549314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5.89417" calcext:value-type="float">
            <text:p>15.89417</text:p>
          </table:table-cell>
          <table:table-cell office:value-type="float" office:value="5.590756" calcext:value-type="float">
            <text:p>5.590756</text:p>
          </table:table-cell>
          <table:table-cell office:value-type="float" office:value="0.3136453" calcext:value-type="float">
            <text:p>0.3136453</text:p>
          </table:table-cell>
          <table:table-cell office:value-type="float" office:value="0.1092846" calcext:value-type="float">
            <text:p>0.1092846</text:p>
          </table:table-cell>
          <table:table-cell office:value-type="float" office:value="0.04957594" calcext:value-type="float">
            <text:p>0.04957594</text:p>
          </table:table-cell>
          <table:table-cell office:value-type="float" office:value="0.04803368" calcext:value-type="float">
            <text:p>0.04803368</text:p>
          </table:table-cell>
          <table:table-cell office:value-type="float" office:value="0.02236682" calcext:value-type="float">
            <text:p>0.02236682</text:p>
          </table:table-cell>
          <table:table-cell office:value-type="float" office:value="0.02045345" calcext:value-type="float">
            <text:p>0.02045345</text:p>
          </table:table-cell>
          <table:table-cell office:value-type="float" office:value="0.03073352" calcext:value-type="float">
            <text:p>0.03073352</text:p>
          </table:table-cell>
          <table:table-cell office:value-type="float" office:value="0.02381249" calcext:value-type="float">
            <text:p>0.02381249</text:p>
          </table:table-cell>
          <table:table-cell office:value-type="float" office:value="0.02166766" calcext:value-type="float">
            <text:p>0.02166766</text:p>
          </table:table-cell>
          <table:table-cell office:value-type="float" office:value="0.02111388" calcext:value-type="float">
            <text:p>0.02111388</text:p>
          </table:table-cell>
          <table:table-cell office:value-type="float" office:value="0.02033299" calcext:value-type="float">
            <text:p>0.02033299</text:p>
          </table:table-cell>
          <table:table-cell office:value-type="float" office:value="0.005548973" calcext:value-type="float">
            <text:p>0.005548973</text:p>
          </table:table-cell>
          <table:table-cell office:value-type="float" office:value="0.006116447" calcext:value-type="float">
            <text:p>0.006116447</text:p>
          </table:table-cell>
          <table:table-cell office:value-type="float" office:value="0" calcext:value-type="float">
            <text:p>0</text:p>
          </table:table-cell>
          <table:table-cell office:value-type="float" office:value="50.00962" calcext:value-type="float">
            <text:p>50.00962</text:p>
          </table:table-cell>
          <table:table-cell office:value-type="float" office:value="43.00158" calcext:value-type="float">
            <text:p>43.00158</text:p>
          </table:table-cell>
          <table:table-cell office:value-type="float" office:value="49.15677" calcext:value-type="float">
            <text:p>49.15677</text:p>
          </table:table-cell>
          <table:table-cell office:value-type="float" office:value="29.89958" calcext:value-type="float">
            <text:p>29.89958</text:p>
          </table:table-cell>
          <table:table-cell office:value-type="float" office:value="16.10889" calcext:value-type="float">
            <text:p>16.10889</text:p>
          </table:table-cell>
          <table:table-cell office:value-type="float" office:value="2.739461" calcext:value-type="float">
            <text:p>2.739461</text:p>
          </table:table-cell>
          <table:table-cell office:value-type="float" office:value="1.015826" calcext:value-type="float">
            <text:p>1.015826</text:p>
          </table:table-cell>
          <table:table-cell office:value-type="float" office:value="2.117157" calcext:value-type="float">
            <text:p>2.117157</text:p>
          </table:table-cell>
          <table:table-cell office:value-type="float" office:value="0.6645281" calcext:value-type="float">
            <text:p>0.6645281</text:p>
          </table:table-cell>
          <table:table-cell office:value-type="float" office:value="0.3007016" calcext:value-type="float">
            <text:p>0.3007016</text:p>
          </table:table-cell>
          <table:table-cell office:value-type="float" office:value="0.1488347" calcext:value-type="float">
            <text:p>0.1488347</text:p>
          </table:table-cell>
          <table:table-cell office:value-type="float" office:value="0.1539395" calcext:value-type="float">
            <text:p>0.1539395</text:p>
          </table:table-cell>
          <table:table-cell office:value-type="float" office:value="0.3378639" calcext:value-type="float">
            <text:p>0.3378639</text:p>
          </table:table-cell>
          <table:table-cell office:value-type="float" office:value="0.3627268" calcext:value-type="float">
            <text:p>0.3627268</text:p>
          </table:table-cell>
          <table:table-cell office:value-type="float" office:value="0" calcext:value-type="float">
            <text:p>0</text:p>
          </table:table-cell>
          <table:table-cell office:value-type="float" office:value="6811.823" calcext:value-type="float">
            <text:p>6811.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319263" calcext:value-type="float">
            <text:p>-0.013192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29.27132" calcext:value-type="float">
            <text:p>29.27132</text:p>
          </table:table-cell>
          <table:table-cell office:value-type="float" office:value="1092.83" calcext:value-type="float">
            <text:p>109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0687" calcext:value-type="float">
            <text:p>1.030687</text:p>
          </table:table-cell>
          <table:table-cell office:value-type="float" office:value="9.230531" calcext:value-type="float">
            <text:p>9.230531</text:p>
          </table:table-cell>
          <table:table-cell office:value-type="float" office:value="0" calcext:value-type="float">
            <text:p>0</text:p>
          </table:table-cell>
          <table:table-cell office:value-type="float" office:value="0.000001767542" calcext:value-type="float">
            <text:p>1.767542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103" calcext:value-type="float">
            <text:p>-0.01529103</text:p>
          </table:table-cell>
          <table:table-cell office:value-type="float" office:value="-0.02300673" calcext:value-type="float">
            <text:p>-0.02300673</text:p>
          </table:table-cell>
          <table:table-cell office:value-type="float" office:value="0.001557111" calcext:value-type="float">
            <text:p>0.001557111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6.02299" calcext:value-type="float">
            <text:p>16.02299</text:p>
          </table:table-cell>
          <table:table-cell office:value-type="float" office:value="3.867629" calcext:value-type="float">
            <text:p>3.867629</text:p>
          </table:table-cell>
          <table:table-cell office:value-type="float" office:value="0.2266475" calcext:value-type="float">
            <text:p>0.2266475</text:p>
          </table:table-cell>
          <table:table-cell office:value-type="float" office:value="0.1011105" calcext:value-type="float">
            <text:p>0.1011105</text:p>
          </table:table-cell>
          <table:table-cell office:value-type="float" office:value="0.04828357" calcext:value-type="float">
            <text:p>0.04828357</text:p>
          </table:table-cell>
          <table:table-cell office:value-type="float" office:value="0.04762196" calcext:value-type="float">
            <text:p>0.04762196</text:p>
          </table:table-cell>
          <table:table-cell office:value-type="float" office:value="0.02260261" calcext:value-type="float">
            <text:p>0.02260261</text:p>
          </table:table-cell>
          <table:table-cell office:value-type="float" office:value="0.02054308" calcext:value-type="float">
            <text:p>0.02054308</text:p>
          </table:table-cell>
          <table:table-cell office:value-type="float" office:value="0.03076043" calcext:value-type="float">
            <text:p>0.03076043</text:p>
          </table:table-cell>
          <table:table-cell office:value-type="float" office:value="0.0237012" calcext:value-type="float">
            <text:p>0.0237012</text:p>
          </table:table-cell>
          <table:table-cell office:value-type="float" office:value="0.0215442" calcext:value-type="float">
            <text:p>0.0215442</text:p>
          </table:table-cell>
          <table:table-cell office:value-type="float" office:value="0.02108386" calcext:value-type="float">
            <text:p>0.02108386</text:p>
          </table:table-cell>
          <table:table-cell office:value-type="float" office:value="0.02035438" calcext:value-type="float">
            <text:p>0.02035438</text:p>
          </table:table-cell>
          <table:table-cell office:value-type="float" office:value="0.005548345" calcext:value-type="float">
            <text:p>0.005548345</text:p>
          </table:table-cell>
          <table:table-cell office:value-type="float" office:value="0.006115972" calcext:value-type="float">
            <text:p>0.006115972</text:p>
          </table:table-cell>
          <table:table-cell office:value-type="float" office:value="0" calcext:value-type="float">
            <text:p>0</text:p>
          </table:table-cell>
          <table:table-cell office:value-type="float" office:value="58.81039" calcext:value-type="float">
            <text:p>58.81039</text:p>
          </table:table-cell>
          <table:table-cell office:value-type="float" office:value="42.76484" calcext:value-type="float">
            <text:p>42.76484</text:p>
          </table:table-cell>
          <table:table-cell office:value-type="float" office:value="47.55509" calcext:value-type="float">
            <text:p>47.55509</text:p>
          </table:table-cell>
          <table:table-cell office:value-type="float" office:value="29.67552" calcext:value-type="float">
            <text:p>29.67552</text:p>
          </table:table-cell>
          <table:table-cell office:value-type="float" office:value="16.82203" calcext:value-type="float">
            <text:p>16.82203</text:p>
          </table:table-cell>
          <table:table-cell office:value-type="float" office:value="2.934363" calcext:value-type="float">
            <text:p>2.934363</text:p>
          </table:table-cell>
          <table:table-cell office:value-type="float" office:value="0.990646" calcext:value-type="float">
            <text:p>0.990646</text:p>
          </table:table-cell>
          <table:table-cell office:value-type="float" office:value="2.128763" calcext:value-type="float">
            <text:p>2.128763</text:p>
          </table:table-cell>
          <table:table-cell office:value-type="float" office:value="0.6686381" calcext:value-type="float">
            <text:p>0.6686381</text:p>
          </table:table-cell>
          <table:table-cell office:value-type="float" office:value="0.3019762" calcext:value-type="float">
            <text:p>0.3019762</text:p>
          </table:table-cell>
          <table:table-cell office:value-type="float" office:value="0.1493989" calcext:value-type="float">
            <text:p>0.1493989</text:p>
          </table:table-cell>
          <table:table-cell office:value-type="float" office:value="0.1543546" calcext:value-type="float">
            <text:p>0.1543546</text:p>
          </table:table-cell>
          <table:table-cell office:value-type="float" office:value="0.337523" calcext:value-type="float">
            <text:p>0.337523</text:p>
          </table:table-cell>
          <table:table-cell office:value-type="float" office:value="0.3627359" calcext:value-type="float">
            <text:p>0.3627359</text:p>
          </table:table-cell>
          <table:table-cell office:value-type="float" office:value="0" calcext:value-type="float">
            <text:p>0</text:p>
          </table:table-cell>
          <table:table-cell office:value-type="float" office:value="6945.113" calcext:value-type="float">
            <text:p>6945.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324049" calcext:value-type="float">
            <text:p>-0.01324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29.09067" calcext:value-type="float">
            <text:p>29.09067</text:p>
          </table:table-cell>
          <table:table-cell office:value-type="float" office:value="1092.852" calcext:value-type="float">
            <text:p>1092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6542" calcext:value-type="float">
            <text:p>1.086542</text:p>
          </table:table-cell>
          <table:table-cell office:value-type="float" office:value="9.328004" calcext:value-type="float">
            <text:p>9.328004</text:p>
          </table:table-cell>
          <table:table-cell office:value-type="float" office:value="0" calcext:value-type="float">
            <text:p>0</text:p>
          </table:table-cell>
          <table:table-cell office:value-type="float" office:value="0.000001767542" calcext:value-type="float">
            <text:p>1.767542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103" calcext:value-type="float">
            <text:p>-0.01529103</text:p>
          </table:table-cell>
          <table:table-cell office:value-type="float" office:value="-0.02320513" calcext:value-type="float">
            <text:p>-0.02320513</text:p>
          </table:table-cell>
          <table:table-cell office:value-type="float" office:value="0.001556905" calcext:value-type="float">
            <text:p>0.001556905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5.9622" calcext:value-type="float">
            <text:p>15.9622</text:p>
          </table:table-cell>
          <table:table-cell office:value-type="float" office:value="4.96626" calcext:value-type="float">
            <text:p>4.96626</text:p>
          </table:table-cell>
          <table:table-cell office:value-type="float" office:value="0.1939832" calcext:value-type="float">
            <text:p>0.1939832</text:p>
          </table:table-cell>
          <table:table-cell office:value-type="float" office:value="0.1091835" calcext:value-type="float">
            <text:p>0.1091835</text:p>
          </table:table-cell>
          <table:table-cell office:value-type="float" office:value="0.04608865" calcext:value-type="float">
            <text:p>0.04608865</text:p>
          </table:table-cell>
          <table:table-cell office:value-type="float" office:value="0.04578526" calcext:value-type="float">
            <text:p>0.04578526</text:p>
          </table:table-cell>
          <table:table-cell office:value-type="float" office:value="0.02235323" calcext:value-type="float">
            <text:p>0.02235323</text:p>
          </table:table-cell>
          <table:table-cell office:value-type="float" office:value="0.02043484" calcext:value-type="float">
            <text:p>0.02043484</text:p>
          </table:table-cell>
          <table:table-cell office:value-type="float" office:value="0.03071705" calcext:value-type="float">
            <text:p>0.03071705</text:p>
          </table:table-cell>
          <table:table-cell office:value-type="float" office:value="0.02360316" calcext:value-type="float">
            <text:p>0.02360316</text:p>
          </table:table-cell>
          <table:table-cell office:value-type="float" office:value="0.02143029" calcext:value-type="float">
            <text:p>0.02143029</text:p>
          </table:table-cell>
          <table:table-cell office:value-type="float" office:value="0.02105368" calcext:value-type="float">
            <text:p>0.02105368</text:p>
          </table:table-cell>
          <table:table-cell office:value-type="float" office:value="0.02037606" calcext:value-type="float">
            <text:p>0.02037606</text:p>
          </table:table-cell>
          <table:table-cell office:value-type="float" office:value="0.005547705" calcext:value-type="float">
            <text:p>0.005547705</text:p>
          </table:table-cell>
          <table:table-cell office:value-type="float" office:value="0.006115408" calcext:value-type="float">
            <text:p>0.006115408</text:p>
          </table:table-cell>
          <table:table-cell office:value-type="float" office:value="0" calcext:value-type="float">
            <text:p>0</text:p>
          </table:table-cell>
          <table:table-cell office:value-type="float" office:value="60.48016" calcext:value-type="float">
            <text:p>60.48016</text:p>
          </table:table-cell>
          <table:table-cell office:value-type="float" office:value="45.96739" calcext:value-type="float">
            <text:p>45.96739</text:p>
          </table:table-cell>
          <table:table-cell office:value-type="float" office:value="47.53165" calcext:value-type="float">
            <text:p>47.53165</text:p>
          </table:table-cell>
          <table:table-cell office:value-type="float" office:value="29.47997" calcext:value-type="float">
            <text:p>29.47997</text:p>
          </table:table-cell>
          <table:table-cell office:value-type="float" office:value="17.10462" calcext:value-type="float">
            <text:p>17.10462</text:p>
          </table:table-cell>
          <table:table-cell office:value-type="float" office:value="3.063655" calcext:value-type="float">
            <text:p>3.063655</text:p>
          </table:table-cell>
          <table:table-cell office:value-type="float" office:value="0.997548" calcext:value-type="float">
            <text:p>0.997548</text:p>
          </table:table-cell>
          <table:table-cell office:value-type="float" office:value="2.136252" calcext:value-type="float">
            <text:p>2.136252</text:p>
          </table:table-cell>
          <table:table-cell office:value-type="float" office:value="0.6728512" calcext:value-type="float">
            <text:p>0.6728512</text:p>
          </table:table-cell>
          <table:table-cell office:value-type="float" office:value="0.3032291" calcext:value-type="float">
            <text:p>0.3032291</text:p>
          </table:table-cell>
          <table:table-cell office:value-type="float" office:value="0.1499629" calcext:value-type="float">
            <text:p>0.1499629</text:p>
          </table:table-cell>
          <table:table-cell office:value-type="float" office:value="0.1547509" calcext:value-type="float">
            <text:p>0.1547509</text:p>
          </table:table-cell>
          <table:table-cell office:value-type="float" office:value="0.3372078" calcext:value-type="float">
            <text:p>0.3372078</text:p>
          </table:table-cell>
          <table:table-cell office:value-type="float" office:value="0.3627387" calcext:value-type="float">
            <text:p>0.3627387</text:p>
          </table:table-cell>
          <table:table-cell office:value-type="float" office:value="0" calcext:value-type="float">
            <text:p>0</text:p>
          </table:table-cell>
          <table:table-cell office:value-type="float" office:value="7334.603" calcext:value-type="float">
            <text:p>7334.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330542" calcext:value-type="float">
            <text:p>-0.013305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28.90272" calcext:value-type="float">
            <text:p>28.90272</text:p>
          </table:table-cell>
          <table:table-cell office:value-type="float" office:value="1092.872" calcext:value-type="float">
            <text:p>1092.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272" calcext:value-type="float">
            <text:p>1.126272</text:p>
          </table:table-cell>
          <table:table-cell office:value-type="float" office:value="9.45099" calcext:value-type="float">
            <text:p>9.45099</text:p>
          </table:table-cell>
          <table:table-cell office:value-type="float" office:value="0" calcext:value-type="float">
            <text:p>0</text:p>
          </table:table-cell>
          <table:table-cell office:value-type="float" office:value="0.000001767542" calcext:value-type="float">
            <text:p>1.767542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103" calcext:value-type="float">
            <text:p>-0.01529103</text:p>
          </table:table-cell>
          <table:table-cell office:value-type="float" office:value="-0.02346499" calcext:value-type="float">
            <text:p>-0.02346499</text:p>
          </table:table-cell>
          <table:table-cell office:value-type="float" office:value="0.001549909" calcext:value-type="float">
            <text:p>0.001549909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5.97371" calcext:value-type="float">
            <text:p>15.97371</text:p>
          </table:table-cell>
          <table:table-cell office:value-type="float" office:value="6.194545" calcext:value-type="float">
            <text:p>6.194545</text:p>
          </table:table-cell>
          <table:table-cell office:value-type="float" office:value="0.1871491" calcext:value-type="float">
            <text:p>0.1871491</text:p>
          </table:table-cell>
          <table:table-cell office:value-type="float" office:value="0.1231943" calcext:value-type="float">
            <text:p>0.1231943</text:p>
          </table:table-cell>
          <table:table-cell office:value-type="float" office:value="0.04424974" calcext:value-type="float">
            <text:p>0.04424974</text:p>
          </table:table-cell>
          <table:table-cell office:value-type="float" office:value="0.04404975" calcext:value-type="float">
            <text:p>0.04404975</text:p>
          </table:table-cell>
          <table:table-cell office:value-type="float" office:value="0.02179985" calcext:value-type="float">
            <text:p>0.02179985</text:p>
          </table:table-cell>
          <table:table-cell office:value-type="float" office:value="0.01997756" calcext:value-type="float">
            <text:p>0.01997756</text:p>
          </table:table-cell>
          <table:table-cell office:value-type="float" office:value="0.03055752" calcext:value-type="float">
            <text:p>0.03055752</text:p>
          </table:table-cell>
          <table:table-cell office:value-type="float" office:value="0.02349825" calcext:value-type="float">
            <text:p>0.02349825</text:p>
          </table:table-cell>
          <table:table-cell office:value-type="float" office:value="0.02132259" calcext:value-type="float">
            <text:p>0.02132259</text:p>
          </table:table-cell>
          <table:table-cell office:value-type="float" office:value="0.0210235" calcext:value-type="float">
            <text:p>0.0210235</text:p>
          </table:table-cell>
          <table:table-cell office:value-type="float" office:value="0.02039797" calcext:value-type="float">
            <text:p>0.02039797</text:p>
          </table:table-cell>
          <table:table-cell office:value-type="float" office:value="0.00554705" calcext:value-type="float">
            <text:p>0.00554705</text:p>
          </table:table-cell>
          <table:table-cell office:value-type="float" office:value="0.006114859" calcext:value-type="float">
            <text:p>0.006114859</text:p>
          </table:table-cell>
          <table:table-cell office:value-type="float" office:value="0" calcext:value-type="float">
            <text:p>0</text:p>
          </table:table-cell>
          <table:table-cell office:value-type="float" office:value="56.52557" calcext:value-type="float">
            <text:p>56.52557</text:p>
          </table:table-cell>
          <table:table-cell office:value-type="float" office:value="49.50169" calcext:value-type="float">
            <text:p>49.50169</text:p>
          </table:table-cell>
          <table:table-cell office:value-type="float" office:value="48.12626" calcext:value-type="float">
            <text:p>48.12626</text:p>
          </table:table-cell>
          <table:table-cell office:value-type="float" office:value="29.5136" calcext:value-type="float">
            <text:p>29.5136</text:p>
          </table:table-cell>
          <table:table-cell office:value-type="float" office:value="17.4439" calcext:value-type="float">
            <text:p>17.4439</text:p>
          </table:table-cell>
          <table:table-cell office:value-type="float" office:value="3.168907" calcext:value-type="float">
            <text:p>3.168907</text:p>
          </table:table-cell>
          <table:table-cell office:value-type="float" office:value="1.027608" calcext:value-type="float">
            <text:p>1.027608</text:p>
          </table:table-cell>
          <table:table-cell office:value-type="float" office:value="2.14323" calcext:value-type="float">
            <text:p>2.14323</text:p>
          </table:table-cell>
          <table:table-cell office:value-type="float" office:value="0.6771348" calcext:value-type="float">
            <text:p>0.6771348</text:p>
          </table:table-cell>
          <table:table-cell office:value-type="float" office:value="0.3044735" calcext:value-type="float">
            <text:p>0.3044735</text:p>
          </table:table-cell>
          <table:table-cell office:value-type="float" office:value="0.1505259" calcext:value-type="float">
            <text:p>0.1505259</text:p>
          </table:table-cell>
          <table:table-cell office:value-type="float" office:value="0.1551419" calcext:value-type="float">
            <text:p>0.1551419</text:p>
          </table:table-cell>
          <table:table-cell office:value-type="float" office:value="0.3369041" calcext:value-type="float">
            <text:p>0.3369041</text:p>
          </table:table-cell>
          <table:table-cell office:value-type="float" office:value="0.3627415" calcext:value-type="float">
            <text:p>0.3627415</text:p>
          </table:table-cell>
          <table:table-cell office:value-type="float" office:value="0" calcext:value-type="float">
            <text:p>0</text:p>
          </table:table-cell>
          <table:table-cell office:value-type="float" office:value="7567.114" calcext:value-type="float">
            <text:p>7567.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34446" calcext:value-type="float">
            <text:p>-0.01344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28.70932" calcext:value-type="float">
            <text:p>28.70932</text:p>
          </table:table-cell>
          <table:table-cell office:value-type="float" office:value="1092.89" calcext:value-type="float">
            <text:p>1092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4239" calcext:value-type="float">
            <text:p>1.154239</text:p>
          </table:table-cell>
          <table:table-cell office:value-type="float" office:value="9.592405" calcext:value-type="float">
            <text:p>9.592405</text:p>
          </table:table-cell>
          <table:table-cell office:value-type="float" office:value="0" calcext:value-type="float">
            <text:p>0</text:p>
          </table:table-cell>
          <table:table-cell office:value-type="float" office:value="0.000001767542" calcext:value-type="float">
            <text:p>1.767542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103" calcext:value-type="float">
            <text:p>-0.01529103</text:p>
          </table:table-cell>
          <table:table-cell office:value-type="float" office:value="-0.02376026" calcext:value-type="float">
            <text:p>-0.02376026</text:p>
          </table:table-cell>
          <table:table-cell office:value-type="float" office:value="0.001541286" calcext:value-type="float">
            <text:p>0.001541286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6.0201" calcext:value-type="float">
            <text:p>16.0201</text:p>
          </table:table-cell>
          <table:table-cell office:value-type="float" office:value="7.107759" calcext:value-type="float">
            <text:p>7.107759</text:p>
          </table:table-cell>
          <table:table-cell office:value-type="float" office:value="0.1877521" calcext:value-type="float">
            <text:p>0.1877521</text:p>
          </table:table-cell>
          <table:table-cell office:value-type="float" office:value="0.1361791" calcext:value-type="float">
            <text:p>0.1361791</text:p>
          </table:table-cell>
          <table:table-cell office:value-type="float" office:value="0.04281602" calcext:value-type="float">
            <text:p>0.04281602</text:p>
          </table:table-cell>
          <table:table-cell office:value-type="float" office:value="0.04266674" calcext:value-type="float">
            <text:p>0.04266674</text:p>
          </table:table-cell>
          <table:table-cell office:value-type="float" office:value="0.02123714" calcext:value-type="float">
            <text:p>0.02123714</text:p>
          </table:table-cell>
          <table:table-cell office:value-type="float" office:value="0.01942297" calcext:value-type="float">
            <text:p>0.01942297</text:p>
          </table:table-cell>
          <table:table-cell office:value-type="float" office:value="0.03029633" calcext:value-type="float">
            <text:p>0.03029633</text:p>
          </table:table-cell>
          <table:table-cell office:value-type="float" office:value="0.02336932" calcext:value-type="float">
            <text:p>0.02336932</text:p>
          </table:table-cell>
          <table:table-cell office:value-type="float" office:value="0.02121619" calcext:value-type="float">
            <text:p>0.02121619</text:p>
          </table:table-cell>
          <table:table-cell office:value-type="float" office:value="0.02099299" calcext:value-type="float">
            <text:p>0.02099299</text:p>
          </table:table-cell>
          <table:table-cell office:value-type="float" office:value="0.02042016" calcext:value-type="float">
            <text:p>0.02042016</text:p>
          </table:table-cell>
          <table:table-cell office:value-type="float" office:value="0.005546398" calcext:value-type="float">
            <text:p>0.005546398</text:p>
          </table:table-cell>
          <table:table-cell office:value-type="float" office:value="0.006114318" calcext:value-type="float">
            <text:p>0.006114318</text:p>
          </table:table-cell>
          <table:table-cell office:value-type="float" office:value="0" calcext:value-type="float">
            <text:p>0</text:p>
          </table:table-cell>
          <table:table-cell office:value-type="float" office:value="51.26509" calcext:value-type="float">
            <text:p>51.26509</text:p>
          </table:table-cell>
          <table:table-cell office:value-type="float" office:value="52.80971" calcext:value-type="float">
            <text:p>52.80971</text:p>
          </table:table-cell>
          <table:table-cell office:value-type="float" office:value="48.90538" calcext:value-type="float">
            <text:p>48.90538</text:p>
          </table:table-cell>
          <table:table-cell office:value-type="float" office:value="29.71475" calcext:value-type="float">
            <text:p>29.71475</text:p>
          </table:table-cell>
          <table:table-cell office:value-type="float" office:value="17.8382" calcext:value-type="float">
            <text:p>17.8382</text:p>
          </table:table-cell>
          <table:table-cell office:value-type="float" office:value="3.258849" calcext:value-type="float">
            <text:p>3.258849</text:p>
          </table:table-cell>
          <table:table-cell office:value-type="float" office:value="1.065031" calcext:value-type="float">
            <text:p>1.065031</text:p>
          </table:table-cell>
          <table:table-cell office:value-type="float" office:value="2.151155" calcext:value-type="float">
            <text:p>2.151155</text:p>
          </table:table-cell>
          <table:table-cell office:value-type="float" office:value="0.681594" calcext:value-type="float">
            <text:p>0.681594</text:p>
          </table:table-cell>
          <table:table-cell office:value-type="float" office:value="0.3057325" calcext:value-type="float">
            <text:p>0.3057325</text:p>
          </table:table-cell>
          <table:table-cell office:value-type="float" office:value="0.1510894" calcext:value-type="float">
            <text:p>0.1510894</text:p>
          </table:table-cell>
          <table:table-cell office:value-type="float" office:value="0.1555288" calcext:value-type="float">
            <text:p>0.1555288</text:p>
          </table:table-cell>
          <table:table-cell office:value-type="float" office:value="0.3366102" calcext:value-type="float">
            <text:p>0.3366102</text:p>
          </table:table-cell>
          <table:table-cell office:value-type="float" office:value="0.3627444" calcext:value-type="float">
            <text:p>0.3627444</text:p>
          </table:table-cell>
          <table:table-cell office:value-type="float" office:value="0" calcext:value-type="float">
            <text:p>0</text:p>
          </table:table-cell>
          <table:table-cell office:value-type="float" office:value="7725.604" calcext:value-type="float">
            <text:p>7725.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36462" calcext:value-type="float">
            <text:p>-0.01364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28.48661" calcext:value-type="float">
            <text:p>28.48661</text:p>
          </table:table-cell>
          <table:table-cell office:value-type="float" office:value="1092.91" calcext:value-type="float">
            <text:p>1092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461" calcext:value-type="float">
            <text:p>1.18461</text:p>
          </table:table-cell>
          <table:table-cell office:value-type="float" office:value="9.758521" calcext:value-type="float">
            <text:p>9.758521</text:p>
          </table:table-cell>
          <table:table-cell office:value-type="float" office:value="0" calcext:value-type="float">
            <text:p>0</text:p>
          </table:table-cell>
          <table:table-cell office:value-type="float" office:value="0.000001767542" calcext:value-type="float">
            <text:p>1.767542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103" calcext:value-type="float">
            <text:p>-0.01529103</text:p>
          </table:table-cell>
          <table:table-cell office:value-type="float" office:value="-0.02414989" calcext:value-type="float">
            <text:p>-0.02414989</text:p>
          </table:table-cell>
          <table:table-cell office:value-type="float" office:value="0.001530147" calcext:value-type="float">
            <text:p>0.001530147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6.07107" calcext:value-type="float">
            <text:p>16.07107</text:p>
          </table:table-cell>
          <table:table-cell office:value-type="float" office:value="8.04197" calcext:value-type="float">
            <text:p>8.04197</text:p>
          </table:table-cell>
          <table:table-cell office:value-type="float" office:value="0.2094404" calcext:value-type="float">
            <text:p>0.2094404</text:p>
          </table:table-cell>
          <table:table-cell office:value-type="float" office:value="0.158891" calcext:value-type="float">
            <text:p>0.158891</text:p>
          </table:table-cell>
          <table:table-cell office:value-type="float" office:value="0.04184808" calcext:value-type="float">
            <text:p>0.04184808</text:p>
          </table:table-cell>
          <table:table-cell office:value-type="float" office:value="0.04157455" calcext:value-type="float">
            <text:p>0.04157455</text:p>
          </table:table-cell>
          <table:table-cell office:value-type="float" office:value="0.02067987" calcext:value-type="float">
            <text:p>0.02067987</text:p>
          </table:table-cell>
          <table:table-cell office:value-type="float" office:value="0.0188667" calcext:value-type="float">
            <text:p>0.0188667</text:p>
          </table:table-cell>
          <table:table-cell office:value-type="float" office:value="0.02997472" calcext:value-type="float">
            <text:p>0.02997472</text:p>
          </table:table-cell>
          <table:table-cell office:value-type="float" office:value="0.02321192" calcext:value-type="float">
            <text:p>0.02321192</text:p>
          </table:table-cell>
          <table:table-cell office:value-type="float" office:value="0.02110631" calcext:value-type="float">
            <text:p>0.02110631</text:p>
          </table:table-cell>
          <table:table-cell office:value-type="float" office:value="0.02096153" calcext:value-type="float">
            <text:p>0.02096153</text:p>
          </table:table-cell>
          <table:table-cell office:value-type="float" office:value="0.02044257" calcext:value-type="float">
            <text:p>0.02044257</text:p>
          </table:table-cell>
          <table:table-cell office:value-type="float" office:value="0.005545754" calcext:value-type="float">
            <text:p>0.005545754</text:p>
          </table:table-cell>
          <table:table-cell office:value-type="float" office:value="0.006113774" calcext:value-type="float">
            <text:p>0.006113774</text:p>
          </table:table-cell>
          <table:table-cell office:value-type="float" office:value="0" calcext:value-type="float">
            <text:p>0</text:p>
          </table:table-cell>
          <table:table-cell office:value-type="float" office:value="46.15859" calcext:value-type="float">
            <text:p>46.15859</text:p>
          </table:table-cell>
          <table:table-cell office:value-type="float" office:value="56.06088" calcext:value-type="float">
            <text:p>56.06088</text:p>
          </table:table-cell>
          <table:table-cell office:value-type="float" office:value="49.91781" calcext:value-type="float">
            <text:p>49.91781</text:p>
          </table:table-cell>
          <table:table-cell office:value-type="float" office:value="29.97887" calcext:value-type="float">
            <text:p>29.97887</text:p>
          </table:table-cell>
          <table:table-cell office:value-type="float" office:value="18.23974" calcext:value-type="float">
            <text:p>18.23974</text:p>
          </table:table-cell>
          <table:table-cell office:value-type="float" office:value="3.345627" calcext:value-type="float">
            <text:p>3.345627</text:p>
          </table:table-cell>
          <table:table-cell office:value-type="float" office:value="1.105395" calcext:value-type="float">
            <text:p>1.105395</text:p>
          </table:table-cell>
          <table:table-cell office:value-type="float" office:value="2.160102" calcext:value-type="float">
            <text:p>2.160102</text:p>
          </table:table-cell>
          <table:table-cell office:value-type="float" office:value="0.6863016" calcext:value-type="float">
            <text:p>0.6863016</text:p>
          </table:table-cell>
          <table:table-cell office:value-type="float" office:value="0.3070325" calcext:value-type="float">
            <text:p>0.3070325</text:p>
          </table:table-cell>
          <table:table-cell office:value-type="float" office:value="0.1516571" calcext:value-type="float">
            <text:p>0.1516571</text:p>
          </table:table-cell>
          <table:table-cell office:value-type="float" office:value="0.155912" calcext:value-type="float">
            <text:p>0.155912</text:p>
          </table:table-cell>
          <table:table-cell office:value-type="float" office:value="0.3363257" calcext:value-type="float">
            <text:p>0.3363257</text:p>
          </table:table-cell>
          <table:table-cell office:value-type="float" office:value="0.3627473" calcext:value-type="float">
            <text:p>0.3627473</text:p>
          </table:table-cell>
          <table:table-cell office:value-type="float" office:value="0" calcext:value-type="float">
            <text:p>0</text:p>
          </table:table-cell>
          <table:table-cell office:value-type="float" office:value="7891.677" calcext:value-type="float">
            <text:p>7891.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05187" calcext:value-type="float">
            <text:p>-0.014051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28.23352" calcext:value-type="float">
            <text:p>28.23352</text:p>
          </table:table-cell>
          <table:table-cell office:value-type="float" office:value="1092.929" calcext:value-type="float">
            <text:p>1092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5785" calcext:value-type="float">
            <text:p>1.205785</text:p>
          </table:table-cell>
          <table:table-cell office:value-type="float" office:value="9.964656" calcext:value-type="float">
            <text:p>9.964656</text:p>
          </table:table-cell>
          <table:table-cell office:value-type="float" office:value="0" calcext:value-type="float">
            <text:p>0</text:p>
          </table:table-cell>
          <table:table-cell office:value-type="float" office:value="0.000001767542" calcext:value-type="float">
            <text:p>1.767542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103" calcext:value-type="float">
            <text:p>-0.01529103</text:p>
          </table:table-cell>
          <table:table-cell office:value-type="float" office:value="-0.02471354" calcext:value-type="float">
            <text:p>-0.02471354</text:p>
          </table:table-cell>
          <table:table-cell office:value-type="float" office:value="0.001517848" calcext:value-type="float">
            <text:p>0.001517848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6.14887" calcext:value-type="float">
            <text:p>16.14887</text:p>
          </table:table-cell>
          <table:table-cell office:value-type="float" office:value="8.799767" calcext:value-type="float">
            <text:p>8.799767</text:p>
          </table:table-cell>
          <table:table-cell office:value-type="float" office:value="0.2489091" calcext:value-type="float">
            <text:p>0.2489091</text:p>
          </table:table-cell>
          <table:table-cell office:value-type="float" office:value="0.1928201" calcext:value-type="float">
            <text:p>0.1928201</text:p>
          </table:table-cell>
          <table:table-cell office:value-type="float" office:value="0.0434286" calcext:value-type="float">
            <text:p>0.0434286</text:p>
          </table:table-cell>
          <table:table-cell office:value-type="float" office:value="0.04187239" calcext:value-type="float">
            <text:p>0.04187239</text:p>
          </table:table-cell>
          <table:table-cell office:value-type="float" office:value="0.02008561" calcext:value-type="float">
            <text:p>0.02008561</text:p>
          </table:table-cell>
          <table:table-cell office:value-type="float" office:value="0.01826138" calcext:value-type="float">
            <text:p>0.01826138</text:p>
          </table:table-cell>
          <table:table-cell office:value-type="float" office:value="0.0295934" calcext:value-type="float">
            <text:p>0.0295934</text:p>
          </table:table-cell>
          <table:table-cell office:value-type="float" office:value="0.02302743" calcext:value-type="float">
            <text:p>0.02302743</text:p>
          </table:table-cell>
          <table:table-cell office:value-type="float" office:value="0.02098905" calcext:value-type="float">
            <text:p>0.02098905</text:p>
          </table:table-cell>
          <table:table-cell office:value-type="float" office:value="0.02092832" calcext:value-type="float">
            <text:p>0.02092832</text:p>
          </table:table-cell>
          <table:table-cell office:value-type="float" office:value="0.02046528" calcext:value-type="float">
            <text:p>0.02046528</text:p>
          </table:table-cell>
          <table:table-cell office:value-type="float" office:value="0.005545088" calcext:value-type="float">
            <text:p>0.005545088</text:p>
          </table:table-cell>
          <table:table-cell office:value-type="float" office:value="0.006113218" calcext:value-type="float">
            <text:p>0.006113218</text:p>
          </table:table-cell>
          <table:table-cell office:value-type="float" office:value="0" calcext:value-type="float">
            <text:p>0</text:p>
          </table:table-cell>
          <table:table-cell office:value-type="float" office:value="41.70853" calcext:value-type="float">
            <text:p>41.70853</text:p>
          </table:table-cell>
          <table:table-cell office:value-type="float" office:value="59.42597" calcext:value-type="float">
            <text:p>59.42597</text:p>
          </table:table-cell>
          <table:table-cell office:value-type="float" office:value="51.25818" calcext:value-type="float">
            <text:p>51.25818</text:p>
          </table:table-cell>
          <table:table-cell office:value-type="float" office:value="30.31716" calcext:value-type="float">
            <text:p>30.31716</text:p>
          </table:table-cell>
          <table:table-cell office:value-type="float" office:value="18.70245" calcext:value-type="float">
            <text:p>18.70245</text:p>
          </table:table-cell>
          <table:table-cell office:value-type="float" office:value="3.43558" calcext:value-type="float">
            <text:p>3.43558</text:p>
          </table:table-cell>
          <table:table-cell office:value-type="float" office:value="1.147822" calcext:value-type="float">
            <text:p>1.147822</text:p>
          </table:table-cell>
          <table:table-cell office:value-type="float" office:value="2.169955" calcext:value-type="float">
            <text:p>2.169955</text:p>
          </table:table-cell>
          <table:table-cell office:value-type="float" office:value="0.6915342" calcext:value-type="float">
            <text:p>0.6915342</text:p>
          </table:table-cell>
          <table:table-cell office:value-type="float" office:value="0.3083691" calcext:value-type="float">
            <text:p>0.3083691</text:p>
          </table:table-cell>
          <table:table-cell office:value-type="float" office:value="0.1522331" calcext:value-type="float">
            <text:p>0.1522331</text:p>
          </table:table-cell>
          <table:table-cell office:value-type="float" office:value="0.1562929" calcext:value-type="float">
            <text:p>0.1562929</text:p>
          </table:table-cell>
          <table:table-cell office:value-type="float" office:value="0.3360496" calcext:value-type="float">
            <text:p>0.3360496</text:p>
          </table:table-cell>
          <table:table-cell office:value-type="float" office:value="0.3627502" calcext:value-type="float">
            <text:p>0.3627502</text:p>
          </table:table-cell>
          <table:table-cell office:value-type="float" office:value="0" calcext:value-type="float">
            <text:p>0</text:p>
          </table:table-cell>
          <table:table-cell office:value-type="float" office:value="7983.035" calcext:value-type="float">
            <text:p>7983.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81336" calcext:value-type="float">
            <text:p>-0.014813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28.01344" calcext:value-type="float">
            <text:p>28.01344</text:p>
          </table:table-cell>
          <table:table-cell office:value-type="float" office:value="1092.945" calcext:value-type="float">
            <text:p>1092.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8094" calcext:value-type="float">
            <text:p>1.208094</text:p>
          </table:table-cell>
          <table:table-cell office:value-type="float" office:value="10.16103" calcext:value-type="float">
            <text:p>10.16103</text:p>
          </table:table-cell>
          <table:table-cell office:value-type="float" office:value="0" calcext:value-type="float">
            <text:p>0</text:p>
          </table:table-cell>
          <table:table-cell office:value-type="float" office:value="0.000001768114" calcext:value-type="float">
            <text:p>1.768114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091" calcext:value-type="float">
            <text:p>-0.01529091</text:p>
          </table:table-cell>
          <table:table-cell office:value-type="float" office:value="-0.02528487" calcext:value-type="float">
            <text:p>-0.02528487</text:p>
          </table:table-cell>
          <table:table-cell office:value-type="float" office:value="0.001509067" calcext:value-type="float">
            <text:p>0.001509067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6.25114" calcext:value-type="float">
            <text:p>16.25114</text:p>
          </table:table-cell>
          <table:table-cell office:value-type="float" office:value="8.958155" calcext:value-type="float">
            <text:p>8.958155</text:p>
          </table:table-cell>
          <table:table-cell office:value-type="float" office:value="0.2340726" calcext:value-type="float">
            <text:p>0.2340726</text:p>
          </table:table-cell>
          <table:table-cell office:value-type="float" office:value="0.191712" calcext:value-type="float">
            <text:p>0.191712</text:p>
          </table:table-cell>
          <table:table-cell office:value-type="float" office:value="0.04161546" calcext:value-type="float">
            <text:p>0.04161546</text:p>
          </table:table-cell>
          <table:table-cell office:value-type="float" office:value="0.04058212" calcext:value-type="float">
            <text:p>0.04058212</text:p>
          </table:table-cell>
          <table:table-cell office:value-type="float" office:value="0.01968986" calcext:value-type="float">
            <text:p>0.01968986</text:p>
          </table:table-cell>
          <table:table-cell office:value-type="float" office:value="0.01778313" calcext:value-type="float">
            <text:p>0.01778313</text:p>
          </table:table-cell>
          <table:table-cell office:value-type="float" office:value="0.02917154" calcext:value-type="float">
            <text:p>0.02917154</text:p>
          </table:table-cell>
          <table:table-cell office:value-type="float" office:value="0.02281339" calcext:value-type="float">
            <text:p>0.02281339</text:p>
          </table:table-cell>
          <table:table-cell office:value-type="float" office:value="0.02086167" calcext:value-type="float">
            <text:p>0.02086167</text:p>
          </table:table-cell>
          <table:table-cell office:value-type="float" office:value="0.02089247" calcext:value-type="float">
            <text:p>0.02089247</text:p>
          </table:table-cell>
          <table:table-cell office:value-type="float" office:value="0.0204883" calcext:value-type="float">
            <text:p>0.0204883</text:p>
          </table:table-cell>
          <table:table-cell office:value-type="float" office:value="0.005544412" calcext:value-type="float">
            <text:p>0.005544412</text:p>
          </table:table-cell>
          <table:table-cell office:value-type="float" office:value="0.006112643" calcext:value-type="float">
            <text:p>0.006112643</text:p>
          </table:table-cell>
          <table:table-cell office:value-type="float" office:value="0" calcext:value-type="float">
            <text:p>0</text:p>
          </table:table-cell>
          <table:table-cell office:value-type="float" office:value="39.25907" calcext:value-type="float">
            <text:p>39.25907</text:p>
          </table:table-cell>
          <table:table-cell office:value-type="float" office:value="61.86959" calcext:value-type="float">
            <text:p>61.86959</text:p>
          </table:table-cell>
          <table:table-cell office:value-type="float" office:value="52.5644" calcext:value-type="float">
            <text:p>52.5644</text:p>
          </table:table-cell>
          <table:table-cell office:value-type="float" office:value="30.69133" calcext:value-type="float">
            <text:p>30.69133</text:p>
          </table:table-cell>
          <table:table-cell office:value-type="float" office:value="19.17001" calcext:value-type="float">
            <text:p>19.17001</text:p>
          </table:table-cell>
          <table:table-cell office:value-type="float" office:value="3.527442" calcext:value-type="float">
            <text:p>3.527442</text:p>
          </table:table-cell>
          <table:table-cell office:value-type="float" office:value="1.191548" calcext:value-type="float">
            <text:p>1.191548</text:p>
          </table:table-cell>
          <table:table-cell office:value-type="float" office:value="2.181175" calcext:value-type="float">
            <text:p>2.181175</text:p>
          </table:table-cell>
          <table:table-cell office:value-type="float" office:value="0.6970937" calcext:value-type="float">
            <text:p>0.6970937</text:p>
          </table:table-cell>
          <table:table-cell office:value-type="float" office:value="0.3097891" calcext:value-type="float">
            <text:p>0.3097891</text:p>
          </table:table-cell>
          <table:table-cell office:value-type="float" office:value="0.1528213" calcext:value-type="float">
            <text:p>0.1528213</text:p>
          </table:table-cell>
          <table:table-cell office:value-type="float" office:value="0.1566731" calcext:value-type="float">
            <text:p>0.1566731</text:p>
          </table:table-cell>
          <table:table-cell office:value-type="float" office:value="0.3357794" calcext:value-type="float">
            <text:p>0.3357794</text:p>
          </table:table-cell>
          <table:table-cell office:value-type="float" office:value="0.3627531" calcext:value-type="float">
            <text:p>0.3627531</text:p>
          </table:table-cell>
          <table:table-cell office:value-type="float" office:value="0" calcext:value-type="float">
            <text:p>0</text:p>
          </table:table-cell>
          <table:table-cell office:value-type="float" office:value="8001.502" calcext:value-type="float">
            <text:p>8001.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14382" calcext:value-type="float">
            <text:p>-0.015143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27.8222" calcext:value-type="float">
            <text:p>27.8222</text:p>
          </table:table-cell>
          <table:table-cell office:value-type="float" office:value="1092.958" calcext:value-type="float">
            <text:p>1092.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0381" calcext:value-type="float">
            <text:p>1.210381</text:p>
          </table:table-cell>
          <table:table-cell office:value-type="float" office:value="10.32881" calcext:value-type="float">
            <text:p>10.32881</text:p>
          </table:table-cell>
          <table:table-cell office:value-type="float" office:value="0" calcext:value-type="float">
            <text:p>0</text:p>
          </table:table-cell>
          <table:table-cell office:value-type="float" office:value="0.000001768271" calcext:value-type="float">
            <text:p>1.768271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089" calcext:value-type="float">
            <text:p>-0.01529089</text:p>
          </table:table-cell>
          <table:table-cell office:value-type="float" office:value="-0.02779007" calcext:value-type="float">
            <text:p>-0.02779007</text:p>
          </table:table-cell>
          <table:table-cell office:value-type="float" office:value="0.001501436" calcext:value-type="float">
            <text:p>0.001501436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6.32215" calcext:value-type="float">
            <text:p>16.32215</text:p>
          </table:table-cell>
          <table:table-cell office:value-type="float" office:value="9.258484" calcext:value-type="float">
            <text:p>9.258484</text:p>
          </table:table-cell>
          <table:table-cell office:value-type="float" office:value="0.1981551" calcext:value-type="float">
            <text:p>0.1981551</text:p>
          </table:table-cell>
          <table:table-cell office:value-type="float" office:value="0.1692194" calcext:value-type="float">
            <text:p>0.1692194</text:p>
          </table:table-cell>
          <table:table-cell office:value-type="float" office:value="0.04030519" calcext:value-type="float">
            <text:p>0.04030519</text:p>
          </table:table-cell>
          <table:table-cell office:value-type="float" office:value="0.03966348" calcext:value-type="float">
            <text:p>0.03966348</text:p>
          </table:table-cell>
          <table:table-cell office:value-type="float" office:value="0.01953582" calcext:value-type="float">
            <text:p>0.01953582</text:p>
          </table:table-cell>
          <table:table-cell office:value-type="float" office:value="0.01753862" calcext:value-type="float">
            <text:p>0.01753862</text:p>
          </table:table-cell>
          <table:table-cell office:value-type="float" office:value="0.02880039" calcext:value-type="float">
            <text:p>0.02880039</text:p>
          </table:table-cell>
          <table:table-cell office:value-type="float" office:value="0.02258281" calcext:value-type="float">
            <text:p>0.02258281</text:p>
          </table:table-cell>
          <table:table-cell office:value-type="float" office:value="0.02072221" calcext:value-type="float">
            <text:p>0.02072221</text:p>
          </table:table-cell>
          <table:table-cell office:value-type="float" office:value="0.02085308" calcext:value-type="float">
            <text:p>0.02085308</text:p>
          </table:table-cell>
          <table:table-cell office:value-type="float" office:value="0.02051164" calcext:value-type="float">
            <text:p>0.02051164</text:p>
          </table:table-cell>
          <table:table-cell office:value-type="float" office:value="0.005543714" calcext:value-type="float">
            <text:p>0.005543714</text:p>
          </table:table-cell>
          <table:table-cell office:value-type="float" office:value="0.006112067" calcext:value-type="float">
            <text:p>0.006112067</text:p>
          </table:table-cell>
          <table:table-cell office:value-type="float" office:value="0" calcext:value-type="float">
            <text:p>0</text:p>
          </table:table-cell>
          <table:table-cell office:value-type="float" office:value="40.36281" calcext:value-type="float">
            <text:p>40.36281</text:p>
          </table:table-cell>
          <table:table-cell office:value-type="float" office:value="63.25422" calcext:value-type="float">
            <text:p>63.25422</text:p>
          </table:table-cell>
          <table:table-cell office:value-type="float" office:value="53.40963" calcext:value-type="float">
            <text:p>53.40963</text:p>
          </table:table-cell>
          <table:table-cell office:value-type="float" office:value="30.94378" calcext:value-type="float">
            <text:p>30.94378</text:p>
          </table:table-cell>
          <table:table-cell office:value-type="float" office:value="19.55989" calcext:value-type="float">
            <text:p>19.55989</text:p>
          </table:table-cell>
          <table:table-cell office:value-type="float" office:value="3.616399" calcext:value-type="float">
            <text:p>3.616399</text:p>
          </table:table-cell>
          <table:table-cell office:value-type="float" office:value="1.234962" calcext:value-type="float">
            <text:p>1.234962</text:p>
          </table:table-cell>
          <table:table-cell office:value-type="float" office:value="2.193281" calcext:value-type="float">
            <text:p>2.193281</text:p>
          </table:table-cell>
          <table:table-cell office:value-type="float" office:value="0.7030348" calcext:value-type="float">
            <text:p>0.7030348</text:p>
          </table:table-cell>
          <table:table-cell office:value-type="float" office:value="0.3113111" calcext:value-type="float">
            <text:p>0.3113111</text:p>
          </table:table-cell>
          <table:table-cell office:value-type="float" office:value="0.1534271" calcext:value-type="float">
            <text:p>0.1534271</text:p>
          </table:table-cell>
          <table:table-cell office:value-type="float" office:value="0.157054" calcext:value-type="float">
            <text:p>0.157054</text:p>
          </table:table-cell>
          <table:table-cell office:value-type="float" office:value="0.3355159" calcext:value-type="float">
            <text:p>0.3355159</text:p>
          </table:table-cell>
          <table:table-cell office:value-type="float" office:value="0.362756" calcext:value-type="float">
            <text:p>0.362756</text:p>
          </table:table-cell>
          <table:table-cell office:value-type="float" office:value="0" calcext:value-type="float">
            <text:p>0</text:p>
          </table:table-cell>
          <table:table-cell office:value-type="float" office:value="8045.949" calcext:value-type="float">
            <text:p>8045.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1317" calcext:value-type="float">
            <text:p>-0.015813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27.67846" calcext:value-type="float">
            <text:p>27.67846</text:p>
          </table:table-cell>
          <table:table-cell office:value-type="float" office:value="1092.963" calcext:value-type="float">
            <text:p>1092.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54" calcext:value-type="float">
            <text:p>1.21254</text:p>
          </table:table-cell>
          <table:table-cell office:value-type="float" office:value="10.46038" calcext:value-type="float">
            <text:p>10.46038</text:p>
          </table:table-cell>
          <table:table-cell office:value-type="float" office:value="0" calcext:value-type="float">
            <text:p>0</text:p>
          </table:table-cell>
          <table:table-cell office:value-type="float" office:value="0.000001768271" calcext:value-type="float">
            <text:p>1.768271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089" calcext:value-type="float">
            <text:p>-0.01529089</text:p>
          </table:table-cell>
          <table:table-cell office:value-type="float" office:value="-0.02795426" calcext:value-type="float">
            <text:p>-0.02795426</text:p>
          </table:table-cell>
          <table:table-cell office:value-type="float" office:value="0.001496592" calcext:value-type="float">
            <text:p>0.001496592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6.34043" calcext:value-type="float">
            <text:p>16.34043</text:p>
          </table:table-cell>
          <table:table-cell office:value-type="float" office:value="9.365092" calcext:value-type="float">
            <text:p>9.365092</text:p>
          </table:table-cell>
          <table:table-cell office:value-type="float" office:value="0.1731649" calcext:value-type="float">
            <text:p>0.1731649</text:p>
          </table:table-cell>
          <table:table-cell office:value-type="float" office:value="0.1509623" calcext:value-type="float">
            <text:p>0.1509623</text:p>
          </table:table-cell>
          <table:table-cell office:value-type="float" office:value="0.03957196" calcext:value-type="float">
            <text:p>0.03957196</text:p>
          </table:table-cell>
          <table:table-cell office:value-type="float" office:value="0.03914393" calcext:value-type="float">
            <text:p>0.03914393</text:p>
          </table:table-cell>
          <table:table-cell office:value-type="float" office:value="0.01959976" calcext:value-type="float">
            <text:p>0.01959976</text:p>
          </table:table-cell>
          <table:table-cell office:value-type="float" office:value="0.01752633" calcext:value-type="float">
            <text:p>0.01752633</text:p>
          </table:table-cell>
          <table:table-cell office:value-type="float" office:value="0.02852744" calcext:value-type="float">
            <text:p>0.02852744</text:p>
          </table:table-cell>
          <table:table-cell office:value-type="float" office:value="0.02235931" calcext:value-type="float">
            <text:p>0.02235931</text:p>
          </table:table-cell>
          <table:table-cell office:value-type="float" office:value="0.02057184" calcext:value-type="float">
            <text:p>0.02057184</text:p>
          </table:table-cell>
          <table:table-cell office:value-type="float" office:value="0.02080946" calcext:value-type="float">
            <text:p>0.02080946</text:p>
          </table:table-cell>
          <table:table-cell office:value-type="float" office:value="0.02053535" calcext:value-type="float">
            <text:p>0.02053535</text:p>
          </table:table-cell>
          <table:table-cell office:value-type="float" office:value="0.005543008" calcext:value-type="float">
            <text:p>0.005543008</text:p>
          </table:table-cell>
          <table:table-cell office:value-type="float" office:value="0.006111476" calcext:value-type="float">
            <text:p>0.006111476</text:p>
          </table:table-cell>
          <table:table-cell office:value-type="float" office:value="0" calcext:value-type="float">
            <text:p>0</text:p>
          </table:table-cell>
          <table:table-cell office:value-type="float" office:value="38.84591" calcext:value-type="float">
            <text:p>38.84591</text:p>
          </table:table-cell>
          <table:table-cell office:value-type="float" office:value="64.98707" calcext:value-type="float">
            <text:p>64.98707</text:p>
          </table:table-cell>
          <table:table-cell office:value-type="float" office:value="54.2049" calcext:value-type="float">
            <text:p>54.2049</text:p>
          </table:table-cell>
          <table:table-cell office:value-type="float" office:value="31.14337" calcext:value-type="float">
            <text:p>31.14337</text:p>
          </table:table-cell>
          <table:table-cell office:value-type="float" office:value="19.85826" calcext:value-type="float">
            <text:p>19.85826</text:p>
          </table:table-cell>
          <table:table-cell office:value-type="float" office:value="3.695003" calcext:value-type="float">
            <text:p>3.695003</text:p>
          </table:table-cell>
          <table:table-cell office:value-type="float" office:value="1.27591" calcext:value-type="float">
            <text:p>1.27591</text:p>
          </table:table-cell>
          <table:table-cell office:value-type="float" office:value="2.205233" calcext:value-type="float">
            <text:p>2.205233</text:p>
          </table:table-cell>
          <table:table-cell office:value-type="float" office:value="0.7091499" calcext:value-type="float">
            <text:p>0.7091499</text:p>
          </table:table-cell>
          <table:table-cell office:value-type="float" office:value="0.3129376" calcext:value-type="float">
            <text:p>0.3129376</text:p>
          </table:table-cell>
          <table:table-cell office:value-type="float" office:value="0.1540542" calcext:value-type="float">
            <text:p>0.1540542</text:p>
          </table:table-cell>
          <table:table-cell office:value-type="float" office:value="0.1574369" calcext:value-type="float">
            <text:p>0.1574369</text:p>
          </table:table-cell>
          <table:table-cell office:value-type="float" office:value="0.3352586" calcext:value-type="float">
            <text:p>0.3352586</text:p>
          </table:table-cell>
          <table:table-cell office:value-type="float" office:value="0.3627588" calcext:value-type="float">
            <text:p>0.3627588</text:p>
          </table:table-cell>
          <table:table-cell office:value-type="float" office:value="0" calcext:value-type="float">
            <text:p>0</text:p>
          </table:table-cell>
          <table:table-cell office:value-type="float" office:value="8077.431" calcext:value-type="float">
            <text:p>8077.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8128" calcext:value-type="float">
            <text:p>-0.01588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27.56976" calcext:value-type="float">
            <text:p>27.56976</text:p>
          </table:table-cell>
          <table:table-cell office:value-type="float" office:value="1092.966" calcext:value-type="float">
            <text:p>1092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7082" calcext:value-type="float">
            <text:p>1.197082</text:p>
          </table:table-cell>
          <table:table-cell office:value-type="float" office:value="10.5748" calcext:value-type="float">
            <text:p>10.5748</text:p>
          </table:table-cell>
          <table:table-cell office:value-type="float" office:value="0" calcext:value-type="float">
            <text:p>0</text:p>
          </table:table-cell>
          <table:table-cell office:value-type="float" office:value="0.000001769215" calcext:value-type="float">
            <text:p>1.769215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073" calcext:value-type="float">
            <text:p>-0.01529073</text:p>
          </table:table-cell>
          <table:table-cell office:value-type="float" office:value="-0.02982005" calcext:value-type="float">
            <text:p>-0.02982005</text:p>
          </table:table-cell>
          <table:table-cell office:value-type="float" office:value="0.001500766" calcext:value-type="float">
            <text:p>0.001500766</text:p>
          </table:table-cell>
          <table:table-cell office:value-type="float" office:value="0.000000003419125" calcext:value-type="float">
            <text:p>3.419125E-09</text:p>
          </table:table-cell>
          <table:table-cell office:value-type="float" office:value="16.37737" calcext:value-type="float">
            <text:p>16.37737</text:p>
          </table:table-cell>
          <table:table-cell office:value-type="float" office:value="9.178451" calcext:value-type="float">
            <text:p>9.178451</text:p>
          </table:table-cell>
          <table:table-cell office:value-type="float" office:value="0.1384701" calcext:value-type="float">
            <text:p>0.1384701</text:p>
          </table:table-cell>
          <table:table-cell office:value-type="float" office:value="0.1223862" calcext:value-type="float">
            <text:p>0.1223862</text:p>
          </table:table-cell>
          <table:table-cell office:value-type="float" office:value="0.03921819" calcext:value-type="float">
            <text:p>0.03921819</text:p>
          </table:table-cell>
          <table:table-cell office:value-type="float" office:value="0.03892632" calcext:value-type="float">
            <text:p>0.03892632</text:p>
          </table:table-cell>
          <table:table-cell office:value-type="float" office:value="0.01984297" calcext:value-type="float">
            <text:p>0.01984297</text:p>
          </table:table-cell>
          <table:table-cell office:value-type="float" office:value="0.01764728" calcext:value-type="float">
            <text:p>0.01764728</text:p>
          </table:table-cell>
          <table:table-cell office:value-type="float" office:value="0.02834001" calcext:value-type="float">
            <text:p>0.02834001</text:p>
          </table:table-cell>
          <table:table-cell office:value-type="float" office:value="0.02216146" calcext:value-type="float">
            <text:p>0.02216146</text:p>
          </table:table-cell>
          <table:table-cell office:value-type="float" office:value="0.02041488" calcext:value-type="float">
            <text:p>0.02041488</text:p>
          </table:table-cell>
          <table:table-cell office:value-type="float" office:value="0.02076138" calcext:value-type="float">
            <text:p>0.02076138</text:p>
          </table:table-cell>
          <table:table-cell office:value-type="float" office:value="0.02055957" calcext:value-type="float">
            <text:p>0.02055957</text:p>
          </table:table-cell>
          <table:table-cell office:value-type="float" office:value="0.005542264" calcext:value-type="float">
            <text:p>0.005542264</text:p>
          </table:table-cell>
          <table:table-cell office:value-type="float" office:value="0.006110844" calcext:value-type="float">
            <text:p>0.006110844</text:p>
          </table:table-cell>
          <table:table-cell office:value-type="float" office:value="0" calcext:value-type="float">
            <text:p>0</text:p>
          </table:table-cell>
          <table:table-cell office:value-type="float" office:value="55.3692" calcext:value-type="float">
            <text:p>55.3692</text:p>
          </table:table-cell>
          <table:table-cell office:value-type="float" office:value="62.24935" calcext:value-type="float">
            <text:p>62.24935</text:p>
          </table:table-cell>
          <table:table-cell office:value-type="float" office:value="54.05858" calcext:value-type="float">
            <text:p>54.05858</text:p>
          </table:table-cell>
          <table:table-cell office:value-type="float" office:value="31.25346" calcext:value-type="float">
            <text:p>31.25346</text:p>
          </table:table-cell>
          <table:table-cell office:value-type="float" office:value="20.091" calcext:value-type="float">
            <text:p>20.091</text:p>
          </table:table-cell>
          <table:table-cell office:value-type="float" office:value="3.765545" calcext:value-type="float">
            <text:p>3.765545</text:p>
          </table:table-cell>
          <table:table-cell office:value-type="float" office:value="1.31384" calcext:value-type="float">
            <text:p>1.31384</text:p>
          </table:table-cell>
          <table:table-cell office:value-type="float" office:value="2.216644" calcext:value-type="float">
            <text:p>2.216644</text:p>
          </table:table-cell>
          <table:table-cell office:value-type="float" office:value="0.7152691" calcext:value-type="float">
            <text:p>0.7152691</text:p>
          </table:table-cell>
          <table:table-cell office:value-type="float" office:value="0.3146537" calcext:value-type="float">
            <text:p>0.3146537</text:p>
          </table:table-cell>
          <table:table-cell office:value-type="float" office:value="0.1547049" calcext:value-type="float">
            <text:p>0.1547049</text:p>
          </table:table-cell>
          <table:table-cell office:value-type="float" office:value="0.157824" calcext:value-type="float">
            <text:p>0.157824</text:p>
          </table:table-cell>
          <table:table-cell office:value-type="float" office:value="0.3350072" calcext:value-type="float">
            <text:p>0.3350072</text:p>
          </table:table-cell>
          <table:table-cell office:value-type="float" office:value="0.3627616" calcext:value-type="float">
            <text:p>0.3627616</text:p>
          </table:table-cell>
          <table:table-cell office:value-type="float" office:value="0" calcext:value-type="float">
            <text:p>0</text:p>
          </table:table-cell>
          <table:table-cell office:value-type="float" office:value="8032.079" calcext:value-type="float">
            <text:p>8032.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66703" calcext:value-type="float">
            <text:p>-0.016667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27.48007" calcext:value-type="float">
            <text:p>27.48007</text:p>
          </table:table-cell>
          <table:table-cell office:value-type="float" office:value="1092.972" calcext:value-type="float">
            <text:p>1092.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9445" calcext:value-type="float">
            <text:p>1.099445</text:p>
          </table:table-cell>
          <table:table-cell office:value-type="float" office:value="10.7519" calcext:value-type="float">
            <text:p>10.7519</text:p>
          </table:table-cell>
          <table:table-cell office:value-type="float" office:value="0" calcext:value-type="float">
            <text:p>0</text:p>
          </table:table-cell>
          <table:table-cell office:value-type="float" office:value="0.000001770004" calcext:value-type="float">
            <text:p>1.770004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059" calcext:value-type="float">
            <text:p>-0.01529059</text:p>
          </table:table-cell>
          <table:table-cell office:value-type="float" office:value="-0.03010832" calcext:value-type="float">
            <text:p>-0.03010832</text:p>
          </table:table-cell>
          <table:table-cell office:value-type="float" office:value="0.001506793" calcext:value-type="float">
            <text:p>0.001506793</text:p>
          </table:table-cell>
          <table:table-cell office:value-type="float" office:value="0.000000003912214" calcext:value-type="float">
            <text:p>3.912214E-09</text:p>
          </table:table-cell>
          <table:table-cell office:value-type="float" office:value="16.42174" calcext:value-type="float">
            <text:p>16.42174</text:p>
          </table:table-cell>
          <table:table-cell office:value-type="float" office:value="9.136731" calcext:value-type="float">
            <text:p>9.136731</text:p>
          </table:table-cell>
          <table:table-cell office:value-type="float" office:value="2.802428" calcext:value-type="float">
            <text:p>2.802428</text:p>
          </table:table-cell>
          <table:table-cell office:value-type="float" office:value="2.759655" calcext:value-type="float">
            <text:p>2.759655</text:p>
          </table:table-cell>
          <table:table-cell office:value-type="float" office:value="0.03927886" calcext:value-type="float">
            <text:p>0.03927886</text:p>
          </table:table-cell>
          <table:table-cell office:value-type="float" office:value="0.03892414" calcext:value-type="float">
            <text:p>0.03892414</text:p>
          </table:table-cell>
          <table:table-cell office:value-type="float" office:value="0.02005568" calcext:value-type="float">
            <text:p>0.02005568</text:p>
          </table:table-cell>
          <table:table-cell office:value-type="float" office:value="0.01782577" calcext:value-type="float">
            <text:p>0.01782577</text:p>
          </table:table-cell>
          <table:table-cell office:value-type="float" office:value="0.0282493" calcext:value-type="float">
            <text:p>0.0282493</text:p>
          </table:table-cell>
          <table:table-cell office:value-type="float" office:value="0.02199987" calcext:value-type="float">
            <text:p>0.02199987</text:p>
          </table:table-cell>
          <table:table-cell office:value-type="float" office:value="0.0202569" calcext:value-type="float">
            <text:p>0.0202569</text:p>
          </table:table-cell>
          <table:table-cell office:value-type="float" office:value="0.02070916" calcext:value-type="float">
            <text:p>0.02070916</text:p>
          </table:table-cell>
          <table:table-cell office:value-type="float" office:value="0.02058428" calcext:value-type="float">
            <text:p>0.02058428</text:p>
          </table:table-cell>
          <table:table-cell office:value-type="float" office:value="0.005541501" calcext:value-type="float">
            <text:p>0.005541501</text:p>
          </table:table-cell>
          <table:table-cell office:value-type="float" office:value="0.006110185" calcext:value-type="float">
            <text:p>0.006110185</text:p>
          </table:table-cell>
          <table:table-cell office:value-type="float" office:value="0" calcext:value-type="float">
            <text:p>0</text:p>
          </table:table-cell>
          <table:table-cell office:value-type="float" office:value="44.45127" calcext:value-type="float">
            <text:p>44.45127</text:p>
          </table:table-cell>
          <table:table-cell office:value-type="float" office:value="64.98567" calcext:value-type="float">
            <text:p>64.98567</text:p>
          </table:table-cell>
          <table:table-cell office:value-type="float" office:value="57.4523" calcext:value-type="float">
            <text:p>57.4523</text:p>
          </table:table-cell>
          <table:table-cell office:value-type="float" office:value="31.33041" calcext:value-type="float">
            <text:p>31.33041</text:p>
          </table:table-cell>
          <table:table-cell office:value-type="float" office:value="20.19278" calcext:value-type="float">
            <text:p>20.19278</text:p>
          </table:table-cell>
          <table:table-cell office:value-type="float" office:value="3.819502" calcext:value-type="float">
            <text:p>3.819502</text:p>
          </table:table-cell>
          <table:table-cell office:value-type="float" office:value="1.347373" calcext:value-type="float">
            <text:p>1.347373</text:p>
          </table:table-cell>
          <table:table-cell office:value-type="float" office:value="2.227063" calcext:value-type="float">
            <text:p>2.227063</text:p>
          </table:table-cell>
          <table:table-cell office:value-type="float" office:value="0.7212452" calcext:value-type="float">
            <text:p>0.7212452</text:p>
          </table:table-cell>
          <table:table-cell office:value-type="float" office:value="0.3164346" calcext:value-type="float">
            <text:p>0.3164346</text:p>
          </table:table-cell>
          <table:table-cell office:value-type="float" office:value="0.1553776" calcext:value-type="float">
            <text:p>0.1553776</text:p>
          </table:table-cell>
          <table:table-cell office:value-type="float" office:value="0.1582156" calcext:value-type="float">
            <text:p>0.1582156</text:p>
          </table:table-cell>
          <table:table-cell office:value-type="float" office:value="0.3347615" calcext:value-type="float">
            <text:p>0.3347615</text:p>
          </table:table-cell>
          <table:table-cell office:value-type="float" office:value="0.3627643" calcext:value-type="float">
            <text:p>0.3627643</text:p>
          </table:table-cell>
          <table:table-cell office:value-type="float" office:value="0" calcext:value-type="float">
            <text:p>0</text:p>
          </table:table-cell>
          <table:table-cell office:value-type="float" office:value="7738.222" calcext:value-type="float">
            <text:p>7738.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71556" calcext:value-type="float">
            <text:p>-0.016715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27.39771" calcext:value-type="float">
            <text:p>27.39771</text:p>
          </table:table-cell>
          <table:table-cell office:value-type="float" office:value="1092.982" calcext:value-type="float">
            <text:p>1092.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11638" calcext:value-type="float">
            <text:p>0.9411638</text:p>
          </table:table-cell>
          <table:table-cell office:value-type="float" office:value="10.97744" calcext:value-type="float">
            <text:p>10.97744</text:p>
          </table:table-cell>
          <table:table-cell office:value-type="float" office:value="0" calcext:value-type="float">
            <text:p>0</text:p>
          </table:table-cell>
          <table:table-cell office:value-type="float" office:value="0.000001770004" calcext:value-type="float">
            <text:p>1.770004E-06</text:p>
          </table:table-cell>
          <table:table-cell office:value-type="float" office:value="0" calcext:value-type="float">
            <text:p>0</text:p>
          </table:table-cell>
          <table:table-cell office:value-type="float" office:value="-0.01529059" calcext:value-type="float">
            <text:p>-0.01529059</text:p>
          </table:table-cell>
          <table:table-cell office:value-type="float" office:value="-0.03045296" calcext:value-type="float">
            <text:p>-0.03045296</text:p>
          </table:table-cell>
          <table:table-cell office:value-type="float" office:value="0.001514229" calcext:value-type="float">
            <text:p>0.001514229</text:p>
          </table:table-cell>
          <table:table-cell office:value-type="float" office:value="0.000000003912214" calcext:value-type="float">
            <text:p>3.912214E-09</text:p>
          </table:table-cell>
          <table:table-cell office:value-type="float" office:value="16.48088" calcext:value-type="float">
            <text:p>16.48088</text:p>
          </table:table-cell>
          <table:table-cell office:value-type="float" office:value="7.267635" calcext:value-type="float">
            <text:p>7.267635</text:p>
          </table:table-cell>
          <table:table-cell office:value-type="float" office:value="3.686292" calcext:value-type="float">
            <text:p>3.686292</text:p>
          </table:table-cell>
          <table:table-cell office:value-type="float" office:value="3.672667" calcext:value-type="float">
            <text:p>3.672667</text:p>
          </table:table-cell>
          <table:table-cell office:value-type="float" office:value="0.03989997" calcext:value-type="float">
            <text:p>0.03989997</text:p>
          </table:table-cell>
          <table:table-cell office:value-type="float" office:value="0.039214" calcext:value-type="float">
            <text:p>0.039214</text:p>
          </table:table-cell>
          <table:table-cell office:value-type="float" office:value="0.02025818" calcext:value-type="float">
            <text:p>0.02025818</text:p>
          </table:table-cell>
          <table:table-cell office:value-type="float" office:value="0.01802383" calcext:value-type="float">
            <text:p>0.01802383</text:p>
          </table:table-cell>
          <table:table-cell office:value-type="float" office:value="0.02822926" calcext:value-type="float">
            <text:p>0.02822926</text:p>
          </table:table-cell>
          <table:table-cell office:value-type="float" office:value="0.0218781" calcext:value-type="float">
            <text:p>0.0218781</text:p>
          </table:table-cell>
          <table:table-cell office:value-type="float" office:value="0.02010359" calcext:value-type="float">
            <text:p>0.02010359</text:p>
          </table:table-cell>
          <table:table-cell office:value-type="float" office:value="0.02065348" calcext:value-type="float">
            <text:p>0.02065348</text:p>
          </table:table-cell>
          <table:table-cell office:value-type="float" office:value="0.0206096" calcext:value-type="float">
            <text:p>0.0206096</text:p>
          </table:table-cell>
          <table:table-cell office:value-type="float" office:value="0.005540721" calcext:value-type="float">
            <text:p>0.005540721</text:p>
          </table:table-cell>
          <table:table-cell office:value-type="float" office:value="0.006109518" calcext:value-type="float">
            <text:p>0.006109518</text:p>
          </table:table-cell>
          <table:table-cell office:value-type="float" office:value="0" calcext:value-type="float">
            <text:p>0</text:p>
          </table:table-cell>
          <table:table-cell office:value-type="float" office:value="62.02168" calcext:value-type="float">
            <text:p>62.02168</text:p>
          </table:table-cell>
          <table:table-cell office:value-type="float" office:value="61.47256" calcext:value-type="float">
            <text:p>61.47256</text:p>
          </table:table-cell>
          <table:table-cell office:value-type="float" office:value="59.43115" calcext:value-type="float">
            <text:p>59.43115</text:p>
          </table:table-cell>
          <table:table-cell office:value-type="float" office:value="32.34057" calcext:value-type="float">
            <text:p>32.34057</text:p>
          </table:table-cell>
          <table:table-cell office:value-type="float" office:value="20.61364" calcext:value-type="float">
            <text:p>20.61364</text:p>
          </table:table-cell>
          <table:table-cell office:value-type="float" office:value="3.875757" calcext:value-type="float">
            <text:p>3.875757</text:p>
          </table:table-cell>
          <table:table-cell office:value-type="float" office:value="1.377045" calcext:value-type="float">
            <text:p>1.377045</text:p>
          </table:table-cell>
          <table:table-cell office:value-type="float" office:value="2.236433" calcext:value-type="float">
            <text:p>2.236433</text:p>
          </table:table-cell>
          <table:table-cell office:value-type="float" office:value="0.7269583" calcext:value-type="float">
            <text:p>0.7269583</text:p>
          </table:table-cell>
          <table:table-cell office:value-type="float" office:value="0.3182498" calcext:value-type="float">
            <text:p>0.3182498</text:p>
          </table:table-cell>
          <table:table-cell office:value-type="float" office:value="0.15607" calcext:value-type="float">
            <text:p>0.15607</text:p>
          </table:table-cell>
          <table:table-cell office:value-type="float" office:value="0.158613" calcext:value-type="float">
            <text:p>0.158613</text:p>
          </table:table-cell>
          <table:table-cell office:value-type="float" office:value="0.3345204" calcext:value-type="float">
            <text:p>0.3345204</text:p>
          </table:table-cell>
          <table:table-cell office:value-type="float" office:value="0.3627671" calcext:value-type="float">
            <text:p>0.3627671</text:p>
          </table:table-cell>
          <table:table-cell office:value-type="float" office:value="0" calcext:value-type="float">
            <text:p>0</text:p>
          </table:table-cell>
          <table:table-cell office:value-type="float" office:value="7560.627" calcext:value-type="float">
            <text:p>7560.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7316" calcext:value-type="float">
            <text:p>-0.01673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27.24755" calcext:value-type="float">
            <text:p>27.24755</text:p>
          </table:table-cell>
          <table:table-cell office:value-type="float" office:value="1093" calcext:value-type="float">
            <text:p>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51569" calcext:value-type="float">
            <text:p>0.8351569</text:p>
          </table:table-cell>
          <table:table-cell office:value-type="float" office:value="11.21048" calcext:value-type="float">
            <text:p>11.21048</text:p>
          </table:table-cell>
          <table:table-cell office:value-type="float" office:value="0" calcext:value-type="float">
            <text:p>0</text:p>
          </table:table-cell>
          <table:table-cell office:value-type="float" office:value="0.000001770004" calcext:value-type="float">
            <text:p>1.770004E-06</text:p>
          </table:table-cell>
          <table:table-cell office:value-type="float" office:value="0" calcext:value-type="float">
            <text:p>0</text:p>
          </table:table-cell>
          <table:table-cell office:value-type="float" office:value="-0.01587435" calcext:value-type="float">
            <text:p>-0.01587435</text:p>
          </table:table-cell>
          <table:table-cell office:value-type="float" office:value="-0.03111445" calcext:value-type="float">
            <text:p>-0.03111445</text:p>
          </table:table-cell>
          <table:table-cell office:value-type="float" office:value="0.001520119" calcext:value-type="float">
            <text:p>0.001520119</text:p>
          </table:table-cell>
          <table:table-cell office:value-type="float" office:value="0.00000000400828" calcext:value-type="float">
            <text:p>4.00828E-09</text:p>
          </table:table-cell>
          <table:table-cell office:value-type="float" office:value="16.51704" calcext:value-type="float">
            <text:p>16.51704</text:p>
          </table:table-cell>
          <table:table-cell office:value-type="float" office:value="6.950114" calcext:value-type="float">
            <text:p>6.950114</text:p>
          </table:table-cell>
          <table:table-cell office:value-type="float" office:value="2.549069" calcext:value-type="float">
            <text:p>2.549069</text:p>
          </table:table-cell>
          <table:table-cell office:value-type="float" office:value="2.540071" calcext:value-type="float">
            <text:p>2.540071</text:p>
          </table:table-cell>
          <table:table-cell office:value-type="float" office:value="0.03898652" calcext:value-type="float">
            <text:p>0.03898652</text:p>
          </table:table-cell>
          <table:table-cell office:value-type="float" office:value="0.03854603" calcext:value-type="float">
            <text:p>0.03854603</text:p>
          </table:table-cell>
          <table:table-cell office:value-type="float" office:value="0.02016045" calcext:value-type="float">
            <text:p>0.02016045</text:p>
          </table:table-cell>
          <table:table-cell office:value-type="float" office:value="0.01800578" calcext:value-type="float">
            <text:p>0.01800578</text:p>
          </table:table-cell>
          <table:table-cell office:value-type="float" office:value="0.02823314" calcext:value-type="float">
            <text:p>0.02823314</text:p>
          </table:table-cell>
          <table:table-cell office:value-type="float" office:value="0.02179112" calcext:value-type="float">
            <text:p>0.02179112</text:p>
          </table:table-cell>
          <table:table-cell office:value-type="float" office:value="0.01995943" calcext:value-type="float">
            <text:p>0.01995943</text:p>
          </table:table-cell>
          <table:table-cell office:value-type="float" office:value="0.0205956" calcext:value-type="float">
            <text:p>0.0205956</text:p>
          </table:table-cell>
          <table:table-cell office:value-type="float" office:value="0.02063593" calcext:value-type="float">
            <text:p>0.02063593</text:p>
          </table:table-cell>
          <table:table-cell office:value-type="float" office:value="0.00557209" calcext:value-type="float">
            <text:p>0.00557209</text:p>
          </table:table-cell>
          <table:table-cell office:value-type="float" office:value="0.006076056" calcext:value-type="float">
            <text:p>0.006076056</text:p>
          </table:table-cell>
          <table:table-cell office:value-type="float" office:value="0" calcext:value-type="float">
            <text:p>0</text:p>
          </table:table-cell>
          <table:table-cell office:value-type="float" office:value="66.70181" calcext:value-type="float">
            <text:p>66.70181</text:p>
          </table:table-cell>
          <table:table-cell office:value-type="float" office:value="63.8989" calcext:value-type="float">
            <text:p>63.8989</text:p>
          </table:table-cell>
          <table:table-cell office:value-type="float" office:value="60.25978" calcext:value-type="float">
            <text:p>60.25978</text:p>
          </table:table-cell>
          <table:table-cell office:value-type="float" office:value="32.55335" calcext:value-type="float">
            <text:p>32.55335</text:p>
          </table:table-cell>
          <table:table-cell office:value-type="float" office:value="20.93527" calcext:value-type="float">
            <text:p>20.93527</text:p>
          </table:table-cell>
          <table:table-cell office:value-type="float" office:value="3.952154" calcext:value-type="float">
            <text:p>3.952154</text:p>
          </table:table-cell>
          <table:table-cell office:value-type="float" office:value="1.407262" calcext:value-type="float">
            <text:p>1.407262</text:p>
          </table:table-cell>
          <table:table-cell office:value-type="float" office:value="2.245199" calcext:value-type="float">
            <text:p>2.245199</text:p>
          </table:table-cell>
          <table:table-cell office:value-type="float" office:value="0.73236" calcext:value-type="float">
            <text:p>0.73236</text:p>
          </table:table-cell>
          <table:table-cell office:value-type="float" office:value="0.320071" calcext:value-type="float">
            <text:p>0.320071</text:p>
          </table:table-cell>
          <table:table-cell office:value-type="float" office:value="0.156781" calcext:value-type="float">
            <text:p>0.156781</text:p>
          </table:table-cell>
          <table:table-cell office:value-type="float" office:value="0.1593943" calcext:value-type="float">
            <text:p>0.1593943</text:p>
          </table:table-cell>
          <table:table-cell office:value-type="float" office:value="0.3433786" calcext:value-type="float">
            <text:p>0.3433786</text:p>
          </table:table-cell>
          <table:table-cell office:value-type="float" office:value="0.354303" calcext:value-type="float">
            <text:p>0.354303</text:p>
          </table:table-cell>
          <table:table-cell office:value-type="float" office:value="0" calcext:value-type="float">
            <text:p>0</text:p>
          </table:table-cell>
          <table:table-cell office:value-type="float" office:value="7641.944" calcext:value-type="float">
            <text:p>7641.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81481" calcext:value-type="float">
            <text:p>-0.016814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27.06533" calcext:value-type="float">
            <text:p>27.06533</text:p>
          </table:table-cell>
          <table:table-cell office:value-type="float" office:value="1093.013" calcext:value-type="float">
            <text:p>1093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41731" calcext:value-type="float">
            <text:p>0.8041731</text:p>
          </table:table-cell>
          <table:table-cell office:value-type="float" office:value="11.40456" calcext:value-type="float">
            <text:p>11.40456</text:p>
          </table:table-cell>
          <table:table-cell office:value-type="float" office:value="0" calcext:value-type="float">
            <text:p>0</text:p>
          </table:table-cell>
          <table:table-cell office:value-type="float" office:value="0.000001770004" calcext:value-type="float">
            <text:p>1.770004E-06</text:p>
          </table:table-cell>
          <table:table-cell office:value-type="float" office:value="0" calcext:value-type="float">
            <text:p>0</text:p>
          </table:table-cell>
          <table:table-cell office:value-type="float" office:value="-0.01672681" calcext:value-type="float">
            <text:p>-0.01672681</text:p>
          </table:table-cell>
          <table:table-cell office:value-type="float" office:value="-0.03148726" calcext:value-type="float">
            <text:p>-0.03148726</text:p>
          </table:table-cell>
          <table:table-cell office:value-type="float" office:value="0.001511199" calcext:value-type="float">
            <text:p>0.001511199</text:p>
          </table:table-cell>
          <table:table-cell office:value-type="float" office:value="0.00000000400828" calcext:value-type="float">
            <text:p>4.00828E-09</text:p>
          </table:table-cell>
          <table:table-cell office:value-type="float" office:value="16.49846" calcext:value-type="float">
            <text:p>16.49846</text:p>
          </table:table-cell>
          <table:table-cell office:value-type="float" office:value="9.657546" calcext:value-type="float">
            <text:p>9.657546</text:p>
          </table:table-cell>
          <table:table-cell office:value-type="float" office:value="1.810683" calcext:value-type="float">
            <text:p>1.810683</text:p>
          </table:table-cell>
          <table:table-cell office:value-type="float" office:value="1.793275" calcext:value-type="float">
            <text:p>1.793275</text:p>
          </table:table-cell>
          <table:table-cell office:value-type="float" office:value="0.03823028" calcext:value-type="float">
            <text:p>0.03823028</text:p>
          </table:table-cell>
          <table:table-cell office:value-type="float" office:value="0.03787313" calcext:value-type="float">
            <text:p>0.03787313</text:p>
          </table:table-cell>
          <table:table-cell office:value-type="float" office:value="0.01987999" calcext:value-type="float">
            <text:p>0.01987999</text:p>
          </table:table-cell>
          <table:table-cell office:value-type="float" office:value="0.01775769" calcext:value-type="float">
            <text:p>0.01775769</text:p>
          </table:table-cell>
          <table:table-cell office:value-type="float" office:value="0.02818739" calcext:value-type="float">
            <text:p>0.02818739</text:p>
          </table:table-cell>
          <table:table-cell office:value-type="float" office:value="0.02172005" calcext:value-type="float">
            <text:p>0.02172005</text:p>
          </table:table-cell>
          <table:table-cell office:value-type="float" office:value="0.01982571" calcext:value-type="float">
            <text:p>0.01982571</text:p>
          </table:table-cell>
          <table:table-cell office:value-type="float" office:value="0.02053694" calcext:value-type="float">
            <text:p>0.02053694</text:p>
          </table:table-cell>
          <table:table-cell office:value-type="float" office:value="0.02066326" calcext:value-type="float">
            <text:p>0.02066326</text:p>
          </table:table-cell>
          <table:table-cell office:value-type="float" office:value="0.005563232" calcext:value-type="float">
            <text:p>0.005563232</text:p>
          </table:table-cell>
          <table:table-cell office:value-type="float" office:value="0.006082801" calcext:value-type="float">
            <text:p>0.006082801</text:p>
          </table:table-cell>
          <table:table-cell office:value-type="float" office:value="0" calcext:value-type="float">
            <text:p>0</text:p>
          </table:table-cell>
          <table:table-cell office:value-type="float" office:value="62.19891" calcext:value-type="float">
            <text:p>62.19891</text:p>
          </table:table-cell>
          <table:table-cell office:value-type="float" office:value="67.97328" calcext:value-type="float">
            <text:p>67.97328</text:p>
          </table:table-cell>
          <table:table-cell office:value-type="float" office:value="61.50756" calcext:value-type="float">
            <text:p>61.50756</text:p>
          </table:table-cell>
          <table:table-cell office:value-type="float" office:value="32.75472" calcext:value-type="float">
            <text:p>32.75472</text:p>
          </table:table-cell>
          <table:table-cell office:value-type="float" office:value="21.17032" calcext:value-type="float">
            <text:p>21.17032</text:p>
          </table:table-cell>
          <table:table-cell office:value-type="float" office:value="4.026998" calcext:value-type="float">
            <text:p>4.026998</text:p>
          </table:table-cell>
          <table:table-cell office:value-type="float" office:value="1.440521" calcext:value-type="float">
            <text:p>1.440521</text:p>
          </table:table-cell>
          <table:table-cell office:value-type="float" office:value="2.254522" calcext:value-type="float">
            <text:p>2.254522</text:p>
          </table:table-cell>
          <table:table-cell office:value-type="float" office:value="0.7375168" calcext:value-type="float">
            <text:p>0.7375168</text:p>
          </table:table-cell>
          <table:table-cell office:value-type="float" office:value="0.3218876" calcext:value-type="float">
            <text:p>0.3218876</text:p>
          </table:table-cell>
          <table:table-cell office:value-type="float" office:value="0.1575157" calcext:value-type="float">
            <text:p>0.1575157</text:p>
          </table:table-cell>
          <table:table-cell office:value-type="float" office:value="0.1602128" calcext:value-type="float">
            <text:p>0.1602128</text:p>
          </table:table-cell>
          <table:table-cell office:value-type="float" office:value="0.3403044" calcext:value-type="float">
            <text:p>0.3403044</text:p>
          </table:table-cell>
          <table:table-cell office:value-type="float" office:value="0.3582246" calcext:value-type="float">
            <text:p>0.3582246</text:p>
          </table:table-cell>
          <table:table-cell office:value-type="float" office:value="0" calcext:value-type="float">
            <text:p>0</text:p>
          </table:table-cell>
          <table:table-cell office:value-type="float" office:value="7816.158" calcext:value-type="float">
            <text:p>7816.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95638" calcext:value-type="float">
            <text:p>-0.016956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26.93131" calcext:value-type="float">
            <text:p>26.93131</text:p>
          </table:table-cell>
          <table:table-cell office:value-type="float" office:value="1093.022" calcext:value-type="float">
            <text:p>1093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04159" calcext:value-type="float">
            <text:p>0.7304159</text:p>
          </table:table-cell>
          <table:table-cell office:value-type="float" office:value="11.60183" calcext:value-type="float">
            <text:p>11.60183</text:p>
          </table:table-cell>
          <table:table-cell office:value-type="float" office:value="0" calcext:value-type="float">
            <text:p>0</text:p>
          </table:table-cell>
          <table:table-cell office:value-type="float" office:value="0.000001782622" calcext:value-type="float">
            <text:p>1.782622E-06</text:p>
          </table:table-cell>
          <table:table-cell office:value-type="float" office:value="0" calcext:value-type="float">
            <text:p>0</text:p>
          </table:table-cell>
          <table:table-cell office:value-type="float" office:value="-0.0175347" calcext:value-type="float">
            <text:p>-0.0175347</text:p>
          </table:table-cell>
          <table:table-cell office:value-type="float" office:value="-0.03217762" calcext:value-type="float">
            <text:p>-0.03217762</text:p>
          </table:table-cell>
          <table:table-cell office:value-type="float" office:value="0.00150489" calcext:value-type="float">
            <text:p>0.00150489</text:p>
          </table:table-cell>
          <table:table-cell office:value-type="float" office:value="0.00000000443837" calcext:value-type="float">
            <text:p>4.43837E-09</text:p>
          </table:table-cell>
          <table:table-cell office:value-type="float" office:value="16.53269" calcext:value-type="float">
            <text:p>16.53269</text:p>
          </table:table-cell>
          <table:table-cell office:value-type="float" office:value="8.384897" calcext:value-type="float">
            <text:p>8.384897</text:p>
          </table:table-cell>
          <table:table-cell office:value-type="float" office:value="1.356095" calcext:value-type="float">
            <text:p>1.356095</text:p>
          </table:table-cell>
          <table:table-cell office:value-type="float" office:value="1.258304" calcext:value-type="float">
            <text:p>1.258304</text:p>
          </table:table-cell>
          <table:table-cell office:value-type="float" office:value="0.03753155" calcext:value-type="float">
            <text:p>0.03753155</text:p>
          </table:table-cell>
          <table:table-cell office:value-type="float" office:value="0.03722069" calcext:value-type="float">
            <text:p>0.03722069</text:p>
          </table:table-cell>
          <table:table-cell office:value-type="float" office:value="0.01968569" calcext:value-type="float">
            <text:p>0.01968569</text:p>
          </table:table-cell>
          <table:table-cell office:value-type="float" office:value="0.01750857" calcext:value-type="float">
            <text:p>0.01750857</text:p>
          </table:table-cell>
          <table:table-cell office:value-type="float" office:value="0.02809847" calcext:value-type="float">
            <text:p>0.02809847</text:p>
          </table:table-cell>
          <table:table-cell office:value-type="float" office:value="0.02164922" calcext:value-type="float">
            <text:p>0.02164922</text:p>
          </table:table-cell>
          <table:table-cell office:value-type="float" office:value="0.01970005" calcext:value-type="float">
            <text:p>0.01970005</text:p>
          </table:table-cell>
          <table:table-cell office:value-type="float" office:value="0.02047765" calcext:value-type="float">
            <text:p>0.02047765</text:p>
          </table:table-cell>
          <table:table-cell office:value-type="float" office:value="0.02069102" calcext:value-type="float">
            <text:p>0.02069102</text:p>
          </table:table-cell>
          <table:table-cell office:value-type="float" office:value="0.005555829" calcext:value-type="float">
            <text:p>0.005555829</text:p>
          </table:table-cell>
          <table:table-cell office:value-type="float" office:value="0.00608812" calcext:value-type="float">
            <text:p>0.00608812</text:p>
          </table:table-cell>
          <table:table-cell office:value-type="float" office:value="0" calcext:value-type="float">
            <text:p>0</text:p>
          </table:table-cell>
          <table:table-cell office:value-type="float" office:value="34.38758" calcext:value-type="float">
            <text:p>34.38758</text:p>
          </table:table-cell>
          <table:table-cell office:value-type="float" office:value="75.11553" calcext:value-type="float">
            <text:p>75.11553</text:p>
          </table:table-cell>
          <table:table-cell office:value-type="float" office:value="64.46506" calcext:value-type="float">
            <text:p>64.46506</text:p>
          </table:table-cell>
          <table:table-cell office:value-type="float" office:value="33.11719" calcext:value-type="float">
            <text:p>33.11719</text:p>
          </table:table-cell>
          <table:table-cell office:value-type="float" office:value="21.41771" calcext:value-type="float">
            <text:p>21.41771</text:p>
          </table:table-cell>
          <table:table-cell office:value-type="float" office:value="4.096671" calcext:value-type="float">
            <text:p>4.096671</text:p>
          </table:table-cell>
          <table:table-cell office:value-type="float" office:value="1.47503" calcext:value-type="float">
            <text:p>1.47503</text:p>
          </table:table-cell>
          <table:table-cell office:value-type="float" office:value="2.264717" calcext:value-type="float">
            <text:p>2.264717</text:p>
          </table:table-cell>
          <table:table-cell office:value-type="float" office:value="0.7426128" calcext:value-type="float">
            <text:p>0.7426128</text:p>
          </table:table-cell>
          <table:table-cell office:value-type="float" office:value="0.3237068" calcext:value-type="float">
            <text:p>0.3237068</text:p>
          </table:table-cell>
          <table:table-cell office:value-type="float" office:value="0.1582647" calcext:value-type="float">
            <text:p>0.1582647</text:p>
          </table:table-cell>
          <table:table-cell office:value-type="float" office:value="0.1608486" calcext:value-type="float">
            <text:p>0.1608486</text:p>
          </table:table-cell>
          <table:table-cell office:value-type="float" office:value="0.3378325" calcext:value-type="float">
            <text:p>0.3378325</text:p>
          </table:table-cell>
          <table:table-cell office:value-type="float" office:value="0.3616553" calcext:value-type="float">
            <text:p>0.3616553</text:p>
          </table:table-cell>
          <table:table-cell office:value-type="float" office:value="0" calcext:value-type="float">
            <text:p>0</text:p>
          </table:table-cell>
          <table:table-cell office:value-type="float" office:value="7597.237" calcext:value-type="float">
            <text:p>7597.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29181" calcext:value-type="float">
            <text:p>-0.017291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26.83333" calcext:value-type="float">
            <text:p>26.83333</text:p>
          </table:table-cell>
          <table:table-cell office:value-type="float" office:value="1093.03" calcext:value-type="float">
            <text:p>1093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66541" calcext:value-type="float">
            <text:p>0.6366541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0" calcext:value-type="float">
            <text:p>0</text:p>
          </table:table-cell>
          <table:table-cell office:value-type="float" office:value="0.000001782907" calcext:value-type="float">
            <text:p>1.782907E-06</text:p>
          </table:table-cell>
          <table:table-cell office:value-type="float" office:value="0" calcext:value-type="float">
            <text:p>0</text:p>
          </table:table-cell>
          <table:table-cell office:value-type="float" office:value="-0.01769395" calcext:value-type="float">
            <text:p>-0.01769395</text:p>
          </table:table-cell>
          <table:table-cell office:value-type="float" office:value="-0.03270541" calcext:value-type="float">
            <text:p>-0.03270541</text:p>
          </table:table-cell>
          <table:table-cell office:value-type="float" office:value="0.001511423" calcext:value-type="float">
            <text:p>0.001511423</text:p>
          </table:table-cell>
          <table:table-cell office:value-type="float" office:value="0.00000000443837" calcext:value-type="float">
            <text:p>4.43837E-09</text:p>
          </table:table-cell>
          <table:table-cell office:value-type="float" office:value="16.59976" calcext:value-type="float">
            <text:p>16.59976</text:p>
          </table:table-cell>
          <table:table-cell office:value-type="float" office:value="5.424886" calcext:value-type="float">
            <text:p>5.424886</text:p>
          </table:table-cell>
          <table:table-cell office:value-type="float" office:value="0.8454026" calcext:value-type="float">
            <text:p>0.8454026</text:p>
          </table:table-cell>
          <table:table-cell office:value-type="float" office:value="0.8578948" calcext:value-type="float">
            <text:p>0.8578948</text:p>
          </table:table-cell>
          <table:table-cell office:value-type="float" office:value="0.03836059" calcext:value-type="float">
            <text:p>0.03836059</text:p>
          </table:table-cell>
          <table:table-cell office:value-type="float" office:value="0.03749066" calcext:value-type="float">
            <text:p>0.03749066</text:p>
          </table:table-cell>
          <table:table-cell office:value-type="float" office:value="0.0196775" calcext:value-type="float">
            <text:p>0.0196775</text:p>
          </table:table-cell>
          <table:table-cell office:value-type="float" office:value="0.01741861" calcext:value-type="float">
            <text:p>0.01741861</text:p>
          </table:table-cell>
          <table:table-cell office:value-type="float" office:value="0.02803442" calcext:value-type="float">
            <text:p>0.02803442</text:p>
          </table:table-cell>
          <table:table-cell office:value-type="float" office:value="0.02157996" calcext:value-type="float">
            <text:p>0.02157996</text:p>
          </table:table-cell>
          <table:table-cell office:value-type="float" office:value="0.01957987" calcext:value-type="float">
            <text:p>0.01957987</text:p>
          </table:table-cell>
          <table:table-cell office:value-type="float" office:value="0.02041798" calcext:value-type="float">
            <text:p>0.02041798</text:p>
          </table:table-cell>
          <table:table-cell office:value-type="float" office:value="0.02071918" calcext:value-type="float">
            <text:p>0.02071918</text:p>
          </table:table-cell>
          <table:table-cell office:value-type="float" office:value="0.005552533" calcext:value-type="float">
            <text:p>0.005552533</text:p>
          </table:table-cell>
          <table:table-cell office:value-type="float" office:value="0.006089583" calcext:value-type="float">
            <text:p>0.006089583</text:p>
          </table:table-cell>
          <table:table-cell office:value-type="float" office:value="0" calcext:value-type="float">
            <text:p>0</text:p>
          </table:table-cell>
          <table:table-cell office:value-type="float" office:value="42.10568" calcext:value-type="float">
            <text:p>42.10568</text:p>
          </table:table-cell>
          <table:table-cell office:value-type="float" office:value="64.74487" calcext:value-type="float">
            <text:p>64.74487</text:p>
          </table:table-cell>
          <table:table-cell office:value-type="float" office:value="68.02776" calcext:value-type="float">
            <text:p>68.02776</text:p>
          </table:table-cell>
          <table:table-cell office:value-type="float" office:value="37.9608" calcext:value-type="float">
            <text:p>37.9608</text:p>
          </table:table-cell>
          <table:table-cell office:value-type="float" office:value="23.1643" calcext:value-type="float">
            <text:p>23.1643</text:p>
          </table:table-cell>
          <table:table-cell office:value-type="float" office:value="4.217984" calcext:value-type="float">
            <text:p>4.217984</text:p>
          </table:table-cell>
          <table:table-cell office:value-type="float" office:value="1.508197" calcext:value-type="float">
            <text:p>1.508197</text:p>
          </table:table-cell>
          <table:table-cell office:value-type="float" office:value="2.275048" calcext:value-type="float">
            <text:p>2.275048</text:p>
          </table:table-cell>
          <table:table-cell office:value-type="float" office:value="0.7477099" calcext:value-type="float">
            <text:p>0.7477099</text:p>
          </table:table-cell>
          <table:table-cell office:value-type="float" office:value="0.3255426" calcext:value-type="float">
            <text:p>0.3255426</text:p>
          </table:table-cell>
          <table:table-cell office:value-type="float" office:value="0.1590351" calcext:value-type="float">
            <text:p>0.1590351</text:p>
          </table:table-cell>
          <table:table-cell office:value-type="float" office:value="0.161437" calcext:value-type="float">
            <text:p>0.161437</text:p>
          </table:table-cell>
          <table:table-cell office:value-type="float" office:value="0.3367105" calcext:value-type="float">
            <text:p>0.3367105</text:p>
          </table:table-cell>
          <table:table-cell office:value-type="float" office:value="0.3626391" calcext:value-type="float">
            <text:p>0.3626391</text:p>
          </table:table-cell>
          <table:table-cell office:value-type="float" office:value="0" calcext:value-type="float">
            <text:p>0</text:p>
          </table:table-cell>
          <table:table-cell office:value-type="float" office:value="7298.484" calcext:value-type="float">
            <text:p>7298.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32937" calcext:value-type="float">
            <text:p>-0.0173293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26.68543" calcext:value-type="float">
            <text:p>26.68543</text:p>
          </table:table-cell>
          <table:table-cell office:value-type="float" office:value="1093.043" calcext:value-type="float">
            <text:p>1093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43645" calcext:value-type="float">
            <text:p>0.6043645</text:p>
          </table:table-cell>
          <table:table-cell office:value-type="float" office:value="11.94177" calcext:value-type="float">
            <text:p>11.94177</text:p>
          </table:table-cell>
          <table:table-cell office:value-type="float" office:value="0" calcext:value-type="float">
            <text:p>0</text:p>
          </table:table-cell>
          <table:table-cell office:value-type="float" office:value="0.000001783096" calcext:value-type="float">
            <text:p>1.783096E-06</text:p>
          </table:table-cell>
          <table:table-cell office:value-type="float" office:value="0" calcext:value-type="float">
            <text:p>0</text:p>
          </table:table-cell>
          <table:table-cell office:value-type="float" office:value="-0.0176939" calcext:value-type="float">
            <text:p>-0.0176939</text:p>
          </table:table-cell>
          <table:table-cell office:value-type="float" office:value="-0.03318183" calcext:value-type="float">
            <text:p>-0.03318183</text:p>
          </table:table-cell>
          <table:table-cell office:value-type="float" office:value="0.001519438" calcext:value-type="float">
            <text:p>0.001519438</text:p>
          </table:table-cell>
          <table:table-cell office:value-type="float" office:value="0.000000004563519" calcext:value-type="float">
            <text:p>4.563519E-09</text:p>
          </table:table-cell>
          <table:table-cell office:value-type="float" office:value="16.65492" calcext:value-type="float">
            <text:p>16.65492</text:p>
          </table:table-cell>
          <table:table-cell office:value-type="float" office:value="4.840073" calcext:value-type="float">
            <text:p>4.840073</text:p>
          </table:table-cell>
          <table:table-cell office:value-type="float" office:value="0.5989732" calcext:value-type="float">
            <text:p>0.5989732</text:p>
          </table:table-cell>
          <table:table-cell office:value-type="float" office:value="0.6087814" calcext:value-type="float">
            <text:p>0.6087814</text:p>
          </table:table-cell>
          <table:table-cell office:value-type="float" office:value="0.03821585" calcext:value-type="float">
            <text:p>0.03821585</text:p>
          </table:table-cell>
          <table:table-cell office:value-type="float" office:value="0.03755655" calcext:value-type="float">
            <text:p>0.03755655</text:p>
          </table:table-cell>
          <table:table-cell office:value-type="float" office:value="0.01964257" calcext:value-type="float">
            <text:p>0.01964257</text:p>
          </table:table-cell>
          <table:table-cell office:value-type="float" office:value="0.01736961" calcext:value-type="float">
            <text:p>0.01736961</text:p>
          </table:table-cell>
          <table:table-cell office:value-type="float" office:value="0.02801455" calcext:value-type="float">
            <text:p>0.02801455</text:p>
          </table:table-cell>
          <table:table-cell office:value-type="float" office:value="0.02152369" calcext:value-type="float">
            <text:p>0.02152369</text:p>
          </table:table-cell>
          <table:table-cell office:value-type="float" office:value="0.01946503" calcext:value-type="float">
            <text:p>0.01946503</text:p>
          </table:table-cell>
          <table:table-cell office:value-type="float" office:value="0.02035777" calcext:value-type="float">
            <text:p>0.02035777</text:p>
          </table:table-cell>
          <table:table-cell office:value-type="float" office:value="0.02074799" calcext:value-type="float">
            <text:p>0.02074799</text:p>
          </table:table-cell>
          <table:table-cell office:value-type="float" office:value="0.005551401" calcext:value-type="float">
            <text:p>0.005551401</text:p>
          </table:table-cell>
          <table:table-cell office:value-type="float" office:value="0.006088896" calcext:value-type="float">
            <text:p>0.006088896</text:p>
          </table:table-cell>
          <table:table-cell office:value-type="float" office:value="0" calcext:value-type="float">
            <text:p>0</text:p>
          </table:table-cell>
          <table:table-cell office:value-type="float" office:value="52.39577" calcext:value-type="float">
            <text:p>52.39577</text:p>
          </table:table-cell>
          <table:table-cell office:value-type="float" office:value="63.64111" calcext:value-type="float">
            <text:p>63.64111</text:p>
          </table:table-cell>
          <table:table-cell office:value-type="float" office:value="66.82183" calcext:value-type="float">
            <text:p>66.82183</text:p>
          </table:table-cell>
          <table:table-cell office:value-type="float" office:value="39.25677" calcext:value-type="float">
            <text:p>39.25677</text:p>
          </table:table-cell>
          <table:table-cell office:value-type="float" office:value="24.52562" calcext:value-type="float">
            <text:p>24.52562</text:p>
          </table:table-cell>
          <table:table-cell office:value-type="float" office:value="4.454905" calcext:value-type="float">
            <text:p>4.454905</text:p>
          </table:table-cell>
          <table:table-cell office:value-type="float" office:value="1.549192" calcext:value-type="float">
            <text:p>1.549192</text:p>
          </table:table-cell>
          <table:table-cell office:value-type="float" office:value="2.28506" calcext:value-type="float">
            <text:p>2.28506</text:p>
          </table:table-cell>
          <table:table-cell office:value-type="float" office:value="0.7527368" calcext:value-type="float">
            <text:p>0.7527368</text:p>
          </table:table-cell>
          <table:table-cell office:value-type="float" office:value="0.3273928" calcext:value-type="float">
            <text:p>0.3273928</text:p>
          </table:table-cell>
          <table:table-cell office:value-type="float" office:value="0.1598224" calcext:value-type="float">
            <text:p>0.1598224</text:p>
          </table:table-cell>
          <table:table-cell office:value-type="float" office:value="0.1620293" calcext:value-type="float">
            <text:p>0.1620293</text:p>
          </table:table-cell>
          <table:table-cell office:value-type="float" office:value="0.3362875" calcext:value-type="float">
            <text:p>0.3362875</text:p>
          </table:table-cell>
          <table:table-cell office:value-type="float" office:value="0.3626419" calcext:value-type="float">
            <text:p>0.3626419</text:p>
          </table:table-cell>
          <table:table-cell office:value-type="float" office:value="0" calcext:value-type="float">
            <text:p>0</text:p>
          </table:table-cell>
          <table:table-cell office:value-type="float" office:value="7337.724" calcext:value-type="float">
            <text:p>7337.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41196" calcext:value-type="float">
            <text:p>-0.017411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26.47312" calcext:value-type="float">
            <text:p>26.47312</text:p>
          </table:table-cell>
          <table:table-cell office:value-type="float" office:value="1093.056" calcext:value-type="float">
            <text:p>1093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4923" calcext:value-type="float">
            <text:p>0.6384923</text:p>
          </table:table-cell>
          <table:table-cell office:value-type="float" office:value="12.1006" calcext:value-type="float">
            <text:p>12.1006</text:p>
          </table:table-cell>
          <table:table-cell office:value-type="float" office:value="0" calcext:value-type="float">
            <text:p>0</text:p>
          </table:table-cell>
          <table:table-cell office:value-type="float" office:value="0.000001783096" calcext:value-type="float">
            <text:p>1.783096E-06</text:p>
          </table:table-cell>
          <table:table-cell office:value-type="float" office:value="0" calcext:value-type="float">
            <text:p>0</text:p>
          </table:table-cell>
          <table:table-cell office:value-type="float" office:value="-0.0176939" calcext:value-type="float">
            <text:p>-0.0176939</text:p>
          </table:table-cell>
          <table:table-cell office:value-type="float" office:value="-0.03349386" calcext:value-type="float">
            <text:p>-0.03349386</text:p>
          </table:table-cell>
          <table:table-cell office:value-type="float" office:value="0.001511682" calcext:value-type="float">
            <text:p>0.001511682</text:p>
          </table:table-cell>
          <table:table-cell office:value-type="float" office:value="0.000000004563519" calcext:value-type="float">
            <text:p>4.563519E-09</text:p>
          </table:table-cell>
          <table:table-cell office:value-type="float" office:value="16.59918" calcext:value-type="float">
            <text:p>16.59918</text:p>
          </table:table-cell>
          <table:table-cell office:value-type="float" office:value="7.758946" calcext:value-type="float">
            <text:p>7.758946</text:p>
          </table:table-cell>
          <table:table-cell office:value-type="float" office:value="0.4541443" calcext:value-type="float">
            <text:p>0.4541443</text:p>
          </table:table-cell>
          <table:table-cell office:value-type="float" office:value="0.451693" calcext:value-type="float">
            <text:p>0.451693</text:p>
          </table:table-cell>
          <table:table-cell office:value-type="float" office:value="0.03779683" calcext:value-type="float">
            <text:p>0.03779683</text:p>
          </table:table-cell>
          <table:table-cell office:value-type="float" office:value="0.03718907" calcext:value-type="float">
            <text:p>0.03718907</text:p>
          </table:table-cell>
          <table:table-cell office:value-type="float" office:value="0.01940479" calcext:value-type="float">
            <text:p>0.01940479</text:p>
          </table:table-cell>
          <table:table-cell office:value-type="float" office:value="0.01713237" calcext:value-type="float">
            <text:p>0.01713237</text:p>
          </table:table-cell>
          <table:table-cell office:value-type="float" office:value="0.02796068" calcext:value-type="float">
            <text:p>0.02796068</text:p>
          </table:table-cell>
          <table:table-cell office:value-type="float" office:value="0.02147605" calcext:value-type="float">
            <text:p>0.02147605</text:p>
          </table:table-cell>
          <table:table-cell office:value-type="float" office:value="0.01935631" calcext:value-type="float">
            <text:p>0.01935631</text:p>
          </table:table-cell>
          <table:table-cell office:value-type="float" office:value="0.02029688" calcext:value-type="float">
            <text:p>0.02029688</text:p>
          </table:table-cell>
          <table:table-cell office:value-type="float" office:value="0.02077754" calcext:value-type="float">
            <text:p>0.02077754</text:p>
          </table:table-cell>
          <table:table-cell office:value-type="float" office:value="0.005550304" calcext:value-type="float">
            <text:p>0.005550304</text:p>
          </table:table-cell>
          <table:table-cell office:value-type="float" office:value="0.006088212" calcext:value-type="float">
            <text:p>0.006088212</text:p>
          </table:table-cell>
          <table:table-cell office:value-type="float" office:value="0" calcext:value-type="float">
            <text:p>0</text:p>
          </table:table-cell>
          <table:table-cell office:value-type="float" office:value="48.94" calcext:value-type="float">
            <text:p>48.94</text:p>
          </table:table-cell>
          <table:table-cell office:value-type="float" office:value="66.6598" calcext:value-type="float">
            <text:p>66.6598</text:p>
          </table:table-cell>
          <table:table-cell office:value-type="float" office:value="67.22189" calcext:value-type="float">
            <text:p>67.22189</text:p>
          </table:table-cell>
          <table:table-cell office:value-type="float" office:value="39.49332" calcext:value-type="float">
            <text:p>39.49332</text:p>
          </table:table-cell>
          <table:table-cell office:value-type="float" office:value="25.11305" calcext:value-type="float">
            <text:p>25.11305</text:p>
          </table:table-cell>
          <table:table-cell office:value-type="float" office:value="4.6895" calcext:value-type="float">
            <text:p>4.6895</text:p>
          </table:table-cell>
          <table:table-cell office:value-type="float" office:value="1.604238" calcext:value-type="float">
            <text:p>1.604238</text:p>
          </table:table-cell>
          <table:table-cell office:value-type="float" office:value="2.295758" calcext:value-type="float">
            <text:p>2.295758</text:p>
          </table:table-cell>
          <table:table-cell office:value-type="float" office:value="0.7578235" calcext:value-type="float">
            <text:p>0.7578235</text:p>
          </table:table-cell>
          <table:table-cell office:value-type="float" office:value="0.3292409" calcext:value-type="float">
            <text:p>0.3292409</text:p>
          </table:table-cell>
          <table:table-cell office:value-type="float" office:value="0.1606144" calcext:value-type="float">
            <text:p>0.1606144</text:p>
          </table:table-cell>
          <table:table-cell office:value-type="float" office:value="0.1625775" calcext:value-type="float">
            <text:p>0.1625775</text:p>
          </table:table-cell>
          <table:table-cell office:value-type="float" office:value="0.3359193" calcext:value-type="float">
            <text:p>0.3359193</text:p>
          </table:table-cell>
          <table:table-cell office:value-type="float" office:value="0.3626453" calcext:value-type="float">
            <text:p>0.3626453</text:p>
          </table:table-cell>
          <table:table-cell office:value-type="float" office:value="0" calcext:value-type="float">
            <text:p>0</text:p>
          </table:table-cell>
          <table:table-cell office:value-type="float" office:value="7689.613" calcext:value-type="float">
            <text:p>7689.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72466" calcext:value-type="float">
            <text:p>-0.017724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26.29262" calcext:value-type="float">
            <text:p>26.29262</text:p>
          </table:table-cell>
          <table:table-cell office:value-type="float" office:value="1093.063" calcext:value-type="float">
            <text:p>1093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63289" calcext:value-type="float">
            <text:p>0.6463289</text:p>
          </table:table-cell>
          <table:table-cell office:value-type="float" office:value="12.26013" calcext:value-type="float">
            <text:p>12.26013</text:p>
          </table:table-cell>
          <table:table-cell office:value-type="float" office:value="0" calcext:value-type="float">
            <text:p>0</text:p>
          </table:table-cell>
          <table:table-cell office:value-type="float" office:value="0.000001783451" calcext:value-type="float">
            <text:p>1.783451E-06</text:p>
          </table:table-cell>
          <table:table-cell office:value-type="float" office:value="0" calcext:value-type="float">
            <text:p>0</text:p>
          </table:table-cell>
          <table:table-cell office:value-type="float" office:value="-0.01769382" calcext:value-type="float">
            <text:p>-0.01769382</text:p>
          </table:table-cell>
          <table:table-cell office:value-type="float" office:value="-0.03376263" calcext:value-type="float">
            <text:p>-0.03376263</text:p>
          </table:table-cell>
          <table:table-cell office:value-type="float" office:value="0.001499402" calcext:value-type="float">
            <text:p>0.001499402</text:p>
          </table:table-cell>
          <table:table-cell office:value-type="float" office:value="0.000000004563519" calcext:value-type="float">
            <text:p>4.563519E-09</text:p>
          </table:table-cell>
          <table:table-cell office:value-type="float" office:value="16.60437" calcext:value-type="float">
            <text:p>16.60437</text:p>
          </table:table-cell>
          <table:table-cell office:value-type="float" office:value="8.969811" calcext:value-type="float">
            <text:p>8.969811</text:p>
          </table:table-cell>
          <table:table-cell office:value-type="float" office:value="0.3469681" calcext:value-type="float">
            <text:p>0.3469681</text:p>
          </table:table-cell>
          <table:table-cell office:value-type="float" office:value="0.3382249" calcext:value-type="float">
            <text:p>0.3382249</text:p>
          </table:table-cell>
          <table:table-cell office:value-type="float" office:value="0.03745024" calcext:value-type="float">
            <text:p>0.03745024</text:p>
          </table:table-cell>
          <table:table-cell office:value-type="float" office:value="0.03688025" calcext:value-type="float">
            <text:p>0.03688025</text:p>
          </table:table-cell>
          <table:table-cell office:value-type="float" office:value="0.01917779" calcext:value-type="float">
            <text:p>0.01917779</text:p>
          </table:table-cell>
          <table:table-cell office:value-type="float" office:value="0.01684909" calcext:value-type="float">
            <text:p>0.01684909</text:p>
          </table:table-cell>
          <table:table-cell office:value-type="float" office:value="0.02785549" calcext:value-type="float">
            <text:p>0.02785549</text:p>
          </table:table-cell>
          <table:table-cell office:value-type="float" office:value="0.02142407" calcext:value-type="float">
            <text:p>0.02142407</text:p>
          </table:table-cell>
          <table:table-cell office:value-type="float" office:value="0.01925264" calcext:value-type="float">
            <text:p>0.01925264</text:p>
          </table:table-cell>
          <table:table-cell office:value-type="float" office:value="0.02023539" calcext:value-type="float">
            <text:p>0.02023539</text:p>
          </table:table-cell>
          <table:table-cell office:value-type="float" office:value="0.0208079" calcext:value-type="float">
            <text:p>0.0208079</text:p>
          </table:table-cell>
          <table:table-cell office:value-type="float" office:value="0.00554922" calcext:value-type="float">
            <text:p>0.00554922</text:p>
          </table:table-cell>
          <table:table-cell office:value-type="float" office:value="0.006087509" calcext:value-type="float">
            <text:p>0.006087509</text:p>
          </table:table-cell>
          <table:table-cell office:value-type="float" office:value="0" calcext:value-type="float">
            <text:p>0</text:p>
          </table:table-cell>
          <table:table-cell office:value-type="float" office:value="45.63459" calcext:value-type="float">
            <text:p>45.63459</text:p>
          </table:table-cell>
          <table:table-cell office:value-type="float" office:value="68.99767" calcext:value-type="float">
            <text:p>68.99767</text:p>
          </table:table-cell>
          <table:table-cell office:value-type="float" office:value="67.75093" calcext:value-type="float">
            <text:p>67.75093</text:p>
          </table:table-cell>
          <table:table-cell office:value-type="float" office:value="39.85567" calcext:value-type="float">
            <text:p>39.85567</text:p>
          </table:table-cell>
          <table:table-cell office:value-type="float" office:value="25.67411" calcext:value-type="float">
            <text:p>25.67411</text:p>
          </table:table-cell>
          <table:table-cell office:value-type="float" office:value="4.877516" calcext:value-type="float">
            <text:p>4.877516</text:p>
          </table:table-cell>
          <table:table-cell office:value-type="float" office:value="1.665859" calcext:value-type="float">
            <text:p>1.665859</text:p>
          </table:table-cell>
          <table:table-cell office:value-type="float" office:value="2.308004" calcext:value-type="float">
            <text:p>2.308004</text:p>
          </table:table-cell>
          <table:table-cell office:value-type="float" office:value="0.7631019" calcext:value-type="float">
            <text:p>0.7631019</text:p>
          </table:table-cell>
          <table:table-cell office:value-type="float" office:value="0.3311079" calcext:value-type="float">
            <text:p>0.3311079</text:p>
          </table:table-cell>
          <table:table-cell office:value-type="float" office:value="0.1614097" calcext:value-type="float">
            <text:p>0.1614097</text:p>
          </table:table-cell>
          <table:table-cell office:value-type="float" office:value="0.163099" calcext:value-type="float">
            <text:p>0.163099</text:p>
          </table:table-cell>
          <table:table-cell office:value-type="float" office:value="0.3355872" calcext:value-type="float">
            <text:p>0.3355872</text:p>
          </table:table-cell>
          <table:table-cell office:value-type="float" office:value="0.3626506" calcext:value-type="float">
            <text:p>0.3626506</text:p>
          </table:table-cell>
          <table:table-cell office:value-type="float" office:value="0" calcext:value-type="float">
            <text:p>0</text:p>
          </table:table-cell>
          <table:table-cell office:value-type="float" office:value="7804.775" calcext:value-type="float">
            <text:p>7804.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88617" calcext:value-type="float">
            <text:p>-0.017886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26.12776" calcext:value-type="float">
            <text:p>26.12776</text:p>
          </table:table-cell>
          <table:table-cell office:value-type="float" office:value="1093.076" calcext:value-type="float">
            <text:p>1093.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74186" calcext:value-type="float">
            <text:p>0.5774186</text:p>
          </table:table-cell>
          <table:table-cell office:value-type="float" office:value="12.47661" calcext:value-type="float">
            <text:p>12.47661</text:p>
          </table:table-cell>
          <table:table-cell office:value-type="float" office:value="0" calcext:value-type="float">
            <text:p>0</text:p>
          </table:table-cell>
          <table:table-cell office:value-type="float" office:value="0.000001797836" calcext:value-type="float">
            <text:p>1.797836E-06</text:p>
          </table:table-cell>
          <table:table-cell office:value-type="float" office:value="0" calcext:value-type="float">
            <text:p>0</text:p>
          </table:table-cell>
          <table:table-cell office:value-type="float" office:value="-0.01769072" calcext:value-type="float">
            <text:p>-0.01769072</text:p>
          </table:table-cell>
          <table:table-cell office:value-type="float" office:value="-0.03487625" calcext:value-type="float">
            <text:p>-0.03487625</text:p>
          </table:table-cell>
          <table:table-cell office:value-type="float" office:value="0.001508827" calcext:value-type="float">
            <text:p>0.001508827</text:p>
          </table:table-cell>
          <table:table-cell office:value-type="float" office:value="0.000000004862958" calcext:value-type="float">
            <text:p>4.862958E-09</text:p>
          </table:table-cell>
          <table:table-cell office:value-type="float" office:value="16.72379" calcext:value-type="float">
            <text:p>16.72379</text:p>
          </table:table-cell>
          <table:table-cell office:value-type="float" office:value="5.099016" calcext:value-type="float">
            <text:p>5.099016</text:p>
          </table:table-cell>
          <table:table-cell office:value-type="float" office:value="0.2668965" calcext:value-type="float">
            <text:p>0.2668965</text:p>
          </table:table-cell>
          <table:table-cell office:value-type="float" office:value="0.2510471" calcext:value-type="float">
            <text:p>0.2510471</text:p>
          </table:table-cell>
          <table:table-cell office:value-type="float" office:value="0.03761354" calcext:value-type="float">
            <text:p>0.03761354</text:p>
          </table:table-cell>
          <table:table-cell office:value-type="float" office:value="0.03680892" calcext:value-type="float">
            <text:p>0.03680892</text:p>
          </table:table-cell>
          <table:table-cell office:value-type="float" office:value="0.0189841" calcext:value-type="float">
            <text:p>0.0189841</text:p>
          </table:table-cell>
          <table:table-cell office:value-type="float" office:value="0.01659684" calcext:value-type="float">
            <text:p>0.01659684</text:p>
          </table:table-cell>
          <table:table-cell office:value-type="float" office:value="0.02773685" calcext:value-type="float">
            <text:p>0.02773685</text:p>
          </table:table-cell>
          <table:table-cell office:value-type="float" office:value="0.02136483" calcext:value-type="float">
            <text:p>0.02136483</text:p>
          </table:table-cell>
          <table:table-cell office:value-type="float" office:value="0.01915168" calcext:value-type="float">
            <text:p>0.01915168</text:p>
          </table:table-cell>
          <table:table-cell office:value-type="float" office:value="0.02017296" calcext:value-type="float">
            <text:p>0.02017296</text:p>
          </table:table-cell>
          <table:table-cell office:value-type="float" office:value="0.0208391" calcext:value-type="float">
            <text:p>0.0208391</text:p>
          </table:table-cell>
          <table:table-cell office:value-type="float" office:value="0.005548115" calcext:value-type="float">
            <text:p>0.005548115</text:p>
          </table:table-cell>
          <table:table-cell office:value-type="float" office:value="0.006086786" calcext:value-type="float">
            <text:p>0.006086786</text:p>
          </table:table-cell>
          <table:table-cell office:value-type="float" office:value="0" calcext:value-type="float">
            <text:p>0</text:p>
          </table:table-cell>
          <table:table-cell office:value-type="float" office:value="55.41347" calcext:value-type="float">
            <text:p>55.41347</text:p>
          </table:table-cell>
          <table:table-cell office:value-type="float" office:value="60.51211" calcext:value-type="float">
            <text:p>60.51211</text:p>
          </table:table-cell>
          <table:table-cell office:value-type="float" office:value="70.00948" calcext:value-type="float">
            <text:p>70.00948</text:p>
          </table:table-cell>
          <table:table-cell office:value-type="float" office:value="43.91796" calcext:value-type="float">
            <text:p>43.91796</text:p>
          </table:table-cell>
          <table:table-cell office:value-type="float" office:value="27.82432" calcext:value-type="float">
            <text:p>27.82432</text:p>
          </table:table-cell>
          <table:table-cell office:value-type="float" office:value="5.107578" calcext:value-type="float">
            <text:p>5.107578</text:p>
          </table:table-cell>
          <table:table-cell office:value-type="float" office:value="1.727605" calcext:value-type="float">
            <text:p>1.727605</text:p>
          </table:table-cell>
          <table:table-cell office:value-type="float" office:value="2.321005" calcext:value-type="float">
            <text:p>2.321005</text:p>
          </table:table-cell>
          <table:table-cell office:value-type="float" office:value="0.7686933" calcext:value-type="float">
            <text:p>0.7686933</text:p>
          </table:table-cell>
          <table:table-cell office:value-type="float" office:value="0.333008" calcext:value-type="float">
            <text:p>0.333008</text:p>
          </table:table-cell>
          <table:table-cell office:value-type="float" office:value="0.1622048" calcext:value-type="float">
            <text:p>0.1622048</text:p>
          </table:table-cell>
          <table:table-cell office:value-type="float" office:value="0.1636101" calcext:value-type="float">
            <text:p>0.1636101</text:p>
          </table:table-cell>
          <table:table-cell office:value-type="float" office:value="0.3352754" calcext:value-type="float">
            <text:p>0.3352754</text:p>
          </table:table-cell>
          <table:table-cell office:value-type="float" office:value="0.3626559" calcext:value-type="float">
            <text:p>0.3626559</text:p>
          </table:table-cell>
          <table:table-cell office:value-type="float" office:value="0" calcext:value-type="float">
            <text:p>0</text:p>
          </table:table-cell>
          <table:table-cell office:value-type="float" office:value="7569.573" calcext:value-type="float">
            <text:p>7569.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853455" calcext:value-type="float">
            <text:p>-0.018534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25.9788" calcext:value-type="float">
            <text:p>25.9788</text:p>
          </table:table-cell>
          <table:table-cell office:value-type="float" office:value="1093.093" calcext:value-type="float">
            <text:p>1093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1908" calcext:value-type="float">
            <text:p>0.4711908</text:p>
          </table:table-cell>
          <table:table-cell office:value-type="float" office:value="12.66162" calcext:value-type="float">
            <text:p>12.66162</text:p>
          </table:table-cell>
          <table:table-cell office:value-type="float" office:value="0.0005606548" calcext:value-type="float">
            <text:p>0.0005606548</text:p>
          </table:table-cell>
          <table:table-cell office:value-type="float" office:value="0.00001128291" calcext:value-type="float">
            <text:p>1.128291E-05</text:p>
          </table:table-cell>
          <table:table-cell office:value-type="float" office:value="0.01157446" calcext:value-type="float">
            <text:p>0.01157446</text:p>
          </table:table-cell>
          <table:table-cell office:value-type="float" office:value="-0.01621756" calcext:value-type="float">
            <text:p>-0.01621756</text:p>
          </table:table-cell>
          <table:table-cell office:value-type="float" office:value="-0.04144159" calcext:value-type="float">
            <text:p>-0.04144159</text:p>
          </table:table-cell>
          <table:table-cell office:value-type="float" office:value="0.001508937" calcext:value-type="float">
            <text:p>0.001508937</text:p>
          </table:table-cell>
          <table:table-cell office:value-type="float" office:value="0.000000006265673" calcext:value-type="float">
            <text:p>6.265673E-09</text:p>
          </table:table-cell>
          <table:table-cell office:value-type="float" office:value="16.80202" calcext:value-type="float">
            <text:p>16.80202</text:p>
          </table:table-cell>
          <table:table-cell office:value-type="float" office:value="6.566318" calcext:value-type="float">
            <text:p>6.566318</text:p>
          </table:table-cell>
          <table:table-cell office:value-type="float" office:value="0.5017489" calcext:value-type="float">
            <text:p>0.5017489</text:p>
          </table:table-cell>
          <table:table-cell office:value-type="float" office:value="0.2192007" calcext:value-type="float">
            <text:p>0.2192007</text:p>
          </table:table-cell>
          <table:table-cell office:value-type="float" office:value="0.04379679" calcext:value-type="float">
            <text:p>0.04379679</text:p>
          </table:table-cell>
          <table:table-cell office:value-type="float" office:value="0.0404816" calcext:value-type="float">
            <text:p>0.0404816</text:p>
          </table:table-cell>
          <table:table-cell office:value-type="float" office:value="0.019394" calcext:value-type="float">
            <text:p>0.019394</text:p>
          </table:table-cell>
          <table:table-cell office:value-type="float" office:value="0.01703633" calcext:value-type="float">
            <text:p>0.01703633</text:p>
          </table:table-cell>
          <table:table-cell office:value-type="float" office:value="0.02770592" calcext:value-type="float">
            <text:p>0.02770592</text:p>
          </table:table-cell>
          <table:table-cell office:value-type="float" office:value="0.02130651" calcext:value-type="float">
            <text:p>0.02130651</text:p>
          </table:table-cell>
          <table:table-cell office:value-type="float" office:value="0.01905249" calcext:value-type="float">
            <text:p>0.01905249</text:p>
          </table:table-cell>
          <table:table-cell office:value-type="float" office:value="0.0201088" calcext:value-type="float">
            <text:p>0.0201088</text:p>
          </table:table-cell>
          <table:table-cell office:value-type="float" office:value="0.02087109" calcext:value-type="float">
            <text:p>0.02087109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0.006086044" calcext:value-type="float">
            <text:p>0.006086044</text:p>
          </table:table-cell>
          <table:table-cell office:value-type="float" office:value="0" calcext:value-type="float">
            <text:p>0</text:p>
          </table:table-cell>
          <table:table-cell office:value-type="float" office:value="22.94674" calcext:value-type="float">
            <text:p>22.94674</text:p>
          </table:table-cell>
          <table:table-cell office:value-type="float" office:value="41.78429" calcext:value-type="float">
            <text:p>41.78429</text:p>
          </table:table-cell>
          <table:table-cell office:value-type="float" office:value="66.74969" calcext:value-type="float">
            <text:p>66.74969</text:p>
          </table:table-cell>
          <table:table-cell office:value-type="float" office:value="59.51754" calcext:value-type="float">
            <text:p>59.51754</text:p>
          </table:table-cell>
          <table:table-cell office:value-type="float" office:value="44.01026" calcext:value-type="float">
            <text:p>44.01026</text:p>
          </table:table-cell>
          <table:table-cell office:value-type="float" office:value="6.353889" calcext:value-type="float">
            <text:p>6.353889</text:p>
          </table:table-cell>
          <table:table-cell office:value-type="float" office:value="1.690848" calcext:value-type="float">
            <text:p>1.690848</text:p>
          </table:table-cell>
          <table:table-cell office:value-type="float" office:value="2.351043" calcext:value-type="float">
            <text:p>2.351043</text:p>
          </table:table-cell>
          <table:table-cell office:value-type="float" office:value="0.7754944" calcext:value-type="float">
            <text:p>0.7754944</text:p>
          </table:table-cell>
          <table:table-cell office:value-type="float" office:value="0.3349555" calcext:value-type="float">
            <text:p>0.3349555</text:p>
          </table:table-cell>
          <table:table-cell office:value-type="float" office:value="0.162987" calcext:value-type="float">
            <text:p>0.162987</text:p>
          </table:table-cell>
          <table:table-cell office:value-type="float" office:value="0.1641123" calcext:value-type="float">
            <text:p>0.1641123</text:p>
          </table:table-cell>
          <table:table-cell office:value-type="float" office:value="0.3349797" calcext:value-type="float">
            <text:p>0.3349797</text:p>
          </table:table-cell>
          <table:table-cell office:value-type="float" office:value="0.3626612" calcext:value-type="float">
            <text:p>0.3626612</text:p>
          </table:table-cell>
          <table:table-cell office:value-type="float" office:value="0" calcext:value-type="float">
            <text:p>0</text:p>
          </table:table-cell>
          <table:table-cell office:value-type="float" office:value="5474.697" calcext:value-type="float">
            <text:p>5474.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782055" calcext:value-type="float">
            <text:p>-0.057820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25.86003" calcext:value-type="float">
            <text:p>25.86003</text:p>
          </table:table-cell>
          <table:table-cell office:value-type="float" office:value="1093.104" calcext:value-type="float">
            <text:p>1093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0986" calcext:value-type="float">
            <text:p>0.4050986</text:p>
          </table:table-cell>
          <table:table-cell office:value-type="float" office:value="12.82628" calcext:value-type="float">
            <text:p>12.82628</text:p>
          </table:table-cell>
          <table:table-cell office:value-type="float" office:value="0.0005606548" calcext:value-type="float">
            <text:p>0.0005606548</text:p>
          </table:table-cell>
          <table:table-cell office:value-type="float" office:value="0.0000112884" calcext:value-type="float">
            <text:p>1.12884E-05</text:p>
          </table:table-cell>
          <table:table-cell office:value-type="float" office:value="0.01157446" calcext:value-type="float">
            <text:p>0.01157446</text:p>
          </table:table-cell>
          <table:table-cell office:value-type="float" office:value="-0.01621637" calcext:value-type="float">
            <text:p>-0.01621637</text:p>
          </table:table-cell>
          <table:table-cell office:value-type="float" office:value="-0.04456716" calcext:value-type="float">
            <text:p>-0.04456716</text:p>
          </table:table-cell>
          <table:table-cell office:value-type="float" office:value="0.001513805" calcext:value-type="float">
            <text:p>0.001513805</text:p>
          </table:table-cell>
          <table:table-cell office:value-type="float" office:value="0.000000006804034" calcext:value-type="float">
            <text:p>6.804034E-09</text:p>
          </table:table-cell>
          <table:table-cell office:value-type="float" office:value="16.89525" calcext:value-type="float">
            <text:p>16.89525</text:p>
          </table:table-cell>
          <table:table-cell office:value-type="float" office:value="3.471564" calcext:value-type="float">
            <text:p>3.471564</text:p>
          </table:table-cell>
          <table:table-cell office:value-type="float" office:value="0.316331" calcext:value-type="float">
            <text:p>0.316331</text:p>
          </table:table-cell>
          <table:table-cell office:value-type="float" office:value="0.1555496" calcext:value-type="float">
            <text:p>0.1555496</text:p>
          </table:table-cell>
          <table:table-cell office:value-type="float" office:value="0.04286436" calcext:value-type="float">
            <text:p>0.04286436</text:p>
          </table:table-cell>
          <table:table-cell office:value-type="float" office:value="0.0407646" calcext:value-type="float">
            <text:p>0.0407646</text:p>
          </table:table-cell>
          <table:table-cell office:value-type="float" office:value="0.0201519" calcext:value-type="float">
            <text:p>0.0201519</text:p>
          </table:table-cell>
          <table:table-cell office:value-type="float" office:value="0.01717837" calcext:value-type="float">
            <text:p>0.01717837</text:p>
          </table:table-cell>
          <table:table-cell office:value-type="float" office:value="0.02768677" calcext:value-type="float">
            <text:p>0.02768677</text:p>
          </table:table-cell>
          <table:table-cell office:value-type="float" office:value="0.02125925" calcext:value-type="float">
            <text:p>0.02125925</text:p>
          </table:table-cell>
          <table:table-cell office:value-type="float" office:value="0.0189553" calcext:value-type="float">
            <text:p>0.0189553</text:p>
          </table:table-cell>
          <table:table-cell office:value-type="float" office:value="0.02004339" calcext:value-type="float">
            <text:p>0.02004339</text:p>
          </table:table-cell>
          <table:table-cell office:value-type="float" office:value="0.02090365" calcext:value-type="float">
            <text:p>0.02090365</text:p>
          </table:table-cell>
          <table:table-cell office:value-type="float" office:value="0.005545876" calcext:value-type="float">
            <text:p>0.005545876</text:p>
          </table:table-cell>
          <table:table-cell office:value-type="float" office:value="0.006085286" calcext:value-type="float">
            <text:p>0.006085286</text:p>
          </table:table-cell>
          <table:table-cell office:value-type="float" office:value="0" calcext:value-type="float">
            <text:p>0</text:p>
          </table:table-cell>
          <table:table-cell office:value-type="float" office:value="26.13359" calcext:value-type="float">
            <text:p>26.13359</text:p>
          </table:table-cell>
          <table:table-cell office:value-type="float" office:value="38.64898" calcext:value-type="float">
            <text:p>38.64898</text:p>
          </table:table-cell>
          <table:table-cell office:value-type="float" office:value="62.03228" calcext:value-type="float">
            <text:p>62.03228</text:p>
          </table:table-cell>
          <table:table-cell office:value-type="float" office:value="58.15647" calcext:value-type="float">
            <text:p>58.15647</text:p>
          </table:table-cell>
          <table:table-cell office:value-type="float" office:value="45.67657" calcext:value-type="float">
            <text:p>45.67657</text:p>
          </table:table-cell>
          <table:table-cell office:value-type="float" office:value="9.63795" calcext:value-type="float">
            <text:p>9.63795</text:p>
          </table:table-cell>
          <table:table-cell office:value-type="float" office:value="2.136602" calcext:value-type="float">
            <text:p>2.136602</text:p>
          </table:table-cell>
          <table:table-cell office:value-type="float" office:value="2.376747" calcext:value-type="float">
            <text:p>2.376747</text:p>
          </table:table-cell>
          <table:table-cell office:value-type="float" office:value="0.7844117" calcext:value-type="float">
            <text:p>0.7844117</text:p>
          </table:table-cell>
          <table:table-cell office:value-type="float" office:value="0.336959" calcext:value-type="float">
            <text:p>0.336959</text:p>
          </table:table-cell>
          <table:table-cell office:value-type="float" office:value="0.1637838" calcext:value-type="float">
            <text:p>0.1637838</text:p>
          </table:table-cell>
          <table:table-cell office:value-type="float" office:value="0.1646087" calcext:value-type="float">
            <text:p>0.1646087</text:p>
          </table:table-cell>
          <table:table-cell office:value-type="float" office:value="0.3346986" calcext:value-type="float">
            <text:p>0.3346986</text:p>
          </table:table-cell>
          <table:table-cell office:value-type="float" office:value="0.3626664" calcext:value-type="float">
            <text:p>0.3626664</text:p>
          </table:table-cell>
          <table:table-cell office:value-type="float" office:value="0" calcext:value-type="float">
            <text:p>0</text:p>
          </table:table-cell>
          <table:table-cell office:value-type="float" office:value="5169.555" calcext:value-type="float">
            <text:p>5169.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08767" calcext:value-type="float">
            <text:p>-0.06087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25.73059" calcext:value-type="float">
            <text:p>25.73059</text:p>
          </table:table-cell>
          <table:table-cell office:value-type="float" office:value="1093.117" calcext:value-type="float">
            <text:p>1093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5965" calcext:value-type="float">
            <text:p>0.3695965</text:p>
          </table:table-cell>
          <table:table-cell office:value-type="float" office:value="12.971" calcext:value-type="float">
            <text:p>12.971</text:p>
          </table:table-cell>
          <table:table-cell office:value-type="float" office:value="0.0005606548" calcext:value-type="float">
            <text:p>0.0005606548</text:p>
          </table:table-cell>
          <table:table-cell office:value-type="float" office:value="0.0000112884" calcext:value-type="float">
            <text:p>1.12884E-05</text:p>
          </table:table-cell>
          <table:table-cell office:value-type="float" office:value="0.01157446" calcext:value-type="float">
            <text:p>0.01157446</text:p>
          </table:table-cell>
          <table:table-cell office:value-type="float" office:value="-0.01621637" calcext:value-type="float">
            <text:p>-0.01621637</text:p>
          </table:table-cell>
          <table:table-cell office:value-type="float" office:value="-0.04527374" calcext:value-type="float">
            <text:p>-0.04527374</text:p>
          </table:table-cell>
          <table:table-cell office:value-type="float" office:value="0.001520017" calcext:value-type="float">
            <text:p>0.001520017</text:p>
          </table:table-cell>
          <table:table-cell office:value-type="float" office:value="0.000000007096764" calcext:value-type="float">
            <text:p>7.096764E-09</text:p>
          </table:table-cell>
          <table:table-cell office:value-type="float" office:value="17.00709" calcext:value-type="float">
            <text:p>17.00709</text:p>
          </table:table-cell>
          <table:table-cell office:value-type="float" office:value="2.16251" calcext:value-type="float">
            <text:p>2.16251</text:p>
          </table:table-cell>
          <table:table-cell office:value-type="float" office:value="0.2193455" calcext:value-type="float">
            <text:p>0.2193455</text:p>
          </table:table-cell>
          <table:table-cell office:value-type="float" office:value="0.1293651" calcext:value-type="float">
            <text:p>0.1293651</text:p>
          </table:table-cell>
          <table:table-cell office:value-type="float" office:value="0.04131636" calcext:value-type="float">
            <text:p>0.04131636</text:p>
          </table:table-cell>
          <table:table-cell office:value-type="float" office:value="0.04008522" calcext:value-type="float">
            <text:p>0.04008522</text:p>
          </table:table-cell>
          <table:table-cell office:value-type="float" office:value="0.0205253" calcext:value-type="float">
            <text:p>0.0205253</text:p>
          </table:table-cell>
          <table:table-cell office:value-type="float" office:value="0.01766822" calcext:value-type="float">
            <text:p>0.01766822</text:p>
          </table:table-cell>
          <table:table-cell office:value-type="float" office:value="0.0277412" calcext:value-type="float">
            <text:p>0.0277412</text:p>
          </table:table-cell>
          <table:table-cell office:value-type="float" office:value="0.02122809" calcext:value-type="float">
            <text:p>0.02122809</text:p>
          </table:table-cell>
          <table:table-cell office:value-type="float" office:value="0.018862" calcext:value-type="float">
            <text:p>0.018862</text:p>
          </table:table-cell>
          <table:table-cell office:value-type="float" office:value="0.0199768" calcext:value-type="float">
            <text:p>0.0199768</text:p>
          </table:table-cell>
          <table:table-cell office:value-type="float" office:value="0.02093675" calcext:value-type="float">
            <text:p>0.02093675</text:p>
          </table:table-cell>
          <table:table-cell office:value-type="float" office:value="0.005544721" calcext:value-type="float">
            <text:p>0.005544721</text:p>
          </table:table-cell>
          <table:table-cell office:value-type="float" office:value="0.006084498" calcext:value-type="float">
            <text:p>0.006084498</text:p>
          </table:table-cell>
          <table:table-cell office:value-type="float" office:value="0" calcext:value-type="float">
            <text:p>0</text:p>
          </table:table-cell>
          <table:table-cell office:value-type="float" office:value="48.8588" calcext:value-type="float">
            <text:p>48.8588</text:p>
          </table:table-cell>
          <table:table-cell office:value-type="float" office:value="38.83155" calcext:value-type="float">
            <text:p>38.83155</text:p>
          </table:table-cell>
          <table:table-cell office:value-type="float" office:value="57.83364" calcext:value-type="float">
            <text:p>57.83364</text:p>
          </table:table-cell>
          <table:table-cell office:value-type="float" office:value="54.64515" calcext:value-type="float">
            <text:p>54.64515</text:p>
          </table:table-cell>
          <table:table-cell office:value-type="float" office:value="44.16727" calcext:value-type="float">
            <text:p>44.16727</text:p>
          </table:table-cell>
          <table:table-cell office:value-type="float" office:value="11.15281" calcext:value-type="float">
            <text:p>11.15281</text:p>
          </table:table-cell>
          <table:table-cell office:value-type="float" office:value="3.050927" calcext:value-type="float">
            <text:p>3.050927</text:p>
          </table:table-cell>
          <table:table-cell office:value-type="float" office:value="2.423735" calcext:value-type="float">
            <text:p>2.423735</text:p>
          </table:table-cell>
          <table:table-cell office:value-type="float" office:value="0.7949796" calcext:value-type="float">
            <text:p>0.7949796</text:p>
          </table:table-cell>
          <table:table-cell office:value-type="float" office:value="0.3390157" calcext:value-type="float">
            <text:p>0.3390157</text:p>
          </table:table-cell>
          <table:table-cell office:value-type="float" office:value="0.1645953" calcext:value-type="float">
            <text:p>0.1645953</text:p>
          </table:table-cell>
          <table:table-cell office:value-type="float" office:value="0.1651022" calcext:value-type="float">
            <text:p>0.1651022</text:p>
          </table:table-cell>
          <table:table-cell office:value-type="float" office:value="0.3344293" calcext:value-type="float">
            <text:p>0.3344293</text:p>
          </table:table-cell>
          <table:table-cell office:value-type="float" office:value="0.3626717" calcext:value-type="float">
            <text:p>0.3626717</text:p>
          </table:table-cell>
          <table:table-cell office:value-type="float" office:value="0" calcext:value-type="float">
            <text:p>0</text:p>
          </table:table-cell>
          <table:table-cell office:value-type="float" office:value="5025.639" calcext:value-type="float">
            <text:p>5025.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128249" calcext:value-type="float">
            <text:p>-0.061282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25.58937" calcext:value-type="float">
            <text:p>25.58937</text:p>
          </table:table-cell>
          <table:table-cell office:value-type="float" office:value="1093.129" calcext:value-type="float">
            <text:p>1093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4087" calcext:value-type="float">
            <text:p>0.3574087</text:p>
          </table:table-cell>
          <table:table-cell office:value-type="float" office:value="13.10601" calcext:value-type="float">
            <text:p>13.10601</text:p>
          </table:table-cell>
          <table:table-cell office:value-type="float" office:value="0.0005606548" calcext:value-type="float">
            <text:p>0.0005606548</text:p>
          </table:table-cell>
          <table:table-cell office:value-type="float" office:value="0.0000112884" calcext:value-type="float">
            <text:p>1.12884E-05</text:p>
          </table:table-cell>
          <table:table-cell office:value-type="float" office:value="0.01157446" calcext:value-type="float">
            <text:p>0.01157446</text:p>
          </table:table-cell>
          <table:table-cell office:value-type="float" office:value="-0.01621637" calcext:value-type="float">
            <text:p>-0.01621637</text:p>
          </table:table-cell>
          <table:table-cell office:value-type="float" office:value="-0.04581593" calcext:value-type="float">
            <text:p>-0.04581593</text:p>
          </table:table-cell>
          <table:table-cell office:value-type="float" office:value="0.001531245" calcext:value-type="float">
            <text:p>0.001531245</text:p>
          </table:table-cell>
          <table:table-cell office:value-type="float" office:value="0.000000007191268" calcext:value-type="float">
            <text:p>7.191268E-09</text:p>
          </table:table-cell>
          <table:table-cell office:value-type="float" office:value="17.07855" calcext:value-type="float">
            <text:p>17.07855</text:p>
          </table:table-cell>
          <table:table-cell office:value-type="float" office:value="1.685023" calcext:value-type="float">
            <text:p>1.685023</text:p>
          </table:table-cell>
          <table:table-cell office:value-type="float" office:value="0.1724512" calcext:value-type="float">
            <text:p>0.1724512</text:p>
          </table:table-cell>
          <table:table-cell office:value-type="float" office:value="0.1202484" calcext:value-type="float">
            <text:p>0.1202484</text:p>
          </table:table-cell>
          <table:table-cell office:value-type="float" office:value="0.04045378" calcext:value-type="float">
            <text:p>0.04045378</text:p>
          </table:table-cell>
          <table:table-cell office:value-type="float" office:value="0.03954914" calcext:value-type="float">
            <text:p>0.03954914</text:p>
          </table:table-cell>
          <table:table-cell office:value-type="float" office:value="0.02060917" calcext:value-type="float">
            <text:p>0.02060917</text:p>
          </table:table-cell>
          <table:table-cell office:value-type="float" office:value="0.01782716" calcext:value-type="float">
            <text:p>0.01782716</text:p>
          </table:table-cell>
          <table:table-cell office:value-type="float" office:value="0.02781123" calcext:value-type="float">
            <text:p>0.02781123</text:p>
          </table:table-cell>
          <table:table-cell office:value-type="float" office:value="0.02121262" calcext:value-type="float">
            <text:p>0.02121262</text:p>
          </table:table-cell>
          <table:table-cell office:value-type="float" office:value="0.01877438" calcext:value-type="float">
            <text:p>0.01877438</text:p>
          </table:table-cell>
          <table:table-cell office:value-type="float" office:value="0.0199093" calcext:value-type="float">
            <text:p>0.0199093</text:p>
          </table:table-cell>
          <table:table-cell office:value-type="float" office:value="0.02097046" calcext:value-type="float">
            <text:p>0.02097046</text:p>
          </table:table-cell>
          <table:table-cell office:value-type="float" office:value="0.005543562" calcext:value-type="float">
            <text:p>0.005543562</text:p>
          </table:table-cell>
          <table:table-cell office:value-type="float" office:value="0.006083713" calcext:value-type="float">
            <text:p>0.006083713</text:p>
          </table:table-cell>
          <table:table-cell office:value-type="float" office:value="0" calcext:value-type="float">
            <text:p>0</text:p>
          </table:table-cell>
          <table:table-cell office:value-type="float" office:value="59.93786" calcext:value-type="float">
            <text:p>59.93786</text:p>
          </table:table-cell>
          <table:table-cell office:value-type="float" office:value="41.47385" calcext:value-type="float">
            <text:p>41.47385</text:p>
          </table:table-cell>
          <table:table-cell office:value-type="float" office:value="56.46971" calcext:value-type="float">
            <text:p>56.46971</text:p>
          </table:table-cell>
          <table:table-cell office:value-type="float" office:value="53.03773" calcext:value-type="float">
            <text:p>53.03773</text:p>
          </table:table-cell>
          <table:table-cell office:value-type="float" office:value="43.07162" calcext:value-type="float">
            <text:p>43.07162</text:p>
          </table:table-cell>
          <table:table-cell office:value-type="float" office:value="11.31549" calcext:value-type="float">
            <text:p>11.31549</text:p>
          </table:table-cell>
          <table:table-cell office:value-type="float" office:value="3.47758" calcext:value-type="float">
            <text:p>3.47758</text:p>
          </table:table-cell>
          <table:table-cell office:value-type="float" office:value="2.479302" calcext:value-type="float">
            <text:p>2.479302</text:p>
          </table:table-cell>
          <table:table-cell office:value-type="float" office:value="0.8073156" calcext:value-type="float">
            <text:p>0.8073156</text:p>
          </table:table-cell>
          <table:table-cell office:value-type="float" office:value="0.3411191" calcext:value-type="float">
            <text:p>0.3411191</text:p>
          </table:table-cell>
          <table:table-cell office:value-type="float" office:value="0.1654147" calcext:value-type="float">
            <text:p>0.1654147</text:p>
          </table:table-cell>
          <table:table-cell office:value-type="float" office:value="0.1655822" calcext:value-type="float">
            <text:p>0.1655822</text:p>
          </table:table-cell>
          <table:table-cell office:value-type="float" office:value="0.3341878" calcext:value-type="float">
            <text:p>0.3341878</text:p>
          </table:table-cell>
          <table:table-cell office:value-type="float" office:value="0.362677" calcext:value-type="float">
            <text:p>0.362677</text:p>
          </table:table-cell>
          <table:table-cell office:value-type="float" office:value="0" calcext:value-type="float">
            <text:p>0</text:p>
          </table:table-cell>
          <table:table-cell office:value-type="float" office:value="5064.381" calcext:value-type="float">
            <text:p>5064.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142557" calcext:value-type="float">
            <text:p>-0.0614255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25.33897" calcext:value-type="float">
            <text:p>25.33897</text:p>
          </table:table-cell>
          <table:table-cell office:value-type="float" office:value="1093.147" calcext:value-type="float">
            <text:p>1093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6729" calcext:value-type="float">
            <text:p>0.4446729</text:p>
          </table:table-cell>
          <table:table-cell office:value-type="float" office:value="13.24258" calcext:value-type="float">
            <text:p>13.24258</text:p>
          </table:table-cell>
          <table:table-cell office:value-type="float" office:value="0.0005606548" calcext:value-type="float">
            <text:p>0.0005606548</text:p>
          </table:table-cell>
          <table:table-cell office:value-type="float" office:value="0.0000112884" calcext:value-type="float">
            <text:p>1.12884E-05</text:p>
          </table:table-cell>
          <table:table-cell office:value-type="float" office:value="0.01157446" calcext:value-type="float">
            <text:p>0.01157446</text:p>
          </table:table-cell>
          <table:table-cell office:value-type="float" office:value="-0.01621637" calcext:value-type="float">
            <text:p>-0.01621637</text:p>
          </table:table-cell>
          <table:table-cell office:value-type="float" office:value="-0.04636282" calcext:value-type="float">
            <text:p>-0.04636282</text:p>
          </table:table-cell>
          <table:table-cell office:value-type="float" office:value="0.00151922" calcext:value-type="float">
            <text:p>0.00151922</text:p>
          </table:table-cell>
          <table:table-cell office:value-type="float" office:value="0.000000007191268" calcext:value-type="float">
            <text:p>7.191268E-09</text:p>
          </table:table-cell>
          <table:table-cell office:value-type="float" office:value="16.90328" calcext:value-type="float">
            <text:p>16.90328</text:p>
          </table:table-cell>
          <table:table-cell office:value-type="float" office:value="5.706553" calcext:value-type="float">
            <text:p>5.706553</text:p>
          </table:table-cell>
          <table:table-cell office:value-type="float" office:value="0.1877108" calcext:value-type="float">
            <text:p>0.1877108</text:p>
          </table:table-cell>
          <table:table-cell office:value-type="float" office:value="0.13701" calcext:value-type="float">
            <text:p>0.13701</text:p>
          </table:table-cell>
          <table:table-cell office:value-type="float" office:value="0.03999617" calcext:value-type="float">
            <text:p>0.03999617</text:p>
          </table:table-cell>
          <table:table-cell office:value-type="float" office:value="0.03921106" calcext:value-type="float">
            <text:p>0.03921106</text:p>
          </table:table-cell>
          <table:table-cell office:value-type="float" office:value="0.0204887" calcext:value-type="float">
            <text:p>0.0204887</text:p>
          </table:table-cell>
          <table:table-cell office:value-type="float" office:value="0.01779365" calcext:value-type="float">
            <text:p>0.01779365</text:p>
          </table:table-cell>
          <table:table-cell office:value-type="float" office:value="0.02784967" calcext:value-type="float">
            <text:p>0.02784967</text:p>
          </table:table-cell>
          <table:table-cell office:value-type="float" office:value="0.02120856" calcext:value-type="float">
            <text:p>0.02120856</text:p>
          </table:table-cell>
          <table:table-cell office:value-type="float" office:value="0.01869299" calcext:value-type="float">
            <text:p>0.01869299</text:p>
          </table:table-cell>
          <table:table-cell office:value-type="float" office:value="0.01984116" calcext:value-type="float">
            <text:p>0.01984116</text:p>
          </table:table-cell>
          <table:table-cell office:value-type="float" office:value="0.02100497" calcext:value-type="float">
            <text:p>0.02100497</text:p>
          </table:table-cell>
          <table:table-cell office:value-type="float" office:value="0.005542428" calcext:value-type="float">
            <text:p>0.005542428</text:p>
          </table:table-cell>
          <table:table-cell office:value-type="float" office:value="0.006082929" calcext:value-type="float">
            <text:p>0.006082929</text:p>
          </table:table-cell>
          <table:table-cell office:value-type="float" office:value="0" calcext:value-type="float">
            <text:p>0</text:p>
          </table:table-cell>
          <table:table-cell office:value-type="float" office:value="50.86198" calcext:value-type="float">
            <text:p>50.86198</text:p>
          </table:table-cell>
          <table:table-cell office:value-type="float" office:value="46.07627" calcext:value-type="float">
            <text:p>46.07627</text:p>
          </table:table-cell>
          <table:table-cell office:value-type="float" office:value="57.01607" calcext:value-type="float">
            <text:p>57.01607</text:p>
          </table:table-cell>
          <table:table-cell office:value-type="float" office:value="52.70856" calcext:value-type="float">
            <text:p>52.70856</text:p>
          </table:table-cell>
          <table:table-cell office:value-type="float" office:value="42.87713" calcext:value-type="float">
            <text:p>42.87713</text:p>
          </table:table-cell>
          <table:table-cell office:value-type="float" office:value="11.40845" calcext:value-type="float">
            <text:p>11.40845</text:p>
          </table:table-cell>
          <table:table-cell office:value-type="float" office:value="3.735767" calcext:value-type="float">
            <text:p>3.735767</text:p>
          </table:table-cell>
          <table:table-cell office:value-type="float" office:value="2.521511" calcext:value-type="float">
            <text:p>2.521511</text:p>
          </table:table-cell>
          <table:table-cell office:value-type="float" office:value="0.8216262" calcext:value-type="float">
            <text:p>0.8216262</text:p>
          </table:table-cell>
          <table:table-cell office:value-type="float" office:value="0.3432957" calcext:value-type="float">
            <text:p>0.3432957</text:p>
          </table:table-cell>
          <table:table-cell office:value-type="float" office:value="0.1662328" calcext:value-type="float">
            <text:p>0.1662328</text:p>
          </table:table-cell>
          <table:table-cell office:value-type="float" office:value="0.1660341" calcext:value-type="float">
            <text:p>0.1660341</text:p>
          </table:table-cell>
          <table:table-cell office:value-type="float" office:value="0.3339957" calcext:value-type="float">
            <text:p>0.3339957</text:p>
          </table:table-cell>
          <table:table-cell office:value-type="float" office:value="0.3626823" calcext:value-type="float">
            <text:p>0.3626823</text:p>
          </table:table-cell>
          <table:table-cell office:value-type="float" office:value="0" calcext:value-type="float">
            <text:p>0</text:p>
          </table:table-cell>
          <table:table-cell office:value-type="float" office:value="6025.954" calcext:value-type="float">
            <text:p>6025.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300697" calcext:value-type="float">
            <text:p>-0.063006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25.2011" calcext:value-type="float">
            <text:p>25.2011</text:p>
          </table:table-cell>
          <table:table-cell office:value-type="float" office:value="1093.164" calcext:value-type="float">
            <text:p>1093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4344" calcext:value-type="float">
            <text:p>0.3494344</text:p>
          </table:table-cell>
          <table:table-cell office:value-type="float" office:value="13.40525" calcext:value-type="float">
            <text:p>13.40525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72048" calcext:value-type="float">
            <text:p>2.772048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49139" calcext:value-type="float">
            <text:p>-0.0149139</text:p>
          </table:table-cell>
          <table:table-cell office:value-type="float" office:value="-0.04992943" calcext:value-type="float">
            <text:p>-0.04992943</text:p>
          </table:table-cell>
          <table:table-cell office:value-type="float" office:value="0.00151265" calcext:value-type="float">
            <text:p>0.00151265</text:p>
          </table:table-cell>
          <table:table-cell office:value-type="float" office:value="0.000000007431354" calcext:value-type="float">
            <text:p>7.431354E-09</text:p>
          </table:table-cell>
          <table:table-cell office:value-type="float" office:value="16.92447" calcext:value-type="float">
            <text:p>16.92447</text:p>
          </table:table-cell>
          <table:table-cell office:value-type="float" office:value="4.692135" calcext:value-type="float">
            <text:p>4.692135</text:p>
          </table:table-cell>
          <table:table-cell office:value-type="float" office:value="0.6870005" calcext:value-type="float">
            <text:p>0.6870005</text:p>
          </table:table-cell>
          <table:table-cell office:value-type="float" office:value="0.4448065" calcext:value-type="float">
            <text:p>0.4448065</text:p>
          </table:table-cell>
          <table:table-cell office:value-type="float" office:value="0.08382539" calcext:value-type="float">
            <text:p>0.08382539</text:p>
          </table:table-cell>
          <table:table-cell office:value-type="float" office:value="0.05343991" calcext:value-type="float">
            <text:p>0.05343991</text:p>
          </table:table-cell>
          <table:table-cell office:value-type="float" office:value="0.02462999" calcext:value-type="float">
            <text:p>0.02462999</text:p>
          </table:table-cell>
          <table:table-cell office:value-type="float" office:value="0.01990703" calcext:value-type="float">
            <text:p>0.01990703</text:p>
          </table:table-cell>
          <table:table-cell office:value-type="float" office:value="0.02916107" calcext:value-type="float">
            <text:p>0.02916107</text:p>
          </table:table-cell>
          <table:table-cell office:value-type="float" office:value="0.02165854" calcext:value-type="float">
            <text:p>0.02165854</text:p>
          </table:table-cell>
          <table:table-cell office:value-type="float" office:value="0.01862063" calcext:value-type="float">
            <text:p>0.01862063</text:p>
          </table:table-cell>
          <table:table-cell office:value-type="float" office:value="0.01977316" calcext:value-type="float">
            <text:p>0.01977316</text:p>
          </table:table-cell>
          <table:table-cell office:value-type="float" office:value="0.02103984" calcext:value-type="float">
            <text:p>0.02103984</text:p>
          </table:table-cell>
          <table:table-cell office:value-type="float" office:value="0.005541249" calcext:value-type="float">
            <text:p>0.005541249</text:p>
          </table:table-cell>
          <table:table-cell office:value-type="float" office:value="0.006082098" calcext:value-type="float">
            <text:p>0.006082098</text:p>
          </table:table-cell>
          <table:table-cell office:value-type="float" office:value="0" calcext:value-type="float">
            <text:p>0</text:p>
          </table:table-cell>
          <table:table-cell office:value-type="float" office:value="3.814662" calcext:value-type="float">
            <text:p>3.814662</text:p>
          </table:table-cell>
          <table:table-cell office:value-type="float" office:value="13.13468" calcext:value-type="float">
            <text:p>13.13468</text:p>
          </table:table-cell>
          <table:table-cell office:value-type="float" office:value="29.12793" calcext:value-type="float">
            <text:p>29.12793</text:p>
          </table:table-cell>
          <table:table-cell office:value-type="float" office:value="43.89305" calcext:value-type="float">
            <text:p>43.89305</text:p>
          </table:table-cell>
          <table:table-cell office:value-type="float" office:value="47.87349" calcext:value-type="float">
            <text:p>47.87349</text:p>
          </table:table-cell>
          <table:table-cell office:value-type="float" office:value="24.13408" calcext:value-type="float">
            <text:p>24.13408</text:p>
          </table:table-cell>
          <table:table-cell office:value-type="float" office:value="14.03668" calcext:value-type="float">
            <text:p>14.03668</text:p>
          </table:table-cell>
          <table:table-cell office:value-type="float" office:value="4.52632" calcext:value-type="float">
            <text:p>4.52632</text:p>
          </table:table-cell>
          <table:table-cell office:value-type="float" office:value="1.143838" calcext:value-type="float">
            <text:p>1.143838</text:p>
          </table:table-cell>
          <table:table-cell office:value-type="float" office:value="0.3465631" calcext:value-type="float">
            <text:p>0.3465631</text:p>
          </table:table-cell>
          <table:table-cell office:value-type="float" office:value="0.1670736" calcext:value-type="float">
            <text:p>0.1670736</text:p>
          </table:table-cell>
          <table:table-cell office:value-type="float" office:value="0.166487" calcext:value-type="float">
            <text:p>0.166487</text:p>
          </table:table-cell>
          <table:table-cell office:value-type="float" office:value="0.3338026" calcext:value-type="float">
            <text:p>0.3338026</text:p>
          </table:table-cell>
          <table:table-cell office:value-type="float" office:value="0.3626876" calcext:value-type="float">
            <text:p>0.3626876</text:p>
          </table:table-cell>
          <table:table-cell office:value-type="float" office:value="0" calcext:value-type="float">
            <text:p>0</text:p>
          </table:table-cell>
          <table:table-cell office:value-type="float" office:value="3684.987" calcext:value-type="float">
            <text:p>3684.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23597" calcext:value-type="float">
            <text:p>-0.13235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25.07051" calcext:value-type="float">
            <text:p>25.07051</text:p>
          </table:table-cell>
          <table:table-cell office:value-type="float" office:value="1093.181" calcext:value-type="float">
            <text:p>1093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26555" calcext:value-type="float">
            <text:p>0.2826555</text:p>
          </table:table-cell>
          <table:table-cell office:value-type="float" office:value="13.56791" calcext:value-type="float">
            <text:p>13.56791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81567" calcext:value-type="float">
            <text:p>2.781567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486891" calcext:value-type="float">
            <text:p>-0.01486891</text:p>
          </table:table-cell>
          <table:table-cell office:value-type="float" office:value="-0.05341679" calcext:value-type="float">
            <text:p>-0.05341679</text:p>
          </table:table-cell>
          <table:table-cell office:value-type="float" office:value="0.001514557" calcext:value-type="float">
            <text:p>0.001514557</text:p>
          </table:table-cell>
          <table:table-cell office:value-type="float" office:value="0.000000007962246" calcext:value-type="float">
            <text:p>7.962246E-09</text:p>
          </table:table-cell>
          <table:table-cell office:value-type="float" office:value="17.02145" calcext:value-type="float">
            <text:p>17.02145</text:p>
          </table:table-cell>
          <table:table-cell office:value-type="float" office:value="2.264654" calcext:value-type="float">
            <text:p>2.264654</text:p>
          </table:table-cell>
          <table:table-cell office:value-type="float" office:value="0.3433287" calcext:value-type="float">
            <text:p>0.3433287</text:p>
          </table:table-cell>
          <table:table-cell office:value-type="float" office:value="0.2196025" calcext:value-type="float">
            <text:p>0.2196025</text:p>
          </table:table-cell>
          <table:table-cell office:value-type="float" office:value="0.06158122" calcext:value-type="float">
            <text:p>0.06158122</text:p>
          </table:table-cell>
          <table:table-cell office:value-type="float" office:value="0.047156" calcext:value-type="float">
            <text:p>0.047156</text:p>
          </table:table-cell>
          <table:table-cell office:value-type="float" office:value="0.02323137" calcext:value-type="float">
            <text:p>0.02323137</text:p>
          </table:table-cell>
          <table:table-cell office:value-type="float" office:value="0.01991782" calcext:value-type="float">
            <text:p>0.01991782</text:p>
          </table:table-cell>
          <table:table-cell office:value-type="float" office:value="0.02970122" calcext:value-type="float">
            <text:p>0.02970122</text:p>
          </table:table-cell>
          <table:table-cell office:value-type="float" office:value="0.02217031" calcext:value-type="float">
            <text:p>0.02217031</text:p>
          </table:table-cell>
          <table:table-cell office:value-type="float" office:value="0.01857191" calcext:value-type="float">
            <text:p>0.01857191</text:p>
          </table:table-cell>
          <table:table-cell office:value-type="float" office:value="0.01970657" calcext:value-type="float">
            <text:p>0.01970657</text:p>
          </table:table-cell>
          <table:table-cell office:value-type="float" office:value="0.02107498" calcext:value-type="float">
            <text:p>0.02107498</text:p>
          </table:table-cell>
          <table:table-cell office:value-type="float" office:value="0.005540029" calcext:value-type="float">
            <text:p>0.005540029</text:p>
          </table:table-cell>
          <table:table-cell office:value-type="float" office:value="0.006081269" calcext:value-type="float">
            <text:p>0.006081269</text:p>
          </table:table-cell>
          <table:table-cell office:value-type="float" office:value="0" calcext:value-type="float">
            <text:p>0</text:p>
          </table:table-cell>
          <table:table-cell office:value-type="float" office:value="8.217055" calcext:value-type="float">
            <text:p>8.217055</text:p>
          </table:table-cell>
          <table:table-cell office:value-type="float" office:value="14.06117" calcext:value-type="float">
            <text:p>14.06117</text:p>
          </table:table-cell>
          <table:table-cell office:value-type="float" office:value="27.26069" calcext:value-type="float">
            <text:p>27.26069</text:p>
          </table:table-cell>
          <table:table-cell office:value-type="float" office:value="40.13849" calcext:value-type="float">
            <text:p>40.13849</text:p>
          </table:table-cell>
          <table:table-cell office:value-type="float" office:value="43.72839" calcext:value-type="float">
            <text:p>43.72839</text:p>
          </table:table-cell>
          <table:table-cell office:value-type="float" office:value="22.91023" calcext:value-type="float">
            <text:p>22.91023</text:p>
          </table:table-cell>
          <table:table-cell office:value-type="float" office:value="14.98614" calcext:value-type="float">
            <text:p>14.98614</text:p>
          </table:table-cell>
          <table:table-cell office:value-type="float" office:value="5.538984" calcext:value-type="float">
            <text:p>5.538984</text:p>
          </table:table-cell>
          <table:table-cell office:value-type="float" office:value="1.536529" calcext:value-type="float">
            <text:p>1.536529</text:p>
          </table:table-cell>
          <table:table-cell office:value-type="float" office:value="0.356461" calcext:value-type="float">
            <text:p>0.356461</text:p>
          </table:table-cell>
          <table:table-cell office:value-type="float" office:value="0.1679813" calcext:value-type="float">
            <text:p>0.1679813</text:p>
          </table:table-cell>
          <table:table-cell office:value-type="float" office:value="0.166939" calcext:value-type="float">
            <text:p>0.166939</text:p>
          </table:table-cell>
          <table:table-cell office:value-type="float" office:value="0.333608" calcext:value-type="float">
            <text:p>0.333608</text:p>
          </table:table-cell>
          <table:table-cell office:value-type="float" office:value="0.3626929" calcext:value-type="float">
            <text:p>0.3626929</text:p>
          </table:table-cell>
          <table:table-cell office:value-type="float" office:value="0" calcext:value-type="float">
            <text:p>0</text:p>
          </table:table-cell>
          <table:table-cell office:value-type="float" office:value="3478.605" calcext:value-type="float">
            <text:p>3478.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468189" calcext:value-type="float">
            <text:p>-0.14681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24.95876" calcext:value-type="float">
            <text:p>24.95876</text:p>
          </table:table-cell>
          <table:table-cell office:value-type="float" office:value="1093.19" calcext:value-type="float">
            <text:p>109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86837" calcext:value-type="float">
            <text:p>0.2486837</text:p>
          </table:table-cell>
          <table:table-cell office:value-type="float" office:value="13.69752" calcext:value-type="float">
            <text:p>13.69752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83631" calcext:value-type="float">
            <text:p>2.783631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483714" calcext:value-type="float">
            <text:p>-0.01483714</text:p>
          </table:table-cell>
          <table:table-cell office:value-type="float" office:value="-0.05420139" calcext:value-type="float">
            <text:p>-0.05420139</text:p>
          </table:table-cell>
          <table:table-cell office:value-type="float" office:value="0.001519144" calcext:value-type="float">
            <text:p>0.001519144</text:p>
          </table:table-cell>
          <table:table-cell office:value-type="float" office:value="0.000000007987198" calcext:value-type="float">
            <text:p>7.987198E-09</text:p>
          </table:table-cell>
          <table:table-cell office:value-type="float" office:value="17.07516" calcext:value-type="float">
            <text:p>17.07516</text:p>
          </table:table-cell>
          <table:table-cell office:value-type="float" office:value="1.469698" calcext:value-type="float">
            <text:p>1.469698</text:p>
          </table:table-cell>
          <table:table-cell office:value-type="float" office:value="0.2256794" calcext:value-type="float">
            <text:p>0.2256794</text:p>
          </table:table-cell>
          <table:table-cell office:value-type="float" office:value="0.1557392" calcext:value-type="float">
            <text:p>0.1557392</text:p>
          </table:table-cell>
          <table:table-cell office:value-type="float" office:value="0.05375768" calcext:value-type="float">
            <text:p>0.05375768</text:p>
          </table:table-cell>
          <table:table-cell office:value-type="float" office:value="0.04549492" calcext:value-type="float">
            <text:p>0.04549492</text:p>
          </table:table-cell>
          <table:table-cell office:value-type="float" office:value="0.02309712" calcext:value-type="float">
            <text:p>0.02309712</text:p>
          </table:table-cell>
          <table:table-cell office:value-type="float" office:value="0.0201188" calcext:value-type="float">
            <text:p>0.0201188</text:p>
          </table:table-cell>
          <table:table-cell office:value-type="float" office:value="0.02985773" calcext:value-type="float">
            <text:p>0.02985773</text:p>
          </table:table-cell>
          <table:table-cell office:value-type="float" office:value="0.02255004" calcext:value-type="float">
            <text:p>0.02255004</text:p>
          </table:table-cell>
          <table:table-cell office:value-type="float" office:value="0.01863993" calcext:value-type="float">
            <text:p>0.01863993</text:p>
          </table:table-cell>
          <table:table-cell office:value-type="float" office:value="0.01964549" calcext:value-type="float">
            <text:p>0.01964549</text:p>
          </table:table-cell>
          <table:table-cell office:value-type="float" office:value="0.02111113" calcext:value-type="float">
            <text:p>0.02111113</text:p>
          </table:table-cell>
          <table:table-cell office:value-type="float" office:value="0.005538768" calcext:value-type="float">
            <text:p>0.005538768</text:p>
          </table:table-cell>
          <table:table-cell office:value-type="float" office:value="0.006080435" calcext:value-type="float">
            <text:p>0.006080435</text:p>
          </table:table-cell>
          <table:table-cell office:value-type="float" office:value="0" calcext:value-type="float">
            <text:p>0</text:p>
          </table:table-cell>
          <table:table-cell office:value-type="float" office:value="5.532891" calcext:value-type="float">
            <text:p>5.532891</text:p>
          </table:table-cell>
          <table:table-cell office:value-type="float" office:value="12.57858" calcext:value-type="float">
            <text:p>12.57858</text:p>
          </table:table-cell>
          <table:table-cell office:value-type="float" office:value="24.0298" calcext:value-type="float">
            <text:p>24.0298</text:p>
          </table:table-cell>
          <table:table-cell office:value-type="float" office:value="36.36963" calcext:value-type="float">
            <text:p>36.36963</text:p>
          </table:table-cell>
          <table:table-cell office:value-type="float" office:value="41.64127" calcext:value-type="float">
            <text:p>41.64127</text:p>
          </table:table-cell>
          <table:table-cell office:value-type="float" office:value="23.86638" calcext:value-type="float">
            <text:p>23.86638</text:p>
          </table:table-cell>
          <table:table-cell office:value-type="float" office:value="16.3976" calcext:value-type="float">
            <text:p>16.3976</text:p>
          </table:table-cell>
          <table:table-cell office:value-type="float" office:value="6.040802" calcext:value-type="float">
            <text:p>6.040802</text:p>
          </table:table-cell>
          <table:table-cell office:value-type="float" office:value="1.832322" calcext:value-type="float">
            <text:p>1.832322</text:p>
          </table:table-cell>
          <table:table-cell office:value-type="float" office:value="0.4125933" calcext:value-type="float">
            <text:p>0.4125933</text:p>
          </table:table-cell>
          <table:table-cell office:value-type="float" office:value="0.1694493" calcext:value-type="float">
            <text:p>0.1694493</text:p>
          </table:table-cell>
          <table:table-cell office:value-type="float" office:value="0.1674166" calcext:value-type="float">
            <text:p>0.1674166</text:p>
          </table:table-cell>
          <table:table-cell office:value-type="float" office:value="0.333411" calcext:value-type="float">
            <text:p>0.333411</text:p>
          </table:table-cell>
          <table:table-cell office:value-type="float" office:value="0.3626982" calcext:value-type="float">
            <text:p>0.3626982</text:p>
          </table:table-cell>
          <table:table-cell office:value-type="float" office:value="0" calcext:value-type="float">
            <text:p>0</text:p>
          </table:table-cell>
          <table:table-cell office:value-type="float" office:value="3186.024" calcext:value-type="float">
            <text:p>3186.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20469" calcext:value-type="float">
            <text:p>-0.15204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24.80386" calcext:value-type="float">
            <text:p>24.80386</text:p>
          </table:table-cell>
          <table:table-cell office:value-type="float" office:value="1093.203" calcext:value-type="float">
            <text:p>1093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0198" calcext:value-type="float">
            <text:p>0.2600198</text:p>
          </table:table-cell>
          <table:table-cell office:value-type="float" office:value="13.81466" calcext:value-type="float">
            <text:p>13.81466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83639" calcext:value-type="float">
            <text:p>2.783639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483701" calcext:value-type="float">
            <text:p>-0.01483701</text:p>
          </table:table-cell>
          <table:table-cell office:value-type="float" office:value="-0.0554741" calcext:value-type="float">
            <text:p>-0.0554741</text:p>
          </table:table-cell>
          <table:table-cell office:value-type="float" office:value="0.001524694" calcext:value-type="float">
            <text:p>0.001524694</text:p>
          </table:table-cell>
          <table:table-cell office:value-type="float" office:value="0.000000008532319" calcext:value-type="float">
            <text:p>8.532319E-09</text:p>
          </table:table-cell>
          <table:table-cell office:value-type="float" office:value="17.06235" calcext:value-type="float">
            <text:p>17.06235</text:p>
          </table:table-cell>
          <table:table-cell office:value-type="float" office:value="1.874554" calcext:value-type="float">
            <text:p>1.874554</text:p>
          </table:table-cell>
          <table:table-cell office:value-type="float" office:value="0.2017295" calcext:value-type="float">
            <text:p>0.2017295</text:p>
          </table:table-cell>
          <table:table-cell office:value-type="float" office:value="0.1440488" calcext:value-type="float">
            <text:p>0.1440488</text:p>
          </table:table-cell>
          <table:table-cell office:value-type="float" office:value="0.04808196" calcext:value-type="float">
            <text:p>0.04808196</text:p>
          </table:table-cell>
          <table:table-cell office:value-type="float" office:value="0.04328538" calcext:value-type="float">
            <text:p>0.04328538</text:p>
          </table:table-cell>
          <table:table-cell office:value-type="float" office:value="0.02258073" calcext:value-type="float">
            <text:p>0.02258073</text:p>
          </table:table-cell>
          <table:table-cell office:value-type="float" office:value="0.01996177" calcext:value-type="float">
            <text:p>0.01996177</text:p>
          </table:table-cell>
          <table:table-cell office:value-type="float" office:value="0.03005948" calcext:value-type="float">
            <text:p>0.03005948</text:p>
          </table:table-cell>
          <table:table-cell office:value-type="float" office:value="0.022819" calcext:value-type="float">
            <text:p>0.022819</text:p>
          </table:table-cell>
          <table:table-cell office:value-type="float" office:value="0.01875194" calcext:value-type="float">
            <text:p>0.01875194</text:p>
          </table:table-cell>
          <table:table-cell office:value-type="float" office:value="0.01960069" calcext:value-type="float">
            <text:p>0.01960069</text:p>
          </table:table-cell>
          <table:table-cell office:value-type="float" office:value="0.02114929" calcext:value-type="float">
            <text:p>0.02114929</text:p>
          </table:table-cell>
          <table:table-cell office:value-type="float" office:value="0.005537476" calcext:value-type="float">
            <text:p>0.005537476</text:p>
          </table:table-cell>
          <table:table-cell office:value-type="float" office:value="0.006079567" calcext:value-type="float">
            <text:p>0.006079567</text:p>
          </table:table-cell>
          <table:table-cell office:value-type="float" office:value="0" calcext:value-type="float">
            <text:p>0</text:p>
          </table:table-cell>
          <table:table-cell office:value-type="float" office:value="8.631135" calcext:value-type="float">
            <text:p>8.631135</text:p>
          </table:table-cell>
          <table:table-cell office:value-type="float" office:value="13.26672" calcext:value-type="float">
            <text:p>13.26672</text:p>
          </table:table-cell>
          <table:table-cell office:value-type="float" office:value="23.4645" calcext:value-type="float">
            <text:p>23.4645</text:p>
          </table:table-cell>
          <table:table-cell office:value-type="float" office:value="34.05015" calcext:value-type="float">
            <text:p>34.05015</text:p>
          </table:table-cell>
          <table:table-cell office:value-type="float" office:value="38.58579" calcext:value-type="float">
            <text:p>38.58579</text:p>
          </table:table-cell>
          <table:table-cell office:value-type="float" office:value="22.96603" calcext:value-type="float">
            <text:p>22.96603</text:p>
          </table:table-cell>
          <table:table-cell office:value-type="float" office:value="16.61265" calcext:value-type="float">
            <text:p>16.61265</text:p>
          </table:table-cell>
          <table:table-cell office:value-type="float" office:value="6.715723" calcext:value-type="float">
            <text:p>6.715723</text:p>
          </table:table-cell>
          <table:table-cell office:value-type="float" office:value="2.05745" calcext:value-type="float">
            <text:p>2.05745</text:p>
          </table:table-cell>
          <table:table-cell office:value-type="float" office:value="0.4874805" calcext:value-type="float">
            <text:p>0.4874805</text:p>
          </table:table-cell>
          <table:table-cell office:value-type="float" office:value="0.1732958" calcext:value-type="float">
            <text:p>0.1732958</text:p>
          </table:table-cell>
          <table:table-cell office:value-type="float" office:value="0.1679499" calcext:value-type="float">
            <text:p>0.1679499</text:p>
          </table:table-cell>
          <table:table-cell office:value-type="float" office:value="0.3332212" calcext:value-type="float">
            <text:p>0.3332212</text:p>
          </table:table-cell>
          <table:table-cell office:value-type="float" office:value="0.3627035" calcext:value-type="float">
            <text:p>0.3627035</text:p>
          </table:table-cell>
          <table:table-cell office:value-type="float" office:value="0" calcext:value-type="float">
            <text:p>0</text:p>
          </table:table-cell>
          <table:table-cell office:value-type="float" office:value="3453.639" calcext:value-type="float">
            <text:p>3453.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90481" calcext:value-type="float">
            <text:p>-0.15904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24.68358" calcext:value-type="float">
            <text:p>24.68358</text:p>
          </table:table-cell>
          <table:table-cell office:value-type="float" office:value="1093.212" calcext:value-type="float">
            <text:p>1093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0773" calcext:value-type="float">
            <text:p>0.2360773</text:p>
          </table:table-cell>
          <table:table-cell office:value-type="float" office:value="13.93223" calcext:value-type="float">
            <text:p>13.93223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93316" calcext:value-type="float">
            <text:p>2.793316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467636" calcext:value-type="float">
            <text:p>-0.01467636</text:p>
          </table:table-cell>
          <table:table-cell office:value-type="float" office:value="-0.0568459" calcext:value-type="float">
            <text:p>-0.0568459</text:p>
          </table:table-cell>
          <table:table-cell office:value-type="float" office:value="0.00152854" calcext:value-type="float">
            <text:p>0.00152854</text:p>
          </table:table-cell>
          <table:table-cell office:value-type="float" office:value="0.000000008538928" calcext:value-type="float">
            <text:p>8.538928E-09</text:p>
          </table:table-cell>
          <table:table-cell office:value-type="float" office:value="17.07954" calcext:value-type="float">
            <text:p>17.07954</text:p>
          </table:table-cell>
          <table:table-cell office:value-type="float" office:value="1.12265" calcext:value-type="float">
            <text:p>1.12265</text:p>
          </table:table-cell>
          <table:table-cell office:value-type="float" office:value="0.1926099" calcext:value-type="float">
            <text:p>0.1926099</text:p>
          </table:table-cell>
          <table:table-cell office:value-type="float" office:value="0.1804785" calcext:value-type="float">
            <text:p>0.1804785</text:p>
          </table:table-cell>
          <table:table-cell office:value-type="float" office:value="0.05158748" calcext:value-type="float">
            <text:p>0.05158748</text:p>
          </table:table-cell>
          <table:table-cell office:value-type="float" office:value="0.04478822" calcext:value-type="float">
            <text:p>0.04478822</text:p>
          </table:table-cell>
          <table:table-cell office:value-type="float" office:value="0.02309974" calcext:value-type="float">
            <text:p>0.02309974</text:p>
          </table:table-cell>
          <table:table-cell office:value-type="float" office:value="0.02024406" calcext:value-type="float">
            <text:p>0.02024406</text:p>
          </table:table-cell>
          <table:table-cell office:value-type="float" office:value="0.0305811" calcext:value-type="float">
            <text:p>0.0305811</text:p>
          </table:table-cell>
          <table:table-cell office:value-type="float" office:value="0.02309062" calcext:value-type="float">
            <text:p>0.02309062</text:p>
          </table:table-cell>
          <table:table-cell office:value-type="float" office:value="0.01890806" calcext:value-type="float">
            <text:p>0.01890806</text:p>
          </table:table-cell>
          <table:table-cell office:value-type="float" office:value="0.01957015" calcext:value-type="float">
            <text:p>0.01957015</text:p>
          </table:table-cell>
          <table:table-cell office:value-type="float" office:value="0.02119042" calcext:value-type="float">
            <text:p>0.02119042</text:p>
          </table:table-cell>
          <table:table-cell office:value-type="float" office:value="0.005536178" calcext:value-type="float">
            <text:p>0.005536178</text:p>
          </table:table-cell>
          <table:table-cell office:value-type="float" office:value="0.006078688" calcext:value-type="float">
            <text:p>0.006078688</text:p>
          </table:table-cell>
          <table:table-cell office:value-type="float" office:value="0" calcext:value-type="float">
            <text:p>0</text:p>
          </table:table-cell>
          <table:table-cell office:value-type="float" office:value="2.864392" calcext:value-type="float">
            <text:p>2.864392</text:p>
          </table:table-cell>
          <table:table-cell office:value-type="float" office:value="7.871363" calcext:value-type="float">
            <text:p>7.871363</text:p>
          </table:table-cell>
          <table:table-cell office:value-type="float" office:value="17.05688" calcext:value-type="float">
            <text:p>17.05688</text:p>
          </table:table-cell>
          <table:table-cell office:value-type="float" office:value="27.79496" calcext:value-type="float">
            <text:p>27.79496</text:p>
          </table:table-cell>
          <table:table-cell office:value-type="float" office:value="34.33788" calcext:value-type="float">
            <text:p>34.33788</text:p>
          </table:table-cell>
          <table:table-cell office:value-type="float" office:value="24.02511" calcext:value-type="float">
            <text:p>24.02511</text:p>
          </table:table-cell>
          <table:table-cell office:value-type="float" office:value="19.04629" calcext:value-type="float">
            <text:p>19.04629</text:p>
          </table:table-cell>
          <table:table-cell office:value-type="float" office:value="8.271828" calcext:value-type="float">
            <text:p>8.271828</text:p>
          </table:table-cell>
          <table:table-cell office:value-type="float" office:value="2.367476" calcext:value-type="float">
            <text:p>2.367476</text:p>
          </table:table-cell>
          <table:table-cell office:value-type="float" office:value="0.5835158" calcext:value-type="float">
            <text:p>0.5835158</text:p>
          </table:table-cell>
          <table:table-cell office:value-type="float" office:value="0.1797847" calcext:value-type="float">
            <text:p>0.1797847</text:p>
          </table:table-cell>
          <table:table-cell office:value-type="float" office:value="0.1685635" calcext:value-type="float">
            <text:p>0.1685635</text:p>
          </table:table-cell>
          <table:table-cell office:value-type="float" office:value="0.333055" calcext:value-type="float">
            <text:p>0.333055</text:p>
          </table:table-cell>
          <table:table-cell office:value-type="float" office:value="0.3627088" calcext:value-type="float">
            <text:p>0.3627088</text:p>
          </table:table-cell>
          <table:table-cell office:value-type="float" office:value="0" calcext:value-type="float">
            <text:p>0</text:p>
          </table:table-cell>
          <table:table-cell office:value-type="float" office:value="3118.638" calcext:value-type="float">
            <text:p>3118.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822066" calcext:value-type="float">
            <text:p>-0.18220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24.5206" calcext:value-type="float">
            <text:p>24.5206</text:p>
          </table:table-cell>
          <table:table-cell office:value-type="float" office:value="1093.227" calcext:value-type="float">
            <text:p>1093.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7773" calcext:value-type="float">
            <text:p>0.2447773</text:p>
          </table:table-cell>
          <table:table-cell office:value-type="float" office:value="14.04884" calcext:value-type="float">
            <text:p>14.04884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93316" calcext:value-type="float">
            <text:p>2.793316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512308" calcext:value-type="float">
            <text:p>-0.01512308</text:p>
          </table:table-cell>
          <table:table-cell office:value-type="float" office:value="-0.05940659" calcext:value-type="float">
            <text:p>-0.05940659</text:p>
          </table:table-cell>
          <table:table-cell office:value-type="float" office:value="0.001531682" calcext:value-type="float">
            <text:p>0.001531682</text:p>
          </table:table-cell>
          <table:table-cell office:value-type="float" office:value="0.000000008538928" calcext:value-type="float">
            <text:p>8.538928E-09</text:p>
          </table:table-cell>
          <table:table-cell office:value-type="float" office:value="17.07324" calcext:value-type="float">
            <text:p>17.07324</text:p>
          </table:table-cell>
          <table:table-cell office:value-type="float" office:value="1.375802" calcext:value-type="float">
            <text:p>1.375802</text:p>
          </table:table-cell>
          <table:table-cell office:value-type="float" office:value="0.2004108" calcext:value-type="float">
            <text:p>0.2004108</text:p>
          </table:table-cell>
          <table:table-cell office:value-type="float" office:value="0.1716245" calcext:value-type="float">
            <text:p>0.1716245</text:p>
          </table:table-cell>
          <table:table-cell office:value-type="float" office:value="0.0462159" calcext:value-type="float">
            <text:p>0.0462159</text:p>
          </table:table-cell>
          <table:table-cell office:value-type="float" office:value="0.0425987" calcext:value-type="float">
            <text:p>0.0425987</text:p>
          </table:table-cell>
          <table:table-cell office:value-type="float" office:value="0.02245183" calcext:value-type="float">
            <text:p>0.02245183</text:p>
          </table:table-cell>
          <table:table-cell office:value-type="float" office:value="0.01984454" calcext:value-type="float">
            <text:p>0.01984454</text:p>
          </table:table-cell>
          <table:table-cell office:value-type="float" office:value="0.03070498" calcext:value-type="float">
            <text:p>0.03070498</text:p>
          </table:table-cell>
          <table:table-cell office:value-type="float" office:value="0.02334555" calcext:value-type="float">
            <text:p>0.02334555</text:p>
          </table:table-cell>
          <table:table-cell office:value-type="float" office:value="0.01919413" calcext:value-type="float">
            <text:p>0.01919413</text:p>
          </table:table-cell>
          <table:table-cell office:value-type="float" office:value="0.01965643" calcext:value-type="float">
            <text:p>0.01965643</text:p>
          </table:table-cell>
          <table:table-cell office:value-type="float" office:value="0.02123825" calcext:value-type="float">
            <text:p>0.02123825</text:p>
          </table:table-cell>
          <table:table-cell office:value-type="float" office:value="0.005571764" calcext:value-type="float">
            <text:p>0.005571764</text:p>
          </table:table-cell>
          <table:table-cell office:value-type="float" office:value="0.006040237" calcext:value-type="float">
            <text:p>0.006040237</text:p>
          </table:table-cell>
          <table:table-cell office:value-type="float" office:value="0" calcext:value-type="float">
            <text:p>0</text:p>
          </table:table-cell>
          <table:table-cell office:value-type="float" office:value="5.661959" calcext:value-type="float">
            <text:p>5.661959</text:p>
          </table:table-cell>
          <table:table-cell office:value-type="float" office:value="8.46448" calcext:value-type="float">
            <text:p>8.46448</text:p>
          </table:table-cell>
          <table:table-cell office:value-type="float" office:value="16.58293" calcext:value-type="float">
            <text:p>16.58293</text:p>
          </table:table-cell>
          <table:table-cell office:value-type="float" office:value="25.42111" calcext:value-type="float">
            <text:p>25.42111</text:p>
          </table:table-cell>
          <table:table-cell office:value-type="float" office:value="30.7803" calcext:value-type="float">
            <text:p>30.7803</text:p>
          </table:table-cell>
          <table:table-cell office:value-type="float" office:value="22.10702" calcext:value-type="float">
            <text:p>22.10702</text:p>
          </table:table-cell>
          <table:table-cell office:value-type="float" office:value="18.17288" calcext:value-type="float">
            <text:p>18.17288</text:p>
          </table:table-cell>
          <table:table-cell office:value-type="float" office:value="9.075488" calcext:value-type="float">
            <text:p>9.075488</text:p>
          </table:table-cell>
          <table:table-cell office:value-type="float" office:value="2.882689" calcext:value-type="float">
            <text:p>2.882689</text:p>
          </table:table-cell>
          <table:table-cell office:value-type="float" office:value="0.7821619" calcext:value-type="float">
            <text:p>0.7821619</text:p>
          </table:table-cell>
          <table:table-cell office:value-type="float" office:value="0.2126004" calcext:value-type="float">
            <text:p>0.2126004</text:p>
          </table:table-cell>
          <table:table-cell office:value-type="float" office:value="0.1698723" calcext:value-type="float">
            <text:p>0.1698723</text:p>
          </table:table-cell>
          <table:table-cell office:value-type="float" office:value="0.343457" calcext:value-type="float">
            <text:p>0.343457</text:p>
          </table:table-cell>
          <table:table-cell office:value-type="float" office:value="0.3525122" calcext:value-type="float">
            <text:p>0.3525122</text:p>
          </table:table-cell>
          <table:table-cell office:value-type="float" office:value="0" calcext:value-type="float">
            <text:p>0</text:p>
          </table:table-cell>
          <table:table-cell office:value-type="float" office:value="3342.438" calcext:value-type="float">
            <text:p>3342.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80771" calcext:value-type="float">
            <text:p>-0.19807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24.42203" calcext:value-type="float">
            <text:p>24.42203</text:p>
          </table:table-cell>
          <table:table-cell office:value-type="float" office:value="1093.232" calcext:value-type="float">
            <text:p>1093.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2845" calcext:value-type="float">
            <text:p>0.2032845</text:p>
          </table:table-cell>
          <table:table-cell office:value-type="float" office:value="14.18156" calcext:value-type="float">
            <text:p>14.18156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94115" calcext:value-type="float">
            <text:p>2.794115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598049" calcext:value-type="float">
            <text:p>-0.01598049</text:p>
          </table:table-cell>
          <table:table-cell office:value-type="float" office:value="-0.0598773" calcext:value-type="float">
            <text:p>-0.0598773</text:p>
          </table:table-cell>
          <table:table-cell office:value-type="float" office:value="0.001538129" calcext:value-type="float">
            <text:p>0.001538129</text:p>
          </table:table-cell>
          <table:table-cell office:value-type="float" office:value="0.000000008987804" calcext:value-type="float">
            <text:p>8.987804E-09</text:p>
          </table:table-cell>
          <table:table-cell office:value-type="float" office:value="17.08928" calcext:value-type="float">
            <text:p>17.08928</text:p>
          </table:table-cell>
          <table:table-cell office:value-type="float" office:value="1.972131" calcext:value-type="float">
            <text:p>1.972131</text:p>
          </table:table-cell>
          <table:table-cell office:value-type="float" office:value="1.739178" calcext:value-type="float">
            <text:p>1.739178</text:p>
          </table:table-cell>
          <table:table-cell office:value-type="float" office:value="0.1159722" calcext:value-type="float">
            <text:p>0.1159722</text:p>
          </table:table-cell>
          <table:table-cell office:value-type="float" office:value="0.04433539" calcext:value-type="float">
            <text:p>0.04433539</text:p>
          </table:table-cell>
          <table:table-cell office:value-type="float" office:value="0.04193626" calcext:value-type="float">
            <text:p>0.04193626</text:p>
          </table:table-cell>
          <table:table-cell office:value-type="float" office:value="0.0221792" calcext:value-type="float">
            <text:p>0.0221792</text:p>
          </table:table-cell>
          <table:table-cell office:value-type="float" office:value="0.01968828" calcext:value-type="float">
            <text:p>0.01968828</text:p>
          </table:table-cell>
          <table:table-cell office:value-type="float" office:value="0.03068302" calcext:value-type="float">
            <text:p>0.03068302</text:p>
          </table:table-cell>
          <table:table-cell office:value-type="float" office:value="0.02341671" calcext:value-type="float">
            <text:p>0.02341671</text:p>
          </table:table-cell>
          <table:table-cell office:value-type="float" office:value="0.01928452" calcext:value-type="float">
            <text:p>0.01928452</text:p>
          </table:table-cell>
          <table:table-cell office:value-type="float" office:value="0.01985547" calcext:value-type="float">
            <text:p>0.01985547</text:p>
          </table:table-cell>
          <table:table-cell office:value-type="float" office:value="0.02131457" calcext:value-type="float">
            <text:p>0.02131457</text:p>
          </table:table-cell>
          <table:table-cell office:value-type="float" office:value="0.005561803" calcext:value-type="float">
            <text:p>0.005561803</text:p>
          </table:table-cell>
          <table:table-cell office:value-type="float" office:value="0.006047573" calcext:value-type="float">
            <text:p>0.006047573</text:p>
          </table:table-cell>
          <table:table-cell office:value-type="float" office:value="0" calcext:value-type="float">
            <text:p>0</text:p>
          </table:table-cell>
          <table:table-cell office:value-type="float" office:value="6.618268" calcext:value-type="float">
            <text:p>6.618268</text:p>
          </table:table-cell>
          <table:table-cell office:value-type="float" office:value="9.731121" calcext:value-type="float">
            <text:p>9.731121</text:p>
          </table:table-cell>
          <table:table-cell office:value-type="float" office:value="16.49593" calcext:value-type="float">
            <text:p>16.49593</text:p>
          </table:table-cell>
          <table:table-cell office:value-type="float" office:value="24.47969" calcext:value-type="float">
            <text:p>24.47969</text:p>
          </table:table-cell>
          <table:table-cell office:value-type="float" office:value="29.54488" calcext:value-type="float">
            <text:p>29.54488</text:p>
          </table:table-cell>
          <table:table-cell office:value-type="float" office:value="21.4178" calcext:value-type="float">
            <text:p>21.4178</text:p>
          </table:table-cell>
          <table:table-cell office:value-type="float" office:value="17.84824" calcext:value-type="float">
            <text:p>17.84824</text:p>
          </table:table-cell>
          <table:table-cell office:value-type="float" office:value="9.389256" calcext:value-type="float">
            <text:p>9.389256</text:p>
          </table:table-cell>
          <table:table-cell office:value-type="float" office:value="3.059435" calcext:value-type="float">
            <text:p>3.059435</text:p>
          </table:table-cell>
          <table:table-cell office:value-type="float" office:value="0.8912226" calcext:value-type="float">
            <text:p>0.8912226</text:p>
          </table:table-cell>
          <table:table-cell office:value-type="float" office:value="0.2786818" calcext:value-type="float">
            <text:p>0.2786818</text:p>
          </table:table-cell>
          <table:table-cell office:value-type="float" office:value="0.1730023" calcext:value-type="float">
            <text:p>0.1730023</text:p>
          </table:table-cell>
          <table:table-cell office:value-type="float" office:value="0.3403209" calcext:value-type="float">
            <text:p>0.3403209</text:p>
          </table:table-cell>
          <table:table-cell office:value-type="float" office:value="0.3567132" calcext:value-type="float">
            <text:p>0.3567132</text:p>
          </table:table-cell>
          <table:table-cell office:value-type="float" office:value="0" calcext:value-type="float">
            <text:p>0</text:p>
          </table:table-cell>
          <table:table-cell office:value-type="float" office:value="2984.271" calcext:value-type="float">
            <text:p>2984.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8947" calcext:value-type="float">
            <text:p>-0.1989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24.31302" calcext:value-type="float">
            <text:p>24.31302</text:p>
          </table:table-cell>
          <table:table-cell office:value-type="float" office:value="1093.238" calcext:value-type="float">
            <text:p>1093.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9791" calcext:value-type="float">
            <text:p>0.1629791</text:p>
          </table:table-cell>
          <table:table-cell office:value-type="float" office:value="14.32021" calcext:value-type="float">
            <text:p>14.32021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94115" calcext:value-type="float">
            <text:p>2.794115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68035" calcext:value-type="float">
            <text:p>-0.0168035</text:p>
          </table:table-cell>
          <table:table-cell office:value-type="float" office:value="-0.0601279" calcext:value-type="float">
            <text:p>-0.0601279</text:p>
          </table:table-cell>
          <table:table-cell office:value-type="float" office:value="0.001544149" calcext:value-type="float">
            <text:p>0.001544149</text:p>
          </table:table-cell>
          <table:table-cell office:value-type="float" office:value="0.000000008987804" calcext:value-type="float">
            <text:p>8.987804E-09</text:p>
          </table:table-cell>
          <table:table-cell office:value-type="float" office:value="17.10943" calcext:value-type="float">
            <text:p>17.10943</text:p>
          </table:table-cell>
          <table:table-cell office:value-type="float" office:value="1.225941" calcext:value-type="float">
            <text:p>1.225941</text:p>
          </table:table-cell>
          <table:table-cell office:value-type="float" office:value="1.084761" calcext:value-type="float">
            <text:p>1.084761</text:p>
          </table:table-cell>
          <table:table-cell office:value-type="float" office:value="0.1018953" calcext:value-type="float">
            <text:p>0.1018953</text:p>
          </table:table-cell>
          <table:table-cell office:value-type="float" office:value="0.04231018" calcext:value-type="float">
            <text:p>0.04231018</text:p>
          </table:table-cell>
          <table:table-cell office:value-type="float" office:value="0.04089691" calcext:value-type="float">
            <text:p>0.04089691</text:p>
          </table:table-cell>
          <table:table-cell office:value-type="float" office:value="0.02191563" calcext:value-type="float">
            <text:p>0.02191563</text:p>
          </table:table-cell>
          <table:table-cell office:value-type="float" office:value="0.01963387" calcext:value-type="float">
            <text:p>0.01963387</text:p>
          </table:table-cell>
          <table:table-cell office:value-type="float" office:value="0.03065738" calcext:value-type="float">
            <text:p>0.03065738</text:p>
          </table:table-cell>
          <table:table-cell office:value-type="float" office:value="0.02349285" calcext:value-type="float">
            <text:p>0.02349285</text:p>
          </table:table-cell>
          <table:table-cell office:value-type="float" office:value="0.01928432" calcext:value-type="float">
            <text:p>0.01928432</text:p>
          </table:table-cell>
          <table:table-cell office:value-type="float" office:value="0.02001542" calcext:value-type="float">
            <text:p>0.02001542</text:p>
          </table:table-cell>
          <table:table-cell office:value-type="float" office:value="0.02141269" calcext:value-type="float">
            <text:p>0.02141269</text:p>
          </table:table-cell>
          <table:table-cell office:value-type="float" office:value="0.005561143" calcext:value-type="float">
            <text:p>0.005561143</text:p>
          </table:table-cell>
          <table:table-cell office:value-type="float" office:value="0.00605442" calcext:value-type="float">
            <text:p>0.00605442</text:p>
          </table:table-cell>
          <table:table-cell office:value-type="float" office:value="0" calcext:value-type="float">
            <text:p>0</text:p>
          </table:table-cell>
          <table:table-cell office:value-type="float" office:value="15.95676" calcext:value-type="float">
            <text:p>15.95676</text:p>
          </table:table-cell>
          <table:table-cell office:value-type="float" office:value="11.42195" calcext:value-type="float">
            <text:p>11.42195</text:p>
          </table:table-cell>
          <table:table-cell office:value-type="float" office:value="16.5672" calcext:value-type="float">
            <text:p>16.5672</text:p>
          </table:table-cell>
          <table:table-cell office:value-type="float" office:value="23.3142" calcext:value-type="float">
            <text:p>23.3142</text:p>
          </table:table-cell>
          <table:table-cell office:value-type="float" office:value="28.04645" calcext:value-type="float">
            <text:p>28.04645</text:p>
          </table:table-cell>
          <table:table-cell office:value-type="float" office:value="20.69373" calcext:value-type="float">
            <text:p>20.69373</text:p>
          </table:table-cell>
          <table:table-cell office:value-type="float" office:value="17.52079" calcext:value-type="float">
            <text:p>17.52079</text:p>
          </table:table-cell>
          <table:table-cell office:value-type="float" office:value="9.610843" calcext:value-type="float">
            <text:p>9.610843</text:p>
          </table:table-cell>
          <table:table-cell office:value-type="float" office:value="3.20953" calcext:value-type="float">
            <text:p>3.20953</text:p>
          </table:table-cell>
          <table:table-cell office:value-type="float" office:value="0.9378309" calcext:value-type="float">
            <text:p>0.9378309</text:p>
          </table:table-cell>
          <table:table-cell office:value-type="float" office:value="0.3413473" calcext:value-type="float">
            <text:p>0.3413473</text:p>
          </table:table-cell>
          <table:table-cell office:value-type="float" office:value="0.1783522" calcext:value-type="float">
            <text:p>0.1783522</text:p>
          </table:table-cell>
          <table:table-cell office:value-type="float" office:value="0.338014" calcext:value-type="float">
            <text:p>0.338014</text:p>
          </table:table-cell>
          <table:table-cell office:value-type="float" office:value="0.3607148" calcext:value-type="float">
            <text:p>0.3607148</text:p>
          </table:table-cell>
          <table:table-cell office:value-type="float" office:value="0" calcext:value-type="float">
            <text:p>0</text:p>
          </table:table-cell>
          <table:table-cell office:value-type="float" office:value="2629.745" calcext:value-type="float">
            <text:p>2629.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94116" calcext:value-type="float">
            <text:p>-0.19941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24.18799" calcext:value-type="float">
            <text:p>24.18799</text:p>
          </table:table-cell>
          <table:table-cell office:value-type="float" office:value="1093.245" calcext:value-type="float">
            <text:p>1093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4946" calcext:value-type="float">
            <text:p>0.1394946</text:p>
          </table:table-cell>
          <table:table-cell office:value-type="float" office:value="14.45692" calcext:value-type="float">
            <text:p>14.45692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94115" calcext:value-type="float">
            <text:p>2.794115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712103" calcext:value-type="float">
            <text:p>-0.01712103</text:p>
          </table:table-cell>
          <table:table-cell office:value-type="float" office:value="-0.06030418" calcext:value-type="float">
            <text:p>-0.06030418</text:p>
          </table:table-cell>
          <table:table-cell office:value-type="float" office:value="0.001551002" calcext:value-type="float">
            <text:p>0.001551002</text:p>
          </table:table-cell>
          <table:table-cell office:value-type="float" office:value="0.000000009156179" calcext:value-type="float">
            <text:p>9.156179E-09</text:p>
          </table:table-cell>
          <table:table-cell office:value-type="float" office:value="17.13124" calcext:value-type="float">
            <text:p>17.13124</text:p>
          </table:table-cell>
          <table:table-cell office:value-type="float" office:value="0.8000411" calcext:value-type="float">
            <text:p>0.8000411</text:p>
          </table:table-cell>
          <table:table-cell office:value-type="float" office:value="0.7173293" calcext:value-type="float">
            <text:p>0.7173293</text:p>
          </table:table-cell>
          <table:table-cell office:value-type="float" office:value="0.1022662" calcext:value-type="float">
            <text:p>0.1022662</text:p>
          </table:table-cell>
          <table:table-cell office:value-type="float" office:value="0.04089525" calcext:value-type="float">
            <text:p>0.04089525</text:p>
          </table:table-cell>
          <table:table-cell office:value-type="float" office:value="0.0397974" calcext:value-type="float">
            <text:p>0.0397974</text:p>
          </table:table-cell>
          <table:table-cell office:value-type="float" office:value="0.02155148" calcext:value-type="float">
            <text:p>0.02155148</text:p>
          </table:table-cell>
          <table:table-cell office:value-type="float" office:value="0.01942646" calcext:value-type="float">
            <text:p>0.01942646</text:p>
          </table:table-cell>
          <table:table-cell office:value-type="float" office:value="0.03056481" calcext:value-type="float">
            <text:p>0.03056481</text:p>
          </table:table-cell>
          <table:table-cell office:value-type="float" office:value="0.02353209" calcext:value-type="float">
            <text:p>0.02353209</text:p>
          </table:table-cell>
          <table:table-cell office:value-type="float" office:value="0.01930317" calcext:value-type="float">
            <text:p>0.01930317</text:p>
          </table:table-cell>
          <table:table-cell office:value-type="float" office:value="0.02001829" calcext:value-type="float">
            <text:p>0.02001829</text:p>
          </table:table-cell>
          <table:table-cell office:value-type="float" office:value="0.02152879" calcext:value-type="float">
            <text:p>0.02152879</text:p>
          </table:table-cell>
          <table:table-cell office:value-type="float" office:value="0.005593984" calcext:value-type="float">
            <text:p>0.005593984</text:p>
          </table:table-cell>
          <table:table-cell office:value-type="float" office:value="0.006057561" calcext:value-type="float">
            <text:p>0.006057561</text:p>
          </table:table-cell>
          <table:table-cell office:value-type="float" office:value="0" calcext:value-type="float">
            <text:p>0</text:p>
          </table:table-cell>
          <table:table-cell office:value-type="float" office:value="28.99126" calcext:value-type="float">
            <text:p>28.99126</text:p>
          </table:table-cell>
          <table:table-cell office:value-type="float" office:value="13.40915" calcext:value-type="float">
            <text:p>13.40915</text:p>
          </table:table-cell>
          <table:table-cell office:value-type="float" office:value="16.90599" calcext:value-type="float">
            <text:p>16.90599</text:p>
          </table:table-cell>
          <table:table-cell office:value-type="float" office:value="22.52222" calcext:value-type="float">
            <text:p>22.52222</text:p>
          </table:table-cell>
          <table:table-cell office:value-type="float" office:value="27.05845" calcext:value-type="float">
            <text:p>27.05845</text:p>
          </table:table-cell>
          <table:table-cell office:value-type="float" office:value="20.04326" calcext:value-type="float">
            <text:p>20.04326</text:p>
          </table:table-cell>
          <table:table-cell office:value-type="float" office:value="17.04862" calcext:value-type="float">
            <text:p>17.04862</text:p>
          </table:table-cell>
          <table:table-cell office:value-type="float" office:value="9.682155" calcext:value-type="float">
            <text:p>9.682155</text:p>
          </table:table-cell>
          <table:table-cell office:value-type="float" office:value="3.304467" calcext:value-type="float">
            <text:p>3.304467</text:p>
          </table:table-cell>
          <table:table-cell office:value-type="float" office:value="0.9783087" calcext:value-type="float">
            <text:p>0.9783087</text:p>
          </table:table-cell>
          <table:table-cell office:value-type="float" office:value="0.371022" calcext:value-type="float">
            <text:p>0.371022</text:p>
          </table:table-cell>
          <table:table-cell office:value-type="float" office:value="0.1877027" calcext:value-type="float">
            <text:p>0.1877027</text:p>
          </table:table-cell>
          <table:table-cell office:value-type="float" office:value="0.3379159" calcext:value-type="float">
            <text:p>0.3379159</text:p>
          </table:table-cell>
          <table:table-cell office:value-type="float" office:value="0.3625959" calcext:value-type="float">
            <text:p>0.3625959</text:p>
          </table:table-cell>
          <table:table-cell office:value-type="float" office:value="0" calcext:value-type="float">
            <text:p>0</text:p>
          </table:table-cell>
          <table:table-cell office:value-type="float" office:value="2372.815" calcext:value-type="float">
            <text:p>2372.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95656" calcext:value-type="float">
            <text:p>-0.19956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24.04303" calcext:value-type="float">
            <text:p>24.04303</text:p>
          </table:table-cell>
          <table:table-cell office:value-type="float" office:value="1093.251" calcext:value-type="float">
            <text:p>1093.251</text:p>
          </table:table-cell>
          <table:table-cell office:value-type="float" office:value="0" calcext:value-type="float">
            <text:p>0</text:p>
          </table:table-cell>
          <table:table-cell office:value-type="float" office:value="-0.00005677121" calcext:value-type="float">
            <text:p>-5.677121E-05</text:p>
          </table:table-cell>
          <table:table-cell office:value-type="float" office:value="0.1252734" calcext:value-type="float">
            <text:p>0.1252734</text:p>
          </table:table-cell>
          <table:table-cell office:value-type="float" office:value="14.60418" calcext:value-type="float">
            <text:p>14.60418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02794178" calcext:value-type="float">
            <text:p>2.794178E-0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-0.01711991" calcext:value-type="float">
            <text:p>-0.01711991</text:p>
          </table:table-cell>
          <table:table-cell office:value-type="float" office:value="-0.06049807" calcext:value-type="float">
            <text:p>-0.06049807</text:p>
          </table:table-cell>
          <table:table-cell office:value-type="float" office:value="0.001558798" calcext:value-type="float">
            <text:p>0.001558798</text:p>
          </table:table-cell>
          <table:table-cell office:value-type="float" office:value="0.000000009224363" calcext:value-type="float">
            <text:p>9.224363E-09</text:p>
          </table:table-cell>
          <table:table-cell office:value-type="float" office:value="17.15084" calcext:value-type="float">
            <text:p>17.15084</text:p>
          </table:table-cell>
          <table:table-cell office:value-type="float" office:value="0.564037" calcext:value-type="float">
            <text:p>0.564037</text:p>
          </table:table-cell>
          <table:table-cell office:value-type="float" office:value="0.4962251" calcext:value-type="float">
            <text:p>0.4962251</text:p>
          </table:table-cell>
          <table:table-cell office:value-type="float" office:value="0.1066984" calcext:value-type="float">
            <text:p>0.1066984</text:p>
          </table:table-cell>
          <table:table-cell office:value-type="float" office:value="0.03984232" calcext:value-type="float">
            <text:p>0.03984232</text:p>
          </table:table-cell>
          <table:table-cell office:value-type="float" office:value="0.03892659" calcext:value-type="float">
            <text:p>0.03892659</text:p>
          </table:table-cell>
          <table:table-cell office:value-type="float" office:value="0.02113548" calcext:value-type="float">
            <text:p>0.02113548</text:p>
          </table:table-cell>
          <table:table-cell office:value-type="float" office:value="0.01910688" calcext:value-type="float">
            <text:p>0.01910688</text:p>
          </table:table-cell>
          <table:table-cell office:value-type="float" office:value="0.03041326" calcext:value-type="float">
            <text:p>0.03041326</text:p>
          </table:table-cell>
          <table:table-cell office:value-type="float" office:value="0.02353583" calcext:value-type="float">
            <text:p>0.02353583</text:p>
          </table:table-cell>
          <table:table-cell office:value-type="float" office:value="0.01931925" calcext:value-type="float">
            <text:p>0.01931925</text:p>
          </table:table-cell>
          <table:table-cell office:value-type="float" office:value="0.01994419" calcext:value-type="float">
            <text:p>0.01994419</text:p>
          </table:table-cell>
          <table:table-cell office:value-type="float" office:value="0.02162527" calcext:value-type="float">
            <text:p>0.02162527</text:p>
          </table:table-cell>
          <table:table-cell office:value-type="float" office:value="0.005679043" calcext:value-type="float">
            <text:p>0.005679043</text:p>
          </table:table-cell>
          <table:table-cell office:value-type="float" office:value="0.00605667" calcext:value-type="float">
            <text:p>0.00605667</text:p>
          </table:table-cell>
          <table:table-cell office:value-type="float" office:value="0" calcext:value-type="float">
            <text:p>0</text:p>
          </table:table-cell>
          <table:table-cell office:value-type="float" office:value="35.80998" calcext:value-type="float">
            <text:p>35.80998</text:p>
          </table:table-cell>
          <table:table-cell office:value-type="float" office:value="16.4304" calcext:value-type="float">
            <text:p>16.4304</text:p>
          </table:table-cell>
          <table:table-cell office:value-type="float" office:value="17.82012" calcext:value-type="float">
            <text:p>17.82012</text:p>
          </table:table-cell>
          <table:table-cell office:value-type="float" office:value="22.27553" calcext:value-type="float">
            <text:p>22.27553</text:p>
          </table:table-cell>
          <table:table-cell office:value-type="float" office:value="26.62424" calcext:value-type="float">
            <text:p>26.62424</text:p>
          </table:table-cell>
          <table:table-cell office:value-type="float" office:value="19.51186" calcext:value-type="float">
            <text:p>19.51186</text:p>
          </table:table-cell>
          <table:table-cell office:value-type="float" office:value="16.62272" calcext:value-type="float">
            <text:p>16.62272</text:p>
          </table:table-cell>
          <table:table-cell office:value-type="float" office:value="9.666558" calcext:value-type="float">
            <text:p>9.666558</text:p>
          </table:table-cell>
          <table:table-cell office:value-type="float" office:value="3.354422" calcext:value-type="float">
            <text:p>3.354422</text:p>
          </table:table-cell>
          <table:table-cell office:value-type="float" office:value="1.011707" calcext:value-type="float">
            <text:p>1.011707</text:p>
          </table:table-cell>
          <table:table-cell office:value-type="float" office:value="0.3855718" calcext:value-type="float">
            <text:p>0.3855718</text:p>
          </table:table-cell>
          <table:table-cell office:value-type="float" office:value="0.1983912" calcext:value-type="float">
            <text:p>0.1983912</text:p>
          </table:table-cell>
          <table:table-cell office:value-type="float" office:value="0.3408642" calcext:value-type="float">
            <text:p>0.3408642</text:p>
          </table:table-cell>
          <table:table-cell office:value-type="float" office:value="0.3626013" calcext:value-type="float">
            <text:p>0.3626013</text:p>
          </table:table-cell>
          <table:table-cell office:value-type="float" office:value="0" calcext:value-type="float">
            <text:p>0</text:p>
          </table:table-cell>
          <table:table-cell office:value-type="float" office:value="2206.65" calcext:value-type="float">
            <text:p>2206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96945" calcext:value-type="float">
            <text:p>-0.19969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23.89252" calcext:value-type="float">
            <text:p>23.89252</text:p>
          </table:table-cell>
          <table:table-cell office:value-type="float" office:value="1093.256" calcext:value-type="float">
            <text:p>1093.256</text:p>
          </table:table-cell>
          <table:table-cell office:value-type="float" office:value="0" calcext:value-type="float">
            <text:p>0</text:p>
          </table:table-cell>
          <table:table-cell office:value-type="float" office:value="-0.0001776922" calcext:value-type="float">
            <text:p>-0.0001776922</text:p>
          </table:table-cell>
          <table:table-cell office:value-type="float" office:value="0.1179375" calcext:value-type="float">
            <text:p>0.1179375</text:p>
          </table:table-cell>
          <table:table-cell office:value-type="float" office:value="14.6151" calcext:value-type="float">
            <text:p>14.6151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04384343" calcext:value-type="float">
            <text:p>0.0004384343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0.1187556" calcext:value-type="float">
            <text:p>0.1187556</text:p>
          </table:table-cell>
          <table:table-cell office:value-type="float" office:value="-0.06069215" calcext:value-type="float">
            <text:p>-0.06069215</text:p>
          </table:table-cell>
          <table:table-cell office:value-type="float" office:value="0.001571311" calcext:value-type="float">
            <text:p>0.001571311</text:p>
          </table:table-cell>
          <table:table-cell office:value-type="float" office:value="0.000000009224363" calcext:value-type="float">
            <text:p>9.224363E-09</text:p>
          </table:table-cell>
          <table:table-cell office:value-type="float" office:value="17.16117" calcext:value-type="float">
            <text:p>17.16117</text:p>
          </table:table-cell>
          <table:table-cell office:value-type="float" office:value="0.4313332" calcext:value-type="float">
            <text:p>0.4313332</text:p>
          </table:table-cell>
          <table:table-cell office:value-type="float" office:value="0.3533193" calcext:value-type="float">
            <text:p>0.3533193</text:p>
          </table:table-cell>
          <table:table-cell office:value-type="float" office:value="0.1104187" calcext:value-type="float">
            <text:p>0.1104187</text:p>
          </table:table-cell>
          <table:table-cell office:value-type="float" office:value="0.03870532" calcext:value-type="float">
            <text:p>0.03870532</text:p>
          </table:table-cell>
          <table:table-cell office:value-type="float" office:value="0.03794228" calcext:value-type="float">
            <text:p>0.03794228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01865689" calcext:value-type="float">
            <text:p>0.01865689</text:p>
          </table:table-cell>
          <table:table-cell office:value-type="float" office:value="0.030207" calcext:value-type="float">
            <text:p>0.030207</text:p>
          </table:table-cell>
          <table:table-cell office:value-type="float" office:value="0.02349155" calcext:value-type="float">
            <text:p>0.02349155</text:p>
          </table:table-cell>
          <table:table-cell office:value-type="float" office:value="0.01930858" calcext:value-type="float">
            <text:p>0.01930858</text:p>
          </table:table-cell>
          <table:table-cell office:value-type="float" office:value="0.01984469" calcext:value-type="float">
            <text:p>0.01984469</text:p>
          </table:table-cell>
          <table:table-cell office:value-type="float" office:value="0.02165585" calcext:value-type="float">
            <text:p>0.02165585</text:p>
          </table:table-cell>
          <table:table-cell office:value-type="float" office:value="0.005822706" calcext:value-type="float">
            <text:p>0.005822706</text:p>
          </table:table-cell>
          <table:table-cell office:value-type="float" office:value="0.00605577" calcext:value-type="float">
            <text:p>0.00605577</text:p>
          </table:table-cell>
          <table:table-cell office:value-type="float" office:value="0" calcext:value-type="float">
            <text:p>0</text:p>
          </table:table-cell>
          <table:table-cell office:value-type="float" office:value="43.11771" calcext:value-type="float">
            <text:p>43.11771</text:p>
          </table:table-cell>
          <table:table-cell office:value-type="float" office:value="18.46089" calcext:value-type="float">
            <text:p>18.46089</text:p>
          </table:table-cell>
          <table:table-cell office:value-type="float" office:value="18.29737" calcext:value-type="float">
            <text:p>18.29737</text:p>
          </table:table-cell>
          <table:table-cell office:value-type="float" office:value="21.75826" calcext:value-type="float">
            <text:p>21.75826</text:p>
          </table:table-cell>
          <table:table-cell office:value-type="float" office:value="25.95688" calcext:value-type="float">
            <text:p>25.95688</text:p>
          </table:table-cell>
          <table:table-cell office:value-type="float" office:value="18.89993" calcext:value-type="float">
            <text:p>18.89993</text:p>
          </table:table-cell>
          <table:table-cell office:value-type="float" office:value="16.18778" calcext:value-type="float">
            <text:p>16.18778</text:p>
          </table:table-cell>
          <table:table-cell office:value-type="float" office:value="9.600994" calcext:value-type="float">
            <text:p>9.600994</text:p>
          </table:table-cell>
          <table:table-cell office:value-type="float" office:value="3.366393" calcext:value-type="float">
            <text:p>3.366393</text:p>
          </table:table-cell>
          <table:table-cell office:value-type="float" office:value="1.032472" calcext:value-type="float">
            <text:p>1.032472</text:p>
          </table:table-cell>
          <table:table-cell office:value-type="float" office:value="0.3947978" calcext:value-type="float">
            <text:p>0.3947978</text:p>
          </table:table-cell>
          <table:table-cell office:value-type="float" office:value="0.2062463" calcext:value-type="float">
            <text:p>0.2062463</text:p>
          </table:table-cell>
          <table:table-cell office:value-type="float" office:value="0.3461058" calcext:value-type="float">
            <text:p>0.3461058</text:p>
          </table:table-cell>
          <table:table-cell office:value-type="float" office:value="0.3626049" calcext:value-type="float">
            <text:p>0.3626049</text:p>
          </table:table-cell>
          <table:table-cell office:value-type="float" office:value="0" calcext:value-type="float">
            <text:p>0</text:p>
          </table:table-cell>
          <table:table-cell office:value-type="float" office:value="2271.675" calcext:value-type="float">
            <text:p>2271.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98003" calcext:value-type="float">
            <text:p>-0.19980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23.75558" calcext:value-type="float">
            <text:p>23.75558</text:p>
          </table:table-cell>
          <table:table-cell office:value-type="float" office:value="1093.254" calcext:value-type="float">
            <text:p>1093.254</text:p>
          </table:table-cell>
          <table:table-cell office:value-type="float" office:value="0" calcext:value-type="float">
            <text:p>0</text:p>
          </table:table-cell>
          <table:table-cell office:value-type="float" office:value="-0.0003081612" calcext:value-type="float">
            <text:p>-0.0003081612</text:p>
          </table:table-cell>
          <table:table-cell office:value-type="float" office:value="0.1330678" calcext:value-type="float">
            <text:p>0.1330678</text:p>
          </table:table-cell>
          <table:table-cell office:value-type="float" office:value="14.34403" calcext:value-type="float">
            <text:p>14.34403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1152691" calcext:value-type="float">
            <text:p>0.001152691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0.507628" calcext:value-type="float">
            <text:p>0.507628</text:p>
          </table:table-cell>
          <table:table-cell office:value-type="float" office:value="-0.06077861" calcext:value-type="float">
            <text:p>-0.06077861</text:p>
          </table:table-cell>
          <table:table-cell office:value-type="float" office:value="0.001587454" calcext:value-type="float">
            <text:p>0.001587454</text:p>
          </table:table-cell>
          <table:table-cell office:value-type="float" office:value="0.000000009224363" calcext:value-type="float">
            <text:p>9.224363E-09</text:p>
          </table:table-cell>
          <table:table-cell office:value-type="float" office:value="17.10378" calcext:value-type="float">
            <text:p>17.10378</text:p>
          </table:table-cell>
          <table:table-cell office:value-type="float" office:value="2.158147" calcext:value-type="float">
            <text:p>2.158147</text:p>
          </table:table-cell>
          <table:table-cell office:value-type="float" office:value="0.2657231" calcext:value-type="float">
            <text:p>0.2657231</text:p>
          </table:table-cell>
          <table:table-cell office:value-type="float" office:value="0.1085153" calcext:value-type="float">
            <text:p>0.1085153</text:p>
          </table:table-cell>
          <table:table-cell office:value-type="float" office:value="0.03731778" calcext:value-type="float">
            <text:p>0.03731778</text:p>
          </table:table-cell>
          <table:table-cell office:value-type="float" office:value="0.03651803" calcext:value-type="float">
            <text:p>0.03651803</text:p>
          </table:table-cell>
          <table:table-cell office:value-type="float" office:value="0.0199766" calcext:value-type="float">
            <text:p>0.0199766</text:p>
          </table:table-cell>
          <table:table-cell office:value-type="float" office:value="0.0180106" calcext:value-type="float">
            <text:p>0.0180106</text:p>
          </table:table-cell>
          <table:table-cell office:value-type="float" office:value="0.02990032" calcext:value-type="float">
            <text:p>0.02990032</text:p>
          </table:table-cell>
          <table:table-cell office:value-type="float" office:value="0.02333549" calcext:value-type="float">
            <text:p>0.02333549</text:p>
          </table:table-cell>
          <table:table-cell office:value-type="float" office:value="0.01923008" calcext:value-type="float">
            <text:p>0.01923008</text:p>
          </table:table-cell>
          <table:table-cell office:value-type="float" office:value="0.01973841" calcext:value-type="float">
            <text:p>0.01973841</text:p>
          </table:table-cell>
          <table:table-cell office:value-type="float" office:value="0.02165941" calcext:value-type="float">
            <text:p>0.02165941</text:p>
          </table:table-cell>
          <table:table-cell office:value-type="float" office:value="0.005912005" calcext:value-type="float">
            <text:p>0.005912005</text:p>
          </table:table-cell>
          <table:table-cell office:value-type="float" office:value="0.006054852" calcext:value-type="float">
            <text:p>0.006054852</text:p>
          </table:table-cell>
          <table:table-cell office:value-type="float" office:value="0" calcext:value-type="float">
            <text:p>0</text:p>
          </table:table-cell>
          <table:table-cell office:value-type="float" office:value="38.46198" calcext:value-type="float">
            <text:p>38.46198</text:p>
          </table:table-cell>
          <table:table-cell office:value-type="float" office:value="20.64735" calcext:value-type="float">
            <text:p>20.64735</text:p>
          </table:table-cell>
          <table:table-cell office:value-type="float" office:value="18.70061" calcext:value-type="float">
            <text:p>18.70061</text:p>
          </table:table-cell>
          <table:table-cell office:value-type="float" office:value="21.35905" calcext:value-type="float">
            <text:p>21.35905</text:p>
          </table:table-cell>
          <table:table-cell office:value-type="float" office:value="25.47082" calcext:value-type="float">
            <text:p>25.47082</text:p>
          </table:table-cell>
          <table:table-cell office:value-type="float" office:value="17.96598" calcext:value-type="float">
            <text:p>17.96598</text:p>
          </table:table-cell>
          <table:table-cell office:value-type="float" office:value="15.36469" calcext:value-type="float">
            <text:p>15.36469</text:p>
          </table:table-cell>
          <table:table-cell office:value-type="float" office:value="9.435824" calcext:value-type="float">
            <text:p>9.435824</text:p>
          </table:table-cell>
          <table:table-cell office:value-type="float" office:value="3.306312" calcext:value-type="float">
            <text:p>3.306312</text:p>
          </table:table-cell>
          <table:table-cell office:value-type="float" office:value="1.026143" calcext:value-type="float">
            <text:p>1.026143</text:p>
          </table:table-cell>
          <table:table-cell office:value-type="float" office:value="0.3963937" calcext:value-type="float">
            <text:p>0.3963937</text:p>
          </table:table-cell>
          <table:table-cell office:value-type="float" office:value="0.2083843" calcext:value-type="float">
            <text:p>0.2083843</text:p>
          </table:table-cell>
          <table:table-cell office:value-type="float" office:value="0.3488323" calcext:value-type="float">
            <text:p>0.3488323</text:p>
          </table:table-cell>
          <table:table-cell office:value-type="float" office:value="0.3626078" calcext:value-type="float">
            <text:p>0.3626078</text:p>
          </table:table-cell>
          <table:table-cell office:value-type="float" office:value="0" calcext:value-type="float">
            <text:p>0</text:p>
          </table:table-cell>
          <table:table-cell office:value-type="float" office:value="2480.425" calcext:value-type="float">
            <text:p>2480.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98309" calcext:value-type="float">
            <text:p>-0.19983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23.56836" calcext:value-type="float">
            <text:p>23.56836</text:p>
          </table:table-cell>
          <table:table-cell office:value-type="float" office:value="1093.253" calcext:value-type="float">
            <text:p>1093.253</text:p>
          </table:table-cell>
          <table:table-cell office:value-type="float" office:value="8.97" calcext:value-type="float">
            <text:p>8.97</text:p>
          </table:table-cell>
          <table:table-cell office:value-type="float" office:value="-0.000473481" calcext:value-type="float">
            <text:p>-0.000473481</text:p>
          </table:table-cell>
          <table:table-cell office:value-type="float" office:value="3.123718" calcext:value-type="float">
            <text:p>3.123718</text:p>
          </table:table-cell>
          <table:table-cell office:value-type="float" office:value="17.29116" calcext:value-type="float">
            <text:p>17.29116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131827" calcext:value-type="float">
            <text:p>0.00131827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0.658425" calcext:value-type="float">
            <text:p>0.658425</text:p>
          </table:table-cell>
          <table:table-cell office:value-type="float" office:value="-0.06104915" calcext:value-type="float">
            <text:p>-0.06104915</text:p>
          </table:table-cell>
          <table:table-cell office:value-type="float" office:value="0.001559053" calcext:value-type="float">
            <text:p>0.001559053</text:p>
          </table:table-cell>
          <table:table-cell office:value-type="float" office:value="0.000000009224363" calcext:value-type="float">
            <text:p>9.224363E-09</text:p>
          </table:table-cell>
          <table:table-cell office:value-type="float" office:value="17.00245" calcext:value-type="float">
            <text:p>17.00245</text:p>
          </table:table-cell>
          <table:table-cell office:value-type="float" office:value="6.193916" calcext:value-type="float">
            <text:p>6.193916</text:p>
          </table:table-cell>
          <table:table-cell office:value-type="float" office:value="73.20852" calcext:value-type="float">
            <text:p>73.20852</text:p>
          </table:table-cell>
          <table:table-cell office:value-type="float" office:value="0.1230303" calcext:value-type="float">
            <text:p>0.1230303</text:p>
          </table:table-cell>
          <table:table-cell office:value-type="float" office:value="0.0366473" calcext:value-type="float">
            <text:p>0.0366473</text:p>
          </table:table-cell>
          <table:table-cell office:value-type="float" office:value="0.03574409" calcext:value-type="float">
            <text:p>0.03574409</text:p>
          </table:table-cell>
          <table:table-cell office:value-type="float" office:value="0.01941909" calcext:value-type="float">
            <text:p>0.01941909</text:p>
          </table:table-cell>
          <table:table-cell office:value-type="float" office:value="0.01628769" calcext:value-type="float">
            <text:p>0.01628769</text:p>
          </table:table-cell>
          <table:table-cell office:value-type="float" office:value="0.02897601" calcext:value-type="float">
            <text:p>0.02897601</text:p>
          </table:table-cell>
          <table:table-cell office:value-type="float" office:value="0.02302008" calcext:value-type="float">
            <text:p>0.02302008</text:p>
          </table:table-cell>
          <table:table-cell office:value-type="float" office:value="0.01913214" calcext:value-type="float">
            <text:p>0.01913214</text:p>
          </table:table-cell>
          <table:table-cell office:value-type="float" office:value="0.01964298" calcext:value-type="float">
            <text:p>0.01964298</text:p>
          </table:table-cell>
          <table:table-cell office:value-type="float" office:value="0.02168234" calcext:value-type="float">
            <text:p>0.02168234</text:p>
          </table:table-cell>
          <table:table-cell office:value-type="float" office:value="0.005955738" calcext:value-type="float">
            <text:p>0.005955738</text:p>
          </table:table-cell>
          <table:table-cell office:value-type="float" office:value="0.006053928" calcext:value-type="float">
            <text:p>0.006053928</text:p>
          </table:table-cell>
          <table:table-cell office:value-type="float" office:value="0" calcext:value-type="float">
            <text:p>0</text:p>
          </table:table-cell>
          <table:table-cell office:value-type="float" office:value="31.93667" calcext:value-type="float">
            <text:p>31.93667</text:p>
          </table:table-cell>
          <table:table-cell office:value-type="float" office:value="96.9023" calcext:value-type="float">
            <text:p>96.9023</text:p>
          </table:table-cell>
          <table:table-cell office:value-type="float" office:value="19.73628" calcext:value-type="float">
            <text:p>19.73628</text:p>
          </table:table-cell>
          <table:table-cell office:value-type="float" office:value="21.56549" calcext:value-type="float">
            <text:p>21.56549</text:p>
          </table:table-cell>
          <table:table-cell office:value-type="float" office:value="25.53017" calcext:value-type="float">
            <text:p>25.53017</text:p>
          </table:table-cell>
          <table:table-cell office:value-type="float" office:value="17.75601" calcext:value-type="float">
            <text:p>17.75601</text:p>
          </table:table-cell>
          <table:table-cell office:value-type="float" office:value="14.9807" calcext:value-type="float">
            <text:p>14.9807</text:p>
          </table:table-cell>
          <table:table-cell office:value-type="float" office:value="9.334046" calcext:value-type="float">
            <text:p>9.334046</text:p>
          </table:table-cell>
          <table:table-cell office:value-type="float" office:value="3.257294" calcext:value-type="float">
            <text:p>3.257294</text:p>
          </table:table-cell>
          <table:table-cell office:value-type="float" office:value="1.014519" calcext:value-type="float">
            <text:p>1.014519</text:p>
          </table:table-cell>
          <table:table-cell office:value-type="float" office:value="0.3945347" calcext:value-type="float">
            <text:p>0.3945347</text:p>
          </table:table-cell>
          <table:table-cell office:value-type="float" office:value="0.209204" calcext:value-type="float">
            <text:p>0.209204</text:p>
          </table:table-cell>
          <table:table-cell office:value-type="float" office:value="0.3494996" calcext:value-type="float">
            <text:p>0.3494996</text:p>
          </table:table-cell>
          <table:table-cell office:value-type="float" office:value="0.3626108" calcext:value-type="float">
            <text:p>0.3626108</text:p>
          </table:table-cell>
          <table:table-cell office:value-type="float" office:value="0" calcext:value-type="float">
            <text:p>0</text:p>
          </table:table-cell>
          <table:table-cell office:value-type="float" office:value="2868.625" calcext:value-type="float">
            <text:p>2868.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999301" calcext:value-type="float">
            <text:p>-0.19993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23.33905" calcext:value-type="float">
            <text:p>23.33905</text:p>
          </table:table-cell>
          <table:table-cell office:value-type="float" office:value="1093.251" calcext:value-type="float">
            <text:p>1093.251</text:p>
          </table:table-cell>
          <table:table-cell office:value-type="float" office:value="8.97" calcext:value-type="float">
            <text:p>8.97</text:p>
          </table:table-cell>
          <table:table-cell office:value-type="float" office:value="-0.0006807967" calcext:value-type="float">
            <text:p>-0.0006807967</text:p>
          </table:table-cell>
          <table:table-cell office:value-type="float" office:value="3.201328" calcext:value-type="float">
            <text:p>3.201328</text:p>
          </table:table-cell>
          <table:table-cell office:value-type="float" office:value="17.43226" calcext:value-type="float">
            <text:p>17.43226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1407612" calcext:value-type="float">
            <text:p>0.001407612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0.7370196" calcext:value-type="float">
            <text:p>0.7370196</text:p>
          </table:table-cell>
          <table:table-cell office:value-type="float" office:value="-0.06140567" calcext:value-type="float">
            <text:p>-0.06140567</text:p>
          </table:table-cell>
          <table:table-cell office:value-type="float" office:value="0.001488224" calcext:value-type="float">
            <text:p>0.001488224</text:p>
          </table:table-cell>
          <table:table-cell office:value-type="float" office:value="0.000000009224363" calcext:value-type="float">
            <text:p>9.224363E-09</text:p>
          </table:table-cell>
          <table:table-cell office:value-type="float" office:value="16.88534" calcext:value-type="float">
            <text:p>16.88534</text:p>
          </table:table-cell>
          <table:table-cell office:value-type="float" office:value="10.74743" calcext:value-type="float">
            <text:p>10.74743</text:p>
          </table:table-cell>
          <table:table-cell office:value-type="float" office:value="73.81881" calcext:value-type="float">
            <text:p>73.81881</text:p>
          </table:table-cell>
          <table:table-cell office:value-type="float" office:value="0.1481586" calcext:value-type="float">
            <text:p>0.1481586</text:p>
          </table:table-cell>
          <table:table-cell office:value-type="float" office:value="0.03702679" calcext:value-type="float">
            <text:p>0.03702679</text:p>
          </table:table-cell>
          <table:table-cell office:value-type="float" office:value="0.03532968" calcext:value-type="float">
            <text:p>0.03532968</text:p>
          </table:table-cell>
          <table:table-cell office:value-type="float" office:value="0.01888121" calcext:value-type="float">
            <text:p>0.01888121</text:p>
          </table:table-cell>
          <table:table-cell office:value-type="float" office:value="0.01549249" calcext:value-type="float">
            <text:p>0.01549249</text:p>
          </table:table-cell>
          <table:table-cell office:value-type="float" office:value="0.02854432" calcext:value-type="float">
            <text:p>0.02854432</text:p>
          </table:table-cell>
          <table:table-cell office:value-type="float" office:value="0.02280249" calcext:value-type="float">
            <text:p>0.02280249</text:p>
          </table:table-cell>
          <table:table-cell office:value-type="float" office:value="0.01904334" calcext:value-type="float">
            <text:p>0.01904334</text:p>
          </table:table-cell>
          <table:table-cell office:value-type="float" office:value="0.01955708" calcext:value-type="float">
            <text:p>0.01955708</text:p>
          </table:table-cell>
          <table:table-cell office:value-type="float" office:value="0.02171491" calcext:value-type="float">
            <text:p>0.02171491</text:p>
          </table:table-cell>
          <table:table-cell office:value-type="float" office:value="0.005979198" calcext:value-type="float">
            <text:p>0.005979198</text:p>
          </table:table-cell>
          <table:table-cell office:value-type="float" office:value="0.006052998" calcext:value-type="float">
            <text:p>0.006052998</text:p>
          </table:table-cell>
          <table:table-cell office:value-type="float" office:value="0" calcext:value-type="float">
            <text:p>0</text:p>
          </table:table-cell>
          <table:table-cell office:value-type="float" office:value="26.94382" calcext:value-type="float">
            <text:p>26.94382</text:p>
          </table:table-cell>
          <table:table-cell office:value-type="float" office:value="101.0464" calcext:value-type="float">
            <text:p>101.0464</text:p>
          </table:table-cell>
          <table:table-cell office:value-type="float" office:value="21.06519" calcext:value-type="float">
            <text:p>21.06519</text:p>
          </table:table-cell>
          <table:table-cell office:value-type="float" office:value="21.83686" calcext:value-type="float">
            <text:p>21.83686</text:p>
          </table:table-cell>
          <table:table-cell office:value-type="float" office:value="25.64988" calcext:value-type="float">
            <text:p>25.64988</text:p>
          </table:table-cell>
          <table:table-cell office:value-type="float" office:value="17.71237" calcext:value-type="float">
            <text:p>17.71237</text:p>
          </table:table-cell>
          <table:table-cell office:value-type="float" office:value="14.8163" calcext:value-type="float">
            <text:p>14.8163</text:p>
          </table:table-cell>
          <table:table-cell office:value-type="float" office:value="9.284045" calcext:value-type="float">
            <text:p>9.284045</text:p>
          </table:table-cell>
          <table:table-cell office:value-type="float" office:value="3.224116" calcext:value-type="float">
            <text:p>3.224116</text:p>
          </table:table-cell>
          <table:table-cell office:value-type="float" office:value="1.004393" calcext:value-type="float">
            <text:p>1.004393</text:p>
          </table:table-cell>
          <table:table-cell office:value-type="float" office:value="0.3920146" calcext:value-type="float">
            <text:p>0.3920146</text:p>
          </table:table-cell>
          <table:table-cell office:value-type="float" office:value="0.2094555" calcext:value-type="float">
            <text:p>0.2094555</text:p>
          </table:table-cell>
          <table:table-cell office:value-type="float" office:value="0.3492806" calcext:value-type="float">
            <text:p>0.3492806</text:p>
          </table:table-cell>
          <table:table-cell office:value-type="float" office:value="0.3626138" calcext:value-type="float">
            <text:p>0.3626138</text:p>
          </table:table-cell>
          <table:table-cell office:value-type="float" office:value="0" calcext:value-type="float">
            <text:p>0</text:p>
          </table:table-cell>
          <table:table-cell office:value-type="float" office:value="3552.987" calcext:value-type="float">
            <text:p>3552.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00224" calcext:value-type="float">
            <text:p>-0.2002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23.10069" calcext:value-type="float">
            <text:p>23.10069</text:p>
          </table:table-cell>
          <table:table-cell office:value-type="float" office:value="1093.245" calcext:value-type="float">
            <text:p>1093.245</text:p>
          </table:table-cell>
          <table:table-cell office:value-type="float" office:value="8.97" calcext:value-type="float">
            <text:p>8.97</text:p>
          </table:table-cell>
          <table:table-cell office:value-type="float" office:value="-0.0009255825" calcext:value-type="float">
            <text:p>-0.0009255825</text:p>
          </table:table-cell>
          <table:table-cell office:value-type="float" office:value="3.226307" calcext:value-type="float">
            <text:p>3.226307</text:p>
          </table:table-cell>
          <table:table-cell office:value-type="float" office:value="17.60633" calcext:value-type="float">
            <text:p>17.60633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146265" calcext:value-type="float">
            <text:p>0.0014626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0.7735222" calcext:value-type="float">
            <text:p>0.7735222</text:p>
          </table:table-cell>
          <table:table-cell office:value-type="float" office:value="-0.0618369" calcext:value-type="float">
            <text:p>-0.0618369</text:p>
          </table:table-cell>
          <table:table-cell office:value-type="float" office:value="0.001417754" calcext:value-type="float">
            <text:p>0.001417754</text:p>
          </table:table-cell>
          <table:table-cell office:value-type="float" office:value="0.000000009345993" calcext:value-type="float">
            <text:p>9.345993E-09</text:p>
          </table:table-cell>
          <table:table-cell office:value-type="float" office:value="16.7983" calcext:value-type="float">
            <text:p>16.7983</text:p>
          </table:table-cell>
          <table:table-cell office:value-type="float" office:value="13.63166" calcext:value-type="float">
            <text:p>13.63166</text:p>
          </table:table-cell>
          <table:table-cell office:value-type="float" office:value="73.53519" calcext:value-type="float">
            <text:p>73.53519</text:p>
          </table:table-cell>
          <table:table-cell office:value-type="float" office:value="0.1717475" calcext:value-type="float">
            <text:p>0.1717475</text:p>
          </table:table-cell>
          <table:table-cell office:value-type="float" office:value="0.03930409" calcext:value-type="float">
            <text:p>0.03930409</text:p>
          </table:table-cell>
          <table:table-cell office:value-type="float" office:value="0.03655529" calcext:value-type="float">
            <text:p>0.03655529</text:p>
          </table:table-cell>
          <table:table-cell office:value-type="float" office:value="0.01843335" calcext:value-type="float">
            <text:p>0.01843335</text:p>
          </table:table-cell>
          <table:table-cell office:value-type="float" office:value="0.01490712" calcext:value-type="float">
            <text:p>0.01490712</text:p>
          </table:table-cell>
          <table:table-cell office:value-type="float" office:value="0.02821451" calcext:value-type="float">
            <text:p>0.02821451</text:p>
          </table:table-cell>
          <table:table-cell office:value-type="float" office:value="0.02263069" calcext:value-type="float">
            <text:p>0.02263069</text:p>
          </table:table-cell>
          <table:table-cell office:value-type="float" office:value="0.01896406" calcext:value-type="float">
            <text:p>0.01896406</text:p>
          </table:table-cell>
          <table:table-cell office:value-type="float" office:value="0.01948002" calcext:value-type="float">
            <text:p>0.01948002</text:p>
          </table:table-cell>
          <table:table-cell office:value-type="float" office:value="0.0217581" calcext:value-type="float">
            <text:p>0.0217581</text:p>
          </table:table-cell>
          <table:table-cell office:value-type="float" office:value="0.005987389" calcext:value-type="float">
            <text:p>0.005987389</text:p>
          </table:table-cell>
          <table:table-cell office:value-type="float" office:value="0.006052061" calcext:value-type="float">
            <text:p>0.006052061</text:p>
          </table:table-cell>
          <table:table-cell office:value-type="float" office:value="0" calcext:value-type="float">
            <text:p>0</text:p>
          </table:table-cell>
          <table:table-cell office:value-type="float" office:value="23.78061" calcext:value-type="float">
            <text:p>23.78061</text:p>
          </table:table-cell>
          <table:table-cell office:value-type="float" office:value="104.1002" calcext:value-type="float">
            <text:p>104.1002</text:p>
          </table:table-cell>
          <table:table-cell office:value-type="float" office:value="22.61373" calcext:value-type="float">
            <text:p>22.61373</text:p>
          </table:table-cell>
          <table:table-cell office:value-type="float" office:value="22.1652" calcext:value-type="float">
            <text:p>22.1652</text:p>
          </table:table-cell>
          <table:table-cell office:value-type="float" office:value="25.82419" calcext:value-type="float">
            <text:p>25.82419</text:p>
          </table:table-cell>
          <table:table-cell office:value-type="float" office:value="17.72555" calcext:value-type="float">
            <text:p>17.72555</text:p>
          </table:table-cell>
          <table:table-cell office:value-type="float" office:value="14.76034" calcext:value-type="float">
            <text:p>14.76034</text:p>
          </table:table-cell>
          <table:table-cell office:value-type="float" office:value="9.271669" calcext:value-type="float">
            <text:p>9.271669</text:p>
          </table:table-cell>
          <table:table-cell office:value-type="float" office:value="3.20801" calcext:value-type="float">
            <text:p>3.20801</text:p>
          </table:table-cell>
          <table:table-cell office:value-type="float" office:value="0.9984351" calcext:value-type="float">
            <text:p>0.9984351</text:p>
          </table:table-cell>
          <table:table-cell office:value-type="float" office:value="0.390109" calcext:value-type="float">
            <text:p>0.390109</text:p>
          </table:table-cell>
          <table:table-cell office:value-type="float" office:value="0.2095921" calcext:value-type="float">
            <text:p>0.2095921</text:p>
          </table:table-cell>
          <table:table-cell office:value-type="float" office:value="0.3484713" calcext:value-type="float">
            <text:p>0.3484713</text:p>
          </table:table-cell>
          <table:table-cell office:value-type="float" office:value="0.3626168" calcext:value-type="float">
            <text:p>0.3626168</text:p>
          </table:table-cell>
          <table:table-cell office:value-type="float" office:value="0" calcext:value-type="float">
            <text:p>0</text:p>
          </table:table-cell>
          <table:table-cell office:value-type="float" office:value="4287.396" calcext:value-type="float">
            <text:p>4287.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006537" calcext:value-type="float">
            <text:p>-0.20065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22.94788" calcext:value-type="float">
            <text:p>22.94788</text:p>
          </table:table-cell>
          <table:table-cell office:value-type="float" office:value="1093.257" calcext:value-type="float">
            <text:p>1093.257</text:p>
          </table:table-cell>
          <table:table-cell office:value-type="float" office:value="8.97" calcext:value-type="float">
            <text:p>8.97</text:p>
          </table:table-cell>
          <table:table-cell office:value-type="float" office:value="-0.001218561" calcext:value-type="float">
            <text:p>-0.001218561</text:p>
          </table:table-cell>
          <table:table-cell office:value-type="float" office:value="2.796617" calcext:value-type="float">
            <text:p>2.796617</text:p>
          </table:table-cell>
          <table:table-cell office:value-type="float" office:value="17.05169" calcext:value-type="float">
            <text:p>17.05169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4720395" calcext:value-type="float">
            <text:p>0.00472039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1.852478" calcext:value-type="float">
            <text:p>1.852478</text:p>
          </table:table-cell>
          <table:table-cell office:value-type="float" office:value="-0.0774342" calcext:value-type="float">
            <text:p>-0.0774342</text:p>
          </table:table-cell>
          <table:table-cell office:value-type="float" office:value="0.001372763" calcext:value-type="float">
            <text:p>0.001372763</text:p>
          </table:table-cell>
          <table:table-cell office:value-type="float" office:value="0.000000009466022" calcext:value-type="float">
            <text:p>9.466022E-09</text:p>
          </table:table-cell>
          <table:table-cell office:value-type="float" office:value="16.80426" calcext:value-type="float">
            <text:p>16.80426</text:p>
          </table:table-cell>
          <table:table-cell office:value-type="float" office:value="12.57653" calcext:value-type="float">
            <text:p>12.57653</text:p>
          </table:table-cell>
          <table:table-cell office:value-type="float" office:value="62.50533" calcext:value-type="float">
            <text:p>62.50533</text:p>
          </table:table-cell>
          <table:table-cell office:value-type="float" office:value="1.14378" calcext:value-type="float">
            <text:p>1.14378</text:p>
          </table:table-cell>
          <table:table-cell office:value-type="float" office:value="0.06859226" calcext:value-type="float">
            <text:p>0.06859226</text:p>
          </table:table-cell>
          <table:table-cell office:value-type="float" office:value="0.03572599" calcext:value-type="float">
            <text:p>0.03572599</text:p>
          </table:table-cell>
          <table:table-cell office:value-type="float" office:value="0.01825591" calcext:value-type="float">
            <text:p>0.01825591</text:p>
          </table:table-cell>
          <table:table-cell office:value-type="float" office:value="0.01484961" calcext:value-type="float">
            <text:p>0.01484961</text:p>
          </table:table-cell>
          <table:table-cell office:value-type="float" office:value="0.02791613" calcext:value-type="float">
            <text:p>0.02791613</text:p>
          </table:table-cell>
          <table:table-cell office:value-type="float" office:value="0.02245966" calcext:value-type="float">
            <text:p>0.02245966</text:p>
          </table:table-cell>
          <table:table-cell office:value-type="float" office:value="0.01888155" calcext:value-type="float">
            <text:p>0.01888155</text:p>
          </table:table-cell>
          <table:table-cell office:value-type="float" office:value="0.01939919" calcext:value-type="float">
            <text:p>0.01939919</text:p>
          </table:table-cell>
          <table:table-cell office:value-type="float" office:value="0.02179611" calcext:value-type="float">
            <text:p>0.02179611</text:p>
          </table:table-cell>
          <table:table-cell office:value-type="float" office:value="0.005983911" calcext:value-type="float">
            <text:p>0.005983911</text:p>
          </table:table-cell>
          <table:table-cell office:value-type="float" office:value="0.006051079" calcext:value-type="float">
            <text:p>0.006051079</text:p>
          </table:table-cell>
          <table:table-cell office:value-type="float" office:value="0" calcext:value-type="float">
            <text:p>0</text:p>
          </table:table-cell>
          <table:table-cell office:value-type="float" office:value="28.91651" calcext:value-type="float">
            <text:p>28.91651</text:p>
          </table:table-cell>
          <table:table-cell office:value-type="float" office:value="62.20603" calcext:value-type="float">
            <text:p>62.20603</text:p>
          </table:table-cell>
          <table:table-cell office:value-type="float" office:value="41.15193" calcext:value-type="float">
            <text:p>41.15193</text:p>
          </table:table-cell>
          <table:table-cell office:value-type="float" office:value="26.60794" calcext:value-type="float">
            <text:p>26.60794</text:p>
          </table:table-cell>
          <table:table-cell office:value-type="float" office:value="26.60745" calcext:value-type="float">
            <text:p>26.60745</text:p>
          </table:table-cell>
          <table:table-cell office:value-type="float" office:value="17.89746" calcext:value-type="float">
            <text:p>17.89746</text:p>
          </table:table-cell>
          <table:table-cell office:value-type="float" office:value="13.54914" calcext:value-type="float">
            <text:p>13.54914</text:p>
          </table:table-cell>
          <table:table-cell office:value-type="float" office:value="9.343144" calcext:value-type="float">
            <text:p>9.343144</text:p>
          </table:table-cell>
          <table:table-cell office:value-type="float" office:value="3.200561" calcext:value-type="float">
            <text:p>3.200561</text:p>
          </table:table-cell>
          <table:table-cell office:value-type="float" office:value="0.9940652" calcext:value-type="float">
            <text:p>0.9940652</text:p>
          </table:table-cell>
          <table:table-cell office:value-type="float" office:value="0.3879113" calcext:value-type="float">
            <text:p>0.3879113</text:p>
          </table:table-cell>
          <table:table-cell office:value-type="float" office:value="0.2091679" calcext:value-type="float">
            <text:p>0.2091679</text:p>
          </table:table-cell>
          <table:table-cell office:value-type="float" office:value="0.3463064" calcext:value-type="float">
            <text:p>0.3463064</text:p>
          </table:table-cell>
          <table:table-cell office:value-type="float" office:value="0.3626198" calcext:value-type="float">
            <text:p>0.3626198</text:p>
          </table:table-cell>
          <table:table-cell office:value-type="float" office:value="0" calcext:value-type="float">
            <text:p>0</text:p>
          </table:table-cell>
          <table:table-cell office:value-type="float" office:value="2007.109" calcext:value-type="float">
            <text:p>2007.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2661" calcext:value-type="float">
            <text:p>-0.23026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22.81469" calcext:value-type="float">
            <text:p>22.81469</text:p>
          </table:table-cell>
          <table:table-cell office:value-type="float" office:value="1093.253" calcext:value-type="float">
            <text:p>1093.253</text:p>
          </table:table-cell>
          <table:table-cell office:value-type="float" office:value="8.97" calcext:value-type="float">
            <text:p>8.97</text:p>
          </table:table-cell>
          <table:table-cell office:value-type="float" office:value="-0.001618274" calcext:value-type="float">
            <text:p>-0.001618274</text:p>
          </table:table-cell>
          <table:table-cell office:value-type="float" office:value="2.754766" calcext:value-type="float">
            <text:p>2.754766</text:p>
          </table:table-cell>
          <table:table-cell office:value-type="float" office:value="16.99203" calcext:value-type="float">
            <text:p>16.99203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4963593" calcext:value-type="float">
            <text:p>0.004963593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083456" calcext:value-type="float">
            <text:p>2.083456</text:p>
          </table:table-cell>
          <table:table-cell office:value-type="float" office:value="-0.07920293" calcext:value-type="float">
            <text:p>-0.07920293</text:p>
          </table:table-cell>
          <table:table-cell office:value-type="float" office:value="0.00131384" calcext:value-type="float">
            <text:p>0.00131384</text:p>
          </table:table-cell>
          <table:table-cell office:value-type="float" office:value="0.000000009575748" calcext:value-type="float">
            <text:p>9.575748E-09</text:p>
          </table:table-cell>
          <table:table-cell office:value-type="float" office:value="16.78393" calcext:value-type="float">
            <text:p>16.78393</text:p>
          </table:table-cell>
          <table:table-cell office:value-type="float" office:value="13.96131" calcext:value-type="float">
            <text:p>13.96131</text:p>
          </table:table-cell>
          <table:table-cell office:value-type="float" office:value="61.54357" calcext:value-type="float">
            <text:p>61.54357</text:p>
          </table:table-cell>
          <table:table-cell office:value-type="float" office:value="0.788338" calcext:value-type="float">
            <text:p>0.788338</text:p>
          </table:table-cell>
          <table:table-cell office:value-type="float" office:value="0.05356926" calcext:value-type="float">
            <text:p>0.05356926</text:p>
          </table:table-cell>
          <table:table-cell office:value-type="float" office:value="0.03501736" calcext:value-type="float">
            <text:p>0.03501736</text:p>
          </table:table-cell>
          <table:table-cell office:value-type="float" office:value="0.01831932" calcext:value-type="float">
            <text:p>0.01831932</text:p>
          </table:table-cell>
          <table:table-cell office:value-type="float" office:value="0.01470051" calcext:value-type="float">
            <text:p>0.01470051</text:p>
          </table:table-cell>
          <table:table-cell office:value-type="float" office:value="0.02770436" calcext:value-type="float">
            <text:p>0.02770436</text:p>
          </table:table-cell>
          <table:table-cell office:value-type="float" office:value="0.02230985" calcext:value-type="float">
            <text:p>0.02230985</text:p>
          </table:table-cell>
          <table:table-cell office:value-type="float" office:value="0.0188073" calcext:value-type="float">
            <text:p>0.0188073</text:p>
          </table:table-cell>
          <table:table-cell office:value-type="float" office:value="0.01933139" calcext:value-type="float">
            <text:p>0.01933139</text:p>
          </table:table-cell>
          <table:table-cell office:value-type="float" office:value="0.02185231" calcext:value-type="float">
            <text:p>0.02185231</text:p>
          </table:table-cell>
          <table:table-cell office:value-type="float" office:value="0.005980631" calcext:value-type="float">
            <text:p>0.005980631</text:p>
          </table:table-cell>
          <table:table-cell office:value-type="float" office:value="0.006050088" calcext:value-type="float">
            <text:p>0.006050088</text:p>
          </table:table-cell>
          <table:table-cell office:value-type="float" office:value="0" calcext:value-type="float">
            <text:p>0</text:p>
          </table:table-cell>
          <table:table-cell office:value-type="float" office:value="33.67915" calcext:value-type="float">
            <text:p>33.67915</text:p>
          </table:table-cell>
          <table:table-cell office:value-type="float" office:value="63.19139" calcext:value-type="float">
            <text:p>63.19139</text:p>
          </table:table-cell>
          <table:table-cell office:value-type="float" office:value="40.03531" calcext:value-type="float">
            <text:p>40.03531</text:p>
          </table:table-cell>
          <table:table-cell office:value-type="float" office:value="25.97802" calcext:value-type="float">
            <text:p>25.97802</text:p>
          </table:table-cell>
          <table:table-cell office:value-type="float" office:value="25.97501" calcext:value-type="float">
            <text:p>25.97501</text:p>
          </table:table-cell>
          <table:table-cell office:value-type="float" office:value="17.72435" calcext:value-type="float">
            <text:p>17.72435</text:p>
          </table:table-cell>
          <table:table-cell office:value-type="float" office:value="13.35592" calcext:value-type="float">
            <text:p>13.35592</text:p>
          </table:table-cell>
          <table:table-cell office:value-type="float" office:value="9.345009" calcext:value-type="float">
            <text:p>9.345009</text:p>
          </table:table-cell>
          <table:table-cell office:value-type="float" office:value="3.203463" calcext:value-type="float">
            <text:p>3.203463</text:p>
          </table:table-cell>
          <table:table-cell office:value-type="float" office:value="0.9938973" calcext:value-type="float">
            <text:p>0.9938973</text:p>
          </table:table-cell>
          <table:table-cell office:value-type="float" office:value="0.3874715" calcext:value-type="float">
            <text:p>0.3874715</text:p>
          </table:table-cell>
          <table:table-cell office:value-type="float" office:value="0.2094641" calcext:value-type="float">
            <text:p>0.2094641</text:p>
          </table:table-cell>
          <table:table-cell office:value-type="float" office:value="0.3452964" calcext:value-type="float">
            <text:p>0.3452964</text:p>
          </table:table-cell>
          <table:table-cell office:value-type="float" office:value="0.3626228" calcext:value-type="float">
            <text:p>0.3626228</text:p>
          </table:table-cell>
          <table:table-cell office:value-type="float" office:value="0" calcext:value-type="float">
            <text:p>0</text:p>
          </table:table-cell>
          <table:table-cell office:value-type="float" office:value="2263.777" calcext:value-type="float">
            <text:p>2263.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3529" calcext:value-type="float">
            <text:p>-0.23035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22.65471" calcext:value-type="float">
            <text:p>22.65471</text:p>
          </table:table-cell>
          <table:table-cell office:value-type="float" office:value="1093.247" calcext:value-type="float">
            <text:p>1093.247</text:p>
          </table:table-cell>
          <table:table-cell office:value-type="float" office:value="8.97" calcext:value-type="float">
            <text:p>8.97</text:p>
          </table:table-cell>
          <table:table-cell office:value-type="float" office:value="-0.002208629" calcext:value-type="float">
            <text:p>-0.002208629</text:p>
          </table:table-cell>
          <table:table-cell office:value-type="float" office:value="2.738523" calcext:value-type="float">
            <text:p>2.738523</text:p>
          </table:table-cell>
          <table:table-cell office:value-type="float" office:value="17.15264" calcext:value-type="float">
            <text:p>17.15264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4980671" calcext:value-type="float">
            <text:p>0.004980671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098611" calcext:value-type="float">
            <text:p>2.098611</text:p>
          </table:table-cell>
          <table:table-cell office:value-type="float" office:value="-0.07960655" calcext:value-type="float">
            <text:p>-0.07960655</text:p>
          </table:table-cell>
          <table:table-cell office:value-type="float" office:value="0.001261316" calcext:value-type="float">
            <text:p>0.001261316</text:p>
          </table:table-cell>
          <table:table-cell office:value-type="float" office:value="0.000000009575748" calcext:value-type="float">
            <text:p>9.575748E-09</text:p>
          </table:table-cell>
          <table:table-cell office:value-type="float" office:value="16.7359" calcext:value-type="float">
            <text:p>16.7359</text:p>
          </table:table-cell>
          <table:table-cell office:value-type="float" office:value="15.19872" calcext:value-type="float">
            <text:p>15.19872</text:p>
          </table:table-cell>
          <table:table-cell office:value-type="float" office:value="61.07681" calcext:value-type="float">
            <text:p>61.07681</text:p>
          </table:table-cell>
          <table:table-cell office:value-type="float" office:value="0.5555533" calcext:value-type="float">
            <text:p>0.5555533</text:p>
          </table:table-cell>
          <table:table-cell office:value-type="float" office:value="0.04535172" calcext:value-type="float">
            <text:p>0.04535172</text:p>
          </table:table-cell>
          <table:table-cell office:value-type="float" office:value="0.03469209" calcext:value-type="float">
            <text:p>0.03469209</text:p>
          </table:table-cell>
          <table:table-cell office:value-type="float" office:value="0.01824829" calcext:value-type="float">
            <text:p>0.01824829</text:p>
          </table:table-cell>
          <table:table-cell office:value-type="float" office:value="0.01456695" calcext:value-type="float">
            <text:p>0.01456695</text:p>
          </table:table-cell>
          <table:table-cell office:value-type="float" office:value="0.02754546" calcext:value-type="float">
            <text:p>0.02754546</text:p>
          </table:table-cell>
          <table:table-cell office:value-type="float" office:value="0.02218551" calcext:value-type="float">
            <text:p>0.02218551</text:p>
          </table:table-cell>
          <table:table-cell office:value-type="float" office:value="0.01873529" calcext:value-type="float">
            <text:p>0.01873529</text:p>
          </table:table-cell>
          <table:table-cell office:value-type="float" office:value="0.01926488" calcext:value-type="float">
            <text:p>0.01926488</text:p>
          </table:table-cell>
          <table:table-cell office:value-type="float" office:value="0.02191074" calcext:value-type="float">
            <text:p>0.02191074</text:p>
          </table:table-cell>
          <table:table-cell office:value-type="float" office:value="0.005976311" calcext:value-type="float">
            <text:p>0.005976311</text:p>
          </table:table-cell>
          <table:table-cell office:value-type="float" office:value="0.00604911" calcext:value-type="float">
            <text:p>0.00604911</text:p>
          </table:table-cell>
          <table:table-cell office:value-type="float" office:value="0" calcext:value-type="float">
            <text:p>0</text:p>
          </table:table-cell>
          <table:table-cell office:value-type="float" office:value="28.03132" calcext:value-type="float">
            <text:p>28.03132</text:p>
          </table:table-cell>
          <table:table-cell office:value-type="float" office:value="66.86738" calcext:value-type="float">
            <text:p>66.86738</text:p>
          </table:table-cell>
          <table:table-cell office:value-type="float" office:value="40.85009" calcext:value-type="float">
            <text:p>40.85009</text:p>
          </table:table-cell>
          <table:table-cell office:value-type="float" office:value="26.33657" calcext:value-type="float">
            <text:p>26.33657</text:p>
          </table:table-cell>
          <table:table-cell office:value-type="float" office:value="26.17188" calcext:value-type="float">
            <text:p>26.17188</text:p>
          </table:table-cell>
          <table:table-cell office:value-type="float" office:value="17.71082" calcext:value-type="float">
            <text:p>17.71082</text:p>
          </table:table-cell>
          <table:table-cell office:value-type="float" office:value="13.33607" calcext:value-type="float">
            <text:p>13.33607</text:p>
          </table:table-cell>
          <table:table-cell office:value-type="float" office:value="9.351392" calcext:value-type="float">
            <text:p>9.351392</text:p>
          </table:table-cell>
          <table:table-cell office:value-type="float" office:value="3.207821" calcext:value-type="float">
            <text:p>3.207821</text:p>
          </table:table-cell>
          <table:table-cell office:value-type="float" office:value="0.9948437" calcext:value-type="float">
            <text:p>0.9948437</text:p>
          </table:table-cell>
          <table:table-cell office:value-type="float" office:value="0.3875069" calcext:value-type="float">
            <text:p>0.3875069</text:p>
          </table:table-cell>
          <table:table-cell office:value-type="float" office:value="0.2097694" calcext:value-type="float">
            <text:p>0.2097694</text:p>
          </table:table-cell>
          <table:table-cell office:value-type="float" office:value="0.3443373" calcext:value-type="float">
            <text:p>0.3443373</text:p>
          </table:table-cell>
          <table:table-cell office:value-type="float" office:value="0.3626259" calcext:value-type="float">
            <text:p>0.3626259</text:p>
          </table:table-cell>
          <table:table-cell office:value-type="float" office:value="0" calcext:value-type="float">
            <text:p>0</text:p>
          </table:table-cell>
          <table:table-cell office:value-type="float" office:value="2588.723" calcext:value-type="float">
            <text:p>2588.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4883" calcext:value-type="float">
            <text:p>-0.23048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22.50172" calcext:value-type="float">
            <text:p>22.50172</text:p>
          </table:table-cell>
          <table:table-cell office:value-type="float" office:value="1093.239" calcext:value-type="float">
            <text:p>1093.239</text:p>
          </table:table-cell>
          <table:table-cell office:value-type="float" office:value="8.97" calcext:value-type="float">
            <text:p>8.97</text:p>
          </table:table-cell>
          <table:table-cell office:value-type="float" office:value="-0.002998887" calcext:value-type="float">
            <text:p>-0.002998887</text:p>
          </table:table-cell>
          <table:table-cell office:value-type="float" office:value="2.709925" calcext:value-type="float">
            <text:p>2.709925</text:p>
          </table:table-cell>
          <table:table-cell office:value-type="float" office:value="17.33195" calcext:value-type="float">
            <text:p>17.33195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4990221" calcext:value-type="float">
            <text:p>0.004990221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1778" calcext:value-type="float">
            <text:p>2.101778</text:p>
          </table:table-cell>
          <table:table-cell office:value-type="float" office:value="-0.07998858" calcext:value-type="float">
            <text:p>-0.07998858</text:p>
          </table:table-cell>
          <table:table-cell office:value-type="float" office:value="0.001207919" calcext:value-type="float">
            <text:p>0.001207919</text:p>
          </table:table-cell>
          <table:table-cell office:value-type="float" office:value="0.000000009632754" calcext:value-type="float">
            <text:p>9.632754E-09</text:p>
          </table:table-cell>
          <table:table-cell office:value-type="float" office:value="16.70367" calcext:value-type="float">
            <text:p>16.70367</text:p>
          </table:table-cell>
          <table:table-cell office:value-type="float" office:value="16.09994" calcext:value-type="float">
            <text:p>16.09994</text:p>
          </table:table-cell>
          <table:table-cell office:value-type="float" office:value="60.31337" calcext:value-type="float">
            <text:p>60.31337</text:p>
          </table:table-cell>
          <table:table-cell office:value-type="float" office:value="0.3910762" calcext:value-type="float">
            <text:p>0.3910762</text:p>
          </table:table-cell>
          <table:table-cell office:value-type="float" office:value="0.04043274" calcext:value-type="float">
            <text:p>0.04043274</text:p>
          </table:table-cell>
          <table:table-cell office:value-type="float" office:value="0.03443066" calcext:value-type="float">
            <text:p>0.03443066</text:p>
          </table:table-cell>
          <table:table-cell office:value-type="float" office:value="0.01816143" calcext:value-type="float">
            <text:p>0.01816143</text:p>
          </table:table-cell>
          <table:table-cell office:value-type="float" office:value="0.01441084" calcext:value-type="float">
            <text:p>0.01441084</text:p>
          </table:table-cell>
          <table:table-cell office:value-type="float" office:value="0.02739456" calcext:value-type="float">
            <text:p>0.02739456</text:p>
          </table:table-cell>
          <table:table-cell office:value-type="float" office:value="0.02207951" calcext:value-type="float">
            <text:p>0.02207951</text:p>
          </table:table-cell>
          <table:table-cell office:value-type="float" office:value="0.01866672" calcext:value-type="float">
            <text:p>0.01866672</text:p>
          </table:table-cell>
          <table:table-cell office:value-type="float" office:value="0.01919957" calcext:value-type="float">
            <text:p>0.01919957</text:p>
          </table:table-cell>
          <table:table-cell office:value-type="float" office:value="0.02197111" calcext:value-type="float">
            <text:p>0.02197111</text:p>
          </table:table-cell>
          <table:table-cell office:value-type="float" office:value="0.005971249" calcext:value-type="float">
            <text:p>0.005971249</text:p>
          </table:table-cell>
          <table:table-cell office:value-type="float" office:value="0.006048108" calcext:value-type="float">
            <text:p>0.006048108</text:p>
          </table:table-cell>
          <table:table-cell office:value-type="float" office:value="0" calcext:value-type="float">
            <text:p>0</text:p>
          </table:table-cell>
          <table:table-cell office:value-type="float" office:value="28.25593" calcext:value-type="float">
            <text:p>28.25593</text:p>
          </table:table-cell>
          <table:table-cell office:value-type="float" office:value="69.24792" calcext:value-type="float">
            <text:p>69.24792</text:p>
          </table:table-cell>
          <table:table-cell office:value-type="float" office:value="41.61082" calcext:value-type="float">
            <text:p>41.61082</text:p>
          </table:table-cell>
          <table:table-cell office:value-type="float" office:value="26.72248" calcext:value-type="float">
            <text:p>26.72248</text:p>
          </table:table-cell>
          <table:table-cell office:value-type="float" office:value="26.39768" calcext:value-type="float">
            <text:p>26.39768</text:p>
          </table:table-cell>
          <table:table-cell office:value-type="float" office:value="17.73083" calcext:value-type="float">
            <text:p>17.73083</text:p>
          </table:table-cell>
          <table:table-cell office:value-type="float" office:value="13.35167" calcext:value-type="float">
            <text:p>13.35167</text:p>
          </table:table-cell>
          <table:table-cell office:value-type="float" office:value="9.364637" calcext:value-type="float">
            <text:p>9.364637</text:p>
          </table:table-cell>
          <table:table-cell office:value-type="float" office:value="3.213579" calcext:value-type="float">
            <text:p>3.213579</text:p>
          </table:table-cell>
          <table:table-cell office:value-type="float" office:value="0.9964875" calcext:value-type="float">
            <text:p>0.9964875</text:p>
          </table:table-cell>
          <table:table-cell office:value-type="float" office:value="0.3878984" calcext:value-type="float">
            <text:p>0.3878984</text:p>
          </table:table-cell>
          <table:table-cell office:value-type="float" office:value="0.2104142" calcext:value-type="float">
            <text:p>0.2104142</text:p>
          </table:table-cell>
          <table:table-cell office:value-type="float" office:value="0.3431103" calcext:value-type="float">
            <text:p>0.3431103</text:p>
          </table:table-cell>
          <table:table-cell office:value-type="float" office:value="0.3626289" calcext:value-type="float">
            <text:p>0.3626289</text:p>
          </table:table-cell>
          <table:table-cell office:value-type="float" office:value="0" calcext:value-type="float">
            <text:p>0</text:p>
          </table:table-cell>
          <table:table-cell office:value-type="float" office:value="2865.534" calcext:value-type="float">
            <text:p>2865.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5855" calcext:value-type="float">
            <text:p>-0.23058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22.34599" calcext:value-type="float">
            <text:p>22.34599</text:p>
          </table:table-cell>
          <table:table-cell office:value-type="float" office:value="1093.233" calcext:value-type="float">
            <text:p>1093.233</text:p>
          </table:table-cell>
          <table:table-cell office:value-type="float" office:value="8.97" calcext:value-type="float">
            <text:p>8.97</text:p>
          </table:table-cell>
          <table:table-cell office:value-type="float" office:value="-0.004037141" calcext:value-type="float">
            <text:p>-0.004037141</text:p>
          </table:table-cell>
          <table:table-cell office:value-type="float" office:value="2.664716" calcext:value-type="float">
            <text:p>2.664716</text:p>
          </table:table-cell>
          <table:table-cell office:value-type="float" office:value="17.5295" calcext:value-type="float">
            <text:p>17.5295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4997093" calcext:value-type="float">
            <text:p>0.004997093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3414" calcext:value-type="float">
            <text:p>2.103414</text:p>
          </table:table-cell>
          <table:table-cell office:value-type="float" office:value="-0.08036205" calcext:value-type="float">
            <text:p>-0.08036205</text:p>
          </table:table-cell>
          <table:table-cell office:value-type="float" office:value="0.00114601" calcext:value-type="float">
            <text:p>0.00114601</text:p>
          </table:table-cell>
          <table:table-cell office:value-type="float" office:value="0.000000009640456" calcext:value-type="float">
            <text:p>9.640456E-09</text:p>
          </table:table-cell>
          <table:table-cell office:value-type="float" office:value="16.6816" calcext:value-type="float">
            <text:p>16.6816</text:p>
          </table:table-cell>
          <table:table-cell office:value-type="float" office:value="16.23214" calcext:value-type="float">
            <text:p>16.23214</text:p>
          </table:table-cell>
          <table:table-cell office:value-type="float" office:value="59.24881" calcext:value-type="float">
            <text:p>59.24881</text:p>
          </table:table-cell>
          <table:table-cell office:value-type="float" office:value="0.2919327" calcext:value-type="float">
            <text:p>0.2919327</text:p>
          </table:table-cell>
          <table:table-cell office:value-type="float" office:value="0.03767298" calcext:value-type="float">
            <text:p>0.03767298</text:p>
          </table:table-cell>
          <table:table-cell office:value-type="float" office:value="0.0342289" calcext:value-type="float">
            <text:p>0.0342289</text:p>
          </table:table-cell>
          <table:table-cell office:value-type="float" office:value="0.01807413" calcext:value-type="float">
            <text:p>0.01807413</text:p>
          </table:table-cell>
          <table:table-cell office:value-type="float" office:value="0.01428234" calcext:value-type="float">
            <text:p>0.01428234</text:p>
          </table:table-cell>
          <table:table-cell office:value-type="float" office:value="0.02726291" calcext:value-type="float">
            <text:p>0.02726291</text:p>
          </table:table-cell>
          <table:table-cell office:value-type="float" office:value="0.02198651" calcext:value-type="float">
            <text:p>0.02198651</text:p>
          </table:table-cell>
          <table:table-cell office:value-type="float" office:value="0.01860161" calcext:value-type="float">
            <text:p>0.01860161</text:p>
          </table:table-cell>
          <table:table-cell office:value-type="float" office:value="0.01913487" calcext:value-type="float">
            <text:p>0.01913487</text:p>
          </table:table-cell>
          <table:table-cell office:value-type="float" office:value="0.02203261" calcext:value-type="float">
            <text:p>0.02203261</text:p>
          </table:table-cell>
          <table:table-cell office:value-type="float" office:value="0.005966696" calcext:value-type="float">
            <text:p>0.005966696</text:p>
          </table:table-cell>
          <table:table-cell office:value-type="float" office:value="0.006047083" calcext:value-type="float">
            <text:p>0.006047083</text:p>
          </table:table-cell>
          <table:table-cell office:value-type="float" office:value="0" calcext:value-type="float">
            <text:p>0</text:p>
          </table:table-cell>
          <table:table-cell office:value-type="float" office:value="34.09787" calcext:value-type="float">
            <text:p>34.09787</text:p>
          </table:table-cell>
          <table:table-cell office:value-type="float" office:value="71.43577" calcext:value-type="float">
            <text:p>71.43577</text:p>
          </table:table-cell>
          <table:table-cell office:value-type="float" office:value="41.87294" calcext:value-type="float">
            <text:p>41.87294</text:p>
          </table:table-cell>
          <table:table-cell office:value-type="float" office:value="27.01017" calcext:value-type="float">
            <text:p>27.01017</text:p>
          </table:table-cell>
          <table:table-cell office:value-type="float" office:value="26.56973" calcext:value-type="float">
            <text:p>26.56973</text:p>
          </table:table-cell>
          <table:table-cell office:value-type="float" office:value="17.74564" calcext:value-type="float">
            <text:p>17.74564</text:p>
          </table:table-cell>
          <table:table-cell office:value-type="float" office:value="13.36636" calcext:value-type="float">
            <text:p>13.36636</text:p>
          </table:table-cell>
          <table:table-cell office:value-type="float" office:value="9.380187" calcext:value-type="float">
            <text:p>9.380187</text:p>
          </table:table-cell>
          <table:table-cell office:value-type="float" office:value="3.220294" calcext:value-type="float">
            <text:p>3.220294</text:p>
          </table:table-cell>
          <table:table-cell office:value-type="float" office:value="0.9985715" calcext:value-type="float">
            <text:p>0.9985715</text:p>
          </table:table-cell>
          <table:table-cell office:value-type="float" office:value="0.3884889" calcext:value-type="float">
            <text:p>0.3884889</text:p>
          </table:table-cell>
          <table:table-cell office:value-type="float" office:value="0.2108704" calcext:value-type="float">
            <text:p>0.2108704</text:p>
          </table:table-cell>
          <table:table-cell office:value-type="float" office:value="0.3421937" calcext:value-type="float">
            <text:p>0.3421937</text:p>
          </table:table-cell>
          <table:table-cell office:value-type="float" office:value="0.3626319" calcext:value-type="float">
            <text:p>0.3626319</text:p>
          </table:table-cell>
          <table:table-cell office:value-type="float" office:value="0" calcext:value-type="float">
            <text:p>0</text:p>
          </table:table-cell>
          <table:table-cell office:value-type="float" office:value="3145.812" calcext:value-type="float">
            <text:p>3145.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6728" calcext:value-type="float">
            <text:p>-0.23067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22.23483" calcext:value-type="float">
            <text:p>22.23483</text:p>
          </table:table-cell>
          <table:table-cell office:value-type="float" office:value="1093.225" calcext:value-type="float">
            <text:p>1093.225</text:p>
          </table:table-cell>
          <table:table-cell office:value-type="float" office:value="8.97" calcext:value-type="float">
            <text:p>8.97</text:p>
          </table:table-cell>
          <table:table-cell office:value-type="float" office:value="-0.005385209" calcext:value-type="float">
            <text:p>-0.005385209</text:p>
          </table:table-cell>
          <table:table-cell office:value-type="float" office:value="2.606265" calcext:value-type="float">
            <text:p>2.606265</text:p>
          </table:table-cell>
          <table:table-cell office:value-type="float" office:value="17.70012" calcext:value-type="float">
            <text:p>17.70012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02081" calcext:value-type="float">
            <text:p>0.005002081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4309" calcext:value-type="float">
            <text:p>2.104309</text:p>
          </table:table-cell>
          <table:table-cell office:value-type="float" office:value="-0.08061692" calcext:value-type="float">
            <text:p>-0.08061692</text:p>
          </table:table-cell>
          <table:table-cell office:value-type="float" office:value="0.001081496" calcext:value-type="float">
            <text:p>0.001081496</text:p>
          </table:table-cell>
          <table:table-cell office:value-type="float" office:value="0.000000009640456" calcext:value-type="float">
            <text:p>9.640456E-09</text:p>
          </table:table-cell>
          <table:table-cell office:value-type="float" office:value="16.67095" calcext:value-type="float">
            <text:p>16.67095</text:p>
          </table:table-cell>
          <table:table-cell office:value-type="float" office:value="17.4939" calcext:value-type="float">
            <text:p>17.4939</text:p>
          </table:table-cell>
          <table:table-cell office:value-type="float" office:value="57.59427" calcext:value-type="float">
            <text:p>57.59427</text:p>
          </table:table-cell>
          <table:table-cell office:value-type="float" office:value="0.2089758" calcext:value-type="float">
            <text:p>0.2089758</text:p>
          </table:table-cell>
          <table:table-cell office:value-type="float" office:value="0.03578082" calcext:value-type="float">
            <text:p>0.03578082</text:p>
          </table:table-cell>
          <table:table-cell office:value-type="float" office:value="0.03400094" calcext:value-type="float">
            <text:p>0.03400094</text:p>
          </table:table-cell>
          <table:table-cell office:value-type="float" office:value="0.01811971" calcext:value-type="float">
            <text:p>0.01811971</text:p>
          </table:table-cell>
          <table:table-cell office:value-type="float" office:value="0.01424187" calcext:value-type="float">
            <text:p>0.01424187</text:p>
          </table:table-cell>
          <table:table-cell office:value-type="float" office:value="0.02715222" calcext:value-type="float">
            <text:p>0.02715222</text:p>
          </table:table-cell>
          <table:table-cell office:value-type="float" office:value="0.02190564" calcext:value-type="float">
            <text:p>0.02190564</text:p>
          </table:table-cell>
          <table:table-cell office:value-type="float" office:value="0.01853977" calcext:value-type="float">
            <text:p>0.01853977</text:p>
          </table:table-cell>
          <table:table-cell office:value-type="float" office:value="0.0190705" calcext:value-type="float">
            <text:p>0.0190705</text:p>
          </table:table-cell>
          <table:table-cell office:value-type="float" office:value="0.02209548" calcext:value-type="float">
            <text:p>0.02209548</text:p>
          </table:table-cell>
          <table:table-cell office:value-type="float" office:value="0.005962665" calcext:value-type="float">
            <text:p>0.005962665</text:p>
          </table:table-cell>
          <table:table-cell office:value-type="float" office:value="0.006046048" calcext:value-type="float">
            <text:p>0.006046048</text:p>
          </table:table-cell>
          <table:table-cell office:value-type="float" office:value="0" calcext:value-type="float">
            <text:p>0</text:p>
          </table:table-cell>
          <table:table-cell office:value-type="float" office:value="44.78754" calcext:value-type="float">
            <text:p>44.78754</text:p>
          </table:table-cell>
          <table:table-cell office:value-type="float" office:value="70.20722" calcext:value-type="float">
            <text:p>70.20722</text:p>
          </table:table-cell>
          <table:table-cell office:value-type="float" office:value="43.17368" calcext:value-type="float">
            <text:p>43.17368</text:p>
          </table:table-cell>
          <table:table-cell office:value-type="float" office:value="27.47873" calcext:value-type="float">
            <text:p>27.47873</text:p>
          </table:table-cell>
          <table:table-cell office:value-type="float" office:value="26.79635" calcext:value-type="float">
            <text:p>26.79635</text:p>
          </table:table-cell>
          <table:table-cell office:value-type="float" office:value="17.75253" calcext:value-type="float">
            <text:p>17.75253</text:p>
          </table:table-cell>
          <table:table-cell office:value-type="float" office:value="13.37706" calcext:value-type="float">
            <text:p>13.37706</text:p>
          </table:table-cell>
          <table:table-cell office:value-type="float" office:value="9.395665" calcext:value-type="float">
            <text:p>9.395665</text:p>
          </table:table-cell>
          <table:table-cell office:value-type="float" office:value="3.22811" calcext:value-type="float">
            <text:p>3.22811</text:p>
          </table:table-cell>
          <table:table-cell office:value-type="float" office:value="1.000939" calcext:value-type="float">
            <text:p>1.000939</text:p>
          </table:table-cell>
          <table:table-cell office:value-type="float" office:value="0.3892051" calcext:value-type="float">
            <text:p>0.3892051</text:p>
          </table:table-cell>
          <table:table-cell office:value-type="float" office:value="0.2113059" calcext:value-type="float">
            <text:p>0.2113059</text:p>
          </table:table-cell>
          <table:table-cell office:value-type="float" office:value="0.3414284" calcext:value-type="float">
            <text:p>0.3414284</text:p>
          </table:table-cell>
          <table:table-cell office:value-type="float" office:value="0.362635" calcext:value-type="float">
            <text:p>0.362635</text:p>
          </table:table-cell>
          <table:table-cell office:value-type="float" office:value="0" calcext:value-type="float">
            <text:p>0</text:p>
          </table:table-cell>
          <table:table-cell office:value-type="float" office:value="3201.189" calcext:value-type="float">
            <text:p>3201.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7032" calcext:value-type="float">
            <text:p>-0.23070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22.09331" calcext:value-type="float">
            <text:p>22.09331</text:p>
          </table:table-cell>
          <table:table-cell office:value-type="float" office:value="1093.216" calcext:value-type="float">
            <text:p>1093.216</text:p>
          </table:table-cell>
          <table:table-cell office:value-type="float" office:value="8.97" calcext:value-type="float">
            <text:p>8.97</text:p>
          </table:table-cell>
          <table:table-cell office:value-type="float" office:value="-0.007490688" calcext:value-type="float">
            <text:p>-0.007490688</text:p>
          </table:table-cell>
          <table:table-cell office:value-type="float" office:value="2.581365" calcext:value-type="float">
            <text:p>2.581365</text:p>
          </table:table-cell>
          <table:table-cell office:value-type="float" office:value="17.86495" calcext:value-type="float">
            <text:p>17.86495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05966" calcext:value-type="float">
            <text:p>0.005005966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5018" calcext:value-type="float">
            <text:p>2.105018</text:p>
          </table:table-cell>
          <table:table-cell office:value-type="float" office:value="-0.08090379" calcext:value-type="float">
            <text:p>-0.08090379</text:p>
          </table:table-cell>
          <table:table-cell office:value-type="float" office:value="0.0009990429" calcext:value-type="float">
            <text:p>0.0009990429</text:p>
          </table:table-cell>
          <table:table-cell office:value-type="float" office:value="0.000000009735477" calcext:value-type="float">
            <text:p>9.735477E-09</text:p>
          </table:table-cell>
          <table:table-cell office:value-type="float" office:value="16.63713" calcext:value-type="float">
            <text:p>16.63713</text:p>
          </table:table-cell>
          <table:table-cell office:value-type="float" office:value="18.88375" calcext:value-type="float">
            <text:p>18.88375</text:p>
          </table:table-cell>
          <table:table-cell office:value-type="float" office:value="56.62923" calcext:value-type="float">
            <text:p>56.62923</text:p>
          </table:table-cell>
          <table:table-cell office:value-type="float" office:value="0.1822408" calcext:value-type="float">
            <text:p>0.1822408</text:p>
          </table:table-cell>
          <table:table-cell office:value-type="float" office:value="0.03484847" calcext:value-type="float">
            <text:p>0.03484847</text:p>
          </table:table-cell>
          <table:table-cell office:value-type="float" office:value="0.03396372" calcext:value-type="float">
            <text:p>0.03396372</text:p>
          </table:table-cell>
          <table:table-cell office:value-type="float" office:value="0.01810475" calcext:value-type="float">
            <text:p>0.01810475</text:p>
          </table:table-cell>
          <table:table-cell office:value-type="float" office:value="0.0142557" calcext:value-type="float">
            <text:p>0.0142557</text:p>
          </table:table-cell>
          <table:table-cell office:value-type="float" office:value="0.02710166" calcext:value-type="float">
            <text:p>0.02710166</text:p>
          </table:table-cell>
          <table:table-cell office:value-type="float" office:value="0.02184193" calcext:value-type="float">
            <text:p>0.02184193</text:p>
          </table:table-cell>
          <table:table-cell office:value-type="float" office:value="0.01848152" calcext:value-type="float">
            <text:p>0.01848152</text:p>
          </table:table-cell>
          <table:table-cell office:value-type="float" office:value="0.01900623" calcext:value-type="float">
            <text:p>0.01900623</text:p>
          </table:table-cell>
          <table:table-cell office:value-type="float" office:value="0.02216049" calcext:value-type="float">
            <text:p>0.02216049</text:p>
          </table:table-cell>
          <table:table-cell office:value-type="float" office:value="0.005958756" calcext:value-type="float">
            <text:p>0.005958756</text:p>
          </table:table-cell>
          <table:table-cell office:value-type="float" office:value="0.006045012" calcext:value-type="float">
            <text:p>0.006045012</text:p>
          </table:table-cell>
          <table:table-cell office:value-type="float" office:value="0" calcext:value-type="float">
            <text:p>0</text:p>
          </table:table-cell>
          <table:table-cell office:value-type="float" office:value="45.14735" calcext:value-type="float">
            <text:p>45.14735</text:p>
          </table:table-cell>
          <table:table-cell office:value-type="float" office:value="73.36557" calcext:value-type="float">
            <text:p>73.36557</text:p>
          </table:table-cell>
          <table:table-cell office:value-type="float" office:value="43.21381" calcext:value-type="float">
            <text:p>43.21381</text:p>
          </table:table-cell>
          <table:table-cell office:value-type="float" office:value="27.70481" calcext:value-type="float">
            <text:p>27.70481</text:p>
          </table:table-cell>
          <table:table-cell office:value-type="float" office:value="26.93086" calcext:value-type="float">
            <text:p>26.93086</text:p>
          </table:table-cell>
          <table:table-cell office:value-type="float" office:value="17.75961" calcext:value-type="float">
            <text:p>17.75961</text:p>
          </table:table-cell>
          <table:table-cell office:value-type="float" office:value="13.38519" calcext:value-type="float">
            <text:p>13.38519</text:p>
          </table:table-cell>
          <table:table-cell office:value-type="float" office:value="9.410274" calcext:value-type="float">
            <text:p>9.410274</text:p>
          </table:table-cell>
          <table:table-cell office:value-type="float" office:value="3.235919" calcext:value-type="float">
            <text:p>3.235919</text:p>
          </table:table-cell>
          <table:table-cell office:value-type="float" office:value="1.003488" calcext:value-type="float">
            <text:p>1.003488</text:p>
          </table:table-cell>
          <table:table-cell office:value-type="float" office:value="0.3900106" calcext:value-type="float">
            <text:p>0.3900106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3408328" calcext:value-type="float">
            <text:p>0.3408328</text:p>
          </table:table-cell>
          <table:table-cell office:value-type="float" office:value="0.362638" calcext:value-type="float">
            <text:p>0.362638</text:p>
          </table:table-cell>
          <table:table-cell office:value-type="float" office:value="0" calcext:value-type="float">
            <text:p>0</text:p>
          </table:table-cell>
          <table:table-cell office:value-type="float" office:value="3465.16" calcext:value-type="float">
            <text:p>3465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7747" calcext:value-type="float">
            <text:p>-0.23077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21.92004" calcext:value-type="float">
            <text:p>21.92004</text:p>
          </table:table-cell>
          <table:table-cell office:value-type="float" office:value="1093.203" calcext:value-type="float">
            <text:p>1093.203</text:p>
          </table:table-cell>
          <table:table-cell office:value-type="float" office:value="8.97" calcext:value-type="float">
            <text:p>8.97</text:p>
          </table:table-cell>
          <table:table-cell office:value-type="float" office:value="-0.01043165" calcext:value-type="float">
            <text:p>-0.01043165</text:p>
          </table:table-cell>
          <table:table-cell office:value-type="float" office:value="2.559342" calcext:value-type="float">
            <text:p>2.559342</text:p>
          </table:table-cell>
          <table:table-cell office:value-type="float" office:value="18.06159" calcext:value-type="float">
            <text:p>18.06159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08843" calcext:value-type="float">
            <text:p>0.005008843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5496" calcext:value-type="float">
            <text:p>2.105496</text:p>
          </table:table-cell>
          <table:table-cell office:value-type="float" office:value="-0.08128486" calcext:value-type="float">
            <text:p>-0.08128486</text:p>
          </table:table-cell>
          <table:table-cell office:value-type="float" office:value="0.0009240622" calcext:value-type="float">
            <text:p>0.0009240622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5856" calcext:value-type="float">
            <text:p>16.5856</text:p>
          </table:table-cell>
          <table:table-cell office:value-type="float" office:value="19.55547" calcext:value-type="float">
            <text:p>19.55547</text:p>
          </table:table-cell>
          <table:table-cell office:value-type="float" office:value="55.87231" calcext:value-type="float">
            <text:p>55.87231</text:p>
          </table:table-cell>
          <table:table-cell office:value-type="float" office:value="0.1767128" calcext:value-type="float">
            <text:p>0.1767128</text:p>
          </table:table-cell>
          <table:table-cell office:value-type="float" office:value="0.03548632" calcext:value-type="float">
            <text:p>0.03548632</text:p>
          </table:table-cell>
          <table:table-cell office:value-type="float" office:value="0.03396904" calcext:value-type="float">
            <text:p>0.03396904</text:p>
          </table:table-cell>
          <table:table-cell office:value-type="float" office:value="0.01789049" calcext:value-type="float">
            <text:p>0.01789049</text:p>
          </table:table-cell>
          <table:table-cell office:value-type="float" office:value="0.0140872" calcext:value-type="float">
            <text:p>0.0140872</text:p>
          </table:table-cell>
          <table:table-cell office:value-type="float" office:value="0.02703367" calcext:value-type="float">
            <text:p>0.02703367</text:p>
          </table:table-cell>
          <table:table-cell office:value-type="float" office:value="0.0217921" calcext:value-type="float">
            <text:p>0.0217921</text:p>
          </table:table-cell>
          <table:table-cell office:value-type="float" office:value="0.01842819" calcext:value-type="float">
            <text:p>0.01842819</text:p>
          </table:table-cell>
          <table:table-cell office:value-type="float" office:value="0.01894224" calcext:value-type="float">
            <text:p>0.01894224</text:p>
          </table:table-cell>
          <table:table-cell office:value-type="float" office:value="0.02222748" calcext:value-type="float">
            <text:p>0.02222748</text:p>
          </table:table-cell>
          <table:table-cell office:value-type="float" office:value="0.005954962" calcext:value-type="float">
            <text:p>0.005954962</text:p>
          </table:table-cell>
          <table:table-cell office:value-type="float" office:value="0.006043969" calcext:value-type="float">
            <text:p>0.006043969</text:p>
          </table:table-cell>
          <table:table-cell office:value-type="float" office:value="0" calcext:value-type="float">
            <text:p>0</text:p>
          </table:table-cell>
          <table:table-cell office:value-type="float" office:value="37.10867" calcext:value-type="float">
            <text:p>37.10867</text:p>
          </table:table-cell>
          <table:table-cell office:value-type="float" office:value="78.25641" calcext:value-type="float">
            <text:p>78.25641</text:p>
          </table:table-cell>
          <table:table-cell office:value-type="float" office:value="44.02206" calcext:value-type="float">
            <text:p>44.02206</text:p>
          </table:table-cell>
          <table:table-cell office:value-type="float" office:value="28.08078" calcext:value-type="float">
            <text:p>28.08078</text:p>
          </table:table-cell>
          <table:table-cell office:value-type="float" office:value="27.12311" calcext:value-type="float">
            <text:p>27.12311</text:p>
          </table:table-cell>
          <table:table-cell office:value-type="float" office:value="17.75544" calcext:value-type="float">
            <text:p>17.75544</text:p>
          </table:table-cell>
          <table:table-cell office:value-type="float" office:value="13.39175" calcext:value-type="float">
            <text:p>13.39175</text:p>
          </table:table-cell>
          <table:table-cell office:value-type="float" office:value="9.424809" calcext:value-type="float">
            <text:p>9.424809</text:p>
          </table:table-cell>
          <table:table-cell office:value-type="float" office:value="3.243663" calcext:value-type="float">
            <text:p>3.243663</text:p>
          </table:table-cell>
          <table:table-cell office:value-type="float" office:value="1.006271" calcext:value-type="float">
            <text:p>1.006271</text:p>
          </table:table-cell>
          <table:table-cell office:value-type="float" office:value="0.3908838" calcext:value-type="float">
            <text:p>0.3908838</text:p>
          </table:table-cell>
          <table:table-cell office:value-type="float" office:value="0.2121721" calcext:value-type="float">
            <text:p>0.2121721</text:p>
          </table:table-cell>
          <table:table-cell office:value-type="float" office:value="0.340273" calcext:value-type="float">
            <text:p>0.340273</text:p>
          </table:table-cell>
          <table:table-cell office:value-type="float" office:value="0.362641" calcext:value-type="float">
            <text:p>0.362641</text:p>
          </table:table-cell>
          <table:table-cell office:value-type="float" office:value="0" calcext:value-type="float">
            <text:p>0</text:p>
          </table:table-cell>
          <table:table-cell office:value-type="float" office:value="3818.193" calcext:value-type="float">
            <text:p>3818.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09639" calcext:value-type="float">
            <text:p>-0.23096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21.71799" calcext:value-type="float">
            <text:p>21.71799</text:p>
          </table:table-cell>
          <table:table-cell office:value-type="float" office:value="1093.188" calcext:value-type="float">
            <text:p>1093.188</text:p>
          </table:table-cell>
          <table:table-cell office:value-type="float" office:value="8.97" calcext:value-type="float">
            <text:p>8.97</text:p>
          </table:table-cell>
          <table:table-cell office:value-type="float" office:value="-0.01529466" calcext:value-type="float">
            <text:p>-0.01529466</text:p>
          </table:table-cell>
          <table:table-cell office:value-type="float" office:value="2.533233" calcext:value-type="float">
            <text:p>2.533233</text:p>
          </table:table-cell>
          <table:table-cell office:value-type="float" office:value="18.29263" calcext:value-type="float">
            <text:p>18.29263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11" calcext:value-type="float">
            <text:p>0.0050111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5891" calcext:value-type="float">
            <text:p>2.105891</text:p>
          </table:table-cell>
          <table:table-cell office:value-type="float" office:value="-0.08182483" calcext:value-type="float">
            <text:p>-0.08182483</text:p>
          </table:table-cell>
          <table:table-cell office:value-type="float" office:value="0.0008408017" calcext:value-type="float">
            <text:p>0.0008408017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51324" calcext:value-type="float">
            <text:p>16.51324</text:p>
          </table:table-cell>
          <table:table-cell office:value-type="float" office:value="20.09935" calcext:value-type="float">
            <text:p>20.09935</text:p>
          </table:table-cell>
          <table:table-cell office:value-type="float" office:value="54.96223" calcext:value-type="float">
            <text:p>54.96223</text:p>
          </table:table-cell>
          <table:table-cell office:value-type="float" office:value="0.1863515" calcext:value-type="float">
            <text:p>0.1863515</text:p>
          </table:table-cell>
          <table:table-cell office:value-type="float" office:value="0.03860509" calcext:value-type="float">
            <text:p>0.03860509</text:p>
          </table:table-cell>
          <table:table-cell office:value-type="float" office:value="0.03605747" calcext:value-type="float">
            <text:p>0.03605747</text:p>
          </table:table-cell>
          <table:table-cell office:value-type="float" office:value="0.01758494" calcext:value-type="float">
            <text:p>0.01758494</text:p>
          </table:table-cell>
          <table:table-cell office:value-type="float" office:value="0.01384516" calcext:value-type="float">
            <text:p>0.01384516</text:p>
          </table:table-cell>
          <table:table-cell office:value-type="float" office:value="0.02693541" calcext:value-type="float">
            <text:p>0.02693541</text:p>
          </table:table-cell>
          <table:table-cell office:value-type="float" office:value="0.02174508" calcext:value-type="float">
            <text:p>0.02174508</text:p>
          </table:table-cell>
          <table:table-cell office:value-type="float" office:value="0.01837897" calcext:value-type="float">
            <text:p>0.01837897</text:p>
          </table:table-cell>
          <table:table-cell office:value-type="float" office:value="0.01887878" calcext:value-type="float">
            <text:p>0.01887878</text:p>
          </table:table-cell>
          <table:table-cell office:value-type="float" office:value="0.02229635" calcext:value-type="float">
            <text:p>0.02229635</text:p>
          </table:table-cell>
          <table:table-cell office:value-type="float" office:value="0.005951312" calcext:value-type="float">
            <text:p>0.005951312</text:p>
          </table:table-cell>
          <table:table-cell office:value-type="float" office:value="0.006042914" calcext:value-type="float">
            <text:p>0.006042914</text:p>
          </table:table-cell>
          <table:table-cell office:value-type="float" office:value="0" calcext:value-type="float">
            <text:p>0</text:p>
          </table:table-cell>
          <table:table-cell office:value-type="float" office:value="31.04479" calcext:value-type="float">
            <text:p>31.04479</text:p>
          </table:table-cell>
          <table:table-cell office:value-type="float" office:value="82.97105" calcext:value-type="float">
            <text:p>82.97105</text:p>
          </table:table-cell>
          <table:table-cell office:value-type="float" office:value="45.11003" calcext:value-type="float">
            <text:p>45.11003</text:p>
          </table:table-cell>
          <table:table-cell office:value-type="float" office:value="28.55081" calcext:value-type="float">
            <text:p>28.55081</text:p>
          </table:table-cell>
          <table:table-cell office:value-type="float" office:value="27.39965" calcext:value-type="float">
            <text:p>27.39965</text:p>
          </table:table-cell>
          <table:table-cell office:value-type="float" office:value="17.75167" calcext:value-type="float">
            <text:p>17.75167</text:p>
          </table:table-cell>
          <table:table-cell office:value-type="float" office:value="13.39779" calcext:value-type="float">
            <text:p>13.39779</text:p>
          </table:table-cell>
          <table:table-cell office:value-type="float" office:value="9.43984" calcext:value-type="float">
            <text:p>9.43984</text:p>
          </table:table-cell>
          <table:table-cell office:value-type="float" office:value="3.251497" calcext:value-type="float">
            <text:p>3.251497</text:p>
          </table:table-cell>
          <table:table-cell office:value-type="float" office:value="1.009141" calcext:value-type="float">
            <text:p>1.009141</text:p>
          </table:table-cell>
          <table:table-cell office:value-type="float" office:value="0.3918104" calcext:value-type="float">
            <text:p>0.3918104</text:p>
          </table:table-cell>
          <table:table-cell office:value-type="float" office:value="0.2126965" calcext:value-type="float">
            <text:p>0.2126965</text:p>
          </table:table-cell>
          <table:table-cell office:value-type="float" office:value="0.3397602" calcext:value-type="float">
            <text:p>0.3397602</text:p>
          </table:table-cell>
          <table:table-cell office:value-type="float" office:value="0.362644" calcext:value-type="float">
            <text:p>0.362644</text:p>
          </table:table-cell>
          <table:table-cell office:value-type="float" office:value="0" calcext:value-type="float">
            <text:p>0</text:p>
          </table:table-cell>
          <table:table-cell office:value-type="float" office:value="4508.398" calcext:value-type="float">
            <text:p>4508.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13088" calcext:value-type="float">
            <text:p>-0.23130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21.48768" calcext:value-type="float">
            <text:p>21.48768</text:p>
          </table:table-cell>
          <table:table-cell office:value-type="float" office:value="1093.168" calcext:value-type="float">
            <text:p>1093.168</text:p>
          </table:table-cell>
          <table:table-cell office:value-type="float" office:value="8.97" calcext:value-type="float">
            <text:p>8.97</text:p>
          </table:table-cell>
          <table:table-cell office:value-type="float" office:value="-0.02447917" calcext:value-type="float">
            <text:p>-0.02447917</text:p>
          </table:table-cell>
          <table:table-cell office:value-type="float" office:value="2.498046" calcext:value-type="float">
            <text:p>2.498046</text:p>
          </table:table-cell>
          <table:table-cell office:value-type="float" office:value="18.56116" calcext:value-type="float">
            <text:p>18.56116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2918" calcext:value-type="float">
            <text:p>0.005012918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6215" calcext:value-type="float">
            <text:p>2.106215</text:p>
          </table:table-cell>
          <table:table-cell office:value-type="float" office:value="-0.08255454" calcext:value-type="float">
            <text:p>-0.08255454</text:p>
          </table:table-cell>
          <table:table-cell office:value-type="float" office:value="0.0007463858" calcext:value-type="float">
            <text:p>0.0007463858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42108" calcext:value-type="float">
            <text:p>16.42108</text:p>
          </table:table-cell>
          <table:table-cell office:value-type="float" office:value="20.29921" calcext:value-type="float">
            <text:p>20.29921</text:p>
          </table:table-cell>
          <table:table-cell office:value-type="float" office:value="53.90242" calcext:value-type="float">
            <text:p>53.90242</text:p>
          </table:table-cell>
          <table:table-cell office:value-type="float" office:value="0.2021891" calcext:value-type="float">
            <text:p>0.2021891</text:p>
          </table:table-cell>
          <table:table-cell office:value-type="float" office:value="0.04264154" calcext:value-type="float">
            <text:p>0.04264154</text:p>
          </table:table-cell>
          <table:table-cell office:value-type="float" office:value="0.0392866" calcext:value-type="float">
            <text:p>0.0392866</text:p>
          </table:table-cell>
          <table:table-cell office:value-type="float" office:value="0.01728051" calcext:value-type="float">
            <text:p>0.01728051</text:p>
          </table:table-cell>
          <table:table-cell office:value-type="float" office:value="0.01356457" calcext:value-type="float">
            <text:p>0.01356457</text:p>
          </table:table-cell>
          <table:table-cell office:value-type="float" office:value="0.02680475" calcext:value-type="float">
            <text:p>0.02680475</text:p>
          </table:table-cell>
          <table:table-cell office:value-type="float" office:value="0.02169437" calcext:value-type="float">
            <text:p>0.02169437</text:p>
          </table:table-cell>
          <table:table-cell office:value-type="float" office:value="0.01833215" calcext:value-type="float">
            <text:p>0.01833215</text:p>
          </table:table-cell>
          <table:table-cell office:value-type="float" office:value="0.01881601" calcext:value-type="float">
            <text:p>0.01881601</text:p>
          </table:table-cell>
          <table:table-cell office:value-type="float" office:value="0.02236706" calcext:value-type="float">
            <text:p>0.02236706</text:p>
          </table:table-cell>
          <table:table-cell office:value-type="float" office:value="0.00594781" calcext:value-type="float">
            <text:p>0.00594781</text:p>
          </table:table-cell>
          <table:table-cell office:value-type="float" office:value="0.006041861" calcext:value-type="float">
            <text:p>0.006041861</text:p>
          </table:table-cell>
          <table:table-cell office:value-type="float" office:value="0" calcext:value-type="float">
            <text:p>0</text:p>
          </table:table-cell>
          <table:table-cell office:value-type="float" office:value="26.63941" calcext:value-type="float">
            <text:p>26.63941</text:p>
          </table:table-cell>
          <table:table-cell office:value-type="float" office:value="87.72201" calcext:value-type="float">
            <text:p>87.72201</text:p>
          </table:table-cell>
          <table:table-cell office:value-type="float" office:value="46.48538" calcext:value-type="float">
            <text:p>46.48538</text:p>
          </table:table-cell>
          <table:table-cell office:value-type="float" office:value="29.0938" calcext:value-type="float">
            <text:p>29.0938</text:p>
          </table:table-cell>
          <table:table-cell office:value-type="float" office:value="27.73438" calcext:value-type="float">
            <text:p>27.73438</text:p>
          </table:table-cell>
          <table:table-cell office:value-type="float" office:value="17.73774" calcext:value-type="float">
            <text:p>17.73774</text:p>
          </table:table-cell>
          <table:table-cell office:value-type="float" office:value="13.40675" calcext:value-type="float">
            <text:p>13.40675</text:p>
          </table:table-cell>
          <table:table-cell office:value-type="float" office:value="9.455855" calcext:value-type="float">
            <text:p>9.455855</text:p>
          </table:table-cell>
          <table:table-cell office:value-type="float" office:value="3.259555" calcext:value-type="float">
            <text:p>3.259555</text:p>
          </table:table-cell>
          <table:table-cell office:value-type="float" office:value="1.012035" calcext:value-type="float">
            <text:p>1.012035</text:p>
          </table:table-cell>
          <table:table-cell office:value-type="float" office:value="0.3928057" calcext:value-type="float">
            <text:p>0.3928057</text:p>
          </table:table-cell>
          <table:table-cell office:value-type="float" office:value="0.2132572" calcext:value-type="float">
            <text:p>0.2132572</text:p>
          </table:table-cell>
          <table:table-cell office:value-type="float" office:value="0.339299" calcext:value-type="float">
            <text:p>0.339299</text:p>
          </table:table-cell>
          <table:table-cell office:value-type="float" office:value="0.3626471" calcext:value-type="float">
            <text:p>0.3626471</text:p>
          </table:table-cell>
          <table:table-cell office:value-type="float" office:value="0" calcext:value-type="float">
            <text:p>0</text:p>
          </table:table-cell>
          <table:table-cell office:value-type="float" office:value="5250.592" calcext:value-type="float">
            <text:p>5250.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18076" calcext:value-type="float">
            <text:p>-0.23180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21.26111" calcext:value-type="float">
            <text:p>21.26111</text:p>
          </table:table-cell>
          <table:table-cell office:value-type="float" office:value="1093.145" calcext:value-type="float">
            <text:p>1093.145</text:p>
          </table:table-cell>
          <table:table-cell office:value-type="float" office:value="8.97" calcext:value-type="float">
            <text:p>8.97</text:p>
          </table:table-cell>
          <table:table-cell office:value-type="float" office:value="-0.03968684" calcext:value-type="float">
            <text:p>-0.03968684</text:p>
          </table:table-cell>
          <table:table-cell office:value-type="float" office:value="2.457991" calcext:value-type="float">
            <text:p>2.457991</text:p>
          </table:table-cell>
          <table:table-cell office:value-type="float" office:value="18.8283" calcext:value-type="float">
            <text:p>18.8283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4216" calcext:value-type="float">
            <text:p>0.005014216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648" calcext:value-type="float">
            <text:p>2.10648</text:p>
          </table:table-cell>
          <table:table-cell office:value-type="float" office:value="-0.08333419" calcext:value-type="float">
            <text:p>-0.08333419</text:p>
          </table:table-cell>
          <table:table-cell office:value-type="float" office:value="0.0006446696" calcext:value-type="float">
            <text:p>0.0006446696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32566" calcext:value-type="float">
            <text:p>16.32566</text:p>
          </table:table-cell>
          <table:table-cell office:value-type="float" office:value="20.2299" calcext:value-type="float">
            <text:p>20.2299</text:p>
          </table:table-cell>
          <table:table-cell office:value-type="float" office:value="52.79968" calcext:value-type="float">
            <text:p>52.79968</text:p>
          </table:table-cell>
          <table:table-cell office:value-type="float" office:value="0.2151611" calcext:value-type="float">
            <text:p>0.2151611</text:p>
          </table:table-cell>
          <table:table-cell office:value-type="float" office:value="0.04550023" calcext:value-type="float">
            <text:p>0.04550023</text:p>
          </table:table-cell>
          <table:table-cell office:value-type="float" office:value="0.04150502" calcext:value-type="float">
            <text:p>0.04150502</text:p>
          </table:table-cell>
          <table:table-cell office:value-type="float" office:value="0.01700911" calcext:value-type="float">
            <text:p>0.01700911</text:p>
          </table:table-cell>
          <table:table-cell office:value-type="float" office:value="0.01335942" calcext:value-type="float">
            <text:p>0.01335942</text:p>
          </table:table-cell>
          <table:table-cell office:value-type="float" office:value="0.02666453" calcext:value-type="float">
            <text:p>0.02666453</text:p>
          </table:table-cell>
          <table:table-cell office:value-type="float" office:value="0.02163731" calcext:value-type="float">
            <text:p>0.02163731</text:p>
          </table:table-cell>
          <table:table-cell office:value-type="float" office:value="0.01828615" calcext:value-type="float">
            <text:p>0.01828615</text:p>
          </table:table-cell>
          <table:table-cell office:value-type="float" office:value="0.0187539" calcext:value-type="float">
            <text:p>0.0187539</text:p>
          </table:table-cell>
          <table:table-cell office:value-type="float" office:value="0.02243965" calcext:value-type="float">
            <text:p>0.02243965</text:p>
          </table:table-cell>
          <table:table-cell office:value-type="float" office:value="0.005944438" calcext:value-type="float">
            <text:p>0.005944438</text:p>
          </table:table-cell>
          <table:table-cell office:value-type="float" office:value="0.006040797" calcext:value-type="float">
            <text:p>0.006040797</text:p>
          </table:table-cell>
          <table:table-cell office:value-type="float" office:value="0" calcext:value-type="float">
            <text:p>0</text:p>
          </table:table-cell>
          <table:table-cell office:value-type="float" office:value="23.85614" calcext:value-type="float">
            <text:p>23.85614</text:p>
          </table:table-cell>
          <table:table-cell office:value-type="float" office:value="91.99946" calcext:value-type="float">
            <text:p>91.99946</text:p>
          </table:table-cell>
          <table:table-cell office:value-type="float" office:value="47.92631" calcext:value-type="float">
            <text:p>47.92631</text:p>
          </table:table-cell>
          <table:table-cell office:value-type="float" office:value="29.65138" calcext:value-type="float">
            <text:p>29.65138</text:p>
          </table:table-cell>
          <table:table-cell office:value-type="float" office:value="28.08608" calcext:value-type="float">
            <text:p>28.08608</text:p>
          </table:table-cell>
          <table:table-cell office:value-type="float" office:value="17.69602" calcext:value-type="float">
            <text:p>17.69602</text:p>
          </table:table-cell>
          <table:table-cell office:value-type="float" office:value="13.4184" calcext:value-type="float">
            <text:p>13.4184</text:p>
          </table:table-cell>
          <table:table-cell office:value-type="float" office:value="9.473087" calcext:value-type="float">
            <text:p>9.473087</text:p>
          </table:table-cell>
          <table:table-cell office:value-type="float" office:value="3.267949" calcext:value-type="float">
            <text:p>3.267949</text:p>
          </table:table-cell>
          <table:table-cell office:value-type="float" office:value="1.014981" calcext:value-type="float">
            <text:p>1.014981</text:p>
          </table:table-cell>
          <table:table-cell office:value-type="float" office:value="0.3938943" calcext:value-type="float">
            <text:p>0.3938943</text:p>
          </table:table-cell>
          <table:table-cell office:value-type="float" office:value="0.2138468" calcext:value-type="float">
            <text:p>0.2138468</text:p>
          </table:table-cell>
          <table:table-cell office:value-type="float" office:value="0.33889" calcext:value-type="float">
            <text:p>0.33889</text:p>
          </table:table-cell>
          <table:table-cell office:value-type="float" office:value="0.3626501" calcext:value-type="float">
            <text:p>0.3626501</text:p>
          </table:table-cell>
          <table:table-cell office:value-type="float" office:value="0" calcext:value-type="float">
            <text:p>0</text:p>
          </table:table-cell>
          <table:table-cell office:value-type="float" office:value="5995.071" calcext:value-type="float">
            <text:p>5995.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23364" calcext:value-type="float">
            <text:p>-0.2323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21.00412" calcext:value-type="float">
            <text:p>21.00412</text:p>
          </table:table-cell>
          <table:table-cell office:value-type="float" office:value="1093.118" calcext:value-type="float">
            <text:p>1093.118</text:p>
          </table:table-cell>
          <table:table-cell office:value-type="float" office:value="8.97" calcext:value-type="float">
            <text:p>8.97</text:p>
          </table:table-cell>
          <table:table-cell office:value-type="float" office:value="-0.05878931" calcext:value-type="float">
            <text:p>-0.05878931</text:p>
          </table:table-cell>
          <table:table-cell office:value-type="float" office:value="2.415458" calcext:value-type="float">
            <text:p>2.415458</text:p>
          </table:table-cell>
          <table:table-cell office:value-type="float" office:value="19.12932" calcext:value-type="float">
            <text:p>19.12932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5356" calcext:value-type="float">
            <text:p>0.005015356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6693" calcext:value-type="float">
            <text:p>2.106693</text:p>
          </table:table-cell>
          <table:table-cell office:value-type="float" office:value="-0.08431692" calcext:value-type="float">
            <text:p>-0.08431692</text:p>
          </table:table-cell>
          <table:table-cell office:value-type="float" office:value="0.0005320833" calcext:value-type="float">
            <text:p>0.0005320833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16385" calcext:value-type="float">
            <text:p>16.16385</text:p>
          </table:table-cell>
          <table:table-cell office:value-type="float" office:value="20.0149" calcext:value-type="float">
            <text:p>20.0149</text:p>
          </table:table-cell>
          <table:table-cell office:value-type="float" office:value="51.65229" calcext:value-type="float">
            <text:p>51.65229</text:p>
          </table:table-cell>
          <table:table-cell office:value-type="float" office:value="0.2260732" calcext:value-type="float">
            <text:p>0.2260732</text:p>
          </table:table-cell>
          <table:table-cell office:value-type="float" office:value="0.04879887" calcext:value-type="float">
            <text:p>0.04879887</text:p>
          </table:table-cell>
          <table:table-cell office:value-type="float" office:value="0.04460958" calcext:value-type="float">
            <text:p>0.04460958</text:p>
          </table:table-cell>
          <table:table-cell office:value-type="float" office:value="0.01691617" calcext:value-type="float">
            <text:p>0.01691617</text:p>
          </table:table-cell>
          <table:table-cell office:value-type="float" office:value="0.01316407" calcext:value-type="float">
            <text:p>0.01316407</text:p>
          </table:table-cell>
          <table:table-cell office:value-type="float" office:value="0.02652228" calcext:value-type="float">
            <text:p>0.02652228</text:p>
          </table:table-cell>
          <table:table-cell office:value-type="float" office:value="0.02157641" calcext:value-type="float">
            <text:p>0.02157641</text:p>
          </table:table-cell>
          <table:table-cell office:value-type="float" office:value="0.01823981" calcext:value-type="float">
            <text:p>0.01823981</text:p>
          </table:table-cell>
          <table:table-cell office:value-type="float" office:value="0.0186913" calcext:value-type="float">
            <text:p>0.0186913</text:p>
          </table:table-cell>
          <table:table-cell office:value-type="float" office:value="0.02251415" calcext:value-type="float">
            <text:p>0.02251415</text:p>
          </table:table-cell>
          <table:table-cell office:value-type="float" office:value="0.005941187" calcext:value-type="float">
            <text:p>0.005941187</text:p>
          </table:table-cell>
          <table:table-cell office:value-type="float" office:value="0.00603972" calcext:value-type="float">
            <text:p>0.00603972</text:p>
          </table:table-cell>
          <table:table-cell office:value-type="float" office:value="0" calcext:value-type="float">
            <text:p>0</text:p>
          </table:table-cell>
          <table:table-cell office:value-type="float" office:value="22.06264" calcext:value-type="float">
            <text:p>22.06264</text:p>
          </table:table-cell>
          <table:table-cell office:value-type="float" office:value="96.46606" calcext:value-type="float">
            <text:p>96.46606</text:p>
          </table:table-cell>
          <table:table-cell office:value-type="float" office:value="49.63097" calcext:value-type="float">
            <text:p>49.63097</text:p>
          </table:table-cell>
          <table:table-cell office:value-type="float" office:value="30.26159" calcext:value-type="float">
            <text:p>30.26159</text:p>
          </table:table-cell>
          <table:table-cell office:value-type="float" office:value="28.47296" calcext:value-type="float">
            <text:p>28.47296</text:p>
          </table:table-cell>
          <table:table-cell office:value-type="float" office:value="17.64377" calcext:value-type="float">
            <text:p>17.64377</text:p>
          </table:table-cell>
          <table:table-cell office:value-type="float" office:value="13.43323" calcext:value-type="float">
            <text:p>13.43323</text:p>
          </table:table-cell>
          <table:table-cell office:value-type="float" office:value="9.491512" calcext:value-type="float">
            <text:p>9.491512</text:p>
          </table:table-cell>
          <table:table-cell office:value-type="float" office:value="3.27672" calcext:value-type="float">
            <text:p>3.27672</text:p>
          </table:table-cell>
          <table:table-cell office:value-type="float" office:value="1.017996" calcext:value-type="float">
            <text:p>1.017996</text:p>
          </table:table-cell>
          <table:table-cell office:value-type="float" office:value="0.3949912" calcext:value-type="float">
            <text:p>0.3949912</text:p>
          </table:table-cell>
          <table:table-cell office:value-type="float" office:value="0.2144579" calcext:value-type="float">
            <text:p>0.2144579</text:p>
          </table:table-cell>
          <table:table-cell office:value-type="float" office:value="0.3385315" calcext:value-type="float">
            <text:p>0.3385315</text:p>
          </table:table-cell>
          <table:table-cell office:value-type="float" office:value="0.3626531" calcext:value-type="float">
            <text:p>0.3626531</text:p>
          </table:table-cell>
          <table:table-cell office:value-type="float" office:value="0" calcext:value-type="float">
            <text:p>0</text:p>
          </table:table-cell>
          <table:table-cell office:value-type="float" office:value="6901.385" calcext:value-type="float">
            <text:p>6901.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28752" calcext:value-type="float">
            <text:p>-0.23287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0.81998" calcext:value-type="float">
            <text:p>20.81998</text:p>
          </table:table-cell>
          <table:table-cell office:value-type="float" office:value="1093.094" calcext:value-type="float">
            <text:p>1093.094</text:p>
          </table:table-cell>
          <table:table-cell office:value-type="float" office:value="8.97" calcext:value-type="float">
            <text:p>8.97</text:p>
          </table:table-cell>
          <table:table-cell office:value-type="float" office:value="-0.08179205" calcext:value-type="float">
            <text:p>-0.08179205</text:p>
          </table:table-cell>
          <table:table-cell office:value-type="float" office:value="2.358835" calcext:value-type="float">
            <text:p>2.358835</text:p>
          </table:table-cell>
          <table:table-cell office:value-type="float" office:value="19.36629" calcext:value-type="float">
            <text:p>19.36629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5939" calcext:value-type="float">
            <text:p>0.005015939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6847" calcext:value-type="float">
            <text:p>2.106847</text:p>
          </table:table-cell>
          <table:table-cell office:value-type="float" office:value="-0.08498458" calcext:value-type="float">
            <text:p>-0.08498458</text:p>
          </table:table-cell>
          <table:table-cell office:value-type="float" office:value="0.0004156447" calcext:value-type="float">
            <text:p>0.0004156447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14081" calcext:value-type="float">
            <text:p>16.14081</text:p>
          </table:table-cell>
          <table:table-cell office:value-type="float" office:value="19.60405" calcext:value-type="float">
            <text:p>19.60405</text:p>
          </table:table-cell>
          <table:table-cell office:value-type="float" office:value="50.35637" calcext:value-type="float">
            <text:p>50.35637</text:p>
          </table:table-cell>
          <table:table-cell office:value-type="float" office:value="0.2046051" calcext:value-type="float">
            <text:p>0.2046051</text:p>
          </table:table-cell>
          <table:table-cell office:value-type="float" office:value="0.04496637" calcext:value-type="float">
            <text:p>0.04496637</text:p>
          </table:table-cell>
          <table:table-cell office:value-type="float" office:value="0.04221945" calcext:value-type="float">
            <text:p>0.04221945</text:p>
          </table:table-cell>
          <table:table-cell office:value-type="float" office:value="0.01673464" calcext:value-type="float">
            <text:p>0.01673464</text:p>
          </table:table-cell>
          <table:table-cell office:value-type="float" office:value="0.01307684" calcext:value-type="float">
            <text:p>0.01307684</text:p>
          </table:table-cell>
          <table:table-cell office:value-type="float" office:value="0.02639867" calcext:value-type="float">
            <text:p>0.02639867</text:p>
          </table:table-cell>
          <table:table-cell office:value-type="float" office:value="0.02151383" calcext:value-type="float">
            <text:p>0.02151383</text:p>
          </table:table-cell>
          <table:table-cell office:value-type="float" office:value="0.01819258" calcext:value-type="float">
            <text:p>0.01819258</text:p>
          </table:table-cell>
          <table:table-cell office:value-type="float" office:value="0.01862795" calcext:value-type="float">
            <text:p>0.01862795</text:p>
          </table:table-cell>
          <table:table-cell office:value-type="float" office:value="0.02259158" calcext:value-type="float">
            <text:p>0.02259158</text:p>
          </table:table-cell>
          <table:table-cell office:value-type="float" office:value="0.005938037" calcext:value-type="float">
            <text:p>0.005938037</text:p>
          </table:table-cell>
          <table:table-cell office:value-type="float" office:value="0.006038627" calcext:value-type="float">
            <text:p>0.006038627</text:p>
          </table:table-cell>
          <table:table-cell office:value-type="float" office:value="0" calcext:value-type="float">
            <text:p>0</text:p>
          </table:table-cell>
          <table:table-cell office:value-type="float" office:value="21.65248" calcext:value-type="float">
            <text:p>21.65248</text:p>
          </table:table-cell>
          <table:table-cell office:value-type="float" office:value="99.61472" calcext:value-type="float">
            <text:p>99.61472</text:p>
          </table:table-cell>
          <table:table-cell office:value-type="float" office:value="50.95664" calcext:value-type="float">
            <text:p>50.95664</text:p>
          </table:table-cell>
          <table:table-cell office:value-type="float" office:value="30.79593" calcext:value-type="float">
            <text:p>30.79593</text:p>
          </table:table-cell>
          <table:table-cell office:value-type="float" office:value="28.82568" calcext:value-type="float">
            <text:p>28.82568</text:p>
          </table:table-cell>
          <table:table-cell office:value-type="float" office:value="17.57862" calcext:value-type="float">
            <text:p>17.57862</text:p>
          </table:table-cell>
          <table:table-cell office:value-type="float" office:value="13.44868" calcext:value-type="float">
            <text:p>13.44868</text:p>
          </table:table-cell>
          <table:table-cell office:value-type="float" office:value="9.511065" calcext:value-type="float">
            <text:p>9.511065</text:p>
          </table:table-cell>
          <table:table-cell office:value-type="float" office:value="3.285897" calcext:value-type="float">
            <text:p>3.285897</text:p>
          </table:table-cell>
          <table:table-cell office:value-type="float" office:value="1.021096" calcext:value-type="float">
            <text:p>1.021096</text:p>
          </table:table-cell>
          <table:table-cell office:value-type="float" office:value="0.3961037" calcext:value-type="float">
            <text:p>0.3961037</text:p>
          </table:table-cell>
          <table:table-cell office:value-type="float" office:value="0.2151285" calcext:value-type="float">
            <text:p>0.2151285</text:p>
          </table:table-cell>
          <table:table-cell office:value-type="float" office:value="0.338227" calcext:value-type="float">
            <text:p>0.338227</text:p>
          </table:table-cell>
          <table:table-cell office:value-type="float" office:value="0.3626561" calcext:value-type="float">
            <text:p>0.3626561</text:p>
          </table:table-cell>
          <table:table-cell office:value-type="float" office:value="0" calcext:value-type="float">
            <text:p>0</text:p>
          </table:table-cell>
          <table:table-cell office:value-type="float" office:value="7265.152" calcext:value-type="float">
            <text:p>7265.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31474" calcext:value-type="float">
            <text:p>-0.23314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0.64102" calcext:value-type="float">
            <text:p>20.64102</text:p>
          </table:table-cell>
          <table:table-cell office:value-type="float" office:value="1093.07" calcext:value-type="float">
            <text:p>1093.07</text:p>
          </table:table-cell>
          <table:table-cell office:value-type="float" office:value="8.97" calcext:value-type="float">
            <text:p>8.97</text:p>
          </table:table-cell>
          <table:table-cell office:value-type="float" office:value="-0.1054636" calcext:value-type="float">
            <text:p>-0.1054636</text:p>
          </table:table-cell>
          <table:table-cell office:value-type="float" office:value="2.297433" calcext:value-type="float">
            <text:p>2.297433</text:p>
          </table:table-cell>
          <table:table-cell office:value-type="float" office:value="19.60798" calcext:value-type="float">
            <text:p>19.60798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63" calcext:value-type="float">
            <text:p>0.0050163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698" calcext:value-type="float">
            <text:p>2.10698</text:p>
          </table:table-cell>
          <table:table-cell office:value-type="float" office:value="-0.0856462" calcext:value-type="float">
            <text:p>-0.0856462</text:p>
          </table:table-cell>
          <table:table-cell office:value-type="float" office:value="0.0002813748" calcext:value-type="float">
            <text:p>0.0002813748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11141" calcext:value-type="float">
            <text:p>16.11141</text:p>
          </table:table-cell>
          <table:table-cell office:value-type="float" office:value="17.28789" calcext:value-type="float">
            <text:p>17.28789</text:p>
          </table:table-cell>
          <table:table-cell office:value-type="float" office:value="49.20861" calcext:value-type="float">
            <text:p>49.20861</text:p>
          </table:table-cell>
          <table:table-cell office:value-type="float" office:value="0.3481383" calcext:value-type="float">
            <text:p>0.3481383</text:p>
          </table:table-cell>
          <table:table-cell office:value-type="float" office:value="0.04359017" calcext:value-type="float">
            <text:p>0.04359017</text:p>
          </table:table-cell>
          <table:table-cell office:value-type="float" office:value="0.04131545" calcext:value-type="float">
            <text:p>0.04131545</text:p>
          </table:table-cell>
          <table:table-cell office:value-type="float" office:value="0.01669515" calcext:value-type="float">
            <text:p>0.01669515</text:p>
          </table:table-cell>
          <table:table-cell office:value-type="float" office:value="0.01302608" calcext:value-type="float">
            <text:p>0.01302608</text:p>
          </table:table-cell>
          <table:table-cell office:value-type="float" office:value="0.02631778" calcext:value-type="float">
            <text:p>0.02631778</text:p>
          </table:table-cell>
          <table:table-cell office:value-type="float" office:value="0.0214585" calcext:value-type="float">
            <text:p>0.0214585</text:p>
          </table:table-cell>
          <table:table-cell office:value-type="float" office:value="0.01814484" calcext:value-type="float">
            <text:p>0.01814484</text:p>
          </table:table-cell>
          <table:table-cell office:value-type="float" office:value="0.01856376" calcext:value-type="float">
            <text:p>0.01856376</text:p>
          </table:table-cell>
          <table:table-cell office:value-type="float" office:value="0.02267124" calcext:value-type="float">
            <text:p>0.02267124</text:p>
          </table:table-cell>
          <table:table-cell office:value-type="float" office:value="0.005934993" calcext:value-type="float">
            <text:p>0.005934993</text:p>
          </table:table-cell>
          <table:table-cell office:value-type="float" office:value="0.006037512" calcext:value-type="float">
            <text:p>0.006037512</text:p>
          </table:table-cell>
          <table:table-cell office:value-type="float" office:value="0" calcext:value-type="float">
            <text:p>0</text:p>
          </table:table-cell>
          <table:table-cell office:value-type="float" office:value="18.5767" calcext:value-type="float">
            <text:p>18.5767</text:p>
          </table:table-cell>
          <table:table-cell office:value-type="float" office:value="102.3358" calcext:value-type="float">
            <text:p>102.3358</text:p>
          </table:table-cell>
          <table:table-cell office:value-type="float" office:value="53.2934" calcext:value-type="float">
            <text:p>53.2934</text:p>
          </table:table-cell>
          <table:table-cell office:value-type="float" office:value="31.29327" calcext:value-type="float">
            <text:p>31.29327</text:p>
          </table:table-cell>
          <table:table-cell office:value-type="float" office:value="29.14293" calcext:value-type="float">
            <text:p>29.14293</text:p>
          </table:table-cell>
          <table:table-cell office:value-type="float" office:value="17.51753" calcext:value-type="float">
            <text:p>17.51753</text:p>
          </table:table-cell>
          <table:table-cell office:value-type="float" office:value="13.46168" calcext:value-type="float">
            <text:p>13.46168</text:p>
          </table:table-cell>
          <table:table-cell office:value-type="float" office:value="9.530697" calcext:value-type="float">
            <text:p>9.530697</text:p>
          </table:table-cell>
          <table:table-cell office:value-type="float" office:value="3.295388" calcext:value-type="float">
            <text:p>3.295388</text:p>
          </table:table-cell>
          <table:table-cell office:value-type="float" office:value="1.024293" calcext:value-type="float">
            <text:p>1.024293</text:p>
          </table:table-cell>
          <table:table-cell office:value-type="float" office:value="0.3972393" calcext:value-type="float">
            <text:p>0.3972393</text:p>
          </table:table-cell>
          <table:table-cell office:value-type="float" office:value="0.2158049" calcext:value-type="float">
            <text:p>0.2158049</text:p>
          </table:table-cell>
          <table:table-cell office:value-type="float" office:value="0.337982" calcext:value-type="float">
            <text:p>0.337982</text:p>
          </table:table-cell>
          <table:table-cell office:value-type="float" office:value="0.3626591" calcext:value-type="float">
            <text:p>0.3626591</text:p>
          </table:table-cell>
          <table:table-cell office:value-type="float" office:value="0" calcext:value-type="float">
            <text:p>0</text:p>
          </table:table-cell>
          <table:table-cell office:value-type="float" office:value="7631.803" calcext:value-type="float">
            <text:p>7631.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34121" calcext:value-type="float">
            <text:p>-0.23341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20.54439" calcext:value-type="float">
            <text:p>20.54439</text:p>
          </table:table-cell>
          <table:table-cell office:value-type="float" office:value="1093.052" calcext:value-type="float">
            <text:p>1093.052</text:p>
          </table:table-cell>
          <table:table-cell office:value-type="float" office:value="8.97" calcext:value-type="float">
            <text:p>8.97</text:p>
          </table:table-cell>
          <table:table-cell office:value-type="float" office:value="-0.1271222" calcext:value-type="float">
            <text:p>-0.1271222</text:p>
          </table:table-cell>
          <table:table-cell office:value-type="float" office:value="2.198337" calcext:value-type="float">
            <text:p>2.19833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6626" calcext:value-type="float">
            <text:p>0.005016626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71" calcext:value-type="float">
            <text:p>2.1071</text:p>
          </table:table-cell>
          <table:table-cell office:value-type="float" office:value="-0.08599027" calcext:value-type="float">
            <text:p>-0.08599027</text:p>
          </table:table-cell>
          <table:table-cell office:value-type="float" office:value="0.0002440353" calcext:value-type="float">
            <text:p>0.0002440353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1073" calcext:value-type="float">
            <text:p>16.1073</text:p>
          </table:table-cell>
          <table:table-cell office:value-type="float" office:value="13.49176" calcext:value-type="float">
            <text:p>13.49176</text:p>
          </table:table-cell>
          <table:table-cell office:value-type="float" office:value="43.04678" calcext:value-type="float">
            <text:p>43.04678</text:p>
          </table:table-cell>
          <table:table-cell office:value-type="float" office:value="4.046852" calcext:value-type="float">
            <text:p>4.046852</text:p>
          </table:table-cell>
          <table:table-cell office:value-type="float" office:value="0.07995962" calcext:value-type="float">
            <text:p>0.07995962</text:p>
          </table:table-cell>
          <table:table-cell office:value-type="float" office:value="0.03821263" calcext:value-type="float">
            <text:p>0.03821263</text:p>
          </table:table-cell>
          <table:table-cell office:value-type="float" office:value="0.01654422" calcext:value-type="float">
            <text:p>0.01654422</text:p>
          </table:table-cell>
          <table:table-cell office:value-type="float" office:value="0.01302918" calcext:value-type="float">
            <text:p>0.01302918</text:p>
          </table:table-cell>
          <table:table-cell office:value-type="float" office:value="0.02627566" calcext:value-type="float">
            <text:p>0.02627566</text:p>
          </table:table-cell>
          <table:table-cell office:value-type="float" office:value="0.02141537" calcext:value-type="float">
            <text:p>0.02141537</text:p>
          </table:table-cell>
          <table:table-cell office:value-type="float" office:value="0.01809784" calcext:value-type="float">
            <text:p>0.01809784</text:p>
          </table:table-cell>
          <table:table-cell office:value-type="float" office:value="0.0184987" calcext:value-type="float">
            <text:p>0.0184987</text:p>
          </table:table-cell>
          <table:table-cell office:value-type="float" office:value="0.02275295" calcext:value-type="float">
            <text:p>0.02275295</text:p>
          </table:table-cell>
          <table:table-cell office:value-type="float" office:value="0.005932" calcext:value-type="float">
            <text:p>0.005932</text:p>
          </table:table-cell>
          <table:table-cell office:value-type="float" office:value="0.006036344" calcext:value-type="float">
            <text:p>0.006036344</text:p>
          </table:table-cell>
          <table:table-cell office:value-type="float" office:value="0" calcext:value-type="float">
            <text:p>0</text:p>
          </table:table-cell>
          <table:table-cell office:value-type="float" office:value="17.35291" calcext:value-type="float">
            <text:p>17.35291</text:p>
          </table:table-cell>
          <table:table-cell office:value-type="float" office:value="71.77763" calcext:value-type="float">
            <text:p>71.77763</text:p>
          </table:table-cell>
          <table:table-cell office:value-type="float" office:value="65.88274" calcext:value-type="float">
            <text:p>65.88274</text:p>
          </table:table-cell>
          <table:table-cell office:value-type="float" office:value="42.66616" calcext:value-type="float">
            <text:p>42.66616</text:p>
          </table:table-cell>
          <table:table-cell office:value-type="float" office:value="34.40562" calcext:value-type="float">
            <text:p>34.40562</text:p>
          </table:table-cell>
          <table:table-cell office:value-type="float" office:value="17.8494" calcext:value-type="float">
            <text:p>17.8494</text:p>
          </table:table-cell>
          <table:table-cell office:value-type="float" office:value="13.5166" calcext:value-type="float">
            <text:p>13.5166</text:p>
          </table:table-cell>
          <table:table-cell office:value-type="float" office:value="9.550606" calcext:value-type="float">
            <text:p>9.550606</text:p>
          </table:table-cell>
          <table:table-cell office:value-type="float" office:value="3.305058" calcext:value-type="float">
            <text:p>3.305058</text:p>
          </table:table-cell>
          <table:table-cell office:value-type="float" office:value="1.027573" calcext:value-type="float">
            <text:p>1.027573</text:p>
          </table:table-cell>
          <table:table-cell office:value-type="float" office:value="0.3983964" calcext:value-type="float">
            <text:p>0.3983964</text:p>
          </table:table-cell>
          <table:table-cell office:value-type="float" office:value="0.2164783" calcext:value-type="float">
            <text:p>0.2164783</text:p>
          </table:table-cell>
          <table:table-cell office:value-type="float" office:value="0.3377798" calcext:value-type="float">
            <text:p>0.3377798</text:p>
          </table:table-cell>
          <table:table-cell office:value-type="float" office:value="0.3626622" calcext:value-type="float">
            <text:p>0.3626622</text:p>
          </table:table-cell>
          <table:table-cell office:value-type="float" office:value="0" calcext:value-type="float">
            <text:p>0</text:p>
          </table:table-cell>
          <table:table-cell office:value-type="float" office:value="7712.042" calcext:value-type="float">
            <text:p>7712.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35793" calcext:value-type="float">
            <text:p>-0.23357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20.45261" calcext:value-type="float">
            <text:p>20.45261</text:p>
          </table:table-cell>
          <table:table-cell office:value-type="float" office:value="1093.039" calcext:value-type="float">
            <text:p>1093.039</text:p>
          </table:table-cell>
          <table:table-cell office:value-type="float" office:value="8.97" calcext:value-type="float">
            <text:p>8.97</text:p>
          </table:table-cell>
          <table:table-cell office:value-type="float" office:value="-0.1510652" calcext:value-type="float">
            <text:p>-0.1510652</text:p>
          </table:table-cell>
          <table:table-cell office:value-type="float" office:value="2.128518" calcext:value-type="float">
            <text:p>2.128518</text:p>
          </table:table-cell>
          <table:table-cell office:value-type="float" office:value="19.94871" calcext:value-type="float">
            <text:p>19.94871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6894" calcext:value-type="float">
            <text:p>0.005016894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7198" calcext:value-type="float">
            <text:p>2.107198</text:p>
          </table:table-cell>
          <table:table-cell office:value-type="float" office:value="-0.08635516" calcext:value-type="float">
            <text:p>-0.08635516</text:p>
          </table:table-cell>
          <table:table-cell office:value-type="float" office:value="0.0001084305" calcext:value-type="float">
            <text:p>0.0001084305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0982" calcext:value-type="float">
            <text:p>16.0982</text:p>
          </table:table-cell>
          <table:table-cell office:value-type="float" office:value="18.94151" calcext:value-type="float">
            <text:p>18.94151</text:p>
          </table:table-cell>
          <table:table-cell office:value-type="float" office:value="40.26528" calcext:value-type="float">
            <text:p>40.26528</text:p>
          </table:table-cell>
          <table:table-cell office:value-type="float" office:value="3.828356" calcext:value-type="float">
            <text:p>3.828356</text:p>
          </table:table-cell>
          <table:table-cell office:value-type="float" office:value="0.05343996" calcext:value-type="float">
            <text:p>0.05343996</text:p>
          </table:table-cell>
          <table:table-cell office:value-type="float" office:value="0.03641047" calcext:value-type="float">
            <text:p>0.03641047</text:p>
          </table:table-cell>
          <table:table-cell office:value-type="float" office:value="0.01675646" calcext:value-type="float">
            <text:p>0.01675646</text:p>
          </table:table-cell>
          <table:table-cell office:value-type="float" office:value="0.01327091" calcext:value-type="float">
            <text:p>0.01327091</text:p>
          </table:table-cell>
          <table:table-cell office:value-type="float" office:value="0.02632798" calcext:value-type="float">
            <text:p>0.02632798</text:p>
          </table:table-cell>
          <table:table-cell office:value-type="float" office:value="0.02139778" calcext:value-type="float">
            <text:p>0.02139778</text:p>
          </table:table-cell>
          <table:table-cell office:value-type="float" office:value="0.01805405" calcext:value-type="float">
            <text:p>0.01805405</text:p>
          </table:table-cell>
          <table:table-cell office:value-type="float" office:value="0.01843308" calcext:value-type="float">
            <text:p>0.01843308</text:p>
          </table:table-cell>
          <table:table-cell office:value-type="float" office:value="0.02283674" calcext:value-type="float">
            <text:p>0.02283674</text:p>
          </table:table-cell>
          <table:table-cell office:value-type="float" office:value="0.005929133" calcext:value-type="float">
            <text:p>0.005929133</text:p>
          </table:table-cell>
          <table:table-cell office:value-type="float" office:value="0.006035172" calcext:value-type="float">
            <text:p>0.006035172</text:p>
          </table:table-cell>
          <table:table-cell office:value-type="float" office:value="0" calcext:value-type="float">
            <text:p>0</text:p>
          </table:table-cell>
          <table:table-cell office:value-type="float" office:value="58.10601" calcext:value-type="float">
            <text:p>58.10601</text:p>
          </table:table-cell>
          <table:table-cell office:value-type="float" office:value="67.00856" calcext:value-type="float">
            <text:p>67.00856</text:p>
          </table:table-cell>
          <table:table-cell office:value-type="float" office:value="62.50355" calcext:value-type="float">
            <text:p>62.50355</text:p>
          </table:table-cell>
          <table:table-cell office:value-type="float" office:value="42.00187" calcext:value-type="float">
            <text:p>42.00187</text:p>
          </table:table-cell>
          <table:table-cell office:value-type="float" office:value="34.60873" calcext:value-type="float">
            <text:p>34.60873</text:p>
          </table:table-cell>
          <table:table-cell office:value-type="float" office:value="18.42174" calcext:value-type="float">
            <text:p>18.42174</text:p>
          </table:table-cell>
          <table:table-cell office:value-type="float" office:value="13.78207" calcext:value-type="float">
            <text:p>13.78207</text:p>
          </table:table-cell>
          <table:table-cell office:value-type="float" office:value="9.58709" calcext:value-type="float">
            <text:p>9.58709</text:p>
          </table:table-cell>
          <table:table-cell office:value-type="float" office:value="3.314855" calcext:value-type="float">
            <text:p>3.314855</text:p>
          </table:table-cell>
          <table:table-cell office:value-type="float" office:value="1.030918" calcext:value-type="float">
            <text:p>1.030918</text:p>
          </table:table-cell>
          <table:table-cell office:value-type="float" office:value="0.3995746" calcext:value-type="float">
            <text:p>0.3995746</text:p>
          </table:table-cell>
          <table:table-cell office:value-type="float" office:value="0.2171589" calcext:value-type="float">
            <text:p>0.2171589</text:p>
          </table:table-cell>
          <table:table-cell office:value-type="float" office:value="0.3376083" calcext:value-type="float">
            <text:p>0.3376083</text:p>
          </table:table-cell>
          <table:table-cell office:value-type="float" office:value="0.3626652" calcext:value-type="float">
            <text:p>0.3626652</text:p>
          </table:table-cell>
          <table:table-cell office:value-type="float" office:value="0" calcext:value-type="float">
            <text:p>0</text:p>
          </table:table-cell>
          <table:table-cell office:value-type="float" office:value="7808.819" calcext:value-type="float">
            <text:p>7808.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36193" calcext:value-type="float">
            <text:p>-0.23361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0.34777" calcext:value-type="float">
            <text:p>20.34777</text:p>
          </table:table-cell>
          <table:table-cell office:value-type="float" office:value="1093.025" calcext:value-type="float">
            <text:p>1093.025</text:p>
          </table:table-cell>
          <table:table-cell office:value-type="float" office:value="8.97" calcext:value-type="float">
            <text:p>8.97</text:p>
          </table:table-cell>
          <table:table-cell office:value-type="float" office:value="-0.1798224" calcext:value-type="float">
            <text:p>-0.1798224</text:p>
          </table:table-cell>
          <table:table-cell office:value-type="float" office:value="2.063536" calcext:value-type="float">
            <text:p>2.063536</text:p>
          </table:table-cell>
          <table:table-cell office:value-type="float" office:value="20.10484" calcext:value-type="float">
            <text:p>20.10484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7162" calcext:value-type="float">
            <text:p>0.005017162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7288" calcext:value-type="float">
            <text:p>2.107288</text:p>
          </table:table-cell>
          <table:table-cell office:value-type="float" office:value="-0.08680315" calcext:value-type="float">
            <text:p>-0.08680315</text:p>
          </table:table-cell>
          <table:table-cell office:value-type="float" office:value="-0.00004084393" calcext:value-type="float">
            <text:p>-4.084393E-05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07973" calcext:value-type="float">
            <text:p>16.07973</text:p>
          </table:table-cell>
          <table:table-cell office:value-type="float" office:value="20.09419" calcext:value-type="float">
            <text:p>20.09419</text:p>
          </table:table-cell>
          <table:table-cell office:value-type="float" office:value="38.80695" calcext:value-type="float">
            <text:p>38.80695</text:p>
          </table:table-cell>
          <table:table-cell office:value-type="float" office:value="3.481941" calcext:value-type="float">
            <text:p>3.481941</text:p>
          </table:table-cell>
          <table:table-cell office:value-type="float" office:value="0.0446066" calcext:value-type="float">
            <text:p>0.0446066</text:p>
          </table:table-cell>
          <table:table-cell office:value-type="float" office:value="0.03535949" calcext:value-type="float">
            <text:p>0.03535949</text:p>
          </table:table-cell>
          <table:table-cell office:value-type="float" office:value="0.01673489" calcext:value-type="float">
            <text:p>0.01673489</text:p>
          </table:table-cell>
          <table:table-cell office:value-type="float" office:value="0.01341762" calcext:value-type="float">
            <text:p>0.01341762</text:p>
          </table:table-cell>
          <table:table-cell office:value-type="float" office:value="0.02641606" calcext:value-type="float">
            <text:p>0.02641606</text:p>
          </table:table-cell>
          <table:table-cell office:value-type="float" office:value="0.02140666" calcext:value-type="float">
            <text:p>0.02140666</text:p>
          </table:table-cell>
          <table:table-cell office:value-type="float" office:value="0.01801668" calcext:value-type="float">
            <text:p>0.01801668</text:p>
          </table:table-cell>
          <table:table-cell office:value-type="float" office:value="0.01836771" calcext:value-type="float">
            <text:p>0.01836771</text:p>
          </table:table-cell>
          <table:table-cell office:value-type="float" office:value="0.02292279" calcext:value-type="float">
            <text:p>0.02292279</text:p>
          </table:table-cell>
          <table:table-cell office:value-type="float" office:value="0.005926375" calcext:value-type="float">
            <text:p>0.005926375</text:p>
          </table:table-cell>
          <table:table-cell office:value-type="float" office:value="0.006033993" calcext:value-type="float">
            <text:p>0.006033993</text:p>
          </table:table-cell>
          <table:table-cell office:value-type="float" office:value="0" calcext:value-type="float">
            <text:p>0</text:p>
          </table:table-cell>
          <table:table-cell office:value-type="float" office:value="62.62269" calcext:value-type="float">
            <text:p>62.62269</text:p>
          </table:table-cell>
          <table:table-cell office:value-type="float" office:value="71.15349" calcext:value-type="float">
            <text:p>71.15349</text:p>
          </table:table-cell>
          <table:table-cell office:value-type="float" office:value="61.7004" calcext:value-type="float">
            <text:p>61.7004</text:p>
          </table:table-cell>
          <table:table-cell office:value-type="float" office:value="40.9276" calcext:value-type="float">
            <text:p>40.9276</text:p>
          </table:table-cell>
          <table:table-cell office:value-type="float" office:value="34.0822" calcext:value-type="float">
            <text:p>34.0822</text:p>
          </table:table-cell>
          <table:table-cell office:value-type="float" office:value="18.42393" calcext:value-type="float">
            <text:p>18.42393</text:p>
          </table:table-cell>
          <table:table-cell office:value-type="float" office:value="13.98505" calcext:value-type="float">
            <text:p>13.98505</text:p>
          </table:table-cell>
          <table:table-cell office:value-type="float" office:value="9.645661" calcext:value-type="float">
            <text:p>9.645661</text:p>
          </table:table-cell>
          <table:table-cell office:value-type="float" office:value="3.32672" calcext:value-type="float">
            <text:p>3.32672</text:p>
          </table:table-cell>
          <table:table-cell office:value-type="float" office:value="1.034292" calcext:value-type="float">
            <text:p>1.034292</text:p>
          </table:table-cell>
          <table:table-cell office:value-type="float" office:value="0.4007701" calcext:value-type="float">
            <text:p>0.4007701</text:p>
          </table:table-cell>
          <table:table-cell office:value-type="float" office:value="0.217852" calcext:value-type="float">
            <text:p>0.217852</text:p>
          </table:table-cell>
          <table:table-cell office:value-type="float" office:value="0.33746" calcext:value-type="float">
            <text:p>0.33746</text:p>
          </table:table-cell>
          <table:table-cell office:value-type="float" office:value="0.3626683" calcext:value-type="float">
            <text:p>0.3626683</text:p>
          </table:table-cell>
          <table:table-cell office:value-type="float" office:value="0" calcext:value-type="float">
            <text:p>0</text:p>
          </table:table-cell>
          <table:table-cell office:value-type="float" office:value="7966.166" calcext:value-type="float">
            <text:p>7966.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36695" calcext:value-type="float">
            <text:p>-0.233669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20.22956" calcext:value-type="float">
            <text:p>20.22956</text:p>
          </table:table-cell>
          <table:table-cell office:value-type="float" office:value="1093.009" calcext:value-type="float">
            <text:p>1093.009</text:p>
          </table:table-cell>
          <table:table-cell office:value-type="float" office:value="8.97" calcext:value-type="float">
            <text:p>8.97</text:p>
          </table:table-cell>
          <table:table-cell office:value-type="float" office:value="-0.2160542" calcext:value-type="float">
            <text:p>-0.2160542</text:p>
          </table:table-cell>
          <table:table-cell office:value-type="float" office:value="1.990945" calcext:value-type="float">
            <text:p>1.990945</text:p>
          </table:table-cell>
          <table:table-cell office:value-type="float" office:value="20.28172" calcext:value-type="float">
            <text:p>20.28172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7388" calcext:value-type="float">
            <text:p>0.005017388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7362" calcext:value-type="float">
            <text:p>2.107362</text:p>
          </table:table-cell>
          <table:table-cell office:value-type="float" office:value="-0.08761708" calcext:value-type="float">
            <text:p>-0.08761708</text:p>
          </table:table-cell>
          <table:table-cell office:value-type="float" office:value="-0.0001914811" calcext:value-type="float">
            <text:p>-0.0001914811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05427" calcext:value-type="float">
            <text:p>16.05427</text:p>
          </table:table-cell>
          <table:table-cell office:value-type="float" office:value="19.07943" calcext:value-type="float">
            <text:p>19.07943</text:p>
          </table:table-cell>
          <table:table-cell office:value-type="float" office:value="37.7119" calcext:value-type="float">
            <text:p>37.7119</text:p>
          </table:table-cell>
          <table:table-cell office:value-type="float" office:value="3.126822" calcext:value-type="float">
            <text:p>3.126822</text:p>
          </table:table-cell>
          <table:table-cell office:value-type="float" office:value="0.0398832" calcext:value-type="float">
            <text:p>0.0398832</text:p>
          </table:table-cell>
          <table:table-cell office:value-type="float" office:value="0.03468771" calcext:value-type="float">
            <text:p>0.03468771</text:p>
          </table:table-cell>
          <table:table-cell office:value-type="float" office:value="0.01661713" calcext:value-type="float">
            <text:p>0.01661713</text:p>
          </table:table-cell>
          <table:table-cell office:value-type="float" office:value="0.01334081" calcext:value-type="float">
            <text:p>0.01334081</text:p>
          </table:table-cell>
          <table:table-cell office:value-type="float" office:value="0.02649298" calcext:value-type="float">
            <text:p>0.02649298</text:p>
          </table:table-cell>
          <table:table-cell office:value-type="float" office:value="0.02143116" calcext:value-type="float">
            <text:p>0.02143116</text:p>
          </table:table-cell>
          <table:table-cell office:value-type="float" office:value="0.01798707" calcext:value-type="float">
            <text:p>0.01798707</text:p>
          </table:table-cell>
          <table:table-cell office:value-type="float" office:value="0.01830351" calcext:value-type="float">
            <text:p>0.01830351</text:p>
          </table:table-cell>
          <table:table-cell office:value-type="float" office:value="0.0230112" calcext:value-type="float">
            <text:p>0.0230112</text:p>
          </table:table-cell>
          <table:table-cell office:value-type="float" office:value="0.005923681" calcext:value-type="float">
            <text:p>0.005923681</text:p>
          </table:table-cell>
          <table:table-cell office:value-type="float" office:value="0.006032784" calcext:value-type="float">
            <text:p>0.006032784</text:p>
          </table:table-cell>
          <table:table-cell office:value-type="float" office:value="0" calcext:value-type="float">
            <text:p>0</text:p>
          </table:table-cell>
          <table:table-cell office:value-type="float" office:value="48.89111" calcext:value-type="float">
            <text:p>48.89111</text:p>
          </table:table-cell>
          <table:table-cell office:value-type="float" office:value="76.96693" calcext:value-type="float">
            <text:p>76.96693</text:p>
          </table:table-cell>
          <table:table-cell office:value-type="float" office:value="63.0421" calcext:value-type="float">
            <text:p>63.0421</text:p>
          </table:table-cell>
          <table:table-cell office:value-type="float" office:value="40.74766" calcext:value-type="float">
            <text:p>40.74766</text:p>
          </table:table-cell>
          <table:table-cell office:value-type="float" office:value="34.10164" calcext:value-type="float">
            <text:p>34.10164</text:p>
          </table:table-cell>
          <table:table-cell office:value-type="float" office:value="18.29124" calcext:value-type="float">
            <text:p>18.29124</text:p>
          </table:table-cell>
          <table:table-cell office:value-type="float" office:value="14.05064" calcext:value-type="float">
            <text:p>14.05064</text:p>
          </table:table-cell>
          <table:table-cell office:value-type="float" office:value="9.700119" calcext:value-type="float">
            <text:p>9.700119</text:p>
          </table:table-cell>
          <table:table-cell office:value-type="float" office:value="3.341239" calcext:value-type="float">
            <text:p>3.341239</text:p>
          </table:table-cell>
          <table:table-cell office:value-type="float" office:value="1.037698" calcext:value-type="float">
            <text:p>1.037698</text:p>
          </table:table-cell>
          <table:table-cell office:value-type="float" office:value="0.4019775" calcext:value-type="float">
            <text:p>0.4019775</text:p>
          </table:table-cell>
          <table:table-cell office:value-type="float" office:value="0.2185589" calcext:value-type="float">
            <text:p>0.2185589</text:p>
          </table:table-cell>
          <table:table-cell office:value-type="float" office:value="0.3373305" calcext:value-type="float">
            <text:p>0.3373305</text:p>
          </table:table-cell>
          <table:table-cell office:value-type="float" office:value="0.3626713" calcext:value-type="float">
            <text:p>0.3626713</text:p>
          </table:table-cell>
          <table:table-cell office:value-type="float" office:value="0" calcext:value-type="float">
            <text:p>0</text:p>
          </table:table-cell>
          <table:table-cell office:value-type="float" office:value="8166.112" calcext:value-type="float">
            <text:p>8166.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37984" calcext:value-type="float">
            <text:p>-0.23379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0.0994" calcext:value-type="float">
            <text:p>20.0994</text:p>
          </table:table-cell>
          <table:table-cell office:value-type="float" office:value="1092.994" calcext:value-type="float">
            <text:p>1092.994</text:p>
          </table:table-cell>
          <table:table-cell office:value-type="float" office:value="8.97" calcext:value-type="float">
            <text:p>8.97</text:p>
          </table:table-cell>
          <table:table-cell office:value-type="float" office:value="-0.2581265" calcext:value-type="float">
            <text:p>-0.2581265</text:p>
          </table:table-cell>
          <table:table-cell office:value-type="float" office:value="1.911912" calcext:value-type="float">
            <text:p>1.911912</text:p>
          </table:table-cell>
          <table:table-cell office:value-type="float" office:value="20.47417" calcext:value-type="float">
            <text:p>20.47417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17566" calcext:value-type="float">
            <text:p>0.005017566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743" calcext:value-type="float">
            <text:p>2.10743</text:p>
          </table:table-cell>
          <table:table-cell office:value-type="float" office:value="-0.08833975" calcext:value-type="float">
            <text:p>-0.08833975</text:p>
          </table:table-cell>
          <table:table-cell office:value-type="float" office:value="-0.0004232154" calcext:value-type="float">
            <text:p>-0.0004232154</text:p>
          </table:table-cell>
          <table:table-cell office:value-type="float" office:value="0.000000009736564" calcext:value-type="float">
            <text:p>9.736564E-09</text:p>
          </table:table-cell>
          <table:table-cell office:value-type="float" office:value="16.03199" calcext:value-type="float">
            <text:p>16.03199</text:p>
          </table:table-cell>
          <table:table-cell office:value-type="float" office:value="19.79665" calcext:value-type="float">
            <text:p>19.79665</text:p>
          </table:table-cell>
          <table:table-cell office:value-type="float" office:value="36.09299" calcext:value-type="float">
            <text:p>36.09299</text:p>
          </table:table-cell>
          <table:table-cell office:value-type="float" office:value="2.703181" calcext:value-type="float">
            <text:p>2.703181</text:p>
          </table:table-cell>
          <table:table-cell office:value-type="float" office:value="0.03709388" calcext:value-type="float">
            <text:p>0.03709388</text:p>
          </table:table-cell>
          <table:table-cell office:value-type="float" office:value="0.0343619" calcext:value-type="float">
            <text:p>0.0343619</text:p>
          </table:table-cell>
          <table:table-cell office:value-type="float" office:value="0.01646582" calcext:value-type="float">
            <text:p>0.01646582</text:p>
          </table:table-cell>
          <table:table-cell office:value-type="float" office:value="0.01316913" calcext:value-type="float">
            <text:p>0.01316913</text:p>
          </table:table-cell>
          <table:table-cell office:value-type="float" office:value="0.02655827" calcext:value-type="float">
            <text:p>0.02655827</text:p>
          </table:table-cell>
          <table:table-cell office:value-type="float" office:value="0.02146238" calcext:value-type="float">
            <text:p>0.02146238</text:p>
          </table:table-cell>
          <table:table-cell office:value-type="float" office:value="0.0179646" calcext:value-type="float">
            <text:p>0.0179646</text:p>
          </table:table-cell>
          <table:table-cell office:value-type="float" office:value="0.01824121" calcext:value-type="float">
            <text:p>0.01824121</text:p>
          </table:table-cell>
          <table:table-cell office:value-type="float" office:value="0.02310204" calcext:value-type="float">
            <text:p>0.02310204</text:p>
          </table:table-cell>
          <table:table-cell office:value-type="float" office:value="0.00592102" calcext:value-type="float">
            <text:p>0.00592102</text:p>
          </table:table-cell>
          <table:table-cell office:value-type="float" office:value="0.006031577" calcext:value-type="float">
            <text:p>0.006031577</text:p>
          </table:table-cell>
          <table:table-cell office:value-type="float" office:value="0" calcext:value-type="float">
            <text:p>0</text:p>
          </table:table-cell>
          <table:table-cell office:value-type="float" office:value="52.30124" calcext:value-type="float">
            <text:p>52.30124</text:p>
          </table:table-cell>
          <table:table-cell office:value-type="float" office:value="79.28043" calcext:value-type="float">
            <text:p>79.28043</text:p>
          </table:table-cell>
          <table:table-cell office:value-type="float" office:value="63.81247" calcext:value-type="float">
            <text:p>63.81247</text:p>
          </table:table-cell>
          <table:table-cell office:value-type="float" office:value="40.80457" calcext:value-type="float">
            <text:p>40.80457</text:p>
          </table:table-cell>
          <table:table-cell office:value-type="float" office:value="34.30007" calcext:value-type="float">
            <text:p>34.30007</text:p>
          </table:table-cell>
          <table:table-cell office:value-type="float" office:value="18.17765" calcext:value-type="float">
            <text:p>18.17765</text:p>
          </table:table-cell>
          <table:table-cell office:value-type="float" office:value="14.05639" calcext:value-type="float">
            <text:p>14.05639</text:p>
          </table:table-cell>
          <table:table-cell office:value-type="float" office:value="9.748028" calcext:value-type="float">
            <text:p>9.748028</text:p>
          </table:table-cell>
          <table:table-cell office:value-type="float" office:value="3.357669" calcext:value-type="float">
            <text:p>3.357669</text:p>
          </table:table-cell>
          <table:table-cell office:value-type="float" office:value="1.041228" calcext:value-type="float">
            <text:p>1.041228</text:p>
          </table:table-cell>
          <table:table-cell office:value-type="float" office:value="0.4031958" calcext:value-type="float">
            <text:p>0.4031958</text:p>
          </table:table-cell>
          <table:table-cell office:value-type="float" office:value="0.2192795" calcext:value-type="float">
            <text:p>0.2192795</text:p>
          </table:table-cell>
          <table:table-cell office:value-type="float" office:value="0.3372169" calcext:value-type="float">
            <text:p>0.3372169</text:p>
          </table:table-cell>
          <table:table-cell office:value-type="float" office:value="0.3626744" calcext:value-type="float">
            <text:p>0.3626744</text:p>
          </table:table-cell>
          <table:table-cell office:value-type="float" office:value="0" calcext:value-type="float">
            <text:p>0</text:p>
          </table:table-cell>
          <table:table-cell office:value-type="float" office:value="8423.236" calcext:value-type="float">
            <text:p>8423.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39519" calcext:value-type="float">
            <text:p>-0.23395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20.00801" calcext:value-type="float">
            <text:p>20.00801</text:p>
          </table:table-cell>
          <table:table-cell office:value-type="float" office:value="1092.98" calcext:value-type="float">
            <text:p>1092.98</text:p>
          </table:table-cell>
          <table:table-cell office:value-type="float" office:value="8.97" calcext:value-type="float">
            <text:p>8.97</text:p>
          </table:table-cell>
          <table:table-cell office:value-type="float" office:value="-0.3017543" calcext:value-type="float">
            <text:p>-0.3017543</text:p>
          </table:table-cell>
          <table:table-cell office:value-type="float" office:value="1.796431" calcext:value-type="float">
            <text:p>1.796431</text:p>
          </table:table-cell>
          <table:table-cell office:value-type="float" office:value="20.66703" calcext:value-type="float">
            <text:p>20.66703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26562" calcext:value-type="float">
            <text:p>0.005026562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36" calcext:value-type="float">
            <text:p>2.10836</text:p>
          </table:table-cell>
          <table:table-cell office:value-type="float" office:value="-0.08880445" calcext:value-type="float">
            <text:p>-0.08880445</text:p>
          </table:table-cell>
          <table:table-cell office:value-type="float" office:value="-0.0005454206" calcext:value-type="float">
            <text:p>-0.0005454206</text:p>
          </table:table-cell>
          <table:table-cell office:value-type="float" office:value="0.00000001007236" calcext:value-type="float">
            <text:p>1.007236E-08</text:p>
          </table:table-cell>
          <table:table-cell office:value-type="float" office:value="16.02365" calcext:value-type="float">
            <text:p>16.02365</text:p>
          </table:table-cell>
          <table:table-cell office:value-type="float" office:value="14.58414" calcext:value-type="float">
            <text:p>14.58414</text:p>
          </table:table-cell>
          <table:table-cell office:value-type="float" office:value="31.42312" calcext:value-type="float">
            <text:p>31.42312</text:p>
          </table:table-cell>
          <table:table-cell office:value-type="float" office:value="5.332016" calcext:value-type="float">
            <text:p>5.332016</text:p>
          </table:table-cell>
          <table:table-cell office:value-type="float" office:value="0.1298502" calcext:value-type="float">
            <text:p>0.1298502</text:p>
          </table:table-cell>
          <table:table-cell office:value-type="float" office:value="0.0386527" calcext:value-type="float">
            <text:p>0.0386527</text:p>
          </table:table-cell>
          <table:table-cell office:value-type="float" office:value="0.0165482" calcext:value-type="float">
            <text:p>0.0165482</text:p>
          </table:table-cell>
          <table:table-cell office:value-type="float" office:value="0.01302598" calcext:value-type="float">
            <text:p>0.01302598</text:p>
          </table:table-cell>
          <table:table-cell office:value-type="float" office:value="0.02662446" calcext:value-type="float">
            <text:p>0.02662446</text:p>
          </table:table-cell>
          <table:table-cell office:value-type="float" office:value="0.02149693" calcext:value-type="float">
            <text:p>0.02149693</text:p>
          </table:table-cell>
          <table:table-cell office:value-type="float" office:value="0.01794808" calcext:value-type="float">
            <text:p>0.01794808</text:p>
          </table:table-cell>
          <table:table-cell office:value-type="float" office:value="0.01818114" calcext:value-type="float">
            <text:p>0.01818114</text:p>
          </table:table-cell>
          <table:table-cell office:value-type="float" office:value="0.02319475" calcext:value-type="float">
            <text:p>0.02319475</text:p>
          </table:table-cell>
          <table:table-cell office:value-type="float" office:value="0.00591585" calcext:value-type="float">
            <text:p>0.00591585</text:p>
          </table:table-cell>
          <table:table-cell office:value-type="float" office:value="0.006030336" calcext:value-type="float">
            <text:p>0.006030336</text:p>
          </table:table-cell>
          <table:table-cell office:value-type="float" office:value="0" calcext:value-type="float">
            <text:p>0</text:p>
          </table:table-cell>
          <table:table-cell office:value-type="float" office:value="17.4767" calcext:value-type="float">
            <text:p>17.4767</text:p>
          </table:table-cell>
          <table:table-cell office:value-type="float" office:value="60.25364" calcext:value-type="float">
            <text:p>60.25364</text:p>
          </table:table-cell>
          <table:table-cell office:value-type="float" office:value="71.11096" calcext:value-type="float">
            <text:p>71.11096</text:p>
          </table:table-cell>
          <table:table-cell office:value-type="float" office:value="53.71344" calcext:value-type="float">
            <text:p>53.71344</text:p>
          </table:table-cell>
          <table:table-cell office:value-type="float" office:value="42.70762" calcext:value-type="float">
            <text:p>42.70762</text:p>
          </table:table-cell>
          <table:table-cell office:value-type="float" office:value="18.78465" calcext:value-type="float">
            <text:p>18.78465</text:p>
          </table:table-cell>
          <table:table-cell office:value-type="float" office:value="13.77234" calcext:value-type="float">
            <text:p>13.77234</text:p>
          </table:table-cell>
          <table:table-cell office:value-type="float" office:value="9.831584" calcext:value-type="float">
            <text:p>9.831584</text:p>
          </table:table-cell>
          <table:table-cell office:value-type="float" office:value="3.376868" calcext:value-type="float">
            <text:p>3.376868</text:p>
          </table:table-cell>
          <table:table-cell office:value-type="float" office:value="1.044942" calcext:value-type="float">
            <text:p>1.044942</text:p>
          </table:table-cell>
          <table:table-cell office:value-type="float" office:value="0.404418" calcext:value-type="float">
            <text:p>0.404418</text:p>
          </table:table-cell>
          <table:table-cell office:value-type="float" office:value="0.2199911" calcext:value-type="float">
            <text:p>0.2199911</text:p>
          </table:table-cell>
          <table:table-cell office:value-type="float" office:value="0.3362419" calcext:value-type="float">
            <text:p>0.3362419</text:p>
          </table:table-cell>
          <table:table-cell office:value-type="float" office:value="0.3626775" calcext:value-type="float">
            <text:p>0.3626775</text:p>
          </table:table-cell>
          <table:table-cell office:value-type="float" office:value="0" calcext:value-type="float">
            <text:p>0</text:p>
          </table:table-cell>
          <table:table-cell office:value-type="float" office:value="6682.274" calcext:value-type="float">
            <text:p>6682.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444" calcext:value-type="float">
            <text:p>-0.234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19.90634" calcext:value-type="float">
            <text:p>19.90634</text:p>
          </table:table-cell>
          <table:table-cell office:value-type="float" office:value="1092.969" calcext:value-type="float">
            <text:p>1092.969</text:p>
          </table:table-cell>
          <table:table-cell office:value-type="float" office:value="8.97" calcext:value-type="float">
            <text:p>8.97</text:p>
          </table:table-cell>
          <table:table-cell office:value-type="float" office:value="-0.3486201" calcext:value-type="float">
            <text:p>-0.3486201</text:p>
          </table:table-cell>
          <table:table-cell office:value-type="float" office:value="1.691858" calcext:value-type="float">
            <text:p>1.691858</text:p>
          </table:table-cell>
          <table:table-cell office:value-type="float" office:value="20.85301" calcext:value-type="float">
            <text:p>20.85301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39123" calcext:value-type="float">
            <text:p>0.005039123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383" calcext:value-type="float">
            <text:p>2.108383</text:p>
          </table:table-cell>
          <table:table-cell office:value-type="float" office:value="-0.08948009" calcext:value-type="float">
            <text:p>-0.08948009</text:p>
          </table:table-cell>
          <table:table-cell office:value-type="float" office:value="-0.0009404686" calcext:value-type="float">
            <text:p>-0.0009404686</text:p>
          </table:table-cell>
          <table:table-cell office:value-type="float" office:value="0.0000000102102" calcext:value-type="float">
            <text:p>1.02102E-08</text:p>
          </table:table-cell>
          <table:table-cell office:value-type="float" office:value="16.02118" calcext:value-type="float">
            <text:p>16.02118</text:p>
          </table:table-cell>
          <table:table-cell office:value-type="float" office:value="19.54068" calcext:value-type="float">
            <text:p>19.54068</text:p>
          </table:table-cell>
          <table:table-cell office:value-type="float" office:value="28.72743" calcext:value-type="float">
            <text:p>28.72743</text:p>
          </table:table-cell>
          <table:table-cell office:value-type="float" office:value="4.560635" calcext:value-type="float">
            <text:p>4.560635</text:p>
          </table:table-cell>
          <table:table-cell office:value-type="float" office:value="0.06586784" calcext:value-type="float">
            <text:p>0.06586784</text:p>
          </table:table-cell>
          <table:table-cell office:value-type="float" office:value="0.03582864" calcext:value-type="float">
            <text:p>0.03582864</text:p>
          </table:table-cell>
          <table:table-cell office:value-type="float" office:value="0.01669502" calcext:value-type="float">
            <text:p>0.01669502</text:p>
          </table:table-cell>
          <table:table-cell office:value-type="float" office:value="0.01295606" calcext:value-type="float">
            <text:p>0.01295606</text:p>
          </table:table-cell>
          <table:table-cell office:value-type="float" office:value="0.02672306" calcext:value-type="float">
            <text:p>0.02672306</text:p>
          </table:table-cell>
          <table:table-cell office:value-type="float" office:value="0.02153957" calcext:value-type="float">
            <text:p>0.02153957</text:p>
          </table:table-cell>
          <table:table-cell office:value-type="float" office:value="0.01793679" calcext:value-type="float">
            <text:p>0.01793679</text:p>
          </table:table-cell>
          <table:table-cell office:value-type="float" office:value="0.01812334" calcext:value-type="float">
            <text:p>0.01812334</text:p>
          </table:table-cell>
          <table:table-cell office:value-type="float" office:value="0.02328989" calcext:value-type="float">
            <text:p>0.02328989</text:p>
          </table:table-cell>
          <table:table-cell office:value-type="float" office:value="0.00591412" calcext:value-type="float">
            <text:p>0.00591412</text:p>
          </table:table-cell>
          <table:table-cell office:value-type="float" office:value="0.006029076" calcext:value-type="float">
            <text:p>0.006029076</text:p>
          </table:table-cell>
          <table:table-cell office:value-type="float" office:value="0" calcext:value-type="float">
            <text:p>0</text:p>
          </table:table-cell>
          <table:table-cell office:value-type="float" office:value="63.63911" calcext:value-type="float">
            <text:p>63.63911</text:p>
          </table:table-cell>
          <table:table-cell office:value-type="float" office:value="57.88559" calcext:value-type="float">
            <text:p>57.88559</text:p>
          </table:table-cell>
          <table:table-cell office:value-type="float" office:value="66.20319" calcext:value-type="float">
            <text:p>66.20319</text:p>
          </table:table-cell>
          <table:table-cell office:value-type="float" office:value="50.6687" calcext:value-type="float">
            <text:p>50.6687</text:p>
          </table:table-cell>
          <table:table-cell office:value-type="float" office:value="41.73562" calcext:value-type="float">
            <text:p>41.73562</text:p>
          </table:table-cell>
          <table:table-cell office:value-type="float" office:value="19.84741" calcext:value-type="float">
            <text:p>19.84741</text:p>
          </table:table-cell>
          <table:table-cell office:value-type="float" office:value="14.2458" calcext:value-type="float">
            <text:p>14.2458</text:p>
          </table:table-cell>
          <table:table-cell office:value-type="float" office:value="9.92665" calcext:value-type="float">
            <text:p>9.92665</text:p>
          </table:table-cell>
          <table:table-cell office:value-type="float" office:value="3.400294" calcext:value-type="float">
            <text:p>3.400294</text:p>
          </table:table-cell>
          <table:table-cell office:value-type="float" office:value="1.048989" calcext:value-type="float">
            <text:p>1.048989</text:p>
          </table:table-cell>
          <table:table-cell office:value-type="float" office:value="0.405647" calcext:value-type="float">
            <text:p>0.405647</text:p>
          </table:table-cell>
          <table:table-cell office:value-type="float" office:value="0.2207177" calcext:value-type="float">
            <text:p>0.2207177</text:p>
          </table:table-cell>
          <table:table-cell office:value-type="float" office:value="0.336248" calcext:value-type="float">
            <text:p>0.336248</text:p>
          </table:table-cell>
          <table:table-cell office:value-type="float" office:value="0.3626806" calcext:value-type="float">
            <text:p>0.3626806</text:p>
          </table:table-cell>
          <table:table-cell office:value-type="float" office:value="0" calcext:value-type="float">
            <text:p>0</text:p>
          </table:table-cell>
          <table:table-cell office:value-type="float" office:value="6172.293" calcext:value-type="float">
            <text:p>6172.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45783" calcext:value-type="float">
            <text:p>-0.23457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19.77083" calcext:value-type="float">
            <text:p>19.77083</text:p>
          </table:table-cell>
          <table:table-cell office:value-type="float" office:value="1092.956" calcext:value-type="float">
            <text:p>1092.956</text:p>
          </table:table-cell>
          <table:table-cell office:value-type="float" office:value="8.97" calcext:value-type="float">
            <text:p>8.97</text:p>
          </table:table-cell>
          <table:table-cell office:value-type="float" office:value="-0.4083019" calcext:value-type="float">
            <text:p>-0.4083019</text:p>
          </table:table-cell>
          <table:table-cell office:value-type="float" office:value="1.600349" calcext:value-type="float">
            <text:p>1.600349</text:p>
          </table:table-cell>
          <table:table-cell office:value-type="float" office:value="21.07055" calcext:value-type="float">
            <text:p>21.07055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51687" calcext:value-type="float">
            <text:p>0.005051687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414" calcext:value-type="float">
            <text:p>2.108414</text:p>
          </table:table-cell>
          <table:table-cell office:value-type="float" office:value="-0.09027819" calcext:value-type="float">
            <text:p>-0.09027819</text:p>
          </table:table-cell>
          <table:table-cell office:value-type="float" office:value="-0.001322921" calcext:value-type="float">
            <text:p>-0.001322921</text:p>
          </table:table-cell>
          <table:table-cell office:value-type="float" office:value="0.00000001038199" calcext:value-type="float">
            <text:p>1.038199E-08</text:p>
          </table:table-cell>
          <table:table-cell office:value-type="float" office:value="15.99499" calcext:value-type="float">
            <text:p>15.99499</text:p>
          </table:table-cell>
          <table:table-cell office:value-type="float" office:value="17.61383" calcext:value-type="float">
            <text:p>17.61383</text:p>
          </table:table-cell>
          <table:table-cell office:value-type="float" office:value="27.70527" calcext:value-type="float">
            <text:p>27.70527</text:p>
          </table:table-cell>
          <table:table-cell office:value-type="float" office:value="3.92557" calcext:value-type="float">
            <text:p>3.92557</text:p>
          </table:table-cell>
          <table:table-cell office:value-type="float" office:value="0.05587626" calcext:value-type="float">
            <text:p>0.05587626</text:p>
          </table:table-cell>
          <table:table-cell office:value-type="float" office:value="0.0352689" calcext:value-type="float">
            <text:p>0.0352689</text:p>
          </table:table-cell>
          <table:table-cell office:value-type="float" office:value="0.01651421" calcext:value-type="float">
            <text:p>0.01651421</text:p>
          </table:table-cell>
          <table:table-cell office:value-type="float" office:value="0.01276989" calcext:value-type="float">
            <text:p>0.01276989</text:p>
          </table:table-cell>
          <table:table-cell office:value-type="float" office:value="0.02681359" calcext:value-type="float">
            <text:p>0.02681359</text:p>
          </table:table-cell>
          <table:table-cell office:value-type="float" office:value="0.02159004" calcext:value-type="float">
            <text:p>0.02159004</text:p>
          </table:table-cell>
          <table:table-cell office:value-type="float" office:value="0.01793083" calcext:value-type="float">
            <text:p>0.01793083</text:p>
          </table:table-cell>
          <table:table-cell office:value-type="float" office:value="0.01806805" calcext:value-type="float">
            <text:p>0.01806805</text:p>
          </table:table-cell>
          <table:table-cell office:value-type="float" office:value="0.02338786" calcext:value-type="float">
            <text:p>0.02338786</text:p>
          </table:table-cell>
          <table:table-cell office:value-type="float" office:value="0.005912098" calcext:value-type="float">
            <text:p>0.005912098</text:p>
          </table:table-cell>
          <table:table-cell office:value-type="float" office:value="0.00602782" calcext:value-type="float">
            <text:p>0.00602782</text:p>
          </table:table-cell>
          <table:table-cell office:value-type="float" office:value="0" calcext:value-type="float">
            <text:p>0</text:p>
          </table:table-cell>
          <table:table-cell office:value-type="float" office:value="40.46343" calcext:value-type="float">
            <text:p>40.46343</text:p>
          </table:table-cell>
          <table:table-cell office:value-type="float" office:value="67.28101" calcext:value-type="float">
            <text:p>67.28101</text:p>
          </table:table-cell>
          <table:table-cell office:value-type="float" office:value="68.59983" calcext:value-type="float">
            <text:p>68.59983</text:p>
          </table:table-cell>
          <table:table-cell office:value-type="float" office:value="49.48055" calcext:value-type="float">
            <text:p>49.48055</text:p>
          </table:table-cell>
          <table:table-cell office:value-type="float" office:value="40.89055" calcext:value-type="float">
            <text:p>40.89055</text:p>
          </table:table-cell>
          <table:table-cell office:value-type="float" office:value="19.57197" calcext:value-type="float">
            <text:p>19.57197</text:p>
          </table:table-cell>
          <table:table-cell office:value-type="float" office:value="14.38024" calcext:value-type="float">
            <text:p>14.38024</text:p>
          </table:table-cell>
          <table:table-cell office:value-type="float" office:value="10.03637" calcext:value-type="float">
            <text:p>10.03637</text:p>
          </table:table-cell>
          <table:table-cell office:value-type="float" office:value="3.428277" calcext:value-type="float">
            <text:p>3.428277</text:p>
          </table:table-cell>
          <table:table-cell office:value-type="float" office:value="1.053374" calcext:value-type="float">
            <text:p>1.053374</text:p>
          </table:table-cell>
          <table:table-cell office:value-type="float" office:value="0.4069094" calcext:value-type="float">
            <text:p>0.4069094</text:p>
          </table:table-cell>
          <table:table-cell office:value-type="float" office:value="0.2214716" calcext:value-type="float">
            <text:p>0.2214716</text:p>
          </table:table-cell>
          <table:table-cell office:value-type="float" office:value="0.3362434" calcext:value-type="float">
            <text:p>0.3362434</text:p>
          </table:table-cell>
          <table:table-cell office:value-type="float" office:value="0.3626836" calcext:value-type="float">
            <text:p>0.3626836</text:p>
          </table:table-cell>
          <table:table-cell office:value-type="float" office:value="0" calcext:value-type="float">
            <text:p>0</text:p>
          </table:table-cell>
          <table:table-cell office:value-type="float" office:value="6371.585" calcext:value-type="float">
            <text:p>6371.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50323" calcext:value-type="float">
            <text:p>-0.23503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19.6372" calcext:value-type="float">
            <text:p>19.6372</text:p>
          </table:table-cell>
          <table:table-cell office:value-type="float" office:value="1092.941" calcext:value-type="float">
            <text:p>1092.941</text:p>
          </table:table-cell>
          <table:table-cell office:value-type="float" office:value="8.97" calcext:value-type="float">
            <text:p>8.97</text:p>
          </table:table-cell>
          <table:table-cell office:value-type="float" office:value="-0.482444" calcext:value-type="float">
            <text:p>-0.482444</text:p>
          </table:table-cell>
          <table:table-cell office:value-type="float" office:value="1.493271" calcext:value-type="float">
            <text:p>1.493271</text:p>
          </table:table-cell>
          <table:table-cell office:value-type="float" office:value="21.29456" calcext:value-type="float">
            <text:p>21.29456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64249" calcext:value-type="float">
            <text:p>0.005064249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437" calcext:value-type="float">
            <text:p>2.108437</text:p>
          </table:table-cell>
          <table:table-cell office:value-type="float" office:value="-0.09120357" calcext:value-type="float">
            <text:p>-0.09120357</text:p>
          </table:table-cell>
          <table:table-cell office:value-type="float" office:value="-0.001722874" calcext:value-type="float">
            <text:p>-0.001722874</text:p>
          </table:table-cell>
          <table:table-cell office:value-type="float" office:value="0.00000001039522" calcext:value-type="float">
            <text:p>1.039522E-08</text:p>
          </table:table-cell>
          <table:table-cell office:value-type="float" office:value="15.98062" calcext:value-type="float">
            <text:p>15.98062</text:p>
          </table:table-cell>
          <table:table-cell office:value-type="float" office:value="18.36983" calcext:value-type="float">
            <text:p>18.36983</text:p>
          </table:table-cell>
          <table:table-cell office:value-type="float" office:value="25.96441" calcext:value-type="float">
            <text:p>25.96441</text:p>
          </table:table-cell>
          <table:table-cell office:value-type="float" office:value="3.062314" calcext:value-type="float">
            <text:p>3.062314</text:p>
          </table:table-cell>
          <table:table-cell office:value-type="float" office:value="0.04501084" calcext:value-type="float">
            <text:p>0.04501084</text:p>
          </table:table-cell>
          <table:table-cell office:value-type="float" office:value="0.03494129" calcext:value-type="float">
            <text:p>0.03494129</text:p>
          </table:table-cell>
          <table:table-cell office:value-type="float" office:value="0.01627173" calcext:value-type="float">
            <text:p>0.01627173</text:p>
          </table:table-cell>
          <table:table-cell office:value-type="float" office:value="0.01257565" calcext:value-type="float">
            <text:p>0.01257565</text:p>
          </table:table-cell>
          <table:table-cell office:value-type="float" office:value="0.0268568" calcext:value-type="float">
            <text:p>0.0268568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1792948" calcext:value-type="float">
            <text:p>0.01792948</text:p>
          </table:table-cell>
          <table:table-cell office:value-type="float" office:value="0.0180154" calcext:value-type="float">
            <text:p>0.0180154</text:p>
          </table:table-cell>
          <table:table-cell office:value-type="float" office:value="0.02348858" calcext:value-type="float">
            <text:p>0.02348858</text:p>
          </table:table-cell>
          <table:table-cell office:value-type="float" office:value="0.005909859" calcext:value-type="float">
            <text:p>0.005909859</text:p>
          </table:table-cell>
          <table:table-cell office:value-type="float" office:value="0.006026532" calcext:value-type="float">
            <text:p>0.006026532</text:p>
          </table:table-cell>
          <table:table-cell office:value-type="float" office:value="0" calcext:value-type="float">
            <text:p>0</text:p>
          </table:table-cell>
          <table:table-cell office:value-type="float" office:value="47.07195" calcext:value-type="float">
            <text:p>47.07195</text:p>
          </table:table-cell>
          <table:table-cell office:value-type="float" office:value="67.24425" calcext:value-type="float">
            <text:p>67.24425</text:p>
          </table:table-cell>
          <table:table-cell office:value-type="float" office:value="69.19063" calcext:value-type="float">
            <text:p>69.19063</text:p>
          </table:table-cell>
          <table:table-cell office:value-type="float" office:value="50.31671" calcext:value-type="float">
            <text:p>50.31671</text:p>
          </table:table-cell>
          <table:table-cell office:value-type="float" office:value="41.88341" calcext:value-type="float">
            <text:p>41.88341</text:p>
          </table:table-cell>
          <table:table-cell office:value-type="float" office:value="19.55365" calcext:value-type="float">
            <text:p>19.55365</text:p>
          </table:table-cell>
          <table:table-cell office:value-type="float" office:value="14.37442" calcext:value-type="float">
            <text:p>14.37442</text:p>
          </table:table-cell>
          <table:table-cell office:value-type="float" office:value="10.13463" calcext:value-type="float">
            <text:p>10.13463</text:p>
          </table:table-cell>
          <table:table-cell office:value-type="float" office:value="3.461613" calcext:value-type="float">
            <text:p>3.461613</text:p>
          </table:table-cell>
          <table:table-cell office:value-type="float" office:value="1.058177" calcext:value-type="float">
            <text:p>1.058177</text:p>
          </table:table-cell>
          <table:table-cell office:value-type="float" office:value="0.4082173" calcext:value-type="float">
            <text:p>0.4082173</text:p>
          </table:table-cell>
          <table:table-cell office:value-type="float" office:value="0.2222478" calcext:value-type="float">
            <text:p>0.2222478</text:p>
          </table:table-cell>
          <table:table-cell office:value-type="float" office:value="0.336232" calcext:value-type="float">
            <text:p>0.336232</text:p>
          </table:table-cell>
          <table:table-cell office:value-type="float" office:value="0.3626867" calcext:value-type="float">
            <text:p>0.3626867</text:p>
          </table:table-cell>
          <table:table-cell office:value-type="float" office:value="0" calcext:value-type="float">
            <text:p>0</text:p>
          </table:table-cell>
          <table:table-cell office:value-type="float" office:value="6515.607" calcext:value-type="float">
            <text:p>6515.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53794" calcext:value-type="float">
            <text:p>-0.23537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19.47674" calcext:value-type="float">
            <text:p>19.47674</text:p>
          </table:table-cell>
          <table:table-cell office:value-type="float" office:value="1092.921" calcext:value-type="float">
            <text:p>1092.921</text:p>
          </table:table-cell>
          <table:table-cell office:value-type="float" office:value="8.97" calcext:value-type="float">
            <text:p>8.97</text:p>
          </table:table-cell>
          <table:table-cell office:value-type="float" office:value="-0.5676107" calcext:value-type="float">
            <text:p>-0.5676107</text:p>
          </table:table-cell>
          <table:table-cell office:value-type="float" office:value="1.414817" calcext:value-type="float">
            <text:p>1.414817</text:p>
          </table:table-cell>
          <table:table-cell office:value-type="float" office:value="21.53455" calcext:value-type="float">
            <text:p>21.53455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7681" calcext:value-type="float">
            <text:p>0.00507681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459" calcext:value-type="float">
            <text:p>2.108459</text:p>
          </table:table-cell>
          <table:table-cell office:value-type="float" office:value="-0.09245802" calcext:value-type="float">
            <text:p>-0.09245802</text:p>
          </table:table-cell>
          <table:table-cell office:value-type="float" office:value="-0.002222516" calcext:value-type="float">
            <text:p>-0.002222516</text:p>
          </table:table-cell>
          <table:table-cell office:value-type="float" office:value="0.00000001039522" calcext:value-type="float">
            <text:p>1.039522E-08</text:p>
          </table:table-cell>
          <table:table-cell office:value-type="float" office:value="15.92246" calcext:value-type="float">
            <text:p>15.92246</text:p>
          </table:table-cell>
          <table:table-cell office:value-type="float" office:value="18.61934" calcext:value-type="float">
            <text:p>18.61934</text:p>
          </table:table-cell>
          <table:table-cell office:value-type="float" office:value="25.50214" calcext:value-type="float">
            <text:p>25.50214</text:p>
          </table:table-cell>
          <table:table-cell office:value-type="float" office:value="1.780371" calcext:value-type="float">
            <text:p>1.780371</text:p>
          </table:table-cell>
          <table:table-cell office:value-type="float" office:value="0.04250012" calcext:value-type="float">
            <text:p>0.04250012</text:p>
          </table:table-cell>
          <table:table-cell office:value-type="float" office:value="0.03524536" calcext:value-type="float">
            <text:p>0.03524536</text:p>
          </table:table-cell>
          <table:table-cell office:value-type="float" office:value="0.01608012" calcext:value-type="float">
            <text:p>0.01608012</text:p>
          </table:table-cell>
          <table:table-cell office:value-type="float" office:value="0.01245917" calcext:value-type="float">
            <text:p>0.01245917</text:p>
          </table:table-cell>
          <table:table-cell office:value-type="float" office:value="0.02687326" calcext:value-type="float">
            <text:p>0.02687326</text:p>
          </table:table-cell>
          <table:table-cell office:value-type="float" office:value="0.02168476" calcext:value-type="float">
            <text:p>0.02168476</text:p>
          </table:table-cell>
          <table:table-cell office:value-type="float" office:value="0.01793118" calcext:value-type="float">
            <text:p>0.01793118</text:p>
          </table:table-cell>
          <table:table-cell office:value-type="float" office:value="0.01796534" calcext:value-type="float">
            <text:p>0.01796534</text:p>
          </table:table-cell>
          <table:table-cell office:value-type="float" office:value="0.02359203" calcext:value-type="float">
            <text:p>0.02359203</text:p>
          </table:table-cell>
          <table:table-cell office:value-type="float" office:value="0.00590747" calcext:value-type="float">
            <text:p>0.00590747</text:p>
          </table:table-cell>
          <table:table-cell office:value-type="float" office:value="0.006025249" calcext:value-type="float">
            <text:p>0.006025249</text:p>
          </table:table-cell>
          <table:table-cell office:value-type="float" office:value="0" calcext:value-type="float">
            <text:p>0</text:p>
          </table:table-cell>
          <table:table-cell office:value-type="float" office:value="36.78034" calcext:value-type="float">
            <text:p>36.78034</text:p>
          </table:table-cell>
          <table:table-cell office:value-type="float" office:value="73.65641" calcext:value-type="float">
            <text:p>73.65641</text:p>
          </table:table-cell>
          <table:table-cell office:value-type="float" office:value="71.12349" calcext:value-type="float">
            <text:p>71.12349</text:p>
          </table:table-cell>
          <table:table-cell office:value-type="float" office:value="49.6941" calcext:value-type="float">
            <text:p>49.6941</text:p>
          </table:table-cell>
          <table:table-cell office:value-type="float" office:value="41.76734" calcext:value-type="float">
            <text:p>41.76734</text:p>
          </table:table-cell>
          <table:table-cell office:value-type="float" office:value="19.34452" calcext:value-type="float">
            <text:p>19.34452</text:p>
          </table:table-cell>
          <table:table-cell office:value-type="float" office:value="14.37077" calcext:value-type="float">
            <text:p>14.37077</text:p>
          </table:table-cell>
          <table:table-cell office:value-type="float" office:value="10.2078" calcext:value-type="float">
            <text:p>10.2078</text:p>
          </table:table-cell>
          <table:table-cell office:value-type="float" office:value="3.495958" calcext:value-type="float">
            <text:p>3.495958</text:p>
          </table:table-cell>
          <table:table-cell office:value-type="float" office:value="1.063428" calcext:value-type="float">
            <text:p>1.063428</text:p>
          </table:table-cell>
          <table:table-cell office:value-type="float" office:value="0.4095835" calcext:value-type="float">
            <text:p>0.4095835</text:p>
          </table:table-cell>
          <table:table-cell office:value-type="float" office:value="0.2230438" calcext:value-type="float">
            <text:p>0.2230438</text:p>
          </table:table-cell>
          <table:table-cell office:value-type="float" office:value="0.3362186" calcext:value-type="float">
            <text:p>0.3362186</text:p>
          </table:table-cell>
          <table:table-cell office:value-type="float" office:value="0.3626897" calcext:value-type="float">
            <text:p>0.3626897</text:p>
          </table:table-cell>
          <table:table-cell office:value-type="float" office:value="0" calcext:value-type="float">
            <text:p>0</text:p>
          </table:table-cell>
          <table:table-cell office:value-type="float" office:value="6786.788" calcext:value-type="float">
            <text:p>6786.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66312" calcext:value-type="float">
            <text:p>-0.23663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19.36001" calcext:value-type="float">
            <text:p>19.36001</text:p>
          </table:table-cell>
          <table:table-cell office:value-type="float" office:value="1092.903" calcext:value-type="float">
            <text:p>1092.903</text:p>
          </table:table-cell>
          <table:table-cell office:value-type="float" office:value="8.97" calcext:value-type="float">
            <text:p>8.97</text:p>
          </table:table-cell>
          <table:table-cell office:value-type="float" office:value="-0.6623963" calcext:value-type="float">
            <text:p>-0.6623963</text:p>
          </table:table-cell>
          <table:table-cell office:value-type="float" office:value="1.312533" calcext:value-type="float">
            <text:p>1.312533</text:p>
          </table:table-cell>
          <table:table-cell office:value-type="float" office:value="21.73439" calcext:value-type="float">
            <text:p>21.73439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089373" calcext:value-type="float">
            <text:p>0.005089373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49" calcext:value-type="float">
            <text:p>2.10849</text:p>
          </table:table-cell>
          <table:table-cell office:value-type="float" office:value="-0.09341879" calcext:value-type="float">
            <text:p>-0.09341879</text:p>
          </table:table-cell>
          <table:table-cell office:value-type="float" office:value="-0.002592725" calcext:value-type="float">
            <text:p>-0.002592725</text:p>
          </table:table-cell>
          <table:table-cell office:value-type="float" office:value="0.00000001067732" calcext:value-type="float">
            <text:p>1.067732E-08</text:p>
          </table:table-cell>
          <table:table-cell office:value-type="float" office:value="15.91342" calcext:value-type="float">
            <text:p>15.91342</text:p>
          </table:table-cell>
          <table:table-cell office:value-type="float" office:value="14.93058" calcext:value-type="float">
            <text:p>14.93058</text:p>
          </table:table-cell>
          <table:table-cell office:value-type="float" office:value="23.95439" calcext:value-type="float">
            <text:p>23.95439</text:p>
          </table:table-cell>
          <table:table-cell office:value-type="float" office:value="1.781819" calcext:value-type="float">
            <text:p>1.781819</text:p>
          </table:table-cell>
          <table:table-cell office:value-type="float" office:value="0.04155487" calcext:value-type="float">
            <text:p>0.04155487</text:p>
          </table:table-cell>
          <table:table-cell office:value-type="float" office:value="0.03450067" calcext:value-type="float">
            <text:p>0.03450067</text:p>
          </table:table-cell>
          <table:table-cell office:value-type="float" office:value="0.01596804" calcext:value-type="float">
            <text:p>0.01596804</text:p>
          </table:table-cell>
          <table:table-cell office:value-type="float" office:value="0.01228355" calcext:value-type="float">
            <text:p>0.01228355</text:p>
          </table:table-cell>
          <table:table-cell office:value-type="float" office:value="0.02684983" calcext:value-type="float">
            <text:p>0.02684983</text:p>
          </table:table-cell>
          <table:table-cell office:value-type="float" office:value="0.02172354" calcext:value-type="float">
            <text:p>0.02172354</text:p>
          </table:table-cell>
          <table:table-cell office:value-type="float" office:value="0.01793489" calcext:value-type="float">
            <text:p>0.01793489</text:p>
          </table:table-cell>
          <table:table-cell office:value-type="float" office:value="0.01791764" calcext:value-type="float">
            <text:p>0.01791764</text:p>
          </table:table-cell>
          <table:table-cell office:value-type="float" office:value="0.02369825" calcext:value-type="float">
            <text:p>0.02369825</text:p>
          </table:table-cell>
          <table:table-cell office:value-type="float" office:value="0.005904974" calcext:value-type="float">
            <text:p>0.005904974</text:p>
          </table:table-cell>
          <table:table-cell office:value-type="float" office:value="0.006023931" calcext:value-type="float">
            <text:p>0.006023931</text:p>
          </table:table-cell>
          <table:table-cell office:value-type="float" office:value="0" calcext:value-type="float">
            <text:p>0</text:p>
          </table:table-cell>
          <table:table-cell office:value-type="float" office:value="24.38587" calcext:value-type="float">
            <text:p>24.38587</text:p>
          </table:table-cell>
          <table:table-cell office:value-type="float" office:value="68.98648" calcext:value-type="float">
            <text:p>68.98648</text:p>
          </table:table-cell>
          <table:table-cell office:value-type="float" office:value="75.97466" calcext:value-type="float">
            <text:p>75.97466</text:p>
          </table:table-cell>
          <table:table-cell office:value-type="float" office:value="53.10422" calcext:value-type="float">
            <text:p>53.10422</text:p>
          </table:table-cell>
          <table:table-cell office:value-type="float" office:value="43.62782" calcext:value-type="float">
            <text:p>43.62782</text:p>
          </table:table-cell>
          <table:table-cell office:value-type="float" office:value="19.3453" calcext:value-type="float">
            <text:p>19.3453</text:p>
          </table:table-cell>
          <table:table-cell office:value-type="float" office:value="14.3268" calcext:value-type="float">
            <text:p>14.3268</text:p>
          </table:table-cell>
          <table:table-cell office:value-type="float" office:value="10.25778" calcext:value-type="float">
            <text:p>10.25778</text:p>
          </table:table-cell>
          <table:table-cell office:value-type="float" office:value="3.533067" calcext:value-type="float">
            <text:p>3.533067</text:p>
          </table:table-cell>
          <table:table-cell office:value-type="float" office:value="1.069365" calcext:value-type="float">
            <text:p>1.069365</text:p>
          </table:table-cell>
          <table:table-cell office:value-type="float" office:value="0.4110209" calcext:value-type="float">
            <text:p>0.4110209</text:p>
          </table:table-cell>
          <table:table-cell office:value-type="float" office:value="0.2238589" calcext:value-type="float">
            <text:p>0.2238589</text:p>
          </table:table-cell>
          <table:table-cell office:value-type="float" office:value="0.3362032" calcext:value-type="float">
            <text:p>0.3362032</text:p>
          </table:table-cell>
          <table:table-cell office:value-type="float" office:value="0.3626928" calcext:value-type="float">
            <text:p>0.3626928</text:p>
          </table:table-cell>
          <table:table-cell office:value-type="float" office:value="0" calcext:value-type="float">
            <text:p>0</text:p>
          </table:table-cell>
          <table:table-cell office:value-type="float" office:value="6786.979" calcext:value-type="float">
            <text:p>6786.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69074" calcext:value-type="float">
            <text:p>-0.236907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19.2174" calcext:value-type="float">
            <text:p>19.2174</text:p>
          </table:table-cell>
          <table:table-cell office:value-type="float" office:value="1092.886" calcext:value-type="float">
            <text:p>1092.886</text:p>
          </table:table-cell>
          <table:table-cell office:value-type="float" office:value="8.97" calcext:value-type="float">
            <text:p>8.97</text:p>
          </table:table-cell>
          <table:table-cell office:value-type="float" office:value="-0.7629694" calcext:value-type="float">
            <text:p>-0.7629694</text:p>
          </table:table-cell>
          <table:table-cell office:value-type="float" office:value="1.260336" calcext:value-type="float">
            <text:p>1.260336</text:p>
          </table:table-cell>
          <table:table-cell office:value-type="float" office:value="21.93763" calcext:value-type="float">
            <text:p>21.93763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101935" calcext:value-type="float">
            <text:p>0.005101935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512" calcext:value-type="float">
            <text:p>2.108512</text:p>
          </table:table-cell>
          <table:table-cell office:value-type="float" office:value="-0.09473775" calcext:value-type="float">
            <text:p>-0.09473775</text:p>
          </table:table-cell>
          <table:table-cell office:value-type="float" office:value="-0.003301512" calcext:value-type="float">
            <text:p>-0.003301512</text:p>
          </table:table-cell>
          <table:table-cell office:value-type="float" office:value="0.00000001067732" calcext:value-type="float">
            <text:p>1.067732E-08</text:p>
          </table:table-cell>
          <table:table-cell office:value-type="float" office:value="15.88276" calcext:value-type="float">
            <text:p>15.88276</text:p>
          </table:table-cell>
          <table:table-cell office:value-type="float" office:value="15.81154" calcext:value-type="float">
            <text:p>15.81154</text:p>
          </table:table-cell>
          <table:table-cell office:value-type="float" office:value="23.3639" calcext:value-type="float">
            <text:p>23.3639</text:p>
          </table:table-cell>
          <table:table-cell office:value-type="float" office:value="0.9748666" calcext:value-type="float">
            <text:p>0.9748666</text:p>
          </table:table-cell>
          <table:table-cell office:value-type="float" office:value="0.03780979" calcext:value-type="float">
            <text:p>0.03780979</text:p>
          </table:table-cell>
          <table:table-cell office:value-type="float" office:value="0.03446783" calcext:value-type="float">
            <text:p>0.03446783</text:p>
          </table:table-cell>
          <table:table-cell office:value-type="float" office:value="0.0159523" calcext:value-type="float">
            <text:p>0.0159523</text:p>
          </table:table-cell>
          <table:table-cell office:value-type="float" office:value="0.01214303" calcext:value-type="float">
            <text:p>0.01214303</text:p>
          </table:table-cell>
          <table:table-cell office:value-type="float" office:value="0.02684269" calcext:value-type="float">
            <text:p>0.02684269</text:p>
          </table:table-cell>
          <table:table-cell office:value-type="float" office:value="0.02176164" calcext:value-type="float">
            <text:p>0.02176164</text:p>
          </table:table-cell>
          <table:table-cell office:value-type="float" office:value="0.01793996" calcext:value-type="float">
            <text:p>0.01793996</text:p>
          </table:table-cell>
          <table:table-cell office:value-type="float" office:value="0.01787205" calcext:value-type="float">
            <text:p>0.01787205</text:p>
          </table:table-cell>
          <table:table-cell office:value-type="float" office:value="0.02380727" calcext:value-type="float">
            <text:p>0.02380727</text:p>
          </table:table-cell>
          <table:table-cell office:value-type="float" office:value="0.00590241" calcext:value-type="float">
            <text:p>0.00590241</text:p>
          </table:table-cell>
          <table:table-cell office:value-type="float" office:value="0.006022599" calcext:value-type="float">
            <text:p>0.006022599</text:p>
          </table:table-cell>
          <table:table-cell office:value-type="float" office:value="0" calcext:value-type="float">
            <text:p>0</text:p>
          </table:table-cell>
          <table:table-cell office:value-type="float" office:value="33.84058" calcext:value-type="float">
            <text:p>33.84058</text:p>
          </table:table-cell>
          <table:table-cell office:value-type="float" office:value="71.99481" calcext:value-type="float">
            <text:p>71.99481</text:p>
          </table:table-cell>
          <table:table-cell office:value-type="float" office:value="75.31247" calcext:value-type="float">
            <text:p>75.31247</text:p>
          </table:table-cell>
          <table:table-cell office:value-type="float" office:value="52.18473" calcext:value-type="float">
            <text:p>52.18473</text:p>
          </table:table-cell>
          <table:table-cell office:value-type="float" office:value="43.43451" calcext:value-type="float">
            <text:p>43.43451</text:p>
          </table:table-cell>
          <table:table-cell office:value-type="float" office:value="19.47004" calcext:value-type="float">
            <text:p>19.47004</text:p>
          </table:table-cell>
          <table:table-cell office:value-type="float" office:value="14.39685" calcext:value-type="float">
            <text:p>14.39685</text:p>
          </table:table-cell>
          <table:table-cell office:value-type="float" office:value="10.31335" calcext:value-type="float">
            <text:p>10.31335</text:p>
          </table:table-cell>
          <table:table-cell office:value-type="float" office:value="3.571066" calcext:value-type="float">
            <text:p>3.571066</text:p>
          </table:table-cell>
          <table:table-cell office:value-type="float" office:value="1.076014" calcext:value-type="float">
            <text:p>1.076014</text:p>
          </table:table-cell>
          <table:table-cell office:value-type="float" office:value="0.4125522" calcext:value-type="float">
            <text:p>0.4125522</text:p>
          </table:table-cell>
          <table:table-cell office:value-type="float" office:value="0.2246936" calcext:value-type="float">
            <text:p>0.2246936</text:p>
          </table:table-cell>
          <table:table-cell office:value-type="float" office:value="0.336188" calcext:value-type="float">
            <text:p>0.336188</text:p>
          </table:table-cell>
          <table:table-cell office:value-type="float" office:value="0.3626959" calcext:value-type="float">
            <text:p>0.3626959</text:p>
          </table:table-cell>
          <table:table-cell office:value-type="float" office:value="0" calcext:value-type="float">
            <text:p>0</text:p>
          </table:table-cell>
          <table:table-cell office:value-type="float" office:value="7060.947" calcext:value-type="float">
            <text:p>7060.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377198" calcext:value-type="float">
            <text:p>-0.23771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19.03643" calcext:value-type="float">
            <text:p>19.03643</text:p>
          </table:table-cell>
          <table:table-cell office:value-type="float" office:value="1092.858" calcext:value-type="float">
            <text:p>1092.858</text:p>
          </table:table-cell>
          <table:table-cell office:value-type="float" office:value="8.97" calcext:value-type="float">
            <text:p>8.97</text:p>
          </table:table-cell>
          <table:table-cell office:value-type="float" office:value="-0.8928264" calcext:value-type="float">
            <text:p>-0.8928264</text:p>
          </table:table-cell>
          <table:table-cell office:value-type="float" office:value="1.278024" calcext:value-type="float">
            <text:p>1.278024</text:p>
          </table:table-cell>
          <table:table-cell office:value-type="float" office:value="22.12855" calcext:value-type="float">
            <text:p>22.12855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114496" calcext:value-type="float">
            <text:p>0.005114496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535" calcext:value-type="float">
            <text:p>2.108535</text:p>
          </table:table-cell>
          <table:table-cell office:value-type="float" office:value="-0.09688416" calcext:value-type="float">
            <text:p>-0.09688416</text:p>
          </table:table-cell>
          <table:table-cell office:value-type="float" office:value="-0.004250844" calcext:value-type="float">
            <text:p>-0.004250844</text:p>
          </table:table-cell>
          <table:table-cell office:value-type="float" office:value="0.00000001067732" calcext:value-type="float">
            <text:p>1.067732E-08</text:p>
          </table:table-cell>
          <table:table-cell office:value-type="float" office:value="15.79948" calcext:value-type="float">
            <text:p>15.79948</text:p>
          </table:table-cell>
          <table:table-cell office:value-type="float" office:value="16.23602" calcext:value-type="float">
            <text:p>16.23602</text:p>
          </table:table-cell>
          <table:table-cell office:value-type="float" office:value="23.94754" calcext:value-type="float">
            <text:p>23.94754</text:p>
          </table:table-cell>
          <table:table-cell office:value-type="float" office:value="0.7030358" calcext:value-type="float">
            <text:p>0.7030358</text:p>
          </table:table-cell>
          <table:table-cell office:value-type="float" office:value="0.04092725" calcext:value-type="float">
            <text:p>0.04092725</text:p>
          </table:table-cell>
          <table:table-cell office:value-type="float" office:value="0.03724243" calcext:value-type="float">
            <text:p>0.03724243</text:p>
          </table:table-cell>
          <table:table-cell office:value-type="float" office:value="0.01581162" calcext:value-type="float">
            <text:p>0.01581162</text:p>
          </table:table-cell>
          <table:table-cell office:value-type="float" office:value="0.01182489" calcext:value-type="float">
            <text:p>0.01182489</text:p>
          </table:table-cell>
          <table:table-cell office:value-type="float" office:value="0.0267926" calcext:value-type="float">
            <text:p>0.0267926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0.01794629" calcext:value-type="float">
            <text:p>0.01794629</text:p>
          </table:table-cell>
          <table:table-cell office:value-type="float" office:value="0.01782841" calcext:value-type="float">
            <text:p>0.01782841</text:p>
          </table:table-cell>
          <table:table-cell office:value-type="float" office:value="0.02391915" calcext:value-type="float">
            <text:p>0.02391915</text:p>
          </table:table-cell>
          <table:table-cell office:value-type="float" office:value="0.005899807" calcext:value-type="float">
            <text:p>0.005899807</text:p>
          </table:table-cell>
          <table:table-cell office:value-type="float" office:value="0.006021279" calcext:value-type="float">
            <text:p>0.006021279</text:p>
          </table:table-cell>
          <table:table-cell office:value-type="float" office:value="0" calcext:value-type="float">
            <text:p>0</text:p>
          </table:table-cell>
          <table:table-cell office:value-type="float" office:value="27.52604" calcext:value-type="float">
            <text:p>27.52604</text:p>
          </table:table-cell>
          <table:table-cell office:value-type="float" office:value="78.5659" calcext:value-type="float">
            <text:p>78.5659</text:p>
          </table:table-cell>
          <table:table-cell office:value-type="float" office:value="76.19637" calcext:value-type="float">
            <text:p>76.19637</text:p>
          </table:table-cell>
          <table:table-cell office:value-type="float" office:value="51.46361" calcext:value-type="float">
            <text:p>51.46361</text:p>
          </table:table-cell>
          <table:table-cell office:value-type="float" office:value="43.03134" calcext:value-type="float">
            <text:p>43.03134</text:p>
          </table:table-cell>
          <table:table-cell office:value-type="float" office:value="19.17121" calcext:value-type="float">
            <text:p>19.17121</text:p>
          </table:table-cell>
          <table:table-cell office:value-type="float" office:value="14.28956" calcext:value-type="float">
            <text:p>14.28956</text:p>
          </table:table-cell>
          <table:table-cell office:value-type="float" office:value="10.36398" calcext:value-type="float">
            <text:p>10.36398</text:p>
          </table:table-cell>
          <table:table-cell office:value-type="float" office:value="3.607816" calcext:value-type="float">
            <text:p>3.607816</text:p>
          </table:table-cell>
          <table:table-cell office:value-type="float" office:value="1.083037" calcext:value-type="float">
            <text:p>1.083037</text:p>
          </table:table-cell>
          <table:table-cell office:value-type="float" office:value="0.4141807" calcext:value-type="float">
            <text:p>0.4141807</text:p>
          </table:table-cell>
          <table:table-cell office:value-type="float" office:value="0.225549" calcext:value-type="float">
            <text:p>0.225549</text:p>
          </table:table-cell>
          <table:table-cell office:value-type="float" office:value="0.3361739" calcext:value-type="float">
            <text:p>0.3361739</text:p>
          </table:table-cell>
          <table:table-cell office:value-type="float" office:value="0.3626989" calcext:value-type="float">
            <text:p>0.3626989</text:p>
          </table:table-cell>
          <table:table-cell office:value-type="float" office:value="0" calcext:value-type="float">
            <text:p>0</text:p>
          </table:table-cell>
          <table:table-cell office:value-type="float" office:value="7473.277" calcext:value-type="float">
            <text:p>7473.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0084" calcext:value-type="float">
            <text:p>-0.2400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18.85688" calcext:value-type="float">
            <text:p>18.85688</text:p>
          </table:table-cell>
          <table:table-cell office:value-type="float" office:value="1092.825" calcext:value-type="float">
            <text:p>1092.825</text:p>
          </table:table-cell>
          <table:table-cell office:value-type="float" office:value="8.97" calcext:value-type="float">
            <text:p>8.97</text:p>
          </table:table-cell>
          <table:table-cell office:value-type="float" office:value="-1.051247" calcext:value-type="float">
            <text:p>-1.051247</text:p>
          </table:table-cell>
          <table:table-cell office:value-type="float" office:value="1.304412" calcext:value-type="float">
            <text:p>1.304412</text:p>
          </table:table-cell>
          <table:table-cell office:value-type="float" office:value="22.30548" calcext:value-type="float">
            <text:p>22.30548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127058" calcext:value-type="float">
            <text:p>0.005127058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558" calcext:value-type="float">
            <text:p>2.108558</text:p>
          </table:table-cell>
          <table:table-cell office:value-type="float" office:value="-0.09882913" calcext:value-type="float">
            <text:p>-0.09882913</text:p>
          </table:table-cell>
          <table:table-cell office:value-type="float" office:value="-0.005451029" calcext:value-type="float">
            <text:p>-0.005451029</text:p>
          </table:table-cell>
          <table:table-cell office:value-type="float" office:value="0.00000001067732" calcext:value-type="float">
            <text:p>1.067732E-08</text:p>
          </table:table-cell>
          <table:table-cell office:value-type="float" office:value="15.72725" calcext:value-type="float">
            <text:p>15.72725</text:p>
          </table:table-cell>
          <table:table-cell office:value-type="float" office:value="16.25936" calcext:value-type="float">
            <text:p>16.25936</text:p>
          </table:table-cell>
          <table:table-cell office:value-type="float" office:value="24.75064" calcext:value-type="float">
            <text:p>24.75064</text:p>
          </table:table-cell>
          <table:table-cell office:value-type="float" office:value="0.5261388" calcext:value-type="float">
            <text:p>0.5261388</text:p>
          </table:table-cell>
          <table:table-cell office:value-type="float" office:value="0.04300115" calcext:value-type="float">
            <text:p>0.04300115</text:p>
          </table:table-cell>
          <table:table-cell office:value-type="float" office:value="0.03922776" calcext:value-type="float">
            <text:p>0.03922776</text:p>
          </table:table-cell>
          <table:table-cell office:value-type="float" office:value="0.01582534" calcext:value-type="float">
            <text:p>0.01582534</text:p>
          </table:table-cell>
          <table:table-cell office:value-type="float" office:value="0.01148781" calcext:value-type="float">
            <text:p>0.01148781</text:p>
          </table:table-cell>
          <table:table-cell office:value-type="float" office:value="0.0267007" calcext:value-type="float">
            <text:p>0.0267007</text:p>
          </table:table-cell>
          <table:table-cell office:value-type="float" office:value="0.0218263" calcext:value-type="float">
            <text:p>0.0218263</text:p>
          </table:table-cell>
          <table:table-cell office:value-type="float" office:value="0.01795311" calcext:value-type="float">
            <text:p>0.01795311</text:p>
          </table:table-cell>
          <table:table-cell office:value-type="float" office:value="0.01778656" calcext:value-type="float">
            <text:p>0.01778656</text:p>
          </table:table-cell>
          <table:table-cell office:value-type="float" office:value="0.02403398" calcext:value-type="float">
            <text:p>0.02403398</text:p>
          </table:table-cell>
          <table:table-cell office:value-type="float" office:value="0.005897196" calcext:value-type="float">
            <text:p>0.005897196</text:p>
          </table:table-cell>
          <table:table-cell office:value-type="float" office:value="0.006019924" calcext:value-type="float">
            <text:p>0.006019924</text:p>
          </table:table-cell>
          <table:table-cell office:value-type="float" office:value="0" calcext:value-type="float">
            <text:p>0</text:p>
          </table:table-cell>
          <table:table-cell office:value-type="float" office:value="24.00082" calcext:value-type="float">
            <text:p>24.00082</text:p>
          </table:table-cell>
          <table:table-cell office:value-type="float" office:value="84.68703" calcext:value-type="float">
            <text:p>84.68703</text:p>
          </table:table-cell>
          <table:table-cell office:value-type="float" office:value="77.17312" calcext:value-type="float">
            <text:p>77.17312</text:p>
          </table:table-cell>
          <table:table-cell office:value-type="float" office:value="50.8292" calcext:value-type="float">
            <text:p>50.8292</text:p>
          </table:table-cell>
          <table:table-cell office:value-type="float" office:value="42.57647" calcext:value-type="float">
            <text:p>42.57647</text:p>
          </table:table-cell>
          <table:table-cell office:value-type="float" office:value="18.79018" calcext:value-type="float">
            <text:p>18.79018</text:p>
          </table:table-cell>
          <table:table-cell office:value-type="float" office:value="14.05645" calcext:value-type="float">
            <text:p>14.05645</text:p>
          </table:table-cell>
          <table:table-cell office:value-type="float" office:value="10.39635" calcext:value-type="float">
            <text:p>10.39635</text:p>
          </table:table-cell>
          <table:table-cell office:value-type="float" office:value="3.643033" calcext:value-type="float">
            <text:p>3.643033</text:p>
          </table:table-cell>
          <table:table-cell office:value-type="float" office:value="1.090357" calcext:value-type="float">
            <text:p>1.090357</text:p>
          </table:table-cell>
          <table:table-cell office:value-type="float" office:value="0.4159043" calcext:value-type="float">
            <text:p>0.4159043</text:p>
          </table:table-cell>
          <table:table-cell office:value-type="float" office:value="0.226427" calcext:value-type="float">
            <text:p>0.226427</text:p>
          </table:table-cell>
          <table:table-cell office:value-type="float" office:value="0.3361601" calcext:value-type="float">
            <text:p>0.3361601</text:p>
          </table:table-cell>
          <table:table-cell office:value-type="float" office:value="0.362702" calcext:value-type="float">
            <text:p>0.362702</text:p>
          </table:table-cell>
          <table:table-cell office:value-type="float" office:value="0" calcext:value-type="float">
            <text:p>0</text:p>
          </table:table-cell>
          <table:table-cell office:value-type="float" office:value="7893.769" calcext:value-type="float">
            <text:p>7893.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19312" calcext:value-type="float">
            <text:p>-0.24193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18.68482" calcext:value-type="float">
            <text:p>18.68482</text:p>
          </table:table-cell>
          <table:table-cell office:value-type="float" office:value="1092.79" calcext:value-type="float">
            <text:p>1092.79</text:p>
          </table:table-cell>
          <table:table-cell office:value-type="float" office:value="8.97" calcext:value-type="float">
            <text:p>8.97</text:p>
          </table:table-cell>
          <table:table-cell office:value-type="float" office:value="-1.242829" calcext:value-type="float">
            <text:p>-1.242829</text:p>
          </table:table-cell>
          <table:table-cell office:value-type="float" office:value="1.336157" calcext:value-type="float">
            <text:p>1.336157</text:p>
          </table:table-cell>
          <table:table-cell office:value-type="float" office:value="22.45514" calcext:value-type="float">
            <text:p>22.45514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13962" calcext:value-type="float">
            <text:p>0.00513962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581" calcext:value-type="float">
            <text:p>2.108581</text:p>
          </table:table-cell>
          <table:table-cell office:value-type="float" office:value="-0.1005636" calcext:value-type="float">
            <text:p>-0.1005636</text:p>
          </table:table-cell>
          <table:table-cell office:value-type="float" office:value="-0.006886214" calcext:value-type="float">
            <text:p>-0.006886214</text:p>
          </table:table-cell>
          <table:table-cell office:value-type="float" office:value="0.00000001067732" calcext:value-type="float">
            <text:p>1.067732E-08</text:p>
          </table:table-cell>
          <table:table-cell office:value-type="float" office:value="15.67223" calcext:value-type="float">
            <text:p>15.67223</text:p>
          </table:table-cell>
          <table:table-cell office:value-type="float" office:value="16.04321" calcext:value-type="float">
            <text:p>16.04321</text:p>
          </table:table-cell>
          <table:table-cell office:value-type="float" office:value="25.72288" calcext:value-type="float">
            <text:p>25.72288</text:p>
          </table:table-cell>
          <table:table-cell office:value-type="float" office:value="0.4046027" calcext:value-type="float">
            <text:p>0.4046027</text:p>
          </table:table-cell>
          <table:table-cell office:value-type="float" office:value="0.04350377" calcext:value-type="float">
            <text:p>0.04350377</text:p>
          </table:table-cell>
          <table:table-cell office:value-type="float" office:value="0.0401969" calcext:value-type="float">
            <text:p>0.0401969</text:p>
          </table:table-cell>
          <table:table-cell office:value-type="float" office:value="0.01578258" calcext:value-type="float">
            <text:p>0.01578258</text:p>
          </table:table-cell>
          <table:table-cell office:value-type="float" office:value="0.01122146" calcext:value-type="float">
            <text:p>0.01122146</text:p>
          </table:table-cell>
          <table:table-cell office:value-type="float" office:value="0.02659705" calcext:value-type="float">
            <text:p>0.02659705</text:p>
          </table:table-cell>
          <table:table-cell office:value-type="float" office:value="0.02184463" calcext:value-type="float">
            <text:p>0.02184463</text:p>
          </table:table-cell>
          <table:table-cell office:value-type="float" office:value="0.0179593" calcext:value-type="float">
            <text:p>0.0179593</text:p>
          </table:table-cell>
          <table:table-cell office:value-type="float" office:value="0.01774627" calcext:value-type="float">
            <text:p>0.01774627</text:p>
          </table:table-cell>
          <table:table-cell office:value-type="float" office:value="0.02415182" calcext:value-type="float">
            <text:p>0.02415182</text:p>
          </table:table-cell>
          <table:table-cell office:value-type="float" office:value="0.005894603" calcext:value-type="float">
            <text:p>0.005894603</text:p>
          </table:table-cell>
          <table:table-cell office:value-type="float" office:value="0.006018563" calcext:value-type="float">
            <text:p>0.006018563</text:p>
          </table:table-cell>
          <table:table-cell office:value-type="float" office:value="0" calcext:value-type="float">
            <text:p>0</text:p>
          </table:table-cell>
          <table:table-cell office:value-type="float" office:value="22.39767" calcext:value-type="float">
            <text:p>22.39767</text:p>
          </table:table-cell>
          <table:table-cell office:value-type="float" office:value="90.27462" calcext:value-type="float">
            <text:p>90.27462</text:p>
          </table:table-cell>
          <table:table-cell office:value-type="float" office:value="78.1168" calcext:value-type="float">
            <text:p>78.1168</text:p>
          </table:table-cell>
          <table:table-cell office:value-type="float" office:value="50.21488" calcext:value-type="float">
            <text:p>50.21488</text:p>
          </table:table-cell>
          <table:table-cell office:value-type="float" office:value="42.00628" calcext:value-type="float">
            <text:p>42.00628</text:p>
          </table:table-cell>
          <table:table-cell office:value-type="float" office:value="18.37103" calcext:value-type="float">
            <text:p>18.37103</text:p>
          </table:table-cell>
          <table:table-cell office:value-type="float" office:value="13.75027" calcext:value-type="float">
            <text:p>13.75027</text:p>
          </table:table-cell>
          <table:table-cell office:value-type="float" office:value="10.40856" calcext:value-type="float">
            <text:p>10.40856</text:p>
          </table:table-cell>
          <table:table-cell office:value-type="float" office:value="3.675908" calcext:value-type="float">
            <text:p>3.675908</text:p>
          </table:table-cell>
          <table:table-cell office:value-type="float" office:value="1.097906" calcext:value-type="float">
            <text:p>1.097906</text:p>
          </table:table-cell>
          <table:table-cell office:value-type="float" office:value="0.4177195" calcext:value-type="float">
            <text:p>0.4177195</text:p>
          </table:table-cell>
          <table:table-cell office:value-type="float" office:value="0.227328" calcext:value-type="float">
            <text:p>0.227328</text:p>
          </table:table-cell>
          <table:table-cell office:value-type="float" office:value="0.3361486" calcext:value-type="float">
            <text:p>0.3361486</text:p>
          </table:table-cell>
          <table:table-cell office:value-type="float" office:value="0.3627051" calcext:value-type="float">
            <text:p>0.3627051</text:p>
          </table:table-cell>
          <table:table-cell office:value-type="float" office:value="0" calcext:value-type="float">
            <text:p>0</text:p>
          </table:table-cell>
          <table:table-cell office:value-type="float" office:value="8297.251" calcext:value-type="float">
            <text:p>8297.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31613" calcext:value-type="float">
            <text:p>-0.24316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18.51905" calcext:value-type="float">
            <text:p>18.51905</text:p>
          </table:table-cell>
          <table:table-cell office:value-type="float" office:value="1092.755" calcext:value-type="float">
            <text:p>1092.755</text:p>
          </table:table-cell>
          <table:table-cell office:value-type="float" office:value="8.97" calcext:value-type="float">
            <text:p>8.97</text:p>
          </table:table-cell>
          <table:table-cell office:value-type="float" office:value="-1.465232" calcext:value-type="float">
            <text:p>-1.465232</text:p>
          </table:table-cell>
          <table:table-cell office:value-type="float" office:value="1.372692" calcext:value-type="float">
            <text:p>1.372692</text:p>
          </table:table-cell>
          <table:table-cell office:value-type="float" office:value="22.57501" calcext:value-type="float">
            <text:p>22.57501</text:p>
          </table:table-cell>
          <table:table-cell office:value-type="float" office:value="0.0005831683" calcext:value-type="float">
            <text:p>0.0005831683</text:p>
          </table:table-cell>
          <table:table-cell office:value-type="float" office:value="0.005152181" calcext:value-type="float">
            <text:p>0.005152181</text:p>
          </table:table-cell>
          <table:table-cell office:value-type="float" office:value="0.01173351" calcext:value-type="float">
            <text:p>0.01173351</text:p>
          </table:table-cell>
          <table:table-cell office:value-type="float" office:value="2.108604" calcext:value-type="float">
            <text:p>2.108604</text:p>
          </table:table-cell>
          <table:table-cell office:value-type="float" office:value="-0.1022043" calcext:value-type="float">
            <text:p>-0.1022043</text:p>
          </table:table-cell>
          <table:table-cell office:value-type="float" office:value="-0.008513368" calcext:value-type="float">
            <text:p>-0.008513368</text:p>
          </table:table-cell>
          <table:table-cell office:value-type="float" office:value="0.00000001067732" calcext:value-type="float">
            <text:p>1.067732E-08</text:p>
          </table:table-cell>
          <table:table-cell office:value-type="float" office:value="15.61921" calcext:value-type="float">
            <text:p>15.61921</text:p>
          </table:table-cell>
          <table:table-cell office:value-type="float" office:value="15.73967" calcext:value-type="float">
            <text:p>15.73967</text:p>
          </table:table-cell>
          <table:table-cell office:value-type="float" office:value="26.75183" calcext:value-type="float">
            <text:p>26.75183</text:p>
          </table:table-cell>
          <table:table-cell office:value-type="float" office:value="0.326377" calcext:value-type="float">
            <text:p>0.326377</text:p>
          </table:table-cell>
          <table:table-cell office:value-type="float" office:value="0.04395561" calcext:value-type="float">
            <text:p>0.04395561</text:p>
          </table:table-cell>
          <table:table-cell office:value-type="float" office:value="0.04082423" calcext:value-type="float">
            <text:p>0.04082423</text:p>
          </table:table-cell>
          <table:table-cell office:value-type="float" office:value="0.01575691" calcext:value-type="float">
            <text:p>0.01575691</text:p>
          </table:table-cell>
          <table:table-cell office:value-type="float" office:value="0.01102557" calcext:value-type="float">
            <text:p>0.01102557</text:p>
          </table:table-cell>
          <table:table-cell office:value-type="float" office:value="0.02650676" calcext:value-type="float">
            <text:p>0.02650676</text:p>
          </table:table-cell>
          <table:table-cell office:value-type="float" office:value="0.02185643" calcext:value-type="float">
            <text:p>0.02185643</text:p>
          </table:table-cell>
          <table:table-cell office:value-type="float" office:value="0.01796424" calcext:value-type="float">
            <text:p>0.01796424</text:p>
          </table:table-cell>
          <table:table-cell office:value-type="float" office:value="0.01770722" calcext:value-type="float">
            <text:p>0.01770722</text:p>
          </table:table-cell>
          <table:table-cell office:value-type="float" office:value="0.02427278" calcext:value-type="float">
            <text:p>0.02427278</text:p>
          </table:table-cell>
          <table:table-cell office:value-type="float" office:value="0.005892026" calcext:value-type="float">
            <text:p>0.005892026</text:p>
          </table:table-cell>
          <table:table-cell office:value-type="float" office:value="0.006017196" calcext:value-type="float">
            <text:p>0.006017196</text:p>
          </table:table-cell>
          <table:table-cell office:value-type="float" office:value="0" calcext:value-type="float">
            <text:p>0</text:p>
          </table:table-cell>
          <table:table-cell office:value-type="float" office:value="21.8201" calcext:value-type="float">
            <text:p>21.8201</text:p>
          </table:table-cell>
          <table:table-cell office:value-type="float" office:value="95.35683" calcext:value-type="float">
            <text:p>95.35683</text:p>
          </table:table-cell>
          <table:table-cell office:value-type="float" office:value="78.90741" calcext:value-type="float">
            <text:p>78.90741</text:p>
          </table:table-cell>
          <table:table-cell office:value-type="float" office:value="49.62508" calcext:value-type="float">
            <text:p>49.62508</text:p>
          </table:table-cell>
          <table:table-cell office:value-type="float" office:value="41.33091" calcext:value-type="float">
            <text:p>41.33091</text:p>
          </table:table-cell>
          <table:table-cell office:value-type="float" office:value="17.95528" calcext:value-type="float">
            <text:p>17.95528</text:p>
          </table:table-cell>
          <table:table-cell office:value-type="float" office:value="13.39502" calcext:value-type="float">
            <text:p>13.39502</text:p>
          </table:table-cell>
          <table:table-cell office:value-type="float" office:value="10.41011" calcext:value-type="float">
            <text:p>10.41011</text:p>
          </table:table-cell>
          <table:table-cell office:value-type="float" office:value="3.706048" calcext:value-type="float">
            <text:p>3.706048</text:p>
          </table:table-cell>
          <table:table-cell office:value-type="float" office:value="1.105607" calcext:value-type="float">
            <text:p>1.105607</text:p>
          </table:table-cell>
          <table:table-cell office:value-type="float" office:value="0.4196219" calcext:value-type="float">
            <text:p>0.4196219</text:p>
          </table:table-cell>
          <table:table-cell office:value-type="float" office:value="0.2282538" calcext:value-type="float">
            <text:p>0.2282538</text:p>
          </table:table-cell>
          <table:table-cell office:value-type="float" office:value="0.3361395" calcext:value-type="float">
            <text:p>0.3361395</text:p>
          </table:table-cell>
          <table:table-cell office:value-type="float" office:value="0.3627081" calcext:value-type="float">
            <text:p>0.3627081</text:p>
          </table:table-cell>
          <table:table-cell office:value-type="float" office:value="0" calcext:value-type="float">
            <text:p>0</text:p>
          </table:table-cell>
          <table:table-cell office:value-type="float" office:value="8757.689" calcext:value-type="float">
            <text:p>8757.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44056" calcext:value-type="float">
            <text:p>-0.2440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18.3737" calcext:value-type="float">
            <text:p>18.3737</text:p>
          </table:table-cell>
          <table:table-cell office:value-type="float" office:value="1092.71" calcext:value-type="float">
            <text:p>1092.71</text:p>
          </table:table-cell>
          <table:table-cell office:value-type="float" office:value="8.97" calcext:value-type="float">
            <text:p>8.97</text:p>
          </table:table-cell>
          <table:table-cell office:value-type="float" office:value="-1.687561" calcext:value-type="float">
            <text:p>-1.687561</text:p>
          </table:table-cell>
          <table:table-cell office:value-type="float" office:value="1.356746" calcext:value-type="float">
            <text:p>1.356746</text:p>
          </table:table-cell>
          <table:table-cell office:value-type="float" office:value="22.6789" calcext:value-type="float">
            <text:p>22.6789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170528" calcext:value-type="float">
            <text:p>0.005170528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401" calcext:value-type="float">
            <text:p>2.110401</text:p>
          </table:table-cell>
          <table:table-cell office:value-type="float" office:value="-0.1056903" calcext:value-type="float">
            <text:p>-0.1056903</text:p>
          </table:table-cell>
          <table:table-cell office:value-type="float" office:value="-0.009664313" calcext:value-type="float">
            <text:p>-0.009664313</text:p>
          </table:table-cell>
          <table:table-cell office:value-type="float" office:value="0.00000001067732" calcext:value-type="float">
            <text:p>1.067732E-08</text:p>
          </table:table-cell>
          <table:table-cell office:value-type="float" office:value="15.57313" calcext:value-type="float">
            <text:p>15.57313</text:p>
          </table:table-cell>
          <table:table-cell office:value-type="float" office:value="12.50637" calcext:value-type="float">
            <text:p>12.50637</text:p>
          </table:table-cell>
          <table:table-cell office:value-type="float" office:value="25.26531" calcext:value-type="float">
            <text:p>25.26531</text:p>
          </table:table-cell>
          <table:table-cell office:value-type="float" office:value="2.329602" calcext:value-type="float">
            <text:p>2.329602</text:p>
          </table:table-cell>
          <table:table-cell office:value-type="float" office:value="0.2998334" calcext:value-type="float">
            <text:p>0.2998334</text:p>
          </table:table-cell>
          <table:table-cell office:value-type="float" office:value="0.04352882" calcext:value-type="float">
            <text:p>0.04352882</text:p>
          </table:table-cell>
          <table:table-cell office:value-type="float" office:value="0.0157663" calcext:value-type="float">
            <text:p>0.0157663</text:p>
          </table:table-cell>
          <table:table-cell office:value-type="float" office:value="0.01111554" calcext:value-type="float">
            <text:p>0.01111554</text:p>
          </table:table-cell>
          <table:table-cell office:value-type="float" office:value="0.02645489" calcext:value-type="float">
            <text:p>0.02645489</text:p>
          </table:table-cell>
          <table:table-cell office:value-type="float" office:value="0.02186603" calcext:value-type="float">
            <text:p>0.02186603</text:p>
          </table:table-cell>
          <table:table-cell office:value-type="float" office:value="0.01796791" calcext:value-type="float">
            <text:p>0.01796791</text:p>
          </table:table-cell>
          <table:table-cell office:value-type="float" office:value="0.01766946" calcext:value-type="float">
            <text:p>0.01766946</text:p>
          </table:table-cell>
          <table:table-cell office:value-type="float" office:value="0.02439591" calcext:value-type="float">
            <text:p>0.02439591</text:p>
          </table:table-cell>
          <table:table-cell office:value-type="float" office:value="0.005886671" calcext:value-type="float">
            <text:p>0.005886671</text:p>
          </table:table-cell>
          <table:table-cell office:value-type="float" office:value="0.006015522" calcext:value-type="float">
            <text:p>0.006015522</text:p>
          </table:table-cell>
          <table:table-cell office:value-type="float" office:value="0" calcext:value-type="float">
            <text:p>0</text:p>
          </table:table-cell>
          <table:table-cell office:value-type="float" office:value="15.71449" calcext:value-type="float">
            <text:p>15.71449</text:p>
          </table:table-cell>
          <table:table-cell office:value-type="float" office:value="69.69653" calcext:value-type="float">
            <text:p>69.69653</text:p>
          </table:table-cell>
          <table:table-cell office:value-type="float" office:value="87.00674" calcext:value-type="float">
            <text:p>87.00674</text:p>
          </table:table-cell>
          <table:table-cell office:value-type="float" office:value="61.88528" calcext:value-type="float">
            <text:p>61.88528</text:p>
          </table:table-cell>
          <table:table-cell office:value-type="float" office:value="48.48826" calcext:value-type="float">
            <text:p>48.48826</text:p>
          </table:table-cell>
          <table:table-cell office:value-type="float" office:value="18.31264" calcext:value-type="float">
            <text:p>18.31264</text:p>
          </table:table-cell>
          <table:table-cell office:value-type="float" office:value="12.45677" calcext:value-type="float">
            <text:p>12.45677</text:p>
          </table:table-cell>
          <table:table-cell office:value-type="float" office:value="10.47404" calcext:value-type="float">
            <text:p>10.47404</text:p>
          </table:table-cell>
          <table:table-cell office:value-type="float" office:value="3.735307" calcext:value-type="float">
            <text:p>3.735307</text:p>
          </table:table-cell>
          <table:table-cell office:value-type="float" office:value="1.113376" calcext:value-type="float">
            <text:p>1.113376</text:p>
          </table:table-cell>
          <table:table-cell office:value-type="float" office:value="0.4215974" calcext:value-type="float">
            <text:p>0.4215974</text:p>
          </table:table-cell>
          <table:table-cell office:value-type="float" office:value="0.22919" calcext:value-type="float">
            <text:p>0.22919</text:p>
          </table:table-cell>
          <table:table-cell office:value-type="float" office:value="0.3352094" calcext:value-type="float">
            <text:p>0.3352094</text:p>
          </table:table-cell>
          <table:table-cell office:value-type="float" office:value="0.3627109" calcext:value-type="float">
            <text:p>0.3627109</text:p>
          </table:table-cell>
          <table:table-cell office:value-type="float" office:value="0" calcext:value-type="float">
            <text:p>0</text:p>
          </table:table-cell>
          <table:table-cell office:value-type="float" office:value="872.2493" calcext:value-type="float">
            <text:p>872.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635253" calcext:value-type="float">
            <text:p>-0.26352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18.24451" calcext:value-type="float">
            <text:p>18.24451</text:p>
          </table:table-cell>
          <table:table-cell office:value-type="float" office:value="1092.687" calcext:value-type="float">
            <text:p>1092.687</text:p>
          </table:table-cell>
          <table:table-cell office:value-type="float" office:value="8.97" calcext:value-type="float">
            <text:p>8.97</text:p>
          </table:table-cell>
          <table:table-cell office:value-type="float" office:value="-1.915818" calcext:value-type="float">
            <text:p>-1.915818</text:p>
          </table:table-cell>
          <table:table-cell office:value-type="float" office:value="1.303003" calcext:value-type="float">
            <text:p>1.303003</text:p>
          </table:table-cell>
          <table:table-cell office:value-type="float" office:value="22.83303" calcext:value-type="float">
            <text:p>22.83303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182911" calcext:value-type="float">
            <text:p>0.005182911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379" calcext:value-type="float">
            <text:p>2.110379</text:p>
          </table:table-cell>
          <table:table-cell office:value-type="float" office:value="-0.1077503" calcext:value-type="float">
            <text:p>-0.1077503</text:p>
          </table:table-cell>
          <table:table-cell office:value-type="float" office:value="-0.01068405" calcext:value-type="float">
            <text:p>-0.01068405</text:p>
          </table:table-cell>
          <table:table-cell office:value-type="float" office:value="0.00000001114979" calcext:value-type="float">
            <text:p>1.114979E-08</text:p>
          </table:table-cell>
          <table:table-cell office:value-type="float" office:value="15.5552" calcext:value-type="float">
            <text:p>15.5552</text:p>
          </table:table-cell>
          <table:table-cell office:value-type="float" office:value="12.94064" calcext:value-type="float">
            <text:p>12.94064</text:p>
          </table:table-cell>
          <table:table-cell office:value-type="float" office:value="25.69278" calcext:value-type="float">
            <text:p>25.69278</text:p>
          </table:table-cell>
          <table:table-cell office:value-type="float" office:value="0.9401767" calcext:value-type="float">
            <text:p>0.9401767</text:p>
          </table:table-cell>
          <table:table-cell office:value-type="float" office:value="0.1333714" calcext:value-type="float">
            <text:p>0.1333714</text:p>
          </table:table-cell>
          <table:table-cell office:value-type="float" office:value="0.03782374" calcext:value-type="float">
            <text:p>0.03782374</text:p>
          </table:table-cell>
          <table:table-cell office:value-type="float" office:value="0.01581914" calcext:value-type="float">
            <text:p>0.01581914</text:p>
          </table:table-cell>
          <table:table-cell office:value-type="float" office:value="0.01106157" calcext:value-type="float">
            <text:p>0.01106157</text:p>
          </table:table-cell>
          <table:table-cell office:value-type="float" office:value="0.02641586" calcext:value-type="float">
            <text:p>0.02641586</text:p>
          </table:table-cell>
          <table:table-cell office:value-type="float" office:value="0.02188344" calcext:value-type="float">
            <text:p>0.02188344</text:p>
          </table:table-cell>
          <table:table-cell office:value-type="float" office:value="0.01797102" calcext:value-type="float">
            <text:p>0.01797102</text:p>
          </table:table-cell>
          <table:table-cell office:value-type="float" office:value="0.01763217" calcext:value-type="float">
            <text:p>0.01763217</text:p>
          </table:table-cell>
          <table:table-cell office:value-type="float" office:value="0.02452252" calcext:value-type="float">
            <text:p>0.02452252</text:p>
          </table:table-cell>
          <table:table-cell office:value-type="float" office:value="0.005885147" calcext:value-type="float">
            <text:p>0.005885147</text:p>
          </table:table-cell>
          <table:table-cell office:value-type="float" office:value="0.006014103" calcext:value-type="float">
            <text:p>0.006014103</text:p>
          </table:table-cell>
          <table:table-cell office:value-type="float" office:value="0" calcext:value-type="float">
            <text:p>0</text:p>
          </table:table-cell>
          <table:table-cell office:value-type="float" office:value="29.56387" calcext:value-type="float">
            <text:p>29.56387</text:p>
          </table:table-cell>
          <table:table-cell office:value-type="float" office:value="71.76971" calcext:value-type="float">
            <text:p>71.76971</text:p>
          </table:table-cell>
          <table:table-cell office:value-type="float" office:value="83.56907" calcext:value-type="float">
            <text:p>83.56907</text:p>
          </table:table-cell>
          <table:table-cell office:value-type="float" office:value="60.38026" calcext:value-type="float">
            <text:p>60.38026</text:p>
          </table:table-cell>
          <table:table-cell office:value-type="float" office:value="47.99325" calcext:value-type="float">
            <text:p>47.99325</text:p>
          </table:table-cell>
          <table:table-cell office:value-type="float" office:value="19.38288" calcext:value-type="float">
            <text:p>19.38288</text:p>
          </table:table-cell>
          <table:table-cell office:value-type="float" office:value="12.40883" calcext:value-type="float">
            <text:p>12.40883</text:p>
          </table:table-cell>
          <table:table-cell office:value-type="float" office:value="10.54471" calcext:value-type="float">
            <text:p>10.54471</text:p>
          </table:table-cell>
          <table:table-cell office:value-type="float" office:value="3.773044" calcext:value-type="float">
            <text:p>3.773044</text:p>
          </table:table-cell>
          <table:table-cell office:value-type="float" office:value="1.121375" calcext:value-type="float">
            <text:p>1.121375</text:p>
          </table:table-cell>
          <table:table-cell office:value-type="float" office:value="0.4236501" calcext:value-type="float">
            <text:p>0.4236501</text:p>
          </table:table-cell>
          <table:table-cell office:value-type="float" office:value="0.2301393" calcext:value-type="float">
            <text:p>0.2301393</text:p>
          </table:table-cell>
          <table:table-cell office:value-type="float" office:value="0.3352907" calcext:value-type="float">
            <text:p>0.3352907</text:p>
          </table:table-cell>
          <table:table-cell office:value-type="float" office:value="0.362714" calcext:value-type="float">
            <text:p>0.362714</text:p>
          </table:table-cell>
          <table:table-cell office:value-type="float" office:value="0" calcext:value-type="float">
            <text:p>0</text:p>
          </table:table-cell>
          <table:table-cell office:value-type="float" office:value="1027.855" calcext:value-type="float">
            <text:p>1027.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656564" calcext:value-type="float">
            <text:p>-0.26565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18.09163" calcext:value-type="float">
            <text:p>18.09163</text:p>
          </table:table-cell>
          <table:table-cell office:value-type="float" office:value="1092.652" calcext:value-type="float">
            <text:p>1092.652</text:p>
          </table:table-cell>
          <table:table-cell office:value-type="float" office:value="8.97" calcext:value-type="float">
            <text:p>8.97</text:p>
          </table:table-cell>
          <table:table-cell office:value-type="float" office:value="-2.193606" calcext:value-type="float">
            <text:p>-2.193606</text:p>
          </table:table-cell>
          <table:table-cell office:value-type="float" office:value="1.365443" calcext:value-type="float">
            <text:p>1.365443</text:p>
          </table:table-cell>
          <table:table-cell office:value-type="float" office:value="22.88673" calcext:value-type="float">
            <text:p>22.88673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195294" calcext:value-type="float">
            <text:p>0.005195294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379" calcext:value-type="float">
            <text:p>2.110379</text:p>
          </table:table-cell>
          <table:table-cell office:value-type="float" office:value="-0.1112668" calcext:value-type="float">
            <text:p>-0.1112668</text:p>
          </table:table-cell>
          <table:table-cell office:value-type="float" office:value="-0.01179757" calcext:value-type="float">
            <text:p>-0.01179757</text:p>
          </table:table-cell>
          <table:table-cell office:value-type="float" office:value="0.00000001114979" calcext:value-type="float">
            <text:p>1.114979E-08</text:p>
          </table:table-cell>
          <table:table-cell office:value-type="float" office:value="15.49258" calcext:value-type="float">
            <text:p>15.49258</text:p>
          </table:table-cell>
          <table:table-cell office:value-type="float" office:value="12.79082" calcext:value-type="float">
            <text:p>12.79082</text:p>
          </table:table-cell>
          <table:table-cell office:value-type="float" office:value="27.6086" calcext:value-type="float">
            <text:p>27.6086</text:p>
          </table:table-cell>
          <table:table-cell office:value-type="float" office:value="0.661549" calcext:value-type="float">
            <text:p>0.661549</text:p>
          </table:table-cell>
          <table:table-cell office:value-type="float" office:value="0.1005833" calcext:value-type="float">
            <text:p>0.1005833</text:p>
          </table:table-cell>
          <table:table-cell office:value-type="float" office:value="0.03884128" calcext:value-type="float">
            <text:p>0.03884128</text:p>
          </table:table-cell>
          <table:table-cell office:value-type="float" office:value="0.01578624" calcext:value-type="float">
            <text:p>0.01578624</text:p>
          </table:table-cell>
          <table:table-cell office:value-type="float" office:value="0.01093985" calcext:value-type="float">
            <text:p>0.01093985</text:p>
          </table:table-cell>
          <table:table-cell office:value-type="float" office:value="0.02636689" calcext:value-type="float">
            <text:p>0.02636689</text:p>
          </table:table-cell>
          <table:table-cell office:value-type="float" office:value="0.02191197" calcext:value-type="float">
            <text:p>0.02191197</text:p>
          </table:table-cell>
          <table:table-cell office:value-type="float" office:value="0.01797526" calcext:value-type="float">
            <text:p>0.01797526</text:p>
          </table:table-cell>
          <table:table-cell office:value-type="float" office:value="0.01759585" calcext:value-type="float">
            <text:p>0.01759585</text:p>
          </table:table-cell>
          <table:table-cell office:value-type="float" office:value="0.0246529" calcext:value-type="float">
            <text:p>0.0246529</text:p>
          </table:table-cell>
          <table:table-cell office:value-type="float" office:value="0.005883368" calcext:value-type="float">
            <text:p>0.005883368</text:p>
          </table:table-cell>
          <table:table-cell office:value-type="float" office:value="0.006012683" calcext:value-type="float">
            <text:p>0.006012683</text:p>
          </table:table-cell>
          <table:table-cell office:value-type="float" office:value="0" calcext:value-type="float">
            <text:p>0</text:p>
          </table:table-cell>
          <table:table-cell office:value-type="float" office:value="23.91711" calcext:value-type="float">
            <text:p>23.91711</text:p>
          </table:table-cell>
          <table:table-cell office:value-type="float" office:value="77.72813" calcext:value-type="float">
            <text:p>77.72813</text:p>
          </table:table-cell>
          <table:table-cell office:value-type="float" office:value="83.00636" calcext:value-type="float">
            <text:p>83.00636</text:p>
          </table:table-cell>
          <table:table-cell office:value-type="float" office:value="59.40967" calcext:value-type="float">
            <text:p>59.40967</text:p>
          </table:table-cell>
          <table:table-cell office:value-type="float" office:value="47.06081" calcext:value-type="float">
            <text:p>47.06081</text:p>
          </table:table-cell>
          <table:table-cell office:value-type="float" office:value="18.98738" calcext:value-type="float">
            <text:p>18.98738</text:p>
          </table:table-cell>
          <table:table-cell office:value-type="float" office:value="12.23008" calcext:value-type="float">
            <text:p>12.23008</text:p>
          </table:table-cell>
          <table:table-cell office:value-type="float" office:value="10.59382" calcext:value-type="float">
            <text:p>10.59382</text:p>
          </table:table-cell>
          <table:table-cell office:value-type="float" office:value="3.817565" calcext:value-type="float">
            <text:p>3.817565</text:p>
          </table:table-cell>
          <table:table-cell office:value-type="float" office:value="1.12978" calcext:value-type="float">
            <text:p>1.12978</text:p>
          </table:table-cell>
          <table:table-cell office:value-type="float" office:value="0.4257791" calcext:value-type="float">
            <text:p>0.4257791</text:p>
          </table:table-cell>
          <table:table-cell office:value-type="float" office:value="0.2311316" calcext:value-type="float">
            <text:p>0.2311316</text:p>
          </table:table-cell>
          <table:table-cell office:value-type="float" office:value="0.3353589" calcext:value-type="float">
            <text:p>0.3353589</text:p>
          </table:table-cell>
          <table:table-cell office:value-type="float" office:value="0.362717" calcext:value-type="float">
            <text:p>0.362717</text:p>
          </table:table-cell>
          <table:table-cell office:value-type="float" office:value="0" calcext:value-type="float">
            <text:p>0</text:p>
          </table:table-cell>
          <table:table-cell office:value-type="float" office:value="1244.159" calcext:value-type="float">
            <text:p>1244.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02184" calcext:value-type="float">
            <text:p>-0.270218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17.94924" calcext:value-type="float">
            <text:p>17.94924</text:p>
          </table:table-cell>
          <table:table-cell office:value-type="float" office:value="1092.619" calcext:value-type="float">
            <text:p>1092.619</text:p>
          </table:table-cell>
          <table:table-cell office:value-type="float" office:value="8.97" calcext:value-type="float">
            <text:p>8.97</text:p>
          </table:table-cell>
          <table:table-cell office:value-type="float" office:value="-2.538137" calcext:value-type="float">
            <text:p>-2.538137</text:p>
          </table:table-cell>
          <table:table-cell office:value-type="float" office:value="1.397778" calcext:value-type="float">
            <text:p>1.397778</text:p>
          </table:table-cell>
          <table:table-cell office:value-type="float" office:value="22.89194" calcext:value-type="float">
            <text:p>22.89194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207676" calcext:value-type="float">
            <text:p>0.005207676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379" calcext:value-type="float">
            <text:p>2.110379</text:p>
          </table:table-cell>
          <table:table-cell office:value-type="float" office:value="-0.1128378" calcext:value-type="float">
            <text:p>-0.1128378</text:p>
          </table:table-cell>
          <table:table-cell office:value-type="float" office:value="-0.01300423" calcext:value-type="float">
            <text:p>-0.01300423</text:p>
          </table:table-cell>
          <table:table-cell office:value-type="float" office:value="0.00000001114979" calcext:value-type="float">
            <text:p>1.114979E-08</text:p>
          </table:table-cell>
          <table:table-cell office:value-type="float" office:value="15.45333" calcext:value-type="float">
            <text:p>15.45333</text:p>
          </table:table-cell>
          <table:table-cell office:value-type="float" office:value="12.41437" calcext:value-type="float">
            <text:p>12.41437</text:p>
          </table:table-cell>
          <table:table-cell office:value-type="float" office:value="28.72325" calcext:value-type="float">
            <text:p>28.72325</text:p>
          </table:table-cell>
          <table:table-cell office:value-type="float" office:value="0.4827207" calcext:value-type="float">
            <text:p>0.4827207</text:p>
          </table:table-cell>
          <table:table-cell office:value-type="float" office:value="0.07888214" calcext:value-type="float">
            <text:p>0.07888214</text:p>
          </table:table-cell>
          <table:table-cell office:value-type="float" office:value="0.03864405" calcext:value-type="float">
            <text:p>0.03864405</text:p>
          </table:table-cell>
          <table:table-cell office:value-type="float" office:value="0.01571624" calcext:value-type="float">
            <text:p>0.01571624</text:p>
          </table:table-cell>
          <table:table-cell office:value-type="float" office:value="0.01077414" calcext:value-type="float">
            <text:p>0.01077414</text:p>
          </table:table-cell>
          <table:table-cell office:value-type="float" office:value="0.02628607" calcext:value-type="float">
            <text:p>0.02628607</text:p>
          </table:table-cell>
          <table:table-cell office:value-type="float" office:value="0.02194595" calcext:value-type="float">
            <text:p>0.02194595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1756083" calcext:value-type="float">
            <text:p>0.01756083</text:p>
          </table:table-cell>
          <table:table-cell office:value-type="float" office:value="0.02478704" calcext:value-type="float">
            <text:p>0.02478704</text:p>
          </table:table-cell>
          <table:table-cell office:value-type="float" office:value="0.005881449" calcext:value-type="float">
            <text:p>0.005881449</text:p>
          </table:table-cell>
          <table:table-cell office:value-type="float" office:value="0.006011232" calcext:value-type="float">
            <text:p>0.006011232</text:p>
          </table:table-cell>
          <table:table-cell office:value-type="float" office:value="0" calcext:value-type="float">
            <text:p>0</text:p>
          </table:table-cell>
          <table:table-cell office:value-type="float" office:value="21.09439" calcext:value-type="float">
            <text:p>21.09439</text:p>
          </table:table-cell>
          <table:table-cell office:value-type="float" office:value="83.06628" calcext:value-type="float">
            <text:p>83.06628</text:p>
          </table:table-cell>
          <table:table-cell office:value-type="float" office:value="82.49837" calcext:value-type="float">
            <text:p>82.49837</text:p>
          </table:table-cell>
          <table:table-cell office:value-type="float" office:value="58.51727" calcext:value-type="float">
            <text:p>58.51727</text:p>
          </table:table-cell>
          <table:table-cell office:value-type="float" office:value="45.92967" calcext:value-type="float">
            <text:p>45.92967</text:p>
          </table:table-cell>
          <table:table-cell office:value-type="float" office:value="18.46827" calcext:value-type="float">
            <text:p>18.46827</text:p>
          </table:table-cell>
          <table:table-cell office:value-type="float" office:value="11.86488" calcext:value-type="float">
            <text:p>11.86488</text:p>
          </table:table-cell>
          <table:table-cell office:value-type="float" office:value="10.58347" calcext:value-type="float">
            <text:p>10.58347</text:p>
          </table:table-cell>
          <table:table-cell office:value-type="float" office:value="3.870131" calcext:value-type="float">
            <text:p>3.870131</text:p>
          </table:table-cell>
          <table:table-cell office:value-type="float" office:value="1.139597" calcext:value-type="float">
            <text:p>1.139597</text:p>
          </table:table-cell>
          <table:table-cell office:value-type="float" office:value="0.4280092" calcext:value-type="float">
            <text:p>0.4280092</text:p>
          </table:table-cell>
          <table:table-cell office:value-type="float" office:value="0.2321618" calcext:value-type="float">
            <text:p>0.2321618</text:p>
          </table:table-cell>
          <table:table-cell office:value-type="float" office:value="0.3354188" calcext:value-type="float">
            <text:p>0.3354188</text:p>
          </table:table-cell>
          <table:table-cell office:value-type="float" office:value="0.3627201" calcext:value-type="float">
            <text:p>0.3627201</text:p>
          </table:table-cell>
          <table:table-cell office:value-type="float" office:value="0" calcext:value-type="float">
            <text:p>0</text:p>
          </table:table-cell>
          <table:table-cell office:value-type="float" office:value="1438.875" calcext:value-type="float">
            <text:p>1438.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15313" calcext:value-type="float">
            <text:p>-0.27153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17.81759" calcext:value-type="float">
            <text:p>17.81759</text:p>
          </table:table-cell>
          <table:table-cell office:value-type="float" office:value="1092.586" calcext:value-type="float">
            <text:p>1092.586</text:p>
          </table:table-cell>
          <table:table-cell office:value-type="float" office:value="8.97" calcext:value-type="float">
            <text:p>8.97</text:p>
          </table:table-cell>
          <table:table-cell office:value-type="float" office:value="-2.930052" calcext:value-type="float">
            <text:p>-2.930052</text:p>
          </table:table-cell>
          <table:table-cell office:value-type="float" office:value="1.390994" calcext:value-type="float">
            <text:p>1.390994</text:p>
          </table:table-cell>
          <table:table-cell office:value-type="float" office:value="22.8554" calcext:value-type="float">
            <text:p>22.8554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220062" calcext:value-type="float">
            <text:p>0.005220062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387" calcext:value-type="float">
            <text:p>2.110387</text:p>
          </table:table-cell>
          <table:table-cell office:value-type="float" office:value="-0.1144291" calcext:value-type="float">
            <text:p>-0.1144291</text:p>
          </table:table-cell>
          <table:table-cell office:value-type="float" office:value="-0.01415844" calcext:value-type="float">
            <text:p>-0.01415844</text:p>
          </table:table-cell>
          <table:table-cell office:value-type="float" office:value="0.00000001141316" calcext:value-type="float">
            <text:p>1.141316E-08</text:p>
          </table:table-cell>
          <table:table-cell office:value-type="float" office:value="15.42278" calcext:value-type="float">
            <text:p>15.42278</text:p>
          </table:table-cell>
          <table:table-cell office:value-type="float" office:value="10.72792" calcext:value-type="float">
            <text:p>10.72792</text:p>
          </table:table-cell>
          <table:table-cell office:value-type="float" office:value="28.8872" calcext:value-type="float">
            <text:p>28.8872</text:p>
          </table:table-cell>
          <table:table-cell office:value-type="float" office:value="0.6168942" calcext:value-type="float">
            <text:p>0.6168942</text:p>
          </table:table-cell>
          <table:table-cell office:value-type="float" office:value="0.06399929" calcext:value-type="float">
            <text:p>0.06399929</text:p>
          </table:table-cell>
          <table:table-cell office:value-type="float" office:value="0.03753715" calcext:value-type="float">
            <text:p>0.03753715</text:p>
          </table:table-cell>
          <table:table-cell office:value-type="float" office:value="0.01565316" calcext:value-type="float">
            <text:p>0.01565316</text:p>
          </table:table-cell>
          <table:table-cell office:value-type="float" office:value="0.01062346" calcext:value-type="float">
            <text:p>0.01062346</text:p>
          </table:table-cell>
          <table:table-cell office:value-type="float" office:value="0.02616478" calcext:value-type="float">
            <text:p>0.02616478</text:p>
          </table:table-cell>
          <table:table-cell office:value-type="float" office:value="0.02198021" calcext:value-type="float">
            <text:p>0.02198021</text:p>
          </table:table-cell>
          <table:table-cell office:value-type="float" office:value="0.01799066" calcext:value-type="float">
            <text:p>0.01799066</text:p>
          </table:table-cell>
          <table:table-cell office:value-type="float" office:value="0.01752757" calcext:value-type="float">
            <text:p>0.01752757</text:p>
          </table:table-cell>
          <table:table-cell office:value-type="float" office:value="0.02492497" calcext:value-type="float">
            <text:p>0.02492497</text:p>
          </table:table-cell>
          <table:table-cell office:value-type="float" office:value="0.005879462" calcext:value-type="float">
            <text:p>0.005879462</text:p>
          </table:table-cell>
          <table:table-cell office:value-type="float" office:value="0.006009772" calcext:value-type="float">
            <text:p>0.006009772</text:p>
          </table:table-cell>
          <table:table-cell office:value-type="float" office:value="0" calcext:value-type="float">
            <text:p>0</text:p>
          </table:table-cell>
          <table:table-cell office:value-type="float" office:value="16.35344" calcext:value-type="float">
            <text:p>16.35344</text:p>
          </table:table-cell>
          <table:table-cell office:value-type="float" office:value="84.77197" calcext:value-type="float">
            <text:p>84.77197</text:p>
          </table:table-cell>
          <table:table-cell office:value-type="float" office:value="84.49605" calcext:value-type="float">
            <text:p>84.49605</text:p>
          </table:table-cell>
          <table:table-cell office:value-type="float" office:value="58.04925" calcext:value-type="float">
            <text:p>58.04925</text:p>
          </table:table-cell>
          <table:table-cell office:value-type="float" office:value="44.65019" calcext:value-type="float">
            <text:p>44.65019</text:p>
          </table:table-cell>
          <table:table-cell office:value-type="float" office:value="17.96458" calcext:value-type="float">
            <text:p>17.96458</text:p>
          </table:table-cell>
          <table:table-cell office:value-type="float" office:value="11.42793" calcext:value-type="float">
            <text:p>11.42793</text:p>
          </table:table-cell>
          <table:table-cell office:value-type="float" office:value="10.54097" calcext:value-type="float">
            <text:p>10.54097</text:p>
          </table:table-cell>
          <table:table-cell office:value-type="float" office:value="3.917353" calcext:value-type="float">
            <text:p>3.917353</text:p>
          </table:table-cell>
          <table:table-cell office:value-type="float" office:value="1.149968" calcext:value-type="float">
            <text:p>1.149968</text:p>
          </table:table-cell>
          <table:table-cell office:value-type="float" office:value="0.4303656" calcext:value-type="float">
            <text:p>0.4303656</text:p>
          </table:table-cell>
          <table:table-cell office:value-type="float" office:value="0.2332279" calcext:value-type="float">
            <text:p>0.2332279</text:p>
          </table:table-cell>
          <table:table-cell office:value-type="float" office:value="0.3354728" calcext:value-type="float">
            <text:p>0.3354728</text:p>
          </table:table-cell>
          <table:table-cell office:value-type="float" office:value="0.3627232" calcext:value-type="float">
            <text:p>0.3627232</text:p>
          </table:table-cell>
          <table:table-cell office:value-type="float" office:value="0" calcext:value-type="float">
            <text:p>0</text:p>
          </table:table-cell>
          <table:table-cell office:value-type="float" office:value="1573.19" calcext:value-type="float">
            <text:p>1573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22361" calcext:value-type="float">
            <text:p>-0.27223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17.68469" calcext:value-type="float">
            <text:p>17.68469</text:p>
          </table:table-cell>
          <table:table-cell office:value-type="float" office:value="1092.556" calcext:value-type="float">
            <text:p>1092.556</text:p>
          </table:table-cell>
          <table:table-cell office:value-type="float" office:value="8.97" calcext:value-type="float">
            <text:p>8.97</text:p>
          </table:table-cell>
          <table:table-cell office:value-type="float" office:value="-3.347075" calcext:value-type="float">
            <text:p>-3.347075</text:p>
          </table:table-cell>
          <table:table-cell office:value-type="float" office:value="1.351883" calcext:value-type="float">
            <text:p>1.351883</text:p>
          </table:table-cell>
          <table:table-cell office:value-type="float" office:value="22.82095" calcext:value-type="float">
            <text:p>22.82095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232445" calcext:value-type="float">
            <text:p>0.005232445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387" calcext:value-type="float">
            <text:p>2.110387</text:p>
          </table:table-cell>
          <table:table-cell office:value-type="float" office:value="-0.1158418" calcext:value-type="float">
            <text:p>-0.1158418</text:p>
          </table:table-cell>
          <table:table-cell office:value-type="float" office:value="-0.01548791" calcext:value-type="float">
            <text:p>-0.01548791</text:p>
          </table:table-cell>
          <table:table-cell office:value-type="float" office:value="0.00000001151758" calcext:value-type="float">
            <text:p>1.151758E-08</text:p>
          </table:table-cell>
          <table:table-cell office:value-type="float" office:value="15.39566" calcext:value-type="float">
            <text:p>15.39566</text:p>
          </table:table-cell>
          <table:table-cell office:value-type="float" office:value="11.60872" calcext:value-type="float">
            <text:p>11.60872</text:p>
          </table:table-cell>
          <table:table-cell office:value-type="float" office:value="27.9791" calcext:value-type="float">
            <text:p>27.9791</text:p>
          </table:table-cell>
          <table:table-cell office:value-type="float" office:value="0.3504039" calcext:value-type="float">
            <text:p>0.3504039</text:p>
          </table:table-cell>
          <table:table-cell office:value-type="float" office:value="0.05474523" calcext:value-type="float">
            <text:p>0.05474523</text:p>
          </table:table-cell>
          <table:table-cell office:value-type="float" office:value="0.03752705" calcext:value-type="float">
            <text:p>0.03752705</text:p>
          </table:table-cell>
          <table:table-cell office:value-type="float" office:value="0.01559936" calcext:value-type="float">
            <text:p>0.01559936</text:p>
          </table:table-cell>
          <table:table-cell office:value-type="float" office:value="0.01053614" calcext:value-type="float">
            <text:p>0.01053614</text:p>
          </table:table-cell>
          <table:table-cell office:value-type="float" office:value="0.02601749" calcext:value-type="float">
            <text:p>0.02601749</text:p>
          </table:table-cell>
          <table:table-cell office:value-type="float" office:value="0.0220162" calcext:value-type="float">
            <text:p>0.0220162</text:p>
          </table:table-cell>
          <table:table-cell office:value-type="float" office:value="0.01800075" calcext:value-type="float">
            <text:p>0.01800075</text:p>
          </table:table-cell>
          <table:table-cell office:value-type="float" office:value="0.01749625" calcext:value-type="float">
            <text:p>0.01749625</text:p>
          </table:table-cell>
          <table:table-cell office:value-type="float" office:value="0.02506674" calcext:value-type="float">
            <text:p>0.02506674</text:p>
          </table:table-cell>
          <table:table-cell office:value-type="float" office:value="0.005877468" calcext:value-type="float">
            <text:p>0.005877468</text:p>
          </table:table-cell>
          <table:table-cell office:value-type="float" office:value="0.006008298" calcext:value-type="float">
            <text:p>0.006008298</text:p>
          </table:table-cell>
          <table:table-cell office:value-type="float" office:value="0" calcext:value-type="float">
            <text:p>0</text:p>
          </table:table-cell>
          <table:table-cell office:value-type="float" office:value="30.12669" calcext:value-type="float">
            <text:p>30.12669</text:p>
          </table:table-cell>
          <table:table-cell office:value-type="float" office:value="82.45091" calcext:value-type="float">
            <text:p>82.45091</text:p>
          </table:table-cell>
          <table:table-cell office:value-type="float" office:value="82.67969" calcext:value-type="float">
            <text:p>82.67969</text:p>
          </table:table-cell>
          <table:table-cell office:value-type="float" office:value="59.41071" calcext:value-type="float">
            <text:p>59.41071</text:p>
          </table:table-cell>
          <table:table-cell office:value-type="float" office:value="44.88744" calcext:value-type="float">
            <text:p>44.88744</text:p>
          </table:table-cell>
          <table:table-cell office:value-type="float" office:value="17.7366" calcext:value-type="float">
            <text:p>17.7366</text:p>
          </table:table-cell>
          <table:table-cell office:value-type="float" office:value="11.04473" calcext:value-type="float">
            <text:p>11.04473</text:p>
          </table:table-cell>
          <table:table-cell office:value-type="float" office:value="10.47493" calcext:value-type="float">
            <text:p>10.47493</text:p>
          </table:table-cell>
          <table:table-cell office:value-type="float" office:value="3.958386" calcext:value-type="float">
            <text:p>3.958386</text:p>
          </table:table-cell>
          <table:table-cell office:value-type="float" office:value="1.160576" calcext:value-type="float">
            <text:p>1.160576</text:p>
          </table:table-cell>
          <table:table-cell office:value-type="float" office:value="0.4328431" calcext:value-type="float">
            <text:p>0.4328431</text:p>
          </table:table-cell>
          <table:table-cell office:value-type="float" office:value="0.234329" calcext:value-type="float">
            <text:p>0.234329</text:p>
          </table:table-cell>
          <table:table-cell office:value-type="float" office:value="0.3355254" calcext:value-type="float">
            <text:p>0.3355254</text:p>
          </table:table-cell>
          <table:table-cell office:value-type="float" office:value="0.3627262" calcext:value-type="float">
            <text:p>0.3627262</text:p>
          </table:table-cell>
          <table:table-cell office:value-type="float" office:value="0" calcext:value-type="float">
            <text:p>0</text:p>
          </table:table-cell>
          <table:table-cell office:value-type="float" office:value="1755.251" calcext:value-type="float">
            <text:p>1755.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31793" calcext:value-type="float">
            <text:p>-0.27317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17.512" calcext:value-type="float">
            <text:p>17.512</text:p>
          </table:table-cell>
          <table:table-cell office:value-type="float" office:value="1092.511" calcext:value-type="float">
            <text:p>1092.511</text:p>
          </table:table-cell>
          <table:table-cell office:value-type="float" office:value="8.97" calcext:value-type="float">
            <text:p>8.97</text:p>
          </table:table-cell>
          <table:table-cell office:value-type="float" office:value="-3.848902" calcext:value-type="float">
            <text:p>-3.848902</text:p>
          </table:table-cell>
          <table:table-cell office:value-type="float" office:value="1.354637" calcext:value-type="float">
            <text:p>1.354637</text:p>
          </table:table-cell>
          <table:table-cell office:value-type="float" office:value="22.73132" calcext:value-type="float">
            <text:p>22.73132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244828" calcext:value-type="float">
            <text:p>0.005244828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394" calcext:value-type="float">
            <text:p>2.110394</text:p>
          </table:table-cell>
          <table:table-cell office:value-type="float" office:value="-0.1179031" calcext:value-type="float">
            <text:p>-0.1179031</text:p>
          </table:table-cell>
          <table:table-cell office:value-type="float" office:value="-0.0171829" calcext:value-type="float">
            <text:p>-0.0171829</text:p>
          </table:table-cell>
          <table:table-cell office:value-type="float" office:value="0.00000001151758" calcext:value-type="float">
            <text:p>1.151758E-08</text:p>
          </table:table-cell>
          <table:table-cell office:value-type="float" office:value="15.31376" calcext:value-type="float">
            <text:p>15.31376</text:p>
          </table:table-cell>
          <table:table-cell office:value-type="float" office:value="11.43966" calcext:value-type="float">
            <text:p>11.43966</text:p>
          </table:table-cell>
          <table:table-cell office:value-type="float" office:value="28.12713" calcext:value-type="float">
            <text:p>28.12713</text:p>
          </table:table-cell>
          <table:table-cell office:value-type="float" office:value="0.3047063" calcext:value-type="float">
            <text:p>0.3047063</text:p>
          </table:table-cell>
          <table:table-cell office:value-type="float" office:value="0.05467448" calcext:value-type="float">
            <text:p>0.05467448</text:p>
          </table:table-cell>
          <table:table-cell office:value-type="float" office:value="0.04240058" calcext:value-type="float">
            <text:p>0.04240058</text:p>
          </table:table-cell>
          <table:table-cell office:value-type="float" office:value="0.01581844" calcext:value-type="float">
            <text:p>0.01581844</text:p>
          </table:table-cell>
          <table:table-cell office:value-type="float" office:value="0.01048047" calcext:value-type="float">
            <text:p>0.01048047</text:p>
          </table:table-cell>
          <table:table-cell office:value-type="float" office:value="0.02583333" calcext:value-type="float">
            <text:p>0.02583333</text:p>
          </table:table-cell>
          <table:table-cell office:value-type="float" office:value="0.02205276" calcext:value-type="float">
            <text:p>0.02205276</text:p>
          </table:table-cell>
          <table:table-cell office:value-type="float" office:value="0.01801252" calcext:value-type="float">
            <text:p>0.01801252</text:p>
          </table:table-cell>
          <table:table-cell office:value-type="float" office:value="0.01746691" calcext:value-type="float">
            <text:p>0.01746691</text:p>
          </table:table-cell>
          <table:table-cell office:value-type="float" office:value="0.02521238" calcext:value-type="float">
            <text:p>0.02521238</text:p>
          </table:table-cell>
          <table:table-cell office:value-type="float" office:value="0.005875502" calcext:value-type="float">
            <text:p>0.005875502</text:p>
          </table:table-cell>
          <table:table-cell office:value-type="float" office:value="0.006006813" calcext:value-type="float">
            <text:p>0.006006813</text:p>
          </table:table-cell>
          <table:table-cell office:value-type="float" office:value="0" calcext:value-type="float">
            <text:p>0</text:p>
          </table:table-cell>
          <table:table-cell office:value-type="float" office:value="25.18135" calcext:value-type="float">
            <text:p>25.18135</text:p>
          </table:table-cell>
          <table:table-cell office:value-type="float" office:value="89.66332" calcext:value-type="float">
            <text:p>89.66332</text:p>
          </table:table-cell>
          <table:table-cell office:value-type="float" office:value="80.88718" calcext:value-type="float">
            <text:p>80.88718</text:p>
          </table:table-cell>
          <table:table-cell office:value-type="float" office:value="58.17314" calcext:value-type="float">
            <text:p>58.17314</text:p>
          </table:table-cell>
          <table:table-cell office:value-type="float" office:value="43.1371" calcext:value-type="float">
            <text:p>43.1371</text:p>
          </table:table-cell>
          <table:table-cell office:value-type="float" office:value="17.20046" calcext:value-type="float">
            <text:p>17.20046</text:p>
          </table:table-cell>
          <table:table-cell office:value-type="float" office:value="10.58306" calcext:value-type="float">
            <text:p>10.58306</text:p>
          </table:table-cell>
          <table:table-cell office:value-type="float" office:value="10.38653" calcext:value-type="float">
            <text:p>10.38653</text:p>
          </table:table-cell>
          <table:table-cell office:value-type="float" office:value="3.994188" calcext:value-type="float">
            <text:p>3.994188</text:p>
          </table:table-cell>
          <table:table-cell office:value-type="float" office:value="1.17125" calcext:value-type="float">
            <text:p>1.17125</text:p>
          </table:table-cell>
          <table:table-cell office:value-type="float" office:value="0.4354305" calcext:value-type="float">
            <text:p>0.4354305</text:p>
          </table:table-cell>
          <table:table-cell office:value-type="float" office:value="0.2354644" calcext:value-type="float">
            <text:p>0.2354644</text:p>
          </table:table-cell>
          <table:table-cell office:value-type="float" office:value="0.3355794" calcext:value-type="float">
            <text:p>0.3355794</text:p>
          </table:table-cell>
          <table:table-cell office:value-type="float" office:value="0.3627293" calcext:value-type="float">
            <text:p>0.3627293</text:p>
          </table:table-cell>
          <table:table-cell office:value-type="float" office:value="0" calcext:value-type="float">
            <text:p>0</text:p>
          </table:table-cell>
          <table:table-cell office:value-type="float" office:value="2079.128" calcext:value-type="float">
            <text:p>2079.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50599" calcext:value-type="float">
            <text:p>-0.27505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17.38319" calcext:value-type="float">
            <text:p>17.38319</text:p>
          </table:table-cell>
          <table:table-cell office:value-type="float" office:value="1092.47" calcext:value-type="float">
            <text:p>1092.47</text:p>
          </table:table-cell>
          <table:table-cell office:value-type="float" office:value="8.97" calcext:value-type="float">
            <text:p>8.97</text:p>
          </table:table-cell>
          <table:table-cell office:value-type="float" office:value="-4.360925" calcext:value-type="float">
            <text:p>-4.360925</text:p>
          </table:table-cell>
          <table:table-cell office:value-type="float" office:value="1.278563" calcext:value-type="float">
            <text:p>1.278563</text:p>
          </table:table-cell>
          <table:table-cell office:value-type="float" office:value="22.5837" calcext:value-type="float">
            <text:p>22.5837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257211" calcext:value-type="float">
            <text:p>0.005257211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417" calcext:value-type="float">
            <text:p>2.110417</text:p>
          </table:table-cell>
          <table:table-cell office:value-type="float" office:value="-0.1192973" calcext:value-type="float">
            <text:p>-0.1192973</text:p>
          </table:table-cell>
          <table:table-cell office:value-type="float" office:value="-0.01824648" calcext:value-type="float">
            <text:p>-0.01824648</text:p>
          </table:table-cell>
          <table:table-cell office:value-type="float" office:value="0.00000001151758" calcext:value-type="float">
            <text:p>1.151758E-08</text:p>
          </table:table-cell>
          <table:table-cell office:value-type="float" office:value="15.28125" calcext:value-type="float">
            <text:p>15.28125</text:p>
          </table:table-cell>
          <table:table-cell office:value-type="float" office:value="10.86837" calcext:value-type="float">
            <text:p>10.86837</text:p>
          </table:table-cell>
          <table:table-cell office:value-type="float" office:value="26.69367" calcext:value-type="float">
            <text:p>26.69367</text:p>
          </table:table-cell>
          <table:table-cell office:value-type="float" office:value="0.2298015" calcext:value-type="float">
            <text:p>0.2298015</text:p>
          </table:table-cell>
          <table:table-cell office:value-type="float" office:value="0.04551828" calcext:value-type="float">
            <text:p>0.04551828</text:p>
          </table:table-cell>
          <table:table-cell office:value-type="float" office:value="0.03918217" calcext:value-type="float">
            <text:p>0.03918217</text:p>
          </table:table-cell>
          <table:table-cell office:value-type="float" office:value="0.01574022" calcext:value-type="float">
            <text:p>0.01574022</text:p>
          </table:table-cell>
          <table:table-cell office:value-type="float" office:value="0.01065586" calcext:value-type="float">
            <text:p>0.01065586</text:p>
          </table:table-cell>
          <table:table-cell office:value-type="float" office:value="0.02565214" calcext:value-type="float">
            <text:p>0.02565214</text:p>
          </table:table-cell>
          <table:table-cell office:value-type="float" office:value="0.02208234" calcext:value-type="float">
            <text:p>0.02208234</text:p>
          </table:table-cell>
          <table:table-cell office:value-type="float" office:value="0.01802535" calcext:value-type="float">
            <text:p>0.01802535</text:p>
          </table:table-cell>
          <table:table-cell office:value-type="float" office:value="0.01743955" calcext:value-type="float">
            <text:p>0.01743955</text:p>
          </table:table-cell>
          <table:table-cell office:value-type="float" office:value="0.02536195" calcext:value-type="float">
            <text:p>0.02536195</text:p>
          </table:table-cell>
          <table:table-cell office:value-type="float" office:value="0.005873576" calcext:value-type="float">
            <text:p>0.005873576</text:p>
          </table:table-cell>
          <table:table-cell office:value-type="float" office:value="0.00600531" calcext:value-type="float">
            <text:p>0.00600531</text:p>
          </table:table-cell>
          <table:table-cell office:value-type="float" office:value="0" calcext:value-type="float">
            <text:p>0</text:p>
          </table:table-cell>
          <table:table-cell office:value-type="float" office:value="22.93518" calcext:value-type="float">
            <text:p>22.93518</text:p>
          </table:table-cell>
          <table:table-cell office:value-type="float" office:value="93.8653" calcext:value-type="float">
            <text:p>93.8653</text:p>
          </table:table-cell>
          <table:table-cell office:value-type="float" office:value="79.90594" calcext:value-type="float">
            <text:p>79.90594</text:p>
          </table:table-cell>
          <table:table-cell office:value-type="float" office:value="57.1051" calcext:value-type="float">
            <text:p>57.1051</text:p>
          </table:table-cell>
          <table:table-cell office:value-type="float" office:value="41.10609" calcext:value-type="float">
            <text:p>41.10609</text:p>
          </table:table-cell>
          <table:table-cell office:value-type="float" office:value="16.72273" calcext:value-type="float">
            <text:p>16.72273</text:p>
          </table:table-cell>
          <table:table-cell office:value-type="float" office:value="10.12441" calcext:value-type="float">
            <text:p>10.12441</text:p>
          </table:table-cell>
          <table:table-cell office:value-type="float" office:value="10.27046" calcext:value-type="float">
            <text:p>10.27046</text:p>
          </table:table-cell>
          <table:table-cell office:value-type="float" office:value="4.024024" calcext:value-type="float">
            <text:p>4.024024</text:p>
          </table:table-cell>
          <table:table-cell office:value-type="float" office:value="1.181873" calcext:value-type="float">
            <text:p>1.181873</text:p>
          </table:table-cell>
          <table:table-cell office:value-type="float" office:value="0.4381146" calcext:value-type="float">
            <text:p>0.4381146</text:p>
          </table:table-cell>
          <table:table-cell office:value-type="float" office:value="0.2366344" calcext:value-type="float">
            <text:p>0.2366344</text:p>
          </table:table-cell>
          <table:table-cell office:value-type="float" office:value="0.3356324" calcext:value-type="float">
            <text:p>0.3356324</text:p>
          </table:table-cell>
          <table:table-cell office:value-type="float" office:value="0.3627323" calcext:value-type="float">
            <text:p>0.3627323</text:p>
          </table:table-cell>
          <table:table-cell office:value-type="float" office:value="0" calcext:value-type="float">
            <text:p>0</text:p>
          </table:table-cell>
          <table:table-cell office:value-type="float" office:value="2172.04" calcext:value-type="float">
            <text:p>217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54015" calcext:value-type="float">
            <text:p>-0.27540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17.26342" calcext:value-type="float">
            <text:p>17.26342</text:p>
          </table:table-cell>
          <table:table-cell office:value-type="float" office:value="1092.433" calcext:value-type="float">
            <text:p>1092.433</text:p>
          </table:table-cell>
          <table:table-cell office:value-type="float" office:value="8.97" calcext:value-type="float">
            <text:p>8.97</text:p>
          </table:table-cell>
          <table:table-cell office:value-type="float" office:value="-4.867784" calcext:value-type="float">
            <text:p>-4.867784</text:p>
          </table:table-cell>
          <table:table-cell office:value-type="float" office:value="1.187497" calcext:value-type="float">
            <text:p>1.187497</text:p>
          </table:table-cell>
          <table:table-cell office:value-type="float" office:value="22.41692" calcext:value-type="float">
            <text:p>22.41692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269594" calcext:value-type="float">
            <text:p>0.005269594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44" calcext:value-type="float">
            <text:p>2.11044</text:p>
          </table:table-cell>
          <table:table-cell office:value-type="float" office:value="-0.1207009" calcext:value-type="float">
            <text:p>-0.1207009</text:p>
          </table:table-cell>
          <table:table-cell office:value-type="float" office:value="-0.01923296" calcext:value-type="float">
            <text:p>-0.01923296</text:p>
          </table:table-cell>
          <table:table-cell office:value-type="float" office:value="0.00000001182627" calcext:value-type="float">
            <text:p>1.182627E-08</text:p>
          </table:table-cell>
          <table:table-cell office:value-type="float" office:value="15.23903" calcext:value-type="float">
            <text:p>15.23903</text:p>
          </table:table-cell>
          <table:table-cell office:value-type="float" office:value="10.60351" calcext:value-type="float">
            <text:p>10.60351</text:p>
          </table:table-cell>
          <table:table-cell office:value-type="float" office:value="24.54312" calcext:value-type="float">
            <text:p>24.54312</text:p>
          </table:table-cell>
          <table:table-cell office:value-type="float" office:value="0.2014392" calcext:value-type="float">
            <text:p>0.2014392</text:p>
          </table:table-cell>
          <table:table-cell office:value-type="float" office:value="0.04293844" calcext:value-type="float">
            <text:p>0.04293844</text:p>
          </table:table-cell>
          <table:table-cell office:value-type="float" office:value="0.03843156" calcext:value-type="float">
            <text:p>0.03843156</text:p>
          </table:table-cell>
          <table:table-cell office:value-type="float" office:value="0.0154199" calcext:value-type="float">
            <text:p>0.0154199</text:p>
          </table:table-cell>
          <table:table-cell office:value-type="float" office:value="0.01064774" calcext:value-type="float">
            <text:p>0.01064774</text:p>
          </table:table-cell>
          <table:table-cell office:value-type="float" office:value="0.02543565" calcext:value-type="float">
            <text:p>0.02543565</text:p>
          </table:table-cell>
          <table:table-cell office:value-type="float" office:value="0.02211073" calcext:value-type="float">
            <text:p>0.02211073</text:p>
          </table:table-cell>
          <table:table-cell office:value-type="float" office:value="0.01803854" calcext:value-type="float">
            <text:p>0.01803854</text:p>
          </table:table-cell>
          <table:table-cell office:value-type="float" office:value="0.01741464" calcext:value-type="float">
            <text:p>0.01741464</text:p>
          </table:table-cell>
          <table:table-cell office:value-type="float" office:value="0.02551571" calcext:value-type="float">
            <text:p>0.02551571</text:p>
          </table:table-cell>
          <table:table-cell office:value-type="float" office:value="0.005871783" calcext:value-type="float">
            <text:p>0.005871783</text:p>
          </table:table-cell>
          <table:table-cell office:value-type="float" office:value="0.006003771" calcext:value-type="float">
            <text:p>0.006003771</text:p>
          </table:table-cell>
          <table:table-cell office:value-type="float" office:value="0" calcext:value-type="float">
            <text:p>0</text:p>
          </table:table-cell>
          <table:table-cell office:value-type="float" office:value="21.48988" calcext:value-type="float">
            <text:p>21.48988</text:p>
          </table:table-cell>
          <table:table-cell office:value-type="float" office:value="98.61044" calcext:value-type="float">
            <text:p>98.61044</text:p>
          </table:table-cell>
          <table:table-cell office:value-type="float" office:value="77.96466" calcext:value-type="float">
            <text:p>77.96466</text:p>
          </table:table-cell>
          <table:table-cell office:value-type="float" office:value="56.07314" calcext:value-type="float">
            <text:p>56.07314</text:p>
          </table:table-cell>
          <table:table-cell office:value-type="float" office:value="39.42711" calcext:value-type="float">
            <text:p>39.42711</text:p>
          </table:table-cell>
          <table:table-cell office:value-type="float" office:value="16.20104" calcext:value-type="float">
            <text:p>16.20104</text:p>
          </table:table-cell>
          <table:table-cell office:value-type="float" office:value="9.724967" calcext:value-type="float">
            <text:p>9.724967</text:p>
          </table:table-cell>
          <table:table-cell office:value-type="float" office:value="10.12694" calcext:value-type="float">
            <text:p>10.12694</text:p>
          </table:table-cell>
          <table:table-cell office:value-type="float" office:value="4.046812" calcext:value-type="float">
            <text:p>4.046812</text:p>
          </table:table-cell>
          <table:table-cell office:value-type="float" office:value="1.19271" calcext:value-type="float">
            <text:p>1.19271</text:p>
          </table:table-cell>
          <table:table-cell office:value-type="float" office:value="0.4411941" calcext:value-type="float">
            <text:p>0.4411941</text:p>
          </table:table-cell>
          <table:table-cell office:value-type="float" office:value="0.2378858" calcext:value-type="float">
            <text:p>0.2378858</text:p>
          </table:table-cell>
          <table:table-cell office:value-type="float" office:value="0.3356884" calcext:value-type="float">
            <text:p>0.3356884</text:p>
          </table:table-cell>
          <table:table-cell office:value-type="float" office:value="0.3627354" calcext:value-type="float">
            <text:p>0.3627354</text:p>
          </table:table-cell>
          <table:table-cell office:value-type="float" office:value="0" calcext:value-type="float">
            <text:p>0</text:p>
          </table:table-cell>
          <table:table-cell office:value-type="float" office:value="2311.233" calcext:value-type="float">
            <text:p>2311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57733" calcext:value-type="float">
            <text:p>-0.27577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17.13168" calcext:value-type="float">
            <text:p>17.13168</text:p>
          </table:table-cell>
          <table:table-cell office:value-type="float" office:value="1092.392" calcext:value-type="float">
            <text:p>1092.392</text:p>
          </table:table-cell>
          <table:table-cell office:value-type="float" office:value="8.97" calcext:value-type="float">
            <text:p>8.97</text:p>
          </table:table-cell>
          <table:table-cell office:value-type="float" office:value="-5.472175" calcext:value-type="float">
            <text:p>-5.472175</text:p>
          </table:table-cell>
          <table:table-cell office:value-type="float" office:value="1.059089" calcext:value-type="float">
            <text:p>1.059089</text:p>
          </table:table-cell>
          <table:table-cell office:value-type="float" office:value="22.18947" calcext:value-type="float">
            <text:p>22.18947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281984" calcext:value-type="float">
            <text:p>0.005281984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468" calcext:value-type="float">
            <text:p>2.110468</text:p>
          </table:table-cell>
          <table:table-cell office:value-type="float" office:value="-0.1223498" calcext:value-type="float">
            <text:p>-0.1223498</text:p>
          </table:table-cell>
          <table:table-cell office:value-type="float" office:value="-0.02028834" calcext:value-type="float">
            <text:p>-0.02028834</text:p>
          </table:table-cell>
          <table:table-cell office:value-type="float" office:value="0.00000001633384" calcext:value-type="float">
            <text:p>1.633384E-08</text:p>
          </table:table-cell>
          <table:table-cell office:value-type="float" office:value="15.19008" calcext:value-type="float">
            <text:p>15.19008</text:p>
          </table:table-cell>
          <table:table-cell office:value-type="float" office:value="9.513266" calcext:value-type="float">
            <text:p>9.513266</text:p>
          </table:table-cell>
          <table:table-cell office:value-type="float" office:value="21.64215" calcext:value-type="float">
            <text:p>21.64215</text:p>
          </table:table-cell>
          <table:table-cell office:value-type="float" office:value="0.2162446" calcext:value-type="float">
            <text:p>0.2162446</text:p>
          </table:table-cell>
          <table:table-cell office:value-type="float" office:value="0.04278288" calcext:value-type="float">
            <text:p>0.04278288</text:p>
          </table:table-cell>
          <table:table-cell office:value-type="float" office:value="0.03944032" calcext:value-type="float">
            <text:p>0.03944032</text:p>
          </table:table-cell>
          <table:table-cell office:value-type="float" office:value="0.01526546" calcext:value-type="float">
            <text:p>0.01526546</text:p>
          </table:table-cell>
          <table:table-cell office:value-type="float" office:value="0.01056196" calcext:value-type="float">
            <text:p>0.01056196</text:p>
          </table:table-cell>
          <table:table-cell office:value-type="float" office:value="0.02518762" calcext:value-type="float">
            <text:p>0.02518762</text:p>
          </table:table-cell>
          <table:table-cell office:value-type="float" office:value="0.02214182" calcext:value-type="float">
            <text:p>0.02214182</text:p>
          </table:table-cell>
          <table:table-cell office:value-type="float" office:value="0.01805295" calcext:value-type="float">
            <text:p>0.01805295</text:p>
          </table:table-cell>
          <table:table-cell office:value-type="float" office:value="0.01739226" calcext:value-type="float">
            <text:p>0.01739226</text:p>
          </table:table-cell>
          <table:table-cell office:value-type="float" office:value="0.02567354" calcext:value-type="float">
            <text:p>0.02567354</text:p>
          </table:table-cell>
          <table:table-cell office:value-type="float" office:value="0.005870245" calcext:value-type="float">
            <text:p>0.005870245</text:p>
          </table:table-cell>
          <table:table-cell office:value-type="float" office:value="0.006002223" calcext:value-type="float">
            <text:p>0.006002223</text:p>
          </table:table-cell>
          <table:table-cell office:value-type="float" office:value="0" calcext:value-type="float">
            <text:p>0</text:p>
          </table:table-cell>
          <table:table-cell office:value-type="float" office:value="18.54177" calcext:value-type="float">
            <text:p>18.54177</text:p>
          </table:table-cell>
          <table:table-cell office:value-type="float" office:value="102.8707" calcext:value-type="float">
            <text:p>102.8707</text:p>
          </table:table-cell>
          <table:table-cell office:value-type="float" office:value="76.64911" calcext:value-type="float">
            <text:p>76.64911</text:p>
          </table:table-cell>
          <table:table-cell office:value-type="float" office:value="54.75729" calcext:value-type="float">
            <text:p>54.75729</text:p>
          </table:table-cell>
          <table:table-cell office:value-type="float" office:value="37.42017" calcext:value-type="float">
            <text:p>37.42017</text:p>
          </table:table-cell>
          <table:table-cell office:value-type="float" office:value="15.58117" calcext:value-type="float">
            <text:p>15.58117</text:p>
          </table:table-cell>
          <table:table-cell office:value-type="float" office:value="9.292014" calcext:value-type="float">
            <text:p>9.292014</text:p>
          </table:table-cell>
          <table:table-cell office:value-type="float" office:value="9.943935" calcext:value-type="float">
            <text:p>9.943935</text:p>
          </table:table-cell>
          <table:table-cell office:value-type="float" office:value="4.064731" calcext:value-type="float">
            <text:p>4.064731</text:p>
          </table:table-cell>
          <table:table-cell office:value-type="float" office:value="1.2038" calcext:value-type="float">
            <text:p>1.2038</text:p>
          </table:table-cell>
          <table:table-cell office:value-type="float" office:value="0.4446321" calcext:value-type="float">
            <text:p>0.4446321</text:p>
          </table:table-cell>
          <table:table-cell office:value-type="float" office:value="0.2391914" calcext:value-type="float">
            <text:p>0.2391914</text:p>
          </table:table-cell>
          <table:table-cell office:value-type="float" office:value="0.3357521" calcext:value-type="float">
            <text:p>0.3357521</text:p>
          </table:table-cell>
          <table:table-cell office:value-type="float" office:value="0.3627385" calcext:value-type="float">
            <text:p>0.3627385</text:p>
          </table:table-cell>
          <table:table-cell office:value-type="float" office:value="0" calcext:value-type="float">
            <text:p>0</text:p>
          </table:table-cell>
          <table:table-cell office:value-type="float" office:value="2493.133" calcext:value-type="float">
            <text:p>2493.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1647" calcext:value-type="float">
            <text:p>-0.27616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17.01518" calcext:value-type="float">
            <text:p>17.01518</text:p>
          </table:table-cell>
          <table:table-cell office:value-type="float" office:value="1092.357" calcext:value-type="float">
            <text:p>1092.357</text:p>
          </table:table-cell>
          <table:table-cell office:value-type="float" office:value="8.97" calcext:value-type="float">
            <text:p>8.97</text:p>
          </table:table-cell>
          <table:table-cell office:value-type="float" office:value="-6.100888" calcext:value-type="float">
            <text:p>-6.100888</text:p>
          </table:table-cell>
          <table:table-cell office:value-type="float" office:value="0.8808287" calcext:value-type="float">
            <text:p>0.8808287</text:p>
          </table:table-cell>
          <table:table-cell office:value-type="float" office:value="21.93591" calcext:value-type="float">
            <text:p>21.93591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294411" calcext:value-type="float">
            <text:p>0.005294411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491" calcext:value-type="float">
            <text:p>2.110491</text:p>
          </table:table-cell>
          <table:table-cell office:value-type="float" office:value="-0.124137" calcext:value-type="float">
            <text:p>-0.124137</text:p>
          </table:table-cell>
          <table:table-cell office:value-type="float" office:value="-0.02081433" calcext:value-type="float">
            <text:p>-0.02081433</text:p>
          </table:table-cell>
          <table:table-cell office:value-type="float" office:value="0.00000002494851" calcext:value-type="float">
            <text:p>2.494851E-08</text:p>
          </table:table-cell>
          <table:table-cell office:value-type="float" office:value="15.16227" calcext:value-type="float">
            <text:p>15.16227</text:p>
          </table:table-cell>
          <table:table-cell office:value-type="float" office:value="8.73171" calcext:value-type="float">
            <text:p>8.73171</text:p>
          </table:table-cell>
          <table:table-cell office:value-type="float" office:value="17.50186" calcext:value-type="float">
            <text:p>17.50186</text:p>
          </table:table-cell>
          <table:table-cell office:value-type="float" office:value="0.1807775" calcext:value-type="float">
            <text:p>0.1807775</text:p>
          </table:table-cell>
          <table:table-cell office:value-type="float" office:value="0.03993261" calcext:value-type="float">
            <text:p>0.03993261</text:p>
          </table:table-cell>
          <table:table-cell office:value-type="float" office:value="0.03783822" calcext:value-type="float">
            <text:p>0.03783822</text:p>
          </table:table-cell>
          <table:table-cell office:value-type="float" office:value="0.01500769" calcext:value-type="float">
            <text:p>0.01500769</text:p>
          </table:table-cell>
          <table:table-cell office:value-type="float" office:value="0.01045844" calcext:value-type="float">
            <text:p>0.01045844</text:p>
          </table:table-cell>
          <table:table-cell office:value-type="float" office:value="0.02497423" calcext:value-type="float">
            <text:p>0.02497423</text:p>
          </table:table-cell>
          <table:table-cell office:value-type="float" office:value="0.02217175" calcext:value-type="float">
            <text:p>0.02217175</text:p>
          </table:table-cell>
          <table:table-cell office:value-type="float" office:value="0.01806862" calcext:value-type="float">
            <text:p>0.01806862</text:p>
          </table:table-cell>
          <table:table-cell office:value-type="float" office:value="0.01737172" calcext:value-type="float">
            <text:p>0.01737172</text:p>
          </table:table-cell>
          <table:table-cell office:value-type="float" office:value="0.02583537" calcext:value-type="float">
            <text:p>0.02583537</text:p>
          </table:table-cell>
          <table:table-cell office:value-type="float" office:value="0.00586896" calcext:value-type="float">
            <text:p>0.00586896</text:p>
          </table:table-cell>
          <table:table-cell office:value-type="float" office:value="0.006000659" calcext:value-type="float">
            <text:p>0.006000659</text:p>
          </table:table-cell>
          <table:table-cell office:value-type="float" office:value="0" calcext:value-type="float">
            <text:p>0</text:p>
          </table:table-cell>
          <table:table-cell office:value-type="float" office:value="23.21894" calcext:value-type="float">
            <text:p>23.21894</text:p>
          </table:table-cell>
          <table:table-cell office:value-type="float" office:value="96.21244" calcext:value-type="float">
            <text:p>96.21244</text:p>
          </table:table-cell>
          <table:table-cell office:value-type="float" office:value="78.90852" calcext:value-type="float">
            <text:p>78.90852</text:p>
          </table:table-cell>
          <table:table-cell office:value-type="float" office:value="56.06065" calcext:value-type="float">
            <text:p>56.06065</text:p>
          </table:table-cell>
          <table:table-cell office:value-type="float" office:value="36.26519" calcext:value-type="float">
            <text:p>36.26519</text:p>
          </table:table-cell>
          <table:table-cell office:value-type="float" office:value="15.0249" calcext:value-type="float">
            <text:p>15.0249</text:p>
          </table:table-cell>
          <table:table-cell office:value-type="float" office:value="8.859778" calcext:value-type="float">
            <text:p>8.859778</text:p>
          </table:table-cell>
          <table:table-cell office:value-type="float" office:value="9.741122" calcext:value-type="float">
            <text:p>9.741122</text:p>
          </table:table-cell>
          <table:table-cell office:value-type="float" office:value="4.078572" calcext:value-type="float">
            <text:p>4.078572</text:p>
          </table:table-cell>
          <table:table-cell office:value-type="float" office:value="1.214338" calcext:value-type="float">
            <text:p>1.214338</text:p>
          </table:table-cell>
          <table:table-cell office:value-type="float" office:value="0.4480739" calcext:value-type="float">
            <text:p>0.4480739</text:p>
          </table:table-cell>
          <table:table-cell office:value-type="float" office:value="0.2405374" calcext:value-type="float">
            <text:p>0.2405374</text:p>
          </table:table-cell>
          <table:table-cell office:value-type="float" office:value="0.3358226" calcext:value-type="float">
            <text:p>0.3358226</text:p>
          </table:table-cell>
          <table:table-cell office:value-type="float" office:value="0.3627416" calcext:value-type="float">
            <text:p>0.3627416</text:p>
          </table:table-cell>
          <table:table-cell office:value-type="float" office:value="0" calcext:value-type="float">
            <text:p>0</text:p>
          </table:table-cell>
          <table:table-cell office:value-type="float" office:value="2617.754" calcext:value-type="float">
            <text:p>2617.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5457" calcext:value-type="float">
            <text:p>-0.27654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16.89225" calcext:value-type="float">
            <text:p>16.89225</text:p>
          </table:table-cell>
          <table:table-cell office:value-type="float" office:value="1092.317" calcext:value-type="float">
            <text:p>1092.317</text:p>
          </table:table-cell>
          <table:table-cell office:value-type="float" office:value="8.97" calcext:value-type="float">
            <text:p>8.97</text:p>
          </table:table-cell>
          <table:table-cell office:value-type="float" office:value="-6.788139" calcext:value-type="float">
            <text:p>-6.788139</text:p>
          </table:table-cell>
          <table:table-cell office:value-type="float" office:value="0.7012203" calcext:value-type="float">
            <text:p>0.7012203</text:p>
          </table:table-cell>
          <table:table-cell office:value-type="float" office:value="21.6202" calcext:value-type="float">
            <text:p>21.6202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306839" calcext:value-type="float">
            <text:p>0.005306839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514" calcext:value-type="float">
            <text:p>2.110514</text:p>
          </table:table-cell>
          <table:table-cell office:value-type="float" office:value="-0.1259114" calcext:value-type="float">
            <text:p>-0.1259114</text:p>
          </table:table-cell>
          <table:table-cell office:value-type="float" office:value="-0.02138311" calcext:value-type="float">
            <text:p>-0.02138311</text:p>
          </table:table-cell>
          <table:table-cell office:value-type="float" office:value="0.0000000381474" calcext:value-type="float">
            <text:p>3.81474E-08</text:p>
          </table:table-cell>
          <table:table-cell office:value-type="float" office:value="15.11922" calcext:value-type="float">
            <text:p>15.11922</text:p>
          </table:table-cell>
          <table:table-cell office:value-type="float" office:value="8.383633" calcext:value-type="float">
            <text:p>8.383633</text:p>
          </table:table-cell>
          <table:table-cell office:value-type="float" office:value="13.18078" calcext:value-type="float">
            <text:p>13.18078</text:p>
          </table:table-cell>
          <table:table-cell office:value-type="float" office:value="0.1693606" calcext:value-type="float">
            <text:p>0.1693606</text:p>
          </table:table-cell>
          <table:table-cell office:value-type="float" office:value="0.04004956" calcext:value-type="float">
            <text:p>0.04004956</text:p>
          </table:table-cell>
          <table:table-cell office:value-type="float" office:value="0.03842589" calcext:value-type="float">
            <text:p>0.03842589</text:p>
          </table:table-cell>
          <table:table-cell office:value-type="float" office:value="0.01490596" calcext:value-type="float">
            <text:p>0.01490596</text:p>
          </table:table-cell>
          <table:table-cell office:value-type="float" office:value="0.01036859" calcext:value-type="float">
            <text:p>0.01036859</text:p>
          </table:table-cell>
          <table:table-cell office:value-type="float" office:value="0.02477444" calcext:value-type="float">
            <text:p>0.02477444</text:p>
          </table:table-cell>
          <table:table-cell office:value-type="float" office:value="0.02220097" calcext:value-type="float">
            <text:p>0.02220097</text:p>
          </table:table-cell>
          <table:table-cell office:value-type="float" office:value="0.01808546" calcext:value-type="float">
            <text:p>0.01808546</text:p>
          </table:table-cell>
          <table:table-cell office:value-type="float" office:value="0.01735311" calcext:value-type="float">
            <text:p>0.01735311</text:p>
          </table:table-cell>
          <table:table-cell office:value-type="float" office:value="0.02600122" calcext:value-type="float">
            <text:p>0.02600122</text:p>
          </table:table-cell>
          <table:table-cell office:value-type="float" office:value="0.005867917" calcext:value-type="float">
            <text:p>0.005867917</text:p>
          </table:table-cell>
          <table:table-cell office:value-type="float" office:value="0.005999069" calcext:value-type="float">
            <text:p>0.005999069</text:p>
          </table:table-cell>
          <table:table-cell office:value-type="float" office:value="0" calcext:value-type="float">
            <text:p>0</text:p>
          </table:table-cell>
          <table:table-cell office:value-type="float" office:value="21.49558" calcext:value-type="float">
            <text:p>21.49558</text:p>
          </table:table-cell>
          <table:table-cell office:value-type="float" office:value="100.2634" calcext:value-type="float">
            <text:p>100.2634</text:p>
          </table:table-cell>
          <table:table-cell office:value-type="float" office:value="76.04472" calcext:value-type="float">
            <text:p>76.04472</text:p>
          </table:table-cell>
          <table:table-cell office:value-type="float" office:value="54.61458" calcext:value-type="float">
            <text:p>54.61458</text:p>
          </table:table-cell>
          <table:table-cell office:value-type="float" office:value="34.36893" calcext:value-type="float">
            <text:p>34.36893</text:p>
          </table:table-cell>
          <table:table-cell office:value-type="float" office:value="14.44246" calcext:value-type="float">
            <text:p>14.44246</text:p>
          </table:table-cell>
          <table:table-cell office:value-type="float" office:value="8.42496" calcext:value-type="float">
            <text:p>8.42496</text:p>
          </table:table-cell>
          <table:table-cell office:value-type="float" office:value="9.527281" calcext:value-type="float">
            <text:p>9.527281</text:p>
          </table:table-cell>
          <table:table-cell office:value-type="float" office:value="4.08845" calcext:value-type="float">
            <text:p>4.08845</text:p>
          </table:table-cell>
          <table:table-cell office:value-type="float" office:value="1.224264" calcext:value-type="float">
            <text:p>1.224264</text:p>
          </table:table-cell>
          <table:table-cell office:value-type="float" office:value="0.4515061" calcext:value-type="float">
            <text:p>0.4515061</text:p>
          </table:table-cell>
          <table:table-cell office:value-type="float" office:value="0.24192" calcext:value-type="float">
            <text:p>0.24192</text:p>
          </table:table-cell>
          <table:table-cell office:value-type="float" office:value="0.3358994" calcext:value-type="float">
            <text:p>0.3358994</text:p>
          </table:table-cell>
          <table:table-cell office:value-type="float" office:value="0.3627447" calcext:value-type="float">
            <text:p>0.3627447</text:p>
          </table:table-cell>
          <table:table-cell office:value-type="float" office:value="0" calcext:value-type="float">
            <text:p>0</text:p>
          </table:table-cell>
          <table:table-cell office:value-type="float" office:value="2776.509" calcext:value-type="float">
            <text:p>2776.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7588" calcext:value-type="float">
            <text:p>-0.27675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16.7681" calcext:value-type="float">
            <text:p>16.7681</text:p>
          </table:table-cell>
          <table:table-cell office:value-type="float" office:value="1092.274" calcext:value-type="float">
            <text:p>1092.274</text:p>
          </table:table-cell>
          <table:table-cell office:value-type="float" office:value="8.97" calcext:value-type="float">
            <text:p>8.97</text:p>
          </table:table-cell>
          <table:table-cell office:value-type="float" office:value="-7.527869" calcext:value-type="float">
            <text:p>-7.527869</text:p>
          </table:table-cell>
          <table:table-cell office:value-type="float" office:value="0.5105655" calcext:value-type="float">
            <text:p>0.5105655</text:p>
          </table:table-cell>
          <table:table-cell office:value-type="float" office:value="21.25113" calcext:value-type="float">
            <text:p>21.25113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319267" calcext:value-type="float">
            <text:p>0.005319267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537" calcext:value-type="float">
            <text:p>2.110537</text:p>
          </table:table-cell>
          <table:table-cell office:value-type="float" office:value="-0.1278208" calcext:value-type="float">
            <text:p>-0.1278208</text:p>
          </table:table-cell>
          <table:table-cell office:value-type="float" office:value="-0.02188581" calcext:value-type="float">
            <text:p>-0.02188581</text:p>
          </table:table-cell>
          <table:table-cell office:value-type="float" office:value="0.00000005623116" calcext:value-type="float">
            <text:p>5.623116E-08</text:p>
          </table:table-cell>
          <table:table-cell office:value-type="float" office:value="15.06893" calcext:value-type="float">
            <text:p>15.06893</text:p>
          </table:table-cell>
          <table:table-cell office:value-type="float" office:value="8.014626" calcext:value-type="float">
            <text:p>8.014626</text:p>
          </table:table-cell>
          <table:table-cell office:value-type="float" office:value="8.570236" calcext:value-type="float">
            <text:p>8.570236</text:p>
          </table:table-cell>
          <table:table-cell office:value-type="float" office:value="0.1647879" calcext:value-type="float">
            <text:p>0.1647879</text:p>
          </table:table-cell>
          <table:table-cell office:value-type="float" office:value="0.04084102" calcext:value-type="float">
            <text:p>0.04084102</text:p>
          </table:table-cell>
          <table:table-cell office:value-type="float" office:value="0.03930433" calcext:value-type="float">
            <text:p>0.03930433</text:p>
          </table:table-cell>
          <table:table-cell office:value-type="float" office:value="0.01479695" calcext:value-type="float">
            <text:p>0.01479695</text:p>
          </table:table-cell>
          <table:table-cell office:value-type="float" office:value="0.01027634" calcext:value-type="float">
            <text:p>0.01027634</text:p>
          </table:table-cell>
          <table:table-cell office:value-type="float" office:value="0.02460474" calcext:value-type="float">
            <text:p>0.02460474</text:p>
          </table:table-cell>
          <table:table-cell office:value-type="float" office:value="0.02222515" calcext:value-type="float">
            <text:p>0.02222515</text:p>
          </table:table-cell>
          <table:table-cell office:value-type="float" office:value="0.01810328" calcext:value-type="float">
            <text:p>0.01810328</text:p>
          </table:table-cell>
          <table:table-cell office:value-type="float" office:value="0.01733647" calcext:value-type="float">
            <text:p>0.01733647</text:p>
          </table:table-cell>
          <table:table-cell office:value-type="float" office:value="0.02617108" calcext:value-type="float">
            <text:p>0.02617108</text:p>
          </table:table-cell>
          <table:table-cell office:value-type="float" office:value="0.005867095" calcext:value-type="float">
            <text:p>0.005867095</text:p>
          </table:table-cell>
          <table:table-cell office:value-type="float" office:value="0.005997472" calcext:value-type="float">
            <text:p>0.005997472</text:p>
          </table:table-cell>
          <table:table-cell office:value-type="float" office:value="0" calcext:value-type="float">
            <text:p>0</text:p>
          </table:table-cell>
          <table:table-cell office:value-type="float" office:value="20.69894" calcext:value-type="float">
            <text:p>20.69894</text:p>
          </table:table-cell>
          <table:table-cell office:value-type="float" office:value="103.9892" calcext:value-type="float">
            <text:p>103.9892</text:p>
          </table:table-cell>
          <table:table-cell office:value-type="float" office:value="73.11175" calcext:value-type="float">
            <text:p>73.11175</text:p>
          </table:table-cell>
          <table:table-cell office:value-type="float" office:value="52.78696" calcext:value-type="float">
            <text:p>52.78696</text:p>
          </table:table-cell>
          <table:table-cell office:value-type="float" office:value="32.19563" calcext:value-type="float">
            <text:p>32.19563</text:p>
          </table:table-cell>
          <table:table-cell office:value-type="float" office:value="13.7959" calcext:value-type="float">
            <text:p>13.7959</text:p>
          </table:table-cell>
          <table:table-cell office:value-type="float" office:value="7.963816" calcext:value-type="float">
            <text:p>7.963816</text:p>
          </table:table-cell>
          <table:table-cell office:value-type="float" office:value="9.30063" calcext:value-type="float">
            <text:p>9.30063</text:p>
          </table:table-cell>
          <table:table-cell office:value-type="float" office:value="4.094588" calcext:value-type="float">
            <text:p>4.094588</text:p>
          </table:table-cell>
          <table:table-cell office:value-type="float" office:value="1.233524" calcext:value-type="float">
            <text:p>1.233524</text:p>
          </table:table-cell>
          <table:table-cell office:value-type="float" office:value="0.4549132" calcext:value-type="float">
            <text:p>0.4549132</text:p>
          </table:table-cell>
          <table:table-cell office:value-type="float" office:value="0.243335" calcext:value-type="float">
            <text:p>0.243335</text:p>
          </table:table-cell>
          <table:table-cell office:value-type="float" office:value="0.3359811" calcext:value-type="float">
            <text:p>0.3359811</text:p>
          </table:table-cell>
          <table:table-cell office:value-type="float" office:value="0.3627478" calcext:value-type="float">
            <text:p>0.3627478</text:p>
          </table:table-cell>
          <table:table-cell office:value-type="float" office:value="0" calcext:value-type="float">
            <text:p>0</text:p>
          </table:table-cell>
          <table:table-cell office:value-type="float" office:value="2940.213" calcext:value-type="float">
            <text:p>2940.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69289" calcext:value-type="float">
            <text:p>-0.27692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16.6384" calcext:value-type="float">
            <text:p>16.6384</text:p>
          </table:table-cell>
          <table:table-cell office:value-type="float" office:value="1092.224" calcext:value-type="float">
            <text:p>1092.224</text:p>
          </table:table-cell>
          <table:table-cell office:value-type="float" office:value="8.97" calcext:value-type="float">
            <text:p>8.97</text:p>
          </table:table-cell>
          <table:table-cell office:value-type="float" office:value="-8.323948" calcext:value-type="float">
            <text:p>-8.323948</text:p>
          </table:table-cell>
          <table:table-cell office:value-type="float" office:value="0.3924703" calcext:value-type="float">
            <text:p>0.3924703</text:p>
          </table:table-cell>
          <table:table-cell office:value-type="float" office:value="20.75655" calcext:value-type="float">
            <text:p>20.75655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329552" calcext:value-type="float">
            <text:p>0.005329552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559" calcext:value-type="float">
            <text:p>2.110559</text:p>
          </table:table-cell>
          <table:table-cell office:value-type="float" office:value="-0.1298614" calcext:value-type="float">
            <text:p>-0.1298614</text:p>
          </table:table-cell>
          <table:table-cell office:value-type="float" office:value="-0.02231246" calcext:value-type="float">
            <text:p>-0.02231246</text:p>
          </table:table-cell>
          <table:table-cell office:value-type="float" office:value="0.00000007925366" calcext:value-type="float">
            <text:p>7.925366E-08</text:p>
          </table:table-cell>
          <table:table-cell office:value-type="float" office:value="14.99775" calcext:value-type="float">
            <text:p>14.99775</text:p>
          </table:table-cell>
          <table:table-cell office:value-type="float" office:value="7.6278" calcext:value-type="float">
            <text:p>7.6278</text:p>
          </table:table-cell>
          <table:table-cell office:value-type="float" office:value="5.735792" calcext:value-type="float">
            <text:p>5.735792</text:p>
          </table:table-cell>
          <table:table-cell office:value-type="float" office:value="0.1687473" calcext:value-type="float">
            <text:p>0.1687473</text:p>
          </table:table-cell>
          <table:table-cell office:value-type="float" office:value="0.04310557" calcext:value-type="float">
            <text:p>0.04310557</text:p>
          </table:table-cell>
          <table:table-cell office:value-type="float" office:value="0.04119054" calcext:value-type="float">
            <text:p>0.04119054</text:p>
          </table:table-cell>
          <table:table-cell office:value-type="float" office:value="0.01473067" calcext:value-type="float">
            <text:p>0.01473067</text:p>
          </table:table-cell>
          <table:table-cell office:value-type="float" office:value="0.01019641" calcext:value-type="float">
            <text:p>0.01019641</text:p>
          </table:table-cell>
          <table:table-cell office:value-type="float" office:value="0.0244653" calcext:value-type="float">
            <text:p>0.0244653</text:p>
          </table:table-cell>
          <table:table-cell office:value-type="float" office:value="0.02223829" calcext:value-type="float">
            <text:p>0.02223829</text:p>
          </table:table-cell>
          <table:table-cell office:value-type="float" office:value="0.01812169" calcext:value-type="float">
            <text:p>0.01812169</text:p>
          </table:table-cell>
          <table:table-cell office:value-type="float" office:value="0.01732172" calcext:value-type="float">
            <text:p>0.01732172</text:p>
          </table:table-cell>
          <table:table-cell office:value-type="float" office:value="0.02634476" calcext:value-type="float">
            <text:p>0.02634476</text:p>
          </table:table-cell>
          <table:table-cell office:value-type="float" office:value="0.005866468" calcext:value-type="float">
            <text:p>0.005866468</text:p>
          </table:table-cell>
          <table:table-cell office:value-type="float" office:value="0.00599584" calcext:value-type="float">
            <text:p>0.00599584</text:p>
          </table:table-cell>
          <table:table-cell office:value-type="float" office:value="0" calcext:value-type="float">
            <text:p>0</text:p>
          </table:table-cell>
          <table:table-cell office:value-type="float" office:value="20.39071" calcext:value-type="float">
            <text:p>20.39071</text:p>
          </table:table-cell>
          <table:table-cell office:value-type="float" office:value="105.0821" calcext:value-type="float">
            <text:p>105.0821</text:p>
          </table:table-cell>
          <table:table-cell office:value-type="float" office:value="70.36417" calcext:value-type="float">
            <text:p>70.36417</text:p>
          </table:table-cell>
          <table:table-cell office:value-type="float" office:value="50.68072" calcext:value-type="float">
            <text:p>50.68072</text:p>
          </table:table-cell>
          <table:table-cell office:value-type="float" office:value="29.78291" calcext:value-type="float">
            <text:p>29.78291</text:p>
          </table:table-cell>
          <table:table-cell office:value-type="float" office:value="13.09803" calcext:value-type="float">
            <text:p>13.09803</text:p>
          </table:table-cell>
          <table:table-cell office:value-type="float" office:value="7.494752" calcext:value-type="float">
            <text:p>7.494752</text:p>
          </table:table-cell>
          <table:table-cell office:value-type="float" office:value="9.067039" calcext:value-type="float">
            <text:p>9.067039</text:p>
          </table:table-cell>
          <table:table-cell office:value-type="float" office:value="4.098068" calcext:value-type="float">
            <text:p>4.098068</text:p>
          </table:table-cell>
          <table:table-cell office:value-type="float" office:value="1.242072" calcext:value-type="float">
            <text:p>1.242072</text:p>
          </table:table-cell>
          <table:table-cell office:value-type="float" office:value="0.4582785" calcext:value-type="float">
            <text:p>0.4582785</text:p>
          </table:table-cell>
          <table:table-cell office:value-type="float" office:value="0.2447799" calcext:value-type="float">
            <text:p>0.2447799</text:p>
          </table:table-cell>
          <table:table-cell office:value-type="float" office:value="0.3360664" calcext:value-type="float">
            <text:p>0.3360664</text:p>
          </table:table-cell>
          <table:table-cell office:value-type="float" office:value="0.3627509" calcext:value-type="float">
            <text:p>0.3627509</text:p>
          </table:table-cell>
          <table:table-cell office:value-type="float" office:value="0" calcext:value-type="float">
            <text:p>0</text:p>
          </table:table-cell>
          <table:table-cell office:value-type="float" office:value="3147.741" calcext:value-type="float">
            <text:p>3147.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0581" calcext:value-type="float">
            <text:p>-0.27705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16.49563" calcext:value-type="float">
            <text:p>16.49563</text:p>
          </table:table-cell>
          <table:table-cell office:value-type="float" office:value="1092.167" calcext:value-type="float">
            <text:p>1092.167</text:p>
          </table:table-cell>
          <table:table-cell office:value-type="float" office:value="8.97" calcext:value-type="float">
            <text:p>8.97</text:p>
          </table:table-cell>
          <table:table-cell office:value-type="float" office:value="-9.1635" calcext:value-type="float">
            <text:p>-9.1635</text:p>
          </table:table-cell>
          <table:table-cell office:value-type="float" office:value="0.3321379" calcext:value-type="float">
            <text:p>0.3321379</text:p>
          </table:table-cell>
          <table:table-cell office:value-type="float" office:value="20.17542" calcext:value-type="float">
            <text:p>20.17542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329642" calcext:value-type="float">
            <text:p>0.005329642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593" calcext:value-type="float">
            <text:p>2.110593</text:p>
          </table:table-cell>
          <table:table-cell office:value-type="float" office:value="-0.1318543" calcext:value-type="float">
            <text:p>-0.1318543</text:p>
          </table:table-cell>
          <table:table-cell office:value-type="float" office:value="-0.02267968" calcext:value-type="float">
            <text:p>-0.02267968</text:p>
          </table:table-cell>
          <table:table-cell office:value-type="float" office:value="0.0000001069254" calcext:value-type="float">
            <text:p>1.069254E-07</text:p>
          </table:table-cell>
          <table:table-cell office:value-type="float" office:value="14.88493" calcext:value-type="float">
            <text:p>14.88493</text:p>
          </table:table-cell>
          <table:table-cell office:value-type="float" office:value="7.314094" calcext:value-type="float">
            <text:p>7.314094</text:p>
          </table:table-cell>
          <table:table-cell office:value-type="float" office:value="4.289236" calcext:value-type="float">
            <text:p>4.289236</text:p>
          </table:table-cell>
          <table:table-cell office:value-type="float" office:value="0.1814897" calcext:value-type="float">
            <text:p>0.1814897</text:p>
          </table:table-cell>
          <table:table-cell office:value-type="float" office:value="0.04708328" calcext:value-type="float">
            <text:p>0.04708328</text:p>
          </table:table-cell>
          <table:table-cell office:value-type="float" office:value="0.0444952" calcext:value-type="float">
            <text:p>0.0444952</text:p>
          </table:table-cell>
          <table:table-cell office:value-type="float" office:value="0.01474047" calcext:value-type="float">
            <text:p>0.01474047</text:p>
          </table:table-cell>
          <table:table-cell office:value-type="float" office:value="0.01013378" calcext:value-type="float">
            <text:p>0.01013378</text:p>
          </table:table-cell>
          <table:table-cell office:value-type="float" office:value="0.02447712" calcext:value-type="float">
            <text:p>0.02447712</text:p>
          </table:table-cell>
          <table:table-cell office:value-type="float" office:value="0.02224801" calcext:value-type="float">
            <text:p>0.02224801</text:p>
          </table:table-cell>
          <table:table-cell office:value-type="float" office:value="0.01813944" calcext:value-type="float">
            <text:p>0.01813944</text:p>
          </table:table-cell>
          <table:table-cell office:value-type="float" office:value="0.01730873" calcext:value-type="float">
            <text:p>0.01730873</text:p>
          </table:table-cell>
          <table:table-cell office:value-type="float" office:value="0.02652247" calcext:value-type="float">
            <text:p>0.02652247</text:p>
          </table:table-cell>
          <table:table-cell office:value-type="float" office:value="0.005865944" calcext:value-type="float">
            <text:p>0.005865944</text:p>
          </table:table-cell>
          <table:table-cell office:value-type="float" office:value="0.005994212" calcext:value-type="float">
            <text:p>0.005994212</text:p>
          </table:table-cell>
          <table:table-cell office:value-type="float" office:value="0" calcext:value-type="float">
            <text:p>0</text:p>
          </table:table-cell>
          <table:table-cell office:value-type="float" office:value="20.34968" calcext:value-type="float">
            <text:p>20.34968</text:p>
          </table:table-cell>
          <table:table-cell office:value-type="float" office:value="103.7541" calcext:value-type="float">
            <text:p>103.7541</text:p>
          </table:table-cell>
          <table:table-cell office:value-type="float" office:value="68.02195" calcext:value-type="float">
            <text:p>68.02195</text:p>
          </table:table-cell>
          <table:table-cell office:value-type="float" office:value="48.50601" calcext:value-type="float">
            <text:p>48.50601</text:p>
          </table:table-cell>
          <table:table-cell office:value-type="float" office:value="27.28041" calcext:value-type="float">
            <text:p>27.28041</text:p>
          </table:table-cell>
          <table:table-cell office:value-type="float" office:value="12.3341" calcext:value-type="float">
            <text:p>12.3341</text:p>
          </table:table-cell>
          <table:table-cell office:value-type="float" office:value="7.009794" calcext:value-type="float">
            <text:p>7.009794</text:p>
          </table:table-cell>
          <table:table-cell office:value-type="float" office:value="8.850093" calcext:value-type="float">
            <text:p>8.850093</text:p>
          </table:table-cell>
          <table:table-cell office:value-type="float" office:value="4.101534" calcext:value-type="float">
            <text:p>4.101534</text:p>
          </table:table-cell>
          <table:table-cell office:value-type="float" office:value="1.249086" calcext:value-type="float">
            <text:p>1.249086</text:p>
          </table:table-cell>
          <table:table-cell office:value-type="float" office:value="0.4615655" calcext:value-type="float">
            <text:p>0.4615655</text:p>
          </table:table-cell>
          <table:table-cell office:value-type="float" office:value="0.2462503" calcext:value-type="float">
            <text:p>0.2462503</text:p>
          </table:table-cell>
          <table:table-cell office:value-type="float" office:value="0.3361503" calcext:value-type="float">
            <text:p>0.3361503</text:p>
          </table:table-cell>
          <table:table-cell office:value-type="float" office:value="0.362754" calcext:value-type="float">
            <text:p>0.362754</text:p>
          </table:table-cell>
          <table:table-cell office:value-type="float" office:value="0" calcext:value-type="float">
            <text:p>0</text:p>
          </table:table-cell>
          <table:table-cell office:value-type="float" office:value="3419.407" calcext:value-type="float">
            <text:p>3419.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1587" calcext:value-type="float">
            <text:p>-0.27715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16.3412" calcext:value-type="float">
            <text:p>16.3412</text:p>
          </table:table-cell>
          <table:table-cell office:value-type="float" office:value="1092.102" calcext:value-type="float">
            <text:p>1092.10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1152" calcext:value-type="float">
            <text:p>-10.01152</text:p>
          </table:table-cell>
          <table:table-cell office:value-type="float" office:value="0.291496" calcext:value-type="float">
            <text:p>0.291496</text:p>
          </table:table-cell>
          <table:table-cell office:value-type="float" office:value="19.58007" calcext:value-type="float">
            <text:p>19.58007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329772" calcext:value-type="float">
            <text:p>0.005329772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638" calcext:value-type="float">
            <text:p>2.110638</text:p>
          </table:table-cell>
          <table:table-cell office:value-type="float" office:value="-0.1336813" calcext:value-type="float">
            <text:p>-0.1336813</text:p>
          </table:table-cell>
          <table:table-cell office:value-type="float" office:value="-0.02298065" calcext:value-type="float">
            <text:p>-0.02298065</text:p>
          </table:table-cell>
          <table:table-cell office:value-type="float" office:value="0.0000001369746" calcext:value-type="float">
            <text:p>1.369746E-07</text:p>
          </table:table-cell>
          <table:table-cell office:value-type="float" office:value="14.73338" calcext:value-type="float">
            <text:p>14.73338</text:p>
          </table:table-cell>
          <table:table-cell office:value-type="float" office:value="7.021078" calcext:value-type="float">
            <text:p>7.021078</text:p>
          </table:table-cell>
          <table:table-cell office:value-type="float" office:value="3.318983" calcext:value-type="float">
            <text:p>3.318983</text:p>
          </table:table-cell>
          <table:table-cell office:value-type="float" office:value="0.1935201" calcext:value-type="float">
            <text:p>0.1935201</text:p>
          </table:table-cell>
          <table:table-cell office:value-type="float" office:value="0.05131434" calcext:value-type="float">
            <text:p>0.05131434</text:p>
          </table:table-cell>
          <table:table-cell office:value-type="float" office:value="0.048312" calcext:value-type="float">
            <text:p>0.048312</text:p>
          </table:table-cell>
          <table:table-cell office:value-type="float" office:value="0.01480862" calcext:value-type="float">
            <text:p>0.01480862</text:p>
          </table:table-cell>
          <table:table-cell office:value-type="float" office:value="0.01012023" calcext:value-type="float">
            <text:p>0.01012023</text:p>
          </table:table-cell>
          <table:table-cell office:value-type="float" office:value="0.02467156" calcext:value-type="float">
            <text:p>0.02467156</text:p>
          </table:table-cell>
          <table:table-cell office:value-type="float" office:value="0.02222884" calcext:value-type="float">
            <text:p>0.02222884</text:p>
          </table:table-cell>
          <table:table-cell office:value-type="float" office:value="0.01815669" calcext:value-type="float">
            <text:p>0.01815669</text:p>
          </table:table-cell>
          <table:table-cell office:value-type="float" office:value="0.01729735" calcext:value-type="float">
            <text:p>0.01729735</text:p>
          </table:table-cell>
          <table:table-cell office:value-type="float" office:value="0.02670417" calcext:value-type="float">
            <text:p>0.02670417</text:p>
          </table:table-cell>
          <table:table-cell office:value-type="float" office:value="0.005865506" calcext:value-type="float">
            <text:p>0.005865506</text:p>
          </table:table-cell>
          <table:table-cell office:value-type="float" office:value="0.005992547" calcext:value-type="float">
            <text:p>0.005992547</text:p>
          </table:table-cell>
          <table:table-cell office:value-type="float" office:value="0" calcext:value-type="float">
            <text:p>0</text:p>
          </table:table-cell>
          <table:table-cell office:value-type="float" office:value="20.41907" calcext:value-type="float">
            <text:p>20.41907</text:p>
          </table:table-cell>
          <table:table-cell office:value-type="float" office:value="101.2746" calcext:value-type="float">
            <text:p>101.2746</text:p>
          </table:table-cell>
          <table:table-cell office:value-type="float" office:value="66.18417" calcext:value-type="float">
            <text:p>66.18417</text:p>
          </table:table-cell>
          <table:table-cell office:value-type="float" office:value="46.1972" calcext:value-type="float">
            <text:p>46.1972</text:p>
          </table:table-cell>
          <table:table-cell office:value-type="float" office:value="24.67795" calcext:value-type="float">
            <text:p>24.67795</text:p>
          </table:table-cell>
          <table:table-cell office:value-type="float" office:value="11.53221" calcext:value-type="float">
            <text:p>11.53221</text:p>
          </table:table-cell>
          <table:table-cell office:value-type="float" office:value="6.511208" calcext:value-type="float">
            <text:p>6.511208</text:p>
          </table:table-cell>
          <table:table-cell office:value-type="float" office:value="8.701136" calcext:value-type="float">
            <text:p>8.701136</text:p>
          </table:table-cell>
          <table:table-cell office:value-type="float" office:value="4.101115" calcext:value-type="float">
            <text:p>4.101115</text:p>
          </table:table-cell>
          <table:table-cell office:value-type="float" office:value="1.255574" calcext:value-type="float">
            <text:p>1.255574</text:p>
          </table:table-cell>
          <table:table-cell office:value-type="float" office:value="0.4647501" calcext:value-type="float">
            <text:p>0.4647501</text:p>
          </table:table-cell>
          <table:table-cell office:value-type="float" office:value="0.2477437" calcext:value-type="float">
            <text:p>0.2477437</text:p>
          </table:table-cell>
          <table:table-cell office:value-type="float" office:value="0.3362288" calcext:value-type="float">
            <text:p>0.3362288</text:p>
          </table:table-cell>
          <table:table-cell office:value-type="float" office:value="0.3627571" calcext:value-type="float">
            <text:p>0.3627571</text:p>
          </table:table-cell>
          <table:table-cell office:value-type="float" office:value="0" calcext:value-type="float">
            <text:p>0</text:p>
          </table:table-cell>
          <table:table-cell office:value-type="float" office:value="3742.577" calcext:value-type="float">
            <text:p>3742.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2307" calcext:value-type="float">
            <text:p>-0.27723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16.20091" calcext:value-type="float">
            <text:p>16.20091</text:p>
          </table:table-cell>
          <table:table-cell office:value-type="float" office:value="1092.037" calcext:value-type="float">
            <text:p>1092.037</text:p>
          </table:table-cell>
          <table:table-cell office:value-type="float" office:value="8.97" calcext:value-type="float">
            <text:p>8.97</text:p>
          </table:table-cell>
          <table:table-cell office:value-type="float" office:value="-10.84686" calcext:value-type="float">
            <text:p>-10.84686</text:p>
          </table:table-cell>
          <table:table-cell office:value-type="float" office:value="0.2608986" calcext:value-type="float">
            <text:p>0.2608986</text:p>
          </table:table-cell>
          <table:table-cell office:value-type="float" office:value="18.97193" calcext:value-type="float">
            <text:p>18.97193</text:p>
          </table:table-cell>
          <table:table-cell office:value-type="float" office:value="0.01764869" calcext:value-type="float">
            <text:p>0.01764869</text:p>
          </table:table-cell>
          <table:table-cell office:value-type="float" office:value="0.005329951" calcext:value-type="float">
            <text:p>0.005329951</text:p>
          </table:table-cell>
          <table:table-cell office:value-type="float" office:value="0.02898587" calcext:value-type="float">
            <text:p>0.02898587</text:p>
          </table:table-cell>
          <table:table-cell office:value-type="float" office:value="2.110698" calcext:value-type="float">
            <text:p>2.110698</text:p>
          </table:table-cell>
          <table:table-cell office:value-type="float" office:value="-0.1351337" calcext:value-type="float">
            <text:p>-0.1351337</text:p>
          </table:table-cell>
          <table:table-cell office:value-type="float" office:value="-0.02319551" calcext:value-type="float">
            <text:p>-0.02319551</text:p>
          </table:table-cell>
          <table:table-cell office:value-type="float" office:value="0.0000001679017" calcext:value-type="float">
            <text:p>1.679017E-07</text:p>
          </table:table-cell>
          <table:table-cell office:value-type="float" office:value="14.59938" calcext:value-type="float">
            <text:p>14.59938</text:p>
          </table:table-cell>
          <table:table-cell office:value-type="float" office:value="6.71676" calcext:value-type="float">
            <text:p>6.71676</text:p>
          </table:table-cell>
          <table:table-cell office:value-type="float" office:value="2.626292" calcext:value-type="float">
            <text:p>2.626292</text:p>
          </table:table-cell>
          <table:table-cell office:value-type="float" office:value="0.1905666" calcext:value-type="float">
            <text:p>0.1905666</text:p>
          </table:table-cell>
          <table:table-cell office:value-type="float" office:value="0.05215061" calcext:value-type="float">
            <text:p>0.05215061</text:p>
          </table:table-cell>
          <table:table-cell office:value-type="float" office:value="0.04962453" calcext:value-type="float">
            <text:p>0.04962453</text:p>
          </table:table-cell>
          <table:table-cell office:value-type="float" office:value="0.01479456" calcext:value-type="float">
            <text:p>0.01479456</text:p>
          </table:table-cell>
          <table:table-cell office:value-type="float" office:value="0.01012605" calcext:value-type="float">
            <text:p>0.01012605</text:p>
          </table:table-cell>
          <table:table-cell office:value-type="float" office:value="0.02481739" calcext:value-type="float">
            <text:p>0.02481739</text:p>
          </table:table-cell>
          <table:table-cell office:value-type="float" office:value="0.02217576" calcext:value-type="float">
            <text:p>0.02217576</text:p>
          </table:table-cell>
          <table:table-cell office:value-type="float" office:value="0.01817251" calcext:value-type="float">
            <text:p>0.01817251</text:p>
          </table:table-cell>
          <table:table-cell office:value-type="float" office:value="0.01728741" calcext:value-type="float">
            <text:p>0.01728741</text:p>
          </table:table-cell>
          <table:table-cell office:value-type="float" office:value="0.02688972" calcext:value-type="float">
            <text:p>0.02688972</text:p>
          </table:table-cell>
          <table:table-cell office:value-type="float" office:value="0.005865144" calcext:value-type="float">
            <text:p>0.005865144</text:p>
          </table:table-cell>
          <table:table-cell office:value-type="float" office:value="0.005990872" calcext:value-type="float">
            <text:p>0.005990872</text:p>
          </table:table-cell>
          <table:table-cell office:value-type="float" office:value="0" calcext:value-type="float">
            <text:p>0</text:p>
          </table:table-cell>
          <table:table-cell office:value-type="float" office:value="20.23834" calcext:value-type="float">
            <text:p>20.23834</text:p>
          </table:table-cell>
          <table:table-cell office:value-type="float" office:value="98.10636" calcext:value-type="float">
            <text:p>98.10636</text:p>
          </table:table-cell>
          <table:table-cell office:value-type="float" office:value="64.46323" calcext:value-type="float">
            <text:p>64.46323</text:p>
          </table:table-cell>
          <table:table-cell office:value-type="float" office:value="43.98505" calcext:value-type="float">
            <text:p>43.98505</text:p>
          </table:table-cell>
          <table:table-cell office:value-type="float" office:value="22.16846" calcext:value-type="float">
            <text:p>22.16846</text:p>
          </table:table-cell>
          <table:table-cell office:value-type="float" office:value="10.73364" calcext:value-type="float">
            <text:p>10.73364</text:p>
          </table:table-cell>
          <table:table-cell office:value-type="float" office:value="6.016729" calcext:value-type="float">
            <text:p>6.016729</text:p>
          </table:table-cell>
          <table:table-cell office:value-type="float" office:value="8.57177" calcext:value-type="float">
            <text:p>8.57177</text:p>
          </table:table-cell>
          <table:table-cell office:value-type="float" office:value="4.093564" calcext:value-type="float">
            <text:p>4.093564</text:p>
          </table:table-cell>
          <table:table-cell office:value-type="float" office:value="1.26141" calcext:value-type="float">
            <text:p>1.26141</text:p>
          </table:table-cell>
          <table:table-cell office:value-type="float" office:value="0.4678308" calcext:value-type="float">
            <text:p>0.4678308</text:p>
          </table:table-cell>
          <table:table-cell office:value-type="float" office:value="0.2492571" calcext:value-type="float">
            <text:p>0.2492571</text:p>
          </table:table-cell>
          <table:table-cell office:value-type="float" office:value="0.3362994" calcext:value-type="float">
            <text:p>0.3362994</text:p>
          </table:table-cell>
          <table:table-cell office:value-type="float" office:value="0.3627601" calcext:value-type="float">
            <text:p>0.3627601</text:p>
          </table:table-cell>
          <table:table-cell office:value-type="float" office:value="0" calcext:value-type="float">
            <text:p>0</text:p>
          </table:table-cell>
          <table:table-cell office:value-type="float" office:value="4043.53" calcext:value-type="float">
            <text:p>404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2798" calcext:value-type="float">
            <text:p>-0.27727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16.07017" calcext:value-type="float">
            <text:p>16.07017</text:p>
          </table:table-cell>
          <table:table-cell office:value-type="float" office:value="1091.936" calcext:value-type="float">
            <text:p>1091.936</text:p>
          </table:table-cell>
          <table:table-cell office:value-type="float" office:value="8.97" calcext:value-type="float">
            <text:p>8.97</text:p>
          </table:table-cell>
          <table:table-cell office:value-type="float" office:value="-11.67864" calcext:value-type="float">
            <text:p>-11.67864</text:p>
          </table:table-cell>
          <table:table-cell office:value-type="float" office:value="0.2284406" calcext:value-type="float">
            <text:p>0.2284406</text:p>
          </table:table-cell>
          <table:table-cell office:value-type="float" office:value="18.34601" calcext:value-type="float">
            <text:p>18.3460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35353" calcext:value-type="float">
            <text:p>0.005335353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033" calcext:value-type="float">
            <text:p>2.112033</text:p>
          </table:table-cell>
          <table:table-cell office:value-type="float" office:value="-0.1361162" calcext:value-type="float">
            <text:p>-0.1361162</text:p>
          </table:table-cell>
          <table:table-cell office:value-type="float" office:value="-0.02334733" calcext:value-type="float">
            <text:p>-0.02334733</text:p>
          </table:table-cell>
          <table:table-cell office:value-type="float" office:value="0.0000002000452" calcext:value-type="float">
            <text:p>2.000452E-07</text:p>
          </table:table-cell>
          <table:table-cell office:value-type="float" office:value="14.46858" calcext:value-type="float">
            <text:p>14.46858</text:p>
          </table:table-cell>
          <table:table-cell office:value-type="float" office:value="5.775844" calcext:value-type="float">
            <text:p>5.775844</text:p>
          </table:table-cell>
          <table:table-cell office:value-type="float" office:value="2.268698" calcext:value-type="float">
            <text:p>2.268698</text:p>
          </table:table-cell>
          <table:table-cell office:value-type="float" office:value="0.1846657" calcext:value-type="float">
            <text:p>0.1846657</text:p>
          </table:table-cell>
          <table:table-cell office:value-type="float" office:value="0.05224504" calcext:value-type="float">
            <text:p>0.05224504</text:p>
          </table:table-cell>
          <table:table-cell office:value-type="float" office:value="0.04977604" calcext:value-type="float">
            <text:p>0.04977604</text:p>
          </table:table-cell>
          <table:table-cell office:value-type="float" office:value="0.01468842" calcext:value-type="float">
            <text:p>0.01468842</text:p>
          </table:table-cell>
          <table:table-cell office:value-type="float" office:value="0.01032574" calcext:value-type="float">
            <text:p>0.01032574</text:p>
          </table:table-cell>
          <table:table-cell office:value-type="float" office:value="0.02491106" calcext:value-type="float">
            <text:p>0.02491106</text:p>
          </table:table-cell>
          <table:table-cell office:value-type="float" office:value="0.02210752" calcext:value-type="float">
            <text:p>0.02210752</text:p>
          </table:table-cell>
          <table:table-cell office:value-type="float" office:value="0.01818633" calcext:value-type="float">
            <text:p>0.01818633</text:p>
          </table:table-cell>
          <table:table-cell office:value-type="float" office:value="0.0172797" calcext:value-type="float">
            <text:p>0.0172797</text:p>
          </table:table-cell>
          <table:table-cell office:value-type="float" office:value="0.02707758" calcext:value-type="float">
            <text:p>0.02707758</text:p>
          </table:table-cell>
          <table:table-cell office:value-type="float" office:value="0.005860966" calcext:value-type="float">
            <text:p>0.005860966</text:p>
          </table:table-cell>
          <table:table-cell office:value-type="float" office:value="0.005988492" calcext:value-type="float">
            <text:p>0.005988492</text:p>
          </table:table-cell>
          <table:table-cell office:value-type="float" office:value="0" calcext:value-type="float">
            <text:p>0</text:p>
          </table:table-cell>
          <table:table-cell office:value-type="float" office:value="16.41411" calcext:value-type="float">
            <text:p>16.41411</text:p>
          </table:table-cell>
          <table:table-cell office:value-type="float" office:value="95.96432" calcext:value-type="float">
            <text:p>95.96432</text:p>
          </table:table-cell>
          <table:table-cell office:value-type="float" office:value="62.60953" calcext:value-type="float">
            <text:p>62.60953</text:p>
          </table:table-cell>
          <table:table-cell office:value-type="float" office:value="41.87838" calcext:value-type="float">
            <text:p>41.87838</text:p>
          </table:table-cell>
          <table:table-cell office:value-type="float" office:value="19.89361" calcext:value-type="float">
            <text:p>19.89361</text:p>
          </table:table-cell>
          <table:table-cell office:value-type="float" office:value="9.977246" calcext:value-type="float">
            <text:p>9.977246</text:p>
          </table:table-cell>
          <table:table-cell office:value-type="float" office:value="5.534017" calcext:value-type="float">
            <text:p>5.534017</text:p>
          </table:table-cell>
          <table:table-cell office:value-type="float" office:value="8.439808" calcext:value-type="float">
            <text:p>8.439808</text:p>
          </table:table-cell>
          <table:table-cell office:value-type="float" office:value="4.078111" calcext:value-type="float">
            <text:p>4.078111</text:p>
          </table:table-cell>
          <table:table-cell office:value-type="float" office:value="1.266461" calcext:value-type="float">
            <text:p>1.266461</text:p>
          </table:table-cell>
          <table:table-cell office:value-type="float" office:value="0.4707771" calcext:value-type="float">
            <text:p>0.4707771</text:p>
          </table:table-cell>
          <table:table-cell office:value-type="float" office:value="0.2507921" calcext:value-type="float">
            <text:p>0.2507921</text:p>
          </table:table-cell>
          <table:table-cell office:value-type="float" office:value="0.3352234" calcext:value-type="float">
            <text:p>0.3352234</text:p>
          </table:table-cell>
          <table:table-cell office:value-type="float" office:value="0.3627589" calcext:value-type="float">
            <text:p>0.3627589</text:p>
          </table:table-cell>
          <table:table-cell office:value-type="float" office:value="0" calcext:value-type="float">
            <text:p>0</text:p>
          </table:table-cell>
          <table:table-cell office:value-type="float" office:value="887.8461" calcext:value-type="float">
            <text:p>887.8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3166" calcext:value-type="float">
            <text:p>-0.277316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15.96372" calcext:value-type="float">
            <text:p>15.96372</text:p>
          </table:table-cell>
          <table:table-cell office:value-type="float" office:value="1091.887" calcext:value-type="float">
            <text:p>1091.887</text:p>
          </table:table-cell>
          <table:table-cell office:value-type="float" office:value="8.97" calcext:value-type="float">
            <text:p>8.97</text:p>
          </table:table-cell>
          <table:table-cell office:value-type="float" office:value="-12.47437" calcext:value-type="float">
            <text:p>-12.47437</text:p>
          </table:table-cell>
          <table:table-cell office:value-type="float" office:value="0.1791817" calcext:value-type="float">
            <text:p>0.1791817</text:p>
          </table:table-cell>
          <table:table-cell office:value-type="float" office:value="17.74664" calcext:value-type="float">
            <text:p>17.7466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49693" calcext:value-type="float">
            <text:p>0.005349693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437" calcext:value-type="float">
            <text:p>2.112437</text:p>
          </table:table-cell>
          <table:table-cell office:value-type="float" office:value="-0.1372103" calcext:value-type="float">
            <text:p>-0.1372103</text:p>
          </table:table-cell>
          <table:table-cell office:value-type="float" office:value="-0.02336668" calcext:value-type="float">
            <text:p>-0.02336668</text:p>
          </table:table-cell>
          <table:table-cell office:value-type="float" office:value="0.0000002388655" calcext:value-type="float">
            <text:p>2.388655E-07</text:p>
          </table:table-cell>
          <table:table-cell office:value-type="float" office:value="14.42885" calcext:value-type="float">
            <text:p>14.42885</text:p>
          </table:table-cell>
          <table:table-cell office:value-type="float" office:value="4.609479" calcext:value-type="float">
            <text:p>4.609479</text:p>
          </table:table-cell>
          <table:table-cell office:value-type="float" office:value="1.403292" calcext:value-type="float">
            <text:p>1.403292</text:p>
          </table:table-cell>
          <table:table-cell office:value-type="float" office:value="0.1659174" calcext:value-type="float">
            <text:p>0.1659174</text:p>
          </table:table-cell>
          <table:table-cell office:value-type="float" office:value="0.04722843" calcext:value-type="float">
            <text:p>0.04722843</text:p>
          </table:table-cell>
          <table:table-cell office:value-type="float" office:value="0.04630655" calcext:value-type="float">
            <text:p>0.04630655</text:p>
          </table:table-cell>
          <table:table-cell office:value-type="float" office:value="0.0143663" calcext:value-type="float">
            <text:p>0.0143663</text:p>
          </table:table-cell>
          <table:table-cell office:value-type="float" office:value="0.01028824" calcext:value-type="float">
            <text:p>0.01028824</text:p>
          </table:table-cell>
          <table:table-cell office:value-type="float" office:value="0.02499269" calcext:value-type="float">
            <text:p>0.02499269</text:p>
          </table:table-cell>
          <table:table-cell office:value-type="float" office:value="0.02203843" calcext:value-type="float">
            <text:p>0.02203843</text:p>
          </table:table-cell>
          <table:table-cell office:value-type="float" office:value="0.01819915" calcext:value-type="float">
            <text:p>0.01819915</text:p>
          </table:table-cell>
          <table:table-cell office:value-type="float" office:value="0.01727135" calcext:value-type="float">
            <text:p>0.01727135</text:p>
          </table:table-cell>
          <table:table-cell office:value-type="float" office:value="0.02726901" calcext:value-type="float">
            <text:p>0.02726901</text:p>
          </table:table-cell>
          <table:table-cell office:value-type="float" office:value="0.005861611" calcext:value-type="float">
            <text:p>0.005861611</text:p>
          </table:table-cell>
          <table:table-cell office:value-type="float" office:value="0.005986781" calcext:value-type="float">
            <text:p>0.005986781</text:p>
          </table:table-cell>
          <table:table-cell office:value-type="float" office:value="0" calcext:value-type="float">
            <text:p>0</text:p>
          </table:table-cell>
          <table:table-cell office:value-type="float" office:value="34.01537" calcext:value-type="float">
            <text:p>34.01537</text:p>
          </table:table-cell>
          <table:table-cell office:value-type="float" office:value="86.68543" calcext:value-type="float">
            <text:p>86.68543</text:p>
          </table:table-cell>
          <table:table-cell office:value-type="float" office:value="61.83706" calcext:value-type="float">
            <text:p>61.83706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18.03974" calcext:value-type="float">
            <text:p>18.03974</text:p>
          </table:table-cell>
          <table:table-cell office:value-type="float" office:value="9.300565" calcext:value-type="float">
            <text:p>9.300565</text:p>
          </table:table-cell>
          <table:table-cell office:value-type="float" office:value="4.790602" calcext:value-type="float">
            <text:p>4.790602</text:p>
          </table:table-cell>
          <table:table-cell office:value-type="float" office:value="8.357344" calcext:value-type="float">
            <text:p>8.357344</text:p>
          </table:table-cell>
          <table:table-cell office:value-type="float" office:value="4.058307" calcext:value-type="float">
            <text:p>4.058307</text:p>
          </table:table-cell>
          <table:table-cell office:value-type="float" office:value="1.27103" calcext:value-type="float">
            <text:p>1.27103</text:p>
          </table:table-cell>
          <table:table-cell office:value-type="float" office:value="0.4733794" calcext:value-type="float">
            <text:p>0.4733794</text:p>
          </table:table-cell>
          <table:table-cell office:value-type="float" office:value="0.2522777" calcext:value-type="float">
            <text:p>0.2522777</text:p>
          </table:table-cell>
          <table:table-cell office:value-type="float" office:value="0.3351395" calcext:value-type="float">
            <text:p>0.3351395</text:p>
          </table:table-cell>
          <table:table-cell office:value-type="float" office:value="0.3627654" calcext:value-type="float">
            <text:p>0.3627654</text:p>
          </table:table-cell>
          <table:table-cell office:value-type="float" office:value="0" calcext:value-type="float">
            <text:p>0</text:p>
          </table:table-cell>
          <table:table-cell office:value-type="float" office:value="396.3683" calcext:value-type="float">
            <text:p>396.3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79718" calcext:value-type="float">
            <text:p>-0.27797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15.84237" calcext:value-type="float">
            <text:p>15.84237</text:p>
          </table:table-cell>
          <table:table-cell office:value-type="float" office:value="1091.829" calcext:value-type="float">
            <text:p>1091.829</text:p>
          </table:table-cell>
          <table:table-cell office:value-type="float" office:value="8.97" calcext:value-type="float">
            <text:p>8.97</text:p>
          </table:table-cell>
          <table:table-cell office:value-type="float" office:value="-13.37016" calcext:value-type="float">
            <text:p>-13.37016</text:p>
          </table:table-cell>
          <table:table-cell office:value-type="float" office:value="0.1620327" calcext:value-type="float">
            <text:p>0.1620327</text:p>
          </table:table-cell>
          <table:table-cell office:value-type="float" office:value="17.03772" calcext:value-type="float">
            <text:p>17.03772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62181" calcext:value-type="float">
            <text:p>0.00536218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46" calcext:value-type="float">
            <text:p>2.11246</text:p>
          </table:table-cell>
          <table:table-cell office:value-type="float" office:value="-0.1377296" calcext:value-type="float">
            <text:p>-0.1377296</text:p>
          </table:table-cell>
          <table:table-cell office:value-type="float" office:value="-0.0233847" calcext:value-type="float">
            <text:p>-0.0233847</text:p>
          </table:table-cell>
          <table:table-cell office:value-type="float" office:value="0.0000002957443" calcext:value-type="float">
            <text:p>2.957443E-07</text:p>
          </table:table-cell>
          <table:table-cell office:value-type="float" office:value="14.34741" calcext:value-type="float">
            <text:p>14.34741</text:p>
          </table:table-cell>
          <table:table-cell office:value-type="float" office:value="4.293369" calcext:value-type="float">
            <text:p>4.293369</text:p>
          </table:table-cell>
          <table:table-cell office:value-type="float" office:value="1.026932" calcext:value-type="float">
            <text:p>1.026932</text:p>
          </table:table-cell>
          <table:table-cell office:value-type="float" office:value="0.1749807" calcext:value-type="float">
            <text:p>0.1749807</text:p>
          </table:table-cell>
          <table:table-cell office:value-type="float" office:value="0.05014543" calcext:value-type="float">
            <text:p>0.05014543</text:p>
          </table:table-cell>
          <table:table-cell office:value-type="float" office:value="0.04798775" calcext:value-type="float">
            <text:p>0.04798775</text:p>
          </table:table-cell>
          <table:table-cell office:value-type="float" office:value="0.01429996" calcext:value-type="float">
            <text:p>0.01429996</text:p>
          </table:table-cell>
          <table:table-cell office:value-type="float" office:value="0.01013619" calcext:value-type="float">
            <text:p>0.01013619</text:p>
          </table:table-cell>
          <table:table-cell office:value-type="float" office:value="0.02501369" calcext:value-type="float">
            <text:p>0.02501369</text:p>
          </table:table-cell>
          <table:table-cell office:value-type="float" office:value="0.02198451" calcext:value-type="float">
            <text:p>0.02198451</text:p>
          </table:table-cell>
          <table:table-cell office:value-type="float" office:value="0.01820627" calcext:value-type="float">
            <text:p>0.01820627</text:p>
          </table:table-cell>
          <table:table-cell office:value-type="float" office:value="0.01726383" calcext:value-type="float">
            <text:p>0.01726383</text:p>
          </table:table-cell>
          <table:table-cell office:value-type="float" office:value="0.02746467" calcext:value-type="float">
            <text:p>0.02746467</text:p>
          </table:table-cell>
          <table:table-cell office:value-type="float" office:value="0.005862736" calcext:value-type="float">
            <text:p>0.005862736</text:p>
          </table:table-cell>
          <table:table-cell office:value-type="float" office:value="0.005985049" calcext:value-type="float">
            <text:p>0.005985049</text:p>
          </table:table-cell>
          <table:table-cell office:value-type="float" office:value="0" calcext:value-type="float">
            <text:p>0</text:p>
          </table:table-cell>
          <table:table-cell office:value-type="float" office:value="26.80178" calcext:value-type="float">
            <text:p>26.80178</text:p>
          </table:table-cell>
          <table:table-cell office:value-type="float" office:value="81.73547" calcext:value-type="float">
            <text:p>81.73547</text:p>
          </table:table-cell>
          <table:table-cell office:value-type="float" office:value="60.73257" calcext:value-type="float">
            <text:p>60.73257</text:p>
          </table:table-cell>
          <table:table-cell office:value-type="float" office:value="37.78638" calcext:value-type="float">
            <text:p>37.78638</text:p>
          </table:table-cell>
          <table:table-cell office:value-type="float" office:value="15.89479" calcext:value-type="float">
            <text:p>15.89479</text:p>
          </table:table-cell>
          <table:table-cell office:value-type="float" office:value="8.608661" calcext:value-type="float">
            <text:p>8.608661</text:p>
          </table:table-cell>
          <table:table-cell office:value-type="float" office:value="4.249704" calcext:value-type="float">
            <text:p>4.249704</text:p>
          </table:table-cell>
          <table:table-cell office:value-type="float" office:value="8.213774" calcext:value-type="float">
            <text:p>8.213774</text:p>
          </table:table-cell>
          <table:table-cell office:value-type="float" office:value="4.032724" calcext:value-type="float">
            <text:p>4.032724</text:p>
          </table:table-cell>
          <table:table-cell office:value-type="float" office:value="1.275185" calcext:value-type="float">
            <text:p>1.275185</text:p>
          </table:table-cell>
          <table:table-cell office:value-type="float" office:value="0.4757866" calcext:value-type="float">
            <text:p>0.4757866</text:p>
          </table:table-cell>
          <table:table-cell office:value-type="float" office:value="0.2537992" calcext:value-type="float">
            <text:p>0.2537992</text:p>
          </table:table-cell>
          <table:table-cell office:value-type="float" office:value="0.3353379" calcext:value-type="float">
            <text:p>0.3353379</text:p>
          </table:table-cell>
          <table:table-cell office:value-type="float" office:value="0.3627671" calcext:value-type="float">
            <text:p>0.3627671</text:p>
          </table:table-cell>
          <table:table-cell office:value-type="float" office:value="0" calcext:value-type="float">
            <text:p>0</text:p>
          </table:table-cell>
          <table:table-cell office:value-type="float" office:value="661.3839" calcext:value-type="float">
            <text:p>661.3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80219" calcext:value-type="float">
            <text:p>-0.27802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15.72452" calcext:value-type="float">
            <text:p>15.72452</text:p>
          </table:table-cell>
          <table:table-cell office:value-type="float" office:value="1091.766" calcext:value-type="float">
            <text:p>1091.766</text:p>
          </table:table-cell>
          <table:table-cell office:value-type="float" office:value="8.97" calcext:value-type="float">
            <text:p>8.97</text:p>
          </table:table-cell>
          <table:table-cell office:value-type="float" office:value="-14.28482" calcext:value-type="float">
            <text:p>-14.28482</text:p>
          </table:table-cell>
          <table:table-cell office:value-type="float" office:value="0.1504369" calcext:value-type="float">
            <text:p>0.1504369</text:p>
          </table:table-cell>
          <table:table-cell office:value-type="float" office:value="16.3056" calcext:value-type="float">
            <text:p>16.3056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74718" calcext:value-type="float">
            <text:p>0.005374718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485" calcext:value-type="float">
            <text:p>2.112485</text:p>
          </table:table-cell>
          <table:table-cell office:value-type="float" office:value="-0.1379343" calcext:value-type="float">
            <text:p>-0.1379343</text:p>
          </table:table-cell>
          <table:table-cell office:value-type="float" office:value="-0.02339707" calcext:value-type="float">
            <text:p>-0.02339707</text:p>
          </table:table-cell>
          <table:table-cell office:value-type="float" office:value="0.0000003628325" calcext:value-type="float">
            <text:p>3.628325E-07</text:p>
          </table:table-cell>
          <table:table-cell office:value-type="float" office:value="14.25407" calcext:value-type="float">
            <text:p>14.25407</text:p>
          </table:table-cell>
          <table:table-cell office:value-type="float" office:value="4.01801" calcext:value-type="float">
            <text:p>4.01801</text:p>
          </table:table-cell>
          <table:table-cell office:value-type="float" office:value="0.7960329" calcext:value-type="float">
            <text:p>0.7960329</text:p>
          </table:table-cell>
          <table:table-cell office:value-type="float" office:value="0.1731246" calcext:value-type="float">
            <text:p>0.1731246</text:p>
          </table:table-cell>
          <table:table-cell office:value-type="float" office:value="0.05109098" calcext:value-type="float">
            <text:p>0.05109098</text:p>
          </table:table-cell>
          <table:table-cell office:value-type="float" office:value="0.0486289" calcext:value-type="float">
            <text:p>0.0486289</text:p>
          </table:table-cell>
          <table:table-cell office:value-type="float" office:value="0.01424555" calcext:value-type="float">
            <text:p>0.01424555</text:p>
          </table:table-cell>
          <table:table-cell office:value-type="float" office:value="0.01002632" calcext:value-type="float">
            <text:p>0.01002632</text:p>
          </table:table-cell>
          <table:table-cell office:value-type="float" office:value="0.02501275" calcext:value-type="float">
            <text:p>0.02501275</text:p>
          </table:table-cell>
          <table:table-cell office:value-type="float" office:value="0.0219612" calcext:value-type="float">
            <text:p>0.0219612</text:p>
          </table:table-cell>
          <table:table-cell office:value-type="float" office:value="0.01819847" calcext:value-type="float">
            <text:p>0.01819847</text:p>
          </table:table-cell>
          <table:table-cell office:value-type="float" office:value="0.01725762" calcext:value-type="float">
            <text:p>0.01725762</text:p>
          </table:table-cell>
          <table:table-cell office:value-type="float" office:value="0.0276642" calcext:value-type="float">
            <text:p>0.0276642</text:p>
          </table:table-cell>
          <table:table-cell office:value-type="float" office:value="0.005863376" calcext:value-type="float">
            <text:p>0.005863376</text:p>
          </table:table-cell>
          <table:table-cell office:value-type="float" office:value="0.00598328" calcext:value-type="float">
            <text:p>0.00598328</text:p>
          </table:table-cell>
          <table:table-cell office:value-type="float" office:value="0" calcext:value-type="float">
            <text:p>0</text:p>
          </table:table-cell>
          <table:table-cell office:value-type="float" office:value="23.66833" calcext:value-type="float">
            <text:p>23.66833</text:p>
          </table:table-cell>
          <table:table-cell office:value-type="float" office:value="76.37342" calcext:value-type="float">
            <text:p>76.37342</text:p>
          </table:table-cell>
          <table:table-cell office:value-type="float" office:value="59.07238" calcext:value-type="float">
            <text:p>59.07238</text:p>
          </table:table-cell>
          <table:table-cell office:value-type="float" office:value="35.58705" calcext:value-type="float">
            <text:p>35.58705</text:p>
          </table:table-cell>
          <table:table-cell office:value-type="float" office:value="13.51232" calcext:value-type="float">
            <text:p>13.51232</text:p>
          </table:table-cell>
          <table:table-cell office:value-type="float" office:value="7.881835" calcext:value-type="float">
            <text:p>7.881835</text:p>
          </table:table-cell>
          <table:table-cell office:value-type="float" office:value="3.761047" calcext:value-type="float">
            <text:p>3.761047</text:p>
          </table:table-cell>
          <table:table-cell office:value-type="float" office:value="8.047254" calcext:value-type="float">
            <text:p>8.047254</text:p>
          </table:table-cell>
          <table:table-cell office:value-type="float" office:value="4.009987" calcext:value-type="float">
            <text:p>4.009987</text:p>
          </table:table-cell>
          <table:table-cell office:value-type="float" office:value="1.275685" calcext:value-type="float">
            <text:p>1.275685</text:p>
          </table:table-cell>
          <table:table-cell office:value-type="float" office:value="0.4781558" calcext:value-type="float">
            <text:p>0.4781558</text:p>
          </table:table-cell>
          <table:table-cell office:value-type="float" office:value="0.2553485" calcext:value-type="float">
            <text:p>0.2553485</text:p>
          </table:table-cell>
          <table:table-cell office:value-type="float" office:value="0.3355073" calcext:value-type="float">
            <text:p>0.3355073</text:p>
          </table:table-cell>
          <table:table-cell office:value-type="float" office:value="0.3627681" calcext:value-type="float">
            <text:p>0.3627681</text:p>
          </table:table-cell>
          <table:table-cell office:value-type="float" office:value="0" calcext:value-type="float">
            <text:p>0</text:p>
          </table:table-cell>
          <table:table-cell office:value-type="float" office:value="901.4907" calcext:value-type="float">
            <text:p>901.4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80479" calcext:value-type="float">
            <text:p>-0.27804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15.62896" calcext:value-type="float">
            <text:p>15.62896</text:p>
          </table:table-cell>
          <table:table-cell office:value-type="float" office:value="1091.713" calcext:value-type="float">
            <text:p>1091.713</text:p>
          </table:table-cell>
          <table:table-cell office:value-type="float" office:value="8.97" calcext:value-type="float">
            <text:p>8.97</text:p>
          </table:table-cell>
          <table:table-cell office:value-type="float" office:value="-15.10839" calcext:value-type="float">
            <text:p>-15.10839</text:p>
          </table:table-cell>
          <table:table-cell office:value-type="float" office:value="0.1314996" calcext:value-type="float">
            <text:p>0.1314996</text:p>
          </table:table-cell>
          <table:table-cell office:value-type="float" office:value="15.64188" calcext:value-type="float">
            <text:p>15.64188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5176" calcext:value-type="float">
            <text:p>0.00538517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51" calcext:value-type="float">
            <text:p>2.11251</text:p>
          </table:table-cell>
          <table:table-cell office:value-type="float" office:value="-0.1388903" calcext:value-type="float">
            <text:p>-0.1388903</text:p>
          </table:table-cell>
          <table:table-cell office:value-type="float" office:value="-0.02339609" calcext:value-type="float">
            <text:p>-0.02339609</text:p>
          </table:table-cell>
          <table:table-cell office:value-type="float" office:value="0.0000004485375" calcext:value-type="float">
            <text:p>4.485375E-07</text:p>
          </table:table-cell>
          <table:table-cell office:value-type="float" office:value="14.20549" calcext:value-type="float">
            <text:p>14.20549</text:p>
          </table:table-cell>
          <table:table-cell office:value-type="float" office:value="3.10101" calcext:value-type="float">
            <text:p>3.10101</text:p>
          </table:table-cell>
          <table:table-cell office:value-type="float" office:value="0.5918803" calcext:value-type="float">
            <text:p>0.5918803</text:p>
          </table:table-cell>
          <table:table-cell office:value-type="float" office:value="0.1491795" calcext:value-type="float">
            <text:p>0.1491795</text:p>
          </table:table-cell>
          <table:table-cell office:value-type="float" office:value="0.04558453" calcext:value-type="float">
            <text:p>0.04558453</text:p>
          </table:table-cell>
          <table:table-cell office:value-type="float" office:value="0.04467854" calcext:value-type="float">
            <text:p>0.04467854</text:p>
          </table:table-cell>
          <table:table-cell office:value-type="float" office:value="0.0139413" calcext:value-type="float">
            <text:p>0.0139413</text:p>
          </table:table-cell>
          <table:table-cell office:value-type="float" office:value="0.009895718" calcext:value-type="float">
            <text:p>0.009895718</text:p>
          </table:table-cell>
          <table:table-cell office:value-type="float" office:value="0.02497722" calcext:value-type="float">
            <text:p>0.02497722</text:p>
          </table:table-cell>
          <table:table-cell office:value-type="float" office:value="0.02193599" calcext:value-type="float">
            <text:p>0.02193599</text:p>
          </table:table-cell>
          <table:table-cell office:value-type="float" office:value="0.01818154" calcext:value-type="float">
            <text:p>0.01818154</text:p>
          </table:table-cell>
          <table:table-cell office:value-type="float" office:value="0.01725269" calcext:value-type="float">
            <text:p>0.01725269</text:p>
          </table:table-cell>
          <table:table-cell office:value-type="float" office:value="0.02786624" calcext:value-type="float">
            <text:p>0.02786624</text:p>
          </table:table-cell>
          <table:table-cell office:value-type="float" office:value="0.005863623" calcext:value-type="float">
            <text:p>0.005863623</text:p>
          </table:table-cell>
          <table:table-cell office:value-type="float" office:value="0.005981507" calcext:value-type="float">
            <text:p>0.005981507</text:p>
          </table:table-cell>
          <table:table-cell office:value-type="float" office:value="0" calcext:value-type="float">
            <text:p>0</text:p>
          </table:table-cell>
          <table:table-cell office:value-type="float" office:value="16.97959" calcext:value-type="float">
            <text:p>16.97959</text:p>
          </table:table-cell>
          <table:table-cell office:value-type="float" office:value="73.11615" calcext:value-type="float">
            <text:p>73.11615</text:p>
          </table:table-cell>
          <table:table-cell office:value-type="float" office:value="57.41138" calcext:value-type="float">
            <text:p>57.41138</text:p>
          </table:table-cell>
          <table:table-cell office:value-type="float" office:value="33.66118" calcext:value-type="float">
            <text:p>33.66118</text:p>
          </table:table-cell>
          <table:table-cell office:value-type="float" office:value="11.40143" calcext:value-type="float">
            <text:p>11.40143</text:p>
          </table:table-cell>
          <table:table-cell office:value-type="float" office:value="7.181904" calcext:value-type="float">
            <text:p>7.181904</text:p>
          </table:table-cell>
          <table:table-cell office:value-type="float" office:value="3.308113" calcext:value-type="float">
            <text:p>3.308113</text:p>
          </table:table-cell>
          <table:table-cell office:value-type="float" office:value="7.86629" calcext:value-type="float">
            <text:p>7.86629</text:p>
          </table:table-cell>
          <table:table-cell office:value-type="float" office:value="3.98561" calcext:value-type="float">
            <text:p>3.98561</text:p>
          </table:table-cell>
          <table:table-cell office:value-type="float" office:value="1.269547" calcext:value-type="float">
            <text:p>1.269547</text:p>
          </table:table-cell>
          <table:table-cell office:value-type="float" office:value="0.4804508" calcext:value-type="float">
            <text:p>0.4804508</text:p>
          </table:table-cell>
          <table:table-cell office:value-type="float" office:value="0.2569201" calcext:value-type="float">
            <text:p>0.2569201</text:p>
          </table:table-cell>
          <table:table-cell office:value-type="float" office:value="0.3356535" calcext:value-type="float">
            <text:p>0.3356535</text:p>
          </table:table-cell>
          <table:table-cell office:value-type="float" office:value="0.362769" calcext:value-type="float">
            <text:p>0.362769</text:p>
          </table:table-cell>
          <table:table-cell office:value-type="float" office:value="0" calcext:value-type="float">
            <text:p>0</text:p>
          </table:table-cell>
          <table:table-cell office:value-type="float" office:value="993.0062" calcext:value-type="float">
            <text:p>993.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0244" calcext:value-type="float">
            <text:p>-0.27902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15.53439" calcext:value-type="float">
            <text:p>15.53439</text:p>
          </table:table-cell>
          <table:table-cell office:value-type="float" office:value="1091.657" calcext:value-type="float">
            <text:p>1091.657</text:p>
          </table:table-cell>
          <table:table-cell office:value-type="float" office:value="8.97" calcext:value-type="float">
            <text:p>8.97</text:p>
          </table:table-cell>
          <table:table-cell office:value-type="float" office:value="-15.83179" calcext:value-type="float">
            <text:p>-15.83179</text:p>
          </table:table-cell>
          <table:table-cell office:value-type="float" office:value="0.1247852" calcext:value-type="float">
            <text:p>0.1247852</text:p>
          </table:table-cell>
          <table:table-cell office:value-type="float" office:value="15.06413" calcext:value-type="float">
            <text:p>15.0641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5266" calcext:value-type="float">
            <text:p>0.0053852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547" calcext:value-type="float">
            <text:p>2.112547</text:p>
          </table:table-cell>
          <table:table-cell office:value-type="float" office:value="-0.1393619" calcext:value-type="float">
            <text:p>-0.1393619</text:p>
          </table:table-cell>
          <table:table-cell office:value-type="float" office:value="-0.023386" calcext:value-type="float">
            <text:p>-0.023386</text:p>
          </table:table-cell>
          <table:table-cell office:value-type="float" office:value="0.0000005609817" calcext:value-type="float">
            <text:p>5.609817E-07</text:p>
          </table:table-cell>
          <table:table-cell office:value-type="float" office:value="14.12439" calcext:value-type="float">
            <text:p>14.12439</text:p>
          </table:table-cell>
          <table:table-cell office:value-type="float" office:value="2.878427" calcext:value-type="float">
            <text:p>2.878427</text:p>
          </table:table-cell>
          <table:table-cell office:value-type="float" office:value="0.4757502" calcext:value-type="float">
            <text:p>0.4757502</text:p>
          </table:table-cell>
          <table:table-cell office:value-type="float" office:value="0.1484891" calcext:value-type="float">
            <text:p>0.1484891</text:p>
          </table:table-cell>
          <table:table-cell office:value-type="float" office:value="0.04595996" calcext:value-type="float">
            <text:p>0.04595996</text:p>
          </table:table-cell>
          <table:table-cell office:value-type="float" office:value="0.04416273" calcext:value-type="float">
            <text:p>0.04416273</text:p>
          </table:table-cell>
          <table:table-cell office:value-type="float" office:value="0.01374281" calcext:value-type="float">
            <text:p>0.01374281</text:p>
          </table:table-cell>
          <table:table-cell office:value-type="float" office:value="0.009775589" calcext:value-type="float">
            <text:p>0.009775589</text:p>
          </table:table-cell>
          <table:table-cell office:value-type="float" office:value="0.02488899" calcext:value-type="float">
            <text:p>0.02488899</text:p>
          </table:table-cell>
          <table:table-cell office:value-type="float" office:value="0.02190527" calcext:value-type="float">
            <text:p>0.02190527</text:p>
          </table:table-cell>
          <table:table-cell office:value-type="float" office:value="0.01815711" calcext:value-type="float">
            <text:p>0.01815711</text:p>
          </table:table-cell>
          <table:table-cell office:value-type="float" office:value="0.01724898" calcext:value-type="float">
            <text:p>0.01724898</text:p>
          </table:table-cell>
          <table:table-cell office:value-type="float" office:value="0.02807043" calcext:value-type="float">
            <text:p>0.02807043</text:p>
          </table:table-cell>
          <table:table-cell office:value-type="float" office:value="0.005863446" calcext:value-type="float">
            <text:p>0.005863446</text:p>
          </table:table-cell>
          <table:table-cell office:value-type="float" office:value="0.005979687" calcext:value-type="float">
            <text:p>0.005979687</text:p>
          </table:table-cell>
          <table:table-cell office:value-type="float" office:value="0" calcext:value-type="float">
            <text:p>0</text:p>
          </table:table-cell>
          <table:table-cell office:value-type="float" office:value="17.11914" calcext:value-type="float">
            <text:p>17.11914</text:p>
          </table:table-cell>
          <table:table-cell office:value-type="float" office:value="70.68494" calcext:value-type="float">
            <text:p>70.68494</text:p>
          </table:table-cell>
          <table:table-cell office:value-type="float" office:value="55.44945" calcext:value-type="float">
            <text:p>55.44945</text:p>
          </table:table-cell>
          <table:table-cell office:value-type="float" office:value="31.75363" calcext:value-type="float">
            <text:p>31.75363</text:p>
          </table:table-cell>
          <table:table-cell office:value-type="float" office:value="9.318134" calcext:value-type="float">
            <text:p>9.318134</text:p>
          </table:table-cell>
          <table:table-cell office:value-type="float" office:value="6.53667" calcext:value-type="float">
            <text:p>6.53667</text:p>
          </table:table-cell>
          <table:table-cell office:value-type="float" office:value="2.897621" calcext:value-type="float">
            <text:p>2.897621</text:p>
          </table:table-cell>
          <table:table-cell office:value-type="float" office:value="7.666157" calcext:value-type="float">
            <text:p>7.666157</text:p>
          </table:table-cell>
          <table:table-cell office:value-type="float" office:value="3.954416" calcext:value-type="float">
            <text:p>3.954416</text:p>
          </table:table-cell>
          <table:table-cell office:value-type="float" office:value="1.255776" calcext:value-type="float">
            <text:p>1.255776</text:p>
          </table:table-cell>
          <table:table-cell office:value-type="float" office:value="0.482631" calcext:value-type="float">
            <text:p>0.482631</text:p>
          </table:table-cell>
          <table:table-cell office:value-type="float" office:value="0.2585104" calcext:value-type="float">
            <text:p>0.2585104</text:p>
          </table:table-cell>
          <table:table-cell office:value-type="float" office:value="0.335773" calcext:value-type="float">
            <text:p>0.335773</text:p>
          </table:table-cell>
          <table:table-cell office:value-type="float" office:value="0.36277" calcext:value-type="float">
            <text:p>0.36277</text:p>
          </table:table-cell>
          <table:table-cell office:value-type="float" office:value="0" calcext:value-type="float">
            <text:p>0</text:p>
          </table:table-cell>
          <table:table-cell office:value-type="float" office:value="1130.63" calcext:value-type="float">
            <text:p>113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3266" calcext:value-type="float">
            <text:p>-0.279326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15.43445" calcext:value-type="float">
            <text:p>15.43445</text:p>
          </table:table-cell>
          <table:table-cell office:value-type="float" office:value="1091.597" calcext:value-type="float">
            <text:p>1091.597</text:p>
          </table:table-cell>
          <table:table-cell office:value-type="float" office:value="8.97" calcext:value-type="float">
            <text:p>8.97</text:p>
          </table:table-cell>
          <table:table-cell office:value-type="float" office:value="-16.63093" calcext:value-type="float">
            <text:p>-16.63093</text:p>
          </table:table-cell>
          <table:table-cell office:value-type="float" office:value="0.1208366" calcext:value-type="float">
            <text:p>0.1208366</text:p>
          </table:table-cell>
          <table:table-cell office:value-type="float" office:value="14.41853" calcext:value-type="float">
            <text:p>14.4185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5426" calcext:value-type="float">
            <text:p>0.00538542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593" calcext:value-type="float">
            <text:p>2.112593</text:p>
          </table:table-cell>
          <table:table-cell office:value-type="float" office:value="-0.1394485" calcext:value-type="float">
            <text:p>-0.1394485</text:p>
          </table:table-cell>
          <table:table-cell office:value-type="float" office:value="-0.02337205" calcext:value-type="float">
            <text:p>-0.02337205</text:p>
          </table:table-cell>
          <table:table-cell office:value-type="float" office:value="0.0000006912739" calcext:value-type="float">
            <text:p>6.912739E-07</text:p>
          </table:table-cell>
          <table:table-cell office:value-type="float" office:value="14.00723" calcext:value-type="float">
            <text:p>14.00723</text:p>
          </table:table-cell>
          <table:table-cell office:value-type="float" office:value="2.730578" calcext:value-type="float">
            <text:p>2.730578</text:p>
          </table:table-cell>
          <table:table-cell office:value-type="float" office:value="0.4050612" calcext:value-type="float">
            <text:p>0.4050612</text:p>
          </table:table-cell>
          <table:table-cell office:value-type="float" office:value="0.1487755" calcext:value-type="float">
            <text:p>0.1487755</text:p>
          </table:table-cell>
          <table:table-cell office:value-type="float" office:value="0.04737418" calcext:value-type="float">
            <text:p>0.04737418</text:p>
          </table:table-cell>
          <table:table-cell office:value-type="float" office:value="0.04530199" calcext:value-type="float">
            <text:p>0.04530199</text:p>
          </table:table-cell>
          <table:table-cell office:value-type="float" office:value="0.01361331" calcext:value-type="float">
            <text:p>0.01361331</text:p>
          </table:table-cell>
          <table:table-cell office:value-type="float" office:value="0.009637707" calcext:value-type="float">
            <text:p>0.009637707</text:p>
          </table:table-cell>
          <table:table-cell office:value-type="float" office:value="0.02480252" calcext:value-type="float">
            <text:p>0.02480252</text:p>
          </table:table-cell>
          <table:table-cell office:value-type="float" office:value="0.0218716" calcext:value-type="float">
            <text:p>0.0218716</text:p>
          </table:table-cell>
          <table:table-cell office:value-type="float" office:value="0.01812731" calcext:value-type="float">
            <text:p>0.01812731</text:p>
          </table:table-cell>
          <table:table-cell office:value-type="float" office:value="0.01724644" calcext:value-type="float">
            <text:p>0.01724644</text:p>
          </table:table-cell>
          <table:table-cell office:value-type="float" office:value="0.02827651" calcext:value-type="float">
            <text:p>0.02827651</text:p>
          </table:table-cell>
          <table:table-cell office:value-type="float" office:value="0.005862908" calcext:value-type="float">
            <text:p>0.005862908</text:p>
          </table:table-cell>
          <table:table-cell office:value-type="float" office:value="0.005977863" calcext:value-type="float">
            <text:p>0.005977863</text:p>
          </table:table-cell>
          <table:table-cell office:value-type="float" office:value="0" calcext:value-type="float">
            <text:p>0</text:p>
          </table:table-cell>
          <table:table-cell office:value-type="float" office:value="16.77741" calcext:value-type="float">
            <text:p>16.77741</text:p>
          </table:table-cell>
          <table:table-cell office:value-type="float" office:value="68.49026" calcext:value-type="float">
            <text:p>68.49026</text:p>
          </table:table-cell>
          <table:table-cell office:value-type="float" office:value="52.85879" calcext:value-type="float">
            <text:p>52.85879</text:p>
          </table:table-cell>
          <table:table-cell office:value-type="float" office:value="29.60191" calcext:value-type="float">
            <text:p>29.60191</text:p>
          </table:table-cell>
          <table:table-cell office:value-type="float" office:value="6.886201" calcext:value-type="float">
            <text:p>6.886201</text:p>
          </table:table-cell>
          <table:table-cell office:value-type="float" office:value="5.863171" calcext:value-type="float">
            <text:p>5.863171</text:p>
          </table:table-cell>
          <table:table-cell office:value-type="float" office:value="2.468524" calcext:value-type="float">
            <text:p>2.468524</text:p>
          </table:table-cell>
          <table:table-cell office:value-type="float" office:value="7.455011" calcext:value-type="float">
            <text:p>7.455011</text:p>
          </table:table-cell>
          <table:table-cell office:value-type="float" office:value="3.916893" calcext:value-type="float">
            <text:p>3.916893</text:p>
          </table:table-cell>
          <table:table-cell office:value-type="float" office:value="1.233486" calcext:value-type="float">
            <text:p>1.233486</text:p>
          </table:table-cell>
          <table:table-cell office:value-type="float" office:value="0.4846332" calcext:value-type="float">
            <text:p>0.4846332</text:p>
          </table:table-cell>
          <table:table-cell office:value-type="float" office:value="0.2601147" calcext:value-type="float">
            <text:p>0.2601147</text:p>
          </table:table-cell>
          <table:table-cell office:value-type="float" office:value="0.3358677" calcext:value-type="float">
            <text:p>0.3358677</text:p>
          </table:table-cell>
          <table:table-cell office:value-type="float" office:value="0.3627708" calcext:value-type="float">
            <text:p>0.3627708</text:p>
          </table:table-cell>
          <table:table-cell office:value-type="float" office:value="0" calcext:value-type="float">
            <text:p>0</text:p>
          </table:table-cell>
          <table:table-cell office:value-type="float" office:value="1281.771" calcext:value-type="float">
            <text:p>1281.7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3707" calcext:value-type="float">
            <text:p>-0.27937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15.34119" calcext:value-type="float">
            <text:p>15.34119</text:p>
          </table:table-cell>
          <table:table-cell office:value-type="float" office:value="1091.536" calcext:value-type="float">
            <text:p>1091.536</text:p>
          </table:table-cell>
          <table:table-cell office:value-type="float" office:value="8.97" calcext:value-type="float">
            <text:p>8.97</text:p>
          </table:table-cell>
          <table:table-cell office:value-type="float" office:value="-17.4388" calcext:value-type="float">
            <text:p>-17.4388</text:p>
          </table:table-cell>
          <table:table-cell office:value-type="float" office:value="0.1172381" calcext:value-type="float">
            <text:p>0.1172381</text:p>
          </table:table-cell>
          <table:table-cell office:value-type="float" office:value="13.75714" calcext:value-type="float">
            <text:p>13.7571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5605" calcext:value-type="float">
            <text:p>0.005385605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661" calcext:value-type="float">
            <text:p>2.112661</text:p>
          </table:table-cell>
          <table:table-cell office:value-type="float" office:value="-0.1395208" calcext:value-type="float">
            <text:p>-0.1395208</text:p>
          </table:table-cell>
          <table:table-cell office:value-type="float" office:value="-0.02335406" calcext:value-type="float">
            <text:p>-0.02335406</text:p>
          </table:table-cell>
          <table:table-cell office:value-type="float" office:value="0.0000008406873" calcext:value-type="float">
            <text:p>8.406873E-07</text:p>
          </table:table-cell>
          <table:table-cell office:value-type="float" office:value="13.8818" calcext:value-type="float">
            <text:p>13.8818</text:p>
          </table:table-cell>
          <table:table-cell office:value-type="float" office:value="2.563967" calcext:value-type="float">
            <text:p>2.563967</text:p>
          </table:table-cell>
          <table:table-cell office:value-type="float" office:value="0.3546026" calcext:value-type="float">
            <text:p>0.3546026</text:p>
          </table:table-cell>
          <table:table-cell office:value-type="float" office:value="0.1460606" calcext:value-type="float">
            <text:p>0.1460606</text:p>
          </table:table-cell>
          <table:table-cell office:value-type="float" office:value="0.04774511" calcext:value-type="float">
            <text:p>0.04774511</text:p>
          </table:table-cell>
          <table:table-cell office:value-type="float" office:value="0.04641904" calcext:value-type="float">
            <text:p>0.04641904</text:p>
          </table:table-cell>
          <table:table-cell office:value-type="float" office:value="0.01342906" calcext:value-type="float">
            <text:p>0.01342906</text:p>
          </table:table-cell>
          <table:table-cell office:value-type="float" office:value="0.009503616" calcext:value-type="float">
            <text:p>0.009503616</text:p>
          </table:table-cell>
          <table:table-cell office:value-type="float" office:value="0.02472865" calcext:value-type="float">
            <text:p>0.02472865</text:p>
          </table:table-cell>
          <table:table-cell office:value-type="float" office:value="0.02183343" calcext:value-type="float">
            <text:p>0.02183343</text:p>
          </table:table-cell>
          <table:table-cell office:value-type="float" office:value="0.01809758" calcext:value-type="float">
            <text:p>0.01809758</text:p>
          </table:table-cell>
          <table:table-cell office:value-type="float" office:value="0.0172432" calcext:value-type="float">
            <text:p>0.0172432</text:p>
          </table:table-cell>
          <table:table-cell office:value-type="float" office:value="0.02848415" calcext:value-type="float">
            <text:p>0.02848415</text:p>
          </table:table-cell>
          <table:table-cell office:value-type="float" office:value="0.005862044" calcext:value-type="float">
            <text:p>0.005862044</text:p>
          </table:table-cell>
          <table:table-cell office:value-type="float" office:value="0.005976005" calcext:value-type="float">
            <text:p>0.005976005</text:p>
          </table:table-cell>
          <table:table-cell office:value-type="float" office:value="0" calcext:value-type="float">
            <text:p>0</text:p>
          </table:table-cell>
          <table:table-cell office:value-type="float" office:value="16.69337" calcext:value-type="float">
            <text:p>16.69337</text:p>
          </table:table-cell>
          <table:table-cell office:value-type="float" office:value="66.37389" calcext:value-type="float">
            <text:p>66.37389</text:p>
          </table:table-cell>
          <table:table-cell office:value-type="float" office:value="50.15273" calcext:value-type="float">
            <text:p>50.15273</text:p>
          </table:table-cell>
          <table:table-cell office:value-type="float" office:value="27.42353" calcext:value-type="float">
            <text:p>27.42353</text:p>
          </table:table-cell>
          <table:table-cell office:value-type="float" office:value="4.353354" calcext:value-type="float">
            <text:p>4.353354</text:p>
          </table:table-cell>
          <table:table-cell office:value-type="float" office:value="5.181697" calcext:value-type="float">
            <text:p>5.181697</text:p>
          </table:table-cell>
          <table:table-cell office:value-type="float" office:value="2.035134" calcext:value-type="float">
            <text:p>2.035134</text:p>
          </table:table-cell>
          <table:table-cell office:value-type="float" office:value="7.239077" calcext:value-type="float">
            <text:p>7.239077</text:p>
          </table:table-cell>
          <table:table-cell office:value-type="float" office:value="3.873735" calcext:value-type="float">
            <text:p>3.873735</text:p>
          </table:table-cell>
          <table:table-cell office:value-type="float" office:value="1.202419" calcext:value-type="float">
            <text:p>1.202419</text:p>
          </table:table-cell>
          <table:table-cell office:value-type="float" office:value="0.486282" calcext:value-type="float">
            <text:p>0.486282</text:p>
          </table:table-cell>
          <table:table-cell office:value-type="float" office:value="0.2617269" calcext:value-type="float">
            <text:p>0.2617269</text:p>
          </table:table-cell>
          <table:table-cell office:value-type="float" office:value="0.3359398" calcext:value-type="float">
            <text:p>0.3359398</text:p>
          </table:table-cell>
          <table:table-cell office:value-type="float" office:value="0.3627717" calcext:value-type="float">
            <text:p>0.3627717</text:p>
          </table:table-cell>
          <table:table-cell office:value-type="float" office:value="0" calcext:value-type="float">
            <text:p>0</text:p>
          </table:table-cell>
          <table:table-cell office:value-type="float" office:value="1403.86" calcext:value-type="float">
            <text:p>1403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4054" calcext:value-type="float">
            <text:p>-0.27940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15.24188" calcext:value-type="float">
            <text:p>15.24188</text:p>
          </table:table-cell>
          <table:table-cell office:value-type="float" office:value="1091.472" calcext:value-type="float">
            <text:p>1091.472</text:p>
          </table:table-cell>
          <table:table-cell office:value-type="float" office:value="8.97" calcext:value-type="float">
            <text:p>8.97</text:p>
          </table:table-cell>
          <table:table-cell office:value-type="float" office:value="-18.2948" calcext:value-type="float">
            <text:p>-18.2948</text:p>
          </table:table-cell>
          <table:table-cell office:value-type="float" office:value="0.1153812" calcext:value-type="float">
            <text:p>0.1153812</text:p>
          </table:table-cell>
          <table:table-cell office:value-type="float" office:value="13.05519" calcext:value-type="float">
            <text:p>13.05519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5784" calcext:value-type="float">
            <text:p>0.005385784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73" calcext:value-type="float">
            <text:p>2.11273</text:p>
          </table:table-cell>
          <table:table-cell office:value-type="float" office:value="-0.1395945" calcext:value-type="float">
            <text:p>-0.1395945</text:p>
          </table:table-cell>
          <table:table-cell office:value-type="float" office:value="-0.02333495" calcext:value-type="float">
            <text:p>-0.02333495</text:p>
          </table:table-cell>
          <table:table-cell office:value-type="float" office:value="0.000001009065" calcext:value-type="float">
            <text:p>1.009065E-06</text:p>
          </table:table-cell>
          <table:table-cell office:value-type="float" office:value="13.72881" calcext:value-type="float">
            <text:p>13.72881</text:p>
          </table:table-cell>
          <table:table-cell office:value-type="float" office:value="2.419535" calcext:value-type="float">
            <text:p>2.419535</text:p>
          </table:table-cell>
          <table:table-cell office:value-type="float" office:value="0.3238742" calcext:value-type="float">
            <text:p>0.3238742</text:p>
          </table:table-cell>
          <table:table-cell office:value-type="float" office:value="0.1516673" calcext:value-type="float">
            <text:p>0.1516673</text:p>
          </table:table-cell>
          <table:table-cell office:value-type="float" office:value="0.05065484" calcext:value-type="float">
            <text:p>0.05065484</text:p>
          </table:table-cell>
          <table:table-cell office:value-type="float" office:value="0.05015592" calcext:value-type="float">
            <text:p>0.05015592</text:p>
          </table:table-cell>
          <table:table-cell office:value-type="float" office:value="0.01330971" calcext:value-type="float">
            <text:p>0.01330971</text:p>
          </table:table-cell>
          <table:table-cell office:value-type="float" office:value="0.009390274" calcext:value-type="float">
            <text:p>0.009390274</text:p>
          </table:table-cell>
          <table:table-cell office:value-type="float" office:value="0.02467633" calcext:value-type="float">
            <text:p>0.02467633</text:p>
          </table:table-cell>
          <table:table-cell office:value-type="float" office:value="0.02179327" calcext:value-type="float">
            <text:p>0.02179327</text:p>
          </table:table-cell>
          <table:table-cell office:value-type="float" office:value="0.01808478" calcext:value-type="float">
            <text:p>0.01808478</text:p>
          </table:table-cell>
          <table:table-cell office:value-type="float" office:value="0.01722428" calcext:value-type="float">
            <text:p>0.01722428</text:p>
          </table:table-cell>
          <table:table-cell office:value-type="float" office:value="0.02869291" calcext:value-type="float">
            <text:p>0.02869291</text:p>
          </table:table-cell>
          <table:table-cell office:value-type="float" office:value="0.005860848" calcext:value-type="float">
            <text:p>0.005860848</text:p>
          </table:table-cell>
          <table:table-cell office:value-type="float" office:value="0.005974138" calcext:value-type="float">
            <text:p>0.005974138</text:p>
          </table:table-cell>
          <table:table-cell office:value-type="float" office:value="0" calcext:value-type="float">
            <text:p>0</text:p>
          </table:table-cell>
          <table:table-cell office:value-type="float" office:value="16.64298" calcext:value-type="float">
            <text:p>16.64298</text:p>
          </table:table-cell>
          <table:table-cell office:value-type="float" office:value="64.00851" calcext:value-type="float">
            <text:p>64.00851</text:p>
          </table:table-cell>
          <table:table-cell office:value-type="float" office:value="47.22025" calcext:value-type="float">
            <text:p>47.22025</text:p>
          </table:table-cell>
          <table:table-cell office:value-type="float" office:value="25.0556" calcext:value-type="float">
            <text:p>25.0556</text:p>
          </table:table-cell>
          <table:table-cell office:value-type="float" office:value="1.666319" calcext:value-type="float">
            <text:p>1.666319</text:p>
          </table:table-cell>
          <table:table-cell office:value-type="float" office:value="4.472665" calcext:value-type="float">
            <text:p>4.472665</text:p>
          </table:table-cell>
          <table:table-cell office:value-type="float" office:value="1.594597" calcext:value-type="float">
            <text:p>1.594597</text:p>
          </table:table-cell>
          <table:table-cell office:value-type="float" office:value="7.026437" calcext:value-type="float">
            <text:p>7.026437</text:p>
          </table:table-cell>
          <table:table-cell office:value-type="float" office:value="3.826936" calcext:value-type="float">
            <text:p>3.826936</text:p>
          </table:table-cell>
          <table:table-cell office:value-type="float" office:value="1.174728" calcext:value-type="float">
            <text:p>1.174728</text:p>
          </table:table-cell>
          <table:table-cell office:value-type="float" office:value="0.4828515" calcext:value-type="float">
            <text:p>0.4828515</text:p>
          </table:table-cell>
          <table:table-cell office:value-type="float" office:value="0.2633281" calcext:value-type="float">
            <text:p>0.2633281</text:p>
          </table:table-cell>
          <table:table-cell office:value-type="float" office:value="0.3359917" calcext:value-type="float">
            <text:p>0.3359917</text:p>
          </table:table-cell>
          <table:table-cell office:value-type="float" office:value="0.3627726" calcext:value-type="float">
            <text:p>0.3627726</text:p>
          </table:table-cell>
          <table:table-cell office:value-type="float" office:value="0" calcext:value-type="float">
            <text:p>0</text:p>
          </table:table-cell>
          <table:table-cell office:value-type="float" office:value="1566.869" calcext:value-type="float">
            <text:p>1566.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4392" calcext:value-type="float">
            <text:p>-0.27943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15.1378" calcext:value-type="float">
            <text:p>15.1378</text:p>
          </table:table-cell>
          <table:table-cell office:value-type="float" office:value="1091.402" calcext:value-type="float">
            <text:p>1091.402</text:p>
          </table:table-cell>
          <table:table-cell office:value-type="float" office:value="8.97" calcext:value-type="float">
            <text:p>8.97</text:p>
          </table:table-cell>
          <table:table-cell office:value-type="float" office:value="-19.15476" calcext:value-type="float">
            <text:p>-19.15476</text:p>
          </table:table-cell>
          <table:table-cell office:value-type="float" office:value="0.1144096" calcext:value-type="float">
            <text:p>0.1144096</text:p>
          </table:table-cell>
          <table:table-cell office:value-type="float" office:value="12.35904" calcext:value-type="float">
            <text:p>12.3590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5963" calcext:value-type="float">
            <text:p>0.005385963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798" calcext:value-type="float">
            <text:p>2.112798</text:p>
          </table:table-cell>
          <table:table-cell office:value-type="float" office:value="-0.1396967" calcext:value-type="float">
            <text:p>-0.1396967</text:p>
          </table:table-cell>
          <table:table-cell office:value-type="float" office:value="-0.02331578" calcext:value-type="float">
            <text:p>-0.02331578</text:p>
          </table:table-cell>
          <table:table-cell office:value-type="float" office:value="0.00000119131" calcext:value-type="float">
            <text:p>1.19131E-06</text:p>
          </table:table-cell>
          <table:table-cell office:value-type="float" office:value="13.5393" calcext:value-type="float">
            <text:p>13.5393</text:p>
          </table:table-cell>
          <table:table-cell office:value-type="float" office:value="2.240227" calcext:value-type="float">
            <text:p>2.240227</text:p>
          </table:table-cell>
          <table:table-cell office:value-type="float" office:value="0.3100762" calcext:value-type="float">
            <text:p>0.3100762</text:p>
          </table:table-cell>
          <table:table-cell office:value-type="float" office:value="0.1652395" calcext:value-type="float">
            <text:p>0.1652395</text:p>
          </table:table-cell>
          <table:table-cell office:value-type="float" office:value="0.05603543" calcext:value-type="float">
            <text:p>0.05603543</text:p>
          </table:table-cell>
          <table:table-cell office:value-type="float" office:value="0.05582595" calcext:value-type="float">
            <text:p>0.05582595</text:p>
          </table:table-cell>
          <table:table-cell office:value-type="float" office:value="0.01331315" calcext:value-type="float">
            <text:p>0.01331315</text:p>
          </table:table-cell>
          <table:table-cell office:value-type="float" office:value="0.009331098" calcext:value-type="float">
            <text:p>0.009331098</text:p>
          </table:table-cell>
          <table:table-cell office:value-type="float" office:value="0.02465594" calcext:value-type="float">
            <text:p>0.02465594</text:p>
          </table:table-cell>
          <table:table-cell office:value-type="float" office:value="0.02175304" calcext:value-type="float">
            <text:p>0.02175304</text:p>
          </table:table-cell>
          <table:table-cell office:value-type="float" office:value="0.01807753" calcext:value-type="float">
            <text:p>0.01807753</text:p>
          </table:table-cell>
          <table:table-cell office:value-type="float" office:value="0.01719274" calcext:value-type="float">
            <text:p>0.01719274</text:p>
          </table:table-cell>
          <table:table-cell office:value-type="float" office:value="0.02890227" calcext:value-type="float">
            <text:p>0.02890227</text:p>
          </table:table-cell>
          <table:table-cell office:value-type="float" office:value="0.005859211" calcext:value-type="float">
            <text:p>0.005859211</text:p>
          </table:table-cell>
          <table:table-cell office:value-type="float" office:value="0.005972246" calcext:value-type="float">
            <text:p>0.005972246</text:p>
          </table:table-cell>
          <table:table-cell office:value-type="float" office:value="0" calcext:value-type="float">
            <text:p>0</text:p>
          </table:table-cell>
          <table:table-cell office:value-type="float" office:value="16.51112" calcext:value-type="float">
            <text:p>16.51112</text:p>
          </table:table-cell>
          <table:table-cell office:value-type="float" office:value="61.45616" calcext:value-type="float">
            <text:p>61.45616</text:p>
          </table:table-cell>
          <table:table-cell office:value-type="float" office:value="43.94258" calcext:value-type="float">
            <text:p>43.94258</text:p>
          </table:table-cell>
          <table:table-cell office:value-type="float" office:value="22.3744" calcext:value-type="float">
            <text:p>22.3744</text:p>
          </table:table-cell>
          <table:table-cell office:value-type="float" office:value="0.8668945" calcext:value-type="float">
            <text:p>0.8668945</text:p>
          </table:table-cell>
          <table:table-cell office:value-type="float" office:value="3.701637" calcext:value-type="float">
            <text:p>3.701637</text:p>
          </table:table-cell>
          <table:table-cell office:value-type="float" office:value="1.117829" calcext:value-type="float">
            <text:p>1.117829</text:p>
          </table:table-cell>
          <table:table-cell office:value-type="float" office:value="6.82546" calcext:value-type="float">
            <text:p>6.82546</text:p>
          </table:table-cell>
          <table:table-cell office:value-type="float" office:value="3.778616" calcext:value-type="float">
            <text:p>3.778616</text:p>
          </table:table-cell>
          <table:table-cell office:value-type="float" office:value="1.151158" calcext:value-type="float">
            <text:p>1.151158</text:p>
          </table:table-cell>
          <table:table-cell office:value-type="float" office:value="0.4701087" calcext:value-type="float">
            <text:p>0.4701087</text:p>
          </table:table-cell>
          <table:table-cell office:value-type="float" office:value="0.2648662" calcext:value-type="float">
            <text:p>0.2648662</text:p>
          </table:table-cell>
          <table:table-cell office:value-type="float" office:value="0.3360218" calcext:value-type="float">
            <text:p>0.3360218</text:p>
          </table:table-cell>
          <table:table-cell office:value-type="float" office:value="0.3627735" calcext:value-type="float">
            <text:p>0.3627735</text:p>
          </table:table-cell>
          <table:table-cell office:value-type="float" office:value="0" calcext:value-type="float">
            <text:p>0</text:p>
          </table:table-cell>
          <table:table-cell office:value-type="float" office:value="1421.839" calcext:value-type="float">
            <text:p>1421.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4803" calcext:value-type="float">
            <text:p>-0.27948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15.03468" calcext:value-type="float">
            <text:p>15.03468</text:p>
          </table:table-cell>
          <table:table-cell office:value-type="float" office:value="1091.331" calcext:value-type="float">
            <text:p>1091.331</text:p>
          </table:table-cell>
          <table:table-cell office:value-type="float" office:value="8.97" calcext:value-type="float">
            <text:p>8.97</text:p>
          </table:table-cell>
          <table:table-cell office:value-type="float" office:value="-20.00378" calcext:value-type="float">
            <text:p>-20.00378</text:p>
          </table:table-cell>
          <table:table-cell office:value-type="float" office:value="0.1112376" calcext:value-type="float">
            <text:p>0.1112376</text:p>
          </table:table-cell>
          <table:table-cell office:value-type="float" office:value="11.67561" calcext:value-type="float">
            <text:p>11.6756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6142" calcext:value-type="float">
            <text:p>0.00538614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7" calcext:value-type="float">
            <text:p>2.112867</text:p>
          </table:table-cell>
          <table:table-cell office:value-type="float" office:value="-0.1398023" calcext:value-type="float">
            <text:p>-0.1398023</text:p>
          </table:table-cell>
          <table:table-cell office:value-type="float" office:value="-0.02329464" calcext:value-type="float">
            <text:p>-0.02329464</text:p>
          </table:table-cell>
          <table:table-cell office:value-type="float" office:value="0.000001382957" calcext:value-type="float">
            <text:p>1.382957E-06</text:p>
          </table:table-cell>
          <table:table-cell office:value-type="float" office:value="13.37557" calcext:value-type="float">
            <text:p>13.37557</text:p>
          </table:table-cell>
          <table:table-cell office:value-type="float" office:value="2.090406" calcext:value-type="float">
            <text:p>2.090406</text:p>
          </table:table-cell>
          <table:table-cell office:value-type="float" office:value="0.275135" calcext:value-type="float">
            <text:p>0.275135</text:p>
          </table:table-cell>
          <table:table-cell office:value-type="float" office:value="0.1612552" calcext:value-type="float">
            <text:p>0.1612552</text:p>
          </table:table-cell>
          <table:table-cell office:value-type="float" office:value="0.05619834" calcext:value-type="float">
            <text:p>0.05619834</text:p>
          </table:table-cell>
          <table:table-cell office:value-type="float" office:value="0.05764246" calcext:value-type="float">
            <text:p>0.05764246</text:p>
          </table:table-cell>
          <table:table-cell office:value-type="float" office:value="0.013275" calcext:value-type="float">
            <text:p>0.013275</text:p>
          </table:table-cell>
          <table:table-cell office:value-type="float" office:value="0.009294135" calcext:value-type="float">
            <text:p>0.009294135</text:p>
          </table:table-cell>
          <table:table-cell office:value-type="float" office:value="0.02468507" calcext:value-type="float">
            <text:p>0.02468507</text:p>
          </table:table-cell>
          <table:table-cell office:value-type="float" office:value="0.02171298" calcext:value-type="float">
            <text:p>0.02171298</text:p>
          </table:table-cell>
          <table:table-cell office:value-type="float" office:value="0.01807168" calcext:value-type="float">
            <text:p>0.01807168</text:p>
          </table:table-cell>
          <table:table-cell office:value-type="float" office:value="0.01714998" calcext:value-type="float">
            <text:p>0.01714998</text:p>
          </table:table-cell>
          <table:table-cell office:value-type="float" office:value="0.02911199" calcext:value-type="float">
            <text:p>0.02911199</text:p>
          </table:table-cell>
          <table:table-cell office:value-type="float" office:value="0.005856964" calcext:value-type="float">
            <text:p>0.005856964</text:p>
          </table:table-cell>
          <table:table-cell office:value-type="float" office:value="0.00597034" calcext:value-type="float">
            <text:p>0.00597034</text:p>
          </table:table-cell>
          <table:table-cell office:value-type="float" office:value="0" calcext:value-type="float">
            <text:p>0</text:p>
          </table:table-cell>
          <table:table-cell office:value-type="float" office:value="16.33471" calcext:value-type="float">
            <text:p>16.33471</text:p>
          </table:table-cell>
          <table:table-cell office:value-type="float" office:value="59.02954" calcext:value-type="float">
            <text:p>59.02954</text:p>
          </table:table-cell>
          <table:table-cell office:value-type="float" office:value="40.91543" calcext:value-type="float">
            <text:p>40.91543</text:p>
          </table:table-cell>
          <table:table-cell office:value-type="float" office:value="19.58845" calcext:value-type="float">
            <text:p>19.58845</text:p>
          </table:table-cell>
          <table:table-cell office:value-type="float" office:value="0.2965652" calcext:value-type="float">
            <text:p>0.2965652</text:p>
          </table:table-cell>
          <table:table-cell office:value-type="float" office:value="2.885159" calcext:value-type="float">
            <text:p>2.885159</text:p>
          </table:table-cell>
          <table:table-cell office:value-type="float" office:value="0.6191616" calcext:value-type="float">
            <text:p>0.6191616</text:p>
          </table:table-cell>
          <table:table-cell office:value-type="float" office:value="6.63778" calcext:value-type="float">
            <text:p>6.63778</text:p>
          </table:table-cell>
          <table:table-cell office:value-type="float" office:value="3.729629" calcext:value-type="float">
            <text:p>3.729629</text:p>
          </table:table-cell>
          <table:table-cell office:value-type="float" office:value="1.128759" calcext:value-type="float">
            <text:p>1.128759</text:p>
          </table:table-cell>
          <table:table-cell office:value-type="float" office:value="0.4499308" calcext:value-type="float">
            <text:p>0.4499308</text:p>
          </table:table-cell>
          <table:table-cell office:value-type="float" office:value="0.2663568" calcext:value-type="float">
            <text:p>0.2663568</text:p>
          </table:table-cell>
          <table:table-cell office:value-type="float" office:value="0.3360267" calcext:value-type="float">
            <text:p>0.3360267</text:p>
          </table:table-cell>
          <table:table-cell office:value-type="float" office:value="0.3627744" calcext:value-type="float">
            <text:p>0.3627744</text:p>
          </table:table-cell>
          <table:table-cell office:value-type="float" office:value="0" calcext:value-type="float">
            <text:p>0</text:p>
          </table:table-cell>
          <table:table-cell office:value-type="float" office:value="1380.454" calcext:value-type="float">
            <text:p>1380.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5251" calcext:value-type="float">
            <text:p>-0.27952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14.94752" calcext:value-type="float">
            <text:p>14.94752</text:p>
          </table:table-cell>
          <table:table-cell office:value-type="float" office:value="1091.266" calcext:value-type="float">
            <text:p>1091.266</text:p>
          </table:table-cell>
          <table:table-cell office:value-type="float" office:value="8.97" calcext:value-type="float">
            <text:p>8.97</text:p>
          </table:table-cell>
          <table:table-cell office:value-type="float" office:value="-20.67767" calcext:value-type="float">
            <text:p>-20.67767</text:p>
          </table:table-cell>
          <table:table-cell office:value-type="float" office:value="0.1078153" calcext:value-type="float">
            <text:p>0.1078153</text:p>
          </table:table-cell>
          <table:table-cell office:value-type="float" office:value="11.14663" calcext:value-type="float">
            <text:p>11.1466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632" calcext:value-type="float">
            <text:p>0.005386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936" calcext:value-type="float">
            <text:p>2.112936</text:p>
          </table:table-cell>
          <table:table-cell office:value-type="float" office:value="-0.1398961" calcext:value-type="float">
            <text:p>-0.1398961</text:p>
          </table:table-cell>
          <table:table-cell office:value-type="float" office:value="-0.02327106" calcext:value-type="float">
            <text:p>-0.02327106</text:p>
          </table:table-cell>
          <table:table-cell office:value-type="float" office:value="0.000001585458" calcext:value-type="float">
            <text:p>1.585458E-06</text:p>
          </table:table-cell>
          <table:table-cell office:value-type="float" office:value="13.2493" calcext:value-type="float">
            <text:p>13.2493</text:p>
          </table:table-cell>
          <table:table-cell office:value-type="float" office:value="1.908339" calcext:value-type="float">
            <text:p>1.908339</text:p>
          </table:table-cell>
          <table:table-cell office:value-type="float" office:value="0.2496289" calcext:value-type="float">
            <text:p>0.2496289</text:p>
          </table:table-cell>
          <table:table-cell office:value-type="float" office:value="0.1565896" calcext:value-type="float">
            <text:p>0.1565896</text:p>
          </table:table-cell>
          <table:table-cell office:value-type="float" office:value="0.05433405" calcext:value-type="float">
            <text:p>0.05433405</text:p>
          </table:table-cell>
          <table:table-cell office:value-type="float" office:value="0.05638365" calcext:value-type="float">
            <text:p>0.05638365</text:p>
          </table:table-cell>
          <table:table-cell office:value-type="float" office:value="0.01309317" calcext:value-type="float">
            <text:p>0.01309317</text:p>
          </table:table-cell>
          <table:table-cell office:value-type="float" office:value="0.009192296" calcext:value-type="float">
            <text:p>0.009192296</text:p>
          </table:table-cell>
          <table:table-cell office:value-type="float" office:value="0.02470957" calcext:value-type="float">
            <text:p>0.02470957</text:p>
          </table:table-cell>
          <table:table-cell office:value-type="float" office:value="0.02167451" calcext:value-type="float">
            <text:p>0.02167451</text:p>
          </table:table-cell>
          <table:table-cell office:value-type="float" office:value="0.01806635" calcext:value-type="float">
            <text:p>0.01806635</text:p>
          </table:table-cell>
          <table:table-cell office:value-type="float" office:value="0.01709807" calcext:value-type="float">
            <text:p>0.01709807</text:p>
          </table:table-cell>
          <table:table-cell office:value-type="float" office:value="0.02931883" calcext:value-type="float">
            <text:p>0.02931883</text:p>
          </table:table-cell>
          <table:table-cell office:value-type="float" office:value="0.005854036" calcext:value-type="float">
            <text:p>0.005854036</text:p>
          </table:table-cell>
          <table:table-cell office:value-type="float" office:value="0.005968406" calcext:value-type="float">
            <text:p>0.005968406</text:p>
          </table:table-cell>
          <table:table-cell office:value-type="float" office:value="0" calcext:value-type="float">
            <text:p>0</text:p>
          </table:table-cell>
          <table:table-cell office:value-type="float" office:value="16.16193" calcext:value-type="float">
            <text:p>16.16193</text:p>
          </table:table-cell>
          <table:table-cell office:value-type="float" office:value="56.78241" calcext:value-type="float">
            <text:p>56.78241</text:p>
          </table:table-cell>
          <table:table-cell office:value-type="float" office:value="40.11627" calcext:value-type="float">
            <text:p>40.11627</text:p>
          </table:table-cell>
          <table:table-cell office:value-type="float" office:value="17.06345" calcext:value-type="float">
            <text:p>17.06345</text:p>
          </table:table-cell>
          <table:table-cell office:value-type="float" office:value="0.04525105" calcext:value-type="float">
            <text:p>0.04525105</text:p>
          </table:table-cell>
          <table:table-cell office:value-type="float" office:value="2.104916" calcext:value-type="float">
            <text:p>2.104916</text:p>
          </table:table-cell>
          <table:table-cell office:value-type="float" office:value="0.1785252" calcext:value-type="float">
            <text:p>0.1785252</text:p>
          </table:table-cell>
          <table:table-cell office:value-type="float" office:value="6.456155" calcext:value-type="float">
            <text:p>6.456155</text:p>
          </table:table-cell>
          <table:table-cell office:value-type="float" office:value="3.682669" calcext:value-type="float">
            <text:p>3.682669</text:p>
          </table:table-cell>
          <table:table-cell office:value-type="float" office:value="1.106773" calcext:value-type="float">
            <text:p>1.106773</text:p>
          </table:table-cell>
          <table:table-cell office:value-type="float" office:value="0.4241113" calcext:value-type="float">
            <text:p>0.4241113</text:p>
          </table:table-cell>
          <table:table-cell office:value-type="float" office:value="0.267781" calcext:value-type="float">
            <text:p>0.267781</text:p>
          </table:table-cell>
          <table:table-cell office:value-type="float" office:value="0.3360066" calcext:value-type="float">
            <text:p>0.3360066</text:p>
          </table:table-cell>
          <table:table-cell office:value-type="float" office:value="0.3627753" calcext:value-type="float">
            <text:p>0.3627753</text:p>
          </table:table-cell>
          <table:table-cell office:value-type="float" office:value="0" calcext:value-type="float">
            <text:p>0</text:p>
          </table:table-cell>
          <table:table-cell office:value-type="float" office:value="1319.711" calcext:value-type="float">
            <text:p>1319.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5829" calcext:value-type="float">
            <text:p>-0.27958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14.89483" calcext:value-type="float">
            <text:p>14.89483</text:p>
          </table:table-cell>
          <table:table-cell office:value-type="float" office:value="1091.194" calcext:value-type="float">
            <text:p>1091.194</text:p>
          </table:table-cell>
          <table:table-cell office:value-type="float" office:value="8.97" calcext:value-type="float">
            <text:p>8.97</text:p>
          </table:table-cell>
          <table:table-cell office:value-type="float" office:value="-21.26192" calcext:value-type="float">
            <text:p>-21.26192</text:p>
          </table:table-cell>
          <table:table-cell office:value-type="float" office:value="0.1067197" calcext:value-type="float">
            <text:p>0.1067197</text:p>
          </table:table-cell>
          <table:table-cell office:value-type="float" office:value="10.67745" calcext:value-type="float">
            <text:p>10.6774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6499" calcext:value-type="float">
            <text:p>0.005386499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004" calcext:value-type="float">
            <text:p>2.113004</text:p>
          </table:table-cell>
          <table:table-cell office:value-type="float" office:value="-0.1400246" calcext:value-type="float">
            <text:p>-0.1400246</text:p>
          </table:table-cell>
          <table:table-cell office:value-type="float" office:value="-0.02324846" calcext:value-type="float">
            <text:p>-0.02324846</text:p>
          </table:table-cell>
          <table:table-cell office:value-type="float" office:value="0.000001791549" calcext:value-type="float">
            <text:p>1.791549E-06</text:p>
          </table:table-cell>
          <table:table-cell office:value-type="float" office:value="13.08205" calcext:value-type="float">
            <text:p>13.08205</text:p>
          </table:table-cell>
          <table:table-cell office:value-type="float" office:value="1.769123" calcext:value-type="float">
            <text:p>1.769123</text:p>
          </table:table-cell>
          <table:table-cell office:value-type="float" office:value="0.2405703" calcext:value-type="float">
            <text:p>0.2405703</text:p>
          </table:table-cell>
          <table:table-cell office:value-type="float" office:value="0.1642874" calcext:value-type="float">
            <text:p>0.1642874</text:p>
          </table:table-cell>
          <table:table-cell office:value-type="float" office:value="0.05732466" calcext:value-type="float">
            <text:p>0.05732466</text:p>
          </table:table-cell>
          <table:table-cell office:value-type="float" office:value="0.05931968" calcext:value-type="float">
            <text:p>0.05931968</text:p>
          </table:table-cell>
          <table:table-cell office:value-type="float" office:value="0.01314677" calcext:value-type="float">
            <text:p>0.01314677</text:p>
          </table:table-cell>
          <table:table-cell office:value-type="float" office:value="0.009083235" calcext:value-type="float">
            <text:p>0.009083235</text:p>
          </table:table-cell>
          <table:table-cell office:value-type="float" office:value="0.02474572" calcext:value-type="float">
            <text:p>0.02474572</text:p>
          </table:table-cell>
          <table:table-cell office:value-type="float" office:value="0.02164091" calcext:value-type="float">
            <text:p>0.02164091</text:p>
          </table:table-cell>
          <table:table-cell office:value-type="float" office:value="0.01806125" calcext:value-type="float">
            <text:p>0.01806125</text:p>
          </table:table-cell>
          <table:table-cell office:value-type="float" office:value="0.01704919" calcext:value-type="float">
            <text:p>0.01704919</text:p>
          </table:table-cell>
          <table:table-cell office:value-type="float" office:value="0.02947874" calcext:value-type="float">
            <text:p>0.02947874</text:p>
          </table:table-cell>
          <table:table-cell office:value-type="float" office:value="0.005850181" calcext:value-type="float">
            <text:p>0.005850181</text:p>
          </table:table-cell>
          <table:table-cell office:value-type="float" office:value="0.005966452" calcext:value-type="float">
            <text:p>0.005966452</text:p>
          </table:table-cell>
          <table:table-cell office:value-type="float" office:value="0" calcext:value-type="float">
            <text:p>0</text:p>
          </table:table-cell>
          <table:table-cell office:value-type="float" office:value="15.77708" calcext:value-type="float">
            <text:p>15.77708</text:p>
          </table:table-cell>
          <table:table-cell office:value-type="float" office:value="54.39051" calcext:value-type="float">
            <text:p>54.39051</text:p>
          </table:table-cell>
          <table:table-cell office:value-type="float" office:value="39.10548" calcext:value-type="float">
            <text:p>39.10548</text:p>
          </table:table-cell>
          <table:table-cell office:value-type="float" office:value="15.35968" calcext:value-type="float">
            <text:p>15.35968</text:p>
          </table:table-cell>
          <table:table-cell office:value-type="float" office:value="0.04098004" calcext:value-type="float">
            <text:p>0.04098004</text:p>
          </table:table-cell>
          <table:table-cell office:value-type="float" office:value="1.288835" calcext:value-type="float">
            <text:p>1.288835</text:p>
          </table:table-cell>
          <table:table-cell office:value-type="float" office:value="0.02605469" calcext:value-type="float">
            <text:p>0.02605469</text:p>
          </table:table-cell>
          <table:table-cell office:value-type="float" office:value="6.283261" calcext:value-type="float">
            <text:p>6.283261</text:p>
          </table:table-cell>
          <table:table-cell office:value-type="float" office:value="3.63703" calcext:value-type="float">
            <text:p>3.63703</text:p>
          </table:table-cell>
          <table:table-cell office:value-type="float" office:value="1.08521" calcext:value-type="float">
            <text:p>1.08521</text:p>
          </table:table-cell>
          <table:table-cell office:value-type="float" office:value="0.4031169" calcext:value-type="float">
            <text:p>0.4031169</text:p>
          </table:table-cell>
          <table:table-cell office:value-type="float" office:value="0.2677503" calcext:value-type="float">
            <text:p>0.2677503</text:p>
          </table:table-cell>
          <table:table-cell office:value-type="float" office:value="0.3359557" calcext:value-type="float">
            <text:p>0.3359557</text:p>
          </table:table-cell>
          <table:table-cell office:value-type="float" office:value="0.3627762" calcext:value-type="float">
            <text:p>0.3627762</text:p>
          </table:table-cell>
          <table:table-cell office:value-type="float" office:value="0" calcext:value-type="float">
            <text:p>0</text:p>
          </table:table-cell>
          <table:table-cell office:value-type="float" office:value="628.7899" calcext:value-type="float">
            <text:p>628.7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6576" calcext:value-type="float">
            <text:p>-0.2796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14.80635" calcext:value-type="float">
            <text:p>14.80635</text:p>
          </table:table-cell>
          <table:table-cell office:value-type="float" office:value="1091.126" calcext:value-type="float">
            <text:p>1091.126</text:p>
          </table:table-cell>
          <table:table-cell office:value-type="float" office:value="8.97" calcext:value-type="float">
            <text:p>8.97</text:p>
          </table:table-cell>
          <table:table-cell office:value-type="float" office:value="-21.80828" calcext:value-type="float">
            <text:p>-21.80828</text:p>
          </table:table-cell>
          <table:table-cell office:value-type="float" office:value="0.1027731" calcext:value-type="float">
            <text:p>0.1027731</text:p>
          </table:table-cell>
          <table:table-cell office:value-type="float" office:value="10.28127" calcext:value-type="float">
            <text:p>10.28127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6678" calcext:value-type="float">
            <text:p>0.005386678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073" calcext:value-type="float">
            <text:p>2.113073</text:p>
          </table:table-cell>
          <table:table-cell office:value-type="float" office:value="-0.1401209" calcext:value-type="float">
            <text:p>-0.1401209</text:p>
          </table:table-cell>
          <table:table-cell office:value-type="float" office:value="-0.02322427" calcext:value-type="float">
            <text:p>-0.02322427</text:p>
          </table:table-cell>
          <table:table-cell office:value-type="float" office:value="0.00000200427" calcext:value-type="float">
            <text:p>2.00427E-06</text:p>
          </table:table-cell>
          <table:table-cell office:value-type="float" office:value="12.96149" calcext:value-type="float">
            <text:p>12.96149</text:p>
          </table:table-cell>
          <table:table-cell office:value-type="float" office:value="1.54845" calcext:value-type="float">
            <text:p>1.54845</text:p>
          </table:table-cell>
          <table:table-cell office:value-type="float" office:value="0.2130707" calcext:value-type="float">
            <text:p>0.2130707</text:p>
          </table:table-cell>
          <table:table-cell office:value-type="float" office:value="0.1551351" calcext:value-type="float">
            <text:p>0.1551351</text:p>
          </table:table-cell>
          <table:table-cell office:value-type="float" office:value="0.05461951" calcext:value-type="float">
            <text:p>0.05461951</text:p>
          </table:table-cell>
          <table:table-cell office:value-type="float" office:value="0.05739139" calcext:value-type="float">
            <text:p>0.05739139</text:p>
          </table:table-cell>
          <table:table-cell office:value-type="float" office:value="0.0130628" calcext:value-type="float">
            <text:p>0.0130628</text:p>
          </table:table-cell>
          <table:table-cell office:value-type="float" office:value="0.008898206" calcext:value-type="float">
            <text:p>0.008898206</text:p>
          </table:table-cell>
          <table:table-cell office:value-type="float" office:value="0.0247888" calcext:value-type="float">
            <text:p>0.0247888</text:p>
          </table:table-cell>
          <table:table-cell office:value-type="float" office:value="0.02160837" calcext:value-type="float">
            <text:p>0.02160837</text:p>
          </table:table-cell>
          <table:table-cell office:value-type="float" office:value="0.0180558" calcext:value-type="float">
            <text:p>0.0180558</text:p>
          </table:table-cell>
          <table:table-cell office:value-type="float" office:value="0.0170071" calcext:value-type="float">
            <text:p>0.0170071</text:p>
          </table:table-cell>
          <table:table-cell office:value-type="float" office:value="0.02956937" calcext:value-type="float">
            <text:p>0.02956937</text:p>
          </table:table-cell>
          <table:table-cell office:value-type="float" office:value="0.005845103" calcext:value-type="float">
            <text:p>0.005845103</text:p>
          </table:table-cell>
          <table:table-cell office:value-type="float" office:value="0.005964485" calcext:value-type="float">
            <text:p>0.005964485</text:p>
          </table:table-cell>
          <table:table-cell office:value-type="float" office:value="0" calcext:value-type="float">
            <text:p>0</text:p>
          </table:table-cell>
          <table:table-cell office:value-type="float" office:value="15.50262" calcext:value-type="float">
            <text:p>15.50262</text:p>
          </table:table-cell>
          <table:table-cell office:value-type="float" office:value="52.09431" calcext:value-type="float">
            <text:p>52.09431</text:p>
          </table:table-cell>
          <table:table-cell office:value-type="float" office:value="38.04735" calcext:value-type="float">
            <text:p>38.04735</text:p>
          </table:table-cell>
          <table:table-cell office:value-type="float" office:value="14.69391" calcext:value-type="float">
            <text:p>14.69391</text:p>
          </table:table-cell>
          <table:table-cell office:value-type="float" office:value="0.0350923" calcext:value-type="float">
            <text:p>0.0350923</text:p>
          </table:table-cell>
          <table:table-cell office:value-type="float" office:value="0.4779855" calcext:value-type="float">
            <text:p>0.4779855</text:p>
          </table:table-cell>
          <table:table-cell office:value-type="float" office:value="0.02139737" calcext:value-type="float">
            <text:p>0.02139737</text:p>
          </table:table-cell>
          <table:table-cell office:value-type="float" office:value="6.115321" calcext:value-type="float">
            <text:p>6.115321</text:p>
          </table:table-cell>
          <table:table-cell office:value-type="float" office:value="3.591994" calcext:value-type="float">
            <text:p>3.591994</text:p>
          </table:table-cell>
          <table:table-cell office:value-type="float" office:value="1.063838" calcext:value-type="float">
            <text:p>1.063838</text:p>
          </table:table-cell>
          <table:table-cell office:value-type="float" office:value="0.3869822" calcext:value-type="float">
            <text:p>0.3869822</text:p>
          </table:table-cell>
          <table:table-cell office:value-type="float" office:value="0.2650332" calcext:value-type="float">
            <text:p>0.2650332</text:p>
          </table:table-cell>
          <table:table-cell office:value-type="float" office:value="0.3358634" calcext:value-type="float">
            <text:p>0.3358634</text:p>
          </table:table-cell>
          <table:table-cell office:value-type="float" office:value="0.3627771" calcext:value-type="float">
            <text:p>0.3627771</text:p>
          </table:table-cell>
          <table:table-cell office:value-type="float" office:value="0" calcext:value-type="float">
            <text:p>0</text:p>
          </table:table-cell>
          <table:table-cell office:value-type="float" office:value="643.4765" calcext:value-type="float">
            <text:p>643.4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73" calcext:value-type="float">
            <text:p>-0.279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14.72908" calcext:value-type="float">
            <text:p>14.72908</text:p>
          </table:table-cell>
          <table:table-cell office:value-type="float" office:value="1091.063" calcext:value-type="float">
            <text:p>1091.063</text:p>
          </table:table-cell>
          <table:table-cell office:value-type="float" office:value="8.97" calcext:value-type="float">
            <text:p>8.97</text:p>
          </table:table-cell>
          <table:table-cell office:value-type="float" office:value="-22.28468" calcext:value-type="float">
            <text:p>-22.28468</text:p>
          </table:table-cell>
          <table:table-cell office:value-type="float" office:value="0.09887379" calcext:value-type="float">
            <text:p>0.09887379</text:p>
          </table:table-cell>
          <table:table-cell office:value-type="float" office:value="9.938581" calcext:value-type="float">
            <text:p>9.93858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6857" calcext:value-type="float">
            <text:p>0.005386857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135" calcext:value-type="float">
            <text:p>2.113135</text:p>
          </table:table-cell>
          <table:table-cell office:value-type="float" office:value="-0.140188" calcext:value-type="float">
            <text:p>-0.140188</text:p>
          </table:table-cell>
          <table:table-cell office:value-type="float" office:value="-0.02319812" calcext:value-type="float">
            <text:p>-0.02319812</text:p>
          </table:table-cell>
          <table:table-cell office:value-type="float" office:value="0.000002232669" calcext:value-type="float">
            <text:p>2.232669E-06</text:p>
          </table:table-cell>
          <table:table-cell office:value-type="float" office:value="12.87011" calcext:value-type="float">
            <text:p>12.87011</text:p>
          </table:table-cell>
          <table:table-cell office:value-type="float" office:value="1.332559" calcext:value-type="float">
            <text:p>1.332559</text:p>
          </table:table-cell>
          <table:table-cell office:value-type="float" office:value="0.1906342" calcext:value-type="float">
            <text:p>0.1906342</text:p>
          </table:table-cell>
          <table:table-cell office:value-type="float" office:value="0.1455432" calcext:value-type="float">
            <text:p>0.1455432</text:p>
          </table:table-cell>
          <table:table-cell office:value-type="float" office:value="0.05127347" calcext:value-type="float">
            <text:p>0.05127347</text:p>
          </table:table-cell>
          <table:table-cell office:value-type="float" office:value="0.05420581" calcext:value-type="float">
            <text:p>0.05420581</text:p>
          </table:table-cell>
          <table:table-cell office:value-type="float" office:value="0.01279957" calcext:value-type="float">
            <text:p>0.01279957</text:p>
          </table:table-cell>
          <table:table-cell office:value-type="float" office:value="0.00866535" calcext:value-type="float">
            <text:p>0.00866535</text:p>
          </table:table-cell>
          <table:table-cell office:value-type="float" office:value="0.02480409" calcext:value-type="float">
            <text:p>0.02480409</text:p>
          </table:table-cell>
          <table:table-cell office:value-type="float" office:value="0.02157641" calcext:value-type="float">
            <text:p>0.02157641</text:p>
          </table:table-cell>
          <table:table-cell office:value-type="float" office:value="0.01804995" calcext:value-type="float">
            <text:p>0.01804995</text:p>
          </table:table-cell>
          <table:table-cell office:value-type="float" office:value="0.01696903" calcext:value-type="float">
            <text:p>0.01696903</text:p>
          </table:table-cell>
          <table:table-cell office:value-type="float" office:value="0.02960174" calcext:value-type="float">
            <text:p>0.02960174</text:p>
          </table:table-cell>
          <table:table-cell office:value-type="float" office:value="0.005839626" calcext:value-type="float">
            <text:p>0.005839626</text:p>
          </table:table-cell>
          <table:table-cell office:value-type="float" office:value="0.00596249" calcext:value-type="float">
            <text:p>0.00596249</text:p>
          </table:table-cell>
          <table:table-cell office:value-type="float" office:value="0" calcext:value-type="float">
            <text:p>0</text:p>
          </table:table-cell>
          <table:table-cell office:value-type="float" office:value="15.42938" calcext:value-type="float">
            <text:p>15.42938</text:p>
          </table:table-cell>
          <table:table-cell office:value-type="float" office:value="49.89277" calcext:value-type="float">
            <text:p>49.89277</text:p>
          </table:table-cell>
          <table:table-cell office:value-type="float" office:value="37.02626" calcext:value-type="float">
            <text:p>37.02626</text:p>
          </table:table-cell>
          <table:table-cell office:value-type="float" office:value="14.0109" calcext:value-type="float">
            <text:p>14.0109</text:p>
          </table:table-cell>
          <table:table-cell office:value-type="float" office:value="0.03004207" calcext:value-type="float">
            <text:p>0.03004207</text:p>
          </table:table-cell>
          <table:table-cell office:value-type="float" office:value="0.0168704" calcext:value-type="float">
            <text:p>0.0168704</text:p>
          </table:table-cell>
          <table:table-cell office:value-type="float" office:value="0.01892392" calcext:value-type="float">
            <text:p>0.01892392</text:p>
          </table:table-cell>
          <table:table-cell office:value-type="float" office:value="5.947833" calcext:value-type="float">
            <text:p>5.947833</text:p>
          </table:table-cell>
          <table:table-cell office:value-type="float" office:value="3.546549" calcext:value-type="float">
            <text:p>3.546549</text:p>
          </table:table-cell>
          <table:table-cell office:value-type="float" office:value="1.042006" calcext:value-type="float">
            <text:p>1.042006</text:p>
          </table:table-cell>
          <table:table-cell office:value-type="float" office:value="0.3712527" calcext:value-type="float">
            <text:p>0.3712527</text:p>
          </table:table-cell>
          <table:table-cell office:value-type="float" office:value="0.2598279" calcext:value-type="float">
            <text:p>0.2598279</text:p>
          </table:table-cell>
          <table:table-cell office:value-type="float" office:value="0.3357217" calcext:value-type="float">
            <text:p>0.3357217</text:p>
          </table:table-cell>
          <table:table-cell office:value-type="float" office:value="0.362778" calcext:value-type="float">
            <text:p>0.362778</text:p>
          </table:table-cell>
          <table:table-cell office:value-type="float" office:value="0" calcext:value-type="float">
            <text:p>0</text:p>
          </table:table-cell>
          <table:table-cell office:value-type="float" office:value="655.1458" calcext:value-type="float">
            <text:p>655.1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8009" calcext:value-type="float">
            <text:p>-0.27980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14.67127" calcext:value-type="float">
            <text:p>14.67127</text:p>
          </table:table-cell>
          <table:table-cell office:value-type="float" office:value="1091" calcext:value-type="float">
            <text:p>1091</text:p>
          </table:table-cell>
          <table:table-cell office:value-type="float" office:value="8.97" calcext:value-type="float">
            <text:p>8.97</text:p>
          </table:table-cell>
          <table:table-cell office:value-type="float" office:value="-22.69469" calcext:value-type="float">
            <text:p>-22.69469</text:p>
          </table:table-cell>
          <table:table-cell office:value-type="float" office:value="0.09632354" calcext:value-type="float">
            <text:p>0.09632354</text:p>
          </table:table-cell>
          <table:table-cell office:value-type="float" office:value="9.642427" calcext:value-type="float">
            <text:p>9.642427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6975" calcext:value-type="float">
            <text:p>0.005386975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179" calcext:value-type="float">
            <text:p>2.113179</text:p>
          </table:table-cell>
          <table:table-cell office:value-type="float" office:value="-0.1402616" calcext:value-type="float">
            <text:p>-0.1402616</text:p>
          </table:table-cell>
          <table:table-cell office:value-type="float" office:value="-0.02317123" calcext:value-type="float">
            <text:p>-0.02317123</text:p>
          </table:table-cell>
          <table:table-cell office:value-type="float" office:value="0.000002475889" calcext:value-type="float">
            <text:p>2.475889E-06</text:p>
          </table:table-cell>
          <table:table-cell office:value-type="float" office:value="12.77271" calcext:value-type="float">
            <text:p>12.77271</text:p>
          </table:table-cell>
          <table:table-cell office:value-type="float" office:value="1.148021" calcext:value-type="float">
            <text:p>1.148021</text:p>
          </table:table-cell>
          <table:table-cell office:value-type="float" office:value="0.1794922" calcext:value-type="float">
            <text:p>0.1794922</text:p>
          </table:table-cell>
          <table:table-cell office:value-type="float" office:value="0.1428325" calcext:value-type="float">
            <text:p>0.1428325</text:p>
          </table:table-cell>
          <table:table-cell office:value-type="float" office:value="0.05029161" calcext:value-type="float">
            <text:p>0.05029161</text:p>
          </table:table-cell>
          <table:table-cell office:value-type="float" office:value="0.05313092" calcext:value-type="float">
            <text:p>0.05313092</text:p>
          </table:table-cell>
          <table:table-cell office:value-type="float" office:value="0.01282033" calcext:value-type="float">
            <text:p>0.01282033</text:p>
          </table:table-cell>
          <table:table-cell office:value-type="float" office:value="0.008476392" calcext:value-type="float">
            <text:p>0.008476392</text:p>
          </table:table-cell>
          <table:table-cell office:value-type="float" office:value="0.02480314" calcext:value-type="float">
            <text:p>0.02480314</text:p>
          </table:table-cell>
          <table:table-cell office:value-type="float" office:value="0.02154541" calcext:value-type="float">
            <text:p>0.02154541</text:p>
          </table:table-cell>
          <table:table-cell office:value-type="float" office:value="0.01804286" calcext:value-type="float">
            <text:p>0.01804286</text:p>
          </table:table-cell>
          <table:table-cell office:value-type="float" office:value="0.01693416" calcext:value-type="float">
            <text:p>0.01693416</text:p>
          </table:table-cell>
          <table:table-cell office:value-type="float" office:value="0.0295848" calcext:value-type="float">
            <text:p>0.0295848</text:p>
          </table:table-cell>
          <table:table-cell office:value-type="float" office:value="0.00583412" calcext:value-type="float">
            <text:p>0.00583412</text:p>
          </table:table-cell>
          <table:table-cell office:value-type="float" office:value="0.005960491" calcext:value-type="float">
            <text:p>0.005960491</text:p>
          </table:table-cell>
          <table:table-cell office:value-type="float" office:value="0" calcext:value-type="float">
            <text:p>0</text:p>
          </table:table-cell>
          <table:table-cell office:value-type="float" office:value="15.27409" calcext:value-type="float">
            <text:p>15.27409</text:p>
          </table:table-cell>
          <table:table-cell office:value-type="float" office:value="47.59678" calcext:value-type="float">
            <text:p>47.59678</text:p>
          </table:table-cell>
          <table:table-cell office:value-type="float" office:value="35.91543" calcext:value-type="float">
            <text:p>35.91543</text:p>
          </table:table-cell>
          <table:table-cell office:value-type="float" office:value="13.23874" calcext:value-type="float">
            <text:p>13.23874</text:p>
          </table:table-cell>
          <table:table-cell office:value-type="float" office:value="0.02663051" calcext:value-type="float">
            <text:p>0.02663051</text:p>
          </table:table-cell>
          <table:table-cell office:value-type="float" office:value="0.01484761" calcext:value-type="float">
            <text:p>0.01484761</text:p>
          </table:table-cell>
          <table:table-cell office:value-type="float" office:value="0.01736061" calcext:value-type="float">
            <text:p>0.01736061</text:p>
          </table:table-cell>
          <table:table-cell office:value-type="float" office:value="5.780416" calcext:value-type="float">
            <text:p>5.780416</text:p>
          </table:table-cell>
          <table:table-cell office:value-type="float" office:value="3.499161" calcext:value-type="float">
            <text:p>3.499161</text:p>
          </table:table-cell>
          <table:table-cell office:value-type="float" office:value="1.019204" calcext:value-type="float">
            <text:p>1.019204</text:p>
          </table:table-cell>
          <table:table-cell office:value-type="float" office:value="0.3547339" calcext:value-type="float">
            <text:p>0.3547339</text:p>
          </table:table-cell>
          <table:table-cell office:value-type="float" office:value="0.2523234" calcext:value-type="float">
            <text:p>0.2523234</text:p>
          </table:table-cell>
          <table:table-cell office:value-type="float" office:value="0.3355287" calcext:value-type="float">
            <text:p>0.3355287</text:p>
          </table:table-cell>
          <table:table-cell office:value-type="float" office:value="0.3627788" calcext:value-type="float">
            <text:p>0.3627788</text:p>
          </table:table-cell>
          <table:table-cell office:value-type="float" office:value="0" calcext:value-type="float">
            <text:p>0</text:p>
          </table:table-cell>
          <table:table-cell office:value-type="float" office:value="549.0836" calcext:value-type="float">
            <text:p>549.0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8753" calcext:value-type="float">
            <text:p>-0.27987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14.60389" calcext:value-type="float">
            <text:p>14.60389</text:p>
          </table:table-cell>
          <table:table-cell office:value-type="float" office:value="1090.943" calcext:value-type="float">
            <text:p>1090.943</text:p>
          </table:table-cell>
          <table:table-cell office:value-type="float" office:value="8.97" calcext:value-type="float">
            <text:p>8.97</text:p>
          </table:table-cell>
          <table:table-cell office:value-type="float" office:value="-23.09178" calcext:value-type="float">
            <text:p>-23.09178</text:p>
          </table:table-cell>
          <table:table-cell office:value-type="float" office:value="0.0917107" calcext:value-type="float">
            <text:p>0.0917107</text:p>
          </table:table-cell>
          <table:table-cell office:value-type="float" office:value="9.365921" calcext:value-type="float">
            <text:p>9.36592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065" calcext:value-type="float">
            <text:p>0.005387065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202" calcext:value-type="float">
            <text:p>2.113202</text:p>
          </table:table-cell>
          <table:table-cell office:value-type="float" office:value="-0.1403088" calcext:value-type="float">
            <text:p>-0.1403088</text:p>
          </table:table-cell>
          <table:table-cell office:value-type="float" office:value="-0.02314268" calcext:value-type="float">
            <text:p>-0.02314268</text:p>
          </table:table-cell>
          <table:table-cell office:value-type="float" office:value="0.000002732407" calcext:value-type="float">
            <text:p>2.732407E-06</text:p>
          </table:table-cell>
          <table:table-cell office:value-type="float" office:value="12.70514" calcext:value-type="float">
            <text:p>12.70514</text:p>
          </table:table-cell>
          <table:table-cell office:value-type="float" office:value="0.9153959" calcext:value-type="float">
            <text:p>0.9153959</text:p>
          </table:table-cell>
          <table:table-cell office:value-type="float" office:value="0.1543474" calcext:value-type="float">
            <text:p>0.1543474</text:p>
          </table:table-cell>
          <table:table-cell office:value-type="float" office:value="0.1274178" calcext:value-type="float">
            <text:p>0.1274178</text:p>
          </table:table-cell>
          <table:table-cell office:value-type="float" office:value="0.04554347" calcext:value-type="float">
            <text:p>0.04554347</text:p>
          </table:table-cell>
          <table:table-cell office:value-type="float" office:value="0.04899289" calcext:value-type="float">
            <text:p>0.04899289</text:p>
          </table:table-cell>
          <table:table-cell office:value-type="float" office:value="0.01251832" calcext:value-type="float">
            <text:p>0.01251832</text:p>
          </table:table-cell>
          <table:table-cell office:value-type="float" office:value="0.008249876" calcext:value-type="float">
            <text:p>0.008249876</text:p>
          </table:table-cell>
          <table:table-cell office:value-type="float" office:value="0.02482459" calcext:value-type="float">
            <text:p>0.02482459</text:p>
          </table:table-cell>
          <table:table-cell office:value-type="float" office:value="0.02152139" calcext:value-type="float">
            <text:p>0.02152139</text:p>
          </table:table-cell>
          <table:table-cell office:value-type="float" office:value="0.01803701" calcext:value-type="float">
            <text:p>0.01803701</text:p>
          </table:table-cell>
          <table:table-cell office:value-type="float" office:value="0.01690208" calcext:value-type="float">
            <text:p>0.01690208</text:p>
          </table:table-cell>
          <table:table-cell office:value-type="float" office:value="0.02953573" calcext:value-type="float">
            <text:p>0.02953573</text:p>
          </table:table-cell>
          <table:table-cell office:value-type="float" office:value="0.005828569" calcext:value-type="float">
            <text:p>0.005828569</text:p>
          </table:table-cell>
          <table:table-cell office:value-type="float" office:value="0.005958455" calcext:value-type="float">
            <text:p>0.005958455</text:p>
          </table:table-cell>
          <table:table-cell office:value-type="float" office:value="0" calcext:value-type="float">
            <text:p>0</text:p>
          </table:table-cell>
          <table:table-cell office:value-type="float" office:value="14.91497" calcext:value-type="float">
            <text:p>14.91497</text:p>
          </table:table-cell>
          <table:table-cell office:value-type="float" office:value="45.64872" calcext:value-type="float">
            <text:p>45.64872</text:p>
          </table:table-cell>
          <table:table-cell office:value-type="float" office:value="34.89257" calcext:value-type="float">
            <text:p>34.89257</text:p>
          </table:table-cell>
          <table:table-cell office:value-type="float" office:value="12.47462" calcext:value-type="float">
            <text:p>12.47462</text:p>
          </table:table-cell>
          <table:table-cell office:value-type="float" office:value="0.02343828" calcext:value-type="float">
            <text:p>0.02343828</text:p>
          </table:table-cell>
          <table:table-cell office:value-type="float" office:value="0.01371898" calcext:value-type="float">
            <text:p>0.01371898</text:p>
          </table:table-cell>
          <table:table-cell office:value-type="float" office:value="0.01667838" calcext:value-type="float">
            <text:p>0.01667838</text:p>
          </table:table-cell>
          <table:table-cell office:value-type="float" office:value="5.622395" calcext:value-type="float">
            <text:p>5.622395</text:p>
          </table:table-cell>
          <table:table-cell office:value-type="float" office:value="3.452346" calcext:value-type="float">
            <text:p>3.452346</text:p>
          </table:table-cell>
          <table:table-cell office:value-type="float" office:value="0.996661" calcext:value-type="float">
            <text:p>0.996661</text:p>
          </table:table-cell>
          <table:table-cell office:value-type="float" office:value="0.3381432" calcext:value-type="float">
            <text:p>0.3381432</text:p>
          </table:table-cell>
          <table:table-cell office:value-type="float" office:value="0.2430845" calcext:value-type="float">
            <text:p>0.2430845</text:p>
          </table:table-cell>
          <table:table-cell office:value-type="float" office:value="0.3352885" calcext:value-type="float">
            <text:p>0.3352885</text:p>
          </table:table-cell>
          <table:table-cell office:value-type="float" office:value="0.3627797" calcext:value-type="float">
            <text:p>0.3627797</text:p>
          </table:table-cell>
          <table:table-cell office:value-type="float" office:value="0" calcext:value-type="float">
            <text:p>0</text:p>
          </table:table-cell>
          <table:table-cell office:value-type="float" office:value="557.5195" calcext:value-type="float">
            <text:p>557.5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79945" calcext:value-type="float">
            <text:p>-0.2799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14.54528" calcext:value-type="float">
            <text:p>14.54528</text:p>
          </table:table-cell>
          <table:table-cell office:value-type="float" office:value="1090.892" calcext:value-type="float">
            <text:p>1090.892</text:p>
          </table:table-cell>
          <table:table-cell office:value-type="float" office:value="8.97" calcext:value-type="float">
            <text:p>8.97</text:p>
          </table:table-cell>
          <table:table-cell office:value-type="float" office:value="-23.46696" calcext:value-type="float">
            <text:p>-23.46696</text:p>
          </table:table-cell>
          <table:table-cell office:value-type="float" office:value="0.08849587" calcext:value-type="float">
            <text:p>0.08849587</text:p>
          </table:table-cell>
          <table:table-cell office:value-type="float" office:value="9.096355" calcext:value-type="float">
            <text:p>9.09635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154" calcext:value-type="float">
            <text:p>0.005387154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225" calcext:value-type="float">
            <text:p>2.113225</text:p>
          </table:table-cell>
          <table:table-cell office:value-type="float" office:value="-0.1403439" calcext:value-type="float">
            <text:p>-0.1403439</text:p>
          </table:table-cell>
          <table:table-cell office:value-type="float" office:value="-0.02311278" calcext:value-type="float">
            <text:p>-0.02311278</text:p>
          </table:table-cell>
          <table:table-cell office:value-type="float" office:value="0.000003010434" calcext:value-type="float">
            <text:p>3.010434E-06</text:p>
          </table:table-cell>
          <table:table-cell office:value-type="float" office:value="12.64915" calcext:value-type="float">
            <text:p>12.64915</text:p>
          </table:table-cell>
          <table:table-cell office:value-type="float" office:value="0.7842551" calcext:value-type="float">
            <text:p>0.7842551</text:p>
          </table:table-cell>
          <table:table-cell office:value-type="float" office:value="0.1356524" calcext:value-type="float">
            <text:p>0.1356524</text:p>
          </table:table-cell>
          <table:table-cell office:value-type="float" office:value="0.1151103" calcext:value-type="float">
            <text:p>0.1151103</text:p>
          </table:table-cell>
          <table:table-cell office:value-type="float" office:value="0.04150252" calcext:value-type="float">
            <text:p>0.04150252</text:p>
          </table:table-cell>
          <table:table-cell office:value-type="float" office:value="0.04516722" calcext:value-type="float">
            <text:p>0.04516722</text:p>
          </table:table-cell>
          <table:table-cell office:value-type="float" office:value="0.01213563" calcext:value-type="float">
            <text:p>0.01213563</text:p>
          </table:table-cell>
          <table:table-cell office:value-type="float" office:value="0.008004778" calcext:value-type="float">
            <text:p>0.008004778</text:p>
          </table:table-cell>
          <table:table-cell office:value-type="float" office:value="0.02476781" calcext:value-type="float">
            <text:p>0.02476781</text:p>
          </table:table-cell>
          <table:table-cell office:value-type="float" office:value="0.0214924" calcext:value-type="float">
            <text:p>0.0214924</text:p>
          </table:table-cell>
          <table:table-cell office:value-type="float" office:value="0.01802937" calcext:value-type="float">
            <text:p>0.01802937</text:p>
          </table:table-cell>
          <table:table-cell office:value-type="float" office:value="0.01687179" calcext:value-type="float">
            <text:p>0.01687179</text:p>
          </table:table-cell>
          <table:table-cell office:value-type="float" office:value="0.02945382" calcext:value-type="float">
            <text:p>0.02945382</text:p>
          </table:table-cell>
          <table:table-cell office:value-type="float" office:value="0.005822955" calcext:value-type="float">
            <text:p>0.005822955</text:p>
          </table:table-cell>
          <table:table-cell office:value-type="float" office:value="0.005956408" calcext:value-type="float">
            <text:p>0.005956408</text:p>
          </table:table-cell>
          <table:table-cell office:value-type="float" office:value="0" calcext:value-type="float">
            <text:p>0</text:p>
          </table:table-cell>
          <table:table-cell office:value-type="float" office:value="14.72217" calcext:value-type="float">
            <text:p>14.72217</text:p>
          </table:table-cell>
          <table:table-cell office:value-type="float" office:value="43.77675" calcext:value-type="float">
            <text:p>43.77675</text:p>
          </table:table-cell>
          <table:table-cell office:value-type="float" office:value="33.96678" calcext:value-type="float">
            <text:p>33.96678</text:p>
          </table:table-cell>
          <table:table-cell office:value-type="float" office:value="11.76905" calcext:value-type="float">
            <text:p>11.76905</text:p>
          </table:table-cell>
          <table:table-cell office:value-type="float" office:value="0.02161521" calcext:value-type="float">
            <text:p>0.02161521</text:p>
          </table:table-cell>
          <table:table-cell office:value-type="float" office:value="0.01283142" calcext:value-type="float">
            <text:p>0.01283142</text:p>
          </table:table-cell>
          <table:table-cell office:value-type="float" office:value="0.0158836" calcext:value-type="float">
            <text:p>0.0158836</text:p>
          </table:table-cell>
          <table:table-cell office:value-type="float" office:value="5.459128" calcext:value-type="float">
            <text:p>5.459128</text:p>
          </table:table-cell>
          <table:table-cell office:value-type="float" office:value="3.402664" calcext:value-type="float">
            <text:p>3.402664</text:p>
          </table:table-cell>
          <table:table-cell office:value-type="float" office:value="0.9726602" calcext:value-type="float">
            <text:p>0.9726602</text:p>
          </table:table-cell>
          <table:table-cell office:value-type="float" office:value="0.3204856" calcext:value-type="float">
            <text:p>0.3204856</text:p>
          </table:table-cell>
          <table:table-cell office:value-type="float" office:value="0.2319621" calcext:value-type="float">
            <text:p>0.2319621</text:p>
          </table:table-cell>
          <table:table-cell office:value-type="float" office:value="0.3350462" calcext:value-type="float">
            <text:p>0.3350462</text:p>
          </table:table-cell>
          <table:table-cell office:value-type="float" office:value="0.3627806" calcext:value-type="float">
            <text:p>0.3627806</text:p>
          </table:table-cell>
          <table:table-cell office:value-type="float" office:value="0" calcext:value-type="float">
            <text:p>0</text:p>
          </table:table-cell>
          <table:table-cell office:value-type="float" office:value="561.0504" calcext:value-type="float">
            <text:p>561.0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0057" calcext:value-type="float">
            <text:p>-0.280005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14.48973" calcext:value-type="float">
            <text:p>14.48973</text:p>
          </table:table-cell>
          <table:table-cell office:value-type="float" office:value="1090.842" calcext:value-type="float">
            <text:p>1090.842</text:p>
          </table:table-cell>
          <table:table-cell office:value-type="float" office:value="8.97" calcext:value-type="float">
            <text:p>8.97</text:p>
          </table:table-cell>
          <table:table-cell office:value-type="float" office:value="-23.84889" calcext:value-type="float">
            <text:p>-23.84889</text:p>
          </table:table-cell>
          <table:table-cell office:value-type="float" office:value="0.08626583" calcext:value-type="float">
            <text:p>0.08626583</text:p>
          </table:table-cell>
          <table:table-cell office:value-type="float" office:value="8.813801" calcext:value-type="float">
            <text:p>8.81380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215" calcext:value-type="float">
            <text:p>0.005387215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248" calcext:value-type="float">
            <text:p>2.113248</text:p>
          </table:table-cell>
          <table:table-cell office:value-type="float" office:value="-0.1403688" calcext:value-type="float">
            <text:p>-0.1403688</text:p>
          </table:table-cell>
          <table:table-cell office:value-type="float" office:value="-0.02308198" calcext:value-type="float">
            <text:p>-0.02308198</text:p>
          </table:table-cell>
          <table:table-cell office:value-type="float" office:value="0.000003309289" calcext:value-type="float">
            <text:p>3.309289E-06</text:p>
          </table:table-cell>
          <table:table-cell office:value-type="float" office:value="12.596" calcext:value-type="float">
            <text:p>12.596</text:p>
          </table:table-cell>
          <table:table-cell office:value-type="float" office:value="0.6847086" calcext:value-type="float">
            <text:p>0.6847086</text:p>
          </table:table-cell>
          <table:table-cell office:value-type="float" office:value="0.1253504" calcext:value-type="float">
            <text:p>0.1253504</text:p>
          </table:table-cell>
          <table:table-cell office:value-type="float" office:value="0.1079578" calcext:value-type="float">
            <text:p>0.1079578</text:p>
          </table:table-cell>
          <table:table-cell office:value-type="float" office:value="0.03883296" calcext:value-type="float">
            <text:p>0.03883296</text:p>
          </table:table-cell>
          <table:table-cell office:value-type="float" office:value="0.04233241" calcext:value-type="float">
            <text:p>0.04233241</text:p>
          </table:table-cell>
          <table:table-cell office:value-type="float" office:value="0.01185847" calcext:value-type="float">
            <text:p>0.01185847</text:p>
          </table:table-cell>
          <table:table-cell office:value-type="float" office:value="0.007772294" calcext:value-type="float">
            <text:p>0.007772294</text:p>
          </table:table-cell>
          <table:table-cell office:value-type="float" office:value="0.02467282" calcext:value-type="float">
            <text:p>0.02467282</text:p>
          </table:table-cell>
          <table:table-cell office:value-type="float" office:value="0.02145879" calcext:value-type="float">
            <text:p>0.02145879</text:p>
          </table:table-cell>
          <table:table-cell office:value-type="float" office:value="0.01801969" calcext:value-type="float">
            <text:p>0.01801969</text:p>
          </table:table-cell>
          <table:table-cell office:value-type="float" office:value="0.01684323" calcext:value-type="float">
            <text:p>0.01684323</text:p>
          </table:table-cell>
          <table:table-cell office:value-type="float" office:value="0.02932716" calcext:value-type="float">
            <text:p>0.02932716</text:p>
          </table:table-cell>
          <table:table-cell office:value-type="float" office:value="0.00581728" calcext:value-type="float">
            <text:p>0.00581728</text:p>
          </table:table-cell>
          <table:table-cell office:value-type="float" office:value="0.00595433" calcext:value-type="float">
            <text:p>0.00595433</text:p>
          </table:table-cell>
          <table:table-cell office:value-type="float" office:value="0" calcext:value-type="float">
            <text:p>0</text:p>
          </table:table-cell>
          <table:table-cell office:value-type="float" office:value="14.51353" calcext:value-type="float">
            <text:p>14.51353</text:p>
          </table:table-cell>
          <table:table-cell office:value-type="float" office:value="41.83328" calcext:value-type="float">
            <text:p>41.83328</text:p>
          </table:table-cell>
          <table:table-cell office:value-type="float" office:value="33.04887" calcext:value-type="float">
            <text:p>33.04887</text:p>
          </table:table-cell>
          <table:table-cell office:value-type="float" office:value="11.07039" calcext:value-type="float">
            <text:p>11.07039</text:p>
          </table:table-cell>
          <table:table-cell office:value-type="float" office:value="0.02041601" calcext:value-type="float">
            <text:p>0.02041601</text:p>
          </table:table-cell>
          <table:table-cell office:value-type="float" office:value="0.01198581" calcext:value-type="float">
            <text:p>0.01198581</text:p>
          </table:table-cell>
          <table:table-cell office:value-type="float" office:value="0.01524761" calcext:value-type="float">
            <text:p>0.01524761</text:p>
          </table:table-cell>
          <table:table-cell office:value-type="float" office:value="5.284525" calcext:value-type="float">
            <text:p>5.284525</text:p>
          </table:table-cell>
          <table:table-cell office:value-type="float" office:value="3.347477" calcext:value-type="float">
            <text:p>3.347477</text:p>
          </table:table-cell>
          <table:table-cell office:value-type="float" office:value="0.9457859" calcext:value-type="float">
            <text:p>0.9457859</text:p>
          </table:table-cell>
          <table:table-cell office:value-type="float" office:value="0.3009134" calcext:value-type="float">
            <text:p>0.3009134</text:p>
          </table:table-cell>
          <table:table-cell office:value-type="float" office:value="0.2182163" calcext:value-type="float">
            <text:p>0.2182163</text:p>
          </table:table-cell>
          <table:table-cell office:value-type="float" office:value="0.334793" calcext:value-type="float">
            <text:p>0.334793</text:p>
          </table:table-cell>
          <table:table-cell office:value-type="float" office:value="0.3627814" calcext:value-type="float">
            <text:p>0.3627814</text:p>
          </table:table-cell>
          <table:table-cell office:value-type="float" office:value="0" calcext:value-type="float">
            <text:p>0</text:p>
          </table:table-cell>
          <table:table-cell office:value-type="float" office:value="563.9391" calcext:value-type="float">
            <text:p>563.9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0643" calcext:value-type="float">
            <text:p>-0.28006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14.42918" calcext:value-type="float">
            <text:p>14.42918</text:p>
          </table:table-cell>
          <table:table-cell office:value-type="float" office:value="1090.79" calcext:value-type="float">
            <text:p>1090.79</text:p>
          </table:table-cell>
          <table:table-cell office:value-type="float" office:value="8.97" calcext:value-type="float">
            <text:p>8.97</text:p>
          </table:table-cell>
          <table:table-cell office:value-type="float" office:value="-24.26369" calcext:value-type="float">
            <text:p>-24.26369</text:p>
          </table:table-cell>
          <table:table-cell office:value-type="float" office:value="0.08568035" calcext:value-type="float">
            <text:p>0.08568035</text:p>
          </table:table-cell>
          <table:table-cell office:value-type="float" office:value="8.503594" calcext:value-type="float">
            <text:p>8.50359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26" calcext:value-type="float">
            <text:p>0.0053872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257" calcext:value-type="float">
            <text:p>2.113257</text:p>
          </table:table-cell>
          <table:table-cell office:value-type="float" office:value="-0.1404072" calcext:value-type="float">
            <text:p>-0.1404072</text:p>
          </table:table-cell>
          <table:table-cell office:value-type="float" office:value="-0.02305202" calcext:value-type="float">
            <text:p>-0.02305202</text:p>
          </table:table-cell>
          <table:table-cell office:value-type="float" office:value="0.000003623232" calcext:value-type="float">
            <text:p>3.623232E-06</text:p>
          </table:table-cell>
          <table:table-cell office:value-type="float" office:value="12.53376" calcext:value-type="float">
            <text:p>12.53376</text:p>
          </table:table-cell>
          <table:table-cell office:value-type="float" office:value="0.6231391" calcext:value-type="float">
            <text:p>0.6231391</text:p>
          </table:table-cell>
          <table:table-cell office:value-type="float" office:value="0.1270847" calcext:value-type="float">
            <text:p>0.1270847</text:p>
          </table:table-cell>
          <table:table-cell office:value-type="float" office:value="0.1099422" calcext:value-type="float">
            <text:p>0.1099422</text:p>
          </table:table-cell>
          <table:table-cell office:value-type="float" office:value="0.03892991" calcext:value-type="float">
            <text:p>0.03892991</text:p>
          </table:table-cell>
          <table:table-cell office:value-type="float" office:value="0.04195592" calcext:value-type="float">
            <text:p>0.04195592</text:p>
          </table:table-cell>
          <table:table-cell office:value-type="float" office:value="0.01212609" calcext:value-type="float">
            <text:p>0.01212609</text:p>
          </table:table-cell>
          <table:table-cell office:value-type="float" office:value="0.007607869" calcext:value-type="float">
            <text:p>0.007607869</text:p>
          </table:table-cell>
          <table:table-cell office:value-type="float" office:value="0.02458858" calcext:value-type="float">
            <text:p>0.02458858</text:p>
          </table:table-cell>
          <table:table-cell office:value-type="float" office:value="0.021426" calcext:value-type="float">
            <text:p>0.021426</text:p>
          </table:table-cell>
          <table:table-cell office:value-type="float" office:value="0.01801096" calcext:value-type="float">
            <text:p>0.01801096</text:p>
          </table:table-cell>
          <table:table-cell office:value-type="float" office:value="0.01681688" calcext:value-type="float">
            <text:p>0.01681688</text:p>
          </table:table-cell>
          <table:table-cell office:value-type="float" office:value="0.02917675" calcext:value-type="float">
            <text:p>0.02917675</text:p>
          </table:table-cell>
          <table:table-cell office:value-type="float" office:value="0.005811507" calcext:value-type="float">
            <text:p>0.005811507</text:p>
          </table:table-cell>
          <table:table-cell office:value-type="float" office:value="0.005952237" calcext:value-type="float">
            <text:p>0.005952237</text:p>
          </table:table-cell>
          <table:table-cell office:value-type="float" office:value="0" calcext:value-type="float">
            <text:p>0</text:p>
          </table:table-cell>
          <table:table-cell office:value-type="float" office:value="14.10406" calcext:value-type="float">
            <text:p>14.10406</text:p>
          </table:table-cell>
          <table:table-cell office:value-type="float" office:value="39.63258" calcext:value-type="float">
            <text:p>39.63258</text:p>
          </table:table-cell>
          <table:table-cell office:value-type="float" office:value="31.99469" calcext:value-type="float">
            <text:p>31.99469</text:p>
          </table:table-cell>
          <table:table-cell office:value-type="float" office:value="10.27443" calcext:value-type="float">
            <text:p>10.27443</text:p>
          </table:table-cell>
          <table:table-cell office:value-type="float" office:value="0.0195871" calcext:value-type="float">
            <text:p>0.0195871</text:p>
          </table:table-cell>
          <table:table-cell office:value-type="float" office:value="0.01092816" calcext:value-type="float">
            <text:p>0.01092816</text:p>
          </table:table-cell>
          <table:table-cell office:value-type="float" office:value="0.01472584" calcext:value-type="float">
            <text:p>0.01472584</text:p>
          </table:table-cell>
          <table:table-cell office:value-type="float" office:value="5.110483" calcext:value-type="float">
            <text:p>5.110483</text:p>
          </table:table-cell>
          <table:table-cell office:value-type="float" office:value="3.289182" calcext:value-type="float">
            <text:p>3.289182</text:p>
          </table:table-cell>
          <table:table-cell office:value-type="float" office:value="0.9174523" calcext:value-type="float">
            <text:p>0.9174523</text:p>
          </table:table-cell>
          <table:table-cell office:value-type="float" office:value="0.2804664" calcext:value-type="float">
            <text:p>0.2804664</text:p>
          </table:table-cell>
          <table:table-cell office:value-type="float" office:value="0.2027659" calcext:value-type="float">
            <text:p>0.2027659</text:p>
          </table:table-cell>
          <table:table-cell office:value-type="float" office:value="0.3344907" calcext:value-type="float">
            <text:p>0.3344907</text:p>
          </table:table-cell>
          <table:table-cell office:value-type="float" office:value="0.3627822" calcext:value-type="float">
            <text:p>0.3627822</text:p>
          </table:table-cell>
          <table:table-cell office:value-type="float" office:value="0" calcext:value-type="float">
            <text:p>0</text:p>
          </table:table-cell>
          <table:table-cell office:value-type="float" office:value="573.0416" calcext:value-type="float">
            <text:p>573.0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1262" calcext:value-type="float">
            <text:p>-0.28012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14.37894" calcext:value-type="float">
            <text:p>14.37894</text:p>
          </table:table-cell>
          <table:table-cell office:value-type="float" office:value="1090.731" calcext:value-type="float">
            <text:p>1090.731</text:p>
          </table:table-cell>
          <table:table-cell office:value-type="float" office:value="8.97" calcext:value-type="float">
            <text:p>8.97</text:p>
          </table:table-cell>
          <table:table-cell office:value-type="float" office:value="-24.69997" calcext:value-type="float">
            <text:p>-24.69997</text:p>
          </table:table-cell>
          <table:table-cell office:value-type="float" office:value="0.08628125" calcext:value-type="float">
            <text:p>0.08628125</text:p>
          </table:table-cell>
          <table:table-cell office:value-type="float" office:value="8.166058" calcext:value-type="float">
            <text:p>8.166058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05" calcext:value-type="float">
            <text:p>0.005387305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251" calcext:value-type="float">
            <text:p>2.113251</text:p>
          </table:table-cell>
          <table:table-cell office:value-type="float" office:value="-0.1404508" calcext:value-type="float">
            <text:p>-0.1404508</text:p>
          </table:table-cell>
          <table:table-cell office:value-type="float" office:value="-0.02302314" calcext:value-type="float">
            <text:p>-0.02302314</text:p>
          </table:table-cell>
          <table:table-cell office:value-type="float" office:value="0.000003943562" calcext:value-type="float">
            <text:p>3.943562E-06</text:p>
          </table:table-cell>
          <table:table-cell office:value-type="float" office:value="12.44996" calcext:value-type="float">
            <text:p>12.44996</text:p>
          </table:table-cell>
          <table:table-cell office:value-type="float" office:value="0.5583761" calcext:value-type="float">
            <text:p>0.5583761</text:p>
          </table:table-cell>
          <table:table-cell office:value-type="float" office:value="0.1384839" calcext:value-type="float">
            <text:p>0.1384839</text:p>
          </table:table-cell>
          <table:table-cell office:value-type="float" office:value="0.1198396" calcext:value-type="float">
            <text:p>0.1198396</text:p>
          </table:table-cell>
          <table:table-cell office:value-type="float" office:value="0.04195668" calcext:value-type="float">
            <text:p>0.04195668</text:p>
          </table:table-cell>
          <table:table-cell office:value-type="float" office:value="0.04434555" calcext:value-type="float">
            <text:p>0.04434555</text:p>
          </table:table-cell>
          <table:table-cell office:value-type="float" office:value="0.0130236" calcext:value-type="float">
            <text:p>0.0130236</text:p>
          </table:table-cell>
          <table:table-cell office:value-type="float" office:value="0.007533103" calcext:value-type="float">
            <text:p>0.007533103</text:p>
          </table:table-cell>
          <table:table-cell office:value-type="float" office:value="0.02455141" calcext:value-type="float">
            <text:p>0.02455141</text:p>
          </table:table-cell>
          <table:table-cell office:value-type="float" office:value="0.02139764" calcext:value-type="float">
            <text:p>0.02139764</text:p>
          </table:table-cell>
          <table:table-cell office:value-type="float" office:value="0.0180057" calcext:value-type="float">
            <text:p>0.0180057</text:p>
          </table:table-cell>
          <table:table-cell office:value-type="float" office:value="0.01679409" calcext:value-type="float">
            <text:p>0.01679409</text:p>
          </table:table-cell>
          <table:table-cell office:value-type="float" office:value="0.02903843" calcext:value-type="float">
            <text:p>0.02903843</text:p>
          </table:table-cell>
          <table:table-cell office:value-type="float" office:value="0.005805647" calcext:value-type="float">
            <text:p>0.005805647</text:p>
          </table:table-cell>
          <table:table-cell office:value-type="float" office:value="0.005950138" calcext:value-type="float">
            <text:p>0.005950138</text:p>
          </table:table-cell>
          <table:table-cell office:value-type="float" office:value="0" calcext:value-type="float">
            <text:p>0</text:p>
          </table:table-cell>
          <table:table-cell office:value-type="float" office:value="13.52409" calcext:value-type="float">
            <text:p>13.52409</text:p>
          </table:table-cell>
          <table:table-cell office:value-type="float" office:value="37.18119" calcext:value-type="float">
            <text:p>37.18119</text:p>
          </table:table-cell>
          <table:table-cell office:value-type="float" office:value="30.70429" calcext:value-type="float">
            <text:p>30.70429</text:p>
          </table:table-cell>
          <table:table-cell office:value-type="float" office:value="9.288616" calcext:value-type="float">
            <text:p>9.288616</text:p>
          </table:table-cell>
          <table:table-cell office:value-type="float" office:value="0.01894386" calcext:value-type="float">
            <text:p>0.01894386</text:p>
          </table:table-cell>
          <table:table-cell office:value-type="float" office:value="0.009825379" calcext:value-type="float">
            <text:p>0.009825379</text:p>
          </table:table-cell>
          <table:table-cell office:value-type="float" office:value="0.01390539" calcext:value-type="float">
            <text:p>0.01390539</text:p>
          </table:table-cell>
          <table:table-cell office:value-type="float" office:value="4.948416" calcext:value-type="float">
            <text:p>4.948416</text:p>
          </table:table-cell>
          <table:table-cell office:value-type="float" office:value="3.232145" calcext:value-type="float">
            <text:p>3.232145</text:p>
          </table:table-cell>
          <table:table-cell office:value-type="float" office:value="0.8899483" calcext:value-type="float">
            <text:p>0.8899483</text:p>
          </table:table-cell>
          <table:table-cell office:value-type="float" office:value="0.2607176" calcext:value-type="float">
            <text:p>0.2607176</text:p>
          </table:table-cell>
          <table:table-cell office:value-type="float" office:value="0.1876865" calcext:value-type="float">
            <text:p>0.1876865</text:p>
          </table:table-cell>
          <table:table-cell office:value-type="float" office:value="0.3341349" calcext:value-type="float">
            <text:p>0.3341349</text:p>
          </table:table-cell>
          <table:table-cell office:value-type="float" office:value="0.3627831" calcext:value-type="float">
            <text:p>0.3627831</text:p>
          </table:table-cell>
          <table:table-cell office:value-type="float" office:value="0" calcext:value-type="float">
            <text:p>0</text:p>
          </table:table-cell>
          <table:table-cell office:value-type="float" office:value="499.298" calcext:value-type="float">
            <text:p>499.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192" calcext:value-type="float">
            <text:p>-0.2801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14.37596" calcext:value-type="float">
            <text:p>14.37596</text:p>
          </table:table-cell>
          <table:table-cell office:value-type="float" office:value="1090.667" calcext:value-type="float">
            <text:p>1090.667</text:p>
          </table:table-cell>
          <table:table-cell office:value-type="float" office:value="8.97" calcext:value-type="float">
            <text:p>8.97</text:p>
          </table:table-cell>
          <table:table-cell office:value-type="float" office:value="-25.09607" calcext:value-type="float">
            <text:p>-25.09607</text:p>
          </table:table-cell>
          <table:table-cell office:value-type="float" office:value="0.08732735" calcext:value-type="float">
            <text:p>0.08732735</text:p>
          </table:table-cell>
          <table:table-cell office:value-type="float" office:value="7.826259" calcext:value-type="float">
            <text:p>7.826259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229" calcext:value-type="float">
            <text:p>2.113229</text:p>
          </table:table-cell>
          <table:table-cell office:value-type="float" office:value="-0.1405103" calcext:value-type="float">
            <text:p>-0.1405103</text:p>
          </table:table-cell>
          <table:table-cell office:value-type="float" office:value="-0.02299466" calcext:value-type="float">
            <text:p>-0.02299466</text:p>
          </table:table-cell>
          <table:table-cell office:value-type="float" office:value="0.000004263585" calcext:value-type="float">
            <text:p>4.263585E-06</text:p>
          </table:table-cell>
          <table:table-cell office:value-type="float" office:value="12.34516" calcext:value-type="float">
            <text:p>12.34516</text:p>
          </table:table-cell>
          <table:table-cell office:value-type="float" office:value="0.4997848" calcext:value-type="float">
            <text:p>0.4997848</text:p>
          </table:table-cell>
          <table:table-cell office:value-type="float" office:value="0.1498959" calcext:value-type="float">
            <text:p>0.1498959</text:p>
          </table:table-cell>
          <table:table-cell office:value-type="float" office:value="0.1291577" calcext:value-type="float">
            <text:p>0.1291577</text:p>
          </table:table-cell>
          <table:table-cell office:value-type="float" office:value="0.04543497" calcext:value-type="float">
            <text:p>0.04543497</text:p>
          </table:table-cell>
          <table:table-cell office:value-type="float" office:value="0.0473709" calcext:value-type="float">
            <text:p>0.0473709</text:p>
          </table:table-cell>
          <table:table-cell office:value-type="float" office:value="0.0140699" calcext:value-type="float">
            <text:p>0.0140699</text:p>
          </table:table-cell>
          <table:table-cell office:value-type="float" office:value="0.007627106" calcext:value-type="float">
            <text:p>0.007627106</text:p>
          </table:table-cell>
          <table:table-cell office:value-type="float" office:value="0.0245568" calcext:value-type="float">
            <text:p>0.0245568</text:p>
          </table:table-cell>
          <table:table-cell office:value-type="float" office:value="0.02137073" calcext:value-type="float">
            <text:p>0.02137073</text:p>
          </table:table-cell>
          <table:table-cell office:value-type="float" office:value="0.01800388" calcext:value-type="float">
            <text:p>0.01800388</text:p>
          </table:table-cell>
          <table:table-cell office:value-type="float" office:value="0.016775" calcext:value-type="float">
            <text:p>0.016775</text:p>
          </table:table-cell>
          <table:table-cell office:value-type="float" office:value="0.02891406" calcext:value-type="float">
            <text:p>0.02891406</text:p>
          </table:table-cell>
          <table:table-cell office:value-type="float" office:value="0.005799709" calcext:value-type="float">
            <text:p>0.005799709</text:p>
          </table:table-cell>
          <table:table-cell office:value-type="float" office:value="0.005948014" calcext:value-type="float">
            <text:p>0.005948014</text:p>
          </table:table-cell>
          <table:table-cell office:value-type="float" office:value="0" calcext:value-type="float">
            <text:p>0</text:p>
          </table:table-cell>
          <table:table-cell office:value-type="float" office:value="12.89624" calcext:value-type="float">
            <text:p>12.89624</text:p>
          </table:table-cell>
          <table:table-cell office:value-type="float" office:value="34.82113" calcext:value-type="float">
            <text:p>34.82113</text:p>
          </table:table-cell>
          <table:table-cell office:value-type="float" office:value="29.29716" calcext:value-type="float">
            <text:p>29.29716</text:p>
          </table:table-cell>
          <table:table-cell office:value-type="float" office:value="8.147657" calcext:value-type="float">
            <text:p>8.147657</text:p>
          </table:table-cell>
          <table:table-cell office:value-type="float" office:value="0.01822399" calcext:value-type="float">
            <text:p>0.01822399</text:p>
          </table:table-cell>
          <table:table-cell office:value-type="float" office:value="0.009001049" calcext:value-type="float">
            <text:p>0.009001049</text:p>
          </table:table-cell>
          <table:table-cell office:value-type="float" office:value="0.01331857" calcext:value-type="float">
            <text:p>0.01331857</text:p>
          </table:table-cell>
          <table:table-cell office:value-type="float" office:value="4.800013" calcext:value-type="float">
            <text:p>4.800013</text:p>
          </table:table-cell>
          <table:table-cell office:value-type="float" office:value="3.178122" calcext:value-type="float">
            <text:p>3.178122</text:p>
          </table:table-cell>
          <table:table-cell office:value-type="float" office:value="0.8641024" calcext:value-type="float">
            <text:p>0.8641024</text:p>
          </table:table-cell>
          <table:table-cell office:value-type="float" office:value="0.2422428" calcext:value-type="float">
            <text:p>0.2422428</text:p>
          </table:table-cell>
          <table:table-cell office:value-type="float" office:value="0.1732731" calcext:value-type="float">
            <text:p>0.1732731</text:p>
          </table:table-cell>
          <table:table-cell office:value-type="float" office:value="0.3337241" calcext:value-type="float">
            <text:p>0.3337241</text:p>
          </table:table-cell>
          <table:table-cell office:value-type="float" office:value="0.3627839" calcext:value-type="float">
            <text:p>0.3627839</text:p>
          </table:table-cell>
          <table:table-cell office:value-type="float" office:value="0" calcext:value-type="float">
            <text:p>0</text:p>
          </table:table-cell>
          <table:table-cell office:value-type="float" office:value="361.0852" calcext:value-type="float">
            <text:p>361.0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2605" calcext:value-type="float">
            <text:p>-0.28026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14.31543" calcext:value-type="float">
            <text:p>14.31543</text:p>
          </table:table-cell>
          <table:table-cell office:value-type="float" office:value="1090.614" calcext:value-type="float">
            <text:p>1090.614</text:p>
          </table:table-cell>
          <table:table-cell office:value-type="float" office:value="8.97" calcext:value-type="float">
            <text:p>8.97</text:p>
          </table:table-cell>
          <table:table-cell office:value-type="float" office:value="-25.48693" calcext:value-type="float">
            <text:p>-25.48693</text:p>
          </table:table-cell>
          <table:table-cell office:value-type="float" office:value="0.08418601" calcext:value-type="float">
            <text:p>0.08418601</text:p>
          </table:table-cell>
          <table:table-cell office:value-type="float" office:value="7.54561" calcext:value-type="float">
            <text:p>7.5456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206" calcext:value-type="float">
            <text:p>2.113206</text:p>
          </table:table-cell>
          <table:table-cell office:value-type="float" office:value="-0.1405627" calcext:value-type="float">
            <text:p>-0.1405627</text:p>
          </table:table-cell>
          <table:table-cell office:value-type="float" office:value="-0.0229651" calcext:value-type="float">
            <text:p>-0.0229651</text:p>
          </table:table-cell>
          <table:table-cell office:value-type="float" office:value="0.000004581446" calcext:value-type="float">
            <text:p>4.581446E-06</text:p>
          </table:table-cell>
          <table:table-cell office:value-type="float" office:value="12.29172" calcext:value-type="float">
            <text:p>12.29172</text:p>
          </table:table-cell>
          <table:table-cell office:value-type="float" office:value="0.4297141" calcext:value-type="float">
            <text:p>0.4297141</text:p>
          </table:table-cell>
          <table:table-cell office:value-type="float" office:value="0.1245326" calcext:value-type="float">
            <text:p>0.1245326</text:p>
          </table:table-cell>
          <table:table-cell office:value-type="float" office:value="0.110368" calcext:value-type="float">
            <text:p>0.110368</text:p>
          </table:table-cell>
          <table:table-cell office:value-type="float" office:value="0.03990845" calcext:value-type="float">
            <text:p>0.03990845</text:p>
          </table:table-cell>
          <table:table-cell office:value-type="float" office:value="0.04287067" calcext:value-type="float">
            <text:p>0.04287067</text:p>
          </table:table-cell>
          <table:table-cell office:value-type="float" office:value="0.01358012" calcext:value-type="float">
            <text:p>0.01358012</text:p>
          </table:table-cell>
          <table:table-cell office:value-type="float" office:value="0.007488026" calcext:value-type="float">
            <text:p>0.007488026</text:p>
          </table:table-cell>
          <table:table-cell office:value-type="float" office:value="0.0246146" calcext:value-type="float">
            <text:p>0.0246146</text:p>
          </table:table-cell>
          <table:table-cell office:value-type="float" office:value="0.02135175" calcext:value-type="float">
            <text:p>0.02135175</text:p>
          </table:table-cell>
          <table:table-cell office:value-type="float" office:value="0.01800578" calcext:value-type="float">
            <text:p>0.01800578</text:p>
          </table:table-cell>
          <table:table-cell office:value-type="float" office:value="0.01675964" calcext:value-type="float">
            <text:p>0.01675964</text:p>
          </table:table-cell>
          <table:table-cell office:value-type="float" office:value="0.02880982" calcext:value-type="float">
            <text:p>0.02880982</text:p>
          </table:table-cell>
          <table:table-cell office:value-type="float" office:value="0.005793692" calcext:value-type="float">
            <text:p>0.005793692</text:p>
          </table:table-cell>
          <table:table-cell office:value-type="float" office:value="0.005945877" calcext:value-type="float">
            <text:p>0.005945877</text:p>
          </table:table-cell>
          <table:table-cell office:value-type="float" office:value="0" calcext:value-type="float">
            <text:p>0</text:p>
          </table:table-cell>
          <table:table-cell office:value-type="float" office:value="13.01095" calcext:value-type="float">
            <text:p>13.01095</text:p>
          </table:table-cell>
          <table:table-cell office:value-type="float" office:value="32.96687" calcext:value-type="float">
            <text:p>32.96687</text:p>
          </table:table-cell>
          <table:table-cell office:value-type="float" office:value="28.16447" calcext:value-type="float">
            <text:p>28.16447</text:p>
          </table:table-cell>
          <table:table-cell office:value-type="float" office:value="7.162498" calcext:value-type="float">
            <text:p>7.162498</text:p>
          </table:table-cell>
          <table:table-cell office:value-type="float" office:value="0.01682265" calcext:value-type="float">
            <text:p>0.01682265</text:p>
          </table:table-cell>
          <table:table-cell office:value-type="float" office:value="0.00878557" calcext:value-type="float">
            <text:p>0.00878557</text:p>
          </table:table-cell>
          <table:table-cell office:value-type="float" office:value="0.01256369" calcext:value-type="float">
            <text:p>0.01256369</text:p>
          </table:table-cell>
          <table:table-cell office:value-type="float" office:value="4.667484" calcext:value-type="float">
            <text:p>4.667484</text:p>
          </table:table-cell>
          <table:table-cell office:value-type="float" office:value="3.127594" calcext:value-type="float">
            <text:p>3.127594</text:p>
          </table:table-cell>
          <table:table-cell office:value-type="float" office:value="0.8401634" calcext:value-type="float">
            <text:p>0.8401634</text:p>
          </table:table-cell>
          <table:table-cell office:value-type="float" office:value="0.225286" calcext:value-type="float">
            <text:p>0.225286</text:p>
          </table:table-cell>
          <table:table-cell office:value-type="float" office:value="0.1598635" calcext:value-type="float">
            <text:p>0.1598635</text:p>
          </table:table-cell>
          <table:table-cell office:value-type="float" office:value="0.3332787" calcext:value-type="float">
            <text:p>0.3332787</text:p>
          </table:table-cell>
          <table:table-cell office:value-type="float" office:value="0.3627846" calcext:value-type="float">
            <text:p>0.3627846</text:p>
          </table:table-cell>
          <table:table-cell office:value-type="float" office:value="0" calcext:value-type="float">
            <text:p>0</text:p>
          </table:table-cell>
          <table:table-cell office:value-type="float" office:value="372.4766" calcext:value-type="float">
            <text:p>372.4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3264" calcext:value-type="float">
            <text:p>-0.28032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14.25707" calcext:value-type="float">
            <text:p>14.25707</text:p>
          </table:table-cell>
          <table:table-cell office:value-type="float" office:value="1090.562" calcext:value-type="float">
            <text:p>1090.562</text:p>
          </table:table-cell>
          <table:table-cell office:value-type="float" office:value="8.97" calcext:value-type="float">
            <text:p>8.97</text:p>
          </table:table-cell>
          <table:table-cell office:value-type="float" office:value="-25.87423" calcext:value-type="float">
            <text:p>-25.87423</text:p>
          </table:table-cell>
          <table:table-cell office:value-type="float" office:value="0.08330227" calcext:value-type="float">
            <text:p>0.08330227</text:p>
          </table:table-cell>
          <table:table-cell office:value-type="float" office:value="7.260702" calcext:value-type="float">
            <text:p>7.260702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169" calcext:value-type="float">
            <text:p>2.113169</text:p>
          </table:table-cell>
          <table:table-cell office:value-type="float" office:value="-0.1405966" calcext:value-type="float">
            <text:p>-0.1405966</text:p>
          </table:table-cell>
          <table:table-cell office:value-type="float" office:value="-0.0229348" calcext:value-type="float">
            <text:p>-0.0229348</text:p>
          </table:table-cell>
          <table:table-cell office:value-type="float" office:value="0.00000491355" calcext:value-type="float">
            <text:p>4.91355E-06</text:p>
          </table:table-cell>
          <table:table-cell office:value-type="float" office:value="12.23923" calcext:value-type="float">
            <text:p>12.23923</text:p>
          </table:table-cell>
          <table:table-cell office:value-type="float" office:value="0.3802221" calcext:value-type="float">
            <text:p>0.3802221</text:p>
          </table:table-cell>
          <table:table-cell office:value-type="float" office:value="0.1206462" calcext:value-type="float">
            <text:p>0.1206462</text:p>
          </table:table-cell>
          <table:table-cell office:value-type="float" office:value="0.1079635" calcext:value-type="float">
            <text:p>0.1079635</text:p>
          </table:table-cell>
          <table:table-cell office:value-type="float" office:value="0.03892385" calcext:value-type="float">
            <text:p>0.03892385</text:p>
          </table:table-cell>
          <table:table-cell office:value-type="float" office:value="0.04171338" calcext:value-type="float">
            <text:p>0.04171338</text:p>
          </table:table-cell>
          <table:table-cell office:value-type="float" office:value="0.01339655" calcext:value-type="float">
            <text:p>0.01339655</text:p>
          </table:table-cell>
          <table:table-cell office:value-type="float" office:value="0.007362882" calcext:value-type="float">
            <text:p>0.007362882</text:p>
          </table:table-cell>
          <table:table-cell office:value-type="float" office:value="0.02456837" calcext:value-type="float">
            <text:p>0.02456837</text:p>
          </table:table-cell>
          <table:table-cell office:value-type="float" office:value="0.02132275" calcext:value-type="float">
            <text:p>0.02132275</text:p>
          </table:table-cell>
          <table:table-cell office:value-type="float" office:value="0.01800476" calcext:value-type="float">
            <text:p>0.01800476</text:p>
          </table:table-cell>
          <table:table-cell office:value-type="float" office:value="0.01674598" calcext:value-type="float">
            <text:p>0.01674598</text:p>
          </table:table-cell>
          <table:table-cell office:value-type="float" office:value="0.02870136" calcext:value-type="float">
            <text:p>0.02870136</text:p>
          </table:table-cell>
          <table:table-cell office:value-type="float" office:value="0.005787584" calcext:value-type="float">
            <text:p>0.005787584</text:p>
          </table:table-cell>
          <table:table-cell office:value-type="float" office:value="0.005943706" calcext:value-type="float">
            <text:p>0.005943706</text:p>
          </table:table-cell>
          <table:table-cell office:value-type="float" office:value="0" calcext:value-type="float">
            <text:p>0</text:p>
          </table:table-cell>
          <table:table-cell office:value-type="float" office:value="12.63655" calcext:value-type="float">
            <text:p>12.63655</text:p>
          </table:table-cell>
          <table:table-cell office:value-type="float" office:value="31.1505" calcext:value-type="float">
            <text:p>31.1505</text:p>
          </table:table-cell>
          <table:table-cell office:value-type="float" office:value="26.99822" calcext:value-type="float">
            <text:p>26.99822</text:p>
          </table:table-cell>
          <table:table-cell office:value-type="float" office:value="6.236709" calcext:value-type="float">
            <text:p>6.236709</text:p>
          </table:table-cell>
          <table:table-cell office:value-type="float" office:value="0.01602187" calcext:value-type="float">
            <text:p>0.01602187</text:p>
          </table:table-cell>
          <table:table-cell office:value-type="float" office:value="0.008523813" calcext:value-type="float">
            <text:p>0.008523813</text:p>
          </table:table-cell>
          <table:table-cell office:value-type="float" office:value="0.01218522" calcext:value-type="float">
            <text:p>0.01218522</text:p>
          </table:table-cell>
          <table:table-cell office:value-type="float" office:value="4.533319" calcext:value-type="float">
            <text:p>4.533319</text:p>
          </table:table-cell>
          <table:table-cell office:value-type="float" office:value="3.07494" calcext:value-type="float">
            <text:p>3.07494</text:p>
          </table:table-cell>
          <table:table-cell office:value-type="float" office:value="0.8152974" calcext:value-type="float">
            <text:p>0.8152974</text:p>
          </table:table-cell>
          <table:table-cell office:value-type="float" office:value="0.2081268" calcext:value-type="float">
            <text:p>0.2081268</text:p>
          </table:table-cell>
          <table:table-cell office:value-type="float" office:value="0.1464618" calcext:value-type="float">
            <text:p>0.1464618</text:p>
          </table:table-cell>
          <table:table-cell office:value-type="float" office:value="0.3328128" calcext:value-type="float">
            <text:p>0.3328128</text:p>
          </table:table-cell>
          <table:table-cell office:value-type="float" office:value="0.3627854" calcext:value-type="float">
            <text:p>0.3627854</text:p>
          </table:table-cell>
          <table:table-cell office:value-type="float" office:value="0" calcext:value-type="float">
            <text:p>0</text:p>
          </table:table-cell>
          <table:table-cell office:value-type="float" office:value="387.0097" calcext:value-type="float">
            <text:p>387.0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3834" calcext:value-type="float">
            <text:p>-0.28038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14.20069" calcext:value-type="float">
            <text:p>14.20069</text:p>
          </table:table-cell>
          <table:table-cell office:value-type="float" office:value="1090.512" calcext:value-type="float">
            <text:p>1090.512</text:p>
          </table:table-cell>
          <table:table-cell office:value-type="float" office:value="8.97" calcext:value-type="float">
            <text:p>8.97</text:p>
          </table:table-cell>
          <table:table-cell office:value-type="float" office:value="-26.26394" calcext:value-type="float">
            <text:p>-26.26394</text:p>
          </table:table-cell>
          <table:table-cell office:value-type="float" office:value="0.0822763" calcext:value-type="float">
            <text:p>0.0822763</text:p>
          </table:table-cell>
          <table:table-cell office:value-type="float" office:value="6.970785" calcext:value-type="float">
            <text:p>6.97078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105" calcext:value-type="float">
            <text:p>2.113105</text:p>
          </table:table-cell>
          <table:table-cell office:value-type="float" office:value="-0.1406237" calcext:value-type="float">
            <text:p>-0.1406237</text:p>
          </table:table-cell>
          <table:table-cell office:value-type="float" office:value="-0.0229043" calcext:value-type="float">
            <text:p>-0.0229043</text:p>
          </table:table-cell>
          <table:table-cell office:value-type="float" office:value="0.000005254014" calcext:value-type="float">
            <text:p>5.254014E-06</text:p>
          </table:table-cell>
          <table:table-cell office:value-type="float" office:value="12.1889" calcext:value-type="float">
            <text:p>12.1889</text:p>
          </table:table-cell>
          <table:table-cell office:value-type="float" office:value="0.3353913" calcext:value-type="float">
            <text:p>0.3353913</text:p>
          </table:table-cell>
          <table:table-cell office:value-type="float" office:value="0.1160887" calcext:value-type="float">
            <text:p>0.1160887</text:p>
          </table:table-cell>
          <table:table-cell office:value-type="float" office:value="0.1041885" calcext:value-type="float">
            <text:p>0.1041885</text:p>
          </table:table-cell>
          <table:table-cell office:value-type="float" office:value="0.03753687" calcext:value-type="float">
            <text:p>0.03753687</text:p>
          </table:table-cell>
          <table:table-cell office:value-type="float" office:value="0.04027674" calcext:value-type="float">
            <text:p>0.04027674</text:p>
          </table:table-cell>
          <table:table-cell office:value-type="float" office:value="0.01311772" calcext:value-type="float">
            <text:p>0.01311772</text:p>
          </table:table-cell>
          <table:table-cell office:value-type="float" office:value="0.0072806" calcext:value-type="float">
            <text:p>0.0072806</text:p>
          </table:table-cell>
          <table:table-cell office:value-type="float" office:value="0.02450507" calcext:value-type="float">
            <text:p>0.02450507</text:p>
          </table:table-cell>
          <table:table-cell office:value-type="float" office:value="0.02128884" calcext:value-type="float">
            <text:p>0.02128884</text:p>
          </table:table-cell>
          <table:table-cell office:value-type="float" office:value="0.01800116" calcext:value-type="float">
            <text:p>0.01800116</text:p>
          </table:table-cell>
          <table:table-cell office:value-type="float" office:value="0.01673326" calcext:value-type="float">
            <text:p>0.01673326</text:p>
          </table:table-cell>
          <table:table-cell office:value-type="float" office:value="0.02857005" calcext:value-type="float">
            <text:p>0.02857005</text:p>
          </table:table-cell>
          <table:table-cell office:value-type="float" office:value="0.005781378" calcext:value-type="float">
            <text:p>0.005781378</text:p>
          </table:table-cell>
          <table:table-cell office:value-type="float" office:value="0.00594153" calcext:value-type="float">
            <text:p>0.00594153</text:p>
          </table:table-cell>
          <table:table-cell office:value-type="float" office:value="0" calcext:value-type="float">
            <text:p>0</text:p>
          </table:table-cell>
          <table:table-cell office:value-type="float" office:value="12.21074" calcext:value-type="float">
            <text:p>12.21074</text:p>
          </table:table-cell>
          <table:table-cell office:value-type="float" office:value="29.4098" calcext:value-type="float">
            <text:p>29.4098</text:p>
          </table:table-cell>
          <table:table-cell office:value-type="float" office:value="25.82724" calcext:value-type="float">
            <text:p>25.82724</text:p>
          </table:table-cell>
          <table:table-cell office:value-type="float" office:value="5.304728" calcext:value-type="float">
            <text:p>5.304728</text:p>
          </table:table-cell>
          <table:table-cell office:value-type="float" office:value="0.01513373" calcext:value-type="float">
            <text:p>0.01513373</text:p>
          </table:table-cell>
          <table:table-cell office:value-type="float" office:value="0.008256079" calcext:value-type="float">
            <text:p>0.008256079</text:p>
          </table:table-cell>
          <table:table-cell office:value-type="float" office:value="0.01120703" calcext:value-type="float">
            <text:p>0.01120703</text:p>
          </table:table-cell>
          <table:table-cell office:value-type="float" office:value="4.390941" calcext:value-type="float">
            <text:p>4.390941</text:p>
          </table:table-cell>
          <table:table-cell office:value-type="float" office:value="3.018499" calcext:value-type="float">
            <text:p>3.018499</text:p>
          </table:table-cell>
          <table:table-cell office:value-type="float" office:value="0.7883205" calcext:value-type="float">
            <text:p>0.7883205</text:p>
          </table:table-cell>
          <table:table-cell office:value-type="float" office:value="0.1899913" calcext:value-type="float">
            <text:p>0.1899913</text:p>
          </table:table-cell>
          <table:table-cell office:value-type="float" office:value="0.1322245" calcext:value-type="float">
            <text:p>0.1322245</text:p>
          </table:table-cell>
          <table:table-cell office:value-type="float" office:value="0.3323323" calcext:value-type="float">
            <text:p>0.3323323</text:p>
          </table:table-cell>
          <table:table-cell office:value-type="float" office:value="0.3627861" calcext:value-type="float">
            <text:p>0.3627861</text:p>
          </table:table-cell>
          <table:table-cell office:value-type="float" office:value="0" calcext:value-type="float">
            <text:p>0</text:p>
          </table:table-cell>
          <table:table-cell office:value-type="float" office:value="398.3105" calcext:value-type="float">
            <text:p>398.3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4371" calcext:value-type="float">
            <text:p>-0.28043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14.14149" calcext:value-type="float">
            <text:p>14.14149</text:p>
          </table:table-cell>
          <table:table-cell office:value-type="float" office:value="1090.461" calcext:value-type="float">
            <text:p>1090.461</text:p>
          </table:table-cell>
          <table:table-cell office:value-type="float" office:value="8.97" calcext:value-type="float">
            <text:p>8.97</text:p>
          </table:table-cell>
          <table:table-cell office:value-type="float" office:value="-26.67013" calcext:value-type="float">
            <text:p>-26.67013</text:p>
          </table:table-cell>
          <table:table-cell office:value-type="float" office:value="0.0819678" calcext:value-type="float">
            <text:p>0.0819678</text:p>
          </table:table-cell>
          <table:table-cell office:value-type="float" office:value="6.667863" calcext:value-type="float">
            <text:p>6.66786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3037" calcext:value-type="float">
            <text:p>2.113037</text:p>
          </table:table-cell>
          <table:table-cell office:value-type="float" office:value="-0.1406507" calcext:value-type="float">
            <text:p>-0.1406507</text:p>
          </table:table-cell>
          <table:table-cell office:value-type="float" office:value="-0.02287382" calcext:value-type="float">
            <text:p>-0.02287382</text:p>
          </table:table-cell>
          <table:table-cell office:value-type="float" office:value="0.000005594534" calcext:value-type="float">
            <text:p>5.594534E-06</text:p>
          </table:table-cell>
          <table:table-cell office:value-type="float" office:value="12.13367" calcext:value-type="float">
            <text:p>12.13367</text:p>
          </table:table-cell>
          <table:table-cell office:value-type="float" office:value="0.3011038" calcext:value-type="float">
            <text:p>0.3011038</text:p>
          </table:table-cell>
          <table:table-cell office:value-type="float" office:value="0.1167377" calcext:value-type="float">
            <text:p>0.1167377</text:p>
          </table:table-cell>
          <table:table-cell office:value-type="float" office:value="0.1047707" calcext:value-type="float">
            <text:p>0.1047707</text:p>
          </table:table-cell>
          <table:table-cell office:value-type="float" office:value="0.03763871" calcext:value-type="float">
            <text:p>0.03763871</text:p>
          </table:table-cell>
          <table:table-cell office:value-type="float" office:value="0.04018791" calcext:value-type="float">
            <text:p>0.04018791</text:p>
          </table:table-cell>
          <table:table-cell office:value-type="float" office:value="0.01312691" calcext:value-type="float">
            <text:p>0.01312691</text:p>
          </table:table-cell>
          <table:table-cell office:value-type="float" office:value="0.00731711" calcext:value-type="float">
            <text:p>0.00731711</text:p>
          </table:table-cell>
          <table:table-cell office:value-type="float" office:value="0.02445027" calcext:value-type="float">
            <text:p>0.02445027</text:p>
          </table:table-cell>
          <table:table-cell office:value-type="float" office:value="0.0212558" calcext:value-type="float">
            <text:p>0.0212558</text:p>
          </table:table-cell>
          <table:table-cell office:value-type="float" office:value="0.01799829" calcext:value-type="float">
            <text:p>0.01799829</text:p>
          </table:table-cell>
          <table:table-cell office:value-type="float" office:value="0.01672308" calcext:value-type="float">
            <text:p>0.01672308</text:p>
          </table:table-cell>
          <table:table-cell office:value-type="float" office:value="0.02842994" calcext:value-type="float">
            <text:p>0.02842994</text:p>
          </table:table-cell>
          <table:table-cell office:value-type="float" office:value="0.005775057" calcext:value-type="float">
            <text:p>0.005775057</text:p>
          </table:table-cell>
          <table:table-cell office:value-type="float" office:value="0.005939322" calcext:value-type="float">
            <text:p>0.005939322</text:p>
          </table:table-cell>
          <table:table-cell office:value-type="float" office:value="0" calcext:value-type="float">
            <text:p>0</text:p>
          </table:table-cell>
          <table:table-cell office:value-type="float" office:value="11.74276" calcext:value-type="float">
            <text:p>11.74276</text:p>
          </table:table-cell>
          <table:table-cell office:value-type="float" office:value="27.5596" calcext:value-type="float">
            <text:p>27.5596</text:p>
          </table:table-cell>
          <table:table-cell office:value-type="float" office:value="24.55755" calcext:value-type="float">
            <text:p>24.55755</text:p>
          </table:table-cell>
          <table:table-cell office:value-type="float" office:value="4.301649" calcext:value-type="float">
            <text:p>4.301649</text:p>
          </table:table-cell>
          <table:table-cell office:value-type="float" office:value="0.01428531" calcext:value-type="float">
            <text:p>0.01428531</text:p>
          </table:table-cell>
          <table:table-cell office:value-type="float" office:value="0.007932222" calcext:value-type="float">
            <text:p>0.007932222</text:p>
          </table:table-cell>
          <table:table-cell office:value-type="float" office:value="0.01037254" calcext:value-type="float">
            <text:p>0.01037254</text:p>
          </table:table-cell>
          <table:table-cell office:value-type="float" office:value="4.252035" calcext:value-type="float">
            <text:p>4.252035</text:p>
          </table:table-cell>
          <table:table-cell office:value-type="float" office:value="2.960823" calcext:value-type="float">
            <text:p>2.960823</text:p>
          </table:table-cell>
          <table:table-cell office:value-type="float" office:value="0.7608452" calcext:value-type="float">
            <text:p>0.7608452</text:p>
          </table:table-cell>
          <table:table-cell office:value-type="float" office:value="0.1719721" calcext:value-type="float">
            <text:p>0.1719721</text:p>
          </table:table-cell>
          <table:table-cell office:value-type="float" office:value="0.1179377" calcext:value-type="float">
            <text:p>0.1179377</text:p>
          </table:table-cell>
          <table:table-cell office:value-type="float" office:value="0.331821" calcext:value-type="float">
            <text:p>0.331821</text:p>
          </table:table-cell>
          <table:table-cell office:value-type="float" office:value="0.3627868" calcext:value-type="float">
            <text:p>0.3627868</text:p>
          </table:table-cell>
          <table:table-cell office:value-type="float" office:value="0" calcext:value-type="float">
            <text:p>0</text:p>
          </table:table-cell>
          <table:table-cell office:value-type="float" office:value="411.0686" calcext:value-type="float">
            <text:p>411.0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4915" calcext:value-type="float">
            <text:p>-0.28049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14.09071" calcext:value-type="float">
            <text:p>14.09071</text:p>
          </table:table-cell>
          <table:table-cell office:value-type="float" office:value="1090.416" calcext:value-type="float">
            <text:p>1090.416</text:p>
          </table:table-cell>
          <table:table-cell office:value-type="float" office:value="8.97" calcext:value-type="float">
            <text:p>8.97</text:p>
          </table:table-cell>
          <table:table-cell office:value-type="float" office:value="-27.02855" calcext:value-type="float">
            <text:p>-27.02855</text:p>
          </table:table-cell>
          <table:table-cell office:value-type="float" office:value="0.07965558" calcext:value-type="float">
            <text:p>0.07965558</text:p>
          </table:table-cell>
          <table:table-cell office:value-type="float" office:value="6.403098" calcext:value-type="float">
            <text:p>6.403098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959" calcext:value-type="float">
            <text:p>2.112959</text:p>
          </table:table-cell>
          <table:table-cell office:value-type="float" office:value="-0.1406776" calcext:value-type="float">
            <text:p>-0.1406776</text:p>
          </table:table-cell>
          <table:table-cell office:value-type="float" office:value="-0.02285163" calcext:value-type="float">
            <text:p>-0.02285163</text:p>
          </table:table-cell>
          <table:table-cell office:value-type="float" office:value="0.00000593846" calcext:value-type="float">
            <text:p>5.93846E-06</text:p>
          </table:table-cell>
          <table:table-cell office:value-type="float" office:value="12.10111" calcext:value-type="float">
            <text:p>12.10111</text:p>
          </table:table-cell>
          <table:table-cell office:value-type="float" office:value="0.2384111" calcext:value-type="float">
            <text:p>0.2384111</text:p>
          </table:table-cell>
          <table:table-cell office:value-type="float" office:value="0.1022117" calcext:value-type="float">
            <text:p>0.1022117</text:p>
          </table:table-cell>
          <table:table-cell office:value-type="float" office:value="0.09293864" calcext:value-type="float">
            <text:p>0.09293864</text:p>
          </table:table-cell>
          <table:table-cell office:value-type="float" office:value="0.03391797" calcext:value-type="float">
            <text:p>0.03391797</text:p>
          </table:table-cell>
          <table:table-cell office:value-type="float" office:value="0.03683196" calcext:value-type="float">
            <text:p>0.03683196</text:p>
          </table:table-cell>
          <table:table-cell office:value-type="float" office:value="0.01240774" calcext:value-type="float">
            <text:p>0.01240774</text:p>
          </table:table-cell>
          <table:table-cell office:value-type="float" office:value="0.007166619" calcext:value-type="float">
            <text:p>0.007166619</text:p>
          </table:table-cell>
          <table:table-cell office:value-type="float" office:value="0.024417" calcext:value-type="float">
            <text:p>0.024417</text:p>
          </table:table-cell>
          <table:table-cell office:value-type="float" office:value="0.02122906" calcext:value-type="float">
            <text:p>0.02122906</text:p>
          </table:table-cell>
          <table:table-cell office:value-type="float" office:value="0.01799791" calcext:value-type="float">
            <text:p>0.01799791</text:p>
          </table:table-cell>
          <table:table-cell office:value-type="float" office:value="0.01671606" calcext:value-type="float">
            <text:p>0.01671606</text:p>
          </table:table-cell>
          <table:table-cell office:value-type="float" office:value="0.02829238" calcext:value-type="float">
            <text:p>0.02829238</text:p>
          </table:table-cell>
          <table:table-cell office:value-type="float" office:value="0.005768638" calcext:value-type="float">
            <text:p>0.005768638</text:p>
          </table:table-cell>
          <table:table-cell office:value-type="float" office:value="0.005937106" calcext:value-type="float">
            <text:p>0.005937106</text:p>
          </table:table-cell>
          <table:table-cell office:value-type="float" office:value="0" calcext:value-type="float">
            <text:p>0</text:p>
          </table:table-cell>
          <table:table-cell office:value-type="float" office:value="11.28733" calcext:value-type="float">
            <text:p>11.28733</text:p>
          </table:table-cell>
          <table:table-cell office:value-type="float" office:value="26.14148" calcext:value-type="float">
            <text:p>26.14148</text:p>
          </table:table-cell>
          <table:table-cell office:value-type="float" office:value="23.50039" calcext:value-type="float">
            <text:p>23.50039</text:p>
          </table:table-cell>
          <table:table-cell office:value-type="float" office:value="3.422313" calcext:value-type="float">
            <text:p>3.422313</text:p>
          </table:table-cell>
          <table:table-cell office:value-type="float" office:value="0.01352537" calcext:value-type="float">
            <text:p>0.01352537</text:p>
          </table:table-cell>
          <table:table-cell office:value-type="float" office:value="0.00792647" calcext:value-type="float">
            <text:p>0.00792647</text:p>
          </table:table-cell>
          <table:table-cell office:value-type="float" office:value="0.01011346" calcext:value-type="float">
            <text:p>0.01011346</text:p>
          </table:table-cell>
          <table:table-cell office:value-type="float" office:value="4.119187" calcext:value-type="float">
            <text:p>4.119187</text:p>
          </table:table-cell>
          <table:table-cell office:value-type="float" office:value="2.904277" calcext:value-type="float">
            <text:p>2.904277</text:p>
          </table:table-cell>
          <table:table-cell office:value-type="float" office:value="0.7338218" calcext:value-type="float">
            <text:p>0.7338218</text:p>
          </table:table-cell>
          <table:table-cell office:value-type="float" office:value="0.1547271" calcext:value-type="float">
            <text:p>0.1547271</text:p>
          </table:table-cell>
          <table:table-cell office:value-type="float" office:value="0.1043253" calcext:value-type="float">
            <text:p>0.1043253</text:p>
          </table:table-cell>
          <table:table-cell office:value-type="float" office:value="0.3312933" calcext:value-type="float">
            <text:p>0.3312933</text:p>
          </table:table-cell>
          <table:table-cell office:value-type="float" office:value="0.3627875" calcext:value-type="float">
            <text:p>0.3627875</text:p>
          </table:table-cell>
          <table:table-cell office:value-type="float" office:value="0" calcext:value-type="float">
            <text:p>0</text:p>
          </table:table-cell>
          <table:table-cell office:value-type="float" office:value="415.221" calcext:value-type="float">
            <text:p>415.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5463" calcext:value-type="float">
            <text:p>-0.280546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14.03913" calcext:value-type="float">
            <text:p>14.03913</text:p>
          </table:table-cell>
          <table:table-cell office:value-type="float" office:value="1090.371" calcext:value-type="float">
            <text:p>1090.371</text:p>
          </table:table-cell>
          <table:table-cell office:value-type="float" office:value="8.97" calcext:value-type="float">
            <text:p>8.97</text:p>
          </table:table-cell>
          <table:table-cell office:value-type="float" office:value="-27.39674" calcext:value-type="float">
            <text:p>-27.39674</text:p>
          </table:table-cell>
          <table:table-cell office:value-type="float" office:value="0.07913139" calcext:value-type="float">
            <text:p>0.07913139</text:p>
          </table:table-cell>
          <table:table-cell office:value-type="float" office:value="6.124662" calcext:value-type="float">
            <text:p>6.124662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07093" calcext:value-type="float">
            <text:p>-0.1407093</text:p>
          </table:table-cell>
          <table:table-cell office:value-type="float" office:value="-0.02282246" calcext:value-type="float">
            <text:p>-0.02282246</text:p>
          </table:table-cell>
          <table:table-cell office:value-type="float" office:value="0.000006287696" calcext:value-type="float">
            <text:p>6.287696E-06</text:p>
          </table:table-cell>
          <table:table-cell office:value-type="float" office:value="12.06195" calcext:value-type="float">
            <text:p>12.06195</text:p>
          </table:table-cell>
          <table:table-cell office:value-type="float" office:value="0.2023388" calcext:value-type="float">
            <text:p>0.2023388</text:p>
          </table:table-cell>
          <table:table-cell office:value-type="float" office:value="0.1029948" calcext:value-type="float">
            <text:p>0.1029948</text:p>
          </table:table-cell>
          <table:table-cell office:value-type="float" office:value="0.09290609" calcext:value-type="float">
            <text:p>0.09290609</text:p>
          </table:table-cell>
          <table:table-cell office:value-type="float" office:value="0.03352764" calcext:value-type="float">
            <text:p>0.03352764</text:p>
          </table:table-cell>
          <table:table-cell office:value-type="float" office:value="0.03607802" calcext:value-type="float">
            <text:p>0.03607802</text:p>
          </table:table-cell>
          <table:table-cell office:value-type="float" office:value="0.01210928" calcext:value-type="float">
            <text:p>0.01210928</text:p>
          </table:table-cell>
          <table:table-cell office:value-type="float" office:value="0.007053702" calcext:value-type="float">
            <text:p>0.007053702</text:p>
          </table:table-cell>
          <table:table-cell office:value-type="float" office:value="0.02433285" calcext:value-type="float">
            <text:p>0.02433285</text:p>
          </table:table-cell>
          <table:table-cell office:value-type="float" office:value="0.02119408" calcext:value-type="float">
            <text:p>0.02119408</text:p>
          </table:table-cell>
          <table:table-cell office:value-type="float" office:value="0.01799655" calcext:value-type="float">
            <text:p>0.01799655</text:p>
          </table:table-cell>
          <table:table-cell office:value-type="float" office:value="0.01671093" calcext:value-type="float">
            <text:p>0.01671093</text:p>
          </table:table-cell>
          <table:table-cell office:value-type="float" office:value="0.0281407" calcext:value-type="float">
            <text:p>0.0281407</text:p>
          </table:table-cell>
          <table:table-cell office:value-type="float" office:value="0.00576212" calcext:value-type="float">
            <text:p>0.00576212</text:p>
          </table:table-cell>
          <table:table-cell office:value-type="float" office:value="0.005934884" calcext:value-type="float">
            <text:p>0.005934884</text:p>
          </table:table-cell>
          <table:table-cell office:value-type="float" office:value="0" calcext:value-type="float">
            <text:p>0</text:p>
          </table:table-cell>
          <table:table-cell office:value-type="float" office:value="10.86742" calcext:value-type="float">
            <text:p>10.86742</text:p>
          </table:table-cell>
          <table:table-cell office:value-type="float" office:value="24.5097" calcext:value-type="float">
            <text:p>24.5097</text:p>
          </table:table-cell>
          <table:table-cell office:value-type="float" office:value="22.38126" calcext:value-type="float">
            <text:p>22.38126</text:p>
          </table:table-cell>
          <table:table-cell office:value-type="float" office:value="2.544884" calcext:value-type="float">
            <text:p>2.544884</text:p>
          </table:table-cell>
          <table:table-cell office:value-type="float" office:value="0.01276007" calcext:value-type="float">
            <text:p>0.01276007</text:p>
          </table:table-cell>
          <table:table-cell office:value-type="float" office:value="0.007829555" calcext:value-type="float">
            <text:p>0.007829555</text:p>
          </table:table-cell>
          <table:table-cell office:value-type="float" office:value="0.009840489" calcext:value-type="float">
            <text:p>0.009840489</text:p>
          </table:table-cell>
          <table:table-cell office:value-type="float" office:value="3.983884" calcext:value-type="float">
            <text:p>3.983884</text:p>
          </table:table-cell>
          <table:table-cell office:value-type="float" office:value="2.845436" calcext:value-type="float">
            <text:p>2.845436</text:p>
          </table:table-cell>
          <table:table-cell office:value-type="float" office:value="0.7056969" calcext:value-type="float">
            <text:p>0.7056969</text:p>
          </table:table-cell>
          <table:table-cell office:value-type="float" office:value="0.1375301" calcext:value-type="float">
            <text:p>0.1375301</text:p>
          </table:table-cell>
          <table:table-cell office:value-type="float" office:value="0.09110852" calcext:value-type="float">
            <text:p>0.09110852</text:p>
          </table:table-cell>
          <table:table-cell office:value-type="float" office:value="0.3307263" calcext:value-type="float">
            <text:p>0.3307263</text:p>
          </table:table-cell>
          <table:table-cell office:value-type="float" office:value="0.3627883" calcext:value-type="float">
            <text:p>0.3627883</text:p>
          </table:table-cell>
          <table:table-cell office:value-type="float" office:value="0" calcext:value-type="float">
            <text:p>0</text:p>
          </table:table-cell>
          <table:table-cell office:value-type="float" office:value="422.5872" calcext:value-type="float">
            <text:p>422.5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6015" calcext:value-type="float">
            <text:p>-0.28060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13.9843" calcext:value-type="float">
            <text:p>13.9843</text:p>
          </table:table-cell>
          <table:table-cell office:value-type="float" office:value="1090.325" calcext:value-type="float">
            <text:p>1090.325</text:p>
          </table:table-cell>
          <table:table-cell office:value-type="float" office:value="8.97" calcext:value-type="float">
            <text:p>8.97</text:p>
          </table:table-cell>
          <table:table-cell office:value-type="float" office:value="-27.78657" calcext:value-type="float">
            <text:p>-27.78657</text:p>
          </table:table-cell>
          <table:table-cell office:value-type="float" office:value="0.07899883" calcext:value-type="float">
            <text:p>0.07899883</text:p>
          </table:table-cell>
          <table:table-cell office:value-type="float" office:value="5.829893" calcext:value-type="float">
            <text:p>5.82989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07322" calcext:value-type="float">
            <text:p>-0.1407322</text:p>
          </table:table-cell>
          <table:table-cell office:value-type="float" office:value="-0.0227916" calcext:value-type="float">
            <text:p>-0.0227916</text:p>
          </table:table-cell>
          <table:table-cell office:value-type="float" office:value="0.000006627424" calcext:value-type="float">
            <text:p>6.627424E-06</text:p>
          </table:table-cell>
          <table:table-cell office:value-type="float" office:value="12.01481" calcext:value-type="float">
            <text:p>12.01481</text:p>
          </table:table-cell>
          <table:table-cell office:value-type="float" office:value="0.1888935" calcext:value-type="float">
            <text:p>0.1888935</text:p>
          </table:table-cell>
          <table:table-cell office:value-type="float" office:value="0.1034739" calcext:value-type="float">
            <text:p>0.1034739</text:p>
          </table:table-cell>
          <table:table-cell office:value-type="float" office:value="0.09364294" calcext:value-type="float">
            <text:p>0.09364294</text:p>
          </table:table-cell>
          <table:table-cell office:value-type="float" office:value="0.0338224" calcext:value-type="float">
            <text:p>0.0338224</text:p>
          </table:table-cell>
          <table:table-cell office:value-type="float" office:value="0.03624309" calcext:value-type="float">
            <text:p>0.03624309</text:p>
          </table:table-cell>
          <table:table-cell office:value-type="float" office:value="0.01212335" calcext:value-type="float">
            <text:p>0.01212335</text:p>
          </table:table-cell>
          <table:table-cell office:value-type="float" office:value="0.007086803" calcext:value-type="float">
            <text:p>0.007086803</text:p>
          </table:table-cell>
          <table:table-cell office:value-type="float" office:value="0.02428167" calcext:value-type="float">
            <text:p>0.02428167</text:p>
          </table:table-cell>
          <table:table-cell office:value-type="float" office:value="0.02116158" calcext:value-type="float">
            <text:p>0.02116158</text:p>
          </table:table-cell>
          <table:table-cell office:value-type="float" office:value="0.01799686" calcext:value-type="float">
            <text:p>0.01799686</text:p>
          </table:table-cell>
          <table:table-cell office:value-type="float" office:value="0.01670746" calcext:value-type="float">
            <text:p>0.01670746</text:p>
          </table:table-cell>
          <table:table-cell office:value-type="float" office:value="0.0279838" calcext:value-type="float">
            <text:p>0.0279838</text:p>
          </table:table-cell>
          <table:table-cell office:value-type="float" office:value="0.00575548" calcext:value-type="float">
            <text:p>0.00575548</text:p>
          </table:table-cell>
          <table:table-cell office:value-type="float" office:value="0.00593262" calcext:value-type="float">
            <text:p>0.00593262</text:p>
          </table:table-cell>
          <table:table-cell office:value-type="float" office:value="0" calcext:value-type="float">
            <text:p>0</text:p>
          </table:table-cell>
          <table:table-cell office:value-type="float" office:value="10.32919" calcext:value-type="float">
            <text:p>10.32919</text:p>
          </table:table-cell>
          <table:table-cell office:value-type="float" office:value="22.7582" calcext:value-type="float">
            <text:p>22.7582</text:p>
          </table:table-cell>
          <table:table-cell office:value-type="float" office:value="21.12214" calcext:value-type="float">
            <text:p>21.12214</text:p>
          </table:table-cell>
          <table:table-cell office:value-type="float" office:value="1.557919" calcext:value-type="float">
            <text:p>1.557919</text:p>
          </table:table-cell>
          <table:table-cell office:value-type="float" office:value="0.01192517" calcext:value-type="float">
            <text:p>0.01192517</text:p>
          </table:table-cell>
          <table:table-cell office:value-type="float" office:value="0.007531797" calcext:value-type="float">
            <text:p>0.007531797</text:p>
          </table:table-cell>
          <table:table-cell office:value-type="float" office:value="0.009178778" calcext:value-type="float">
            <text:p>0.009178778</text:p>
          </table:table-cell>
          <table:table-cell office:value-type="float" office:value="3.852542" calcext:value-type="float">
            <text:p>3.852542</text:p>
          </table:table-cell>
          <table:table-cell office:value-type="float" office:value="2.78687" calcext:value-type="float">
            <text:p>2.78687</text:p>
          </table:table-cell>
          <table:table-cell office:value-type="float" office:value="0.6776218" calcext:value-type="float">
            <text:p>0.6776218</text:p>
          </table:table-cell>
          <table:table-cell office:value-type="float" office:value="0.1210657" calcext:value-type="float">
            <text:p>0.1210657</text:p>
          </table:table-cell>
          <table:table-cell office:value-type="float" office:value="0.07885123" calcext:value-type="float">
            <text:p>0.07885123</text:p>
          </table:table-cell>
          <table:table-cell office:value-type="float" office:value="0.3299581" calcext:value-type="float">
            <text:p>0.3299581</text:p>
          </table:table-cell>
          <table:table-cell office:value-type="float" office:value="0.3627889" calcext:value-type="float">
            <text:p>0.3627889</text:p>
          </table:table-cell>
          <table:table-cell office:value-type="float" office:value="0" calcext:value-type="float">
            <text:p>0</text:p>
          </table:table-cell>
          <table:table-cell office:value-type="float" office:value="430.8977" calcext:value-type="float">
            <text:p>430.8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6534" calcext:value-type="float">
            <text:p>-0.28065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13.92998" calcext:value-type="float">
            <text:p>13.92998</text:p>
          </table:table-cell>
          <table:table-cell office:value-type="float" office:value="1090.277" calcext:value-type="float">
            <text:p>1090.277</text:p>
          </table:table-cell>
          <table:table-cell office:value-type="float" office:value="8.97" calcext:value-type="float">
            <text:p>8.97</text:p>
          </table:table-cell>
          <table:table-cell office:value-type="float" office:value="-28.17181" calcext:value-type="float">
            <text:p>-28.17181</text:p>
          </table:table-cell>
          <table:table-cell office:value-type="float" office:value="0.07896167" calcext:value-type="float">
            <text:p>0.07896167</text:p>
          </table:table-cell>
          <table:table-cell office:value-type="float" office:value="5.539382" calcext:value-type="float">
            <text:p>5.539382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07578" calcext:value-type="float">
            <text:p>-0.1407578</text:p>
          </table:table-cell>
          <table:table-cell office:value-type="float" office:value="-0.02276133" calcext:value-type="float">
            <text:p>-0.02276133</text:p>
          </table:table-cell>
          <table:table-cell office:value-type="float" office:value="0.00000695391" calcext:value-type="float">
            <text:p>6.95391E-06</text:p>
          </table:table-cell>
          <table:table-cell office:value-type="float" office:value="11.96568" calcext:value-type="float">
            <text:p>11.96568</text:p>
          </table:table-cell>
          <table:table-cell office:value-type="float" office:value="0.1802836" calcext:value-type="float">
            <text:p>0.1802836</text:p>
          </table:table-cell>
          <table:table-cell office:value-type="float" office:value="0.1048612" calcext:value-type="float">
            <text:p>0.1048612</text:p>
          </table:table-cell>
          <table:table-cell office:value-type="float" office:value="0.09441575" calcext:value-type="float">
            <text:p>0.09441575</text:p>
          </table:table-cell>
          <table:table-cell office:value-type="float" office:value="0.03407657" calcext:value-type="float">
            <text:p>0.03407657</text:p>
          </table:table-cell>
          <table:table-cell office:value-type="float" office:value="0.036348" calcext:value-type="float">
            <text:p>0.036348</text:p>
          </table:table-cell>
          <table:table-cell office:value-type="float" office:value="0.0121156" calcext:value-type="float">
            <text:p>0.0121156</text:p>
          </table:table-cell>
          <table:table-cell office:value-type="float" office:value="0.00712771" calcext:value-type="float">
            <text:p>0.00712771</text:p>
          </table:table-cell>
          <table:table-cell office:value-type="float" office:value="0.02423774" calcext:value-type="float">
            <text:p>0.02423774</text:p>
          </table:table-cell>
          <table:table-cell office:value-type="float" office:value="0.02112916" calcext:value-type="float">
            <text:p>0.02112916</text:p>
          </table:table-cell>
          <table:table-cell office:value-type="float" office:value="0.01799916" calcext:value-type="float">
            <text:p>0.01799916</text:p>
          </table:table-cell>
          <table:table-cell office:value-type="float" office:value="0.01670495" calcext:value-type="float">
            <text:p>0.01670495</text:p>
          </table:table-cell>
          <table:table-cell office:value-type="float" office:value="0.02783125" calcext:value-type="float">
            <text:p>0.02783125</text:p>
          </table:table-cell>
          <table:table-cell office:value-type="float" office:value="0.005748882" calcext:value-type="float">
            <text:p>0.005748882</text:p>
          </table:table-cell>
          <table:table-cell office:value-type="float" office:value="0.00593036" calcext:value-type="float">
            <text:p>0.00593036</text:p>
          </table:table-cell>
          <table:table-cell office:value-type="float" office:value="0" calcext:value-type="float">
            <text:p>0</text:p>
          </table:table-cell>
          <table:table-cell office:value-type="float" office:value="9.807078" calcext:value-type="float">
            <text:p>9.807078</text:p>
          </table:table-cell>
          <table:table-cell office:value-type="float" office:value="21.00217" calcext:value-type="float">
            <text:p>21.00217</text:p>
          </table:table-cell>
          <table:table-cell office:value-type="float" office:value="19.85773" calcext:value-type="float">
            <text:p>19.85773</text:p>
          </table:table-cell>
          <table:table-cell office:value-type="float" office:value="0.558838" calcext:value-type="float">
            <text:p>0.558838</text:p>
          </table:table-cell>
          <table:table-cell office:value-type="float" office:value="0.01111431" calcext:value-type="float">
            <text:p>0.01111431</text:p>
          </table:table-cell>
          <table:table-cell office:value-type="float" office:value="0.007351276" calcext:value-type="float">
            <text:p>0.007351276</text:p>
          </table:table-cell>
          <table:table-cell office:value-type="float" office:value="0.008659656" calcext:value-type="float">
            <text:p>0.008659656</text:p>
          </table:table-cell>
          <table:table-cell office:value-type="float" office:value="3.72811" calcext:value-type="float">
            <text:p>3.72811</text:p>
          </table:table-cell>
          <table:table-cell office:value-type="float" office:value="2.729854" calcext:value-type="float">
            <text:p>2.729854</text:p>
          </table:table-cell>
          <table:table-cell office:value-type="float" office:value="0.6503977" calcext:value-type="float">
            <text:p>0.6503977</text:p>
          </table:table-cell>
          <table:table-cell office:value-type="float" office:value="0.105876" calcext:value-type="float">
            <text:p>0.105876</text:p>
          </table:table-cell>
          <table:table-cell office:value-type="float" office:value="0.06796603" calcext:value-type="float">
            <text:p>0.06796603</text:p>
          </table:table-cell>
          <table:table-cell office:value-type="float" office:value="0.3293508" calcext:value-type="float">
            <text:p>0.3293508</text:p>
          </table:table-cell>
          <table:table-cell office:value-type="float" office:value="0.3627897" calcext:value-type="float">
            <text:p>0.3627897</text:p>
          </table:table-cell>
          <table:table-cell office:value-type="float" office:value="0" calcext:value-type="float">
            <text:p>0</text:p>
          </table:table-cell>
          <table:table-cell office:value-type="float" office:value="439.3982" calcext:value-type="float">
            <text:p>439.3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7046" calcext:value-type="float">
            <text:p>-0.28070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13.87811" calcext:value-type="float">
            <text:p>13.87811</text:p>
          </table:table-cell>
          <table:table-cell office:value-type="float" office:value="1090.231" calcext:value-type="float">
            <text:p>1090.231</text:p>
          </table:table-cell>
          <table:table-cell office:value-type="float" office:value="8.97" calcext:value-type="float">
            <text:p>8.97</text:p>
          </table:table-cell>
          <table:table-cell office:value-type="float" office:value="-28.52105" calcext:value-type="float">
            <text:p>-28.52105</text:p>
          </table:table-cell>
          <table:table-cell office:value-type="float" office:value="0.0783372" calcext:value-type="float">
            <text:p>0.0783372</text:p>
          </table:table-cell>
          <table:table-cell office:value-type="float" office:value="5.281636" calcext:value-type="float">
            <text:p>5.281636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07798" calcext:value-type="float">
            <text:p>-0.1407798</text:p>
          </table:table-cell>
          <table:table-cell office:value-type="float" office:value="-0.02273061" calcext:value-type="float">
            <text:p>-0.02273061</text:p>
          </table:table-cell>
          <table:table-cell office:value-type="float" office:value="0.000007274831" calcext:value-type="float">
            <text:p>7.274831E-06</text:p>
          </table:table-cell>
          <table:table-cell office:value-type="float" office:value="11.92325" calcext:value-type="float">
            <text:p>11.92325</text:p>
          </table:table-cell>
          <table:table-cell office:value-type="float" office:value="0.1579043" calcext:value-type="float">
            <text:p>0.1579043</text:p>
          </table:table-cell>
          <table:table-cell office:value-type="float" office:value="0.1023917" calcext:value-type="float">
            <text:p>0.1023917</text:p>
          </table:table-cell>
          <table:table-cell office:value-type="float" office:value="0.09203346" calcext:value-type="float">
            <text:p>0.09203346</text:p>
          </table:table-cell>
          <table:table-cell office:value-type="float" office:value="0.03333484" calcext:value-type="float">
            <text:p>0.03333484</text:p>
          </table:table-cell>
          <table:table-cell office:value-type="float" office:value="0.03551825" calcext:value-type="float">
            <text:p>0.03551825</text:p>
          </table:table-cell>
          <table:table-cell office:value-type="float" office:value="0.01190638" calcext:value-type="float">
            <text:p>0.01190638</text:p>
          </table:table-cell>
          <table:table-cell office:value-type="float" office:value="0.007107276" calcext:value-type="float">
            <text:p>0.007107276</text:p>
          </table:table-cell>
          <table:table-cell office:value-type="float" office:value="0.02420096" calcext:value-type="float">
            <text:p>0.02420096</text:p>
          </table:table-cell>
          <table:table-cell office:value-type="float" office:value="0.02109594" calcext:value-type="float">
            <text:p>0.02109594</text:p>
          </table:table-cell>
          <table:table-cell office:value-type="float" office:value="0.01800248" calcext:value-type="float">
            <text:p>0.01800248</text:p>
          </table:table-cell>
          <table:table-cell office:value-type="float" office:value="0.01670224" calcext:value-type="float">
            <text:p>0.01670224</text:p>
          </table:table-cell>
          <table:table-cell office:value-type="float" office:value="0.02767999" calcext:value-type="float">
            <text:p>0.02767999</text:p>
          </table:table-cell>
          <table:table-cell office:value-type="float" office:value="0.005742177" calcext:value-type="float">
            <text:p>0.005742177</text:p>
          </table:table-cell>
          <table:table-cell office:value-type="float" office:value="0.005928078" calcext:value-type="float">
            <text:p>0.005928078</text:p>
          </table:table-cell>
          <table:table-cell office:value-type="float" office:value="0" calcext:value-type="float">
            <text:p>0</text:p>
          </table:table-cell>
          <table:table-cell office:value-type="float" office:value="9.168981" calcext:value-type="float">
            <text:p>9.168981</text:p>
          </table:table-cell>
          <table:table-cell office:value-type="float" office:value="19.35065" calcext:value-type="float">
            <text:p>19.35065</text:p>
          </table:table-cell>
          <table:table-cell office:value-type="float" office:value="18.64289" calcext:value-type="float">
            <text:p>18.64289</text:p>
          </table:table-cell>
          <table:table-cell office:value-type="float" office:value="0.02104524" calcext:value-type="float">
            <text:p>0.02104524</text:p>
          </table:table-cell>
          <table:table-cell office:value-type="float" office:value="0.01062222" calcext:value-type="float">
            <text:p>0.01062222</text:p>
          </table:table-cell>
          <table:table-cell office:value-type="float" office:value="0.007268258" calcext:value-type="float">
            <text:p>0.007268258</text:p>
          </table:table-cell>
          <table:table-cell office:value-type="float" office:value="0.008273656" calcext:value-type="float">
            <text:p>0.008273656</text:p>
          </table:table-cell>
          <table:table-cell office:value-type="float" office:value="3.608377" calcext:value-type="float">
            <text:p>3.608377</text:p>
          </table:table-cell>
          <table:table-cell office:value-type="float" office:value="2.673976" calcext:value-type="float">
            <text:p>2.673976</text:p>
          </table:table-cell>
          <table:table-cell office:value-type="float" office:value="0.6237217" calcext:value-type="float">
            <text:p>0.6237217</text:p>
          </table:table-cell>
          <table:table-cell office:value-type="float" office:value="0.09188028" calcext:value-type="float">
            <text:p>0.09188028</text:p>
          </table:table-cell>
          <table:table-cell office:value-type="float" office:value="0.0587123" calcext:value-type="float">
            <text:p>0.0587123</text:p>
          </table:table-cell>
          <table:table-cell office:value-type="float" office:value="0.3286957" calcext:value-type="float">
            <text:p>0.3286957</text:p>
          </table:table-cell>
          <table:table-cell office:value-type="float" office:value="0.3627904" calcext:value-type="float">
            <text:p>0.3627904</text:p>
          </table:table-cell>
          <table:table-cell office:value-type="float" office:value="0" calcext:value-type="float">
            <text:p>0</text:p>
          </table:table-cell>
          <table:table-cell office:value-type="float" office:value="446.051" calcext:value-type="float">
            <text:p>446.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7544" calcext:value-type="float">
            <text:p>-0.28075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13.82646" calcext:value-type="float">
            <text:p>13.82646</text:p>
          </table:table-cell>
          <table:table-cell office:value-type="float" office:value="1090.189" calcext:value-type="float">
            <text:p>1090.189</text:p>
          </table:table-cell>
          <table:table-cell office:value-type="float" office:value="8.97" calcext:value-type="float">
            <text:p>8.97</text:p>
          </table:table-cell>
          <table:table-cell office:value-type="float" office:value="-28.83701" calcext:value-type="float">
            <text:p>-28.83701</text:p>
          </table:table-cell>
          <table:table-cell office:value-type="float" office:value="0.07761617" calcext:value-type="float">
            <text:p>0.07761617</text:p>
          </table:table-cell>
          <table:table-cell office:value-type="float" office:value="5.056525" calcext:value-type="float">
            <text:p>5.05652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08529" calcext:value-type="float">
            <text:p>-0.1408529</text:p>
          </table:table-cell>
          <table:table-cell office:value-type="float" office:value="-0.02270431" calcext:value-type="float">
            <text:p>-0.02270431</text:p>
          </table:table-cell>
          <table:table-cell office:value-type="float" office:value="0.000007600735" calcext:value-type="float">
            <text:p>7.600735E-06</text:p>
          </table:table-cell>
          <table:table-cell office:value-type="float" office:value="11.88908" calcext:value-type="float">
            <text:p>11.88908</text:p>
          </table:table-cell>
          <table:table-cell office:value-type="float" office:value="0.1333119" calcext:value-type="float">
            <text:p>0.1333119</text:p>
          </table:table-cell>
          <table:table-cell office:value-type="float" office:value="0.09897803" calcext:value-type="float">
            <text:p>0.09897803</text:p>
          </table:table-cell>
          <table:table-cell office:value-type="float" office:value="0.08932182" calcext:value-type="float">
            <text:p>0.08932182</text:p>
          </table:table-cell>
          <table:table-cell office:value-type="float" office:value="0.03260504" calcext:value-type="float">
            <text:p>0.03260504</text:p>
          </table:table-cell>
          <table:table-cell office:value-type="float" office:value="0.03466304" calcext:value-type="float">
            <text:p>0.03466304</text:p>
          </table:table-cell>
          <table:table-cell office:value-type="float" office:value="0.01167603" calcext:value-type="float">
            <text:p>0.01167603</text:p>
          </table:table-cell>
          <table:table-cell office:value-type="float" office:value="0.007053673" calcext:value-type="float">
            <text:p>0.007053673</text:p>
          </table:table-cell>
          <table:table-cell office:value-type="float" office:value="0.02415477" calcext:value-type="float">
            <text:p>0.02415477</text:p>
          </table:table-cell>
          <table:table-cell office:value-type="float" office:value="0.0210628" calcext:value-type="float">
            <text:p>0.0210628</text:p>
          </table:table-cell>
          <table:table-cell office:value-type="float" office:value="0.01800647" calcext:value-type="float">
            <text:p>0.01800647</text:p>
          </table:table-cell>
          <table:table-cell office:value-type="float" office:value="0.01670217" calcext:value-type="float">
            <text:p>0.01670217</text:p>
          </table:table-cell>
          <table:table-cell office:value-type="float" office:value="0.02752605" calcext:value-type="float">
            <text:p>0.02752605</text:p>
          </table:table-cell>
          <table:table-cell office:value-type="float" office:value="0.005735388" calcext:value-type="float">
            <text:p>0.005735388</text:p>
          </table:table-cell>
          <table:table-cell office:value-type="float" office:value="0.005925776" calcext:value-type="float">
            <text:p>0.005925776</text:p>
          </table:table-cell>
          <table:table-cell office:value-type="float" office:value="0" calcext:value-type="float">
            <text:p>0</text:p>
          </table:table-cell>
          <table:table-cell office:value-type="float" office:value="8.423137" calcext:value-type="float">
            <text:p>8.423137</text:p>
          </table:table-cell>
          <table:table-cell office:value-type="float" office:value="17.72596" calcext:value-type="float">
            <text:p>17.72596</text:p>
          </table:table-cell>
          <table:table-cell office:value-type="float" office:value="17.46353" calcext:value-type="float">
            <text:p>17.46353</text:p>
          </table:table-cell>
          <table:table-cell office:value-type="float" office:value="0.02014291" calcext:value-type="float">
            <text:p>0.02014291</text:p>
          </table:table-cell>
          <table:table-cell office:value-type="float" office:value="0.01051602" calcext:value-type="float">
            <text:p>0.01051602</text:p>
          </table:table-cell>
          <table:table-cell office:value-type="float" office:value="0.007211484" calcext:value-type="float">
            <text:p>0.007211484</text:p>
          </table:table-cell>
          <table:table-cell office:value-type="float" office:value="0.008117406" calcext:value-type="float">
            <text:p>0.008117406</text:p>
          </table:table-cell>
          <table:table-cell office:value-type="float" office:value="3.493495" calcext:value-type="float">
            <text:p>3.493495</text:p>
          </table:table-cell>
          <table:table-cell office:value-type="float" office:value="2.618808" calcext:value-type="float">
            <text:p>2.618808</text:p>
          </table:table-cell>
          <table:table-cell office:value-type="float" office:value="0.5974531" calcext:value-type="float">
            <text:p>0.5974531</text:p>
          </table:table-cell>
          <table:table-cell office:value-type="float" office:value="0.07914514" calcext:value-type="float">
            <text:p>0.07914514</text:p>
          </table:table-cell>
          <table:table-cell office:value-type="float" office:value="0.05104257" calcext:value-type="float">
            <text:p>0.05104257</text:p>
          </table:table-cell>
          <table:table-cell office:value-type="float" office:value="0.3280141" calcext:value-type="float">
            <text:p>0.3280141</text:p>
          </table:table-cell>
          <table:table-cell office:value-type="float" office:value="0.3627911" calcext:value-type="float">
            <text:p>0.3627911</text:p>
          </table:table-cell>
          <table:table-cell office:value-type="float" office:value="0" calcext:value-type="float">
            <text:p>0</text:p>
          </table:table-cell>
          <table:table-cell office:value-type="float" office:value="451.7845" calcext:value-type="float">
            <text:p>451.7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893" calcext:value-type="float">
            <text:p>-0.28089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13.77661" calcext:value-type="float">
            <text:p>13.77661</text:p>
          </table:table-cell>
          <table:table-cell office:value-type="float" office:value="1090.146" calcext:value-type="float">
            <text:p>1090.146</text:p>
          </table:table-cell>
          <table:table-cell office:value-type="float" office:value="8.97" calcext:value-type="float">
            <text:p>8.97</text:p>
          </table:table-cell>
          <table:table-cell office:value-type="float" office:value="-29.14658" calcext:value-type="float">
            <text:p>-29.14658</text:p>
          </table:table-cell>
          <table:table-cell office:value-type="float" office:value="0.07701181" calcext:value-type="float">
            <text:p>0.07701181</text:p>
          </table:table-cell>
          <table:table-cell office:value-type="float" office:value="4.834637" calcext:value-type="float">
            <text:p>4.834637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08674" calcext:value-type="float">
            <text:p>-0.1408674</text:p>
          </table:table-cell>
          <table:table-cell office:value-type="float" office:value="-0.02267338" calcext:value-type="float">
            <text:p>-0.02267338</text:p>
          </table:table-cell>
          <table:table-cell office:value-type="float" office:value="0.000007934291" calcext:value-type="float">
            <text:p>7.934291E-06</text:p>
          </table:table-cell>
          <table:table-cell office:value-type="float" office:value="11.85118" calcext:value-type="float">
            <text:p>11.85118</text:p>
          </table:table-cell>
          <table:table-cell office:value-type="float" office:value="0.1166436" calcext:value-type="float">
            <text:p>0.1166436</text:p>
          </table:table-cell>
          <table:table-cell office:value-type="float" office:value="0.09600879" calcext:value-type="float">
            <text:p>0.09600879</text:p>
          </table:table-cell>
          <table:table-cell office:value-type="float" office:value="0.08692252" calcext:value-type="float">
            <text:p>0.08692252</text:p>
          </table:table-cell>
          <table:table-cell office:value-type="float" office:value="0.03199478" calcext:value-type="float">
            <text:p>0.03199478</text:p>
          </table:table-cell>
          <table:table-cell office:value-type="float" office:value="0.03393925" calcext:value-type="float">
            <text:p>0.03393925</text:p>
          </table:table-cell>
          <table:table-cell office:value-type="float" office:value="0.0114743" calcext:value-type="float">
            <text:p>0.0114743</text:p>
          </table:table-cell>
          <table:table-cell office:value-type="float" office:value="0.006998511" calcext:value-type="float">
            <text:p>0.006998511</text:p>
          </table:table-cell>
          <table:table-cell office:value-type="float" office:value="0.02411197" calcext:value-type="float">
            <text:p>0.02411197</text:p>
          </table:table-cell>
          <table:table-cell office:value-type="float" office:value="0.0210277" calcext:value-type="float">
            <text:p>0.0210277</text:p>
          </table:table-cell>
          <table:table-cell office:value-type="float" office:value="0.01800998" calcext:value-type="float">
            <text:p>0.01800998</text:p>
          </table:table-cell>
          <table:table-cell office:value-type="float" office:value="0.01670387" calcext:value-type="float">
            <text:p>0.01670387</text:p>
          </table:table-cell>
          <table:table-cell office:value-type="float" office:value="0.02736131" calcext:value-type="float">
            <text:p>0.02736131</text:p>
          </table:table-cell>
          <table:table-cell office:value-type="float" office:value="0.005728493" calcext:value-type="float">
            <text:p>0.005728493</text:p>
          </table:table-cell>
          <table:table-cell office:value-type="float" office:value="0.005923468" calcext:value-type="float">
            <text:p>0.005923468</text:p>
          </table:table-cell>
          <table:table-cell office:value-type="float" office:value="0" calcext:value-type="float">
            <text:p>0</text:p>
          </table:table-cell>
          <table:table-cell office:value-type="float" office:value="7.811157" calcext:value-type="float">
            <text:p>7.811157</text:p>
          </table:table-cell>
          <table:table-cell office:value-type="float" office:value="16.08976" calcext:value-type="float">
            <text:p>16.08976</text:p>
          </table:table-cell>
          <table:table-cell office:value-type="float" office:value="16.28896" calcext:value-type="float">
            <text:p>16.28896</text:p>
          </table:table-cell>
          <table:table-cell office:value-type="float" office:value="0.01941918" calcext:value-type="float">
            <text:p>0.01941918</text:p>
          </table:table-cell>
          <table:table-cell office:value-type="float" office:value="0.0104184" calcext:value-type="float">
            <text:p>0.0104184</text:p>
          </table:table-cell>
          <table:table-cell office:value-type="float" office:value="0.007145364" calcext:value-type="float">
            <text:p>0.007145364</text:p>
          </table:table-cell>
          <table:table-cell office:value-type="float" office:value="0.007975976" calcext:value-type="float">
            <text:p>0.007975976</text:p>
          </table:table-cell>
          <table:table-cell office:value-type="float" office:value="3.380991" calcext:value-type="float">
            <text:p>3.380991</text:p>
          </table:table-cell>
          <table:table-cell office:value-type="float" office:value="2.563639" calcext:value-type="float">
            <text:p>2.563639</text:p>
          </table:table-cell>
          <table:table-cell office:value-type="float" office:value="0.571179" calcext:value-type="float">
            <text:p>0.571179</text:p>
          </table:table-cell>
          <table:table-cell office:value-type="float" office:value="0.0675727" calcext:value-type="float">
            <text:p>0.0675727</text:p>
          </table:table-cell>
          <table:table-cell office:value-type="float" office:value="0.04478951" calcext:value-type="float">
            <text:p>0.04478951</text:p>
          </table:table-cell>
          <table:table-cell office:value-type="float" office:value="0.327292" calcext:value-type="float">
            <text:p>0.327292</text:p>
          </table:table-cell>
          <table:table-cell office:value-type="float" office:value="0.3627918" calcext:value-type="float">
            <text:p>0.3627918</text:p>
          </table:table-cell>
          <table:table-cell office:value-type="float" office:value="0" calcext:value-type="float">
            <text:p>0</text:p>
          </table:table-cell>
          <table:table-cell office:value-type="float" office:value="457.0705" calcext:value-type="float">
            <text:p>457.0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9438" calcext:value-type="float">
            <text:p>-0.28094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13.72491" calcext:value-type="float">
            <text:p>13.72491</text:p>
          </table:table-cell>
          <table:table-cell office:value-type="float" office:value="1090.101" calcext:value-type="float">
            <text:p>1090.101</text:p>
          </table:table-cell>
          <table:table-cell office:value-type="float" office:value="8.97" calcext:value-type="float">
            <text:p>8.97</text:p>
          </table:table-cell>
          <table:table-cell office:value-type="float" office:value="-29.46363" calcext:value-type="float">
            <text:p>-29.46363</text:p>
          </table:table-cell>
          <table:table-cell office:value-type="float" office:value="0.07717727" calcext:value-type="float">
            <text:p>0.07717727</text:p>
          </table:table-cell>
          <table:table-cell office:value-type="float" office:value="4.607206" calcext:value-type="float">
            <text:p>4.607206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08899" calcext:value-type="float">
            <text:p>-0.1408899</text:p>
          </table:table-cell>
          <table:table-cell office:value-type="float" office:value="-0.02264336" calcext:value-type="float">
            <text:p>-0.02264336</text:p>
          </table:table-cell>
          <table:table-cell office:value-type="float" office:value="0.00000827502" calcext:value-type="float">
            <text:p>8.27502E-06</text:p>
          </table:table-cell>
          <table:table-cell office:value-type="float" office:value="11.80841" calcext:value-type="float">
            <text:p>11.80841</text:p>
          </table:table-cell>
          <table:table-cell office:value-type="float" office:value="0.1129206" calcext:value-type="float">
            <text:p>0.1129206</text:p>
          </table:table-cell>
          <table:table-cell office:value-type="float" office:value="0.09965758" calcext:value-type="float">
            <text:p>0.09965758</text:p>
          </table:table-cell>
          <table:table-cell office:value-type="float" office:value="0.08926018" calcext:value-type="float">
            <text:p>0.08926018</text:p>
          </table:table-cell>
          <table:table-cell office:value-type="float" office:value="0.03271347" calcext:value-type="float">
            <text:p>0.03271347</text:p>
          </table:table-cell>
          <table:table-cell office:value-type="float" office:value="0.03430937" calcext:value-type="float">
            <text:p>0.03430937</text:p>
          </table:table-cell>
          <table:table-cell office:value-type="float" office:value="0.01145651" calcext:value-type="float">
            <text:p>0.01145651</text:p>
          </table:table-cell>
          <table:table-cell office:value-type="float" office:value="0.006988804" calcext:value-type="float">
            <text:p>0.006988804</text:p>
          </table:table-cell>
          <table:table-cell office:value-type="float" office:value="0.02404834" calcext:value-type="float">
            <text:p>0.02404834</text:p>
          </table:table-cell>
          <table:table-cell office:value-type="float" office:value="0.02098764" calcext:value-type="float">
            <text:p>0.02098764</text:p>
          </table:table-cell>
          <table:table-cell office:value-type="float" office:value="0.01801298" calcext:value-type="float">
            <text:p>0.01801298</text:p>
          </table:table-cell>
          <table:table-cell office:value-type="float" office:value="0.01670677" calcext:value-type="float">
            <text:p>0.01670677</text:p>
          </table:table-cell>
          <table:table-cell office:value-type="float" office:value="0.0271838" calcext:value-type="float">
            <text:p>0.0271838</text:p>
          </table:table-cell>
          <table:table-cell office:value-type="float" office:value="0.005721492" calcext:value-type="float">
            <text:p>0.005721492</text:p>
          </table:table-cell>
          <table:table-cell office:value-type="float" office:value="0.00592114" calcext:value-type="float">
            <text:p>0.00592114</text:p>
          </table:table-cell>
          <table:table-cell office:value-type="float" office:value="0" calcext:value-type="float">
            <text:p>0</text:p>
          </table:table-cell>
          <table:table-cell office:value-type="float" office:value="7.258957" calcext:value-type="float">
            <text:p>7.258957</text:p>
          </table:table-cell>
          <table:table-cell office:value-type="float" office:value="14.33689" calcext:value-type="float">
            <text:p>14.33689</text:p>
          </table:table-cell>
          <table:table-cell office:value-type="float" office:value="15.05925" calcext:value-type="float">
            <text:p>15.05925</text:p>
          </table:table-cell>
          <table:table-cell office:value-type="float" office:value="0.01872579" calcext:value-type="float">
            <text:p>0.01872579</text:p>
          </table:table-cell>
          <table:table-cell office:value-type="float" office:value="0.01025702" calcext:value-type="float">
            <text:p>0.01025702</text:p>
          </table:table-cell>
          <table:table-cell office:value-type="float" office:value="0.007023507" calcext:value-type="float">
            <text:p>0.007023507</text:p>
          </table:table-cell>
          <table:table-cell office:value-type="float" office:value="0.00770842" calcext:value-type="float">
            <text:p>0.00770842</text:p>
          </table:table-cell>
          <table:table-cell office:value-type="float" office:value="3.269209" calcext:value-type="float">
            <text:p>3.269209</text:p>
          </table:table-cell>
          <table:table-cell office:value-type="float" office:value="2.508251" calcext:value-type="float">
            <text:p>2.508251</text:p>
          </table:table-cell>
          <table:table-cell office:value-type="float" office:value="0.5447634" calcext:value-type="float">
            <text:p>0.5447634</text:p>
          </table:table-cell>
          <table:table-cell office:value-type="float" office:value="0.05726592" calcext:value-type="float">
            <text:p>0.05726592</text:p>
          </table:table-cell>
          <table:table-cell office:value-type="float" office:value="0.03987597" calcext:value-type="float">
            <text:p>0.03987597</text:p>
          </table:table-cell>
          <table:table-cell office:value-type="float" office:value="0.3265226" calcext:value-type="float">
            <text:p>0.3265226</text:p>
          </table:table-cell>
          <table:table-cell office:value-type="float" office:value="0.3627943" calcext:value-type="float">
            <text:p>0.3627943</text:p>
          </table:table-cell>
          <table:table-cell office:value-type="float" office:value="0" calcext:value-type="float">
            <text:p>0</text:p>
          </table:table-cell>
          <table:table-cell office:value-type="float" office:value="464.9704" calcext:value-type="float">
            <text:p>464.9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9941" calcext:value-type="float">
            <text:p>-0.280994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13.671" calcext:value-type="float">
            <text:p>13.671</text:p>
          </table:table-cell>
          <table:table-cell office:value-type="float" office:value="1090.055" calcext:value-type="float">
            <text:p>1090.055</text:p>
          </table:table-cell>
          <table:table-cell office:value-type="float" office:value="8.97" calcext:value-type="float">
            <text:p>8.97</text:p>
          </table:table-cell>
          <table:table-cell office:value-type="float" office:value="-29.78583" calcext:value-type="float">
            <text:p>-29.78583</text:p>
          </table:table-cell>
          <table:table-cell office:value-type="float" office:value="0.07727077" calcext:value-type="float">
            <text:p>0.07727077</text:p>
          </table:table-cell>
          <table:table-cell office:value-type="float" office:value="4.378492" calcext:value-type="float">
            <text:p>4.378492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09158" calcext:value-type="float">
            <text:p>-0.1409158</text:p>
          </table:table-cell>
          <table:table-cell office:value-type="float" office:value="-0.02261329" calcext:value-type="float">
            <text:p>-0.02261329</text:p>
          </table:table-cell>
          <table:table-cell office:value-type="float" office:value="0.000008617293" calcext:value-type="float">
            <text:p>8.617293E-06</text:p>
          </table:table-cell>
          <table:table-cell office:value-type="float" office:value="11.7629" calcext:value-type="float">
            <text:p>11.7629</text:p>
          </table:table-cell>
          <table:table-cell office:value-type="float" office:value="0.1094889" calcext:value-type="float">
            <text:p>0.1094889</text:p>
          </table:table-cell>
          <table:table-cell office:value-type="float" office:value="0.101574" calcext:value-type="float">
            <text:p>0.101574</text:p>
          </table:table-cell>
          <table:table-cell office:value-type="float" office:value="0.09075508" calcext:value-type="float">
            <text:p>0.09075508</text:p>
          </table:table-cell>
          <table:table-cell office:value-type="float" office:value="0.0334387" calcext:value-type="float">
            <text:p>0.0334387</text:p>
          </table:table-cell>
          <table:table-cell office:value-type="float" office:value="0.0348523" calcext:value-type="float">
            <text:p>0.0348523</text:p>
          </table:table-cell>
          <table:table-cell office:value-type="float" office:value="0.0115554" calcext:value-type="float">
            <text:p>0.0115554</text:p>
          </table:table-cell>
          <table:table-cell office:value-type="float" office:value="0.007045322" calcext:value-type="float">
            <text:p>0.007045322</text:p>
          </table:table-cell>
          <table:table-cell office:value-type="float" office:value="0.02399616" calcext:value-type="float">
            <text:p>0.02399616</text:p>
          </table:table-cell>
          <table:table-cell office:value-type="float" office:value="0.02094763" calcext:value-type="float">
            <text:p>0.02094763</text:p>
          </table:table-cell>
          <table:table-cell office:value-type="float" office:value="0.01801667" calcext:value-type="float">
            <text:p>0.01801667</text:p>
          </table:table-cell>
          <table:table-cell office:value-type="float" office:value="0.01671101" calcext:value-type="float">
            <text:p>0.01671101</text:p>
          </table:table-cell>
          <table:table-cell office:value-type="float" office:value="0.02700537" calcext:value-type="float">
            <text:p>0.02700537</text:p>
          </table:table-cell>
          <table:table-cell office:value-type="float" office:value="0.00571438" calcext:value-type="float">
            <text:p>0.00571438</text:p>
          </table:table-cell>
          <table:table-cell office:value-type="float" office:value="0.005918791" calcext:value-type="float">
            <text:p>0.005918791</text:p>
          </table:table-cell>
          <table:table-cell office:value-type="float" office:value="0" calcext:value-type="float">
            <text:p>0</text:p>
          </table:table-cell>
          <table:table-cell office:value-type="float" office:value="6.634212" calcext:value-type="float">
            <text:p>6.634212</text:p>
          </table:table-cell>
          <table:table-cell office:value-type="float" office:value="12.52619" calcext:value-type="float">
            <text:p>12.52619</text:p>
          </table:table-cell>
          <table:table-cell office:value-type="float" office:value="13.79624" calcext:value-type="float">
            <text:p>13.79624</text:p>
          </table:table-cell>
          <table:table-cell office:value-type="float" office:value="0.0180347" calcext:value-type="float">
            <text:p>0.0180347</text:p>
          </table:table-cell>
          <table:table-cell office:value-type="float" office:value="0.01012535" calcext:value-type="float">
            <text:p>0.01012535</text:p>
          </table:table-cell>
          <table:table-cell office:value-type="float" office:value="0.006838904" calcext:value-type="float">
            <text:p>0.006838904</text:p>
          </table:table-cell>
          <table:table-cell office:value-type="float" office:value="0.007435944" calcext:value-type="float">
            <text:p>0.007435944</text:p>
          </table:table-cell>
          <table:table-cell office:value-type="float" office:value="3.161341" calcext:value-type="float">
            <text:p>3.161341</text:p>
          </table:table-cell>
          <table:table-cell office:value-type="float" office:value="2.453673" calcext:value-type="float">
            <text:p>2.453673</text:p>
          </table:table-cell>
          <table:table-cell office:value-type="float" office:value="0.5188628" calcext:value-type="float">
            <text:p>0.5188628</text:p>
          </table:table-cell>
          <table:table-cell office:value-type="float" office:value="0.04852077" calcext:value-type="float">
            <text:p>0.04852077</text:p>
          </table:table-cell>
          <table:table-cell office:value-type="float" office:value="0.03626972" calcext:value-type="float">
            <text:p>0.03626972</text:p>
          </table:table-cell>
          <table:table-cell office:value-type="float" office:value="0.325702" calcext:value-type="float">
            <text:p>0.325702</text:p>
          </table:table-cell>
          <table:table-cell office:value-type="float" office:value="0.3627974" calcext:value-type="float">
            <text:p>0.3627974</text:p>
          </table:table-cell>
          <table:table-cell office:value-type="float" office:value="0" calcext:value-type="float">
            <text:p>0</text:p>
          </table:table-cell>
          <table:table-cell office:value-type="float" office:value="473.5191" calcext:value-type="float">
            <text:p>473.5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0487" calcext:value-type="float">
            <text:p>-0.281048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13.61728" calcext:value-type="float">
            <text:p>13.61728</text:p>
          </table:table-cell>
          <table:table-cell office:value-type="float" office:value="1090.009" calcext:value-type="float">
            <text:p>1090.009</text:p>
          </table:table-cell>
          <table:table-cell office:value-type="float" office:value="8.97" calcext:value-type="float">
            <text:p>8.97</text:p>
          </table:table-cell>
          <table:table-cell office:value-type="float" office:value="-30.06744" calcext:value-type="float">
            <text:p>-30.06744</text:p>
          </table:table-cell>
          <table:table-cell office:value-type="float" office:value="0.07749669" calcext:value-type="float">
            <text:p>0.07749669</text:p>
          </table:table-cell>
          <table:table-cell office:value-type="float" office:value="4.190235" calcext:value-type="float">
            <text:p>4.19023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09458" calcext:value-type="float">
            <text:p>-0.1409458</text:p>
          </table:table-cell>
          <table:table-cell office:value-type="float" office:value="-0.02258282" calcext:value-type="float">
            <text:p>-0.02258282</text:p>
          </table:table-cell>
          <table:table-cell office:value-type="float" office:value="0.000008946805" calcext:value-type="float">
            <text:p>8.946805E-06</text:p>
          </table:table-cell>
          <table:table-cell office:value-type="float" office:value="11.71752" calcext:value-type="float">
            <text:p>11.71752</text:p>
          </table:table-cell>
          <table:table-cell office:value-type="float" office:value="0.1072385" calcext:value-type="float">
            <text:p>0.1072385</text:p>
          </table:table-cell>
          <table:table-cell office:value-type="float" office:value="0.1027758" calcext:value-type="float">
            <text:p>0.1027758</text:p>
          </table:table-cell>
          <table:table-cell office:value-type="float" office:value="0.09147709" calcext:value-type="float">
            <text:p>0.09147709</text:p>
          </table:table-cell>
          <table:table-cell office:value-type="float" office:value="0.03400703" calcext:value-type="float">
            <text:p>0.03400703</text:p>
          </table:table-cell>
          <table:table-cell office:value-type="float" office:value="0.03524876" calcext:value-type="float">
            <text:p>0.03524876</text:p>
          </table:table-cell>
          <table:table-cell office:value-type="float" office:value="0.01161286" calcext:value-type="float">
            <text:p>0.01161286</text:p>
          </table:table-cell>
          <table:table-cell office:value-type="float" office:value="0.007075842" calcext:value-type="float">
            <text:p>0.007075842</text:p>
          </table:table-cell>
          <table:table-cell office:value-type="float" office:value="0.02426452" calcext:value-type="float">
            <text:p>0.02426452</text:p>
          </table:table-cell>
          <table:table-cell office:value-type="float" office:value="0.02098009" calcext:value-type="float">
            <text:p>0.02098009</text:p>
          </table:table-cell>
          <table:table-cell office:value-type="float" office:value="0.01804027" calcext:value-type="float">
            <text:p>0.01804027</text:p>
          </table:table-cell>
          <table:table-cell office:value-type="float" office:value="0.01672293" calcext:value-type="float">
            <text:p>0.01672293</text:p>
          </table:table-cell>
          <table:table-cell office:value-type="float" office:value="0.02690354" calcext:value-type="float">
            <text:p>0.02690354</text:p>
          </table:table-cell>
          <table:table-cell office:value-type="float" office:value="0.005707162" calcext:value-type="float">
            <text:p>0.005707162</text:p>
          </table:table-cell>
          <table:table-cell office:value-type="float" office:value="0.005916446" calcext:value-type="float">
            <text:p>0.005916446</text:p>
          </table:table-cell>
          <table:table-cell office:value-type="float" office:value="0" calcext:value-type="float">
            <text:p>0</text:p>
          </table:table-cell>
          <table:table-cell office:value-type="float" office:value="6.008838" calcext:value-type="float">
            <text:p>6.008838</text:p>
          </table:table-cell>
          <table:table-cell office:value-type="float" office:value="10.92283" calcext:value-type="float">
            <text:p>10.92283</text:p>
          </table:table-cell>
          <table:table-cell office:value-type="float" office:value="12.69621" calcext:value-type="float">
            <text:p>12.69621</text:p>
          </table:table-cell>
          <table:table-cell office:value-type="float" office:value="0.0175061" calcext:value-type="float">
            <text:p>0.0175061</text:p>
          </table:table-cell>
          <table:table-cell office:value-type="float" office:value="0.01002425" calcext:value-type="float">
            <text:p>0.01002425</text:p>
          </table:table-cell>
          <table:table-cell office:value-type="float" office:value="0.006742494" calcext:value-type="float">
            <text:p>0.006742494</text:p>
          </table:table-cell>
          <table:table-cell office:value-type="float" office:value="0.007268194" calcext:value-type="float">
            <text:p>0.007268194</text:p>
          </table:table-cell>
          <table:table-cell office:value-type="float" office:value="3.088128" calcext:value-type="float">
            <text:p>3.088128</text:p>
          </table:table-cell>
          <table:table-cell office:value-type="float" office:value="2.411432" calcext:value-type="float">
            <text:p>2.411432</text:p>
          </table:table-cell>
          <table:table-cell office:value-type="float" office:value="0.4988231" calcext:value-type="float">
            <text:p>0.4988231</text:p>
          </table:table-cell>
          <table:table-cell office:value-type="float" office:value="0.04243404" calcext:value-type="float">
            <text:p>0.04243404</text:p>
          </table:table-cell>
          <table:table-cell office:value-type="float" office:value="0.03427067" calcext:value-type="float">
            <text:p>0.03427067</text:p>
          </table:table-cell>
          <table:table-cell office:value-type="float" office:value="0.324834" calcext:value-type="float">
            <text:p>0.324834</text:p>
          </table:table-cell>
          <table:table-cell office:value-type="float" office:value="0.3628005" calcext:value-type="float">
            <text:p>0.3628005</text:p>
          </table:table-cell>
          <table:table-cell office:value-type="float" office:value="0" calcext:value-type="float">
            <text:p>0</text:p>
          </table:table-cell>
          <table:table-cell office:value-type="float" office:value="482.2711" calcext:value-type="float">
            <text:p>482.2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1033" calcext:value-type="float">
            <text:p>-0.281103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13.56535" calcext:value-type="float">
            <text:p>13.56535</text:p>
          </table:table-cell>
          <table:table-cell office:value-type="float" office:value="1089.963" calcext:value-type="float">
            <text:p>1089.963</text:p>
          </table:table-cell>
          <table:table-cell office:value-type="float" office:value="8.97" calcext:value-type="float">
            <text:p>8.97</text:p>
          </table:table-cell>
          <table:table-cell office:value-type="float" office:value="-30.23994" calcext:value-type="float">
            <text:p>-30.23994</text:p>
          </table:table-cell>
          <table:table-cell office:value-type="float" office:value="0.07807788" calcext:value-type="float">
            <text:p>0.07807788</text:p>
          </table:table-cell>
          <table:table-cell office:value-type="float" office:value="4.109321" calcext:value-type="float">
            <text:p>4.10932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10005" calcext:value-type="float">
            <text:p>-0.1410005</text:p>
          </table:table-cell>
          <table:table-cell office:value-type="float" office:value="-0.02255225" calcext:value-type="float">
            <text:p>-0.02255225</text:p>
          </table:table-cell>
          <table:table-cell office:value-type="float" office:value="0.000009228996" calcext:value-type="float">
            <text:p>9.228996E-06</text:p>
          </table:table-cell>
          <table:table-cell office:value-type="float" office:value="11.6713" calcext:value-type="float">
            <text:p>11.6713</text:p>
          </table:table-cell>
          <table:table-cell office:value-type="float" office:value="0.1052591" calcext:value-type="float">
            <text:p>0.1052591</text:p>
          </table:table-cell>
          <table:table-cell office:value-type="float" office:value="0.1032788" calcext:value-type="float">
            <text:p>0.1032788</text:p>
          </table:table-cell>
          <table:table-cell office:value-type="float" office:value="0.09177897" calcext:value-type="float">
            <text:p>0.09177897</text:p>
          </table:table-cell>
          <table:table-cell office:value-type="float" office:value="0.03461824" calcext:value-type="float">
            <text:p>0.03461824</text:p>
          </table:table-cell>
          <table:table-cell office:value-type="float" office:value="0.03580028" calcext:value-type="float">
            <text:p>0.03580028</text:p>
          </table:table-cell>
          <table:table-cell office:value-type="float" office:value="0.01160163" calcext:value-type="float">
            <text:p>0.01160163</text:p>
          </table:table-cell>
          <table:table-cell office:value-type="float" office:value="0.007013073" calcext:value-type="float">
            <text:p>0.007013073</text:p>
          </table:table-cell>
          <table:table-cell office:value-type="float" office:value="0.02488929" calcext:value-type="float">
            <text:p>0.02488929</text:p>
          </table:table-cell>
          <table:table-cell office:value-type="float" office:value="0.02115448" calcext:value-type="float">
            <text:p>0.02115448</text:p>
          </table:table-cell>
          <table:table-cell office:value-type="float" office:value="0.01813008" calcext:value-type="float">
            <text:p>0.01813008</text:p>
          </table:table-cell>
          <table:table-cell office:value-type="float" office:value="0.01679156" calcext:value-type="float">
            <text:p>0.01679156</text:p>
          </table:table-cell>
          <table:table-cell office:value-type="float" office:value="0.02706988" calcext:value-type="float">
            <text:p>0.02706988</text:p>
          </table:table-cell>
          <table:table-cell office:value-type="float" office:value="0.00569992" calcext:value-type="float">
            <text:p>0.00569992</text:p>
          </table:table-cell>
          <table:table-cell office:value-type="float" office:value="0.005914079" calcext:value-type="float">
            <text:p>0.005914079</text:p>
          </table:table-cell>
          <table:table-cell office:value-type="float" office:value="0" calcext:value-type="float">
            <text:p>0</text:p>
          </table:table-cell>
          <table:table-cell office:value-type="float" office:value="5.40665" calcext:value-type="float">
            <text:p>5.40665</text:p>
          </table:table-cell>
          <table:table-cell office:value-type="float" office:value="10.02714" calcext:value-type="float">
            <text:p>10.02714</text:p>
          </table:table-cell>
          <table:table-cell office:value-type="float" office:value="12.06402" calcext:value-type="float">
            <text:p>12.06402</text:p>
          </table:table-cell>
          <table:table-cell office:value-type="float" office:value="0.01826788" calcext:value-type="float">
            <text:p>0.01826788</text:p>
          </table:table-cell>
          <table:table-cell office:value-type="float" office:value="0.01014306" calcext:value-type="float">
            <text:p>0.01014306</text:p>
          </table:table-cell>
          <table:table-cell office:value-type="float" office:value="0.007473492" calcext:value-type="float">
            <text:p>0.007473492</text:p>
          </table:table-cell>
          <table:table-cell office:value-type="float" office:value="0.007988208" calcext:value-type="float">
            <text:p>0.007988208</text:p>
          </table:table-cell>
          <table:table-cell office:value-type="float" office:value="3.093087" calcext:value-type="float">
            <text:p>3.093087</text:p>
          </table:table-cell>
          <table:table-cell office:value-type="float" office:value="2.399936" calcext:value-type="float">
            <text:p>2.399936</text:p>
          </table:table-cell>
          <table:table-cell office:value-type="float" office:value="0.4934037" calcext:value-type="float">
            <text:p>0.4934037</text:p>
          </table:table-cell>
          <table:table-cell office:value-type="float" office:value="0.04062433" calcext:value-type="float">
            <text:p>0.04062433</text:p>
          </table:table-cell>
          <table:table-cell office:value-type="float" office:value="0.03460853" calcext:value-type="float">
            <text:p>0.03460853</text:p>
          </table:table-cell>
          <table:table-cell office:value-type="float" office:value="0.3239399" calcext:value-type="float">
            <text:p>0.3239399</text:p>
          </table:table-cell>
          <table:table-cell office:value-type="float" office:value="0.3628036" calcext:value-type="float">
            <text:p>0.3628036</text:p>
          </table:table-cell>
          <table:table-cell office:value-type="float" office:value="0" calcext:value-type="float">
            <text:p>0</text:p>
          </table:table-cell>
          <table:table-cell office:value-type="float" office:value="491.8724" calcext:value-type="float">
            <text:p>491.8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1575" calcext:value-type="float">
            <text:p>-0.28115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13.52161" calcext:value-type="float">
            <text:p>13.52161</text:p>
          </table:table-cell>
          <table:table-cell office:value-type="float" office:value="1089.919" calcext:value-type="float">
            <text:p>1089.919</text:p>
          </table:table-cell>
          <table:table-cell office:value-type="float" office:value="8.97" calcext:value-type="float">
            <text:p>8.97</text:p>
          </table:table-cell>
          <table:table-cell office:value-type="float" office:value="-30.34745" calcext:value-type="float">
            <text:p>-30.34745</text:p>
          </table:table-cell>
          <table:table-cell office:value-type="float" office:value="0.07800077" calcext:value-type="float">
            <text:p>0.07800077</text:p>
          </table:table-cell>
          <table:table-cell office:value-type="float" office:value="4.083656" calcext:value-type="float">
            <text:p>4.083656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10739" calcext:value-type="float">
            <text:p>-0.1410739</text:p>
          </table:table-cell>
          <table:table-cell office:value-type="float" office:value="-0.02252083" calcext:value-type="float">
            <text:p>-0.02252083</text:p>
          </table:table-cell>
          <table:table-cell office:value-type="float" office:value="0.000009416007" calcext:value-type="float">
            <text:p>9.416007E-06</text:p>
          </table:table-cell>
          <table:table-cell office:value-type="float" office:value="11.63181" calcext:value-type="float">
            <text:p>11.63181</text:p>
          </table:table-cell>
          <table:table-cell office:value-type="float" office:value="0.09325439" calcext:value-type="float">
            <text:p>0.09325439</text:p>
          </table:table-cell>
          <table:table-cell office:value-type="float" office:value="0.09829424" calcext:value-type="float">
            <text:p>0.09829424</text:p>
          </table:table-cell>
          <table:table-cell office:value-type="float" office:value="0.08705299" calcext:value-type="float">
            <text:p>0.08705299</text:p>
          </table:table-cell>
          <table:table-cell office:value-type="float" office:value="0.03340309" calcext:value-type="float">
            <text:p>0.03340309</text:p>
          </table:table-cell>
          <table:table-cell office:value-type="float" office:value="0.03484423" calcext:value-type="float">
            <text:p>0.03484423</text:p>
          </table:table-cell>
          <table:table-cell office:value-type="float" office:value="0.01125221" calcext:value-type="float">
            <text:p>0.01125221</text:p>
          </table:table-cell>
          <table:table-cell office:value-type="float" office:value="0.006848352" calcext:value-type="float">
            <text:p>0.006848352</text:p>
          </table:table-cell>
          <table:table-cell office:value-type="float" office:value="0.02549307" calcext:value-type="float">
            <text:p>0.02549307</text:p>
          </table:table-cell>
          <table:table-cell office:value-type="float" office:value="0.02136442" calcext:value-type="float">
            <text:p>0.02136442</text:p>
          </table:table-cell>
          <table:table-cell office:value-type="float" office:value="0.01825862" calcext:value-type="float">
            <text:p>0.01825862</text:p>
          </table:table-cell>
          <table:table-cell office:value-type="float" office:value="0.01689098" calcext:value-type="float">
            <text:p>0.01689098</text:p>
          </table:table-cell>
          <table:table-cell office:value-type="float" office:value="0.02740146" calcext:value-type="float">
            <text:p>0.02740146</text:p>
          </table:table-cell>
          <table:table-cell office:value-type="float" office:value="0.005692742" calcext:value-type="float">
            <text:p>0.005692742</text:p>
          </table:table-cell>
          <table:table-cell office:value-type="float" office:value="0.005911691" calcext:value-type="float">
            <text:p>0.005911691</text:p>
          </table:table-cell>
          <table:table-cell office:value-type="float" office:value="0" calcext:value-type="float">
            <text:p>0</text:p>
          </table:table-cell>
          <table:table-cell office:value-type="float" office:value="4.906276" calcext:value-type="float">
            <text:p>4.906276</text:p>
          </table:table-cell>
          <table:table-cell office:value-type="float" office:value="9.644465" calcext:value-type="float">
            <text:p>9.644465</text:p>
          </table:table-cell>
          <table:table-cell office:value-type="float" office:value="11.7654" calcext:value-type="float">
            <text:p>11.7654</text:p>
          </table:table-cell>
          <table:table-cell office:value-type="float" office:value="0.02013332" calcext:value-type="float">
            <text:p>0.02013332</text:p>
          </table:table-cell>
          <table:table-cell office:value-type="float" office:value="0.01111567" calcext:value-type="float">
            <text:p>0.01111567</text:p>
          </table:table-cell>
          <table:table-cell office:value-type="float" office:value="0.008788095" calcext:value-type="float">
            <text:p>0.008788095</text:p>
          </table:table-cell>
          <table:table-cell office:value-type="float" office:value="0.009199804" calcext:value-type="float">
            <text:p>0.009199804</text:p>
          </table:table-cell>
          <table:table-cell office:value-type="float" office:value="3.113113" calcext:value-type="float">
            <text:p>3.113113</text:p>
          </table:table-cell>
          <table:table-cell office:value-type="float" office:value="2.401378" calcext:value-type="float">
            <text:p>2.401378</text:p>
          </table:table-cell>
          <table:table-cell office:value-type="float" office:value="0.4940597" calcext:value-type="float">
            <text:p>0.4940597</text:p>
          </table:table-cell>
          <table:table-cell office:value-type="float" office:value="0.04058875" calcext:value-type="float">
            <text:p>0.04058875</text:p>
          </table:table-cell>
          <table:table-cell office:value-type="float" office:value="0.03596198" calcext:value-type="float">
            <text:p>0.03596198</text:p>
          </table:table-cell>
          <table:table-cell office:value-type="float" office:value="0.3230487" calcext:value-type="float">
            <text:p>0.3230487</text:p>
          </table:table-cell>
          <table:table-cell office:value-type="float" office:value="0.3628067" calcext:value-type="float">
            <text:p>0.3628067</text:p>
          </table:table-cell>
          <table:table-cell office:value-type="float" office:value="0" calcext:value-type="float">
            <text:p>0</text:p>
          </table:table-cell>
          <table:table-cell office:value-type="float" office:value="498.4393" calcext:value-type="float">
            <text:p>498.4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2096" calcext:value-type="float">
            <text:p>-0.28120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13.48122" calcext:value-type="float">
            <text:p>13.48122</text:p>
          </table:table-cell>
          <table:table-cell office:value-type="float" office:value="1089.875" calcext:value-type="float">
            <text:p>1089.875</text:p>
          </table:table-cell>
          <table:table-cell office:value-type="float" office:value="8.97" calcext:value-type="float">
            <text:p>8.97</text:p>
          </table:table-cell>
          <table:table-cell office:value-type="float" office:value="-30.42065" calcext:value-type="float">
            <text:p>-30.42065</text:p>
          </table:table-cell>
          <table:table-cell office:value-type="float" office:value="0.07834714" calcext:value-type="float">
            <text:p>0.07834714</text:p>
          </table:table-cell>
          <table:table-cell office:value-type="float" office:value="4.088269" calcext:value-type="float">
            <text:p>4.088269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11713" calcext:value-type="float">
            <text:p>-0.1411713</text:p>
          </table:table-cell>
          <table:table-cell office:value-type="float" office:value="-0.02248962" calcext:value-type="float">
            <text:p>-0.02248962</text:p>
          </table:table-cell>
          <table:table-cell office:value-type="float" office:value="0.000009487764" calcext:value-type="float">
            <text:p>9.487764E-06</text:p>
          </table:table-cell>
          <table:table-cell office:value-type="float" office:value="11.59147" calcext:value-type="float">
            <text:p>11.59147</text:p>
          </table:table-cell>
          <table:table-cell office:value-type="float" office:value="0.08819783" calcext:value-type="float">
            <text:p>0.08819783</text:p>
          </table:table-cell>
          <table:table-cell office:value-type="float" office:value="0.09623052" calcext:value-type="float">
            <text:p>0.09623052</text:p>
          </table:table-cell>
          <table:table-cell office:value-type="float" office:value="0.08445988" calcext:value-type="float">
            <text:p>0.08445988</text:p>
          </table:table-cell>
          <table:table-cell office:value-type="float" office:value="0.03276138" calcext:value-type="float">
            <text:p>0.03276138</text:p>
          </table:table-cell>
          <table:table-cell office:value-type="float" office:value="0.03461997" calcext:value-type="float">
            <text:p>0.03461997</text:p>
          </table:table-cell>
          <table:table-cell office:value-type="float" office:value="0.01092539" calcext:value-type="float">
            <text:p>0.01092539</text:p>
          </table:table-cell>
          <table:table-cell office:value-type="float" office:value="0.006901938" calcext:value-type="float">
            <text:p>0.006901938</text:p>
          </table:table-cell>
          <table:table-cell office:value-type="float" office:value="0.02605328" calcext:value-type="float">
            <text:p>0.02605328</text:p>
          </table:table-cell>
          <table:table-cell office:value-type="float" office:value="0.02159143" calcext:value-type="float">
            <text:p>0.02159143</text:p>
          </table:table-cell>
          <table:table-cell office:value-type="float" office:value="0.01840565" calcext:value-type="float">
            <text:p>0.01840565</text:p>
          </table:table-cell>
          <table:table-cell office:value-type="float" office:value="0.01700551" calcext:value-type="float">
            <text:p>0.01700551</text:p>
          </table:table-cell>
          <table:table-cell office:value-type="float" office:value="0.0278057" calcext:value-type="float">
            <text:p>0.0278057</text:p>
          </table:table-cell>
          <table:table-cell office:value-type="float" office:value="0.005685642" calcext:value-type="float">
            <text:p>0.005685642</text:p>
          </table:table-cell>
          <table:table-cell office:value-type="float" office:value="0.005909297" calcext:value-type="float">
            <text:p>0.005909297</text:p>
          </table:table-cell>
          <table:table-cell office:value-type="float" office:value="0" calcext:value-type="float">
            <text:p>0</text:p>
          </table:table-cell>
          <table:table-cell office:value-type="float" office:value="4.534211" calcext:value-type="float">
            <text:p>4.534211</text:p>
          </table:table-cell>
          <table:table-cell office:value-type="float" office:value="9.541026" calcext:value-type="float">
            <text:p>9.541026</text:p>
          </table:table-cell>
          <table:table-cell office:value-type="float" office:value="11.70078" calcext:value-type="float">
            <text:p>11.70078</text:p>
          </table:table-cell>
          <table:table-cell office:value-type="float" office:value="0.02292132" calcext:value-type="float">
            <text:p>0.02292132</text:p>
          </table:table-cell>
          <table:table-cell office:value-type="float" office:value="0.01257537" calcext:value-type="float">
            <text:p>0.01257537</text:p>
          </table:table-cell>
          <table:table-cell office:value-type="float" office:value="0.01057769" calcext:value-type="float">
            <text:p>0.01057769</text:p>
          </table:table-cell>
          <table:table-cell office:value-type="float" office:value="0.00971756" calcext:value-type="float">
            <text:p>0.00971756</text:p>
          </table:table-cell>
          <table:table-cell office:value-type="float" office:value="3.134463" calcext:value-type="float">
            <text:p>3.134463</text:p>
          </table:table-cell>
          <table:table-cell office:value-type="float" office:value="2.409044" calcext:value-type="float">
            <text:p>2.409044</text:p>
          </table:table-cell>
          <table:table-cell office:value-type="float" office:value="0.4975514" calcext:value-type="float">
            <text:p>0.4975514</text:p>
          </table:table-cell>
          <table:table-cell office:value-type="float" office:value="0.04153279" calcext:value-type="float">
            <text:p>0.04153279</text:p>
          </table:table-cell>
          <table:table-cell office:value-type="float" office:value="0.03771564" calcext:value-type="float">
            <text:p>0.03771564</text:p>
          </table:table-cell>
          <table:table-cell office:value-type="float" office:value="0.3222454" calcext:value-type="float">
            <text:p>0.3222454</text:p>
          </table:table-cell>
          <table:table-cell office:value-type="float" office:value="0.3628098" calcext:value-type="float">
            <text:p>0.3628098</text:p>
          </table:table-cell>
          <table:table-cell office:value-type="float" office:value="0" calcext:value-type="float">
            <text:p>0</text:p>
          </table:table-cell>
          <table:table-cell office:value-type="float" office:value="505.3647" calcext:value-type="float">
            <text:p>505.3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2549" calcext:value-type="float">
            <text:p>-0.28125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13.44421" calcext:value-type="float">
            <text:p>13.44421</text:p>
          </table:table-cell>
          <table:table-cell office:value-type="float" office:value="1089.832" calcext:value-type="float">
            <text:p>1089.832</text:p>
          </table:table-cell>
          <table:table-cell office:value-type="float" office:value="8.97" calcext:value-type="float">
            <text:p>8.97</text:p>
          </table:table-cell>
          <table:table-cell office:value-type="float" office:value="-30.46506" calcext:value-type="float">
            <text:p>-30.46506</text:p>
          </table:table-cell>
          <table:table-cell office:value-type="float" office:value="0.07910904" calcext:value-type="float">
            <text:p>0.07910904</text:p>
          </table:table-cell>
          <table:table-cell office:value-type="float" office:value="4.116951" calcext:value-type="float">
            <text:p>4.11695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12804" calcext:value-type="float">
            <text:p>-0.1412804</text:p>
          </table:table-cell>
          <table:table-cell office:value-type="float" office:value="-0.02245877" calcext:value-type="float">
            <text:p>-0.02245877</text:p>
          </table:table-cell>
          <table:table-cell office:value-type="float" office:value="0.000009489437" calcext:value-type="float">
            <text:p>9.489437E-06</text:p>
          </table:table-cell>
          <table:table-cell office:value-type="float" office:value="11.55285" calcext:value-type="float">
            <text:p>11.55285</text:p>
          </table:table-cell>
          <table:table-cell office:value-type="float" office:value="0.08096297" calcext:value-type="float">
            <text:p>0.08096297</text:p>
          </table:table-cell>
          <table:table-cell office:value-type="float" office:value="0.1001033" calcext:value-type="float">
            <text:p>0.1001033</text:p>
          </table:table-cell>
          <table:table-cell office:value-type="float" office:value="0.08507472" calcext:value-type="float">
            <text:p>0.08507472</text:p>
          </table:table-cell>
          <table:table-cell office:value-type="float" office:value="0.0318123" calcext:value-type="float">
            <text:p>0.0318123</text:p>
          </table:table-cell>
          <table:table-cell office:value-type="float" office:value="0.03412653" calcext:value-type="float">
            <text:p>0.03412653</text:p>
          </table:table-cell>
          <table:table-cell office:value-type="float" office:value="0.01098378" calcext:value-type="float">
            <text:p>0.01098378</text:p>
          </table:table-cell>
          <table:table-cell office:value-type="float" office:value="0.007124221" calcext:value-type="float">
            <text:p>0.007124221</text:p>
          </table:table-cell>
          <table:table-cell office:value-type="float" office:value="0.02648586" calcext:value-type="float">
            <text:p>0.02648586</text:p>
          </table:table-cell>
          <table:table-cell office:value-type="float" office:value="0.02182183" calcext:value-type="float">
            <text:p>0.02182183</text:p>
          </table:table-cell>
          <table:table-cell office:value-type="float" office:value="0.01856531" calcext:value-type="float">
            <text:p>0.01856531</text:p>
          </table:table-cell>
          <table:table-cell office:value-type="float" office:value="0.01712955" calcext:value-type="float">
            <text:p>0.01712955</text:p>
          </table:table-cell>
          <table:table-cell office:value-type="float" office:value="0.02825621" calcext:value-type="float">
            <text:p>0.02825621</text:p>
          </table:table-cell>
          <table:table-cell office:value-type="float" office:value="0.005678609" calcext:value-type="float">
            <text:p>0.005678609</text:p>
          </table:table-cell>
          <table:table-cell office:value-type="float" office:value="0.005906892" calcext:value-type="float">
            <text:p>0.005906892</text:p>
          </table:table-cell>
          <table:table-cell office:value-type="float" office:value="0" calcext:value-type="float">
            <text:p>0</text:p>
          </table:table-cell>
          <table:table-cell office:value-type="float" office:value="4.211916" calcext:value-type="float">
            <text:p>4.211916</text:p>
          </table:table-cell>
          <table:table-cell office:value-type="float" office:value="9.675261" calcext:value-type="float">
            <text:p>9.675261</text:p>
          </table:table-cell>
          <table:table-cell office:value-type="float" office:value="11.86416" calcext:value-type="float">
            <text:p>11.86416</text:p>
          </table:table-cell>
          <table:table-cell office:value-type="float" office:value="0.02703732" calcext:value-type="float">
            <text:p>0.02703732</text:p>
          </table:table-cell>
          <table:table-cell office:value-type="float" office:value="0.01454078" calcext:value-type="float">
            <text:p>0.01454078</text:p>
          </table:table-cell>
          <table:table-cell office:value-type="float" office:value="0.0111678" calcext:value-type="float">
            <text:p>0.0111678</text:p>
          </table:table-cell>
          <table:table-cell office:value-type="float" office:value="0.01058576" calcext:value-type="float">
            <text:p>0.01058576</text:p>
          </table:table-cell>
          <table:table-cell office:value-type="float" office:value="3.156389" calcext:value-type="float">
            <text:p>3.156389</text:p>
          </table:table-cell>
          <table:table-cell office:value-type="float" office:value="2.419032" calcext:value-type="float">
            <text:p>2.419032</text:p>
          </table:table-cell>
          <table:table-cell office:value-type="float" office:value="0.5023257" calcext:value-type="float">
            <text:p>0.5023257</text:p>
          </table:table-cell>
          <table:table-cell office:value-type="float" office:value="0.04304694" calcext:value-type="float">
            <text:p>0.04304694</text:p>
          </table:table-cell>
          <table:table-cell office:value-type="float" office:value="0.03974529" calcext:value-type="float">
            <text:p>0.03974529</text:p>
          </table:table-cell>
          <table:table-cell office:value-type="float" office:value="0.3215382" calcext:value-type="float">
            <text:p>0.3215382</text:p>
          </table:table-cell>
          <table:table-cell office:value-type="float" office:value="0.3628128" calcext:value-type="float">
            <text:p>0.3628128</text:p>
          </table:table-cell>
          <table:table-cell office:value-type="float" office:value="0" calcext:value-type="float">
            <text:p>0</text:p>
          </table:table-cell>
          <table:table-cell office:value-type="float" office:value="511.9577" calcext:value-type="float">
            <text:p>511.9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2925" calcext:value-type="float">
            <text:p>-0.28129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13.40756" calcext:value-type="float">
            <text:p>13.40756</text:p>
          </table:table-cell>
          <table:table-cell office:value-type="float" office:value="1089.789" calcext:value-type="float">
            <text:p>1089.789</text:p>
          </table:table-cell>
          <table:table-cell office:value-type="float" office:value="8.97" calcext:value-type="float">
            <text:p>8.97</text:p>
          </table:table-cell>
          <table:table-cell office:value-type="float" office:value="-30.48694" calcext:value-type="float">
            <text:p>-30.48694</text:p>
          </table:table-cell>
          <table:table-cell office:value-type="float" office:value="0.08029159" calcext:value-type="float">
            <text:p>0.08029159</text:p>
          </table:table-cell>
          <table:table-cell office:value-type="float" office:value="4.167604" calcext:value-type="float">
            <text:p>4.16760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13818" calcext:value-type="float">
            <text:p>-0.1413818</text:p>
          </table:table-cell>
          <table:table-cell office:value-type="float" office:value="-0.02242799" calcext:value-type="float">
            <text:p>-0.02242799</text:p>
          </table:table-cell>
          <table:table-cell office:value-type="float" office:value="0.000009489437" calcext:value-type="float">
            <text:p>9.489437E-06</text:p>
          </table:table-cell>
          <table:table-cell office:value-type="float" office:value="11.5133" calcext:value-type="float">
            <text:p>11.5133</text:p>
          </table:table-cell>
          <table:table-cell office:value-type="float" office:value="0.07412041" calcext:value-type="float">
            <text:p>0.07412041</text:p>
          </table:table-cell>
          <table:table-cell office:value-type="float" office:value="0.1065312" calcext:value-type="float">
            <text:p>0.1065312</text:p>
          </table:table-cell>
          <table:table-cell office:value-type="float" office:value="0.08686342" calcext:value-type="float">
            <text:p>0.08686342</text:p>
          </table:table-cell>
          <table:table-cell office:value-type="float" office:value="0.03146867" calcext:value-type="float">
            <text:p>0.03146867</text:p>
          </table:table-cell>
          <table:table-cell office:value-type="float" office:value="0.03406152" calcext:value-type="float">
            <text:p>0.03406152</text:p>
          </table:table-cell>
          <table:table-cell office:value-type="float" office:value="0.0118015" calcext:value-type="float">
            <text:p>0.0118015</text:p>
          </table:table-cell>
          <table:table-cell office:value-type="float" office:value="0.008521006" calcext:value-type="float">
            <text:p>0.008521006</text:p>
          </table:table-cell>
          <table:table-cell office:value-type="float" office:value="0.02679651" calcext:value-type="float">
            <text:p>0.02679651</text:p>
          </table:table-cell>
          <table:table-cell office:value-type="float" office:value="0.02204399" calcext:value-type="float">
            <text:p>0.02204399</text:p>
          </table:table-cell>
          <table:table-cell office:value-type="float" office:value="0.01873976" calcext:value-type="float">
            <text:p>0.01873976</text:p>
          </table:table-cell>
          <table:table-cell office:value-type="float" office:value="0.01726275" calcext:value-type="float">
            <text:p>0.01726275</text:p>
          </table:table-cell>
          <table:table-cell office:value-type="float" office:value="0.02873378" calcext:value-type="float">
            <text:p>0.02873378</text:p>
          </table:table-cell>
          <table:table-cell office:value-type="float" office:value="0.005671582" calcext:value-type="float">
            <text:p>0.005671582</text:p>
          </table:table-cell>
          <table:table-cell office:value-type="float" office:value="0.005904494" calcext:value-type="float">
            <text:p>0.005904494</text:p>
          </table:table-cell>
          <table:table-cell office:value-type="float" office:value="0" calcext:value-type="float">
            <text:p>0</text:p>
          </table:table-cell>
          <table:table-cell office:value-type="float" office:value="3.94616" calcext:value-type="float">
            <text:p>3.94616</text:p>
          </table:table-cell>
          <table:table-cell office:value-type="float" office:value="10.0768" calcext:value-type="float">
            <text:p>10.0768</text:p>
          </table:table-cell>
          <table:table-cell office:value-type="float" office:value="12.19969" calcext:value-type="float">
            <text:p>12.19969</text:p>
          </table:table-cell>
          <table:table-cell office:value-type="float" office:value="0.03701327" calcext:value-type="float">
            <text:p>0.03701327</text:p>
          </table:table-cell>
          <table:table-cell office:value-type="float" office:value="0.01713574" calcext:value-type="float">
            <text:p>0.01713574</text:p>
          </table:table-cell>
          <table:table-cell office:value-type="float" office:value="0.01317948" calcext:value-type="float">
            <text:p>0.01317948</text:p>
          </table:table-cell>
          <table:table-cell office:value-type="float" office:value="0.01471934" calcext:value-type="float">
            <text:p>0.01471934</text:p>
          </table:table-cell>
          <table:table-cell office:value-type="float" office:value="3.177967" calcext:value-type="float">
            <text:p>3.177967</text:p>
          </table:table-cell>
          <table:table-cell office:value-type="float" office:value="2.430133" calcext:value-type="float">
            <text:p>2.430133</text:p>
          </table:table-cell>
          <table:table-cell office:value-type="float" office:value="0.5076513" calcext:value-type="float">
            <text:p>0.5076513</text:p>
          </table:table-cell>
          <table:table-cell office:value-type="float" office:value="0.04489321" calcext:value-type="float">
            <text:p>0.04489321</text:p>
          </table:table-cell>
          <table:table-cell office:value-type="float" office:value="0.04210084" calcext:value-type="float">
            <text:p>0.04210084</text:p>
          </table:table-cell>
          <table:table-cell office:value-type="float" office:value="0.3207827" calcext:value-type="float">
            <text:p>0.3207827</text:p>
          </table:table-cell>
          <table:table-cell office:value-type="float" office:value="0.362816" calcext:value-type="float">
            <text:p>0.362816</text:p>
          </table:table-cell>
          <table:table-cell office:value-type="float" office:value="0" calcext:value-type="float">
            <text:p>0</text:p>
          </table:table-cell>
          <table:table-cell office:value-type="float" office:value="519.9172" calcext:value-type="float">
            <text:p>519.9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3244" calcext:value-type="float">
            <text:p>-0.28132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13.37529" calcext:value-type="float">
            <text:p>13.37529</text:p>
          </table:table-cell>
          <table:table-cell office:value-type="float" office:value="1089.744" calcext:value-type="float">
            <text:p>1089.744</text:p>
          </table:table-cell>
          <table:table-cell office:value-type="float" office:value="8.97" calcext:value-type="float">
            <text:p>8.97</text:p>
          </table:table-cell>
          <table:table-cell office:value-type="float" office:value="-30.48573" calcext:value-type="float">
            <text:p>-30.48573</text:p>
          </table:table-cell>
          <table:table-cell office:value-type="float" office:value="0.08221418" calcext:value-type="float">
            <text:p>0.08221418</text:p>
          </table:table-cell>
          <table:table-cell office:value-type="float" office:value="4.237065" calcext:value-type="float">
            <text:p>4.23706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14894" calcext:value-type="float">
            <text:p>-0.1414894</text:p>
          </table:table-cell>
          <table:table-cell office:value-type="float" office:value="-0.02239808" calcext:value-type="float">
            <text:p>-0.02239808</text:p>
          </table:table-cell>
          <table:table-cell office:value-type="float" office:value="0.000009489437" calcext:value-type="float">
            <text:p>9.489437E-06</text:p>
          </table:table-cell>
          <table:table-cell office:value-type="float" office:value="11.46902" calcext:value-type="float">
            <text:p>11.46902</text:p>
          </table:table-cell>
          <table:table-cell office:value-type="float" office:value="0.07531542" calcext:value-type="float">
            <text:p>0.07531542</text:p>
          </table:table-cell>
          <table:table-cell office:value-type="float" office:value="0.1136752" calcext:value-type="float">
            <text:p>0.1136752</text:p>
          </table:table-cell>
          <table:table-cell office:value-type="float" office:value="0.09017724" calcext:value-type="float">
            <text:p>0.09017724</text:p>
          </table:table-cell>
          <table:table-cell office:value-type="float" office:value="0.03322401" calcext:value-type="float">
            <text:p>0.03322401</text:p>
          </table:table-cell>
          <table:table-cell office:value-type="float" office:value="0.03457427" calcext:value-type="float">
            <text:p>0.03457427</text:p>
          </table:table-cell>
          <table:table-cell office:value-type="float" office:value="0.0143892" calcext:value-type="float">
            <text:p>0.0143892</text:p>
          </table:table-cell>
          <table:table-cell office:value-type="float" office:value="0.01171257" calcext:value-type="float">
            <text:p>0.01171257</text:p>
          </table:table-cell>
          <table:table-cell office:value-type="float" office:value="0.02700485" calcext:value-type="float">
            <text:p>0.02700485</text:p>
          </table:table-cell>
          <table:table-cell office:value-type="float" office:value="0.02223811" calcext:value-type="float">
            <text:p>0.02223811</text:p>
          </table:table-cell>
          <table:table-cell office:value-type="float" office:value="0.01892334" calcext:value-type="float">
            <text:p>0.01892334</text:p>
          </table:table-cell>
          <table:table-cell office:value-type="float" office:value="0.01740726" calcext:value-type="float">
            <text:p>0.01740726</text:p>
          </table:table-cell>
          <table:table-cell office:value-type="float" office:value="0.02922618" calcext:value-type="float">
            <text:p>0.02922618</text:p>
          </table:table-cell>
          <table:table-cell office:value-type="float" office:value="0.005664546" calcext:value-type="float">
            <text:p>0.005664546</text:p>
          </table:table-cell>
          <table:table-cell office:value-type="float" office:value="0.005902058" calcext:value-type="float">
            <text:p>0.005902058</text:p>
          </table:table-cell>
          <table:table-cell office:value-type="float" office:value="0" calcext:value-type="float">
            <text:p>0</text:p>
          </table:table-cell>
          <table:table-cell office:value-type="float" office:value="3.774381" calcext:value-type="float">
            <text:p>3.774381</text:p>
          </table:table-cell>
          <table:table-cell office:value-type="float" office:value="10.69824" calcext:value-type="float">
            <text:p>10.69824</text:p>
          </table:table-cell>
          <table:table-cell office:value-type="float" office:value="12.64321" calcext:value-type="float">
            <text:p>12.64321</text:p>
          </table:table-cell>
          <table:table-cell office:value-type="float" office:value="0.06043901" calcext:value-type="float">
            <text:p>0.06043901</text:p>
          </table:table-cell>
          <table:table-cell office:value-type="float" office:value="0.02063474" calcext:value-type="float">
            <text:p>0.02063474</text:p>
          </table:table-cell>
          <table:table-cell office:value-type="float" office:value="0.02081825" calcext:value-type="float">
            <text:p>0.02081825</text:p>
          </table:table-cell>
          <table:table-cell office:value-type="float" office:value="0.03225223" calcext:value-type="float">
            <text:p>0.03225223</text:p>
          </table:table-cell>
          <table:table-cell office:value-type="float" office:value="3.199652" calcext:value-type="float">
            <text:p>3.199652</text:p>
          </table:table-cell>
          <table:table-cell office:value-type="float" office:value="2.441647" calcext:value-type="float">
            <text:p>2.441647</text:p>
          </table:table-cell>
          <table:table-cell office:value-type="float" office:value="0.5132335" calcext:value-type="float">
            <text:p>0.5132335</text:p>
          </table:table-cell>
          <table:table-cell office:value-type="float" office:value="0.04693015" calcext:value-type="float">
            <text:p>0.04693015</text:p>
          </table:table-cell>
          <table:table-cell office:value-type="float" office:value="0.04470854" calcext:value-type="float">
            <text:p>0.04470854</text:p>
          </table:table-cell>
          <table:table-cell office:value-type="float" office:value="0.3199811" calcext:value-type="float">
            <text:p>0.3199811</text:p>
          </table:table-cell>
          <table:table-cell office:value-type="float" office:value="0.362819" calcext:value-type="float">
            <text:p>0.362819</text:p>
          </table:table-cell>
          <table:table-cell office:value-type="float" office:value="0" calcext:value-type="float">
            <text:p>0</text:p>
          </table:table-cell>
          <table:table-cell office:value-type="float" office:value="518.7249" calcext:value-type="float">
            <text:p>518.7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3523" calcext:value-type="float">
            <text:p>-0.281352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13.3788" calcext:value-type="float">
            <text:p>13.3788</text:p>
          </table:table-cell>
          <table:table-cell office:value-type="float" office:value="1089.698" calcext:value-type="float">
            <text:p>1089.698</text:p>
          </table:table-cell>
          <table:table-cell office:value-type="float" office:value="8.97" calcext:value-type="float">
            <text:p>8.97</text:p>
          </table:table-cell>
          <table:table-cell office:value-type="float" office:value="-30.4332" calcext:value-type="float">
            <text:p>-30.4332</text:p>
          </table:table-cell>
          <table:table-cell office:value-type="float" office:value="0.08455822" calcext:value-type="float">
            <text:p>0.08455822</text:p>
          </table:table-cell>
          <table:table-cell office:value-type="float" office:value="4.323377" calcext:value-type="float">
            <text:p>4.323377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16071" calcext:value-type="float">
            <text:p>-0.1416071</text:p>
          </table:table-cell>
          <table:table-cell office:value-type="float" office:value="-0.02236838" calcext:value-type="float">
            <text:p>-0.02236838</text:p>
          </table:table-cell>
          <table:table-cell office:value-type="float" office:value="0.000009489437" calcext:value-type="float">
            <text:p>9.489437E-06</text:p>
          </table:table-cell>
          <table:table-cell office:value-type="float" office:value="11.41848" calcext:value-type="float">
            <text:p>11.41848</text:p>
          </table:table-cell>
          <table:table-cell office:value-type="float" office:value="0.07882505" calcext:value-type="float">
            <text:p>0.07882505</text:p>
          </table:table-cell>
          <table:table-cell office:value-type="float" office:value="0.1180763" calcext:value-type="float">
            <text:p>0.1180763</text:p>
          </table:table-cell>
          <table:table-cell office:value-type="float" office:value="0.09440295" calcext:value-type="float">
            <text:p>0.09440295</text:p>
          </table:table-cell>
          <table:table-cell office:value-type="float" office:value="0.03773391" calcext:value-type="float">
            <text:p>0.03773391</text:p>
          </table:table-cell>
          <table:table-cell office:value-type="float" office:value="0.03523518" calcext:value-type="float">
            <text:p>0.03523518</text:p>
          </table:table-cell>
          <table:table-cell office:value-type="float" office:value="0.01842428" calcext:value-type="float">
            <text:p>0.01842428</text:p>
          </table:table-cell>
          <table:table-cell office:value-type="float" office:value="0.01489776" calcext:value-type="float">
            <text:p>0.01489776</text:p>
          </table:table-cell>
          <table:table-cell office:value-type="float" office:value="0.02711772" calcext:value-type="float">
            <text:p>0.02711772</text:p>
          </table:table-cell>
          <table:table-cell office:value-type="float" office:value="0.02239899" calcext:value-type="float">
            <text:p>0.02239899</text:p>
          </table:table-cell>
          <table:table-cell office:value-type="float" office:value="0.01909937" calcext:value-type="float">
            <text:p>0.01909937</text:p>
          </table:table-cell>
          <table:table-cell office:value-type="float" office:value="0.01756402" calcext:value-type="float">
            <text:p>0.01756402</text:p>
          </table:table-cell>
          <table:table-cell office:value-type="float" office:value="0.02972673" calcext:value-type="float">
            <text:p>0.02972673</text:p>
          </table:table-cell>
          <table:table-cell office:value-type="float" office:value="0.005657526" calcext:value-type="float">
            <text:p>0.005657526</text:p>
          </table:table-cell>
          <table:table-cell office:value-type="float" office:value="0.005899612" calcext:value-type="float">
            <text:p>0.005899612</text:p>
          </table:table-cell>
          <table:table-cell office:value-type="float" office:value="0" calcext:value-type="float">
            <text:p>0</text:p>
          </table:table-cell>
          <table:table-cell office:value-type="float" office:value="3.612676" calcext:value-type="float">
            <text:p>3.612676</text:p>
          </table:table-cell>
          <table:table-cell office:value-type="float" office:value="11.43448" calcext:value-type="float">
            <text:p>11.43448</text:p>
          </table:table-cell>
          <table:table-cell office:value-type="float" office:value="13.14717" calcext:value-type="float">
            <text:p>13.14717</text:p>
          </table:table-cell>
          <table:table-cell office:value-type="float" office:value="0.1479336" calcext:value-type="float">
            <text:p>0.1479336</text:p>
          </table:table-cell>
          <table:table-cell office:value-type="float" office:value="0.02577477" calcext:value-type="float">
            <text:p>0.02577477</text:p>
          </table:table-cell>
          <table:table-cell office:value-type="float" office:value="0.04915073" calcext:value-type="float">
            <text:p>0.04915073</text:p>
          </table:table-cell>
          <table:table-cell office:value-type="float" office:value="0.07360512" calcext:value-type="float">
            <text:p>0.07360512</text:p>
          </table:table-cell>
          <table:table-cell office:value-type="float" office:value="3.221672" calcext:value-type="float">
            <text:p>3.221672</text:p>
          </table:table-cell>
          <table:table-cell office:value-type="float" office:value="2.453499" calcext:value-type="float">
            <text:p>2.453499</text:p>
          </table:table-cell>
          <table:table-cell office:value-type="float" office:value="0.5189665" calcext:value-type="float">
            <text:p>0.5189665</text:p>
          </table:table-cell>
          <table:table-cell office:value-type="float" office:value="0.04906095" calcext:value-type="float">
            <text:p>0.04906095</text:p>
          </table:table-cell>
          <table:table-cell office:value-type="float" office:value="0.04749741" calcext:value-type="float">
            <text:p>0.04749741</text:p>
          </table:table-cell>
          <table:table-cell office:value-type="float" office:value="0.3191617" calcext:value-type="float">
            <text:p>0.3191617</text:p>
          </table:table-cell>
          <table:table-cell office:value-type="float" office:value="0.3628221" calcext:value-type="float">
            <text:p>0.3628221</text:p>
          </table:table-cell>
          <table:table-cell office:value-type="float" office:value="0" calcext:value-type="float">
            <text:p>0</text:p>
          </table:table-cell>
          <table:table-cell office:value-type="float" office:value="453.4738" calcext:value-type="float">
            <text:p>453.4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38" calcext:value-type="float">
            <text:p>-0.2813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13.39214" calcext:value-type="float">
            <text:p>13.39214</text:p>
          </table:table-cell>
          <table:table-cell office:value-type="float" office:value="1089.65" calcext:value-type="float">
            <text:p>1089.65</text:p>
          </table:table-cell>
          <table:table-cell office:value-type="float" office:value="8.97" calcext:value-type="float">
            <text:p>8.97</text:p>
          </table:table-cell>
          <table:table-cell office:value-type="float" office:value="-30.3603" calcext:value-type="float">
            <text:p>-30.3603</text:p>
          </table:table-cell>
          <table:table-cell office:value-type="float" office:value="0.08666641" calcext:value-type="float">
            <text:p>0.08666641</text:p>
          </table:table-cell>
          <table:table-cell office:value-type="float" office:value="4.421864" calcext:value-type="float">
            <text:p>4.42186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7321" calcext:value-type="float">
            <text:p>0.005387321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868" calcext:value-type="float">
            <text:p>2.112868</text:p>
          </table:table-cell>
          <table:table-cell office:value-type="float" office:value="-0.14173" calcext:value-type="float">
            <text:p>-0.14173</text:p>
          </table:table-cell>
          <table:table-cell office:value-type="float" office:value="-0.02233841" calcext:value-type="float">
            <text:p>-0.02233841</text:p>
          </table:table-cell>
          <table:table-cell office:value-type="float" office:value="0.000009489437" calcext:value-type="float">
            <text:p>9.489437E-06</text:p>
          </table:table-cell>
          <table:table-cell office:value-type="float" office:value="11.36523" calcext:value-type="float">
            <text:p>11.36523</text:p>
          </table:table-cell>
          <table:table-cell office:value-type="float" office:value="0.08204211" calcext:value-type="float">
            <text:p>0.08204211</text:p>
          </table:table-cell>
          <table:table-cell office:value-type="float" office:value="0.1193274" calcext:value-type="float">
            <text:p>0.1193274</text:p>
          </table:table-cell>
          <table:table-cell office:value-type="float" office:value="0.09696846" calcext:value-type="float">
            <text:p>0.09696846</text:p>
          </table:table-cell>
          <table:table-cell office:value-type="float" office:value="0.04292611" calcext:value-type="float">
            <text:p>0.04292611</text:p>
          </table:table-cell>
          <table:table-cell office:value-type="float" office:value="0.0363378" calcext:value-type="float">
            <text:p>0.0363378</text:p>
          </table:table-cell>
          <table:table-cell office:value-type="float" office:value="0.02103127" calcext:value-type="float">
            <text:p>0.02103127</text:p>
          </table:table-cell>
          <table:table-cell office:value-type="float" office:value="0.01653324" calcext:value-type="float">
            <text:p>0.01653324</text:p>
          </table:table-cell>
          <table:table-cell office:value-type="float" office:value="0.02715124" calcext:value-type="float">
            <text:p>0.02715124</text:p>
          </table:table-cell>
          <table:table-cell office:value-type="float" office:value="0.02253409" calcext:value-type="float">
            <text:p>0.02253409</text:p>
          </table:table-cell>
          <table:table-cell office:value-type="float" office:value="0.01925727" calcext:value-type="float">
            <text:p>0.01925727</text:p>
          </table:table-cell>
          <table:table-cell office:value-type="float" office:value="0.01772978" calcext:value-type="float">
            <text:p>0.01772978</text:p>
          </table:table-cell>
          <table:table-cell office:value-type="float" office:value="0.03022948" calcext:value-type="float">
            <text:p>0.03022948</text:p>
          </table:table-cell>
          <table:table-cell office:value-type="float" office:value="0.005650507" calcext:value-type="float">
            <text:p>0.005650507</text:p>
          </table:table-cell>
          <table:table-cell office:value-type="float" office:value="0.005897169" calcext:value-type="float">
            <text:p>0.005897169</text:p>
          </table:table-cell>
          <table:table-cell office:value-type="float" office:value="0" calcext:value-type="float">
            <text:p>0</text:p>
          </table:table-cell>
          <table:table-cell office:value-type="float" office:value="3.482887" calcext:value-type="float">
            <text:p>3.482887</text:p>
          </table:table-cell>
          <table:table-cell office:value-type="float" office:value="12.18608" calcext:value-type="float">
            <text:p>12.18608</text:p>
          </table:table-cell>
          <table:table-cell office:value-type="float" office:value="13.67626" calcext:value-type="float">
            <text:p>13.67626</text:p>
          </table:table-cell>
          <table:table-cell office:value-type="float" office:value="0.3550257" calcext:value-type="float">
            <text:p>0.3550257</text:p>
          </table:table-cell>
          <table:table-cell office:value-type="float" office:value="0.03667315" calcext:value-type="float">
            <text:p>0.03667315</text:p>
          </table:table-cell>
          <table:table-cell office:value-type="float" office:value="0.09745823" calcext:value-type="float">
            <text:p>0.09745823</text:p>
          </table:table-cell>
          <table:table-cell office:value-type="float" office:value="0.1213792" calcext:value-type="float">
            <text:p>0.1213792</text:p>
          </table:table-cell>
          <table:table-cell office:value-type="float" office:value="3.2442" calcext:value-type="float">
            <text:p>3.2442</text:p>
          </table:table-cell>
          <table:table-cell office:value-type="float" office:value="2.465754" calcext:value-type="float">
            <text:p>2.465754</text:p>
          </table:table-cell>
          <table:table-cell office:value-type="float" office:value="0.5248024" calcext:value-type="float">
            <text:p>0.5248024</text:p>
          </table:table-cell>
          <table:table-cell office:value-type="float" office:value="0.05125658" calcext:value-type="float">
            <text:p>0.05125658</text:p>
          </table:table-cell>
          <table:table-cell office:value-type="float" office:value="0.05044162" calcext:value-type="float">
            <text:p>0.05044162</text:p>
          </table:table-cell>
          <table:table-cell office:value-type="float" office:value="0.3183171" calcext:value-type="float">
            <text:p>0.3183171</text:p>
          </table:table-cell>
          <table:table-cell office:value-type="float" office:value="0.3628252" calcext:value-type="float">
            <text:p>0.3628252</text:p>
          </table:table-cell>
          <table:table-cell office:value-type="float" office:value="0" calcext:value-type="float">
            <text:p>0</text:p>
          </table:table-cell>
          <table:table-cell office:value-type="float" office:value="419.8081" calcext:value-type="float">
            <text:p>419.8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4065" calcext:value-type="float">
            <text:p>-0.28140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13.40703" calcext:value-type="float">
            <text:p>13.40703</text:p>
          </table:table-cell>
          <table:table-cell office:value-type="float" office:value="1089.604" calcext:value-type="float">
            <text:p>1089.604</text:p>
          </table:table-cell>
          <table:table-cell office:value-type="float" office:value="8.97" calcext:value-type="float">
            <text:p>8.97</text:p>
          </table:table-cell>
          <table:table-cell office:value-type="float" office:value="-30.28741" calcext:value-type="float">
            <text:p>-30.28741</text:p>
          </table:table-cell>
          <table:table-cell office:value-type="float" office:value="0.08769701" calcext:value-type="float">
            <text:p>0.08769701</text:p>
          </table:table-cell>
          <table:table-cell office:value-type="float" office:value="4.525807" calcext:value-type="float">
            <text:p>4.525807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06" calcext:value-type="float">
            <text:p>0.00538950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974" calcext:value-type="float">
            <text:p>2.112974</text:p>
          </table:table-cell>
          <table:table-cell office:value-type="float" office:value="-0.1418273" calcext:value-type="float">
            <text:p>-0.1418273</text:p>
          </table:table-cell>
          <table:table-cell office:value-type="float" office:value="-0.02231846" calcext:value-type="float">
            <text:p>-0.02231846</text:p>
          </table:table-cell>
          <table:table-cell office:value-type="float" office:value="0.000009491599" calcext:value-type="float">
            <text:p>9.491599E-06</text:p>
          </table:table-cell>
          <table:table-cell office:value-type="float" office:value="11.33134" calcext:value-type="float">
            <text:p>11.33134</text:p>
          </table:table-cell>
          <table:table-cell office:value-type="float" office:value="0.1990812" calcext:value-type="float">
            <text:p>0.1990812</text:p>
          </table:table-cell>
          <table:table-cell office:value-type="float" office:value="0.1218213" calcext:value-type="float">
            <text:p>0.1218213</text:p>
          </table:table-cell>
          <table:table-cell office:value-type="float" office:value="0.08879728" calcext:value-type="float">
            <text:p>0.08879728</text:p>
          </table:table-cell>
          <table:table-cell office:value-type="float" office:value="0.0442842" calcext:value-type="float">
            <text:p>0.0442842</text:p>
          </table:table-cell>
          <table:table-cell office:value-type="float" office:value="0.03971462" calcext:value-type="float">
            <text:p>0.03971462</text:p>
          </table:table-cell>
          <table:table-cell office:value-type="float" office:value="0.02181425" calcext:value-type="float">
            <text:p>0.02181425</text:p>
          </table:table-cell>
          <table:table-cell office:value-type="float" office:value="0.01619544" calcext:value-type="float">
            <text:p>0.01619544</text:p>
          </table:table-cell>
          <table:table-cell office:value-type="float" office:value="0.02711681" calcext:value-type="float">
            <text:p>0.02711681</text:p>
          </table:table-cell>
          <table:table-cell office:value-type="float" office:value="0.02264677" calcext:value-type="float">
            <text:p>0.02264677</text:p>
          </table:table-cell>
          <table:table-cell office:value-type="float" office:value="0.01939385" calcext:value-type="float">
            <text:p>0.01939385</text:p>
          </table:table-cell>
          <table:table-cell office:value-type="float" office:value="0.01789998" calcext:value-type="float">
            <text:p>0.01789998</text:p>
          </table:table-cell>
          <table:table-cell office:value-type="float" office:value="0.03072645" calcext:value-type="float">
            <text:p>0.03072645</text:p>
          </table:table-cell>
          <table:table-cell office:value-type="float" office:value="0.005643496" calcext:value-type="float">
            <text:p>0.005643496</text:p>
          </table:table-cell>
          <table:table-cell office:value-type="float" office:value="0.005894721" calcext:value-type="float">
            <text:p>0.005894721</text:p>
          </table:table-cell>
          <table:table-cell office:value-type="float" office:value="0" calcext:value-type="float">
            <text:p>0</text:p>
          </table:table-cell>
          <table:table-cell office:value-type="float" office:value="4.05751" calcext:value-type="float">
            <text:p>4.05751</text:p>
          </table:table-cell>
          <table:table-cell office:value-type="float" office:value="14.06084" calcext:value-type="float">
            <text:p>14.06084</text:p>
          </table:table-cell>
          <table:table-cell office:value-type="float" office:value="14.17112" calcext:value-type="float">
            <text:p>14.17112</text:p>
          </table:table-cell>
          <table:table-cell office:value-type="float" office:value="0.6362603" calcext:value-type="float">
            <text:p>0.6362603</text:p>
          </table:table-cell>
          <table:table-cell office:value-type="float" office:value="0.06833985" calcext:value-type="float">
            <text:p>0.06833985</text:p>
          </table:table-cell>
          <table:table-cell office:value-type="float" office:value="0.148894" calcext:value-type="float">
            <text:p>0.148894</text:p>
          </table:table-cell>
          <table:table-cell office:value-type="float" office:value="0.1711206" calcext:value-type="float">
            <text:p>0.1711206</text:p>
          </table:table-cell>
          <table:table-cell office:value-type="float" office:value="3.267584" calcext:value-type="float">
            <text:p>3.267584</text:p>
          </table:table-cell>
          <table:table-cell office:value-type="float" office:value="2.478324" calcext:value-type="float">
            <text:p>2.478324</text:p>
          </table:table-cell>
          <table:table-cell office:value-type="float" office:value="0.5307171" calcext:value-type="float">
            <text:p>0.5307171</text:p>
          </table:table-cell>
          <table:table-cell office:value-type="float" office:value="0.05351766" calcext:value-type="float">
            <text:p>0.05351766</text:p>
          </table:table-cell>
          <table:table-cell office:value-type="float" office:value="0.0535007" calcext:value-type="float">
            <text:p>0.0535007</text:p>
          </table:table-cell>
          <table:table-cell office:value-type="float" office:value="0.3174497" calcext:value-type="float">
            <text:p>0.3174497</text:p>
          </table:table-cell>
          <table:table-cell office:value-type="float" office:value="0.3628283" calcext:value-type="float">
            <text:p>0.3628283</text:p>
          </table:table-cell>
          <table:table-cell office:value-type="float" office:value="0" calcext:value-type="float">
            <text:p>0</text:p>
          </table:table-cell>
          <table:table-cell office:value-type="float" office:value="323.82" calcext:value-type="float">
            <text:p>32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14315" calcext:value-type="float">
            <text:p>-0.28143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13.36997" calcext:value-type="float">
            <text:p>13.36997</text:p>
          </table:table-cell>
          <table:table-cell office:value-type="float" office:value="1089.572" calcext:value-type="float">
            <text:p>1089.572</text:p>
          </table:table-cell>
          <table:table-cell office:value-type="float" office:value="8.97" calcext:value-type="float">
            <text:p>8.97</text:p>
          </table:table-cell>
          <table:table-cell office:value-type="float" office:value="-30.26891" calcext:value-type="float">
            <text:p>-30.26891</text:p>
          </table:table-cell>
          <table:table-cell office:value-type="float" office:value="0.0865436" calcext:value-type="float">
            <text:p>0.0865436</text:p>
          </table:table-cell>
          <table:table-cell office:value-type="float" office:value="4.611944" calcext:value-type="float">
            <text:p>4.61194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06" calcext:value-type="float">
            <text:p>0.00538950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974" calcext:value-type="float">
            <text:p>2.112974</text:p>
          </table:table-cell>
          <table:table-cell office:value-type="float" office:value="-0.1419774" calcext:value-type="float">
            <text:p>-0.1419774</text:p>
          </table:table-cell>
          <table:table-cell office:value-type="float" office:value="-0.02231169" calcext:value-type="float">
            <text:p>-0.02231169</text:p>
          </table:table-cell>
          <table:table-cell office:value-type="float" office:value="0.000009494933" calcext:value-type="float">
            <text:p>9.494933E-06</text:p>
          </table:table-cell>
          <table:table-cell office:value-type="float" office:value="11.34813" calcext:value-type="float">
            <text:p>11.34813</text:p>
          </table:table-cell>
          <table:table-cell office:value-type="float" office:value="0.1609007" calcext:value-type="float">
            <text:p>0.1609007</text:p>
          </table:table-cell>
          <table:table-cell office:value-type="float" office:value="0.1216939" calcext:value-type="float">
            <text:p>0.1216939</text:p>
          </table:table-cell>
          <table:table-cell office:value-type="float" office:value="0.08191132" calcext:value-type="float">
            <text:p>0.08191132</text:p>
          </table:table-cell>
          <table:table-cell office:value-type="float" office:value="0.04485441" calcext:value-type="float">
            <text:p>0.04485441</text:p>
          </table:table-cell>
          <table:table-cell office:value-type="float" office:value="0.0427575" calcext:value-type="float">
            <text:p>0.0427575</text:p>
          </table:table-cell>
          <table:table-cell office:value-type="float" office:value="0.02150769" calcext:value-type="float">
            <text:p>0.02150769</text:p>
          </table:table-cell>
          <table:table-cell office:value-type="float" office:value="0.01519305" calcext:value-type="float">
            <text:p>0.01519305</text:p>
          </table:table-cell>
          <table:table-cell office:value-type="float" office:value="0.02700981" calcext:value-type="float">
            <text:p>0.02700981</text:p>
          </table:table-cell>
          <table:table-cell office:value-type="float" office:value="0.02273153" calcext:value-type="float">
            <text:p>0.02273153</text:p>
          </table:table-cell>
          <table:table-cell office:value-type="float" office:value="0.0195146" calcext:value-type="float">
            <text:p>0.0195146</text:p>
          </table:table-cell>
          <table:table-cell office:value-type="float" office:value="0.01806934" calcext:value-type="float">
            <text:p>0.01806934</text:p>
          </table:table-cell>
          <table:table-cell office:value-type="float" office:value="0.03121244" calcext:value-type="float">
            <text:p>0.03121244</text:p>
          </table:table-cell>
          <table:table-cell office:value-type="float" office:value="0.005636509" calcext:value-type="float">
            <text:p>0.005636509</text:p>
          </table:table-cell>
          <table:table-cell office:value-type="float" office:value="0.005892247" calcext:value-type="float">
            <text:p>0.005892247</text:p>
          </table:table-cell>
          <table:table-cell office:value-type="float" office:value="0" calcext:value-type="float">
            <text:p>0</text:p>
          </table:table-cell>
          <table:table-cell office:value-type="float" office:value="6.933909" calcext:value-type="float">
            <text:p>6.933909</text:p>
          </table:table-cell>
          <table:table-cell office:value-type="float" office:value="13.98501" calcext:value-type="float">
            <text:p>13.98501</text:p>
          </table:table-cell>
          <table:table-cell office:value-type="float" office:value="14.41675" calcext:value-type="float">
            <text:p>14.41675</text:p>
          </table:table-cell>
          <table:table-cell office:value-type="float" office:value="0.9036505" calcext:value-type="float">
            <text:p>0.9036505</text:p>
          </table:table-cell>
          <table:table-cell office:value-type="float" office:value="0.1548531" calcext:value-type="float">
            <text:p>0.1548531</text:p>
          </table:table-cell>
          <table:table-cell office:value-type="float" office:value="0.1933347" calcext:value-type="float">
            <text:p>0.1933347</text:p>
          </table:table-cell>
          <table:table-cell office:value-type="float" office:value="0.2145735" calcext:value-type="float">
            <text:p>0.2145735</text:p>
          </table:table-cell>
          <table:table-cell office:value-type="float" office:value="3.291106" calcext:value-type="float">
            <text:p>3.291106</text:p>
          </table:table-cell>
          <table:table-cell office:value-type="float" office:value="2.491081" calcext:value-type="float">
            <text:p>2.491081</text:p>
          </table:table-cell>
          <table:table-cell office:value-type="float" office:value="0.536707" calcext:value-type="float">
            <text:p>0.536707</text:p>
          </table:table-cell>
          <table:table-cell office:value-type="float" office:value="0.05582668" calcext:value-type="float">
            <text:p>0.05582668</text:p>
          </table:table-cell>
          <table:table-cell office:value-type="float" office:value="0.05660491" calcext:value-type="float">
            <text:p>0.05660491</text:p>
          </table:table-cell>
          <table:table-cell office:value-type="float" office:value="0.3166154" calcext:value-type="float">
            <text:p>0.3166154</text:p>
          </table:table-cell>
          <table:table-cell office:value-type="float" office:value="0.3628314" calcext:value-type="float">
            <text:p>0.3628314</text:p>
          </table:table-cell>
          <table:table-cell office:value-type="float" office:value="0" calcext:value-type="float">
            <text:p>0</text:p>
          </table:table-cell>
          <table:table-cell office:value-type="float" office:value="273.1468" calcext:value-type="float">
            <text:p>273.1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2087" calcext:value-type="float">
            <text:p>-0.2820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13.32992" calcext:value-type="float">
            <text:p>13.32992</text:p>
          </table:table-cell>
          <table:table-cell office:value-type="float" office:value="1089.543" calcext:value-type="float">
            <text:p>1089.543</text:p>
          </table:table-cell>
          <table:table-cell office:value-type="float" office:value="8.97" calcext:value-type="float">
            <text:p>8.97</text:p>
          </table:table-cell>
          <table:table-cell office:value-type="float" office:value="-30.24375" calcext:value-type="float">
            <text:p>-30.24375</text:p>
          </table:table-cell>
          <table:table-cell office:value-type="float" office:value="0.08710311" calcext:value-type="float">
            <text:p>0.08710311</text:p>
          </table:table-cell>
          <table:table-cell office:value-type="float" office:value="4.699287" calcext:value-type="float">
            <text:p>4.699287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975" calcext:value-type="float">
            <text:p>2.112975</text:p>
          </table:table-cell>
          <table:table-cell office:value-type="float" office:value="-0.142516" calcext:value-type="float">
            <text:p>-0.142516</text:p>
          </table:table-cell>
          <table:table-cell office:value-type="float" office:value="-0.02230557" calcext:value-type="float">
            <text:p>-0.02230557</text:p>
          </table:table-cell>
          <table:table-cell office:value-type="float" office:value="0.00000949582" calcext:value-type="float">
            <text:p>9.49582E-06</text:p>
          </table:table-cell>
          <table:table-cell office:value-type="float" office:value="11.36987" calcext:value-type="float">
            <text:p>11.36987</text:p>
          </table:table-cell>
          <table:table-cell office:value-type="float" office:value="0.1984198" calcext:value-type="float">
            <text:p>0.1984198</text:p>
          </table:table-cell>
          <table:table-cell office:value-type="float" office:value="0.1353265" calcext:value-type="float">
            <text:p>0.1353265</text:p>
          </table:table-cell>
          <table:table-cell office:value-type="float" office:value="0.07987676" calcext:value-type="float">
            <text:p>0.07987676</text:p>
          </table:table-cell>
          <table:table-cell office:value-type="float" office:value="0.04431066" calcext:value-type="float">
            <text:p>0.04431066</text:p>
          </table:table-cell>
          <table:table-cell office:value-type="float" office:value="0.0461533" calcext:value-type="float">
            <text:p>0.0461533</text:p>
          </table:table-cell>
          <table:table-cell office:value-type="float" office:value="0.02101152" calcext:value-type="float">
            <text:p>0.02101152</text:p>
          </table:table-cell>
          <table:table-cell office:value-type="float" office:value="0.01453928" calcext:value-type="float">
            <text:p>0.01453928</text:p>
          </table:table-cell>
          <table:table-cell office:value-type="float" office:value="0.02692812" calcext:value-type="float">
            <text:p>0.02692812</text:p>
          </table:table-cell>
          <table:table-cell office:value-type="float" office:value="0.02279218" calcext:value-type="float">
            <text:p>0.02279218</text:p>
          </table:table-cell>
          <table:table-cell office:value-type="float" office:value="0.01962175" calcext:value-type="float">
            <text:p>0.01962175</text:p>
          </table:table-cell>
          <table:table-cell office:value-type="float" office:value="0.01823365" calcext:value-type="float">
            <text:p>0.01823365</text:p>
          </table:table-cell>
          <table:table-cell office:value-type="float" office:value="0.03168114" calcext:value-type="float">
            <text:p>0.03168114</text:p>
          </table:table-cell>
          <table:table-cell office:value-type="float" office:value="0.005629526" calcext:value-type="float">
            <text:p>0.005629526</text:p>
          </table:table-cell>
          <table:table-cell office:value-type="float" office:value="0.00588977" calcext:value-type="float">
            <text:p>0.00588977</text:p>
          </table:table-cell>
          <table:table-cell office:value-type="float" office:value="0" calcext:value-type="float">
            <text:p>0</text:p>
          </table:table-cell>
          <table:table-cell office:value-type="float" office:value="9.407683" calcext:value-type="float">
            <text:p>9.407683</text:p>
          </table:table-cell>
          <table:table-cell office:value-type="float" office:value="14.07276" calcext:value-type="float">
            <text:p>14.07276</text:p>
          </table:table-cell>
          <table:table-cell office:value-type="float" office:value="14.62675" calcext:value-type="float">
            <text:p>14.62675</text:p>
          </table:table-cell>
          <table:table-cell office:value-type="float" office:value="1.172959" calcext:value-type="float">
            <text:p>1.172959</text:p>
          </table:table-cell>
          <table:table-cell office:value-type="float" office:value="0.3004155" calcext:value-type="float">
            <text:p>0.3004155</text:p>
          </table:table-cell>
          <table:table-cell office:value-type="float" office:value="0.2344024" calcext:value-type="float">
            <text:p>0.2344024</text:p>
          </table:table-cell>
          <table:table-cell office:value-type="float" office:value="0.2563269" calcext:value-type="float">
            <text:p>0.2563269</text:p>
          </table:table-cell>
          <table:table-cell office:value-type="float" office:value="3.313159" calcext:value-type="float">
            <text:p>3.313159</text:p>
          </table:table-cell>
          <table:table-cell office:value-type="float" office:value="2.503812" calcext:value-type="float">
            <text:p>2.503812</text:p>
          </table:table-cell>
          <table:table-cell office:value-type="float" office:value="0.5427657" calcext:value-type="float">
            <text:p>0.5427657</text:p>
          </table:table-cell>
          <table:table-cell office:value-type="float" office:value="0.05817523" calcext:value-type="float">
            <text:p>0.05817523</text:p>
          </table:table-cell>
          <table:table-cell office:value-type="float" office:value="0.05973163" calcext:value-type="float">
            <text:p>0.05973163</text:p>
          </table:table-cell>
          <table:table-cell office:value-type="float" office:value="0.3158273" calcext:value-type="float">
            <text:p>0.3158273</text:p>
          </table:table-cell>
          <table:table-cell office:value-type="float" office:value="0.3628344" calcext:value-type="float">
            <text:p>0.3628344</text:p>
          </table:table-cell>
          <table:table-cell office:value-type="float" office:value="0" calcext:value-type="float">
            <text:p>0</text:p>
          </table:table-cell>
          <table:table-cell office:value-type="float" office:value="235.5049" calcext:value-type="float">
            <text:p>235.5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61851" calcext:value-type="float">
            <text:p>-0.28618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13.29129" calcext:value-type="float">
            <text:p>13.29129</text:p>
          </table:table-cell>
          <table:table-cell office:value-type="float" office:value="1089.513" calcext:value-type="float">
            <text:p>1089.513</text:p>
          </table:table-cell>
          <table:table-cell office:value-type="float" office:value="8.97" calcext:value-type="float">
            <text:p>8.97</text:p>
          </table:table-cell>
          <table:table-cell office:value-type="float" office:value="-30.21471" calcext:value-type="float">
            <text:p>-30.21471</text:p>
          </table:table-cell>
          <table:table-cell office:value-type="float" office:value="0.08669702" calcext:value-type="float">
            <text:p>0.08669702</text:p>
          </table:table-cell>
          <table:table-cell office:value-type="float" office:value="4.790894" calcext:value-type="float">
            <text:p>4.79089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975" calcext:value-type="float">
            <text:p>2.112975</text:p>
          </table:table-cell>
          <table:table-cell office:value-type="float" office:value="-0.143316" calcext:value-type="float">
            <text:p>-0.143316</text:p>
          </table:table-cell>
          <table:table-cell office:value-type="float" office:value="-0.02229333" calcext:value-type="float">
            <text:p>-0.02229333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38556" calcext:value-type="float">
            <text:p>11.38556</text:p>
          </table:table-cell>
          <table:table-cell office:value-type="float" office:value="0.2354717" calcext:value-type="float">
            <text:p>0.2354717</text:p>
          </table:table-cell>
          <table:table-cell office:value-type="float" office:value="0.1147412" calcext:value-type="float">
            <text:p>0.1147412</text:p>
          </table:table-cell>
          <table:table-cell office:value-type="float" office:value="0.07452623" calcext:value-type="float">
            <text:p>0.07452623</text:p>
          </table:table-cell>
          <table:table-cell office:value-type="float" office:value="0.04502486" calcext:value-type="float">
            <text:p>0.04502486</text:p>
          </table:table-cell>
          <table:table-cell office:value-type="float" office:value="0.05072684" calcext:value-type="float">
            <text:p>0.05072684</text:p>
          </table:table-cell>
          <table:table-cell office:value-type="float" office:value="0.02073638" calcext:value-type="float">
            <text:p>0.02073638</text:p>
          </table:table-cell>
          <table:table-cell office:value-type="float" office:value="0.01425961" calcext:value-type="float">
            <text:p>0.01425961</text:p>
          </table:table-cell>
          <table:table-cell office:value-type="float" office:value="0.02688085" calcext:value-type="float">
            <text:p>0.02688085</text:p>
          </table:table-cell>
          <table:table-cell office:value-type="float" office:value="0.0228361" calcext:value-type="float">
            <text:p>0.0228361</text:p>
          </table:table-cell>
          <table:table-cell office:value-type="float" office:value="0.01971711" calcext:value-type="float">
            <text:p>0.01971711</text:p>
          </table:table-cell>
          <table:table-cell office:value-type="float" office:value="0.01839073" calcext:value-type="float">
            <text:p>0.01839073</text:p>
          </table:table-cell>
          <table:table-cell office:value-type="float" office:value="0.03212707" calcext:value-type="float">
            <text:p>0.03212707</text:p>
          </table:table-cell>
          <table:table-cell office:value-type="float" office:value="0.005622552" calcext:value-type="float">
            <text:p>0.005622552</text:p>
          </table:table-cell>
          <table:table-cell office:value-type="float" office:value="0.005887286" calcext:value-type="float">
            <text:p>0.005887286</text:p>
          </table:table-cell>
          <table:table-cell office:value-type="float" office:value="0" calcext:value-type="float">
            <text:p>0</text:p>
          </table:table-cell>
          <table:table-cell office:value-type="float" office:value="12.69597" calcext:value-type="float">
            <text:p>12.69597</text:p>
          </table:table-cell>
          <table:table-cell office:value-type="float" office:value="13.89293" calcext:value-type="float">
            <text:p>13.89293</text:p>
          </table:table-cell>
          <table:table-cell office:value-type="float" office:value="14.9623" calcext:value-type="float">
            <text:p>14.9623</text:p>
          </table:table-cell>
          <table:table-cell office:value-type="float" office:value="1.449641" calcext:value-type="float">
            <text:p>1.449641</text:p>
          </table:table-cell>
          <table:table-cell office:value-type="float" office:value="0.4853917" calcext:value-type="float">
            <text:p>0.4853917</text:p>
          </table:table-cell>
          <table:table-cell office:value-type="float" office:value="0.27516" calcext:value-type="float">
            <text:p>0.27516</text:p>
          </table:table-cell>
          <table:table-cell office:value-type="float" office:value="0.2974923" calcext:value-type="float">
            <text:p>0.2974923</text:p>
          </table:table-cell>
          <table:table-cell office:value-type="float" office:value="3.334274" calcext:value-type="float">
            <text:p>3.334274</text:p>
          </table:table-cell>
          <table:table-cell office:value-type="float" office:value="2.516574" calcext:value-type="float">
            <text:p>2.516574</text:p>
          </table:table-cell>
          <table:table-cell office:value-type="float" office:value="0.5488693" calcext:value-type="float">
            <text:p>0.5488693</text:p>
          </table:table-cell>
          <table:table-cell office:value-type="float" office:value="0.06055905" calcext:value-type="float">
            <text:p>0.06055905</text:p>
          </table:table-cell>
          <table:table-cell office:value-type="float" office:value="0.06286304" calcext:value-type="float">
            <text:p>0.06286304</text:p>
          </table:table-cell>
          <table:table-cell office:value-type="float" office:value="0.3150949" calcext:value-type="float">
            <text:p>0.3150949</text:p>
          </table:table-cell>
          <table:table-cell office:value-type="float" office:value="0.3628375" calcext:value-type="float">
            <text:p>0.3628375</text:p>
          </table:table-cell>
          <table:table-cell office:value-type="float" office:value="0" calcext:value-type="float">
            <text:p>0</text:p>
          </table:table-cell>
          <table:table-cell office:value-type="float" office:value="227.0061" calcext:value-type="float">
            <text:p>227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68478" calcext:value-type="float">
            <text:p>-0.286847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13.25431" calcext:value-type="float">
            <text:p>13.25431</text:p>
          </table:table-cell>
          <table:table-cell office:value-type="float" office:value="1089.482" calcext:value-type="float">
            <text:p>1089.482</text:p>
          </table:table-cell>
          <table:table-cell office:value-type="float" office:value="8.97" calcext:value-type="float">
            <text:p>8.97</text:p>
          </table:table-cell>
          <table:table-cell office:value-type="float" office:value="-30.185" calcext:value-type="float">
            <text:p>-30.185</text:p>
          </table:table-cell>
          <table:table-cell office:value-type="float" office:value="0.08995676" calcext:value-type="float">
            <text:p>0.08995676</text:p>
          </table:table-cell>
          <table:table-cell office:value-type="float" office:value="4.878555" calcext:value-type="float">
            <text:p>4.87855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975" calcext:value-type="float">
            <text:p>2.112975</text:p>
          </table:table-cell>
          <table:table-cell office:value-type="float" office:value="-0.1446694" calcext:value-type="float">
            <text:p>-0.1446694</text:p>
          </table:table-cell>
          <table:table-cell office:value-type="float" office:value="-0.02226988" calcext:value-type="float">
            <text:p>-0.02226988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37015" calcext:value-type="float">
            <text:p>11.37015</text:p>
          </table:table-cell>
          <table:table-cell office:value-type="float" office:value="0.5462223" calcext:value-type="float">
            <text:p>0.5462223</text:p>
          </table:table-cell>
          <table:table-cell office:value-type="float" office:value="0.1027064" calcext:value-type="float">
            <text:p>0.1027064</text:p>
          </table:table-cell>
          <table:table-cell office:value-type="float" office:value="0.07327151" calcext:value-type="float">
            <text:p>0.07327151</text:p>
          </table:table-cell>
          <table:table-cell office:value-type="float" office:value="0.04555347" calcext:value-type="float">
            <text:p>0.04555347</text:p>
          </table:table-cell>
          <table:table-cell office:value-type="float" office:value="0.05393133" calcext:value-type="float">
            <text:p>0.05393133</text:p>
          </table:table-cell>
          <table:table-cell office:value-type="float" office:value="0.02060876" calcext:value-type="float">
            <text:p>0.02060876</text:p>
          </table:table-cell>
          <table:table-cell office:value-type="float" office:value="0.01422924" calcext:value-type="float">
            <text:p>0.01422924</text:p>
          </table:table-cell>
          <table:table-cell office:value-type="float" office:value="0.02688787" calcext:value-type="float">
            <text:p>0.02688787</text:p>
          </table:table-cell>
          <table:table-cell office:value-type="float" office:value="0.02287614" calcext:value-type="float">
            <text:p>0.02287614</text:p>
          </table:table-cell>
          <table:table-cell office:value-type="float" office:value="0.01980271" calcext:value-type="float">
            <text:p>0.01980271</text:p>
          </table:table-cell>
          <table:table-cell office:value-type="float" office:value="0.01854053" calcext:value-type="float">
            <text:p>0.01854053</text:p>
          </table:table-cell>
          <table:table-cell office:value-type="float" office:value="0.03254693" calcext:value-type="float">
            <text:p>0.03254693</text:p>
          </table:table-cell>
          <table:table-cell office:value-type="float" office:value="0.005615576" calcext:value-type="float">
            <text:p>0.005615576</text:p>
          </table:table-cell>
          <table:table-cell office:value-type="float" office:value="0.005884802" calcext:value-type="float">
            <text:p>0.005884802</text:p>
          </table:table-cell>
          <table:table-cell office:value-type="float" office:value="0" calcext:value-type="float">
            <text:p>0</text:p>
          </table:table-cell>
          <table:table-cell office:value-type="float" office:value="11.91718" calcext:value-type="float">
            <text:p>11.91718</text:p>
          </table:table-cell>
          <table:table-cell office:value-type="float" office:value="14.5607" calcext:value-type="float">
            <text:p>14.5607</text:p>
          </table:table-cell>
          <table:table-cell office:value-type="float" office:value="15.35191" calcext:value-type="float">
            <text:p>15.35191</text:p>
          </table:table-cell>
          <table:table-cell office:value-type="float" office:value="1.717642" calcext:value-type="float">
            <text:p>1.717642</text:p>
          </table:table-cell>
          <table:table-cell office:value-type="float" office:value="0.6738354" calcext:value-type="float">
            <text:p>0.6738354</text:p>
          </table:table-cell>
          <table:table-cell office:value-type="float" office:value="0.313119" calcext:value-type="float">
            <text:p>0.313119</text:p>
          </table:table-cell>
          <table:table-cell office:value-type="float" office:value="0.3364805" calcext:value-type="float">
            <text:p>0.3364805</text:p>
          </table:table-cell>
          <table:table-cell office:value-type="float" office:value="3.354774" calcext:value-type="float">
            <text:p>3.354774</text:p>
          </table:table-cell>
          <table:table-cell office:value-type="float" office:value="2.529207" calcext:value-type="float">
            <text:p>2.529207</text:p>
          </table:table-cell>
          <table:table-cell office:value-type="float" office:value="0.5549854" calcext:value-type="float">
            <text:p>0.5549854</text:p>
          </table:table-cell>
          <table:table-cell office:value-type="float" office:value="0.06297366" calcext:value-type="float">
            <text:p>0.06297366</text:p>
          </table:table-cell>
          <table:table-cell office:value-type="float" office:value="0.06602523" calcext:value-type="float">
            <text:p>0.06602523</text:p>
          </table:table-cell>
          <table:table-cell office:value-type="float" office:value="0.3143858" calcext:value-type="float">
            <text:p>0.3143858</text:p>
          </table:table-cell>
          <table:table-cell office:value-type="float" office:value="0.3628405" calcext:value-type="float">
            <text:p>0.3628405</text:p>
          </table:table-cell>
          <table:table-cell office:value-type="float" office:value="0" calcext:value-type="float">
            <text:p>0</text:p>
          </table:table-cell>
          <table:table-cell office:value-type="float" office:value="242.9397" calcext:value-type="float">
            <text:p>242.9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5286" calcext:value-type="float">
            <text:p>-0.287528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13.21361" calcext:value-type="float">
            <text:p>13.21361</text:p>
          </table:table-cell>
          <table:table-cell office:value-type="float" office:value="1089.447" calcext:value-type="float">
            <text:p>1089.447</text:p>
          </table:table-cell>
          <table:table-cell office:value-type="float" office:value="8.97" calcext:value-type="float">
            <text:p>8.97</text:p>
          </table:table-cell>
          <table:table-cell office:value-type="float" office:value="-30.15204" calcext:value-type="float">
            <text:p>-30.15204</text:p>
          </table:table-cell>
          <table:table-cell office:value-type="float" office:value="0.09652455" calcext:value-type="float">
            <text:p>0.09652455</text:p>
          </table:table-cell>
          <table:table-cell office:value-type="float" office:value="4.975233" calcext:value-type="float">
            <text:p>4.97523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975" calcext:value-type="float">
            <text:p>2.112975</text:p>
          </table:table-cell>
          <table:table-cell office:value-type="float" office:value="-0.1447555" calcext:value-type="float">
            <text:p>-0.1447555</text:p>
          </table:table-cell>
          <table:table-cell office:value-type="float" office:value="-0.02224382" calcext:value-type="float">
            <text:p>-0.02224382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33548" calcext:value-type="float">
            <text:p>11.33548</text:p>
          </table:table-cell>
          <table:table-cell office:value-type="float" office:value="1.100157" calcext:value-type="float">
            <text:p>1.100157</text:p>
          </table:table-cell>
          <table:table-cell office:value-type="float" office:value="0.1043761" calcext:value-type="float">
            <text:p>0.1043761</text:p>
          </table:table-cell>
          <table:table-cell office:value-type="float" office:value="0.07733807" calcext:value-type="float">
            <text:p>0.07733807</text:p>
          </table:table-cell>
          <table:table-cell office:value-type="float" office:value="0.04539874" calcext:value-type="float">
            <text:p>0.04539874</text:p>
          </table:table-cell>
          <table:table-cell office:value-type="float" office:value="0.05515513" calcext:value-type="float">
            <text:p>0.05515513</text:p>
          </table:table-cell>
          <table:table-cell office:value-type="float" office:value="0.02041026" calcext:value-type="float">
            <text:p>0.02041026</text:p>
          </table:table-cell>
          <table:table-cell office:value-type="float" office:value="0.01413385" calcext:value-type="float">
            <text:p>0.01413385</text:p>
          </table:table-cell>
          <table:table-cell office:value-type="float" office:value="0.0268762" calcext:value-type="float">
            <text:p>0.0268762</text:p>
          </table:table-cell>
          <table:table-cell office:value-type="float" office:value="0.02290715" calcext:value-type="float">
            <text:p>0.02290715</text:p>
          </table:table-cell>
          <table:table-cell office:value-type="float" office:value="0.01987946" calcext:value-type="float">
            <text:p>0.01987946</text:p>
          </table:table-cell>
          <table:table-cell office:value-type="float" office:value="0.01868357" calcext:value-type="float">
            <text:p>0.01868357</text:p>
          </table:table-cell>
          <table:table-cell office:value-type="float" office:value="0.03293896" calcext:value-type="float">
            <text:p>0.03293896</text:p>
          </table:table-cell>
          <table:table-cell office:value-type="float" office:value="0.005608589" calcext:value-type="float">
            <text:p>0.005608589</text:p>
          </table:table-cell>
          <table:table-cell office:value-type="float" office:value="0.005882296" calcext:value-type="float">
            <text:p>0.005882296</text:p>
          </table:table-cell>
          <table:table-cell office:value-type="float" office:value="0" calcext:value-type="float">
            <text:p>0</text:p>
          </table:table-cell>
          <table:table-cell office:value-type="float" office:value="11.14592" calcext:value-type="float">
            <text:p>11.14592</text:p>
          </table:table-cell>
          <table:table-cell office:value-type="float" office:value="15.34537" calcext:value-type="float">
            <text:p>15.34537</text:p>
          </table:table-cell>
          <table:table-cell office:value-type="float" office:value="15.78189" calcext:value-type="float">
            <text:p>15.78189</text:p>
          </table:table-cell>
          <table:table-cell office:value-type="float" office:value="2.000758" calcext:value-type="float">
            <text:p>2.000758</text:p>
          </table:table-cell>
          <table:table-cell office:value-type="float" office:value="0.8776863" calcext:value-type="float">
            <text:p>0.8776863</text:p>
          </table:table-cell>
          <table:table-cell office:value-type="float" office:value="0.3528127" calcext:value-type="float">
            <text:p>0.3528127</text:p>
          </table:table-cell>
          <table:table-cell office:value-type="float" office:value="0.375201" calcext:value-type="float">
            <text:p>0.375201</text:p>
          </table:table-cell>
          <table:table-cell office:value-type="float" office:value="3.375086" calcext:value-type="float">
            <text:p>3.375086</text:p>
          </table:table-cell>
          <table:table-cell office:value-type="float" office:value="2.54157" calcext:value-type="float">
            <text:p>2.54157</text:p>
          </table:table-cell>
          <table:table-cell office:value-type="float" office:value="0.5610965" calcext:value-type="float">
            <text:p>0.5610965</text:p>
          </table:table-cell>
          <table:table-cell office:value-type="float" office:value="0.06541738" calcext:value-type="float">
            <text:p>0.06541738</text:p>
          </table:table-cell>
          <table:table-cell office:value-type="float" office:value="0.06923912" calcext:value-type="float">
            <text:p>0.06923912</text:p>
          </table:table-cell>
          <table:table-cell office:value-type="float" office:value="0.3136737" calcext:value-type="float">
            <text:p>0.3136737</text:p>
          </table:table-cell>
          <table:table-cell office:value-type="float" office:value="0.3628435" calcext:value-type="float">
            <text:p>0.3628435</text:p>
          </table:table-cell>
          <table:table-cell office:value-type="float" office:value="0" calcext:value-type="float">
            <text:p>0</text:p>
          </table:table-cell>
          <table:table-cell office:value-type="float" office:value="272.4947" calcext:value-type="float">
            <text:p>272.4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54" calcext:value-type="float">
            <text:p>-0.287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13.2101" calcext:value-type="float">
            <text:p>13.2101</text:p>
          </table:table-cell>
          <table:table-cell office:value-type="float" office:value="1089.407" calcext:value-type="float">
            <text:p>1089.407</text:p>
          </table:table-cell>
          <table:table-cell office:value-type="float" office:value="8.97" calcext:value-type="float">
            <text:p>8.97</text:p>
          </table:table-cell>
          <table:table-cell office:value-type="float" office:value="-30.07561" calcext:value-type="float">
            <text:p>-30.07561</text:p>
          </table:table-cell>
          <table:table-cell office:value-type="float" office:value="0.1030556" calcext:value-type="float">
            <text:p>0.1030556</text:p>
          </table:table-cell>
          <table:table-cell office:value-type="float" office:value="5.082244" calcext:value-type="float">
            <text:p>5.08224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975" calcext:value-type="float">
            <text:p>2.112975</text:p>
          </table:table-cell>
          <table:table-cell office:value-type="float" office:value="-0.1448568" calcext:value-type="float">
            <text:p>-0.1448568</text:p>
          </table:table-cell>
          <table:table-cell office:value-type="float" office:value="-0.02221853" calcext:value-type="float">
            <text:p>-0.02221853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28724" calcext:value-type="float">
            <text:p>11.28724</text:p>
          </table:table-cell>
          <table:table-cell office:value-type="float" office:value="1.643184" calcext:value-type="float">
            <text:p>1.643184</text:p>
          </table:table-cell>
          <table:table-cell office:value-type="float" office:value="0.109767" calcext:value-type="float">
            <text:p>0.109767</text:p>
          </table:table-cell>
          <table:table-cell office:value-type="float" office:value="0.08244478" calcext:value-type="float">
            <text:p>0.08244478</text:p>
          </table:table-cell>
          <table:table-cell office:value-type="float" office:value="0.04568441" calcext:value-type="float">
            <text:p>0.04568441</text:p>
          </table:table-cell>
          <table:table-cell office:value-type="float" office:value="0.05603273" calcext:value-type="float">
            <text:p>0.05603273</text:p>
          </table:table-cell>
          <table:table-cell office:value-type="float" office:value="0.02021515" calcext:value-type="float">
            <text:p>0.02021515</text:p>
          </table:table-cell>
          <table:table-cell office:value-type="float" office:value="0.01398424" calcext:value-type="float">
            <text:p>0.01398424</text:p>
          </table:table-cell>
          <table:table-cell office:value-type="float" office:value="0.02680481" calcext:value-type="float">
            <text:p>0.02680481</text:p>
          </table:table-cell>
          <table:table-cell office:value-type="float" office:value="0.02291406" calcext:value-type="float">
            <text:p>0.02291406</text:p>
          </table:table-cell>
          <table:table-cell office:value-type="float" office:value="0.01994585" calcext:value-type="float">
            <text:p>0.01994585</text:p>
          </table:table-cell>
          <table:table-cell office:value-type="float" office:value="0.01882035" calcext:value-type="float">
            <text:p>0.01882035</text:p>
          </table:table-cell>
          <table:table-cell office:value-type="float" office:value="0.03330276" calcext:value-type="float">
            <text:p>0.03330276</text:p>
          </table:table-cell>
          <table:table-cell office:value-type="float" office:value="0.005601607" calcext:value-type="float">
            <text:p>0.005601607</text:p>
          </table:table-cell>
          <table:table-cell office:value-type="float" office:value="0.005879764" calcext:value-type="float">
            <text:p>0.005879764</text:p>
          </table:table-cell>
          <table:table-cell office:value-type="float" office:value="0" calcext:value-type="float">
            <text:p>0</text:p>
          </table:table-cell>
          <table:table-cell office:value-type="float" office:value="10.82725" calcext:value-type="float">
            <text:p>10.82725</text:p>
          </table:table-cell>
          <table:table-cell office:value-type="float" office:value="16.21692" calcext:value-type="float">
            <text:p>16.21692</text:p>
          </table:table-cell>
          <table:table-cell office:value-type="float" office:value="16.23914" calcext:value-type="float">
            <text:p>16.23914</text:p>
          </table:table-cell>
          <table:table-cell office:value-type="float" office:value="2.301046" calcext:value-type="float">
            <text:p>2.301046</text:p>
          </table:table-cell>
          <table:table-cell office:value-type="float" office:value="1.101866" calcext:value-type="float">
            <text:p>1.101866</text:p>
          </table:table-cell>
          <table:table-cell office:value-type="float" office:value="0.3966465" calcext:value-type="float">
            <text:p>0.3966465</text:p>
          </table:table-cell>
          <table:table-cell office:value-type="float" office:value="0.4158516" calcext:value-type="float">
            <text:p>0.4158516</text:p>
          </table:table-cell>
          <table:table-cell office:value-type="float" office:value="3.395885" calcext:value-type="float">
            <text:p>3.395885</text:p>
          </table:table-cell>
          <table:table-cell office:value-type="float" office:value="2.553865" calcext:value-type="float">
            <text:p>2.553865</text:p>
          </table:table-cell>
          <table:table-cell office:value-type="float" office:value="0.5672093" calcext:value-type="float">
            <text:p>0.5672093</text:p>
          </table:table-cell>
          <table:table-cell office:value-type="float" office:value="0.06787003" calcext:value-type="float">
            <text:p>0.06787003</text:p>
          </table:table-cell>
          <table:table-cell office:value-type="float" office:value="0.07241811" calcext:value-type="float">
            <text:p>0.07241811</text:p>
          </table:table-cell>
          <table:table-cell office:value-type="float" office:value="0.3130476" calcext:value-type="float">
            <text:p>0.3130476</text:p>
          </table:table-cell>
          <table:table-cell office:value-type="float" office:value="0.3628466" calcext:value-type="float">
            <text:p>0.3628466</text:p>
          </table:table-cell>
          <table:table-cell office:value-type="float" office:value="0" calcext:value-type="float">
            <text:p>0</text:p>
          </table:table-cell>
          <table:table-cell office:value-type="float" office:value="261.5693" calcext:value-type="float">
            <text:p>261.5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5518" calcext:value-type="float">
            <text:p>-0.28755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13.28967" calcext:value-type="float">
            <text:p>13.28967</text:p>
          </table:table-cell>
          <table:table-cell office:value-type="float" office:value="1089.362" calcext:value-type="float">
            <text:p>1089.362</text:p>
          </table:table-cell>
          <table:table-cell office:value-type="float" office:value="8.97" calcext:value-type="float">
            <text:p>8.97</text:p>
          </table:table-cell>
          <table:table-cell office:value-type="float" office:value="-29.92233" calcext:value-type="float">
            <text:p>-29.92233</text:p>
          </table:table-cell>
          <table:table-cell office:value-type="float" office:value="0.1074687" calcext:value-type="float">
            <text:p>0.1074687</text:p>
          </table:table-cell>
          <table:table-cell office:value-type="float" office:value="5.190931" calcext:value-type="float">
            <text:p>5.19093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2616" calcext:value-type="float">
            <text:p>2.112616</text:p>
          </table:table-cell>
          <table:table-cell office:value-type="float" office:value="-0.1449499" calcext:value-type="float">
            <text:p>-0.1449499</text:p>
          </table:table-cell>
          <table:table-cell office:value-type="float" office:value="-0.02219451" calcext:value-type="float">
            <text:p>-0.02219451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23141" calcext:value-type="float">
            <text:p>11.23141</text:p>
          </table:table-cell>
          <table:table-cell office:value-type="float" office:value="2.073089" calcext:value-type="float">
            <text:p>2.073089</text:p>
          </table:table-cell>
          <table:table-cell office:value-type="float" office:value="0.1088132" calcext:value-type="float">
            <text:p>0.1088132</text:p>
          </table:table-cell>
          <table:table-cell office:value-type="float" office:value="0.08360914" calcext:value-type="float">
            <text:p>0.08360914</text:p>
          </table:table-cell>
          <table:table-cell office:value-type="float" office:value="0.04307288" calcext:value-type="float">
            <text:p>0.04307288</text:p>
          </table:table-cell>
          <table:table-cell office:value-type="float" office:value="0.05176991" calcext:value-type="float">
            <text:p>0.05176991</text:p>
          </table:table-cell>
          <table:table-cell office:value-type="float" office:value="0.01945995" calcext:value-type="float">
            <text:p>0.01945995</text:p>
          </table:table-cell>
          <table:table-cell office:value-type="float" office:value="0.0132171" calcext:value-type="float">
            <text:p>0.0132171</text:p>
          </table:table-cell>
          <table:table-cell office:value-type="float" office:value="0.02631141" calcext:value-type="float">
            <text:p>0.02631141</text:p>
          </table:table-cell>
          <table:table-cell office:value-type="float" office:value="0.02263964" calcext:value-type="float">
            <text:p>0.02263964</text:p>
          </table:table-cell>
          <table:table-cell office:value-type="float" office:value="0.01989428" calcext:value-type="float">
            <text:p>0.01989428</text:p>
          </table:table-cell>
          <table:table-cell office:value-type="float" office:value="0.01888909" calcext:value-type="float">
            <text:p>0.01888909</text:p>
          </table:table-cell>
          <table:table-cell office:value-type="float" office:value="0.03356401" calcext:value-type="float">
            <text:p>0.03356401</text:p>
          </table:table-cell>
          <table:table-cell office:value-type="float" office:value="0.005625327" calcext:value-type="float">
            <text:p>0.005625327</text:p>
          </table:table-cell>
          <table:table-cell office:value-type="float" office:value="0.005846455" calcext:value-type="float">
            <text:p>0.005846455</text:p>
          </table:table-cell>
          <table:table-cell office:value-type="float" office:value="0" calcext:value-type="float">
            <text:p>0</text:p>
          </table:table-cell>
          <table:table-cell office:value-type="float" office:value="10.80513" calcext:value-type="float">
            <text:p>10.80513</text:p>
          </table:table-cell>
          <table:table-cell office:value-type="float" office:value="17.06966" calcext:value-type="float">
            <text:p>17.06966</text:p>
          </table:table-cell>
          <table:table-cell office:value-type="float" office:value="16.71124" calcext:value-type="float">
            <text:p>16.71124</text:p>
          </table:table-cell>
          <table:table-cell office:value-type="float" office:value="2.598226" calcext:value-type="float">
            <text:p>2.598226</text:p>
          </table:table-cell>
          <table:table-cell office:value-type="float" office:value="1.323016" calcext:value-type="float">
            <text:p>1.323016</text:p>
          </table:table-cell>
          <table:table-cell office:value-type="float" office:value="0.4424455" calcext:value-type="float">
            <text:p>0.4424455</text:p>
          </table:table-cell>
          <table:table-cell office:value-type="float" office:value="0.4569435" calcext:value-type="float">
            <text:p>0.4569435</text:p>
          </table:table-cell>
          <table:table-cell office:value-type="float" office:value="3.416929" calcext:value-type="float">
            <text:p>3.416929</text:p>
          </table:table-cell>
          <table:table-cell office:value-type="float" office:value="2.566306" calcext:value-type="float">
            <text:p>2.566306</text:p>
          </table:table-cell>
          <table:table-cell office:value-type="float" office:value="0.5733138" calcext:value-type="float">
            <text:p>0.5733138</text:p>
          </table:table-cell>
          <table:table-cell office:value-type="float" office:value="0.07033765" calcext:value-type="float">
            <text:p>0.07033765</text:p>
          </table:table-cell>
          <table:table-cell office:value-type="float" office:value="0.07576712" calcext:value-type="float">
            <text:p>0.07576712</text:p>
          </table:table-cell>
          <table:table-cell office:value-type="float" office:value="0.3218258" calcext:value-type="float">
            <text:p>0.3218258</text:p>
          </table:table-cell>
          <table:table-cell office:value-type="float" office:value="0.353916" calcext:value-type="float">
            <text:p>0.353916</text:p>
          </table:table-cell>
          <table:table-cell office:value-type="float" office:value="0" calcext:value-type="float">
            <text:p>0</text:p>
          </table:table-cell>
          <table:table-cell office:value-type="float" office:value="223.2576" calcext:value-type="float">
            <text:p>223.2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5633" calcext:value-type="float">
            <text:p>-0.28756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13.34702" calcext:value-type="float">
            <text:p>13.34702</text:p>
          </table:table-cell>
          <table:table-cell office:value-type="float" office:value="1089.315" calcext:value-type="float">
            <text:p>1089.315</text:p>
          </table:table-cell>
          <table:table-cell office:value-type="float" office:value="8.97" calcext:value-type="float">
            <text:p>8.97</text:p>
          </table:table-cell>
          <table:table-cell office:value-type="float" office:value="-29.80544" calcext:value-type="float">
            <text:p>-29.80544</text:p>
          </table:table-cell>
          <table:table-cell office:value-type="float" office:value="0.1108586" calcext:value-type="float">
            <text:p>0.1108586</text:p>
          </table:table-cell>
          <table:table-cell office:value-type="float" office:value="5.289913" calcext:value-type="float">
            <text:p>5.28991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1757" calcext:value-type="float">
            <text:p>2.111757</text:p>
          </table:table-cell>
          <table:table-cell office:value-type="float" office:value="-0.1450245" calcext:value-type="float">
            <text:p>-0.1450245</text:p>
          </table:table-cell>
          <table:table-cell office:value-type="float" office:value="-0.02217086" calcext:value-type="float">
            <text:p>-0.02217086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17898" calcext:value-type="float">
            <text:p>11.17898</text:p>
          </table:table-cell>
          <table:table-cell office:value-type="float" office:value="2.385415" calcext:value-type="float">
            <text:p>2.385415</text:p>
          </table:table-cell>
          <table:table-cell office:value-type="float" office:value="0.1047414" calcext:value-type="float">
            <text:p>0.1047414</text:p>
          </table:table-cell>
          <table:table-cell office:value-type="float" office:value="0.08250834" calcext:value-type="float">
            <text:p>0.08250834</text:p>
          </table:table-cell>
          <table:table-cell office:value-type="float" office:value="0.04068582" calcext:value-type="float">
            <text:p>0.04068582</text:p>
          </table:table-cell>
          <table:table-cell office:value-type="float" office:value="0.04782236" calcext:value-type="float">
            <text:p>0.04782236</text:p>
          </table:table-cell>
          <table:table-cell office:value-type="float" office:value="0.01874168" calcext:value-type="float">
            <text:p>0.01874168</text:p>
          </table:table-cell>
          <table:table-cell office:value-type="float" office:value="0.01250126" calcext:value-type="float">
            <text:p>0.01250126</text:p>
          </table:table-cell>
          <table:table-cell office:value-type="float" office:value="0.02577299" calcext:value-type="float">
            <text:p>0.02577299</text:p>
          </table:table-cell>
          <table:table-cell office:value-type="float" office:value="0.0222587" calcext:value-type="float">
            <text:p>0.0222587</text:p>
          </table:table-cell>
          <table:table-cell office:value-type="float" office:value="0.0197361" calcext:value-type="float">
            <text:p>0.0197361</text:p>
          </table:table-cell>
          <table:table-cell office:value-type="float" office:value="0.01886676" calcext:value-type="float">
            <text:p>0.01886676</text:p>
          </table:table-cell>
          <table:table-cell office:value-type="float" office:value="0.03369221" calcext:value-type="float">
            <text:p>0.03369221</text:p>
          </table:table-cell>
          <table:table-cell office:value-type="float" office:value="0.005611839" calcext:value-type="float">
            <text:p>0.005611839</text:p>
          </table:table-cell>
          <table:table-cell office:value-type="float" office:value="0.005850591" calcext:value-type="float">
            <text:p>0.005850591</text:p>
          </table:table-cell>
          <table:table-cell office:value-type="float" office:value="0" calcext:value-type="float">
            <text:p>0</text:p>
          </table:table-cell>
          <table:table-cell office:value-type="float" office:value="10.75051" calcext:value-type="float">
            <text:p>10.75051</text:p>
          </table:table-cell>
          <table:table-cell office:value-type="float" office:value="17.79972" calcext:value-type="float">
            <text:p>17.79972</text:p>
          </table:table-cell>
          <table:table-cell office:value-type="float" office:value="17.14301" calcext:value-type="float">
            <text:p>17.14301</text:p>
          </table:table-cell>
          <table:table-cell office:value-type="float" office:value="2.867141" calcext:value-type="float">
            <text:p>2.867141</text:p>
          </table:table-cell>
          <table:table-cell office:value-type="float" office:value="1.511176" calcext:value-type="float">
            <text:p>1.511176</text:p>
          </table:table-cell>
          <table:table-cell office:value-type="float" office:value="0.4862728" calcext:value-type="float">
            <text:p>0.4862728</text:p>
          </table:table-cell>
          <table:table-cell office:value-type="float" office:value="0.4963084" calcext:value-type="float">
            <text:p>0.4963084</text:p>
          </table:table-cell>
          <table:table-cell office:value-type="float" office:value="3.437341" calcext:value-type="float">
            <text:p>3.437341</text:p>
          </table:table-cell>
          <table:table-cell office:value-type="float" office:value="2.578266" calcext:value-type="float">
            <text:p>2.578266</text:p>
          </table:table-cell>
          <table:table-cell office:value-type="float" office:value="0.5792788" calcext:value-type="float">
            <text:p>0.5792788</text:p>
          </table:table-cell>
          <table:table-cell office:value-type="float" office:value="0.07280066" calcext:value-type="float">
            <text:p>0.07280066</text:p>
          </table:table-cell>
          <table:table-cell office:value-type="float" office:value="0.07933603" calcext:value-type="float">
            <text:p>0.07933603</text:p>
          </table:table-cell>
          <table:table-cell office:value-type="float" office:value="0.3188593" calcext:value-type="float">
            <text:p>0.3188593</text:p>
          </table:table-cell>
          <table:table-cell office:value-type="float" office:value="0.3574085" calcext:value-type="float">
            <text:p>0.3574085</text:p>
          </table:table-cell>
          <table:table-cell office:value-type="float" office:value="0" calcext:value-type="float">
            <text:p>0</text:p>
          </table:table-cell>
          <table:table-cell office:value-type="float" office:value="232.3457" calcext:value-type="float">
            <text:p>232.3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5744" calcext:value-type="float">
            <text:p>-0.287574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13.39625" calcext:value-type="float">
            <text:p>13.39625</text:p>
          </table:table-cell>
          <table:table-cell office:value-type="float" office:value="1089.267" calcext:value-type="float">
            <text:p>1089.267</text:p>
          </table:table-cell>
          <table:table-cell office:value-type="float" office:value="8.97" calcext:value-type="float">
            <text:p>8.97</text:p>
          </table:table-cell>
          <table:table-cell office:value-type="float" office:value="-29.69894" calcext:value-type="float">
            <text:p>-29.69894</text:p>
          </table:table-cell>
          <table:table-cell office:value-type="float" office:value="0.1148963" calcext:value-type="float">
            <text:p>0.1148963</text:p>
          </table:table-cell>
          <table:table-cell office:value-type="float" office:value="5.385619" calcext:value-type="float">
            <text:p>5.385619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0943" calcext:value-type="float">
            <text:p>2.110943</text:p>
          </table:table-cell>
          <table:table-cell office:value-type="float" office:value="-0.1450921" calcext:value-type="float">
            <text:p>-0.1450921</text:p>
          </table:table-cell>
          <table:table-cell office:value-type="float" office:value="-0.02214718" calcext:value-type="float">
            <text:p>-0.02214718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12747" calcext:value-type="float">
            <text:p>11.12747</text:p>
          </table:table-cell>
          <table:table-cell office:value-type="float" office:value="2.623585" calcext:value-type="float">
            <text:p>2.623585</text:p>
          </table:table-cell>
          <table:table-cell office:value-type="float" office:value="0.0999924" calcext:value-type="float">
            <text:p>0.0999924</text:p>
          </table:table-cell>
          <table:table-cell office:value-type="float" office:value="0.0802888" calcext:value-type="float">
            <text:p>0.0802888</text:p>
          </table:table-cell>
          <table:table-cell office:value-type="float" office:value="0.03898241" calcext:value-type="float">
            <text:p>0.03898241</text:p>
          </table:table-cell>
          <table:table-cell office:value-type="float" office:value="0.04502365" calcext:value-type="float">
            <text:p>0.04502365</text:p>
          </table:table-cell>
          <table:table-cell office:value-type="float" office:value="0.01826787" calcext:value-type="float">
            <text:p>0.01826787</text:p>
          </table:table-cell>
          <table:table-cell office:value-type="float" office:value="0.01217042" calcext:value-type="float">
            <text:p>0.01217042</text:p>
          </table:table-cell>
          <table:table-cell office:value-type="float" office:value="0.0253541" calcext:value-type="float">
            <text:p>0.0253541</text:p>
          </table:table-cell>
          <table:table-cell office:value-type="float" office:value="0.02196497" calcext:value-type="float">
            <text:p>0.02196497</text:p>
          </table:table-cell>
          <table:table-cell office:value-type="float" office:value="0.0196151" calcext:value-type="float">
            <text:p>0.0196151</text:p>
          </table:table-cell>
          <table:table-cell office:value-type="float" office:value="0.0188508" calcext:value-type="float">
            <text:p>0.0188508</text:p>
          </table:table-cell>
          <table:table-cell office:value-type="float" office:value="0.03380604" calcext:value-type="float">
            <text:p>0.03380604</text:p>
          </table:table-cell>
          <table:table-cell office:value-type="float" office:value="0.00559923" calcext:value-type="float">
            <text:p>0.00559923</text:p>
          </table:table-cell>
          <table:table-cell office:value-type="float" office:value="0.005853601" calcext:value-type="float">
            <text:p>0.005853601</text:p>
          </table:table-cell>
          <table:table-cell office:value-type="float" office:value="0" calcext:value-type="float">
            <text:p>0</text:p>
          </table:table-cell>
          <table:table-cell office:value-type="float" office:value="10.72321" calcext:value-type="float">
            <text:p>10.72321</text:p>
          </table:table-cell>
          <table:table-cell office:value-type="float" office:value="18.4613" calcext:value-type="float">
            <text:p>18.4613</text:p>
          </table:table-cell>
          <table:table-cell office:value-type="float" office:value="17.55947" calcext:value-type="float">
            <text:p>17.55947</text:p>
          </table:table-cell>
          <table:table-cell office:value-type="float" office:value="3.129234" calcext:value-type="float">
            <text:p>3.129234</text:p>
          </table:table-cell>
          <table:table-cell office:value-type="float" office:value="1.693292" calcext:value-type="float">
            <text:p>1.693292</text:p>
          </table:table-cell>
          <table:table-cell office:value-type="float" office:value="0.5295069" calcext:value-type="float">
            <text:p>0.5295069</text:p>
          </table:table-cell>
          <table:table-cell office:value-type="float" office:value="0.5348191" calcext:value-type="float">
            <text:p>0.5348191</text:p>
          </table:table-cell>
          <table:table-cell office:value-type="float" office:value="3.45789" calcext:value-type="float">
            <text:p>3.45789</text:p>
          </table:table-cell>
          <table:table-cell office:value-type="float" office:value="2.590449" calcext:value-type="float">
            <text:p>2.590449</text:p>
          </table:table-cell>
          <table:table-cell office:value-type="float" office:value="0.5852389" calcext:value-type="float">
            <text:p>0.5852389</text:p>
          </table:table-cell>
          <table:table-cell office:value-type="float" office:value="0.07527929" calcext:value-type="float">
            <text:p>0.07527929</text:p>
          </table:table-cell>
          <table:table-cell office:value-type="float" office:value="0.08282769" calcext:value-type="float">
            <text:p>0.08282769</text:p>
          </table:table-cell>
          <table:table-cell office:value-type="float" office:value="0.3162576" calcext:value-type="float">
            <text:p>0.3162576</text:p>
          </table:table-cell>
          <table:table-cell office:value-type="float" office:value="0.3605513" calcext:value-type="float">
            <text:p>0.3605513</text:p>
          </table:table-cell>
          <table:table-cell office:value-type="float" office:value="0" calcext:value-type="float">
            <text:p>0</text:p>
          </table:table-cell>
          <table:table-cell office:value-type="float" office:value="284.5049" calcext:value-type="float">
            <text:p>284.5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5828" calcext:value-type="float">
            <text:p>-0.28758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13.39427" calcext:value-type="float">
            <text:p>13.39427</text:p>
          </table:table-cell>
          <table:table-cell office:value-type="float" office:value="1089.221" calcext:value-type="float">
            <text:p>1089.221</text:p>
          </table:table-cell>
          <table:table-cell office:value-type="float" office:value="8.97" calcext:value-type="float">
            <text:p>8.97</text:p>
          </table:table-cell>
          <table:table-cell office:value-type="float" office:value="-29.64684" calcext:value-type="float">
            <text:p>-29.64684</text:p>
          </table:table-cell>
          <table:table-cell office:value-type="float" office:value="0.118437" calcext:value-type="float">
            <text:p>0.118437</text:p>
          </table:table-cell>
          <table:table-cell office:value-type="float" office:value="5.477422" calcext:value-type="float">
            <text:p>5.477422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0519" calcext:value-type="float">
            <text:p>2.110519</text:p>
          </table:table-cell>
          <table:table-cell office:value-type="float" office:value="-0.1451561" calcext:value-type="float">
            <text:p>-0.1451561</text:p>
          </table:table-cell>
          <table:table-cell office:value-type="float" office:value="-0.02212388" calcext:value-type="float">
            <text:p>-0.02212388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08135" calcext:value-type="float">
            <text:p>11.08135</text:p>
          </table:table-cell>
          <table:table-cell office:value-type="float" office:value="2.800412" calcext:value-type="float">
            <text:p>2.800412</text:p>
          </table:table-cell>
          <table:table-cell office:value-type="float" office:value="0.09537914" calcext:value-type="float">
            <text:p>0.09537914</text:p>
          </table:table-cell>
          <table:table-cell office:value-type="float" office:value="0.07778993" calcext:value-type="float">
            <text:p>0.07778993</text:p>
          </table:table-cell>
          <table:table-cell office:value-type="float" office:value="0.037456" calcext:value-type="float">
            <text:p>0.037456</text:p>
          </table:table-cell>
          <table:table-cell office:value-type="float" office:value="0.04259957" calcext:value-type="float">
            <text:p>0.04259957</text:p>
          </table:table-cell>
          <table:table-cell office:value-type="float" office:value="0.01786945" calcext:value-type="float">
            <text:p>0.01786945</text:p>
          </table:table-cell>
          <table:table-cell office:value-type="float" office:value="0.01198293" calcext:value-type="float">
            <text:p>0.01198293</text:p>
          </table:table-cell>
          <table:table-cell office:value-type="float" office:value="0.02499923" calcext:value-type="float">
            <text:p>0.02499923</text:p>
          </table:table-cell>
          <table:table-cell office:value-type="float" office:value="0.0217092" calcext:value-type="float">
            <text:p>0.0217092</text:p>
          </table:table-cell>
          <table:table-cell office:value-type="float" office:value="0.0195107" calcext:value-type="float">
            <text:p>0.0195107</text:p>
          </table:table-cell>
          <table:table-cell office:value-type="float" office:value="0.01883631" calcext:value-type="float">
            <text:p>0.01883631</text:p>
          </table:table-cell>
          <table:table-cell office:value-type="float" office:value="0.03390557" calcext:value-type="float">
            <text:p>0.03390557</text:p>
          </table:table-cell>
          <table:table-cell office:value-type="float" office:value="0.005589598" calcext:value-type="float">
            <text:p>0.005589598</text:p>
          </table:table-cell>
          <table:table-cell office:value-type="float" office:value="0.005853607" calcext:value-type="float">
            <text:p>0.005853607</text:p>
          </table:table-cell>
          <table:table-cell office:value-type="float" office:value="0" calcext:value-type="float">
            <text:p>0</text:p>
          </table:table-cell>
          <table:table-cell office:value-type="float" office:value="10.70484" calcext:value-type="float">
            <text:p>10.70484</text:p>
          </table:table-cell>
          <table:table-cell office:value-type="float" office:value="19.06848" calcext:value-type="float">
            <text:p>19.06848</text:p>
          </table:table-cell>
          <table:table-cell office:value-type="float" office:value="17.95432" calcext:value-type="float">
            <text:p>17.95432</text:p>
          </table:table-cell>
          <table:table-cell office:value-type="float" office:value="3.384043" calcext:value-type="float">
            <text:p>3.384043</text:p>
          </table:table-cell>
          <table:table-cell office:value-type="float" office:value="1.869372" calcext:value-type="float">
            <text:p>1.869372</text:p>
          </table:table-cell>
          <table:table-cell office:value-type="float" office:value="0.5719933" calcext:value-type="float">
            <text:p>0.5719933</text:p>
          </table:table-cell>
          <table:table-cell office:value-type="float" office:value="0.5736627" calcext:value-type="float">
            <text:p>0.5736627</text:p>
          </table:table-cell>
          <table:table-cell office:value-type="float" office:value="3.4783" calcext:value-type="float">
            <text:p>3.4783</text:p>
          </table:table-cell>
          <table:table-cell office:value-type="float" office:value="2.602719" calcext:value-type="float">
            <text:p>2.602719</text:p>
          </table:table-cell>
          <table:table-cell office:value-type="float" office:value="0.5912426" calcext:value-type="float">
            <text:p>0.5912426</text:p>
          </table:table-cell>
          <table:table-cell office:value-type="float" office:value="0.07775223" calcext:value-type="float">
            <text:p>0.07775223</text:p>
          </table:table-cell>
          <table:table-cell office:value-type="float" office:value="0.08630808" calcext:value-type="float">
            <text:p>0.08630808</text:p>
          </table:table-cell>
          <table:table-cell office:value-type="float" office:value="0.3145995" calcext:value-type="float">
            <text:p>0.3145995</text:p>
          </table:table-cell>
          <table:table-cell office:value-type="float" office:value="0.362102" calcext:value-type="float">
            <text:p>0.362102</text:p>
          </table:table-cell>
          <table:table-cell office:value-type="float" office:value="0" calcext:value-type="float">
            <text:p>0</text:p>
          </table:table-cell>
          <table:table-cell office:value-type="float" office:value="352.645" calcext:value-type="float">
            <text:p>352.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5896" calcext:value-type="float">
            <text:p>-0.28758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13.37605" calcext:value-type="float">
            <text:p>13.37605</text:p>
          </table:table-cell>
          <table:table-cell office:value-type="float" office:value="1089.175" calcext:value-type="float">
            <text:p>1089.175</text:p>
          </table:table-cell>
          <table:table-cell office:value-type="float" office:value="8.97" calcext:value-type="float">
            <text:p>8.97</text:p>
          </table:table-cell>
          <table:table-cell office:value-type="float" office:value="-29.61583" calcext:value-type="float">
            <text:p>-29.61583</text:p>
          </table:table-cell>
          <table:table-cell office:value-type="float" office:value="0.1205411" calcext:value-type="float">
            <text:p>0.1205411</text:p>
          </table:table-cell>
          <table:table-cell office:value-type="float" office:value="5.564335" calcext:value-type="float">
            <text:p>5.56433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0519" calcext:value-type="float">
            <text:p>2.110519</text:p>
          </table:table-cell>
          <table:table-cell office:value-type="float" office:value="-0.1452076" calcext:value-type="float">
            <text:p>-0.1452076</text:p>
          </table:table-cell>
          <table:table-cell office:value-type="float" office:value="-0.02209934" calcext:value-type="float">
            <text:p>-0.02209934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04217" calcext:value-type="float">
            <text:p>11.04217</text:p>
          </table:table-cell>
          <table:table-cell office:value-type="float" office:value="2.922543" calcext:value-type="float">
            <text:p>2.922543</text:p>
          </table:table-cell>
          <table:table-cell office:value-type="float" office:value="0.08890811" calcext:value-type="float">
            <text:p>0.08890811</text:p>
          </table:table-cell>
          <table:table-cell office:value-type="float" office:value="0.07352128" calcext:value-type="float">
            <text:p>0.07352128</text:p>
          </table:table-cell>
          <table:table-cell office:value-type="float" office:value="0.03613935" calcext:value-type="float">
            <text:p>0.03613935</text:p>
          </table:table-cell>
          <table:table-cell office:value-type="float" office:value="0.04060012" calcext:value-type="float">
            <text:p>0.04060012</text:p>
          </table:table-cell>
          <table:table-cell office:value-type="float" office:value="0.01751566" calcext:value-type="float">
            <text:p>0.01751566</text:p>
          </table:table-cell>
          <table:table-cell office:value-type="float" office:value="0.01186185" calcext:value-type="float">
            <text:p>0.01186185</text:p>
          </table:table-cell>
          <table:table-cell office:value-type="float" office:value="0.02469869" calcext:value-type="float">
            <text:p>0.02469869</text:p>
          </table:table-cell>
          <table:table-cell office:value-type="float" office:value="0.02148574" calcext:value-type="float">
            <text:p>0.02148574</text:p>
          </table:table-cell>
          <table:table-cell office:value-type="float" office:value="0.01941846" calcext:value-type="float">
            <text:p>0.01941846</text:p>
          </table:table-cell>
          <table:table-cell office:value-type="float" office:value="0.01882347" calcext:value-type="float">
            <text:p>0.01882347</text:p>
          </table:table-cell>
          <table:table-cell office:value-type="float" office:value="0.03398921" calcext:value-type="float">
            <text:p>0.03398921</text:p>
          </table:table-cell>
          <table:table-cell office:value-type="float" office:value="0.00558254" calcext:value-type="float">
            <text:p>0.00558254</text:p>
          </table:table-cell>
          <table:table-cell office:value-type="float" office:value="0.005851113" calcext:value-type="float">
            <text:p>0.005851113</text:p>
          </table:table-cell>
          <table:table-cell office:value-type="float" office:value="0" calcext:value-type="float">
            <text:p>0</text:p>
          </table:table-cell>
          <table:table-cell office:value-type="float" office:value="10.70157" calcext:value-type="float">
            <text:p>10.70157</text:p>
          </table:table-cell>
          <table:table-cell office:value-type="float" office:value="19.62024" calcext:value-type="float">
            <text:p>19.62024</text:p>
          </table:table-cell>
          <table:table-cell office:value-type="float" office:value="18.32052" calcext:value-type="float">
            <text:p>18.32052</text:p>
          </table:table-cell>
          <table:table-cell office:value-type="float" office:value="3.628318" calcext:value-type="float">
            <text:p>3.628318</text:p>
          </table:table-cell>
          <table:table-cell office:value-type="float" office:value="2.037082" calcext:value-type="float">
            <text:p>2.037082</text:p>
          </table:table-cell>
          <table:table-cell office:value-type="float" office:value="0.6130146" calcext:value-type="float">
            <text:p>0.6130146</text:p>
          </table:table-cell>
          <table:table-cell office:value-type="float" office:value="0.6113687" calcext:value-type="float">
            <text:p>0.6113687</text:p>
          </table:table-cell>
          <table:table-cell office:value-type="float" office:value="3.498496" calcext:value-type="float">
            <text:p>3.498496</text:p>
          </table:table-cell>
          <table:table-cell office:value-type="float" office:value="2.615156" calcext:value-type="float">
            <text:p>2.615156</text:p>
          </table:table-cell>
          <table:table-cell office:value-type="float" office:value="0.597285" calcext:value-type="float">
            <text:p>0.597285</text:p>
          </table:table-cell>
          <table:table-cell office:value-type="float" office:value="0.08022895" calcext:value-type="float">
            <text:p>0.08022895</text:p>
          </table:table-cell>
          <table:table-cell office:value-type="float" office:value="0.08978831" calcext:value-type="float">
            <text:p>0.08978831</text:p>
          </table:table-cell>
          <table:table-cell office:value-type="float" office:value="0.3137358" calcext:value-type="float">
            <text:p>0.3137358</text:p>
          </table:table-cell>
          <table:table-cell office:value-type="float" office:value="0.3621539" calcext:value-type="float">
            <text:p>0.3621539</text:p>
          </table:table-cell>
          <table:table-cell office:value-type="float" office:value="0" calcext:value-type="float">
            <text:p>0</text:p>
          </table:table-cell>
          <table:table-cell office:value-type="float" office:value="401.5089" calcext:value-type="float">
            <text:p>401.5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5957" calcext:value-type="float">
            <text:p>-0.28759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13.35219" calcext:value-type="float">
            <text:p>13.35219</text:p>
          </table:table-cell>
          <table:table-cell office:value-type="float" office:value="1089.134" calcext:value-type="float">
            <text:p>1089.134</text:p>
          </table:table-cell>
          <table:table-cell office:value-type="float" office:value="8.97" calcext:value-type="float">
            <text:p>8.97</text:p>
          </table:table-cell>
          <table:table-cell office:value-type="float" office:value="-29.6017" calcext:value-type="float">
            <text:p>-29.6017</text:p>
          </table:table-cell>
          <table:table-cell office:value-type="float" office:value="0.1207548" calcext:value-type="float">
            <text:p>0.1207548</text:p>
          </table:table-cell>
          <table:table-cell office:value-type="float" office:value="5.63763" calcext:value-type="float">
            <text:p>5.6376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0519" calcext:value-type="float">
            <text:p>2.110519</text:p>
          </table:table-cell>
          <table:table-cell office:value-type="float" office:value="-0.1452452" calcext:value-type="float">
            <text:p>-0.1452452</text:p>
          </table:table-cell>
          <table:table-cell office:value-type="float" office:value="-0.02207354" calcext:value-type="float">
            <text:p>-0.02207354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1.01612" calcext:value-type="float">
            <text:p>11.01612</text:p>
          </table:table-cell>
          <table:table-cell office:value-type="float" office:value="2.969173" calcext:value-type="float">
            <text:p>2.969173</text:p>
          </table:table-cell>
          <table:table-cell office:value-type="float" office:value="0.08084515" calcext:value-type="float">
            <text:p>0.08084515</text:p>
          </table:table-cell>
          <table:table-cell office:value-type="float" office:value="0.0663991" calcext:value-type="float">
            <text:p>0.0663991</text:p>
          </table:table-cell>
          <table:table-cell office:value-type="float" office:value="0.03463898" calcext:value-type="float">
            <text:p>0.03463898</text:p>
          </table:table-cell>
          <table:table-cell office:value-type="float" office:value="0.03833728" calcext:value-type="float">
            <text:p>0.03833728</text:p>
          </table:table-cell>
          <table:table-cell office:value-type="float" office:value="0.01702897" calcext:value-type="float">
            <text:p>0.01702897</text:p>
          </table:table-cell>
          <table:table-cell office:value-type="float" office:value="0.01170979" calcext:value-type="float">
            <text:p>0.01170979</text:p>
          </table:table-cell>
          <table:table-cell office:value-type="float" office:value="0.02445298" calcext:value-type="float">
            <text:p>0.02445298</text:p>
          </table:table-cell>
          <table:table-cell office:value-type="float" office:value="0.02129163" calcext:value-type="float">
            <text:p>0.02129163</text:p>
          </table:table-cell>
          <table:table-cell office:value-type="float" office:value="0.01933797" calcext:value-type="float">
            <text:p>0.01933797</text:p>
          </table:table-cell>
          <table:table-cell office:value-type="float" office:value="0.01881273" calcext:value-type="float">
            <text:p>0.01881273</text:p>
          </table:table-cell>
          <table:table-cell office:value-type="float" office:value="0.0340566" calcext:value-type="float">
            <text:p>0.0340566</text:p>
          </table:table-cell>
          <table:table-cell office:value-type="float" office:value="0.005575609" calcext:value-type="float">
            <text:p>0.005575609</text:p>
          </table:table-cell>
          <table:table-cell office:value-type="float" office:value="0.00584844" calcext:value-type="float">
            <text:p>0.00584844</text:p>
          </table:table-cell>
          <table:table-cell office:value-type="float" office:value="0" calcext:value-type="float">
            <text:p>0</text:p>
          </table:table-cell>
          <table:table-cell office:value-type="float" office:value="10.75738" calcext:value-type="float">
            <text:p>10.75738</text:p>
          </table:table-cell>
          <table:table-cell office:value-type="float" office:value="20.00817" calcext:value-type="float">
            <text:p>20.00817</text:p>
          </table:table-cell>
          <table:table-cell office:value-type="float" office:value="18.5981" calcext:value-type="float">
            <text:p>18.5981</text:p>
          </table:table-cell>
          <table:table-cell office:value-type="float" office:value="3.8416" calcext:value-type="float">
            <text:p>3.8416</text:p>
          </table:table-cell>
          <table:table-cell office:value-type="float" office:value="2.181859" calcext:value-type="float">
            <text:p>2.181859</text:p>
          </table:table-cell>
          <table:table-cell office:value-type="float" office:value="0.6499308" calcext:value-type="float">
            <text:p>0.6499308</text:p>
          </table:table-cell>
          <table:table-cell office:value-type="float" office:value="0.6470183" calcext:value-type="float">
            <text:p>0.6470183</text:p>
          </table:table-cell>
          <table:table-cell office:value-type="float" office:value="3.518242" calcext:value-type="float">
            <text:p>3.518242</text:p>
          </table:table-cell>
          <table:table-cell office:value-type="float" office:value="2.627523" calcext:value-type="float">
            <text:p>2.627523</text:p>
          </table:table-cell>
          <table:table-cell office:value-type="float" office:value="0.6033664" calcext:value-type="float">
            <text:p>0.6033664</text:p>
          </table:table-cell>
          <table:table-cell office:value-type="float" office:value="0.08273209" calcext:value-type="float">
            <text:p>0.08273209</text:p>
          </table:table-cell>
          <table:table-cell office:value-type="float" office:value="0.0932956" calcext:value-type="float">
            <text:p>0.0932956</text:p>
          </table:table-cell>
          <table:table-cell office:value-type="float" office:value="0.3129175" calcext:value-type="float">
            <text:p>0.3129175</text:p>
          </table:table-cell>
          <table:table-cell office:value-type="float" office:value="0.3621569" calcext:value-type="float">
            <text:p>0.3621569</text:p>
          </table:table-cell>
          <table:table-cell office:value-type="float" office:value="0" calcext:value-type="float">
            <text:p>0</text:p>
          </table:table-cell>
          <table:table-cell office:value-type="float" office:value="428.3584" calcext:value-type="float">
            <text:p>428.3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014" calcext:value-type="float">
            <text:p>-0.28760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13.33162" calcext:value-type="float">
            <text:p>13.33162</text:p>
          </table:table-cell>
          <table:table-cell office:value-type="float" office:value="1089.096" calcext:value-type="float">
            <text:p>1089.096</text:p>
          </table:table-cell>
          <table:table-cell office:value-type="float" office:value="8.97" calcext:value-type="float">
            <text:p>8.97</text:p>
          </table:table-cell>
          <table:table-cell office:value-type="float" office:value="-29.58877" calcext:value-type="float">
            <text:p>-29.58877</text:p>
          </table:table-cell>
          <table:table-cell office:value-type="float" office:value="0.1210126" calcext:value-type="float">
            <text:p>0.1210126</text:p>
          </table:table-cell>
          <table:table-cell office:value-type="float" office:value="5.703916" calcext:value-type="float">
            <text:p>5.703916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10363" calcext:value-type="float">
            <text:p>2.110363</text:p>
          </table:table-cell>
          <table:table-cell office:value-type="float" office:value="-0.1452782" calcext:value-type="float">
            <text:p>-0.1452782</text:p>
          </table:table-cell>
          <table:table-cell office:value-type="float" office:value="-0.02204773" calcext:value-type="float">
            <text:p>-0.02204773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0.99415" calcext:value-type="float">
            <text:p>10.99415</text:p>
          </table:table-cell>
          <table:table-cell office:value-type="float" office:value="3.011513" calcext:value-type="float">
            <text:p>3.011513</text:p>
          </table:table-cell>
          <table:table-cell office:value-type="float" office:value="0.07543856" calcext:value-type="float">
            <text:p>0.07543856</text:p>
          </table:table-cell>
          <table:table-cell office:value-type="float" office:value="0.06240975" calcext:value-type="float">
            <text:p>0.06240975</text:p>
          </table:table-cell>
          <table:table-cell office:value-type="float" office:value="0.03339665" calcext:value-type="float">
            <text:p>0.03339665</text:p>
          </table:table-cell>
          <table:table-cell office:value-type="float" office:value="0.03643459" calcext:value-type="float">
            <text:p>0.03643459</text:p>
          </table:table-cell>
          <table:table-cell office:value-type="float" office:value="0.01661824" calcext:value-type="float">
            <text:p>0.01661824</text:p>
          </table:table-cell>
          <table:table-cell office:value-type="float" office:value="0.01149826" calcext:value-type="float">
            <text:p>0.01149826</text:p>
          </table:table-cell>
          <table:table-cell office:value-type="float" office:value="0.02425342" calcext:value-type="float">
            <text:p>0.02425342</text:p>
          </table:table-cell>
          <table:table-cell office:value-type="float" office:value="0.02112737" calcext:value-type="float">
            <text:p>0.02112737</text:p>
          </table:table-cell>
          <table:table-cell office:value-type="float" office:value="0.01927008" calcext:value-type="float">
            <text:p>0.01927008</text:p>
          </table:table-cell>
          <table:table-cell office:value-type="float" office:value="0.01880403" calcext:value-type="float">
            <text:p>0.01880403</text:p>
          </table:table-cell>
          <table:table-cell office:value-type="float" office:value="0.03410875" calcext:value-type="float">
            <text:p>0.03410875</text:p>
          </table:table-cell>
          <table:table-cell office:value-type="float" office:value="0.005581894" calcext:value-type="float">
            <text:p>0.005581894</text:p>
          </table:table-cell>
          <table:table-cell office:value-type="float" office:value="0.005832491" calcext:value-type="float">
            <text:p>0.005832491</text:p>
          </table:table-cell>
          <table:table-cell office:value-type="float" office:value="0" calcext:value-type="float">
            <text:p>0</text:p>
          </table:table-cell>
          <table:table-cell office:value-type="float" office:value="11.187" calcext:value-type="float">
            <text:p>11.187</text:p>
          </table:table-cell>
          <table:table-cell office:value-type="float" office:value="20.25278" calcext:value-type="float">
            <text:p>20.25278</text:p>
          </table:table-cell>
          <table:table-cell office:value-type="float" office:value="18.83295" calcext:value-type="float">
            <text:p>18.83295</text:p>
          </table:table-cell>
          <table:table-cell office:value-type="float" office:value="4.035472" calcext:value-type="float">
            <text:p>4.035472</text:p>
          </table:table-cell>
          <table:table-cell office:value-type="float" office:value="2.30795" calcext:value-type="float">
            <text:p>2.30795</text:p>
          </table:table-cell>
          <table:table-cell office:value-type="float" office:value="0.6824329" calcext:value-type="float">
            <text:p>0.6824329</text:p>
          </table:table-cell>
          <table:table-cell office:value-type="float" office:value="0.6806559" calcext:value-type="float">
            <text:p>0.6806559</text:p>
          </table:table-cell>
          <table:table-cell office:value-type="float" office:value="3.536422" calcext:value-type="float">
            <text:p>3.536422</text:p>
          </table:table-cell>
          <table:table-cell office:value-type="float" office:value="2.639674" calcext:value-type="float">
            <text:p>2.639674</text:p>
          </table:table-cell>
          <table:table-cell office:value-type="float" office:value="0.6094683" calcext:value-type="float">
            <text:p>0.6094683</text:p>
          </table:table-cell>
          <table:table-cell office:value-type="float" office:value="0.08526107" calcext:value-type="float">
            <text:p>0.08526107</text:p>
          </table:table-cell>
          <table:table-cell office:value-type="float" office:value="0.09686114" calcext:value-type="float">
            <text:p>0.09686114</text:p>
          </table:table-cell>
          <table:table-cell office:value-type="float" office:value="0.3161864" calcext:value-type="float">
            <text:p>0.3161864</text:p>
          </table:table-cell>
          <table:table-cell office:value-type="float" office:value="0.3583001" calcext:value-type="float">
            <text:p>0.3583001</text:p>
          </table:table-cell>
          <table:table-cell office:value-type="float" office:value="0" calcext:value-type="float">
            <text:p>0</text:p>
          </table:table-cell>
          <table:table-cell office:value-type="float" office:value="447.7816" calcext:value-type="float">
            <text:p>447.7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071" calcext:value-type="float">
            <text:p>-0.287607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13.31067" calcext:value-type="float">
            <text:p>13.31067</text:p>
          </table:table-cell>
          <table:table-cell office:value-type="float" office:value="1089.059" calcext:value-type="float">
            <text:p>1089.059</text:p>
          </table:table-cell>
          <table:table-cell office:value-type="float" office:value="8.97" calcext:value-type="float">
            <text:p>8.97</text:p>
          </table:table-cell>
          <table:table-cell office:value-type="float" office:value="-29.57535" calcext:value-type="float">
            <text:p>-29.57535</text:p>
          </table:table-cell>
          <table:table-cell office:value-type="float" office:value="0.1216687" calcext:value-type="float">
            <text:p>0.1216687</text:p>
          </table:table-cell>
          <table:table-cell office:value-type="float" office:value="5.770015" calcext:value-type="float">
            <text:p>5.77001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9559" calcext:value-type="float">
            <text:p>2.109559</text:p>
          </table:table-cell>
          <table:table-cell office:value-type="float" office:value="-0.1453113" calcext:value-type="float">
            <text:p>-0.1453113</text:p>
          </table:table-cell>
          <table:table-cell office:value-type="float" office:value="-0.02202235" calcext:value-type="float">
            <text:p>-0.02202235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0.97098" calcext:value-type="float">
            <text:p>10.97098</text:p>
          </table:table-cell>
          <table:table-cell office:value-type="float" office:value="3.056499" calcext:value-type="float">
            <text:p>3.056499</text:p>
          </table:table-cell>
          <table:table-cell office:value-type="float" office:value="0.07295162" calcext:value-type="float">
            <text:p>0.07295162</text:p>
          </table:table-cell>
          <table:table-cell office:value-type="float" office:value="0.06032497" calcext:value-type="float">
            <text:p>0.06032497</text:p>
          </table:table-cell>
          <table:table-cell office:value-type="float" office:value="0.03262925" calcext:value-type="float">
            <text:p>0.03262925</text:p>
          </table:table-cell>
          <table:table-cell office:value-type="float" office:value="0.035388" calcext:value-type="float">
            <text:p>0.035388</text:p>
          </table:table-cell>
          <table:table-cell office:value-type="float" office:value="0.01631098" calcext:value-type="float">
            <text:p>0.01631098</text:p>
          </table:table-cell>
          <table:table-cell office:value-type="float" office:value="0.01133852" calcext:value-type="float">
            <text:p>0.01133852</text:p>
          </table:table-cell>
          <table:table-cell office:value-type="float" office:value="0.02409019" calcext:value-type="float">
            <text:p>0.02409019</text:p>
          </table:table-cell>
          <table:table-cell office:value-type="float" office:value="0.02098809" calcext:value-type="float">
            <text:p>0.02098809</text:p>
          </table:table-cell>
          <table:table-cell office:value-type="float" office:value="0.01921413" calcext:value-type="float">
            <text:p>0.01921413</text:p>
          </table:table-cell>
          <table:table-cell office:value-type="float" office:value="0.01879751" calcext:value-type="float">
            <text:p>0.01879751</text:p>
          </table:table-cell>
          <table:table-cell office:value-type="float" office:value="0.03414693" calcext:value-type="float">
            <text:p>0.03414693</text:p>
          </table:table-cell>
          <table:table-cell office:value-type="float" office:value="0.005573476" calcext:value-type="float">
            <text:p>0.005573476</text:p>
          </table:table-cell>
          <table:table-cell office:value-type="float" office:value="0.005831332" calcext:value-type="float">
            <text:p>0.005831332</text:p>
          </table:table-cell>
          <table:table-cell office:value-type="float" office:value="0" calcext:value-type="float">
            <text:p>0</text:p>
          </table:table-cell>
          <table:table-cell office:value-type="float" office:value="11.35855" calcext:value-type="float">
            <text:p>11.35855</text:p>
          </table:table-cell>
          <table:table-cell office:value-type="float" office:value="20.58519" calcext:value-type="float">
            <text:p>20.58519</text:p>
          </table:table-cell>
          <table:table-cell office:value-type="float" office:value="19.06637" calcext:value-type="float">
            <text:p>19.06637</text:p>
          </table:table-cell>
          <table:table-cell office:value-type="float" office:value="4.223907" calcext:value-type="float">
            <text:p>4.223907</text:p>
          </table:table-cell>
          <table:table-cell office:value-type="float" office:value="2.427553" calcext:value-type="float">
            <text:p>2.427553</text:p>
          </table:table-cell>
          <table:table-cell office:value-type="float" office:value="0.7123883" calcext:value-type="float">
            <text:p>0.7123883</text:p>
          </table:table-cell>
          <table:table-cell office:value-type="float" office:value="0.7117339" calcext:value-type="float">
            <text:p>0.7117339</text:p>
          </table:table-cell>
          <table:table-cell office:value-type="float" office:value="3.553243" calcext:value-type="float">
            <text:p>3.553243</text:p>
          </table:table-cell>
          <table:table-cell office:value-type="float" office:value="2.651518" calcext:value-type="float">
            <text:p>2.651518</text:p>
          </table:table-cell>
          <table:table-cell office:value-type="float" office:value="0.615551" calcext:value-type="float">
            <text:p>0.615551</text:p>
          </table:table-cell>
          <table:table-cell office:value-type="float" office:value="0.08781442" calcext:value-type="float">
            <text:p>0.08781442</text:p>
          </table:table-cell>
          <table:table-cell office:value-type="float" office:value="0.1005884" calcext:value-type="float">
            <text:p>0.1005884</text:p>
          </table:table-cell>
          <table:table-cell office:value-type="float" office:value="0.314734" calcext:value-type="float">
            <text:p>0.314734</text:p>
          </table:table-cell>
          <table:table-cell office:value-type="float" office:value="0.3601828" calcext:value-type="float">
            <text:p>0.3601828</text:p>
          </table:table-cell>
          <table:table-cell office:value-type="float" office:value="0" calcext:value-type="float">
            <text:p>0</text:p>
          </table:table-cell>
          <table:table-cell office:value-type="float" office:value="469.19" calcext:value-type="float">
            <text:p>46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13" calcext:value-type="float">
            <text:p>-0.2876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13.28925" calcext:value-type="float">
            <text:p>13.28925</text:p>
          </table:table-cell>
          <table:table-cell office:value-type="float" office:value="1089.02" calcext:value-type="float">
            <text:p>1089.02</text:p>
          </table:table-cell>
          <table:table-cell office:value-type="float" office:value="8.97" calcext:value-type="float">
            <text:p>8.97</text:p>
          </table:table-cell>
          <table:table-cell office:value-type="float" office:value="-29.55965" calcext:value-type="float">
            <text:p>-29.55965</text:p>
          </table:table-cell>
          <table:table-cell office:value-type="float" office:value="0.1226406" calcext:value-type="float">
            <text:p>0.1226406</text:p>
          </table:table-cell>
          <table:table-cell office:value-type="float" office:value="5.839495" calcext:value-type="float">
            <text:p>5.83949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9005" calcext:value-type="float">
            <text:p>2.109005</text:p>
          </table:table-cell>
          <table:table-cell office:value-type="float" office:value="-0.1453469" calcext:value-type="float">
            <text:p>-0.1453469</text:p>
          </table:table-cell>
          <table:table-cell office:value-type="float" office:value="-0.02199767" calcext:value-type="float">
            <text:p>-0.02199767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0.94513" calcext:value-type="float">
            <text:p>10.94513</text:p>
          </table:table-cell>
          <table:table-cell office:value-type="float" office:value="3.111014" calcext:value-type="float">
            <text:p>3.111014</text:p>
          </table:table-cell>
          <table:table-cell office:value-type="float" office:value="0.07255767" calcext:value-type="float">
            <text:p>0.07255767</text:p>
          </table:table-cell>
          <table:table-cell office:value-type="float" office:value="0.05996101" calcext:value-type="float">
            <text:p>0.05996101</text:p>
          </table:table-cell>
          <table:table-cell office:value-type="float" office:value="0.03224138" calcext:value-type="float">
            <text:p>0.03224138</text:p>
          </table:table-cell>
          <table:table-cell office:value-type="float" office:value="0.03479954" calcext:value-type="float">
            <text:p>0.03479954</text:p>
          </table:table-cell>
          <table:table-cell office:value-type="float" office:value="0.01608715" calcext:value-type="float">
            <text:p>0.01608715</text:p>
          </table:table-cell>
          <table:table-cell office:value-type="float" office:value="0.01123278" calcext:value-type="float">
            <text:p>0.01123278</text:p>
          </table:table-cell>
          <table:table-cell office:value-type="float" office:value="0.02394405" calcext:value-type="float">
            <text:p>0.02394405</text:p>
          </table:table-cell>
          <table:table-cell office:value-type="float" office:value="0.02086656" calcext:value-type="float">
            <text:p>0.02086656</text:p>
          </table:table-cell>
          <table:table-cell office:value-type="float" office:value="0.01916859" calcext:value-type="float">
            <text:p>0.01916859</text:p>
          </table:table-cell>
          <table:table-cell office:value-type="float" office:value="0.01879301" calcext:value-type="float">
            <text:p>0.01879301</text:p>
          </table:table-cell>
          <table:table-cell office:value-type="float" office:value="0.03417107" calcext:value-type="float">
            <text:p>0.03417107</text:p>
          </table:table-cell>
          <table:table-cell office:value-type="float" office:value="0.005565221" calcext:value-type="float">
            <text:p>0.005565221</text:p>
          </table:table-cell>
          <table:table-cell office:value-type="float" office:value="0.005829876" calcext:value-type="float">
            <text:p>0.005829876</text:p>
          </table:table-cell>
          <table:table-cell office:value-type="float" office:value="0" calcext:value-type="float">
            <text:p>0</text:p>
          </table:table-cell>
          <table:table-cell office:value-type="float" office:value="11.51335" calcext:value-type="float">
            <text:p>11.51335</text:p>
          </table:table-cell>
          <table:table-cell office:value-type="float" office:value="20.96964" calcext:value-type="float">
            <text:p>20.96964</text:p>
          </table:table-cell>
          <table:table-cell office:value-type="float" office:value="19.3254" calcext:value-type="float">
            <text:p>19.3254</text:p>
          </table:table-cell>
          <table:table-cell office:value-type="float" office:value="4.421571" calcext:value-type="float">
            <text:p>4.421571</text:p>
          </table:table-cell>
          <table:table-cell office:value-type="float" office:value="2.555493" calcext:value-type="float">
            <text:p>2.555493</text:p>
          </table:table-cell>
          <table:table-cell office:value-type="float" office:value="0.7431931" calcext:value-type="float">
            <text:p>0.7431931</text:p>
          </table:table-cell>
          <table:table-cell office:value-type="float" office:value="0.7425978" calcext:value-type="float">
            <text:p>0.7425978</text:p>
          </table:table-cell>
          <table:table-cell office:value-type="float" office:value="3.569586" calcext:value-type="float">
            <text:p>3.569586</text:p>
          </table:table-cell>
          <table:table-cell office:value-type="float" office:value="2.662914" calcext:value-type="float">
            <text:p>2.662914</text:p>
          </table:table-cell>
          <table:table-cell office:value-type="float" office:value="0.62159" calcext:value-type="float">
            <text:p>0.62159</text:p>
          </table:table-cell>
          <table:table-cell office:value-type="float" office:value="0.09039033" calcext:value-type="float">
            <text:p>0.09039033</text:p>
          </table:table-cell>
          <table:table-cell office:value-type="float" office:value="0.1042616" calcext:value-type="float">
            <text:p>0.1042616</text:p>
          </table:table-cell>
          <table:table-cell office:value-type="float" office:value="0.3134105" calcext:value-type="float">
            <text:p>0.3134105</text:p>
          </table:table-cell>
          <table:table-cell office:value-type="float" office:value="0.3615462" calcext:value-type="float">
            <text:p>0.3615462</text:p>
          </table:table-cell>
          <table:table-cell office:value-type="float" office:value="0" calcext:value-type="float">
            <text:p>0</text:p>
          </table:table-cell>
          <table:table-cell office:value-type="float" office:value="490.1313" calcext:value-type="float">
            <text:p>490.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188" calcext:value-type="float">
            <text:p>-0.28761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13.26863" calcext:value-type="float">
            <text:p>13.26863</text:p>
          </table:table-cell>
          <table:table-cell office:value-type="float" office:value="1088.98" calcext:value-type="float">
            <text:p>1088.98</text:p>
          </table:table-cell>
          <table:table-cell office:value-type="float" office:value="8.97" calcext:value-type="float">
            <text:p>8.97</text:p>
          </table:table-cell>
          <table:table-cell office:value-type="float" office:value="-29.5436" calcext:value-type="float">
            <text:p>-29.5436</text:p>
          </table:table-cell>
          <table:table-cell office:value-type="float" office:value="0.123299" calcext:value-type="float">
            <text:p>0.123299</text:p>
          </table:table-cell>
          <table:table-cell office:value-type="float" office:value="5.908657" calcext:value-type="float">
            <text:p>5.908657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9005" calcext:value-type="float">
            <text:p>2.109005</text:p>
          </table:table-cell>
          <table:table-cell office:value-type="float" office:value="-0.1453789" calcext:value-type="float">
            <text:p>-0.1453789</text:p>
          </table:table-cell>
          <table:table-cell office:value-type="float" office:value="-0.02197354" calcext:value-type="float">
            <text:p>-0.02197354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0.92014" calcext:value-type="float">
            <text:p>10.92014</text:p>
          </table:table-cell>
          <table:table-cell office:value-type="float" office:value="3.151238" calcext:value-type="float">
            <text:p>3.151238</text:p>
          </table:table-cell>
          <table:table-cell office:value-type="float" office:value="0.07186121" calcext:value-type="float">
            <text:p>0.07186121</text:p>
          </table:table-cell>
          <table:table-cell office:value-type="float" office:value="0.059246" calcext:value-type="float">
            <text:p>0.059246</text:p>
          </table:table-cell>
          <table:table-cell office:value-type="float" office:value="0.03197833" calcext:value-type="float">
            <text:p>0.03197833</text:p>
          </table:table-cell>
          <table:table-cell office:value-type="float" office:value="0.03426686" calcext:value-type="float">
            <text:p>0.03426686</text:p>
          </table:table-cell>
          <table:table-cell office:value-type="float" office:value="0.01591973" calcext:value-type="float">
            <text:p>0.01591973</text:p>
          </table:table-cell>
          <table:table-cell office:value-type="float" office:value="0.01115673" calcext:value-type="float">
            <text:p>0.01115673</text:p>
          </table:table-cell>
          <table:table-cell office:value-type="float" office:value="0.02381274" calcext:value-type="float">
            <text:p>0.02381274</text:p>
          </table:table-cell>
          <table:table-cell office:value-type="float" office:value="0.02075678" calcext:value-type="float">
            <text:p>0.02075678</text:p>
          </table:table-cell>
          <table:table-cell office:value-type="float" office:value="0.01913203" calcext:value-type="float">
            <text:p>0.01913203</text:p>
          </table:table-cell>
          <table:table-cell office:value-type="float" office:value="0.01879059" calcext:value-type="float">
            <text:p>0.01879059</text:p>
          </table:table-cell>
          <table:table-cell office:value-type="float" office:value="0.03418157" calcext:value-type="float">
            <text:p>0.03418157</text:p>
          </table:table-cell>
          <table:table-cell office:value-type="float" office:value="0.005557669" calcext:value-type="float">
            <text:p>0.005557669</text:p>
          </table:table-cell>
          <table:table-cell office:value-type="float" office:value="0.005827777" calcext:value-type="float">
            <text:p>0.005827777</text:p>
          </table:table-cell>
          <table:table-cell office:value-type="float" office:value="0" calcext:value-type="float">
            <text:p>0</text:p>
          </table:table-cell>
          <table:table-cell office:value-type="float" office:value="11.65646" calcext:value-type="float">
            <text:p>11.65646</text:p>
          </table:table-cell>
          <table:table-cell office:value-type="float" office:value="21.34917" calcext:value-type="float">
            <text:p>21.34917</text:p>
          </table:table-cell>
          <table:table-cell office:value-type="float" office:value="19.58921" calcext:value-type="float">
            <text:p>19.58921</text:p>
          </table:table-cell>
          <table:table-cell office:value-type="float" office:value="4.622361" calcext:value-type="float">
            <text:p>4.622361</text:p>
          </table:table-cell>
          <table:table-cell office:value-type="float" office:value="2.687393" calcext:value-type="float">
            <text:p>2.687393</text:p>
          </table:table-cell>
          <table:table-cell office:value-type="float" office:value="0.7749737" calcext:value-type="float">
            <text:p>0.7749737</text:p>
          </table:table-cell>
          <table:table-cell office:value-type="float" office:value="0.7729856" calcext:value-type="float">
            <text:p>0.7729856</text:p>
          </table:table-cell>
          <table:table-cell office:value-type="float" office:value="3.586061" calcext:value-type="float">
            <text:p>3.586061</text:p>
          </table:table-cell>
          <table:table-cell office:value-type="float" office:value="2.674119" calcext:value-type="float">
            <text:p>2.674119</text:p>
          </table:table-cell>
          <table:table-cell office:value-type="float" office:value="0.6275862" calcext:value-type="float">
            <text:p>0.6275862</text:p>
          </table:table-cell>
          <table:table-cell office:value-type="float" office:value="0.09298429" calcext:value-type="float">
            <text:p>0.09298429</text:p>
          </table:table-cell>
          <table:table-cell office:value-type="float" office:value="0.107928" calcext:value-type="float">
            <text:p>0.107928</text:p>
          </table:table-cell>
          <table:table-cell office:value-type="float" office:value="0.3123255" calcext:value-type="float">
            <text:p>0.3123255</text:p>
          </table:table-cell>
          <table:table-cell office:value-type="float" office:value="0.3617285" calcext:value-type="float">
            <text:p>0.3617285</text:p>
          </table:table-cell>
          <table:table-cell office:value-type="float" office:value="0" calcext:value-type="float">
            <text:p>0</text:p>
          </table:table-cell>
          <table:table-cell office:value-type="float" office:value="505.8146" calcext:value-type="float">
            <text:p>505.8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247" calcext:value-type="float">
            <text:p>-0.28762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13.25075" calcext:value-type="float">
            <text:p>13.25075</text:p>
          </table:table-cell>
          <table:table-cell office:value-type="float" office:value="1088.942" calcext:value-type="float">
            <text:p>1088.942</text:p>
          </table:table-cell>
          <table:table-cell office:value-type="float" office:value="8.97" calcext:value-type="float">
            <text:p>8.97</text:p>
          </table:table-cell>
          <table:table-cell office:value-type="float" office:value="-29.52814" calcext:value-type="float">
            <text:p>-29.52814</text:p>
          </table:table-cell>
          <table:table-cell office:value-type="float" office:value="0.1237164" calcext:value-type="float">
            <text:p>0.1237164</text:p>
          </table:table-cell>
          <table:table-cell office:value-type="float" office:value="5.973653" calcext:value-type="float">
            <text:p>5.97365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8366" calcext:value-type="float">
            <text:p>2.108366</text:p>
          </table:table-cell>
          <table:table-cell office:value-type="float" office:value="-0.1454096" calcext:value-type="float">
            <text:p>-0.1454096</text:p>
          </table:table-cell>
          <table:table-cell office:value-type="float" office:value="-0.02194937" calcext:value-type="float">
            <text:p>-0.02194937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0.897" calcext:value-type="float">
            <text:p>10.897</text:p>
          </table:table-cell>
          <table:table-cell office:value-type="float" office:value="3.180658" calcext:value-type="float">
            <text:p>3.180658</text:p>
          </table:table-cell>
          <table:table-cell office:value-type="float" office:value="0.07070924" calcext:value-type="float">
            <text:p>0.07070924</text:p>
          </table:table-cell>
          <table:table-cell office:value-type="float" office:value="0.05841842" calcext:value-type="float">
            <text:p>0.05841842</text:p>
          </table:table-cell>
          <table:table-cell office:value-type="float" office:value="0.03171511" calcext:value-type="float">
            <text:p>0.03171511</text:p>
          </table:table-cell>
          <table:table-cell office:value-type="float" office:value="0.0337861" calcext:value-type="float">
            <text:p>0.0337861</text:p>
          </table:table-cell>
          <table:table-cell office:value-type="float" office:value="0.01578885" calcext:value-type="float">
            <text:p>0.01578885</text:p>
          </table:table-cell>
          <table:table-cell office:value-type="float" office:value="0.01109529" calcext:value-type="float">
            <text:p>0.01109529</text:p>
          </table:table-cell>
          <table:table-cell office:value-type="float" office:value="0.02370562" calcext:value-type="float">
            <text:p>0.02370562</text:p>
          </table:table-cell>
          <table:table-cell office:value-type="float" office:value="0.02065724" calcext:value-type="float">
            <text:p>0.02065724</text:p>
          </table:table-cell>
          <table:table-cell office:value-type="float" office:value="0.01910167" calcext:value-type="float">
            <text:p>0.01910167</text:p>
          </table:table-cell>
          <table:table-cell office:value-type="float" office:value="0.01879091" calcext:value-type="float">
            <text:p>0.01879091</text:p>
          </table:table-cell>
          <table:table-cell office:value-type="float" office:value="0.03417988" calcext:value-type="float">
            <text:p>0.03417988</text:p>
          </table:table-cell>
          <table:table-cell office:value-type="float" office:value="0.00557481" calcext:value-type="float">
            <text:p>0.00557481</text:p>
          </table:table-cell>
          <table:table-cell office:value-type="float" office:value="0.005800993" calcext:value-type="float">
            <text:p>0.005800993</text:p>
          </table:table-cell>
          <table:table-cell office:value-type="float" office:value="0" calcext:value-type="float">
            <text:p>0</text:p>
          </table:table-cell>
          <table:table-cell office:value-type="float" office:value="11.82566" calcext:value-type="float">
            <text:p>11.82566</text:p>
          </table:table-cell>
          <table:table-cell office:value-type="float" office:value="21.67981" calcext:value-type="float">
            <text:p>21.67981</text:p>
          </table:table-cell>
          <table:table-cell office:value-type="float" office:value="19.82192" calcext:value-type="float">
            <text:p>19.82192</text:p>
          </table:table-cell>
          <table:table-cell office:value-type="float" office:value="4.809531" calcext:value-type="float">
            <text:p>4.809531</text:p>
          </table:table-cell>
          <table:table-cell office:value-type="float" office:value="2.809457" calcext:value-type="float">
            <text:p>2.809457</text:p>
          </table:table-cell>
          <table:table-cell office:value-type="float" office:value="0.8048939" calcext:value-type="float">
            <text:p>0.8048939</text:p>
          </table:table-cell>
          <table:table-cell office:value-type="float" office:value="0.8024135" calcext:value-type="float">
            <text:p>0.8024135</text:p>
          </table:table-cell>
          <table:table-cell office:value-type="float" office:value="3.602192" calcext:value-type="float">
            <text:p>3.602192</text:p>
          </table:table-cell>
          <table:table-cell office:value-type="float" office:value="2.685226" calcext:value-type="float">
            <text:p>2.685226</text:p>
          </table:table-cell>
          <table:table-cell office:value-type="float" office:value="0.6335375" calcext:value-type="float">
            <text:p>0.6335375</text:p>
          </table:table-cell>
          <table:table-cell office:value-type="float" office:value="0.09558989" calcext:value-type="float">
            <text:p>0.09558989</text:p>
          </table:table-cell>
          <table:table-cell office:value-type="float" office:value="0.1118714" calcext:value-type="float">
            <text:p>0.1118714</text:p>
          </table:table-cell>
          <table:table-cell office:value-type="float" office:value="0.3186745" calcext:value-type="float">
            <text:p>0.3186745</text:p>
          </table:table-cell>
          <table:table-cell office:value-type="float" office:value="0.3553145" calcext:value-type="float">
            <text:p>0.3553145</text:p>
          </table:table-cell>
          <table:table-cell office:value-type="float" office:value="0" calcext:value-type="float">
            <text:p>0</text:p>
          </table:table-cell>
          <table:table-cell office:value-type="float" office:value="517.5005" calcext:value-type="float">
            <text:p>517.5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305" calcext:value-type="float">
            <text:p>-0.28763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13.24661" calcext:value-type="float">
            <text:p>13.24661</text:p>
          </table:table-cell>
          <table:table-cell office:value-type="float" office:value="1088.903" calcext:value-type="float">
            <text:p>1088.903</text:p>
          </table:table-cell>
          <table:table-cell office:value-type="float" office:value="8.97" calcext:value-type="float">
            <text:p>8.97</text:p>
          </table:table-cell>
          <table:table-cell office:value-type="float" office:value="-29.49603" calcext:value-type="float">
            <text:p>-29.49603</text:p>
          </table:table-cell>
          <table:table-cell office:value-type="float" office:value="0.1243666" calcext:value-type="float">
            <text:p>0.1243666</text:p>
          </table:table-cell>
          <table:table-cell office:value-type="float" office:value="6.042618" calcext:value-type="float">
            <text:p>6.042618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7533" calcext:value-type="float">
            <text:p>2.107533</text:p>
          </table:table-cell>
          <table:table-cell office:value-type="float" office:value="-0.1454442" calcext:value-type="float">
            <text:p>-0.1454442</text:p>
          </table:table-cell>
          <table:table-cell office:value-type="float" office:value="-0.02192582" calcext:value-type="float">
            <text:p>-0.02192582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0.87123" calcext:value-type="float">
            <text:p>10.87123</text:p>
          </table:table-cell>
          <table:table-cell office:value-type="float" office:value="3.220605" calcext:value-type="float">
            <text:p>3.220605</text:p>
          </table:table-cell>
          <table:table-cell office:value-type="float" office:value="0.07092641" calcext:value-type="float">
            <text:p>0.07092641</text:p>
          </table:table-cell>
          <table:table-cell office:value-type="float" office:value="0.05877787" calcext:value-type="float">
            <text:p>0.05877787</text:p>
          </table:table-cell>
          <table:table-cell office:value-type="float" office:value="0.03156447" calcext:value-type="float">
            <text:p>0.03156447</text:p>
          </table:table-cell>
          <table:table-cell office:value-type="float" office:value="0.03344051" calcext:value-type="float">
            <text:p>0.03344051</text:p>
          </table:table-cell>
          <table:table-cell office:value-type="float" office:value="0.01569337" calcext:value-type="float">
            <text:p>0.01569337</text:p>
          </table:table-cell>
          <table:table-cell office:value-type="float" office:value="0.0110392" calcext:value-type="float">
            <text:p>0.0110392</text:p>
          </table:table-cell>
          <table:table-cell office:value-type="float" office:value="0.02360798" calcext:value-type="float">
            <text:p>0.02360798</text:p>
          </table:table-cell>
          <table:table-cell office:value-type="float" office:value="0.0205668" calcext:value-type="float">
            <text:p>0.0205668</text:p>
          </table:table-cell>
          <table:table-cell office:value-type="float" office:value="0.01907663" calcext:value-type="float">
            <text:p>0.01907663</text:p>
          </table:table-cell>
          <table:table-cell office:value-type="float" office:value="0.0187934" calcext:value-type="float">
            <text:p>0.0187934</text:p>
          </table:table-cell>
          <table:table-cell office:value-type="float" office:value="0.03416788" calcext:value-type="float">
            <text:p>0.03416788</text:p>
          </table:table-cell>
          <table:table-cell office:value-type="float" office:value="0.005562704" calcext:value-type="float">
            <text:p>0.005562704</text:p>
          </table:table-cell>
          <table:table-cell office:value-type="float" office:value="0.005803526" calcext:value-type="float">
            <text:p>0.005803526</text:p>
          </table:table-cell>
          <table:table-cell office:value-type="float" office:value="0" calcext:value-type="float">
            <text:p>0</text:p>
          </table:table-cell>
          <table:table-cell office:value-type="float" office:value="11.94404" calcext:value-type="float">
            <text:p>11.94404</text:p>
          </table:table-cell>
          <table:table-cell office:value-type="float" office:value="22.06991" calcext:value-type="float">
            <text:p>22.06991</text:p>
          </table:table-cell>
          <table:table-cell office:value-type="float" office:value="20.085" calcext:value-type="float">
            <text:p>20.085</text:p>
          </table:table-cell>
          <table:table-cell office:value-type="float" office:value="5.00518" calcext:value-type="float">
            <text:p>5.00518</text:p>
          </table:table-cell>
          <table:table-cell office:value-type="float" office:value="2.936685" calcext:value-type="float">
            <text:p>2.936685</text:p>
          </table:table-cell>
          <table:table-cell office:value-type="float" office:value="0.8353245" calcext:value-type="float">
            <text:p>0.8353245</text:p>
          </table:table-cell>
          <table:table-cell office:value-type="float" office:value="0.8317842" calcext:value-type="float">
            <text:p>0.8317842</text:p>
          </table:table-cell>
          <table:table-cell office:value-type="float" office:value="3.617949" calcext:value-type="float">
            <text:p>3.617949</text:p>
          </table:table-cell>
          <table:table-cell office:value-type="float" office:value="2.696111" calcext:value-type="float">
            <text:p>2.696111</text:p>
          </table:table-cell>
          <table:table-cell office:value-type="float" office:value="0.6394491" calcext:value-type="float">
            <text:p>0.6394491</text:p>
          </table:table-cell>
          <table:table-cell office:value-type="float" office:value="0.09821186" calcext:value-type="float">
            <text:p>0.09821186</text:p>
          </table:table-cell>
          <table:table-cell office:value-type="float" office:value="0.1158043" calcext:value-type="float">
            <text:p>0.1158043</text:p>
          </table:table-cell>
          <table:table-cell office:value-type="float" office:value="0.3159361" calcext:value-type="float">
            <text:p>0.3159361</text:p>
          </table:table-cell>
          <table:table-cell office:value-type="float" office:value="0.358353" calcext:value-type="float">
            <text:p>0.358353</text:p>
          </table:table-cell>
          <table:table-cell office:value-type="float" office:value="0" calcext:value-type="float">
            <text:p>0</text:p>
          </table:table-cell>
          <table:table-cell office:value-type="float" office:value="517.3005" calcext:value-type="float">
            <text:p>517.3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364" calcext:value-type="float">
            <text:p>-0.28763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13.25732" calcext:value-type="float">
            <text:p>13.25732</text:p>
          </table:table-cell>
          <table:table-cell office:value-type="float" office:value="1088.862" calcext:value-type="float">
            <text:p>1088.862</text:p>
          </table:table-cell>
          <table:table-cell office:value-type="float" office:value="8.97" calcext:value-type="float">
            <text:p>8.97</text:p>
          </table:table-cell>
          <table:table-cell office:value-type="float" office:value="-29.44784" calcext:value-type="float">
            <text:p>-29.44784</text:p>
          </table:table-cell>
          <table:table-cell office:value-type="float" office:value="0.1249441" calcext:value-type="float">
            <text:p>0.1249441</text:p>
          </table:table-cell>
          <table:table-cell office:value-type="float" office:value="6.113774" calcext:value-type="float">
            <text:p>6.11377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6732" calcext:value-type="float">
            <text:p>2.106732</text:p>
          </table:table-cell>
          <table:table-cell office:value-type="float" office:value="-0.1454804" calcext:value-type="float">
            <text:p>-0.1454804</text:p>
          </table:table-cell>
          <table:table-cell office:value-type="float" office:value="-0.02190239" calcext:value-type="float">
            <text:p>-0.02190239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0.84477" calcext:value-type="float">
            <text:p>10.84477</text:p>
          </table:table-cell>
          <table:table-cell office:value-type="float" office:value="3.256804" calcext:value-type="float">
            <text:p>3.256804</text:p>
          </table:table-cell>
          <table:table-cell office:value-type="float" office:value="0.07120091" calcext:value-type="float">
            <text:p>0.07120091</text:p>
          </table:table-cell>
          <table:table-cell office:value-type="float" office:value="0.05917186" calcext:value-type="float">
            <text:p>0.05917186</text:p>
          </table:table-cell>
          <table:table-cell office:value-type="float" office:value="0.03142755" calcext:value-type="float">
            <text:p>0.03142755</text:p>
          </table:table-cell>
          <table:table-cell office:value-type="float" office:value="0.03309498" calcext:value-type="float">
            <text:p>0.03309498</text:p>
          </table:table-cell>
          <table:table-cell office:value-type="float" office:value="0.01561781" calcext:value-type="float">
            <text:p>0.01561781</text:p>
          </table:table-cell>
          <table:table-cell office:value-type="float" office:value="0.0109801" calcext:value-type="float">
            <text:p>0.0109801</text:p>
          </table:table-cell>
          <table:table-cell office:value-type="float" office:value="0.02351531" calcext:value-type="float">
            <text:p>0.02351531</text:p>
          </table:table-cell>
          <table:table-cell office:value-type="float" office:value="0.0204813" calcext:value-type="float">
            <text:p>0.0204813</text:p>
          </table:table-cell>
          <table:table-cell office:value-type="float" office:value="0.019056" calcext:value-type="float">
            <text:p>0.019056</text:p>
          </table:table-cell>
          <table:table-cell office:value-type="float" office:value="0.01879762" calcext:value-type="float">
            <text:p>0.01879762</text:p>
          </table:table-cell>
          <table:table-cell office:value-type="float" office:value="0.03414526" calcext:value-type="float">
            <text:p>0.03414526</text:p>
          </table:table-cell>
          <table:table-cell office:value-type="float" office:value="0.005553216" calcext:value-type="float">
            <text:p>0.005553216</text:p>
          </table:table-cell>
          <table:table-cell office:value-type="float" office:value="0.005803259" calcext:value-type="float">
            <text:p>0.005803259</text:p>
          </table:table-cell>
          <table:table-cell office:value-type="float" office:value="0" calcext:value-type="float">
            <text:p>0</text:p>
          </table:table-cell>
          <table:table-cell office:value-type="float" office:value="12.07047" calcext:value-type="float">
            <text:p>12.07047</text:p>
          </table:table-cell>
          <table:table-cell office:value-type="float" office:value="22.47461" calcext:value-type="float">
            <text:p>22.47461</text:p>
          </table:table-cell>
          <table:table-cell office:value-type="float" office:value="20.36516" calcext:value-type="float">
            <text:p>20.36516</text:p>
          </table:table-cell>
          <table:table-cell office:value-type="float" office:value="5.20767" calcext:value-type="float">
            <text:p>5.20767</text:p>
          </table:table-cell>
          <table:table-cell office:value-type="float" office:value="3.069585" calcext:value-type="float">
            <text:p>3.069585</text:p>
          </table:table-cell>
          <table:table-cell office:value-type="float" office:value="0.8670835" calcext:value-type="float">
            <text:p>0.8670835</text:p>
          </table:table-cell>
          <table:table-cell office:value-type="float" office:value="0.8615647" calcext:value-type="float">
            <text:p>0.8615647</text:p>
          </table:table-cell>
          <table:table-cell office:value-type="float" office:value="3.633704" calcext:value-type="float">
            <text:p>3.633704</text:p>
          </table:table-cell>
          <table:table-cell office:value-type="float" office:value="2.706938" calcext:value-type="float">
            <text:p>2.706938</text:p>
          </table:table-cell>
          <table:table-cell office:value-type="float" office:value="0.645332" calcext:value-type="float">
            <text:p>0.645332</text:p>
          </table:table-cell>
          <table:table-cell office:value-type="float" office:value="0.1008495" calcext:value-type="float">
            <text:p>0.1008495</text:p>
          </table:table-cell>
          <table:table-cell office:value-type="float" office:value="0.119653" calcext:value-type="float">
            <text:p>0.119653</text:p>
          </table:table-cell>
          <table:table-cell office:value-type="float" office:value="0.3140703" calcext:value-type="float">
            <text:p>0.3140703</text:p>
          </table:table-cell>
          <table:table-cell office:value-type="float" office:value="0.3605513" calcext:value-type="float">
            <text:p>0.3605513</text:p>
          </table:table-cell>
          <table:table-cell office:value-type="float" office:value="0" calcext:value-type="float">
            <text:p>0</text:p>
          </table:table-cell>
          <table:table-cell office:value-type="float" office:value="506.0543" calcext:value-type="float">
            <text:p>506.0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423" calcext:value-type="float">
            <text:p>-0.28764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13.25306" calcext:value-type="float">
            <text:p>13.25306</text:p>
          </table:table-cell>
          <table:table-cell office:value-type="float" office:value="1088.822" calcext:value-type="float">
            <text:p>1088.822</text:p>
          </table:table-cell>
          <table:table-cell office:value-type="float" office:value="8.97" calcext:value-type="float">
            <text:p>8.97</text:p>
          </table:table-cell>
          <table:table-cell office:value-type="float" office:value="-29.41607" calcext:value-type="float">
            <text:p>-29.41607</text:p>
          </table:table-cell>
          <table:table-cell office:value-type="float" office:value="0.1252525" calcext:value-type="float">
            <text:p>0.1252525</text:p>
          </table:table-cell>
          <table:table-cell office:value-type="float" office:value="6.182703" calcext:value-type="float">
            <text:p>6.182703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6618" calcext:value-type="float">
            <text:p>2.106618</text:p>
          </table:table-cell>
          <table:table-cell office:value-type="float" office:value="-0.1455106" calcext:value-type="float">
            <text:p>-0.1455106</text:p>
          </table:table-cell>
          <table:table-cell office:value-type="float" office:value="-0.02187816" calcext:value-type="float">
            <text:p>-0.02187816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0.8199" calcext:value-type="float">
            <text:p>10.8199</text:p>
          </table:table-cell>
          <table:table-cell office:value-type="float" office:value="3.281318" calcext:value-type="float">
            <text:p>3.281318</text:p>
          </table:table-cell>
          <table:table-cell office:value-type="float" office:value="0.07058737" calcext:value-type="float">
            <text:p>0.07058737</text:p>
          </table:table-cell>
          <table:table-cell office:value-type="float" office:value="0.05874978" calcext:value-type="float">
            <text:p>0.05874978</text:p>
          </table:table-cell>
          <table:table-cell office:value-type="float" office:value="0.03120345" calcext:value-type="float">
            <text:p>0.03120345</text:p>
          </table:table-cell>
          <table:table-cell office:value-type="float" office:value="0.03265071" calcext:value-type="float">
            <text:p>0.03265071</text:p>
          </table:table-cell>
          <table:table-cell office:value-type="float" office:value="0.01554546" calcext:value-type="float">
            <text:p>0.01554546</text:p>
          </table:table-cell>
          <table:table-cell office:value-type="float" office:value="0.01091798" calcext:value-type="float">
            <text:p>0.01091798</text:p>
          </table:table-cell>
          <table:table-cell office:value-type="float" office:value="0.02343577" calcext:value-type="float">
            <text:p>0.02343577</text:p>
          </table:table-cell>
          <table:table-cell office:value-type="float" office:value="0.02040015" calcext:value-type="float">
            <text:p>0.02040015</text:p>
          </table:table-cell>
          <table:table-cell office:value-type="float" office:value="0.01903827" calcext:value-type="float">
            <text:p>0.01903827</text:p>
          </table:table-cell>
          <table:table-cell office:value-type="float" office:value="0.01880329" calcext:value-type="float">
            <text:p>0.01880329</text:p>
          </table:table-cell>
          <table:table-cell office:value-type="float" office:value="0.0341123" calcext:value-type="float">
            <text:p>0.0341123</text:p>
          </table:table-cell>
          <table:table-cell office:value-type="float" office:value="0.005544928" calcext:value-type="float">
            <text:p>0.005544928</text:p>
          </table:table-cell>
          <table:table-cell office:value-type="float" office:value="0.005801885" calcext:value-type="float">
            <text:p>0.005801885</text:p>
          </table:table-cell>
          <table:table-cell office:value-type="float" office:value="0" calcext:value-type="float">
            <text:p>0</text:p>
          </table:table-cell>
          <table:table-cell office:value-type="float" office:value="12.17989" calcext:value-type="float">
            <text:p>12.17989</text:p>
          </table:table-cell>
          <table:table-cell office:value-type="float" office:value="22.85855" calcext:value-type="float">
            <text:p>22.85855</text:p>
          </table:table-cell>
          <table:table-cell office:value-type="float" office:value="20.63556" calcext:value-type="float">
            <text:p>20.63556</text:p>
          </table:table-cell>
          <table:table-cell office:value-type="float" office:value="5.407332" calcext:value-type="float">
            <text:p>5.407332</text:p>
          </table:table-cell>
          <table:table-cell office:value-type="float" office:value="3.201297" calcext:value-type="float">
            <text:p>3.201297</text:p>
          </table:table-cell>
          <table:table-cell office:value-type="float" office:value="0.898977" calcext:value-type="float">
            <text:p>0.898977</text:p>
          </table:table-cell>
          <table:table-cell office:value-type="float" office:value="0.891207" calcext:value-type="float">
            <text:p>0.891207</text:p>
          </table:table-cell>
          <table:table-cell office:value-type="float" office:value="3.649575" calcext:value-type="float">
            <text:p>3.649575</text:p>
          </table:table-cell>
          <table:table-cell office:value-type="float" office:value="2.717765" calcext:value-type="float">
            <text:p>2.717765</text:p>
          </table:table-cell>
          <table:table-cell office:value-type="float" office:value="0.6511837" calcext:value-type="float">
            <text:p>0.6511837</text:p>
          </table:table-cell>
          <table:table-cell office:value-type="float" office:value="0.1035018" calcext:value-type="float">
            <text:p>0.1035018</text:p>
          </table:table-cell>
          <table:table-cell office:value-type="float" office:value="0.1234272" calcext:value-type="float">
            <text:p>0.1234272</text:p>
          </table:table-cell>
          <table:table-cell office:value-type="float" office:value="0.3126564" calcext:value-type="float">
            <text:p>0.3126564</text:p>
          </table:table-cell>
          <table:table-cell office:value-type="float" office:value="0.3611645" calcext:value-type="float">
            <text:p>0.3611645</text:p>
          </table:table-cell>
          <table:table-cell office:value-type="float" office:value="0" calcext:value-type="float">
            <text:p>0</text:p>
          </table:table-cell>
          <table:table-cell office:value-type="float" office:value="503.4376" calcext:value-type="float">
            <text:p>503.4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483" calcext:value-type="float">
            <text:p>-0.287648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13.24234" calcext:value-type="float">
            <text:p>13.24234</text:p>
          </table:table-cell>
          <table:table-cell office:value-type="float" office:value="1088.783" calcext:value-type="float">
            <text:p>1088.783</text:p>
          </table:table-cell>
          <table:table-cell office:value-type="float" office:value="8.97" calcext:value-type="float">
            <text:p>8.97</text:p>
          </table:table-cell>
          <table:table-cell office:value-type="float" office:value="-29.39223" calcext:value-type="float">
            <text:p>-29.39223</text:p>
          </table:table-cell>
          <table:table-cell office:value-type="float" office:value="0.1254036" calcext:value-type="float">
            <text:p>0.1254036</text:p>
          </table:table-cell>
          <table:table-cell office:value-type="float" office:value="6.249467" calcext:value-type="float">
            <text:p>6.249467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532" calcext:value-type="float">
            <text:p>0.00538953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6618" calcext:value-type="float">
            <text:p>2.106618</text:p>
          </table:table-cell>
          <table:table-cell office:value-type="float" office:value="-0.1455419" calcext:value-type="float">
            <text:p>-0.1455419</text:p>
          </table:table-cell>
          <table:table-cell office:value-type="float" office:value="-0.02185302" calcext:value-type="float">
            <text:p>-0.02185302</text:p>
          </table:table-cell>
          <table:table-cell office:value-type="float" office:value="0.000009502172" calcext:value-type="float">
            <text:p>9.502172E-06</text:p>
          </table:table-cell>
          <table:table-cell office:value-type="float" office:value="10.79628" calcext:value-type="float">
            <text:p>10.79628</text:p>
          </table:table-cell>
          <table:table-cell office:value-type="float" office:value="3.297869" calcext:value-type="float">
            <text:p>3.297869</text:p>
          </table:table-cell>
          <table:table-cell office:value-type="float" office:value="0.06952644" calcext:value-type="float">
            <text:p>0.06952644</text:p>
          </table:table-cell>
          <table:table-cell office:value-type="float" office:value="0.05814189" calcext:value-type="float">
            <text:p>0.05814189</text:p>
          </table:table-cell>
          <table:table-cell office:value-type="float" office:value="0.0309288" calcext:value-type="float">
            <text:p>0.0309288</text:p>
          </table:table-cell>
          <table:table-cell office:value-type="float" office:value="0.03217639" calcext:value-type="float">
            <text:p>0.03217639</text:p>
          </table:table-cell>
          <table:table-cell office:value-type="float" office:value="0.0154685" calcext:value-type="float">
            <text:p>0.0154685</text:p>
          </table:table-cell>
          <table:table-cell office:value-type="float" office:value="0.01084556" calcext:value-type="float">
            <text:p>0.01084556</text:p>
          </table:table-cell>
          <table:table-cell office:value-type="float" office:value="0.02336964" calcext:value-type="float">
            <text:p>0.02336964</text:p>
          </table:table-cell>
          <table:table-cell office:value-type="float" office:value="0.02032377" calcext:value-type="float">
            <text:p>0.02032377</text:p>
          </table:table-cell>
          <table:table-cell office:value-type="float" office:value="0.01902265" calcext:value-type="float">
            <text:p>0.01902265</text:p>
          </table:table-cell>
          <table:table-cell office:value-type="float" office:value="0.01880759" calcext:value-type="float">
            <text:p>0.01880759</text:p>
          </table:table-cell>
          <table:table-cell office:value-type="float" office:value="0.03407128" calcext:value-type="float">
            <text:p>0.03407128</text:p>
          </table:table-cell>
          <table:table-cell office:value-type="float" office:value="0.005537946" calcext:value-type="float">
            <text:p>0.005537946</text:p>
          </table:table-cell>
          <table:table-cell office:value-type="float" office:value="0.005799154" calcext:value-type="float">
            <text:p>0.005799154</text:p>
          </table:table-cell>
          <table:table-cell office:value-type="float" office:value="0" calcext:value-type="float">
            <text:p>0</text:p>
          </table:table-cell>
          <table:table-cell office:value-type="float" office:value="12.33816" calcext:value-type="float">
            <text:p>12.33816</text:p>
          </table:table-cell>
          <table:table-cell office:value-type="float" office:value="23.21063" calcext:value-type="float">
            <text:p>23.21063</text:p>
          </table:table-cell>
          <table:table-cell office:value-type="float" office:value="20.89293" calcext:value-type="float">
            <text:p>20.89293</text:p>
          </table:table-cell>
          <table:table-cell office:value-type="float" office:value="5.601437" calcext:value-type="float">
            <text:p>5.601437</text:p>
          </table:table-cell>
          <table:table-cell office:value-type="float" office:value="3.328943" calcext:value-type="float">
            <text:p>3.328943</text:p>
          </table:table-cell>
          <table:table-cell office:value-type="float" office:value="0.9301497" calcext:value-type="float">
            <text:p>0.9301497</text:p>
          </table:table-cell>
          <table:table-cell office:value-type="float" office:value="0.9204209" calcext:value-type="float">
            <text:p>0.9204209</text:p>
          </table:table-cell>
          <table:table-cell office:value-type="float" office:value="3.665341" calcext:value-type="float">
            <text:p>3.665341</text:p>
          </table:table-cell>
          <table:table-cell office:value-type="float" office:value="2.728528" calcext:value-type="float">
            <text:p>2.728528</text:p>
          </table:table-cell>
          <table:table-cell office:value-type="float" office:value="0.6570204" calcext:value-type="float">
            <text:p>0.6570204</text:p>
          </table:table-cell>
          <table:table-cell office:value-type="float" office:value="0.1061156" calcext:value-type="float">
            <text:p>0.1061156</text:p>
          </table:table-cell>
          <table:table-cell office:value-type="float" office:value="0.1271329" calcext:value-type="float">
            <text:p>0.1271329</text:p>
          </table:table-cell>
          <table:table-cell office:value-type="float" office:value="0.3117418" calcext:value-type="float">
            <text:p>0.3117418</text:p>
          </table:table-cell>
          <table:table-cell office:value-type="float" office:value="0.361185" calcext:value-type="float">
            <text:p>0.361185</text:p>
          </table:table-cell>
          <table:table-cell office:value-type="float" office:value="0" calcext:value-type="float">
            <text:p>0</text:p>
          </table:table-cell>
          <table:table-cell office:value-type="float" office:value="504.4167" calcext:value-type="float">
            <text:p>504.4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76541" calcext:value-type="float">
            <text:p>-0.28765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13.22263" calcext:value-type="float">
            <text:p>13.22263</text:p>
          </table:table-cell>
          <table:table-cell office:value-type="float" office:value="1088.752" calcext:value-type="float">
            <text:p>1088.752</text:p>
          </table:table-cell>
          <table:table-cell office:value-type="float" office:value="8.97" calcext:value-type="float">
            <text:p>8.97</text:p>
          </table:table-cell>
          <table:table-cell office:value-type="float" office:value="-29.37708" calcext:value-type="float">
            <text:p>-29.37708</text:p>
          </table:table-cell>
          <table:table-cell office:value-type="float" office:value="0.1143921" calcext:value-type="float">
            <text:p>0.1143921</text:p>
          </table:table-cell>
          <table:table-cell office:value-type="float" office:value="6.330784" calcext:value-type="float">
            <text:p>6.33078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06" calcext:value-type="float">
            <text:p>0.00538960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5853" calcext:value-type="float">
            <text:p>2.105853</text:p>
          </table:table-cell>
          <table:table-cell office:value-type="float" office:value="-0.1456195" calcext:value-type="float">
            <text:p>-0.1456195</text:p>
          </table:table-cell>
          <table:table-cell office:value-type="float" office:value="-0.02184736" calcext:value-type="float">
            <text:p>-0.02184736</text:p>
          </table:table-cell>
          <table:table-cell office:value-type="float" office:value="0.000009503841" calcext:value-type="float">
            <text:p>9.503841E-06</text:p>
          </table:table-cell>
          <table:table-cell office:value-type="float" office:value="10.79792" calcext:value-type="float">
            <text:p>10.79792</text:p>
          </table:table-cell>
          <table:table-cell office:value-type="float" office:value="2.20389" calcext:value-type="float">
            <text:p>2.20389</text:p>
          </table:table-cell>
          <table:table-cell office:value-type="float" office:value="0.1414696" calcext:value-type="float">
            <text:p>0.1414696</text:p>
          </table:table-cell>
          <table:table-cell office:value-type="float" office:value="0.05248116" calcext:value-type="float">
            <text:p>0.05248116</text:p>
          </table:table-cell>
          <table:table-cell office:value-type="float" office:value="0.02875822" calcext:value-type="float">
            <text:p>0.02875822</text:p>
          </table:table-cell>
          <table:table-cell office:value-type="float" office:value="0.02983379" calcext:value-type="float">
            <text:p>0.02983379</text:p>
          </table:table-cell>
          <table:table-cell office:value-type="float" office:value="0.01479556" calcext:value-type="float">
            <text:p>0.01479556</text:p>
          </table:table-cell>
          <table:table-cell office:value-type="float" office:value="0.01000748" calcext:value-type="float">
            <text:p>0.01000748</text:p>
          </table:table-cell>
          <table:table-cell office:value-type="float" office:value="0.02320588" calcext:value-type="float">
            <text:p>0.02320588</text:p>
          </table:table-cell>
          <table:table-cell office:value-type="float" office:value="0.02024496" calcext:value-type="float">
            <text:p>0.02024496</text:p>
          </table:table-cell>
          <table:table-cell office:value-type="float" office:value="0.01901097" calcext:value-type="float">
            <text:p>0.01901097</text:p>
          </table:table-cell>
          <table:table-cell office:value-type="float" office:value="0.01881199" calcext:value-type="float">
            <text:p>0.01881199</text:p>
          </table:table-cell>
          <table:table-cell office:value-type="float" office:value="0.03402356" calcext:value-type="float">
            <text:p>0.03402356</text:p>
          </table:table-cell>
          <table:table-cell office:value-type="float" office:value="0.00555396" calcext:value-type="float">
            <text:p>0.00555396</text:p>
          </table:table-cell>
          <table:table-cell office:value-type="float" office:value="0.005773502" calcext:value-type="float">
            <text:p>0.005773502</text:p>
          </table:table-cell>
          <table:table-cell office:value-type="float" office:value="0" calcext:value-type="float">
            <text:p>0</text:p>
          </table:table-cell>
          <table:table-cell office:value-type="float" office:value="9.816058" calcext:value-type="float">
            <text:p>9.816058</text:p>
          </table:table-cell>
          <table:table-cell office:value-type="float" office:value="24.77529" calcext:value-type="float">
            <text:p>24.77529</text:p>
          </table:table-cell>
          <table:table-cell office:value-type="float" office:value="20.96959" calcext:value-type="float">
            <text:p>20.96959</text:p>
          </table:table-cell>
          <table:table-cell office:value-type="float" office:value="5.789176" calcext:value-type="float">
            <text:p>5.789176</text:p>
          </table:table-cell>
          <table:table-cell office:value-type="float" office:value="3.447001" calcext:value-type="float">
            <text:p>3.447001</text:p>
          </table:table-cell>
          <table:table-cell office:value-type="float" office:value="0.9612789" calcext:value-type="float">
            <text:p>0.9612789</text:p>
          </table:table-cell>
          <table:table-cell office:value-type="float" office:value="0.9470435" calcext:value-type="float">
            <text:p>0.9470435</text:p>
          </table:table-cell>
          <table:table-cell office:value-type="float" office:value="3.681347" calcext:value-type="float">
            <text:p>3.681347</text:p>
          </table:table-cell>
          <table:table-cell office:value-type="float" office:value="2.739264" calcext:value-type="float">
            <text:p>2.739264</text:p>
          </table:table-cell>
          <table:table-cell office:value-type="float" office:value="0.6628538" calcext:value-type="float">
            <text:p>0.6628538</text:p>
          </table:table-cell>
          <table:table-cell office:value-type="float" office:value="0.1086998" calcext:value-type="float">
            <text:p>0.1086998</text:p>
          </table:table-cell>
          <table:table-cell office:value-type="float" office:value="0.1310776" calcext:value-type="float">
            <text:p>0.1310776</text:p>
          </table:table-cell>
          <table:table-cell office:value-type="float" office:value="0.3178317" calcext:value-type="float">
            <text:p>0.3178317</text:p>
          </table:table-cell>
          <table:table-cell office:value-type="float" office:value="0.3553747" calcext:value-type="float">
            <text:p>0.3553747</text:p>
          </table:table-cell>
          <table:table-cell office:value-type="float" office:value="0" calcext:value-type="float">
            <text:p>0</text:p>
          </table:table-cell>
          <table:table-cell office:value-type="float" office:value="445.6153" calcext:value-type="float">
            <text:p>445.6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98661" calcext:value-type="float">
            <text:p>-0.28986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13.19851" calcext:value-type="float">
            <text:p>13.19851</text:p>
          </table:table-cell>
          <table:table-cell office:value-type="float" office:value="1088.726" calcext:value-type="float">
            <text:p>1088.726</text:p>
          </table:table-cell>
          <table:table-cell office:value-type="float" office:value="8.97" calcext:value-type="float">
            <text:p>8.97</text:p>
          </table:table-cell>
          <table:table-cell office:value-type="float" office:value="-29.36209" calcext:value-type="float">
            <text:p>-29.36209</text:p>
          </table:table-cell>
          <table:table-cell office:value-type="float" office:value="0.1076323" calcext:value-type="float">
            <text:p>0.1076323</text:p>
          </table:table-cell>
          <table:table-cell office:value-type="float" office:value="6.399205" calcext:value-type="float">
            <text:p>6.39920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42" calcext:value-type="float">
            <text:p>0.005389642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5046" calcext:value-type="float">
            <text:p>2.105046</text:p>
          </table:table-cell>
          <table:table-cell office:value-type="float" office:value="-0.1459624" calcext:value-type="float">
            <text:p>-0.1459624</text:p>
          </table:table-cell>
          <table:table-cell office:value-type="float" office:value="-0.02184202" calcext:value-type="float">
            <text:p>-0.02184202</text:p>
          </table:table-cell>
          <table:table-cell office:value-type="float" office:value="0.000009505761" calcext:value-type="float">
            <text:p>9.505761E-06</text:p>
          </table:table-cell>
          <table:table-cell office:value-type="float" office:value="10.81562" calcext:value-type="float">
            <text:p>10.81562</text:p>
          </table:table-cell>
          <table:table-cell office:value-type="float" office:value="1.316858" calcext:value-type="float">
            <text:p>1.316858</text:p>
          </table:table-cell>
          <table:table-cell office:value-type="float" office:value="0.2299548" calcext:value-type="float">
            <text:p>0.2299548</text:p>
          </table:table-cell>
          <table:table-cell office:value-type="float" office:value="0.07865427" calcext:value-type="float">
            <text:p>0.07865427</text:p>
          </table:table-cell>
          <table:table-cell office:value-type="float" office:value="0.0269846" calcext:value-type="float">
            <text:p>0.0269846</text:p>
          </table:table-cell>
          <table:table-cell office:value-type="float" office:value="0.02784646" calcext:value-type="float">
            <text:p>0.02784646</text:p>
          </table:table-cell>
          <table:table-cell office:value-type="float" office:value="0.01423039" calcext:value-type="float">
            <text:p>0.01423039</text:p>
          </table:table-cell>
          <table:table-cell office:value-type="float" office:value="0.009434893" calcext:value-type="float">
            <text:p>0.009434893</text:p>
          </table:table-cell>
          <table:table-cell office:value-type="float" office:value="0.02300506" calcext:value-type="float">
            <text:p>0.02300506</text:p>
          </table:table-cell>
          <table:table-cell office:value-type="float" office:value="0.02014574" calcext:value-type="float">
            <text:p>0.02014574</text:p>
          </table:table-cell>
          <table:table-cell office:value-type="float" office:value="0.01900315" calcext:value-type="float">
            <text:p>0.01900315</text:p>
          </table:table-cell>
          <table:table-cell office:value-type="float" office:value="0.01882111" calcext:value-type="float">
            <text:p>0.01882111</text:p>
          </table:table-cell>
          <table:table-cell office:value-type="float" office:value="0.03397049" calcext:value-type="float">
            <text:p>0.03397049</text:p>
          </table:table-cell>
          <table:table-cell office:value-type="float" office:value="0.005542313" calcext:value-type="float">
            <text:p>0.005542313</text:p>
          </table:table-cell>
          <table:table-cell office:value-type="float" office:value="0.005775576" calcext:value-type="float">
            <text:p>0.005775576</text:p>
          </table:table-cell>
          <table:table-cell office:value-type="float" office:value="0" calcext:value-type="float">
            <text:p>0</text:p>
          </table:table-cell>
          <table:table-cell office:value-type="float" office:value="3.737144" calcext:value-type="float">
            <text:p>3.737144</text:p>
          </table:table-cell>
          <table:table-cell office:value-type="float" office:value="15.32089" calcext:value-type="float">
            <text:p>15.32089</text:p>
          </table:table-cell>
          <table:table-cell office:value-type="float" office:value="30.32321" calcext:value-type="float">
            <text:p>30.32321</text:p>
          </table:table-cell>
          <table:table-cell office:value-type="float" office:value="6.08134" calcext:value-type="float">
            <text:p>6.08134</text:p>
          </table:table-cell>
          <table:table-cell office:value-type="float" office:value="3.554281" calcext:value-type="float">
            <text:p>3.554281</text:p>
          </table:table-cell>
          <table:table-cell office:value-type="float" office:value="0.9913392" calcext:value-type="float">
            <text:p>0.9913392</text:p>
          </table:table-cell>
          <table:table-cell office:value-type="float" office:value="0.9707726" calcext:value-type="float">
            <text:p>0.9707726</text:p>
          </table:table-cell>
          <table:table-cell office:value-type="float" office:value="3.697003" calcext:value-type="float">
            <text:p>3.697003</text:p>
          </table:table-cell>
          <table:table-cell office:value-type="float" office:value="2.749858" calcext:value-type="float">
            <text:p>2.749858</text:p>
          </table:table-cell>
          <table:table-cell office:value-type="float" office:value="0.6686696" calcext:value-type="float">
            <text:p>0.6686696</text:p>
          </table:table-cell>
          <table:table-cell office:value-type="float" office:value="0.1113334" calcext:value-type="float">
            <text:p>0.1113334</text:p>
          </table:table-cell>
          <table:table-cell office:value-type="float" office:value="0.1350181" calcext:value-type="float">
            <text:p>0.1350181</text:p>
          </table:table-cell>
          <table:table-cell office:value-type="float" office:value="0.3152289" calcext:value-type="float">
            <text:p>0.3152289</text:p>
          </table:table-cell>
          <table:table-cell office:value-type="float" office:value="0.3582921" calcext:value-type="float">
            <text:p>0.3582921</text:p>
          </table:table-cell>
          <table:table-cell office:value-type="float" office:value="0" calcext:value-type="float">
            <text:p>0</text:p>
          </table:table-cell>
          <table:table-cell office:value-type="float" office:value="382.472" calcext:value-type="float">
            <text:p>382.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20596" calcext:value-type="float">
            <text:p>-0.302059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13.17751" calcext:value-type="float">
            <text:p>13.17751</text:p>
          </table:table-cell>
          <table:table-cell office:value-type="float" office:value="1088.702" calcext:value-type="float">
            <text:p>1088.702</text:p>
          </table:table-cell>
          <table:table-cell office:value-type="float" office:value="8.97" calcext:value-type="float">
            <text:p>8.97</text:p>
          </table:table-cell>
          <table:table-cell office:value-type="float" office:value="-29.348" calcext:value-type="float">
            <text:p>-29.348</text:p>
          </table:table-cell>
          <table:table-cell office:value-type="float" office:value="0.09833721" calcext:value-type="float">
            <text:p>0.09833721</text:p>
          </table:table-cell>
          <table:table-cell office:value-type="float" office:value="6.46484" calcext:value-type="float">
            <text:p>6.46484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432" calcext:value-type="float">
            <text:p>2.10432</text:p>
          </table:table-cell>
          <table:table-cell office:value-type="float" office:value="-0.1463219" calcext:value-type="float">
            <text:p>-0.1463219</text:p>
          </table:table-cell>
          <table:table-cell office:value-type="float" office:value="-0.02183743" calcext:value-type="float">
            <text:p>-0.02183743</text:p>
          </table:table-cell>
          <table:table-cell office:value-type="float" office:value="0.000009524008" calcext:value-type="float">
            <text:p>9.524008E-06</text:p>
          </table:table-cell>
          <table:table-cell office:value-type="float" office:value="10.85125" calcext:value-type="float">
            <text:p>10.85125</text:p>
          </table:table-cell>
          <table:table-cell office:value-type="float" office:value="0.9675033" calcext:value-type="float">
            <text:p>0.9675033</text:p>
          </table:table-cell>
          <table:table-cell office:value-type="float" office:value="0.1319813" calcext:value-type="float">
            <text:p>0.1319813</text:p>
          </table:table-cell>
          <table:table-cell office:value-type="float" office:value="0.07417114" calcext:value-type="float">
            <text:p>0.07417114</text:p>
          </table:table-cell>
          <table:table-cell office:value-type="float" office:value="0.03447144" calcext:value-type="float">
            <text:p>0.03447144</text:p>
          </table:table-cell>
          <table:table-cell office:value-type="float" office:value="0.0259815" calcext:value-type="float">
            <text:p>0.0259815</text:p>
          </table:table-cell>
          <table:table-cell office:value-type="float" office:value="0.01380058" calcext:value-type="float">
            <text:p>0.01380058</text:p>
          </table:table-cell>
          <table:table-cell office:value-type="float" office:value="0.009049433" calcext:value-type="float">
            <text:p>0.009049433</text:p>
          </table:table-cell>
          <table:table-cell office:value-type="float" office:value="0.02281235" calcext:value-type="float">
            <text:p>0.02281235</text:p>
          </table:table-cell>
          <table:table-cell office:value-type="float" office:value="0.02004377" calcext:value-type="float">
            <text:p>0.02004377</text:p>
          </table:table-cell>
          <table:table-cell office:value-type="float" office:value="0.01899623" calcext:value-type="float">
            <text:p>0.01899623</text:p>
          </table:table-cell>
          <table:table-cell office:value-type="float" office:value="0.01883383" calcext:value-type="float">
            <text:p>0.01883383</text:p>
          </table:table-cell>
          <table:table-cell office:value-type="float" office:value="0.03391086" calcext:value-type="float">
            <text:p>0.03391086</text:p>
          </table:table-cell>
          <table:table-cell office:value-type="float" office:value="0.005533141" calcext:value-type="float">
            <text:p>0.005533141</text:p>
          </table:table-cell>
          <table:table-cell office:value-type="float" office:value="0.005774979" calcext:value-type="float">
            <text:p>0.005774979</text:p>
          </table:table-cell>
          <table:table-cell office:value-type="float" office:value="0" calcext:value-type="float">
            <text:p>0</text:p>
          </table:table-cell>
          <table:table-cell office:value-type="float" office:value="3.02787" calcext:value-type="float">
            <text:p>3.02787</text:p>
          </table:table-cell>
          <table:table-cell office:value-type="float" office:value="9.501795" calcext:value-type="float">
            <text:p>9.501795</text:p>
          </table:table-cell>
          <table:table-cell office:value-type="float" office:value="19.96363" calcext:value-type="float">
            <text:p>19.96363</text:p>
          </table:table-cell>
          <table:table-cell office:value-type="float" office:value="21.68149" calcext:value-type="float">
            <text:p>21.68149</text:p>
          </table:table-cell>
          <table:table-cell office:value-type="float" office:value="4.183881" calcext:value-type="float">
            <text:p>4.183881</text:p>
          </table:table-cell>
          <table:table-cell office:value-type="float" office:value="1.020831" calcext:value-type="float">
            <text:p>1.020831</text:p>
          </table:table-cell>
          <table:table-cell office:value-type="float" office:value="0.9928792" calcext:value-type="float">
            <text:p>0.9928792</text:p>
          </table:table-cell>
          <table:table-cell office:value-type="float" office:value="3.712215" calcext:value-type="float">
            <text:p>3.712215</text:p>
          </table:table-cell>
          <table:table-cell office:value-type="float" office:value="2.760224" calcext:value-type="float">
            <text:p>2.760224</text:p>
          </table:table-cell>
          <table:table-cell office:value-type="float" office:value="0.6744585" calcext:value-type="float">
            <text:p>0.6744585</text:p>
          </table:table-cell>
          <table:table-cell office:value-type="float" office:value="0.1140192" calcext:value-type="float">
            <text:p>0.1140192</text:p>
          </table:table-cell>
          <table:table-cell office:value-type="float" office:value="0.13878" calcext:value-type="float">
            <text:p>0.13878</text:p>
          </table:table-cell>
          <table:table-cell office:value-type="float" office:value="0.3135408" calcext:value-type="float">
            <text:p>0.3135408</text:p>
          </table:table-cell>
          <table:table-cell office:value-type="float" office:value="0.3602758" calcext:value-type="float">
            <text:p>0.3602758</text:p>
          </table:table-cell>
          <table:table-cell office:value-type="float" office:value="0" calcext:value-type="float">
            <text:p>0</text:p>
          </table:table-cell>
          <table:table-cell office:value-type="float" office:value="336.458" calcext:value-type="float">
            <text:p>336.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2746" calcext:value-type="float">
            <text:p>-0.30727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13.15902" calcext:value-type="float">
            <text:p>13.15902</text:p>
          </table:table-cell>
          <table:table-cell office:value-type="float" office:value="1088.678" calcext:value-type="float">
            <text:p>1088.678</text:p>
          </table:table-cell>
          <table:table-cell office:value-type="float" office:value="8.97" calcext:value-type="float">
            <text:p>8.97</text:p>
          </table:table-cell>
          <table:table-cell office:value-type="float" office:value="-29.33437" calcext:value-type="float">
            <text:p>-29.33437</text:p>
          </table:table-cell>
          <table:table-cell office:value-type="float" office:value="0.09194445" calcext:value-type="float">
            <text:p>0.09194445</text:p>
          </table:table-cell>
          <table:table-cell office:value-type="float" office:value="6.521375" calcext:value-type="float">
            <text:p>6.521375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432" calcext:value-type="float">
            <text:p>2.10432</text:p>
          </table:table-cell>
          <table:table-cell office:value-type="float" office:value="-0.146502" calcext:value-type="float">
            <text:p>-0.146502</text:p>
          </table:table-cell>
          <table:table-cell office:value-type="float" office:value="-0.02183139" calcext:value-type="float">
            <text:p>-0.02183139</text:p>
          </table:table-cell>
          <table:table-cell office:value-type="float" office:value="0.00000953541" calcext:value-type="float">
            <text:p>9.53541E-06</text:p>
          </table:table-cell>
          <table:table-cell office:value-type="float" office:value="10.88651" calcext:value-type="float">
            <text:p>10.88651</text:p>
          </table:table-cell>
          <table:table-cell office:value-type="float" office:value="0.6670072" calcext:value-type="float">
            <text:p>0.6670072</text:p>
          </table:table-cell>
          <table:table-cell office:value-type="float" office:value="0.100045" calcext:value-type="float">
            <text:p>0.100045</text:p>
          </table:table-cell>
          <table:table-cell office:value-type="float" office:value="0.06729006" calcext:value-type="float">
            <text:p>0.06729006</text:p>
          </table:table-cell>
          <table:table-cell office:value-type="float" office:value="0.03258506" calcext:value-type="float">
            <text:p>0.03258506</text:p>
          </table:table-cell>
          <table:table-cell office:value-type="float" office:value="0.02449904" calcext:value-type="float">
            <text:p>0.02449904</text:p>
          </table:table-cell>
          <table:table-cell office:value-type="float" office:value="0.01346399" calcext:value-type="float">
            <text:p>0.01346399</text:p>
          </table:table-cell>
          <table:table-cell office:value-type="float" office:value="0.008827279" calcext:value-type="float">
            <text:p>0.008827279</text:p>
          </table:table-cell>
          <table:table-cell office:value-type="float" office:value="0.02265474" calcext:value-type="float">
            <text:p>0.02265474</text:p>
          </table:table-cell>
          <table:table-cell office:value-type="float" office:value="0.01995361" calcext:value-type="float">
            <text:p>0.01995361</text:p>
          </table:table-cell>
          <table:table-cell office:value-type="float" office:value="0.01899068" calcext:value-type="float">
            <text:p>0.01899068</text:p>
          </table:table-cell>
          <table:table-cell office:value-type="float" office:value="0.01884716" calcext:value-type="float">
            <text:p>0.01884716</text:p>
          </table:table-cell>
          <table:table-cell office:value-type="float" office:value="0.03384576" calcext:value-type="float">
            <text:p>0.03384576</text:p>
          </table:table-cell>
          <table:table-cell office:value-type="float" office:value="0.005525257" calcext:value-type="float">
            <text:p>0.005525257</text:p>
          </table:table-cell>
          <table:table-cell office:value-type="float" office:value="0.005773208" calcext:value-type="float">
            <text:p>0.005773208</text:p>
          </table:table-cell>
          <table:table-cell office:value-type="float" office:value="0" calcext:value-type="float">
            <text:p>0</text:p>
          </table:table-cell>
          <table:table-cell office:value-type="float" office:value="7.613767" calcext:value-type="float">
            <text:p>7.613767</text:p>
          </table:table-cell>
          <table:table-cell office:value-type="float" office:value="11.10613" calcext:value-type="float">
            <text:p>11.10613</text:p>
          </table:table-cell>
          <table:table-cell office:value-type="float" office:value="19.3094" calcext:value-type="float">
            <text:p>19.3094</text:p>
          </table:table-cell>
          <table:table-cell office:value-type="float" office:value="20.39001" calcext:value-type="float">
            <text:p>20.39001</text:p>
          </table:table-cell>
          <table:table-cell office:value-type="float" office:value="4.846751" calcext:value-type="float">
            <text:p>4.846751</text:p>
          </table:table-cell>
          <table:table-cell office:value-type="float" office:value="1.048794" calcext:value-type="float">
            <text:p>1.048794</text:p>
          </table:table-cell>
          <table:table-cell office:value-type="float" office:value="1.013108" calcext:value-type="float">
            <text:p>1.013108</text:p>
          </table:table-cell>
          <table:table-cell office:value-type="float" office:value="3.726279" calcext:value-type="float">
            <text:p>3.726279</text:p>
          </table:table-cell>
          <table:table-cell office:value-type="float" office:value="2.770259" calcext:value-type="float">
            <text:p>2.770259</text:p>
          </table:table-cell>
          <table:table-cell office:value-type="float" office:value="0.6802014" calcext:value-type="float">
            <text:p>0.6802014</text:p>
          </table:table-cell>
          <table:table-cell office:value-type="float" office:value="0.116694" calcext:value-type="float">
            <text:p>0.116694</text:p>
          </table:table-cell>
          <table:table-cell office:value-type="float" office:value="0.142434" calcext:value-type="float">
            <text:p>0.142434</text:p>
          </table:table-cell>
          <table:table-cell office:value-type="float" office:value="0.3123669" calcext:value-type="float">
            <text:p>0.3123669</text:p>
          </table:table-cell>
          <table:table-cell office:value-type="float" office:value="0.3605839" calcext:value-type="float">
            <text:p>0.3605839</text:p>
          </table:table-cell>
          <table:table-cell office:value-type="float" office:value="0" calcext:value-type="float">
            <text:p>0</text:p>
          </table:table-cell>
          <table:table-cell office:value-type="float" office:value="298.0531" calcext:value-type="float">
            <text:p>298.0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3452" calcext:value-type="float">
            <text:p>-0.30734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13.14147" calcext:value-type="float">
            <text:p>13.14147</text:p>
          </table:table-cell>
          <table:table-cell office:value-type="float" office:value="1088.655" calcext:value-type="float">
            <text:p>1088.655</text:p>
          </table:table-cell>
          <table:table-cell office:value-type="float" office:value="8.97" calcext:value-type="float">
            <text:p>8.97</text:p>
          </table:table-cell>
          <table:table-cell office:value-type="float" office:value="-29.32078" calcext:value-type="float">
            <text:p>-29.32078</text:p>
          </table:table-cell>
          <table:table-cell office:value-type="float" office:value="0.08769432" calcext:value-type="float">
            <text:p>0.08769432</text:p>
          </table:table-cell>
          <table:table-cell office:value-type="float" office:value="6.574686" calcext:value-type="float">
            <text:p>6.574686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432" calcext:value-type="float">
            <text:p>2.10432</text:p>
          </table:table-cell>
          <table:table-cell office:value-type="float" office:value="-0.1466193" calcext:value-type="float">
            <text:p>-0.1466193</text:p>
          </table:table-cell>
          <table:table-cell office:value-type="float" office:value="-0.0218251" calcext:value-type="float">
            <text:p>-0.0218251</text:p>
          </table:table-cell>
          <table:table-cell office:value-type="float" office:value="0.000009539075" calcext:value-type="float">
            <text:p>9.539075E-06</text:p>
          </table:table-cell>
          <table:table-cell office:value-type="float" office:value="10.91822" calcext:value-type="float">
            <text:p>10.91822</text:p>
          </table:table-cell>
          <table:table-cell office:value-type="float" office:value="0.4827545" calcext:value-type="float">
            <text:p>0.4827545</text:p>
          </table:table-cell>
          <table:table-cell office:value-type="float" office:value="0.08292988" calcext:value-type="float">
            <text:p>0.08292988</text:p>
          </table:table-cell>
          <table:table-cell office:value-type="float" office:value="0.06326079" calcext:value-type="float">
            <text:p>0.06326079</text:p>
          </table:table-cell>
          <table:table-cell office:value-type="float" office:value="0.03122576" calcext:value-type="float">
            <text:p>0.03122576</text:p>
          </table:table-cell>
          <table:table-cell office:value-type="float" office:value="0.02339706" calcext:value-type="float">
            <text:p>0.02339706</text:p>
          </table:table-cell>
          <table:table-cell office:value-type="float" office:value="0.01319119" calcext:value-type="float">
            <text:p>0.01319119</text:p>
          </table:table-cell>
          <table:table-cell office:value-type="float" office:value="0.00867074" calcext:value-type="float">
            <text:p>0.00867074</text:p>
          </table:table-cell>
          <table:table-cell office:value-type="float" office:value="0.02251634" calcext:value-type="float">
            <text:p>0.02251634</text:p>
          </table:table-cell>
          <table:table-cell office:value-type="float" office:value="0.01987598" calcext:value-type="float">
            <text:p>0.01987598</text:p>
          </table:table-cell>
          <table:table-cell office:value-type="float" office:value="0.01898792" calcext:value-type="float">
            <text:p>0.01898792</text:p>
          </table:table-cell>
          <table:table-cell office:value-type="float" office:value="0.01886108" calcext:value-type="float">
            <text:p>0.01886108</text:p>
          </table:table-cell>
          <table:table-cell office:value-type="float" office:value="0.03377502" calcext:value-type="float">
            <text:p>0.03377502</text:p>
          </table:table-cell>
          <table:table-cell office:value-type="float" office:value="0.005518366" calcext:value-type="float">
            <text:p>0.005518366</text:p>
          </table:table-cell>
          <table:table-cell office:value-type="float" office:value="0.005770387" calcext:value-type="float">
            <text:p>0.005770387</text:p>
          </table:table-cell>
          <table:table-cell office:value-type="float" office:value="0" calcext:value-type="float">
            <text:p>0</text:p>
          </table:table-cell>
          <table:table-cell office:value-type="float" office:value="11.73965" calcext:value-type="float">
            <text:p>11.73965</text:p>
          </table:table-cell>
          <table:table-cell office:value-type="float" office:value="12.29056" calcext:value-type="float">
            <text:p>12.29056</text:p>
          </table:table-cell>
          <table:table-cell office:value-type="float" office:value="18.74904" calcext:value-type="float">
            <text:p>18.74904</text:p>
          </table:table-cell>
          <table:table-cell office:value-type="float" office:value="19.39338" calcext:value-type="float">
            <text:p>19.39338</text:p>
          </table:table-cell>
          <table:table-cell office:value-type="float" office:value="5.484359" calcext:value-type="float">
            <text:p>5.484359</text:p>
          </table:table-cell>
          <table:table-cell office:value-type="float" office:value="1.077994" calcext:value-type="float">
            <text:p>1.077994</text:p>
          </table:table-cell>
          <table:table-cell office:value-type="float" office:value="1.033245" calcext:value-type="float">
            <text:p>1.033245</text:p>
          </table:table-cell>
          <table:table-cell office:value-type="float" office:value="3.739466" calcext:value-type="float">
            <text:p>3.739466</text:p>
          </table:table-cell>
          <table:table-cell office:value-type="float" office:value="2.779889" calcext:value-type="float">
            <text:p>2.779889</text:p>
          </table:table-cell>
          <table:table-cell office:value-type="float" office:value="0.6858765" calcext:value-type="float">
            <text:p>0.6858765</text:p>
          </table:table-cell>
          <table:table-cell office:value-type="float" office:value="0.1193569" calcext:value-type="float">
            <text:p>0.1193569</text:p>
          </table:table-cell>
          <table:table-cell office:value-type="float" office:value="0.1460402" calcext:value-type="float">
            <text:p>0.1460402</text:p>
          </table:table-cell>
          <table:table-cell office:value-type="float" office:value="0.3115526" calcext:value-type="float">
            <text:p>0.3115526</text:p>
          </table:table-cell>
          <table:table-cell office:value-type="float" office:value="0.3605869" calcext:value-type="float">
            <text:p>0.3605869</text:p>
          </table:table-cell>
          <table:table-cell office:value-type="float" office:value="0" calcext:value-type="float">
            <text:p>0</text:p>
          </table:table-cell>
          <table:table-cell office:value-type="float" office:value="263.9806" calcext:value-type="float">
            <text:p>263.9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3651" calcext:value-type="float">
            <text:p>-0.30736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13.12636" calcext:value-type="float">
            <text:p>13.12636</text:p>
          </table:table-cell>
          <table:table-cell office:value-type="float" office:value="1088.633" calcext:value-type="float">
            <text:p>1088.633</text:p>
          </table:table-cell>
          <table:table-cell office:value-type="float" office:value="8.97" calcext:value-type="float">
            <text:p>8.97</text:p>
          </table:table-cell>
          <table:table-cell office:value-type="float" office:value="-29.30686" calcext:value-type="float">
            <text:p>-29.30686</text:p>
          </table:table-cell>
          <table:table-cell office:value-type="float" office:value="0.08453482" calcext:value-type="float">
            <text:p>0.08453482</text:p>
          </table:table-cell>
          <table:table-cell office:value-type="float" office:value="6.624686" calcext:value-type="float">
            <text:p>6.624686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3609" calcext:value-type="float">
            <text:p>2.103609</text:p>
          </table:table-cell>
          <table:table-cell office:value-type="float" office:value="-0.146698" calcext:value-type="float">
            <text:p>-0.146698</text:p>
          </table:table-cell>
          <table:table-cell office:value-type="float" office:value="-0.02181852" calcext:value-type="float">
            <text:p>-0.02181852</text:p>
          </table:table-cell>
          <table:table-cell office:value-type="float" office:value="0.000009539075" calcext:value-type="float">
            <text:p>9.539075E-06</text:p>
          </table:table-cell>
          <table:table-cell office:value-type="float" office:value="10.9461" calcext:value-type="float">
            <text:p>10.9461</text:p>
          </table:table-cell>
          <table:table-cell office:value-type="float" office:value="0.3546453" calcext:value-type="float">
            <text:p>0.3546453</text:p>
          </table:table-cell>
          <table:table-cell office:value-type="float" office:value="0.07268795" calcext:value-type="float">
            <text:p>0.07268795</text:p>
          </table:table-cell>
          <table:table-cell office:value-type="float" office:value="0.06029017" calcext:value-type="float">
            <text:p>0.06029017</text:p>
          </table:table-cell>
          <table:table-cell office:value-type="float" office:value="0.03004903" calcext:value-type="float">
            <text:p>0.03004903</text:p>
          </table:table-cell>
          <table:table-cell office:value-type="float" office:value="0.022657" calcext:value-type="float">
            <text:p>0.022657</text:p>
          </table:table-cell>
          <table:table-cell office:value-type="float" office:value="0.01300617" calcext:value-type="float">
            <text:p>0.01300617</text:p>
          </table:table-cell>
          <table:table-cell office:value-type="float" office:value="0.008596764" calcext:value-type="float">
            <text:p>0.008596764</text:p>
          </table:table-cell>
          <table:table-cell office:value-type="float" office:value="0.02241508" calcext:value-type="float">
            <text:p>0.02241508</text:p>
          </table:table-cell>
          <table:table-cell office:value-type="float" office:value="0.01981443" calcext:value-type="float">
            <text:p>0.01981443</text:p>
          </table:table-cell>
          <table:table-cell office:value-type="float" office:value="0.01898917" calcext:value-type="float">
            <text:p>0.01898917</text:p>
          </table:table-cell>
          <table:table-cell office:value-type="float" office:value="0.01887584" calcext:value-type="float">
            <text:p>0.01887584</text:p>
          </table:table-cell>
          <table:table-cell office:value-type="float" office:value="0.03370018" calcext:value-type="float">
            <text:p>0.03370018</text:p>
          </table:table-cell>
          <table:table-cell office:value-type="float" office:value="0.005541108" calcext:value-type="float">
            <text:p>0.005541108</text:p>
          </table:table-cell>
          <table:table-cell office:value-type="float" office:value="0.005737962" calcext:value-type="float">
            <text:p>0.005737962</text:p>
          </table:table-cell>
          <table:table-cell office:value-type="float" office:value="0" calcext:value-type="float">
            <text:p>0</text:p>
          </table:table-cell>
          <table:table-cell office:value-type="float" office:value="16.13985" calcext:value-type="float">
            <text:p>16.13985</text:p>
          </table:table-cell>
          <table:table-cell office:value-type="float" office:value="13.38873" calcext:value-type="float">
            <text:p>13.38873</text:p>
          </table:table-cell>
          <table:table-cell office:value-type="float" office:value="18.10136" calcext:value-type="float">
            <text:p>18.10136</text:p>
          </table:table-cell>
          <table:table-cell office:value-type="float" office:value="18.4113" calcext:value-type="float">
            <text:p>18.4113</text:p>
          </table:table-cell>
          <table:table-cell office:value-type="float" office:value="6.136211" calcext:value-type="float">
            <text:p>6.136211</text:p>
          </table:table-cell>
          <table:table-cell office:value-type="float" office:value="1.108234" calcext:value-type="float">
            <text:p>1.108234</text:p>
          </table:table-cell>
          <table:table-cell office:value-type="float" office:value="1.052328" calcext:value-type="float">
            <text:p>1.052328</text:p>
          </table:table-cell>
          <table:table-cell office:value-type="float" office:value="3.751961" calcext:value-type="float">
            <text:p>3.751961</text:p>
          </table:table-cell>
          <table:table-cell office:value-type="float" office:value="2.789172" calcext:value-type="float">
            <text:p>2.789172</text:p>
          </table:table-cell>
          <table:table-cell office:value-type="float" office:value="0.6914702" calcext:value-type="float">
            <text:p>0.6914702</text:p>
          </table:table-cell>
          <table:table-cell office:value-type="float" office:value="0.1220067" calcext:value-type="float">
            <text:p>0.1220067</text:p>
          </table:table-cell>
          <table:table-cell office:value-type="float" office:value="0.1499379" calcext:value-type="float">
            <text:p>0.1499379</text:p>
          </table:table-cell>
          <table:table-cell office:value-type="float" office:value="0.3197903" calcext:value-type="float">
            <text:p>0.3197903</text:p>
          </table:table-cell>
          <table:table-cell office:value-type="float" office:value="0.352472" calcext:value-type="float">
            <text:p>0.352472</text:p>
          </table:table-cell>
          <table:table-cell office:value-type="float" office:value="0" calcext:value-type="float">
            <text:p>0</text:p>
          </table:table-cell>
          <table:table-cell office:value-type="float" office:value="233.4897" calcext:value-type="float">
            <text:p>233.4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378" calcext:value-type="float">
            <text:p>-0.30737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13.11027" calcext:value-type="float">
            <text:p>13.11027</text:p>
          </table:table-cell>
          <table:table-cell office:value-type="float" office:value="1088.612" calcext:value-type="float">
            <text:p>1088.612</text:p>
          </table:table-cell>
          <table:table-cell office:value-type="float" office:value="8.97" calcext:value-type="float">
            <text:p>8.97</text:p>
          </table:table-cell>
          <table:table-cell office:value-type="float" office:value="-29.29287" calcext:value-type="float">
            <text:p>-29.29287</text:p>
          </table:table-cell>
          <table:table-cell office:value-type="float" office:value="0.08195944" calcext:value-type="float">
            <text:p>0.08195944</text:p>
          </table:table-cell>
          <table:table-cell office:value-type="float" office:value="6.674431" calcext:value-type="float">
            <text:p>6.67443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2762" calcext:value-type="float">
            <text:p>2.102762</text:p>
          </table:table-cell>
          <table:table-cell office:value-type="float" office:value="-0.146763" calcext:value-type="float">
            <text:p>-0.146763</text:p>
          </table:table-cell>
          <table:table-cell office:value-type="float" office:value="-0.02181089" calcext:value-type="float">
            <text:p>-0.02181089</text:p>
          </table:table-cell>
          <table:table-cell office:value-type="float" office:value="0.000009539075" calcext:value-type="float">
            <text:p>9.539075E-06</text:p>
          </table:table-cell>
          <table:table-cell office:value-type="float" office:value="10.97475" calcext:value-type="float">
            <text:p>10.97475</text:p>
          </table:table-cell>
          <table:table-cell office:value-type="float" office:value="0.2581456" calcext:value-type="float">
            <text:p>0.2581456</text:p>
          </table:table-cell>
          <table:table-cell office:value-type="float" office:value="0.06526925" calcext:value-type="float">
            <text:p>0.06526925</text:p>
          </table:table-cell>
          <table:table-cell office:value-type="float" office:value="0.05744042" calcext:value-type="float">
            <text:p>0.05744042</text:p>
          </table:table-cell>
          <table:table-cell office:value-type="float" office:value="0.02878273" calcext:value-type="float">
            <text:p>0.02878273</text:p>
          </table:table-cell>
          <table:table-cell office:value-type="float" office:value="0.02218823" calcext:value-type="float">
            <text:p>0.02218823</text:p>
          </table:table-cell>
          <table:table-cell office:value-type="float" office:value="0.01287152" calcext:value-type="float">
            <text:p>0.01287152</text:p>
          </table:table-cell>
          <table:table-cell office:value-type="float" office:value="0.008568818" calcext:value-type="float">
            <text:p>0.008568818</text:p>
          </table:table-cell>
          <table:table-cell office:value-type="float" office:value="0.02234678" calcext:value-type="float">
            <text:p>0.02234678</text:p>
          </table:table-cell>
          <table:table-cell office:value-type="float" office:value="0.01977023" calcext:value-type="float">
            <text:p>0.01977023</text:p>
          </table:table-cell>
          <table:table-cell office:value-type="float" office:value="0.01899539" calcext:value-type="float">
            <text:p>0.01899539</text:p>
          </table:table-cell>
          <table:table-cell office:value-type="float" office:value="0.01889181" calcext:value-type="float">
            <text:p>0.01889181</text:p>
          </table:table-cell>
          <table:table-cell office:value-type="float" office:value="0.03362263" calcext:value-type="float">
            <text:p>0.03362263</text:p>
          </table:table-cell>
          <table:table-cell office:value-type="float" office:value="0.005527561" calcext:value-type="float">
            <text:p>0.005527561</text:p>
          </table:table-cell>
          <table:table-cell office:value-type="float" office:value="0.005742045" calcext:value-type="float">
            <text:p>0.005742045</text:p>
          </table:table-cell>
          <table:table-cell office:value-type="float" office:value="0" calcext:value-type="float">
            <text:p>0</text:p>
          </table:table-cell>
          <table:table-cell office:value-type="float" office:value="20.51882" calcext:value-type="float">
            <text:p>20.51882</text:p>
          </table:table-cell>
          <table:table-cell office:value-type="float" office:value="14.2865" calcext:value-type="float">
            <text:p>14.2865</text:p>
          </table:table-cell>
          <table:table-cell office:value-type="float" office:value="17.47152" calcext:value-type="float">
            <text:p>17.47152</text:p>
          </table:table-cell>
          <table:table-cell office:value-type="float" office:value="17.57112" calcext:value-type="float">
            <text:p>17.57112</text:p>
          </table:table-cell>
          <table:table-cell office:value-type="float" office:value="6.79364" calcext:value-type="float">
            <text:p>6.79364</text:p>
          </table:table-cell>
          <table:table-cell office:value-type="float" office:value="1.138761" calcext:value-type="float">
            <text:p>1.138761</text:p>
          </table:table-cell>
          <table:table-cell office:value-type="float" office:value="1.070742" calcext:value-type="float">
            <text:p>1.070742</text:p>
          </table:table-cell>
          <table:table-cell office:value-type="float" office:value="3.763836" calcext:value-type="float">
            <text:p>3.763836</text:p>
          </table:table-cell>
          <table:table-cell office:value-type="float" office:value="2.798088" calcext:value-type="float">
            <text:p>2.798088</text:p>
          </table:table-cell>
          <table:table-cell office:value-type="float" office:value="0.6969712" calcext:value-type="float">
            <text:p>0.6969712</text:p>
          </table:table-cell>
          <table:table-cell office:value-type="float" office:value="0.1246455" calcext:value-type="float">
            <text:p>0.1246455</text:p>
          </table:table-cell>
          <table:table-cell office:value-type="float" office:value="0.1537546" calcext:value-type="float">
            <text:p>0.1537546</text:p>
          </table:table-cell>
          <table:table-cell office:value-type="float" office:value="0.3166931" calcext:value-type="float">
            <text:p>0.3166931</text:p>
          </table:table-cell>
          <table:table-cell office:value-type="float" office:value="0.3560315" calcext:value-type="float">
            <text:p>0.3560315</text:p>
          </table:table-cell>
          <table:table-cell office:value-type="float" office:value="0" calcext:value-type="float">
            <text:p>0</text:p>
          </table:table-cell>
          <table:table-cell office:value-type="float" office:value="206.0949" calcext:value-type="float">
            <text:p>206.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387" calcext:value-type="float">
            <text:p>-0.30738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13.09161" calcext:value-type="float">
            <text:p>13.09161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8.97" calcext:value-type="float">
            <text:p>8.97</text:p>
          </table:table-cell>
          <table:table-cell office:value-type="float" office:value="-29.2758" calcext:value-type="float">
            <text:p>-29.2758</text:p>
          </table:table-cell>
          <table:table-cell office:value-type="float" office:value="0.08034357" calcext:value-type="float">
            <text:p>0.08034357</text:p>
          </table:table-cell>
          <table:table-cell office:value-type="float" office:value="6.728351" calcext:value-type="float">
            <text:p>6.72835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1956" calcext:value-type="float">
            <text:p>2.101956</text:p>
          </table:table-cell>
          <table:table-cell office:value-type="float" office:value="-0.1472234" calcext:value-type="float">
            <text:p>-0.1472234</text:p>
          </table:table-cell>
          <table:table-cell office:value-type="float" office:value="-0.02179975" calcext:value-type="float">
            <text:p>-0.02179975</text:p>
          </table:table-cell>
          <table:table-cell office:value-type="float" office:value="0.000009539075" calcext:value-type="float">
            <text:p>9.539075E-06</text:p>
          </table:table-cell>
          <table:table-cell office:value-type="float" office:value="11.00409" calcext:value-type="float">
            <text:p>11.00409</text:p>
          </table:table-cell>
          <table:table-cell office:value-type="float" office:value="0.2032786" calcext:value-type="float">
            <text:p>0.2032786</text:p>
          </table:table-cell>
          <table:table-cell office:value-type="float" office:value="0.05978949" calcext:value-type="float">
            <text:p>0.05978949</text:p>
          </table:table-cell>
          <table:table-cell office:value-type="float" office:value="0.05462687" calcext:value-type="float">
            <text:p>0.05462687</text:p>
          </table:table-cell>
          <table:table-cell office:value-type="float" office:value="0.02756573" calcext:value-type="float">
            <text:p>0.02756573</text:p>
          </table:table-cell>
          <table:table-cell office:value-type="float" office:value="0.02191161" calcext:value-type="float">
            <text:p>0.02191161</text:p>
          </table:table-cell>
          <table:table-cell office:value-type="float" office:value="0.0127467" calcext:value-type="float">
            <text:p>0.0127467</text:p>
          </table:table-cell>
          <table:table-cell office:value-type="float" office:value="0.008545304" calcext:value-type="float">
            <text:p>0.008545304</text:p>
          </table:table-cell>
          <table:table-cell office:value-type="float" office:value="0.02229553" calcext:value-type="float">
            <text:p>0.02229553</text:p>
          </table:table-cell>
          <table:table-cell office:value-type="float" office:value="0.01973877" calcext:value-type="float">
            <text:p>0.01973877</text:p>
          </table:table-cell>
          <table:table-cell office:value-type="float" office:value="0.01900677" calcext:value-type="float">
            <text:p>0.01900677</text:p>
          </table:table-cell>
          <table:table-cell office:value-type="float" office:value="0.01890905" calcext:value-type="float">
            <text:p>0.01890905</text:p>
          </table:table-cell>
          <table:table-cell office:value-type="float" office:value="0.03354149" calcext:value-type="float">
            <text:p>0.03354149</text:p>
          </table:table-cell>
          <table:table-cell office:value-type="float" office:value="0.005516158" calcext:value-type="float">
            <text:p>0.005516158</text:p>
          </table:table-cell>
          <table:table-cell office:value-type="float" office:value="0.005743935" calcext:value-type="float">
            <text:p>0.005743935</text:p>
          </table:table-cell>
          <table:table-cell office:value-type="float" office:value="0" calcext:value-type="float">
            <text:p>0</text:p>
          </table:table-cell>
          <table:table-cell office:value-type="float" office:value="22.56386" calcext:value-type="float">
            <text:p>22.56386</text:p>
          </table:table-cell>
          <table:table-cell office:value-type="float" office:value="15.53961" calcext:value-type="float">
            <text:p>15.53961</text:p>
          </table:table-cell>
          <table:table-cell office:value-type="float" office:value="17.10215" calcext:value-type="float">
            <text:p>17.10215</text:p>
          </table:table-cell>
          <table:table-cell office:value-type="float" office:value="16.83903" calcext:value-type="float">
            <text:p>16.83903</text:p>
          </table:table-cell>
          <table:table-cell office:value-type="float" office:value="7.45594" calcext:value-type="float">
            <text:p>7.45594</text:p>
          </table:table-cell>
          <table:table-cell office:value-type="float" office:value="1.171302" calcext:value-type="float">
            <text:p>1.171302</text:p>
          </table:table-cell>
          <table:table-cell office:value-type="float" office:value="1.089334" calcext:value-type="float">
            <text:p>1.089334</text:p>
          </table:table-cell>
          <table:table-cell office:value-type="float" office:value="3.77551" calcext:value-type="float">
            <text:p>3.77551</text:p>
          </table:table-cell>
          <table:table-cell office:value-type="float" office:value="2.806696" calcext:value-type="float">
            <text:p>2.806696</text:p>
          </table:table-cell>
          <table:table-cell office:value-type="float" office:value="0.7023742" calcext:value-type="float">
            <text:p>0.7023742</text:p>
          </table:table-cell>
          <table:table-cell office:value-type="float" office:value="0.1272684" calcext:value-type="float">
            <text:p>0.1272684</text:p>
          </table:table-cell>
          <table:table-cell office:value-type="float" office:value="0.1574116" calcext:value-type="float">
            <text:p>0.1574116</text:p>
          </table:table-cell>
          <table:table-cell office:value-type="float" office:value="0.3143549" calcext:value-type="float">
            <text:p>0.3143549</text:p>
          </table:table-cell>
          <table:table-cell office:value-type="float" office:value="0.3589155" calcext:value-type="float">
            <text:p>0.3589155</text:p>
          </table:table-cell>
          <table:table-cell office:value-type="float" office:value="0" calcext:value-type="float">
            <text:p>0</text:p>
          </table:table-cell>
          <table:table-cell office:value-type="float" office:value="190.3955" calcext:value-type="float">
            <text:p>190.3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6885" calcext:value-type="float">
            <text:p>-0.307688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13.06997" calcext:value-type="float">
            <text:p>13.06997</text:p>
          </table:table-cell>
          <table:table-cell office:value-type="float" office:value="1088.565" calcext:value-type="float">
            <text:p>1088.565</text:p>
          </table:table-cell>
          <table:table-cell office:value-type="float" office:value="8.97" calcext:value-type="float">
            <text:p>8.97</text:p>
          </table:table-cell>
          <table:table-cell office:value-type="float" office:value="-29.24798" calcext:value-type="float">
            <text:p>-29.24798</text:p>
          </table:table-cell>
          <table:table-cell office:value-type="float" office:value="0.08810328" calcext:value-type="float">
            <text:p>0.08810328</text:p>
          </table:table-cell>
          <table:table-cell office:value-type="float" office:value="6.788481" calcext:value-type="float">
            <text:p>6.78848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1721" calcext:value-type="float">
            <text:p>2.101721</text:p>
          </table:table-cell>
          <table:table-cell office:value-type="float" office:value="-0.1478019" calcext:value-type="float">
            <text:p>-0.1478019</text:p>
          </table:table-cell>
          <table:table-cell office:value-type="float" office:value="-0.02178096" calcext:value-type="float">
            <text:p>-0.02178096</text:p>
          </table:table-cell>
          <table:table-cell office:value-type="float" office:value="0.000009539075" calcext:value-type="float">
            <text:p>9.539075E-06</text:p>
          </table:table-cell>
          <table:table-cell office:value-type="float" office:value="11.00381" calcext:value-type="float">
            <text:p>11.00381</text:p>
          </table:table-cell>
          <table:table-cell office:value-type="float" office:value="0.7563705" calcext:value-type="float">
            <text:p>0.7563705</text:p>
          </table:table-cell>
          <table:table-cell office:value-type="float" office:value="0.0617813" calcext:value-type="float">
            <text:p>0.0617813</text:p>
          </table:table-cell>
          <table:table-cell office:value-type="float" office:value="0.05393994" calcext:value-type="float">
            <text:p>0.05393994</text:p>
          </table:table-cell>
          <table:table-cell office:value-type="float" office:value="0.0266498" calcext:value-type="float">
            <text:p>0.0266498</text:p>
          </table:table-cell>
          <table:table-cell office:value-type="float" office:value="0.02189467" calcext:value-type="float">
            <text:p>0.02189467</text:p>
          </table:table-cell>
          <table:table-cell office:value-type="float" office:value="0.01265733" calcext:value-type="float">
            <text:p>0.01265733</text:p>
          </table:table-cell>
          <table:table-cell office:value-type="float" office:value="0.008528402" calcext:value-type="float">
            <text:p>0.008528402</text:p>
          </table:table-cell>
          <table:table-cell office:value-type="float" office:value="0.02225315" calcext:value-type="float">
            <text:p>0.02225315</text:p>
          </table:table-cell>
          <table:table-cell office:value-type="float" office:value="0.01971298" calcext:value-type="float">
            <text:p>0.01971298</text:p>
          </table:table-cell>
          <table:table-cell office:value-type="float" office:value="0.01902236" calcext:value-type="float">
            <text:p>0.01902236</text:p>
          </table:table-cell>
          <table:table-cell office:value-type="float" office:value="0.0189276" calcext:value-type="float">
            <text:p>0.0189276</text:p>
          </table:table-cell>
          <table:table-cell office:value-type="float" office:value="0.03345693" calcext:value-type="float">
            <text:p>0.03345693</text:p>
          </table:table-cell>
          <table:table-cell office:value-type="float" office:value="0.005507564" calcext:value-type="float">
            <text:p>0.005507564</text:p>
          </table:table-cell>
          <table:table-cell office:value-type="float" office:value="0.005742978" calcext:value-type="float">
            <text:p>0.005742978</text:p>
          </table:table-cell>
          <table:table-cell office:value-type="float" office:value="0" calcext:value-type="float">
            <text:p>0</text:p>
          </table:table-cell>
          <table:table-cell office:value-type="float" office:value="20.37959" calcext:value-type="float">
            <text:p>20.37959</text:p>
          </table:table-cell>
          <table:table-cell office:value-type="float" office:value="17.24028" calcext:value-type="float">
            <text:p>17.24028</text:p>
          </table:table-cell>
          <table:table-cell office:value-type="float" office:value="17.0582" calcext:value-type="float">
            <text:p>17.0582</text:p>
          </table:table-cell>
          <table:table-cell office:value-type="float" office:value="16.3955" calcext:value-type="float">
            <text:p>16.3955</text:p>
          </table:table-cell>
          <table:table-cell office:value-type="float" office:value="8.098364" calcext:value-type="float">
            <text:p>8.098364</text:p>
          </table:table-cell>
          <table:table-cell office:value-type="float" office:value="1.206799" calcext:value-type="float">
            <text:p>1.206799</text:p>
          </table:table-cell>
          <table:table-cell office:value-type="float" office:value="1.108731" calcext:value-type="float">
            <text:p>1.108731</text:p>
          </table:table-cell>
          <table:table-cell office:value-type="float" office:value="3.787504" calcext:value-type="float">
            <text:p>3.787504</text:p>
          </table:table-cell>
          <table:table-cell office:value-type="float" office:value="2.815154" calcext:value-type="float">
            <text:p>2.815154</text:p>
          </table:table-cell>
          <table:table-cell office:value-type="float" office:value="0.7076911" calcext:value-type="float">
            <text:p>0.7076911</text:p>
          </table:table-cell>
          <table:table-cell office:value-type="float" office:value="0.1298721" calcext:value-type="float">
            <text:p>0.1298721</text:p>
          </table:table-cell>
          <table:table-cell office:value-type="float" office:value="0.1609535" calcext:value-type="float">
            <text:p>0.1609535</text:p>
          </table:table-cell>
          <table:table-cell office:value-type="float" office:value="0.3130158" calcext:value-type="float">
            <text:p>0.3130158</text:p>
          </table:table-cell>
          <table:table-cell office:value-type="float" office:value="0.3598959" calcext:value-type="float">
            <text:p>0.3598959</text:p>
          </table:table-cell>
          <table:table-cell office:value-type="float" office:value="0" calcext:value-type="float">
            <text:p>0</text:p>
          </table:table-cell>
          <table:table-cell office:value-type="float" office:value="249.5404" calcext:value-type="float">
            <text:p>249.5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8733" calcext:value-type="float">
            <text:p>-0.30787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13.04398" calcext:value-type="float">
            <text:p>13.04398</text:p>
          </table:table-cell>
          <table:table-cell office:value-type="float" office:value="1088.54" calcext:value-type="float">
            <text:p>1088.54</text:p>
          </table:table-cell>
          <table:table-cell office:value-type="float" office:value="8.97" calcext:value-type="float">
            <text:p>8.97</text:p>
          </table:table-cell>
          <table:table-cell office:value-type="float" office:value="-29.24009" calcext:value-type="float">
            <text:p>-29.24009</text:p>
          </table:table-cell>
          <table:table-cell office:value-type="float" office:value="0.08588133" calcext:value-type="float">
            <text:p>0.08588133</text:p>
          </table:table-cell>
          <table:table-cell office:value-type="float" office:value="6.846241" calcext:value-type="float">
            <text:p>6.846241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1721" calcext:value-type="float">
            <text:p>2.101721</text:p>
          </table:table-cell>
          <table:table-cell office:value-type="float" office:value="-0.1478338" calcext:value-type="float">
            <text:p>-0.1478338</text:p>
          </table:table-cell>
          <table:table-cell office:value-type="float" office:value="-0.02176186" calcext:value-type="float">
            <text:p>-0.02176186</text:p>
          </table:table-cell>
          <table:table-cell office:value-type="float" office:value="0.000009539075" calcext:value-type="float">
            <text:p>9.539075E-06</text:p>
          </table:table-cell>
          <table:table-cell office:value-type="float" office:value="11.01615" calcext:value-type="float">
            <text:p>11.01615</text:p>
          </table:table-cell>
          <table:table-cell office:value-type="float" office:value="0.5665753" calcext:value-type="float">
            <text:p>0.5665753</text:p>
          </table:table-cell>
          <table:table-cell office:value-type="float" office:value="0.05966509" calcext:value-type="float">
            <text:p>0.05966509</text:p>
          </table:table-cell>
          <table:table-cell office:value-type="float" office:value="0.05324642" calcext:value-type="float">
            <text:p>0.05324642</text:p>
          </table:table-cell>
          <table:table-cell office:value-type="float" office:value="0.02628022" calcext:value-type="float">
            <text:p>0.02628022</text:p>
          </table:table-cell>
          <table:table-cell office:value-type="float" office:value="0.02201877" calcext:value-type="float">
            <text:p>0.02201877</text:p>
          </table:table-cell>
          <table:table-cell office:value-type="float" office:value="0.01264042" calcext:value-type="float">
            <text:p>0.01264042</text:p>
          </table:table-cell>
          <table:table-cell office:value-type="float" office:value="0.008539448" calcext:value-type="float">
            <text:p>0.008539448</text:p>
          </table:table-cell>
          <table:table-cell office:value-type="float" office:value="0.02223116" calcext:value-type="float">
            <text:p>0.02223116</text:p>
          </table:table-cell>
          <table:table-cell office:value-type="float" office:value="0.01969278" calcext:value-type="float">
            <text:p>0.01969278</text:p>
          </table:table-cell>
          <table:table-cell office:value-type="float" office:value="0.01904193" calcext:value-type="float">
            <text:p>0.01904193</text:p>
          </table:table-cell>
          <table:table-cell office:value-type="float" office:value="0.01894777" calcext:value-type="float">
            <text:p>0.01894777</text:p>
          </table:table-cell>
          <table:table-cell office:value-type="float" office:value="0.03337125" calcext:value-type="float">
            <text:p>0.03337125</text:p>
          </table:table-cell>
          <table:table-cell office:value-type="float" office:value="0.005500877" calcext:value-type="float">
            <text:p>0.005500877</text:p>
          </table:table-cell>
          <table:table-cell office:value-type="float" office:value="0.005740132" calcext:value-type="float">
            <text:p>0.005740132</text:p>
          </table:table-cell>
          <table:table-cell office:value-type="float" office:value="0" calcext:value-type="float">
            <text:p>0</text:p>
          </table:table-cell>
          <table:table-cell office:value-type="float" office:value="19.37683" calcext:value-type="float">
            <text:p>19.37683</text:p>
          </table:table-cell>
          <table:table-cell office:value-type="float" office:value="18.12604" calcext:value-type="float">
            <text:p>18.12604</text:p>
          </table:table-cell>
          <table:table-cell office:value-type="float" office:value="17.13321" calcext:value-type="float">
            <text:p>17.13321</text:p>
          </table:table-cell>
          <table:table-cell office:value-type="float" office:value="16.00988" calcext:value-type="float">
            <text:p>16.00988</text:p>
          </table:table-cell>
          <table:table-cell office:value-type="float" office:value="8.789768" calcext:value-type="float">
            <text:p>8.789768</text:p>
          </table:table-cell>
          <table:table-cell office:value-type="float" office:value="1.243912" calcext:value-type="float">
            <text:p>1.243912</text:p>
          </table:table-cell>
          <table:table-cell office:value-type="float" office:value="1.128596" calcext:value-type="float">
            <text:p>1.128596</text:p>
          </table:table-cell>
          <table:table-cell office:value-type="float" office:value="3.800085" calcext:value-type="float">
            <text:p>3.800085</text:p>
          </table:table-cell>
          <table:table-cell office:value-type="float" office:value="2.823629" calcext:value-type="float">
            <text:p>2.823629</text:p>
          </table:table-cell>
          <table:table-cell office:value-type="float" office:value="0.7129463" calcext:value-type="float">
            <text:p>0.7129463</text:p>
          </table:table-cell>
          <table:table-cell office:value-type="float" office:value="0.1324539" calcext:value-type="float">
            <text:p>0.1324539</text:p>
          </table:table-cell>
          <table:table-cell office:value-type="float" office:value="0.1644245" calcext:value-type="float">
            <text:p>0.1644245</text:p>
          </table:table-cell>
          <table:table-cell office:value-type="float" office:value="0.312306" calcext:value-type="float">
            <text:p>0.312306</text:p>
          </table:table-cell>
          <table:table-cell office:value-type="float" office:value="0.3598989" calcext:value-type="float">
            <text:p>0.3598989</text:p>
          </table:table-cell>
          <table:table-cell office:value-type="float" office:value="0" calcext:value-type="float">
            <text:p>0</text:p>
          </table:table-cell>
          <table:table-cell office:value-type="float" office:value="246.742" calcext:value-type="float">
            <text:p>246.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8804" calcext:value-type="float">
            <text:p>-0.307880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13.0238" calcext:value-type="float">
            <text:p>13.0238</text:p>
          </table:table-cell>
          <table:table-cell office:value-type="float" office:value="1088.516" calcext:value-type="float">
            <text:p>1088.516</text:p>
          </table:table-cell>
          <table:table-cell office:value-type="float" office:value="8.97" calcext:value-type="float">
            <text:p>8.97</text:p>
          </table:table-cell>
          <table:table-cell office:value-type="float" office:value="-29.23231" calcext:value-type="float">
            <text:p>-29.23231</text:p>
          </table:table-cell>
          <table:table-cell office:value-type="float" office:value="0.08838762" calcext:value-type="float">
            <text:p>0.08838762</text:p>
          </table:table-cell>
          <table:table-cell office:value-type="float" office:value="6.890148" calcext:value-type="float">
            <text:p>6.890148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1721" calcext:value-type="float">
            <text:p>2.101721</text:p>
          </table:table-cell>
          <table:table-cell office:value-type="float" office:value="-0.1478603" calcext:value-type="float">
            <text:p>-0.1478603</text:p>
          </table:table-cell>
          <table:table-cell office:value-type="float" office:value="-0.02173918" calcext:value-type="float">
            <text:p>-0.02173918</text:p>
          </table:table-cell>
          <table:table-cell office:value-type="float" office:value="0.000009539831" calcext:value-type="float">
            <text:p>9.539831E-06</text:p>
          </table:table-cell>
          <table:table-cell office:value-type="float" office:value="11.01437" calcext:value-type="float">
            <text:p>11.01437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05875986" calcext:value-type="float">
            <text:p>0.05875986</text:p>
          </table:table-cell>
          <table:table-cell office:value-type="float" office:value="0.05257178" calcext:value-type="float">
            <text:p>0.05257178</text:p>
          </table:table-cell>
          <table:table-cell office:value-type="float" office:value="0.02592864" calcext:value-type="float">
            <text:p>0.02592864</text:p>
          </table:table-cell>
          <table:table-cell office:value-type="float" office:value="0.0221524" calcext:value-type="float">
            <text:p>0.0221524</text:p>
          </table:table-cell>
          <table:table-cell office:value-type="float" office:value="0.01268547" calcext:value-type="float">
            <text:p>0.01268547</text:p>
          </table:table-cell>
          <table:table-cell office:value-type="float" office:value="0.008615436" calcext:value-type="float">
            <text:p>0.008615436</text:p>
          </table:table-cell>
          <table:table-cell office:value-type="float" office:value="0.02224834" calcext:value-type="float">
            <text:p>0.02224834</text:p>
          </table:table-cell>
          <table:table-cell office:value-type="float" office:value="0.01968382" calcext:value-type="float">
            <text:p>0.01968382</text:p>
          </table:table-cell>
          <table:table-cell office:value-type="float" office:value="0.01906458" calcext:value-type="float">
            <text:p>0.01906458</text:p>
          </table:table-cell>
          <table:table-cell office:value-type="float" office:value="0.01896944" calcext:value-type="float">
            <text:p>0.01896944</text:p>
          </table:table-cell>
          <table:table-cell office:value-type="float" office:value="0.03328503" calcext:value-type="float">
            <text:p>0.03328503</text:p>
          </table:table-cell>
          <table:table-cell office:value-type="float" office:value="0.0054942" calcext:value-type="float">
            <text:p>0.0054942</text:p>
          </table:table-cell>
          <table:table-cell office:value-type="float" office:value="0.005737284" calcext:value-type="float">
            <text:p>0.005737284</text:p>
          </table:table-cell>
          <table:table-cell office:value-type="float" office:value="0" calcext:value-type="float">
            <text:p>0</text:p>
          </table:table-cell>
          <table:table-cell office:value-type="float" office:value="18.53803" calcext:value-type="float">
            <text:p>18.53803</text:p>
          </table:table-cell>
          <table:table-cell office:value-type="float" office:value="18.92038" calcext:value-type="float">
            <text:p>18.92038</text:p>
          </table:table-cell>
          <table:table-cell office:value-type="float" office:value="17.11423" calcext:value-type="float">
            <text:p>17.11423</text:p>
          </table:table-cell>
          <table:table-cell office:value-type="float" office:value="15.65229" calcext:value-type="float">
            <text:p>15.65229</text:p>
          </table:table-cell>
          <table:table-cell office:value-type="float" office:value="9.562076" calcext:value-type="float">
            <text:p>9.562076</text:p>
          </table:table-cell>
          <table:table-cell office:value-type="float" office:value="1.279835" calcext:value-type="float">
            <text:p>1.279835</text:p>
          </table:table-cell>
          <table:table-cell office:value-type="float" office:value="1.146192" calcext:value-type="float">
            <text:p>1.146192</text:p>
          </table:table-cell>
          <table:table-cell office:value-type="float" office:value="3.811929" calcext:value-type="float">
            <text:p>3.811929</text:p>
          </table:table-cell>
          <table:table-cell office:value-type="float" office:value="2.832057" calcext:value-type="float">
            <text:p>2.832057</text:p>
          </table:table-cell>
          <table:table-cell office:value-type="float" office:value="0.7181635" calcext:value-type="float">
            <text:p>0.7181635</text:p>
          </table:table-cell>
          <table:table-cell office:value-type="float" office:value="0.1350152" calcext:value-type="float">
            <text:p>0.1350152</text:p>
          </table:table-cell>
          <table:table-cell office:value-type="float" office:value="0.1678465" calcext:value-type="float">
            <text:p>0.1678465</text:p>
          </table:table-cell>
          <table:table-cell office:value-type="float" office:value="0.3116364" calcext:value-type="float">
            <text:p>0.3116364</text:p>
          </table:table-cell>
          <table:table-cell office:value-type="float" office:value="0.3599019" calcext:value-type="float">
            <text:p>0.3599019</text:p>
          </table:table-cell>
          <table:table-cell office:value-type="float" office:value="0" calcext:value-type="float">
            <text:p>0</text:p>
          </table:table-cell>
          <table:table-cell office:value-type="float" office:value="262.8859" calcext:value-type="float">
            <text:p>262.8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8862" calcext:value-type="float">
            <text:p>-0.30788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12.99848" calcext:value-type="float">
            <text:p>12.99848</text:p>
          </table:table-cell>
          <table:table-cell office:value-type="float" office:value="1088.491" calcext:value-type="float">
            <text:p>1088.491</text:p>
          </table:table-cell>
          <table:table-cell office:value-type="float" office:value="8.97" calcext:value-type="float">
            <text:p>8.97</text:p>
          </table:table-cell>
          <table:table-cell office:value-type="float" office:value="-29.22466" calcext:value-type="float">
            <text:p>-29.22466</text:p>
          </table:table-cell>
          <table:table-cell office:value-type="float" office:value="0.0933835" calcext:value-type="float">
            <text:p>0.0933835</text:p>
          </table:table-cell>
          <table:table-cell office:value-type="float" office:value="6.937526" calcext:value-type="float">
            <text:p>6.937526</text:p>
          </table:table-cell>
          <table:table-cell office:value-type="float" office:value="0.05827964" calcext:value-type="float">
            <text:p>0.05827964</text:p>
          </table:table-cell>
          <table:table-cell office:value-type="float" office:value="0.00538966" calcext:value-type="float">
            <text:p>0.00538966</text:p>
          </table:table-cell>
          <table:table-cell office:value-type="float" office:value="0.04782112" calcext:value-type="float">
            <text:p>0.04782112</text:p>
          </table:table-cell>
          <table:table-cell office:value-type="float" office:value="2.101503" calcext:value-type="float">
            <text:p>2.101503</text:p>
          </table:table-cell>
          <table:table-cell office:value-type="float" office:value="-0.1478846" calcext:value-type="float">
            <text:p>-0.1478846</text:p>
          </table:table-cell>
          <table:table-cell office:value-type="float" office:value="-0.02171824" calcext:value-type="float">
            <text:p>-0.02171824</text:p>
          </table:table-cell>
          <table:table-cell office:value-type="float" office:value="0.000009539831" calcext:value-type="float">
            <text:p>9.539831E-06</text:p>
          </table:table-cell>
          <table:table-cell office:value-type="float" office:value="11.00471" calcext:value-type="float">
            <text:p>11.00471</text:p>
          </table:table-cell>
          <table:table-cell office:value-type="float" office:value="1.160656" calcext:value-type="float">
            <text:p>1.160656</text:p>
          </table:table-cell>
          <table:table-cell office:value-type="float" office:value="0.05761373" calcext:value-type="float">
            <text:p>0.05761373</text:p>
          </table:table-cell>
          <table:table-cell office:value-type="float" office:value="0.05151357" calcext:value-type="float">
            <text:p>0.05151357</text:p>
          </table:table-cell>
          <table:table-cell office:value-type="float" office:value="0.02551995" calcext:value-type="float">
            <text:p>0.02551995</text:p>
          </table:table-cell>
          <table:table-cell office:value-type="float" office:value="0.02225751" calcext:value-type="float">
            <text:p>0.02225751</text:p>
          </table:table-cell>
          <table:table-cell office:value-type="float" office:value="0.01267566" calcext:value-type="float">
            <text:p>0.01267566</text:p>
          </table:table-cell>
          <table:table-cell office:value-type="float" office:value="0.008653959" calcext:value-type="float">
            <text:p>0.008653959</text:p>
          </table:table-cell>
          <table:table-cell office:value-type="float" office:value="0.02227125" calcext:value-type="float">
            <text:p>0.02227125</text:p>
          </table:table-cell>
          <table:table-cell office:value-type="float" office:value="0.01968524" calcext:value-type="float">
            <text:p>0.01968524</text:p>
          </table:table-cell>
          <table:table-cell office:value-type="float" office:value="0.01909021" calcext:value-type="float">
            <text:p>0.01909021</text:p>
          </table:table-cell>
          <table:table-cell office:value-type="float" office:value="0.01899234" calcext:value-type="float">
            <text:p>0.01899234</text:p>
          </table:table-cell>
          <table:table-cell office:value-type="float" office:value="0.03319774" calcext:value-type="float">
            <text:p>0.03319774</text:p>
          </table:table-cell>
          <table:table-cell office:value-type="float" office:value="0.005496526" calcext:value-type="float">
            <text:p>0.005496526</text:p>
          </table:table-cell>
          <table:table-cell office:value-type="float" office:value="0.00572547" calcext:value-type="float">
            <text:p>0.00572547</text:p>
          </table:table-cell>
          <table:table-cell office:value-type="float" office:value="0" calcext:value-type="float">
            <text:p>0</text:p>
          </table:table-cell>
          <table:table-cell office:value-type="float" office:value="17.08638" calcext:value-type="float">
            <text:p>17.08638</text:p>
          </table:table-cell>
          <table:table-cell office:value-type="float" office:value="19.7992" calcext:value-type="float">
            <text:p>19.7992</text:p>
          </table:table-cell>
          <table:table-cell office:value-type="float" office:value="17.13522" calcext:value-type="float">
            <text:p>17.13522</text:p>
          </table:table-cell>
          <table:table-cell office:value-type="float" office:value="15.38618" calcext:value-type="float">
            <text:p>15.38618</text:p>
          </table:table-cell>
          <table:table-cell office:value-type="float" office:value="10.21067" calcext:value-type="float">
            <text:p>10.21067</text:p>
          </table:table-cell>
          <table:table-cell office:value-type="float" office:value="1.317253" calcext:value-type="float">
            <text:p>1.317253</text:p>
          </table:table-cell>
          <table:table-cell office:value-type="float" office:value="1.163394" calcext:value-type="float">
            <text:p>1.163394</text:p>
          </table:table-cell>
          <table:table-cell office:value-type="float" office:value="3.823059" calcext:value-type="float">
            <text:p>3.823059</text:p>
          </table:table-cell>
          <table:table-cell office:value-type="float" office:value="2.840215" calcext:value-type="float">
            <text:p>2.840215</text:p>
          </table:table-cell>
          <table:table-cell office:value-type="float" office:value="0.7233287" calcext:value-type="float">
            <text:p>0.7233287</text:p>
          </table:table-cell>
          <table:table-cell office:value-type="float" office:value="0.1375612" calcext:value-type="float">
            <text:p>0.1375612</text:p>
          </table:table-cell>
          <table:table-cell office:value-type="float" office:value="0.1712679" calcext:value-type="float">
            <text:p>0.1712679</text:p>
          </table:table-cell>
          <table:table-cell office:value-type="float" office:value="0.313788" calcext:value-type="float">
            <text:p>0.313788</text:p>
          </table:table-cell>
          <table:table-cell office:value-type="float" office:value="0.3574541" calcext:value-type="float">
            <text:p>0.3574541</text:p>
          </table:table-cell>
          <table:table-cell office:value-type="float" office:value="0" calcext:value-type="float">
            <text:p>0</text:p>
          </table:table-cell>
          <table:table-cell office:value-type="float" office:value="296.7989" calcext:value-type="float">
            <text:p>296.7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8903" calcext:value-type="float">
            <text:p>-0.30789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12.97462" calcext:value-type="float">
            <text:p>12.97462</text:p>
          </table:table-cell>
          <table:table-cell office:value-type="float" office:value="1088.46" calcext:value-type="float">
            <text:p>1088.46</text:p>
          </table:table-cell>
          <table:table-cell office:value-type="float" office:value="8.97" calcext:value-type="float">
            <text:p>8.97</text:p>
          </table:table-cell>
          <table:table-cell office:value-type="float" office:value="-29.21711" calcext:value-type="float">
            <text:p>-29.21711</text:p>
          </table:table-cell>
          <table:table-cell office:value-type="float" office:value="0.08463179" calcext:value-type="float">
            <text:p>0.08463179</text:p>
          </table:table-cell>
          <table:table-cell office:value-type="float" office:value="7.002413" calcext:value-type="float">
            <text:p>7.00241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101228" calcext:value-type="float">
            <text:p>2.101228</text:p>
          </table:table-cell>
          <table:table-cell office:value-type="float" office:value="-0.1479477" calcext:value-type="float">
            <text:p>-0.1479477</text:p>
          </table:table-cell>
          <table:table-cell office:value-type="float" office:value="-0.02171521" calcext:value-type="float">
            <text:p>-0.02171521</text:p>
          </table:table-cell>
          <table:table-cell office:value-type="float" office:value="0.000009541994" calcext:value-type="float">
            <text:p>9.541994E-06</text:p>
          </table:table-cell>
          <table:table-cell office:value-type="float" office:value="11.02733" calcext:value-type="float">
            <text:p>11.02733</text:p>
          </table:table-cell>
          <table:table-cell office:value-type="float" office:value="0.665851" calcext:value-type="float">
            <text:p>0.665851</text:p>
          </table:table-cell>
          <table:table-cell office:value-type="float" office:value="0.07424568" calcext:value-type="float">
            <text:p>0.07424568</text:p>
          </table:table-cell>
          <table:table-cell office:value-type="float" office:value="0.05022596" calcext:value-type="float">
            <text:p>0.05022596</text:p>
          </table:table-cell>
          <table:table-cell office:value-type="float" office:value="0.02492745" calcext:value-type="float">
            <text:p>0.02492745</text:p>
          </table:table-cell>
          <table:table-cell office:value-type="float" office:value="0.02196824" calcext:value-type="float">
            <text:p>0.02196824</text:p>
          </table:table-cell>
          <table:table-cell office:value-type="float" office:value="0.01242667" calcext:value-type="float">
            <text:p>0.01242667</text:p>
          </table:table-cell>
          <table:table-cell office:value-type="float" office:value="0.008566017" calcext:value-type="float">
            <text:p>0.008566017</text:p>
          </table:table-cell>
          <table:table-cell office:value-type="float" office:value="0.0222451" calcext:value-type="float">
            <text:p>0.0222451</text:p>
          </table:table-cell>
          <table:table-cell office:value-type="float" office:value="0.01968655" calcext:value-type="float">
            <text:p>0.01968655</text:p>
          </table:table-cell>
          <table:table-cell office:value-type="float" office:value="0.01911903" calcext:value-type="float">
            <text:p>0.01911903</text:p>
          </table:table-cell>
          <table:table-cell office:value-type="float" office:value="0.01901688" calcext:value-type="float">
            <text:p>0.01901688</text:p>
          </table:table-cell>
          <table:table-cell office:value-type="float" office:value="0.03310999" calcext:value-type="float">
            <text:p>0.03310999</text:p>
          </table:table-cell>
          <table:table-cell office:value-type="float" office:value="0.005489011" calcext:value-type="float">
            <text:p>0.005489011</text:p>
          </table:table-cell>
          <table:table-cell office:value-type="float" office:value="0.005723439" calcext:value-type="float">
            <text:p>0.005723439</text:p>
          </table:table-cell>
          <table:table-cell office:value-type="float" office:value="0" calcext:value-type="float">
            <text:p>0</text:p>
          </table:table-cell>
          <table:table-cell office:value-type="float" office:value="10.14448" calcext:value-type="float">
            <text:p>10.14448</text:p>
          </table:table-cell>
          <table:table-cell office:value-type="float" office:value="20.90495" calcext:value-type="float">
            <text:p>20.90495</text:p>
          </table:table-cell>
          <table:table-cell office:value-type="float" office:value="18.31355" calcext:value-type="float">
            <text:p>18.31355</text:p>
          </table:table-cell>
          <table:table-cell office:value-type="float" office:value="15.15948" calcext:value-type="float">
            <text:p>15.15948</text:p>
          </table:table-cell>
          <table:table-cell office:value-type="float" office:value="10.82781" calcext:value-type="float">
            <text:p>10.82781</text:p>
          </table:table-cell>
          <table:table-cell office:value-type="float" office:value="1.357358" calcext:value-type="float">
            <text:p>1.357358</text:p>
          </table:table-cell>
          <table:table-cell office:value-type="float" office:value="1.180437" calcext:value-type="float">
            <text:p>1.180437</text:p>
          </table:table-cell>
          <table:table-cell office:value-type="float" office:value="3.835535" calcext:value-type="float">
            <text:p>3.835535</text:p>
          </table:table-cell>
          <table:table-cell office:value-type="float" office:value="2.848135" calcext:value-type="float">
            <text:p>2.848135</text:p>
          </table:table-cell>
          <table:table-cell office:value-type="float" office:value="0.7284228" calcext:value-type="float">
            <text:p>0.7284228</text:p>
          </table:table-cell>
          <table:table-cell office:value-type="float" office:value="0.1400919" calcext:value-type="float">
            <text:p>0.1400919</text:p>
          </table:table-cell>
          <table:table-cell office:value-type="float" office:value="0.1747136" calcext:value-type="float">
            <text:p>0.1747136</text:p>
          </table:table-cell>
          <table:table-cell office:value-type="float" office:value="0.3127774" calcext:value-type="float">
            <text:p>0.3127774</text:p>
          </table:table-cell>
          <table:table-cell office:value-type="float" office:value="0.3591461" calcext:value-type="float">
            <text:p>0.3591461</text:p>
          </table:table-cell>
          <table:table-cell office:value-type="float" office:value="0" calcext:value-type="float">
            <text:p>0</text:p>
          </table:table-cell>
          <table:table-cell office:value-type="float" office:value="176.6017" calcext:value-type="float">
            <text:p>176.6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242" calcext:value-type="float">
            <text:p>-0.307924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12.95429" calcext:value-type="float">
            <text:p>12.95429</text:p>
          </table:table-cell>
          <table:table-cell office:value-type="float" office:value="1088.439" calcext:value-type="float">
            <text:p>1088.439</text:p>
          </table:table-cell>
          <table:table-cell office:value-type="float" office:value="8.97" calcext:value-type="float">
            <text:p>8.97</text:p>
          </table:table-cell>
          <table:table-cell office:value-type="float" office:value="-29.20951" calcext:value-type="float">
            <text:p>-29.20951</text:p>
          </table:table-cell>
          <table:table-cell office:value-type="float" office:value="0.08122884" calcext:value-type="float">
            <text:p>0.08122884</text:p>
          </table:table-cell>
          <table:table-cell office:value-type="float" office:value="7.049644" calcext:value-type="float">
            <text:p>7.04964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101149" calcext:value-type="float">
            <text:p>2.101149</text:p>
          </table:table-cell>
          <table:table-cell office:value-type="float" office:value="-0.1479961" calcext:value-type="float">
            <text:p>-0.1479961</text:p>
          </table:table-cell>
          <table:table-cell office:value-type="float" office:value="-0.02170689" calcext:value-type="float">
            <text:p>-0.02170689</text:p>
          </table:table-cell>
          <table:table-cell office:value-type="float" office:value="0.000009541996" calcext:value-type="float">
            <text:p>9.541996E-06</text:p>
          </table:table-cell>
          <table:table-cell office:value-type="float" office:value="11.05164" calcext:value-type="float">
            <text:p>11.05164</text:p>
          </table:table-cell>
          <table:table-cell office:value-type="float" office:value="0.4451894" calcext:value-type="float">
            <text:p>0.4451894</text:p>
          </table:table-cell>
          <table:table-cell office:value-type="float" office:value="0.06568656" calcext:value-type="float">
            <text:p>0.06568656</text:p>
          </table:table-cell>
          <table:table-cell office:value-type="float" office:value="0.05195557" calcext:value-type="float">
            <text:p>0.05195557</text:p>
          </table:table-cell>
          <table:table-cell office:value-type="float" office:value="0.02492405" calcext:value-type="float">
            <text:p>0.02492405</text:p>
          </table:table-cell>
          <table:table-cell office:value-type="float" office:value="0.02204008" calcext:value-type="float">
            <text:p>0.02204008</text:p>
          </table:table-cell>
          <table:table-cell office:value-type="float" office:value="0.01229882" calcext:value-type="float">
            <text:p>0.01229882</text:p>
          </table:table-cell>
          <table:table-cell office:value-type="float" office:value="0.008423728" calcext:value-type="float">
            <text:p>0.008423728</text:p>
          </table:table-cell>
          <table:table-cell office:value-type="float" office:value="0.0222025" calcext:value-type="float">
            <text:p>0.0222025</text:p>
          </table:table-cell>
          <table:table-cell office:value-type="float" office:value="0.01967634" calcext:value-type="float">
            <text:p>0.01967634</text:p>
          </table:table-cell>
          <table:table-cell office:value-type="float" office:value="0.01914914" calcext:value-type="float">
            <text:p>0.01914914</text:p>
          </table:table-cell>
          <table:table-cell office:value-type="float" office:value="0.0190418" calcext:value-type="float">
            <text:p>0.0190418</text:p>
          </table:table-cell>
          <table:table-cell office:value-type="float" office:value="0.0330223" calcext:value-type="float">
            <text:p>0.0330223</text:p>
          </table:table-cell>
          <table:table-cell office:value-type="float" office:value="0.005481699" calcext:value-type="float">
            <text:p>0.005481699</text:p>
          </table:table-cell>
          <table:table-cell office:value-type="float" office:value="0.005721425" calcext:value-type="float">
            <text:p>0.005721425</text:p>
          </table:table-cell>
          <table:table-cell office:value-type="float" office:value="0" calcext:value-type="float">
            <text:p>0</text:p>
          </table:table-cell>
          <table:table-cell office:value-type="float" office:value="14.06842" calcext:value-type="float">
            <text:p>14.06842</text:p>
          </table:table-cell>
          <table:table-cell office:value-type="float" office:value="17.38421" calcext:value-type="float">
            <text:p>17.38421</text:p>
          </table:table-cell>
          <table:table-cell office:value-type="float" office:value="19.93546" calcext:value-type="float">
            <text:p>19.93546</text:p>
          </table:table-cell>
          <table:table-cell office:value-type="float" office:value="15.68727" calcext:value-type="float">
            <text:p>15.68727</text:p>
          </table:table-cell>
          <table:table-cell office:value-type="float" office:value="11.45224" calcext:value-type="float">
            <text:p>11.45224</text:p>
          </table:table-cell>
          <table:table-cell office:value-type="float" office:value="1.397203" calcext:value-type="float">
            <text:p>1.397203</text:p>
          </table:table-cell>
          <table:table-cell office:value-type="float" office:value="1.19024" calcext:value-type="float">
            <text:p>1.19024</text:p>
          </table:table-cell>
          <table:table-cell office:value-type="float" office:value="3.848204" calcext:value-type="float">
            <text:p>3.848204</text:p>
          </table:table-cell>
          <table:table-cell office:value-type="float" office:value="2.855993" calcext:value-type="float">
            <text:p>2.855993</text:p>
          </table:table-cell>
          <table:table-cell office:value-type="float" office:value="0.7334672" calcext:value-type="float">
            <text:p>0.7334672</text:p>
          </table:table-cell>
          <table:table-cell office:value-type="float" office:value="0.1426022" calcext:value-type="float">
            <text:p>0.1426022</text:p>
          </table:table-cell>
          <table:table-cell office:value-type="float" office:value="0.1780836" calcext:value-type="float">
            <text:p>0.1780836</text:p>
          </table:table-cell>
          <table:table-cell office:value-type="float" office:value="0.3118897" calcext:value-type="float">
            <text:p>0.3118897</text:p>
          </table:table-cell>
          <table:table-cell office:value-type="float" office:value="0.3595241" calcext:value-type="float">
            <text:p>0.3595241</text:p>
          </table:table-cell>
          <table:table-cell office:value-type="float" office:value="0" calcext:value-type="float">
            <text:p>0</text:p>
          </table:table-cell>
          <table:table-cell office:value-type="float" office:value="153.228" calcext:value-type="float">
            <text:p>153.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299" calcext:value-type="float">
            <text:p>-0.307929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12.933" calcext:value-type="float">
            <text:p>12.933</text:p>
          </table:table-cell>
          <table:table-cell office:value-type="float" office:value="1088.417" calcext:value-type="float">
            <text:p>1088.417</text:p>
          </table:table-cell>
          <table:table-cell office:value-type="float" office:value="8.97" calcext:value-type="float">
            <text:p>8.97</text:p>
          </table:table-cell>
          <table:table-cell office:value-type="float" office:value="-29.20189" calcext:value-type="float">
            <text:p>-29.20189</text:p>
          </table:table-cell>
          <table:table-cell office:value-type="float" office:value="0.07935105" calcext:value-type="float">
            <text:p>0.07935105</text:p>
          </table:table-cell>
          <table:table-cell office:value-type="float" office:value="7.095717" calcext:value-type="float">
            <text:p>7.09571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101149" calcext:value-type="float">
            <text:p>2.101149</text:p>
          </table:table-cell>
          <table:table-cell office:value-type="float" office:value="-0.1480377" calcext:value-type="float">
            <text:p>-0.1480377</text:p>
          </table:table-cell>
          <table:table-cell office:value-type="float" office:value="-0.02169388" calcext:value-type="float">
            <text:p>-0.02169388</text:p>
          </table:table-cell>
          <table:table-cell office:value-type="float" office:value="0.000009542023" calcext:value-type="float">
            <text:p>9.542023E-06</text:p>
          </table:table-cell>
          <table:table-cell office:value-type="float" office:value="11.07123" calcext:value-type="float">
            <text:p>11.07123</text:p>
          </table:table-cell>
          <table:table-cell office:value-type="float" office:value="0.3125607" calcext:value-type="float">
            <text:p>0.3125607</text:p>
          </table:table-cell>
          <table:table-cell office:value-type="float" office:value="0.06041257" calcext:value-type="float">
            <text:p>0.06041257</text:p>
          </table:table-cell>
          <table:table-cell office:value-type="float" office:value="0.05159459" calcext:value-type="float">
            <text:p>0.05159459</text:p>
          </table:table-cell>
          <table:table-cell office:value-type="float" office:value="0.02511159" calcext:value-type="float">
            <text:p>0.02511159</text:p>
          </table:table-cell>
          <table:table-cell office:value-type="float" office:value="0.02227182" calcext:value-type="float">
            <text:p>0.02227182</text:p>
          </table:table-cell>
          <table:table-cell office:value-type="float" office:value="0.01226406" calcext:value-type="float">
            <text:p>0.01226406</text:p>
          </table:table-cell>
          <table:table-cell office:value-type="float" office:value="0.008397833" calcext:value-type="float">
            <text:p>0.008397833</text:p>
          </table:table-cell>
          <table:table-cell office:value-type="float" office:value="0.02219928" calcext:value-type="float">
            <text:p>0.02219928</text:p>
          </table:table-cell>
          <table:table-cell office:value-type="float" office:value="0.01967261" calcext:value-type="float">
            <text:p>0.01967261</text:p>
          </table:table-cell>
          <table:table-cell office:value-type="float" office:value="0.01917944" calcext:value-type="float">
            <text:p>0.01917944</text:p>
          </table:table-cell>
          <table:table-cell office:value-type="float" office:value="0.01906701" calcext:value-type="float">
            <text:p>0.01906701</text:p>
          </table:table-cell>
          <table:table-cell office:value-type="float" office:value="0.03293424" calcext:value-type="float">
            <text:p>0.03293424</text:p>
          </table:table-cell>
          <table:table-cell office:value-type="float" office:value="0.00547492" calcext:value-type="float">
            <text:p>0.00547492</text:p>
          </table:table-cell>
          <table:table-cell office:value-type="float" office:value="0.005718904" calcext:value-type="float">
            <text:p>0.005718904</text:p>
          </table:table-cell>
          <table:table-cell office:value-type="float" office:value="0" calcext:value-type="float">
            <text:p>0</text:p>
          </table:table-cell>
          <table:table-cell office:value-type="float" office:value="15.96745" calcext:value-type="float">
            <text:p>15.96745</text:p>
          </table:table-cell>
          <table:table-cell office:value-type="float" office:value="16.93896" calcext:value-type="float">
            <text:p>16.93896</text:p>
          </table:table-cell>
          <table:table-cell office:value-type="float" office:value="19.49628" calcext:value-type="float">
            <text:p>19.49628</text:p>
          </table:table-cell>
          <table:table-cell office:value-type="float" office:value="16.22335" calcext:value-type="float">
            <text:p>16.22335</text:p>
          </table:table-cell>
          <table:table-cell office:value-type="float" office:value="12.17317" calcext:value-type="float">
            <text:p>12.17317</text:p>
          </table:table-cell>
          <table:table-cell office:value-type="float" office:value="1.437196" calcext:value-type="float">
            <text:p>1.437196</text:p>
          </table:table-cell>
          <table:table-cell office:value-type="float" office:value="1.19948" calcext:value-type="float">
            <text:p>1.19948</text:p>
          </table:table-cell>
          <table:table-cell office:value-type="float" office:value="3.860368" calcext:value-type="float">
            <text:p>3.860368</text:p>
          </table:table-cell>
          <table:table-cell office:value-type="float" office:value="2.863709" calcext:value-type="float">
            <text:p>2.863709</text:p>
          </table:table-cell>
          <table:table-cell office:value-type="float" office:value="0.7384577" calcext:value-type="float">
            <text:p>0.7384577</text:p>
          </table:table-cell>
          <table:table-cell office:value-type="float" office:value="0.1450937" calcext:value-type="float">
            <text:p>0.1450937</text:p>
          </table:table-cell>
          <table:table-cell office:value-type="float" office:value="0.1813966" calcext:value-type="float">
            <text:p>0.1813966</text:p>
          </table:table-cell>
          <table:table-cell office:value-type="float" office:value="0.3111968" calcext:value-type="float">
            <text:p>0.3111968</text:p>
          </table:table-cell>
          <table:table-cell office:value-type="float" office:value="0.3596153" calcext:value-type="float">
            <text:p>0.3596153</text:p>
          </table:table-cell>
          <table:table-cell office:value-type="float" office:value="0" calcext:value-type="float">
            <text:p>0</text:p>
          </table:table-cell>
          <table:table-cell office:value-type="float" office:value="145.4728" calcext:value-type="float">
            <text:p>145.4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334" calcext:value-type="float">
            <text:p>-0.30793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12.90742" calcext:value-type="float">
            <text:p>12.90742</text:p>
          </table:table-cell>
          <table:table-cell office:value-type="float" office:value="1088.393" calcext:value-type="float">
            <text:p>1088.393</text:p>
          </table:table-cell>
          <table:table-cell office:value-type="float" office:value="8.97" calcext:value-type="float">
            <text:p>8.97</text:p>
          </table:table-cell>
          <table:table-cell office:value-type="float" office:value="-29.1946" calcext:value-type="float">
            <text:p>-29.1946</text:p>
          </table:table-cell>
          <table:table-cell office:value-type="float" office:value="0.08235028" calcext:value-type="float">
            <text:p>0.08235028</text:p>
          </table:table-cell>
          <table:table-cell office:value-type="float" office:value="7.143888" calcext:value-type="float">
            <text:p>7.14388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100573" calcext:value-type="float">
            <text:p>2.100573</text:p>
          </table:table-cell>
          <table:table-cell office:value-type="float" office:value="-0.1480598" calcext:value-type="float">
            <text:p>-0.1480598</text:p>
          </table:table-cell>
          <table:table-cell office:value-type="float" office:value="-0.02167325" calcext:value-type="float">
            <text:p>-0.02167325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7386" calcext:value-type="float">
            <text:p>11.07386</text:p>
          </table:table-cell>
          <table:table-cell office:value-type="float" office:value="0.5134181" calcext:value-type="float">
            <text:p>0.5134181</text:p>
          </table:table-cell>
          <table:table-cell office:value-type="float" office:value="0.05903784" calcext:value-type="float">
            <text:p>0.05903784</text:p>
          </table:table-cell>
          <table:table-cell office:value-type="float" office:value="0.05157177" calcext:value-type="float">
            <text:p>0.05157177</text:p>
          </table:table-cell>
          <table:table-cell office:value-type="float" office:value="0.02524545" calcext:value-type="float">
            <text:p>0.02524545</text:p>
          </table:table-cell>
          <table:table-cell office:value-type="float" office:value="0.02253554" calcext:value-type="float">
            <text:p>0.02253554</text:p>
          </table:table-cell>
          <table:table-cell office:value-type="float" office:value="0.01220774" calcext:value-type="float">
            <text:p>0.01220774</text:p>
          </table:table-cell>
          <table:table-cell office:value-type="float" office:value="0.008365372" calcext:value-type="float">
            <text:p>0.008365372</text:p>
          </table:table-cell>
          <table:table-cell office:value-type="float" office:value="0.02218945" calcext:value-type="float">
            <text:p>0.02218945</text:p>
          </table:table-cell>
          <table:table-cell office:value-type="float" office:value="0.01967281" calcext:value-type="float">
            <text:p>0.01967281</text:p>
          </table:table-cell>
          <table:table-cell office:value-type="float" office:value="0.01921058" calcext:value-type="float">
            <text:p>0.01921058</text:p>
          </table:table-cell>
          <table:table-cell office:value-type="float" office:value="0.01909417" calcext:value-type="float">
            <text:p>0.01909417</text:p>
          </table:table-cell>
          <table:table-cell office:value-type="float" office:value="0.03284509" calcext:value-type="float">
            <text:p>0.03284509</text:p>
          </table:table-cell>
          <table:table-cell office:value-type="float" office:value="0.005472905" calcext:value-type="float">
            <text:p>0.005472905</text:p>
          </table:table-cell>
          <table:table-cell office:value-type="float" office:value="0.005711694" calcext:value-type="float">
            <text:p>0.005711694</text:p>
          </table:table-cell>
          <table:table-cell office:value-type="float" office:value="0" calcext:value-type="float">
            <text:p>0</text:p>
          </table:table-cell>
          <table:table-cell office:value-type="float" office:value="15.39314" calcext:value-type="float">
            <text:p>15.39314</text:p>
          </table:table-cell>
          <table:table-cell office:value-type="float" office:value="17.43084" calcext:value-type="float">
            <text:p>17.43084</text:p>
          </table:table-cell>
          <table:table-cell office:value-type="float" office:value="19.20338" calcext:value-type="float">
            <text:p>19.20338</text:p>
          </table:table-cell>
          <table:table-cell office:value-type="float" office:value="16.43858" calcext:value-type="float">
            <text:p>16.43858</text:p>
          </table:table-cell>
          <table:table-cell office:value-type="float" office:value="12.77681" calcext:value-type="float">
            <text:p>12.77681</text:p>
          </table:table-cell>
          <table:table-cell office:value-type="float" office:value="1.482109" calcext:value-type="float">
            <text:p>1.482109</text:p>
          </table:table-cell>
          <table:table-cell office:value-type="float" office:value="1.208956" calcext:value-type="float">
            <text:p>1.208956</text:p>
          </table:table-cell>
          <table:table-cell office:value-type="float" office:value="3.872394" calcext:value-type="float">
            <text:p>3.872394</text:p>
          </table:table-cell>
          <table:table-cell office:value-type="float" office:value="2.871272" calcext:value-type="float">
            <text:p>2.871272</text:p>
          </table:table-cell>
          <table:table-cell office:value-type="float" office:value="0.7433915" calcext:value-type="float">
            <text:p>0.7433915</text:p>
          </table:table-cell>
          <table:table-cell office:value-type="float" office:value="0.1476052" calcext:value-type="float">
            <text:p>0.1476052</text:p>
          </table:table-cell>
          <table:table-cell office:value-type="float" office:value="0.1846934" calcext:value-type="float">
            <text:p>0.1846934</text:p>
          </table:table-cell>
          <table:table-cell office:value-type="float" office:value="0.3119636" calcext:value-type="float">
            <text:p>0.3119636</text:p>
          </table:table-cell>
          <table:table-cell office:value-type="float" office:value="0.3592209" calcext:value-type="float">
            <text:p>0.3592209</text:p>
          </table:table-cell>
          <table:table-cell office:value-type="float" office:value="0" calcext:value-type="float">
            <text:p>0</text:p>
          </table:table-cell>
          <table:table-cell office:value-type="float" office:value="176.1416" calcext:value-type="float">
            <text:p>176.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363" calcext:value-type="float">
            <text:p>-0.307936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12.88309" calcext:value-type="float">
            <text:p>12.88309</text:p>
          </table:table-cell>
          <table:table-cell office:value-type="float" office:value="1088.369" calcext:value-type="float">
            <text:p>1088.369</text:p>
          </table:table-cell>
          <table:table-cell office:value-type="float" office:value="8.97" calcext:value-type="float">
            <text:p>8.97</text:p>
          </table:table-cell>
          <table:table-cell office:value-type="float" office:value="-29.18703" calcext:value-type="float">
            <text:p>-29.18703</text:p>
          </table:table-cell>
          <table:table-cell office:value-type="float" office:value="0.08822544" calcext:value-type="float">
            <text:p>0.08822544</text:p>
          </table:table-cell>
          <table:table-cell office:value-type="float" office:value="7.187465" calcext:value-type="float">
            <text:p>7.187465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100573" calcext:value-type="float">
            <text:p>2.100573</text:p>
          </table:table-cell>
          <table:table-cell office:value-type="float" office:value="-0.1480782" calcext:value-type="float">
            <text:p>-0.1480782</text:p>
          </table:table-cell>
          <table:table-cell office:value-type="float" office:value="-0.02165297" calcext:value-type="float">
            <text:p>-0.02165297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6389" calcext:value-type="float">
            <text:p>11.06389</text:p>
          </table:table-cell>
          <table:table-cell office:value-type="float" office:value="0.9646785" calcext:value-type="float">
            <text:p>0.9646785</text:p>
          </table:table-cell>
          <table:table-cell office:value-type="float" office:value="0.05829743" calcext:value-type="float">
            <text:p>0.05829743</text:p>
          </table:table-cell>
          <table:table-cell office:value-type="float" office:value="0.0513574" calcext:value-type="float">
            <text:p>0.0513574</text:p>
          </table:table-cell>
          <table:table-cell office:value-type="float" office:value="0.02533656" calcext:value-type="float">
            <text:p>0.02533656</text:p>
          </table:table-cell>
          <table:table-cell office:value-type="float" office:value="0.02276769" calcext:value-type="float">
            <text:p>0.02276769</text:p>
          </table:table-cell>
          <table:table-cell office:value-type="float" office:value="0.01219873" calcext:value-type="float">
            <text:p>0.01219873</text:p>
          </table:table-cell>
          <table:table-cell office:value-type="float" office:value="0.008384092" calcext:value-type="float">
            <text:p>0.008384092</text:p>
          </table:table-cell>
          <table:table-cell office:value-type="float" office:value="0.0221944" calcext:value-type="float">
            <text:p>0.0221944</text:p>
          </table:table-cell>
          <table:table-cell office:value-type="float" office:value="0.01967552" calcext:value-type="float">
            <text:p>0.01967552</text:p>
          </table:table-cell>
          <table:table-cell office:value-type="float" office:value="0.01924255" calcext:value-type="float">
            <text:p>0.01924255</text:p>
          </table:table-cell>
          <table:table-cell office:value-type="float" office:value="0.01912356" calcext:value-type="float">
            <text:p>0.01912356</text:p>
          </table:table-cell>
          <table:table-cell office:value-type="float" office:value="0.03275443" calcext:value-type="float">
            <text:p>0.03275443</text:p>
          </table:table-cell>
          <table:table-cell office:value-type="float" office:value="0.00546629" calcext:value-type="float">
            <text:p>0.00546629</text:p>
          </table:table-cell>
          <table:table-cell office:value-type="float" office:value="0.005709146" calcext:value-type="float">
            <text:p>0.005709146</text:p>
          </table:table-cell>
          <table:table-cell office:value-type="float" office:value="0" calcext:value-type="float">
            <text:p>0</text:p>
          </table:table-cell>
          <table:table-cell office:value-type="float" office:value="14.05295" calcext:value-type="float">
            <text:p>14.05295</text:p>
          </table:table-cell>
          <table:table-cell office:value-type="float" office:value="18.04255" calcext:value-type="float">
            <text:p>18.04255</text:p>
          </table:table-cell>
          <table:table-cell office:value-type="float" office:value="19.1052" calcext:value-type="float">
            <text:p>19.1052</text:p>
          </table:table-cell>
          <table:table-cell office:value-type="float" office:value="16.5247" calcext:value-type="float">
            <text:p>16.5247</text:p>
          </table:table-cell>
          <table:table-cell office:value-type="float" office:value="13.2241" calcext:value-type="float">
            <text:p>13.2241</text:p>
          </table:table-cell>
          <table:table-cell office:value-type="float" office:value="1.525698" calcext:value-type="float">
            <text:p>1.525698</text:p>
          </table:table-cell>
          <table:table-cell office:value-type="float" office:value="1.218473" calcext:value-type="float">
            <text:p>1.218473</text:p>
          </table:table-cell>
          <table:table-cell office:value-type="float" office:value="3.884208" calcext:value-type="float">
            <text:p>3.884208</text:p>
          </table:table-cell>
          <table:table-cell office:value-type="float" office:value="2.878754" calcext:value-type="float">
            <text:p>2.878754</text:p>
          </table:table-cell>
          <table:table-cell office:value-type="float" office:value="0.7482728" calcext:value-type="float">
            <text:p>0.7482728</text:p>
          </table:table-cell>
          <table:table-cell office:value-type="float" office:value="0.1501597" calcext:value-type="float">
            <text:p>0.1501597</text:p>
          </table:table-cell>
          <table:table-cell office:value-type="float" office:value="0.187904" calcext:value-type="float">
            <text:p>0.187904</text:p>
          </table:table-cell>
          <table:table-cell office:value-type="float" office:value="0.3112908" calcext:value-type="float">
            <text:p>0.3112908</text:p>
          </table:table-cell>
          <table:table-cell office:value-type="float" office:value="0.3592982" calcext:value-type="float">
            <text:p>0.3592982</text:p>
          </table:table-cell>
          <table:table-cell office:value-type="float" office:value="0" calcext:value-type="float">
            <text:p>0</text:p>
          </table:table-cell>
          <table:table-cell office:value-type="float" office:value="215.9014" calcext:value-type="float">
            <text:p>215.9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391" calcext:value-type="float">
            <text:p>-0.307939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12.85483" calcext:value-type="float">
            <text:p>12.85483</text:p>
          </table:table-cell>
          <table:table-cell office:value-type="float" office:value="1088.344" calcext:value-type="float">
            <text:p>1088.344</text:p>
          </table:table-cell>
          <table:table-cell office:value-type="float" office:value="8.97" calcext:value-type="float">
            <text:p>8.97</text:p>
          </table:table-cell>
          <table:table-cell office:value-type="float" office:value="-29.17993" calcext:value-type="float">
            <text:p>-29.17993</text:p>
          </table:table-cell>
          <table:table-cell office:value-type="float" office:value="0.09423901" calcext:value-type="float">
            <text:p>0.09423901</text:p>
          </table:table-cell>
          <table:table-cell office:value-type="float" office:value="7.23623" calcext:value-type="float">
            <text:p>7.2362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9848" calcext:value-type="float">
            <text:p>2.099848</text:p>
          </table:table-cell>
          <table:table-cell office:value-type="float" office:value="-0.1480992" calcext:value-type="float">
            <text:p>-0.1480992</text:p>
          </table:table-cell>
          <table:table-cell office:value-type="float" office:value="-0.02163441" calcext:value-type="float">
            <text:p>-0.02163441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5349" calcext:value-type="float">
            <text:p>11.05349</text:p>
          </table:table-cell>
          <table:table-cell office:value-type="float" office:value="1.429814" calcext:value-type="float">
            <text:p>1.429814</text:p>
          </table:table-cell>
          <table:table-cell office:value-type="float" office:value="0.05788218" calcext:value-type="float">
            <text:p>0.05788218</text:p>
          </table:table-cell>
          <table:table-cell office:value-type="float" office:value="0.05103642" calcext:value-type="float">
            <text:p>0.05103642</text:p>
          </table:table-cell>
          <table:table-cell office:value-type="float" office:value="0.02536076" calcext:value-type="float">
            <text:p>0.02536076</text:p>
          </table:table-cell>
          <table:table-cell office:value-type="float" office:value="0.02290353" calcext:value-type="float">
            <text:p>0.02290353</text:p>
          </table:table-cell>
          <table:table-cell office:value-type="float" office:value="0.01213169" calcext:value-type="float">
            <text:p>0.01213169</text:p>
          </table:table-cell>
          <table:table-cell office:value-type="float" office:value="0.008369721" calcext:value-type="float">
            <text:p>0.008369721</text:p>
          </table:table-cell>
          <table:table-cell office:value-type="float" office:value="0.02218811" calcext:value-type="float">
            <text:p>0.02218811</text:p>
          </table:table-cell>
          <table:table-cell office:value-type="float" office:value="0.01967888" calcext:value-type="float">
            <text:p>0.01967888</text:p>
          </table:table-cell>
          <table:table-cell office:value-type="float" office:value="0.01927496" calcext:value-type="float">
            <text:p>0.01927496</text:p>
          </table:table-cell>
          <table:table-cell office:value-type="float" office:value="0.01915285" calcext:value-type="float">
            <text:p>0.01915285</text:p>
          </table:table-cell>
          <table:table-cell office:value-type="float" office:value="0.03266472" calcext:value-type="float">
            <text:p>0.03266472</text:p>
          </table:table-cell>
          <table:table-cell office:value-type="float" office:value="0.005484754" calcext:value-type="float">
            <text:p>0.005484754</text:p>
          </table:table-cell>
          <table:table-cell office:value-type="float" office:value="0.005681601" calcext:value-type="float">
            <text:p>0.005681601</text:p>
          </table:table-cell>
          <table:table-cell office:value-type="float" office:value="0" calcext:value-type="float">
            <text:p>0</text:p>
          </table:table-cell>
          <table:table-cell office:value-type="float" office:value="12.97839" calcext:value-type="float">
            <text:p>12.97839</text:p>
          </table:table-cell>
          <table:table-cell office:value-type="float" office:value="18.64862" calcext:value-type="float">
            <text:p>18.64862</text:p>
          </table:table-cell>
          <table:table-cell office:value-type="float" office:value="19.16568" calcext:value-type="float">
            <text:p>19.16568</text:p>
          </table:table-cell>
          <table:table-cell office:value-type="float" office:value="16.59677" calcext:value-type="float">
            <text:p>16.59677</text:p>
          </table:table-cell>
          <table:table-cell office:value-type="float" office:value="13.47779" calcext:value-type="float">
            <text:p>13.47779</text:p>
          </table:table-cell>
          <table:table-cell office:value-type="float" office:value="1.56994" calcext:value-type="float">
            <text:p>1.56994</text:p>
          </table:table-cell>
          <table:table-cell office:value-type="float" office:value="1.228637" calcext:value-type="float">
            <text:p>1.228637</text:p>
          </table:table-cell>
          <table:table-cell office:value-type="float" office:value="3.895844" calcext:value-type="float">
            <text:p>3.895844</text:p>
          </table:table-cell>
          <table:table-cell office:value-type="float" office:value="2.886135" calcext:value-type="float">
            <text:p>2.886135</text:p>
          </table:table-cell>
          <table:table-cell office:value-type="float" office:value="0.7531053" calcext:value-type="float">
            <text:p>0.7531053</text:p>
          </table:table-cell>
          <table:table-cell office:value-type="float" office:value="0.152688" calcext:value-type="float">
            <text:p>0.152688</text:p>
          </table:table-cell>
          <table:table-cell office:value-type="float" office:value="0.1913666" calcext:value-type="float">
            <text:p>0.1913666</text:p>
          </table:table-cell>
          <table:table-cell office:value-type="float" office:value="0.3183049" calcext:value-type="float">
            <text:p>0.3183049</text:p>
          </table:table-cell>
          <table:table-cell office:value-type="float" office:value="0.3526741" calcext:value-type="float">
            <text:p>0.3526741</text:p>
          </table:table-cell>
          <table:table-cell office:value-type="float" office:value="0" calcext:value-type="float">
            <text:p>0</text:p>
          </table:table-cell>
          <table:table-cell office:value-type="float" office:value="256.0258" calcext:value-type="float">
            <text:p>256.0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425" calcext:value-type="float">
            <text:p>-0.30794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12.83145" calcext:value-type="float">
            <text:p>12.83145</text:p>
          </table:table-cell>
          <table:table-cell office:value-type="float" office:value="1088.32" calcext:value-type="float">
            <text:p>1088.32</text:p>
          </table:table-cell>
          <table:table-cell office:value-type="float" office:value="8.97" calcext:value-type="float">
            <text:p>8.97</text:p>
          </table:table-cell>
          <table:table-cell office:value-type="float" office:value="-29.17309" calcext:value-type="float">
            <text:p>-29.17309</text:p>
          </table:table-cell>
          <table:table-cell office:value-type="float" office:value="0.09819147" calcext:value-type="float">
            <text:p>0.09819147</text:p>
          </table:table-cell>
          <table:table-cell office:value-type="float" office:value="7.281951" calcext:value-type="float">
            <text:p>7.281951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9012" calcext:value-type="float">
            <text:p>2.099012</text:p>
          </table:table-cell>
          <table:table-cell office:value-type="float" office:value="-0.1481151" calcext:value-type="float">
            <text:p>-0.1481151</text:p>
          </table:table-cell>
          <table:table-cell office:value-type="float" office:value="-0.02161531" calcext:value-type="float">
            <text:p>-0.02161531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459" calcext:value-type="float">
            <text:p>11.0459</text:p>
          </table:table-cell>
          <table:table-cell office:value-type="float" office:value="1.732486" calcext:value-type="float">
            <text:p>1.732486</text:p>
          </table:table-cell>
          <table:table-cell office:value-type="float" office:value="0.05838517" calcext:value-type="float">
            <text:p>0.05838517</text:p>
          </table:table-cell>
          <table:table-cell office:value-type="float" office:value="0.05113602" calcext:value-type="float">
            <text:p>0.05113602</text:p>
          </table:table-cell>
          <table:table-cell office:value-type="float" office:value="0.02541073" calcext:value-type="float">
            <text:p>0.02541073</text:p>
          </table:table-cell>
          <table:table-cell office:value-type="float" office:value="0.02302708" calcext:value-type="float">
            <text:p>0.02302708</text:p>
          </table:table-cell>
          <table:table-cell office:value-type="float" office:value="0.01210344" calcext:value-type="float">
            <text:p>0.01210344</text:p>
          </table:table-cell>
          <table:table-cell office:value-type="float" office:value="0.008371807" calcext:value-type="float">
            <text:p>0.008371807</text:p>
          </table:table-cell>
          <table:table-cell office:value-type="float" office:value="0.02218033" calcext:value-type="float">
            <text:p>0.02218033</text:p>
          </table:table-cell>
          <table:table-cell office:value-type="float" office:value="0.0196798" calcext:value-type="float">
            <text:p>0.0196798</text:p>
          </table:table-cell>
          <table:table-cell office:value-type="float" office:value="0.01930733" calcext:value-type="float">
            <text:p>0.01930733</text:p>
          </table:table-cell>
          <table:table-cell office:value-type="float" office:value="0.01918253" calcext:value-type="float">
            <text:p>0.01918253</text:p>
          </table:table-cell>
          <table:table-cell office:value-type="float" office:value="0.03257659" calcext:value-type="float">
            <text:p>0.03257659</text:p>
          </table:table-cell>
          <table:table-cell office:value-type="float" office:value="0.005472575" calcext:value-type="float">
            <text:p>0.005472575</text:p>
          </table:table-cell>
          <table:table-cell office:value-type="float" office:value="0.00568486" calcext:value-type="float">
            <text:p>0.00568486</text:p>
          </table:table-cell>
          <table:table-cell office:value-type="float" office:value="0" calcext:value-type="float">
            <text:p>0</text:p>
          </table:table-cell>
          <table:table-cell office:value-type="float" office:value="12.20818" calcext:value-type="float">
            <text:p>12.20818</text:p>
          </table:table-cell>
          <table:table-cell office:value-type="float" office:value="19.15547" calcext:value-type="float">
            <text:p>19.15547</text:p>
          </table:table-cell>
          <table:table-cell office:value-type="float" office:value="19.26497" calcext:value-type="float">
            <text:p>19.26497</text:p>
          </table:table-cell>
          <table:table-cell office:value-type="float" office:value="16.64668" calcext:value-type="float">
            <text:p>16.64668</text:p>
          </table:table-cell>
          <table:table-cell office:value-type="float" office:value="13.63157" calcext:value-type="float">
            <text:p>13.63157</text:p>
          </table:table-cell>
          <table:table-cell office:value-type="float" office:value="1.613397" calcext:value-type="float">
            <text:p>1.613397</text:p>
          </table:table-cell>
          <table:table-cell office:value-type="float" office:value="1.239076" calcext:value-type="float">
            <text:p>1.239076</text:p>
          </table:table-cell>
          <table:table-cell office:value-type="float" office:value="3.907517" calcext:value-type="float">
            <text:p>3.907517</text:p>
          </table:table-cell>
          <table:table-cell office:value-type="float" office:value="2.89347" calcext:value-type="float">
            <text:p>2.89347</text:p>
          </table:table-cell>
          <table:table-cell office:value-type="float" office:value="0.7578939" calcext:value-type="float">
            <text:p>0.7578939</text:p>
          </table:table-cell>
          <table:table-cell office:value-type="float" office:value="0.1551973" calcext:value-type="float">
            <text:p>0.1551973</text:p>
          </table:table-cell>
          <table:table-cell office:value-type="float" office:value="0.1947483" calcext:value-type="float">
            <text:p>0.1947483</text:p>
          </table:table-cell>
          <table:table-cell office:value-type="float" office:value="0.3156858" calcext:value-type="float">
            <text:p>0.3156858</text:p>
          </table:table-cell>
          <table:table-cell office:value-type="float" office:value="0.3559651" calcext:value-type="float">
            <text:p>0.3559651</text:p>
          </table:table-cell>
          <table:table-cell office:value-type="float" office:value="0" calcext:value-type="float">
            <text:p>0</text:p>
          </table:table-cell>
          <table:table-cell office:value-type="float" office:value="282.0605" calcext:value-type="float">
            <text:p>282.0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454" calcext:value-type="float">
            <text:p>-0.307945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12.81245" calcext:value-type="float">
            <text:p>12.81245</text:p>
          </table:table-cell>
          <table:table-cell office:value-type="float" office:value="1088.297" calcext:value-type="float">
            <text:p>1088.297</text:p>
          </table:table-cell>
          <table:table-cell office:value-type="float" office:value="8.97" calcext:value-type="float">
            <text:p>8.97</text:p>
          </table:table-cell>
          <table:table-cell office:value-type="float" office:value="-29.16632" calcext:value-type="float">
            <text:p>-29.16632</text:p>
          </table:table-cell>
          <table:table-cell office:value-type="float" office:value="0.1010022" calcext:value-type="float">
            <text:p>0.1010022</text:p>
          </table:table-cell>
          <table:table-cell office:value-type="float" office:value="7.323394" calcext:value-type="float">
            <text:p>7.32339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8211" calcext:value-type="float">
            <text:p>2.098211</text:p>
          </table:table-cell>
          <table:table-cell office:value-type="float" office:value="-0.1481295" calcext:value-type="float">
            <text:p>-0.1481295</text:p>
          </table:table-cell>
          <table:table-cell office:value-type="float" office:value="-0.02159561" calcext:value-type="float">
            <text:p>-0.02159561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3916" calcext:value-type="float">
            <text:p>11.03916</text:p>
          </table:table-cell>
          <table:table-cell office:value-type="float" office:value="1.939851" calcext:value-type="float">
            <text:p>1.939851</text:p>
          </table:table-cell>
          <table:table-cell office:value-type="float" office:value="0.05931835" calcext:value-type="float">
            <text:p>0.05931835</text:p>
          </table:table-cell>
          <table:table-cell office:value-type="float" office:value="0.05148552" calcext:value-type="float">
            <text:p>0.05148552</text:p>
          </table:table-cell>
          <table:table-cell office:value-type="float" office:value="0.0254901" calcext:value-type="float">
            <text:p>0.0254901</text:p>
          </table:table-cell>
          <table:table-cell office:value-type="float" office:value="0.0231307" calcext:value-type="float">
            <text:p>0.0231307</text:p>
          </table:table-cell>
          <table:table-cell office:value-type="float" office:value="0.01211469" calcext:value-type="float">
            <text:p>0.01211469</text:p>
          </table:table-cell>
          <table:table-cell office:value-type="float" office:value="0.008404937" calcext:value-type="float">
            <text:p>0.008404937</text:p>
          </table:table-cell>
          <table:table-cell office:value-type="float" office:value="0.02218647" calcext:value-type="float">
            <text:p>0.02218647</text:p>
          </table:table-cell>
          <table:table-cell office:value-type="float" office:value="0.01968198" calcext:value-type="float">
            <text:p>0.01968198</text:p>
          </table:table-cell>
          <table:table-cell office:value-type="float" office:value="0.0193393" calcext:value-type="float">
            <text:p>0.0193393</text:p>
          </table:table-cell>
          <table:table-cell office:value-type="float" office:value="0.01921257" calcext:value-type="float">
            <text:p>0.01921257</text:p>
          </table:table-cell>
          <table:table-cell office:value-type="float" office:value="0.03248914" calcext:value-type="float">
            <text:p>0.03248914</text:p>
          </table:table-cell>
          <table:table-cell office:value-type="float" office:value="0.005462524" calcext:value-type="float">
            <text:p>0.005462524</text:p>
          </table:table-cell>
          <table:table-cell office:value-type="float" office:value="0.005685873" calcext:value-type="float">
            <text:p>0.005685873</text:p>
          </table:table-cell>
          <table:table-cell office:value-type="float" office:value="0" calcext:value-type="float">
            <text:p>0</text:p>
          </table:table-cell>
          <table:table-cell office:value-type="float" office:value="11.65843" calcext:value-type="float">
            <text:p>11.65843</text:p>
          </table:table-cell>
          <table:table-cell office:value-type="float" office:value="19.56043" calcext:value-type="float">
            <text:p>19.56043</text:p>
          </table:table-cell>
          <table:table-cell office:value-type="float" office:value="19.37537" calcext:value-type="float">
            <text:p>19.37537</text:p>
          </table:table-cell>
          <table:table-cell office:value-type="float" office:value="16.67715" calcext:value-type="float">
            <text:p>16.67715</text:p>
          </table:table-cell>
          <table:table-cell office:value-type="float" office:value="13.72043" calcext:value-type="float">
            <text:p>13.72043</text:p>
          </table:table-cell>
          <table:table-cell office:value-type="float" office:value="1.658823" calcext:value-type="float">
            <text:p>1.658823</text:p>
          </table:table-cell>
          <table:table-cell office:value-type="float" office:value="1.248757" calcext:value-type="float">
            <text:p>1.248757</text:p>
          </table:table-cell>
          <table:table-cell office:value-type="float" office:value="3.918868" calcext:value-type="float">
            <text:p>3.918868</text:p>
          </table:table-cell>
          <table:table-cell office:value-type="float" office:value="2.900747" calcext:value-type="float">
            <text:p>2.900747</text:p>
          </table:table-cell>
          <table:table-cell office:value-type="float" office:value="0.7626457" calcext:value-type="float">
            <text:p>0.7626457</text:p>
          </table:table-cell>
          <table:table-cell office:value-type="float" office:value="0.1576854" calcext:value-type="float">
            <text:p>0.1576854</text:p>
          </table:table-cell>
          <table:table-cell office:value-type="float" office:value="0.1980011" calcext:value-type="float">
            <text:p>0.1980011</text:p>
          </table:table-cell>
          <table:table-cell office:value-type="float" office:value="0.3138156" calcext:value-type="float">
            <text:p>0.3138156</text:p>
          </table:table-cell>
          <table:table-cell office:value-type="float" office:value="0.3585613" calcext:value-type="float">
            <text:p>0.3585613</text:p>
          </table:table-cell>
          <table:table-cell office:value-type="float" office:value="0" calcext:value-type="float">
            <text:p>0</text:p>
          </table:table-cell>
          <table:table-cell office:value-type="float" office:value="301.5766" calcext:value-type="float">
            <text:p>301.5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482" calcext:value-type="float">
            <text:p>-0.30794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12.79934" calcext:value-type="float">
            <text:p>12.79934</text:p>
          </table:table-cell>
          <table:table-cell office:value-type="float" office:value="1088.277" calcext:value-type="float">
            <text:p>1088.277</text:p>
          </table:table-cell>
          <table:table-cell office:value-type="float" office:value="8.97" calcext:value-type="float">
            <text:p>8.97</text:p>
          </table:table-cell>
          <table:table-cell office:value-type="float" office:value="-29.15957" calcext:value-type="float">
            <text:p>-29.15957</text:p>
          </table:table-cell>
          <table:table-cell office:value-type="float" office:value="0.1022901" calcext:value-type="float">
            <text:p>0.1022901</text:p>
          </table:table-cell>
          <table:table-cell office:value-type="float" office:value="7.358178" calcext:value-type="float">
            <text:p>7.35817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8192" calcext:value-type="float">
            <text:p>2.098192</text:p>
          </table:table-cell>
          <table:table-cell office:value-type="float" office:value="-0.1481394" calcext:value-type="float">
            <text:p>-0.1481394</text:p>
          </table:table-cell>
          <table:table-cell office:value-type="float" office:value="-0.02157494" calcext:value-type="float">
            <text:p>-0.02157494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3477" calcext:value-type="float">
            <text:p>11.03477</text:p>
          </table:table-cell>
          <table:table-cell office:value-type="float" office:value="2.022148" calcext:value-type="float">
            <text:p>2.022148</text:p>
          </table:table-cell>
          <table:table-cell office:value-type="float" office:value="0.06053966" calcext:value-type="float">
            <text:p>0.06053966</text:p>
          </table:table-cell>
          <table:table-cell office:value-type="float" office:value="0.05213713" calcext:value-type="float">
            <text:p>0.05213713</text:p>
          </table:table-cell>
          <table:table-cell office:value-type="float" office:value="0.02577082" calcext:value-type="float">
            <text:p>0.02577082</text:p>
          </table:table-cell>
          <table:table-cell office:value-type="float" office:value="0.02340255" calcext:value-type="float">
            <text:p>0.02340255</text:p>
          </table:table-cell>
          <table:table-cell office:value-type="float" office:value="0.01217791" calcext:value-type="float">
            <text:p>0.01217791</text:p>
          </table:table-cell>
          <table:table-cell office:value-type="float" office:value="0.008472115" calcext:value-type="float">
            <text:p>0.008472115</text:p>
          </table:table-cell>
          <table:table-cell office:value-type="float" office:value="0.02221314" calcext:value-type="float">
            <text:p>0.02221314</text:p>
          </table:table-cell>
          <table:table-cell office:value-type="float" office:value="0.01968954" calcext:value-type="float">
            <text:p>0.01968954</text:p>
          </table:table-cell>
          <table:table-cell office:value-type="float" office:value="0.01937144" calcext:value-type="float">
            <text:p>0.01937144</text:p>
          </table:table-cell>
          <table:table-cell office:value-type="float" office:value="0.01924285" calcext:value-type="float">
            <text:p>0.01924285</text:p>
          </table:table-cell>
          <table:table-cell office:value-type="float" office:value="0.03240192" calcext:value-type="float">
            <text:p>0.03240192</text:p>
          </table:table-cell>
          <table:table-cell office:value-type="float" office:value="0.005455252" calcext:value-type="float">
            <text:p>0.005455252</text:p>
          </table:table-cell>
          <table:table-cell office:value-type="float" office:value="0.005684359" calcext:value-type="float">
            <text:p>0.005684359</text:p>
          </table:table-cell>
          <table:table-cell office:value-type="float" office:value="0" calcext:value-type="float">
            <text:p>0</text:p>
          </table:table-cell>
          <table:table-cell office:value-type="float" office:value="11.38181" calcext:value-type="float">
            <text:p>11.38181</text:p>
          </table:table-cell>
          <table:table-cell office:value-type="float" office:value="19.83888" calcext:value-type="float">
            <text:p>19.83888</text:p>
          </table:table-cell>
          <table:table-cell office:value-type="float" office:value="19.45859" calcext:value-type="float">
            <text:p>19.45859</text:p>
          </table:table-cell>
          <table:table-cell office:value-type="float" office:value="16.69814" calcext:value-type="float">
            <text:p>16.69814</text:p>
          </table:table-cell>
          <table:table-cell office:value-type="float" office:value="13.77699" calcext:value-type="float">
            <text:p>13.77699</text:p>
          </table:table-cell>
          <table:table-cell office:value-type="float" office:value="1.701743" calcext:value-type="float">
            <text:p>1.701743</text:p>
          </table:table-cell>
          <table:table-cell office:value-type="float" office:value="1.257685" calcext:value-type="float">
            <text:p>1.257685</text:p>
          </table:table-cell>
          <table:table-cell office:value-type="float" office:value="3.929701" calcext:value-type="float">
            <text:p>3.929701</text:p>
          </table:table-cell>
          <table:table-cell office:value-type="float" office:value="2.907832" calcext:value-type="float">
            <text:p>2.907832</text:p>
          </table:table-cell>
          <table:table-cell office:value-type="float" office:value="0.7673573" calcext:value-type="float">
            <text:p>0.7673573</text:p>
          </table:table-cell>
          <table:table-cell office:value-type="float" office:value="0.1601511" calcext:value-type="float">
            <text:p>0.1601511</text:p>
          </table:table-cell>
          <table:table-cell office:value-type="float" office:value="0.2011548" calcext:value-type="float">
            <text:p>0.2011548</text:p>
          </table:table-cell>
          <table:table-cell office:value-type="float" office:value="0.3128526" calcext:value-type="float">
            <text:p>0.3128526</text:p>
          </table:table-cell>
          <table:table-cell office:value-type="float" office:value="0.3589633" calcext:value-type="float">
            <text:p>0.3589633</text:p>
          </table:table-cell>
          <table:table-cell office:value-type="float" office:value="0" calcext:value-type="float">
            <text:p>0</text:p>
          </table:table-cell>
          <table:table-cell office:value-type="float" office:value="311.7032" calcext:value-type="float">
            <text:p>311.7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511" calcext:value-type="float">
            <text:p>-0.30795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12.78469" calcext:value-type="float">
            <text:p>12.78469</text:p>
          </table:table-cell>
          <table:table-cell office:value-type="float" office:value="1088.257" calcext:value-type="float">
            <text:p>1088.257</text:p>
          </table:table-cell>
          <table:table-cell office:value-type="float" office:value="8.97" calcext:value-type="float">
            <text:p>8.97</text:p>
          </table:table-cell>
          <table:table-cell office:value-type="float" office:value="-29.15285" calcext:value-type="float">
            <text:p>-29.15285</text:p>
          </table:table-cell>
          <table:table-cell office:value-type="float" office:value="0.1041515" calcext:value-type="float">
            <text:p>0.1041515</text:p>
          </table:table-cell>
          <table:table-cell office:value-type="float" office:value="7.393517" calcext:value-type="float">
            <text:p>7.39351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8192" calcext:value-type="float">
            <text:p>2.098192</text:p>
          </table:table-cell>
          <table:table-cell office:value-type="float" office:value="-0.1481494" calcext:value-type="float">
            <text:p>-0.1481494</text:p>
          </table:table-cell>
          <table:table-cell office:value-type="float" office:value="-0.02155439" calcext:value-type="float">
            <text:p>-0.02155439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2839" calcext:value-type="float">
            <text:p>11.02839</text:p>
          </table:table-cell>
          <table:table-cell office:value-type="float" office:value="2.153238" calcext:value-type="float">
            <text:p>2.153238</text:p>
          </table:table-cell>
          <table:table-cell office:value-type="float" office:value="0.06087364" calcext:value-type="float">
            <text:p>0.06087364</text:p>
          </table:table-cell>
          <table:table-cell office:value-type="float" office:value="0.05228187" calcext:value-type="float">
            <text:p>0.05228187</text:p>
          </table:table-cell>
          <table:table-cell office:value-type="float" office:value="0.02588539" calcext:value-type="float">
            <text:p>0.02588539</text:p>
          </table:table-cell>
          <table:table-cell office:value-type="float" office:value="0.02351259" calcext:value-type="float">
            <text:p>0.02351259</text:p>
          </table:table-cell>
          <table:table-cell office:value-type="float" office:value="0.01220529" calcext:value-type="float">
            <text:p>0.01220529</text:p>
          </table:table-cell>
          <table:table-cell office:value-type="float" office:value="0.008529746" calcext:value-type="float">
            <text:p>0.008529746</text:p>
          </table:table-cell>
          <table:table-cell office:value-type="float" office:value="0.02224888" calcext:value-type="float">
            <text:p>0.02224888</text:p>
          </table:table-cell>
          <table:table-cell office:value-type="float" office:value="0.01970404" calcext:value-type="float">
            <text:p>0.01970404</text:p>
          </table:table-cell>
          <table:table-cell office:value-type="float" office:value="0.01940462" calcext:value-type="float">
            <text:p>0.01940462</text:p>
          </table:table-cell>
          <table:table-cell office:value-type="float" office:value="0.01927306" calcext:value-type="float">
            <text:p>0.01927306</text:p>
          </table:table-cell>
          <table:table-cell office:value-type="float" office:value="0.03231439" calcext:value-type="float">
            <text:p>0.03231439</text:p>
          </table:table-cell>
          <table:table-cell office:value-type="float" office:value="0.005449252" calcext:value-type="float">
            <text:p>0.005449252</text:p>
          </table:table-cell>
          <table:table-cell office:value-type="float" office:value="0.005681618" calcext:value-type="float">
            <text:p>0.005681618</text:p>
          </table:table-cell>
          <table:table-cell office:value-type="float" office:value="0" calcext:value-type="float">
            <text:p>0</text:p>
          </table:table-cell>
          <table:table-cell office:value-type="float" office:value="11.14297" calcext:value-type="float">
            <text:p>11.14297</text:p>
          </table:table-cell>
          <table:table-cell office:value-type="float" office:value="20.12979" calcext:value-type="float">
            <text:p>20.12979</text:p>
          </table:table-cell>
          <table:table-cell office:value-type="float" office:value="19.56667" calcext:value-type="float">
            <text:p>19.56667</text:p>
          </table:table-cell>
          <table:table-cell office:value-type="float" office:value="16.71915" calcext:value-type="float">
            <text:p>16.71915</text:p>
          </table:table-cell>
          <table:table-cell office:value-type="float" office:value="13.80694" calcext:value-type="float">
            <text:p>13.80694</text:p>
          </table:table-cell>
          <table:table-cell office:value-type="float" office:value="1.742688" calcext:value-type="float">
            <text:p>1.742688</text:p>
          </table:table-cell>
          <table:table-cell office:value-type="float" office:value="1.266098" calcext:value-type="float">
            <text:p>1.266098</text:p>
          </table:table-cell>
          <table:table-cell office:value-type="float" office:value="3.939961" calcext:value-type="float">
            <text:p>3.939961</text:p>
          </table:table-cell>
          <table:table-cell office:value-type="float" office:value="2.914613" calcext:value-type="float">
            <text:p>2.914613</text:p>
          </table:table-cell>
          <table:table-cell office:value-type="float" office:value="0.7720147" calcext:value-type="float">
            <text:p>0.7720147</text:p>
          </table:table-cell>
          <table:table-cell office:value-type="float" office:value="0.1625931" calcext:value-type="float">
            <text:p>0.1625931</text:p>
          </table:table-cell>
          <table:table-cell office:value-type="float" office:value="0.2042583" calcext:value-type="float">
            <text:p>0.2042583</text:p>
          </table:table-cell>
          <table:table-cell office:value-type="float" office:value="0.3122951" calcext:value-type="float">
            <text:p>0.3122951</text:p>
          </table:table-cell>
          <table:table-cell office:value-type="float" office:value="0.3589663" calcext:value-type="float">
            <text:p>0.3589663</text:p>
          </table:table-cell>
          <table:table-cell office:value-type="float" office:value="0" calcext:value-type="float">
            <text:p>0</text:p>
          </table:table-cell>
          <table:table-cell office:value-type="float" office:value="326.3275" calcext:value-type="float">
            <text:p>326.3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54" calcext:value-type="float">
            <text:p>-0.30795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12.7686" calcext:value-type="float">
            <text:p>12.7686</text:p>
          </table:table-cell>
          <table:table-cell office:value-type="float" office:value="1088.237" calcext:value-type="float">
            <text:p>1088.237</text:p>
          </table:table-cell>
          <table:table-cell office:value-type="float" office:value="8.97" calcext:value-type="float">
            <text:p>8.97</text:p>
          </table:table-cell>
          <table:table-cell office:value-type="float" office:value="-29.14626" calcext:value-type="float">
            <text:p>-29.14626</text:p>
          </table:table-cell>
          <table:table-cell office:value-type="float" office:value="0.1063742" calcext:value-type="float">
            <text:p>0.1063742</text:p>
          </table:table-cell>
          <table:table-cell office:value-type="float" office:value="7.429677" calcext:value-type="float">
            <text:p>7.42967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8192" calcext:value-type="float">
            <text:p>2.098192</text:p>
          </table:table-cell>
          <table:table-cell office:value-type="float" office:value="-0.1481605" calcext:value-type="float">
            <text:p>-0.1481605</text:p>
          </table:table-cell>
          <table:table-cell office:value-type="float" office:value="-0.02153447" calcext:value-type="float">
            <text:p>-0.02153447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2069" calcext:value-type="float">
            <text:p>11.02069</text:p>
          </table:table-cell>
          <table:table-cell office:value-type="float" office:value="2.310757" calcext:value-type="float">
            <text:p>2.310757</text:p>
          </table:table-cell>
          <table:table-cell office:value-type="float" office:value="0.06090623" calcext:value-type="float">
            <text:p>0.06090623</text:p>
          </table:table-cell>
          <table:table-cell office:value-type="float" office:value="0.05219334" calcext:value-type="float">
            <text:p>0.05219334</text:p>
          </table:table-cell>
          <table:table-cell office:value-type="float" office:value="0.02594608" calcext:value-type="float">
            <text:p>0.02594608</text:p>
          </table:table-cell>
          <table:table-cell office:value-type="float" office:value="0.02352719" calcext:value-type="float">
            <text:p>0.02352719</text:p>
          </table:table-cell>
          <table:table-cell office:value-type="float" office:value="0.01221069" calcext:value-type="float">
            <text:p>0.01221069</text:p>
          </table:table-cell>
          <table:table-cell office:value-type="float" office:value="0.008565921" calcext:value-type="float">
            <text:p>0.008565921</text:p>
          </table:table-cell>
          <table:table-cell office:value-type="float" office:value="0.02228073" calcext:value-type="float">
            <text:p>0.02228073</text:p>
          </table:table-cell>
          <table:table-cell office:value-type="float" office:value="0.01972181" calcext:value-type="float">
            <text:p>0.01972181</text:p>
          </table:table-cell>
          <table:table-cell office:value-type="float" office:value="0.01943921" calcext:value-type="float">
            <text:p>0.01943921</text:p>
          </table:table-cell>
          <table:table-cell office:value-type="float" office:value="0.01930287" calcext:value-type="float">
            <text:p>0.01930287</text:p>
          </table:table-cell>
          <table:table-cell office:value-type="float" office:value="0.0322269" calcext:value-type="float">
            <text:p>0.0322269</text:p>
          </table:table-cell>
          <table:table-cell office:value-type="float" office:value="0.005443293" calcext:value-type="float">
            <text:p>0.005443293</text:p>
          </table:table-cell>
          <table:table-cell office:value-type="float" office:value="0.005678894" calcext:value-type="float">
            <text:p>0.005678894</text:p>
          </table:table-cell>
          <table:table-cell office:value-type="float" office:value="0" calcext:value-type="float">
            <text:p>0</text:p>
          </table:table-cell>
          <table:table-cell office:value-type="float" office:value="10.89599" calcext:value-type="float">
            <text:p>10.89599</text:p>
          </table:table-cell>
          <table:table-cell office:value-type="float" office:value="20.44002" calcext:value-type="float">
            <text:p>20.44002</text:p>
          </table:table-cell>
          <table:table-cell office:value-type="float" office:value="19.69251" calcext:value-type="float">
            <text:p>19.69251</text:p>
          </table:table-cell>
          <table:table-cell office:value-type="float" office:value="16.73518" calcext:value-type="float">
            <text:p>16.73518</text:p>
          </table:table-cell>
          <table:table-cell office:value-type="float" office:value="13.83602" calcext:value-type="float">
            <text:p>13.83602</text:p>
          </table:table-cell>
          <table:table-cell office:value-type="float" office:value="1.782681" calcext:value-type="float">
            <text:p>1.782681</text:p>
          </table:table-cell>
          <table:table-cell office:value-type="float" office:value="1.27476" calcext:value-type="float">
            <text:p>1.27476</text:p>
          </table:table-cell>
          <table:table-cell office:value-type="float" office:value="3.949797" calcext:value-type="float">
            <text:p>3.949797</text:p>
          </table:table-cell>
          <table:table-cell office:value-type="float" office:value="2.921144" calcext:value-type="float">
            <text:p>2.921144</text:p>
          </table:table-cell>
          <table:table-cell office:value-type="float" office:value="0.7766024" calcext:value-type="float">
            <text:p>0.7766024</text:p>
          </table:table-cell>
          <table:table-cell office:value-type="float" office:value="0.1650098" calcext:value-type="float">
            <text:p>0.1650098</text:p>
          </table:table-cell>
          <table:table-cell office:value-type="float" office:value="0.2073227" calcext:value-type="float">
            <text:p>0.2073227</text:p>
          </table:table-cell>
          <table:table-cell office:value-type="float" office:value="0.3117644" calcext:value-type="float">
            <text:p>0.3117644</text:p>
          </table:table-cell>
          <table:table-cell office:value-type="float" office:value="0.3589693" calcext:value-type="float">
            <text:p>0.3589693</text:p>
          </table:table-cell>
          <table:table-cell office:value-type="float" office:value="0" calcext:value-type="float">
            <text:p>0</text:p>
          </table:table-cell>
          <table:table-cell office:value-type="float" office:value="344.6895" calcext:value-type="float">
            <text:p>344.6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568" calcext:value-type="float">
            <text:p>-0.30795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12.75154" calcext:value-type="float">
            <text:p>12.75154</text:p>
          </table:table-cell>
          <table:table-cell office:value-type="float" office:value="1088.216" calcext:value-type="float">
            <text:p>1088.216</text:p>
          </table:table-cell>
          <table:table-cell office:value-type="float" office:value="8.97" calcext:value-type="float">
            <text:p>8.97</text:p>
          </table:table-cell>
          <table:table-cell office:value-type="float" office:value="-29.1398" calcext:value-type="float">
            <text:p>-29.1398</text:p>
          </table:table-cell>
          <table:table-cell office:value-type="float" office:value="0.1087163" calcext:value-type="float">
            <text:p>0.1087163</text:p>
          </table:table-cell>
          <table:table-cell office:value-type="float" office:value="7.46663" calcext:value-type="float">
            <text:p>7.4666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8192" calcext:value-type="float">
            <text:p>2.098192</text:p>
          </table:table-cell>
          <table:table-cell office:value-type="float" office:value="-0.1481741" calcext:value-type="float">
            <text:p>-0.1481741</text:p>
          </table:table-cell>
          <table:table-cell office:value-type="float" office:value="-0.02151513" calcext:value-type="float">
            <text:p>-0.02151513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1207" calcext:value-type="float">
            <text:p>11.01207</text:p>
          </table:table-cell>
          <table:table-cell office:value-type="float" office:value="2.482653" calcext:value-type="float">
            <text:p>2.482653</text:p>
          </table:table-cell>
          <table:table-cell office:value-type="float" office:value="0.06039013" calcext:value-type="float">
            <text:p>0.06039013</text:p>
          </table:table-cell>
          <table:table-cell office:value-type="float" office:value="0.05187319" calcext:value-type="float">
            <text:p>0.05187319</text:p>
          </table:table-cell>
          <table:table-cell office:value-type="float" office:value="0.0259961" calcext:value-type="float">
            <text:p>0.0259961</text:p>
          </table:table-cell>
          <table:table-cell office:value-type="float" office:value="0.02349114" calcext:value-type="float">
            <text:p>0.02349114</text:p>
          </table:table-cell>
          <table:table-cell office:value-type="float" office:value="0.01220219" calcext:value-type="float">
            <text:p>0.01220219</text:p>
          </table:table-cell>
          <table:table-cell office:value-type="float" office:value="0.008584823" calcext:value-type="float">
            <text:p>0.008584823</text:p>
          </table:table-cell>
          <table:table-cell office:value-type="float" office:value="0.02230575" calcext:value-type="float">
            <text:p>0.02230575</text:p>
          </table:table-cell>
          <table:table-cell office:value-type="float" office:value="0.01973965" calcext:value-type="float">
            <text:p>0.01973965</text:p>
          </table:table-cell>
          <table:table-cell office:value-type="float" office:value="0.01947482" calcext:value-type="float">
            <text:p>0.01947482</text:p>
          </table:table-cell>
          <table:table-cell office:value-type="float" office:value="0.01933298" calcext:value-type="float">
            <text:p>0.01933298</text:p>
          </table:table-cell>
          <table:table-cell office:value-type="float" office:value="0.03213971" calcext:value-type="float">
            <text:p>0.03213971</text:p>
          </table:table-cell>
          <table:table-cell office:value-type="float" office:value="0.00543738" calcext:value-type="float">
            <text:p>0.00543738</text:p>
          </table:table-cell>
          <table:table-cell office:value-type="float" office:value="0.0056762" calcext:value-type="float">
            <text:p>0.0056762</text:p>
          </table:table-cell>
          <table:table-cell office:value-type="float" office:value="0" calcext:value-type="float">
            <text:p>0</text:p>
          </table:table-cell>
          <table:table-cell office:value-type="float" office:value="10.68116" calcext:value-type="float">
            <text:p>10.68116</text:p>
          </table:table-cell>
          <table:table-cell office:value-type="float" office:value="20.75708" calcext:value-type="float">
            <text:p>20.75708</text:p>
          </table:table-cell>
          <table:table-cell office:value-type="float" office:value="19.82631" calcext:value-type="float">
            <text:p>19.82631</text:p>
          </table:table-cell>
          <table:table-cell office:value-type="float" office:value="16.75127" calcext:value-type="float">
            <text:p>16.75127</text:p>
          </table:table-cell>
          <table:table-cell office:value-type="float" office:value="13.86565" calcext:value-type="float">
            <text:p>13.86565</text:p>
          </table:table-cell>
          <table:table-cell office:value-type="float" office:value="1.821957" calcext:value-type="float">
            <text:p>1.821957</text:p>
          </table:table-cell>
          <table:table-cell office:value-type="float" office:value="1.283853" calcext:value-type="float">
            <text:p>1.283853</text:p>
          </table:table-cell>
          <table:table-cell office:value-type="float" office:value="3.959389" calcext:value-type="float">
            <text:p>3.959389</text:p>
          </table:table-cell>
          <table:table-cell office:value-type="float" office:value="2.92749" calcext:value-type="float">
            <text:p>2.92749</text:p>
          </table:table-cell>
          <table:table-cell office:value-type="float" office:value="0.7811155" calcext:value-type="float">
            <text:p>0.7811155</text:p>
          </table:table-cell>
          <table:table-cell office:value-type="float" office:value="0.1673996" calcext:value-type="float">
            <text:p>0.1673996</text:p>
          </table:table-cell>
          <table:table-cell office:value-type="float" office:value="0.2103476" calcext:value-type="float">
            <text:p>0.2103476</text:p>
          </table:table-cell>
          <table:table-cell office:value-type="float" office:value="0.3112591" calcext:value-type="float">
            <text:p>0.3112591</text:p>
          </table:table-cell>
          <table:table-cell office:value-type="float" office:value="0.3589723" calcext:value-type="float">
            <text:p>0.3589723</text:p>
          </table:table-cell>
          <table:table-cell office:value-type="float" office:value="0" calcext:value-type="float">
            <text:p>0</text:p>
          </table:table-cell>
          <table:table-cell office:value-type="float" office:value="363.5065" calcext:value-type="float">
            <text:p>363.5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597" calcext:value-type="float">
            <text:p>-0.30795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12.73007" calcext:value-type="float">
            <text:p>12.73007</text:p>
          </table:table-cell>
          <table:table-cell office:value-type="float" office:value="1088.194" calcext:value-type="float">
            <text:p>1088.194</text:p>
          </table:table-cell>
          <table:table-cell office:value-type="float" office:value="8.97" calcext:value-type="float">
            <text:p>8.97</text:p>
          </table:table-cell>
          <table:table-cell office:value-type="float" office:value="-29.13303" calcext:value-type="float">
            <text:p>-29.13303</text:p>
          </table:table-cell>
          <table:table-cell office:value-type="float" office:value="0.1115412" calcext:value-type="float">
            <text:p>0.1115412</text:p>
          </table:table-cell>
          <table:table-cell office:value-type="float" office:value="7.509504" calcext:value-type="float">
            <text:p>7.50950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7833" calcext:value-type="float">
            <text:p>2.097833</text:p>
          </table:table-cell>
          <table:table-cell office:value-type="float" office:value="-0.1481888" calcext:value-type="float">
            <text:p>-0.1481888</text:p>
          </table:table-cell>
          <table:table-cell office:value-type="float" office:value="-0.02149693" calcext:value-type="float">
            <text:p>-0.02149693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1.00261" calcext:value-type="float">
            <text:p>11.00261</text:p>
          </table:table-cell>
          <table:table-cell office:value-type="float" office:value="2.69628" calcext:value-type="float">
            <text:p>2.69628</text:p>
          </table:table-cell>
          <table:table-cell office:value-type="float" office:value="0.0592573" calcext:value-type="float">
            <text:p>0.0592573</text:p>
          </table:table-cell>
          <table:table-cell office:value-type="float" office:value="0.05117757" calcext:value-type="float">
            <text:p>0.05117757</text:p>
          </table:table-cell>
          <table:table-cell office:value-type="float" office:value="0.02594388" calcext:value-type="float">
            <text:p>0.02594388</text:p>
          </table:table-cell>
          <table:table-cell office:value-type="float" office:value="0.02338946" calcext:value-type="float">
            <text:p>0.02338946</text:p>
          </table:table-cell>
          <table:table-cell office:value-type="float" office:value="0.01212505" calcext:value-type="float">
            <text:p>0.01212505</text:p>
          </table:table-cell>
          <table:table-cell office:value-type="float" office:value="0.008552571" calcext:value-type="float">
            <text:p>0.008552571</text:p>
          </table:table-cell>
          <table:table-cell office:value-type="float" office:value="0.02230803" calcext:value-type="float">
            <text:p>0.02230803</text:p>
          </table:table-cell>
          <table:table-cell office:value-type="float" office:value="0.01975363" calcext:value-type="float">
            <text:p>0.01975363</text:p>
          </table:table-cell>
          <table:table-cell office:value-type="float" office:value="0.01951061" calcext:value-type="float">
            <text:p>0.01951061</text:p>
          </table:table-cell>
          <table:table-cell office:value-type="float" office:value="0.01936313" calcext:value-type="float">
            <text:p>0.01936313</text:p>
          </table:table-cell>
          <table:table-cell office:value-type="float" office:value="0.03205303" calcext:value-type="float">
            <text:p>0.03205303</text:p>
          </table:table-cell>
          <table:table-cell office:value-type="float" office:value="0.005444038" calcext:value-type="float">
            <text:p>0.005444038</text:p>
          </table:table-cell>
          <table:table-cell office:value-type="float" office:value="0.005660983" calcext:value-type="float">
            <text:p>0.005660983</text:p>
          </table:table-cell>
          <table:table-cell office:value-type="float" office:value="0" calcext:value-type="float">
            <text:p>0</text:p>
          </table:table-cell>
          <table:table-cell office:value-type="float" office:value="10.52673" calcext:value-type="float">
            <text:p>10.52673</text:p>
          </table:table-cell>
          <table:table-cell office:value-type="float" office:value="21.12576" calcext:value-type="float">
            <text:p>21.12576</text:p>
          </table:table-cell>
          <table:table-cell office:value-type="float" office:value="20.00414" calcext:value-type="float">
            <text:p>20.00414</text:p>
          </table:table-cell>
          <table:table-cell office:value-type="float" office:value="16.77716" calcext:value-type="float">
            <text:p>16.77716</text:p>
          </table:table-cell>
          <table:table-cell office:value-type="float" office:value="13.8776" calcext:value-type="float">
            <text:p>13.8776</text:p>
          </table:table-cell>
          <table:table-cell office:value-type="float" office:value="1.866993" calcext:value-type="float">
            <text:p>1.866993</text:p>
          </table:table-cell>
          <table:table-cell office:value-type="float" office:value="1.29328" calcext:value-type="float">
            <text:p>1.29328</text:p>
          </table:table-cell>
          <table:table-cell office:value-type="float" office:value="3.968999" calcext:value-type="float">
            <text:p>3.968999</text:p>
          </table:table-cell>
          <table:table-cell office:value-type="float" office:value="2.933718" calcext:value-type="float">
            <text:p>2.933718</text:p>
          </table:table-cell>
          <table:table-cell office:value-type="float" office:value="0.7855587" calcext:value-type="float">
            <text:p>0.7855587</text:p>
          </table:table-cell>
          <table:table-cell office:value-type="float" office:value="0.1697626" calcext:value-type="float">
            <text:p>0.1697626</text:p>
          </table:table-cell>
          <table:table-cell office:value-type="float" office:value="0.2134134" calcext:value-type="float">
            <text:p>0.2134134</text:p>
          </table:table-cell>
          <table:table-cell office:value-type="float" office:value="0.3146776" calcext:value-type="float">
            <text:p>0.3146776</text:p>
          </table:table-cell>
          <table:table-cell office:value-type="float" office:value="0.3556156" calcext:value-type="float">
            <text:p>0.3556156</text:p>
          </table:table-cell>
          <table:table-cell office:value-type="float" office:value="0" calcext:value-type="float">
            <text:p>0</text:p>
          </table:table-cell>
          <table:table-cell office:value-type="float" office:value="386.3273" calcext:value-type="float">
            <text:p>386.3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625" calcext:value-type="float">
            <text:p>-0.30796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12.70679" calcext:value-type="float">
            <text:p>12.70679</text:p>
          </table:table-cell>
          <table:table-cell office:value-type="float" office:value="1088.172" calcext:value-type="float">
            <text:p>1088.172</text:p>
          </table:table-cell>
          <table:table-cell office:value-type="float" office:value="8.97" calcext:value-type="float">
            <text:p>8.97</text:p>
          </table:table-cell>
          <table:table-cell office:value-type="float" office:value="-29.12621" calcext:value-type="float">
            <text:p>-29.12621</text:p>
          </table:table-cell>
          <table:table-cell office:value-type="float" office:value="0.1147437" calcext:value-type="float">
            <text:p>0.1147437</text:p>
          </table:table-cell>
          <table:table-cell office:value-type="float" office:value="7.554892" calcext:value-type="float">
            <text:p>7.55489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7032" calcext:value-type="float">
            <text:p>2.097032</text:p>
          </table:table-cell>
          <table:table-cell office:value-type="float" office:value="-0.1482068" calcext:value-type="float">
            <text:p>-0.1482068</text:p>
          </table:table-cell>
          <table:table-cell office:value-type="float" office:value="-0.02147956" calcext:value-type="float">
            <text:p>-0.02147956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9177" calcext:value-type="float">
            <text:p>10.99177</text:p>
          </table:table-cell>
          <table:table-cell office:value-type="float" office:value="2.935463" calcext:value-type="float">
            <text:p>2.935463</text:p>
          </table:table-cell>
          <table:table-cell office:value-type="float" office:value="0.0584929" calcext:value-type="float">
            <text:p>0.0584929</text:p>
          </table:table-cell>
          <table:table-cell office:value-type="float" office:value="0.0504889" calcext:value-type="float">
            <text:p>0.0504889</text:p>
          </table:table-cell>
          <table:table-cell office:value-type="float" office:value="0.02591643" calcext:value-type="float">
            <text:p>0.02591643</text:p>
          </table:table-cell>
          <table:table-cell office:value-type="float" office:value="0.02335322" calcext:value-type="float">
            <text:p>0.02335322</text:p>
          </table:table-cell>
          <table:table-cell office:value-type="float" office:value="0.01204952" calcext:value-type="float">
            <text:p>0.01204952</text:p>
          </table:table-cell>
          <table:table-cell office:value-type="float" office:value="0.008510195" calcext:value-type="float">
            <text:p>0.008510195</text:p>
          </table:table-cell>
          <table:table-cell office:value-type="float" office:value="0.02229348" calcext:value-type="float">
            <text:p>0.02229348</text:p>
          </table:table-cell>
          <table:table-cell office:value-type="float" office:value="0.01976009" calcext:value-type="float">
            <text:p>0.01976009</text:p>
          </table:table-cell>
          <table:table-cell office:value-type="float" office:value="0.01954547" calcext:value-type="float">
            <text:p>0.01954547</text:p>
          </table:table-cell>
          <table:table-cell office:value-type="float" office:value="0.01939274" calcext:value-type="float">
            <text:p>0.01939274</text:p>
          </table:table-cell>
          <table:table-cell office:value-type="float" office:value="0.03196766" calcext:value-type="float">
            <text:p>0.03196766</text:p>
          </table:table-cell>
          <table:table-cell office:value-type="float" office:value="0.005436502" calcext:value-type="float">
            <text:p>0.005436502</text:p>
          </table:table-cell>
          <table:table-cell office:value-type="float" office:value="0.00566007" calcext:value-type="float">
            <text:p>0.00566007</text:p>
          </table:table-cell>
          <table:table-cell office:value-type="float" office:value="0" calcext:value-type="float">
            <text:p>0</text:p>
          </table:table-cell>
          <table:table-cell office:value-type="float" office:value="10.37877" calcext:value-type="float">
            <text:p>10.37877</text:p>
          </table:table-cell>
          <table:table-cell office:value-type="float" office:value="21.51235" calcext:value-type="float">
            <text:p>21.51235</text:p>
          </table:table-cell>
          <table:table-cell office:value-type="float" office:value="20.1998" calcext:value-type="float">
            <text:p>20.1998</text:p>
          </table:table-cell>
          <table:table-cell office:value-type="float" office:value="16.80536" calcext:value-type="float">
            <text:p>16.80536</text:p>
          </table:table-cell>
          <table:table-cell office:value-type="float" office:value="13.89579" calcext:value-type="float">
            <text:p>13.89579</text:p>
          </table:table-cell>
          <table:table-cell office:value-type="float" office:value="1.911863" calcext:value-type="float">
            <text:p>1.911863</text:p>
          </table:table-cell>
          <table:table-cell office:value-type="float" office:value="1.303412" calcext:value-type="float">
            <text:p>1.303412</text:p>
          </table:table-cell>
          <table:table-cell office:value-type="float" office:value="3.978859" calcext:value-type="float">
            <text:p>3.978859</text:p>
          </table:table-cell>
          <table:table-cell office:value-type="float" office:value="2.939927" calcext:value-type="float">
            <text:p>2.939927</text:p>
          </table:table-cell>
          <table:table-cell office:value-type="float" office:value="0.7899452" calcext:value-type="float">
            <text:p>0.7899452</text:p>
          </table:table-cell>
          <table:table-cell office:value-type="float" office:value="0.1721034" calcext:value-type="float">
            <text:p>0.1721034</text:p>
          </table:table-cell>
          <table:table-cell office:value-type="float" office:value="0.2165084" calcext:value-type="float">
            <text:p>0.2165084</text:p>
          </table:table-cell>
          <table:table-cell office:value-type="float" office:value="0.3135202" calcext:value-type="float">
            <text:p>0.3135202</text:p>
          </table:table-cell>
          <table:table-cell office:value-type="float" office:value="0.3575749" calcext:value-type="float">
            <text:p>0.3575749</text:p>
          </table:table-cell>
          <table:table-cell office:value-type="float" office:value="0" calcext:value-type="float">
            <text:p>0</text:p>
          </table:table-cell>
          <table:table-cell office:value-type="float" office:value="412.4118" calcext:value-type="float">
            <text:p>412.4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659" calcext:value-type="float">
            <text:p>-0.30796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12.67972" calcext:value-type="float">
            <text:p>12.67972</text:p>
          </table:table-cell>
          <table:table-cell office:value-type="float" office:value="1088.148" calcext:value-type="float">
            <text:p>1088.148</text:p>
          </table:table-cell>
          <table:table-cell office:value-type="float" office:value="8.97" calcext:value-type="float">
            <text:p>8.97</text:p>
          </table:table-cell>
          <table:table-cell office:value-type="float" office:value="-29.11957" calcext:value-type="float">
            <text:p>-29.11957</text:p>
          </table:table-cell>
          <table:table-cell office:value-type="float" office:value="0.1181913" calcext:value-type="float">
            <text:p>0.1181913</text:p>
          </table:table-cell>
          <table:table-cell office:value-type="float" office:value="7.604696" calcext:value-type="float">
            <text:p>7.60469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6725" calcext:value-type="float">
            <text:p>2.096725</text:p>
          </table:table-cell>
          <table:table-cell office:value-type="float" office:value="-0.1482252" calcext:value-type="float">
            <text:p>-0.1482252</text:p>
          </table:table-cell>
          <table:table-cell office:value-type="float" office:value="-0.02146308" calcext:value-type="float">
            <text:p>-0.02146308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8039" calcext:value-type="float">
            <text:p>10.98039</text:p>
          </table:table-cell>
          <table:table-cell office:value-type="float" office:value="3.194414" calcext:value-type="float">
            <text:p>3.194414</text:p>
          </table:table-cell>
          <table:table-cell office:value-type="float" office:value="0.05847765" calcext:value-type="float">
            <text:p>0.05847765</text:p>
          </table:table-cell>
          <table:table-cell office:value-type="float" office:value="0.04996618" calcext:value-type="float">
            <text:p>0.04996618</text:p>
          </table:table-cell>
          <table:table-cell office:value-type="float" office:value="0.02593994" calcext:value-type="float">
            <text:p>0.02593994</text:p>
          </table:table-cell>
          <table:table-cell office:value-type="float" office:value="0.02334121" calcext:value-type="float">
            <text:p>0.02334121</text:p>
          </table:table-cell>
          <table:table-cell office:value-type="float" office:value="0.01194243" calcext:value-type="float">
            <text:p>0.01194243</text:p>
          </table:table-cell>
          <table:table-cell office:value-type="float" office:value="0.008441512" calcext:value-type="float">
            <text:p>0.008441512</text:p>
          </table:table-cell>
          <table:table-cell office:value-type="float" office:value="0.02225821" calcext:value-type="float">
            <text:p>0.02225821</text:p>
          </table:table-cell>
          <table:table-cell office:value-type="float" office:value="0.01975818" calcext:value-type="float">
            <text:p>0.01975818</text:p>
          </table:table-cell>
          <table:table-cell office:value-type="float" office:value="0.01957829" calcext:value-type="float">
            <text:p>0.01957829</text:p>
          </table:table-cell>
          <table:table-cell office:value-type="float" office:value="0.01942161" calcext:value-type="float">
            <text:p>0.01942161</text:p>
          </table:table-cell>
          <table:table-cell office:value-type="float" office:value="0.03188321" calcext:value-type="float">
            <text:p>0.03188321</text:p>
          </table:table-cell>
          <table:table-cell office:value-type="float" office:value="0.005429274" calcext:value-type="float">
            <text:p>0.005429274</text:p>
          </table:table-cell>
          <table:table-cell office:value-type="float" office:value="0.005658928" calcext:value-type="float">
            <text:p>0.005658928</text:p>
          </table:table-cell>
          <table:table-cell office:value-type="float" office:value="0" calcext:value-type="float">
            <text:p>0</text:p>
          </table:table-cell>
          <table:table-cell office:value-type="float" office:value="10.25181" calcext:value-type="float">
            <text:p>10.25181</text:p>
          </table:table-cell>
          <table:table-cell office:value-type="float" office:value="21.94672" calcext:value-type="float">
            <text:p>21.94672</text:p>
          </table:table-cell>
          <table:table-cell office:value-type="float" office:value="20.42941" calcext:value-type="float">
            <text:p>20.42941</text:p>
          </table:table-cell>
          <table:table-cell office:value-type="float" office:value="16.8413" calcext:value-type="float">
            <text:p>16.8413</text:p>
          </table:table-cell>
          <table:table-cell office:value-type="float" office:value="13.92662" calcext:value-type="float">
            <text:p>13.92662</text:p>
          </table:table-cell>
          <table:table-cell office:value-type="float" office:value="1.957344" calcext:value-type="float">
            <text:p>1.957344</text:p>
          </table:table-cell>
          <table:table-cell office:value-type="float" office:value="1.314443" calcext:value-type="float">
            <text:p>1.314443</text:p>
          </table:table-cell>
          <table:table-cell office:value-type="float" office:value="3.989027" calcext:value-type="float">
            <text:p>3.989027</text:p>
          </table:table-cell>
          <table:table-cell office:value-type="float" office:value="2.946198" calcext:value-type="float">
            <text:p>2.946198</text:p>
          </table:table-cell>
          <table:table-cell office:value-type="float" office:value="0.7942935" calcext:value-type="float">
            <text:p>0.7942935</text:p>
          </table:table-cell>
          <table:table-cell office:value-type="float" office:value="0.1744245" calcext:value-type="float">
            <text:p>0.1744245</text:p>
          </table:table-cell>
          <table:table-cell office:value-type="float" office:value="0.2195022" calcext:value-type="float">
            <text:p>0.2195022</text:p>
          </table:table-cell>
          <table:table-cell office:value-type="float" office:value="0.3125178" calcext:value-type="float">
            <text:p>0.3125178</text:p>
          </table:table-cell>
          <table:table-cell office:value-type="float" office:value="0.3585761" calcext:value-type="float">
            <text:p>0.3585761</text:p>
          </table:table-cell>
          <table:table-cell office:value-type="float" office:value="0" calcext:value-type="float">
            <text:p>0</text:p>
          </table:table-cell>
          <table:table-cell office:value-type="float" office:value="439.1809" calcext:value-type="float">
            <text:p>439.18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697" calcext:value-type="float">
            <text:p>-0.307969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12.65069" calcext:value-type="float">
            <text:p>12.65069</text:p>
          </table:table-cell>
          <table:table-cell office:value-type="float" office:value="1088.123" calcext:value-type="float">
            <text:p>1088.123</text:p>
          </table:table-cell>
          <table:table-cell office:value-type="float" office:value="8.97" calcext:value-type="float">
            <text:p>8.97</text:p>
          </table:table-cell>
          <table:table-cell office:value-type="float" office:value="-29.11304" calcext:value-type="float">
            <text:p>-29.11304</text:p>
          </table:table-cell>
          <table:table-cell office:value-type="float" office:value="0.1212977" calcext:value-type="float">
            <text:p>0.1212977</text:p>
          </table:table-cell>
          <table:table-cell office:value-type="float" office:value="7.657863" calcext:value-type="float">
            <text:p>7.65786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6725" calcext:value-type="float">
            <text:p>2.096725</text:p>
          </table:table-cell>
          <table:table-cell office:value-type="float" office:value="-0.1482448" calcext:value-type="float">
            <text:p>-0.1482448</text:p>
          </table:table-cell>
          <table:table-cell office:value-type="float" office:value="-0.02144678" calcext:value-type="float">
            <text:p>-0.02144678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6977" calcext:value-type="float">
            <text:p>10.96977</text:p>
          </table:table-cell>
          <table:table-cell office:value-type="float" office:value="3.429615" calcext:value-type="float">
            <text:p>3.429615</text:p>
          </table:table-cell>
          <table:table-cell office:value-type="float" office:value="0.05883093" calcext:value-type="float">
            <text:p>0.05883093</text:p>
          </table:table-cell>
          <table:table-cell office:value-type="float" office:value="0.04989532" calcext:value-type="float">
            <text:p>0.04989532</text:p>
          </table:table-cell>
          <table:table-cell office:value-type="float" office:value="0.02601235" calcext:value-type="float">
            <text:p>0.02601235</text:p>
          </table:table-cell>
          <table:table-cell office:value-type="float" office:value="0.02337795" calcext:value-type="float">
            <text:p>0.02337795</text:p>
          </table:table-cell>
          <table:table-cell office:value-type="float" office:value="0.01183468" calcext:value-type="float">
            <text:p>0.01183468</text:p>
          </table:table-cell>
          <table:table-cell office:value-type="float" office:value="0.008361614" calcext:value-type="float">
            <text:p>0.008361614</text:p>
          </table:table-cell>
          <table:table-cell office:value-type="float" office:value="0.02220386" calcext:value-type="float">
            <text:p>0.02220386</text:p>
          </table:table-cell>
          <table:table-cell office:value-type="float" office:value="0.01974624" calcext:value-type="float">
            <text:p>0.01974624</text:p>
          </table:table-cell>
          <table:table-cell office:value-type="float" office:value="0.01960872" calcext:value-type="float">
            <text:p>0.01960872</text:p>
          </table:table-cell>
          <table:table-cell office:value-type="float" office:value="0.01944904" calcext:value-type="float">
            <text:p>0.01944904</text:p>
          </table:table-cell>
          <table:table-cell office:value-type="float" office:value="0.03179922" calcext:value-type="float">
            <text:p>0.03179922</text:p>
          </table:table-cell>
          <table:table-cell office:value-type="float" office:value="0.005423396" calcext:value-type="float">
            <text:p>0.005423396</text:p>
          </table:table-cell>
          <table:table-cell office:value-type="float" office:value="0.005656563" calcext:value-type="float">
            <text:p>0.005656563</text:p>
          </table:table-cell>
          <table:table-cell office:value-type="float" office:value="0" calcext:value-type="float">
            <text:p>0</text:p>
          </table:table-cell>
          <table:table-cell office:value-type="float" office:value="10.16595" calcext:value-type="float">
            <text:p>10.16595</text:p>
          </table:table-cell>
          <table:table-cell office:value-type="float" office:value="22.39976" calcext:value-type="float">
            <text:p>22.39976</text:p>
          </table:table-cell>
          <table:table-cell office:value-type="float" office:value="20.6843" calcext:value-type="float">
            <text:p>20.6843</text:p>
          </table:table-cell>
          <table:table-cell office:value-type="float" office:value="16.88736" calcext:value-type="float">
            <text:p>16.88736</text:p>
          </table:table-cell>
          <table:table-cell office:value-type="float" office:value="13.96656" calcext:value-type="float">
            <text:p>13.96656</text:p>
          </table:table-cell>
          <table:table-cell office:value-type="float" office:value="2.003499" calcext:value-type="float">
            <text:p>2.003499</text:p>
          </table:table-cell>
          <table:table-cell office:value-type="float" office:value="1.326439" calcext:value-type="float">
            <text:p>1.326439</text:p>
          </table:table-cell>
          <table:table-cell office:value-type="float" office:value="3.999657" calcext:value-type="float">
            <text:p>3.999657</text:p>
          </table:table-cell>
          <table:table-cell office:value-type="float" office:value="2.952584" calcext:value-type="float">
            <text:p>2.952584</text:p>
          </table:table-cell>
          <table:table-cell office:value-type="float" office:value="0.7986274" calcext:value-type="float">
            <text:p>0.7986274</text:p>
          </table:table-cell>
          <table:table-cell office:value-type="float" office:value="0.1767187" calcext:value-type="float">
            <text:p>0.1767187</text:p>
          </table:table-cell>
          <table:table-cell office:value-type="float" office:value="0.2224335" calcext:value-type="float">
            <text:p>0.2224335</text:p>
          </table:table-cell>
          <table:table-cell office:value-type="float" office:value="0.3119406" calcext:value-type="float">
            <text:p>0.3119406</text:p>
          </table:table-cell>
          <table:table-cell office:value-type="float" office:value="0.35866" calcext:value-type="float">
            <text:p>0.35866</text:p>
          </table:table-cell>
          <table:table-cell office:value-type="float" office:value="0" calcext:value-type="float">
            <text:p>0</text:p>
          </table:table-cell>
          <table:table-cell office:value-type="float" office:value="462.2089" calcext:value-type="float">
            <text:p>462.2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74" calcext:value-type="float">
            <text:p>-0.3079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12.62209" calcext:value-type="float">
            <text:p>12.62209</text:p>
          </table:table-cell>
          <table:table-cell office:value-type="float" office:value="1088.096" calcext:value-type="float">
            <text:p>1088.096</text:p>
          </table:table-cell>
          <table:table-cell office:value-type="float" office:value="8.97" calcext:value-type="float">
            <text:p>8.97</text:p>
          </table:table-cell>
          <table:table-cell office:value-type="float" office:value="-29.10651" calcext:value-type="float">
            <text:p>-29.10651</text:p>
          </table:table-cell>
          <table:table-cell office:value-type="float" office:value="0.1237706" calcext:value-type="float">
            <text:p>0.1237706</text:p>
          </table:table-cell>
          <table:table-cell office:value-type="float" office:value="7.711928" calcext:value-type="float">
            <text:p>7.71192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6725" calcext:value-type="float">
            <text:p>2.096725</text:p>
          </table:table-cell>
          <table:table-cell office:value-type="float" office:value="-0.1482655" calcext:value-type="float">
            <text:p>-0.1482655</text:p>
          </table:table-cell>
          <table:table-cell office:value-type="float" office:value="-0.02143001" calcext:value-type="float">
            <text:p>-0.02143001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598" calcext:value-type="float">
            <text:p>10.9598</text:p>
          </table:table-cell>
          <table:table-cell office:value-type="float" office:value="3.619352" calcext:value-type="float">
            <text:p>3.619352</text:p>
          </table:table-cell>
          <table:table-cell office:value-type="float" office:value="0.05878754" calcext:value-type="float">
            <text:p>0.05878754</text:p>
          </table:table-cell>
          <table:table-cell office:value-type="float" office:value="0.04974344" calcext:value-type="float">
            <text:p>0.04974344</text:p>
          </table:table-cell>
          <table:table-cell office:value-type="float" office:value="0.02612285" calcext:value-type="float">
            <text:p>0.02612285</text:p>
          </table:table-cell>
          <table:table-cell office:value-type="float" office:value="0.02344743" calcext:value-type="float">
            <text:p>0.02344743</text:p>
          </table:table-cell>
          <table:table-cell office:value-type="float" office:value="0.01175623" calcext:value-type="float">
            <text:p>0.01175623</text:p>
          </table:table-cell>
          <table:table-cell office:value-type="float" office:value="0.008297409" calcext:value-type="float">
            <text:p>0.008297409</text:p>
          </table:table-cell>
          <table:table-cell office:value-type="float" office:value="0.02214216" calcext:value-type="float">
            <text:p>0.02214216</text:p>
          </table:table-cell>
          <table:table-cell office:value-type="float" office:value="0.01972505" calcext:value-type="float">
            <text:p>0.01972505</text:p>
          </table:table-cell>
          <table:table-cell office:value-type="float" office:value="0.01963571" calcext:value-type="float">
            <text:p>0.01963571</text:p>
          </table:table-cell>
          <table:table-cell office:value-type="float" office:value="0.01947554" calcext:value-type="float">
            <text:p>0.01947554</text:p>
          </table:table-cell>
          <table:table-cell office:value-type="float" office:value="0.0317153" calcext:value-type="float">
            <text:p>0.0317153</text:p>
          </table:table-cell>
          <table:table-cell office:value-type="float" office:value="0.005417841" calcext:value-type="float">
            <text:p>0.005417841</text:p>
          </table:table-cell>
          <table:table-cell office:value-type="float" office:value="0.00565395" calcext:value-type="float">
            <text:p>0.00565395</text:p>
          </table:table-cell>
          <table:table-cell office:value-type="float" office:value="0" calcext:value-type="float">
            <text:p>0</text:p>
          </table:table-cell>
          <table:table-cell office:value-type="float" office:value="10.22065" calcext:value-type="float">
            <text:p>10.22065</text:p>
          </table:table-cell>
          <table:table-cell office:value-type="float" office:value="22.81352" calcext:value-type="float">
            <text:p>22.81352</text:p>
          </table:table-cell>
          <table:table-cell office:value-type="float" office:value="20.94744" calcext:value-type="float">
            <text:p>20.94744</text:p>
          </table:table-cell>
          <table:table-cell office:value-type="float" office:value="16.94186" calcext:value-type="float">
            <text:p>16.94186</text:p>
          </table:table-cell>
          <table:table-cell office:value-type="float" office:value="14.00383" calcext:value-type="float">
            <text:p>14.00383</text:p>
          </table:table-cell>
          <table:table-cell office:value-type="float" office:value="2.049594" calcext:value-type="float">
            <text:p>2.049594</text:p>
          </table:table-cell>
          <table:table-cell office:value-type="float" office:value="1.339111" calcext:value-type="float">
            <text:p>1.339111</text:p>
          </table:table-cell>
          <table:table-cell office:value-type="float" office:value="4.010703" calcext:value-type="float">
            <text:p>4.010703</text:p>
          </table:table-cell>
          <table:table-cell office:value-type="float" office:value="2.959141" calcext:value-type="float">
            <text:p>2.959141</text:p>
          </table:table-cell>
          <table:table-cell office:value-type="float" office:value="0.8029681" calcext:value-type="float">
            <text:p>0.8029681</text:p>
          </table:table-cell>
          <table:table-cell office:value-type="float" office:value="0.1790002" calcext:value-type="float">
            <text:p>0.1790002</text:p>
          </table:table-cell>
          <table:table-cell office:value-type="float" office:value="0.2253172" calcext:value-type="float">
            <text:p>0.2253172</text:p>
          </table:table-cell>
          <table:table-cell office:value-type="float" office:value="0.3114676" calcext:value-type="float">
            <text:p>0.3114676</text:p>
          </table:table-cell>
          <table:table-cell office:value-type="float" office:value="0.358663" calcext:value-type="float">
            <text:p>0.358663</text:p>
          </table:table-cell>
          <table:table-cell office:value-type="float" office:value="0" calcext:value-type="float">
            <text:p>0</text:p>
          </table:table-cell>
          <table:table-cell office:value-type="float" office:value="480.7834" calcext:value-type="float">
            <text:p>480.7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78" calcext:value-type="float">
            <text:p>-0.3079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12.59291" calcext:value-type="float">
            <text:p>12.59291</text:p>
          </table:table-cell>
          <table:table-cell office:value-type="float" office:value="1088.068" calcext:value-type="float">
            <text:p>1088.068</text:p>
          </table:table-cell>
          <table:table-cell office:value-type="float" office:value="8.97" calcext:value-type="float">
            <text:p>8.97</text:p>
          </table:table-cell>
          <table:table-cell office:value-type="float" office:value="-29.10056" calcext:value-type="float">
            <text:p>-29.10056</text:p>
          </table:table-cell>
          <table:table-cell office:value-type="float" office:value="0.1256725" calcext:value-type="float">
            <text:p>0.1256725</text:p>
          </table:table-cell>
          <table:table-cell office:value-type="float" office:value="7.767326" calcext:value-type="float">
            <text:p>7.76732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6725" calcext:value-type="float">
            <text:p>2.096725</text:p>
          </table:table-cell>
          <table:table-cell office:value-type="float" office:value="-0.148288" calcext:value-type="float">
            <text:p>-0.148288</text:p>
          </table:table-cell>
          <table:table-cell office:value-type="float" office:value="-0.02141347" calcext:value-type="float">
            <text:p>-0.02141347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5055" calcext:value-type="float">
            <text:p>10.95055</text:p>
          </table:table-cell>
          <table:table-cell office:value-type="float" office:value="3.767525" calcext:value-type="float">
            <text:p>3.767525</text:p>
          </table:table-cell>
          <table:table-cell office:value-type="float" office:value="0.05846675" calcext:value-type="float">
            <text:p>0.05846675</text:p>
          </table:table-cell>
          <table:table-cell office:value-type="float" office:value="0.04950437" calcext:value-type="float">
            <text:p>0.04950437</text:p>
          </table:table-cell>
          <table:table-cell office:value-type="float" office:value="0.02624963" calcext:value-type="float">
            <text:p>0.02624963</text:p>
          </table:table-cell>
          <table:table-cell office:value-type="float" office:value="0.02353731" calcext:value-type="float">
            <text:p>0.02353731</text:p>
          </table:table-cell>
          <table:table-cell office:value-type="float" office:value="0.0116924" calcext:value-type="float">
            <text:p>0.0116924</text:p>
          </table:table-cell>
          <table:table-cell office:value-type="float" office:value="0.008243583" calcext:value-type="float">
            <text:p>0.008243583</text:p>
          </table:table-cell>
          <table:table-cell office:value-type="float" office:value="0.02207673" calcext:value-type="float">
            <text:p>0.02207673</text:p>
          </table:table-cell>
          <table:table-cell office:value-type="float" office:value="0.01969712" calcext:value-type="float">
            <text:p>0.01969712</text:p>
          </table:table-cell>
          <table:table-cell office:value-type="float" office:value="0.01965865" calcext:value-type="float">
            <text:p>0.01965865</text:p>
          </table:table-cell>
          <table:table-cell office:value-type="float" office:value="0.01950124" calcext:value-type="float">
            <text:p>0.01950124</text:p>
          </table:table-cell>
          <table:table-cell office:value-type="float" office:value="0.031631" calcext:value-type="float">
            <text:p>0.031631</text:p>
          </table:table-cell>
          <table:table-cell office:value-type="float" office:value="0.00541234" calcext:value-type="float">
            <text:p>0.00541234</text:p>
          </table:table-cell>
          <table:table-cell office:value-type="float" office:value="0.005651358" calcext:value-type="float">
            <text:p>0.005651358</text:p>
          </table:table-cell>
          <table:table-cell office:value-type="float" office:value="0" calcext:value-type="float">
            <text:p>0</text:p>
          </table:table-cell>
          <table:table-cell office:value-type="float" office:value="10.39611" calcext:value-type="float">
            <text:p>10.39611</text:p>
          </table:table-cell>
          <table:table-cell office:value-type="float" office:value="23.20243" calcext:value-type="float">
            <text:p>23.20243</text:p>
          </table:table-cell>
          <table:table-cell office:value-type="float" office:value="21.21738" calcext:value-type="float">
            <text:p>21.21738</text:p>
          </table:table-cell>
          <table:table-cell office:value-type="float" office:value="17.00062" calcext:value-type="float">
            <text:p>17.00062</text:p>
          </table:table-cell>
          <table:table-cell office:value-type="float" office:value="14.04894" calcext:value-type="float">
            <text:p>14.04894</text:p>
          </table:table-cell>
          <table:table-cell office:value-type="float" office:value="2.095937" calcext:value-type="float">
            <text:p>2.095937</text:p>
          </table:table-cell>
          <table:table-cell office:value-type="float" office:value="1.352337" calcext:value-type="float">
            <text:p>1.352337</text:p>
          </table:table-cell>
          <table:table-cell office:value-type="float" office:value="4.022051" calcext:value-type="float">
            <text:p>4.022051</text:p>
          </table:table-cell>
          <table:table-cell office:value-type="float" office:value="2.965864" calcext:value-type="float">
            <text:p>2.965864</text:p>
          </table:table-cell>
          <table:table-cell office:value-type="float" office:value="0.8073274" calcext:value-type="float">
            <text:p>0.8073274</text:p>
          </table:table-cell>
          <table:table-cell office:value-type="float" office:value="0.181278" calcext:value-type="float">
            <text:p>0.181278</text:p>
          </table:table-cell>
          <table:table-cell office:value-type="float" office:value="0.228159" calcext:value-type="float">
            <text:p>0.228159</text:p>
          </table:table-cell>
          <table:table-cell office:value-type="float" office:value="0.3110145" calcext:value-type="float">
            <text:p>0.3110145</text:p>
          </table:table-cell>
          <table:table-cell office:value-type="float" office:value="0.358666" calcext:value-type="float">
            <text:p>0.358666</text:p>
          </table:table-cell>
          <table:table-cell office:value-type="float" office:value="0" calcext:value-type="float">
            <text:p>0</text:p>
          </table:table-cell>
          <table:table-cell office:value-type="float" office:value="495.4911" calcext:value-type="float">
            <text:p>495.4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817" calcext:value-type="float">
            <text:p>-0.307981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12.56345" calcext:value-type="float">
            <text:p>12.56345</text:p>
          </table:table-cell>
          <table:table-cell office:value-type="float" office:value="1088.04" calcext:value-type="float">
            <text:p>1088.04</text:p>
          </table:table-cell>
          <table:table-cell office:value-type="float" office:value="8.97" calcext:value-type="float">
            <text:p>8.97</text:p>
          </table:table-cell>
          <table:table-cell office:value-type="float" office:value="-29.09471" calcext:value-type="float">
            <text:p>-29.09471</text:p>
          </table:table-cell>
          <table:table-cell office:value-type="float" office:value="0.1272939" calcext:value-type="float">
            <text:p>0.1272939</text:p>
          </table:table-cell>
          <table:table-cell office:value-type="float" office:value="7.824634" calcext:value-type="float">
            <text:p>7.82463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5936" calcext:value-type="float">
            <text:p>2.095936</text:p>
          </table:table-cell>
          <table:table-cell office:value-type="float" office:value="-0.1483087" calcext:value-type="float">
            <text:p>-0.1483087</text:p>
          </table:table-cell>
          <table:table-cell office:value-type="float" office:value="-0.02139727" calcext:value-type="float">
            <text:p>-0.02139727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4172" calcext:value-type="float">
            <text:p>10.94172</text:p>
          </table:table-cell>
          <table:table-cell office:value-type="float" office:value="3.884473" calcext:value-type="float">
            <text:p>3.884473</text:p>
          </table:table-cell>
          <table:table-cell office:value-type="float" office:value="0.05867036" calcext:value-type="float">
            <text:p>0.05867036</text:p>
          </table:table-cell>
          <table:table-cell office:value-type="float" office:value="0.04966835" calcext:value-type="float">
            <text:p>0.04966835</text:p>
          </table:table-cell>
          <table:table-cell office:value-type="float" office:value="0.02637158" calcext:value-type="float">
            <text:p>0.02637158</text:p>
          </table:table-cell>
          <table:table-cell office:value-type="float" office:value="0.02363563" calcext:value-type="float">
            <text:p>0.02363563</text:p>
          </table:table-cell>
          <table:table-cell office:value-type="float" office:value="0.01164141" calcext:value-type="float">
            <text:p>0.01164141</text:p>
          </table:table-cell>
          <table:table-cell office:value-type="float" office:value="0.008201563" calcext:value-type="float">
            <text:p>0.008201563</text:p>
          </table:table-cell>
          <table:table-cell office:value-type="float" office:value="0.02201176" calcext:value-type="float">
            <text:p>0.02201176</text:p>
          </table:table-cell>
          <table:table-cell office:value-type="float" office:value="0.01966414" calcext:value-type="float">
            <text:p>0.01966414</text:p>
          </table:table-cell>
          <table:table-cell office:value-type="float" office:value="0.0196775" calcext:value-type="float">
            <text:p>0.0196775</text:p>
          </table:table-cell>
          <table:table-cell office:value-type="float" office:value="0.01952646" calcext:value-type="float">
            <text:p>0.01952646</text:p>
          </table:table-cell>
          <table:table-cell office:value-type="float" office:value="0.0315466" calcext:value-type="float">
            <text:p>0.0315466</text:p>
          </table:table-cell>
          <table:table-cell office:value-type="float" office:value="0.005421641" calcext:value-type="float">
            <text:p>0.005421641</text:p>
          </table:table-cell>
          <table:table-cell office:value-type="float" office:value="0.005634023" calcext:value-type="float">
            <text:p>0.005634023</text:p>
          </table:table-cell>
          <table:table-cell office:value-type="float" office:value="0" calcext:value-type="float">
            <text:p>0</text:p>
          </table:table-cell>
          <table:table-cell office:value-type="float" office:value="10.61022" calcext:value-type="float">
            <text:p>10.61022</text:p>
          </table:table-cell>
          <table:table-cell office:value-type="float" office:value="23.58648" calcext:value-type="float">
            <text:p>23.58648</text:p>
          </table:table-cell>
          <table:table-cell office:value-type="float" office:value="21.49563" calcext:value-type="float">
            <text:p>21.49563</text:p>
          </table:table-cell>
          <table:table-cell office:value-type="float" office:value="17.06599" calcext:value-type="float">
            <text:p>17.06599</text:p>
          </table:table-cell>
          <table:table-cell office:value-type="float" office:value="14.07662" calcext:value-type="float">
            <text:p>14.07662</text:p>
          </table:table-cell>
          <table:table-cell office:value-type="float" office:value="2.146578" calcext:value-type="float">
            <text:p>2.146578</text:p>
          </table:table-cell>
          <table:table-cell office:value-type="float" office:value="1.365761" calcext:value-type="float">
            <text:p>1.365761</text:p>
          </table:table-cell>
          <table:table-cell office:value-type="float" office:value="4.03362" calcext:value-type="float">
            <text:p>4.03362</text:p>
          </table:table-cell>
          <table:table-cell office:value-type="float" office:value="2.972741" calcext:value-type="float">
            <text:p>2.972741</text:p>
          </table:table-cell>
          <table:table-cell office:value-type="float" office:value="0.8117135" calcext:value-type="float">
            <text:p>0.8117135</text:p>
          </table:table-cell>
          <table:table-cell office:value-type="float" office:value="0.1835776" calcext:value-type="float">
            <text:p>0.1835776</text:p>
          </table:table-cell>
          <table:table-cell office:value-type="float" office:value="0.2312516" calcext:value-type="float">
            <text:p>0.2312516</text:p>
          </table:table-cell>
          <table:table-cell office:value-type="float" office:value="0.3149998" calcext:value-type="float">
            <text:p>0.3149998</text:p>
          </table:table-cell>
          <table:table-cell office:value-type="float" office:value="0.3553113" calcext:value-type="float">
            <text:p>0.3553113</text:p>
          </table:table-cell>
          <table:table-cell office:value-type="float" office:value="0" calcext:value-type="float">
            <text:p>0</text:p>
          </table:table-cell>
          <table:table-cell office:value-type="float" office:value="510.0724" calcext:value-type="float">
            <text:p>510.0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861" calcext:value-type="float">
            <text:p>-0.30798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12.53669" calcext:value-type="float">
            <text:p>12.53669</text:p>
          </table:table-cell>
          <table:table-cell office:value-type="float" office:value="1088.011" calcext:value-type="float">
            <text:p>1088.011</text:p>
          </table:table-cell>
          <table:table-cell office:value-type="float" office:value="8.97" calcext:value-type="float">
            <text:p>8.97</text:p>
          </table:table-cell>
          <table:table-cell office:value-type="float" office:value="-29.08888" calcext:value-type="float">
            <text:p>-29.08888</text:p>
          </table:table-cell>
          <table:table-cell office:value-type="float" office:value="0.1281927" calcext:value-type="float">
            <text:p>0.1281927</text:p>
          </table:table-cell>
          <table:table-cell office:value-type="float" office:value="7.879688" calcext:value-type="float">
            <text:p>7.87968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2852" calcext:value-type="float">
            <text:p>0.00539285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5135" calcext:value-type="float">
            <text:p>2.095135</text:p>
          </table:table-cell>
          <table:table-cell office:value-type="float" office:value="-0.1483287" calcext:value-type="float">
            <text:p>-0.1483287</text:p>
          </table:table-cell>
          <table:table-cell office:value-type="float" office:value="-0.02138046" calcext:value-type="float">
            <text:p>-0.02138046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3327" calcext:value-type="float">
            <text:p>10.93327</text:p>
          </table:table-cell>
          <table:table-cell office:value-type="float" office:value="3.951393" calcext:value-type="float">
            <text:p>3.951393</text:p>
          </table:table-cell>
          <table:table-cell office:value-type="float" office:value="0.05762548" calcext:value-type="float">
            <text:p>0.05762548</text:p>
          </table:table-cell>
          <table:table-cell office:value-type="float" office:value="0.04894329" calcext:value-type="float">
            <text:p>0.04894329</text:p>
          </table:table-cell>
          <table:table-cell office:value-type="float" office:value="0.02651271" calcext:value-type="float">
            <text:p>0.02651271</text:p>
          </table:table-cell>
          <table:table-cell office:value-type="float" office:value="0.02373181" calcext:value-type="float">
            <text:p>0.02373181</text:p>
          </table:table-cell>
          <table:table-cell office:value-type="float" office:value="0.01162912" calcext:value-type="float">
            <text:p>0.01162912</text:p>
          </table:table-cell>
          <table:table-cell office:value-type="float" office:value="0.008181986" calcext:value-type="float">
            <text:p>0.008181986</text:p>
          </table:table-cell>
          <table:table-cell office:value-type="float" office:value="0.02195372" calcext:value-type="float">
            <text:p>0.02195372</text:p>
          </table:table-cell>
          <table:table-cell office:value-type="float" office:value="0.01962858" calcext:value-type="float">
            <text:p>0.01962858</text:p>
          </table:table-cell>
          <table:table-cell office:value-type="float" office:value="0.01969261" calcext:value-type="float">
            <text:p>0.01969261</text:p>
          </table:table-cell>
          <table:table-cell office:value-type="float" office:value="0.01955135" calcext:value-type="float">
            <text:p>0.01955135</text:p>
          </table:table-cell>
          <table:table-cell office:value-type="float" office:value="0.03146258" calcext:value-type="float">
            <text:p>0.03146258</text:p>
          </table:table-cell>
          <table:table-cell office:value-type="float" office:value="0.005413977" calcext:value-type="float">
            <text:p>0.005413977</text:p>
          </table:table-cell>
          <table:table-cell office:value-type="float" office:value="0.005633667" calcext:value-type="float">
            <text:p>0.005633667</text:p>
          </table:table-cell>
          <table:table-cell office:value-type="float" office:value="0" calcext:value-type="float">
            <text:p>0</text:p>
          </table:table-cell>
          <table:table-cell office:value-type="float" office:value="10.89954" calcext:value-type="float">
            <text:p>10.89954</text:p>
          </table:table-cell>
          <table:table-cell office:value-type="float" office:value="23.91794" calcext:value-type="float">
            <text:p>23.91794</text:p>
          </table:table-cell>
          <table:table-cell office:value-type="float" office:value="21.75459" calcext:value-type="float">
            <text:p>21.75459</text:p>
          </table:table-cell>
          <table:table-cell office:value-type="float" office:value="17.13103" calcext:value-type="float">
            <text:p>17.13103</text:p>
          </table:table-cell>
          <table:table-cell office:value-type="float" office:value="14.10708" calcext:value-type="float">
            <text:p>14.10708</text:p>
          </table:table-cell>
          <table:table-cell office:value-type="float" office:value="2.195906" calcext:value-type="float">
            <text:p>2.195906</text:p>
          </table:table-cell>
          <table:table-cell office:value-type="float" office:value="1.379485" calcext:value-type="float">
            <text:p>1.379485</text:p>
          </table:table-cell>
          <table:table-cell office:value-type="float" office:value="4.045331" calcext:value-type="float">
            <text:p>4.045331</text:p>
          </table:table-cell>
          <table:table-cell office:value-type="float" office:value="2.979741" calcext:value-type="float">
            <text:p>2.979741</text:p>
          </table:table-cell>
          <table:table-cell office:value-type="float" office:value="0.8161336" calcext:value-type="float">
            <text:p>0.8161336</text:p>
          </table:table-cell>
          <table:table-cell office:value-type="float" office:value="0.1859127" calcext:value-type="float">
            <text:p>0.1859127</text:p>
          </table:table-cell>
          <table:table-cell office:value-type="float" office:value="0.2343385" calcext:value-type="float">
            <text:p>0.2343385</text:p>
          </table:table-cell>
          <table:table-cell office:value-type="float" office:value="0.3135301" calcext:value-type="float">
            <text:p>0.3135301</text:p>
          </table:table-cell>
          <table:table-cell office:value-type="float" office:value="0.3574224" calcext:value-type="float">
            <text:p>0.3574224</text:p>
          </table:table-cell>
          <table:table-cell office:value-type="float" office:value="0" calcext:value-type="float">
            <text:p>0</text:p>
          </table:table-cell>
          <table:table-cell office:value-type="float" office:value="520.8575" calcext:value-type="float">
            <text:p>520.8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89" calcext:value-type="float">
            <text:p>-0.30798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12.51343" calcext:value-type="float">
            <text:p>12.51343</text:p>
          </table:table-cell>
          <table:table-cell office:value-type="float" office:value="1087.987" calcext:value-type="float">
            <text:p>1087.987</text:p>
          </table:table-cell>
          <table:table-cell office:value-type="float" office:value="8.97" calcext:value-type="float">
            <text:p>8.97</text:p>
          </table:table-cell>
          <table:table-cell office:value-type="float" office:value="-29.08315" calcext:value-type="float">
            <text:p>-29.08315</text:p>
          </table:table-cell>
          <table:table-cell office:value-type="float" office:value="0.1128637" calcext:value-type="float">
            <text:p>0.1128637</text:p>
          </table:table-cell>
          <table:table-cell office:value-type="float" office:value="7.949741" calcext:value-type="float">
            <text:p>7.949741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4364" calcext:value-type="float">
            <text:p>0.005394364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5173" calcext:value-type="float">
            <text:p>2.095173</text:p>
          </table:table-cell>
          <table:table-cell office:value-type="float" office:value="-0.1483676" calcext:value-type="float">
            <text:p>-0.1483676</text:p>
          </table:table-cell>
          <table:table-cell office:value-type="float" office:value="-0.02137308" calcext:value-type="float">
            <text:p>-0.02137308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4302" calcext:value-type="float">
            <text:p>10.94302</text:p>
          </table:table-cell>
          <table:table-cell office:value-type="float" office:value="2.567239" calcext:value-type="float">
            <text:p>2.567239</text:p>
          </table:table-cell>
          <table:table-cell office:value-type="float" office:value="0.07179487" calcext:value-type="float">
            <text:p>0.07179487</text:p>
          </table:table-cell>
          <table:table-cell office:value-type="float" office:value="0.04767738" calcext:value-type="float">
            <text:p>0.04767738</text:p>
          </table:table-cell>
          <table:table-cell office:value-type="float" office:value="0.02604177" calcext:value-type="float">
            <text:p>0.02604177</text:p>
          </table:table-cell>
          <table:table-cell office:value-type="float" office:value="0.02340477" calcext:value-type="float">
            <text:p>0.02340477</text:p>
          </table:table-cell>
          <table:table-cell office:value-type="float" office:value="0.01147365" calcext:value-type="float">
            <text:p>0.01147365</text:p>
          </table:table-cell>
          <table:table-cell office:value-type="float" office:value="0.008179595" calcext:value-type="float">
            <text:p>0.008179595</text:p>
          </table:table-cell>
          <table:table-cell office:value-type="float" office:value="0.02187208" calcext:value-type="float">
            <text:p>0.02187208</text:p>
          </table:table-cell>
          <table:table-cell office:value-type="float" office:value="0.01959106" calcext:value-type="float">
            <text:p>0.01959106</text:p>
          </table:table-cell>
          <table:table-cell office:value-type="float" office:value="0.0197048" calcext:value-type="float">
            <text:p>0.0197048</text:p>
          </table:table-cell>
          <table:table-cell office:value-type="float" office:value="0.01957515" calcext:value-type="float">
            <text:p>0.01957515</text:p>
          </table:table-cell>
          <table:table-cell office:value-type="float" office:value="0.03137836" calcext:value-type="float">
            <text:p>0.03137836</text:p>
          </table:table-cell>
          <table:table-cell office:value-type="float" office:value="0.00540706" calcext:value-type="float">
            <text:p>0.00540706</text:p>
          </table:table-cell>
          <table:table-cell office:value-type="float" office:value="0.005632722" calcext:value-type="float">
            <text:p>0.005632722</text:p>
          </table:table-cell>
          <table:table-cell office:value-type="float" office:value="0" calcext:value-type="float">
            <text:p>0</text:p>
          </table:table-cell>
          <table:table-cell office:value-type="float" office:value="12.23524" calcext:value-type="float">
            <text:p>12.23524</text:p>
          </table:table-cell>
          <table:table-cell office:value-type="float" office:value="23.81917" calcext:value-type="float">
            <text:p>23.81917</text:p>
          </table:table-cell>
          <table:table-cell office:value-type="float" office:value="22.40213" calcext:value-type="float">
            <text:p>22.40213</text:p>
          </table:table-cell>
          <table:table-cell office:value-type="float" office:value="17.14548" calcext:value-type="float">
            <text:p>17.14548</text:p>
          </table:table-cell>
          <table:table-cell office:value-type="float" office:value="14.21108" calcext:value-type="float">
            <text:p>14.21108</text:p>
          </table:table-cell>
          <table:table-cell office:value-type="float" office:value="2.244324" calcext:value-type="float">
            <text:p>2.244324</text:p>
          </table:table-cell>
          <table:table-cell office:value-type="float" office:value="1.391633" calcext:value-type="float">
            <text:p>1.391633</text:p>
          </table:table-cell>
          <table:table-cell office:value-type="float" office:value="4.05743" calcext:value-type="float">
            <text:p>4.05743</text:p>
          </table:table-cell>
          <table:table-cell office:value-type="float" office:value="2.986838" calcext:value-type="float">
            <text:p>2.986838</text:p>
          </table:table-cell>
          <table:table-cell office:value-type="float" office:value="0.8205841" calcext:value-type="float">
            <text:p>0.8205841</text:p>
          </table:table-cell>
          <table:table-cell office:value-type="float" office:value="0.1882541" calcext:value-type="float">
            <text:p>0.1882541</text:p>
          </table:table-cell>
          <table:table-cell office:value-type="float" office:value="0.2372688" calcext:value-type="float">
            <text:p>0.2372688</text:p>
          </table:table-cell>
          <table:table-cell office:value-type="float" office:value="0.3124129" calcext:value-type="float">
            <text:p>0.3124129</text:p>
          </table:table-cell>
          <table:table-cell office:value-type="float" office:value="0.3582664" calcext:value-type="float">
            <text:p>0.3582664</text:p>
          </table:table-cell>
          <table:table-cell office:value-type="float" office:value="0" calcext:value-type="float">
            <text:p>0</text:p>
          </table:table-cell>
          <table:table-cell office:value-type="float" office:value="471.8693" calcext:value-type="float">
            <text:p>471.8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947" calcext:value-type="float">
            <text:p>-0.30799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12.49638" calcext:value-type="float">
            <text:p>12.49638</text:p>
          </table:table-cell>
          <table:table-cell office:value-type="float" office:value="1087.966" calcext:value-type="float">
            <text:p>1087.966</text:p>
          </table:table-cell>
          <table:table-cell office:value-type="float" office:value="8.97" calcext:value-type="float">
            <text:p>8.97</text:p>
          </table:table-cell>
          <table:table-cell office:value-type="float" office:value="-29.07737" calcext:value-type="float">
            <text:p>-29.07737</text:p>
          </table:table-cell>
          <table:table-cell office:value-type="float" office:value="0.1031813" calcext:value-type="float">
            <text:p>0.1031813</text:p>
          </table:table-cell>
          <table:table-cell office:value-type="float" office:value="7.998123" calcext:value-type="float">
            <text:p>7.99812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4364" calcext:value-type="float">
            <text:p>0.005394364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5173" calcext:value-type="float">
            <text:p>2.095173</text:p>
          </table:table-cell>
          <table:table-cell office:value-type="float" office:value="-0.1484058" calcext:value-type="float">
            <text:p>-0.1484058</text:p>
          </table:table-cell>
          <table:table-cell office:value-type="float" office:value="-0.02136423" calcext:value-type="float">
            <text:p>-0.02136423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5409" calcext:value-type="float">
            <text:p>10.95409</text:p>
          </table:table-cell>
          <table:table-cell office:value-type="float" office:value="1.758946" calcext:value-type="float">
            <text:p>1.758946</text:p>
          </table:table-cell>
          <table:table-cell office:value-type="float" office:value="0.06476969" calcext:value-type="float">
            <text:p>0.06476969</text:p>
          </table:table-cell>
          <table:table-cell office:value-type="float" office:value="0.04812603" calcext:value-type="float">
            <text:p>0.04812603</text:p>
          </table:table-cell>
          <table:table-cell office:value-type="float" office:value="0.02608274" calcext:value-type="float">
            <text:p>0.02608274</text:p>
          </table:table-cell>
          <table:table-cell office:value-type="float" office:value="0.02343924" calcext:value-type="float">
            <text:p>0.02343924</text:p>
          </table:table-cell>
          <table:table-cell office:value-type="float" office:value="0.0115174" calcext:value-type="float">
            <text:p>0.0115174</text:p>
          </table:table-cell>
          <table:table-cell office:value-type="float" office:value="0.008216235" calcext:value-type="float">
            <text:p>0.008216235</text:p>
          </table:table-cell>
          <table:table-cell office:value-type="float" office:value="0.02182706" calcext:value-type="float">
            <text:p>0.02182706</text:p>
          </table:table-cell>
          <table:table-cell office:value-type="float" office:value="0.01955304" calcext:value-type="float">
            <text:p>0.01955304</text:p>
          </table:table-cell>
          <table:table-cell office:value-type="float" office:value="0.01971467" calcext:value-type="float">
            <text:p>0.01971467</text:p>
          </table:table-cell>
          <table:table-cell office:value-type="float" office:value="0.01959745" calcext:value-type="float">
            <text:p>0.01959745</text:p>
          </table:table-cell>
          <table:table-cell office:value-type="float" office:value="0.03129339" calcext:value-type="float">
            <text:p>0.03129339</text:p>
          </table:table-cell>
          <table:table-cell office:value-type="float" office:value="0.005401771" calcext:value-type="float">
            <text:p>0.005401771</text:p>
          </table:table-cell>
          <table:table-cell office:value-type="float" office:value="0.005630228" calcext:value-type="float">
            <text:p>0.005630228</text:p>
          </table:table-cell>
          <table:table-cell office:value-type="float" office:value="0" calcext:value-type="float">
            <text:p>0</text:p>
          </table:table-cell>
          <table:table-cell office:value-type="float" office:value="19.45921" calcext:value-type="float">
            <text:p>19.45921</text:p>
          </table:table-cell>
          <table:table-cell office:value-type="float" office:value="21.39074" calcext:value-type="float">
            <text:p>21.39074</text:p>
          </table:table-cell>
          <table:table-cell office:value-type="float" office:value="23.19025" calcext:value-type="float">
            <text:p>23.19025</text:p>
          </table:table-cell>
          <table:table-cell office:value-type="float" office:value="17.30797" calcext:value-type="float">
            <text:p>17.30797</text:p>
          </table:table-cell>
          <table:table-cell office:value-type="float" office:value="14.30453" calcext:value-type="float">
            <text:p>14.30453</text:p>
          </table:table-cell>
          <table:table-cell office:value-type="float" office:value="2.288318" calcext:value-type="float">
            <text:p>2.288318</text:p>
          </table:table-cell>
          <table:table-cell office:value-type="float" office:value="1.400727" calcext:value-type="float">
            <text:p>1.400727</text:p>
          </table:table-cell>
          <table:table-cell office:value-type="float" office:value="4.068998" calcext:value-type="float">
            <text:p>4.068998</text:p>
          </table:table-cell>
          <table:table-cell office:value-type="float" office:value="2.993919" calcext:value-type="float">
            <text:p>2.993919</text:p>
          </table:table-cell>
          <table:table-cell office:value-type="float" office:value="0.8250613" calcext:value-type="float">
            <text:p>0.8250613</text:p>
          </table:table-cell>
          <table:table-cell office:value-type="float" office:value="0.1905964" calcext:value-type="float">
            <text:p>0.1905964</text:p>
          </table:table-cell>
          <table:table-cell office:value-type="float" office:value="0.2401222" calcext:value-type="float">
            <text:p>0.2401222</text:p>
          </table:table-cell>
          <table:table-cell office:value-type="float" office:value="0.3118381" calcext:value-type="float">
            <text:p>0.3118381</text:p>
          </table:table-cell>
          <table:table-cell office:value-type="float" office:value="0.3582775" calcext:value-type="float">
            <text:p>0.3582775</text:p>
          </table:table-cell>
          <table:table-cell office:value-type="float" office:value="0" calcext:value-type="float">
            <text:p>0</text:p>
          </table:table-cell>
          <table:table-cell office:value-type="float" office:value="438.0597" calcext:value-type="float">
            <text:p>438.0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9976" calcext:value-type="float">
            <text:p>-0.307997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12.48221" calcext:value-type="float">
            <text:p>12.48221</text:p>
          </table:table-cell>
          <table:table-cell office:value-type="float" office:value="1087.948" calcext:value-type="float">
            <text:p>1087.948</text:p>
          </table:table-cell>
          <table:table-cell office:value-type="float" office:value="8.97" calcext:value-type="float">
            <text:p>8.97</text:p>
          </table:table-cell>
          <table:table-cell office:value-type="float" office:value="-29.07166" calcext:value-type="float">
            <text:p>-29.07166</text:p>
          </table:table-cell>
          <table:table-cell office:value-type="float" office:value="0.09745312" calcext:value-type="float">
            <text:p>0.09745312</text:p>
          </table:table-cell>
          <table:table-cell office:value-type="float" office:value="8.050481" calcext:value-type="float">
            <text:p>8.050481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398" calcext:value-type="float">
            <text:p>0.00539539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5363" calcext:value-type="float">
            <text:p>2.095363</text:p>
          </table:table-cell>
          <table:table-cell office:value-type="float" office:value="-0.1484411" calcext:value-type="float">
            <text:p>-0.1484411</text:p>
          </table:table-cell>
          <table:table-cell office:value-type="float" office:value="-0.02135912" calcext:value-type="float">
            <text:p>-0.02135912</text:p>
          </table:table-cell>
          <table:table-cell office:value-type="float" office:value="0.000009542358" calcext:value-type="float">
            <text:p>9.542358E-06</text:p>
          </table:table-cell>
          <table:table-cell office:value-type="float" office:value="10.96399" calcext:value-type="float">
            <text:p>10.96399</text:p>
          </table:table-cell>
          <table:table-cell office:value-type="float" office:value="1.24039" calcext:value-type="float">
            <text:p>1.24039</text:p>
          </table:table-cell>
          <table:table-cell office:value-type="float" office:value="0.09819739" calcext:value-type="float">
            <text:p>0.09819739</text:p>
          </table:table-cell>
          <table:table-cell office:value-type="float" office:value="0.06721807" calcext:value-type="float">
            <text:p>0.06721807</text:p>
          </table:table-cell>
          <table:table-cell office:value-type="float" office:value="0.02627913" calcext:value-type="float">
            <text:p>0.02627913</text:p>
          </table:table-cell>
          <table:table-cell office:value-type="float" office:value="0.02335688" calcext:value-type="float">
            <text:p>0.02335688</text:p>
          </table:table-cell>
          <table:table-cell office:value-type="float" office:value="0.01154489" calcext:value-type="float">
            <text:p>0.01154489</text:p>
          </table:table-cell>
          <table:table-cell office:value-type="float" office:value="0.008425446" calcext:value-type="float">
            <text:p>0.008425446</text:p>
          </table:table-cell>
          <table:table-cell office:value-type="float" office:value="0.02181712" calcext:value-type="float">
            <text:p>0.02181712</text:p>
          </table:table-cell>
          <table:table-cell office:value-type="float" office:value="0.01952964" calcext:value-type="float">
            <text:p>0.01952964</text:p>
          </table:table-cell>
          <table:table-cell office:value-type="float" office:value="0.0197242" calcext:value-type="float">
            <text:p>0.0197242</text:p>
          </table:table-cell>
          <table:table-cell office:value-type="float" office:value="0.01961839" calcext:value-type="float">
            <text:p>0.01961839</text:p>
          </table:table-cell>
          <table:table-cell office:value-type="float" office:value="0.03120731" calcext:value-type="float">
            <text:p>0.03120731</text:p>
          </table:table-cell>
          <table:table-cell office:value-type="float" office:value="0.005396554" calcext:value-type="float">
            <text:p>0.005396554</text:p>
          </table:table-cell>
          <table:table-cell office:value-type="float" office:value="0.005627725" calcext:value-type="float">
            <text:p>0.005627725</text:p>
          </table:table-cell>
          <table:table-cell office:value-type="float" office:value="0" calcext:value-type="float">
            <text:p>0</text:p>
          </table:table-cell>
          <table:table-cell office:value-type="float" office:value="5.0013" calcext:value-type="float">
            <text:p>5.0013</text:p>
          </table:table-cell>
          <table:table-cell office:value-type="float" office:value="16.24367" calcext:value-type="float">
            <text:p>16.24367</text:p>
          </table:table-cell>
          <table:table-cell office:value-type="float" office:value="30.41456" calcext:value-type="float">
            <text:p>30.41456</text:p>
          </table:table-cell>
          <table:table-cell office:value-type="float" office:value="17.76654" calcext:value-type="float">
            <text:p>17.76654</text:p>
          </table:table-cell>
          <table:table-cell office:value-type="float" office:value="14.4959" calcext:value-type="float">
            <text:p>14.4959</text:p>
          </table:table-cell>
          <table:table-cell office:value-type="float" office:value="2.330155" calcext:value-type="float">
            <text:p>2.330155</text:p>
          </table:table-cell>
          <table:table-cell office:value-type="float" office:value="1.41038" calcext:value-type="float">
            <text:p>1.41038</text:p>
          </table:table-cell>
          <table:table-cell office:value-type="float" office:value="4.079831" calcext:value-type="float">
            <text:p>4.079831</text:p>
          </table:table-cell>
          <table:table-cell office:value-type="float" office:value="3.000797" calcext:value-type="float">
            <text:p>3.000797</text:p>
          </table:table-cell>
          <table:table-cell office:value-type="float" office:value="0.8295372" calcext:value-type="float">
            <text:p>0.8295372</text:p>
          </table:table-cell>
          <table:table-cell office:value-type="float" office:value="0.1929367" calcext:value-type="float">
            <text:p>0.1929367</text:p>
          </table:table-cell>
          <table:table-cell office:value-type="float" office:value="0.2429248" calcext:value-type="float">
            <text:p>0.2429248</text:p>
          </table:table-cell>
          <table:table-cell office:value-type="float" office:value="0.3113189" calcext:value-type="float">
            <text:p>0.3113189</text:p>
          </table:table-cell>
          <table:table-cell office:value-type="float" office:value="0.358278" calcext:value-type="float">
            <text:p>0.358278</text:p>
          </table:table-cell>
          <table:table-cell office:value-type="float" office:value="0" calcext:value-type="float">
            <text:p>0</text:p>
          </table:table-cell>
          <table:table-cell office:value-type="float" office:value="357.6623" calcext:value-type="float">
            <text:p>357.6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80015" calcext:value-type="float">
            <text:p>-0.30800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12.46702" calcext:value-type="float">
            <text:p>12.46702</text:p>
          </table:table-cell>
          <table:table-cell office:value-type="float" office:value="1087.931" calcext:value-type="float">
            <text:p>1087.931</text:p>
          </table:table-cell>
          <table:table-cell office:value-type="float" office:value="8.97" calcext:value-type="float">
            <text:p>8.97</text:p>
          </table:table-cell>
          <table:table-cell office:value-type="float" office:value="-29.06604" calcext:value-type="float">
            <text:p>-29.06604</text:p>
          </table:table-cell>
          <table:table-cell office:value-type="float" office:value="0.09053759" calcext:value-type="float">
            <text:p>0.09053759</text:p>
          </table:table-cell>
          <table:table-cell office:value-type="float" office:value="8.09159" calcext:value-type="float">
            <text:p>8.09159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398" calcext:value-type="float">
            <text:p>0.00539539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5046" calcext:value-type="float">
            <text:p>2.095046</text:p>
          </table:table-cell>
          <table:table-cell office:value-type="float" office:value="-0.1484681" calcext:value-type="float">
            <text:p>-0.1484681</text:p>
          </table:table-cell>
          <table:table-cell office:value-type="float" office:value="-0.02135249" calcext:value-type="float">
            <text:p>-0.02135249</text:p>
          </table:table-cell>
          <table:table-cell office:value-type="float" office:value="0.000009544481" calcext:value-type="float">
            <text:p>9.544481E-06</text:p>
          </table:table-cell>
          <table:table-cell office:value-type="float" office:value="10.98062" calcext:value-type="float">
            <text:p>10.98062</text:p>
          </table:table-cell>
          <table:table-cell office:value-type="float" office:value="0.8203479" calcext:value-type="float">
            <text:p>0.8203479</text:p>
          </table:table-cell>
          <table:table-cell office:value-type="float" office:value="0.07655779" calcext:value-type="float">
            <text:p>0.07655779</text:p>
          </table:table-cell>
          <table:table-cell office:value-type="float" office:value="0.06230521" calcext:value-type="float">
            <text:p>0.06230521</text:p>
          </table:table-cell>
          <table:table-cell office:value-type="float" office:value="0.02630887" calcext:value-type="float">
            <text:p>0.02630887</text:p>
          </table:table-cell>
          <table:table-cell office:value-type="float" office:value="0.02323375" calcext:value-type="float">
            <text:p>0.02323375</text:p>
          </table:table-cell>
          <table:table-cell office:value-type="float" office:value="0.01142839" calcext:value-type="float">
            <text:p>0.01142839</text:p>
          </table:table-cell>
          <table:table-cell office:value-type="float" office:value="0.008517125" calcext:value-type="float">
            <text:p>0.008517125</text:p>
          </table:table-cell>
          <table:table-cell office:value-type="float" office:value="0.02176786" calcext:value-type="float">
            <text:p>0.02176786</text:p>
          </table:table-cell>
          <table:table-cell office:value-type="float" office:value="0.01951059" calcext:value-type="float">
            <text:p>0.01951059</text:p>
          </table:table-cell>
          <table:table-cell office:value-type="float" office:value="0.01973531" calcext:value-type="float">
            <text:p>0.01973531</text:p>
          </table:table-cell>
          <table:table-cell office:value-type="float" office:value="0.01963807" calcext:value-type="float">
            <text:p>0.01963807</text:p>
          </table:table-cell>
          <table:table-cell office:value-type="float" office:value="0.03112023" calcext:value-type="float">
            <text:p>0.03112023</text:p>
          </table:table-cell>
          <table:table-cell office:value-type="float" office:value="0.005395929" calcext:value-type="float">
            <text:p>0.005395929</text:p>
          </table:table-cell>
          <table:table-cell office:value-type="float" office:value="0.005620671" calcext:value-type="float">
            <text:p>0.005620671</text:p>
          </table:table-cell>
          <table:table-cell office:value-type="float" office:value="0" calcext:value-type="float">
            <text:p>0</text:p>
          </table:table-cell>
          <table:table-cell office:value-type="float" office:value="9.149858" calcext:value-type="float">
            <text:p>9.149858</text:p>
          </table:table-cell>
          <table:table-cell office:value-type="float" office:value="15.86404" calcext:value-type="float">
            <text:p>15.86404</text:p>
          </table:table-cell>
          <table:table-cell office:value-type="float" office:value="28.66197" calcext:value-type="float">
            <text:p>28.66197</text:p>
          </table:table-cell>
          <table:table-cell office:value-type="float" office:value="18.97571" calcext:value-type="float">
            <text:p>18.97571</text:p>
          </table:table-cell>
          <table:table-cell office:value-type="float" office:value="15.21155" calcext:value-type="float">
            <text:p>15.21155</text:p>
          </table:table-cell>
          <table:table-cell office:value-type="float" office:value="2.374272" calcext:value-type="float">
            <text:p>2.374272</text:p>
          </table:table-cell>
          <table:table-cell office:value-type="float" office:value="1.415592" calcext:value-type="float">
            <text:p>1.415592</text:p>
          </table:table-cell>
          <table:table-cell office:value-type="float" office:value="4.090202" calcext:value-type="float">
            <text:p>4.090202</text:p>
          </table:table-cell>
          <table:table-cell office:value-type="float" office:value="3.007395" calcext:value-type="float">
            <text:p>3.007395</text:p>
          </table:table-cell>
          <table:table-cell office:value-type="float" office:value="0.8339809" calcext:value-type="float">
            <text:p>0.8339809</text:p>
          </table:table-cell>
          <table:table-cell office:value-type="float" office:value="0.1952698" calcext:value-type="float">
            <text:p>0.1952698</text:p>
          </table:table-cell>
          <table:table-cell office:value-type="float" office:value="0.2457162" calcext:value-type="float">
            <text:p>0.2457162</text:p>
          </table:table-cell>
          <table:table-cell office:value-type="float" office:value="0.3122648" calcext:value-type="float">
            <text:p>0.3122648</text:p>
          </table:table-cell>
          <table:table-cell office:value-type="float" office:value="0.3573685" calcext:value-type="float">
            <text:p>0.3573685</text:p>
          </table:table-cell>
          <table:table-cell office:value-type="float" office:value="0" calcext:value-type="float">
            <text:p>0</text:p>
          </table:table-cell>
          <table:table-cell office:value-type="float" office:value="315.4091" calcext:value-type="float">
            <text:p>315.4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80141" calcext:value-type="float">
            <text:p>-0.30801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31.49026" calcext:value-type="float">
            <text:p>31.49026</text:p>
          </table:table-cell>
          <table:table-cell office:value-type="float" office:value="1087.914" calcext:value-type="float">
            <text:p>1087.914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08739085" calcext:value-type="float">
            <text:p>0.08739085</text:p>
          </table:table-cell>
          <table:table-cell office:value-type="float" office:value="8.126698" calcext:value-type="float">
            <text:p>8.12669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398" calcext:value-type="float">
            <text:p>0.00539539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4792" calcext:value-type="float">
            <text:p>2.094792</text:p>
          </table:table-cell>
          <table:table-cell office:value-type="float" office:value="-0.1484982" calcext:value-type="float">
            <text:p>-0.1484982</text:p>
          </table:table-cell>
          <table:table-cell office:value-type="float" office:value="-0.02134337" calcext:value-type="float">
            <text:p>-0.02134337</text:p>
          </table:table-cell>
          <table:table-cell office:value-type="float" office:value="0.000009544481" calcext:value-type="float">
            <text:p>9.544481E-06</text:p>
          </table:table-cell>
          <table:table-cell office:value-type="float" office:value="10.99068" calcext:value-type="float">
            <text:p>10.99068</text:p>
          </table:table-cell>
          <table:table-cell office:value-type="float" office:value="0.5211175" calcext:value-type="float">
            <text:p>0.5211175</text:p>
          </table:table-cell>
          <table:table-cell office:value-type="float" office:value="0.06836152" calcext:value-type="float">
            <text:p>0.06836152</text:p>
          </table:table-cell>
          <table:table-cell office:value-type="float" office:value="0.0589827" calcext:value-type="float">
            <text:p>0.0589827</text:p>
          </table:table-cell>
          <table:table-cell office:value-type="float" office:value="0.02888099" calcext:value-type="float">
            <text:p>0.02888099</text:p>
          </table:table-cell>
          <table:table-cell office:value-type="float" office:value="0.02425363" calcext:value-type="float">
            <text:p>0.02425363</text:p>
          </table:table-cell>
          <table:table-cell office:value-type="float" office:value="0.01137078" calcext:value-type="float">
            <text:p>0.01137078</text:p>
          </table:table-cell>
          <table:table-cell office:value-type="float" office:value="0.008544624" calcext:value-type="float">
            <text:p>0.008544624</text:p>
          </table:table-cell>
          <table:table-cell office:value-type="float" office:value="0.02170724" calcext:value-type="float">
            <text:p>0.02170724</text:p>
          </table:table-cell>
          <table:table-cell office:value-type="float" office:value="0.01947226" calcext:value-type="float">
            <text:p>0.01947226</text:p>
          </table:table-cell>
          <table:table-cell office:value-type="float" office:value="0.01972063" calcext:value-type="float">
            <text:p>0.01972063</text:p>
          </table:table-cell>
          <table:table-cell office:value-type="float" office:value="0.01963895" calcext:value-type="float">
            <text:p>0.01963895</text:p>
          </table:table-cell>
          <table:table-cell office:value-type="float" office:value="0.03096535" calcext:value-type="float">
            <text:p>0.03096535</text:p>
          </table:table-cell>
          <table:table-cell office:value-type="float" office:value="0.005390432" calcext:value-type="float">
            <text:p>0.005390432</text:p>
          </table:table-cell>
          <table:table-cell office:value-type="float" office:value="0.00561767" calcext:value-type="float">
            <text:p>0.00561767</text:p>
          </table:table-cell>
          <table:table-cell office:value-type="float" office:value="0" calcext:value-type="float">
            <text:p>0</text:p>
          </table:table-cell>
          <table:table-cell office:value-type="float" office:value="7.922401" calcext:value-type="float">
            <text:p>7.922401</text:p>
          </table:table-cell>
          <table:table-cell office:value-type="float" office:value="14.3126" calcext:value-type="float">
            <text:p>14.3126</text:p>
          </table:table-cell>
          <table:table-cell office:value-type="float" office:value="24.00052" calcext:value-type="float">
            <text:p>24.00052</text:p>
          </table:table-cell>
          <table:table-cell office:value-type="float" office:value="22.78494" calcext:value-type="float">
            <text:p>22.78494</text:p>
          </table:table-cell>
          <table:table-cell office:value-type="float" office:value="17.81093" calcext:value-type="float">
            <text:p>17.81093</text:p>
          </table:table-cell>
          <table:table-cell office:value-type="float" office:value="2.426312" calcext:value-type="float">
            <text:p>2.426312</text:p>
          </table:table-cell>
          <table:table-cell office:value-type="float" office:value="1.419305" calcext:value-type="float">
            <text:p>1.419305</text:p>
          </table:table-cell>
          <table:table-cell office:value-type="float" office:value="4.100388" calcext:value-type="float">
            <text:p>4.100388</text:p>
          </table:table-cell>
          <table:table-cell office:value-type="float" office:value="3.013684" calcext:value-type="float">
            <text:p>3.013684</text:p>
          </table:table-cell>
          <table:table-cell office:value-type="float" office:value="0.8383722" calcext:value-type="float">
            <text:p>0.8383722</text:p>
          </table:table-cell>
          <table:table-cell office:value-type="float" office:value="0.197674" calcext:value-type="float">
            <text:p>0.197674</text:p>
          </table:table-cell>
          <table:table-cell office:value-type="float" office:value="0.2484413" calcext:value-type="float">
            <text:p>0.2484413</text:p>
          </table:table-cell>
          <table:table-cell office:value-type="float" office:value="0.3116361" calcext:value-type="float">
            <text:p>0.3116361</text:p>
          </table:table-cell>
          <table:table-cell office:value-type="float" office:value="0.357863" calcext:value-type="float">
            <text:p>0.357863</text:p>
          </table:table-cell>
          <table:table-cell office:value-type="float" office:value="0" calcext:value-type="float">
            <text:p>0</text:p>
          </table:table-cell>
          <table:table-cell office:value-type="float" office:value="11.84938" calcext:value-type="float">
            <text:p>11.8493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176" calcext:value-type="float">
            <text:p>-0.30801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31.47335" calcext:value-type="float">
            <text:p>31.47335</text:p>
          </table:table-cell>
          <table:table-cell office:value-type="float" office:value="1087.897" calcext:value-type="float">
            <text:p>1087.89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08626267" calcext:value-type="float">
            <text:p>0.08626267</text:p>
          </table:table-cell>
          <table:table-cell office:value-type="float" office:value="8.158485" calcext:value-type="float">
            <text:p>8.158485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398" calcext:value-type="float">
            <text:p>0.00539539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471" calcext:value-type="float">
            <text:p>2.09471</text:p>
          </table:table-cell>
          <table:table-cell office:value-type="float" office:value="-0.148513" calcext:value-type="float">
            <text:p>-0.148513</text:p>
          </table:table-cell>
          <table:table-cell office:value-type="float" office:value="-0.02132939" calcext:value-type="float">
            <text:p>-0.02132939</text:p>
          </table:table-cell>
          <table:table-cell office:value-type="float" office:value="0.000009544481" calcext:value-type="float">
            <text:p>9.544481E-06</text:p>
          </table:table-cell>
          <table:table-cell office:value-type="float" office:value="11.00087" calcext:value-type="float">
            <text:p>11.00087</text:p>
          </table:table-cell>
          <table:table-cell office:value-type="float" office:value="0.3793596" calcext:value-type="float">
            <text:p>0.3793596</text:p>
          </table:table-cell>
          <table:table-cell office:value-type="float" office:value="0.06417325" calcext:value-type="float">
            <text:p>0.06417325</text:p>
          </table:table-cell>
          <table:table-cell office:value-type="float" office:value="0.0573001" calcext:value-type="float">
            <text:p>0.0573001</text:p>
          </table:table-cell>
          <table:table-cell office:value-type="float" office:value="0.02979978" calcext:value-type="float">
            <text:p>0.02979978</text:p>
          </table:table-cell>
          <table:table-cell office:value-type="float" office:value="0.02656602" calcext:value-type="float">
            <text:p>0.02656602</text:p>
          </table:table-cell>
          <table:table-cell office:value-type="float" office:value="0.01140985" calcext:value-type="float">
            <text:p>0.01140985</text:p>
          </table:table-cell>
          <table:table-cell office:value-type="float" office:value="0.008591559" calcext:value-type="float">
            <text:p>0.008591559</text:p>
          </table:table-cell>
          <table:table-cell office:value-type="float" office:value="0.02167283" calcext:value-type="float">
            <text:p>0.02167283</text:p>
          </table:table-cell>
          <table:table-cell office:value-type="float" office:value="0.01941742" calcext:value-type="float">
            <text:p>0.01941742</text:p>
          </table:table-cell>
          <table:table-cell office:value-type="float" office:value="0.0196832" calcext:value-type="float">
            <text:p>0.0196832</text:p>
          </table:table-cell>
          <table:table-cell office:value-type="float" office:value="0.01961774" calcext:value-type="float">
            <text:p>0.01961774</text:p>
          </table:table-cell>
          <table:table-cell office:value-type="float" office:value="0.03076104" calcext:value-type="float">
            <text:p>0.03076104</text:p>
          </table:table-cell>
          <table:table-cell office:value-type="float" office:value="0.005404485" calcext:value-type="float">
            <text:p>0.005404485</text:p>
          </table:table-cell>
          <table:table-cell office:value-type="float" office:value="0.005595962" calcext:value-type="float">
            <text:p>0.005595962</text:p>
          </table:table-cell>
          <table:table-cell office:value-type="float" office:value="0" calcext:value-type="float">
            <text:p>0</text:p>
          </table:table-cell>
          <table:table-cell office:value-type="float" office:value="9.587694" calcext:value-type="float">
            <text:p>9.587694</text:p>
          </table:table-cell>
          <table:table-cell office:value-type="float" office:value="13.23995" calcext:value-type="float">
            <text:p>13.23995</text:p>
          </table:table-cell>
          <table:table-cell office:value-type="float" office:value="21.58208" calcext:value-type="float">
            <text:p>21.58208</text:p>
          </table:table-cell>
          <table:table-cell office:value-type="float" office:value="23.24674" calcext:value-type="float">
            <text:p>23.24674</text:p>
          </table:table-cell>
          <table:table-cell office:value-type="float" office:value="22.00265" calcext:value-type="float">
            <text:p>22.00265</text:p>
          </table:table-cell>
          <table:table-cell office:value-type="float" office:value="2.483478" calcext:value-type="float">
            <text:p>2.483478</text:p>
          </table:table-cell>
          <table:table-cell office:value-type="float" office:value="1.423016" calcext:value-type="float">
            <text:p>1.423016</text:p>
          </table:table-cell>
          <table:table-cell office:value-type="float" office:value="4.110069" calcext:value-type="float">
            <text:p>4.110069</text:p>
          </table:table-cell>
          <table:table-cell office:value-type="float" office:value="3.019674" calcext:value-type="float">
            <text:p>3.019674</text:p>
          </table:table-cell>
          <table:table-cell office:value-type="float" office:value="0.8426468" calcext:value-type="float">
            <text:p>0.8426468</text:p>
          </table:table-cell>
          <table:table-cell office:value-type="float" office:value="0.2000902" calcext:value-type="float">
            <text:p>0.2000902</text:p>
          </table:table-cell>
          <table:table-cell office:value-type="float" office:value="0.251105" calcext:value-type="float">
            <text:p>0.251105</text:p>
          </table:table-cell>
          <table:table-cell office:value-type="float" office:value="0.3172691" calcext:value-type="float">
            <text:p>0.3172691</text:p>
          </table:table-cell>
          <table:table-cell office:value-type="float" office:value="0.3518389" calcext:value-type="float">
            <text:p>0.3518389</text:p>
          </table:table-cell>
          <table:table-cell office:value-type="float" office:value="0" calcext:value-type="float">
            <text:p>0</text:p>
          </table:table-cell>
          <table:table-cell office:value-type="float" office:value="12.51283" calcext:value-type="float">
            <text:p>12.51283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204" calcext:value-type="float">
            <text:p>-0.30802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31.45652" calcext:value-type="float">
            <text:p>31.45652</text:p>
          </table:table-cell>
          <table:table-cell office:value-type="float" office:value="1087.882" calcext:value-type="float">
            <text:p>1087.88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0857333" calcext:value-type="float">
            <text:p>0.0857333</text:p>
          </table:table-cell>
          <table:table-cell office:value-type="float" office:value="8.188172" calcext:value-type="float">
            <text:p>8.18817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3876" calcext:value-type="float">
            <text:p>2.093876</text:p>
          </table:table-cell>
          <table:table-cell office:value-type="float" office:value="-0.1485324" calcext:value-type="float">
            <text:p>-0.1485324</text:p>
          </table:table-cell>
          <table:table-cell office:value-type="float" office:value="-0.02131503" calcext:value-type="float">
            <text:p>-0.02131503</text:p>
          </table:table-cell>
          <table:table-cell office:value-type="float" office:value="0.000009544481" calcext:value-type="float">
            <text:p>9.544481E-06</text:p>
          </table:table-cell>
          <table:table-cell office:value-type="float" office:value="11.01749" calcext:value-type="float">
            <text:p>11.01749</text:p>
          </table:table-cell>
          <table:table-cell office:value-type="float" office:value="0.2556354" calcext:value-type="float">
            <text:p>0.2556354</text:p>
          </table:table-cell>
          <table:table-cell office:value-type="float" office:value="0.05888736" calcext:value-type="float">
            <text:p>0.05888736</text:p>
          </table:table-cell>
          <table:table-cell office:value-type="float" office:value="0.05493857" calcext:value-type="float">
            <text:p>0.05493857</text:p>
          </table:table-cell>
          <table:table-cell office:value-type="float" office:value="0.02992479" calcext:value-type="float">
            <text:p>0.02992479</text:p>
          </table:table-cell>
          <table:table-cell office:value-type="float" office:value="0.0271556" calcext:value-type="float">
            <text:p>0.0271556</text:p>
          </table:table-cell>
          <table:table-cell office:value-type="float" office:value="0.01145747" calcext:value-type="float">
            <text:p>0.01145747</text:p>
          </table:table-cell>
          <table:table-cell office:value-type="float" office:value="0.008647202" calcext:value-type="float">
            <text:p>0.008647202</text:p>
          </table:table-cell>
          <table:table-cell office:value-type="float" office:value="0.0216597" calcext:value-type="float">
            <text:p>0.0216597</text:p>
          </table:table-cell>
          <table:table-cell office:value-type="float" office:value="0.01936291" calcext:value-type="float">
            <text:p>0.01936291</text:p>
          </table:table-cell>
          <table:table-cell office:value-type="float" office:value="0.01964509" calcext:value-type="float">
            <text:p>0.01964509</text:p>
          </table:table-cell>
          <table:table-cell office:value-type="float" office:value="0.01959313" calcext:value-type="float">
            <text:p>0.01959313</text:p>
          </table:table-cell>
          <table:table-cell office:value-type="float" office:value="0.03056978" calcext:value-type="float">
            <text:p>0.03056978</text:p>
          </table:table-cell>
          <table:table-cell office:value-type="float" office:value="0.005396849" calcext:value-type="float">
            <text:p>0.005396849</text:p>
          </table:table-cell>
          <table:table-cell office:value-type="float" office:value="0.005596086" calcext:value-type="float">
            <text:p>0.005596086</text:p>
          </table:table-cell>
          <table:table-cell office:value-type="float" office:value="0" calcext:value-type="float">
            <text:p>0</text:p>
          </table:table-cell>
          <table:table-cell office:value-type="float" office:value="10.1501" calcext:value-type="float">
            <text:p>10.1501</text:p>
          </table:table-cell>
          <table:table-cell office:value-type="float" office:value="13.18699" calcext:value-type="float">
            <text:p>13.18699</text:p>
          </table:table-cell>
          <table:table-cell office:value-type="float" office:value="21.05271" calcext:value-type="float">
            <text:p>21.05271</text:p>
          </table:table-cell>
          <table:table-cell office:value-type="float" office:value="23.0209" calcext:value-type="float">
            <text:p>23.0209</text:p>
          </table:table-cell>
          <table:table-cell office:value-type="float" office:value="21.90618" calcext:value-type="float">
            <text:p>21.90618</text:p>
          </table:table-cell>
          <table:table-cell office:value-type="float" office:value="2.539352" calcext:value-type="float">
            <text:p>2.539352</text:p>
          </table:table-cell>
          <table:table-cell office:value-type="float" office:value="1.426556" calcext:value-type="float">
            <text:p>1.426556</text:p>
          </table:table-cell>
          <table:table-cell office:value-type="float" office:value="4.119258" calcext:value-type="float">
            <text:p>4.119258</text:p>
          </table:table-cell>
          <table:table-cell office:value-type="float" office:value="3.025405" calcext:value-type="float">
            <text:p>3.025405</text:p>
          </table:table-cell>
          <table:table-cell office:value-type="float" office:value="0.8468284" calcext:value-type="float">
            <text:p>0.8468284</text:p>
          </table:table-cell>
          <table:table-cell office:value-type="float" office:value="0.2024726" calcext:value-type="float">
            <text:p>0.2024726</text:p>
          </table:table-cell>
          <table:table-cell office:value-type="float" office:value="0.2539981" calcext:value-type="float">
            <text:p>0.2539981</text:p>
          </table:table-cell>
          <table:table-cell office:value-type="float" office:value="0.3157162" calcext:value-type="float">
            <text:p>0.3157162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" calcext:value-type="float">
            <text:p>0</text:p>
          </table:table-cell>
          <table:table-cell office:value-type="float" office:value="13.78822" calcext:value-type="float">
            <text:p>13.78822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233" calcext:value-type="float">
            <text:p>-0.308023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31.43587" calcext:value-type="float">
            <text:p>31.43587</text:p>
          </table:table-cell>
          <table:table-cell office:value-type="float" office:value="1087.867" calcext:value-type="float">
            <text:p>1087.86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08645289" calcext:value-type="float">
            <text:p>0.08645289</text:p>
          </table:table-cell>
          <table:table-cell office:value-type="float" office:value="8.22032" calcext:value-type="float">
            <text:p>8.2203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3071" calcext:value-type="float">
            <text:p>2.093071</text:p>
          </table:table-cell>
          <table:table-cell office:value-type="float" office:value="-0.1485591" calcext:value-type="float">
            <text:p>-0.1485591</text:p>
          </table:table-cell>
          <table:table-cell office:value-type="float" office:value="-0.02130008" calcext:value-type="float">
            <text:p>-0.02130008</text:p>
          </table:table-cell>
          <table:table-cell office:value-type="float" office:value="0.000009544481" calcext:value-type="float">
            <text:p>9.544481E-06</text:p>
          </table:table-cell>
          <table:table-cell office:value-type="float" office:value="11.04496" calcext:value-type="float">
            <text:p>11.04496</text:p>
          </table:table-cell>
          <table:table-cell office:value-type="float" office:value="0.1773014" calcext:value-type="float">
            <text:p>0.1773014</text:p>
          </table:table-cell>
          <table:table-cell office:value-type="float" office:value="0.05421064" calcext:value-type="float">
            <text:p>0.05421064</text:p>
          </table:table-cell>
          <table:table-cell office:value-type="float" office:value="0.05212981" calcext:value-type="float">
            <text:p>0.05212981</text:p>
          </table:table-cell>
          <table:table-cell office:value-type="float" office:value="0.02927005" calcext:value-type="float">
            <text:p>0.02927005</text:p>
          </table:table-cell>
          <table:table-cell office:value-type="float" office:value="0.02682634" calcext:value-type="float">
            <text:p>0.02682634</text:p>
          </table:table-cell>
          <table:table-cell office:value-type="float" office:value="0.01143482" calcext:value-type="float">
            <text:p>0.01143482</text:p>
          </table:table-cell>
          <table:table-cell office:value-type="float" office:value="0.008623675" calcext:value-type="float">
            <text:p>0.008623675</text:p>
          </table:table-cell>
          <table:table-cell office:value-type="float" office:value="0.02163495" calcext:value-type="float">
            <text:p>0.02163495</text:p>
          </table:table-cell>
          <table:table-cell office:value-type="float" office:value="0.01930522" calcext:value-type="float">
            <text:p>0.01930522</text:p>
          </table:table-cell>
          <table:table-cell office:value-type="float" office:value="0.01960558" calcext:value-type="float">
            <text:p>0.01960558</text:p>
          </table:table-cell>
          <table:table-cell office:value-type="float" office:value="0.01956493" calcext:value-type="float">
            <text:p>0.01956493</text:p>
          </table:table-cell>
          <table:table-cell office:value-type="float" office:value="0.03038983" calcext:value-type="float">
            <text:p>0.03038983</text:p>
          </table:table-cell>
          <table:table-cell office:value-type="float" office:value="0.005388843" calcext:value-type="float">
            <text:p>0.005388843</text:p>
          </table:table-cell>
          <table:table-cell office:value-type="float" office:value="0.005596646" calcext:value-type="float">
            <text:p>0.005596646</text:p>
          </table:table-cell>
          <table:table-cell office:value-type="float" office:value="0" calcext:value-type="float">
            <text:p>0</text:p>
          </table:table-cell>
          <table:table-cell office:value-type="float" office:value="9.385201" calcext:value-type="float">
            <text:p>9.385201</text:p>
          </table:table-cell>
          <table:table-cell office:value-type="float" office:value="13.84295" calcext:value-type="float">
            <text:p>13.84295</text:p>
          </table:table-cell>
          <table:table-cell office:value-type="float" office:value="20.82822" calcext:value-type="float">
            <text:p>20.82822</text:p>
          </table:table-cell>
          <table:table-cell office:value-type="float" office:value="22.54595" calcext:value-type="float">
            <text:p>22.54595</text:p>
          </table:table-cell>
          <table:table-cell office:value-type="float" office:value="21.40533" calcext:value-type="float">
            <text:p>21.40533</text:p>
          </table:table-cell>
          <table:table-cell office:value-type="float" office:value="2.596312" calcext:value-type="float">
            <text:p>2.596312</text:p>
          </table:table-cell>
          <table:table-cell office:value-type="float" office:value="1.430858" calcext:value-type="float">
            <text:p>1.430858</text:p>
          </table:table-cell>
          <table:table-cell office:value-type="float" office:value="4.128235" calcext:value-type="float">
            <text:p>4.128235</text:p>
          </table:table-cell>
          <table:table-cell office:value-type="float" office:value="3.030921" calcext:value-type="float">
            <text:p>3.030921</text:p>
          </table:table-cell>
          <table:table-cell office:value-type="float" office:value="0.8509153" calcext:value-type="float">
            <text:p>0.8509153</text:p>
          </table:table-cell>
          <table:table-cell office:value-type="float" office:value="0.2048231" calcext:value-type="float">
            <text:p>0.2048231</text:p>
          </table:table-cell>
          <table:table-cell office:value-type="float" office:value="0.2567493" calcext:value-type="float">
            <text:p>0.2567493</text:p>
          </table:table-cell>
          <table:table-cell office:value-type="float" office:value="0.3141252" calcext:value-type="float">
            <text:p>0.3141252</text:p>
          </table:table-cell>
          <table:table-cell office:value-type="float" office:value="0.35645" calcext:value-type="float">
            <text:p>0.35645</text:p>
          </table:table-cell>
          <table:table-cell office:value-type="float" office:value="0" calcext:value-type="float">
            <text:p>0</text:p>
          </table:table-cell>
          <table:table-cell office:value-type="float" office:value="15.99961" calcext:value-type="float">
            <text:p>15.99961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274" calcext:value-type="float">
            <text:p>-0.30802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31.41018" calcext:value-type="float">
            <text:p>31.41018</text:p>
          </table:table-cell>
          <table:table-cell office:value-type="float" office:value="1087.85" calcext:value-type="float">
            <text:p>1087.85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08818793" calcext:value-type="float">
            <text:p>0.08818793</text:p>
          </table:table-cell>
          <table:table-cell office:value-type="float" office:value="8.257383" calcext:value-type="float">
            <text:p>8.25738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2724" calcext:value-type="float">
            <text:p>2.092724</text:p>
          </table:table-cell>
          <table:table-cell office:value-type="float" office:value="-0.1485854" calcext:value-type="float">
            <text:p>-0.1485854</text:p>
          </table:table-cell>
          <table:table-cell office:value-type="float" office:value="-0.02128302" calcext:value-type="float">
            <text:p>-0.02128302</text:p>
          </table:table-cell>
          <table:table-cell office:value-type="float" office:value="0.00001144081" calcext:value-type="float">
            <text:p>1.144081E-05</text:p>
          </table:table-cell>
          <table:table-cell office:value-type="float" office:value="11.0661" calcext:value-type="float">
            <text:p>11.0661</text:p>
          </table:table-cell>
          <table:table-cell office:value-type="float" office:value="0.1341839" calcext:value-type="float">
            <text:p>0.1341839</text:p>
          </table:table-cell>
          <table:table-cell office:value-type="float" office:value="0.05085954" calcext:value-type="float">
            <text:p>0.05085954</text:p>
          </table:table-cell>
          <table:table-cell office:value-type="float" office:value="0.0498882" calcext:value-type="float">
            <text:p>0.0498882</text:p>
          </table:table-cell>
          <table:table-cell office:value-type="float" office:value="0.02852071" calcext:value-type="float">
            <text:p>0.02852071</text:p>
          </table:table-cell>
          <table:table-cell office:value-type="float" office:value="0.02628283" calcext:value-type="float">
            <text:p>0.02628283</text:p>
          </table:table-cell>
          <table:table-cell office:value-type="float" office:value="0.01136347" calcext:value-type="float">
            <text:p>0.01136347</text:p>
          </table:table-cell>
          <table:table-cell office:value-type="float" office:value="0.008526974" calcext:value-type="float">
            <text:p>0.008526974</text:p>
          </table:table-cell>
          <table:table-cell office:value-type="float" office:value="0.02158383" calcext:value-type="float">
            <text:p>0.02158383</text:p>
          </table:table-cell>
          <table:table-cell office:value-type="float" office:value="0.01924538" calcext:value-type="float">
            <text:p>0.01924538</text:p>
          </table:table-cell>
          <table:table-cell office:value-type="float" office:value="0.01956967" calcext:value-type="float">
            <text:p>0.01956967</text:p>
          </table:table-cell>
          <table:table-cell office:value-type="float" office:value="0.01953352" calcext:value-type="float">
            <text:p>0.01953352</text:p>
          </table:table-cell>
          <table:table-cell office:value-type="float" office:value="0.03022184" calcext:value-type="float">
            <text:p>0.03022184</text:p>
          </table:table-cell>
          <table:table-cell office:value-type="float" office:value="0.005381818" calcext:value-type="float">
            <text:p>0.005381818</text:p>
          </table:table-cell>
          <table:table-cell office:value-type="float" office:value="0.005596278" calcext:value-type="float">
            <text:p>0.005596278</text:p>
          </table:table-cell>
          <table:table-cell office:value-type="float" office:value="0" calcext:value-type="float">
            <text:p>0</text:p>
          </table:table-cell>
          <table:table-cell office:value-type="float" office:value="7.846838" calcext:value-type="float">
            <text:p>7.846838</text:p>
          </table:table-cell>
          <table:table-cell office:value-type="float" office:value="14.46723" calcext:value-type="float">
            <text:p>14.46723</text:p>
          </table:table-cell>
          <table:table-cell office:value-type="float" office:value="20.82687" calcext:value-type="float">
            <text:p>20.82687</text:p>
          </table:table-cell>
          <table:table-cell office:value-type="float" office:value="22.24488" calcext:value-type="float">
            <text:p>22.24488</text:p>
          </table:table-cell>
          <table:table-cell office:value-type="float" office:value="21.04236" calcext:value-type="float">
            <text:p>21.04236</text:p>
          </table:table-cell>
          <table:table-cell office:value-type="float" office:value="2.662752" calcext:value-type="float">
            <text:p>2.662752</text:p>
          </table:table-cell>
          <table:table-cell office:value-type="float" office:value="1.435454" calcext:value-type="float">
            <text:p>1.435454</text:p>
          </table:table-cell>
          <table:table-cell office:value-type="float" office:value="4.137465" calcext:value-type="float">
            <text:p>4.137465</text:p>
          </table:table-cell>
          <table:table-cell office:value-type="float" office:value="3.03636" calcext:value-type="float">
            <text:p>3.03636</text:p>
          </table:table-cell>
          <table:table-cell office:value-type="float" office:value="0.8549197" calcext:value-type="float">
            <text:p>0.8549197</text:p>
          </table:table-cell>
          <table:table-cell office:value-type="float" office:value="0.2071363" calcext:value-type="float">
            <text:p>0.2071363</text:p>
          </table:table-cell>
          <table:table-cell office:value-type="float" office:value="0.2593726" calcext:value-type="float">
            <text:p>0.2593726</text:p>
          </table:table-cell>
          <table:table-cell office:value-type="float" office:value="0.3129487" calcext:value-type="float">
            <text:p>0.3129487</text:p>
          </table:table-cell>
          <table:table-cell office:value-type="float" office:value="0.3576896" calcext:value-type="float">
            <text:p>0.3576896</text:p>
          </table:table-cell>
          <table:table-cell office:value-type="float" office:value="0" calcext:value-type="float">
            <text:p>0</text:p>
          </table:table-cell>
          <table:table-cell office:value-type="float" office:value="18.85683" calcext:value-type="float">
            <text:p>18.85683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328" calcext:value-type="float">
            <text:p>-0.30803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31.37889" calcext:value-type="float">
            <text:p>31.37889</text:p>
          </table:table-cell>
          <table:table-cell office:value-type="float" office:value="1087.832" calcext:value-type="float">
            <text:p>1087.83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09196118" calcext:value-type="float">
            <text:p>0.09196118</text:p>
          </table:table-cell>
          <table:table-cell office:value-type="float" office:value="8.298806" calcext:value-type="float">
            <text:p>8.29880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2724" calcext:value-type="float">
            <text:p>2.092724</text:p>
          </table:table-cell>
          <table:table-cell office:value-type="float" office:value="-0.1486082" calcext:value-type="float">
            <text:p>-0.1486082</text:p>
          </table:table-cell>
          <table:table-cell office:value-type="float" office:value="-0.02126092" calcext:value-type="float">
            <text:p>-0.02126092</text:p>
          </table:table-cell>
          <table:table-cell office:value-type="float" office:value="0.00002165458" calcext:value-type="float">
            <text:p>2.165458E-05</text:p>
          </table:table-cell>
          <table:table-cell office:value-type="float" office:value="11.07823" calcext:value-type="float">
            <text:p>11.07823</text:p>
          </table:table-cell>
          <table:table-cell office:value-type="float" office:value="0.1187114" calcext:value-type="float">
            <text:p>0.1187114</text:p>
          </table:table-cell>
          <table:table-cell office:value-type="float" office:value="0.0485394" calcext:value-type="float">
            <text:p>0.0485394</text:p>
          </table:table-cell>
          <table:table-cell office:value-type="float" office:value="0.04845589" calcext:value-type="float">
            <text:p>0.04845589</text:p>
          </table:table-cell>
          <table:table-cell office:value-type="float" office:value="0.02797297" calcext:value-type="float">
            <text:p>0.02797297</text:p>
          </table:table-cell>
          <table:table-cell office:value-type="float" office:value="0.02583642" calcext:value-type="float">
            <text:p>0.02583642</text:p>
          </table:table-cell>
          <table:table-cell office:value-type="float" office:value="0.01125622" calcext:value-type="float">
            <text:p>0.01125622</text:p>
          </table:table-cell>
          <table:table-cell office:value-type="float" office:value="0.008394175" calcext:value-type="float">
            <text:p>0.008394175</text:p>
          </table:table-cell>
          <table:table-cell office:value-type="float" office:value="0.02150951" calcext:value-type="float">
            <text:p>0.02150951</text:p>
          </table:table-cell>
          <table:table-cell office:value-type="float" office:value="0.01917694" calcext:value-type="float">
            <text:p>0.01917694</text:p>
          </table:table-cell>
          <table:table-cell office:value-type="float" office:value="0.01954185" calcext:value-type="float">
            <text:p>0.01954185</text:p>
          </table:table-cell>
          <table:table-cell office:value-type="float" office:value="0.01950113" calcext:value-type="float">
            <text:p>0.01950113</text:p>
          </table:table-cell>
          <table:table-cell office:value-type="float" office:value="0.03006488" calcext:value-type="float">
            <text:p>0.03006488</text:p>
          </table:table-cell>
          <table:table-cell office:value-type="float" office:value="0.005376838" calcext:value-type="float">
            <text:p>0.005376838</text:p>
          </table:table-cell>
          <table:table-cell office:value-type="float" office:value="0.005593968" calcext:value-type="float">
            <text:p>0.005593968</text:p>
          </table:table-cell>
          <table:table-cell office:value-type="float" office:value="0" calcext:value-type="float">
            <text:p>0</text:p>
          </table:table-cell>
          <table:table-cell office:value-type="float" office:value="7.765444" calcext:value-type="float">
            <text:p>7.765444</text:p>
          </table:table-cell>
          <table:table-cell office:value-type="float" office:value="14.9364" calcext:value-type="float">
            <text:p>14.9364</text:p>
          </table:table-cell>
          <table:table-cell office:value-type="float" office:value="20.97091" calcext:value-type="float">
            <text:p>20.97091</text:p>
          </table:table-cell>
          <table:table-cell office:value-type="float" office:value="22.14966" calcext:value-type="float">
            <text:p>22.14966</text:p>
          </table:table-cell>
          <table:table-cell office:value-type="float" office:value="20.87693" calcext:value-type="float">
            <text:p>20.87693</text:p>
          </table:table-cell>
          <table:table-cell office:value-type="float" office:value="2.728313" calcext:value-type="float">
            <text:p>2.728313</text:p>
          </table:table-cell>
          <table:table-cell office:value-type="float" office:value="1.441322" calcext:value-type="float">
            <text:p>1.441322</text:p>
          </table:table-cell>
          <table:table-cell office:value-type="float" office:value="4.147082" calcext:value-type="float">
            <text:p>4.147082</text:p>
          </table:table-cell>
          <table:table-cell office:value-type="float" office:value="3.041852" calcext:value-type="float">
            <text:p>3.041852</text:p>
          </table:table-cell>
          <table:table-cell office:value-type="float" office:value="0.8588694" calcext:value-type="float">
            <text:p>0.8588694</text:p>
          </table:table-cell>
          <table:table-cell office:value-type="float" office:value="0.2094107" calcext:value-type="float">
            <text:p>0.2094107</text:p>
          </table:table-cell>
          <table:table-cell office:value-type="float" office:value="0.2619136" calcext:value-type="float">
            <text:p>0.2619136</text:p>
          </table:table-cell>
          <table:table-cell office:value-type="float" office:value="0.3124475" calcext:value-type="float">
            <text:p>0.3124475</text:p>
          </table:table-cell>
          <table:table-cell office:value-type="float" office:value="0.3577139" calcext:value-type="float">
            <text:p>0.3577139</text:p>
          </table:table-cell>
          <table:table-cell office:value-type="float" office:value="0" calcext:value-type="float">
            <text:p>0</text:p>
          </table:table-cell>
          <table:table-cell office:value-type="float" office:value="23.50179" calcext:value-type="float">
            <text:p>23.50179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369" calcext:value-type="float">
            <text:p>-0.308036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31.34908" calcext:value-type="float">
            <text:p>31.34908</text:p>
          </table:table-cell>
          <table:table-cell office:value-type="float" office:value="1087.813" calcext:value-type="float">
            <text:p>1087.81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09531408" calcext:value-type="float">
            <text:p>0.09531408</text:p>
          </table:table-cell>
          <table:table-cell office:value-type="float" office:value="8.340328" calcext:value-type="float">
            <text:p>8.34032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2724" calcext:value-type="float">
            <text:p>2.092724</text:p>
          </table:table-cell>
          <table:table-cell office:value-type="float" office:value="-0.1486308" calcext:value-type="float">
            <text:p>-0.1486308</text:p>
          </table:table-cell>
          <table:table-cell office:value-type="float" office:value="-0.02123725" calcext:value-type="float">
            <text:p>-0.02123725</text:p>
          </table:table-cell>
          <table:table-cell office:value-type="float" office:value="0.00004245274" calcext:value-type="float">
            <text:p>4.245274E-05</text:p>
          </table:table-cell>
          <table:table-cell office:value-type="float" office:value="11.0911" calcext:value-type="float">
            <text:p>11.0911</text:p>
          </table:table-cell>
          <table:table-cell office:value-type="float" office:value="0.154446" calcext:value-type="float">
            <text:p>0.154446</text:p>
          </table:table-cell>
          <table:table-cell office:value-type="float" office:value="0.04711711" calcext:value-type="float">
            <text:p>0.04711711</text:p>
          </table:table-cell>
          <table:table-cell office:value-type="float" office:value="0.0475381" calcext:value-type="float">
            <text:p>0.0475381</text:p>
          </table:table-cell>
          <table:table-cell office:value-type="float" office:value="0.02760897" calcext:value-type="float">
            <text:p>0.02760897</text:p>
          </table:table-cell>
          <table:table-cell office:value-type="float" office:value="0.02556481" calcext:value-type="float">
            <text:p>0.02556481</text:p>
          </table:table-cell>
          <table:table-cell office:value-type="float" office:value="0.01116373" calcext:value-type="float">
            <text:p>0.01116373</text:p>
          </table:table-cell>
          <table:table-cell office:value-type="float" office:value="0.008265773" calcext:value-type="float">
            <text:p>0.008265773</text:p>
          </table:table-cell>
          <table:table-cell office:value-type="float" office:value="0.02142254" calcext:value-type="float">
            <text:p>0.02142254</text:p>
          </table:table-cell>
          <table:table-cell office:value-type="float" office:value="0.01910067" calcext:value-type="float">
            <text:p>0.01910067</text:p>
          </table:table-cell>
          <table:table-cell office:value-type="float" office:value="0.01952022" calcext:value-type="float">
            <text:p>0.01952022</text:p>
          </table:table-cell>
          <table:table-cell office:value-type="float" office:value="0.01947163" calcext:value-type="float">
            <text:p>0.01947163</text:p>
          </table:table-cell>
          <table:table-cell office:value-type="float" office:value="0.02991791" calcext:value-type="float">
            <text:p>0.02991791</text:p>
          </table:table-cell>
          <table:table-cell office:value-type="float" office:value="0.005371979" calcext:value-type="float">
            <text:p>0.005371979</text:p>
          </table:table-cell>
          <table:table-cell office:value-type="float" office:value="0.005591592" calcext:value-type="float">
            <text:p>0.005591592</text:p>
          </table:table-cell>
          <table:table-cell office:value-type="float" office:value="0" calcext:value-type="float">
            <text:p>0</text:p>
          </table:table-cell>
          <table:table-cell office:value-type="float" office:value="7.935645" calcext:value-type="float">
            <text:p>7.935645</text:p>
          </table:table-cell>
          <table:table-cell office:value-type="float" office:value="15.38778" calcext:value-type="float">
            <text:p>15.38778</text:p>
          </table:table-cell>
          <table:table-cell office:value-type="float" office:value="21.11263" calcext:value-type="float">
            <text:p>21.11263</text:p>
          </table:table-cell>
          <table:table-cell office:value-type="float" office:value="22.09213" calcext:value-type="float">
            <text:p>22.09213</text:p>
          </table:table-cell>
          <table:table-cell office:value-type="float" office:value="20.76589" calcext:value-type="float">
            <text:p>20.76589</text:p>
          </table:table-cell>
          <table:table-cell office:value-type="float" office:value="2.792456" calcext:value-type="float">
            <text:p>2.792456</text:p>
          </table:table-cell>
          <table:table-cell office:value-type="float" office:value="1.448266" calcext:value-type="float">
            <text:p>1.448266</text:p>
          </table:table-cell>
          <table:table-cell office:value-type="float" office:value="4.157032" calcext:value-type="float">
            <text:p>4.157032</text:p>
          </table:table-cell>
          <table:table-cell office:value-type="float" office:value="3.04746" calcext:value-type="float">
            <text:p>3.04746</text:p>
          </table:table-cell>
          <table:table-cell office:value-type="float" office:value="0.8628084" calcext:value-type="float">
            <text:p>0.8628084</text:p>
          </table:table-cell>
          <table:table-cell office:value-type="float" office:value="0.2116336" calcext:value-type="float">
            <text:p>0.2116336</text:p>
          </table:table-cell>
          <table:table-cell office:value-type="float" office:value="0.2644074" calcext:value-type="float">
            <text:p>0.2644074</text:p>
          </table:table-cell>
          <table:table-cell office:value-type="float" office:value="0.3119965" calcext:value-type="float">
            <text:p>0.3119965</text:p>
          </table:table-cell>
          <table:table-cell office:value-type="float" office:value="0.3577144" calcext:value-type="float">
            <text:p>0.3577144</text:p>
          </table:table-cell>
          <table:table-cell office:value-type="float" office:value="0" calcext:value-type="float">
            <text:p>0</text:p>
          </table:table-cell>
          <table:table-cell office:value-type="float" office:value="27.05864" calcext:value-type="float">
            <text:p>27.0586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408" calcext:value-type="float">
            <text:p>-0.308040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31.31869" calcext:value-type="float">
            <text:p>31.31869</text:p>
          </table:table-cell>
          <table:table-cell office:value-type="float" office:value="1087.792" calcext:value-type="float">
            <text:p>1087.79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09938976" calcext:value-type="float">
            <text:p>0.09938976</text:p>
          </table:table-cell>
          <table:table-cell office:value-type="float" office:value="8.382424" calcext:value-type="float">
            <text:p>8.38242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2724" calcext:value-type="float">
            <text:p>2.092724</text:p>
          </table:table-cell>
          <table:table-cell office:value-type="float" office:value="-0.1486558" calcext:value-type="float">
            <text:p>-0.1486558</text:p>
          </table:table-cell>
          <table:table-cell office:value-type="float" office:value="-0.02121424" calcext:value-type="float">
            <text:p>-0.02121424</text:p>
          </table:table-cell>
          <table:table-cell office:value-type="float" office:value="0.00007860071" calcext:value-type="float">
            <text:p>7.860071E-05</text:p>
          </table:table-cell>
          <table:table-cell office:value-type="float" office:value="11.10334" calcext:value-type="float">
            <text:p>11.10334</text:p>
          </table:table-cell>
          <table:table-cell office:value-type="float" office:value="0.3280443" calcext:value-type="float">
            <text:p>0.3280443</text:p>
          </table:table-cell>
          <table:table-cell office:value-type="float" office:value="0.04654114" calcext:value-type="float">
            <text:p>0.04654114</text:p>
          </table:table-cell>
          <table:table-cell office:value-type="float" office:value="0.04687668" calcext:value-type="float">
            <text:p>0.04687668</text:p>
          </table:table-cell>
          <table:table-cell office:value-type="float" office:value="0.02738105" calcext:value-type="float">
            <text:p>0.02738105</text:p>
          </table:table-cell>
          <table:table-cell office:value-type="float" office:value="0.02537231" calcext:value-type="float">
            <text:p>0.02537231</text:p>
          </table:table-cell>
          <table:table-cell office:value-type="float" office:value="0.01107539" calcext:value-type="float">
            <text:p>0.01107539</text:p>
          </table:table-cell>
          <table:table-cell office:value-type="float" office:value="0.008145213" calcext:value-type="float">
            <text:p>0.008145213</text:p>
          </table:table-cell>
          <table:table-cell office:value-type="float" office:value="0.02132993" calcext:value-type="float">
            <text:p>0.02132993</text:p>
          </table:table-cell>
          <table:table-cell office:value-type="float" office:value="0.0190208" calcext:value-type="float">
            <text:p>0.0190208</text:p>
          </table:table-cell>
          <table:table-cell office:value-type="float" office:value="0.01950245" calcext:value-type="float">
            <text:p>0.01950245</text:p>
          </table:table-cell>
          <table:table-cell office:value-type="float" office:value="0.01944566" calcext:value-type="float">
            <text:p>0.01944566</text:p>
          </table:table-cell>
          <table:table-cell office:value-type="float" office:value="0.0297798" calcext:value-type="float">
            <text:p>0.0297798</text:p>
          </table:table-cell>
          <table:table-cell office:value-type="float" office:value="0.005367159" calcext:value-type="float">
            <text:p>0.005367159</text:p>
          </table:table-cell>
          <table:table-cell office:value-type="float" office:value="0.005589217" calcext:value-type="float">
            <text:p>0.005589217</text:p>
          </table:table-cell>
          <table:table-cell office:value-type="float" office:value="0" calcext:value-type="float">
            <text:p>0</text:p>
          </table:table-cell>
          <table:table-cell office:value-type="float" office:value="8.184181" calcext:value-type="float">
            <text:p>8.184181</text:p>
          </table:table-cell>
          <table:table-cell office:value-type="float" office:value="15.86525" calcext:value-type="float">
            <text:p>15.86525</text:p>
          </table:table-cell>
          <table:table-cell office:value-type="float" office:value="21.27514" calcext:value-type="float">
            <text:p>21.27514</text:p>
          </table:table-cell>
          <table:table-cell office:value-type="float" office:value="22.04988" calcext:value-type="float">
            <text:p>22.04988</text:p>
          </table:table-cell>
          <table:table-cell office:value-type="float" office:value="20.66826" calcext:value-type="float">
            <text:p>20.66826</text:p>
          </table:table-cell>
          <table:table-cell office:value-type="float" office:value="2.855793" calcext:value-type="float">
            <text:p>2.855793</text:p>
          </table:table-cell>
          <table:table-cell office:value-type="float" office:value="1.455884" calcext:value-type="float">
            <text:p>1.455884</text:p>
          </table:table-cell>
          <table:table-cell office:value-type="float" office:value="4.167216" calcext:value-type="float">
            <text:p>4.167216</text:p>
          </table:table-cell>
          <table:table-cell office:value-type="float" office:value="3.053193" calcext:value-type="float">
            <text:p>3.053193</text:p>
          </table:table-cell>
          <table:table-cell office:value-type="float" office:value="0.8667485" calcext:value-type="float">
            <text:p>0.8667485</text:p>
          </table:table-cell>
          <table:table-cell office:value-type="float" office:value="0.2138306" calcext:value-type="float">
            <text:p>0.2138306</text:p>
          </table:table-cell>
          <table:table-cell office:value-type="float" office:value="0.2668528" calcext:value-type="float">
            <text:p>0.2668528</text:p>
          </table:table-cell>
          <table:table-cell office:value-type="float" office:value="0.3115709" calcext:value-type="float">
            <text:p>0.3115709</text:p>
          </table:table-cell>
          <table:table-cell office:value-type="float" office:value="0.357715" calcext:value-type="float">
            <text:p>0.357715</text:p>
          </table:table-cell>
          <table:table-cell office:value-type="float" office:value="0" calcext:value-type="float">
            <text:p>0</text:p>
          </table:table-cell>
          <table:table-cell office:value-type="float" office:value="29.83352" calcext:value-type="float">
            <text:p>29.83352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451" calcext:value-type="float">
            <text:p>-0.30804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31.29117" calcext:value-type="float">
            <text:p>31.29117</text:p>
          </table:table-cell>
          <table:table-cell office:value-type="float" office:value="1087.77" calcext:value-type="float">
            <text:p>1087.7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29073" calcext:value-type="float">
            <text:p>0.1029073</text:p>
          </table:table-cell>
          <table:table-cell office:value-type="float" office:value="8.423078" calcext:value-type="float">
            <text:p>8.42307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2724" calcext:value-type="float">
            <text:p>2.092724</text:p>
          </table:table-cell>
          <table:table-cell office:value-type="float" office:value="-0.1486762" calcext:value-type="float">
            <text:p>-0.1486762</text:p>
          </table:table-cell>
          <table:table-cell office:value-type="float" office:value="-0.02119147" calcext:value-type="float">
            <text:p>-0.02119147</text:p>
          </table:table-cell>
          <table:table-cell office:value-type="float" office:value="0.0001305764" calcext:value-type="float">
            <text:p>0.0001305764</text:p>
          </table:table-cell>
          <table:table-cell office:value-type="float" office:value="11.11667" calcext:value-type="float">
            <text:p>11.11667</text:p>
          </table:table-cell>
          <table:table-cell office:value-type="float" office:value="0.5717201" calcext:value-type="float">
            <text:p>0.5717201</text:p>
          </table:table-cell>
          <table:table-cell office:value-type="float" office:value="0.04663477" calcext:value-type="float">
            <text:p>0.04663477</text:p>
          </table:table-cell>
          <table:table-cell office:value-type="float" office:value="0.04657682" calcext:value-type="float">
            <text:p>0.04657682</text:p>
          </table:table-cell>
          <table:table-cell office:value-type="float" office:value="0.02722763" calcext:value-type="float">
            <text:p>0.02722763</text:p>
          </table:table-cell>
          <table:table-cell office:value-type="float" office:value="0.0252234" calcext:value-type="float">
            <text:p>0.0252234</text:p>
          </table:table-cell>
          <table:table-cell office:value-type="float" office:value="0.01100993" calcext:value-type="float">
            <text:p>0.01100993</text:p>
          </table:table-cell>
          <table:table-cell office:value-type="float" office:value="0.008041351" calcext:value-type="float">
            <text:p>0.008041351</text:p>
          </table:table-cell>
          <table:table-cell office:value-type="float" office:value="0.02123451" calcext:value-type="float">
            <text:p>0.02123451</text:p>
          </table:table-cell>
          <table:table-cell office:value-type="float" office:value="0.01894074" calcext:value-type="float">
            <text:p>0.01894074</text:p>
          </table:table-cell>
          <table:table-cell office:value-type="float" office:value="0.01948656" calcext:value-type="float">
            <text:p>0.01948656</text:p>
          </table:table-cell>
          <table:table-cell office:value-type="float" office:value="0.01942305" calcext:value-type="float">
            <text:p>0.01942305</text:p>
          </table:table-cell>
          <table:table-cell office:value-type="float" office:value="0.02964943" calcext:value-type="float">
            <text:p>0.02964943</text:p>
          </table:table-cell>
          <table:table-cell office:value-type="float" office:value="0.005362385" calcext:value-type="float">
            <text:p>0.005362385</text:p>
          </table:table-cell>
          <table:table-cell office:value-type="float" office:value="0.005586881" calcext:value-type="float">
            <text:p>0.005586881</text:p>
          </table:table-cell>
          <table:table-cell office:value-type="float" office:value="0" calcext:value-type="float">
            <text:p>0</text:p>
          </table:table-cell>
          <table:table-cell office:value-type="float" office:value="8.330368" calcext:value-type="float">
            <text:p>8.330368</text:p>
          </table:table-cell>
          <table:table-cell office:value-type="float" office:value="16.33702" calcext:value-type="float">
            <text:p>16.33702</text:p>
          </table:table-cell>
          <table:table-cell office:value-type="float" office:value="21.43208" calcext:value-type="float">
            <text:p>21.43208</text:p>
          </table:table-cell>
          <table:table-cell office:value-type="float" office:value="22.0005" calcext:value-type="float">
            <text:p>22.0005</text:p>
          </table:table-cell>
          <table:table-cell office:value-type="float" office:value="20.55987" calcext:value-type="float">
            <text:p>20.55987</text:p>
          </table:table-cell>
          <table:table-cell office:value-type="float" office:value="2.92983" calcext:value-type="float">
            <text:p>2.92983</text:p>
          </table:table-cell>
          <table:table-cell office:value-type="float" office:value="1.463466" calcext:value-type="float">
            <text:p>1.463466</text:p>
          </table:table-cell>
          <table:table-cell office:value-type="float" office:value="4.177717" calcext:value-type="float">
            <text:p>4.177717</text:p>
          </table:table-cell>
          <table:table-cell office:value-type="float" office:value="3.058979" calcext:value-type="float">
            <text:p>3.058979</text:p>
          </table:table-cell>
          <table:table-cell office:value-type="float" office:value="0.8706653" calcext:value-type="float">
            <text:p>0.8706653</text:p>
          </table:table-cell>
          <table:table-cell office:value-type="float" office:value="0.2160154" calcext:value-type="float">
            <text:p>0.2160154</text:p>
          </table:table-cell>
          <table:table-cell office:value-type="float" office:value="0.2692563" calcext:value-type="float">
            <text:p>0.2692563</text:p>
          </table:table-cell>
          <table:table-cell office:value-type="float" office:value="0.3111676" calcext:value-type="float">
            <text:p>0.3111676</text:p>
          </table:table-cell>
          <table:table-cell office:value-type="float" office:value="0.3577155" calcext:value-type="float">
            <text:p>0.3577155</text:p>
          </table:table-cell>
          <table:table-cell office:value-type="float" office:value="0" calcext:value-type="float">
            <text:p>0</text:p>
          </table:table-cell>
          <table:table-cell office:value-type="float" office:value="31.19065" calcext:value-type="float">
            <text:p>31.1906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" calcext:value-type="float">
            <text:p>-0.308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31.26817" calcext:value-type="float">
            <text:p>31.26817</text:p>
          </table:table-cell>
          <table:table-cell office:value-type="float" office:value="1087.748" calcext:value-type="float">
            <text:p>1087.74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53414" calcext:value-type="float">
            <text:p>0.1053414</text:p>
          </table:table-cell>
          <table:table-cell office:value-type="float" office:value="8.460455" calcext:value-type="float">
            <text:p>8.460455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2173" calcext:value-type="float">
            <text:p>2.092173</text:p>
          </table:table-cell>
          <table:table-cell office:value-type="float" office:value="-0.1486909" calcext:value-type="float">
            <text:p>-0.1486909</text:p>
          </table:table-cell>
          <table:table-cell office:value-type="float" office:value="-0.02116826" calcext:value-type="float">
            <text:p>-0.02116826</text:p>
          </table:table-cell>
          <table:table-cell office:value-type="float" office:value="0.0001897137" calcext:value-type="float">
            <text:p>0.0001897137</text:p>
          </table:table-cell>
          <table:table-cell office:value-type="float" office:value="11.1292" calcext:value-type="float">
            <text:p>11.1292</text:p>
          </table:table-cell>
          <table:table-cell office:value-type="float" office:value="0.7676399" calcext:value-type="float">
            <text:p>0.7676399</text:p>
          </table:table-cell>
          <table:table-cell office:value-type="float" office:value="0.04730959" calcext:value-type="float">
            <text:p>0.04730959</text:p>
          </table:table-cell>
          <table:table-cell office:value-type="float" office:value="0.04663588" calcext:value-type="float">
            <text:p>0.04663588</text:p>
          </table:table-cell>
          <table:table-cell office:value-type="float" office:value="0.02709337" calcext:value-type="float">
            <text:p>0.02709337</text:p>
          </table:table-cell>
          <table:table-cell office:value-type="float" office:value="0.02511125" calcext:value-type="float">
            <text:p>0.02511125</text:p>
          </table:table-cell>
          <table:table-cell office:value-type="float" office:value="0.01099981" calcext:value-type="float">
            <text:p>0.01099981</text:p>
          </table:table-cell>
          <table:table-cell office:value-type="float" office:value="0.007993952" calcext:value-type="float">
            <text:p>0.007993952</text:p>
          </table:table-cell>
          <table:table-cell office:value-type="float" office:value="0.02115291" calcext:value-type="float">
            <text:p>0.02115291</text:p>
          </table:table-cell>
          <table:table-cell office:value-type="float" office:value="0.01886869" calcext:value-type="float">
            <text:p>0.01886869</text:p>
          </table:table-cell>
          <table:table-cell office:value-type="float" office:value="0.01947238" calcext:value-type="float">
            <text:p>0.01947238</text:p>
          </table:table-cell>
          <table:table-cell office:value-type="float" office:value="0.01940324" calcext:value-type="float">
            <text:p>0.01940324</text:p>
          </table:table-cell>
          <table:table-cell office:value-type="float" office:value="0.02952608" calcext:value-type="float">
            <text:p>0.02952608</text:p>
          </table:table-cell>
          <table:table-cell office:value-type="float" office:value="0.005361947" calcext:value-type="float">
            <text:p>0.005361947</text:p>
          </table:table-cell>
          <table:table-cell office:value-type="float" office:value="0.005580247" calcext:value-type="float">
            <text:p>0.005580247</text:p>
          </table:table-cell>
          <table:table-cell office:value-type="float" office:value="0" calcext:value-type="float">
            <text:p>0</text:p>
          </table:table-cell>
          <table:table-cell office:value-type="float" office:value="8.500818" calcext:value-type="float">
            <text:p>8.500818</text:p>
          </table:table-cell>
          <table:table-cell office:value-type="float" office:value="16.7651" calcext:value-type="float">
            <text:p>16.7651</text:p>
          </table:table-cell>
          <table:table-cell office:value-type="float" office:value="21.56382" calcext:value-type="float">
            <text:p>21.56382</text:p>
          </table:table-cell>
          <table:table-cell office:value-type="float" office:value="21.95396" calcext:value-type="float">
            <text:p>21.95396</text:p>
          </table:table-cell>
          <table:table-cell office:value-type="float" office:value="20.46637" calcext:value-type="float">
            <text:p>20.46637</text:p>
          </table:table-cell>
          <table:table-cell office:value-type="float" office:value="3.000113" calcext:value-type="float">
            <text:p>3.000113</text:p>
          </table:table-cell>
          <table:table-cell office:value-type="float" office:value="1.471698" calcext:value-type="float">
            <text:p>1.471698</text:p>
          </table:table-cell>
          <table:table-cell office:value-type="float" office:value="4.188178" calcext:value-type="float">
            <text:p>4.188178</text:p>
          </table:table-cell>
          <table:table-cell office:value-type="float" office:value="3.064873" calcext:value-type="float">
            <text:p>3.064873</text:p>
          </table:table-cell>
          <table:table-cell office:value-type="float" office:value="0.8745959" calcext:value-type="float">
            <text:p>0.8745959</text:p>
          </table:table-cell>
          <table:table-cell office:value-type="float" office:value="0.2181918" calcext:value-type="float">
            <text:p>0.2181918</text:p>
          </table:table-cell>
          <table:table-cell office:value-type="float" office:value="0.2716942" calcext:value-type="float">
            <text:p>0.2716942</text:p>
          </table:table-cell>
          <table:table-cell office:value-type="float" office:value="0.3120979" calcext:value-type="float">
            <text:p>0.3120979</text:p>
          </table:table-cell>
          <table:table-cell office:value-type="float" office:value="0.3572845" calcext:value-type="float">
            <text:p>0.3572845</text:p>
          </table:table-cell>
          <table:table-cell office:value-type="float" office:value="0" calcext:value-type="float">
            <text:p>0</text:p>
          </table:table-cell>
          <table:table-cell office:value-type="float" office:value="31.82832" calcext:value-type="float">
            <text:p>31.82832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28" calcext:value-type="float">
            <text:p>-0.308052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31.2477" calcext:value-type="float">
            <text:p>31.2477</text:p>
          </table:table-cell>
          <table:table-cell office:value-type="float" office:value="1087.727" calcext:value-type="float">
            <text:p>1087.72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75056" calcext:value-type="float">
            <text:p>0.1075056</text:p>
          </table:table-cell>
          <table:table-cell office:value-type="float" office:value="8.494214" calcext:value-type="float">
            <text:p>8.49421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2173" calcext:value-type="float">
            <text:p>2.092173</text:p>
          </table:table-cell>
          <table:table-cell office:value-type="float" office:value="-0.1487045" calcext:value-type="float">
            <text:p>-0.1487045</text:p>
          </table:table-cell>
          <table:table-cell office:value-type="float" office:value="-0.02114466" calcext:value-type="float">
            <text:p>-0.02114466</text:p>
          </table:table-cell>
          <table:table-cell office:value-type="float" office:value="0.0002518552" calcext:value-type="float">
            <text:p>0.0002518552</text:p>
          </table:table-cell>
          <table:table-cell office:value-type="float" office:value="11.13966" calcext:value-type="float">
            <text:p>11.13966</text:p>
          </table:table-cell>
          <table:table-cell office:value-type="float" office:value="0.9303728" calcext:value-type="float">
            <text:p>0.9303728</text:p>
          </table:table-cell>
          <table:table-cell office:value-type="float" office:value="0.04803824" calcext:value-type="float">
            <text:p>0.04803824</text:p>
          </table:table-cell>
          <table:table-cell office:value-type="float" office:value="0.04679378" calcext:value-type="float">
            <text:p>0.04679378</text:p>
          </table:table-cell>
          <table:table-cell office:value-type="float" office:value="0.02711948" calcext:value-type="float">
            <text:p>0.02711948</text:p>
          </table:table-cell>
          <table:table-cell office:value-type="float" office:value="0.02518123" calcext:value-type="float">
            <text:p>0.02518123</text:p>
          </table:table-cell>
          <table:table-cell office:value-type="float" office:value="0.01103357" calcext:value-type="float">
            <text:p>0.01103357</text:p>
          </table:table-cell>
          <table:table-cell office:value-type="float" office:value="0.007994317" calcext:value-type="float">
            <text:p>0.007994317</text:p>
          </table:table-cell>
          <table:table-cell office:value-type="float" office:value="0.02110263" calcext:value-type="float">
            <text:p>0.02110263</text:p>
          </table:table-cell>
          <table:table-cell office:value-type="float" office:value="0.01880913" calcext:value-type="float">
            <text:p>0.01880913</text:p>
          </table:table-cell>
          <table:table-cell office:value-type="float" office:value="0.01946027" calcext:value-type="float">
            <text:p>0.01946027</text:p>
          </table:table-cell>
          <table:table-cell office:value-type="float" office:value="0.01938598" calcext:value-type="float">
            <text:p>0.01938598</text:p>
          </table:table-cell>
          <table:table-cell office:value-type="float" office:value="0.0294089" calcext:value-type="float">
            <text:p>0.0294089</text:p>
          </table:table-cell>
          <table:table-cell office:value-type="float" office:value="0.005356921" calcext:value-type="float">
            <text:p>0.005356921</text:p>
          </table:table-cell>
          <table:table-cell office:value-type="float" office:value="0.005578276" calcext:value-type="float">
            <text:p>0.005578276</text:p>
          </table:table-cell>
          <table:table-cell office:value-type="float" office:value="0" calcext:value-type="float">
            <text:p>0</text:p>
          </table:table-cell>
          <table:table-cell office:value-type="float" office:value="8.742748" calcext:value-type="float">
            <text:p>8.742748</text:p>
          </table:table-cell>
          <table:table-cell office:value-type="float" office:value="17.15964" calcext:value-type="float">
            <text:p>17.15964</text:p>
          </table:table-cell>
          <table:table-cell office:value-type="float" office:value="21.67856" calcext:value-type="float">
            <text:p>21.67856</text:p>
          </table:table-cell>
          <table:table-cell office:value-type="float" office:value="21.91062" calcext:value-type="float">
            <text:p>21.91062</text:p>
          </table:table-cell>
          <table:table-cell office:value-type="float" office:value="20.37987" calcext:value-type="float">
            <text:p>20.37987</text:p>
          </table:table-cell>
          <table:table-cell office:value-type="float" office:value="3.06646" calcext:value-type="float">
            <text:p>3.06646</text:p>
          </table:table-cell>
          <table:table-cell office:value-type="float" office:value="1.479156" calcext:value-type="float">
            <text:p>1.479156</text:p>
          </table:table-cell>
          <table:table-cell office:value-type="float" office:value="4.19869" calcext:value-type="float">
            <text:p>4.19869</text:p>
          </table:table-cell>
          <table:table-cell office:value-type="float" office:value="3.070707" calcext:value-type="float">
            <text:p>3.070707</text:p>
          </table:table-cell>
          <table:table-cell office:value-type="float" office:value="0.8785402" calcext:value-type="float">
            <text:p>0.8785402</text:p>
          </table:table-cell>
          <table:table-cell office:value-type="float" office:value="0.2203638" calcext:value-type="float">
            <text:p>0.2203638</text:p>
          </table:table-cell>
          <table:table-cell office:value-type="float" office:value="0.2740857" calcext:value-type="float">
            <text:p>0.2740857</text:p>
          </table:table-cell>
          <table:table-cell office:value-type="float" office:value="0.3115672" calcext:value-type="float">
            <text:p>0.3115672</text:p>
          </table:table-cell>
          <table:table-cell office:value-type="float" office:value="0.3573918" calcext:value-type="float">
            <text:p>0.3573918</text:p>
          </table:table-cell>
          <table:table-cell office:value-type="float" office:value="0" calcext:value-type="float">
            <text:p>0</text:p>
          </table:table-cell>
          <table:table-cell office:value-type="float" office:value="32.4771" calcext:value-type="float">
            <text:p>32.4771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39" calcext:value-type="float">
            <text:p>-0.30805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31.23021" calcext:value-type="float">
            <text:p>31.23021</text:p>
          </table:table-cell>
          <table:table-cell office:value-type="float" office:value="1087.707" calcext:value-type="float">
            <text:p>1087.70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89989" calcext:value-type="float">
            <text:p>0.1089989</text:p>
          </table:table-cell>
          <table:table-cell office:value-type="float" office:value="8.525129" calcext:value-type="float">
            <text:p>8.525129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1897" calcext:value-type="float">
            <text:p>2.091897</text:p>
          </table:table-cell>
          <table:table-cell office:value-type="float" office:value="-0.148715" calcext:value-type="float">
            <text:p>-0.148715</text:p>
          </table:table-cell>
          <table:table-cell office:value-type="float" office:value="-0.0211205" calcext:value-type="float">
            <text:p>-0.0211205</text:p>
          </table:table-cell>
          <table:table-cell office:value-type="float" office:value="0.0003167482" calcext:value-type="float">
            <text:p>0.0003167482</text:p>
          </table:table-cell>
          <table:table-cell office:value-type="float" office:value="11.14927" calcext:value-type="float">
            <text:p>11.14927</text:p>
          </table:table-cell>
          <table:table-cell office:value-type="float" office:value="1.046653" calcext:value-type="float">
            <text:p>1.046653</text:p>
          </table:table-cell>
          <table:table-cell office:value-type="float" office:value="0.0489063" calcext:value-type="float">
            <text:p>0.0489063</text:p>
          </table:table-cell>
          <table:table-cell office:value-type="float" office:value="0.04707164" calcext:value-type="float">
            <text:p>0.04707164</text:p>
          </table:table-cell>
          <table:table-cell office:value-type="float" office:value="0.02732174" calcext:value-type="float">
            <text:p>0.02732174</text:p>
          </table:table-cell>
          <table:table-cell office:value-type="float" office:value="0.02535425" calcext:value-type="float">
            <text:p>0.02535425</text:p>
          </table:table-cell>
          <table:table-cell office:value-type="float" office:value="0.01110086" calcext:value-type="float">
            <text:p>0.01110086</text:p>
          </table:table-cell>
          <table:table-cell office:value-type="float" office:value="0.008022066" calcext:value-type="float">
            <text:p>0.008022066</text:p>
          </table:table-cell>
          <table:table-cell office:value-type="float" office:value="0.02107743" calcext:value-type="float">
            <text:p>0.02107743</text:p>
          </table:table-cell>
          <table:table-cell office:value-type="float" office:value="0.01876371" calcext:value-type="float">
            <text:p>0.01876371</text:p>
          </table:table-cell>
          <table:table-cell office:value-type="float" office:value="0.01945105" calcext:value-type="float">
            <text:p>0.01945105</text:p>
          </table:table-cell>
          <table:table-cell office:value-type="float" office:value="0.01937105" calcext:value-type="float">
            <text:p>0.01937105</text:p>
          </table:table-cell>
          <table:table-cell office:value-type="float" office:value="0.02929704" calcext:value-type="float">
            <text:p>0.02929704</text:p>
          </table:table-cell>
          <table:table-cell office:value-type="float" office:value="0.00536075" calcext:value-type="float">
            <text:p>0.00536075</text:p>
          </table:table-cell>
          <table:table-cell office:value-type="float" office:value="0.005567478" calcext:value-type="float">
            <text:p>0.005567478</text:p>
          </table:table-cell>
          <table:table-cell office:value-type="float" office:value="0" calcext:value-type="float">
            <text:p>0</text:p>
          </table:table-cell>
          <table:table-cell office:value-type="float" office:value="9.058002" calcext:value-type="float">
            <text:p>9.058002</text:p>
          </table:table-cell>
          <table:table-cell office:value-type="float" office:value="17.52131" calcext:value-type="float">
            <text:p>17.52131</text:p>
          </table:table-cell>
          <table:table-cell office:value-type="float" office:value="21.7714" calcext:value-type="float">
            <text:p>21.7714</text:p>
          </table:table-cell>
          <table:table-cell office:value-type="float" office:value="21.86643" calcext:value-type="float">
            <text:p>21.86643</text:p>
          </table:table-cell>
          <table:table-cell office:value-type="float" office:value="20.29564" calcext:value-type="float">
            <text:p>20.29564</text:p>
          </table:table-cell>
          <table:table-cell office:value-type="float" office:value="3.129286" calcext:value-type="float">
            <text:p>3.129286</text:p>
          </table:table-cell>
          <table:table-cell office:value-type="float" office:value="1.48663" calcext:value-type="float">
            <text:p>1.48663</text:p>
          </table:table-cell>
          <table:table-cell office:value-type="float" office:value="4.208798" calcext:value-type="float">
            <text:p>4.208798</text:p>
          </table:table-cell>
          <table:table-cell office:value-type="float" office:value="3.076488" calcext:value-type="float">
            <text:p>3.076488</text:p>
          </table:table-cell>
          <table:table-cell office:value-type="float" office:value="0.8824878" calcext:value-type="float">
            <text:p>0.8824878</text:p>
          </table:table-cell>
          <table:table-cell office:value-type="float" office:value="0.2225306" calcext:value-type="float">
            <text:p>0.2225306</text:p>
          </table:table-cell>
          <table:table-cell office:value-type="float" office:value="0.2764987" calcext:value-type="float">
            <text:p>0.2764987</text:p>
          </table:table-cell>
          <table:table-cell office:value-type="float" office:value="0.313841" calcext:value-type="float">
            <text:p>0.313841</text:p>
          </table:table-cell>
          <table:table-cell office:value-type="float" office:value="0.3551436" calcext:value-type="float">
            <text:p>0.3551436</text:p>
          </table:table-cell>
          <table:table-cell office:value-type="float" office:value="0" calcext:value-type="float">
            <text:p>0</text:p>
          </table:table-cell>
          <table:table-cell office:value-type="float" office:value="32.85405" calcext:value-type="float">
            <text:p>32.8540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39" calcext:value-type="float">
            <text:p>-0.30805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31.21453" calcext:value-type="float">
            <text:p>31.21453</text:p>
          </table:table-cell>
          <table:table-cell office:value-type="float" office:value="1087.688" calcext:value-type="float">
            <text:p>1087.68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02882" calcext:value-type="float">
            <text:p>0.1102882</text:p>
          </table:table-cell>
          <table:table-cell office:value-type="float" office:value="8.554408" calcext:value-type="float">
            <text:p>8.55440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1096" calcext:value-type="float">
            <text:p>2.091096</text:p>
          </table:table-cell>
          <table:table-cell office:value-type="float" office:value="-0.1487252" calcext:value-type="float">
            <text:p>-0.1487252</text:p>
          </table:table-cell>
          <table:table-cell office:value-type="float" office:value="-0.02109616" calcext:value-type="float">
            <text:p>-0.02109616</text:p>
          </table:table-cell>
          <table:table-cell office:value-type="float" office:value="0.0003804998" calcext:value-type="float">
            <text:p>0.0003804998</text:p>
          </table:table-cell>
          <table:table-cell office:value-type="float" office:value="11.15804" calcext:value-type="float">
            <text:p>11.15804</text:p>
          </table:table-cell>
          <table:table-cell office:value-type="float" office:value="1.135116" calcext:value-type="float">
            <text:p>1.135116</text:p>
          </table:table-cell>
          <table:table-cell office:value-type="float" office:value="0.04962714" calcext:value-type="float">
            <text:p>0.04962714</text:p>
          </table:table-cell>
          <table:table-cell office:value-type="float" office:value="0.04732872" calcext:value-type="float">
            <text:p>0.04732872</text:p>
          </table:table-cell>
          <table:table-cell office:value-type="float" office:value="0.02756935" calcext:value-type="float">
            <text:p>0.02756935</text:p>
          </table:table-cell>
          <table:table-cell office:value-type="float" office:value="0.02554118" calcext:value-type="float">
            <text:p>0.02554118</text:p>
          </table:table-cell>
          <table:table-cell office:value-type="float" office:value="0.01118284" calcext:value-type="float">
            <text:p>0.01118284</text:p>
          </table:table-cell>
          <table:table-cell office:value-type="float" office:value="0.008068474" calcext:value-type="float">
            <text:p>0.008068474</text:p>
          </table:table-cell>
          <table:table-cell office:value-type="float" office:value="0.02107505" calcext:value-type="float">
            <text:p>0.02107505</text:p>
          </table:table-cell>
          <table:table-cell office:value-type="float" office:value="0.01873251" calcext:value-type="float">
            <text:p>0.01873251</text:p>
          </table:table-cell>
          <table:table-cell office:value-type="float" office:value="0.01944553" calcext:value-type="float">
            <text:p>0.01944553</text:p>
          </table:table-cell>
          <table:table-cell office:value-type="float" office:value="0.0193585" calcext:value-type="float">
            <text:p>0.0193585</text:p>
          </table:table-cell>
          <table:table-cell office:value-type="float" office:value="0.02919046" calcext:value-type="float">
            <text:p>0.02919046</text:p>
          </table:table-cell>
          <table:table-cell office:value-type="float" office:value="0.005355047" calcext:value-type="float">
            <text:p>0.005355047</text:p>
          </table:table-cell>
          <table:table-cell office:value-type="float" office:value="0.005566272" calcext:value-type="float">
            <text:p>0.005566272</text:p>
          </table:table-cell>
          <table:table-cell office:value-type="float" office:value="0" calcext:value-type="float">
            <text:p>0</text:p>
          </table:table-cell>
          <table:table-cell office:value-type="float" office:value="9.576946" calcext:value-type="float">
            <text:p>9.576946</text:p>
          </table:table-cell>
          <table:table-cell office:value-type="float" office:value="17.85233" calcext:value-type="float">
            <text:p>17.85233</text:p>
          </table:table-cell>
          <table:table-cell office:value-type="float" office:value="21.84167" calcext:value-type="float">
            <text:p>21.84167</text:p>
          </table:table-cell>
          <table:table-cell office:value-type="float" office:value="21.80796" calcext:value-type="float">
            <text:p>21.80796</text:p>
          </table:table-cell>
          <table:table-cell office:value-type="float" office:value="20.19006" calcext:value-type="float">
            <text:p>20.19006</text:p>
          </table:table-cell>
          <table:table-cell office:value-type="float" office:value="3.202679" calcext:value-type="float">
            <text:p>3.202679</text:p>
          </table:table-cell>
          <table:table-cell office:value-type="float" office:value="1.494083" calcext:value-type="float">
            <text:p>1.494083</text:p>
          </table:table-cell>
          <table:table-cell office:value-type="float" office:value="4.21833" calcext:value-type="float">
            <text:p>4.21833</text:p>
          </table:table-cell>
          <table:table-cell office:value-type="float" office:value="3.082158" calcext:value-type="float">
            <text:p>3.082158</text:p>
          </table:table-cell>
          <table:table-cell office:value-type="float" office:value="0.8864232" calcext:value-type="float">
            <text:p>0.8864232</text:p>
          </table:table-cell>
          <table:table-cell office:value-type="float" office:value="0.2246959" calcext:value-type="float">
            <text:p>0.2246959</text:p>
          </table:table-cell>
          <table:table-cell office:value-type="float" office:value="0.2789404" calcext:value-type="float">
            <text:p>0.2789404</text:p>
          </table:table-cell>
          <table:table-cell office:value-type="float" office:value="0.3129924" calcext:value-type="float">
            <text:p>0.3129924</text:p>
          </table:table-cell>
          <table:table-cell office:value-type="float" office:value="0.356891" calcext:value-type="float">
            <text:p>0.356891</text:p>
          </table:table-cell>
          <table:table-cell office:value-type="float" office:value="0" calcext:value-type="float">
            <text:p>0</text:p>
          </table:table-cell>
          <table:table-cell office:value-type="float" office:value="33.29074" calcext:value-type="float">
            <text:p>33.2907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39" calcext:value-type="float">
            <text:p>-0.308053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31.19703" calcext:value-type="float">
            <text:p>31.19703</text:p>
          </table:table-cell>
          <table:table-cell office:value-type="float" office:value="1087.668" calcext:value-type="float">
            <text:p>1087.66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14066" calcext:value-type="float">
            <text:p>0.1114066</text:p>
          </table:table-cell>
          <table:table-cell office:value-type="float" office:value="8.584564" calcext:value-type="float">
            <text:p>8.58456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1033" calcext:value-type="float">
            <text:p>2.091033</text:p>
          </table:table-cell>
          <table:table-cell office:value-type="float" office:value="-0.1487378" calcext:value-type="float">
            <text:p>-0.1487378</text:p>
          </table:table-cell>
          <table:table-cell office:value-type="float" office:value="-0.02107202" calcext:value-type="float">
            <text:p>-0.02107202</text:p>
          </table:table-cell>
          <table:table-cell office:value-type="float" office:value="0.0004519176" calcext:value-type="float">
            <text:p>0.0004519176</text:p>
          </table:table-cell>
          <table:table-cell office:value-type="float" office:value="11.169" calcext:value-type="float">
            <text:p>11.169</text:p>
          </table:table-cell>
          <table:table-cell office:value-type="float" office:value="1.193529" calcext:value-type="float">
            <text:p>1.193529</text:p>
          </table:table-cell>
          <table:table-cell office:value-type="float" office:value="0.04908675" calcext:value-type="float">
            <text:p>0.04908675</text:p>
          </table:table-cell>
          <table:table-cell office:value-type="float" office:value="0.04692505" calcext:value-type="float">
            <text:p>0.04692505</text:p>
          </table:table-cell>
          <table:table-cell office:value-type="float" office:value="0.02748405" calcext:value-type="float">
            <text:p>0.02748405</text:p>
          </table:table-cell>
          <table:table-cell office:value-type="float" office:value="0.0254587" calcext:value-type="float">
            <text:p>0.0254587</text:p>
          </table:table-cell>
          <table:table-cell office:value-type="float" office:value="0.0112213" calcext:value-type="float">
            <text:p>0.0112213</text:p>
          </table:table-cell>
          <table:table-cell office:value-type="float" office:value="0.008091731" calcext:value-type="float">
            <text:p>0.008091731</text:p>
          </table:table-cell>
          <table:table-cell office:value-type="float" office:value="0.02108001" calcext:value-type="float">
            <text:p>0.02108001</text:p>
          </table:table-cell>
          <table:table-cell office:value-type="float" office:value="0.0187133" calcext:value-type="float">
            <text:p>0.0187133</text:p>
          </table:table-cell>
          <table:table-cell office:value-type="float" office:value="0.01944436" calcext:value-type="float">
            <text:p>0.01944436</text:p>
          </table:table-cell>
          <table:table-cell office:value-type="float" office:value="0.01934842" calcext:value-type="float">
            <text:p>0.01934842</text:p>
          </table:table-cell>
          <table:table-cell office:value-type="float" office:value="0.02908847" calcext:value-type="float">
            <text:p>0.02908847</text:p>
          </table:table-cell>
          <table:table-cell office:value-type="float" office:value="0.005349511" calcext:value-type="float">
            <text:p>0.005349511</text:p>
          </table:table-cell>
          <table:table-cell office:value-type="float" office:value="0.005564999" calcext:value-type="float">
            <text:p>0.005564999</text:p>
          </table:table-cell>
          <table:table-cell office:value-type="float" office:value="0" calcext:value-type="float">
            <text:p>0</text:p>
          </table:table-cell>
          <table:table-cell office:value-type="float" office:value="9.921417" calcext:value-type="float">
            <text:p>9.921417</text:p>
          </table:table-cell>
          <table:table-cell office:value-type="float" office:value="18.19679" calcext:value-type="float">
            <text:p>18.19679</text:p>
          </table:table-cell>
          <table:table-cell office:value-type="float" office:value="21.91559" calcext:value-type="float">
            <text:p>21.91559</text:p>
          </table:table-cell>
          <table:table-cell office:value-type="float" office:value="21.746" calcext:value-type="float">
            <text:p>21.746</text:p>
          </table:table-cell>
          <table:table-cell office:value-type="float" office:value="20.09046" calcext:value-type="float">
            <text:p>20.09046</text:p>
          </table:table-cell>
          <table:table-cell office:value-type="float" office:value="3.273539" calcext:value-type="float">
            <text:p>3.273539</text:p>
          </table:table-cell>
          <table:table-cell office:value-type="float" office:value="1.502025" calcext:value-type="float">
            <text:p>1.502025</text:p>
          </table:table-cell>
          <table:table-cell office:value-type="float" office:value="4.227428" calcext:value-type="float">
            <text:p>4.227428</text:p>
          </table:table-cell>
          <table:table-cell office:value-type="float" office:value="3.087686" calcext:value-type="float">
            <text:p>3.087686</text:p>
          </table:table-cell>
          <table:table-cell office:value-type="float" office:value="0.8903314" calcext:value-type="float">
            <text:p>0.8903314</text:p>
          </table:table-cell>
          <table:table-cell office:value-type="float" office:value="0.2268548" calcext:value-type="float">
            <text:p>0.2268548</text:p>
          </table:table-cell>
          <table:table-cell office:value-type="float" office:value="0.2813087" calcext:value-type="float">
            <text:p>0.2813087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.3573044" calcext:value-type="float">
            <text:p>0.3573044</text:p>
          </table:table-cell>
          <table:table-cell office:value-type="float" office:value="0" calcext:value-type="float">
            <text:p>0</text:p>
          </table:table-cell>
          <table:table-cell office:value-type="float" office:value="33.97969" calcext:value-type="float">
            <text:p>33.97969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46" calcext:value-type="float">
            <text:p>-0.30805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31.17866" calcext:value-type="float">
            <text:p>31.17866</text:p>
          </table:table-cell>
          <table:table-cell office:value-type="float" office:value="1087.65" calcext:value-type="float">
            <text:p>1087.65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31214" calcext:value-type="float">
            <text:p>0.1131214</text:p>
          </table:table-cell>
          <table:table-cell office:value-type="float" office:value="8.614892" calcext:value-type="float">
            <text:p>8.61489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1033" calcext:value-type="float">
            <text:p>2.091033</text:p>
          </table:table-cell>
          <table:table-cell office:value-type="float" office:value="-0.1487532" calcext:value-type="float">
            <text:p>-0.1487532</text:p>
          </table:table-cell>
          <table:table-cell office:value-type="float" office:value="-0.02104904" calcext:value-type="float">
            <text:p>-0.02104904</text:p>
          </table:table-cell>
          <table:table-cell office:value-type="float" office:value="0.0005306788" calcext:value-type="float">
            <text:p>0.0005306788</text:p>
          </table:table-cell>
          <table:table-cell office:value-type="float" office:value="11.17915" calcext:value-type="float">
            <text:p>11.17915</text:p>
          </table:table-cell>
          <table:table-cell office:value-type="float" office:value="1.279707" calcext:value-type="float">
            <text:p>1.279707</text:p>
          </table:table-cell>
          <table:table-cell office:value-type="float" office:value="0.04834463" calcext:value-type="float">
            <text:p>0.04834463</text:p>
          </table:table-cell>
          <table:table-cell office:value-type="float" office:value="0.0466813" calcext:value-type="float">
            <text:p>0.0466813</text:p>
          </table:table-cell>
          <table:table-cell office:value-type="float" office:value="0.02735878" calcext:value-type="float">
            <text:p>0.02735878</text:p>
          </table:table-cell>
          <table:table-cell office:value-type="float" office:value="0.02534142" calcext:value-type="float">
            <text:p>0.02534142</text:p>
          </table:table-cell>
          <table:table-cell office:value-type="float" office:value="0.01124992" calcext:value-type="float">
            <text:p>0.01124992</text:p>
          </table:table-cell>
          <table:table-cell office:value-type="float" office:value="0.008097425" calcext:value-type="float">
            <text:p>0.008097425</text:p>
          </table:table-cell>
          <table:table-cell office:value-type="float" office:value="0.02108402" calcext:value-type="float">
            <text:p>0.02108402</text:p>
          </table:table-cell>
          <table:table-cell office:value-type="float" office:value="0.01870075" calcext:value-type="float">
            <text:p>0.01870075</text:p>
          </table:table-cell>
          <table:table-cell office:value-type="float" office:value="0.01944739" calcext:value-type="float">
            <text:p>0.01944739</text:p>
          </table:table-cell>
          <table:table-cell office:value-type="float" office:value="0.01934078" calcext:value-type="float">
            <text:p>0.01934078</text:p>
          </table:table-cell>
          <table:table-cell office:value-type="float" office:value="0.02899063" calcext:value-type="float">
            <text:p>0.02899063</text:p>
          </table:table-cell>
          <table:table-cell office:value-type="float" office:value="0.005344771" calcext:value-type="float">
            <text:p>0.005344771</text:p>
          </table:table-cell>
          <table:table-cell office:value-type="float" office:value="0.005562987" calcext:value-type="float">
            <text:p>0.005562987</text:p>
          </table:table-cell>
          <table:table-cell office:value-type="float" office:value="0" calcext:value-type="float">
            <text:p>0</text:p>
          </table:table-cell>
          <table:table-cell office:value-type="float" office:value="9.964157" calcext:value-type="float">
            <text:p>9.964157</text:p>
          </table:table-cell>
          <table:table-cell office:value-type="float" office:value="18.55393" calcext:value-type="float">
            <text:p>18.55393</text:p>
          </table:table-cell>
          <table:table-cell office:value-type="float" office:value="22.00012" calcext:value-type="float">
            <text:p>22.00012</text:p>
          </table:table-cell>
          <table:table-cell office:value-type="float" office:value="21.68542" calcext:value-type="float">
            <text:p>21.68542</text:p>
          </table:table-cell>
          <table:table-cell office:value-type="float" office:value="19.98345" calcext:value-type="float">
            <text:p>19.98345</text:p>
          </table:table-cell>
          <table:table-cell office:value-type="float" office:value="3.341803" calcext:value-type="float">
            <text:p>3.341803</text:p>
          </table:table-cell>
          <table:table-cell office:value-type="float" office:value="1.510618" calcext:value-type="float">
            <text:p>1.510618</text:p>
          </table:table-cell>
          <table:table-cell office:value-type="float" office:value="4.236359" calcext:value-type="float">
            <text:p>4.236359</text:p>
          </table:table-cell>
          <table:table-cell office:value-type="float" office:value="3.093093" calcext:value-type="float">
            <text:p>3.093093</text:p>
          </table:table-cell>
          <table:table-cell office:value-type="float" office:value="0.8942039" calcext:value-type="float">
            <text:p>0.8942039</text:p>
          </table:table-cell>
          <table:table-cell office:value-type="float" office:value="0.229002" calcext:value-type="float">
            <text:p>0.229002</text:p>
          </table:table-cell>
          <table:table-cell office:value-type="float" office:value="0.2836269" calcext:value-type="float">
            <text:p>0.2836269</text:p>
          </table:table-cell>
          <table:table-cell office:value-type="float" office:value="0.3117698" calcext:value-type="float">
            <text:p>0.3117698</text:p>
          </table:table-cell>
          <table:table-cell office:value-type="float" office:value="0.3573807" calcext:value-type="float">
            <text:p>0.3573807</text:p>
          </table:table-cell>
          <table:table-cell office:value-type="float" office:value="0" calcext:value-type="float">
            <text:p>0</text:p>
          </table:table-cell>
          <table:table-cell office:value-type="float" office:value="35.00331" calcext:value-type="float">
            <text:p>35.00331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31.16312" calcext:value-type="float">
            <text:p>31.16312</text:p>
          </table:table-cell>
          <table:table-cell office:value-type="float" office:value="1087.632" calcext:value-type="float">
            <text:p>1087.63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38894" calcext:value-type="float">
            <text:p>0.1138894</text:p>
          </table:table-cell>
          <table:table-cell office:value-type="float" office:value="8.643316" calcext:value-type="float">
            <text:p>8.64331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1033" calcext:value-type="float">
            <text:p>2.091033</text:p>
          </table:table-cell>
          <table:table-cell office:value-type="float" office:value="-0.1487605" calcext:value-type="float">
            <text:p>-0.1487605</text:p>
          </table:table-cell>
          <table:table-cell office:value-type="float" office:value="-0.02102435" calcext:value-type="float">
            <text:p>-0.02102435</text:p>
          </table:table-cell>
          <table:table-cell office:value-type="float" office:value="0.0006146763" calcext:value-type="float">
            <text:p>0.0006146763</text:p>
          </table:table-cell>
          <table:table-cell office:value-type="float" office:value="11.19093" calcext:value-type="float">
            <text:p>11.19093</text:p>
          </table:table-cell>
          <table:table-cell office:value-type="float" office:value="1.333209" calcext:value-type="float">
            <text:p>1.333209</text:p>
          </table:table-cell>
          <table:table-cell office:value-type="float" office:value="0.04944334" calcext:value-type="float">
            <text:p>0.04944334</text:p>
          </table:table-cell>
          <table:table-cell office:value-type="float" office:value="0.04727143" calcext:value-type="float">
            <text:p>0.04727143</text:p>
          </table:table-cell>
          <table:table-cell office:value-type="float" office:value="0.02748012" calcext:value-type="float">
            <text:p>0.02748012</text:p>
          </table:table-cell>
          <table:table-cell office:value-type="float" office:value="0.02535826" calcext:value-type="float">
            <text:p>0.02535826</text:p>
          </table:table-cell>
          <table:table-cell office:value-type="float" office:value="0.01128422" calcext:value-type="float">
            <text:p>0.01128422</text:p>
          </table:table-cell>
          <table:table-cell office:value-type="float" office:value="0.008087277" calcext:value-type="float">
            <text:p>0.008087277</text:p>
          </table:table-cell>
          <table:table-cell office:value-type="float" office:value="0.02108196" calcext:value-type="float">
            <text:p>0.02108196</text:p>
          </table:table-cell>
          <table:table-cell office:value-type="float" office:value="0.01869072" calcext:value-type="float">
            <text:p>0.01869072</text:p>
          </table:table-cell>
          <table:table-cell office:value-type="float" office:value="0.0194538" calcext:value-type="float">
            <text:p>0.0194538</text:p>
          </table:table-cell>
          <table:table-cell office:value-type="float" office:value="0.01933548" calcext:value-type="float">
            <text:p>0.01933548</text:p>
          </table:table-cell>
          <table:table-cell office:value-type="float" office:value="0.02889671" calcext:value-type="float">
            <text:p>0.02889671</text:p>
          </table:table-cell>
          <table:table-cell office:value-type="float" office:value="0.005340317" calcext:value-type="float">
            <text:p>0.005340317</text:p>
          </table:table-cell>
          <table:table-cell office:value-type="float" office:value="0.005560733" calcext:value-type="float">
            <text:p>0.005560733</text:p>
          </table:table-cell>
          <table:table-cell office:value-type="float" office:value="0" calcext:value-type="float">
            <text:p>0</text:p>
          </table:table-cell>
          <table:table-cell office:value-type="float" office:value="10.25639" calcext:value-type="float">
            <text:p>10.25639</text:p>
          </table:table-cell>
          <table:table-cell office:value-type="float" office:value="18.87958" calcext:value-type="float">
            <text:p>18.87958</text:p>
          </table:table-cell>
          <table:table-cell office:value-type="float" office:value="22.08158" calcext:value-type="float">
            <text:p>22.08158</text:p>
          </table:table-cell>
          <table:table-cell office:value-type="float" office:value="21.62712" calcext:value-type="float">
            <text:p>21.62712</text:p>
          </table:table-cell>
          <table:table-cell office:value-type="float" office:value="19.87996" calcext:value-type="float">
            <text:p>19.87996</text:p>
          </table:table-cell>
          <table:table-cell office:value-type="float" office:value="3.407789" calcext:value-type="float">
            <text:p>3.407789</text:p>
          </table:table-cell>
          <table:table-cell office:value-type="float" office:value="1.519894" calcext:value-type="float">
            <text:p>1.519894</text:p>
          </table:table-cell>
          <table:table-cell office:value-type="float" office:value="4.24525" calcext:value-type="float">
            <text:p>4.24525</text:p>
          </table:table-cell>
          <table:table-cell office:value-type="float" office:value="3.098433" calcext:value-type="float">
            <text:p>3.098433</text:p>
          </table:table-cell>
          <table:table-cell office:value-type="float" office:value="0.8980392" calcext:value-type="float">
            <text:p>0.8980392</text:p>
          </table:table-cell>
          <table:table-cell office:value-type="float" office:value="0.2311346" calcext:value-type="float">
            <text:p>0.2311346</text:p>
          </table:table-cell>
          <table:table-cell office:value-type="float" office:value="0.2859102" calcext:value-type="float">
            <text:p>0.2859102</text:p>
          </table:table-cell>
          <table:table-cell office:value-type="float" office:value="0.3113907" calcext:value-type="float">
            <text:p>0.3113907</text:p>
          </table:table-cell>
          <table:table-cell office:value-type="float" office:value="0.3573812" calcext:value-type="float">
            <text:p>0.3573812</text:p>
          </table:table-cell>
          <table:table-cell office:value-type="float" office:value="0" calcext:value-type="float">
            <text:p>0</text:p>
          </table:table-cell>
          <table:table-cell office:value-type="float" office:value="35.22193" calcext:value-type="float">
            <text:p>35.22193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31.1491" calcext:value-type="float">
            <text:p>31.1491</text:p>
          </table:table-cell>
          <table:table-cell office:value-type="float" office:value="1087.615" calcext:value-type="float">
            <text:p>1087.615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44088" calcext:value-type="float">
            <text:p>0.1144088</text:p>
          </table:table-cell>
          <table:table-cell office:value-type="float" office:value="8.670259" calcext:value-type="float">
            <text:p>8.670259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9036" calcext:value-type="float">
            <text:p>2.09036</text:p>
          </table:table-cell>
          <table:table-cell office:value-type="float" office:value="-0.1487696" calcext:value-type="float">
            <text:p>-0.1487696</text:p>
          </table:table-cell>
          <table:table-cell office:value-type="float" office:value="-0.02099924" calcext:value-type="float">
            <text:p>-0.02099924</text:p>
          </table:table-cell>
          <table:table-cell office:value-type="float" office:value="0.0006863372" calcext:value-type="float">
            <text:p>0.0006863372</text:p>
          </table:table-cell>
          <table:table-cell office:value-type="float" office:value="11.19996" calcext:value-type="float">
            <text:p>11.19996</text:p>
          </table:table-cell>
          <table:table-cell office:value-type="float" office:value="1.343478" calcext:value-type="float">
            <text:p>1.343478</text:p>
          </table:table-cell>
          <table:table-cell office:value-type="float" office:value="0.05064917" calcext:value-type="float">
            <text:p>0.05064917</text:p>
          </table:table-cell>
          <table:table-cell office:value-type="float" office:value="0.04802613" calcext:value-type="float">
            <text:p>0.04802613</text:p>
          </table:table-cell>
          <table:table-cell office:value-type="float" office:value="0.02769306" calcext:value-type="float">
            <text:p>0.02769306</text:p>
          </table:table-cell>
          <table:table-cell office:value-type="float" office:value="0.02550768" calcext:value-type="float">
            <text:p>0.02550768</text:p>
          </table:table-cell>
          <table:table-cell office:value-type="float" office:value="0.01135744" calcext:value-type="float">
            <text:p>0.01135744</text:p>
          </table:table-cell>
          <table:table-cell office:value-type="float" office:value="0.008122575" calcext:value-type="float">
            <text:p>0.008122575</text:p>
          </table:table-cell>
          <table:table-cell office:value-type="float" office:value="0.0211003" calcext:value-type="float">
            <text:p>0.0211003</text:p>
          </table:table-cell>
          <table:table-cell office:value-type="float" office:value="0.01868595" calcext:value-type="float">
            <text:p>0.01868595</text:p>
          </table:table-cell>
          <table:table-cell office:value-type="float" office:value="0.01946276" calcext:value-type="float">
            <text:p>0.01946276</text:p>
          </table:table-cell>
          <table:table-cell office:value-type="float" office:value="0.01933243" calcext:value-type="float">
            <text:p>0.01933243</text:p>
          </table:table-cell>
          <table:table-cell office:value-type="float" office:value="0.0288072" calcext:value-type="float">
            <text:p>0.0288072</text:p>
          </table:table-cell>
          <table:table-cell office:value-type="float" office:value="0.005353598" calcext:value-type="float">
            <text:p>0.005353598</text:p>
          </table:table-cell>
          <table:table-cell office:value-type="float" office:value="0.005540675" calcext:value-type="float">
            <text:p>0.005540675</text:p>
          </table:table-cell>
          <table:table-cell office:value-type="float" office:value="0" calcext:value-type="float">
            <text:p>0</text:p>
          </table:table-cell>
          <table:table-cell office:value-type="float" office:value="10.49877" calcext:value-type="float">
            <text:p>10.49877</text:p>
          </table:table-cell>
          <table:table-cell office:value-type="float" office:value="19.15666" calcext:value-type="float">
            <text:p>19.15666</text:p>
          </table:table-cell>
          <table:table-cell office:value-type="float" office:value="22.12656" calcext:value-type="float">
            <text:p>22.12656</text:p>
          </table:table-cell>
          <table:table-cell office:value-type="float" office:value="21.55265" calcext:value-type="float">
            <text:p>21.55265</text:p>
          </table:table-cell>
          <table:table-cell office:value-type="float" office:value="19.75879" calcext:value-type="float">
            <text:p>19.75879</text:p>
          </table:table-cell>
          <table:table-cell office:value-type="float" office:value="3.482858" calcext:value-type="float">
            <text:p>3.482858</text:p>
          </table:table-cell>
          <table:table-cell office:value-type="float" office:value="1.52915" calcext:value-type="float">
            <text:p>1.52915</text:p>
          </table:table-cell>
          <table:table-cell office:value-type="float" office:value="4.253851" calcext:value-type="float">
            <text:p>4.253851</text:p>
          </table:table-cell>
          <table:table-cell office:value-type="float" office:value="3.103718" calcext:value-type="float">
            <text:p>3.103718</text:p>
          </table:table-cell>
          <table:table-cell office:value-type="float" office:value="0.901841" calcext:value-type="float">
            <text:p>0.901841</text:p>
          </table:table-cell>
          <table:table-cell office:value-type="float" office:value="0.2332575" calcext:value-type="float">
            <text:p>0.2332575</text:p>
          </table:table-cell>
          <table:table-cell office:value-type="float" office:value="0.2884183" calcext:value-type="float">
            <text:p>0.2884183</text:p>
          </table:table-cell>
          <table:table-cell office:value-type="float" office:value="0.3165381" calcext:value-type="float">
            <text:p>0.3165381</text:p>
          </table:table-cell>
          <table:table-cell office:value-type="float" office:value="0.3527724" calcext:value-type="float">
            <text:p>0.3527724</text:p>
          </table:table-cell>
          <table:table-cell office:value-type="float" office:value="0" calcext:value-type="float">
            <text:p>0</text:p>
          </table:table-cell>
          <table:table-cell office:value-type="float" office:value="35.59235" calcext:value-type="float">
            <text:p>35.5923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31.13827" calcext:value-type="float">
            <text:p>31.13827</text:p>
          </table:table-cell>
          <table:table-cell office:value-type="float" office:value="1087.599" calcext:value-type="float">
            <text:p>1087.599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46386" calcext:value-type="float">
            <text:p>0.1146386</text:p>
          </table:table-cell>
          <table:table-cell office:value-type="float" office:value="8.693533" calcext:value-type="float">
            <text:p>8.69353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13" calcext:value-type="float">
            <text:p>0.0053954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955" calcext:value-type="float">
            <text:p>2.08955</text:p>
          </table:table-cell>
          <table:table-cell office:value-type="float" office:value="-0.1487764" calcext:value-type="float">
            <text:p>-0.1487764</text:p>
          </table:table-cell>
          <table:table-cell office:value-type="float" office:value="-0.02097264" calcext:value-type="float">
            <text:p>-0.02097264</text:p>
          </table:table-cell>
          <table:table-cell office:value-type="float" office:value="0.0007465929" calcext:value-type="float">
            <text:p>0.0007465929</text:p>
          </table:table-cell>
          <table:table-cell office:value-type="float" office:value="11.20662" calcext:value-type="float">
            <text:p>11.20662</text:p>
          </table:table-cell>
          <table:table-cell office:value-type="float" office:value="1.328323" calcext:value-type="float">
            <text:p>1.328323</text:p>
          </table:table-cell>
          <table:table-cell office:value-type="float" office:value="0.05460555" calcext:value-type="float">
            <text:p>0.05460555</text:p>
          </table:table-cell>
          <table:table-cell office:value-type="float" office:value="0.0501798" calcext:value-type="float">
            <text:p>0.0501798</text:p>
          </table:table-cell>
          <table:table-cell office:value-type="float" office:value="0.02828086" calcext:value-type="float">
            <text:p>0.02828086</text:p>
          </table:table-cell>
          <table:table-cell office:value-type="float" office:value="0.02590769" calcext:value-type="float">
            <text:p>0.02590769</text:p>
          </table:table-cell>
          <table:table-cell office:value-type="float" office:value="0.0114757" calcext:value-type="float">
            <text:p>0.0114757</text:p>
          </table:table-cell>
          <table:table-cell office:value-type="float" office:value="0.008190273" calcext:value-type="float">
            <text:p>0.008190273</text:p>
          </table:table-cell>
          <table:table-cell office:value-type="float" office:value="0.02113863" calcext:value-type="float">
            <text:p>0.02113863</text:p>
          </table:table-cell>
          <table:table-cell office:value-type="float" office:value="0.0186899" calcext:value-type="float">
            <text:p>0.0186899</text:p>
          </table:table-cell>
          <table:table-cell office:value-type="float" office:value="0.01947448" calcext:value-type="float">
            <text:p>0.01947448</text:p>
          </table:table-cell>
          <table:table-cell office:value-type="float" office:value="0.01933167" calcext:value-type="float">
            <text:p>0.01933167</text:p>
          </table:table-cell>
          <table:table-cell office:value-type="float" office:value="0.02872227" calcext:value-type="float">
            <text:p>0.02872227</text:p>
          </table:table-cell>
          <table:table-cell office:value-type="float" office:value="0.005345622" calcext:value-type="float">
            <text:p>0.005345622</text:p>
          </table:table-cell>
          <table:table-cell office:value-type="float" office:value="0.005541959" calcext:value-type="float">
            <text:p>0.005541959</text:p>
          </table:table-cell>
          <table:table-cell office:value-type="float" office:value="0" calcext:value-type="float">
            <text:p>0</text:p>
          </table:table-cell>
          <table:table-cell office:value-type="float" office:value="11.08367" calcext:value-type="float">
            <text:p>11.08367</text:p>
          </table:table-cell>
          <table:table-cell office:value-type="float" office:value="19.37741" calcext:value-type="float">
            <text:p>19.37741</text:p>
          </table:table-cell>
          <table:table-cell office:value-type="float" office:value="22.13652" calcext:value-type="float">
            <text:p>22.13652</text:p>
          </table:table-cell>
          <table:table-cell office:value-type="float" office:value="21.47201" calcext:value-type="float">
            <text:p>21.47201</text:p>
          </table:table-cell>
          <table:table-cell office:value-type="float" office:value="19.64814" calcext:value-type="float">
            <text:p>19.64814</text:p>
          </table:table-cell>
          <table:table-cell office:value-type="float" office:value="3.557155" calcext:value-type="float">
            <text:p>3.557155</text:p>
          </table:table-cell>
          <table:table-cell office:value-type="float" office:value="1.53905" calcext:value-type="float">
            <text:p>1.53905</text:p>
          </table:table-cell>
          <table:table-cell office:value-type="float" office:value="4.261955" calcext:value-type="float">
            <text:p>4.261955</text:p>
          </table:table-cell>
          <table:table-cell office:value-type="float" office:value="3.108878" calcext:value-type="float">
            <text:p>3.108878</text:p>
          </table:table-cell>
          <table:table-cell office:value-type="float" office:value="0.9056062" calcext:value-type="float">
            <text:p>0.9056062</text:p>
          </table:table-cell>
          <table:table-cell office:value-type="float" office:value="0.2353785" calcext:value-type="float">
            <text:p>0.2353785</text:p>
          </table:table-cell>
          <table:table-cell office:value-type="float" office:value="0.2908578" calcext:value-type="float">
            <text:p>0.2908578</text:p>
          </table:table-cell>
          <table:table-cell office:value-type="float" office:value="0.3148641" calcext:value-type="float">
            <text:p>0.3148641</text:p>
          </table:table-cell>
          <table:table-cell office:value-type="float" office:value="0.3553033" calcext:value-type="float">
            <text:p>0.3553033</text:p>
          </table:table-cell>
          <table:table-cell office:value-type="float" office:value="0" calcext:value-type="float">
            <text:p>0</text:p>
          </table:table-cell>
          <table:table-cell office:value-type="float" office:value="35.67717" calcext:value-type="float">
            <text:p>35.67717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31.12839" calcext:value-type="float">
            <text:p>31.12839</text:p>
          </table:table-cell>
          <table:table-cell office:value-type="float" office:value="1087.586" calcext:value-type="float">
            <text:p>1087.586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25531" calcext:value-type="float">
            <text:p>0.1125531</text:p>
          </table:table-cell>
          <table:table-cell office:value-type="float" office:value="8.720769" calcext:value-type="float">
            <text:p>8.720769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447" calcext:value-type="float">
            <text:p>0.005395447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9086" calcext:value-type="float">
            <text:p>2.089086</text:p>
          </table:table-cell>
          <table:table-cell office:value-type="float" office:value="-0.1487871" calcext:value-type="float">
            <text:p>-0.1487871</text:p>
          </table:table-cell>
          <table:table-cell office:value-type="float" office:value="-0.02095759" calcext:value-type="float">
            <text:p>-0.02095759</text:p>
          </table:table-cell>
          <table:table-cell office:value-type="float" office:value="0.0007908518" calcext:value-type="float">
            <text:p>0.0007908518</text:p>
          </table:table-cell>
          <table:table-cell office:value-type="float" office:value="11.21437" calcext:value-type="float">
            <text:p>11.21437</text:p>
          </table:table-cell>
          <table:table-cell office:value-type="float" office:value="0.9525718" calcext:value-type="float">
            <text:p>0.9525718</text:p>
          </table:table-cell>
          <table:table-cell office:value-type="float" office:value="0.06515134" calcext:value-type="float">
            <text:p>0.06515134</text:p>
          </table:table-cell>
          <table:table-cell office:value-type="float" office:value="0.05260863" calcext:value-type="float">
            <text:p>0.05260863</text:p>
          </table:table-cell>
          <table:table-cell office:value-type="float" office:value="0.02922482" calcext:value-type="float">
            <text:p>0.02922482</text:p>
          </table:table-cell>
          <table:table-cell office:value-type="float" office:value="0.02650147" calcext:value-type="float">
            <text:p>0.02650147</text:p>
          </table:table-cell>
          <table:table-cell office:value-type="float" office:value="0.01159161" calcext:value-type="float">
            <text:p>0.01159161</text:p>
          </table:table-cell>
          <table:table-cell office:value-type="float" office:value="0.008295225" calcext:value-type="float">
            <text:p>0.008295225</text:p>
          </table:table-cell>
          <table:table-cell office:value-type="float" office:value="0.02119769" calcext:value-type="float">
            <text:p>0.02119769</text:p>
          </table:table-cell>
          <table:table-cell office:value-type="float" office:value="0.01870499" calcext:value-type="float">
            <text:p>0.01870499</text:p>
          </table:table-cell>
          <table:table-cell office:value-type="float" office:value="0.01948954" calcext:value-type="float">
            <text:p>0.01948954</text:p>
          </table:table-cell>
          <table:table-cell office:value-type="float" office:value="0.01933304" calcext:value-type="float">
            <text:p>0.01933304</text:p>
          </table:table-cell>
          <table:table-cell office:value-type="float" office:value="0.02864111" calcext:value-type="float">
            <text:p>0.02864111</text:p>
          </table:table-cell>
          <table:table-cell office:value-type="float" office:value="0.005338927" calcext:value-type="float">
            <text:p>0.005338927</text:p>
          </table:table-cell>
          <table:table-cell office:value-type="float" office:value="0.005542039" calcext:value-type="float">
            <text:p>0.005542039</text:p>
          </table:table-cell>
          <table:table-cell office:value-type="float" office:value="0" calcext:value-type="float">
            <text:p>0</text:p>
          </table:table-cell>
          <table:table-cell office:value-type="float" office:value="12.26376" calcext:value-type="float">
            <text:p>12.26376</text:p>
          </table:table-cell>
          <table:table-cell office:value-type="float" office:value="19.35711" calcext:value-type="float">
            <text:p>19.35711</text:p>
          </table:table-cell>
          <table:table-cell office:value-type="float" office:value="22.73191" calcext:value-type="float">
            <text:p>22.73191</text:p>
          </table:table-cell>
          <table:table-cell office:value-type="float" office:value="22.05818" calcext:value-type="float">
            <text:p>22.05818</text:p>
          </table:table-cell>
          <table:table-cell office:value-type="float" office:value="20.08726" calcext:value-type="float">
            <text:p>20.08726</text:p>
          </table:table-cell>
          <table:table-cell office:value-type="float" office:value="3.627606" calcext:value-type="float">
            <text:p>3.627606</text:p>
          </table:table-cell>
          <table:table-cell office:value-type="float" office:value="1.546874" calcext:value-type="float">
            <text:p>1.546874</text:p>
          </table:table-cell>
          <table:table-cell office:value-type="float" office:value="4.269615" calcext:value-type="float">
            <text:p>4.269615</text:p>
          </table:table-cell>
          <table:table-cell office:value-type="float" office:value="3.113863" calcext:value-type="float">
            <text:p>3.113863</text:p>
          </table:table-cell>
          <table:table-cell office:value-type="float" office:value="0.9093254" calcext:value-type="float">
            <text:p>0.9093254</text:p>
          </table:table-cell>
          <table:table-cell office:value-type="float" office:value="0.2374891" calcext:value-type="float">
            <text:p>0.2374891</text:p>
          </table:table-cell>
          <table:table-cell office:value-type="float" office:value="0.2931804" calcext:value-type="float">
            <text:p>0.2931804</text:p>
          </table:table-cell>
          <table:table-cell office:value-type="float" office:value="0.3136623" calcext:value-type="float">
            <text:p>0.3136623</text:p>
          </table:table-cell>
          <table:table-cell office:value-type="float" office:value="0.3568761" calcext:value-type="float">
            <text:p>0.3568761</text:p>
          </table:table-cell>
          <table:table-cell office:value-type="float" office:value="0" calcext:value-type="float">
            <text:p>0</text:p>
          </table:table-cell>
          <table:table-cell office:value-type="float" office:value="36.83163" calcext:value-type="float">
            <text:p>36.83163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31.12044" calcext:value-type="float">
            <text:p>31.12044</text:p>
          </table:table-cell>
          <table:table-cell office:value-type="float" office:value="1087.574" calcext:value-type="float">
            <text:p>1087.574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58426" calcext:value-type="float">
            <text:p>0.1158426</text:p>
          </table:table-cell>
          <table:table-cell office:value-type="float" office:value="8.756184" calcext:value-type="float">
            <text:p>8.75618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604" calcext:value-type="float">
            <text:p>0.005395604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9175" calcext:value-type="float">
            <text:p>2.089175</text:p>
          </table:table-cell>
          <table:table-cell office:value-type="float" office:value="-0.148815" calcext:value-type="float">
            <text:p>-0.148815</text:p>
          </table:table-cell>
          <table:table-cell office:value-type="float" office:value="-0.02094763" calcext:value-type="float">
            <text:p>-0.02094763</text:p>
          </table:table-cell>
          <table:table-cell office:value-type="float" office:value="0.0008261458" calcext:value-type="float">
            <text:p>0.0008261458</text:p>
          </table:table-cell>
          <table:table-cell office:value-type="float" office:value="11.22327" calcext:value-type="float">
            <text:p>11.22327</text:p>
          </table:table-cell>
          <table:table-cell office:value-type="float" office:value="0.6772278" calcext:value-type="float">
            <text:p>0.6772278</text:p>
          </table:table-cell>
          <table:table-cell office:value-type="float" office:value="0.1478038" calcext:value-type="float">
            <text:p>0.1478038</text:p>
          </table:table-cell>
          <table:table-cell office:value-type="float" office:value="0.08726323" calcext:value-type="float">
            <text:p>0.08726323</text:p>
          </table:table-cell>
          <table:table-cell office:value-type="float" office:value="0.04891048" calcext:value-type="float">
            <text:p>0.04891048</text:p>
          </table:table-cell>
          <table:table-cell office:value-type="float" office:value="0.03773673" calcext:value-type="float">
            <text:p>0.03773673</text:p>
          </table:table-cell>
          <table:table-cell office:value-type="float" office:value="0.01351922" calcext:value-type="float">
            <text:p>0.01351922</text:p>
          </table:table-cell>
          <table:table-cell office:value-type="float" office:value="0.008476747" calcext:value-type="float">
            <text:p>0.008476747</text:p>
          </table:table-cell>
          <table:table-cell office:value-type="float" office:value="0.02126274" calcext:value-type="float">
            <text:p>0.02126274</text:p>
          </table:table-cell>
          <table:table-cell office:value-type="float" office:value="0.01872905" calcext:value-type="float">
            <text:p>0.01872905</text:p>
          </table:table-cell>
          <table:table-cell office:value-type="float" office:value="0.01950907" calcext:value-type="float">
            <text:p>0.01950907</text:p>
          </table:table-cell>
          <table:table-cell office:value-type="float" office:value="0.01933577" calcext:value-type="float">
            <text:p>0.01933577</text:p>
          </table:table-cell>
          <table:table-cell office:value-type="float" office:value="0.0285632" calcext:value-type="float">
            <text:p>0.0285632</text:p>
          </table:table-cell>
          <table:table-cell office:value-type="float" office:value="0.005334378" calcext:value-type="float">
            <text:p>0.005334378</text:p>
          </table:table-cell>
          <table:table-cell office:value-type="float" office:value="0.005540154" calcext:value-type="float">
            <text:p>0.005540154</text:p>
          </table:table-cell>
          <table:table-cell office:value-type="float" office:value="0" calcext:value-type="float">
            <text:p>0</text:p>
          </table:table-cell>
          <table:table-cell office:value-type="float" office:value="1.144408" calcext:value-type="float">
            <text:p>1.144408</text:p>
          </table:table-cell>
          <table:table-cell office:value-type="float" office:value="6.829555" calcext:value-type="float">
            <text:p>6.829555</text:p>
          </table:table-cell>
          <table:table-cell office:value-type="float" office:value="16.86934" calcext:value-type="float">
            <text:p>16.86934</text:p>
          </table:table-cell>
          <table:table-cell office:value-type="float" office:value="26.12564" calcext:value-type="float">
            <text:p>26.12564</text:p>
          </table:table-cell>
          <table:table-cell office:value-type="float" office:value="29.73717" calcext:value-type="float">
            <text:p>29.73717</text:p>
          </table:table-cell>
          <table:table-cell office:value-type="float" office:value="7.299899" calcext:value-type="float">
            <text:p>7.299899</text:p>
          </table:table-cell>
          <table:table-cell office:value-type="float" office:value="1.55914" calcext:value-type="float">
            <text:p>1.55914</text:p>
          </table:table-cell>
          <table:table-cell office:value-type="float" office:value="4.277133" calcext:value-type="float">
            <text:p>4.277133</text:p>
          </table:table-cell>
          <table:table-cell office:value-type="float" office:value="3.118614" calcext:value-type="float">
            <text:p>3.118614</text:p>
          </table:table-cell>
          <table:table-cell office:value-type="float" office:value="0.9129945" calcext:value-type="float">
            <text:p>0.9129945</text:p>
          </table:table-cell>
          <table:table-cell office:value-type="float" office:value="0.2395632" calcext:value-type="float">
            <text:p>0.2395632</text:p>
          </table:table-cell>
          <table:table-cell office:value-type="float" office:value="0.295411" calcext:value-type="float">
            <text:p>0.295411</text:p>
          </table:table-cell>
          <table:table-cell office:value-type="float" office:value="0.3131669" calcext:value-type="float">
            <text:p>0.3131669</text:p>
          </table:table-cell>
          <table:table-cell office:value-type="float" office:value="0.3569718" calcext:value-type="float">
            <text:p>0.3569718</text:p>
          </table:table-cell>
          <table:table-cell office:value-type="float" office:value="0" calcext:value-type="float">
            <text:p>0</text:p>
          </table:table-cell>
          <table:table-cell office:value-type="float" office:value="36.14901" calcext:value-type="float">
            <text:p>36.14901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31.11284" calcext:value-type="float">
            <text:p>31.11284</text:p>
          </table:table-cell>
          <table:table-cell office:value-type="float" office:value="1087.563" calcext:value-type="float">
            <text:p>1087.56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2408" calcext:value-type="float">
            <text:p>0.112408</text:p>
          </table:table-cell>
          <table:table-cell office:value-type="float" office:value="8.776054" calcext:value-type="float">
            <text:p>8.77605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593" calcext:value-type="float">
            <text:p>0.0053959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9371" calcext:value-type="float">
            <text:p>2.089371</text:p>
          </table:table-cell>
          <table:table-cell office:value-type="float" office:value="-0.1488337" calcext:value-type="float">
            <text:p>-0.1488337</text:p>
          </table:table-cell>
          <table:table-cell office:value-type="float" office:value="-0.02093605" calcext:value-type="float">
            <text:p>-0.02093605</text:p>
          </table:table-cell>
          <table:table-cell office:value-type="float" office:value="0.0008523164" calcext:value-type="float">
            <text:p>0.0008523164</text:p>
          </table:table-cell>
          <table:table-cell office:value-type="float" office:value="11.23028" calcext:value-type="float">
            <text:p>11.23028</text:p>
          </table:table-cell>
          <table:table-cell office:value-type="float" office:value="0.4462244" calcext:value-type="float">
            <text:p>0.4462244</text:p>
          </table:table-cell>
          <table:table-cell office:value-type="float" office:value="0.09838787" calcext:value-type="float">
            <text:p>0.09838787</text:p>
          </table:table-cell>
          <table:table-cell office:value-type="float" office:value="0.06965363" calcext:value-type="float">
            <text:p>0.06965363</text:p>
          </table:table-cell>
          <table:table-cell office:value-type="float" office:value="0.04067" calcext:value-type="float">
            <text:p>0.04067</text:p>
          </table:table-cell>
          <table:table-cell office:value-type="float" office:value="0.03400544" calcext:value-type="float">
            <text:p>0.03400544</text:p>
          </table:table-cell>
          <table:table-cell office:value-type="float" office:value="0.01529676" calcext:value-type="float">
            <text:p>0.01529676</text:p>
          </table:table-cell>
          <table:table-cell office:value-type="float" office:value="0.009725618" calcext:value-type="float">
            <text:p>0.009725618</text:p>
          </table:table-cell>
          <table:table-cell office:value-type="float" office:value="0.02134489" calcext:value-type="float">
            <text:p>0.02134489</text:p>
          </table:table-cell>
          <table:table-cell office:value-type="float" office:value="0.01876422" calcext:value-type="float">
            <text:p>0.01876422</text:p>
          </table:table-cell>
          <table:table-cell office:value-type="float" office:value="0.01953358" calcext:value-type="float">
            <text:p>0.01953358</text:p>
          </table:table-cell>
          <table:table-cell office:value-type="float" office:value="0.01933992" calcext:value-type="float">
            <text:p>0.01933992</text:p>
          </table:table-cell>
          <table:table-cell office:value-type="float" office:value="0.02848837" calcext:value-type="float">
            <text:p>0.02848837</text:p>
          </table:table-cell>
          <table:table-cell office:value-type="float" office:value="0.005330172" calcext:value-type="float">
            <text:p>0.005330172</text:p>
          </table:table-cell>
          <table:table-cell office:value-type="float" office:value="0.00553797" calcext:value-type="float">
            <text:p>0.00553797</text:p>
          </table:table-cell>
          <table:table-cell office:value-type="float" office:value="0" calcext:value-type="float">
            <text:p>0</text:p>
          </table:table-cell>
          <table:table-cell office:value-type="float" office:value="5.070735" calcext:value-type="float">
            <text:p>5.070735</text:p>
          </table:table-cell>
          <table:table-cell office:value-type="float" office:value="7.119541" calcext:value-type="float">
            <text:p>7.119541</text:p>
          </table:table-cell>
          <table:table-cell office:value-type="float" office:value="13.63105" calcext:value-type="float">
            <text:p>13.63105</text:p>
          </table:table-cell>
          <table:table-cell office:value-type="float" office:value="20.15716" calcext:value-type="float">
            <text:p>20.15716</text:p>
          </table:table-cell>
          <table:table-cell office:value-type="float" office:value="22.17442" calcext:value-type="float">
            <text:p>22.17442</text:p>
          </table:table-cell>
          <table:table-cell office:value-type="float" office:value="10.4958" calcext:value-type="float">
            <text:p>10.4958</text:p>
          </table:table-cell>
          <table:table-cell office:value-type="float" office:value="2.910207" calcext:value-type="float">
            <text:p>2.910207</text:p>
          </table:table-cell>
          <table:table-cell office:value-type="float" office:value="4.284688" calcext:value-type="float">
            <text:p>4.284688</text:p>
          </table:table-cell>
          <table:table-cell office:value-type="float" office:value="3.123104" calcext:value-type="float">
            <text:p>3.123104</text:p>
          </table:table-cell>
          <table:table-cell office:value-type="float" office:value="0.9165996" calcext:value-type="float">
            <text:p>0.9165996</text:p>
          </table:table-cell>
          <table:table-cell office:value-type="float" office:value="0.2416044" calcext:value-type="float">
            <text:p>0.2416044</text:p>
          </table:table-cell>
          <table:table-cell office:value-type="float" office:value="0.2975961" calcext:value-type="float">
            <text:p>0.2975961</text:p>
          </table:table-cell>
          <table:table-cell office:value-type="float" office:value="0.3127869" calcext:value-type="float">
            <text:p>0.3127869</text:p>
          </table:table-cell>
          <table:table-cell office:value-type="float" office:value="0.3569746" calcext:value-type="float">
            <text:p>0.3569746</text:p>
          </table:table-cell>
          <table:table-cell office:value-type="float" office:value="0" calcext:value-type="float">
            <text:p>0</text:p>
          </table:table-cell>
          <table:table-cell office:value-type="float" office:value="38.21035" calcext:value-type="float">
            <text:p>38.2103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31.10604" calcext:value-type="float">
            <text:p>31.10604</text:p>
          </table:table-cell>
          <table:table-cell office:value-type="float" office:value="1087.551" calcext:value-type="float">
            <text:p>1087.551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18477" calcext:value-type="float">
            <text:p>0.1118477</text:p>
          </table:table-cell>
          <table:table-cell office:value-type="float" office:value="8.791324" calcext:value-type="float">
            <text:p>8.79132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6266" calcext:value-type="float">
            <text:p>0.005396266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9578" calcext:value-type="float">
            <text:p>2.089578</text:p>
          </table:table-cell>
          <table:table-cell office:value-type="float" office:value="-0.1488357" calcext:value-type="float">
            <text:p>-0.1488357</text:p>
          </table:table-cell>
          <table:table-cell office:value-type="float" office:value="-0.02092258" calcext:value-type="float">
            <text:p>-0.02092258</text:p>
          </table:table-cell>
          <table:table-cell office:value-type="float" office:value="0.0008753377" calcext:value-type="float">
            <text:p>0.0008753377</text:p>
          </table:table-cell>
          <table:table-cell office:value-type="float" office:value="11.23485" calcext:value-type="float">
            <text:p>11.23485</text:p>
          </table:table-cell>
          <table:table-cell office:value-type="float" office:value="0.330528" calcext:value-type="float">
            <text:p>0.330528</text:p>
          </table:table-cell>
          <table:table-cell office:value-type="float" office:value="0.08958614" calcext:value-type="float">
            <text:p>0.08958614</text:p>
          </table:table-cell>
          <table:table-cell office:value-type="float" office:value="0.06758979" calcext:value-type="float">
            <text:p>0.06758979</text:p>
          </table:table-cell>
          <table:table-cell office:value-type="float" office:value="0.03894981" calcext:value-type="float">
            <text:p>0.03894981</text:p>
          </table:table-cell>
          <table:table-cell office:value-type="float" office:value="0.03328585" calcext:value-type="float">
            <text:p>0.03328585</text:p>
          </table:table-cell>
          <table:table-cell office:value-type="float" office:value="0.01574158" calcext:value-type="float">
            <text:p>0.01574158</text:p>
          </table:table-cell>
          <table:table-cell office:value-type="float" office:value="0.009876512" calcext:value-type="float">
            <text:p>0.009876512</text:p>
          </table:table-cell>
          <table:table-cell office:value-type="float" office:value="0.02139433" calcext:value-type="float">
            <text:p>0.02139433</text:p>
          </table:table-cell>
          <table:table-cell office:value-type="float" office:value="0.01879627" calcext:value-type="float">
            <text:p>0.01879627</text:p>
          </table:table-cell>
          <table:table-cell office:value-type="float" office:value="0.01956221" calcext:value-type="float">
            <text:p>0.01956221</text:p>
          </table:table-cell>
          <table:table-cell office:value-type="float" office:value="0.01934627" calcext:value-type="float">
            <text:p>0.01934627</text:p>
          </table:table-cell>
          <table:table-cell office:value-type="float" office:value="0.0284166" calcext:value-type="float">
            <text:p>0.0284166</text:p>
          </table:table-cell>
          <table:table-cell office:value-type="float" office:value="0.005326004" calcext:value-type="float">
            <text:p>0.005326004</text:p>
          </table:table-cell>
          <table:table-cell office:value-type="float" office:value="0.005535788" calcext:value-type="float">
            <text:p>0.005535788</text:p>
          </table:table-cell>
          <table:table-cell office:value-type="float" office:value="0" calcext:value-type="float">
            <text:p>0</text:p>
          </table:table-cell>
          <table:table-cell office:value-type="float" office:value="6.390061" calcext:value-type="float">
            <text:p>6.390061</text:p>
          </table:table-cell>
          <table:table-cell office:value-type="float" office:value="9.099212" calcext:value-type="float">
            <text:p>9.099212</text:p>
          </table:table-cell>
          <table:table-cell office:value-type="float" office:value="14.48104" calcext:value-type="float">
            <text:p>14.48104</text:p>
          </table:table-cell>
          <table:table-cell office:value-type="float" office:value="19.73763" calcext:value-type="float">
            <text:p>19.73763</text:p>
          </table:table-cell>
          <table:table-cell office:value-type="float" office:value="20.16086" calcext:value-type="float">
            <text:p>20.16086</text:p>
          </table:table-cell>
          <table:table-cell office:value-type="float" office:value="9.686687" calcext:value-type="float">
            <text:p>9.686687</text:p>
          </table:table-cell>
          <table:table-cell office:value-type="float" office:value="2.573252" calcext:value-type="float">
            <text:p>2.573252</text:p>
          </table:table-cell>
          <table:table-cell office:value-type="float" office:value="4.291851" calcext:value-type="float">
            <text:p>4.291851</text:p>
          </table:table-cell>
          <table:table-cell office:value-type="float" office:value="3.127321" calcext:value-type="float">
            <text:p>3.127321</text:p>
          </table:table-cell>
          <table:table-cell office:value-type="float" office:value="0.9201143" calcext:value-type="float">
            <text:p>0.9201143</text:p>
          </table:table-cell>
          <table:table-cell office:value-type="float" office:value="0.2436299" calcext:value-type="float">
            <text:p>0.2436299</text:p>
          </table:table-cell>
          <table:table-cell office:value-type="float" office:value="0.2997379" calcext:value-type="float">
            <text:p>0.2997379</text:p>
          </table:table-cell>
          <table:table-cell office:value-type="float" office:value="0.3124267" calcext:value-type="float">
            <text:p>0.3124267</text:p>
          </table:table-cell>
          <table:table-cell office:value-type="float" office:value="0.3569775" calcext:value-type="float">
            <text:p>0.3569775</text:p>
          </table:table-cell>
          <table:table-cell office:value-type="float" office:value="0" calcext:value-type="float">
            <text:p>0</text:p>
          </table:table-cell>
          <table:table-cell office:value-type="float" office:value="39.37703" calcext:value-type="float">
            <text:p>39.37703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31.09929" calcext:value-type="float">
            <text:p>31.09929</text:p>
          </table:table-cell>
          <table:table-cell office:value-type="float" office:value="1087.539" calcext:value-type="float">
            <text:p>1087.539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13725" calcext:value-type="float">
            <text:p>0.1113725</text:p>
          </table:table-cell>
          <table:table-cell office:value-type="float" office:value="8.806196" calcext:value-type="float">
            <text:p>8.80619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638" calcext:value-type="float">
            <text:p>0.0053963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9642" calcext:value-type="float">
            <text:p>2.089642</text:p>
          </table:table-cell>
          <table:table-cell office:value-type="float" office:value="-0.1488375" calcext:value-type="float">
            <text:p>-0.1488375</text:p>
          </table:table-cell>
          <table:table-cell office:value-type="float" office:value="-0.0209038" calcext:value-type="float">
            <text:p>-0.0209038</text:p>
          </table:table-cell>
          <table:table-cell office:value-type="float" office:value="0.0008937686" calcext:value-type="float">
            <text:p>0.0008937686</text:p>
          </table:table-cell>
          <table:table-cell office:value-type="float" office:value="11.23846" calcext:value-type="float">
            <text:p>11.23846</text:p>
          </table:table-cell>
          <table:table-cell office:value-type="float" office:value="0.2733571" calcext:value-type="float">
            <text:p>0.2733571</text:p>
          </table:table-cell>
          <table:table-cell office:value-type="float" office:value="0.08394116" calcext:value-type="float">
            <text:p>0.08394116</text:p>
          </table:table-cell>
          <table:table-cell office:value-type="float" office:value="0.06803475" calcext:value-type="float">
            <text:p>0.06803475</text:p>
          </table:table-cell>
          <table:table-cell office:value-type="float" office:value="0.03842479" calcext:value-type="float">
            <text:p>0.03842479</text:p>
          </table:table-cell>
          <table:table-cell office:value-type="float" office:value="0.03332432" calcext:value-type="float">
            <text:p>0.03332432</text:p>
          </table:table-cell>
          <table:table-cell office:value-type="float" office:value="0.01612726" calcext:value-type="float">
            <text:p>0.01612726</text:p>
          </table:table-cell>
          <table:table-cell office:value-type="float" office:value="0.0102546" calcext:value-type="float">
            <text:p>0.0102546</text:p>
          </table:table-cell>
          <table:table-cell office:value-type="float" office:value="0.02145059" calcext:value-type="float">
            <text:p>0.02145059</text:p>
          </table:table-cell>
          <table:table-cell office:value-type="float" office:value="0.01882635" calcext:value-type="float">
            <text:p>0.01882635</text:p>
          </table:table-cell>
          <table:table-cell office:value-type="float" office:value="0.01959346" calcext:value-type="float">
            <text:p>0.01959346</text:p>
          </table:table-cell>
          <table:table-cell office:value-type="float" office:value="0.01935467" calcext:value-type="float">
            <text:p>0.01935467</text:p>
          </table:table-cell>
          <table:table-cell office:value-type="float" office:value="0.028348" calcext:value-type="float">
            <text:p>0.028348</text:p>
          </table:table-cell>
          <table:table-cell office:value-type="float" office:value="0.005321872" calcext:value-type="float">
            <text:p>0.005321872</text:p>
          </table:table-cell>
          <table:table-cell office:value-type="float" office:value="0.005533622" calcext:value-type="float">
            <text:p>0.005533622</text:p>
          </table:table-cell>
          <table:table-cell office:value-type="float" office:value="0" calcext:value-type="float">
            <text:p>0</text:p>
          </table:table-cell>
          <table:table-cell office:value-type="float" office:value="7.101746" calcext:value-type="float">
            <text:p>7.101746</text:p>
          </table:table-cell>
          <table:table-cell office:value-type="float" office:value="10.30178" calcext:value-type="float">
            <text:p>10.30178</text:p>
          </table:table-cell>
          <table:table-cell office:value-type="float" office:value="15.51196" calcext:value-type="float">
            <text:p>15.51196</text:p>
          </table:table-cell>
          <table:table-cell office:value-type="float" office:value="19.86523" calcext:value-type="float">
            <text:p>19.86523</text:p>
          </table:table-cell>
          <table:table-cell office:value-type="float" office:value="19.22226" calcext:value-type="float">
            <text:p>19.22226</text:p>
          </table:table-cell>
          <table:table-cell office:value-type="float" office:value="9.169781" calcext:value-type="float">
            <text:p>9.169781</text:p>
          </table:table-cell>
          <table:table-cell office:value-type="float" office:value="2.442033" calcext:value-type="float">
            <text:p>2.442033</text:p>
          </table:table-cell>
          <table:table-cell office:value-type="float" office:value="4.298847" calcext:value-type="float">
            <text:p>4.298847</text:p>
          </table:table-cell>
          <table:table-cell office:value-type="float" office:value="3.131253" calcext:value-type="float">
            <text:p>3.131253</text:p>
          </table:table-cell>
          <table:table-cell office:value-type="float" office:value="0.9235321" calcext:value-type="float">
            <text:p>0.9235321</text:p>
          </table:table-cell>
          <table:table-cell office:value-type="float" office:value="0.2456343" calcext:value-type="float">
            <text:p>0.2456343</text:p>
          </table:table-cell>
          <table:table-cell office:value-type="float" office:value="0.3018381" calcext:value-type="float">
            <text:p>0.3018381</text:p>
          </table:table-cell>
          <table:table-cell office:value-type="float" office:value="0.3120835" calcext:value-type="float">
            <text:p>0.3120835</text:p>
          </table:table-cell>
          <table:table-cell office:value-type="float" office:value="0.3569796" calcext:value-type="float">
            <text:p>0.3569796</text:p>
          </table:table-cell>
          <table:table-cell office:value-type="float" office:value="0" calcext:value-type="float">
            <text:p>0</text:p>
          </table:table-cell>
          <table:table-cell office:value-type="float" office:value="39.62028" calcext:value-type="float">
            <text:p>39.6202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31.09145" calcext:value-type="float">
            <text:p>31.09145</text:p>
          </table:table-cell>
          <table:table-cell office:value-type="float" office:value="1087.528" calcext:value-type="float">
            <text:p>1087.52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06135" calcext:value-type="float">
            <text:p>0.1106135</text:p>
          </table:table-cell>
          <table:table-cell office:value-type="float" office:value="8.821991" calcext:value-type="float">
            <text:p>8.821991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6486" calcext:value-type="float">
            <text:p>0.005396486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9703" calcext:value-type="float">
            <text:p>2.089703</text:p>
          </table:table-cell>
          <table:table-cell office:value-type="float" office:value="-0.1488403" calcext:value-type="float">
            <text:p>-0.1488403</text:p>
          </table:table-cell>
          <table:table-cell office:value-type="float" office:value="-0.0208889" calcext:value-type="float">
            <text:p>-0.0208889</text:p>
          </table:table-cell>
          <table:table-cell office:value-type="float" office:value="0.000902602" calcext:value-type="float">
            <text:p>0.000902602</text:p>
          </table:table-cell>
          <table:table-cell office:value-type="float" office:value="11.24306" calcext:value-type="float">
            <text:p>11.24306</text:p>
          </table:table-cell>
          <table:table-cell office:value-type="float" office:value="0.2117865" calcext:value-type="float">
            <text:p>0.2117865</text:p>
          </table:table-cell>
          <table:table-cell office:value-type="float" office:value="0.09169698" calcext:value-type="float">
            <text:p>0.09169698</text:p>
          </table:table-cell>
          <table:table-cell office:value-type="float" office:value="0.08179576" calcext:value-type="float">
            <text:p>0.08179576</text:p>
          </table:table-cell>
          <table:table-cell office:value-type="float" office:value="0.05683636" calcext:value-type="float">
            <text:p>0.05683636</text:p>
          </table:table-cell>
          <table:table-cell office:value-type="float" office:value="0.05229118" calcext:value-type="float">
            <text:p>0.05229118</text:p>
          </table:table-cell>
          <table:table-cell office:value-type="float" office:value="0.01971389" calcext:value-type="float">
            <text:p>0.01971389</text:p>
          </table:table-cell>
          <table:table-cell office:value-type="float" office:value="0.01057144" calcext:value-type="float">
            <text:p>0.01057144</text:p>
          </table:table-cell>
          <table:table-cell office:value-type="float" office:value="0.0215069" calcext:value-type="float">
            <text:p>0.0215069</text:p>
          </table:table-cell>
          <table:table-cell office:value-type="float" office:value="0.0188579" calcext:value-type="float">
            <text:p>0.0188579</text:p>
          </table:table-cell>
          <table:table-cell office:value-type="float" office:value="0.01962668" calcext:value-type="float">
            <text:p>0.01962668</text:p>
          </table:table-cell>
          <table:table-cell office:value-type="float" office:value="0.01936491" calcext:value-type="float">
            <text:p>0.01936491</text:p>
          </table:table-cell>
          <table:table-cell office:value-type="float" office:value="0.02828264" calcext:value-type="float">
            <text:p>0.02828264</text:p>
          </table:table-cell>
          <table:table-cell office:value-type="float" office:value="0.005317792" calcext:value-type="float">
            <text:p>0.005317792</text:p>
          </table:table-cell>
          <table:table-cell office:value-type="float" office:value="0.005531484" calcext:value-type="float">
            <text:p>0.005531484</text:p>
          </table:table-cell>
          <table:table-cell office:value-type="float" office:value="0" calcext:value-type="float">
            <text:p>0</text:p>
          </table:table-cell>
          <table:table-cell office:value-type="float" office:value="9.976683" calcext:value-type="float">
            <text:p>9.976683</text:p>
          </table:table-cell>
          <table:table-cell office:value-type="float" office:value="10.75723" calcext:value-type="float">
            <text:p>10.75723</text:p>
          </table:table-cell>
          <table:table-cell office:value-type="float" office:value="15.10045" calcext:value-type="float">
            <text:p>15.10045</text:p>
          </table:table-cell>
          <table:table-cell office:value-type="float" office:value="18.79889" calcext:value-type="float">
            <text:p>18.79889</text:p>
          </table:table-cell>
          <table:table-cell office:value-type="float" office:value="18.25191" calcext:value-type="float">
            <text:p>18.25191</text:p>
          </table:table-cell>
          <table:table-cell office:value-type="float" office:value="9.011106" calcext:value-type="float">
            <text:p>9.011106</text:p>
          </table:table-cell>
          <table:table-cell office:value-type="float" office:value="2.383066" calcext:value-type="float">
            <text:p>2.383066</text:p>
          </table:table-cell>
          <table:table-cell office:value-type="float" office:value="4.305521" calcext:value-type="float">
            <text:p>4.305521</text:p>
          </table:table-cell>
          <table:table-cell office:value-type="float" office:value="3.134998" calcext:value-type="float">
            <text:p>3.134998</text:p>
          </table:table-cell>
          <table:table-cell office:value-type="float" office:value="0.9268464" calcext:value-type="float">
            <text:p>0.9268464</text:p>
          </table:table-cell>
          <table:table-cell office:value-type="float" office:value="0.2476125" calcext:value-type="float">
            <text:p>0.2476125</text:p>
          </table:table-cell>
          <table:table-cell office:value-type="float" office:value="0.3038982" calcext:value-type="float">
            <text:p>0.3038982</text:p>
          </table:table-cell>
          <table:table-cell office:value-type="float" office:value="0.3117542" calcext:value-type="float">
            <text:p>0.3117542</text:p>
          </table:table-cell>
          <table:table-cell office:value-type="float" office:value="0.3569823" calcext:value-type="float">
            <text:p>0.3569823</text:p>
          </table:table-cell>
          <table:table-cell office:value-type="float" office:value="0" calcext:value-type="float">
            <text:p>0</text:p>
          </table:table-cell>
          <table:table-cell office:value-type="float" office:value="40.25013" calcext:value-type="float">
            <text:p>40.25013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31.0845" calcext:value-type="float">
            <text:p>31.0845</text:p>
          </table:table-cell>
          <table:table-cell office:value-type="float" office:value="1087.517" calcext:value-type="float">
            <text:p>1087.51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00672" calcext:value-type="float">
            <text:p>0.1100672</text:p>
          </table:table-cell>
          <table:table-cell office:value-type="float" office:value="8.836566" calcext:value-type="float">
            <text:p>8.83656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6765" calcext:value-type="float">
            <text:p>0.005396765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9604" calcext:value-type="float">
            <text:p>2.089604</text:p>
          </table:table-cell>
          <table:table-cell office:value-type="float" office:value="-0.1488454" calcext:value-type="float">
            <text:p>-0.1488454</text:p>
          </table:table-cell>
          <table:table-cell office:value-type="float" office:value="-0.02087296" calcext:value-type="float">
            <text:p>-0.02087296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24682" calcext:value-type="float">
            <text:p>11.24682</text:p>
          </table:table-cell>
          <table:table-cell office:value-type="float" office:value="0.1708391" calcext:value-type="float">
            <text:p>0.1708391</text:p>
          </table:table-cell>
          <table:table-cell office:value-type="float" office:value="0.08808609" calcext:value-type="float">
            <text:p>0.08808609</text:p>
          </table:table-cell>
          <table:table-cell office:value-type="float" office:value="0.07739607" calcext:value-type="float">
            <text:p>0.07739607</text:p>
          </table:table-cell>
          <table:table-cell office:value-type="float" office:value="0.05240261" calcext:value-type="float">
            <text:p>0.05240261</text:p>
          </table:table-cell>
          <table:table-cell office:value-type="float" office:value="0.04713433" calcext:value-type="float">
            <text:p>0.04713433</text:p>
          </table:table-cell>
          <table:table-cell office:value-type="float" office:value="0.01937933" calcext:value-type="float">
            <text:p>0.01937933</text:p>
          </table:table-cell>
          <table:table-cell office:value-type="float" office:value="0.01047974" calcext:value-type="float">
            <text:p>0.01047974</text:p>
          </table:table-cell>
          <table:table-cell office:value-type="float" office:value="0.02155999" calcext:value-type="float">
            <text:p>0.02155999</text:p>
          </table:table-cell>
          <table:table-cell office:value-type="float" office:value="0.01888933" calcext:value-type="float">
            <text:p>0.01888933</text:p>
          </table:table-cell>
          <table:table-cell office:value-type="float" office:value="0.01966134" calcext:value-type="float">
            <text:p>0.01966134</text:p>
          </table:table-cell>
          <table:table-cell office:value-type="float" office:value="0.01937674" calcext:value-type="float">
            <text:p>0.01937674</text:p>
          </table:table-cell>
          <table:table-cell office:value-type="float" office:value="0.02822057" calcext:value-type="float">
            <text:p>0.02822057</text:p>
          </table:table-cell>
          <table:table-cell office:value-type="float" office:value="0.005338232" calcext:value-type="float">
            <text:p>0.005338232</text:p>
          </table:table-cell>
          <table:table-cell office:value-type="float" office:value="0.005504723" calcext:value-type="float">
            <text:p>0.005504723</text:p>
          </table:table-cell>
          <table:table-cell office:value-type="float" office:value="0" calcext:value-type="float">
            <text:p>0</text:p>
          </table:table-cell>
          <table:table-cell office:value-type="float" office:value="9.926715" calcext:value-type="float">
            <text:p>9.926715</text:p>
          </table:table-cell>
          <table:table-cell office:value-type="float" office:value="12.46364" calcext:value-type="float">
            <text:p>12.46364</text:p>
          </table:table-cell>
          <table:table-cell office:value-type="float" office:value="15.70136" calcext:value-type="float">
            <text:p>15.70136</text:p>
          </table:table-cell>
          <table:table-cell office:value-type="float" office:value="18.18424" calcext:value-type="float">
            <text:p>18.18424</text:p>
          </table:table-cell>
          <table:table-cell office:value-type="float" office:value="16.60965" calcext:value-type="float">
            <text:p>16.60965</text:p>
          </table:table-cell>
          <table:table-cell office:value-type="float" office:value="8.120588" calcext:value-type="float">
            <text:p>8.120588</text:p>
          </table:table-cell>
          <table:table-cell office:value-type="float" office:value="2.094364" calcext:value-type="float">
            <text:p>2.094364</text:p>
          </table:table-cell>
          <table:table-cell office:value-type="float" office:value="4.311177" calcext:value-type="float">
            <text:p>4.311177</text:p>
          </table:table-cell>
          <table:table-cell office:value-type="float" office:value="3.138606" calcext:value-type="float">
            <text:p>3.138606</text:p>
          </table:table-cell>
          <table:table-cell office:value-type="float" office:value="0.9300644" calcext:value-type="float">
            <text:p>0.9300644</text:p>
          </table:table-cell>
          <table:table-cell office:value-type="float" office:value="0.2495635" calcext:value-type="float">
            <text:p>0.2495635</text:p>
          </table:table-cell>
          <table:table-cell office:value-type="float" office:value="0.3060378" calcext:value-type="float">
            <text:p>0.3060378</text:p>
          </table:table-cell>
          <table:table-cell office:value-type="float" office:value="0.3192941" calcext:value-type="float">
            <text:p>0.3192941</text:p>
          </table:table-cell>
          <table:table-cell office:value-type="float" office:value="0.3494093" calcext:value-type="float">
            <text:p>0.3494093</text:p>
          </table:table-cell>
          <table:table-cell office:value-type="float" office:value="0" calcext:value-type="float">
            <text:p>0</text:p>
          </table:table-cell>
          <table:table-cell office:value-type="float" office:value="41.02251" calcext:value-type="float">
            <text:p>41.02251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31.07671" calcext:value-type="float">
            <text:p>31.07671</text:p>
          </table:table-cell>
          <table:table-cell office:value-type="float" office:value="1087.507" calcext:value-type="float">
            <text:p>1087.50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9069" calcext:value-type="float">
            <text:p>0.109069</text:p>
          </table:table-cell>
          <table:table-cell office:value-type="float" office:value="8.852643" calcext:value-type="float">
            <text:p>8.85264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6882" calcext:value-type="float">
            <text:p>0.00539688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8812" calcext:value-type="float">
            <text:p>2.088812</text:p>
          </table:table-cell>
          <table:table-cell office:value-type="float" office:value="-0.1488499" calcext:value-type="float">
            <text:p>-0.1488499</text:p>
          </table:table-cell>
          <table:table-cell office:value-type="float" office:value="-0.0208555" calcext:value-type="float">
            <text:p>-0.0208555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25222" calcext:value-type="float">
            <text:p>11.25222</text:p>
          </table:table-cell>
          <table:table-cell office:value-type="float" office:value="0.1540288" calcext:value-type="float">
            <text:p>0.1540288</text:p>
          </table:table-cell>
          <table:table-cell office:value-type="float" office:value="0.07959061" calcext:value-type="float">
            <text:p>0.07959061</text:p>
          </table:table-cell>
          <table:table-cell office:value-type="float" office:value="0.07167429" calcext:value-type="float">
            <text:p>0.07167429</text:p>
          </table:table-cell>
          <table:table-cell office:value-type="float" office:value="0.04821455" calcext:value-type="float">
            <text:p>0.04821455</text:p>
          </table:table-cell>
          <table:table-cell office:value-type="float" office:value="0.04326699" calcext:value-type="float">
            <text:p>0.04326699</text:p>
          </table:table-cell>
          <table:table-cell office:value-type="float" office:value="0.01908023" calcext:value-type="float">
            <text:p>0.01908023</text:p>
          </table:table-cell>
          <table:table-cell office:value-type="float" office:value="0.01068558" calcext:value-type="float">
            <text:p>0.01068558</text:p>
          </table:table-cell>
          <table:table-cell office:value-type="float" office:value="0.02162172" calcext:value-type="float">
            <text:p>0.02162172</text:p>
          </table:table-cell>
          <table:table-cell office:value-type="float" office:value="0.01892233" calcext:value-type="float">
            <text:p>0.01892233</text:p>
          </table:table-cell>
          <table:table-cell office:value-type="float" office:value="0.01969703" calcext:value-type="float">
            <text:p>0.01969703</text:p>
          </table:table-cell>
          <table:table-cell office:value-type="float" office:value="0.01939032" calcext:value-type="float">
            <text:p>0.01939032</text:p>
          </table:table-cell>
          <table:table-cell office:value-type="float" office:value="0.02816331" calcext:value-type="float">
            <text:p>0.02816331</text:p>
          </table:table-cell>
          <table:table-cell office:value-type="float" office:value="0.005329283" calcext:value-type="float">
            <text:p>0.005329283</text:p>
          </table:table-cell>
          <table:table-cell office:value-type="float" office:value="0.005507559" calcext:value-type="float">
            <text:p>0.005507559</text:p>
          </table:table-cell>
          <table:table-cell office:value-type="float" office:value="0" calcext:value-type="float">
            <text:p>0</text:p>
          </table:table-cell>
          <table:table-cell office:value-type="float" office:value="19.39205" calcext:value-type="float">
            <text:p>19.39205</text:p>
          </table:table-cell>
          <table:table-cell office:value-type="float" office:value="13.67814" calcext:value-type="float">
            <text:p>13.67814</text:p>
          </table:table-cell>
          <table:table-cell office:value-type="float" office:value="16.01646" calcext:value-type="float">
            <text:p>16.01646</text:p>
          </table:table-cell>
          <table:table-cell office:value-type="float" office:value="17.62617" calcext:value-type="float">
            <text:p>17.62617</text:p>
          </table:table-cell>
          <table:table-cell office:value-type="float" office:value="15.59738" calcext:value-type="float">
            <text:p>15.59738</text:p>
          </table:table-cell>
          <table:table-cell office:value-type="float" office:value="7.619494" calcext:value-type="float">
            <text:p>7.619494</text:p>
          </table:table-cell>
          <table:table-cell office:value-type="float" office:value="1.984703" calcext:value-type="float">
            <text:p>1.984703</text:p>
          </table:table-cell>
          <table:table-cell office:value-type="float" office:value="4.316289" calcext:value-type="float">
            <text:p>4.316289</text:p>
          </table:table-cell>
          <table:table-cell office:value-type="float" office:value="3.142078" calcext:value-type="float">
            <text:p>3.142078</text:p>
          </table:table-cell>
          <table:table-cell office:value-type="float" office:value="0.9331949" calcext:value-type="float">
            <text:p>0.9331949</text:p>
          </table:table-cell>
          <table:table-cell office:value-type="float" office:value="0.2515025" calcext:value-type="float">
            <text:p>0.2515025</text:p>
          </table:table-cell>
          <table:table-cell office:value-type="float" office:value="0.3083605" calcext:value-type="float">
            <text:p>0.3083605</text:p>
          </table:table-cell>
          <table:table-cell office:value-type="float" office:value="0.3171078" calcext:value-type="float">
            <text:p>0.3171078</text:p>
          </table:table-cell>
          <table:table-cell office:value-type="float" office:value="0.3524241" calcext:value-type="float">
            <text:p>0.3524241</text:p>
          </table:table-cell>
          <table:table-cell office:value-type="float" office:value="0" calcext:value-type="float">
            <text:p>0</text:p>
          </table:table-cell>
          <table:table-cell office:value-type="float" office:value="41.17039" calcext:value-type="float">
            <text:p>41.17039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31.06767" calcext:value-type="float">
            <text:p>31.06767</text:p>
          </table:table-cell>
          <table:table-cell office:value-type="float" office:value="1087.496" calcext:value-type="float">
            <text:p>1087.496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77594" calcext:value-type="float">
            <text:p>0.1077594</text:p>
          </table:table-cell>
          <table:table-cell office:value-type="float" office:value="8.870098" calcext:value-type="float">
            <text:p>8.87009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6882" calcext:value-type="float">
            <text:p>0.00539688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8005" calcext:value-type="float">
            <text:p>2.088005</text:p>
          </table:table-cell>
          <table:table-cell office:value-type="float" office:value="-0.1488563" calcext:value-type="float">
            <text:p>-0.1488563</text:p>
          </table:table-cell>
          <table:table-cell office:value-type="float" office:value="-0.02084314" calcext:value-type="float">
            <text:p>-0.02084314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26234" calcext:value-type="float">
            <text:p>11.26234</text:p>
          </table:table-cell>
          <table:table-cell office:value-type="float" office:value="0.1368315" calcext:value-type="float">
            <text:p>0.1368315</text:p>
          </table:table-cell>
          <table:table-cell office:value-type="float" office:value="0.07120845" calcext:value-type="float">
            <text:p>0.07120845</text:p>
          </table:table-cell>
          <table:table-cell office:value-type="float" office:value="0.06593503" calcext:value-type="float">
            <text:p>0.06593503</text:p>
          </table:table-cell>
          <table:table-cell office:value-type="float" office:value="0.04411575" calcext:value-type="float">
            <text:p>0.04411575</text:p>
          </table:table-cell>
          <table:table-cell office:value-type="float" office:value="0.03987443" calcext:value-type="float">
            <text:p>0.03987443</text:p>
          </table:table-cell>
          <table:table-cell office:value-type="float" office:value="0.01870585" calcext:value-type="float">
            <text:p>0.01870585</text:p>
          </table:table-cell>
          <table:table-cell office:value-type="float" office:value="0.01096401" calcext:value-type="float">
            <text:p>0.01096401</text:p>
          </table:table-cell>
          <table:table-cell office:value-type="float" office:value="0.02167177" calcext:value-type="float">
            <text:p>0.02167177</text:p>
          </table:table-cell>
          <table:table-cell office:value-type="float" office:value="0.01895564" calcext:value-type="float">
            <text:p>0.01895564</text:p>
          </table:table-cell>
          <table:table-cell office:value-type="float" office:value="0.01973351" calcext:value-type="float">
            <text:p>0.01973351</text:p>
          </table:table-cell>
          <table:table-cell office:value-type="float" office:value="0.01940534" calcext:value-type="float">
            <text:p>0.01940534</text:p>
          </table:table-cell>
          <table:table-cell office:value-type="float" office:value="0.02810979" calcext:value-type="float">
            <text:p>0.02810979</text:p>
          </table:table-cell>
          <table:table-cell office:value-type="float" office:value="0.00532057" calcext:value-type="float">
            <text:p>0.00532057</text:p>
          </table:table-cell>
          <table:table-cell office:value-type="float" office:value="0.005510286" calcext:value-type="float">
            <text:p>0.005510286</text:p>
          </table:table-cell>
          <table:table-cell office:value-type="float" office:value="0" calcext:value-type="float">
            <text:p>0</text:p>
          </table:table-cell>
          <table:table-cell office:value-type="float" office:value="24.02048" calcext:value-type="float">
            <text:p>24.02048</text:p>
          </table:table-cell>
          <table:table-cell office:value-type="float" office:value="14.54357" calcext:value-type="float">
            <text:p>14.54357</text:p>
          </table:table-cell>
          <table:table-cell office:value-type="float" office:value="16.3997" calcext:value-type="float">
            <text:p>16.3997</text:p>
          </table:table-cell>
          <table:table-cell office:value-type="float" office:value="17.47996" calcext:value-type="float">
            <text:p>17.47996</text:p>
          </table:table-cell>
          <table:table-cell office:value-type="float" office:value="15.26688" calcext:value-type="float">
            <text:p>15.26688</text:p>
          </table:table-cell>
          <table:table-cell office:value-type="float" office:value="7.435261" calcext:value-type="float">
            <text:p>7.435261</text:p>
          </table:table-cell>
          <table:table-cell office:value-type="float" office:value="1.970974" calcext:value-type="float">
            <text:p>1.970974</text:p>
          </table:table-cell>
          <table:table-cell office:value-type="float" office:value="4.321371" calcext:value-type="float">
            <text:p>4.321371</text:p>
          </table:table-cell>
          <table:table-cell office:value-type="float" office:value="3.145447" calcext:value-type="float">
            <text:p>3.145447</text:p>
          </table:table-cell>
          <table:table-cell office:value-type="float" office:value="0.9362432" calcext:value-type="float">
            <text:p>0.9362432</text:p>
          </table:table-cell>
          <table:table-cell office:value-type="float" office:value="0.2534255" calcext:value-type="float">
            <text:p>0.2534255</text:p>
          </table:table-cell>
          <table:table-cell office:value-type="float" office:value="0.3104901" calcext:value-type="float">
            <text:p>0.3104901</text:p>
          </table:table-cell>
          <table:table-cell office:value-type="float" office:value="0.3150678" calcext:value-type="float">
            <text:p>0.3150678</text:p>
          </table:table-cell>
          <table:table-cell office:value-type="float" office:value="0.3553825" calcext:value-type="float">
            <text:p>0.3553825</text:p>
          </table:table-cell>
          <table:table-cell office:value-type="float" office:value="0" calcext:value-type="float">
            <text:p>0</text:p>
          </table:table-cell>
          <table:table-cell office:value-type="float" office:value="40.93166" calcext:value-type="float">
            <text:p>40.93166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7" calcext:value-type="float">
            <text:p>-0.308055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31.05761" calcext:value-type="float">
            <text:p>31.05761</text:p>
          </table:table-cell>
          <table:table-cell office:value-type="float" office:value="1087.485" calcext:value-type="float">
            <text:p>1087.485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66556" calcext:value-type="float">
            <text:p>0.1066556</text:p>
          </table:table-cell>
          <table:table-cell office:value-type="float" office:value="8.887614" calcext:value-type="float">
            <text:p>8.88761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6882" calcext:value-type="float">
            <text:p>0.00539688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7729" calcext:value-type="float">
            <text:p>2.087729</text:p>
          </table:table-cell>
          <table:table-cell office:value-type="float" office:value="-0.1488668" calcext:value-type="float">
            <text:p>-0.1488668</text:p>
          </table:table-cell>
          <table:table-cell office:value-type="float" office:value="-0.02083086" calcext:value-type="float">
            <text:p>-0.02083086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27942" calcext:value-type="float">
            <text:p>11.27942</text:p>
          </table:table-cell>
          <table:table-cell office:value-type="float" office:value="0.1138247" calcext:value-type="float">
            <text:p>0.1138247</text:p>
          </table:table-cell>
          <table:table-cell office:value-type="float" office:value="0.06265716" calcext:value-type="float">
            <text:p>0.06265716</text:p>
          </table:table-cell>
          <table:table-cell office:value-type="float" office:value="0.0594972" calcext:value-type="float">
            <text:p>0.0594972</text:p>
          </table:table-cell>
          <table:table-cell office:value-type="float" office:value="0.04034751" calcext:value-type="float">
            <text:p>0.04034751</text:p>
          </table:table-cell>
          <table:table-cell office:value-type="float" office:value="0.03683036" calcext:value-type="float">
            <text:p>0.03683036</text:p>
          </table:table-cell>
          <table:table-cell office:value-type="float" office:value="0.0182988" calcext:value-type="float">
            <text:p>0.0182988</text:p>
          </table:table-cell>
          <table:table-cell office:value-type="float" office:value="0.01119015" calcext:value-type="float">
            <text:p>0.01119015</text:p>
          </table:table-cell>
          <table:table-cell office:value-type="float" office:value="0.02170152" calcext:value-type="float">
            <text:p>0.02170152</text:p>
          </table:table-cell>
          <table:table-cell office:value-type="float" office:value="0.01898493" calcext:value-type="float">
            <text:p>0.01898493</text:p>
          </table:table-cell>
          <table:table-cell office:value-type="float" office:value="0.01977025" calcext:value-type="float">
            <text:p>0.01977025</text:p>
          </table:table-cell>
          <table:table-cell office:value-type="float" office:value="0.01942156" calcext:value-type="float">
            <text:p>0.01942156</text:p>
          </table:table-cell>
          <table:table-cell office:value-type="float" office:value="0.02805933" calcext:value-type="float">
            <text:p>0.02805933</text:p>
          </table:table-cell>
          <table:table-cell office:value-type="float" office:value="0.005314672" calcext:value-type="float">
            <text:p>0.005314672</text:p>
          </table:table-cell>
          <table:table-cell office:value-type="float" office:value="0.005510316" calcext:value-type="float">
            <text:p>0.005510316</text:p>
          </table:table-cell>
          <table:table-cell office:value-type="float" office:value="0" calcext:value-type="float">
            <text:p>0</text:p>
          </table:table-cell>
          <table:table-cell office:value-type="float" office:value="24.13664" calcext:value-type="float">
            <text:p>24.13664</text:p>
          </table:table-cell>
          <table:table-cell office:value-type="float" office:value="14.93691" calcext:value-type="float">
            <text:p>14.93691</text:p>
          </table:table-cell>
          <table:table-cell office:value-type="float" office:value="16.31521" calcext:value-type="float">
            <text:p>16.31521</text:p>
          </table:table-cell>
          <table:table-cell office:value-type="float" office:value="17.21914" calcext:value-type="float">
            <text:p>17.21914</text:p>
          </table:table-cell>
          <table:table-cell office:value-type="float" office:value="15.07271" calcext:value-type="float">
            <text:p>15.07271</text:p>
          </table:table-cell>
          <table:table-cell office:value-type="float" office:value="7.377317" calcext:value-type="float">
            <text:p>7.377317</text:p>
          </table:table-cell>
          <table:table-cell office:value-type="float" office:value="1.982536" calcext:value-type="float">
            <text:p>1.982536</text:p>
          </table:table-cell>
          <table:table-cell office:value-type="float" office:value="4.326567" calcext:value-type="float">
            <text:p>4.326567</text:p>
          </table:table-cell>
          <table:table-cell office:value-type="float" office:value="3.14877" calcext:value-type="float">
            <text:p>3.14877</text:p>
          </table:table-cell>
          <table:table-cell office:value-type="float" office:value="0.9392196" calcext:value-type="float">
            <text:p>0.9392196</text:p>
          </table:table-cell>
          <table:table-cell office:value-type="float" office:value="0.2553237" calcext:value-type="float">
            <text:p>0.2553237</text:p>
          </table:table-cell>
          <table:table-cell office:value-type="float" office:value="0.3124878" calcext:value-type="float">
            <text:p>0.3124878</text:p>
          </table:table-cell>
          <table:table-cell office:value-type="float" office:value="0.3139979" calcext:value-type="float">
            <text:p>0.3139979</text:p>
          </table:table-cell>
          <table:table-cell office:value-type="float" office:value="0.356524" calcext:value-type="float">
            <text:p>0.356524</text:p>
          </table:table-cell>
          <table:table-cell office:value-type="float" office:value="0" calcext:value-type="float">
            <text:p>0</text:p>
          </table:table-cell>
          <table:table-cell office:value-type="float" office:value="41.04557" calcext:value-type="float">
            <text:p>41.04557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59" calcext:value-type="float">
            <text:p>-0.30805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31.04795" calcext:value-type="float">
            <text:p>31.04795</text:p>
          </table:table-cell>
          <table:table-cell office:value-type="float" office:value="1087.474" calcext:value-type="float">
            <text:p>1087.474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61403" calcext:value-type="float">
            <text:p>0.1061403</text:p>
          </table:table-cell>
          <table:table-cell office:value-type="float" office:value="8.903974" calcext:value-type="float">
            <text:p>8.90397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6956" calcext:value-type="float">
            <text:p>0.005396956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7765" calcext:value-type="float">
            <text:p>2.087765</text:p>
          </table:table-cell>
          <table:table-cell office:value-type="float" office:value="-0.1488751" calcext:value-type="float">
            <text:p>-0.1488751</text:p>
          </table:table-cell>
          <table:table-cell office:value-type="float" office:value="-0.02081827" calcext:value-type="float">
            <text:p>-0.02081827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29941" calcext:value-type="float">
            <text:p>11.29941</text:p>
          </table:table-cell>
          <table:table-cell office:value-type="float" office:value="0.09386512" calcext:value-type="float">
            <text:p>0.09386512</text:p>
          </table:table-cell>
          <table:table-cell office:value-type="float" office:value="0.05713954" calcext:value-type="float">
            <text:p>0.05713954</text:p>
          </table:table-cell>
          <table:table-cell office:value-type="float" office:value="0.05516428" calcext:value-type="float">
            <text:p>0.05516428</text:p>
          </table:table-cell>
          <table:table-cell office:value-type="float" office:value="0.03748337" calcext:value-type="float">
            <text:p>0.03748337</text:p>
          </table:table-cell>
          <table:table-cell office:value-type="float" office:value="0.03436442" calcext:value-type="float">
            <text:p>0.03436442</text:p>
          </table:table-cell>
          <table:table-cell office:value-type="float" office:value="0.01786122" calcext:value-type="float">
            <text:p>0.01786122</text:p>
          </table:table-cell>
          <table:table-cell office:value-type="float" office:value="0.01127056" calcext:value-type="float">
            <text:p>0.01127056</text:p>
          </table:table-cell>
          <table:table-cell office:value-type="float" office:value="0.02170705" calcext:value-type="float">
            <text:p>0.02170705</text:p>
          </table:table-cell>
          <table:table-cell office:value-type="float" office:value="0.01900681" calcext:value-type="float">
            <text:p>0.01900681</text:p>
          </table:table-cell>
          <table:table-cell office:value-type="float" office:value="0.01980633" calcext:value-type="float">
            <text:p>0.01980633</text:p>
          </table:table-cell>
          <table:table-cell office:value-type="float" office:value="0.01943867" calcext:value-type="float">
            <text:p>0.01943867</text:p>
          </table:table-cell>
          <table:table-cell office:value-type="float" office:value="0.02801156" calcext:value-type="float">
            <text:p>0.02801156</text:p>
          </table:table-cell>
          <table:table-cell office:value-type="float" office:value="0.005310923" calcext:value-type="float">
            <text:p>0.005310923</text:p>
          </table:table-cell>
          <table:table-cell office:value-type="float" office:value="0.005508269" calcext:value-type="float">
            <text:p>0.005508269</text:p>
          </table:table-cell>
          <table:table-cell office:value-type="float" office:value="0" calcext:value-type="float">
            <text:p>0</text:p>
          </table:table-cell>
          <table:table-cell office:value-type="float" office:value="18.05105" calcext:value-type="float">
            <text:p>18.05105</text:p>
          </table:table-cell>
          <table:table-cell office:value-type="float" office:value="14.44194" calcext:value-type="float">
            <text:p>14.44194</text:p>
          </table:table-cell>
          <table:table-cell office:value-type="float" office:value="15.94342" calcext:value-type="float">
            <text:p>15.94342</text:p>
          </table:table-cell>
          <table:table-cell office:value-type="float" office:value="16.82891" calcext:value-type="float">
            <text:p>16.82891</text:p>
          </table:table-cell>
          <table:table-cell office:value-type="float" office:value="14.7891" calcext:value-type="float">
            <text:p>14.7891</text:p>
          </table:table-cell>
          <table:table-cell office:value-type="float" office:value="7.298588" calcext:value-type="float">
            <text:p>7.298588</text:p>
          </table:table-cell>
          <table:table-cell office:value-type="float" office:value="1.972369" calcext:value-type="float">
            <text:p>1.972369</text:p>
          </table:table-cell>
          <table:table-cell office:value-type="float" office:value="4.332344" calcext:value-type="float">
            <text:p>4.332344</text:p>
          </table:table-cell>
          <table:table-cell office:value-type="float" office:value="3.15208" calcext:value-type="float">
            <text:p>3.15208</text:p>
          </table:table-cell>
          <table:table-cell office:value-type="float" office:value="0.9421369" calcext:value-type="float">
            <text:p>0.9421369</text:p>
          </table:table-cell>
          <table:table-cell office:value-type="float" office:value="0.2571934" calcext:value-type="float">
            <text:p>0.2571934</text:p>
          </table:table-cell>
          <table:table-cell office:value-type="float" office:value="0.3144032" calcext:value-type="float">
            <text:p>0.3144032</text:p>
          </table:table-cell>
          <table:table-cell office:value-type="float" office:value="0.3136405" calcext:value-type="float">
            <text:p>0.3136405</text:p>
          </table:table-cell>
          <table:table-cell office:value-type="float" office:value="0.3565268" calcext:value-type="float">
            <text:p>0.3565268</text:p>
          </table:table-cell>
          <table:table-cell office:value-type="float" office:value="0" calcext:value-type="float">
            <text:p>0</text:p>
          </table:table-cell>
          <table:table-cell office:value-type="float" office:value="41.51024" calcext:value-type="float">
            <text:p>41.5102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63" calcext:value-type="float">
            <text:p>-0.30805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31.04085" calcext:value-type="float">
            <text:p>31.04085</text:p>
          </table:table-cell>
          <table:table-cell office:value-type="float" office:value="1087.463" calcext:value-type="float">
            <text:p>1087.46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61626" calcext:value-type="float">
            <text:p>0.1061626</text:p>
          </table:table-cell>
          <table:table-cell office:value-type="float" office:value="8.917402" calcext:value-type="float">
            <text:p>8.91740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153" calcext:value-type="float">
            <text:p>0.00539715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7855" calcext:value-type="float">
            <text:p>2.087855</text:p>
          </table:table-cell>
          <table:table-cell office:value-type="float" office:value="-0.1488796" calcext:value-type="float">
            <text:p>-0.1488796</text:p>
          </table:table-cell>
          <table:table-cell office:value-type="float" office:value="-0.02080387" calcext:value-type="float">
            <text:p>-0.02080387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31108" calcext:value-type="float">
            <text:p>11.31108</text:p>
          </table:table-cell>
          <table:table-cell office:value-type="float" office:value="0.0937143" calcext:value-type="float">
            <text:p>0.0937143</text:p>
          </table:table-cell>
          <table:table-cell office:value-type="float" office:value="0.05789256" calcext:value-type="float">
            <text:p>0.05789256</text:p>
          </table:table-cell>
          <table:table-cell office:value-type="float" office:value="0.05438287" calcext:value-type="float">
            <text:p>0.05438287</text:p>
          </table:table-cell>
          <table:table-cell office:value-type="float" office:value="0.03636704" calcext:value-type="float">
            <text:p>0.03636704</text:p>
          </table:table-cell>
          <table:table-cell office:value-type="float" office:value="0.03328848" calcext:value-type="float">
            <text:p>0.03328848</text:p>
          </table:table-cell>
          <table:table-cell office:value-type="float" office:value="0.01761759" calcext:value-type="float">
            <text:p>0.01761759</text:p>
          </table:table-cell>
          <table:table-cell office:value-type="float" office:value="0.01105525" calcext:value-type="float">
            <text:p>0.01105525</text:p>
          </table:table-cell>
          <table:table-cell office:value-type="float" office:value="0.0217076" calcext:value-type="float">
            <text:p>0.0217076</text:p>
          </table:table-cell>
          <table:table-cell office:value-type="float" office:value="0.01902143" calcext:value-type="float">
            <text:p>0.01902143</text:p>
          </table:table-cell>
          <table:table-cell office:value-type="float" office:value="0.01984085" calcext:value-type="float">
            <text:p>0.01984085</text:p>
          </table:table-cell>
          <table:table-cell office:value-type="float" office:value="0.01945638" calcext:value-type="float">
            <text:p>0.01945638</text:p>
          </table:table-cell>
          <table:table-cell office:value-type="float" office:value="0.02796617" calcext:value-type="float">
            <text:p>0.02796617</text:p>
          </table:table-cell>
          <table:table-cell office:value-type="float" office:value="0.005307233" calcext:value-type="float">
            <text:p>0.005307233</text:p>
          </table:table-cell>
          <table:table-cell office:value-type="float" office:value="0.005506237" calcext:value-type="float">
            <text:p>0.005506237</text:p>
          </table:table-cell>
          <table:table-cell office:value-type="float" office:value="0" calcext:value-type="float">
            <text:p>0</text:p>
          </table:table-cell>
          <table:table-cell office:value-type="float" office:value="22.79345" calcext:value-type="float">
            <text:p>22.79345</text:p>
          </table:table-cell>
          <table:table-cell office:value-type="float" office:value="15.16162" calcext:value-type="float">
            <text:p>15.16162</text:p>
          </table:table-cell>
          <table:table-cell office:value-type="float" office:value="15.74593" calcext:value-type="float">
            <text:p>15.74593</text:p>
          </table:table-cell>
          <table:table-cell office:value-type="float" office:value="16.05346" calcext:value-type="float">
            <text:p>16.05346</text:p>
          </table:table-cell>
          <table:table-cell office:value-type="float" office:value="13.74509" calcext:value-type="float">
            <text:p>13.74509</text:p>
          </table:table-cell>
          <table:table-cell office:value-type="float" office:value="6.752674" calcext:value-type="float">
            <text:p>6.752674</text:p>
          </table:table-cell>
          <table:table-cell office:value-type="float" office:value="1.782194" calcext:value-type="float">
            <text:p>1.782194</text:p>
          </table:table-cell>
          <table:table-cell office:value-type="float" office:value="4.33769" calcext:value-type="float">
            <text:p>4.33769</text:p>
          </table:table-cell>
          <table:table-cell office:value-type="float" office:value="3.155426" calcext:value-type="float">
            <text:p>3.155426</text:p>
          </table:table-cell>
          <table:table-cell office:value-type="float" office:value="0.9450036" calcext:value-type="float">
            <text:p>0.9450036</text:p>
          </table:table-cell>
          <table:table-cell office:value-type="float" office:value="0.2590362" calcext:value-type="float">
            <text:p>0.2590362</text:p>
          </table:table-cell>
          <table:table-cell office:value-type="float" office:value="0.3162741" calcext:value-type="float">
            <text:p>0.3162741</text:p>
          </table:table-cell>
          <table:table-cell office:value-type="float" office:value="0.3132999" calcext:value-type="float">
            <text:p>0.3132999</text:p>
          </table:table-cell>
          <table:table-cell office:value-type="float" office:value="0.3565296" calcext:value-type="float">
            <text:p>0.3565296</text:p>
          </table:table-cell>
          <table:table-cell office:value-type="float" office:value="0" calcext:value-type="float">
            <text:p>0</text:p>
          </table:table-cell>
          <table:table-cell office:value-type="float" office:value="41.71518" calcext:value-type="float">
            <text:p>41.7151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63" calcext:value-type="float">
            <text:p>-0.308056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31.03309" calcext:value-type="float">
            <text:p>31.03309</text:p>
          </table:table-cell>
          <table:table-cell office:value-type="float" office:value="1087.453" calcext:value-type="float">
            <text:p>1087.45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59877" calcext:value-type="float">
            <text:p>0.1059877</text:p>
          </table:table-cell>
          <table:table-cell office:value-type="float" office:value="8.931334" calcext:value-type="float">
            <text:p>8.93133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153" calcext:value-type="float">
            <text:p>0.00539715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7855" calcext:value-type="float">
            <text:p>2.087855</text:p>
          </table:table-cell>
          <table:table-cell office:value-type="float" office:value="-0.1488871" calcext:value-type="float">
            <text:p>-0.1488871</text:p>
          </table:table-cell>
          <table:table-cell office:value-type="float" office:value="-0.02079113" calcext:value-type="float">
            <text:p>-0.02079113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32956" calcext:value-type="float">
            <text:p>11.32956</text:p>
          </table:table-cell>
          <table:table-cell office:value-type="float" office:value="0.08977621" calcext:value-type="float">
            <text:p>0.08977621</text:p>
          </table:table-cell>
          <table:table-cell office:value-type="float" office:value="0.05474124" calcext:value-type="float">
            <text:p>0.05474124</text:p>
          </table:table-cell>
          <table:table-cell office:value-type="float" office:value="0.05209773" calcext:value-type="float">
            <text:p>0.05209773</text:p>
          </table:table-cell>
          <table:table-cell office:value-type="float" office:value="0.03501304" calcext:value-type="float">
            <text:p>0.03501304</text:p>
          </table:table-cell>
          <table:table-cell office:value-type="float" office:value="0.03209971" calcext:value-type="float">
            <text:p>0.03209971</text:p>
          </table:table-cell>
          <table:table-cell office:value-type="float" office:value="0.01736244" calcext:value-type="float">
            <text:p>0.01736244</text:p>
          </table:table-cell>
          <table:table-cell office:value-type="float" office:value="0.01118694" calcext:value-type="float">
            <text:p>0.01118694</text:p>
          </table:table-cell>
          <table:table-cell office:value-type="float" office:value="0.02172245" calcext:value-type="float">
            <text:p>0.02172245</text:p>
          </table:table-cell>
          <table:table-cell office:value-type="float" office:value="0.01903494" calcext:value-type="float">
            <text:p>0.01903494</text:p>
          </table:table-cell>
          <table:table-cell office:value-type="float" office:value="0.01987361" calcext:value-type="float">
            <text:p>0.01987361</text:p>
          </table:table-cell>
          <table:table-cell office:value-type="float" office:value="0.01947444" calcext:value-type="float">
            <text:p>0.01947444</text:p>
          </table:table-cell>
          <table:table-cell office:value-type="float" office:value="0.02792288" calcext:value-type="float">
            <text:p>0.02792288</text:p>
          </table:table-cell>
          <table:table-cell office:value-type="float" office:value="0.005303608" calcext:value-type="float">
            <text:p>0.005303608</text:p>
          </table:table-cell>
          <table:table-cell office:value-type="float" office:value="0.005504231" calcext:value-type="float">
            <text:p>0.005504231</text:p>
          </table:table-cell>
          <table:table-cell office:value-type="float" office:value="0" calcext:value-type="float">
            <text:p>0</text:p>
          </table:table-cell>
          <table:table-cell office:value-type="float" office:value="29.04808" calcext:value-type="float">
            <text:p>29.04808</text:p>
          </table:table-cell>
          <table:table-cell office:value-type="float" office:value="16.34591" calcext:value-type="float">
            <text:p>16.34591</text:p>
          </table:table-cell>
          <table:table-cell office:value-type="float" office:value="16.04203" calcext:value-type="float">
            <text:p>16.04203</text:p>
          </table:table-cell>
          <table:table-cell office:value-type="float" office:value="15.80297" calcext:value-type="float">
            <text:p>15.80297</text:p>
          </table:table-cell>
          <table:table-cell office:value-type="float" office:value="13.31997" calcext:value-type="float">
            <text:p>13.31997</text:p>
          </table:table-cell>
          <table:table-cell office:value-type="float" office:value="6.537997" calcext:value-type="float">
            <text:p>6.537997</text:p>
          </table:table-cell>
          <table:table-cell office:value-type="float" office:value="1.761541" calcext:value-type="float">
            <text:p>1.761541</text:p>
          </table:table-cell>
          <table:table-cell office:value-type="float" office:value="4.342889" calcext:value-type="float">
            <text:p>4.342889</text:p>
          </table:table-cell>
          <table:table-cell office:value-type="float" office:value="3.158787" calcext:value-type="float">
            <text:p>3.158787</text:p>
          </table:table-cell>
          <table:table-cell office:value-type="float" office:value="0.9478366" calcext:value-type="float">
            <text:p>0.9478366</text:p>
          </table:table-cell>
          <table:table-cell office:value-type="float" office:value="0.2608541" calcext:value-type="float">
            <text:p>0.2608541</text:p>
          </table:table-cell>
          <table:table-cell office:value-type="float" office:value="0.3181043" calcext:value-type="float">
            <text:p>0.3181043</text:p>
          </table:table-cell>
          <table:table-cell office:value-type="float" office:value="0.3129725" calcext:value-type="float">
            <text:p>0.3129725</text:p>
          </table:table-cell>
          <table:table-cell office:value-type="float" office:value="0.3565324" calcext:value-type="float">
            <text:p>0.3565324</text:p>
          </table:table-cell>
          <table:table-cell office:value-type="float" office:value="0" calcext:value-type="float">
            <text:p>0</text:p>
          </table:table-cell>
          <table:table-cell office:value-type="float" office:value="41.98315" calcext:value-type="float">
            <text:p>41.9831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63" calcext:value-type="float">
            <text:p>-0.308056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31.02566" calcext:value-type="float">
            <text:p>31.02566</text:p>
          </table:table-cell>
          <table:table-cell office:value-type="float" office:value="1087.442" calcext:value-type="float">
            <text:p>1087.44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59872" calcext:value-type="float">
            <text:p>0.1059872</text:p>
          </table:table-cell>
          <table:table-cell office:value-type="float" office:value="8.944592" calcext:value-type="float">
            <text:p>8.94459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153" calcext:value-type="float">
            <text:p>0.00539715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7855" calcext:value-type="float">
            <text:p>2.087855</text:p>
          </table:table-cell>
          <table:table-cell office:value-type="float" office:value="-0.1488936" calcext:value-type="float">
            <text:p>-0.1488936</text:p>
          </table:table-cell>
          <table:table-cell office:value-type="float" office:value="-0.02077834" calcext:value-type="float">
            <text:p>-0.02077834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35001" calcext:value-type="float">
            <text:p>11.35001</text:p>
          </table:table-cell>
          <table:table-cell office:value-type="float" office:value="0.0860171" calcext:value-type="float">
            <text:p>0.0860171</text:p>
          </table:table-cell>
          <table:table-cell office:value-type="float" office:value="0.05286267" calcext:value-type="float">
            <text:p>0.05286267</text:p>
          </table:table-cell>
          <table:table-cell office:value-type="float" office:value="0.05056876" calcext:value-type="float">
            <text:p>0.05056876</text:p>
          </table:table-cell>
          <table:table-cell office:value-type="float" office:value="0.0338467" calcext:value-type="float">
            <text:p>0.0338467</text:p>
          </table:table-cell>
          <table:table-cell office:value-type="float" office:value="0.0310151" calcext:value-type="float">
            <text:p>0.0310151</text:p>
          </table:table-cell>
          <table:table-cell office:value-type="float" office:value="0.0171078" calcext:value-type="float">
            <text:p>0.0171078</text:p>
          </table:table-cell>
          <table:table-cell office:value-type="float" office:value="0.01128868" calcext:value-type="float">
            <text:p>0.01128868</text:p>
          </table:table-cell>
          <table:table-cell office:value-type="float" office:value="0.02172864" calcext:value-type="float">
            <text:p>0.02172864</text:p>
          </table:table-cell>
          <table:table-cell office:value-type="float" office:value="0.01904731" calcext:value-type="float">
            <text:p>0.01904731</text:p>
          </table:table-cell>
          <table:table-cell office:value-type="float" office:value="0.01990499" calcext:value-type="float">
            <text:p>0.01990499</text:p>
          </table:table-cell>
          <table:table-cell office:value-type="float" office:value="0.0194927" calcext:value-type="float">
            <text:p>0.0194927</text:p>
          </table:table-cell>
          <table:table-cell office:value-type="float" office:value="0.02788135" calcext:value-type="float">
            <text:p>0.02788135</text:p>
          </table:table-cell>
          <table:table-cell office:value-type="float" office:value="0.005300044" calcext:value-type="float">
            <text:p>0.005300044</text:p>
          </table:table-cell>
          <table:table-cell office:value-type="float" office:value="0.005502233" calcext:value-type="float">
            <text:p>0.005502233</text:p>
          </table:table-cell>
          <table:table-cell office:value-type="float" office:value="0" calcext:value-type="float">
            <text:p>0</text:p>
          </table:table-cell>
          <table:table-cell office:value-type="float" office:value="31.06007" calcext:value-type="float">
            <text:p>31.06007</text:p>
          </table:table-cell>
          <table:table-cell office:value-type="float" office:value="16.83779" calcext:value-type="float">
            <text:p>16.83779</text:p>
          </table:table-cell>
          <table:table-cell office:value-type="float" office:value="16.0715" calcext:value-type="float">
            <text:p>16.0715</text:p>
          </table:table-cell>
          <table:table-cell office:value-type="float" office:value="15.60512" calcext:value-type="float">
            <text:p>15.60512</text:p>
          </table:table-cell>
          <table:table-cell office:value-type="float" office:value="13.11983" calcext:value-type="float">
            <text:p>13.11983</text:p>
          </table:table-cell>
          <table:table-cell office:value-type="float" office:value="6.453918" calcext:value-type="float">
            <text:p>6.453918</text:p>
          </table:table-cell>
          <table:table-cell office:value-type="float" office:value="1.763676" calcext:value-type="float">
            <text:p>1.763676</text:p>
          </table:table-cell>
          <table:table-cell office:value-type="float" office:value="4.348091" calcext:value-type="float">
            <text:p>4.348091</text:p>
          </table:table-cell>
          <table:table-cell office:value-type="float" office:value="3.162139" calcext:value-type="float">
            <text:p>3.162139</text:p>
          </table:table-cell>
          <table:table-cell office:value-type="float" office:value="0.9506366" calcext:value-type="float">
            <text:p>0.9506366</text:p>
          </table:table-cell>
          <table:table-cell office:value-type="float" office:value="0.2626489" calcext:value-type="float">
            <text:p>0.2626489</text:p>
          </table:table-cell>
          <table:table-cell office:value-type="float" office:value="0.3198971" calcext:value-type="float">
            <text:p>0.3198971</text:p>
          </table:table-cell>
          <table:table-cell office:value-type="float" office:value="0.312658" calcext:value-type="float">
            <text:p>0.312658</text:p>
          </table:table-cell>
          <table:table-cell office:value-type="float" office:value="0.3565352" calcext:value-type="float">
            <text:p>0.3565352</text:p>
          </table:table-cell>
          <table:table-cell office:value-type="float" office:value="0" calcext:value-type="float">
            <text:p>0</text:p>
          </table:table-cell>
          <table:table-cell office:value-type="float" office:value="42.34213" calcext:value-type="float">
            <text:p>42.34213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63" calcext:value-type="float">
            <text:p>-0.30805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31.01891" calcext:value-type="float">
            <text:p>31.01891</text:p>
          </table:table-cell>
          <table:table-cell office:value-type="float" office:value="1087.431" calcext:value-type="float">
            <text:p>1087.431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63185" calcext:value-type="float">
            <text:p>0.1063185</text:p>
          </table:table-cell>
          <table:table-cell office:value-type="float" office:value="8.956541" calcext:value-type="float">
            <text:p>8.956541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298" calcext:value-type="float">
            <text:p>0.00539729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7917" calcext:value-type="float">
            <text:p>2.087917</text:p>
          </table:table-cell>
          <table:table-cell office:value-type="float" office:value="-0.1489028" calcext:value-type="float">
            <text:p>-0.1489028</text:p>
          </table:table-cell>
          <table:table-cell office:value-type="float" office:value="-0.02076492" calcext:value-type="float">
            <text:p>-0.02076492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37319" calcext:value-type="float">
            <text:p>11.37319</text:p>
          </table:table-cell>
          <table:table-cell office:value-type="float" office:value="0.07830617" calcext:value-type="float">
            <text:p>0.07830617</text:p>
          </table:table-cell>
          <table:table-cell office:value-type="float" office:value="0.05040449" calcext:value-type="float">
            <text:p>0.05040449</text:p>
          </table:table-cell>
          <table:table-cell office:value-type="float" office:value="0.04857662" calcext:value-type="float">
            <text:p>0.04857662</text:p>
          </table:table-cell>
          <table:table-cell office:value-type="float" office:value="0.03279867" calcext:value-type="float">
            <text:p>0.03279867</text:p>
          </table:table-cell>
          <table:table-cell office:value-type="float" office:value="0.03027906" calcext:value-type="float">
            <text:p>0.03027906</text:p>
          </table:table-cell>
          <table:table-cell office:value-type="float" office:value="0.01695797" calcext:value-type="float">
            <text:p>0.01695797</text:p>
          </table:table-cell>
          <table:table-cell office:value-type="float" office:value="0.01119542" calcext:value-type="float">
            <text:p>0.01119542</text:p>
          </table:table-cell>
          <table:table-cell office:value-type="float" office:value="0.02173131" calcext:value-type="float">
            <text:p>0.02173131</text:p>
          </table:table-cell>
          <table:table-cell office:value-type="float" office:value="0.01905707" calcext:value-type="float">
            <text:p>0.01905707</text:p>
          </table:table-cell>
          <table:table-cell office:value-type="float" office:value="0.01993546" calcext:value-type="float">
            <text:p>0.01993546</text:p>
          </table:table-cell>
          <table:table-cell office:value-type="float" office:value="0.01951038" calcext:value-type="float">
            <text:p>0.01951038</text:p>
          </table:table-cell>
          <table:table-cell office:value-type="float" office:value="0.02784126" calcext:value-type="float">
            <text:p>0.02784126</text:p>
          </table:table-cell>
          <table:table-cell office:value-type="float" office:value="0.005296538" calcext:value-type="float">
            <text:p>0.005296538</text:p>
          </table:table-cell>
          <table:table-cell office:value-type="float" office:value="0.005500265" calcext:value-type="float">
            <text:p>0.005500265</text:p>
          </table:table-cell>
          <table:table-cell office:value-type="float" office:value="0" calcext:value-type="float">
            <text:p>0</text:p>
          </table:table-cell>
          <table:table-cell office:value-type="float" office:value="27.98947" calcext:value-type="float">
            <text:p>27.98947</text:p>
          </table:table-cell>
          <table:table-cell office:value-type="float" office:value="16.44925" calcext:value-type="float">
            <text:p>16.44925</text:p>
          </table:table-cell>
          <table:table-cell office:value-type="float" office:value="15.50675" calcext:value-type="float">
            <text:p>15.50675</text:p>
          </table:table-cell>
          <table:table-cell office:value-type="float" office:value="15.01446" calcext:value-type="float">
            <text:p>15.01446</text:p>
          </table:table-cell>
          <table:table-cell office:value-type="float" office:value="12.61877" calcext:value-type="float">
            <text:p>12.61877</text:p>
          </table:table-cell>
          <table:table-cell office:value-type="float" office:value="6.227731" calcext:value-type="float">
            <text:p>6.227731</text:p>
          </table:table-cell>
          <table:table-cell office:value-type="float" office:value="1.675766" calcext:value-type="float">
            <text:p>1.675766</text:p>
          </table:table-cell>
          <table:table-cell office:value-type="float" office:value="4.352975" calcext:value-type="float">
            <text:p>4.352975</text:p>
          </table:table-cell>
          <table:table-cell office:value-type="float" office:value="3.165505" calcext:value-type="float">
            <text:p>3.165505</text:p>
          </table:table-cell>
          <table:table-cell office:value-type="float" office:value="0.9534221" calcext:value-type="float">
            <text:p>0.9534221</text:p>
          </table:table-cell>
          <table:table-cell office:value-type="float" office:value="0.2643997" calcext:value-type="float">
            <text:p>0.2643997</text:p>
          </table:table-cell>
          <table:table-cell office:value-type="float" office:value="0.3216538" calcext:value-type="float">
            <text:p>0.3216538</text:p>
          </table:table-cell>
          <table:table-cell office:value-type="float" office:value="0.3123562" calcext:value-type="float">
            <text:p>0.3123562</text:p>
          </table:table-cell>
          <table:table-cell office:value-type="float" office:value="0.356538" calcext:value-type="float">
            <text:p>0.356538</text:p>
          </table:table-cell>
          <table:table-cell office:value-type="float" office:value="0" calcext:value-type="float">
            <text:p>0</text:p>
          </table:table-cell>
          <table:table-cell office:value-type="float" office:value="43.1891" calcext:value-type="float">
            <text:p>43.1891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63" calcext:value-type="float">
            <text:p>-0.308056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31.0119" calcext:value-type="float">
            <text:p>31.0119</text:p>
          </table:table-cell>
          <table:table-cell office:value-type="float" office:value="1087.421" calcext:value-type="float">
            <text:p>1087.421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72227" calcext:value-type="float">
            <text:p>0.1072227</text:p>
          </table:table-cell>
          <table:table-cell office:value-type="float" office:value="8.97467" calcext:value-type="float">
            <text:p>8.9746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309" calcext:value-type="float">
            <text:p>0.005397309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7921" calcext:value-type="float">
            <text:p>2.087921</text:p>
          </table:table-cell>
          <table:table-cell office:value-type="float" office:value="-0.1489166" calcext:value-type="float">
            <text:p>-0.1489166</text:p>
          </table:table-cell>
          <table:table-cell office:value-type="float" office:value="-0.02075367" calcext:value-type="float">
            <text:p>-0.02075367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40528" calcext:value-type="float">
            <text:p>11.40528</text:p>
          </table:table-cell>
          <table:table-cell office:value-type="float" office:value="0.131095" calcext:value-type="float">
            <text:p>0.131095</text:p>
          </table:table-cell>
          <table:table-cell office:value-type="float" office:value="0.06023356" calcext:value-type="float">
            <text:p>0.06023356</text:p>
          </table:table-cell>
          <table:table-cell office:value-type="float" office:value="0.05074025" calcext:value-type="float">
            <text:p>0.05074025</text:p>
          </table:table-cell>
          <table:table-cell office:value-type="float" office:value="0.03440802" calcext:value-type="float">
            <text:p>0.03440802</text:p>
          </table:table-cell>
          <table:table-cell office:value-type="float" office:value="0.03086437" calcext:value-type="float">
            <text:p>0.03086437</text:p>
          </table:table-cell>
          <table:table-cell office:value-type="float" office:value="0.01689036" calcext:value-type="float">
            <text:p>0.01689036</text:p>
          </table:table-cell>
          <table:table-cell office:value-type="float" office:value="0.01130655" calcext:value-type="float">
            <text:p>0.01130655</text:p>
          </table:table-cell>
          <table:table-cell office:value-type="float" office:value="0.0217247" calcext:value-type="float">
            <text:p>0.0217247</text:p>
          </table:table-cell>
          <table:table-cell office:value-type="float" office:value="0.01906408" calcext:value-type="float">
            <text:p>0.01906408</text:p>
          </table:table-cell>
          <table:table-cell office:value-type="float" office:value="0.01996505" calcext:value-type="float">
            <text:p>0.01996505</text:p>
          </table:table-cell>
          <table:table-cell office:value-type="float" office:value="0.01952755" calcext:value-type="float">
            <text:p>0.01952755</text:p>
          </table:table-cell>
          <table:table-cell office:value-type="float" office:value="0.02780227" calcext:value-type="float">
            <text:p>0.02780227</text:p>
          </table:table-cell>
          <table:table-cell office:value-type="float" office:value="0.005293093" calcext:value-type="float">
            <text:p>0.005293093</text:p>
          </table:table-cell>
          <table:table-cell office:value-type="float" office:value="0.005498321" calcext:value-type="float">
            <text:p>0.005498321</text:p>
          </table:table-cell>
          <table:table-cell office:value-type="float" office:value="0" calcext:value-type="float">
            <text:p>0</text:p>
          </table:table-cell>
          <table:table-cell office:value-type="float" office:value="15.02843" calcext:value-type="float">
            <text:p>15.02843</text:p>
          </table:table-cell>
          <table:table-cell office:value-type="float" office:value="24.14895" calcext:value-type="float">
            <text:p>24.14895</text:p>
          </table:table-cell>
          <table:table-cell office:value-type="float" office:value="20.81811" calcext:value-type="float">
            <text:p>20.81811</text:p>
          </table:table-cell>
          <table:table-cell office:value-type="float" office:value="17.97306" calcext:value-type="float">
            <text:p>17.97306</text:p>
          </table:table-cell>
          <table:table-cell office:value-type="float" office:value="14.89117" calcext:value-type="float">
            <text:p>14.89117</text:p>
          </table:table-cell>
          <table:table-cell office:value-type="float" office:value="6.407617" calcext:value-type="float">
            <text:p>6.407617</text:p>
          </table:table-cell>
          <table:table-cell office:value-type="float" office:value="1.712123" calcext:value-type="float">
            <text:p>1.712123</text:p>
          </table:table-cell>
          <table:table-cell office:value-type="float" office:value="4.357845" calcext:value-type="float">
            <text:p>4.357845</text:p>
          </table:table-cell>
          <table:table-cell office:value-type="float" office:value="3.168891" calcext:value-type="float">
            <text:p>3.168891</text:p>
          </table:table-cell>
          <table:table-cell office:value-type="float" office:value="0.9561967" calcext:value-type="float">
            <text:p>0.9561967</text:p>
          </table:table-cell>
          <table:table-cell office:value-type="float" office:value="0.2661175" calcext:value-type="float">
            <text:p>0.2661175</text:p>
          </table:table-cell>
          <table:table-cell office:value-type="float" office:value="0.3233719" calcext:value-type="float">
            <text:p>0.3233719</text:p>
          </table:table-cell>
          <table:table-cell office:value-type="float" office:value="0.3120657" calcext:value-type="float">
            <text:p>0.3120657</text:p>
          </table:table-cell>
          <table:table-cell office:value-type="float" office:value="0.3565408" calcext:value-type="float">
            <text:p>0.3565408</text:p>
          </table:table-cell>
          <table:table-cell office:value-type="float" office:value="0" calcext:value-type="float">
            <text:p>0</text:p>
          </table:table-cell>
          <table:table-cell office:value-type="float" office:value="42.91566" calcext:value-type="float">
            <text:p>42.91566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76" calcext:value-type="float">
            <text:p>-0.308057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31.0053" calcext:value-type="float">
            <text:p>31.0053</text:p>
          </table:table-cell>
          <table:table-cell office:value-type="float" office:value="1087.41" calcext:value-type="float">
            <text:p>1087.41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69802" calcext:value-type="float">
            <text:p>0.1069802</text:p>
          </table:table-cell>
          <table:table-cell office:value-type="float" office:value="8.986972" calcext:value-type="float">
            <text:p>8.98697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309" calcext:value-type="float">
            <text:p>0.005397309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7645" calcext:value-type="float">
            <text:p>2.087645</text:p>
          </table:table-cell>
          <table:table-cell office:value-type="float" office:value="-0.1489274" calcext:value-type="float">
            <text:p>-0.1489274</text:p>
          </table:table-cell>
          <table:table-cell office:value-type="float" office:value="-0.02074173" calcext:value-type="float">
            <text:p>-0.02074173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44275" calcext:value-type="float">
            <text:p>11.44275</text:p>
          </table:table-cell>
          <table:table-cell office:value-type="float" office:value="0.09474272" calcext:value-type="float">
            <text:p>0.09474272</text:p>
          </table:table-cell>
          <table:table-cell office:value-type="float" office:value="0.05076315" calcext:value-type="float">
            <text:p>0.05076315</text:p>
          </table:table-cell>
          <table:table-cell office:value-type="float" office:value="0.04719298" calcext:value-type="float">
            <text:p>0.04719298</text:p>
          </table:table-cell>
          <table:table-cell office:value-type="float" office:value="0.03219639" calcext:value-type="float">
            <text:p>0.03219639</text:p>
          </table:table-cell>
          <table:table-cell office:value-type="float" office:value="0.02961717" calcext:value-type="float">
            <text:p>0.02961717</text:p>
          </table:table-cell>
          <table:table-cell office:value-type="float" office:value="0.01686401" calcext:value-type="float">
            <text:p>0.01686401</text:p>
          </table:table-cell>
          <table:table-cell office:value-type="float" office:value="0.01172228" calcext:value-type="float">
            <text:p>0.01172228</text:p>
          </table:table-cell>
          <table:table-cell office:value-type="float" office:value="0.02169502" calcext:value-type="float">
            <text:p>0.02169502</text:p>
          </table:table-cell>
          <table:table-cell office:value-type="float" office:value="0.01906464" calcext:value-type="float">
            <text:p>0.01906464</text:p>
          </table:table-cell>
          <table:table-cell office:value-type="float" office:value="0.01999301" calcext:value-type="float">
            <text:p>0.01999301</text:p>
          </table:table-cell>
          <table:table-cell office:value-type="float" office:value="0.0195447" calcext:value-type="float">
            <text:p>0.0195447</text:p>
          </table:table-cell>
          <table:table-cell office:value-type="float" office:value="0.02776428" calcext:value-type="float">
            <text:p>0.02776428</text:p>
          </table:table-cell>
          <table:table-cell office:value-type="float" office:value="0.00530841" calcext:value-type="float">
            <text:p>0.00530841</text:p>
          </table:table-cell>
          <table:table-cell office:value-type="float" office:value="0.005477561" calcext:value-type="float">
            <text:p>0.005477561</text:p>
          </table:table-cell>
          <table:table-cell office:value-type="float" office:value="0" calcext:value-type="float">
            <text:p>0</text:p>
          </table:table-cell>
          <table:table-cell office:value-type="float" office:value="15.88466" calcext:value-type="float">
            <text:p>15.88466</text:p>
          </table:table-cell>
          <table:table-cell office:value-type="float" office:value="21.9143" calcext:value-type="float">
            <text:p>21.9143</text:p>
          </table:table-cell>
          <table:table-cell office:value-type="float" office:value="19.71077" calcext:value-type="float">
            <text:p>19.71077</text:p>
          </table:table-cell>
          <table:table-cell office:value-type="float" office:value="17.27904" calcext:value-type="float">
            <text:p>17.27904</text:p>
          </table:table-cell>
          <table:table-cell office:value-type="float" office:value="14.88065" calcext:value-type="float">
            <text:p>14.88065</text:p>
          </table:table-cell>
          <table:table-cell office:value-type="float" office:value="6.8625" calcext:value-type="float">
            <text:p>6.8625</text:p>
          </table:table-cell>
          <table:table-cell office:value-type="float" office:value="2.183778" calcext:value-type="float">
            <text:p>2.183778</text:p>
          </table:table-cell>
          <table:table-cell office:value-type="float" office:value="4.363861" calcext:value-type="float">
            <text:p>4.363861</text:p>
          </table:table-cell>
          <table:table-cell office:value-type="float" office:value="3.172299" calcext:value-type="float">
            <text:p>3.172299</text:p>
          </table:table-cell>
          <table:table-cell office:value-type="float" office:value="0.958949" calcext:value-type="float">
            <text:p>0.958949</text:p>
          </table:table-cell>
          <table:table-cell office:value-type="float" office:value="0.2678291" calcext:value-type="float">
            <text:p>0.2678291</text:p>
          </table:table-cell>
          <table:table-cell office:value-type="float" office:value="0.3251671" calcext:value-type="float">
            <text:p>0.3251671</text:p>
          </table:table-cell>
          <table:table-cell office:value-type="float" office:value="0.3177984" calcext:value-type="float">
            <text:p>0.3177984</text:p>
          </table:table-cell>
          <table:table-cell office:value-type="float" office:value="0.3508854" calcext:value-type="float">
            <text:p>0.3508854</text:p>
          </table:table-cell>
          <table:table-cell office:value-type="float" office:value="0" calcext:value-type="float">
            <text:p>0</text:p>
          </table:table-cell>
          <table:table-cell office:value-type="float" office:value="43.88402" calcext:value-type="float">
            <text:p>43.88402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595" calcext:value-type="float">
            <text:p>-0.308059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30.99976" calcext:value-type="float">
            <text:p>30.99976</text:p>
          </table:table-cell>
          <table:table-cell office:value-type="float" office:value="1087.4" calcext:value-type="float">
            <text:p>1087.4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082896" calcext:value-type="float">
            <text:p>0.1082896</text:p>
          </table:table-cell>
          <table:table-cell office:value-type="float" office:value="8.996898" calcext:value-type="float">
            <text:p>8.99689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458" calcext:value-type="float">
            <text:p>0.00539745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6888" calcext:value-type="float">
            <text:p>2.086888</text:p>
          </table:table-cell>
          <table:table-cell office:value-type="float" office:value="-0.1489377" calcext:value-type="float">
            <text:p>-0.1489377</text:p>
          </table:table-cell>
          <table:table-cell office:value-type="float" office:value="-0.0207296" calcext:value-type="float">
            <text:p>-0.0207296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48169" calcext:value-type="float">
            <text:p>11.48169</text:p>
          </table:table-cell>
          <table:table-cell office:value-type="float" office:value="0.08245678" calcext:value-type="float">
            <text:p>0.08245678</text:p>
          </table:table-cell>
          <table:table-cell office:value-type="float" office:value="0.04776864" calcext:value-type="float">
            <text:p>0.04776864</text:p>
          </table:table-cell>
          <table:table-cell office:value-type="float" office:value="0.04554137" calcext:value-type="float">
            <text:p>0.04554137</text:p>
          </table:table-cell>
          <table:table-cell office:value-type="float" office:value="0.03128589" calcext:value-type="float">
            <text:p>0.03128589</text:p>
          </table:table-cell>
          <table:table-cell office:value-type="float" office:value="0.0290465" calcext:value-type="float">
            <text:p>0.0290465</text:p>
          </table:table-cell>
          <table:table-cell office:value-type="float" office:value="0.01668526" calcext:value-type="float">
            <text:p>0.01668526</text:p>
          </table:table-cell>
          <table:table-cell office:value-type="float" office:value="0.011566" calcext:value-type="float">
            <text:p>0.011566</text:p>
          </table:table-cell>
          <table:table-cell office:value-type="float" office:value="0.02165334" calcext:value-type="float">
            <text:p>0.02165334</text:p>
          </table:table-cell>
          <table:table-cell office:value-type="float" office:value="0.01905626" calcext:value-type="float">
            <text:p>0.01905626</text:p>
          </table:table-cell>
          <table:table-cell office:value-type="float" office:value="0.02001845" calcext:value-type="float">
            <text:p>0.02001845</text:p>
          </table:table-cell>
          <table:table-cell office:value-type="float" office:value="0.0195616" calcext:value-type="float">
            <text:p>0.0195616</text:p>
          </table:table-cell>
          <table:table-cell office:value-type="float" office:value="0.0277279" calcext:value-type="float">
            <text:p>0.0277279</text:p>
          </table:table-cell>
          <table:table-cell office:value-type="float" office:value="0.005301572" calcext:value-type="float">
            <text:p>0.005301572</text:p>
          </table:table-cell>
          <table:table-cell office:value-type="float" office:value="0.005479135" calcext:value-type="float">
            <text:p>0.005479135</text:p>
          </table:table-cell>
          <table:table-cell office:value-type="float" office:value="0" calcext:value-type="float">
            <text:p>0</text:p>
          </table:table-cell>
          <table:table-cell office:value-type="float" office:value="20.15838" calcext:value-type="float">
            <text:p>20.15838</text:p>
          </table:table-cell>
          <table:table-cell office:value-type="float" office:value="20.66366" calcext:value-type="float">
            <text:p>20.66366</text:p>
          </table:table-cell>
          <table:table-cell office:value-type="float" office:value="18.90531" calcext:value-type="float">
            <text:p>18.90531</text:p>
          </table:table-cell>
          <table:table-cell office:value-type="float" office:value="16.59345" calcext:value-type="float">
            <text:p>16.59345</text:p>
          </table:table-cell>
          <table:table-cell office:value-type="float" office:value="14.00726" calcext:value-type="float">
            <text:p>14.00726</text:p>
          </table:table-cell>
          <table:table-cell office:value-type="float" office:value="6.587828" calcext:value-type="float">
            <text:p>6.587828</text:p>
          </table:table-cell>
          <table:table-cell office:value-type="float" office:value="2.069678" calcext:value-type="float">
            <text:p>2.069678</text:p>
          </table:table-cell>
          <table:table-cell office:value-type="float" office:value="4.370227" calcext:value-type="float">
            <text:p>4.370227</text:p>
          </table:table-cell>
          <table:table-cell office:value-type="float" office:value="3.175777" calcext:value-type="float">
            <text:p>3.175777</text:p>
          </table:table-cell>
          <table:table-cell office:value-type="float" office:value="0.9616867" calcext:value-type="float">
            <text:p>0.9616867</text:p>
          </table:table-cell>
          <table:table-cell office:value-type="float" office:value="0.2695476" calcext:value-type="float">
            <text:p>0.2695476</text:p>
          </table:table-cell>
          <table:table-cell office:value-type="float" office:value="0.3270763" calcext:value-type="float">
            <text:p>0.3270763</text:p>
          </table:table-cell>
          <table:table-cell office:value-type="float" office:value="0.3161772" calcext:value-type="float">
            <text:p>0.3161772</text:p>
          </table:table-cell>
          <table:table-cell office:value-type="float" office:value="0.3534195" calcext:value-type="float">
            <text:p>0.3534195</text:p>
          </table:table-cell>
          <table:table-cell office:value-type="float" office:value="0" calcext:value-type="float">
            <text:p>0</text:p>
          </table:table-cell>
          <table:table-cell office:value-type="float" office:value="45.98714" calcext:value-type="float">
            <text:p>45.9871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13" calcext:value-type="float">
            <text:p>-0.30806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30.99422" calcext:value-type="float">
            <text:p>30.99422</text:p>
          </table:table-cell>
          <table:table-cell office:value-type="float" office:value="1087.39" calcext:value-type="float">
            <text:p>1087.39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00786" calcext:value-type="float">
            <text:p>0.1100786</text:p>
          </table:table-cell>
          <table:table-cell office:value-type="float" office:value="9.006024" calcext:value-type="float">
            <text:p>9.00602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458" calcext:value-type="float">
            <text:p>0.00539745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6087" calcext:value-type="float">
            <text:p>2.086087</text:p>
          </table:table-cell>
          <table:table-cell office:value-type="float" office:value="-0.1489478" calcext:value-type="float">
            <text:p>-0.1489478</text:p>
          </table:table-cell>
          <table:table-cell office:value-type="float" office:value="-0.02071751" calcext:value-type="float">
            <text:p>-0.02071751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52921" calcext:value-type="float">
            <text:p>11.52921</text:p>
          </table:table-cell>
          <table:table-cell office:value-type="float" office:value="0.07524588" calcext:value-type="float">
            <text:p>0.07524588</text:p>
          </table:table-cell>
          <table:table-cell office:value-type="float" office:value="0.0454995" calcext:value-type="float">
            <text:p>0.0454995</text:p>
          </table:table-cell>
          <table:table-cell office:value-type="float" office:value="0.04402778" calcext:value-type="float">
            <text:p>0.04402778</text:p>
          </table:table-cell>
          <table:table-cell office:value-type="float" office:value="0.0303071" calcext:value-type="float">
            <text:p>0.0303071</text:p>
          </table:table-cell>
          <table:table-cell office:value-type="float" office:value="0.02818831" calcext:value-type="float">
            <text:p>0.02818831</text:p>
          </table:table-cell>
          <table:table-cell office:value-type="float" office:value="0.01640494" calcext:value-type="float">
            <text:p>0.01640494</text:p>
          </table:table-cell>
          <table:table-cell office:value-type="float" office:value="0.01156083" calcext:value-type="float">
            <text:p>0.01156083</text:p>
          </table:table-cell>
          <table:table-cell office:value-type="float" office:value="0.02160448" calcext:value-type="float">
            <text:p>0.02160448</text:p>
          </table:table-cell>
          <table:table-cell office:value-type="float" office:value="0.01904159" calcext:value-type="float">
            <text:p>0.01904159</text:p>
          </table:table-cell>
          <table:table-cell office:value-type="float" office:value="0.02004108" calcext:value-type="float">
            <text:p>0.02004108</text:p>
          </table:table-cell>
          <table:table-cell office:value-type="float" office:value="0.0195787" calcext:value-type="float">
            <text:p>0.0195787</text:p>
          </table:table-cell>
          <table:table-cell office:value-type="float" office:value="0.02769251" calcext:value-type="float">
            <text:p>0.02769251</text:p>
          </table:table-cell>
          <table:table-cell office:value-type="float" office:value="0.005295539" calcext:value-type="float">
            <text:p>0.005295539</text:p>
          </table:table-cell>
          <table:table-cell office:value-type="float" office:value="0.005480022" calcext:value-type="float">
            <text:p>0.005480022</text:p>
          </table:table-cell>
          <table:table-cell office:value-type="float" office:value="0" calcext:value-type="float">
            <text:p>0</text:p>
          </table:table-cell>
          <table:table-cell office:value-type="float" office:value="21.85053" calcext:value-type="float">
            <text:p>21.85053</text:p>
          </table:table-cell>
          <table:table-cell office:value-type="float" office:value="20.30693" calcext:value-type="float">
            <text:p>20.30693</text:p>
          </table:table-cell>
          <table:table-cell office:value-type="float" office:value="18.5832" calcext:value-type="float">
            <text:p>18.5832</text:p>
          </table:table-cell>
          <table:table-cell office:value-type="float" office:value="16.17907" calcext:value-type="float">
            <text:p>16.17907</text:p>
          </table:table-cell>
          <table:table-cell office:value-type="float" office:value="13.51191" calcext:value-type="float">
            <text:p>13.51191</text:p>
          </table:table-cell>
          <table:table-cell office:value-type="float" office:value="6.432104" calcext:value-type="float">
            <text:p>6.432104</text:p>
          </table:table-cell>
          <table:table-cell office:value-type="float" office:value="2.051554" calcext:value-type="float">
            <text:p>2.051554</text:p>
          </table:table-cell>
          <table:table-cell office:value-type="float" office:value="4.376591" calcext:value-type="float">
            <text:p>4.376591</text:p>
          </table:table-cell>
          <table:table-cell office:value-type="float" office:value="3.179321" calcext:value-type="float">
            <text:p>3.179321</text:p>
          </table:table-cell>
          <table:table-cell office:value-type="float" office:value="0.9644182" calcext:value-type="float">
            <text:p>0.9644182</text:p>
          </table:table-cell>
          <table:table-cell office:value-type="float" office:value="0.2712693" calcext:value-type="float">
            <text:p>0.2712693</text:p>
          </table:table-cell>
          <table:table-cell office:value-type="float" office:value="0.3288576" calcext:value-type="float">
            <text:p>0.3288576</text:p>
          </table:table-cell>
          <table:table-cell office:value-type="float" office:value="0.3148297" calcext:value-type="float">
            <text:p>0.3148297</text:p>
          </table:table-cell>
          <table:table-cell office:value-type="float" office:value="0.355729" calcext:value-type="float">
            <text:p>0.355729</text:p>
          </table:table-cell>
          <table:table-cell office:value-type="float" office:value="0" calcext:value-type="float">
            <text:p>0</text:p>
          </table:table-cell>
          <table:table-cell office:value-type="float" office:value="48.57971" calcext:value-type="float">
            <text:p>48.57971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30.98883" calcext:value-type="float">
            <text:p>30.98883</text:p>
          </table:table-cell>
          <table:table-cell office:value-type="float" office:value="1087.379" calcext:value-type="float">
            <text:p>1087.379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09463" calcext:value-type="float">
            <text:p>0.1109463</text:p>
          </table:table-cell>
          <table:table-cell office:value-type="float" office:value="9.016017" calcext:value-type="float">
            <text:p>9.01601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525" calcext:value-type="float">
            <text:p>0.005397525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6089" calcext:value-type="float">
            <text:p>2.086089</text:p>
          </table:table-cell>
          <table:table-cell office:value-type="float" office:value="-0.1489517" calcext:value-type="float">
            <text:p>-0.1489517</text:p>
          </table:table-cell>
          <table:table-cell office:value-type="float" office:value="-0.0207048" calcext:value-type="float">
            <text:p>-0.0207048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56109" calcext:value-type="float">
            <text:p>11.56109</text:p>
          </table:table-cell>
          <table:table-cell office:value-type="float" office:value="0.07791094" calcext:value-type="float">
            <text:p>0.07791094</text:p>
          </table:table-cell>
          <table:table-cell office:value-type="float" office:value="0.04645168" calcext:value-type="float">
            <text:p>0.04645168</text:p>
          </table:table-cell>
          <table:table-cell office:value-type="float" office:value="0.04461678" calcext:value-type="float">
            <text:p>0.04461678</text:p>
          </table:table-cell>
          <table:table-cell office:value-type="float" office:value="0.03012251" calcext:value-type="float">
            <text:p>0.03012251</text:p>
          </table:table-cell>
          <table:table-cell office:value-type="float" office:value="0.02791282" calcext:value-type="float">
            <text:p>0.02791282</text:p>
          </table:table-cell>
          <table:table-cell office:value-type="float" office:value="0.01624022" calcext:value-type="float">
            <text:p>0.01624022</text:p>
          </table:table-cell>
          <table:table-cell office:value-type="float" office:value="0.01147213" calcext:value-type="float">
            <text:p>0.01147213</text:p>
          </table:table-cell>
          <table:table-cell office:value-type="float" office:value="0.02155074" calcext:value-type="float">
            <text:p>0.02155074</text:p>
          </table:table-cell>
          <table:table-cell office:value-type="float" office:value="0.01902117" calcext:value-type="float">
            <text:p>0.01902117</text:p>
          </table:table-cell>
          <table:table-cell office:value-type="float" office:value="0.02006089" calcext:value-type="float">
            <text:p>0.02006089</text:p>
          </table:table-cell>
          <table:table-cell office:value-type="float" office:value="0.01959567" calcext:value-type="float">
            <text:p>0.01959567</text:p>
          </table:table-cell>
          <table:table-cell office:value-type="float" office:value="0.02765763" calcext:value-type="float">
            <text:p>0.02765763</text:p>
          </table:table-cell>
          <table:table-cell office:value-type="float" office:value="0.005291107" calcext:value-type="float">
            <text:p>0.005291107</text:p>
          </table:table-cell>
          <table:table-cell office:value-type="float" office:value="0.005479412" calcext:value-type="float">
            <text:p>0.005479412</text:p>
          </table:table-cell>
          <table:table-cell office:value-type="float" office:value="0" calcext:value-type="float">
            <text:p>0</text:p>
          </table:table-cell>
          <table:table-cell office:value-type="float" office:value="24.21966" calcext:value-type="float">
            <text:p>24.21966</text:p>
          </table:table-cell>
          <table:table-cell office:value-type="float" office:value="20.02443" calcext:value-type="float">
            <text:p>20.02443</text:p>
          </table:table-cell>
          <table:table-cell office:value-type="float" office:value="18.27762" calcext:value-type="float">
            <text:p>18.27762</text:p>
          </table:table-cell>
          <table:table-cell office:value-type="float" office:value="15.82023" calcext:value-type="float">
            <text:p>15.82023</text:p>
          </table:table-cell>
          <table:table-cell office:value-type="float" office:value="13.07782" calcext:value-type="float">
            <text:p>13.07782</text:p>
          </table:table-cell>
          <table:table-cell office:value-type="float" office:value="6.274878" calcext:value-type="float">
            <text:p>6.274878</text:p>
          </table:table-cell>
          <table:table-cell office:value-type="float" office:value="2.000334" calcext:value-type="float">
            <text:p>2.000334</text:p>
          </table:table-cell>
          <table:table-cell office:value-type="float" office:value="4.382933" calcext:value-type="float">
            <text:p>4.382933</text:p>
          </table:table-cell>
          <table:table-cell office:value-type="float" office:value="3.182948" calcext:value-type="float">
            <text:p>3.182948</text:p>
          </table:table-cell>
          <table:table-cell office:value-type="float" office:value="0.9671416" calcext:value-type="float">
            <text:p>0.9671416</text:p>
          </table:table-cell>
          <table:table-cell office:value-type="float" office:value="0.2729878" calcext:value-type="float">
            <text:p>0.2729878</text:p>
          </table:table-cell>
          <table:table-cell office:value-type="float" office:value="0.3305372" calcext:value-type="float">
            <text:p>0.3305372</text:p>
          </table:table-cell>
          <table:table-cell office:value-type="float" office:value="0.3140849" calcext:value-type="float">
            <text:p>0.3140849</text:p>
          </table:table-cell>
          <table:table-cell office:value-type="float" office:value="0.3561634" calcext:value-type="float">
            <text:p>0.3561634</text:p>
          </table:table-cell>
          <table:table-cell office:value-type="float" office:value="0" calcext:value-type="float">
            <text:p>0</text:p>
          </table:table-cell>
          <table:table-cell office:value-type="float" office:value="49.60144" calcext:value-type="float">
            <text:p>49.6014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30.98418" calcext:value-type="float">
            <text:p>30.98418</text:p>
          </table:table-cell>
          <table:table-cell office:value-type="float" office:value="1087.368" calcext:value-type="float">
            <text:p>1087.36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14458" calcext:value-type="float">
            <text:p>0.1114458</text:p>
          </table:table-cell>
          <table:table-cell office:value-type="float" office:value="9.025877" calcext:value-type="float">
            <text:p>9.02587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7798" calcext:value-type="float">
            <text:p>0.00539779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6211" calcext:value-type="float">
            <text:p>2.086211</text:p>
          </table:table-cell>
          <table:table-cell office:value-type="float" office:value="-0.1489532" calcext:value-type="float">
            <text:p>-0.1489532</text:p>
          </table:table-cell>
          <table:table-cell office:value-type="float" office:value="-0.02069172" calcext:value-type="float">
            <text:p>-0.02069172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57821" calcext:value-type="float">
            <text:p>11.57821</text:p>
          </table:table-cell>
          <table:table-cell office:value-type="float" office:value="0.07889199" calcext:value-type="float">
            <text:p>0.07889199</text:p>
          </table:table-cell>
          <table:table-cell office:value-type="float" office:value="0.04949219" calcext:value-type="float">
            <text:p>0.04949219</text:p>
          </table:table-cell>
          <table:table-cell office:value-type="float" office:value="0.04667154" calcext:value-type="float">
            <text:p>0.04667154</text:p>
          </table:table-cell>
          <table:table-cell office:value-type="float" office:value="0.03056181" calcext:value-type="float">
            <text:p>0.03056181</text:p>
          </table:table-cell>
          <table:table-cell office:value-type="float" office:value="0.02827655" calcext:value-type="float">
            <text:p>0.02827655</text:p>
          </table:table-cell>
          <table:table-cell office:value-type="float" office:value="0.01632699" calcext:value-type="float">
            <text:p>0.01632699</text:p>
          </table:table-cell>
          <table:table-cell office:value-type="float" office:value="0.0112945" calcext:value-type="float">
            <text:p>0.0112945</text:p>
          </table:table-cell>
          <table:table-cell office:value-type="float" office:value="0.02152233" calcext:value-type="float">
            <text:p>0.02152233</text:p>
          </table:table-cell>
          <table:table-cell office:value-type="float" office:value="0.01900071" calcext:value-type="float">
            <text:p>0.01900071</text:p>
          </table:table-cell>
          <table:table-cell office:value-type="float" office:value="0.02007809" calcext:value-type="float">
            <text:p>0.02007809</text:p>
          </table:table-cell>
          <table:table-cell office:value-type="float" office:value="0.0196123" calcext:value-type="float">
            <text:p>0.0196123</text:p>
          </table:table-cell>
          <table:table-cell office:value-type="float" office:value="0.0276229" calcext:value-type="float">
            <text:p>0.0276229</text:p>
          </table:table-cell>
          <table:table-cell office:value-type="float" office:value="0.005287972" calcext:value-type="float">
            <text:p>0.005287972</text:p>
          </table:table-cell>
          <table:table-cell office:value-type="float" office:value="0.005477581" calcext:value-type="float">
            <text:p>0.005477581</text:p>
          </table:table-cell>
          <table:table-cell office:value-type="float" office:value="0" calcext:value-type="float">
            <text:p>0</text:p>
          </table:table-cell>
          <table:table-cell office:value-type="float" office:value="20.29567" calcext:value-type="float">
            <text:p>20.29567</text:p>
          </table:table-cell>
          <table:table-cell office:value-type="float" office:value="18.21804" calcext:value-type="float">
            <text:p>18.21804</text:p>
          </table:table-cell>
          <table:table-cell office:value-type="float" office:value="17.40983" calcext:value-type="float">
            <text:p>17.40983</text:p>
          </table:table-cell>
          <table:table-cell office:value-type="float" office:value="15.29529" calcext:value-type="float">
            <text:p>15.29529</text:p>
          </table:table-cell>
          <table:table-cell office:value-type="float" office:value="12.56149" calcext:value-type="float">
            <text:p>12.56149</text:p>
          </table:table-cell>
          <table:table-cell office:value-type="float" office:value="6.062696" calcext:value-type="float">
            <text:p>6.062696</text:p>
          </table:table-cell>
          <table:table-cell office:value-type="float" office:value="1.866442" calcext:value-type="float">
            <text:p>1.866442</text:p>
          </table:table-cell>
          <table:table-cell office:value-type="float" office:value="4.388724" calcext:value-type="float">
            <text:p>4.388724</text:p>
          </table:table-cell>
          <table:table-cell office:value-type="float" office:value="3.186618" calcext:value-type="float">
            <text:p>3.186618</text:p>
          </table:table-cell>
          <table:table-cell office:value-type="float" office:value="0.9698616" calcext:value-type="float">
            <text:p>0.9698616</text:p>
          </table:table-cell>
          <table:table-cell office:value-type="float" office:value="0.2746994" calcext:value-type="float">
            <text:p>0.2746994</text:p>
          </table:table-cell>
          <table:table-cell office:value-type="float" office:value="0.3321678" calcext:value-type="float">
            <text:p>0.3321678</text:p>
          </table:table-cell>
          <table:table-cell office:value-type="float" office:value="0.3137504" calcext:value-type="float">
            <text:p>0.3137504</text:p>
          </table:table-cell>
          <table:table-cell office:value-type="float" office:value="0.3561662" calcext:value-type="float">
            <text:p>0.3561662</text:p>
          </table:table-cell>
          <table:table-cell office:value-type="float" office:value="0" calcext:value-type="float">
            <text:p>0</text:p>
          </table:table-cell>
          <table:table-cell office:value-type="float" office:value="49.91397" calcext:value-type="float">
            <text:p>49.91397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30.98047" calcext:value-type="float">
            <text:p>30.98047</text:p>
          </table:table-cell>
          <table:table-cell office:value-type="float" office:value="1087.358" calcext:value-type="float">
            <text:p>1087.35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22461" calcext:value-type="float">
            <text:p>0.1122461</text:p>
          </table:table-cell>
          <table:table-cell office:value-type="float" office:value="9.034278" calcext:value-type="float">
            <text:p>9.03427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8181" calcext:value-type="float">
            <text:p>0.005398181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6369" calcext:value-type="float">
            <text:p>2.086369</text:p>
          </table:table-cell>
          <table:table-cell office:value-type="float" office:value="-0.1489551" calcext:value-type="float">
            <text:p>-0.1489551</text:p>
          </table:table-cell>
          <table:table-cell office:value-type="float" office:value="-0.02067511" calcext:value-type="float">
            <text:p>-0.02067511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58843" calcext:value-type="float">
            <text:p>11.58843</text:p>
          </table:table-cell>
          <table:table-cell office:value-type="float" office:value="0.0724572" calcext:value-type="float">
            <text:p>0.0724572</text:p>
          </table:table-cell>
          <table:table-cell office:value-type="float" office:value="0.05500986" calcext:value-type="float">
            <text:p>0.05500986</text:p>
          </table:table-cell>
          <table:table-cell office:value-type="float" office:value="0.049459" calcext:value-type="float">
            <text:p>0.049459</text:p>
          </table:table-cell>
          <table:table-cell office:value-type="float" office:value="0.0314565" calcext:value-type="float">
            <text:p>0.0314565</text:p>
          </table:table-cell>
          <table:table-cell office:value-type="float" office:value="0.02907629" calcext:value-type="float">
            <text:p>0.02907629</text:p>
          </table:table-cell>
          <table:table-cell office:value-type="float" office:value="0.01650968" calcext:value-type="float">
            <text:p>0.01650968</text:p>
          </table:table-cell>
          <table:table-cell office:value-type="float" office:value="0.01101245" calcext:value-type="float">
            <text:p>0.01101245</text:p>
          </table:table-cell>
          <table:table-cell office:value-type="float" office:value="0.02153423" calcext:value-type="float">
            <text:p>0.02153423</text:p>
          </table:table-cell>
          <table:table-cell office:value-type="float" office:value="0.01898833" calcext:value-type="float">
            <text:p>0.01898833</text:p>
          </table:table-cell>
          <table:table-cell office:value-type="float" office:value="0.02009378" calcext:value-type="float">
            <text:p>0.02009378</text:p>
          </table:table-cell>
          <table:table-cell office:value-type="float" office:value="0.01962851" calcext:value-type="float">
            <text:p>0.01962851</text:p>
          </table:table-cell>
          <table:table-cell office:value-type="float" office:value="0.02758819" calcext:value-type="float">
            <text:p>0.02758819</text:p>
          </table:table-cell>
          <table:table-cell office:value-type="float" office:value="0.005284802" calcext:value-type="float">
            <text:p>0.005284802</text:p>
          </table:table-cell>
          <table:table-cell office:value-type="float" office:value="0.00547546" calcext:value-type="float">
            <text:p>0.00547546</text:p>
          </table:table-cell>
          <table:table-cell office:value-type="float" office:value="0" calcext:value-type="float">
            <text:p>0</text:p>
          </table:table-cell>
          <table:table-cell office:value-type="float" office:value="13.73937" calcext:value-type="float">
            <text:p>13.73937</text:p>
          </table:table-cell>
          <table:table-cell office:value-type="float" office:value="17.97208" calcext:value-type="float">
            <text:p>17.97208</text:p>
          </table:table-cell>
          <table:table-cell office:value-type="float" office:value="16.54098" calcext:value-type="float">
            <text:p>16.54098</text:p>
          </table:table-cell>
          <table:table-cell office:value-type="float" office:value="14.49694" calcext:value-type="float">
            <text:p>14.49694</text:p>
          </table:table-cell>
          <table:table-cell office:value-type="float" office:value="11.56132" calcext:value-type="float">
            <text:p>11.56132</text:p>
          </table:table-cell>
          <table:table-cell office:value-type="float" office:value="5.544416" calcext:value-type="float">
            <text:p>5.544416</text:p>
          </table:table-cell>
          <table:table-cell office:value-type="float" office:value="1.621354" calcext:value-type="float">
            <text:p>1.621354</text:p>
          </table:table-cell>
          <table:table-cell office:value-type="float" office:value="4.39317" calcext:value-type="float">
            <text:p>4.39317</text:p>
          </table:table-cell>
          <table:table-cell office:value-type="float" office:value="3.190234" calcext:value-type="float">
            <text:p>3.190234</text:p>
          </table:table-cell>
          <table:table-cell office:value-type="float" office:value="0.9725753" calcext:value-type="float">
            <text:p>0.9725753</text:p>
          </table:table-cell>
          <table:table-cell office:value-type="float" office:value="0.2764027" calcext:value-type="float">
            <text:p>0.2764027</text:p>
          </table:table-cell>
          <table:table-cell office:value-type="float" office:value="0.333768" calcext:value-type="float">
            <text:p>0.333768</text:p>
          </table:table-cell>
          <table:table-cell office:value-type="float" office:value="0.3134064" calcext:value-type="float">
            <text:p>0.3134064</text:p>
          </table:table-cell>
          <table:table-cell office:value-type="float" office:value="0.3561678" calcext:value-type="float">
            <text:p>0.3561678</text:p>
          </table:table-cell>
          <table:table-cell office:value-type="float" office:value="0" calcext:value-type="float">
            <text:p>0</text:p>
          </table:table-cell>
          <table:table-cell office:value-type="float" office:value="50.44248" calcext:value-type="float">
            <text:p>50.4424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30.97742" calcext:value-type="float">
            <text:p>30.97742</text:p>
          </table:table-cell>
          <table:table-cell office:value-type="float" office:value="1087.349" calcext:value-type="float">
            <text:p>1087.349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32384" calcext:value-type="float">
            <text:p>0.1132384</text:p>
          </table:table-cell>
          <table:table-cell office:value-type="float" office:value="9.041574" calcext:value-type="float">
            <text:p>9.04157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8236" calcext:value-type="float">
            <text:p>0.005398236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6389" calcext:value-type="float">
            <text:p>2.086389</text:p>
          </table:table-cell>
          <table:table-cell office:value-type="float" office:value="-0.1489539" calcext:value-type="float">
            <text:p>-0.1489539</text:p>
          </table:table-cell>
          <table:table-cell office:value-type="float" office:value="-0.02065249" calcext:value-type="float">
            <text:p>-0.02065249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59405" calcext:value-type="float">
            <text:p>11.59405</text:p>
          </table:table-cell>
          <table:table-cell office:value-type="float" office:value="0.08292688" calcext:value-type="float">
            <text:p>0.08292688</text:p>
          </table:table-cell>
          <table:table-cell office:value-type="float" office:value="0.06201068" calcext:value-type="float">
            <text:p>0.06201068</text:p>
          </table:table-cell>
          <table:table-cell office:value-type="float" office:value="0.05455284" calcext:value-type="float">
            <text:p>0.05455284</text:p>
          </table:table-cell>
          <table:table-cell office:value-type="float" office:value="0.03281169" calcext:value-type="float">
            <text:p>0.03281169</text:p>
          </table:table-cell>
          <table:table-cell office:value-type="float" office:value="0.03006754" calcext:value-type="float">
            <text:p>0.03006754</text:p>
          </table:table-cell>
          <table:table-cell office:value-type="float" office:value="0.01668851" calcext:value-type="float">
            <text:p>0.01668851</text:p>
          </table:table-cell>
          <table:table-cell office:value-type="float" office:value="0.01120307" calcext:value-type="float">
            <text:p>0.01120307</text:p>
          </table:table-cell>
          <table:table-cell office:value-type="float" office:value="0.02158986" calcext:value-type="float">
            <text:p>0.02158986</text:p>
          </table:table-cell>
          <table:table-cell office:value-type="float" office:value="0.01898904" calcext:value-type="float">
            <text:p>0.01898904</text:p>
          </table:table-cell>
          <table:table-cell office:value-type="float" office:value="0.02010954" calcext:value-type="float">
            <text:p>0.02010954</text:p>
          </table:table-cell>
          <table:table-cell office:value-type="float" office:value="0.01964439" calcext:value-type="float">
            <text:p>0.01964439</text:p>
          </table:table-cell>
          <table:table-cell office:value-type="float" office:value="0.0275534" calcext:value-type="float">
            <text:p>0.0275534</text:p>
          </table:table-cell>
          <table:table-cell office:value-type="float" office:value="0.005281812" calcext:value-type="float">
            <text:p>0.005281812</text:p>
          </table:table-cell>
          <table:table-cell office:value-type="float" office:value="0.005473971" calcext:value-type="float">
            <text:p>0.005473971</text:p>
          </table:table-cell>
          <table:table-cell office:value-type="float" office:value="0" calcext:value-type="float">
            <text:p>0</text:p>
          </table:table-cell>
          <table:table-cell office:value-type="float" office:value="22.7845" calcext:value-type="float">
            <text:p>22.7845</text:p>
          </table:table-cell>
          <table:table-cell office:value-type="float" office:value="19.00771" calcext:value-type="float">
            <text:p>19.00771</text:p>
          </table:table-cell>
          <table:table-cell office:value-type="float" office:value="16.8039" calcext:value-type="float">
            <text:p>16.8039</text:p>
          </table:table-cell>
          <table:table-cell office:value-type="float" office:value="14.1371" calcext:value-type="float">
            <text:p>14.1371</text:p>
          </table:table-cell>
          <table:table-cell office:value-type="float" office:value="10.97984" calcext:value-type="float">
            <text:p>10.97984</text:p>
          </table:table-cell>
          <table:table-cell office:value-type="float" office:value="5.2632" calcext:value-type="float">
            <text:p>5.2632</text:p>
          </table:table-cell>
          <table:table-cell office:value-type="float" office:value="1.568462" calcext:value-type="float">
            <text:p>1.568462</text:p>
          </table:table-cell>
          <table:table-cell office:value-type="float" office:value="4.3974" calcext:value-type="float">
            <text:p>4.3974</text:p>
          </table:table-cell>
          <table:table-cell office:value-type="float" office:value="3.193711" calcext:value-type="float">
            <text:p>3.193711</text:p>
          </table:table-cell>
          <table:table-cell office:value-type="float" office:value="0.9752644" calcext:value-type="float">
            <text:p>0.9752644</text:p>
          </table:table-cell>
          <table:table-cell office:value-type="float" office:value="0.2780952" calcext:value-type="float">
            <text:p>0.2780952</text:p>
          </table:table-cell>
          <table:table-cell office:value-type="float" office:value="0.3353395" calcext:value-type="float">
            <text:p>0.3353395</text:p>
          </table:table-cell>
          <table:table-cell office:value-type="float" office:value="0.3131235" calcext:value-type="float">
            <text:p>0.3131235</text:p>
          </table:table-cell>
          <table:table-cell office:value-type="float" office:value="0.3561701" calcext:value-type="float">
            <text:p>0.3561701</text:p>
          </table:table-cell>
          <table:table-cell office:value-type="float" office:value="0" calcext:value-type="float">
            <text:p>0</text:p>
          </table:table-cell>
          <table:table-cell office:value-type="float" office:value="50.67061" calcext:value-type="float">
            <text:p>50.67061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30.97375" calcext:value-type="float">
            <text:p>30.97375</text:p>
          </table:table-cell>
          <table:table-cell office:value-type="float" office:value="1087.34" calcext:value-type="float">
            <text:p>1087.34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39086" calcext:value-type="float">
            <text:p>0.1139086</text:p>
          </table:table-cell>
          <table:table-cell office:value-type="float" office:value="9.049209" calcext:value-type="float">
            <text:p>9.049209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8365" calcext:value-type="float">
            <text:p>0.005398365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6442" calcext:value-type="float">
            <text:p>2.086442</text:p>
          </table:table-cell>
          <table:table-cell office:value-type="float" office:value="-0.1489549" calcext:value-type="float">
            <text:p>-0.1489549</text:p>
          </table:table-cell>
          <table:table-cell office:value-type="float" office:value="-0.02063414" calcext:value-type="float">
            <text:p>-0.02063414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0214" calcext:value-type="float">
            <text:p>11.60214</text:p>
          </table:table-cell>
          <table:table-cell office:value-type="float" office:value="0.08607805" calcext:value-type="float">
            <text:p>0.08607805</text:p>
          </table:table-cell>
          <table:table-cell office:value-type="float" office:value="0.06102524" calcext:value-type="float">
            <text:p>0.06102524</text:p>
          </table:table-cell>
          <table:table-cell office:value-type="float" office:value="0.05488281" calcext:value-type="float">
            <text:p>0.05488281</text:p>
          </table:table-cell>
          <table:table-cell office:value-type="float" office:value="0.033227" calcext:value-type="float">
            <text:p>0.033227</text:p>
          </table:table-cell>
          <table:table-cell office:value-type="float" office:value="0.0306239" calcext:value-type="float">
            <text:p>0.0306239</text:p>
          </table:table-cell>
          <table:table-cell office:value-type="float" office:value="0.01693502" calcext:value-type="float">
            <text:p>0.01693502</text:p>
          </table:table-cell>
          <table:table-cell office:value-type="float" office:value="0.01141776" calcext:value-type="float">
            <text:p>0.01141776</text:p>
          </table:table-cell>
          <table:table-cell office:value-type="float" office:value="0.02167377" calcext:value-type="float">
            <text:p>0.02167377</text:p>
          </table:table-cell>
          <table:table-cell office:value-type="float" office:value="0.01900441" calcext:value-type="float">
            <text:p>0.01900441</text:p>
          </table:table-cell>
          <table:table-cell office:value-type="float" office:value="0.02012698" calcext:value-type="float">
            <text:p>0.02012698</text:p>
          </table:table-cell>
          <table:table-cell office:value-type="float" office:value="0.01966012" calcext:value-type="float">
            <text:p>0.01966012</text:p>
          </table:table-cell>
          <table:table-cell office:value-type="float" office:value="0.02751857" calcext:value-type="float">
            <text:p>0.02751857</text:p>
          </table:table-cell>
          <table:table-cell office:value-type="float" office:value="0.005278815" calcext:value-type="float">
            <text:p>0.005278815</text:p>
          </table:table-cell>
          <table:table-cell office:value-type="float" office:value="0.005472219" calcext:value-type="float">
            <text:p>0.005472219</text:p>
          </table:table-cell>
          <table:table-cell office:value-type="float" office:value="0" calcext:value-type="float">
            <text:p>0</text:p>
          </table:table-cell>
          <table:table-cell office:value-type="float" office:value="26.12686" calcext:value-type="float">
            <text:p>26.12686</text:p>
          </table:table-cell>
          <table:table-cell office:value-type="float" office:value="17.76029" calcext:value-type="float">
            <text:p>17.76029</text:p>
          </table:table-cell>
          <table:table-cell office:value-type="float" office:value="16.09995" calcext:value-type="float">
            <text:p>16.09995</text:p>
          </table:table-cell>
          <table:table-cell office:value-type="float" office:value="13.73655" calcext:value-type="float">
            <text:p>13.73655</text:p>
          </table:table-cell>
          <table:table-cell office:value-type="float" office:value="10.73488" calcext:value-type="float">
            <text:p>10.73488</text:p>
          </table:table-cell>
          <table:table-cell office:value-type="float" office:value="5.182147" calcext:value-type="float">
            <text:p>5.182147</text:p>
          </table:table-cell>
          <table:table-cell office:value-type="float" office:value="1.549137" calcext:value-type="float">
            <text:p>1.549137</text:p>
          </table:table-cell>
          <table:table-cell office:value-type="float" office:value="4.401212" calcext:value-type="float">
            <text:p>4.401212</text:p>
          </table:table-cell>
          <table:table-cell office:value-type="float" office:value="3.197016" calcext:value-type="float">
            <text:p>3.197016</text:p>
          </table:table-cell>
          <table:table-cell office:value-type="float" office:value="0.9779069" calcext:value-type="float">
            <text:p>0.9779069</text:p>
          </table:table-cell>
          <table:table-cell office:value-type="float" office:value="0.2797734" calcext:value-type="float">
            <text:p>0.2797734</text:p>
          </table:table-cell>
          <table:table-cell office:value-type="float" office:value="0.336888" calcext:value-type="float">
            <text:p>0.336888</text:p>
          </table:table-cell>
          <table:table-cell office:value-type="float" office:value="0.3128297" calcext:value-type="float">
            <text:p>0.3128297</text:p>
          </table:table-cell>
          <table:table-cell office:value-type="float" office:value="0.3561721" calcext:value-type="float">
            <text:p>0.3561721</text:p>
          </table:table-cell>
          <table:table-cell office:value-type="float" office:value="0" calcext:value-type="float">
            <text:p>0</text:p>
          </table:table-cell>
          <table:table-cell office:value-type="float" office:value="51.31048" calcext:value-type="float">
            <text:p>51.3104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30.97031" calcext:value-type="float">
            <text:p>30.97031</text:p>
          </table:table-cell>
          <table:table-cell office:value-type="float" office:value="1087.332" calcext:value-type="float">
            <text:p>1087.33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46508" calcext:value-type="float">
            <text:p>0.1146508</text:p>
          </table:table-cell>
          <table:table-cell office:value-type="float" office:value="9.056196" calcext:value-type="float">
            <text:p>9.05619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8555" calcext:value-type="float">
            <text:p>0.005398555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6513" calcext:value-type="float">
            <text:p>2.086513</text:p>
          </table:table-cell>
          <table:table-cell office:value-type="float" office:value="-0.1489579" calcext:value-type="float">
            <text:p>-0.1489579</text:p>
          </table:table-cell>
          <table:table-cell office:value-type="float" office:value="-0.02061871" calcext:value-type="float">
            <text:p>-0.02061871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1267" calcext:value-type="float">
            <text:p>11.61267</text:p>
          </table:table-cell>
          <table:table-cell office:value-type="float" office:value="0.08658198" calcext:value-type="float">
            <text:p>0.08658198</text:p>
          </table:table-cell>
          <table:table-cell office:value-type="float" office:value="0.06092867" calcext:value-type="float">
            <text:p>0.06092867</text:p>
          </table:table-cell>
          <table:table-cell office:value-type="float" office:value="0.05457842" calcext:value-type="float">
            <text:p>0.05457842</text:p>
          </table:table-cell>
          <table:table-cell office:value-type="float" office:value="0.03330913" calcext:value-type="float">
            <text:p>0.03330913</text:p>
          </table:table-cell>
          <table:table-cell office:value-type="float" office:value="0.03089847" calcext:value-type="float">
            <text:p>0.03089847</text:p>
          </table:table-cell>
          <table:table-cell office:value-type="float" office:value="0.01706781" calcext:value-type="float">
            <text:p>0.01706781</text:p>
          </table:table-cell>
          <table:table-cell office:value-type="float" office:value="0.01136582" calcext:value-type="float">
            <text:p>0.01136582</text:p>
          </table:table-cell>
          <table:table-cell office:value-type="float" office:value="0.02176056" calcext:value-type="float">
            <text:p>0.02176056</text:p>
          </table:table-cell>
          <table:table-cell office:value-type="float" office:value="0.01902956" calcext:value-type="float">
            <text:p>0.01902956</text:p>
          </table:table-cell>
          <table:table-cell office:value-type="float" office:value="0.0201467" calcext:value-type="float">
            <text:p>0.0201467</text:p>
          </table:table-cell>
          <table:table-cell office:value-type="float" office:value="0.01967591" calcext:value-type="float">
            <text:p>0.01967591</text:p>
          </table:table-cell>
          <table:table-cell office:value-type="float" office:value="0.02748382" calcext:value-type="float">
            <text:p>0.02748382</text:p>
          </table:table-cell>
          <table:table-cell office:value-type="float" office:value="0.005275866" calcext:value-type="float">
            <text:p>0.005275866</text:p>
          </table:table-cell>
          <table:table-cell office:value-type="float" office:value="0.005470462" calcext:value-type="float">
            <text:p>0.005470462</text:p>
          </table:table-cell>
          <table:table-cell office:value-type="float" office:value="0" calcext:value-type="float">
            <text:p>0</text:p>
          </table:table-cell>
          <table:table-cell office:value-type="float" office:value="29.91306" calcext:value-type="float">
            <text:p>29.91306</text:p>
          </table:table-cell>
          <table:table-cell office:value-type="float" office:value="17.71187" calcext:value-type="float">
            <text:p>17.71187</text:p>
          </table:table-cell>
          <table:table-cell office:value-type="float" office:value="15.41831" calcext:value-type="float">
            <text:p>15.41831</text:p>
          </table:table-cell>
          <table:table-cell office:value-type="float" office:value="13.03982" calcext:value-type="float">
            <text:p>13.03982</text:p>
          </table:table-cell>
          <table:table-cell office:value-type="float" office:value="10.10728" calcext:value-type="float">
            <text:p>10.10728</text:p>
          </table:table-cell>
          <table:table-cell office:value-type="float" office:value="4.899652" calcext:value-type="float">
            <text:p>4.899652</text:p>
          </table:table-cell>
          <table:table-cell office:value-type="float" office:value="1.441859" calcext:value-type="float">
            <text:p>1.441859</text:p>
          </table:table-cell>
          <table:table-cell office:value-type="float" office:value="4.404325" calcext:value-type="float">
            <text:p>4.404325</text:p>
          </table:table-cell>
          <table:table-cell office:value-type="float" office:value="3.200197" calcext:value-type="float">
            <text:p>3.200197</text:p>
          </table:table-cell>
          <table:table-cell office:value-type="float" office:value="0.980463" calcext:value-type="float">
            <text:p>0.980463</text:p>
          </table:table-cell>
          <table:table-cell office:value-type="float" office:value="0.2814333" calcext:value-type="float">
            <text:p>0.2814333</text:p>
          </table:table-cell>
          <table:table-cell office:value-type="float" office:value="0.3384119" calcext:value-type="float">
            <text:p>0.3384119</text:p>
          </table:table-cell>
          <table:table-cell office:value-type="float" office:value="0.3125453" calcext:value-type="float">
            <text:p>0.3125453</text:p>
          </table:table-cell>
          <table:table-cell office:value-type="float" office:value="0.3561744" calcext:value-type="float">
            <text:p>0.3561744</text:p>
          </table:table-cell>
          <table:table-cell office:value-type="float" office:value="0" calcext:value-type="float">
            <text:p>0</text:p>
          </table:table-cell>
          <table:table-cell office:value-type="float" office:value="52.13628" calcext:value-type="float">
            <text:p>52.1362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30.96733" calcext:value-type="float">
            <text:p>30.96733</text:p>
          </table:table-cell>
          <table:table-cell office:value-type="float" office:value="1087.324" calcext:value-type="float">
            <text:p>1087.324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53554" calcext:value-type="float">
            <text:p>0.1153554</text:p>
          </table:table-cell>
          <table:table-cell office:value-type="float" office:value="9.062499" calcext:value-type="float">
            <text:p>9.062499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8736" calcext:value-type="float">
            <text:p>0.005398736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6577" calcext:value-type="float">
            <text:p>2.086577</text:p>
          </table:table-cell>
          <table:table-cell office:value-type="float" office:value="-0.1489615" calcext:value-type="float">
            <text:p>-0.1489615</text:p>
          </table:table-cell>
          <table:table-cell office:value-type="float" office:value="-0.02060351" calcext:value-type="float">
            <text:p>-0.02060351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2658" calcext:value-type="float">
            <text:p>11.62658</text:p>
          </table:table-cell>
          <table:table-cell office:value-type="float" office:value="0.08411915" calcext:value-type="float">
            <text:p>0.08411915</text:p>
          </table:table-cell>
          <table:table-cell office:value-type="float" office:value="0.0596429" calcext:value-type="float">
            <text:p>0.0596429</text:p>
          </table:table-cell>
          <table:table-cell office:value-type="float" office:value="0.05377648" calcext:value-type="float">
            <text:p>0.05377648</text:p>
          </table:table-cell>
          <table:table-cell office:value-type="float" office:value="0.03321001" calcext:value-type="float">
            <text:p>0.03321001</text:p>
          </table:table-cell>
          <table:table-cell office:value-type="float" office:value="0.03102235" calcext:value-type="float">
            <text:p>0.03102235</text:p>
          </table:table-cell>
          <table:table-cell office:value-type="float" office:value="0.01714725" calcext:value-type="float">
            <text:p>0.01714725</text:p>
          </table:table-cell>
          <table:table-cell office:value-type="float" office:value="0.01132767" calcext:value-type="float">
            <text:p>0.01132767</text:p>
          </table:table-cell>
          <table:table-cell office:value-type="float" office:value="0.02184604" calcext:value-type="float">
            <text:p>0.02184604</text:p>
          </table:table-cell>
          <table:table-cell office:value-type="float" office:value="0.01905975" calcext:value-type="float">
            <text:p>0.01905975</text:p>
          </table:table-cell>
          <table:table-cell office:value-type="float" office:value="0.0201685" calcext:value-type="float">
            <text:p>0.0201685</text:p>
          </table:table-cell>
          <table:table-cell office:value-type="float" office:value="0.01969193" calcext:value-type="float">
            <text:p>0.01969193</text:p>
          </table:table-cell>
          <table:table-cell office:value-type="float" office:value="0.02744943" calcext:value-type="float">
            <text:p>0.02744943</text:p>
          </table:table-cell>
          <table:table-cell office:value-type="float" office:value="0.00527295" calcext:value-type="float">
            <text:p>0.00527295</text:p>
          </table:table-cell>
          <table:table-cell office:value-type="float" office:value="0.005468726" calcext:value-type="float">
            <text:p>0.005468726</text:p>
          </table:table-cell>
          <table:table-cell office:value-type="float" office:value="0" calcext:value-type="float">
            <text:p>0</text:p>
          </table:table-cell>
          <table:table-cell office:value-type="float" office:value="32.04273" calcext:value-type="float">
            <text:p>32.04273</text:p>
          </table:table-cell>
          <table:table-cell office:value-type="float" office:value="17.38239" calcext:value-type="float">
            <text:p>17.38239</text:p>
          </table:table-cell>
          <table:table-cell office:value-type="float" office:value="14.7927" calcext:value-type="float">
            <text:p>14.7927</text:p>
          </table:table-cell>
          <table:table-cell office:value-type="float" office:value="12.40502" calcext:value-type="float">
            <text:p>12.40502</text:p>
          </table:table-cell>
          <table:table-cell office:value-type="float" office:value="9.527066" calcext:value-type="float">
            <text:p>9.527066</text:p>
          </table:table-cell>
          <table:table-cell office:value-type="float" office:value="4.622045" calcext:value-type="float">
            <text:p>4.622045</text:p>
          </table:table-cell>
          <table:table-cell office:value-type="float" office:value="1.343631" calcext:value-type="float">
            <text:p>1.343631</text:p>
          </table:table-cell>
          <table:table-cell office:value-type="float" office:value="4.406981" calcext:value-type="float">
            <text:p>4.406981</text:p>
          </table:table-cell>
          <table:table-cell office:value-type="float" office:value="3.203314" calcext:value-type="float">
            <text:p>3.203314</text:p>
          </table:table-cell>
          <table:table-cell office:value-type="float" office:value="0.9829343" calcext:value-type="float">
            <text:p>0.9829343</text:p>
          </table:table-cell>
          <table:table-cell office:value-type="float" office:value="0.2830713" calcext:value-type="float">
            <text:p>0.2830713</text:p>
          </table:table-cell>
          <table:table-cell office:value-type="float" office:value="0.3399109" calcext:value-type="float">
            <text:p>0.3399109</text:p>
          </table:table-cell>
          <table:table-cell office:value-type="float" office:value="0.3122708" calcext:value-type="float">
            <text:p>0.3122708</text:p>
          </table:table-cell>
          <table:table-cell office:value-type="float" office:value="0.3561767" calcext:value-type="float">
            <text:p>0.3561767</text:p>
          </table:table-cell>
          <table:table-cell office:value-type="float" office:value="0" calcext:value-type="float">
            <text:p>0</text:p>
          </table:table-cell>
          <table:table-cell office:value-type="float" office:value="53.06116" calcext:value-type="float">
            <text:p>53.06116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30.96399" calcext:value-type="float">
            <text:p>30.96399</text:p>
          </table:table-cell>
          <table:table-cell office:value-type="float" office:value="1087.317" calcext:value-type="float">
            <text:p>1087.31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61575" calcext:value-type="float">
            <text:p>0.1161575</text:p>
          </table:table-cell>
          <table:table-cell office:value-type="float" office:value="9.069977" calcext:value-type="float">
            <text:p>9.06997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8992" calcext:value-type="float">
            <text:p>0.00539899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5936" calcext:value-type="float">
            <text:p>2.085936</text:p>
          </table:table-cell>
          <table:table-cell office:value-type="float" office:value="-0.1489662" calcext:value-type="float">
            <text:p>-0.1489662</text:p>
          </table:table-cell>
          <table:table-cell office:value-type="float" office:value="-0.02058714" calcext:value-type="float">
            <text:p>-0.02058714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3533" calcext:value-type="float">
            <text:p>11.63533</text:p>
          </table:table-cell>
          <table:table-cell office:value-type="float" office:value="0.08035792" calcext:value-type="float">
            <text:p>0.08035792</text:p>
          </table:table-cell>
          <table:table-cell office:value-type="float" office:value="0.06102737" calcext:value-type="float">
            <text:p>0.06102737</text:p>
          </table:table-cell>
          <table:table-cell office:value-type="float" office:value="0.05477241" calcext:value-type="float">
            <text:p>0.05477241</text:p>
          </table:table-cell>
          <table:table-cell office:value-type="float" office:value="0.03342178" calcext:value-type="float">
            <text:p>0.03342178</text:p>
          </table:table-cell>
          <table:table-cell office:value-type="float" office:value="0.0312696" calcext:value-type="float">
            <text:p>0.0312696</text:p>
          </table:table-cell>
          <table:table-cell office:value-type="float" office:value="0.01723799" calcext:value-type="float">
            <text:p>0.01723799</text:p>
          </table:table-cell>
          <table:table-cell office:value-type="float" office:value="0.01128322" calcext:value-type="float">
            <text:p>0.01128322</text:p>
          </table:table-cell>
          <table:table-cell office:value-type="float" office:value="0.02192903" calcext:value-type="float">
            <text:p>0.02192903</text:p>
          </table:table-cell>
          <table:table-cell office:value-type="float" office:value="0.01909207" calcext:value-type="float">
            <text:p>0.01909207</text:p>
          </table:table-cell>
          <table:table-cell office:value-type="float" office:value="0.02019211" calcext:value-type="float">
            <text:p>0.02019211</text:p>
          </table:table-cell>
          <table:table-cell office:value-type="float" office:value="0.01970842" calcext:value-type="float">
            <text:p>0.01970842</text:p>
          </table:table-cell>
          <table:table-cell office:value-type="float" office:value="0.0274164" calcext:value-type="float">
            <text:p>0.0274164</text:p>
          </table:table-cell>
          <table:table-cell office:value-type="float" office:value="0.005293804" calcext:value-type="float">
            <text:p>0.005293804</text:p>
          </table:table-cell>
          <table:table-cell office:value-type="float" office:value="0.005442821" calcext:value-type="float">
            <text:p>0.005442821</text:p>
          </table:table-cell>
          <table:table-cell office:value-type="float" office:value="0" calcext:value-type="float">
            <text:p>0</text:p>
          </table:table-cell>
          <table:table-cell office:value-type="float" office:value="24.74456" calcext:value-type="float">
            <text:p>24.74456</text:p>
          </table:table-cell>
          <table:table-cell office:value-type="float" office:value="16.64395" calcext:value-type="float">
            <text:p>16.64395</text:p>
          </table:table-cell>
          <table:table-cell office:value-type="float" office:value="14.20179" calcext:value-type="float">
            <text:p>14.20179</text:p>
          </table:table-cell>
          <table:table-cell office:value-type="float" office:value="11.85588" calcext:value-type="float">
            <text:p>11.85588</text:p>
          </table:table-cell>
          <table:table-cell office:value-type="float" office:value="9.043487" calcext:value-type="float">
            <text:p>9.043487</text:p>
          </table:table-cell>
          <table:table-cell office:value-type="float" office:value="4.376736" calcext:value-type="float">
            <text:p>4.376736</text:p>
          </table:table-cell>
          <table:table-cell office:value-type="float" office:value="1.252576" calcext:value-type="float">
            <text:p>1.252576</text:p>
          </table:table-cell>
          <table:table-cell office:value-type="float" office:value="4.409281" calcext:value-type="float">
            <text:p>4.409281</text:p>
          </table:table-cell>
          <table:table-cell office:value-type="float" office:value="3.206372" calcext:value-type="float">
            <text:p>3.206372</text:p>
          </table:table-cell>
          <table:table-cell office:value-type="float" office:value="0.985351" calcext:value-type="float">
            <text:p>0.985351</text:p>
          </table:table-cell>
          <table:table-cell office:value-type="float" office:value="0.2846962" calcext:value-type="float">
            <text:p>0.2846962</text:p>
          </table:table-cell>
          <table:table-cell office:value-type="float" office:value="0.3417289" calcext:value-type="float">
            <text:p>0.3417289</text:p>
          </table:table-cell>
          <table:table-cell office:value-type="float" office:value="0.3195267" calcext:value-type="float">
            <text:p>0.3195267</text:p>
          </table:table-cell>
          <table:table-cell office:value-type="float" office:value="0.349537" calcext:value-type="float">
            <text:p>0.349537</text:p>
          </table:table-cell>
          <table:table-cell office:value-type="float" office:value="0" calcext:value-type="float">
            <text:p>0</text:p>
          </table:table-cell>
          <table:table-cell office:value-type="float" office:value="53.85219" calcext:value-type="float">
            <text:p>53.85219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30.96113" calcext:value-type="float">
            <text:p>30.96113</text:p>
          </table:table-cell>
          <table:table-cell office:value-type="float" office:value="1087.31" calcext:value-type="float">
            <text:p>1087.31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70201" calcext:value-type="float">
            <text:p>0.1170201</text:p>
          </table:table-cell>
          <table:table-cell office:value-type="float" office:value="9.076693" calcext:value-type="float">
            <text:p>9.07669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9081" calcext:value-type="float">
            <text:p>0.005399081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5129" calcext:value-type="float">
            <text:p>2.085129</text:p>
          </table:table-cell>
          <table:table-cell office:value-type="float" office:value="-0.1489686" calcext:value-type="float">
            <text:p>-0.1489686</text:p>
          </table:table-cell>
          <table:table-cell office:value-type="float" office:value="-0.02056909" calcext:value-type="float">
            <text:p>-0.02056909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4613" calcext:value-type="float">
            <text:p>11.64613</text:p>
          </table:table-cell>
          <table:table-cell office:value-type="float" office:value="0.08744437" calcext:value-type="float">
            <text:p>0.08744437</text:p>
          </table:table-cell>
          <table:table-cell office:value-type="float" office:value="0.06151309" calcext:value-type="float">
            <text:p>0.06151309</text:p>
          </table:table-cell>
          <table:table-cell office:value-type="float" office:value="0.05519846" calcext:value-type="float">
            <text:p>0.05519846</text:p>
          </table:table-cell>
          <table:table-cell office:value-type="float" office:value="0.03369059" calcext:value-type="float">
            <text:p>0.03369059</text:p>
          </table:table-cell>
          <table:table-cell office:value-type="float" office:value="0.03155617" calcext:value-type="float">
            <text:p>0.03155617</text:p>
          </table:table-cell>
          <table:table-cell office:value-type="float" office:value="0.01728573" calcext:value-type="float">
            <text:p>0.01728573</text:p>
          </table:table-cell>
          <table:table-cell office:value-type="float" office:value="0.01138645" calcext:value-type="float">
            <text:p>0.01138645</text:p>
          </table:table-cell>
          <table:table-cell office:value-type="float" office:value="0.02202218" calcext:value-type="float">
            <text:p>0.02202218</text:p>
          </table:table-cell>
          <table:table-cell office:value-type="float" office:value="0.01912686" calcext:value-type="float">
            <text:p>0.01912686</text:p>
          </table:table-cell>
          <table:table-cell office:value-type="float" office:value="0.02021708" calcext:value-type="float">
            <text:p>0.02021708</text:p>
          </table:table-cell>
          <table:table-cell office:value-type="float" office:value="0.01972558" calcext:value-type="float">
            <text:p>0.01972558</text:p>
          </table:table-cell>
          <table:table-cell office:value-type="float" office:value="0.0273852" calcext:value-type="float">
            <text:p>0.0273852</text:p>
          </table:table-cell>
          <table:table-cell office:value-type="float" office:value="0.005284966" calcext:value-type="float">
            <text:p>0.005284966</text:p>
          </table:table-cell>
          <table:table-cell office:value-type="float" office:value="0.005447292" calcext:value-type="float">
            <text:p>0.005447292</text:p>
          </table:table-cell>
          <table:table-cell office:value-type="float" office:value="0" calcext:value-type="float">
            <text:p>0</text:p>
          </table:table-cell>
          <table:table-cell office:value-type="float" office:value="42.0302" calcext:value-type="float">
            <text:p>42.0302</text:p>
          </table:table-cell>
          <table:table-cell office:value-type="float" office:value="17.36823" calcext:value-type="float">
            <text:p>17.36823</text:p>
          </table:table-cell>
          <table:table-cell office:value-type="float" office:value="13.93083" calcext:value-type="float">
            <text:p>13.93083</text:p>
          </table:table-cell>
          <table:table-cell office:value-type="float" office:value="11.40754" calcext:value-type="float">
            <text:p>11.40754</text:p>
          </table:table-cell>
          <table:table-cell office:value-type="float" office:value="8.606843" calcext:value-type="float">
            <text:p>8.606843</text:p>
          </table:table-cell>
          <table:table-cell office:value-type="float" office:value="4.169385" calcext:value-type="float">
            <text:p>4.169385</text:p>
          </table:table-cell>
          <table:table-cell office:value-type="float" office:value="1.206514" calcext:value-type="float">
            <text:p>1.206514</text:p>
          </table:table-cell>
          <table:table-cell office:value-type="float" office:value="4.411494" calcext:value-type="float">
            <text:p>4.411494</text:p>
          </table:table-cell>
          <table:table-cell office:value-type="float" office:value="3.209405" calcext:value-type="float">
            <text:p>3.209405</text:p>
          </table:table-cell>
          <table:table-cell office:value-type="float" office:value="0.9877176" calcext:value-type="float">
            <text:p>0.9877176</text:p>
          </table:table-cell>
          <table:table-cell office:value-type="float" office:value="0.2863197" calcext:value-type="float">
            <text:p>0.2863197</text:p>
          </table:table-cell>
          <table:table-cell office:value-type="float" office:value="0.3434427" calcext:value-type="float">
            <text:p>0.3434427</text:p>
          </table:table-cell>
          <table:table-cell office:value-type="float" office:value="0.3171034" calcext:value-type="float">
            <text:p>0.3171034</text:p>
          </table:table-cell>
          <table:table-cell office:value-type="float" office:value="0.3528946" calcext:value-type="float">
            <text:p>0.3528946</text:p>
          </table:table-cell>
          <table:table-cell office:value-type="float" office:value="0" calcext:value-type="float">
            <text:p>0</text:p>
          </table:table-cell>
          <table:table-cell office:value-type="float" office:value="54.64098" calcext:value-type="float">
            <text:p>54.6409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30.96068" calcext:value-type="float">
            <text:p>30.96068</text:p>
          </table:table-cell>
          <table:table-cell office:value-type="float" office:value="1087.303" calcext:value-type="float">
            <text:p>1087.30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74729" calcext:value-type="float">
            <text:p>0.1174729</text:p>
          </table:table-cell>
          <table:table-cell office:value-type="float" office:value="9.080464" calcext:value-type="float">
            <text:p>9.08046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92" calcext:value-type="float">
            <text:p>0.0053992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47" calcext:value-type="float">
            <text:p>2.08447</text:p>
          </table:table-cell>
          <table:table-cell office:value-type="float" office:value="-0.1489771" calcext:value-type="float">
            <text:p>-0.1489771</text:p>
          </table:table-cell>
          <table:table-cell office:value-type="float" office:value="-0.02055458" calcext:value-type="float">
            <text:p>-0.02055458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7266" calcext:value-type="float">
            <text:p>11.67266</text:p>
          </table:table-cell>
          <table:table-cell office:value-type="float" office:value="0.07909639" calcext:value-type="float">
            <text:p>0.07909639</text:p>
          </table:table-cell>
          <table:table-cell office:value-type="float" office:value="0.05739713" calcext:value-type="float">
            <text:p>0.05739713</text:p>
          </table:table-cell>
          <table:table-cell office:value-type="float" office:value="0.05256638" calcext:value-type="float">
            <text:p>0.05256638</text:p>
          </table:table-cell>
          <table:table-cell office:value-type="float" office:value="0.03303772" calcext:value-type="float">
            <text:p>0.03303772</text:p>
          </table:table-cell>
          <table:table-cell office:value-type="float" office:value="0.03124904" calcext:value-type="float">
            <text:p>0.03124904</text:p>
          </table:table-cell>
          <table:table-cell office:value-type="float" office:value="0.01726457" calcext:value-type="float">
            <text:p>0.01726457</text:p>
          </table:table-cell>
          <table:table-cell office:value-type="float" office:value="0.01145002" calcext:value-type="float">
            <text:p>0.01145002</text:p>
          </table:table-cell>
          <table:table-cell office:value-type="float" office:value="0.02211281" calcext:value-type="float">
            <text:p>0.02211281</text:p>
          </table:table-cell>
          <table:table-cell office:value-type="float" office:value="0.019164" calcext:value-type="float">
            <text:p>0.019164</text:p>
          </table:table-cell>
          <table:table-cell office:value-type="float" office:value="0.02024355" calcext:value-type="float">
            <text:p>0.02024355</text:p>
          </table:table-cell>
          <table:table-cell office:value-type="float" office:value="0.0197427" calcext:value-type="float">
            <text:p>0.0197427</text:p>
          </table:table-cell>
          <table:table-cell office:value-type="float" office:value="0.02735501" calcext:value-type="float">
            <text:p>0.02735501</text:p>
          </table:table-cell>
          <table:table-cell office:value-type="float" office:value="0.005277891" calcext:value-type="float">
            <text:p>0.005277891</text:p>
          </table:table-cell>
          <table:table-cell office:value-type="float" office:value="0.005449856" calcext:value-type="float">
            <text:p>0.005449856</text:p>
          </table:table-cell>
          <table:table-cell office:value-type="float" office:value="0" calcext:value-type="float">
            <text:p>0</text:p>
          </table:table-cell>
          <table:table-cell office:value-type="float" office:value="43.7284" calcext:value-type="float">
            <text:p>43.7284</text:p>
          </table:table-cell>
          <table:table-cell office:value-type="float" office:value="17.35495" calcext:value-type="float">
            <text:p>17.35495</text:p>
          </table:table-cell>
          <table:table-cell office:value-type="float" office:value="13.4611" calcext:value-type="float">
            <text:p>13.4611</text:p>
          </table:table-cell>
          <table:table-cell office:value-type="float" office:value="10.94514" calcext:value-type="float">
            <text:p>10.94514</text:p>
          </table:table-cell>
          <table:table-cell office:value-type="float" office:value="8.251863" calcext:value-type="float">
            <text:p>8.251863</text:p>
          </table:table-cell>
          <table:table-cell office:value-type="float" office:value="4.015501" calcext:value-type="float">
            <text:p>4.015501</text:p>
          </table:table-cell>
          <table:table-cell office:value-type="float" office:value="1.164004" calcext:value-type="float">
            <text:p>1.164004</text:p>
          </table:table-cell>
          <table:table-cell office:value-type="float" office:value="4.413521" calcext:value-type="float">
            <text:p>4.413521</text:p>
          </table:table-cell>
          <table:table-cell office:value-type="float" office:value="3.212422" calcext:value-type="float">
            <text:p>3.212422</text:p>
          </table:table-cell>
          <table:table-cell office:value-type="float" office:value="0.9900473" calcext:value-type="float">
            <text:p>0.9900473</text:p>
          </table:table-cell>
          <table:table-cell office:value-type="float" office:value="0.287913" calcext:value-type="float">
            <text:p>0.287913</text:p>
          </table:table-cell>
          <table:table-cell office:value-type="float" office:value="0.3449982" calcext:value-type="float">
            <text:p>0.3449982</text:p>
          </table:table-cell>
          <table:table-cell office:value-type="float" office:value="0.3153223" calcext:value-type="float">
            <text:p>0.3153223</text:p>
          </table:table-cell>
          <table:table-cell office:value-type="float" office:value="0.3554857" calcext:value-type="float">
            <text:p>0.3554857</text:p>
          </table:table-cell>
          <table:table-cell office:value-type="float" office:value="0" calcext:value-type="float">
            <text:p>0</text:p>
          </table:table-cell>
          <table:table-cell office:value-type="float" office:value="55.63292" calcext:value-type="float">
            <text:p>55.63292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30.95724" calcext:value-type="float">
            <text:p>30.95724</text:p>
          </table:table-cell>
          <table:table-cell office:value-type="float" office:value="1087.296" calcext:value-type="float">
            <text:p>1087.296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78169" calcext:value-type="float">
            <text:p>0.1178169</text:p>
          </table:table-cell>
          <table:table-cell office:value-type="float" office:value="9.087344" calcext:value-type="float">
            <text:p>9.08734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9266" calcext:value-type="float">
            <text:p>0.005399266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49" calcext:value-type="float">
            <text:p>2.08449</text:p>
          </table:table-cell>
          <table:table-cell office:value-type="float" office:value="-0.1489782" calcext:value-type="float">
            <text:p>-0.1489782</text:p>
          </table:table-cell>
          <table:table-cell office:value-type="float" office:value="-0.02054003" calcext:value-type="float">
            <text:p>-0.02054003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8531" calcext:value-type="float">
            <text:p>11.68531</text:p>
          </table:table-cell>
          <table:table-cell office:value-type="float" office:value="0.0885104" calcext:value-type="float">
            <text:p>0.0885104</text:p>
          </table:table-cell>
          <table:table-cell office:value-type="float" office:value="0.05891613" calcext:value-type="float">
            <text:p>0.05891613</text:p>
          </table:table-cell>
          <table:table-cell office:value-type="float" office:value="0.05308007" calcext:value-type="float">
            <text:p>0.05308007</text:p>
          </table:table-cell>
          <table:table-cell office:value-type="float" office:value="0.03277192" calcext:value-type="float">
            <text:p>0.03277192</text:p>
          </table:table-cell>
          <table:table-cell office:value-type="float" office:value="0.03101941" calcext:value-type="float">
            <text:p>0.03101941</text:p>
          </table:table-cell>
          <table:table-cell office:value-type="float" office:value="0.01715337" calcext:value-type="float">
            <text:p>0.01715337</text:p>
          </table:table-cell>
          <table:table-cell office:value-type="float" office:value="0.01154524" calcext:value-type="float">
            <text:p>0.01154524</text:p>
          </table:table-cell>
          <table:table-cell office:value-type="float" office:value="0.02218663" calcext:value-type="float">
            <text:p>0.02218663</text:p>
          </table:table-cell>
          <table:table-cell office:value-type="float" office:value="0.0191994" calcext:value-type="float">
            <text:p>0.0191994</text:p>
          </table:table-cell>
          <table:table-cell office:value-type="float" office:value="0.02027143" calcext:value-type="float">
            <text:p>0.02027143</text:p>
          </table:table-cell>
          <table:table-cell office:value-type="float" office:value="0.01975951" calcext:value-type="float">
            <text:p>0.01975951</text:p>
          </table:table-cell>
          <table:table-cell office:value-type="float" office:value="0.02732565" calcext:value-type="float">
            <text:p>0.02732565</text:p>
          </table:table-cell>
          <table:table-cell office:value-type="float" office:value="0.005274393" calcext:value-type="float">
            <text:p>0.005274393</text:p>
          </table:table-cell>
          <table:table-cell office:value-type="float" office:value="0.005449011" calcext:value-type="float">
            <text:p>0.005449011</text:p>
          </table:table-cell>
          <table:table-cell office:value-type="float" office:value="0" calcext:value-type="float">
            <text:p>0</text:p>
          </table:table-cell>
          <table:table-cell office:value-type="float" office:value="51.25269" calcext:value-type="float">
            <text:p>51.25269</text:p>
          </table:table-cell>
          <table:table-cell office:value-type="float" office:value="18.12807" calcext:value-type="float">
            <text:p>18.12807</text:p>
          </table:table-cell>
          <table:table-cell office:value-type="float" office:value="13.29385" calcext:value-type="float">
            <text:p>13.29385</text:p>
          </table:table-cell>
          <table:table-cell office:value-type="float" office:value="10.62182" calcext:value-type="float">
            <text:p>10.62182</text:p>
          </table:table-cell>
          <table:table-cell office:value-type="float" office:value="7.973081" calcext:value-type="float">
            <text:p>7.973081</text:p>
          </table:table-cell>
          <table:table-cell office:value-type="float" office:value="3.888369" calcext:value-type="float">
            <text:p>3.888369</text:p>
          </table:table-cell>
          <table:table-cell office:value-type="float" office:value="1.141564" calcext:value-type="float">
            <text:p>1.141564</text:p>
          </table:table-cell>
          <table:table-cell office:value-type="float" office:value="4.415518" calcext:value-type="float">
            <text:p>4.415518</text:p>
          </table:table-cell>
          <table:table-cell office:value-type="float" office:value="3.215458" calcext:value-type="float">
            <text:p>3.215458</text:p>
          </table:table-cell>
          <table:table-cell office:value-type="float" office:value="0.9923455" calcext:value-type="float">
            <text:p>0.9923455</text:p>
          </table:table-cell>
          <table:table-cell office:value-type="float" office:value="0.2894644" calcext:value-type="float">
            <text:p>0.2894644</text:p>
          </table:table-cell>
          <table:table-cell office:value-type="float" office:value="0.346453" calcext:value-type="float">
            <text:p>0.346453</text:p>
          </table:table-cell>
          <table:table-cell office:value-type="float" office:value="0.3147352" calcext:value-type="float">
            <text:p>0.3147352</text:p>
          </table:table-cell>
          <table:table-cell office:value-type="float" office:value="0.3557369" calcext:value-type="float">
            <text:p>0.3557369</text:p>
          </table:table-cell>
          <table:table-cell office:value-type="float" office:value="0" calcext:value-type="float">
            <text:p>0</text:p>
          </table:table-cell>
          <table:table-cell office:value-type="float" office:value="55.80382" calcext:value-type="float">
            <text:p>55.80382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30.95368" calcext:value-type="float">
            <text:p>30.95368</text:p>
          </table:table-cell>
          <table:table-cell office:value-type="float" office:value="1087.288" calcext:value-type="float">
            <text:p>1087.28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195373" calcext:value-type="float">
            <text:p>0.1195373</text:p>
          </table:table-cell>
          <table:table-cell office:value-type="float" office:value="9.096061" calcext:value-type="float">
            <text:p>9.096061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399741" calcext:value-type="float">
            <text:p>0.005399741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628" calcext:value-type="float">
            <text:p>2.084628</text:p>
          </table:table-cell>
          <table:table-cell office:value-type="float" office:value="-0.1489835" calcext:value-type="float">
            <text:p>-0.1489835</text:p>
          </table:table-cell>
          <table:table-cell office:value-type="float" office:value="-0.02052613" calcext:value-type="float">
            <text:p>-0.02052613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9293" calcext:value-type="float">
            <text:p>11.69293</text:p>
          </table:table-cell>
          <table:table-cell office:value-type="float" office:value="0.1118452" calcext:value-type="float">
            <text:p>0.1118452</text:p>
          </table:table-cell>
          <table:table-cell office:value-type="float" office:value="0.06323701" calcext:value-type="float">
            <text:p>0.06323701</text:p>
          </table:table-cell>
          <table:table-cell office:value-type="float" office:value="0.05495654" calcext:value-type="float">
            <text:p>0.05495654</text:p>
          </table:table-cell>
          <table:table-cell office:value-type="float" office:value="0.03316821" calcext:value-type="float">
            <text:p>0.03316821</text:p>
          </table:table-cell>
          <table:table-cell office:value-type="float" office:value="0.03142058" calcext:value-type="float">
            <text:p>0.03142058</text:p>
          </table:table-cell>
          <table:table-cell office:value-type="float" office:value="0.01732009" calcext:value-type="float">
            <text:p>0.01732009</text:p>
          </table:table-cell>
          <table:table-cell office:value-type="float" office:value="0.01140913" calcext:value-type="float">
            <text:p>0.01140913</text:p>
          </table:table-cell>
          <table:table-cell office:value-type="float" office:value="0.02226166" calcext:value-type="float">
            <text:p>0.02226166</text:p>
          </table:table-cell>
          <table:table-cell office:value-type="float" office:value="0.01923282" calcext:value-type="float">
            <text:p>0.01923282</text:p>
          </table:table-cell>
          <table:table-cell office:value-type="float" office:value="0.02029963" calcext:value-type="float">
            <text:p>0.02029963</text:p>
          </table:table-cell>
          <table:table-cell office:value-type="float" office:value="0.01977664" calcext:value-type="float">
            <text:p>0.01977664</text:p>
          </table:table-cell>
          <table:table-cell office:value-type="float" office:value="0.02729695" calcext:value-type="float">
            <text:p>0.02729695</text:p>
          </table:table-cell>
          <table:table-cell office:value-type="float" office:value="0.005271752" calcext:value-type="float">
            <text:p>0.005271752</text:p>
          </table:table-cell>
          <table:table-cell office:value-type="float" office:value="0.005447373" calcext:value-type="float">
            <text:p>0.005447373</text:p>
          </table:table-cell>
          <table:table-cell office:value-type="float" office:value="0" calcext:value-type="float">
            <text:p>0</text:p>
          </table:table-cell>
          <table:table-cell office:value-type="float" office:value="46.59068" calcext:value-type="float">
            <text:p>46.59068</text:p>
          </table:table-cell>
          <table:table-cell office:value-type="float" office:value="21.39984" calcext:value-type="float">
            <text:p>21.39984</text:p>
          </table:table-cell>
          <table:table-cell office:value-type="float" office:value="13.26648" calcext:value-type="float">
            <text:p>13.26648</text:p>
          </table:table-cell>
          <table:table-cell office:value-type="float" office:value="10.4417" calcext:value-type="float">
            <text:p>10.4417</text:p>
          </table:table-cell>
          <table:table-cell office:value-type="float" office:value="7.854768" calcext:value-type="float">
            <text:p>7.854768</text:p>
          </table:table-cell>
          <table:table-cell office:value-type="float" office:value="3.785217" calcext:value-type="float">
            <text:p>3.785217</text:p>
          </table:table-cell>
          <table:table-cell office:value-type="float" office:value="1.064338" calcext:value-type="float">
            <text:p>1.064338</text:p>
          </table:table-cell>
          <table:table-cell office:value-type="float" office:value="4.417101" calcext:value-type="float">
            <text:p>4.417101</text:p>
          </table:table-cell>
          <table:table-cell office:value-type="float" office:value="3.218523" calcext:value-type="float">
            <text:p>3.218523</text:p>
          </table:table-cell>
          <table:table-cell office:value-type="float" office:value="0.9946058" calcext:value-type="float">
            <text:p>0.9946058</text:p>
          </table:table-cell>
          <table:table-cell office:value-type="float" office:value="0.2910052" calcext:value-type="float">
            <text:p>0.2910052</text:p>
          </table:table-cell>
          <table:table-cell office:value-type="float" office:value="0.3478525" calcext:value-type="float">
            <text:p>0.3478525</text:p>
          </table:table-cell>
          <table:table-cell office:value-type="float" office:value="0.3144269" calcext:value-type="float">
            <text:p>0.3144269</text:p>
          </table:table-cell>
          <table:table-cell office:value-type="float" office:value="0.3557397" calcext:value-type="float">
            <text:p>0.3557397</text:p>
          </table:table-cell>
          <table:table-cell office:value-type="float" office:value="0" calcext:value-type="float">
            <text:p>0</text:p>
          </table:table-cell>
          <table:table-cell office:value-type="float" office:value="57.1454" calcext:value-type="float">
            <text:p>57.145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30.95027" calcext:value-type="float">
            <text:p>30.95027</text:p>
          </table:table-cell>
          <table:table-cell office:value-type="float" office:value="1087.281" calcext:value-type="float">
            <text:p>1087.281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02998" calcext:value-type="float">
            <text:p>0.1202998</text:p>
          </table:table-cell>
          <table:table-cell office:value-type="float" office:value="9.102992" calcext:value-type="float">
            <text:p>9.10299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0113" calcext:value-type="float">
            <text:p>0.00540011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717" calcext:value-type="float">
            <text:p>2.084717</text:p>
          </table:table-cell>
          <table:table-cell office:value-type="float" office:value="-0.1489857" calcext:value-type="float">
            <text:p>-0.1489857</text:p>
          </table:table-cell>
          <table:table-cell office:value-type="float" office:value="-0.02050966" calcext:value-type="float">
            <text:p>-0.02050966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9761" calcext:value-type="float">
            <text:p>11.69761</text:p>
          </table:table-cell>
          <table:table-cell office:value-type="float" office:value="0.09590082" calcext:value-type="float">
            <text:p>0.09590082</text:p>
          </table:table-cell>
          <table:table-cell office:value-type="float" office:value="0.06491445" calcext:value-type="float">
            <text:p>0.06491445</text:p>
          </table:table-cell>
          <table:table-cell office:value-type="float" office:value="0.05715699" calcext:value-type="float">
            <text:p>0.05715699</text:p>
          </table:table-cell>
          <table:table-cell office:value-type="float" office:value="0.0343365" calcext:value-type="float">
            <text:p>0.0343365</text:p>
          </table:table-cell>
          <table:table-cell office:value-type="float" office:value="0.03236398" calcext:value-type="float">
            <text:p>0.03236398</text:p>
          </table:table-cell>
          <table:table-cell office:value-type="float" office:value="0.01752672" calcext:value-type="float">
            <text:p>0.01752672</text:p>
          </table:table-cell>
          <table:table-cell office:value-type="float" office:value="0.01105576" calcext:value-type="float">
            <text:p>0.01105576</text:p>
          </table:table-cell>
          <table:table-cell office:value-type="float" office:value="0.02234354" calcext:value-type="float">
            <text:p>0.02234354</text:p>
          </table:table-cell>
          <table:table-cell office:value-type="float" office:value="0.01926687" calcext:value-type="float">
            <text:p>0.01926687</text:p>
          </table:table-cell>
          <table:table-cell office:value-type="float" office:value="0.02032797" calcext:value-type="float">
            <text:p>0.02032797</text:p>
          </table:table-cell>
          <table:table-cell office:value-type="float" office:value="0.01979399" calcext:value-type="float">
            <text:p>0.01979399</text:p>
          </table:table-cell>
          <table:table-cell office:value-type="float" office:value="0.02726895" calcext:value-type="float">
            <text:p>0.02726895</text:p>
          </table:table-cell>
          <table:table-cell office:value-type="float" office:value="0.005269136" calcext:value-type="float">
            <text:p>0.005269136</text:p>
          </table:table-cell>
          <table:table-cell office:value-type="float" office:value="0.005445691" calcext:value-type="float">
            <text:p>0.005445691</text:p>
          </table:table-cell>
          <table:table-cell office:value-type="float" office:value="0" calcext:value-type="float">
            <text:p>0</text:p>
          </table:table-cell>
          <table:table-cell office:value-type="float" office:value="26.81606" calcext:value-type="float">
            <text:p>26.81606</text:p>
          </table:table-cell>
          <table:table-cell office:value-type="float" office:value="19.13665" calcext:value-type="float">
            <text:p>19.13665</text:p>
          </table:table-cell>
          <table:table-cell office:value-type="float" office:value="13.06463" calcext:value-type="float">
            <text:p>13.06463</text:p>
          </table:table-cell>
          <table:table-cell office:value-type="float" office:value="10.22938" calcext:value-type="float">
            <text:p>10.22938</text:p>
          </table:table-cell>
          <table:table-cell office:value-type="float" office:value="7.471784" calcext:value-type="float">
            <text:p>7.471784</text:p>
          </table:table-cell>
          <table:table-cell office:value-type="float" office:value="3.461527" calcext:value-type="float">
            <text:p>3.461527</text:p>
          </table:table-cell>
          <table:table-cell office:value-type="float" office:value="0.9225516" calcext:value-type="float">
            <text:p>0.9225516</text:p>
          </table:table-cell>
          <table:table-cell office:value-type="float" office:value="4.417611" calcext:value-type="float">
            <text:p>4.417611</text:p>
          </table:table-cell>
          <table:table-cell office:value-type="float" office:value="3.221591" calcext:value-type="float">
            <text:p>3.221591</text:p>
          </table:table-cell>
          <table:table-cell office:value-type="float" office:value="0.9968326" calcext:value-type="float">
            <text:p>0.9968326</text:p>
          </table:table-cell>
          <table:table-cell office:value-type="float" office:value="0.2925338" calcext:value-type="float">
            <text:p>0.2925338</text:p>
          </table:table-cell>
          <table:table-cell office:value-type="float" office:value="0.3492171" calcext:value-type="float">
            <text:p>0.3492171</text:p>
          </table:table-cell>
          <table:table-cell office:value-type="float" office:value="0.3141267" calcext:value-type="float">
            <text:p>0.3141267</text:p>
          </table:table-cell>
          <table:table-cell office:value-type="float" office:value="0.3557419" calcext:value-type="float">
            <text:p>0.3557419</text:p>
          </table:table-cell>
          <table:table-cell office:value-type="float" office:value="0" calcext:value-type="float">
            <text:p>0</text:p>
          </table:table-cell>
          <table:table-cell office:value-type="float" office:value="57.87772" calcext:value-type="float">
            <text:p>57.87772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30.94691" calcext:value-type="float">
            <text:p>30.94691</text:p>
          </table:table-cell>
          <table:table-cell office:value-type="float" office:value="1087.275" calcext:value-type="float">
            <text:p>1087.275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13845" calcext:value-type="float">
            <text:p>0.1213845</text:p>
          </table:table-cell>
          <table:table-cell office:value-type="float" office:value="9.109854" calcext:value-type="float">
            <text:p>9.10985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0345" calcext:value-type="float">
            <text:p>0.005400345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764" calcext:value-type="float">
            <text:p>2.084764</text:p>
          </table:table-cell>
          <table:table-cell office:value-type="float" office:value="-0.1489858" calcext:value-type="float">
            <text:p>-0.1489858</text:p>
          </table:table-cell>
          <table:table-cell office:value-type="float" office:value="-0.02048836" calcext:value-type="float">
            <text:p>-0.02048836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9985" calcext:value-type="float">
            <text:p>11.69985</text:p>
          </table:table-cell>
          <table:table-cell office:value-type="float" office:value="0.09692892" calcext:value-type="float">
            <text:p>0.09692892</text:p>
          </table:table-cell>
          <table:table-cell office:value-type="float" office:value="0.07069539" calcext:value-type="float">
            <text:p>0.07069539</text:p>
          </table:table-cell>
          <table:table-cell office:value-type="float" office:value="0.06030269" calcext:value-type="float">
            <text:p>0.06030269</text:p>
          </table:table-cell>
          <table:table-cell office:value-type="float" office:value="0.03525977" calcext:value-type="float">
            <text:p>0.03525977</text:p>
          </table:table-cell>
          <table:table-cell office:value-type="float" office:value="0.03300305" calcext:value-type="float">
            <text:p>0.03300305</text:p>
          </table:table-cell>
          <table:table-cell office:value-type="float" office:value="0.01762961" calcext:value-type="float">
            <text:p>0.01762961</text:p>
          </table:table-cell>
          <table:table-cell office:value-type="float" office:value="0.01114435" calcext:value-type="float">
            <text:p>0.01114435</text:p>
          </table:table-cell>
          <table:table-cell office:value-type="float" office:value="0.0224408" calcext:value-type="float">
            <text:p>0.0224408</text:p>
          </table:table-cell>
          <table:table-cell office:value-type="float" office:value="0.01930341" calcext:value-type="float">
            <text:p>0.01930341</text:p>
          </table:table-cell>
          <table:table-cell office:value-type="float" office:value="0.02035655" calcext:value-type="float">
            <text:p>0.02035655</text:p>
          </table:table-cell>
          <table:table-cell office:value-type="float" office:value="0.0198115" calcext:value-type="float">
            <text:p>0.0198115</text:p>
          </table:table-cell>
          <table:table-cell office:value-type="float" office:value="0.02724162" calcext:value-type="float">
            <text:p>0.02724162</text:p>
          </table:table-cell>
          <table:table-cell office:value-type="float" office:value="0.005266574" calcext:value-type="float">
            <text:p>0.005266574</text:p>
          </table:table-cell>
          <table:table-cell office:value-type="float" office:value="0.005444077" calcext:value-type="float">
            <text:p>0.005444077</text:p>
          </table:table-cell>
          <table:table-cell office:value-type="float" office:value="0" calcext:value-type="float">
            <text:p>0</text:p>
          </table:table-cell>
          <table:table-cell office:value-type="float" office:value="25.96542" calcext:value-type="float">
            <text:p>25.96542</text:p>
          </table:table-cell>
          <table:table-cell office:value-type="float" office:value="20.32336" calcext:value-type="float">
            <text:p>20.32336</text:p>
          </table:table-cell>
          <table:table-cell office:value-type="float" office:value="13.04108" calcext:value-type="float">
            <text:p>13.04108</text:p>
          </table:table-cell>
          <table:table-cell office:value-type="float" office:value="9.813776" calcext:value-type="float">
            <text:p>9.813776</text:p>
          </table:table-cell>
          <table:table-cell office:value-type="float" office:value="7.019687" calcext:value-type="float">
            <text:p>7.019687</text:p>
          </table:table-cell>
          <table:table-cell office:value-type="float" office:value="3.255795" calcext:value-type="float">
            <text:p>3.255795</text:p>
          </table:table-cell>
          <table:table-cell office:value-type="float" office:value="0.8788527" calcext:value-type="float">
            <text:p>0.8788527</text:p>
          </table:table-cell>
          <table:table-cell office:value-type="float" office:value="4.417863" calcext:value-type="float">
            <text:p>4.417863</text:p>
          </table:table-cell>
          <table:table-cell office:value-type="float" office:value="3.224655" calcext:value-type="float">
            <text:p>3.224655</text:p>
          </table:table-cell>
          <table:table-cell office:value-type="float" office:value="0.9990242" calcext:value-type="float">
            <text:p>0.9990242</text:p>
          </table:table-cell>
          <table:table-cell office:value-type="float" office:value="0.2940486" calcext:value-type="float">
            <text:p>0.2940486</text:p>
          </table:table-cell>
          <table:table-cell office:value-type="float" office:value="0.3505501" calcext:value-type="float">
            <text:p>0.3505501</text:p>
          </table:table-cell>
          <table:table-cell office:value-type="float" office:value="0.313842" calcext:value-type="float">
            <text:p>0.313842</text:p>
          </table:table-cell>
          <table:table-cell office:value-type="float" office:value="0.355744" calcext:value-type="float">
            <text:p>0.355744</text:p>
          </table:table-cell>
          <table:table-cell office:value-type="float" office:value="0" calcext:value-type="float">
            <text:p>0</text:p>
          </table:table-cell>
          <table:table-cell office:value-type="float" office:value="58.51394" calcext:value-type="float">
            <text:p>58.5139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30.94379" calcext:value-type="float">
            <text:p>30.94379</text:p>
          </table:table-cell>
          <table:table-cell office:value-type="float" office:value="1087.268" calcext:value-type="float">
            <text:p>1087.26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21397" calcext:value-type="float">
            <text:p>0.1221397</text:p>
          </table:table-cell>
          <table:table-cell office:value-type="float" office:value="9.115994" calcext:value-type="float">
            <text:p>9.11599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0461" calcext:value-type="float">
            <text:p>0.005400461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79" calcext:value-type="float">
            <text:p>2.08479</text:p>
          </table:table-cell>
          <table:table-cell office:value-type="float" office:value="-0.1489843" calcext:value-type="float">
            <text:p>-0.1489843</text:p>
          </table:table-cell>
          <table:table-cell office:value-type="float" office:value="-0.02046354" calcext:value-type="float">
            <text:p>-0.02046354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096" calcext:value-type="float">
            <text:p>11.70096</text:p>
          </table:table-cell>
          <table:table-cell office:value-type="float" office:value="0.09859774" calcext:value-type="float">
            <text:p>0.09859774</text:p>
          </table:table-cell>
          <table:table-cell office:value-type="float" office:value="0.07549807" calcext:value-type="float">
            <text:p>0.07549807</text:p>
          </table:table-cell>
          <table:table-cell office:value-type="float" office:value="0.06367591" calcext:value-type="float">
            <text:p>0.06367591</text:p>
          </table:table-cell>
          <table:table-cell office:value-type="float" office:value="0.03626266" calcext:value-type="float">
            <text:p>0.03626266</text:p>
          </table:table-cell>
          <table:table-cell office:value-type="float" office:value="0.03379085" calcext:value-type="float">
            <text:p>0.03379085</text:p>
          </table:table-cell>
          <table:table-cell office:value-type="float" office:value="0.01777873" calcext:value-type="float">
            <text:p>0.01777873</text:p>
          </table:table-cell>
          <table:table-cell office:value-type="float" office:value="0.01136225" calcext:value-type="float">
            <text:p>0.01136225</text:p>
          </table:table-cell>
          <table:table-cell office:value-type="float" office:value="0.02254955" calcext:value-type="float">
            <text:p>0.02254955</text:p>
          </table:table-cell>
          <table:table-cell office:value-type="float" office:value="0.01934395" calcext:value-type="float">
            <text:p>0.01934395</text:p>
          </table:table-cell>
          <table:table-cell office:value-type="float" office:value="0.02038563" calcext:value-type="float">
            <text:p>0.02038563</text:p>
          </table:table-cell>
          <table:table-cell office:value-type="float" office:value="0.01982924" calcext:value-type="float">
            <text:p>0.01982924</text:p>
          </table:table-cell>
          <table:table-cell office:value-type="float" office:value="0.0272149" calcext:value-type="float">
            <text:p>0.0272149</text:p>
          </table:table-cell>
          <table:table-cell office:value-type="float" office:value="0.00526394" calcext:value-type="float">
            <text:p>0.00526394</text:p>
          </table:table-cell>
          <table:table-cell office:value-type="float" office:value="0.005442032" calcext:value-type="float">
            <text:p>0.005442032</text:p>
          </table:table-cell>
          <table:table-cell office:value-type="float" office:value="0" calcext:value-type="float">
            <text:p>0</text:p>
          </table:table-cell>
          <table:table-cell office:value-type="float" office:value="26.58216" calcext:value-type="float">
            <text:p>26.58216</text:p>
          </table:table-cell>
          <table:table-cell office:value-type="float" office:value="20.95416" calcext:value-type="float">
            <text:p>20.95416</text:p>
          </table:table-cell>
          <table:table-cell office:value-type="float" office:value="13.04784" calcext:value-type="float">
            <text:p>13.04784</text:p>
          </table:table-cell>
          <table:table-cell office:value-type="float" office:value="9.639445" calcext:value-type="float">
            <text:p>9.639445</text:p>
          </table:table-cell>
          <table:table-cell office:value-type="float" office:value="6.81692" calcext:value-type="float">
            <text:p>6.81692</text:p>
          </table:table-cell>
          <table:table-cell office:value-type="float" office:value="3.143014" calcext:value-type="float">
            <text:p>3.143014</text:p>
          </table:table-cell>
          <table:table-cell office:value-type="float" office:value="0.8653715" calcext:value-type="float">
            <text:p>0.8653715</text:p>
          </table:table-cell>
          <table:table-cell office:value-type="float" office:value="4.417824" calcext:value-type="float">
            <text:p>4.417824</text:p>
          </table:table-cell>
          <table:table-cell office:value-type="float" office:value="3.227684" calcext:value-type="float">
            <text:p>3.227684</text:p>
          </table:table-cell>
          <table:table-cell office:value-type="float" office:value="1.001176" calcext:value-type="float">
            <text:p>1.001176</text:p>
          </table:table-cell>
          <table:table-cell office:value-type="float" office:value="0.2955508" calcext:value-type="float">
            <text:p>0.2955508</text:p>
          </table:table-cell>
          <table:table-cell office:value-type="float" office:value="0.3518538" calcext:value-type="float">
            <text:p>0.3518538</text:p>
          </table:table-cell>
          <table:table-cell office:value-type="float" office:value="0.3135305" calcext:value-type="float">
            <text:p>0.3135305</text:p>
          </table:table-cell>
          <table:table-cell office:value-type="float" office:value="0.3557447" calcext:value-type="float">
            <text:p>0.3557447</text:p>
          </table:table-cell>
          <table:table-cell office:value-type="float" office:value="0" calcext:value-type="float">
            <text:p>0</text:p>
          </table:table-cell>
          <table:table-cell office:value-type="float" office:value="58.74189" calcext:value-type="float">
            <text:p>58.74189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30.94071" calcext:value-type="float">
            <text:p>30.94071</text:p>
          </table:table-cell>
          <table:table-cell office:value-type="float" office:value="1087.261" calcext:value-type="float">
            <text:p>1087.261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27737" calcext:value-type="float">
            <text:p>0.1227737</text:p>
          </table:table-cell>
          <table:table-cell office:value-type="float" office:value="9.122084" calcext:value-type="float">
            <text:p>9.12208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0558" calcext:value-type="float">
            <text:p>0.00540055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805" calcext:value-type="float">
            <text:p>2.084805</text:p>
          </table:table-cell>
          <table:table-cell office:value-type="float" office:value="-0.1489844" calcext:value-type="float">
            <text:p>-0.1489844</text:p>
          </table:table-cell>
          <table:table-cell office:value-type="float" office:value="-0.02043763" calcext:value-type="float">
            <text:p>-0.02043763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141" calcext:value-type="float">
            <text:p>11.70141</text:p>
          </table:table-cell>
          <table:table-cell office:value-type="float" office:value="0.1017889" calcext:value-type="float">
            <text:p>0.1017889</text:p>
          </table:table-cell>
          <table:table-cell office:value-type="float" office:value="0.07927334" calcext:value-type="float">
            <text:p>0.07927334</text:p>
          </table:table-cell>
          <table:table-cell office:value-type="float" office:value="0.06574673" calcext:value-type="float">
            <text:p>0.06574673</text:p>
          </table:table-cell>
          <table:table-cell office:value-type="float" office:value="0.03692736" calcext:value-type="float">
            <text:p>0.03692736</text:p>
          </table:table-cell>
          <table:table-cell office:value-type="float" office:value="0.03438471" calcext:value-type="float">
            <text:p>0.03438471</text:p>
          </table:table-cell>
          <table:table-cell office:value-type="float" office:value="0.01793056" calcext:value-type="float">
            <text:p>0.01793056</text:p>
          </table:table-cell>
          <table:table-cell office:value-type="float" office:value="0.01163847" calcext:value-type="float">
            <text:p>0.01163847</text:p>
          </table:table-cell>
          <table:table-cell office:value-type="float" office:value="0.02266968" calcext:value-type="float">
            <text:p>0.02266968</text:p>
          </table:table-cell>
          <table:table-cell office:value-type="float" office:value="0.01938895" calcext:value-type="float">
            <text:p>0.01938895</text:p>
          </table:table-cell>
          <table:table-cell office:value-type="float" office:value="0.02041544" calcext:value-type="float">
            <text:p>0.02041544</text:p>
          </table:table-cell>
          <table:table-cell office:value-type="float" office:value="0.0198472" calcext:value-type="float">
            <text:p>0.0198472</text:p>
          </table:table-cell>
          <table:table-cell office:value-type="float" office:value="0.02718881" calcext:value-type="float">
            <text:p>0.02718881</text:p>
          </table:table-cell>
          <table:table-cell office:value-type="float" office:value="0.005261132" calcext:value-type="float">
            <text:p>0.005261132</text:p>
          </table:table-cell>
          <table:table-cell office:value-type="float" office:value="0.005439196" calcext:value-type="float">
            <text:p>0.005439196</text:p>
          </table:table-cell>
          <table:table-cell office:value-type="float" office:value="0" calcext:value-type="float">
            <text:p>0</text:p>
          </table:table-cell>
          <table:table-cell office:value-type="float" office:value="27.50482" calcext:value-type="float">
            <text:p>27.50482</text:p>
          </table:table-cell>
          <table:table-cell office:value-type="float" office:value="22.02529" calcext:value-type="float">
            <text:p>22.02529</text:p>
          </table:table-cell>
          <table:table-cell office:value-type="float" office:value="12.68806" calcext:value-type="float">
            <text:p>12.68806</text:p>
          </table:table-cell>
          <table:table-cell office:value-type="float" office:value="9.315758" calcext:value-type="float">
            <text:p>9.315758</text:p>
          </table:table-cell>
          <table:table-cell office:value-type="float" office:value="6.618424" calcext:value-type="float">
            <text:p>6.618424</text:p>
          </table:table-cell>
          <table:table-cell office:value-type="float" office:value="3.078765" calcext:value-type="float">
            <text:p>3.078765</text:p>
          </table:table-cell>
          <table:table-cell office:value-type="float" office:value="0.8703855" calcext:value-type="float">
            <text:p>0.8703855</text:p>
          </table:table-cell>
          <table:table-cell office:value-type="float" office:value="4.417665" calcext:value-type="float">
            <text:p>4.417665</text:p>
          </table:table-cell>
          <table:table-cell office:value-type="float" office:value="3.230662" calcext:value-type="float">
            <text:p>3.230662</text:p>
          </table:table-cell>
          <table:table-cell office:value-type="float" office:value="1.003276" calcext:value-type="float">
            <text:p>1.003276</text:p>
          </table:table-cell>
          <table:table-cell office:value-type="float" office:value="0.2970382" calcext:value-type="float">
            <text:p>0.2970382</text:p>
          </table:table-cell>
          <table:table-cell office:value-type="float" office:value="0.353126" calcext:value-type="float">
            <text:p>0.353126</text:p>
          </table:table-cell>
          <table:table-cell office:value-type="float" office:value="0.3131634" calcext:value-type="float">
            <text:p>0.3131634</text:p>
          </table:table-cell>
          <table:table-cell office:value-type="float" office:value="0.3557465" calcext:value-type="float">
            <text:p>0.3557465</text:p>
          </table:table-cell>
          <table:table-cell office:value-type="float" office:value="0" calcext:value-type="float">
            <text:p>0</text:p>
          </table:table-cell>
          <table:table-cell office:value-type="float" office:value="58.94632" calcext:value-type="float">
            <text:p>58.94632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30.93792" calcext:value-type="float">
            <text:p>30.93792</text:p>
          </table:table-cell>
          <table:table-cell office:value-type="float" office:value="1087.255" calcext:value-type="float">
            <text:p>1087.255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34354" calcext:value-type="float">
            <text:p>0.1234354</text:p>
          </table:table-cell>
          <table:table-cell office:value-type="float" office:value="9.127476" calcext:value-type="float">
            <text:p>9.12747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0624" calcext:value-type="float">
            <text:p>0.005400624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821" calcext:value-type="float">
            <text:p>2.084821</text:p>
          </table:table-cell>
          <table:table-cell office:value-type="float" office:value="-0.1489846" calcext:value-type="float">
            <text:p>-0.1489846</text:p>
          </table:table-cell>
          <table:table-cell office:value-type="float" office:value="-0.02041436" calcext:value-type="float">
            <text:p>-0.02041436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37" calcext:value-type="float">
            <text:p>11.7037</text:p>
          </table:table-cell>
          <table:table-cell office:value-type="float" office:value="0.11532" calcext:value-type="float">
            <text:p>0.11532</text:p>
          </table:table-cell>
          <table:table-cell office:value-type="float" office:value="0.07988899" calcext:value-type="float">
            <text:p>0.07988899</text:p>
          </table:table-cell>
          <table:table-cell office:value-type="float" office:value="0.0680135" calcext:value-type="float">
            <text:p>0.0680135</text:p>
          </table:table-cell>
          <table:table-cell office:value-type="float" office:value="0.03765132" calcext:value-type="float">
            <text:p>0.03765132</text:p>
          </table:table-cell>
          <table:table-cell office:value-type="float" office:value="0.03499685" calcext:value-type="float">
            <text:p>0.03499685</text:p>
          </table:table-cell>
          <table:table-cell office:value-type="float" office:value="0.0180801" calcext:value-type="float">
            <text:p>0.0180801</text:p>
          </table:table-cell>
          <table:table-cell office:value-type="float" office:value="0.0118832" calcext:value-type="float">
            <text:p>0.0118832</text:p>
          </table:table-cell>
          <table:table-cell office:value-type="float" office:value="0.02279607" calcext:value-type="float">
            <text:p>0.02279607</text:p>
          </table:table-cell>
          <table:table-cell office:value-type="float" office:value="0.01943796" calcext:value-type="float">
            <text:p>0.01943796</text:p>
          </table:table-cell>
          <table:table-cell office:value-type="float" office:value="0.0204462" calcext:value-type="float">
            <text:p>0.0204462</text:p>
          </table:table-cell>
          <table:table-cell office:value-type="float" office:value="0.01986542" calcext:value-type="float">
            <text:p>0.01986542</text:p>
          </table:table-cell>
          <table:table-cell office:value-type="float" office:value="0.0271634" calcext:value-type="float">
            <text:p>0.0271634</text:p>
          </table:table-cell>
          <table:table-cell office:value-type="float" office:value="0.005258858" calcext:value-type="float">
            <text:p>0.005258858</text:p>
          </table:table-cell>
          <table:table-cell office:value-type="float" office:value="0.005438259" calcext:value-type="float">
            <text:p>0.005438259</text:p>
          </table:table-cell>
          <table:table-cell office:value-type="float" office:value="0" calcext:value-type="float">
            <text:p>0</text:p>
          </table:table-cell>
          <table:table-cell office:value-type="float" office:value="55.20918" calcext:value-type="float">
            <text:p>55.20918</text:p>
          </table:table-cell>
          <table:table-cell office:value-type="float" office:value="21.74232" calcext:value-type="float">
            <text:p>21.74232</text:p>
          </table:table-cell>
          <table:table-cell office:value-type="float" office:value="13.06109" calcext:value-type="float">
            <text:p>13.06109</text:p>
          </table:table-cell>
          <table:table-cell office:value-type="float" office:value="9.264632" calcext:value-type="float">
            <text:p>9.264632</text:p>
          </table:table-cell>
          <table:table-cell office:value-type="float" office:value="6.547272" calcext:value-type="float">
            <text:p>6.547272</text:p>
          </table:table-cell>
          <table:table-cell office:value-type="float" office:value="3.035799" calcext:value-type="float">
            <text:p>3.035799</text:p>
          </table:table-cell>
          <table:table-cell office:value-type="float" office:value="0.8767564" calcext:value-type="float">
            <text:p>0.8767564</text:p>
          </table:table-cell>
          <table:table-cell office:value-type="float" office:value="4.417394" calcext:value-type="float">
            <text:p>4.417394</text:p>
          </table:table-cell>
          <table:table-cell office:value-type="float" office:value="3.233583" calcext:value-type="float">
            <text:p>3.233583</text:p>
          </table:table-cell>
          <table:table-cell office:value-type="float" office:value="1.00533" calcext:value-type="float">
            <text:p>1.00533</text:p>
          </table:table-cell>
          <table:table-cell office:value-type="float" office:value="0.2985078" calcext:value-type="float">
            <text:p>0.2985078</text:p>
          </table:table-cell>
          <table:table-cell office:value-type="float" office:value="0.3543732" calcext:value-type="float">
            <text:p>0.3543732</text:p>
          </table:table-cell>
          <table:table-cell office:value-type="float" office:value="0.3129592" calcext:value-type="float">
            <text:p>0.3129592</text:p>
          </table:table-cell>
          <table:table-cell office:value-type="float" office:value="0.3557486" calcext:value-type="float">
            <text:p>0.3557486</text:p>
          </table:table-cell>
          <table:table-cell office:value-type="float" office:value="0" calcext:value-type="float">
            <text:p>0</text:p>
          </table:table-cell>
          <table:table-cell office:value-type="float" office:value="59.19646" calcext:value-type="float">
            <text:p>59.19646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30.93546" calcext:value-type="float">
            <text:p>30.93546</text:p>
          </table:table-cell>
          <table:table-cell office:value-type="float" office:value="1087.249" calcext:value-type="float">
            <text:p>1087.249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40977" calcext:value-type="float">
            <text:p>0.1240977</text:p>
          </table:table-cell>
          <table:table-cell office:value-type="float" office:value="9.132283" calcext:value-type="float">
            <text:p>9.13228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0787" calcext:value-type="float">
            <text:p>0.005400787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857" calcext:value-type="float">
            <text:p>2.084857</text:p>
          </table:table-cell>
          <table:table-cell office:value-type="float" office:value="-0.1489855" calcext:value-type="float">
            <text:p>-0.1489855</text:p>
          </table:table-cell>
          <table:table-cell office:value-type="float" office:value="-0.0203987" calcext:value-type="float">
            <text:p>-0.0203987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726" calcext:value-type="float">
            <text:p>11.70726</text:p>
          </table:table-cell>
          <table:table-cell office:value-type="float" office:value="0.1071356" calcext:value-type="float">
            <text:p>0.1071356</text:p>
          </table:table-cell>
          <table:table-cell office:value-type="float" office:value="0.07807408" calcext:value-type="float">
            <text:p>0.07807408</text:p>
          </table:table-cell>
          <table:table-cell office:value-type="float" office:value="0.06850933" calcext:value-type="float">
            <text:p>0.06850933</text:p>
          </table:table-cell>
          <table:table-cell office:value-type="float" office:value="0.03802364" calcext:value-type="float">
            <text:p>0.03802364</text:p>
          </table:table-cell>
          <table:table-cell office:value-type="float" office:value="0.03549162" calcext:value-type="float">
            <text:p>0.03549162</text:p>
          </table:table-cell>
          <table:table-cell office:value-type="float" office:value="0.01831668" calcext:value-type="float">
            <text:p>0.01831668</text:p>
          </table:table-cell>
          <table:table-cell office:value-type="float" office:value="0.01200634" calcext:value-type="float">
            <text:p>0.01200634</text:p>
          </table:table-cell>
          <table:table-cell office:value-type="float" office:value="0.02292764" calcext:value-type="float">
            <text:p>0.02292764</text:p>
          </table:table-cell>
          <table:table-cell office:value-type="float" office:value="0.01948957" calcext:value-type="float">
            <text:p>0.01948957</text:p>
          </table:table-cell>
          <table:table-cell office:value-type="float" office:value="0.0204779" calcext:value-type="float">
            <text:p>0.0204779</text:p>
          </table:table-cell>
          <table:table-cell office:value-type="float" office:value="0.01988388" calcext:value-type="float">
            <text:p>0.01988388</text:p>
          </table:table-cell>
          <table:table-cell office:value-type="float" office:value="0.02713873" calcext:value-type="float">
            <text:p>0.02713873</text:p>
          </table:table-cell>
          <table:table-cell office:value-type="float" office:value="0.005256667" calcext:value-type="float">
            <text:p>0.005256667</text:p>
          </table:table-cell>
          <table:table-cell office:value-type="float" office:value="0.005437485" calcext:value-type="float">
            <text:p>0.005437485</text:p>
          </table:table-cell>
          <table:table-cell office:value-type="float" office:value="0" calcext:value-type="float">
            <text:p>0</text:p>
          </table:table-cell>
          <table:table-cell office:value-type="float" office:value="33.34169" calcext:value-type="float">
            <text:p>33.34169</text:p>
          </table:table-cell>
          <table:table-cell office:value-type="float" office:value="19.05723" calcext:value-type="float">
            <text:p>19.05723</text:p>
          </table:table-cell>
          <table:table-cell office:value-type="float" office:value="12.55536" calcext:value-type="float">
            <text:p>12.55536</text:p>
          </table:table-cell>
          <table:table-cell office:value-type="float" office:value="9.065661" calcext:value-type="float">
            <text:p>9.065661</text:p>
          </table:table-cell>
          <table:table-cell office:value-type="float" office:value="6.497848" calcext:value-type="float">
            <text:p>6.497848</text:p>
          </table:table-cell>
          <table:table-cell office:value-type="float" office:value="3.020752" calcext:value-type="float">
            <text:p>3.020752</text:p>
          </table:table-cell>
          <table:table-cell office:value-type="float" office:value="0.8738508" calcext:value-type="float">
            <text:p>0.8738508</text:p>
          </table:table-cell>
          <table:table-cell office:value-type="float" office:value="4.417081" calcext:value-type="float">
            <text:p>4.417081</text:p>
          </table:table-cell>
          <table:table-cell office:value-type="float" office:value="3.236498" calcext:value-type="float">
            <text:p>3.236498</text:p>
          </table:table-cell>
          <table:table-cell office:value-type="float" office:value="1.007333" calcext:value-type="float">
            <text:p>1.007333</text:p>
          </table:table-cell>
          <table:table-cell office:value-type="float" office:value="0.2999578" calcext:value-type="float">
            <text:p>0.2999578</text:p>
          </table:table-cell>
          <table:table-cell office:value-type="float" office:value="0.3556008" calcext:value-type="float">
            <text:p>0.3556008</text:p>
          </table:table-cell>
          <table:table-cell office:value-type="float" office:value="0.3127722" calcext:value-type="float">
            <text:p>0.3127722</text:p>
          </table:table-cell>
          <table:table-cell office:value-type="float" office:value="0.3557496" calcext:value-type="float">
            <text:p>0.3557496</text:p>
          </table:table-cell>
          <table:table-cell office:value-type="float" office:value="0" calcext:value-type="float">
            <text:p>0</text:p>
          </table:table-cell>
          <table:table-cell office:value-type="float" office:value="59.95247" calcext:value-type="float">
            <text:p>59.95247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30.93244" calcext:value-type="float">
            <text:p>30.93244</text:p>
          </table:table-cell>
          <table:table-cell office:value-type="float" office:value="1087.243" calcext:value-type="float">
            <text:p>1087.24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4582" calcext:value-type="float">
            <text:p>0.124582</text:p>
          </table:table-cell>
          <table:table-cell office:value-type="float" office:value="9.138562" calcext:value-type="float">
            <text:p>9.13856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0968" calcext:value-type="float">
            <text:p>0.00540096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4358" calcext:value-type="float">
            <text:p>2.084358</text:p>
          </table:table-cell>
          <table:table-cell office:value-type="float" office:value="-0.1489882" calcext:value-type="float">
            <text:p>-0.1489882</text:p>
          </table:table-cell>
          <table:table-cell office:value-type="float" office:value="-0.02038042" calcext:value-type="float">
            <text:p>-0.02038042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761" calcext:value-type="float">
            <text:p>11.70761</text:p>
          </table:table-cell>
          <table:table-cell office:value-type="float" office:value="0.1036545" calcext:value-type="float">
            <text:p>0.1036545</text:p>
          </table:table-cell>
          <table:table-cell office:value-type="float" office:value="0.08201836" calcext:value-type="float">
            <text:p>0.08201836</text:p>
          </table:table-cell>
          <table:table-cell office:value-type="float" office:value="0.06941943" calcext:value-type="float">
            <text:p>0.06941943</text:p>
          </table:table-cell>
          <table:table-cell office:value-type="float" office:value="0.03855195" calcext:value-type="float">
            <text:p>0.03855195</text:p>
          </table:table-cell>
          <table:table-cell office:value-type="float" office:value="0.03585661" calcext:value-type="float">
            <text:p>0.03585661</text:p>
          </table:table-cell>
          <table:table-cell office:value-type="float" office:value="0.01845317" calcext:value-type="float">
            <text:p>0.01845317</text:p>
          </table:table-cell>
          <table:table-cell office:value-type="float" office:value="0.01201545" calcext:value-type="float">
            <text:p>0.01201545</text:p>
          </table:table-cell>
          <table:table-cell office:value-type="float" office:value="0.02305927" calcext:value-type="float">
            <text:p>0.02305927</text:p>
          </table:table-cell>
          <table:table-cell office:value-type="float" office:value="0.01954267" calcext:value-type="float">
            <text:p>0.01954267</text:p>
          </table:table-cell>
          <table:table-cell office:value-type="float" office:value="0.02051037" calcext:value-type="float">
            <text:p>0.02051037</text:p>
          </table:table-cell>
          <table:table-cell office:value-type="float" office:value="0.01990265" calcext:value-type="float">
            <text:p>0.01990265</text:p>
          </table:table-cell>
          <table:table-cell office:value-type="float" office:value="0.02711523" calcext:value-type="float">
            <text:p>0.02711523</text:p>
          </table:table-cell>
          <table:table-cell office:value-type="float" office:value="0.005271938" calcext:value-type="float">
            <text:p>0.005271938</text:p>
          </table:table-cell>
          <table:table-cell office:value-type="float" office:value="0.005416111" calcext:value-type="float">
            <text:p>0.005416111</text:p>
          </table:table-cell>
          <table:table-cell office:value-type="float" office:value="0" calcext:value-type="float">
            <text:p>0</text:p>
          </table:table-cell>
          <table:table-cell office:value-type="float" office:value="28.07298" calcext:value-type="float">
            <text:p>28.07298</text:p>
          </table:table-cell>
          <table:table-cell office:value-type="float" office:value="19.95818" calcext:value-type="float">
            <text:p>19.95818</text:p>
          </table:table-cell>
          <table:table-cell office:value-type="float" office:value="12.15475" calcext:value-type="float">
            <text:p>12.15475</text:p>
          </table:table-cell>
          <table:table-cell office:value-type="float" office:value="8.755805" calcext:value-type="float">
            <text:p>8.755805</text:p>
          </table:table-cell>
          <table:table-cell office:value-type="float" office:value="6.253908" calcext:value-type="float">
            <text:p>6.253908</text:p>
          </table:table-cell>
          <table:table-cell office:value-type="float" office:value="2.91411" calcext:value-type="float">
            <text:p>2.91411</text:p>
          </table:table-cell>
          <table:table-cell office:value-type="float" office:value="0.8448348" calcext:value-type="float">
            <text:p>0.8448348</text:p>
          </table:table-cell>
          <table:table-cell office:value-type="float" office:value="4.416324" calcext:value-type="float">
            <text:p>4.416324</text:p>
          </table:table-cell>
          <table:table-cell office:value-type="float" office:value="3.239397" calcext:value-type="float">
            <text:p>3.239397</text:p>
          </table:table-cell>
          <table:table-cell office:value-type="float" office:value="1.009285" calcext:value-type="float">
            <text:p>1.009285</text:p>
          </table:table-cell>
          <table:table-cell office:value-type="float" office:value="0.3013917" calcext:value-type="float">
            <text:p>0.3013917</text:p>
          </table:table-cell>
          <table:table-cell office:value-type="float" office:value="0.3570058" calcext:value-type="float">
            <text:p>0.3570058</text:p>
          </table:table-cell>
          <table:table-cell office:value-type="float" office:value="0.3181722" calcext:value-type="float">
            <text:p>0.3181722</text:p>
          </table:table-cell>
          <table:table-cell office:value-type="float" office:value="0.3507" calcext:value-type="float">
            <text:p>0.3507</text:p>
          </table:table-cell>
          <table:table-cell office:value-type="float" office:value="0" calcext:value-type="float">
            <text:p>0</text:p>
          </table:table-cell>
          <table:table-cell office:value-type="float" office:value="60.15833" calcext:value-type="float">
            <text:p>60.15833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30.92951" calcext:value-type="float">
            <text:p>30.92951</text:p>
          </table:table-cell>
          <table:table-cell office:value-type="float" office:value="1087.238" calcext:value-type="float">
            <text:p>1087.23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5083" calcext:value-type="float">
            <text:p>0.125083</text:p>
          </table:table-cell>
          <table:table-cell office:value-type="float" office:value="9.144917" calcext:value-type="float">
            <text:p>9.14491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038" calcext:value-type="float">
            <text:p>0.00540103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3547" calcext:value-type="float">
            <text:p>2.083547</text:p>
          </table:table-cell>
          <table:table-cell office:value-type="float" office:value="-0.1489907" calcext:value-type="float">
            <text:p>-0.1489907</text:p>
          </table:table-cell>
          <table:table-cell office:value-type="float" office:value="-0.02036063" calcext:value-type="float">
            <text:p>-0.02036063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79" calcext:value-type="float">
            <text:p>11.7079</text:p>
          </table:table-cell>
          <table:table-cell office:value-type="float" office:value="0.1038417" calcext:value-type="float">
            <text:p>0.1038417</text:p>
          </table:table-cell>
          <table:table-cell office:value-type="float" office:value="0.08369238" calcext:value-type="float">
            <text:p>0.08369238</text:p>
          </table:table-cell>
          <table:table-cell office:value-type="float" office:value="0.06977723" calcext:value-type="float">
            <text:p>0.06977723</text:p>
          </table:table-cell>
          <table:table-cell office:value-type="float" office:value="0.03885628" calcext:value-type="float">
            <text:p>0.03885628</text:p>
          </table:table-cell>
          <table:table-cell office:value-type="float" office:value="0.03613676" calcext:value-type="float">
            <text:p>0.03613676</text:p>
          </table:table-cell>
          <table:table-cell office:value-type="float" office:value="0.01851812" calcext:value-type="float">
            <text:p>0.01851812</text:p>
          </table:table-cell>
          <table:table-cell office:value-type="float" office:value="0.01218637" calcext:value-type="float">
            <text:p>0.01218637</text:p>
          </table:table-cell>
          <table:table-cell office:value-type="float" office:value="0.02319494" calcext:value-type="float">
            <text:p>0.02319494</text:p>
          </table:table-cell>
          <table:table-cell office:value-type="float" office:value="0.0195972" calcext:value-type="float">
            <text:p>0.0195972</text:p>
          </table:table-cell>
          <table:table-cell office:value-type="float" office:value="0.02054348" calcext:value-type="float">
            <text:p>0.02054348</text:p>
          </table:table-cell>
          <table:table-cell office:value-type="float" office:value="0.0199219" calcext:value-type="float">
            <text:p>0.0199219</text:p>
          </table:table-cell>
          <table:table-cell office:value-type="float" office:value="0.02709334" calcext:value-type="float">
            <text:p>0.02709334</text:p>
          </table:table-cell>
          <table:table-cell office:value-type="float" office:value="0.005265639" calcext:value-type="float">
            <text:p>0.005265639</text:p>
          </table:table-cell>
          <table:table-cell office:value-type="float" office:value="0.005416112" calcext:value-type="float">
            <text:p>0.005416112</text:p>
          </table:table-cell>
          <table:table-cell office:value-type="float" office:value="0" calcext:value-type="float">
            <text:p>0</text:p>
          </table:table-cell>
          <table:table-cell office:value-type="float" office:value="28.98872" calcext:value-type="float">
            <text:p>28.98872</text:p>
          </table:table-cell>
          <table:table-cell office:value-type="float" office:value="20.98925" calcext:value-type="float">
            <text:p>20.98925</text:p>
          </table:table-cell>
          <table:table-cell office:value-type="float" office:value="11.67742" calcext:value-type="float">
            <text:p>11.67742</text:p>
          </table:table-cell>
          <table:table-cell office:value-type="float" office:value="8.386123" calcext:value-type="float">
            <text:p>8.386123</text:p>
          </table:table-cell>
          <table:table-cell office:value-type="float" office:value="5.992938" calcext:value-type="float">
            <text:p>5.992938</text:p>
          </table:table-cell>
          <table:table-cell office:value-type="float" office:value="2.830128" calcext:value-type="float">
            <text:p>2.830128</text:p>
          </table:table-cell>
          <table:table-cell office:value-type="float" office:value="0.8447159" calcext:value-type="float">
            <text:p>0.8447159</text:p>
          </table:table-cell>
          <table:table-cell office:value-type="float" office:value="4.41556" calcext:value-type="float">
            <text:p>4.41556</text:p>
          </table:table-cell>
          <table:table-cell office:value-type="float" office:value="3.242278" calcext:value-type="float">
            <text:p>3.242278</text:p>
          </table:table-cell>
          <table:table-cell office:value-type="float" office:value="1.011194" calcext:value-type="float">
            <text:p>1.011194</text:p>
          </table:table-cell>
          <table:table-cell office:value-type="float" office:value="0.3028213" calcext:value-type="float">
            <text:p>0.3028213</text:p>
          </table:table-cell>
          <table:table-cell office:value-type="float" office:value="0.3584057" calcext:value-type="float">
            <text:p>0.3584057</text:p>
          </table:table-cell>
          <table:table-cell office:value-type="float" office:value="0.3164774" calcext:value-type="float">
            <text:p>0.3164774</text:p>
          </table:table-cell>
          <table:table-cell office:value-type="float" office:value="0.3532124" calcext:value-type="float">
            <text:p>0.3532124</text:p>
          </table:table-cell>
          <table:table-cell office:value-type="float" office:value="0" calcext:value-type="float">
            <text:p>0</text:p>
          </table:table-cell>
          <table:table-cell office:value-type="float" office:value="60.48738" calcext:value-type="float">
            <text:p>60.4873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30.92647" calcext:value-type="float">
            <text:p>30.92647</text:p>
          </table:table-cell>
          <table:table-cell office:value-type="float" office:value="1087.233" calcext:value-type="float">
            <text:p>1087.23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54058" calcext:value-type="float">
            <text:p>0.1254058</text:p>
          </table:table-cell>
          <table:table-cell office:value-type="float" office:value="9.151499" calcext:value-type="float">
            <text:p>9.151499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1" calcext:value-type="float">
            <text:p>0.0054011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2808" calcext:value-type="float">
            <text:p>2.082808</text:p>
          </table:table-cell>
          <table:table-cell office:value-type="float" office:value="-0.1489953" calcext:value-type="float">
            <text:p>-0.1489953</text:p>
          </table:table-cell>
          <table:table-cell office:value-type="float" office:value="-0.02033865" calcext:value-type="float">
            <text:p>-0.02033865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696" calcext:value-type="float">
            <text:p>11.70696</text:p>
          </table:table-cell>
          <table:table-cell office:value-type="float" office:value="0.1056822" calcext:value-type="float">
            <text:p>0.1056822</text:p>
          </table:table-cell>
          <table:table-cell office:value-type="float" office:value="0.08297307" calcext:value-type="float">
            <text:p>0.08297307</text:p>
          </table:table-cell>
          <table:table-cell office:value-type="float" office:value="0.07061428" calcext:value-type="float">
            <text:p>0.07061428</text:p>
          </table:table-cell>
          <table:table-cell office:value-type="float" office:value="0.03911946" calcext:value-type="float">
            <text:p>0.03911946</text:p>
          </table:table-cell>
          <table:table-cell office:value-type="float" office:value="0.03649444" calcext:value-type="float">
            <text:p>0.03649444</text:p>
          </table:table-cell>
          <table:table-cell office:value-type="float" office:value="0.01858416" calcext:value-type="float">
            <text:p>0.01858416</text:p>
          </table:table-cell>
          <table:table-cell office:value-type="float" office:value="0.0123471" calcext:value-type="float">
            <text:p>0.0123471</text:p>
          </table:table-cell>
          <table:table-cell office:value-type="float" office:value="0.02333433" calcext:value-type="float">
            <text:p>0.02333433</text:p>
          </table:table-cell>
          <table:table-cell office:value-type="float" office:value="0.01965324" calcext:value-type="float">
            <text:p>0.01965324</text:p>
          </table:table-cell>
          <table:table-cell office:value-type="float" office:value="0.02057727" calcext:value-type="float">
            <text:p>0.02057727</text:p>
          </table:table-cell>
          <table:table-cell office:value-type="float" office:value="0.01994219" calcext:value-type="float">
            <text:p>0.01994219</text:p>
          </table:table-cell>
          <table:table-cell office:value-type="float" office:value="0.02707204" calcext:value-type="float">
            <text:p>0.02707204</text:p>
          </table:table-cell>
          <table:table-cell office:value-type="float" office:value="0.005260821" calcext:value-type="float">
            <text:p>0.005260821</text:p>
          </table:table-cell>
          <table:table-cell office:value-type="float" office:value="0.00541321" calcext:value-type="float">
            <text:p>0.00541321</text:p>
          </table:table-cell>
          <table:table-cell office:value-type="float" office:value="0" calcext:value-type="float">
            <text:p>0</text:p>
          </table:table-cell>
          <table:table-cell office:value-type="float" office:value="29.15706" calcext:value-type="float">
            <text:p>29.15706</text:p>
          </table:table-cell>
          <table:table-cell office:value-type="float" office:value="21.46035" calcext:value-type="float">
            <text:p>21.46035</text:p>
          </table:table-cell>
          <table:table-cell office:value-type="float" office:value="11.55216" calcext:value-type="float">
            <text:p>11.55216</text:p>
          </table:table-cell>
          <table:table-cell office:value-type="float" office:value="8.112347" calcext:value-type="float">
            <text:p>8.112347</text:p>
          </table:table-cell>
          <table:table-cell office:value-type="float" office:value="5.80018" calcext:value-type="float">
            <text:p>5.80018</text:p>
          </table:table-cell>
          <table:table-cell office:value-type="float" office:value="2.766295" calcext:value-type="float">
            <text:p>2.766295</text:p>
          </table:table-cell>
          <table:table-cell office:value-type="float" office:value="0.847503" calcext:value-type="float">
            <text:p>0.847503</text:p>
          </table:table-cell>
          <table:table-cell office:value-type="float" office:value="4.414801" calcext:value-type="float">
            <text:p>4.414801</text:p>
          </table:table-cell>
          <table:table-cell office:value-type="float" office:value="3.245149" calcext:value-type="float">
            <text:p>3.245149</text:p>
          </table:table-cell>
          <table:table-cell office:value-type="float" office:value="1.013064" calcext:value-type="float">
            <text:p>1.013064</text:p>
          </table:table-cell>
          <table:table-cell office:value-type="float" office:value="0.3042911" calcext:value-type="float">
            <text:p>0.3042911</text:p>
          </table:table-cell>
          <table:table-cell office:value-type="float" office:value="0.3596538" calcext:value-type="float">
            <text:p>0.3596538</text:p>
          </table:table-cell>
          <table:table-cell office:value-type="float" office:value="0.3153044" calcext:value-type="float">
            <text:p>0.3153044</text:p>
          </table:table-cell>
          <table:table-cell office:value-type="float" office:value="0.3550441" calcext:value-type="float">
            <text:p>0.3550441</text:p>
          </table:table-cell>
          <table:table-cell office:value-type="float" office:value="0" calcext:value-type="float">
            <text:p>0</text:p>
          </table:table-cell>
          <table:table-cell office:value-type="float" office:value="60.66674" calcext:value-type="float">
            <text:p>60.6667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30.9235" calcext:value-type="float">
            <text:p>30.9235</text:p>
          </table:table-cell>
          <table:table-cell office:value-type="float" office:value="1087.23" calcext:value-type="float">
            <text:p>1087.2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57776" calcext:value-type="float">
            <text:p>0.1257776</text:p>
          </table:table-cell>
          <table:table-cell office:value-type="float" office:value="9.157188" calcext:value-type="float">
            <text:p>9.15718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133" calcext:value-type="float">
            <text:p>0.00540113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2808" calcext:value-type="float">
            <text:p>2.082808</text:p>
          </table:table-cell>
          <table:table-cell office:value-type="float" office:value="-0.1489968" calcext:value-type="float">
            <text:p>-0.1489968</text:p>
          </table:table-cell>
          <table:table-cell office:value-type="float" office:value="-0.02031463" calcext:value-type="float">
            <text:p>-0.02031463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542" calcext:value-type="float">
            <text:p>11.70542</text:p>
          </table:table-cell>
          <table:table-cell office:value-type="float" office:value="0.1080403" calcext:value-type="float">
            <text:p>0.1080403</text:p>
          </table:table-cell>
          <table:table-cell office:value-type="float" office:value="0.08210091" calcext:value-type="float">
            <text:p>0.08210091</text:p>
          </table:table-cell>
          <table:table-cell office:value-type="float" office:value="0.07241971" calcext:value-type="float">
            <text:p>0.07241971</text:p>
          </table:table-cell>
          <table:table-cell office:value-type="float" office:value="0.03953324" calcext:value-type="float">
            <text:p>0.03953324</text:p>
          </table:table-cell>
          <table:table-cell office:value-type="float" office:value="0.03705801" calcext:value-type="float">
            <text:p>0.03705801</text:p>
          </table:table-cell>
          <table:table-cell office:value-type="float" office:value="0.01866707" calcext:value-type="float">
            <text:p>0.01866707</text:p>
          </table:table-cell>
          <table:table-cell office:value-type="float" office:value="0.01250065" calcext:value-type="float">
            <text:p>0.01250065</text:p>
          </table:table-cell>
          <table:table-cell office:value-type="float" office:value="0.02347955" calcext:value-type="float">
            <text:p>0.02347955</text:p>
          </table:table-cell>
          <table:table-cell office:value-type="float" office:value="0.01971069" calcext:value-type="float">
            <text:p>0.01971069</text:p>
          </table:table-cell>
          <table:table-cell office:value-type="float" office:value="0.02061187" calcext:value-type="float">
            <text:p>0.02061187</text:p>
          </table:table-cell>
          <table:table-cell office:value-type="float" office:value="0.01996367" calcext:value-type="float">
            <text:p>0.01996367</text:p>
          </table:table-cell>
          <table:table-cell office:value-type="float" office:value="0.0270508" calcext:value-type="float">
            <text:p>0.0270508</text:p>
          </table:table-cell>
          <table:table-cell office:value-type="float" office:value="0.005256894" calcext:value-type="float">
            <text:p>0.005256894</text:p>
          </table:table-cell>
          <table:table-cell office:value-type="float" office:value="0.005410284" calcext:value-type="float">
            <text:p>0.005410284</text:p>
          </table:table-cell>
          <table:table-cell office:value-type="float" office:value="0" calcext:value-type="float">
            <text:p>0</text:p>
          </table:table-cell>
          <table:table-cell office:value-type="float" office:value="31.53209" calcext:value-type="float">
            <text:p>31.53209</text:p>
          </table:table-cell>
          <table:table-cell office:value-type="float" office:value="21.03983" calcext:value-type="float">
            <text:p>21.03983</text:p>
          </table:table-cell>
          <table:table-cell office:value-type="float" office:value="11.84883" calcext:value-type="float">
            <text:p>11.84883</text:p>
          </table:table-cell>
          <table:table-cell office:value-type="float" office:value="8.022121" calcext:value-type="float">
            <text:p>8.022121</text:p>
          </table:table-cell>
          <table:table-cell office:value-type="float" office:value="5.712762" calcext:value-type="float">
            <text:p>5.712762</text:p>
          </table:table-cell>
          <table:table-cell office:value-type="float" office:value="2.725815" calcext:value-type="float">
            <text:p>2.725815</text:p>
          </table:table-cell>
          <table:table-cell office:value-type="float" office:value="0.8537938" calcext:value-type="float">
            <text:p>0.8537938</text:p>
          </table:table-cell>
          <table:table-cell office:value-type="float" office:value="4.414122" calcext:value-type="float">
            <text:p>4.414122</text:p>
          </table:table-cell>
          <table:table-cell office:value-type="float" office:value="3.248038" calcext:value-type="float">
            <text:p>3.248038</text:p>
          </table:table-cell>
          <table:table-cell office:value-type="float" office:value="1.0149" calcext:value-type="float">
            <text:p>1.0149</text:p>
          </table:table-cell>
          <table:table-cell office:value-type="float" office:value="0.3058163" calcext:value-type="float">
            <text:p>0.3058163</text:p>
          </table:table-cell>
          <table:table-cell office:value-type="float" office:value="0.3607527" calcext:value-type="float">
            <text:p>0.3607527</text:p>
          </table:table-cell>
          <table:table-cell office:value-type="float" office:value="0.3144575" calcext:value-type="float">
            <text:p>0.3144575</text:p>
          </table:table-cell>
          <table:table-cell office:value-type="float" office:value="0.3553699" calcext:value-type="float">
            <text:p>0.3553699</text:p>
          </table:table-cell>
          <table:table-cell office:value-type="float" office:value="0" calcext:value-type="float">
            <text:p>0</text:p>
          </table:table-cell>
          <table:table-cell office:value-type="float" office:value="60.82428" calcext:value-type="float">
            <text:p>60.8242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30.92059" calcext:value-type="float">
            <text:p>30.92059</text:p>
          </table:table-cell>
          <table:table-cell office:value-type="float" office:value="1087.226" calcext:value-type="float">
            <text:p>1087.226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62392" calcext:value-type="float">
            <text:p>0.1262392</text:p>
          </table:table-cell>
          <table:table-cell office:value-type="float" office:value="9.162628" calcext:value-type="float">
            <text:p>9.16262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165" calcext:value-type="float">
            <text:p>0.005401165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2808" calcext:value-type="float">
            <text:p>2.082808</text:p>
          </table:table-cell>
          <table:table-cell office:value-type="float" office:value="-0.148997" calcext:value-type="float">
            <text:p>-0.148997</text:p>
          </table:table-cell>
          <table:table-cell office:value-type="float" office:value="-0.0202889" calcext:value-type="float">
            <text:p>-0.0202889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359" calcext:value-type="float">
            <text:p>11.70359</text:p>
          </table:table-cell>
          <table:table-cell office:value-type="float" office:value="0.1132663" calcext:value-type="float">
            <text:p>0.1132663</text:p>
          </table:table-cell>
          <table:table-cell office:value-type="float" office:value="0.08447602" calcext:value-type="float">
            <text:p>0.08447602</text:p>
          </table:table-cell>
          <table:table-cell office:value-type="float" office:value="0.07362687" calcext:value-type="float">
            <text:p>0.07362687</text:p>
          </table:table-cell>
          <table:table-cell office:value-type="float" office:value="0.03966516" calcext:value-type="float">
            <text:p>0.03966516</text:p>
          </table:table-cell>
          <table:table-cell office:value-type="float" office:value="0.03749301" calcext:value-type="float">
            <text:p>0.03749301</text:p>
          </table:table-cell>
          <table:table-cell office:value-type="float" office:value="0.01874088" calcext:value-type="float">
            <text:p>0.01874088</text:p>
          </table:table-cell>
          <table:table-cell office:value-type="float" office:value="0.01265366" calcext:value-type="float">
            <text:p>0.01265366</text:p>
          </table:table-cell>
          <table:table-cell office:value-type="float" office:value="0.02362614" calcext:value-type="float">
            <text:p>0.02362614</text:p>
          </table:table-cell>
          <table:table-cell office:value-type="float" office:value="0.01976938" calcext:value-type="float">
            <text:p>0.01976938</text:p>
          </table:table-cell>
          <table:table-cell office:value-type="float" office:value="0.020647" calcext:value-type="float">
            <text:p>0.020647</text:p>
          </table:table-cell>
          <table:table-cell office:value-type="float" office:value="0.0199851" calcext:value-type="float">
            <text:p>0.0199851</text:p>
          </table:table-cell>
          <table:table-cell office:value-type="float" office:value="0.02703061" calcext:value-type="float">
            <text:p>0.02703061</text:p>
          </table:table-cell>
          <table:table-cell office:value-type="float" office:value="0.005254427" calcext:value-type="float">
            <text:p>0.005254427</text:p>
          </table:table-cell>
          <table:table-cell office:value-type="float" office:value="0.005407702" calcext:value-type="float">
            <text:p>0.005407702</text:p>
          </table:table-cell>
          <table:table-cell office:value-type="float" office:value="0" calcext:value-type="float">
            <text:p>0</text:p>
          </table:table-cell>
          <table:table-cell office:value-type="float" office:value="37.84314" calcext:value-type="float">
            <text:p>37.84314</text:p>
          </table:table-cell>
          <table:table-cell office:value-type="float" office:value="20.79485" calcext:value-type="float">
            <text:p>20.79485</text:p>
          </table:table-cell>
          <table:table-cell office:value-type="float" office:value="12.35217" calcext:value-type="float">
            <text:p>12.35217</text:p>
          </table:table-cell>
          <table:table-cell office:value-type="float" office:value="7.777219" calcext:value-type="float">
            <text:p>7.777219</text:p>
          </table:table-cell>
          <table:table-cell office:value-type="float" office:value="5.575053" calcext:value-type="float">
            <text:p>5.575053</text:p>
          </table:table-cell>
          <table:table-cell office:value-type="float" office:value="2.691118" calcext:value-type="float">
            <text:p>2.691118</text:p>
          </table:table-cell>
          <table:table-cell office:value-type="float" office:value="0.8645233" calcext:value-type="float">
            <text:p>0.8645233</text:p>
          </table:table-cell>
          <table:table-cell office:value-type="float" office:value="4.413407" calcext:value-type="float">
            <text:p>4.413407</text:p>
          </table:table-cell>
          <table:table-cell office:value-type="float" office:value="3.250916" calcext:value-type="float">
            <text:p>3.250916</text:p>
          </table:table-cell>
          <table:table-cell office:value-type="float" office:value="1.016698" calcext:value-type="float">
            <text:p>1.016698</text:p>
          </table:table-cell>
          <table:table-cell office:value-type="float" office:value="0.3072993" calcext:value-type="float">
            <text:p>0.3072993</text:p>
          </table:table-cell>
          <table:table-cell office:value-type="float" office:value="0.3618256" calcext:value-type="float">
            <text:p>0.3618256</text:p>
          </table:table-cell>
          <table:table-cell office:value-type="float" office:value="0.3140706" calcext:value-type="float">
            <text:p>0.3140706</text:p>
          </table:table-cell>
          <table:table-cell office:value-type="float" office:value="0.3553731" calcext:value-type="float">
            <text:p>0.3553731</text:p>
          </table:table-cell>
          <table:table-cell office:value-type="float" office:value="0" calcext:value-type="float">
            <text:p>0</text:p>
          </table:table-cell>
          <table:table-cell office:value-type="float" office:value="60.9553" calcext:value-type="float">
            <text:p>60.9553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30.91765" calcext:value-type="float">
            <text:p>30.91765</text:p>
          </table:table-cell>
          <table:table-cell office:value-type="float" office:value="1087.223" calcext:value-type="float">
            <text:p>1087.22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66314" calcext:value-type="float">
            <text:p>0.1266314</text:p>
          </table:table-cell>
          <table:table-cell office:value-type="float" office:value="9.168037" calcext:value-type="float">
            <text:p>9.16803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197" calcext:value-type="float">
            <text:p>0.005401197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2808" calcext:value-type="float">
            <text:p>2.082808</text:p>
          </table:table-cell>
          <table:table-cell office:value-type="float" office:value="-0.1489968" calcext:value-type="float">
            <text:p>-0.1489968</text:p>
          </table:table-cell>
          <table:table-cell office:value-type="float" office:value="-0.02026266" calcext:value-type="float">
            <text:p>-0.02026266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2" calcext:value-type="float">
            <text:p>11.702</text:p>
          </table:table-cell>
          <table:table-cell office:value-type="float" office:value="0.1218561" calcext:value-type="float">
            <text:p>0.1218561</text:p>
          </table:table-cell>
          <table:table-cell office:value-type="float" office:value="0.08495427" calcext:value-type="float">
            <text:p>0.08495427</text:p>
          </table:table-cell>
          <table:table-cell office:value-type="float" office:value="0.0740549" calcext:value-type="float">
            <text:p>0.0740549</text:p>
          </table:table-cell>
          <table:table-cell office:value-type="float" office:value="0.03982386" calcext:value-type="float">
            <text:p>0.03982386</text:p>
          </table:table-cell>
          <table:table-cell office:value-type="float" office:value="0.0379067" calcext:value-type="float">
            <text:p>0.0379067</text:p>
          </table:table-cell>
          <table:table-cell office:value-type="float" office:value="0.01878664" calcext:value-type="float">
            <text:p>0.01878664</text:p>
          </table:table-cell>
          <table:table-cell office:value-type="float" office:value="0.01278516" calcext:value-type="float">
            <text:p>0.01278516</text:p>
          </table:table-cell>
          <table:table-cell office:value-type="float" office:value="0.02377142" calcext:value-type="float">
            <text:p>0.02377142</text:p>
          </table:table-cell>
          <table:table-cell office:value-type="float" office:value="0.01982887" calcext:value-type="float">
            <text:p>0.01982887</text:p>
          </table:table-cell>
          <table:table-cell office:value-type="float" office:value="0.02068254" calcext:value-type="float">
            <text:p>0.02068254</text:p>
          </table:table-cell>
          <table:table-cell office:value-type="float" office:value="0.02000648" calcext:value-type="float">
            <text:p>0.02000648</text:p>
          </table:table-cell>
          <table:table-cell office:value-type="float" office:value="0.02701145" calcext:value-type="float">
            <text:p>0.02701145</text:p>
          </table:table-cell>
          <table:table-cell office:value-type="float" office:value="0.005252189" calcext:value-type="float">
            <text:p>0.005252189</text:p>
          </table:table-cell>
          <table:table-cell office:value-type="float" office:value="0.005405824" calcext:value-type="float">
            <text:p>0.005405824</text:p>
          </table:table-cell>
          <table:table-cell office:value-type="float" office:value="0" calcext:value-type="float">
            <text:p>0</text:p>
          </table:table-cell>
          <table:table-cell office:value-type="float" office:value="55.51716" calcext:value-type="float">
            <text:p>55.51716</text:p>
          </table:table-cell>
          <table:table-cell office:value-type="float" office:value="20.67278" calcext:value-type="float">
            <text:p>20.67278</text:p>
          </table:table-cell>
          <table:table-cell office:value-type="float" office:value="12.71184" calcext:value-type="float">
            <text:p>12.71184</text:p>
          </table:table-cell>
          <table:table-cell office:value-type="float" office:value="7.632436" calcext:value-type="float">
            <text:p>7.632436</text:p>
          </table:table-cell>
          <table:table-cell office:value-type="float" office:value="5.465893" calcext:value-type="float">
            <text:p>5.465893</text:p>
          </table:table-cell>
          <table:table-cell office:value-type="float" office:value="2.656082" calcext:value-type="float">
            <text:p>2.656082</text:p>
          </table:table-cell>
          <table:table-cell office:value-type="float" office:value="0.8739604" calcext:value-type="float">
            <text:p>0.8739604</text:p>
          </table:table-cell>
          <table:table-cell office:value-type="float" office:value="4.41264" calcext:value-type="float">
            <text:p>4.41264</text:p>
          </table:table-cell>
          <table:table-cell office:value-type="float" office:value="3.25381" calcext:value-type="float">
            <text:p>3.25381</text:p>
          </table:table-cell>
          <table:table-cell office:value-type="float" office:value="1.018452" calcext:value-type="float">
            <text:p>1.018452</text:p>
          </table:table-cell>
          <table:table-cell office:value-type="float" office:value="0.308743" calcext:value-type="float">
            <text:p>0.308743</text:p>
          </table:table-cell>
          <table:table-cell office:value-type="float" office:value="0.3628852" calcext:value-type="float">
            <text:p>0.3628852</text:p>
          </table:table-cell>
          <table:table-cell office:value-type="float" office:value="0.3137528" calcext:value-type="float">
            <text:p>0.3137528</text:p>
          </table:table-cell>
          <table:table-cell office:value-type="float" office:value="0.3553747" calcext:value-type="float">
            <text:p>0.3553747</text:p>
          </table:table-cell>
          <table:table-cell office:value-type="float" office:value="0" calcext:value-type="float">
            <text:p>0</text:p>
          </table:table-cell>
          <table:table-cell office:value-type="float" office:value="61.10741" calcext:value-type="float">
            <text:p>61.10741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30.91455" calcext:value-type="float">
            <text:p>30.91455</text:p>
          </table:table-cell>
          <table:table-cell office:value-type="float" office:value="1087.22" calcext:value-type="float">
            <text:p>1087.2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68951" calcext:value-type="float">
            <text:p>0.1268951</text:p>
          </table:table-cell>
          <table:table-cell office:value-type="float" office:value="9.173652" calcext:value-type="float">
            <text:p>9.17365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207" calcext:value-type="float">
            <text:p>0.005401207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2808" calcext:value-type="float">
            <text:p>2.082808</text:p>
          </table:table-cell>
          <table:table-cell office:value-type="float" office:value="-0.1489969" calcext:value-type="float">
            <text:p>-0.1489969</text:p>
          </table:table-cell>
          <table:table-cell office:value-type="float" office:value="-0.0202375" calcext:value-type="float">
            <text:p>-0.0202375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003" calcext:value-type="float">
            <text:p>11.70003</text:p>
          </table:table-cell>
          <table:table-cell office:value-type="float" office:value="0.1279554" calcext:value-type="float">
            <text:p>0.1279554</text:p>
          </table:table-cell>
          <table:table-cell office:value-type="float" office:value="0.08477753" calcext:value-type="float">
            <text:p>0.08477753</text:p>
          </table:table-cell>
          <table:table-cell office:value-type="float" office:value="0.07418371" calcext:value-type="float">
            <text:p>0.07418371</text:p>
          </table:table-cell>
          <table:table-cell office:value-type="float" office:value="0.03997396" calcext:value-type="float">
            <text:p>0.03997396</text:p>
          </table:table-cell>
          <table:table-cell office:value-type="float" office:value="0.03831944" calcext:value-type="float">
            <text:p>0.03831944</text:p>
          </table:table-cell>
          <table:table-cell office:value-type="float" office:value="0.01882177" calcext:value-type="float">
            <text:p>0.01882177</text:p>
          </table:table-cell>
          <table:table-cell office:value-type="float" office:value="0.01289078" calcext:value-type="float">
            <text:p>0.01289078</text:p>
          </table:table-cell>
          <table:table-cell office:value-type="float" office:value="0.02391893" calcext:value-type="float">
            <text:p>0.02391893</text:p>
          </table:table-cell>
          <table:table-cell office:value-type="float" office:value="0.01988929" calcext:value-type="float">
            <text:p>0.01988929</text:p>
          </table:table-cell>
          <table:table-cell office:value-type="float" office:value="0.02071788" calcext:value-type="float">
            <text:p>0.02071788</text:p>
          </table:table-cell>
          <table:table-cell office:value-type="float" office:value="0.02002788" calcext:value-type="float">
            <text:p>0.02002788</text:p>
          </table:table-cell>
          <table:table-cell office:value-type="float" office:value="0.02699332" calcext:value-type="float">
            <text:p>0.02699332</text:p>
          </table:table-cell>
          <table:table-cell office:value-type="float" office:value="0.005250029" calcext:value-type="float">
            <text:p>0.005250029</text:p>
          </table:table-cell>
          <table:table-cell office:value-type="float" office:value="0.005404064" calcext:value-type="float">
            <text:p>0.005404064</text:p>
          </table:table-cell>
          <table:table-cell office:value-type="float" office:value="0" calcext:value-type="float">
            <text:p>0</text:p>
          </table:table-cell>
          <table:table-cell office:value-type="float" office:value="65.88058" calcext:value-type="float">
            <text:p>65.88058</text:p>
          </table:table-cell>
          <table:table-cell office:value-type="float" office:value="20.77728" calcext:value-type="float">
            <text:p>20.77728</text:p>
          </table:table-cell>
          <table:table-cell office:value-type="float" office:value="12.96524" calcext:value-type="float">
            <text:p>12.96524</text:p>
          </table:table-cell>
          <table:table-cell office:value-type="float" office:value="7.539267" calcext:value-type="float">
            <text:p>7.539267</text:p>
          </table:table-cell>
          <table:table-cell office:value-type="float" office:value="5.393214" calcext:value-type="float">
            <text:p>5.393214</text:p>
          </table:table-cell>
          <table:table-cell office:value-type="float" office:value="2.625767" calcext:value-type="float">
            <text:p>2.625767</text:p>
          </table:table-cell>
          <table:table-cell office:value-type="float" office:value="0.8862912" calcext:value-type="float">
            <text:p>0.8862912</text:p>
          </table:table-cell>
          <table:table-cell office:value-type="float" office:value="4.411696" calcext:value-type="float">
            <text:p>4.411696</text:p>
          </table:table-cell>
          <table:table-cell office:value-type="float" office:value="3.257099" calcext:value-type="float">
            <text:p>3.257099</text:p>
          </table:table-cell>
          <table:table-cell office:value-type="float" office:value="1.020104" calcext:value-type="float">
            <text:p>1.020104</text:p>
          </table:table-cell>
          <table:table-cell office:value-type="float" office:value="0.3101488" calcext:value-type="float">
            <text:p>0.3101488</text:p>
          </table:table-cell>
          <table:table-cell office:value-type="float" office:value="0.3639306" calcext:value-type="float">
            <text:p>0.3639306</text:p>
          </table:table-cell>
          <table:table-cell office:value-type="float" office:value="0.3134523" calcext:value-type="float">
            <text:p>0.3134523</text:p>
          </table:table-cell>
          <table:table-cell office:value-type="float" office:value="0.355377" calcext:value-type="float">
            <text:p>0.355377</text:p>
          </table:table-cell>
          <table:table-cell office:value-type="float" office:value="0" calcext:value-type="float">
            <text:p>0</text:p>
          </table:table-cell>
          <table:table-cell office:value-type="float" office:value="61.18906" calcext:value-type="float">
            <text:p>61.18906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30.91202" calcext:value-type="float">
            <text:p>30.91202</text:p>
          </table:table-cell>
          <table:table-cell office:value-type="float" office:value="1087.217" calcext:value-type="float">
            <text:p>1087.21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2779" calcext:value-type="float">
            <text:p>0.1272779</text:p>
          </table:table-cell>
          <table:table-cell office:value-type="float" office:value="9.178366" calcext:value-type="float">
            <text:p>9.17836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241" calcext:value-type="float">
            <text:p>0.005401241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2808" calcext:value-type="float">
            <text:p>2.082808</text:p>
          </table:table-cell>
          <table:table-cell office:value-type="float" office:value="-0.1489973" calcext:value-type="float">
            <text:p>-0.1489973</text:p>
          </table:table-cell>
          <table:table-cell office:value-type="float" office:value="-0.0202128" calcext:value-type="float">
            <text:p>-0.0202128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02" calcext:value-type="float">
            <text:p>11.7002</text:p>
          </table:table-cell>
          <table:table-cell office:value-type="float" office:value="0.1361867" calcext:value-type="float">
            <text:p>0.1361867</text:p>
          </table:table-cell>
          <table:table-cell office:value-type="float" office:value="0.08395217" calcext:value-type="float">
            <text:p>0.08395217</text:p>
          </table:table-cell>
          <table:table-cell office:value-type="float" office:value="0.07405789" calcext:value-type="float">
            <text:p>0.07405789</text:p>
          </table:table-cell>
          <table:table-cell office:value-type="float" office:value="0.04012398" calcext:value-type="float">
            <text:p>0.04012398</text:p>
          </table:table-cell>
          <table:table-cell office:value-type="float" office:value="0.03870964" calcext:value-type="float">
            <text:p>0.03870964</text:p>
          </table:table-cell>
          <table:table-cell office:value-type="float" office:value="0.01884533" calcext:value-type="float">
            <text:p>0.01884533</text:p>
          </table:table-cell>
          <table:table-cell office:value-type="float" office:value="0.01299332" calcext:value-type="float">
            <text:p>0.01299332</text:p>
          </table:table-cell>
          <table:table-cell office:value-type="float" office:value="0.02406402" calcext:value-type="float">
            <text:p>0.02406402</text:p>
          </table:table-cell>
          <table:table-cell office:value-type="float" office:value="0.01994936" calcext:value-type="float">
            <text:p>0.01994936</text:p>
          </table:table-cell>
          <table:table-cell office:value-type="float" office:value="0.02075342" calcext:value-type="float">
            <text:p>0.02075342</text:p>
          </table:table-cell>
          <table:table-cell office:value-type="float" office:value="0.02004921" calcext:value-type="float">
            <text:p>0.02004921</text:p>
          </table:table-cell>
          <table:table-cell office:value-type="float" office:value="0.02697616" calcext:value-type="float">
            <text:p>0.02697616</text:p>
          </table:table-cell>
          <table:table-cell office:value-type="float" office:value="0.005248059" calcext:value-type="float">
            <text:p>0.005248059</text:p>
          </table:table-cell>
          <table:table-cell office:value-type="float" office:value="0.005402714" calcext:value-type="float">
            <text:p>0.005402714</text:p>
          </table:table-cell>
          <table:table-cell office:value-type="float" office:value="0" calcext:value-type="float">
            <text:p>0</text:p>
          </table:table-cell>
          <table:table-cell office:value-type="float" office:value="83.75397" calcext:value-type="float">
            <text:p>83.75397</text:p>
          </table:table-cell>
          <table:table-cell office:value-type="float" office:value="21.0134" calcext:value-type="float">
            <text:p>21.0134</text:p>
          </table:table-cell>
          <table:table-cell office:value-type="float" office:value="13.12553" calcext:value-type="float">
            <text:p>13.12553</text:p>
          </table:table-cell>
          <table:table-cell office:value-type="float" office:value="7.481147" calcext:value-type="float">
            <text:p>7.481147</text:p>
          </table:table-cell>
          <table:table-cell office:value-type="float" office:value="5.338779" calcext:value-type="float">
            <text:p>5.338779</text:p>
          </table:table-cell>
          <table:table-cell office:value-type="float" office:value="2.597782" calcext:value-type="float">
            <text:p>2.597782</text:p>
          </table:table-cell>
          <table:table-cell office:value-type="float" office:value="0.9036863" calcext:value-type="float">
            <text:p>0.9036863</text:p>
          </table:table-cell>
          <table:table-cell office:value-type="float" office:value="4.4108" calcext:value-type="float">
            <text:p>4.4108</text:p>
          </table:table-cell>
          <table:table-cell office:value-type="float" office:value="3.2604" calcext:value-type="float">
            <text:p>3.2604</text:p>
          </table:table-cell>
          <table:table-cell office:value-type="float" office:value="1.021722" calcext:value-type="float">
            <text:p>1.021722</text:p>
          </table:table-cell>
          <table:table-cell office:value-type="float" office:value="0.3115192" calcext:value-type="float">
            <text:p>0.3115192</text:p>
          </table:table-cell>
          <table:table-cell office:value-type="float" office:value="0.3649605" calcext:value-type="float">
            <text:p>0.3649605</text:p>
          </table:table-cell>
          <table:table-cell office:value-type="float" office:value="0.3132105" calcext:value-type="float">
            <text:p>0.3132105</text:p>
          </table:table-cell>
          <table:table-cell office:value-type="float" office:value="0.3553646" calcext:value-type="float">
            <text:p>0.3553646</text:p>
          </table:table-cell>
          <table:table-cell office:value-type="float" office:value="0" calcext:value-type="float">
            <text:p>0</text:p>
          </table:table-cell>
          <table:table-cell office:value-type="float" office:value="61.43929" calcext:value-type="float">
            <text:p>61.43929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30.90907" calcext:value-type="float">
            <text:p>30.90907</text:p>
          </table:table-cell>
          <table:table-cell office:value-type="float" office:value="1087.214" calcext:value-type="float">
            <text:p>1087.214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4287" calcext:value-type="float">
            <text:p>0.1274287</text:p>
          </table:table-cell>
          <table:table-cell office:value-type="float" office:value="9.184017" calcext:value-type="float">
            <text:p>9.18401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284" calcext:value-type="float">
            <text:p>0.005401284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2562" calcext:value-type="float">
            <text:p>2.082562</text:p>
          </table:table-cell>
          <table:table-cell office:value-type="float" office:value="-0.1489992" calcext:value-type="float">
            <text:p>-0.1489992</text:p>
          </table:table-cell>
          <table:table-cell office:value-type="float" office:value="-0.02019025" calcext:value-type="float">
            <text:p>-0.02019025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69863" calcext:value-type="float">
            <text:p>11.69863</text:p>
          </table:table-cell>
          <table:table-cell office:value-type="float" office:value="0.1382022" calcext:value-type="float">
            <text:p>0.1382022</text:p>
          </table:table-cell>
          <table:table-cell office:value-type="float" office:value="0.08396926" calcext:value-type="float">
            <text:p>0.08396926</text:p>
          </table:table-cell>
          <table:table-cell office:value-type="float" office:value="0.07390852" calcext:value-type="float">
            <text:p>0.07390852</text:p>
          </table:table-cell>
          <table:table-cell office:value-type="float" office:value="0.04023639" calcext:value-type="float">
            <text:p>0.04023639</text:p>
          </table:table-cell>
          <table:table-cell office:value-type="float" office:value="0.03908673" calcext:value-type="float">
            <text:p>0.03908673</text:p>
          </table:table-cell>
          <table:table-cell office:value-type="float" office:value="0.01887945" calcext:value-type="float">
            <text:p>0.01887945</text:p>
          </table:table-cell>
          <table:table-cell office:value-type="float" office:value="0.01308313" calcext:value-type="float">
            <text:p>0.01308313</text:p>
          </table:table-cell>
          <table:table-cell office:value-type="float" office:value="0.02420617" calcext:value-type="float">
            <text:p>0.02420617</text:p>
          </table:table-cell>
          <table:table-cell office:value-type="float" office:value="0.02000847" calcext:value-type="float">
            <text:p>0.02000847</text:p>
          </table:table-cell>
          <table:table-cell office:value-type="float" office:value="0.02078861" calcext:value-type="float">
            <text:p>0.02078861</text:p>
          </table:table-cell>
          <table:table-cell office:value-type="float" office:value="0.02007035" calcext:value-type="float">
            <text:p>0.02007035</text:p>
          </table:table-cell>
          <table:table-cell office:value-type="float" office:value="0.02695996" calcext:value-type="float">
            <text:p>0.02695996</text:p>
          </table:table-cell>
          <table:table-cell office:value-type="float" office:value="0.005274356" calcext:value-type="float">
            <text:p>0.005274356</text:p>
          </table:table-cell>
          <table:table-cell office:value-type="float" office:value="0.00537224" calcext:value-type="float">
            <text:p>0.00537224</text:p>
          </table:table-cell>
          <table:table-cell office:value-type="float" office:value="0" calcext:value-type="float">
            <text:p>0</text:p>
          </table:table-cell>
          <table:table-cell office:value-type="float" office:value="85.38148" calcext:value-type="float">
            <text:p>85.38148</text:p>
          </table:table-cell>
          <table:table-cell office:value-type="float" office:value="21.48072" calcext:value-type="float">
            <text:p>21.48072</text:p>
          </table:table-cell>
          <table:table-cell office:value-type="float" office:value="13.29239" calcext:value-type="float">
            <text:p>13.29239</text:p>
          </table:table-cell>
          <table:table-cell office:value-type="float" office:value="7.40709" calcext:value-type="float">
            <text:p>7.40709</text:p>
          </table:table-cell>
          <table:table-cell office:value-type="float" office:value="5.29307" calcext:value-type="float">
            <text:p>5.29307</text:p>
          </table:table-cell>
          <table:table-cell office:value-type="float" office:value="2.578259" calcext:value-type="float">
            <text:p>2.578259</text:p>
          </table:table-cell>
          <table:table-cell office:value-type="float" office:value="0.9182578" calcext:value-type="float">
            <text:p>0.9182578</text:p>
          </table:table-cell>
          <table:table-cell office:value-type="float" office:value="4.40991" calcext:value-type="float">
            <text:p>4.40991</text:p>
          </table:table-cell>
          <table:table-cell office:value-type="float" office:value="3.263698" calcext:value-type="float">
            <text:p>3.263698</text:p>
          </table:table-cell>
          <table:table-cell office:value-type="float" office:value="1.023306" calcext:value-type="float">
            <text:p>1.023306</text:p>
          </table:table-cell>
          <table:table-cell office:value-type="float" office:value="0.3128588" calcext:value-type="float">
            <text:p>0.3128588</text:p>
          </table:table-cell>
          <table:table-cell office:value-type="float" office:value="0.3661107" calcext:value-type="float">
            <text:p>0.3661107</text:p>
          </table:table-cell>
          <table:table-cell office:value-type="float" office:value="0.3222154" calcext:value-type="float">
            <text:p>0.3222154</text:p>
          </table:table-cell>
          <table:table-cell office:value-type="float" office:value="0.3463755" calcext:value-type="float">
            <text:p>0.3463755</text:p>
          </table:table-cell>
          <table:table-cell office:value-type="float" office:value="0" calcext:value-type="float">
            <text:p>0</text:p>
          </table:table-cell>
          <table:table-cell office:value-type="float" office:value="61.4515" calcext:value-type="float">
            <text:p>61.451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30.90779" calcext:value-type="float">
            <text:p>30.90779</text:p>
          </table:table-cell>
          <table:table-cell office:value-type="float" office:value="1087.211" calcext:value-type="float">
            <text:p>1087.211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5249" calcext:value-type="float">
            <text:p>0.1275249</text:p>
          </table:table-cell>
          <table:table-cell office:value-type="float" office:value="9.18821" calcext:value-type="float">
            <text:p>9.18821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303" calcext:value-type="float">
            <text:p>0.00540130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1698" calcext:value-type="float">
            <text:p>2.081698</text:p>
          </table:table-cell>
          <table:table-cell office:value-type="float" office:value="-0.1489997" calcext:value-type="float">
            <text:p>-0.1489997</text:p>
          </table:table-cell>
          <table:table-cell office:value-type="float" office:value="-0.02017138" calcext:value-type="float">
            <text:p>-0.02017138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324" calcext:value-type="float">
            <text:p>11.70324</text:p>
          </table:table-cell>
          <table:table-cell office:value-type="float" office:value="0.1502921" calcext:value-type="float">
            <text:p>0.1502921</text:p>
          </table:table-cell>
          <table:table-cell office:value-type="float" office:value="0.08241158" calcext:value-type="float">
            <text:p>0.08241158</text:p>
          </table:table-cell>
          <table:table-cell office:value-type="float" office:value="0.0733682" calcext:value-type="float">
            <text:p>0.0733682</text:p>
          </table:table-cell>
          <table:table-cell office:value-type="float" office:value="0.04041651" calcext:value-type="float">
            <text:p>0.04041651</text:p>
          </table:table-cell>
          <table:table-cell office:value-type="float" office:value="0.03945484" calcext:value-type="float">
            <text:p>0.03945484</text:p>
          </table:table-cell>
          <table:table-cell office:value-type="float" office:value="0.01889433" calcext:value-type="float">
            <text:p>0.01889433</text:p>
          </table:table-cell>
          <table:table-cell office:value-type="float" office:value="0.01315304" calcext:value-type="float">
            <text:p>0.01315304</text:p>
          </table:table-cell>
          <table:table-cell office:value-type="float" office:value="0.02434826" calcext:value-type="float">
            <text:p>0.02434826</text:p>
          </table:table-cell>
          <table:table-cell office:value-type="float" office:value="0.0200655" calcext:value-type="float">
            <text:p>0.0200655</text:p>
          </table:table-cell>
          <table:table-cell office:value-type="float" office:value="0.02082234" calcext:value-type="float">
            <text:p>0.02082234</text:p>
          </table:table-cell>
          <table:table-cell office:value-type="float" office:value="0.02009153" calcext:value-type="float">
            <text:p>0.02009153</text:p>
          </table:table-cell>
          <table:table-cell office:value-type="float" office:value="0.02694595" calcext:value-type="float">
            <text:p>0.02694595</text:p>
          </table:table-cell>
          <table:table-cell office:value-type="float" office:value="0.005266214" calcext:value-type="float">
            <text:p>0.005266214</text:p>
          </table:table-cell>
          <table:table-cell office:value-type="float" office:value="0.005378907" calcext:value-type="float">
            <text:p>0.005378907</text:p>
          </table:table-cell>
          <table:table-cell office:value-type="float" office:value="0" calcext:value-type="float">
            <text:p>0</text:p>
          </table:table-cell>
          <table:table-cell office:value-type="float" office:value="111.8175" calcext:value-type="float">
            <text:p>111.8175</text:p>
          </table:table-cell>
          <table:table-cell office:value-type="float" office:value="22.48337" calcext:value-type="float">
            <text:p>22.48337</text:p>
          </table:table-cell>
          <table:table-cell office:value-type="float" office:value="13.22785" calcext:value-type="float">
            <text:p>13.22785</text:p>
          </table:table-cell>
          <table:table-cell office:value-type="float" office:value="7.428711" calcext:value-type="float">
            <text:p>7.428711</text:p>
          </table:table-cell>
          <table:table-cell office:value-type="float" office:value="5.278976" calcext:value-type="float">
            <text:p>5.278976</text:p>
          </table:table-cell>
          <table:table-cell office:value-type="float" office:value="2.558841" calcext:value-type="float">
            <text:p>2.558841</text:p>
          </table:table-cell>
          <table:table-cell office:value-type="float" office:value="0.9331255" calcext:value-type="float">
            <text:p>0.9331255</text:p>
          </table:table-cell>
          <table:table-cell office:value-type="float" office:value="4.409262" calcext:value-type="float">
            <text:p>4.409262</text:p>
          </table:table-cell>
          <table:table-cell office:value-type="float" office:value="3.267026" calcext:value-type="float">
            <text:p>3.267026</text:p>
          </table:table-cell>
          <table:table-cell office:value-type="float" office:value="1.024862" calcext:value-type="float">
            <text:p>1.024862</text:p>
          </table:table-cell>
          <table:table-cell office:value-type="float" office:value="0.3141975" calcext:value-type="float">
            <text:p>0.3141975</text:p>
          </table:table-cell>
          <table:table-cell office:value-type="float" office:value="0.367477" calcext:value-type="float">
            <text:p>0.367477</text:p>
          </table:table-cell>
          <table:table-cell office:value-type="float" office:value="0.3196587" calcext:value-type="float">
            <text:p>0.3196587</text:p>
          </table:table-cell>
          <table:table-cell office:value-type="float" office:value="0.349928" calcext:value-type="float">
            <text:p>0.349928</text:p>
          </table:table-cell>
          <table:table-cell office:value-type="float" office:value="0" calcext:value-type="float">
            <text:p>0</text:p>
          </table:table-cell>
          <table:table-cell office:value-type="float" office:value="61.38594" calcext:value-type="float">
            <text:p>61.3859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30.9058" calcext:value-type="float">
            <text:p>30.9058</text:p>
          </table:table-cell>
          <table:table-cell office:value-type="float" office:value="1087.208" calcext:value-type="float">
            <text:p>1087.208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5973" calcext:value-type="float">
            <text:p>0.1275973</text:p>
          </table:table-cell>
          <table:table-cell office:value-type="float" office:value="9.193166" calcext:value-type="float">
            <text:p>9.193166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303" calcext:value-type="float">
            <text:p>0.00540130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88" calcext:value-type="float">
            <text:p>2.08088</text:p>
          </table:table-cell>
          <table:table-cell office:value-type="float" office:value="-0.1490013" calcext:value-type="float">
            <text:p>-0.1490013</text:p>
          </table:table-cell>
          <table:table-cell office:value-type="float" office:value="-0.02015664" calcext:value-type="float">
            <text:p>-0.02015664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0551" calcext:value-type="float">
            <text:p>11.70551</text:p>
          </table:table-cell>
          <table:table-cell office:value-type="float" office:value="0.1413624" calcext:value-type="float">
            <text:p>0.1413624</text:p>
          </table:table-cell>
          <table:table-cell office:value-type="float" office:value="0.08081308" calcext:value-type="float">
            <text:p>0.08081308</text:p>
          </table:table-cell>
          <table:table-cell office:value-type="float" office:value="0.07264546" calcext:value-type="float">
            <text:p>0.07264546</text:p>
          </table:table-cell>
          <table:table-cell office:value-type="float" office:value="0.04056846" calcext:value-type="float">
            <text:p>0.04056846</text:p>
          </table:table-cell>
          <table:table-cell office:value-type="float" office:value="0.03982903" calcext:value-type="float">
            <text:p>0.03982903</text:p>
          </table:table-cell>
          <table:table-cell office:value-type="float" office:value="0.01890561" calcext:value-type="float">
            <text:p>0.01890561</text:p>
          </table:table-cell>
          <table:table-cell office:value-type="float" office:value="0.01322412" calcext:value-type="float">
            <text:p>0.01322412</text:p>
          </table:table-cell>
          <table:table-cell office:value-type="float" office:value="0.02448704" calcext:value-type="float">
            <text:p>0.02448704</text:p>
          </table:table-cell>
          <table:table-cell office:value-type="float" office:value="0.0201216" calcext:value-type="float">
            <text:p>0.0201216</text:p>
          </table:table-cell>
          <table:table-cell office:value-type="float" office:value="0.02085672" calcext:value-type="float">
            <text:p>0.02085672</text:p>
          </table:table-cell>
          <table:table-cell office:value-type="float" office:value="0.02011246" calcext:value-type="float">
            <text:p>0.02011246</text:p>
          </table:table-cell>
          <table:table-cell office:value-type="float" office:value="0.02693303" calcext:value-type="float">
            <text:p>0.02693303</text:p>
          </table:table-cell>
          <table:table-cell office:value-type="float" office:value="0.005258401" calcext:value-type="float">
            <text:p>0.005258401</text:p>
          </table:table-cell>
          <table:table-cell office:value-type="float" office:value="0.005383965" calcext:value-type="float">
            <text:p>0.005383965</text:p>
          </table:table-cell>
          <table:table-cell office:value-type="float" office:value="0" calcext:value-type="float">
            <text:p>0</text:p>
          </table:table-cell>
          <table:table-cell office:value-type="float" office:value="98.11852" calcext:value-type="float">
            <text:p>98.11852</text:p>
          </table:table-cell>
          <table:table-cell office:value-type="float" office:value="24.04101" calcext:value-type="float">
            <text:p>24.04101</text:p>
          </table:table-cell>
          <table:table-cell office:value-type="float" office:value="12.91185" calcext:value-type="float">
            <text:p>12.91185</text:p>
          </table:table-cell>
          <table:table-cell office:value-type="float" office:value="7.464267" calcext:value-type="float">
            <text:p>7.464267</text:p>
          </table:table-cell>
          <table:table-cell office:value-type="float" office:value="5.29537" calcext:value-type="float">
            <text:p>5.29537</text:p>
          </table:table-cell>
          <table:table-cell office:value-type="float" office:value="2.543871" calcext:value-type="float">
            <text:p>2.543871</text:p>
          </table:table-cell>
          <table:table-cell office:value-type="float" office:value="0.9555748" calcext:value-type="float">
            <text:p>0.9555748</text:p>
          </table:table-cell>
          <table:table-cell office:value-type="float" office:value="4.408775" calcext:value-type="float">
            <text:p>4.408775</text:p>
          </table:table-cell>
          <table:table-cell office:value-type="float" office:value="3.270384" calcext:value-type="float">
            <text:p>3.270384</text:p>
          </table:table-cell>
          <table:table-cell office:value-type="float" office:value="1.026404" calcext:value-type="float">
            <text:p>1.026404</text:p>
          </table:table-cell>
          <table:table-cell office:value-type="float" office:value="0.3155053" calcext:value-type="float">
            <text:p>0.3155053</text:p>
          </table:table-cell>
          <table:table-cell office:value-type="float" office:value="0.3686545" calcext:value-type="float">
            <text:p>0.3686545</text:p>
          </table:table-cell>
          <table:table-cell office:value-type="float" office:value="0.3173115" calcext:value-type="float">
            <text:p>0.3173115</text:p>
          </table:table-cell>
          <table:table-cell office:value-type="float" office:value="0.3532709" calcext:value-type="float">
            <text:p>0.3532709</text:p>
          </table:table-cell>
          <table:table-cell office:value-type="float" office:value="0" calcext:value-type="float">
            <text:p>0</text:p>
          </table:table-cell>
          <table:table-cell office:value-type="float" office:value="61.55692" calcext:value-type="float">
            <text:p>61.55692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30.90506" calcext:value-type="float">
            <text:p>30.90506</text:p>
          </table:table-cell>
          <table:table-cell office:value-type="float" office:value="1087.206" calcext:value-type="float">
            <text:p>1087.206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8336" calcext:value-type="float">
            <text:p>0.1278336</text:p>
          </table:table-cell>
          <table:table-cell office:value-type="float" office:value="9.196053" calcext:value-type="float">
            <text:p>9.19605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303" calcext:value-type="float">
            <text:p>0.00540130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496" calcext:value-type="float">
            <text:p>2.080496</text:p>
          </table:table-cell>
          <table:table-cell office:value-type="float" office:value="-0.1490034" calcext:value-type="float">
            <text:p>-0.1490034</text:p>
          </table:table-cell>
          <table:table-cell office:value-type="float" office:value="-0.02014142" calcext:value-type="float">
            <text:p>-0.02014142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117" calcext:value-type="float">
            <text:p>11.7117</text:p>
          </table:table-cell>
          <table:table-cell office:value-type="float" office:value="0.1363856" calcext:value-type="float">
            <text:p>0.1363856</text:p>
          </table:table-cell>
          <table:table-cell office:value-type="float" office:value="0.07920247" calcext:value-type="float">
            <text:p>0.07920247</text:p>
          </table:table-cell>
          <table:table-cell office:value-type="float" office:value="0.07183146" calcext:value-type="float">
            <text:p>0.07183146</text:p>
          </table:table-cell>
          <table:table-cell office:value-type="float" office:value="0.04064865" calcext:value-type="float">
            <text:p>0.04064865</text:p>
          </table:table-cell>
          <table:table-cell office:value-type="float" office:value="0.04012944" calcext:value-type="float">
            <text:p>0.04012944</text:p>
          </table:table-cell>
          <table:table-cell office:value-type="float" office:value="0.01891328" calcext:value-type="float">
            <text:p>0.01891328</text:p>
          </table:table-cell>
          <table:table-cell office:value-type="float" office:value="0.01330098" calcext:value-type="float">
            <text:p>0.01330098</text:p>
          </table:table-cell>
          <table:table-cell office:value-type="float" office:value="0.02462121" calcext:value-type="float">
            <text:p>0.02462121</text:p>
          </table:table-cell>
          <table:table-cell office:value-type="float" office:value="0.02017662" calcext:value-type="float">
            <text:p>0.02017662</text:p>
          </table:table-cell>
          <table:table-cell office:value-type="float" office:value="0.02089152" calcext:value-type="float">
            <text:p>0.02089152</text:p>
          </table:table-cell>
          <table:table-cell office:value-type="float" office:value="0.02013312" calcext:value-type="float">
            <text:p>0.02013312</text:p>
          </table:table-cell>
          <table:table-cell office:value-type="float" office:value="0.0269209" calcext:value-type="float">
            <text:p>0.0269209</text:p>
          </table:table-cell>
          <table:table-cell office:value-type="float" office:value="0.005253505" calcext:value-type="float">
            <text:p>0.005253505</text:p>
          </table:table-cell>
          <table:table-cell office:value-type="float" office:value="0.005386861" calcext:value-type="float">
            <text:p>0.005386861</text:p>
          </table:table-cell>
          <table:table-cell office:value-type="float" office:value="0" calcext:value-type="float">
            <text:p>0</text:p>
          </table:table-cell>
          <table:table-cell office:value-type="float" office:value="93.55907" calcext:value-type="float">
            <text:p>93.55907</text:p>
          </table:table-cell>
          <table:table-cell office:value-type="float" office:value="25.29605" calcext:value-type="float">
            <text:p>25.29605</text:p>
          </table:table-cell>
          <table:table-cell office:value-type="float" office:value="12.53109" calcext:value-type="float">
            <text:p>12.53109</text:p>
          </table:table-cell>
          <table:table-cell office:value-type="float" office:value="7.458988" calcext:value-type="float">
            <text:p>7.458988</text:p>
          </table:table-cell>
          <table:table-cell office:value-type="float" office:value="5.295918" calcext:value-type="float">
            <text:p>5.295918</text:p>
          </table:table-cell>
          <table:table-cell office:value-type="float" office:value="2.531454" calcext:value-type="float">
            <text:p>2.531454</text:p>
          </table:table-cell>
          <table:table-cell office:value-type="float" office:value="0.9827105" calcext:value-type="float">
            <text:p>0.9827105</text:p>
          </table:table-cell>
          <table:table-cell office:value-type="float" office:value="4.408324" calcext:value-type="float">
            <text:p>4.408324</text:p>
          </table:table-cell>
          <table:table-cell office:value-type="float" office:value="3.273746" calcext:value-type="float">
            <text:p>3.273746</text:p>
          </table:table-cell>
          <table:table-cell office:value-type="float" office:value="1.027932" calcext:value-type="float">
            <text:p>1.027932</text:p>
          </table:table-cell>
          <table:table-cell office:value-type="float" office:value="0.3167826" calcext:value-type="float">
            <text:p>0.3167826</text:p>
          </table:table-cell>
          <table:table-cell office:value-type="float" office:value="0.3696986" calcext:value-type="float">
            <text:p>0.3696986</text:p>
          </table:table-cell>
          <table:table-cell office:value-type="float" office:value="0.3159968" calcext:value-type="float">
            <text:p>0.3159968</text:p>
          </table:table-cell>
          <table:table-cell office:value-type="float" office:value="0.3549707" calcext:value-type="float">
            <text:p>0.3549707</text:p>
          </table:table-cell>
          <table:table-cell office:value-type="float" office:value="0" calcext:value-type="float">
            <text:p>0</text:p>
          </table:table-cell>
          <table:table-cell office:value-type="float" office:value="61.89415" calcext:value-type="float">
            <text:p>61.8941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30.90753" calcext:value-type="float">
            <text:p>30.90753</text:p>
          </table:table-cell>
          <table:table-cell office:value-type="float" office:value="1087.204" calcext:value-type="float">
            <text:p>1087.204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6131" calcext:value-type="float">
            <text:p>0.1276131</text:p>
          </table:table-cell>
          <table:table-cell office:value-type="float" office:value="9.195333" calcext:value-type="float">
            <text:p>9.195333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303" calcext:value-type="float">
            <text:p>0.00540130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496" calcext:value-type="float">
            <text:p>2.080496</text:p>
          </table:table-cell>
          <table:table-cell office:value-type="float" office:value="-0.1490055" calcext:value-type="float">
            <text:p>-0.1490055</text:p>
          </table:table-cell>
          <table:table-cell office:value-type="float" office:value="-0.02012896" calcext:value-type="float">
            <text:p>-0.02012896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2747" calcext:value-type="float">
            <text:p>11.72747</text:p>
          </table:table-cell>
          <table:table-cell office:value-type="float" office:value="0.1248635" calcext:value-type="float">
            <text:p>0.1248635</text:p>
          </table:table-cell>
          <table:table-cell office:value-type="float" office:value="0.07735517" calcext:value-type="float">
            <text:p>0.07735517</text:p>
          </table:table-cell>
          <table:table-cell office:value-type="float" office:value="0.07096619" calcext:value-type="float">
            <text:p>0.07096619</text:p>
          </table:table-cell>
          <table:table-cell office:value-type="float" office:value="0.04068361" calcext:value-type="float">
            <text:p>0.04068361</text:p>
          </table:table-cell>
          <table:table-cell office:value-type="float" office:value="0.04035629" calcext:value-type="float">
            <text:p>0.04035629</text:p>
          </table:table-cell>
          <table:table-cell office:value-type="float" office:value="0.01890661" calcext:value-type="float">
            <text:p>0.01890661</text:p>
          </table:table-cell>
          <table:table-cell office:value-type="float" office:value="0.01336312" calcext:value-type="float">
            <text:p>0.01336312</text:p>
          </table:table-cell>
          <table:table-cell office:value-type="float" office:value="0.0247548" calcext:value-type="float">
            <text:p>0.0247548</text:p>
          </table:table-cell>
          <table:table-cell office:value-type="float" office:value="0.02023052" calcext:value-type="float">
            <text:p>0.02023052</text:p>
          </table:table-cell>
          <table:table-cell office:value-type="float" office:value="0.02092624" calcext:value-type="float">
            <text:p>0.02092624</text:p>
          </table:table-cell>
          <table:table-cell office:value-type="float" office:value="0.02015399" calcext:value-type="float">
            <text:p>0.02015399</text:p>
          </table:table-cell>
          <table:table-cell office:value-type="float" office:value="0.02690949" calcext:value-type="float">
            <text:p>0.02690949</text:p>
          </table:table-cell>
          <table:table-cell office:value-type="float" office:value="0.005252221" calcext:value-type="float">
            <text:p>0.005252221</text:p>
          </table:table-cell>
          <table:table-cell office:value-type="float" office:value="0.005387575" calcext:value-type="float">
            <text:p>0.005387575</text:p>
          </table:table-cell>
          <table:table-cell office:value-type="float" office:value="0" calcext:value-type="float">
            <text:p>0</text:p>
          </table:table-cell>
          <table:table-cell office:value-type="float" office:value="82.30356" calcext:value-type="float">
            <text:p>82.30356</text:p>
          </table:table-cell>
          <table:table-cell office:value-type="float" office:value="25.66354" calcext:value-type="float">
            <text:p>25.66354</text:p>
          </table:table-cell>
          <table:table-cell office:value-type="float" office:value="12.07335" calcext:value-type="float">
            <text:p>12.07335</text:p>
          </table:table-cell>
          <table:table-cell office:value-type="float" office:value="7.444441" calcext:value-type="float">
            <text:p>7.444441</text:p>
          </table:table-cell>
          <table:table-cell office:value-type="float" office:value="5.288254" calcext:value-type="float">
            <text:p>5.288254</text:p>
          </table:table-cell>
          <table:table-cell office:value-type="float" office:value="2.518991" calcext:value-type="float">
            <text:p>2.518991</text:p>
          </table:table-cell>
          <table:table-cell office:value-type="float" office:value="1.011126" calcext:value-type="float">
            <text:p>1.011126</text:p>
          </table:table-cell>
          <table:table-cell office:value-type="float" office:value="4.408236" calcext:value-type="float">
            <text:p>4.408236</text:p>
          </table:table-cell>
          <table:table-cell office:value-type="float" office:value="3.27713" calcext:value-type="float">
            <text:p>3.27713</text:p>
          </table:table-cell>
          <table:table-cell office:value-type="float" office:value="1.029435" calcext:value-type="float">
            <text:p>1.029435</text:p>
          </table:table-cell>
          <table:table-cell office:value-type="float" office:value="0.3180491" calcext:value-type="float">
            <text:p>0.3180491</text:p>
          </table:table-cell>
          <table:table-cell office:value-type="float" office:value="0.370692" calcext:value-type="float">
            <text:p>0.370692</text:p>
          </table:table-cell>
          <table:table-cell office:value-type="float" office:value="0.3158286" calcext:value-type="float">
            <text:p>0.3158286</text:p>
          </table:table-cell>
          <table:table-cell office:value-type="float" office:value="0.3549733" calcext:value-type="float">
            <text:p>0.3549733</text:p>
          </table:table-cell>
          <table:table-cell office:value-type="float" office:value="0" calcext:value-type="float">
            <text:p>0</text:p>
          </table:table-cell>
          <table:table-cell office:value-type="float" office:value="61.79868" calcext:value-type="float">
            <text:p>61.7986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30.90797" calcext:value-type="float">
            <text:p>30.90797</text:p>
          </table:table-cell>
          <table:table-cell office:value-type="float" office:value="1087.202" calcext:value-type="float">
            <text:p>1087.20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515" calcext:value-type="float">
            <text:p>0.127515</text:p>
          </table:table-cell>
          <table:table-cell office:value-type="float" office:value="9.196725" calcext:value-type="float">
            <text:p>9.196725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303" calcext:value-type="float">
            <text:p>0.00540130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496" calcext:value-type="float">
            <text:p>2.080496</text:p>
          </table:table-cell>
          <table:table-cell office:value-type="float" office:value="-0.1490064" calcext:value-type="float">
            <text:p>-0.1490064</text:p>
          </table:table-cell>
          <table:table-cell office:value-type="float" office:value="-0.02011722" calcext:value-type="float">
            <text:p>-0.02011722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3714" calcext:value-type="float">
            <text:p>11.73714</text:p>
          </table:table-cell>
          <table:table-cell office:value-type="float" office:value="0.1218253" calcext:value-type="float">
            <text:p>0.1218253</text:p>
          </table:table-cell>
          <table:table-cell office:value-type="float" office:value="0.07601629" calcext:value-type="float">
            <text:p>0.07601629</text:p>
          </table:table-cell>
          <table:table-cell office:value-type="float" office:value="0.07074829" calcext:value-type="float">
            <text:p>0.07074829</text:p>
          </table:table-cell>
          <table:table-cell office:value-type="float" office:value="0.0408985" calcext:value-type="float">
            <text:p>0.0408985</text:p>
          </table:table-cell>
          <table:table-cell office:value-type="float" office:value="0.04063395" calcext:value-type="float">
            <text:p>0.04063395</text:p>
          </table:table-cell>
          <table:table-cell office:value-type="float" office:value="0.01890052" calcext:value-type="float">
            <text:p>0.01890052</text:p>
          </table:table-cell>
          <table:table-cell office:value-type="float" office:value="0.0134131" calcext:value-type="float">
            <text:p>0.0134131</text:p>
          </table:table-cell>
          <table:table-cell office:value-type="float" office:value="0.02488589" calcext:value-type="float">
            <text:p>0.02488589</text:p>
          </table:table-cell>
          <table:table-cell office:value-type="float" office:value="0.02028308" calcext:value-type="float">
            <text:p>0.02028308</text:p>
          </table:table-cell>
          <table:table-cell office:value-type="float" office:value="0.02096068" calcext:value-type="float">
            <text:p>0.02096068</text:p>
          </table:table-cell>
          <table:table-cell office:value-type="float" office:value="0.02017496" calcext:value-type="float">
            <text:p>0.02017496</text:p>
          </table:table-cell>
          <table:table-cell office:value-type="float" office:value="0.02689875" calcext:value-type="float">
            <text:p>0.02689875</text:p>
          </table:table-cell>
          <table:table-cell office:value-type="float" office:value="0.005250769" calcext:value-type="float">
            <text:p>0.005250769</text:p>
          </table:table-cell>
          <table:table-cell office:value-type="float" office:value="0.005387461" calcext:value-type="float">
            <text:p>0.005387461</text:p>
          </table:table-cell>
          <table:table-cell office:value-type="float" office:value="0" calcext:value-type="float">
            <text:p>0</text:p>
          </table:table-cell>
          <table:table-cell office:value-type="float" office:value="74.68222" calcext:value-type="float">
            <text:p>74.68222</text:p>
          </table:table-cell>
          <table:table-cell office:value-type="float" office:value="26.05625" calcext:value-type="float">
            <text:p>26.05625</text:p>
          </table:table-cell>
          <table:table-cell office:value-type="float" office:value="11.83218" calcext:value-type="float">
            <text:p>11.83218</text:p>
          </table:table-cell>
          <table:table-cell office:value-type="float" office:value="7.522323" calcext:value-type="float">
            <text:p>7.522323</text:p>
          </table:table-cell>
          <table:table-cell office:value-type="float" office:value="5.324505" calcext:value-type="float">
            <text:p>5.324505</text:p>
          </table:table-cell>
          <table:table-cell office:value-type="float" office:value="2.509791" calcext:value-type="float">
            <text:p>2.509791</text:p>
          </table:table-cell>
          <table:table-cell office:value-type="float" office:value="1.038575" calcext:value-type="float">
            <text:p>1.038575</text:p>
          </table:table-cell>
          <table:table-cell office:value-type="float" office:value="4.4084" calcext:value-type="float">
            <text:p>4.4084</text:p>
          </table:table-cell>
          <table:table-cell office:value-type="float" office:value="3.280541" calcext:value-type="float">
            <text:p>3.280541</text:p>
          </table:table-cell>
          <table:table-cell office:value-type="float" office:value="1.030914" calcext:value-type="float">
            <text:p>1.030914</text:p>
          </table:table-cell>
          <table:table-cell office:value-type="float" office:value="0.3193028" calcext:value-type="float">
            <text:p>0.3193028</text:p>
          </table:table-cell>
          <table:table-cell office:value-type="float" office:value="0.3716525" calcext:value-type="float">
            <text:p>0.3716525</text:p>
          </table:table-cell>
          <table:table-cell office:value-type="float" office:value="0.3156088" calcext:value-type="float">
            <text:p>0.3156088</text:p>
          </table:table-cell>
          <table:table-cell office:value-type="float" office:value="0.3549752" calcext:value-type="float">
            <text:p>0.3549752</text:p>
          </table:table-cell>
          <table:table-cell office:value-type="float" office:value="0" calcext:value-type="float">
            <text:p>0</text:p>
          </table:table-cell>
          <table:table-cell office:value-type="float" office:value="61.66794" calcext:value-type="float">
            <text:p>61.66794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30.90611" calcext:value-type="float">
            <text:p>30.90611</text:p>
          </table:table-cell>
          <table:table-cell office:value-type="float" office:value="1087.199" calcext:value-type="float">
            <text:p>1087.199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6671" calcext:value-type="float">
            <text:p>0.1276671</text:p>
          </table:table-cell>
          <table:table-cell office:value-type="float" office:value="9.200354" calcext:value-type="float">
            <text:p>9.200354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449" calcext:value-type="float">
            <text:p>0.005401449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545" calcext:value-type="float">
            <text:p>2.080545</text:p>
          </table:table-cell>
          <table:table-cell office:value-type="float" office:value="-0.1490083" calcext:value-type="float">
            <text:p>-0.1490083</text:p>
          </table:table-cell>
          <table:table-cell office:value-type="float" office:value="-0.02010514" calcext:value-type="float">
            <text:p>-0.02010514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3981" calcext:value-type="float">
            <text:p>11.73981</text:p>
          </table:table-cell>
          <table:table-cell office:value-type="float" office:value="0.1144691" calcext:value-type="float">
            <text:p>0.1144691</text:p>
          </table:table-cell>
          <table:table-cell office:value-type="float" office:value="0.07433036" calcext:value-type="float">
            <text:p>0.07433036</text:p>
          </table:table-cell>
          <table:table-cell office:value-type="float" office:value="0.07016044" calcext:value-type="float">
            <text:p>0.07016044</text:p>
          </table:table-cell>
          <table:table-cell office:value-type="float" office:value="0.0409947" calcext:value-type="float">
            <text:p>0.0409947</text:p>
          </table:table-cell>
          <table:table-cell office:value-type="float" office:value="0.04094148" calcext:value-type="float">
            <text:p>0.04094148</text:p>
          </table:table-cell>
          <table:table-cell office:value-type="float" office:value="0.0189408" calcext:value-type="float">
            <text:p>0.0189408</text:p>
          </table:table-cell>
          <table:table-cell office:value-type="float" office:value="0.01343847" calcext:value-type="float">
            <text:p>0.01343847</text:p>
          </table:table-cell>
          <table:table-cell office:value-type="float" office:value="0.02501464" calcext:value-type="float">
            <text:p>0.02501464</text:p>
          </table:table-cell>
          <table:table-cell office:value-type="float" office:value="0.02033445" calcext:value-type="float">
            <text:p>0.02033445</text:p>
          </table:table-cell>
          <table:table-cell office:value-type="float" office:value="0.02099478" calcext:value-type="float">
            <text:p>0.02099478</text:p>
          </table:table-cell>
          <table:table-cell office:value-type="float" office:value="0.02019596" calcext:value-type="float">
            <text:p>0.02019596</text:p>
          </table:table-cell>
          <table:table-cell office:value-type="float" office:value="0.02688864" calcext:value-type="float">
            <text:p>0.02688864</text:p>
          </table:table-cell>
          <table:table-cell office:value-type="float" office:value="0.005249023" calcext:value-type="float">
            <text:p>0.005249023</text:p>
          </table:table-cell>
          <table:table-cell office:value-type="float" office:value="0.005386074" calcext:value-type="float">
            <text:p>0.005386074</text:p>
          </table:table-cell>
          <table:table-cell office:value-type="float" office:value="0" calcext:value-type="float">
            <text:p>0</text:p>
          </table:table-cell>
          <table:table-cell office:value-type="float" office:value="51.07616" calcext:value-type="float">
            <text:p>51.07616</text:p>
          </table:table-cell>
          <table:table-cell office:value-type="float" office:value="24.4848" calcext:value-type="float">
            <text:p>24.4848</text:p>
          </table:table-cell>
          <table:table-cell office:value-type="float" office:value="11.34507" calcext:value-type="float">
            <text:p>11.34507</text:p>
          </table:table-cell>
          <table:table-cell office:value-type="float" office:value="7.505821" calcext:value-type="float">
            <text:p>7.505821</text:p>
          </table:table-cell>
          <table:table-cell office:value-type="float" office:value="5.365224" calcext:value-type="float">
            <text:p>5.365224</text:p>
          </table:table-cell>
          <table:table-cell office:value-type="float" office:value="2.517565" calcext:value-type="float">
            <text:p>2.517565</text:p>
          </table:table-cell>
          <table:table-cell office:value-type="float" office:value="1.05012" calcext:value-type="float">
            <text:p>1.05012</text:p>
          </table:table-cell>
          <table:table-cell office:value-type="float" office:value="4.408561" calcext:value-type="float">
            <text:p>4.408561</text:p>
          </table:table-cell>
          <table:table-cell office:value-type="float" office:value="3.28395" calcext:value-type="float">
            <text:p>3.28395</text:p>
          </table:table-cell>
          <table:table-cell office:value-type="float" office:value="1.032368" calcext:value-type="float">
            <text:p>1.032368</text:p>
          </table:table-cell>
          <table:table-cell office:value-type="float" office:value="0.3205405" calcext:value-type="float">
            <text:p>0.3205405</text:p>
          </table:table-cell>
          <table:table-cell office:value-type="float" office:value="0.372574" calcext:value-type="float">
            <text:p>0.372574</text:p>
          </table:table-cell>
          <table:table-cell office:value-type="float" office:value="0.3153092" calcext:value-type="float">
            <text:p>0.3153092</text:p>
          </table:table-cell>
          <table:table-cell office:value-type="float" office:value="0.3549763" calcext:value-type="float">
            <text:p>0.3549763</text:p>
          </table:table-cell>
          <table:table-cell office:value-type="float" office:value="0" calcext:value-type="float">
            <text:p>0</text:p>
          </table:table-cell>
          <table:table-cell office:value-type="float" office:value="61.92265" calcext:value-type="float">
            <text:p>61.9226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30.90421" calcext:value-type="float">
            <text:p>30.90421</text:p>
          </table:table-cell>
          <table:table-cell office:value-type="float" office:value="1087.197" calcext:value-type="float">
            <text:p>1087.19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81564" calcext:value-type="float">
            <text:p>0.1281564</text:p>
          </table:table-cell>
          <table:table-cell office:value-type="float" office:value="9.203738" calcext:value-type="float">
            <text:p>9.203738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508" calcext:value-type="float">
            <text:p>0.005401508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564" calcext:value-type="float">
            <text:p>2.080564</text:p>
          </table:table-cell>
          <table:table-cell office:value-type="float" office:value="-0.149011" calcext:value-type="float">
            <text:p>-0.149011</text:p>
          </table:table-cell>
          <table:table-cell office:value-type="float" office:value="-0.02009009" calcext:value-type="float">
            <text:p>-0.02009009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4225" calcext:value-type="float">
            <text:p>11.74225</text:p>
          </table:table-cell>
          <table:table-cell office:value-type="float" office:value="0.1128942" calcext:value-type="float">
            <text:p>0.1128942</text:p>
          </table:table-cell>
          <table:table-cell office:value-type="float" office:value="0.07388387" calcext:value-type="float">
            <text:p>0.07388387</text:p>
          </table:table-cell>
          <table:table-cell office:value-type="float" office:value="0.06944484" calcext:value-type="float">
            <text:p>0.06944484</text:p>
          </table:table-cell>
          <table:table-cell office:value-type="float" office:value="0.04092582" calcext:value-type="float">
            <text:p>0.04092582</text:p>
          </table:table-cell>
          <table:table-cell office:value-type="float" office:value="0.04113439" calcext:value-type="float">
            <text:p>0.04113439</text:p>
          </table:table-cell>
          <table:table-cell office:value-type="float" office:value="0.01898559" calcext:value-type="float">
            <text:p>0.01898559</text:p>
          </table:table-cell>
          <table:table-cell office:value-type="float" office:value="0.0134357" calcext:value-type="float">
            <text:p>0.0134357</text:p>
          </table:table-cell>
          <table:table-cell office:value-type="float" office:value="0.02514835" calcext:value-type="float">
            <text:p>0.02514835</text:p>
          </table:table-cell>
          <table:table-cell office:value-type="float" office:value="0.02038509" calcext:value-type="float">
            <text:p>0.02038509</text:p>
          </table:table-cell>
          <table:table-cell office:value-type="float" office:value="0.02102854" calcext:value-type="float">
            <text:p>0.02102854</text:p>
          </table:table-cell>
          <table:table-cell office:value-type="float" office:value="0.02021695" calcext:value-type="float">
            <text:p>0.02021695</text:p>
          </table:table-cell>
          <table:table-cell office:value-type="float" office:value="0.02687915" calcext:value-type="float">
            <text:p>0.02687915</text:p>
          </table:table-cell>
          <table:table-cell office:value-type="float" office:value="0.005247193" calcext:value-type="float">
            <text:p>0.005247193</text:p>
          </table:table-cell>
          <table:table-cell office:value-type="float" office:value="0.0053843" calcext:value-type="float">
            <text:p>0.0053843</text:p>
          </table:table-cell>
          <table:table-cell office:value-type="float" office:value="0" calcext:value-type="float">
            <text:p>0</text:p>
          </table:table-cell>
          <table:table-cell office:value-type="float" office:value="48.72195" calcext:value-type="float">
            <text:p>48.72195</text:p>
          </table:table-cell>
          <table:table-cell office:value-type="float" office:value="24.29705" calcext:value-type="float">
            <text:p>24.29705</text:p>
          </table:table-cell>
          <table:table-cell office:value-type="float" office:value="11.09952" calcext:value-type="float">
            <text:p>11.09952</text:p>
          </table:table-cell>
          <table:table-cell office:value-type="float" office:value="7.392943" calcext:value-type="float">
            <text:p>7.392943</text:p>
          </table:table-cell>
          <table:table-cell office:value-type="float" office:value="5.338398" calcext:value-type="float">
            <text:p>5.338398</text:p>
          </table:table-cell>
          <table:table-cell office:value-type="float" office:value="2.521647" calcext:value-type="float">
            <text:p>2.521647</text:p>
          </table:table-cell>
          <table:table-cell office:value-type="float" office:value="1.048377" calcext:value-type="float">
            <text:p>1.048377</text:p>
          </table:table-cell>
          <table:table-cell office:value-type="float" office:value="4.409072" calcext:value-type="float">
            <text:p>4.409072</text:p>
          </table:table-cell>
          <table:table-cell office:value-type="float" office:value="3.287386" calcext:value-type="float">
            <text:p>3.287386</text:p>
          </table:table-cell>
          <table:table-cell office:value-type="float" office:value="1.033792" calcext:value-type="float">
            <text:p>1.033792</text:p>
          </table:table-cell>
          <table:table-cell office:value-type="float" office:value="0.3217603" calcext:value-type="float">
            <text:p>0.3217603</text:p>
          </table:table-cell>
          <table:table-cell office:value-type="float" office:value="0.3734696" calcext:value-type="float">
            <text:p>0.3734696</text:p>
          </table:table-cell>
          <table:table-cell office:value-type="float" office:value="0.3149881" calcext:value-type="float">
            <text:p>0.3149881</text:p>
          </table:table-cell>
          <table:table-cell office:value-type="float" office:value="0.3549795" calcext:value-type="float">
            <text:p>0.3549795</text:p>
          </table:table-cell>
          <table:table-cell office:value-type="float" office:value="0" calcext:value-type="float">
            <text:p>0</text:p>
          </table:table-cell>
          <table:table-cell office:value-type="float" office:value="62.47258" calcext:value-type="float">
            <text:p>62.4725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30.90245" calcext:value-type="float">
            <text:p>30.90245</text:p>
          </table:table-cell>
          <table:table-cell office:value-type="float" office:value="1087.194" calcext:value-type="float">
            <text:p>1087.194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85843" calcext:value-type="float">
            <text:p>0.1285843</text:p>
          </table:table-cell>
          <table:table-cell office:value-type="float" office:value="9.206939" calcext:value-type="float">
            <text:p>9.206939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566" calcext:value-type="float">
            <text:p>0.005401566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581" calcext:value-type="float">
            <text:p>2.080581</text:p>
          </table:table-cell>
          <table:table-cell office:value-type="float" office:value="-0.1490119" calcext:value-type="float">
            <text:p>-0.1490119</text:p>
          </table:table-cell>
          <table:table-cell office:value-type="float" office:value="-0.02007513" calcext:value-type="float">
            <text:p>-0.02007513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4535" calcext:value-type="float">
            <text:p>11.74535</text:p>
          </table:table-cell>
          <table:table-cell office:value-type="float" office:value="0.1146245" calcext:value-type="float">
            <text:p>0.1146245</text:p>
          </table:table-cell>
          <table:table-cell office:value-type="float" office:value="0.07322601" calcext:value-type="float">
            <text:p>0.07322601</text:p>
          </table:table-cell>
          <table:table-cell office:value-type="float" office:value="0.0686746" calcext:value-type="float">
            <text:p>0.0686746</text:p>
          </table:table-cell>
          <table:table-cell office:value-type="float" office:value="0.04076939" calcext:value-type="float">
            <text:p>0.04076939</text:p>
          </table:table-cell>
          <table:table-cell office:value-type="float" office:value="0.04115841" calcext:value-type="float">
            <text:p>0.04115841</text:p>
          </table:table-cell>
          <table:table-cell office:value-type="float" office:value="0.01896655" calcext:value-type="float">
            <text:p>0.01896655</text:p>
          </table:table-cell>
          <table:table-cell office:value-type="float" office:value="0.01345599" calcext:value-type="float">
            <text:p>0.01345599</text:p>
          </table:table-cell>
          <table:table-cell office:value-type="float" office:value="0.02527902" calcext:value-type="float">
            <text:p>0.02527902</text:p>
          </table:table-cell>
          <table:table-cell office:value-type="float" office:value="0.02043489" calcext:value-type="float">
            <text:p>0.02043489</text:p>
          </table:table-cell>
          <table:table-cell office:value-type="float" office:value="0.02106195" calcext:value-type="float">
            <text:p>0.02106195</text:p>
          </table:table-cell>
          <table:table-cell office:value-type="float" office:value="0.02023787" calcext:value-type="float">
            <text:p>0.02023787</text:p>
          </table:table-cell>
          <table:table-cell office:value-type="float" office:value="0.02687017" calcext:value-type="float">
            <text:p>0.02687017</text:p>
          </table:table-cell>
          <table:table-cell office:value-type="float" office:value="0.00524568" calcext:value-type="float">
            <text:p>0.00524568</text:p>
          </table:table-cell>
          <table:table-cell office:value-type="float" office:value="0.005383557" calcext:value-type="float">
            <text:p>0.005383557</text:p>
          </table:table-cell>
          <table:table-cell office:value-type="float" office:value="0" calcext:value-type="float">
            <text:p>0</text:p>
          </table:table-cell>
          <table:table-cell office:value-type="float" office:value="56.05218" calcext:value-type="float">
            <text:p>56.05218</text:p>
          </table:table-cell>
          <table:table-cell office:value-type="float" office:value="24.13381" calcext:value-type="float">
            <text:p>24.13381</text:p>
          </table:table-cell>
          <table:table-cell office:value-type="float" office:value="10.99558" calcext:value-type="float">
            <text:p>10.99558</text:p>
          </table:table-cell>
          <table:table-cell office:value-type="float" office:value="7.281798" calcext:value-type="float">
            <text:p>7.281798</text:p>
          </table:table-cell>
          <table:table-cell office:value-type="float" office:value="5.290884" calcext:value-type="float">
            <text:p>5.290884</text:p>
          </table:table-cell>
          <table:table-cell office:value-type="float" office:value="2.507649" calcext:value-type="float">
            <text:p>2.507649</text:p>
          </table:table-cell>
          <table:table-cell office:value-type="float" office:value="1.059286" calcext:value-type="float">
            <text:p>1.059286</text:p>
          </table:table-cell>
          <table:table-cell office:value-type="float" office:value="4.409599" calcext:value-type="float">
            <text:p>4.409599</text:p>
          </table:table-cell>
          <table:table-cell office:value-type="float" office:value="3.290848" calcext:value-type="float">
            <text:p>3.290848</text:p>
          </table:table-cell>
          <table:table-cell office:value-type="float" office:value="1.035193" calcext:value-type="float">
            <text:p>1.035193</text:p>
          </table:table-cell>
          <table:table-cell office:value-type="float" office:value="0.3229617" calcext:value-type="float">
            <text:p>0.3229617</text:p>
          </table:table-cell>
          <table:table-cell office:value-type="float" office:value="0.374344" calcext:value-type="float">
            <text:p>0.374344</text:p>
          </table:table-cell>
          <table:table-cell office:value-type="float" office:value="0.3147631" calcext:value-type="float">
            <text:p>0.3147631</text:p>
          </table:table-cell>
          <table:table-cell office:value-type="float" office:value="0.354983" calcext:value-type="float">
            <text:p>0.354983</text:p>
          </table:table-cell>
          <table:table-cell office:value-type="float" office:value="0" calcext:value-type="float">
            <text:p>0</text:p>
          </table:table-cell>
          <table:table-cell office:value-type="float" office:value="62.94476" calcext:value-type="float">
            <text:p>62.94476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30.90115" calcext:value-type="float">
            <text:p>30.90115</text:p>
          </table:table-cell>
          <table:table-cell office:value-type="float" office:value="1087.192" calcext:value-type="float">
            <text:p>1087.192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85238" calcext:value-type="float">
            <text:p>0.1285238</text:p>
          </table:table-cell>
          <table:table-cell office:value-type="float" office:value="9.209957" calcext:value-type="float">
            <text:p>9.20995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604" calcext:value-type="float">
            <text:p>0.005401604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598" calcext:value-type="float">
            <text:p>2.080598</text:p>
          </table:table-cell>
          <table:table-cell office:value-type="float" office:value="-0.149013" calcext:value-type="float">
            <text:p>-0.149013</text:p>
          </table:table-cell>
          <table:table-cell office:value-type="float" office:value="-0.02006237" calcext:value-type="float">
            <text:p>-0.02006237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75015" calcext:value-type="float">
            <text:p>11.75015</text:p>
          </table:table-cell>
          <table:table-cell office:value-type="float" office:value="0.1344779" calcext:value-type="float">
            <text:p>0.1344779</text:p>
          </table:table-cell>
          <table:table-cell office:value-type="float" office:value="0.07341716" calcext:value-type="float">
            <text:p>0.07341716</text:p>
          </table:table-cell>
          <table:table-cell office:value-type="float" office:value="0.0682354" calcext:value-type="float">
            <text:p>0.0682354</text:p>
          </table:table-cell>
          <table:table-cell office:value-type="float" office:value="0.04059358" calcext:value-type="float">
            <text:p>0.04059358</text:p>
          </table:table-cell>
          <table:table-cell office:value-type="float" office:value="0.0411262" calcext:value-type="float">
            <text:p>0.0411262</text:p>
          </table:table-cell>
          <table:table-cell office:value-type="float" office:value="0.01892303" calcext:value-type="float">
            <text:p>0.01892303</text:p>
          </table:table-cell>
          <table:table-cell office:value-type="float" office:value="0.01348216" calcext:value-type="float">
            <text:p>0.01348216</text:p>
          </table:table-cell>
          <table:table-cell office:value-type="float" office:value="0.02540273" calcext:value-type="float">
            <text:p>0.02540273</text:p>
          </table:table-cell>
          <table:table-cell office:value-type="float" office:value="0.02048332" calcext:value-type="float">
            <text:p>0.02048332</text:p>
          </table:table-cell>
          <table:table-cell office:value-type="float" office:value="0.02109491" calcext:value-type="float">
            <text:p>0.02109491</text:p>
          </table:table-cell>
          <table:table-cell office:value-type="float" office:value="0.0202587" calcext:value-type="float">
            <text:p>0.0202587</text:p>
          </table:table-cell>
          <table:table-cell office:value-type="float" office:value="0.02686176" calcext:value-type="float">
            <text:p>0.02686176</text:p>
          </table:table-cell>
          <table:table-cell office:value-type="float" office:value="0.005244344" calcext:value-type="float">
            <text:p>0.005244344</text:p>
          </table:table-cell>
          <table:table-cell office:value-type="float" office:value="0.005383276" calcext:value-type="float">
            <text:p>0.005383276</text:p>
          </table:table-cell>
          <table:table-cell office:value-type="float" office:value="0" calcext:value-type="float">
            <text:p>0</text:p>
          </table:table-cell>
          <table:table-cell office:value-type="float" office:value="84.37833" calcext:value-type="float">
            <text:p>84.37833</text:p>
          </table:table-cell>
          <table:table-cell office:value-type="float" office:value="25.62925" calcext:value-type="float">
            <text:p>25.62925</text:p>
          </table:table-cell>
          <table:table-cell office:value-type="float" office:value="11.09948" calcext:value-type="float">
            <text:p>11.09948</text:p>
          </table:table-cell>
          <table:table-cell office:value-type="float" office:value="7.198383" calcext:value-type="float">
            <text:p>7.198383</text:p>
          </table:table-cell>
          <table:table-cell office:value-type="float" office:value="5.245525" calcext:value-type="float">
            <text:p>5.245525</text:p>
          </table:table-cell>
          <table:table-cell office:value-type="float" office:value="2.489775" calcext:value-type="float">
            <text:p>2.489775</text:p>
          </table:table-cell>
          <table:table-cell office:value-type="float" office:value="1.073396" calcext:value-type="float">
            <text:p>1.073396</text:p>
          </table:table-cell>
          <table:table-cell office:value-type="float" office:value="4.409905" calcext:value-type="float">
            <text:p>4.409905</text:p>
          </table:table-cell>
          <table:table-cell office:value-type="float" office:value="3.294316" calcext:value-type="float">
            <text:p>3.294316</text:p>
          </table:table-cell>
          <table:table-cell office:value-type="float" office:value="1.036574" calcext:value-type="float">
            <text:p>1.036574</text:p>
          </table:table-cell>
          <table:table-cell office:value-type="float" office:value="0.3241447" calcext:value-type="float">
            <text:p>0.3241447</text:p>
          </table:table-cell>
          <table:table-cell office:value-type="float" office:value="0.3752026" calcext:value-type="float">
            <text:p>0.3752026</text:p>
          </table:table-cell>
          <table:table-cell office:value-type="float" office:value="0.3145849" calcext:value-type="float">
            <text:p>0.3145849</text:p>
          </table:table-cell>
          <table:table-cell office:value-type="float" office:value="0.3549854" calcext:value-type="float">
            <text:p>0.3549854</text:p>
          </table:table-cell>
          <table:table-cell office:value-type="float" office:value="0" calcext:value-type="float">
            <text:p>0</text:p>
          </table:table-cell>
          <table:table-cell office:value-type="float" office:value="62.5686" calcext:value-type="float">
            <text:p>62.5686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30.91896" calcext:value-type="float">
            <text:p>30.91896</text:p>
          </table:table-cell>
          <table:table-cell office:value-type="float" office:value="1087.191" calcext:value-type="float">
            <text:p>1087.191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68829" calcext:value-type="float">
            <text:p>0.1268829</text:p>
          </table:table-cell>
          <table:table-cell office:value-type="float" office:value="9.193565" calcext:value-type="float">
            <text:p>9.193565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604" calcext:value-type="float">
            <text:p>0.005401604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598" calcext:value-type="float">
            <text:p>2.080598</text:p>
          </table:table-cell>
          <table:table-cell office:value-type="float" office:value="-0.1490223" calcext:value-type="float">
            <text:p>-0.1490223</text:p>
          </table:table-cell>
          <table:table-cell office:value-type="float" office:value="-0.0200502" calcext:value-type="float">
            <text:p>-0.0200502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80895" calcext:value-type="float">
            <text:p>11.80895</text:p>
          </table:table-cell>
          <table:table-cell office:value-type="float" office:value="0.1041972" calcext:value-type="float">
            <text:p>0.1041972</text:p>
          </table:table-cell>
          <table:table-cell office:value-type="float" office:value="0.07085385" calcext:value-type="float">
            <text:p>0.07085385</text:p>
          </table:table-cell>
          <table:table-cell office:value-type="float" office:value="0.06921383" calcext:value-type="float">
            <text:p>0.06921383</text:p>
          </table:table-cell>
          <table:table-cell office:value-type="float" office:value="0.0408661" calcext:value-type="float">
            <text:p>0.0408661</text:p>
          </table:table-cell>
          <table:table-cell office:value-type="float" office:value="0.04111972" calcext:value-type="float">
            <text:p>0.04111972</text:p>
          </table:table-cell>
          <table:table-cell office:value-type="float" office:value="0.0188578" calcext:value-type="float">
            <text:p>0.0188578</text:p>
          </table:table-cell>
          <table:table-cell office:value-type="float" office:value="0.01349066" calcext:value-type="float">
            <text:p>0.01349066</text:p>
          </table:table-cell>
          <table:table-cell office:value-type="float" office:value="0.02552515" calcext:value-type="float">
            <text:p>0.02552515</text:p>
          </table:table-cell>
          <table:table-cell office:value-type="float" office:value="0.02053135" calcext:value-type="float">
            <text:p>0.02053135</text:p>
          </table:table-cell>
          <table:table-cell office:value-type="float" office:value="0.02112684" calcext:value-type="float">
            <text:p>0.02112684</text:p>
          </table:table-cell>
          <table:table-cell office:value-type="float" office:value="0.02027941" calcext:value-type="float">
            <text:p>0.02027941</text:p>
          </table:table-cell>
          <table:table-cell office:value-type="float" office:value="0.02685379" calcext:value-type="float">
            <text:p>0.02685379</text:p>
          </table:table-cell>
          <table:table-cell office:value-type="float" office:value="0.005243704" calcext:value-type="float">
            <text:p>0.005243704</text:p>
          </table:table-cell>
          <table:table-cell office:value-type="float" office:value="0.005385678" calcext:value-type="float">
            <text:p>0.005385678</text:p>
          </table:table-cell>
          <table:table-cell office:value-type="float" office:value="0" calcext:value-type="float">
            <text:p>0</text:p>
          </table:table-cell>
          <table:table-cell office:value-type="float" office:value="65.90648" calcext:value-type="float">
            <text:p>65.90648</text:p>
          </table:table-cell>
          <table:table-cell office:value-type="float" office:value="22.90528" calcext:value-type="float">
            <text:p>22.90528</text:p>
          </table:table-cell>
          <table:table-cell office:value-type="float" office:value="13.46911" calcext:value-type="float">
            <text:p>13.46911</text:p>
          </table:table-cell>
          <table:table-cell office:value-type="float" office:value="7.515487" calcext:value-type="float">
            <text:p>7.515487</text:p>
          </table:table-cell>
          <table:table-cell office:value-type="float" office:value="5.282691" calcext:value-type="float">
            <text:p>5.282691</text:p>
          </table:table-cell>
          <table:table-cell office:value-type="float" office:value="2.472208" calcext:value-type="float">
            <text:p>2.472208</text:p>
          </table:table-cell>
          <table:table-cell office:value-type="float" office:value="1.089733" calcext:value-type="float">
            <text:p>1.089733</text:p>
          </table:table-cell>
          <table:table-cell office:value-type="float" office:value="4.410022" calcext:value-type="float">
            <text:p>4.410022</text:p>
          </table:table-cell>
          <table:table-cell office:value-type="float" office:value="3.298434" calcext:value-type="float">
            <text:p>3.298434</text:p>
          </table:table-cell>
          <table:table-cell office:value-type="float" office:value="1.037871" calcext:value-type="float">
            <text:p>1.037871</text:p>
          </table:table-cell>
          <table:table-cell office:value-type="float" office:value="0.3253089" calcext:value-type="float">
            <text:p>0.3253089</text:p>
          </table:table-cell>
          <table:table-cell office:value-type="float" office:value="0.3760524" calcext:value-type="float">
            <text:p>0.3760524</text:p>
          </table:table-cell>
          <table:table-cell office:value-type="float" office:value="0.3146257" calcext:value-type="float">
            <text:p>0.3146257</text:p>
          </table:table-cell>
          <table:table-cell office:value-type="float" office:value="0.3549877" calcext:value-type="float">
            <text:p>0.3549877</text:p>
          </table:table-cell>
          <table:table-cell office:value-type="float" office:value="0" calcext:value-type="float">
            <text:p>0</text:p>
          </table:table-cell>
          <table:table-cell office:value-type="float" office:value="60.98656" calcext:value-type="float">
            <text:p>60.98656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30.9215" calcext:value-type="float">
            <text:p>30.9215</text:p>
          </table:table-cell>
          <table:table-cell office:value-type="float" office:value="1087.189" calcext:value-type="float">
            <text:p>1087.189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1952" calcext:value-type="float">
            <text:p>0.1271952</text:p>
          </table:table-cell>
          <table:table-cell office:value-type="float" office:value="9.191785" calcext:value-type="float">
            <text:p>9.191785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717" calcext:value-type="float">
            <text:p>0.005401717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658" calcext:value-type="float">
            <text:p>2.080658</text:p>
          </table:table-cell>
          <table:table-cell office:value-type="float" office:value="-0.1490247" calcext:value-type="float">
            <text:p>-0.1490247</text:p>
          </table:table-cell>
          <table:table-cell office:value-type="float" office:value="-0.02003607" calcext:value-type="float">
            <text:p>-0.02003607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82479" calcext:value-type="float">
            <text:p>11.82479</text:p>
          </table:table-cell>
          <table:table-cell office:value-type="float" office:value="0.1042884" calcext:value-type="float">
            <text:p>0.1042884</text:p>
          </table:table-cell>
          <table:table-cell office:value-type="float" office:value="0.07132438" calcext:value-type="float">
            <text:p>0.07132438</text:p>
          </table:table-cell>
          <table:table-cell office:value-type="float" office:value="0.06964719" calcext:value-type="float">
            <text:p>0.06964719</text:p>
          </table:table-cell>
          <table:table-cell office:value-type="float" office:value="0.04134512" calcext:value-type="float">
            <text:p>0.04134512</text:p>
          </table:table-cell>
          <table:table-cell office:value-type="float" office:value="0.0415631" calcext:value-type="float">
            <text:p>0.0415631</text:p>
          </table:table-cell>
          <table:table-cell office:value-type="float" office:value="0.01891475" calcext:value-type="float">
            <text:p>0.01891475</text:p>
          </table:table-cell>
          <table:table-cell office:value-type="float" office:value="0.0134711" calcext:value-type="float">
            <text:p>0.0134711</text:p>
          </table:table-cell>
          <table:table-cell office:value-type="float" office:value="0.02564668" calcext:value-type="float">
            <text:p>0.02564668</text:p>
          </table:table-cell>
          <table:table-cell office:value-type="float" office:value="0.0205777" calcext:value-type="float">
            <text:p>0.0205777</text:p>
          </table:table-cell>
          <table:table-cell office:value-type="float" office:value="0.021158" calcext:value-type="float">
            <text:p>0.021158</text:p>
          </table:table-cell>
          <table:table-cell office:value-type="float" office:value="0.02029997" calcext:value-type="float">
            <text:p>0.02029997</text:p>
          </table:table-cell>
          <table:table-cell office:value-type="float" office:value="0.0268463" calcext:value-type="float">
            <text:p>0.0268463</text:p>
          </table:table-cell>
          <table:table-cell office:value-type="float" office:value="0.005242449" calcext:value-type="float">
            <text:p>0.005242449</text:p>
          </table:table-cell>
          <table:table-cell office:value-type="float" office:value="0.005385538" calcext:value-type="float">
            <text:p>0.005385538</text:p>
          </table:table-cell>
          <table:table-cell office:value-type="float" office:value="0" calcext:value-type="float">
            <text:p>0</text:p>
          </table:table-cell>
          <table:table-cell office:value-type="float" office:value="56.34975" calcext:value-type="float">
            <text:p>56.34975</text:p>
          </table:table-cell>
          <table:table-cell office:value-type="float" office:value="21.12862" calcext:value-type="float">
            <text:p>21.12862</text:p>
          </table:table-cell>
          <table:table-cell office:value-type="float" office:value="13.50476" calcext:value-type="float">
            <text:p>13.50476</text:p>
          </table:table-cell>
          <table:table-cell office:value-type="float" office:value="7.788815" calcext:value-type="float">
            <text:p>7.788815</text:p>
          </table:table-cell>
          <table:table-cell office:value-type="float" office:value="5.446191" calcext:value-type="float">
            <text:p>5.446191</text:p>
          </table:table-cell>
          <table:table-cell office:value-type="float" office:value="2.486425" calcext:value-type="float">
            <text:p>2.486425</text:p>
          </table:table-cell>
          <table:table-cell office:value-type="float" office:value="1.085098" calcext:value-type="float">
            <text:p>1.085098</text:p>
          </table:table-cell>
          <table:table-cell office:value-type="float" office:value="4.410089" calcext:value-type="float">
            <text:p>4.410089</text:p>
          </table:table-cell>
          <table:table-cell office:value-type="float" office:value="3.302687" calcext:value-type="float">
            <text:p>3.302687</text:p>
          </table:table-cell>
          <table:table-cell office:value-type="float" office:value="1.03914" calcext:value-type="float">
            <text:p>1.03914</text:p>
          </table:table-cell>
          <table:table-cell office:value-type="float" office:value="0.3264544" calcext:value-type="float">
            <text:p>0.3264544</text:p>
          </table:table-cell>
          <table:table-cell office:value-type="float" office:value="0.3768906" calcext:value-type="float">
            <text:p>0.3768906</text:p>
          </table:table-cell>
          <table:table-cell office:value-type="float" office:value="0.3144584" calcext:value-type="float">
            <text:p>0.3144584</text:p>
          </table:table-cell>
          <table:table-cell office:value-type="float" office:value="0.35499" calcext:value-type="float">
            <text:p>0.35499</text:p>
          </table:table-cell>
          <table:table-cell office:value-type="float" office:value="0" calcext:value-type="float">
            <text:p>0</text:p>
          </table:table-cell>
          <table:table-cell office:value-type="float" office:value="61.1715" calcext:value-type="float">
            <text:p>61.171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30.9212" calcext:value-type="float">
            <text:p>30.9212</text:p>
          </table:table-cell>
          <table:table-cell office:value-type="float" office:value="1087.187" calcext:value-type="float">
            <text:p>1087.187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7643" calcext:value-type="float">
            <text:p>0.127643</text:p>
          </table:table-cell>
          <table:table-cell office:value-type="float" office:value="9.19299" calcext:value-type="float">
            <text:p>9.19299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84" calcext:value-type="float">
            <text:p>0.00540184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74" calcext:value-type="float">
            <text:p>2.08074</text:p>
          </table:table-cell>
          <table:table-cell office:value-type="float" office:value="-0.1490263" calcext:value-type="float">
            <text:p>-0.1490263</text:p>
          </table:table-cell>
          <table:table-cell office:value-type="float" office:value="-0.02002044" calcext:value-type="float">
            <text:p>-0.02002044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83225" calcext:value-type="float">
            <text:p>11.83225</text:p>
          </table:table-cell>
          <table:table-cell office:value-type="float" office:value="0.1060323" calcext:value-type="float">
            <text:p>0.1060323</text:p>
          </table:table-cell>
          <table:table-cell office:value-type="float" office:value="0.0724488" calcext:value-type="float">
            <text:p>0.0724488</text:p>
          </table:table-cell>
          <table:table-cell office:value-type="float" office:value="0.07004321" calcext:value-type="float">
            <text:p>0.07004321</text:p>
          </table:table-cell>
          <table:table-cell office:value-type="float" office:value="0.04154382" calcext:value-type="float">
            <text:p>0.04154382</text:p>
          </table:table-cell>
          <table:table-cell office:value-type="float" office:value="0.04196577" calcext:value-type="float">
            <text:p>0.04196577</text:p>
          </table:table-cell>
          <table:table-cell office:value-type="float" office:value="0.01901777" calcext:value-type="float">
            <text:p>0.01901777</text:p>
          </table:table-cell>
          <table:table-cell office:value-type="float" office:value="0.01344316" calcext:value-type="float">
            <text:p>0.01344316</text:p>
          </table:table-cell>
          <table:table-cell office:value-type="float" office:value="0.02577404" calcext:value-type="float">
            <text:p>0.02577404</text:p>
          </table:table-cell>
          <table:table-cell office:value-type="float" office:value="0.02062315" calcext:value-type="float">
            <text:p>0.02062315</text:p>
          </table:table-cell>
          <table:table-cell office:value-type="float" office:value="0.02118852" calcext:value-type="float">
            <text:p>0.02118852</text:p>
          </table:table-cell>
          <table:table-cell office:value-type="float" office:value="0.02032035" calcext:value-type="float">
            <text:p>0.02032035</text:p>
          </table:table-cell>
          <table:table-cell office:value-type="float" office:value="0.02683921" calcext:value-type="float">
            <text:p>0.02683921</text:p>
          </table:table-cell>
          <table:table-cell office:value-type="float" office:value="0.005241091" calcext:value-type="float">
            <text:p>0.005241091</text:p>
          </table:table-cell>
          <table:table-cell office:value-type="float" office:value="0.00538487" calcext:value-type="float">
            <text:p>0.00538487</text:p>
          </table:table-cell>
          <table:table-cell office:value-type="float" office:value="0" calcext:value-type="float">
            <text:p>0</text:p>
          </table:table-cell>
          <table:table-cell office:value-type="float" office:value="53.68107" calcext:value-type="float">
            <text:p>53.68107</text:p>
          </table:table-cell>
          <table:table-cell office:value-type="float" office:value="20.42597" calcext:value-type="float">
            <text:p>20.42597</text:p>
          </table:table-cell>
          <table:table-cell office:value-type="float" office:value="13.27585" calcext:value-type="float">
            <text:p>13.27585</text:p>
          </table:table-cell>
          <table:table-cell office:value-type="float" office:value="7.781762" calcext:value-type="float">
            <text:p>7.781762</text:p>
          </table:table-cell>
          <table:table-cell office:value-type="float" office:value="5.500847" calcext:value-type="float">
            <text:p>5.500847</text:p>
          </table:table-cell>
          <table:table-cell office:value-type="float" office:value="2.504958" calcext:value-type="float">
            <text:p>2.504958</text:p>
          </table:table-cell>
          <table:table-cell office:value-type="float" office:value="1.072811" calcext:value-type="float">
            <text:p>1.072811</text:p>
          </table:table-cell>
          <table:table-cell office:value-type="float" office:value="4.410339" calcext:value-type="float">
            <text:p>4.410339</text:p>
          </table:table-cell>
          <table:table-cell office:value-type="float" office:value="3.306944" calcext:value-type="float">
            <text:p>3.306944</text:p>
          </table:table-cell>
          <table:table-cell office:value-type="float" office:value="1.0404" calcext:value-type="float">
            <text:p>1.0404</text:p>
          </table:table-cell>
          <table:table-cell office:value-type="float" office:value="0.3275821" calcext:value-type="float">
            <text:p>0.3275821</text:p>
          </table:table-cell>
          <table:table-cell office:value-type="float" office:value="0.3777115" calcext:value-type="float">
            <text:p>0.3777115</text:p>
          </table:table-cell>
          <table:table-cell office:value-type="float" office:value="0.3142533" calcext:value-type="float">
            <text:p>0.3142533</text:p>
          </table:table-cell>
          <table:table-cell office:value-type="float" office:value="0.3549924" calcext:value-type="float">
            <text:p>0.3549924</text:p>
          </table:table-cell>
          <table:table-cell office:value-type="float" office:value="0" calcext:value-type="float">
            <text:p>0</text:p>
          </table:table-cell>
          <table:table-cell office:value-type="float" office:value="61.47165" calcext:value-type="float">
            <text:p>61.47165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30.92197" calcext:value-type="float">
            <text:p>30.92197</text:p>
          </table:table-cell>
          <table:table-cell office:value-type="float" office:value="1087.185" calcext:value-type="float">
            <text:p>1087.185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84571" calcext:value-type="float">
            <text:p>0.1284571</text:p>
          </table:table-cell>
          <table:table-cell office:value-type="float" office:value="9.19252" calcext:value-type="float">
            <text:p>9.19252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93" calcext:value-type="float">
            <text:p>0.00540193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812" calcext:value-type="float">
            <text:p>2.080812</text:p>
          </table:table-cell>
          <table:table-cell office:value-type="float" office:value="-0.1490299" calcext:value-type="float">
            <text:p>-0.1490299</text:p>
          </table:table-cell>
          <table:table-cell office:value-type="float" office:value="-0.02000338" calcext:value-type="float">
            <text:p>-0.02000338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84364" calcext:value-type="float">
            <text:p>11.84364</text:p>
          </table:table-cell>
          <table:table-cell office:value-type="float" office:value="0.1043551" calcext:value-type="float">
            <text:p>0.1043551</text:p>
          </table:table-cell>
          <table:table-cell office:value-type="float" office:value="0.07320783" calcext:value-type="float">
            <text:p>0.07320783</text:p>
          </table:table-cell>
          <table:table-cell office:value-type="float" office:value="0.06959659" calcext:value-type="float">
            <text:p>0.06959659</text:p>
          </table:table-cell>
          <table:table-cell office:value-type="float" office:value="0.04158036" calcext:value-type="float">
            <text:p>0.04158036</text:p>
          </table:table-cell>
          <table:table-cell office:value-type="float" office:value="0.04223616" calcext:value-type="float">
            <text:p>0.04223616</text:p>
          </table:table-cell>
          <table:table-cell office:value-type="float" office:value="0.01909452" calcext:value-type="float">
            <text:p>0.01909452</text:p>
          </table:table-cell>
          <table:table-cell office:value-type="float" office:value="0.01342769" calcext:value-type="float">
            <text:p>0.01342769</text:p>
          </table:table-cell>
          <table:table-cell office:value-type="float" office:value="0.02590602" calcext:value-type="float">
            <text:p>0.02590602</text:p>
          </table:table-cell>
          <table:table-cell office:value-type="float" office:value="0.02066822" calcext:value-type="float">
            <text:p>0.02066822</text:p>
          </table:table-cell>
          <table:table-cell office:value-type="float" office:value="0.02121844" calcext:value-type="float">
            <text:p>0.02121844</text:p>
          </table:table-cell>
          <table:table-cell office:value-type="float" office:value="0.02034055" calcext:value-type="float">
            <text:p>0.02034055</text:p>
          </table:table-cell>
          <table:table-cell office:value-type="float" office:value="0.02683247" calcext:value-type="float">
            <text:p>0.02683247</text:p>
          </table:table-cell>
          <table:table-cell office:value-type="float" office:value="0.005239778" calcext:value-type="float">
            <text:p>0.005239778</text:p>
          </table:table-cell>
          <table:table-cell office:value-type="float" office:value="0.005384273" calcext:value-type="float">
            <text:p>0.005384273</text:p>
          </table:table-cell>
          <table:table-cell office:value-type="float" office:value="0" calcext:value-type="float">
            <text:p>0</text:p>
          </table:table-cell>
          <table:table-cell office:value-type="float" office:value="59.71635" calcext:value-type="float">
            <text:p>59.71635</text:p>
          </table:table-cell>
          <table:table-cell office:value-type="float" office:value="21.13447" calcext:value-type="float">
            <text:p>21.13447</text:p>
          </table:table-cell>
          <table:table-cell office:value-type="float" office:value="13.0779" calcext:value-type="float">
            <text:p>13.0779</text:p>
          </table:table-cell>
          <table:table-cell office:value-type="float" office:value="7.735731" calcext:value-type="float">
            <text:p>7.735731</text:p>
          </table:table-cell>
          <table:table-cell office:value-type="float" office:value="5.502363" calcext:value-type="float">
            <text:p>5.502363</text:p>
          </table:table-cell>
          <table:table-cell office:value-type="float" office:value="2.510265" calcext:value-type="float">
            <text:p>2.510265</text:p>
          </table:table-cell>
          <table:table-cell office:value-type="float" office:value="1.062458" calcext:value-type="float">
            <text:p>1.062458</text:p>
          </table:table-cell>
          <table:table-cell office:value-type="float" office:value="4.410772" calcext:value-type="float">
            <text:p>4.410772</text:p>
          </table:table-cell>
          <table:table-cell office:value-type="float" office:value="3.311234" calcext:value-type="float">
            <text:p>3.311234</text:p>
          </table:table-cell>
          <table:table-cell office:value-type="float" office:value="1.041645" calcext:value-type="float">
            <text:p>1.041645</text:p>
          </table:table-cell>
          <table:table-cell office:value-type="float" office:value="0.3286928" calcext:value-type="float">
            <text:p>0.3286928</text:p>
          </table:table-cell>
          <table:table-cell office:value-type="float" office:value="0.378514" calcext:value-type="float">
            <text:p>0.378514</text:p>
          </table:table-cell>
          <table:table-cell office:value-type="float" office:value="0.3140599" calcext:value-type="float">
            <text:p>0.3140599</text:p>
          </table:table-cell>
          <table:table-cell office:value-type="float" office:value="0.3549958" calcext:value-type="float">
            <text:p>0.3549958</text:p>
          </table:table-cell>
          <table:table-cell office:value-type="float" office:value="0" calcext:value-type="float">
            <text:p>0</text:p>
          </table:table-cell>
          <table:table-cell office:value-type="float" office:value="62.33838" calcext:value-type="float">
            <text:p>62.3383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30.92062" calcext:value-type="float">
            <text:p>30.92062</text:p>
          </table:table-cell>
          <table:table-cell office:value-type="float" office:value="1087.183" calcext:value-type="float">
            <text:p>1087.183</text:p>
          </table:table-cell>
          <table:table-cell office:value-type="float" office:value="8.97" calcext:value-type="float">
            <text:p>8.97</text:p>
          </table:table-cell>
          <table:table-cell office:value-type="float" office:value="-10.02399" calcext:value-type="float">
            <text:p>-10.02399</text:p>
          </table:table-cell>
          <table:table-cell office:value-type="float" office:value="0.1288692" calcext:value-type="float">
            <text:p>0.1288692</text:p>
          </table:table-cell>
          <table:table-cell office:value-type="float" office:value="9.194897" calcext:value-type="float">
            <text:p>9.194897</text:p>
          </table:table-cell>
          <table:table-cell office:value-type="float" office:value="0.06691482" calcext:value-type="float">
            <text:p>0.06691482</text:p>
          </table:table-cell>
          <table:table-cell office:value-type="float" office:value="0.005401995" calcext:value-type="float">
            <text:p>0.005401995</text:p>
          </table:table-cell>
          <table:table-cell office:value-type="float" office:value="0.04958622" calcext:value-type="float">
            <text:p>0.04958622</text:p>
          </table:table-cell>
          <table:table-cell office:value-type="float" office:value="2.080868" calcext:value-type="float">
            <text:p>2.080868</text:p>
          </table:table-cell>
          <table:table-cell office:value-type="float" office:value="-0.1490322" calcext:value-type="float">
            <text:p>-0.1490322</text:p>
          </table:table-cell>
          <table:table-cell office:value-type="float" office:value="-0.01998536" calcext:value-type="float">
            <text:p>-0.01998536</text:p>
          </table:table-cell>
          <table:table-cell office:value-type="float" office:value="0.0009026022" calcext:value-type="float">
            <text:p>0.0009026022</text:p>
          </table:table-cell>
          <table:table-cell office:value-type="float" office:value="11.84872" calcext:value-type="float">
            <text:p>11.84872</text:p>
          </table:table-cell>
          <table:table-cell office:value-type="float" office:value="0.1028914" calcext:value-type="float">
            <text:p>0.1028914</text:p>
          </table:table-cell>
          <table:table-cell office:value-type="float" office:value="0.07310057" calcext:value-type="float">
            <text:p>0.07310057</text:p>
          </table:table-cell>
          <table:table-cell office:value-type="float" office:value="0.06920255" calcext:value-type="float">
            <text:p>0.06920255</text:p>
          </table:table-cell>
          <table:table-cell office:value-type="float" office:value="0.04152795" calcext:value-type="float">
            <text:p>0.04152795</text:p>
          </table:table-cell>
          <table:table-cell office:value-type="float" office:value="0.04230656" calcext:value-type="float">
            <text:p>0.04230656</text:p>
          </table:table-cell>
          <table:table-cell office:value-type="float" office:value="0.01910704" calcext:value-type="float">
            <text:p>0.01910704</text:p>
          </table:table-cell>
          <table:table-cell office:value-type="float" office:value="0.01346166" calcext:value-type="float">
            <text:p>0.01346166</text:p>
          </table:table-cell>
          <table:table-cell office:value-type="float" office:value="0.02602978" calcext:value-type="float">
            <text:p>0.02602978</text:p>
          </table:table-cell>
          <table:table-cell office:value-type="float" office:value="0.02071241" calcext:value-type="float">
            <text:p>0.02071241</text:p>
          </table:table-cell>
          <table:table-cell office:value-type="float" office:value="0.02124781" calcext:value-type="float">
            <text:p>0.02124781</text:p>
          </table:table-cell>
          <table:table-cell office:value-type="float" office:value="0.02036057" calcext:value-type="float">
            <text:p>0.02036057</text:p>
          </table:table-cell>
          <table:table-cell office:value-type="float" office:value="0.02682604" calcext:value-type="float">
            <text:p>0.02682604</text:p>
          </table:table-cell>
          <table:table-cell office:value-type="float" office:value="0.005238339" calcext:value-type="float">
            <text:p>0.005238339</text:p>
          </table:table-cell>
          <table:table-cell office:value-type="float" office:value="0.005383019" calcext:value-type="float">
            <text:p>0.005383019</text:p>
          </table:table-cell>
          <table:table-cell office:value-type="float" office:value="0" calcext:value-type="float">
            <text:p>0</text:p>
          </table:table-cell>
          <table:table-cell office:value-type="float" office:value="50.53019" calcext:value-type="float">
            <text:p>50.53019</text:p>
          </table:table-cell>
          <table:table-cell office:value-type="float" office:value="20.44035" calcext:value-type="float">
            <text:p>20.44035</text:p>
          </table:table-cell>
          <table:table-cell office:value-type="float" office:value="12.84148" calcext:value-type="float">
            <text:p>12.84148</text:p>
          </table:table-cell>
          <table:table-cell office:value-type="float" office:value="7.69208" calcext:value-type="float">
            <text:p>7.69208</text:p>
          </table:table-cell>
          <table:table-cell office:value-type="float" office:value="5.489678" calcext:value-type="float">
            <text:p>5.489678</text:p>
          </table:table-cell>
          <table:table-cell office:value-type="float" office:value="2.501047" calcext:value-type="float">
            <text:p>2.501047</text:p>
          </table:table-cell>
          <table:table-cell office:value-type="float" office:value="1.069141" calcext:value-type="float">
            <text:p>1.069141</text:p>
          </table:table-cell>
          <table:table-cell office:value-type="float" office:value="4.410726" calcext:value-type="float">
            <text:p>4.410726</text:p>
          </table:table-cell>
          <table:table-cell office:value-type="float" office:value="3.315502" calcext:value-type="float">
            <text:p>3.315502</text:p>
          </table:table-cell>
          <table:table-cell office:value-type="float" office:value="1.042881" calcext:value-type="float">
            <text:p>1.042881</text:p>
          </table:table-cell>
          <table:table-cell office:value-type="float" office:value="0.329787" calcext:value-type="float">
            <text:p>0.329787</text:p>
          </table:table-cell>
          <table:table-cell office:value-type="float" office:value="0.3792998" calcext:value-type="float">
            <text:p>0.3792998</text:p>
          </table:table-cell>
          <table:table-cell office:value-type="float" office:value="0.3138215" calcext:value-type="float">
            <text:p>0.3138215</text:p>
          </table:table-cell>
          <table:table-cell office:value-type="float" office:value="0.354998" calcext:value-type="float">
            <text:p>0.354998</text:p>
          </table:table-cell>
          <table:table-cell office:value-type="float" office:value="0" calcext:value-type="float">
            <text:p>0</text:p>
          </table:table-cell>
          <table:table-cell office:value-type="float" office:value="62.77688" calcext:value-type="float">
            <text:p>62.77688</text:p>
          </table:table-cell>
          <table:table-cell office:value-type="float" office:value="0" calcext:value-type="float">
            <text:p>0</text:p>
          </table:table-cell>
          <table:table-cell office:value-type="float" office:value="10.16012" calcext:value-type="float">
            <text:p>10.16012</text:p>
          </table:table-cell>
          <table:table-cell office:value-type="float" office:value="0" calcext:value-type="float">
            <text:p>0</text:p>
          </table:table-cell>
          <table:table-cell office:value-type="float" office:value="-0.3080638" calcext:value-type="float">
            <text:p>-0.3080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3:31.284987998</dc:date>
    <meta:editing-duration>PT6S</meta:editing-duration>
    <meta:editing-cycles>1</meta:editing-cycles>
    <meta:document-statistic meta:table-count="1" meta:cell-count="18666" meta:object-count="0"/>
    <meta:generator>LibreOffice/6.4.7.2$Linux_X86_64 LibreOffice_project/40$Build-2</meta:generator>
  </office:meta>
</office:document-meta>
</file>